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96pt"/>
    </style:style>
    <style:style style:name="co3" style:family="table-column">
      <style:table-column-properties fo:break-before="auto" style:column-width="104.6pt"/>
    </style:style>
    <style:style style:name="co4" style:family="table-column">
      <style:table-column-properties fo:break-before="auto" style:column-width="87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ee3d3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cd3c1"/>
    </style:style>
    <style:style style:name="ce6" style:family="table-cell" style:parent-style-name="Default">
      <style:table-cell-properties fo:background-color="#bcaed5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bcaed5"/>
    </style:style>
    <style:style style:name="ce17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bcc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32pt" svg:height="288pt" svg:x="1045.5pt" svg:y="674.87pt">
            <draw:object draw:notify-on-update-of-ranges="Sheet1.A38:Sheet1.A1038 Sheet1.B36:Sheet1.B36 Sheet1.D38:Sheet1.D1038 Sheet1.A38:Sheet1.A1038 Sheet1.E36:Sheet1.E36 Sheet1.G38:Sheet1.G1038 Sheet1.A38:Sheet1.A1038 Sheet1.H36:Sheet1.H36 Sheet1.J38:Sheet1.J1038 Sheet1.A38:Sheet1.A1038 Sheet1.K36:Sheet1.K36 Sheet1.M38:Sheet1.M10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32pt" svg:height="288pt" svg:x="1211.44pt" svg:y="39.8pt">
            <draw:object draw:notify-on-update-of-ranges="Sheet1.B4:Sheet1.B13 Sheet1.F4:Sheet1.F4 Sheet1.F4:Sheet1.F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32pt" svg:height="288pt" svg:x="726.46pt" svg:y="29.17pt">
            <draw:object draw:notify-on-update-of-ranges="Sheet1.B4:Sheet1.B13 Sheet1.C4:Sheet1.C4 Sheet1.C4:Sheet1.C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432pt" svg:height="288pt" svg:x="984.16pt" svg:y="355.58pt">
            <draw:object draw:notify-on-update-of-ranges="Sheet1.B4:Sheet1.B13 Sheet1.G4:Sheet1.G4 Sheet1.G4:Sheet1.G13 Sheet1.B4:Sheet1.B13 Sheet1.H4:Sheet1.H4 Sheet1.H4:Sheet1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5"/>
        <table:table-column table:style-name="co3" table:default-cell-style-name="ce5"/>
        <table:table-column table:style-name="co4" table:default-cell-style-name="ce7"/>
        <table:table-column table:style-name="co1" table:number-columns-repeated="2" table:default-cell-style-name="ce7"/>
        <table:table-column table:style-name="co1" table:number-columns-repeated="3" table:default-cell-style-name="ce9"/>
        <table:table-column table:style-name="co1" table:number-columns-repeated="11" table:default-cell-style-name="Default"/>
        <table:table-row table:style-name="ro1" table:number-rows-repeated="3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Turbolent intensity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total p in</text:p>
          </table:table-cell>
          <table:table-cell table:style-name="Default" office:value-type="string" calcext:value-type="string">
            <text:p>total p out</text:p>
          </table:table-cell>
          <table:table-cell table:style-name="Default" office:value-type="string" calcext:value-type="string">
            <text:p>total p drop</text:p>
          </table:table-cell>
          <table:table-cell table:style-name="Default" office:value-type="string" calcext:value-type="string">
            <text:p>Power (Pressure)</text:p>
          </table:table-cell>
          <table:table-cell table:style-name="Default" office:value-type="string" calcext:value-type="string">
            <text:p>Power (Shear)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.09275057052" calcext:value-type="float">
            <text:p>5.09275057052</text:p>
          </table:table-cell>
          <table:table-cell table:style-name="ce3" office:value-type="float" office:value="0.6316411" calcext:value-type="float">
            <text:p>6.32E-01</text:p>
          </table:table-cell>
          <table:table-cell table:style-name="ce3" office:value-type="float" office:value="0.4576143" calcext:value-type="float">
            <text:p>4.58E-01</text:p>
          </table:table-cell>
          <table:table-cell table:style-name="Default" table:formula="of:=([.D5]-[.E5])*1000" office:value-type="float" office:value="174.0268" calcext:value-type="float">
            <text:p>174.0268</text:p>
          </table:table-cell>
          <table:table-cell table:style-name="Default" office:value-type="float" office:value="5.22264948411" calcext:value-type="float">
            <text:p>5.22264948411</text:p>
          </table:table-cell>
          <table:table-cell table:style-name="Default" office:value-type="float" office:value="-0.129898913588" calcext:value-type="float">
            <text:p>-0.129898913588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.99155075051" calcext:value-type="float">
            <text:p>4.99155075051</text:p>
          </table:table-cell>
          <table:table-cell table:style-name="ce3" office:value-type="float" office:value="0.6343928" calcext:value-type="float">
            <text:p>6.34E-01</text:p>
          </table:table-cell>
          <table:table-cell table:style-name="ce3" office:value-type="float" office:value="0.4664716" calcext:value-type="float">
            <text:p>4.66E-01</text:p>
          </table:table-cell>
          <table:table-cell table:style-name="Default" table:formula="of:=([.D6]-[.E6])*1000" office:value-type="float" office:value="167.9212" calcext:value-type="float">
            <text:p>167.9212</text:p>
          </table:table-cell>
          <table:table-cell table:style-name="Default" office:value-type="float" office:value="5.12544880973" calcext:value-type="float">
            <text:p>5.12544880973</text:p>
          </table:table-cell>
          <table:table-cell table:style-name="Default" office:value-type="float" office:value="-0.133898059217" calcext:value-type="float">
            <text:p>-0.133898059217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.86699223539" calcext:value-type="float">
            <text:p>4.86699223539</text:p>
          </table:table-cell>
          <table:table-cell table:style-name="ce3" office:value-type="float" office:value="0.6400872" calcext:value-type="float">
            <text:p>6.40E-01</text:p>
          </table:table-cell>
          <table:table-cell table:style-name="ce3" office:value-type="float" office:value="0.4771162" calcext:value-type="float">
            <text:p>4.77E-01</text:p>
          </table:table-cell>
          <table:table-cell table:style-name="Default" table:formula="of:=([.D7]-[.E7])*1000" office:value-type="float" office:value="162.971" calcext:value-type="float">
            <text:p>162.971</text:p>
          </table:table-cell>
          <table:table-cell table:style-name="Default" office:value-type="float" office:value="5.00432557533" calcext:value-type="float">
            <text:p>5.00432557533</text:p>
          </table:table-cell>
          <table:table-cell table:style-name="Default" office:value-type="float" office:value="-0.137333339943" calcext:value-type="float">
            <text:p>-0.137333339943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86656623487" calcext:value-type="float">
            <text:p>4.86656623487</text:p>
          </table:table-cell>
          <table:table-cell table:style-name="ce3" office:value-type="float" office:value="0.6465792" calcext:value-type="float">
            <text:p>6.47E-01</text:p>
          </table:table-cell>
          <table:table-cell table:style-name="ce3" office:value-type="float" office:value="0.4832698" calcext:value-type="float">
            <text:p>4.83E-01</text:p>
          </table:table-cell>
          <table:table-cell table:style-name="Default" table:formula="of:=([.D8]-[.E8])*1000" office:value-type="float" office:value="163.3094" calcext:value-type="float">
            <text:p>163.3094</text:p>
          </table:table-cell>
          <table:table-cell table:style-name="Default" office:value-type="float" office:value="5.00720926478" calcext:value-type="float">
            <text:p>5.00720926478</text:p>
          </table:table-cell>
          <table:table-cell table:style-name="Default" office:value-type="float" office:value="-0.140643029904" calcext:value-type="float">
            <text:p>-0.140643029904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.90684251183" calcext:value-type="float">
            <text:p>4.90684251183</text:p>
          </table:table-cell>
          <table:table-cell table:style-name="ce3" office:value-type="float" office:value="0.652447" calcext:value-type="float">
            <text:p>6.52E-01</text:p>
          </table:table-cell>
          <table:table-cell table:style-name="ce3" office:value-type="float" office:value="0.487194" calcext:value-type="float">
            <text:p>4.87E-01</text:p>
          </table:table-cell>
          <table:table-cell table:style-name="Default" table:formula="of:=([.D9]-[.E9])*1000" office:value-type="float" office:value="165.253" calcext:value-type="float">
            <text:p>165.253</text:p>
          </table:table-cell>
          <table:table-cell table:style-name="Default" office:value-type="float" office:value="5.05077250619" calcext:value-type="float">
            <text:p>5.05077250619</text:p>
          </table:table-cell>
          <table:table-cell table:style-name="Default" office:value-type="float" office:value="-0.143929994356" calcext:value-type="float">
            <text:p>-0.143929994356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.95259373438" calcext:value-type="float">
            <text:p>4.95259373438</text:p>
          </table:table-cell>
          <table:table-cell table:style-name="ce3" office:value-type="float" office:value="0.6574926" calcext:value-type="float">
            <text:p>6.57E-01</text:p>
          </table:table-cell>
          <table:table-cell table:style-name="ce3" office:value-type="float" office:value="0.4904399" calcext:value-type="float">
            <text:p>4.90E-01</text:p>
          </table:table-cell>
          <table:table-cell table:style-name="Default" table:formula="of:=([.D10]-[.E10])*1000" office:value-type="float" office:value="167.0527" calcext:value-type="float">
            <text:p>167.0527</text:p>
          </table:table-cell>
          <table:table-cell table:style-name="Default" office:value-type="float" office:value="5.09981154888" calcext:value-type="float">
            <text:p>5.09981154888</text:p>
          </table:table-cell>
          <table:table-cell table:style-name="Default" office:value-type="float" office:value="-0.147217814497" calcext:value-type="float">
            <text:p>-0.147217814497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.01887623977" calcext:value-type="float">
            <text:p>5.01887623977</text:p>
          </table:table-cell>
          <table:table-cell table:style-name="ce3" office:value-type="float" office:value="0.6642499" calcext:value-type="float">
            <text:p>6.64E-01</text:p>
          </table:table-cell>
          <table:table-cell table:style-name="ce3" office:value-type="float" office:value="0.4946259" calcext:value-type="float">
            <text:p>4.95E-01</text:p>
          </table:table-cell>
          <table:table-cell table:style-name="Default" table:formula="of:=([.D11]-[.E11])*1000" office:value-type="float" office:value="169.624" calcext:value-type="float">
            <text:p>169.624</text:p>
          </table:table-cell>
          <table:table-cell table:style-name="Default" office:value-type="float" office:value="5.17196405029" calcext:value-type="float">
            <text:p>5.17196405029</text:p>
          </table:table-cell>
          <table:table-cell table:style-name="Default" office:value-type="float" office:value="-0.153087810517" calcext:value-type="float">
            <text:p>-0.153087810517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.04252001137" calcext:value-type="float">
            <text:p>5.04252001137</text:p>
          </table:table-cell>
          <table:table-cell table:style-name="ce3" office:value-type="float" office:value="0.6677482" calcext:value-type="float">
            <text:p>6.68E-01</text:p>
          </table:table-cell>
          <table:table-cell table:style-name="ce3" office:value-type="float" office:value="0.496734" calcext:value-type="float">
            <text:p>4.97E-01</text:p>
          </table:table-cell>
          <table:table-cell table:style-name="Default" table:formula="of:=([.D12]-[.E12])*1000" office:value-type="float" office:value="171.0142" calcext:value-type="float">
            <text:p>171.0142</text:p>
          </table:table-cell>
          <table:table-cell table:style-name="Default" office:value-type="float" office:value="5.20092756027" calcext:value-type="float">
            <text:p>5.20092756027</text:p>
          </table:table-cell>
          <table:table-cell table:style-name="Default" office:value-type="float" office:value="-0.158407548897" calcext:value-type="float">
            <text:p>-0.158407548897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.05783642273" calcext:value-type="float">
            <text:p>5.05783642273</text:p>
          </table:table-cell>
          <table:table-cell table:style-name="ce3" office:value-type="float" office:value="0.6736657" calcext:value-type="float">
            <text:p>6.74E-01</text:p>
          </table:table-cell>
          <table:table-cell table:style-name="ce3" office:value-type="float" office:value="0.5003509" calcext:value-type="float">
            <text:p>5.00E-01</text:p>
          </table:table-cell>
          <table:table-cell table:style-name="Default" table:formula="of:=([.D13]-[.E13])*1000" office:value-type="float" office:value="173.3148" calcext:value-type="float">
            <text:p>173.3148</text:p>
          </table:table-cell>
          <table:table-cell table:style-name="Default" office:value-type="float" office:value="5.22791516117" calcext:value-type="float">
            <text:p>5.22791516117</text:p>
          </table:table-cell>
          <table:table-cell table:style-name="Default" office:value-type="float" office:value="-0.170078738448" calcext:value-type="float">
            <text:p>-0.170078738448</text:p>
          </table:table-cell>
          <table:table-cell table:style-name="Default" table:number-columns-repeated="5"/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.90684251183" calcext:value-type="float">
            <text:p>4.90684251183</text:p>
          </table:table-cell>
          <table:table-cell table:style-name="ce3" office:value-type="float" office:value="0.652447" calcext:value-type="float">
            <text:p>6.52E-01</text:p>
          </table:table-cell>
          <table:table-cell table:style-name="ce3" office:value-type="float" office:value="0.487194" calcext:value-type="float">
            <text:p>4.87E-01</text:p>
          </table:table-cell>
          <table:table-cell table:style-name="Default" table:formula="of:=([.D16]-[.E16])*1000" office:value-type="float" office:value="165.253" calcext:value-type="float">
            <text:p>165.253</text:p>
          </table:table-cell>
          <table:table-cell table:style-name="Default" office:value-type="float" office:value="5.05077250619" calcext:value-type="float">
            <text:p>5.05077250619</text:p>
          </table:table-cell>
          <table:table-cell table:style-name="Default" office:value-type="float" office:value="-0.143929994356" calcext:value-type="float">
            <text:p>-0.143929994356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.90684251183" calcext:value-type="float">
            <text:p>4.90684251183</text:p>
          </table:table-cell>
          <table:table-cell table:style-name="ce3" office:value-type="float" office:value="0.652447" calcext:value-type="float">
            <text:p>6.52E-01</text:p>
          </table:table-cell>
          <table:table-cell table:style-name="ce3" office:value-type="float" office:value="0.487194" calcext:value-type="float">
            <text:p>4.87E-01</text:p>
          </table:table-cell>
          <table:table-cell table:style-name="Default" table:formula="of:=([.D18]-[.E18])*1000" office:value-type="float" office:value="165.253" calcext:value-type="float">
            <text:p>165.253</text:p>
          </table:table-cell>
          <table:table-cell table:style-name="Default" office:value-type="float" office:value="5.05077250619" calcext:value-type="float">
            <text:p>5.05077250619</text:p>
          </table:table-cell>
          <table:table-cell table:style-name="Default" office:value-type="float" office:value="-0.143929994356" calcext:value-type="float">
            <text:p>-0.143929994356</text:p>
          </table:table-cell>
          <table:table-cell table:style-name="Default" table:number-columns-repeated="5"/>
          <table:table-cell table:number-columns-repeated="11"/>
        </table:table-row>
        <table:table-row table:style-name="ro1" table:number-rows-repeated="8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Default" table:number-columns-repeated="12"/>
          <table:table-cell table:number-columns-repeated="10"/>
          <table:table-cell table:style-name="ce10"/>
        </table:table-row>
        <table:table-row table:style-name="ro1" table:number-rows-repeated="8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Intensity 1%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Intensity 5%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Intensity 10%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Intensity 15%</text:p>
          </table:table-cell>
          <table:covered-table-cell/>
          <table:covered-table-cell table:style-name="ce17"/>
          <table:table-cell table:number-columns-repeated="11"/>
        </table:table-row>
        <table:table-row table:style-name="ro1">
          <table:table-cell office:value-type="string" calcext:value-type="string">
            <text:p>arc_length</text:p>
          </table:table-cell>
          <table:table-cell office:value-type="string" calcext:value-type="string">
            <text:p>total(p) out</text:p>
          </table:table-cell>
          <table:table-cell office:value-type="string" calcext:value-type="string">
            <text:p>total(p) in</text:p>
          </table:table-cell>
          <table:table-cell office:value-type="string" calcext:value-type="string">
            <text:p>total(p) drop</text:p>
          </table:table-cell>
          <table:table-cell office:value-type="string" calcext:value-type="string">
            <text:p>total(p) out</text:p>
          </table:table-cell>
          <table:table-cell office:value-type="string" calcext:value-type="string">
            <text:p>total(p) in</text:p>
          </table:table-cell>
          <table:table-cell table:formula="of:=[.D37]" office:value-type="string" office:string-value="total(p) drop" calcext:value-type="string">
            <text:p>total(p) drop</text:p>
          </table:table-cell>
          <table:table-cell table:formula="of:=[.E37]" office:value-type="string" office:string-value="total(p) out" calcext:value-type="string">
            <text:p>total(p) out</text:p>
          </table:table-cell>
          <table:table-cell table:formula="of:=[.F37]" office:value-type="string" office:string-value="total(p) in" calcext:value-type="string">
            <text:p>total(p) in</text:p>
          </table:table-cell>
          <table:table-cell table:formula="of:=[.G37]" office:value-type="string" office:string-value="total(p) drop" calcext:value-type="string">
            <text:p>total(p) drop</text:p>
          </table:table-cell>
          <table:table-cell office:value-type="string" calcext:value-type="string">
            <text:p>total(p) out</text:p>
          </table:table-cell>
          <table:table-cell office:value-type="string" calcext:value-type="string">
            <text:p>total(p) in</text:p>
          </table:table-cell>
          <table:table-cell office:value-type="string" calcext:value-type="string">
            <text:p>total(p) drop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1354" calcext:value-type="float">
            <text:p>0.011354</text:p>
          </table:table-cell>
          <table:table-cell office:value-type="float" office:value="0.37748" calcext:value-type="float">
            <text:p>0.37748</text:p>
          </table:table-cell>
          <table:table-cell table:formula="of:=([.C38]-[.B38])*1000" office:value-type="float" office:value="366.126" calcext:value-type="float">
            <text:p>366.126</text:p>
          </table:table-cell>
          <table:table-cell office:value-type="float" office:value="0.014471" calcext:value-type="float">
            <text:p>0.014471</text:p>
          </table:table-cell>
          <table:table-cell office:value-type="float" office:value="0.40424" calcext:value-type="float">
            <text:p>0.40424</text:p>
          </table:table-cell>
          <table:table-cell table:formula="of:=([.F38]-[.E38])*1000" office:value-type="float" office:value="389.769" calcext:value-type="float">
            <text:p>389.769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42178" calcext:value-type="float">
            <text:p>0.42178</text:p>
          </table:table-cell>
          <table:table-cell table:formula="of:=([.I38]-[.H38])*1000" office:value-type="float" office:value="405.871" calcext:value-type="float">
            <text:p>405.871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42955" calcext:value-type="float">
            <text:p>0.42955</text:p>
          </table:table-cell>
          <table:table-cell table:formula="of:=([.L38]-[.H38])*1000" office:value-type="float" office:value="413.641" calcext:value-type="float">
            <text:p>413.641</text:p>
          </table:table-cell>
          <table:table-cell table:number-columns-repeated="11"/>
        </table:table-row>
        <table:table-row table:style-name="ro1">
          <table:table-cell office:value-type="float" office:value="0.00040001" calcext:value-type="float">
            <text:p>0.00040001</text:p>
          </table:table-cell>
          <table:table-cell office:value-type="float" office:value="0.12413" calcext:value-type="float">
            <text:p>0.12413</text:p>
          </table:table-cell>
          <table:table-cell office:value-type="float" office:value="0.67577" calcext:value-type="float">
            <text:p>0.67577</text:p>
          </table:table-cell>
          <table:table-cell table:formula="of:=([.C39]-[.B39])*1000" office:value-type="float" office:value="551.64" calcext:value-type="float">
            <text:p>551.64</text:p>
          </table:table-cell>
          <table:table-cell office:value-type="float" office:value="0.14433" calcext:value-type="float">
            <text:p>0.14433</text:p>
          </table:table-cell>
          <table:table-cell office:value-type="float" office:value="0.70253" calcext:value-type="float">
            <text:p>0.70253</text:p>
          </table:table-cell>
          <table:table-cell table:formula="of:=([.F39]-[.E39])*1000" office:value-type="float" office:value="558.2" calcext:value-type="float">
            <text:p>558.2</text:p>
          </table:table-cell>
          <table:table-cell office:value-type="float" office:value="0.15356" calcext:value-type="float">
            <text:p>0.15356</text:p>
          </table:table-cell>
          <table:table-cell office:value-type="float" office:value="0.71998" calcext:value-type="float">
            <text:p>0.71998</text:p>
          </table:table-cell>
          <table:table-cell table:formula="of:=([.I39]-[.H39])*1000" office:value-type="float" office:value="566.42" calcext:value-type="float">
            <text:p>566.42</text:p>
          </table:table-cell>
          <table:table-cell office:value-type="float" office:value="0.16009" calcext:value-type="float">
            <text:p>0.16009</text:p>
          </table:table-cell>
          <table:table-cell office:value-type="float" office:value="0.7274" calcext:value-type="float">
            <text:p>0.7274</text:p>
          </table:table-cell>
          <table:table-cell table:formula="of:=([.L39]-[.H39])*1000" office:value-type="float" office:value="573.84" calcext:value-type="float">
            <text:p>573.84</text:p>
          </table:table-cell>
          <table:table-cell table:number-columns-repeated="11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19603" calcext:value-type="float">
            <text:p>0.19603</text:p>
          </table:table-cell>
          <table:table-cell office:value-type="float" office:value="0.67373" calcext:value-type="float">
            <text:p>0.67373</text:p>
          </table:table-cell>
          <table:table-cell table:formula="of:=([.C40]-[.B40])*1000" office:value-type="float" office:value="477.7" calcext:value-type="float">
            <text:p>477.7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70031" calcext:value-type="float">
            <text:p>0.70031</text:p>
          </table:table-cell>
          <table:table-cell table:formula="of:=([.F40]-[.E40])*1000" office:value-type="float" office:value="475.51" calcext:value-type="float">
            <text:p>475.51</text:p>
          </table:table-cell>
          <table:table-cell office:value-type="float" office:value="0.23796" calcext:value-type="float">
            <text:p>0.23796</text:p>
          </table:table-cell>
          <table:table-cell office:value-type="float" office:value="0.71738" calcext:value-type="float">
            <text:p>0.71738</text:p>
          </table:table-cell>
          <table:table-cell table:formula="of:=([.I40]-[.H40])*1000" office:value-type="float" office:value="479.42" calcext:value-type="float">
            <text:p>479.42</text:p>
          </table:table-cell>
          <table:table-cell office:value-type="float" office:value="0.24717" calcext:value-type="float">
            <text:p>0.24717</text:p>
          </table:table-cell>
          <table:table-cell office:value-type="float" office:value="0.72419" calcext:value-type="float">
            <text:p>0.72419</text:p>
          </table:table-cell>
          <table:table-cell table:formula="of:=([.L40]-[.H40])*1000" office:value-type="float" office:value="486.23" calcext:value-type="float">
            <text:p>486.23</text:p>
          </table:table-cell>
          <table:table-cell table:number-columns-repeated="11"/>
        </table:table-row>
        <table:table-row table:style-name="ro1">
          <table:table-cell office:value-type="float" office:value="0.0012" calcext:value-type="float">
            <text:p>0.0012</text:p>
          </table:table-cell>
          <table:table-cell office:value-type="float" office:value="0.23434" calcext:value-type="float">
            <text:p>0.23434</text:p>
          </table:table-cell>
          <table:table-cell office:value-type="float" office:value="0.67207" calcext:value-type="float">
            <text:p>0.67207</text:p>
          </table:table-cell>
          <table:table-cell table:formula="of:=([.C41]-[.B41])*1000" office:value-type="float" office:value="437.73" calcext:value-type="float">
            <text:p>437.73</text:p>
          </table:table-cell>
          <table:table-cell office:value-type="float" office:value="0.26781" calcext:value-type="float">
            <text:p>0.26781</text:p>
          </table:table-cell>
          <table:table-cell office:value-type="float" office:value="0.69841" calcext:value-type="float">
            <text:p>0.69841</text:p>
          </table:table-cell>
          <table:table-cell table:formula="of:=([.F41]-[.E41])*1000" office:value-type="float" office:value="430.6" calcext:value-type="float">
            <text:p>430.6</text:p>
          </table:table-cell>
          <table:table-cell office:value-type="float" office:value="0.28307" calcext:value-type="float">
            <text:p>0.28307</text:p>
          </table:table-cell>
          <table:table-cell office:value-type="float" office:value="0.71508" calcext:value-type="float">
            <text:p>0.71508</text:p>
          </table:table-cell>
          <table:table-cell table:formula="of:=([.I41]-[.H41])*1000" office:value-type="float" office:value="432.01" calcext:value-type="float">
            <text:p>432.01</text:p>
          </table:table-cell>
          <table:table-cell office:value-type="float" office:value="0.29359" calcext:value-type="float">
            <text:p>0.29359</text:p>
          </table:table-cell>
          <table:table-cell office:value-type="float" office:value="0.72152" calcext:value-type="float">
            <text:p>0.72152</text:p>
          </table:table-cell>
          <table:table-cell table:formula="of:=([.L41]-[.H41])*1000" office:value-type="float" office:value="438.45" calcext:value-type="float">
            <text:p>438.45</text:p>
          </table:table-cell>
          <table:table-cell table:number-columns-repeated="11"/>
        </table:table-row>
        <table:table-row table:style-name="ro1">
          <table:table-cell office:value-type="float" office:value="0.0016" calcext:value-type="float">
            <text:p>0.0016</text:p>
          </table:table-cell>
          <table:table-cell office:value-type="float" office:value="0.26987" calcext:value-type="float">
            <text:p>0.26987</text:p>
          </table:table-cell>
          <table:table-cell office:value-type="float" office:value="0.67044" calcext:value-type="float">
            <text:p>0.67044</text:p>
          </table:table-cell>
          <table:table-cell table:formula="of:=([.C42]-[.B42])*1000" office:value-type="float" office:value="400.57" calcext:value-type="float">
            <text:p>400.57</text:p>
          </table:table-cell>
          <table:table-cell office:value-type="float" office:value="0.30772" calcext:value-type="float">
            <text:p>0.30772</text:p>
          </table:table-cell>
          <table:table-cell office:value-type="float" office:value="0.69654" calcext:value-type="float">
            <text:p>0.69654</text:p>
          </table:table-cell>
          <table:table-cell table:formula="of:=([.F42]-[.E42])*1000" office:value-type="float" office:value="388.82" calcext:value-type="float">
            <text:p>388.82</text:p>
          </table:table-cell>
          <table:table-cell office:value-type="float" office:value="0.32492" calcext:value-type="float">
            <text:p>0.32492</text:p>
          </table:table-cell>
          <table:table-cell office:value-type="float" office:value="0.71282" calcext:value-type="float">
            <text:p>0.71282</text:p>
          </table:table-cell>
          <table:table-cell table:formula="of:=([.I42]-[.H42])*1000" office:value-type="float" office:value="387.9" calcext:value-type="float">
            <text:p>387.9</text:p>
          </table:table-cell>
          <table:table-cell office:value-type="float" office:value="0.33665" calcext:value-type="float">
            <text:p>0.33665</text:p>
          </table:table-cell>
          <table:table-cell office:value-type="float" office:value="0.7189" calcext:value-type="float">
            <text:p>0.7189</text:p>
          </table:table-cell>
          <table:table-cell table:formula="of:=([.L42]-[.H42])*1000" office:value-type="float" office:value="393.98" calcext:value-type="float">
            <text:p>393.98</text:p>
          </table:table-cell>
          <table:table-cell table:number-columns-repeated="11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29226" calcext:value-type="float">
            <text:p>0.29226</text:p>
          </table:table-cell>
          <table:table-cell office:value-type="float" office:value="0.66922" calcext:value-type="float">
            <text:p>0.66922</text:p>
          </table:table-cell>
          <table:table-cell table:formula="of:=([.C43]-[.B43])*1000" office:value-type="float" office:value="376.96" calcext:value-type="float">
            <text:p>376.96</text:p>
          </table:table-cell>
          <table:table-cell office:value-type="float" office:value="0.33264" calcext:value-type="float">
            <text:p>0.33264</text:p>
          </table:table-cell>
          <table:table-cell office:value-type="float" office:value="0.69516" calcext:value-type="float">
            <text:p>0.69516</text:p>
          </table:table-cell>
          <table:table-cell table:formula="of:=([.F43]-[.E43])*1000" office:value-type="float" office:value="362.52" calcext:value-type="float">
            <text:p>362.52</text:p>
          </table:table-cell>
          <table:table-cell office:value-type="float" office:value="0.35073" calcext:value-type="float">
            <text:p>0.35073</text:p>
          </table:table-cell>
          <table:table-cell office:value-type="float" office:value="0.71122" calcext:value-type="float">
            <text:p>0.71122</text:p>
          </table:table-cell>
          <table:table-cell table:formula="of:=([.I43]-[.H43])*1000" office:value-type="float" office:value="360.49" calcext:value-type="float">
            <text:p>360.49</text:p>
          </table:table-cell>
          <table:table-cell office:value-type="float" office:value="0.36284" calcext:value-type="float">
            <text:p>0.36284</text:p>
          </table:table-cell>
          <table:table-cell office:value-type="float" office:value="0.71714" calcext:value-type="float">
            <text:p>0.71714</text:p>
          </table:table-cell>
          <table:table-cell table:formula="of:=([.L43]-[.H43])*1000" office:value-type="float" office:value="366.41" calcext:value-type="float">
            <text:p>366.41</text:p>
          </table:table-cell>
          <table:table-cell table:number-columns-repeated="11"/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31204" calcext:value-type="float">
            <text:p>0.31204</text:p>
          </table:table-cell>
          <table:table-cell office:value-type="float" office:value="0.66807" calcext:value-type="float">
            <text:p>0.66807</text:p>
          </table:table-cell>
          <table:table-cell table:formula="of:=([.C44]-[.B44])*1000" office:value-type="float" office:value="356.03" calcext:value-type="float">
            <text:p>356.03</text:p>
          </table:table-cell>
          <table:table-cell office:value-type="float" office:value="0.35456" calcext:value-type="float">
            <text:p>0.35456</text:p>
          </table:table-cell>
          <table:table-cell office:value-type="float" office:value="0.69388" calcext:value-type="float">
            <text:p>0.69388</text:p>
          </table:table-cell>
          <table:table-cell table:formula="of:=([.F44]-[.E44])*1000" office:value-type="float" office:value="339.32" calcext:value-type="float">
            <text:p>339.32</text:p>
          </table:table-cell>
          <table:table-cell office:value-type="float" office:value="0.37334" calcext:value-type="float">
            <text:p>0.37334</text:p>
          </table:table-cell>
          <table:table-cell office:value-type="float" office:value="0.70974" calcext:value-type="float">
            <text:p>0.70974</text:p>
          </table:table-cell>
          <table:table-cell table:formula="of:=([.I44]-[.H44])*1000" office:value-type="float" office:value="336.4" calcext:value-type="float">
            <text:p>336.4</text:p>
          </table:table-cell>
          <table:table-cell office:value-type="float" office:value="0.38566" calcext:value-type="float">
            <text:p>0.38566</text:p>
          </table:table-cell>
          <table:table-cell office:value-type="float" office:value="0.71556" calcext:value-type="float">
            <text:p>0.71556</text:p>
          </table:table-cell>
          <table:table-cell table:formula="of:=([.L44]-[.H44])*1000" office:value-type="float" office:value="342.22" calcext:value-type="float">
            <text:p>342.22</text:p>
          </table:table-cell>
          <table:table-cell table:number-columns-repeated="11"/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0.33182" calcext:value-type="float">
            <text:p>0.33182</text:p>
          </table:table-cell>
          <table:table-cell office:value-type="float" office:value="0.66693" calcext:value-type="float">
            <text:p>0.66693</text:p>
          </table:table-cell>
          <table:table-cell table:formula="of:=([.C45]-[.B45])*1000" office:value-type="float" office:value="335.11" calcext:value-type="float">
            <text:p>335.11</text:p>
          </table:table-cell>
          <table:table-cell office:value-type="float" office:value="0.37648" calcext:value-type="float">
            <text:p>0.37648</text:p>
          </table:table-cell>
          <table:table-cell office:value-type="float" office:value="0.69261" calcext:value-type="float">
            <text:p>0.69261</text:p>
          </table:table-cell>
          <table:table-cell table:formula="of:=([.F45]-[.E45])*1000" office:value-type="float" office:value="316.13" calcext:value-type="float">
            <text:p>316.13</text:p>
          </table:table-cell>
          <table:table-cell office:value-type="float" office:value="0.39594" calcext:value-type="float">
            <text:p>0.39594</text:p>
          </table:table-cell>
          <table:table-cell office:value-type="float" office:value="0.70827" calcext:value-type="float">
            <text:p>0.70827</text:p>
          </table:table-cell>
          <table:table-cell table:formula="of:=([.I45]-[.H45])*1000" office:value-type="float" office:value="312.33" calcext:value-type="float">
            <text:p>312.33</text:p>
          </table:table-cell>
          <table:table-cell office:value-type="float" office:value="0.40848" calcext:value-type="float">
            <text:p>0.40848</text:p>
          </table:table-cell>
          <table:table-cell office:value-type="float" office:value="0.71397" calcext:value-type="float">
            <text:p>0.71397</text:p>
          </table:table-cell>
          <table:table-cell table:formula="of:=([.L45]-[.H45])*1000" office:value-type="float" office:value="318.03" calcext:value-type="float">
            <text:p>318.03</text:p>
          </table:table-cell>
          <table:table-cell table:number-columns-repeated="11"/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35159" calcext:value-type="float">
            <text:p>0.35159</text:p>
          </table:table-cell>
          <table:table-cell office:value-type="float" office:value="0.66579" calcext:value-type="float">
            <text:p>0.66579</text:p>
          </table:table-cell>
          <table:table-cell table:formula="of:=([.C46]-[.B46])*1000" office:value-type="float" office:value="314.2" calcext:value-type="float">
            <text:p>314.2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69133" calcext:value-type="float">
            <text:p>0.69133</text:p>
          </table:table-cell>
          <table:table-cell table:formula="of:=([.F46]-[.E46])*1000" office:value-type="float" office:value="292.93" calcext:value-type="float">
            <text:p>292.93</text:p>
          </table:table-cell>
          <table:table-cell office:value-type="float" office:value="0.41855" calcext:value-type="float">
            <text:p>0.41855</text:p>
          </table:table-cell>
          <table:table-cell office:value-type="float" office:value="0.7068" calcext:value-type="float">
            <text:p>0.7068</text:p>
          </table:table-cell>
          <table:table-cell table:formula="of:=([.I46]-[.H46])*1000" office:value-type="float" office:value="288.25" calcext:value-type="float">
            <text:p>288.25</text:p>
          </table:table-cell>
          <table:table-cell office:value-type="float" office:value="0.43131" calcext:value-type="float">
            <text:p>0.43131</text:p>
          </table:table-cell>
          <table:table-cell office:value-type="float" office:value="0.71238" calcext:value-type="float">
            <text:p>0.71238</text:p>
          </table:table-cell>
          <table:table-cell table:formula="of:=([.L46]-[.H46])*1000" office:value-type="float" office:value="293.83" calcext:value-type="float">
            <text:p>293.83</text:p>
          </table:table-cell>
          <table:table-cell table:number-columns-repeated="11"/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36478" calcext:value-type="float">
            <text:p>0.36478</text:p>
          </table:table-cell>
          <table:table-cell office:value-type="float" office:value="0.66503" calcext:value-type="float">
            <text:p>0.66503</text:p>
          </table:table-cell>
          <table:table-cell table:formula="of:=([.C47]-[.B47])*1000" office:value-type="float" office:value="300.25" calcext:value-type="float">
            <text:p>300.25</text:p>
          </table:table-cell>
          <table:table-cell office:value-type="float" office:value="0.4124" calcext:value-type="float">
            <text:p>0.4124</text:p>
          </table:table-cell>
          <table:table-cell office:value-type="float" office:value="0.6905" calcext:value-type="float">
            <text:p>0.6905</text:p>
          </table:table-cell>
          <table:table-cell table:formula="of:=([.F47]-[.E47])*1000" office:value-type="float" office:value="278.1" calcext:value-type="float">
            <text:p>278.1</text:p>
          </table:table-cell>
          <table:table-cell office:value-type="float" office:value="0.43273" calcext:value-type="float">
            <text:p>0.43273</text:p>
          </table:table-cell>
          <table:table-cell office:value-type="float" office:value="0.70588" calcext:value-type="float">
            <text:p>0.70588</text:p>
          </table:table-cell>
          <table:table-cell table:formula="of:=([.I47]-[.H47])*1000" office:value-type="float" office:value="273.15" calcext:value-type="float">
            <text:p>273.15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71142" calcext:value-type="float">
            <text:p>0.71142</text:p>
          </table:table-cell>
          <table:table-cell table:formula="of:=([.L47]-[.H47])*1000" office:value-type="float" office:value="278.69" calcext:value-type="float">
            <text:p>278.69</text:p>
          </table:table-cell>
          <table:table-cell table:number-columns-repeated="11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37469" calcext:value-type="float">
            <text:p>0.37469</text:p>
          </table:table-cell>
          <table:table-cell office:value-type="float" office:value="0.66446" calcext:value-type="float">
            <text:p>0.66446</text:p>
          </table:table-cell>
          <table:table-cell table:formula="of:=([.C48]-[.B48])*1000" office:value-type="float" office:value="289.77" calcext:value-type="float">
            <text:p>289.77</text:p>
          </table:table-cell>
          <table:table-cell office:value-type="float" office:value="0.42246" calcext:value-type="float">
            <text:p>0.42246</text:p>
          </table:table-cell>
          <table:table-cell office:value-type="float" office:value="0.68991" calcext:value-type="float">
            <text:p>0.68991</text:p>
          </table:table-cell>
          <table:table-cell table:formula="of:=([.F48]-[.E48])*1000" office:value-type="float" office:value="267.45" calcext:value-type="float">
            <text:p>267.45</text:p>
          </table:table-cell>
          <table:table-cell office:value-type="float" office:value="0.44271" calcext:value-type="float">
            <text:p>0.44271</text:p>
          </table:table-cell>
          <table:table-cell office:value-type="float" office:value="0.70525" calcext:value-type="float">
            <text:p>0.70525</text:p>
          </table:table-cell>
          <table:table-cell table:formula="of:=([.I48]-[.H48])*1000" office:value-type="float" office:value="262.54" calcext:value-type="float">
            <text:p>262.54</text:p>
          </table:table-cell>
          <table:table-cell office:value-type="float" office:value="0.45514" calcext:value-type="float">
            <text:p>0.45514</text:p>
          </table:table-cell>
          <table:table-cell office:value-type="float" office:value="0.71076" calcext:value-type="float">
            <text:p>0.71076</text:p>
          </table:table-cell>
          <table:table-cell table:formula="of:=([.L48]-[.H48])*1000" office:value-type="float" office:value="268.05" calcext:value-type="float">
            <text:p>268.05</text:p>
          </table:table-cell>
          <table:table-cell table:number-columns-repeated="11"/>
        </table:table-row>
        <table:table-row table:style-name="ro1">
          <table:table-cell office:value-type="float" office:value="0.0044" calcext:value-type="float">
            <text:p>0.0044</text:p>
          </table:table-cell>
          <table:table-cell office:value-type="float" office:value="0.38461" calcext:value-type="float">
            <text:p>0.38461</text:p>
          </table:table-cell>
          <table:table-cell office:value-type="float" office:value="0.6639" calcext:value-type="float">
            <text:p>0.6639</text:p>
          </table:table-cell>
          <table:table-cell table:formula="of:=([.C49]-[.B49])*1000" office:value-type="float" office:value="279.29" calcext:value-type="float">
            <text:p>279.29</text:p>
          </table:table-cell>
          <table:table-cell office:value-type="float" office:value="0.43252" calcext:value-type="float">
            <text:p>0.43252</text:p>
          </table:table-cell>
          <table:table-cell office:value-type="float" office:value="0.68931" calcext:value-type="float">
            <text:p>0.68931</text:p>
          </table:table-cell>
          <table:table-cell table:formula="of:=([.F49]-[.E49])*1000" office:value-type="float" office:value="256.79" calcext:value-type="float">
            <text:p>256.79</text:p>
          </table:table-cell>
          <table:table-cell office:value-type="float" office:value="0.45269" calcext:value-type="float">
            <text:p>0.45269</text:p>
          </table:table-cell>
          <table:table-cell office:value-type="float" office:value="0.70462" calcext:value-type="float">
            <text:p>0.70462</text:p>
          </table:table-cell>
          <table:table-cell table:formula="of:=([.I49]-[.H49])*1000" office:value-type="float" office:value="251.93" calcext:value-type="float">
            <text:p>251.93</text:p>
          </table:table-cell>
          <table:table-cell office:value-type="float" office:value="0.46488" calcext:value-type="float">
            <text:p>0.46488</text:p>
          </table:table-cell>
          <table:table-cell office:value-type="float" office:value="0.71011" calcext:value-type="float">
            <text:p>0.71011</text:p>
          </table:table-cell>
          <table:table-cell table:formula="of:=([.L49]-[.H49])*1000" office:value-type="float" office:value="257.42" calcext:value-type="float">
            <text:p>257.42</text:p>
          </table:table-cell>
          <table:table-cell table:number-columns-repeated="11"/>
        </table:table-row>
        <table:table-row table:style-name="ro1">
          <table:table-cell office:value-type="float" office:value="0.0048" calcext:value-type="float">
            <text:p>0.0048</text:p>
          </table:table-cell>
          <table:table-cell office:value-type="float" office:value="0.39452" calcext:value-type="float">
            <text:p>0.39452</text:p>
          </table:table-cell>
          <table:table-cell office:value-type="float" office:value="0.66333" calcext:value-type="float">
            <text:p>0.66333</text:p>
          </table:table-cell>
          <table:table-cell table:formula="of:=([.C50]-[.B50])*1000" office:value-type="float" office:value="268.81" calcext:value-type="float">
            <text:p>268.81</text:p>
          </table:table-cell>
          <table:table-cell office:value-type="float" office:value="0.44258" calcext:value-type="float">
            <text:p>0.44258</text:p>
          </table:table-cell>
          <table:table-cell office:value-type="float" office:value="0.68872" calcext:value-type="float">
            <text:p>0.68872</text:p>
          </table:table-cell>
          <table:table-cell table:formula="of:=([.F50]-[.E50])*1000" office:value-type="float" office:value="246.14" calcext:value-type="float">
            <text:p>246.14</text:p>
          </table:table-cell>
          <table:table-cell office:value-type="float" office:value="0.46267" calcext:value-type="float">
            <text:p>0.46267</text:p>
          </table:table-cell>
          <table:table-cell office:value-type="float" office:value="0.70398" calcext:value-type="float">
            <text:p>0.70398</text:p>
          </table:table-cell>
          <table:table-cell table:formula="of:=([.I50]-[.H50])*1000" office:value-type="float" office:value="241.31" calcext:value-type="float">
            <text:p>241.31</text:p>
          </table:table-cell>
          <table:table-cell office:value-type="float" office:value="0.47462" calcext:value-type="float">
            <text:p>0.47462</text:p>
          </table:table-cell>
          <table:table-cell office:value-type="float" office:value="0.70945" calcext:value-type="float">
            <text:p>0.70945</text:p>
          </table:table-cell>
          <table:table-cell table:formula="of:=([.L50]-[.H50])*1000" office:value-type="float" office:value="246.78" calcext:value-type="float">
            <text:p>246.78</text:p>
          </table:table-cell>
          <table:table-cell table:number-columns-repeated="11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40443" calcext:value-type="float">
            <text:p>0.40443</text:p>
          </table:table-cell>
          <table:table-cell office:value-type="float" office:value="0.66276" calcext:value-type="float">
            <text:p>0.66276</text:p>
          </table:table-cell>
          <table:table-cell table:formula="of:=([.C51]-[.B51])*1000" office:value-type="float" office:value="258.33" calcext:value-type="float">
            <text:p>258.33</text:p>
          </table:table-cell>
          <table:table-cell office:value-type="float" office:value="0.45265" calcext:value-type="float">
            <text:p>0.45265</text:p>
          </table:table-cell>
          <table:table-cell office:value-type="float" office:value="0.68812" calcext:value-type="float">
            <text:p>0.68812</text:p>
          </table:table-cell>
          <table:table-cell table:formula="of:=([.F51]-[.E51])*1000" office:value-type="float" office:value="235.47" calcext:value-type="float">
            <text:p>235.47</text:p>
          </table:table-cell>
          <table:table-cell office:value-type="float" office:value="0.47265" calcext:value-type="float">
            <text:p>0.47265</text:p>
          </table:table-cell>
          <table:table-cell office:value-type="float" office:value="0.70335" calcext:value-type="float">
            <text:p>0.70335</text:p>
          </table:table-cell>
          <table:table-cell table:formula="of:=([.I51]-[.H51])*1000" office:value-type="float" office:value="230.7" calcext:value-type="float">
            <text:p>230.7</text:p>
          </table:table-cell>
          <table:table-cell office:value-type="float" office:value="0.48436" calcext:value-type="float">
            <text:p>0.48436</text:p>
          </table:table-cell>
          <table:table-cell office:value-type="float" office:value="0.7088" calcext:value-type="float">
            <text:p>0.7088</text:p>
          </table:table-cell>
          <table:table-cell table:formula="of:=([.L51]-[.H51])*1000" office:value-type="float" office:value="236.15" calcext:value-type="float">
            <text:p>236.15</text:p>
          </table:table-cell>
          <table:table-cell table:number-columns-repeated="11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41434" calcext:value-type="float">
            <text:p>0.41434</text:p>
          </table:table-cell>
          <table:table-cell office:value-type="float" office:value="0.66219" calcext:value-type="float">
            <text:p>0.66219</text:p>
          </table:table-cell>
          <table:table-cell table:formula="of:=([.C52]-[.B52])*1000" office:value-type="float" office:value="247.85" calcext:value-type="float">
            <text:p>247.85</text:p>
          </table:table-cell>
          <table:table-cell office:value-type="float" office:value="0.46271" calcext:value-type="float">
            <text:p>0.46271</text:p>
          </table:table-cell>
          <table:table-cell office:value-type="float" office:value="0.68752" calcext:value-type="float">
            <text:p>0.68752</text:p>
          </table:table-cell>
          <table:table-cell table:formula="of:=([.F52]-[.E52])*1000" office:value-type="float" office:value="224.81" calcext:value-type="float">
            <text:p>224.81</text:p>
          </table:table-cell>
          <table:table-cell office:value-type="float" office:value="0.48263" calcext:value-type="float">
            <text:p>0.48263</text:p>
          </table:table-cell>
          <table:table-cell office:value-type="float" office:value="0.70271" calcext:value-type="float">
            <text:p>0.70271</text:p>
          </table:table-cell>
          <table:table-cell table:formula="of:=([.I52]-[.H52])*1000" office:value-type="float" office:value="220.08" calcext:value-type="float">
            <text:p>220.08</text:p>
          </table:table-cell>
          <table:table-cell office:value-type="float" office:value="0.4941" calcext:value-type="float">
            <text:p>0.4941</text:p>
          </table:table-cell>
          <table:table-cell office:value-type="float" office:value="0.70814" calcext:value-type="float">
            <text:p>0.70814</text:p>
          </table:table-cell>
          <table:table-cell table:formula="of:=([.L52]-[.H52])*1000" office:value-type="float" office:value="225.51" calcext:value-type="float">
            <text:p>225.51</text:p>
          </table:table-cell>
          <table:table-cell table:number-columns-repeated="11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42425" calcext:value-type="float">
            <text:p>0.42425</text:p>
          </table:table-cell>
          <table:table-cell office:value-type="float" office:value="0.66163" calcext:value-type="float">
            <text:p>0.66163</text:p>
          </table:table-cell>
          <table:table-cell table:formula="of:=([.C53]-[.B53])*1000" office:value-type="float" office:value="237.38" calcext:value-type="float">
            <text:p>237.38</text:p>
          </table:table-cell>
          <table:table-cell office:value-type="float" office:value="0.47277" calcext:value-type="float">
            <text:p>0.47277</text:p>
          </table:table-cell>
          <table:table-cell office:value-type="float" office:value="0.68693" calcext:value-type="float">
            <text:p>0.68693</text:p>
          </table:table-cell>
          <table:table-cell table:formula="of:=([.F53]-[.E53])*1000" office:value-type="float" office:value="214.16" calcext:value-type="float">
            <text:p>214.16</text:p>
          </table:table-cell>
          <table:table-cell office:value-type="float" office:value="0.49261" calcext:value-type="float">
            <text:p>0.49261</text:p>
          </table:table-cell>
          <table:table-cell office:value-type="float" office:value="0.70208" calcext:value-type="float">
            <text:p>0.70208</text:p>
          </table:table-cell>
          <table:table-cell table:formula="of:=([.I53]-[.H53])*1000" office:value-type="float" office:value="209.47" calcext:value-type="float">
            <text:p>209.47</text:p>
          </table:table-cell>
          <table:table-cell office:value-type="float" office:value="0.50384" calcext:value-type="float">
            <text:p>0.50384</text:p>
          </table:table-cell>
          <table:table-cell office:value-type="float" office:value="0.70749" calcext:value-type="float">
            <text:p>0.70749</text:p>
          </table:table-cell>
          <table:table-cell table:formula="of:=([.L53]-[.H53])*1000" office:value-type="float" office:value="214.88" calcext:value-type="float">
            <text:p>214.88</text:p>
          </table:table-cell>
          <table:table-cell table:number-columns-repeated="11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43416" calcext:value-type="float">
            <text:p>0.43416</text:p>
          </table:table-cell>
          <table:table-cell office:value-type="float" office:value="0.66106" calcext:value-type="float">
            <text:p>0.66106</text:p>
          </table:table-cell>
          <table:table-cell table:formula="of:=([.C54]-[.B54])*1000" office:value-type="float" office:value="226.9" calcext:value-type="float">
            <text:p>226.9</text:p>
          </table:table-cell>
          <table:table-cell office:value-type="float" office:value="0.48283" calcext:value-type="float">
            <text:p>0.48283</text:p>
          </table:table-cell>
          <table:table-cell office:value-type="float" office:value="0.68633" calcext:value-type="float">
            <text:p>0.68633</text:p>
          </table:table-cell>
          <table:table-cell table:formula="of:=([.F54]-[.E54])*1000" office:value-type="float" office:value="203.5" calcext:value-type="float">
            <text:p>203.5</text:p>
          </table:table-cell>
          <table:table-cell office:value-type="float" office:value="0.50259" calcext:value-type="float">
            <text:p>0.50259</text:p>
          </table:table-cell>
          <table:table-cell office:value-type="float" office:value="0.70144" calcext:value-type="float">
            <text:p>0.70144</text:p>
          </table:table-cell>
          <table:table-cell table:formula="of:=([.I54]-[.H54])*1000" office:value-type="float" office:value="198.85" calcext:value-type="float">
            <text:p>198.85</text:p>
          </table:table-cell>
          <table:table-cell office:value-type="float" office:value="0.51358" calcext:value-type="float">
            <text:p>0.51358</text:p>
          </table:table-cell>
          <table:table-cell office:value-type="float" office:value="0.70683" calcext:value-type="float">
            <text:p>0.70683</text:p>
          </table:table-cell>
          <table:table-cell table:formula="of:=([.L54]-[.H54])*1000" office:value-type="float" office:value="204.24" calcext:value-type="float">
            <text:p>204.24</text:p>
          </table:table-cell>
          <table:table-cell table:number-columns-repeated="11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66055" calcext:value-type="float">
            <text:p>0.66055</text:p>
          </table:table-cell>
          <table:table-cell table:formula="of:=([.C55]-[.B55])*1000" office:value-type="float" office:value="216.95" calcext:value-type="float">
            <text:p>216.95</text:p>
          </table:table-cell>
          <table:table-cell office:value-type="float" office:value="0.49187" calcext:value-type="float">
            <text:p>0.49187</text:p>
          </table:table-cell>
          <table:table-cell office:value-type="float" office:value="0.6858" calcext:value-type="float">
            <text:p>0.6858</text:p>
          </table:table-cell>
          <table:table-cell table:formula="of:=([.F55]-[.E55])*1000" office:value-type="float" office:value="193.93" calcext:value-type="float">
            <text:p>193.93</text:p>
          </table:table-cell>
          <table:table-cell office:value-type="float" office:value="0.51143" calcext:value-type="float">
            <text:p>0.51143</text:p>
          </table:table-cell>
          <table:table-cell office:value-type="float" office:value="0.70089" calcext:value-type="float">
            <text:p>0.70089</text:p>
          </table:table-cell>
          <table:table-cell table:formula="of:=([.I55]-[.H55])*1000" office:value-type="float" office:value="189.46" calcext:value-type="float">
            <text:p>189.46</text:p>
          </table:table-cell>
          <table:table-cell office:value-type="float" office:value="0.52213" calcext:value-type="float">
            <text:p>0.52213</text:p>
          </table:table-cell>
          <table:table-cell office:value-type="float" office:value="0.70626" calcext:value-type="float">
            <text:p>0.70626</text:p>
          </table:table-cell>
          <table:table-cell table:formula="of:=([.L55]-[.H55])*1000" office:value-type="float" office:value="194.83" calcext:value-type="float">
            <text:p>194.83</text:p>
          </table:table-cell>
          <table:table-cell table:number-columns-repeated="11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45208" calcext:value-type="float">
            <text:p>0.45208</text:p>
          </table:table-cell>
          <table:table-cell office:value-type="float" office:value="0.66014" calcext:value-type="float">
            <text:p>0.66014</text:p>
          </table:table-cell>
          <table:table-cell table:formula="of:=([.C56]-[.B56])*1000" office:value-type="float" office:value="208.06" calcext:value-type="float">
            <text:p>208.06</text:p>
          </table:table-cell>
          <table:table-cell office:value-type="float" office:value="0.49886" calcext:value-type="float">
            <text:p>0.49886</text:p>
          </table:table-cell>
          <table:table-cell office:value-type="float" office:value="0.6854" calcext:value-type="float">
            <text:p>0.6854</text:p>
          </table:table-cell>
          <table:table-cell table:formula="of:=([.F56]-[.E56])*1000" office:value-type="float" office:value="186.54" calcext:value-type="float">
            <text:p>186.54</text:p>
          </table:table-cell>
          <table:table-cell office:value-type="float" office:value="0.51798" calcext:value-type="float">
            <text:p>0.51798</text:p>
          </table:table-cell>
          <table:table-cell office:value-type="float" office:value="0.70049" calcext:value-type="float">
            <text:p>0.70049</text:p>
          </table:table-cell>
          <table:table-cell table:formula="of:=([.I56]-[.H56])*1000" office:value-type="float" office:value="182.51" calcext:value-type="float">
            <text:p>182.51</text:p>
          </table:table-cell>
          <table:table-cell office:value-type="float" office:value="0.52829" calcext:value-type="float">
            <text:p>0.52829</text:p>
          </table:table-cell>
          <table:table-cell office:value-type="float" office:value="0.70586" calcext:value-type="float">
            <text:p>0.70586</text:p>
          </table:table-cell>
          <table:table-cell table:formula="of:=([.L56]-[.H56])*1000" office:value-type="float" office:value="187.88" calcext:value-type="float">
            <text:p>187.88</text:p>
          </table:table-cell>
          <table:table-cell table:number-columns-repeated="11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46057" calcext:value-type="float">
            <text:p>0.46057</text:p>
          </table:table-cell>
          <table:table-cell office:value-type="float" office:value="0.65974" calcext:value-type="float">
            <text:p>0.65974</text:p>
          </table:table-cell>
          <table:table-cell table:formula="of:=([.C57]-[.B57])*1000" office:value-type="float" office:value="199.17" calcext:value-type="float">
            <text:p>199.17</text:p>
          </table:table-cell>
          <table:table-cell office:value-type="float" office:value="0.50585" calcext:value-type="float">
            <text:p>0.50585</text:p>
          </table:table-cell>
          <table:table-cell office:value-type="float" office:value="0.685" calcext:value-type="float">
            <text:p>0.685</text:p>
          </table:table-cell>
          <table:table-cell table:formula="of:=([.F57]-[.E57])*1000" office:value-type="float" office:value="179.15" calcext:value-type="float">
            <text:p>179.15</text:p>
          </table:table-cell>
          <table:table-cell office:value-type="float" office:value="0.52454" calcext:value-type="float">
            <text:p>0.52454</text:p>
          </table:table-cell>
          <table:table-cell office:value-type="float" office:value="0.70009" calcext:value-type="float">
            <text:p>0.70009</text:p>
          </table:table-cell>
          <table:table-cell table:formula="of:=([.I57]-[.H57])*1000" office:value-type="float" office:value="175.55" calcext:value-type="float">
            <text:p>175.55</text:p>
          </table:table-cell>
          <table:table-cell office:value-type="float" office:value="0.53445" calcext:value-type="float">
            <text:p>0.53445</text:p>
          </table:table-cell>
          <table:table-cell office:value-type="float" office:value="0.70546" calcext:value-type="float">
            <text:p>0.70546</text:p>
          </table:table-cell>
          <table:table-cell table:formula="of:=([.L57]-[.H57])*1000" office:value-type="float" office:value="180.92" calcext:value-type="float">
            <text:p>180.92</text:p>
          </table:table-cell>
          <table:table-cell table:number-columns-repeated="11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46905" calcext:value-type="float">
            <text:p>0.46905</text:p>
          </table:table-cell>
          <table:table-cell office:value-type="float" office:value="0.65934" calcext:value-type="float">
            <text:p>0.65934</text:p>
          </table:table-cell>
          <table:table-cell table:formula="of:=([.C58]-[.B58])*1000" office:value-type="float" office:value="190.29" calcext:value-type="float">
            <text:p>190.29</text:p>
          </table:table-cell>
          <table:table-cell office:value-type="float" office:value="0.51284" calcext:value-type="float">
            <text:p>0.51284</text:p>
          </table:table-cell>
          <table:table-cell office:value-type="float" office:value="0.68459" calcext:value-type="float">
            <text:p>0.68459</text:p>
          </table:table-cell>
          <table:table-cell table:formula="of:=([.F58]-[.E58])*1000" office:value-type="float" office:value="171.75" calcext:value-type="float">
            <text:p>171.75</text:p>
          </table:table-cell>
          <table:table-cell office:value-type="float" office:value="0.53109" calcext:value-type="float">
            <text:p>0.53109</text:p>
          </table:table-cell>
          <table:table-cell office:value-type="float" office:value="0.69969" calcext:value-type="float">
            <text:p>0.69969</text:p>
          </table:table-cell>
          <table:table-cell table:formula="of:=([.I58]-[.H58])*1000" office:value-type="float" office:value="168.6" calcext:value-type="float">
            <text:p>168.6</text:p>
          </table:table-cell>
          <table:table-cell office:value-type="float" office:value="0.54061" calcext:value-type="float">
            <text:p>0.54061</text:p>
          </table:table-cell>
          <table:table-cell office:value-type="float" office:value="0.70505" calcext:value-type="float">
            <text:p>0.70505</text:p>
          </table:table-cell>
          <table:table-cell table:formula="of:=([.L58]-[.H58])*1000" office:value-type="float" office:value="173.96" calcext:value-type="float">
            <text:p>173.96</text:p>
          </table:table-cell>
          <table:table-cell table:number-columns-repeated="11"/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0.47754" calcext:value-type="float">
            <text:p>0.47754</text:p>
          </table:table-cell>
          <table:table-cell office:value-type="float" office:value="0.65893" calcext:value-type="float">
            <text:p>0.65893</text:p>
          </table:table-cell>
          <table:table-cell table:formula="of:=([.C59]-[.B59])*1000" office:value-type="float" office:value="181.39" calcext:value-type="float">
            <text:p>181.39</text:p>
          </table:table-cell>
          <table:table-cell office:value-type="float" office:value="0.51983" calcext:value-type="float">
            <text:p>0.51983</text:p>
          </table:table-cell>
          <table:table-cell office:value-type="float" office:value="0.68419" calcext:value-type="float">
            <text:p>0.68419</text:p>
          </table:table-cell>
          <table:table-cell table:formula="of:=([.F59]-[.E59])*1000" office:value-type="float" office:value="164.36" calcext:value-type="float">
            <text:p>164.36</text:p>
          </table:table-cell>
          <table:table-cell office:value-type="float" office:value="0.53765" calcext:value-type="float">
            <text:p>0.53765</text:p>
          </table:table-cell>
          <table:table-cell office:value-type="float" office:value="0.69929" calcext:value-type="float">
            <text:p>0.69929</text:p>
          </table:table-cell>
          <table:table-cell table:formula="of:=([.I59]-[.H59])*1000" office:value-type="float" office:value="161.64" calcext:value-type="float">
            <text:p>161.64</text:p>
          </table:table-cell>
          <table:table-cell office:value-type="float" office:value="0.54678" calcext:value-type="float">
            <text:p>0.54678</text:p>
          </table:table-cell>
          <table:table-cell office:value-type="float" office:value="0.70465" calcext:value-type="float">
            <text:p>0.70465</text:p>
          </table:table-cell>
          <table:table-cell table:formula="of:=([.L59]-[.H59])*1000" office:value-type="float" office:value="167" calcext:value-type="float">
            <text:p>167</text:p>
          </table:table-cell>
          <table:table-cell table:number-columns-repeated="11"/>
        </table:table-row>
        <table:table-row table:style-name="ro1">
          <table:table-cell office:value-type="float" office:value="0.0088" calcext:value-type="float">
            <text:p>0.0088</text:p>
          </table:table-cell>
          <table:table-cell office:value-type="float" office:value="0.48602" calcext:value-type="float">
            <text:p>0.48602</text:p>
          </table:table-cell>
          <table:table-cell office:value-type="float" office:value="0.65853" calcext:value-type="float">
            <text:p>0.65853</text:p>
          </table:table-cell>
          <table:table-cell table:formula="of:=([.C60]-[.B60])*1000" office:value-type="float" office:value="172.51" calcext:value-type="float">
            <text:p>172.51</text:p>
          </table:table-cell>
          <table:table-cell office:value-type="float" office:value="0.52683" calcext:value-type="float">
            <text:p>0.52683</text:p>
          </table:table-cell>
          <table:table-cell office:value-type="float" office:value="0.68379" calcext:value-type="float">
            <text:p>0.68379</text:p>
          </table:table-cell>
          <table:table-cell table:formula="of:=([.F60]-[.E60])*1000" office:value-type="float" office:value="156.96" calcext:value-type="float">
            <text:p>156.96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69889" calcext:value-type="float">
            <text:p>0.69889</text:p>
          </table:table-cell>
          <table:table-cell table:formula="of:=([.I60]-[.H60])*1000" office:value-type="float" office:value="154.69" calcext:value-type="float">
            <text:p>154.69</text:p>
          </table:table-cell>
          <table:table-cell office:value-type="float" office:value="0.55294" calcext:value-type="float">
            <text:p>0.55294</text:p>
          </table:table-cell>
          <table:table-cell office:value-type="float" office:value="0.70425" calcext:value-type="float">
            <text:p>0.70425</text:p>
          </table:table-cell>
          <table:table-cell table:formula="of:=([.L60]-[.H60])*1000" office:value-type="float" office:value="160.05" calcext:value-type="float">
            <text:p>160.05</text:p>
          </table:table-cell>
          <table:table-cell table:number-columns-repeated="11"/>
        </table:table-row>
        <table:table-row table:style-name="ro1">
          <table:table-cell office:value-type="float" office:value="0.0092" calcext:value-type="float">
            <text:p>0.0092</text:p>
          </table:table-cell>
          <table:table-cell office:value-type="float" office:value="0.49451" calcext:value-type="float">
            <text:p>0.49451</text:p>
          </table:table-cell>
          <table:table-cell office:value-type="float" office:value="0.65813" calcext:value-type="float">
            <text:p>0.65813</text:p>
          </table:table-cell>
          <table:table-cell table:formula="of:=([.C61]-[.B61])*1000" office:value-type="float" office:value="163.62" calcext:value-type="float">
            <text:p>163.62</text:p>
          </table:table-cell>
          <table:table-cell office:value-type="float" office:value="0.53382" calcext:value-type="float">
            <text:p>0.53382</text:p>
          </table:table-cell>
          <table:table-cell office:value-type="float" office:value="0.68339" calcext:value-type="float">
            <text:p>0.68339</text:p>
          </table:table-cell>
          <table:table-cell table:formula="of:=([.F61]-[.E61])*1000" office:value-type="float" office:value="149.57" calcext:value-type="float">
            <text:p>149.57</text:p>
          </table:table-cell>
          <table:table-cell office:value-type="float" office:value="0.55076" calcext:value-type="float">
            <text:p>0.55076</text:p>
          </table:table-cell>
          <table:table-cell office:value-type="float" office:value="0.69849" calcext:value-type="float">
            <text:p>0.69849</text:p>
          </table:table-cell>
          <table:table-cell table:formula="of:=([.I61]-[.H61])*1000" office:value-type="float" office:value="147.73" calcext:value-type="float">
            <text:p>147.73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70385" calcext:value-type="float">
            <text:p>0.70385</text:p>
          </table:table-cell>
          <table:table-cell table:formula="of:=([.L61]-[.H61])*1000" office:value-type="float" office:value="153.09" calcext:value-type="float">
            <text:p>153.09</text:p>
          </table:table-cell>
          <table:table-cell table:number-columns-repeated="11"/>
        </table:table-row>
        <table:table-row table:style-name="ro1">
          <table:table-cell office:value-type="float" office:value="0.0096" calcext:value-type="float">
            <text:p>0.0096</text:p>
          </table:table-cell>
          <table:table-cell office:value-type="float" office:value="0.50299" calcext:value-type="float">
            <text:p>0.50299</text:p>
          </table:table-cell>
          <table:table-cell office:value-type="float" office:value="0.65772" calcext:value-type="float">
            <text:p>0.65772</text:p>
          </table:table-cell>
          <table:table-cell table:formula="of:=([.C62]-[.B62])*1000" office:value-type="float" office:value="154.73" calcext:value-type="float">
            <text:p>154.73</text:p>
          </table:table-cell>
          <table:table-cell office:value-type="float" office:value="0.54081" calcext:value-type="float">
            <text:p>0.54081</text:p>
          </table:table-cell>
          <table:table-cell office:value-type="float" office:value="0.68299" calcext:value-type="float">
            <text:p>0.68299</text:p>
          </table:table-cell>
          <table:table-cell table:formula="of:=([.F62]-[.E62])*1000" office:value-type="float" office:value="142.18" calcext:value-type="float">
            <text:p>142.18</text:p>
          </table:table-cell>
          <table:table-cell office:value-type="float" office:value="0.55731" calcext:value-type="float">
            <text:p>0.55731</text:p>
          </table:table-cell>
          <table:table-cell office:value-type="float" office:value="0.69809" calcext:value-type="float">
            <text:p>0.69809</text:p>
          </table:table-cell>
          <table:table-cell table:formula="of:=([.I62]-[.H62])*1000" office:value-type="float" office:value="140.78" calcext:value-type="float">
            <text:p>140.78</text:p>
          </table:table-cell>
          <table:table-cell office:value-type="float" office:value="0.56526" calcext:value-type="float">
            <text:p>0.56526</text:p>
          </table:table-cell>
          <table:table-cell office:value-type="float" office:value="0.70344" calcext:value-type="float">
            <text:p>0.70344</text:p>
          </table:table-cell>
          <table:table-cell table:formula="of:=([.L62]-[.H62])*1000" office:value-type="float" office:value="146.13" calcext:value-type="float">
            <text:p>146.13</text:p>
          </table:table-cell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51148" calcext:value-type="float">
            <text:p>0.51148</text:p>
          </table:table-cell>
          <table:table-cell office:value-type="float" office:value="0.65732" calcext:value-type="float">
            <text:p>0.65732</text:p>
          </table:table-cell>
          <table:table-cell table:formula="of:=([.C63]-[.B63])*1000" office:value-type="float" office:value="145.84" calcext:value-type="float">
            <text:p>145.84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68259" calcext:value-type="float">
            <text:p>0.68259</text:p>
          </table:table-cell>
          <table:table-cell table:formula="of:=([.F63]-[.E63])*1000" office:value-type="float" office:value="134.79" calcext:value-type="float">
            <text:p>134.79</text:p>
          </table:table-cell>
          <table:table-cell office:value-type="float" office:value="0.56386" calcext:value-type="float">
            <text:p>0.56386</text:p>
          </table:table-cell>
          <table:table-cell office:value-type="float" office:value="0.69769" calcext:value-type="float">
            <text:p>0.69769</text:p>
          </table:table-cell>
          <table:table-cell table:formula="of:=([.I63]-[.H63])*1000" office:value-type="float" office:value="133.83" calcext:value-type="float">
            <text:p>133.83</text:p>
          </table:table-cell>
          <table:table-cell office:value-type="float" office:value="0.57142" calcext:value-type="float">
            <text:p>0.57142</text:p>
          </table:table-cell>
          <table:table-cell office:value-type="float" office:value="0.70304" calcext:value-type="float">
            <text:p>0.70304</text:p>
          </table:table-cell>
          <table:table-cell table:formula="of:=([.L63]-[.H63])*1000" office:value-type="float" office:value="139.18" calcext:value-type="float">
            <text:p>139.18</text:p>
          </table:table-cell>
          <table:table-cell table:number-columns-repeated="11"/>
        </table:table-row>
        <table:table-row table:style-name="ro1">
          <table:table-cell office:value-type="float" office:value="0.0104" calcext:value-type="float">
            <text:p>0.0104</text:p>
          </table:table-cell>
          <table:table-cell office:value-type="float" office:value="0.5187" calcext:value-type="float">
            <text:p>0.5187</text:p>
          </table:table-cell>
          <table:table-cell office:value-type="float" office:value="0.65705" calcext:value-type="float">
            <text:p>0.65705</text:p>
          </table:table-cell>
          <table:table-cell table:formula="of:=([.C64]-[.B64])*1000" office:value-type="float" office:value="138.35" calcext:value-type="float">
            <text:p>138.35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68232" calcext:value-type="float">
            <text:p>0.68232</text:p>
          </table:table-cell>
          <table:table-cell table:formula="of:=([.F64]-[.E64])*1000" office:value-type="float" office:value="129.92" calcext:value-type="float">
            <text:p>129.92</text:p>
          </table:table-cell>
          <table:table-cell office:value-type="float" office:value="0.56797" calcext:value-type="float">
            <text:p>0.56797</text:p>
          </table:table-cell>
          <table:table-cell office:value-type="float" office:value="0.69743" calcext:value-type="float">
            <text:p>0.69743</text:p>
          </table:table-cell>
          <table:table-cell table:formula="of:=([.I64]-[.H64])*1000" office:value-type="float" office:value="129.46" calcext:value-type="float">
            <text:p>129.46</text:p>
          </table:table-cell>
          <table:table-cell office:value-type="float" office:value="0.57519" calcext:value-type="float">
            <text:p>0.57519</text:p>
          </table:table-cell>
          <table:table-cell office:value-type="float" office:value="0.70278" calcext:value-type="float">
            <text:p>0.70278</text:p>
          </table:table-cell>
          <table:table-cell table:formula="of:=([.L64]-[.H64])*1000" office:value-type="float" office:value="134.81" calcext:value-type="float">
            <text:p>134.81</text:p>
          </table:table-cell>
          <table:table-cell table:number-columns-repeated="11"/>
        </table:table-row>
        <table:table-row table:style-name="ro1">
          <table:table-cell office:value-type="float" office:value="0.0108" calcext:value-type="float">
            <text:p>0.0108</text:p>
          </table:table-cell>
          <table:table-cell office:value-type="float" office:value="0.52592" calcext:value-type="float">
            <text:p>0.52592</text:p>
          </table:table-cell>
          <table:table-cell office:value-type="float" office:value="0.65677" calcext:value-type="float">
            <text:p>0.65677</text:p>
          </table:table-cell>
          <table:table-cell table:formula="of:=([.C65]-[.B65])*1000" office:value-type="float" office:value="130.85" calcext:value-type="float">
            <text:p>130.85</text:p>
          </table:table-cell>
          <table:table-cell office:value-type="float" office:value="0.557" calcext:value-type="float">
            <text:p>0.557</text:p>
          </table:table-cell>
          <table:table-cell office:value-type="float" office:value="0.68205" calcext:value-type="float">
            <text:p>0.68205</text:p>
          </table:table-cell>
          <table:table-cell table:formula="of:=([.F65]-[.E65])*1000" office:value-type="float" office:value="125.05" calcext:value-type="float">
            <text:p>125.05</text:p>
          </table:table-cell>
          <table:table-cell office:value-type="float" office:value="0.57207" calcext:value-type="float">
            <text:p>0.57207</text:p>
          </table:table-cell>
          <table:table-cell office:value-type="float" office:value="0.69717" calcext:value-type="float">
            <text:p>0.69717</text:p>
          </table:table-cell>
          <table:table-cell table:formula="of:=([.I65]-[.H65])*1000" office:value-type="float" office:value="125.1" calcext:value-type="float">
            <text:p>125.1</text:p>
          </table:table-cell>
          <table:table-cell office:value-type="float" office:value="0.57896" calcext:value-type="float">
            <text:p>0.57896</text:p>
          </table:table-cell>
          <table:table-cell office:value-type="float" office:value="0.70252" calcext:value-type="float">
            <text:p>0.70252</text:p>
          </table:table-cell>
          <table:table-cell table:formula="of:=([.L65]-[.H65])*1000" office:value-type="float" office:value="130.45" calcext:value-type="float">
            <text:p>130.45</text:p>
          </table:table-cell>
          <table:table-cell table:number-columns-repeated="11"/>
        </table:table-row>
        <table:table-row table:style-name="ro1">
          <table:table-cell office:value-type="float" office:value="0.0112" calcext:value-type="float">
            <text:p>0.0112</text:p>
          </table:table-cell>
          <table:table-cell office:value-type="float" office:value="0.53314" calcext:value-type="float">
            <text:p>0.53314</text:p>
          </table:table-cell>
          <table:table-cell office:value-type="float" office:value="0.6565" calcext:value-type="float">
            <text:p>0.6565</text:p>
          </table:table-cell>
          <table:table-cell table:formula="of:=([.C66]-[.B66])*1000" office:value-type="float" office:value="123.36" calcext:value-type="float">
            <text:p>123.36</text:p>
          </table:table-cell>
          <table:table-cell office:value-type="float" office:value="0.56161" calcext:value-type="float">
            <text:p>0.56161</text:p>
          </table:table-cell>
          <table:table-cell office:value-type="float" office:value="0.68178" calcext:value-type="float">
            <text:p>0.68178</text:p>
          </table:table-cell>
          <table:table-cell table:formula="of:=([.F66]-[.E66])*1000" office:value-type="float" office:value="120.17" calcext:value-type="float">
            <text:p>120.17</text:p>
          </table:table-cell>
          <table:table-cell office:value-type="float" office:value="0.57618" calcext:value-type="float">
            <text:p>0.57618</text:p>
          </table:table-cell>
          <table:table-cell office:value-type="float" office:value="0.69691" calcext:value-type="float">
            <text:p>0.69691</text:p>
          </table:table-cell>
          <table:table-cell table:formula="of:=([.I66]-[.H66])*1000" office:value-type="float" office:value="120.73" calcext:value-type="float">
            <text:p>120.73</text:p>
          </table:table-cell>
          <table:table-cell office:value-type="float" office:value="0.58273" calcext:value-type="float">
            <text:p>0.58273</text:p>
          </table:table-cell>
          <table:table-cell office:value-type="float" office:value="0.70227" calcext:value-type="float">
            <text:p>0.70227</text:p>
          </table:table-cell>
          <table:table-cell table:formula="of:=([.L66]-[.H66])*1000" office:value-type="float" office:value="126.09" calcext:value-type="float">
            <text:p>126.09</text:p>
          </table:table-cell>
          <table:table-cell table:number-columns-repeated="11"/>
        </table:table-row>
        <table:table-row table:style-name="ro1">
          <table:table-cell office:value-type="float" office:value="0.0116" calcext:value-type="float">
            <text:p>0.0116</text:p>
          </table:table-cell>
          <table:table-cell office:value-type="float" office:value="0.54037" calcext:value-type="float">
            <text:p>0.54037</text:p>
          </table:table-cell>
          <table:table-cell office:value-type="float" office:value="0.65623" calcext:value-type="float">
            <text:p>0.65623</text:p>
          </table:table-cell>
          <table:table-cell table:formula="of:=([.C67]-[.B67])*1000" office:value-type="float" office:value="115.86" calcext:value-type="float">
            <text:p>115.86</text:p>
          </table:table-cell>
          <table:table-cell office:value-type="float" office:value="0.56621" calcext:value-type="float">
            <text:p>0.56621</text:p>
          </table:table-cell>
          <table:table-cell office:value-type="float" office:value="0.68152" calcext:value-type="float">
            <text:p>0.68152</text:p>
          </table:table-cell>
          <table:table-cell table:formula="of:=([.F67]-[.E67])*1000" office:value-type="float" office:value="115.31" calcext:value-type="float">
            <text:p>115.31</text:p>
          </table:table-cell>
          <table:table-cell office:value-type="float" office:value="0.58029" calcext:value-type="float">
            <text:p>0.58029</text:p>
          </table:table-cell>
          <table:table-cell office:value-type="float" office:value="0.69665" calcext:value-type="float">
            <text:p>0.69665</text:p>
          </table:table-cell>
          <table:table-cell table:formula="of:=([.I67]-[.H67])*1000" office:value-type="float" office:value="116.36" calcext:value-type="float">
            <text:p>116.36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70201" calcext:value-type="float">
            <text:p>0.70201</text:p>
          </table:table-cell>
          <table:table-cell table:formula="of:=([.L67]-[.H67])*1000" office:value-type="float" office:value="121.72" calcext:value-type="float">
            <text:p>121.72</text:p>
          </table:table-cell>
          <table:table-cell table:number-columns-repeated="11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54759" calcext:value-type="float">
            <text:p>0.54759</text:p>
          </table:table-cell>
          <table:table-cell office:value-type="float" office:value="0.65596" calcext:value-type="float">
            <text:p>0.65596</text:p>
          </table:table-cell>
          <table:table-cell table:formula="of:=([.C68]-[.B68])*1000" office:value-type="float" office:value="108.37" calcext:value-type="float">
            <text:p>108.37</text:p>
          </table:table-cell>
          <table:table-cell office:value-type="float" office:value="0.57081" calcext:value-type="float">
            <text:p>0.57081</text:p>
          </table:table-cell>
          <table:table-cell office:value-type="float" office:value="0.68125" calcext:value-type="float">
            <text:p>0.68125</text:p>
          </table:table-cell>
          <table:table-cell table:formula="of:=([.F68]-[.E68])*1000" office:value-type="float" office:value="110.44" calcext:value-type="float">
            <text:p>110.44</text:p>
          </table:table-cell>
          <table:table-cell office:value-type="float" office:value="0.58439" calcext:value-type="float">
            <text:p>0.58439</text:p>
          </table:table-cell>
          <table:table-cell office:value-type="float" office:value="0.69639" calcext:value-type="float">
            <text:p>0.69639</text:p>
          </table:table-cell>
          <table:table-cell table:formula="of:=([.I68]-[.H68])*1000" office:value-type="float" office:value="112" calcext:value-type="float">
            <text:p>112</text:p>
          </table:table-cell>
          <table:table-cell office:value-type="float" office:value="0.59027" calcext:value-type="float">
            <text:p>0.59027</text:p>
          </table:table-cell>
          <table:table-cell office:value-type="float" office:value="0.70175" calcext:value-type="float">
            <text:p>0.70175</text:p>
          </table:table-cell>
          <table:table-cell table:formula="of:=([.L68]-[.H68])*1000" office:value-type="float" office:value="117.36" calcext:value-type="float">
            <text:p>117.36</text:p>
          </table:table-cell>
          <table:table-cell table:number-columns-repeated="11"/>
        </table:table-row>
        <table:table-row table:style-name="ro1">
          <table:table-cell office:value-type="float" office:value="0.0124" calcext:value-type="float">
            <text:p>0.0124</text:p>
          </table:table-cell>
          <table:table-cell office:value-type="float" office:value="0.55481" calcext:value-type="float">
            <text:p>0.55481</text:p>
          </table:table-cell>
          <table:table-cell office:value-type="float" office:value="0.65568" calcext:value-type="float">
            <text:p>0.65568</text:p>
          </table:table-cell>
          <table:table-cell table:formula="of:=([.C69]-[.B69])*1000" office:value-type="float" office:value="100.87" calcext:value-type="float">
            <text:p>100.87</text:p>
          </table:table-cell>
          <table:table-cell office:value-type="float" office:value="0.57541" calcext:value-type="float">
            <text:p>0.57541</text:p>
          </table:table-cell>
          <table:table-cell office:value-type="float" office:value="0.68098" calcext:value-type="float">
            <text:p>0.68098</text:p>
          </table:table-cell>
          <table:table-cell table:formula="of:=([.F69]-[.E69])*1000" office:value-type="float" office:value="105.57" calcext:value-type="float">
            <text:p>105.57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69613" calcext:value-type="float">
            <text:p>0.69613</text:p>
          </table:table-cell>
          <table:table-cell table:formula="of:=([.I69]-[.H69])*1000" office:value-type="float" office:value="107.63" calcext:value-type="float">
            <text:p>107.63</text:p>
          </table:table-cell>
          <table:table-cell office:value-type="float" office:value="0.59404" calcext:value-type="float">
            <text:p>0.59404</text:p>
          </table:table-cell>
          <table:table-cell office:value-type="float" office:value="0.70149" calcext:value-type="float">
            <text:p>0.70149</text:p>
          </table:table-cell>
          <table:table-cell table:formula="of:=([.L69]-[.H69])*1000" office:value-type="float" office:value="112.99" calcext:value-type="float">
            <text:p>112.99</text:p>
          </table:table-cell>
          <table:table-cell table:number-columns-repeated="11"/>
        </table:table-row>
        <table:table-row table:style-name="ro1">
          <table:table-cell office:value-type="float" office:value="0.0128" calcext:value-type="float">
            <text:p>0.0128</text:p>
          </table:table-cell>
          <table:table-cell office:value-type="float" office:value="0.56203" calcext:value-type="float">
            <text:p>0.56203</text:p>
          </table:table-cell>
          <table:table-cell office:value-type="float" office:value="0.65541" calcext:value-type="float">
            <text:p>0.65541</text:p>
          </table:table-cell>
          <table:table-cell table:formula="of:=([.C70]-[.B70])*1000" office:value-type="float" office:value="93.38" calcext:value-type="float">
            <text:p>93.38</text:p>
          </table:table-cell>
          <table:table-cell office:value-type="float" office:value="0.58001" calcext:value-type="float">
            <text:p>0.58001</text:p>
          </table:table-cell>
          <table:table-cell office:value-type="float" office:value="0.68072" calcext:value-type="float">
            <text:p>0.68072</text:p>
          </table:table-cell>
          <table:table-cell table:formula="of:=([.F70]-[.E70])*1000" office:value-type="float" office:value="100.71" calcext:value-type="float">
            <text:p>100.71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69587" calcext:value-type="float">
            <text:p>0.69587</text:p>
          </table:table-cell>
          <table:table-cell table:formula="of:=([.I70]-[.H70])*1000" office:value-type="float" office:value="103.27" calcext:value-type="float">
            <text:p>103.27</text:p>
          </table:table-cell>
          <table:table-cell office:value-type="float" office:value="0.59781" calcext:value-type="float">
            <text:p>0.59781</text:p>
          </table:table-cell>
          <table:table-cell office:value-type="float" office:value="0.70123" calcext:value-type="float">
            <text:p>0.70123</text:p>
          </table:table-cell>
          <table:table-cell table:formula="of:=([.L70]-[.H70])*1000" office:value-type="float" office:value="108.63" calcext:value-type="float">
            <text:p>108.63</text:p>
          </table:table-cell>
          <table:table-cell table:number-columns-repeated="11"/>
        </table:table-row>
        <table:table-row table:style-name="ro1">
          <table:table-cell office:value-type="float" office:value="0.0132" calcext:value-type="float">
            <text:p>0.0132</text:p>
          </table:table-cell>
          <table:table-cell office:value-type="float" office:value="0.56925" calcext:value-type="float">
            <text:p>0.56925</text:p>
          </table:table-cell>
          <table:table-cell office:value-type="float" office:value="0.65514" calcext:value-type="float">
            <text:p>0.65514</text:p>
          </table:table-cell>
          <table:table-cell table:formula="of:=([.C71]-[.B71])*1000" office:value-type="float" office:value="85.89" calcext:value-type="float">
            <text:p>85.89</text:p>
          </table:table-cell>
          <table:table-cell office:value-type="float" office:value="0.58462" calcext:value-type="float">
            <text:p>0.58462</text:p>
          </table:table-cell>
          <table:table-cell office:value-type="float" office:value="0.68045" calcext:value-type="float">
            <text:p>0.68045</text:p>
          </table:table-cell>
          <table:table-cell table:formula="of:=([.F71]-[.E71])*1000" office:value-type="float" office:value="95.8300000000001" calcext:value-type="float">
            <text:p>95.8300000000001</text:p>
          </table:table-cell>
          <table:table-cell office:value-type="float" office:value="0.59671" calcext:value-type="float">
            <text:p>0.59671</text:p>
          </table:table-cell>
          <table:table-cell office:value-type="float" office:value="0.69561" calcext:value-type="float">
            <text:p>0.69561</text:p>
          </table:table-cell>
          <table:table-cell table:formula="of:=([.I71]-[.H71])*1000" office:value-type="float" office:value="98.9" calcext:value-type="float">
            <text:p>98.9</text:p>
          </table:table-cell>
          <table:table-cell office:value-type="float" office:value="0.60158" calcext:value-type="float">
            <text:p>0.60158</text:p>
          </table:table-cell>
          <table:table-cell office:value-type="float" office:value="0.70097" calcext:value-type="float">
            <text:p>0.70097</text:p>
          </table:table-cell>
          <table:table-cell table:formula="of:=([.L71]-[.H71])*1000" office:value-type="float" office:value="104.26" calcext:value-type="float">
            <text:p>104.26</text:p>
          </table:table-cell>
          <table:table-cell table:number-columns-repeated="11"/>
        </table:table-row>
        <table:table-row table:style-name="ro1">
          <table:table-cell office:value-type="float" office:value="0.0136" calcext:value-type="float">
            <text:p>0.0136</text:p>
          </table:table-cell>
          <table:table-cell office:value-type="float" office:value="0.5752" calcext:value-type="float">
            <text:p>0.5752</text:p>
          </table:table-cell>
          <table:table-cell office:value-type="float" office:value="0.65491" calcext:value-type="float">
            <text:p>0.65491</text:p>
          </table:table-cell>
          <table:table-cell table:formula="of:=([.C72]-[.B72])*1000" office:value-type="float" office:value="79.7100000000001" calcext:value-type="float">
            <text:p>79.7100000000001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68023" calcext:value-type="float">
            <text:p>0.68023</text:p>
          </table:table-cell>
          <table:table-cell table:formula="of:=([.F72]-[.E72])*1000" office:value-type="float" office:value="92.0299999999999" calcext:value-type="float">
            <text:p>92.0299999999999</text:p>
          </table:table-cell>
          <table:table-cell office:value-type="float" office:value="0.59986" calcext:value-type="float">
            <text:p>0.59986</text:p>
          </table:table-cell>
          <table:table-cell office:value-type="float" office:value="0.6954" calcext:value-type="float">
            <text:p>0.6954</text:p>
          </table:table-cell>
          <table:table-cell table:formula="of:=([.I72]-[.H72])*1000" office:value-type="float" office:value="95.54" calcext:value-type="float">
            <text:p>95.54</text:p>
          </table:table-cell>
          <table:table-cell office:value-type="float" office:value="0.60446" calcext:value-type="float">
            <text:p>0.60446</text:p>
          </table:table-cell>
          <table:table-cell office:value-type="float" office:value="0.70076" calcext:value-type="float">
            <text:p>0.70076</text:p>
          </table:table-cell>
          <table:table-cell table:formula="of:=([.L72]-[.H72])*1000" office:value-type="float" office:value="100.9" calcext:value-type="float">
            <text:p>100.9</text:p>
          </table:table-cell>
          <table:table-cell table:number-columns-repeated="11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58051" calcext:value-type="float">
            <text:p>0.58051</text:p>
          </table:table-cell>
          <table:table-cell office:value-type="float" office:value="0.65471" calcext:value-type="float">
            <text:p>0.65471</text:p>
          </table:table-cell>
          <table:table-cell table:formula="of:=([.C73]-[.B73])*1000" office:value-type="float" office:value="74.1999999999999" calcext:value-type="float">
            <text:p>74.1999999999999</text:p>
          </table:table-cell>
          <table:table-cell office:value-type="float" office:value="0.59129" calcext:value-type="float">
            <text:p>0.59129</text:p>
          </table:table-cell>
          <table:table-cell office:value-type="float" office:value="0.68004" calcext:value-type="float">
            <text:p>0.68004</text:p>
          </table:table-cell>
          <table:table-cell table:formula="of:=([.F73]-[.E73])*1000" office:value-type="float" office:value="88.75" calcext:value-type="float">
            <text:p>88.75</text:p>
          </table:table-cell>
          <table:table-cell office:value-type="float" office:value="0.60254" calcext:value-type="float">
            <text:p>0.60254</text:p>
          </table:table-cell>
          <table:table-cell office:value-type="float" office:value="0.69521" calcext:value-type="float">
            <text:p>0.69521</text:p>
          </table:table-cell>
          <table:table-cell table:formula="of:=([.I73]-[.H73])*1000" office:value-type="float" office:value="92.67" calcext:value-type="float">
            <text:p>92.67</text:p>
          </table:table-cell>
          <table:table-cell office:value-type="float" office:value="0.60689" calcext:value-type="float">
            <text:p>0.60689</text:p>
          </table:table-cell>
          <table:table-cell office:value-type="float" office:value="0.70057" calcext:value-type="float">
            <text:p>0.70057</text:p>
          </table:table-cell>
          <table:table-cell table:formula="of:=([.L73]-[.H73])*1000" office:value-type="float" office:value="98.0299999999999" calcext:value-type="float">
            <text:p>98.0299999999999</text:p>
          </table:table-cell>
          <table:table-cell table:number-columns-repeated="11"/>
        </table:table-row>
        <table:table-row table:style-name="ro1">
          <table:table-cell office:value-type="float" office:value="0.0144" calcext:value-type="float">
            <text:p>0.0144</text:p>
          </table:table-cell>
          <table:table-cell office:value-type="float" office:value="0.58581" calcext:value-type="float">
            <text:p>0.58581</text:p>
          </table:table-cell>
          <table:table-cell office:value-type="float" office:value="0.65451" calcext:value-type="float">
            <text:p>0.65451</text:p>
          </table:table-cell>
          <table:table-cell table:formula="of:=([.C74]-[.B74])*1000" office:value-type="float" office:value="68.7" calcext:value-type="float">
            <text:p>68.7</text:p>
          </table:table-cell>
          <table:table-cell office:value-type="float" office:value="0.59437" calcext:value-type="float">
            <text:p>0.59437</text:p>
          </table:table-cell>
          <table:table-cell office:value-type="float" office:value="0.67985" calcext:value-type="float">
            <text:p>0.67985</text:p>
          </table:table-cell>
          <table:table-cell table:formula="of:=([.F74]-[.E74])*1000" office:value-type="float" office:value="85.48" calcext:value-type="float">
            <text:p>85.48</text:p>
          </table:table-cell>
          <table:table-cell office:value-type="float" office:value="0.60521" calcext:value-type="float">
            <text:p>0.60521</text:p>
          </table:table-cell>
          <table:table-cell office:value-type="float" office:value="0.69502" calcext:value-type="float">
            <text:p>0.69502</text:p>
          </table:table-cell>
          <table:table-cell table:formula="of:=([.I74]-[.H74])*1000" office:value-type="float" office:value="89.8100000000001" calcext:value-type="float">
            <text:p>89.8100000000001</text:p>
          </table:table-cell>
          <table:table-cell office:value-type="float" office:value="0.60933" calcext:value-type="float">
            <text:p>0.60933</text:p>
          </table:table-cell>
          <table:table-cell office:value-type="float" office:value="0.70039" calcext:value-type="float">
            <text:p>0.70039</text:p>
          </table:table-cell>
          <table:table-cell table:formula="of:=([.L74]-[.H74])*1000" office:value-type="float" office:value="95.18" calcext:value-type="float">
            <text:p>95.18</text:p>
          </table:table-cell>
          <table:table-cell table:number-columns-repeated="11"/>
        </table:table-row>
        <table:table-row table:style-name="ro1">
          <table:table-cell office:value-type="float" office:value="0.0148" calcext:value-type="float">
            <text:p>0.0148</text:p>
          </table:table-cell>
          <table:table-cell office:value-type="float" office:value="0.59112" calcext:value-type="float">
            <text:p>0.59112</text:p>
          </table:table-cell>
          <table:table-cell office:value-type="float" office:value="0.65432" calcext:value-type="float">
            <text:p>0.65432</text:p>
          </table:table-cell>
          <table:table-cell table:formula="of:=([.C75]-[.B75])*1000" office:value-type="float" office:value="63.1999999999999" calcext:value-type="float">
            <text:p>63.1999999999999</text:p>
          </table:table-cell>
          <table:table-cell office:value-type="float" office:value="0.59745" calcext:value-type="float">
            <text:p>0.59745</text:p>
          </table:table-cell>
          <table:table-cell office:value-type="float" office:value="0.67965" calcext:value-type="float">
            <text:p>0.67965</text:p>
          </table:table-cell>
          <table:table-cell table:formula="of:=([.F75]-[.E75])*1000" office:value-type="float" office:value="82.2" calcext:value-type="float">
            <text:p>82.2</text:p>
          </table:table-cell>
          <table:table-cell office:value-type="float" office:value="0.60789" calcext:value-type="float">
            <text:p>0.60789</text:p>
          </table:table-cell>
          <table:table-cell office:value-type="float" office:value="0.69483" calcext:value-type="float">
            <text:p>0.69483</text:p>
          </table:table-cell>
          <table:table-cell table:formula="of:=([.I75]-[.H75])*1000" office:value-type="float" office:value="86.94" calcext:value-type="float">
            <text:p>86.94</text:p>
          </table:table-cell>
          <table:table-cell office:value-type="float" office:value="0.61177" calcext:value-type="float">
            <text:p>0.61177</text:p>
          </table:table-cell>
          <table:table-cell office:value-type="float" office:value="0.7002" calcext:value-type="float">
            <text:p>0.7002</text:p>
          </table:table-cell>
          <table:table-cell table:formula="of:=([.L75]-[.H75])*1000" office:value-type="float" office:value="92.31" calcext:value-type="float">
            <text:p>92.31</text:p>
          </table:table-cell>
          <table:table-cell table:number-columns-repeated="11"/>
        </table:table-row>
        <table:table-row table:style-name="ro1">
          <table:table-cell office:value-type="float" office:value="0.0152" calcext:value-type="float">
            <text:p>0.0152</text:p>
          </table:table-cell>
          <table:table-cell office:value-type="float" office:value="0.59643" calcext:value-type="float">
            <text:p>0.59643</text:p>
          </table:table-cell>
          <table:table-cell office:value-type="float" office:value="0.65412" calcext:value-type="float">
            <text:p>0.65412</text:p>
          </table:table-cell>
          <table:table-cell table:formula="of:=([.C76]-[.B76])*1000" office:value-type="float" office:value="57.69" calcext:value-type="float">
            <text:p>57.69</text:p>
          </table:table-cell>
          <table:table-cell office:value-type="float" office:value="0.60054" calcext:value-type="float">
            <text:p>0.60054</text:p>
          </table:table-cell>
          <table:table-cell office:value-type="float" office:value="0.67946" calcext:value-type="float">
            <text:p>0.67946</text:p>
          </table:table-cell>
          <table:table-cell table:formula="of:=([.F76]-[.E76])*1000" office:value-type="float" office:value="78.92" calcext:value-type="float">
            <text:p>78.92</text:p>
          </table:table-cell>
          <table:table-cell office:value-type="float" office:value="0.61056" calcext:value-type="float">
            <text:p>0.61056</text:p>
          </table:table-cell>
          <table:table-cell office:value-type="float" office:value="0.69465" calcext:value-type="float">
            <text:p>0.69465</text:p>
          </table:table-cell>
          <table:table-cell table:formula="of:=([.I76]-[.H76])*1000" office:value-type="float" office:value="84.09" calcext:value-type="float">
            <text:p>84.09</text:p>
          </table:table-cell>
          <table:table-cell office:value-type="float" office:value="0.61421" calcext:value-type="float">
            <text:p>0.61421</text:p>
          </table:table-cell>
          <table:table-cell office:value-type="float" office:value="0.70001" calcext:value-type="float">
            <text:p>0.70001</text:p>
          </table:table-cell>
          <table:table-cell table:formula="of:=([.L76]-[.H76])*1000" office:value-type="float" office:value="89.4499999999999" calcext:value-type="float">
            <text:p>89.4499999999999</text:p>
          </table:table-cell>
          <table:table-cell table:number-columns-repeated="11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60174" calcext:value-type="float">
            <text:p>0.60174</text:p>
          </table:table-cell>
          <table:table-cell office:value-type="float" office:value="0.65392" calcext:value-type="float">
            <text:p>0.65392</text:p>
          </table:table-cell>
          <table:table-cell table:formula="of:=([.C77]-[.B77])*1000" office:value-type="float" office:value="52.18" calcext:value-type="float">
            <text:p>52.18</text:p>
          </table:table-cell>
          <table:table-cell office:value-type="float" office:value="0.60362" calcext:value-type="float">
            <text:p>0.60362</text:p>
          </table:table-cell>
          <table:table-cell office:value-type="float" office:value="0.67926" calcext:value-type="float">
            <text:p>0.67926</text:p>
          </table:table-cell>
          <table:table-cell table:formula="of:=([.F77]-[.E77])*1000" office:value-type="float" office:value="75.64" calcext:value-type="float">
            <text:p>75.64</text:p>
          </table:table-cell>
          <table:table-cell office:value-type="float" office:value="0.61324" calcext:value-type="float">
            <text:p>0.61324</text:p>
          </table:table-cell>
          <table:table-cell office:value-type="float" office:value="0.69446" calcext:value-type="float">
            <text:p>0.69446</text:p>
          </table:table-cell>
          <table:table-cell table:formula="of:=([.I77]-[.H77])*1000" office:value-type="float" office:value="81.2200000000001" calcext:value-type="float">
            <text:p>81.2200000000001</text:p>
          </table:table-cell>
          <table:table-cell office:value-type="float" office:value="0.61664" calcext:value-type="float">
            <text:p>0.61664</text:p>
          </table:table-cell>
          <table:table-cell office:value-type="float" office:value="0.69982" calcext:value-type="float">
            <text:p>0.69982</text:p>
          </table:table-cell>
          <table:table-cell table:formula="of:=([.L77]-[.H77])*1000" office:value-type="float" office:value="86.5800000000001" calcext:value-type="float">
            <text:p>86.5800000000001</text:p>
          </table:table-cell>
          <table:table-cell table:number-columns-repeated="11"/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60705" calcext:value-type="float">
            <text:p>0.60705</text:p>
          </table:table-cell>
          <table:table-cell office:value-type="float" office:value="0.65372" calcext:value-type="float">
            <text:p>0.65372</text:p>
          </table:table-cell>
          <table:table-cell table:formula="of:=([.C78]-[.B78])*1000" office:value-type="float" office:value="46.67" calcext:value-type="float">
            <text:p>46.67</text:p>
          </table:table-cell>
          <table:table-cell office:value-type="float" office:value="0.60671" calcext:value-type="float">
            <text:p>0.60671</text:p>
          </table:table-cell>
          <table:table-cell office:value-type="float" office:value="0.67907" calcext:value-type="float">
            <text:p>0.67907</text:p>
          </table:table-cell>
          <table:table-cell table:formula="of:=([.F78]-[.E78])*1000" office:value-type="float" office:value="72.36" calcext:value-type="float">
            <text:p>72.36</text:p>
          </table:table-cell>
          <table:table-cell office:value-type="float" office:value="0.61591" calcext:value-type="float">
            <text:p>0.61591</text:p>
          </table:table-cell>
          <table:table-cell office:value-type="float" office:value="0.69427" calcext:value-type="float">
            <text:p>0.69427</text:p>
          </table:table-cell>
          <table:table-cell table:formula="of:=([.I78]-[.H78])*1000" office:value-type="float" office:value="78.36" calcext:value-type="float">
            <text:p>78.36</text:p>
          </table:table-cell>
          <table:table-cell office:value-type="float" office:value="0.61908" calcext:value-type="float">
            <text:p>0.61908</text:p>
          </table:table-cell>
          <table:table-cell office:value-type="float" office:value="0.69964" calcext:value-type="float">
            <text:p>0.69964</text:p>
          </table:table-cell>
          <table:table-cell table:formula="of:=([.L78]-[.H78])*1000" office:value-type="float" office:value="83.73" calcext:value-type="float">
            <text:p>83.73</text:p>
          </table:table-cell>
          <table:table-cell table:number-columns-repeated="11"/>
        </table:table-row>
        <table:table-row table:style-name="ro1">
          <table:table-cell office:value-type="float" office:value="0.0164" calcext:value-type="float">
            <text:p>0.0164</text:p>
          </table:table-cell>
          <table:table-cell office:value-type="float" office:value="0.61236" calcext:value-type="float">
            <text:p>0.61236</text:p>
          </table:table-cell>
          <table:table-cell office:value-type="float" office:value="0.65352" calcext:value-type="float">
            <text:p>0.65352</text:p>
          </table:table-cell>
          <table:table-cell table:formula="of:=([.C79]-[.B79])*1000" office:value-type="float" office:value="41.1600000000001" calcext:value-type="float">
            <text:p>41.1600000000001</text:p>
          </table:table-cell>
          <table:table-cell office:value-type="float" office:value="0.60979" calcext:value-type="float">
            <text:p>0.60979</text:p>
          </table:table-cell>
          <table:table-cell office:value-type="float" office:value="0.67888" calcext:value-type="float">
            <text:p>0.67888</text:p>
          </table:table-cell>
          <table:table-cell table:formula="of:=([.F79]-[.E79])*1000" office:value-type="float" office:value="69.09" calcext:value-type="float">
            <text:p>69.09</text:p>
          </table:table-cell>
          <table:table-cell office:value-type="float" office:value="0.61859" calcext:value-type="float">
            <text:p>0.61859</text:p>
          </table:table-cell>
          <table:table-cell office:value-type="float" office:value="0.69408" calcext:value-type="float">
            <text:p>0.69408</text:p>
          </table:table-cell>
          <table:table-cell table:formula="of:=([.I79]-[.H79])*1000" office:value-type="float" office:value="75.49" calcext:value-type="float">
            <text:p>75.49</text:p>
          </table:table-cell>
          <table:table-cell office:value-type="float" office:value="0.62152" calcext:value-type="float">
            <text:p>0.62152</text:p>
          </table:table-cell>
          <table:table-cell office:value-type="float" office:value="0.69945" calcext:value-type="float">
            <text:p>0.69945</text:p>
          </table:table-cell>
          <table:table-cell table:formula="of:=([.L79]-[.H79])*1000" office:value-type="float" office:value="80.8599999999999" calcext:value-type="float">
            <text:p>80.8599999999999</text:p>
          </table:table-cell>
          <table:table-cell table:number-columns-repeated="11"/>
        </table:table-row>
        <table:table-row table:style-name="ro1">
          <table:table-cell office:value-type="float" office:value="0.0168" calcext:value-type="float">
            <text:p>0.0168</text:p>
          </table:table-cell>
          <table:table-cell office:value-type="float" office:value="0.61675" calcext:value-type="float">
            <text:p>0.61675</text:p>
          </table:table-cell>
          <table:table-cell office:value-type="float" office:value="0.65334" calcext:value-type="float">
            <text:p>0.65334</text:p>
          </table:table-cell>
          <table:table-cell table:formula="of:=([.C80]-[.B80])*1000" office:value-type="float" office:value="36.59" calcext:value-type="float">
            <text:p>36.59</text:p>
          </table:table-cell>
          <table:table-cell office:value-type="float" office:value="0.61253" calcext:value-type="float">
            <text:p>0.61253</text:p>
          </table:table-cell>
          <table:table-cell office:value-type="float" office:value="0.6787" calcext:value-type="float">
            <text:p>0.6787</text:p>
          </table:table-cell>
          <table:table-cell table:formula="of:=([.F80]-[.E80])*1000" office:value-type="float" office:value="66.1700000000001" calcext:value-type="float">
            <text:p>66.1700000000001</text:p>
          </table:table-cell>
          <table:table-cell office:value-type="float" office:value="0.62097" calcext:value-type="float">
            <text:p>0.62097</text:p>
          </table:table-cell>
          <table:table-cell office:value-type="float" office:value="0.69391" calcext:value-type="float">
            <text:p>0.69391</text:p>
          </table:table-cell>
          <table:table-cell table:formula="of:=([.I80]-[.H80])*1000" office:value-type="float" office:value="72.94" calcext:value-type="float">
            <text:p>72.94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69928" calcext:value-type="float">
            <text:p>0.69928</text:p>
          </table:table-cell>
          <table:table-cell table:formula="of:=([.L80]-[.H80])*1000" office:value-type="float" office:value="78.31" calcext:value-type="float">
            <text:p>78.31</text:p>
          </table:table-cell>
          <table:table-cell table:number-columns-repeated="11"/>
        </table:table-row>
        <table:table-row table:style-name="ro1">
          <table:table-cell office:value-type="float" office:value="0.0172" calcext:value-type="float">
            <text:p>0.0172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65318" calcext:value-type="float">
            <text:p>0.65318</text:p>
          </table:table-cell>
          <table:table-cell table:formula="of:=([.C81]-[.B81])*1000" office:value-type="float" office:value="33.88" calcext:value-type="float">
            <text:p>33.88</text:p>
          </table:table-cell>
          <table:table-cell office:value-type="float" office:value="0.61458" calcext:value-type="float">
            <text:p>0.61458</text:p>
          </table:table-cell>
          <table:table-cell office:value-type="float" office:value="0.67855" calcext:value-type="float">
            <text:p>0.67855</text:p>
          </table:table-cell>
          <table:table-cell table:formula="of:=([.F81]-[.E81])*1000" office:value-type="float" office:value="63.9700000000001" calcext:value-type="float">
            <text:p>63.9700000000001</text:p>
          </table:table-cell>
          <table:table-cell office:value-type="float" office:value="0.62278" calcext:value-type="float">
            <text:p>0.62278</text:p>
          </table:table-cell>
          <table:table-cell office:value-type="float" office:value="0.69376" calcext:value-type="float">
            <text:p>0.69376</text:p>
          </table:table-cell>
          <table:table-cell table:formula="of:=([.I81]-[.H81])*1000" office:value-type="float" office:value="70.98" calcext:value-type="float">
            <text:p>70.98</text:p>
          </table:table-cell>
          <table:table-cell office:value-type="float" office:value="0.62536" calcext:value-type="float">
            <text:p>0.62536</text:p>
          </table:table-cell>
          <table:table-cell office:value-type="float" office:value="0.69913" calcext:value-type="float">
            <text:p>0.69913</text:p>
          </table:table-cell>
          <table:table-cell table:formula="of:=([.L81]-[.H81])*1000" office:value-type="float" office:value="76.35" calcext:value-type="float">
            <text:p>76.35</text:p>
          </table:table-cell>
          <table:table-cell table:number-columns-repeated="11"/>
        </table:table-row>
        <table:table-row table:style-name="ro1">
          <table:table-cell office:value-type="float" office:value="0.0176" calcext:value-type="float">
            <text:p>0.0176</text:p>
          </table:table-cell>
          <table:table-cell office:value-type="float" office:value="0.62185" calcext:value-type="float">
            <text:p>0.62185</text:p>
          </table:table-cell>
          <table:table-cell office:value-type="float" office:value="0.65303" calcext:value-type="float">
            <text:p>0.65303</text:p>
          </table:table-cell>
          <table:table-cell table:formula="of:=([.C82]-[.B82])*1000" office:value-type="float" office:value="31.18" calcext:value-type="float">
            <text:p>31.18</text:p>
          </table:table-cell>
          <table:table-cell office:value-type="float" office:value="0.61664" calcext:value-type="float">
            <text:p>0.61664</text:p>
          </table:table-cell>
          <table:table-cell office:value-type="float" office:value="0.6784" calcext:value-type="float">
            <text:p>0.6784</text:p>
          </table:table-cell>
          <table:table-cell table:formula="of:=([.F82]-[.E82])*1000" office:value-type="float" office:value="61.7599999999999" calcext:value-type="float">
            <text:p>61.7599999999999</text:p>
          </table:table-cell>
          <table:table-cell office:value-type="float" office:value="0.62458" calcext:value-type="float">
            <text:p>0.62458</text:p>
          </table:table-cell>
          <table:table-cell office:value-type="float" office:value="0.69362" calcext:value-type="float">
            <text:p>0.69362</text:p>
          </table:table-cell>
          <table:table-cell table:formula="of:=([.I82]-[.H82])*1000" office:value-type="float" office:value="69.04" calcext:value-type="float">
            <text:p>69.04</text:p>
          </table:table-cell>
          <table:table-cell office:value-type="float" office:value="0.62702" calcext:value-type="float">
            <text:p>0.62702</text:p>
          </table:table-cell>
          <table:table-cell office:value-type="float" office:value="0.69899" calcext:value-type="float">
            <text:p>0.69899</text:p>
          </table:table-cell>
          <table:table-cell table:formula="of:=([.L82]-[.H82])*1000" office:value-type="float" office:value="74.4100000000001" calcext:value-type="float">
            <text:p>74.4100000000001</text:p>
          </table:table-cell>
          <table:table-cell table:number-columns-repeated="11"/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.62441" calcext:value-type="float">
            <text:p>0.62441</text:p>
          </table:table-cell>
          <table:table-cell office:value-type="float" office:value="0.65288" calcext:value-type="float">
            <text:p>0.65288</text:p>
          </table:table-cell>
          <table:table-cell table:formula="of:=([.C83]-[.B83])*1000" office:value-type="float" office:value="28.47" calcext:value-type="float">
            <text:p>28.47</text:p>
          </table:table-cell>
          <table:table-cell office:value-type="float" office:value="0.61869" calcext:value-type="float">
            <text:p>0.61869</text:p>
          </table:table-cell>
          <table:table-cell office:value-type="float" office:value="0.67825" calcext:value-type="float">
            <text:p>0.67825</text:p>
          </table:table-cell>
          <table:table-cell table:formula="of:=([.F83]-[.E83])*1000" office:value-type="float" office:value="59.5599999999999" calcext:value-type="float">
            <text:p>59.5599999999999</text:p>
          </table:table-cell>
          <table:table-cell office:value-type="float" office:value="0.62639" calcext:value-type="float">
            <text:p>0.62639</text:p>
          </table:table-cell>
          <table:table-cell office:value-type="float" office:value="0.69347" calcext:value-type="float">
            <text:p>0.69347</text:p>
          </table:table-cell>
          <table:table-cell table:formula="of:=([.I83]-[.H83])*1000" office:value-type="float" office:value="67.08" calcext:value-type="float">
            <text:p>67.08</text:p>
          </table:table-cell>
          <table:table-cell office:value-type="float" office:value="0.62868" calcext:value-type="float">
            <text:p>0.62868</text:p>
          </table:table-cell>
          <table:table-cell office:value-type="float" office:value="0.69884" calcext:value-type="float">
            <text:p>0.69884</text:p>
          </table:table-cell>
          <table:table-cell table:formula="of:=([.L83]-[.H83])*1000" office:value-type="float" office:value="72.45" calcext:value-type="float">
            <text:p>72.45</text:p>
          </table:table-cell>
          <table:table-cell table:number-columns-repeated="11"/>
        </table:table-row>
        <table:table-row table:style-name="ro1">
          <table:table-cell office:value-type="float" office:value="0.0184" calcext:value-type="float">
            <text:p>0.0184</text:p>
          </table:table-cell>
          <table:table-cell office:value-type="float" office:value="0.62696" calcext:value-type="float">
            <text:p>0.62696</text:p>
          </table:table-cell>
          <table:table-cell office:value-type="float" office:value="0.65273" calcext:value-type="float">
            <text:p>0.65273</text:p>
          </table:table-cell>
          <table:table-cell table:formula="of:=([.C84]-[.B84])*1000" office:value-type="float" office:value="25.77" calcext:value-type="float">
            <text:p>25.77</text:p>
          </table:table-cell>
          <table:table-cell office:value-type="float" office:value="0.62075" calcext:value-type="float">
            <text:p>0.62075</text:p>
          </table:table-cell>
          <table:table-cell office:value-type="float" office:value="0.67811" calcext:value-type="float">
            <text:p>0.67811</text:p>
          </table:table-cell>
          <table:table-cell table:formula="of:=([.F84]-[.E84])*1000" office:value-type="float" office:value="57.3600000000001" calcext:value-type="float">
            <text:p>57.3600000000001</text:p>
          </table:table-cell>
          <table:table-cell office:value-type="float" office:value="0.62819" calcext:value-type="float">
            <text:p>0.62819</text:p>
          </table:table-cell>
          <table:table-cell office:value-type="float" office:value="0.69333" calcext:value-type="float">
            <text:p>0.69333</text:p>
          </table:table-cell>
          <table:table-cell table:formula="of:=([.I84]-[.H84])*1000" office:value-type="float" office:value="65.14" calcext:value-type="float">
            <text:p>65.14</text:p>
          </table:table-cell>
          <table:table-cell office:value-type="float" office:value="0.63034" calcext:value-type="float">
            <text:p>0.63034</text:p>
          </table:table-cell>
          <table:table-cell office:value-type="float" office:value="0.6987" calcext:value-type="float">
            <text:p>0.6987</text:p>
          </table:table-cell>
          <table:table-cell table:formula="of:=([.L84]-[.H84])*1000" office:value-type="float" office:value="70.51" calcext:value-type="float">
            <text:p>70.51</text:p>
          </table:table-cell>
          <table:table-cell table:number-columns-repeated="11"/>
        </table:table-row>
        <table:table-row table:style-name="ro1">
          <table:table-cell office:value-type="float" office:value="0.0188" calcext:value-type="float">
            <text:p>0.0188</text:p>
          </table:table-cell>
          <table:table-cell office:value-type="float" office:value="0.62951" calcext:value-type="float">
            <text:p>0.62951</text:p>
          </table:table-cell>
          <table:table-cell office:value-type="float" office:value="0.65257" calcext:value-type="float">
            <text:p>0.65257</text:p>
          </table:table-cell>
          <table:table-cell table:formula="of:=([.C85]-[.B85])*1000" office:value-type="float" office:value="23.0600000000001" calcext:value-type="float">
            <text:p>23.0600000000001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67796" calcext:value-type="float">
            <text:p>0.67796</text:p>
          </table:table-cell>
          <table:table-cell table:formula="of:=([.F85]-[.E85])*1000" office:value-type="float" office:value="55.16" calcext:value-type="float">
            <text:p>55.16</text:p>
          </table:table-cell>
          <table:table-cell office:value-type="float" office:value="0.62999" calcext:value-type="float">
            <text:p>0.62999</text:p>
          </table:table-cell>
          <table:table-cell office:value-type="float" office:value="0.69318" calcext:value-type="float">
            <text:p>0.69318</text:p>
          </table:table-cell>
          <table:table-cell table:formula="of:=([.I85]-[.H85])*1000" office:value-type="float" office:value="63.19" calcext:value-type="float">
            <text:p>63.19</text:p>
          </table:table-cell>
          <table:table-cell office:value-type="float" office:value="0.632" calcext:value-type="float">
            <text:p>0.632</text:p>
          </table:table-cell>
          <table:table-cell office:value-type="float" office:value="0.69855" calcext:value-type="float">
            <text:p>0.69855</text:p>
          </table:table-cell>
          <table:table-cell table:formula="of:=([.L85]-[.H85])*1000" office:value-type="float" office:value="68.56" calcext:value-type="float">
            <text:p>68.56</text:p>
          </table:table-cell>
          <table:table-cell table:number-columns-repeated="11"/>
        </table:table-row>
        <table:table-row table:style-name="ro1">
          <table:table-cell office:value-type="float" office:value="0.0192" calcext:value-type="float">
            <text:p>0.0192</text:p>
          </table:table-cell>
          <table:table-cell office:value-type="float" office:value="0.63206" calcext:value-type="float">
            <text:p>0.63206</text:p>
          </table:table-cell>
          <table:table-cell office:value-type="float" office:value="0.65242" calcext:value-type="float">
            <text:p>0.65242</text:p>
          </table:table-cell>
          <table:table-cell table:formula="of:=([.C86]-[.B86])*1000" office:value-type="float" office:value="20.3599999999999" calcext:value-type="float">
            <text:p>20.3599999999999</text:p>
          </table:table-cell>
          <table:table-cell office:value-type="float" office:value="0.62486" calcext:value-type="float">
            <text:p>0.62486</text:p>
          </table:table-cell>
          <table:table-cell office:value-type="float" office:value="0.67781" calcext:value-type="float">
            <text:p>0.67781</text:p>
          </table:table-cell>
          <table:table-cell table:formula="of:=([.F86]-[.E86])*1000" office:value-type="float" office:value="52.9499999999999" calcext:value-type="float">
            <text:p>52.9499999999999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69304" calcext:value-type="float">
            <text:p>0.69304</text:p>
          </table:table-cell>
          <table:table-cell table:formula="of:=([.I86]-[.H86])*1000" office:value-type="float" office:value="61.2400000000001" calcext:value-type="float">
            <text:p>61.2400000000001</text:p>
          </table:table-cell>
          <table:table-cell office:value-type="float" office:value="0.63366" calcext:value-type="float">
            <text:p>0.63366</text:p>
          </table:table-cell>
          <table:table-cell office:value-type="float" office:value="0.69841" calcext:value-type="float">
            <text:p>0.69841</text:p>
          </table:table-cell>
          <table:table-cell table:formula="of:=([.L86]-[.H86])*1000" office:value-type="float" office:value="66.6100000000001" calcext:value-type="float">
            <text:p>66.6100000000001</text:p>
          </table:table-cell>
          <table:table-cell table:number-columns-repeated="11"/>
        </table:table-row>
        <table:table-row table:style-name="ro1">
          <table:table-cell office:value-type="float" office:value="0.0196" calcext:value-type="float">
            <text:p>0.0196</text:p>
          </table:table-cell>
          <table:table-cell office:value-type="float" office:value="0.63462" calcext:value-type="float">
            <text:p>0.63462</text:p>
          </table:table-cell>
          <table:table-cell office:value-type="float" office:value="0.65227" calcext:value-type="float">
            <text:p>0.65227</text:p>
          </table:table-cell>
          <table:table-cell table:formula="of:=([.C87]-[.B87])*1000" office:value-type="float" office:value="17.6499999999999" calcext:value-type="float">
            <text:p>17.6499999999999</text:p>
          </table:table-cell>
          <table:table-cell office:value-type="float" office:value="0.62691" calcext:value-type="float">
            <text:p>0.62691</text:p>
          </table:table-cell>
          <table:table-cell office:value-type="float" office:value="0.67766" calcext:value-type="float">
            <text:p>0.67766</text:p>
          </table:table-cell>
          <table:table-cell table:formula="of:=([.F87]-[.E87])*1000" office:value-type="float" office:value="50.75" calcext:value-type="float">
            <text:p>50.75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69289" calcext:value-type="float">
            <text:p>0.69289</text:p>
          </table:table-cell>
          <table:table-cell table:formula="of:=([.I87]-[.H87])*1000" office:value-type="float" office:value="59.29" calcext:value-type="float">
            <text:p>59.29</text:p>
          </table:table-cell>
          <table:table-cell office:value-type="float" office:value="0.63532" calcext:value-type="float">
            <text:p>0.63532</text:p>
          </table:table-cell>
          <table:table-cell office:value-type="float" office:value="0.69827" calcext:value-type="float">
            <text:p>0.69827</text:p>
          </table:table-cell>
          <table:table-cell table:formula="of:=([.L87]-[.H87])*1000" office:value-type="float" office:value="64.67" calcext:value-type="float">
            <text:p>64.67</text:p>
          </table:table-cell>
          <table:table-cell table:number-columns-repeated="11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63717" calcext:value-type="float">
            <text:p>0.63717</text:p>
          </table:table-cell>
          <table:table-cell office:value-type="float" office:value="0.65211" calcext:value-type="float">
            <text:p>0.65211</text:p>
          </table:table-cell>
          <table:table-cell table:formula="of:=([.C88]-[.B88])*1000" office:value-type="float" office:value="14.9400000000001" calcext:value-type="float">
            <text:p>14.9400000000001</text:p>
          </table:table-cell>
          <table:table-cell office:value-type="float" office:value="0.62897" calcext:value-type="float">
            <text:p>0.62897</text:p>
          </table:table-cell>
          <table:table-cell office:value-type="float" office:value="0.67751" calcext:value-type="float">
            <text:p>0.67751</text:p>
          </table:table-cell>
          <table:table-cell table:formula="of:=([.F88]-[.E88])*1000" office:value-type="float" office:value="48.54" calcext:value-type="float">
            <text:p>48.54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69275" calcext:value-type="float">
            <text:p>0.69275</text:p>
          </table:table-cell>
          <table:table-cell table:formula="of:=([.I88]-[.H88])*1000" office:value-type="float" office:value="57.35" calcext:value-type="float">
            <text:p>57.35</text:p>
          </table:table-cell>
          <table:table-cell office:value-type="float" office:value="0.63698" calcext:value-type="float">
            <text:p>0.63698</text:p>
          </table:table-cell>
          <table:table-cell office:value-type="float" office:value="0.69812" calcext:value-type="float">
            <text:p>0.69812</text:p>
          </table:table-cell>
          <table:table-cell table:formula="of:=([.L88]-[.H88])*1000" office:value-type="float" office:value="62.72" calcext:value-type="float">
            <text:p>62.72</text:p>
          </table:table-cell>
          <table:table-cell table:number-columns-repeated="11"/>
        </table:table-row>
        <table:table-row table:style-name="ro1">
          <table:table-cell office:value-type="float" office:value="0.0204" calcext:value-type="float">
            <text:p>0.0204</text:p>
          </table:table-cell>
          <table:table-cell office:value-type="float" office:value="0.63781" calcext:value-type="float">
            <text:p>0.63781</text:p>
          </table:table-cell>
          <table:table-cell office:value-type="float" office:value="0.65199" calcext:value-type="float">
            <text:p>0.65199</text:p>
          </table:table-cell>
          <table:table-cell table:formula="of:=([.C89]-[.B89])*1000" office:value-type="float" office:value="14.18" calcext:value-type="float">
            <text:p>14.18</text:p>
          </table:table-cell>
          <table:table-cell office:value-type="float" office:value="0.63033" calcext:value-type="float">
            <text:p>0.63033</text:p>
          </table:table-cell>
          <table:table-cell office:value-type="float" office:value="0.6774" calcext:value-type="float">
            <text:p>0.6774</text:p>
          </table:table-cell>
          <table:table-cell table:formula="of:=([.F89]-[.E89])*1000" office:value-type="float" office:value="47.0699999999999" calcext:value-type="float">
            <text:p>47.0699999999999</text:p>
          </table:table-cell>
          <table:table-cell office:value-type="float" office:value="0.63666" calcext:value-type="float">
            <text:p>0.63666</text:p>
          </table:table-cell>
          <table:table-cell office:value-type="float" office:value="0.69263" calcext:value-type="float">
            <text:p>0.69263</text:p>
          </table:table-cell>
          <table:table-cell table:formula="of:=([.I89]-[.H89])*1000" office:value-type="float" office:value="55.9700000000001" calcext:value-type="float">
            <text:p>55.9700000000001</text:p>
          </table:table-cell>
          <table:table-cell office:value-type="float" office:value="0.63817" calcext:value-type="float">
            <text:p>0.63817</text:p>
          </table:table-cell>
          <table:table-cell office:value-type="float" office:value="0.698" calcext:value-type="float">
            <text:p>0.698</text:p>
          </table:table-cell>
          <table:table-cell table:formula="of:=([.L89]-[.H89])*1000" office:value-type="float" office:value="61.3400000000001" calcext:value-type="float">
            <text:p>61.3400000000001</text:p>
          </table:table-cell>
          <table:table-cell table:number-columns-repeated="11"/>
        </table:table-row>
        <table:table-row table:style-name="ro1">
          <table:table-cell office:value-type="float" office:value="0.0208" calcext:value-type="float">
            <text:p>0.0208</text:p>
          </table:table-cell>
          <table:table-cell office:value-type="float" office:value="0.63846" calcext:value-type="float">
            <text:p>0.63846</text:p>
          </table:table-cell>
          <table:table-cell office:value-type="float" office:value="0.65187" calcext:value-type="float">
            <text:p>0.65187</text:p>
          </table:table-cell>
          <table:table-cell table:formula="of:=([.C90]-[.B90])*1000" office:value-type="float" office:value="13.41" calcext:value-type="float">
            <text:p>13.41</text:p>
          </table:table-cell>
          <table:table-cell office:value-type="float" office:value="0.63169" calcext:value-type="float">
            <text:p>0.63169</text:p>
          </table:table-cell>
          <table:table-cell office:value-type="float" office:value="0.67728" calcext:value-type="float">
            <text:p>0.67728</text:p>
          </table:table-cell>
          <table:table-cell table:formula="of:=([.F90]-[.E90])*1000" office:value-type="float" office:value="45.59" calcext:value-type="float">
            <text:p>45.59</text:p>
          </table:table-cell>
          <table:table-cell office:value-type="float" office:value="0.63792" calcext:value-type="float">
            <text:p>0.63792</text:p>
          </table:table-cell>
          <table:table-cell office:value-type="float" office:value="0.69251" calcext:value-type="float">
            <text:p>0.69251</text:p>
          </table:table-cell>
          <table:table-cell table:formula="of:=([.I90]-[.H90])*1000" office:value-type="float" office:value="54.59" calcext:value-type="float">
            <text:p>54.59</text:p>
          </table:table-cell>
          <table:table-cell office:value-type="float" office:value="0.63935" calcext:value-type="float">
            <text:p>0.63935</text:p>
          </table:table-cell>
          <table:table-cell office:value-type="float" office:value="0.69789" calcext:value-type="float">
            <text:p>0.69789</text:p>
          </table:table-cell>
          <table:table-cell table:formula="of:=([.L90]-[.H90])*1000" office:value-type="float" office:value="59.97" calcext:value-type="float">
            <text:p>59.97</text:p>
          </table:table-cell>
          <table:table-cell table:number-columns-repeated="11"/>
        </table:table-row>
        <table:table-row table:style-name="ro1">
          <table:table-cell office:value-type="float" office:value="0.0212" calcext:value-type="float">
            <text:p>0.0212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65175" calcext:value-type="float">
            <text:p>0.65175</text:p>
          </table:table-cell>
          <table:table-cell table:formula="of:=([.C91]-[.B91])*1000" office:value-type="float" office:value="12.6500000000001" calcext:value-type="float">
            <text:p>12.6500000000001</text:p>
          </table:table-cell>
          <table:table-cell office:value-type="float" office:value="0.63305" calcext:value-type="float">
            <text:p>0.63305</text:p>
          </table:table-cell>
          <table:table-cell office:value-type="float" office:value="0.67716" calcext:value-type="float">
            <text:p>0.67716</text:p>
          </table:table-cell>
          <table:table-cell table:formula="of:=([.F91]-[.E91])*1000" office:value-type="float" office:value="44.1100000000001" calcext:value-type="float">
            <text:p>44.1100000000001</text:p>
          </table:table-cell>
          <table:table-cell office:value-type="float" office:value="0.63918" calcext:value-type="float">
            <text:p>0.63918</text:p>
          </table:table-cell>
          <table:table-cell office:value-type="float" office:value="0.6924" calcext:value-type="float">
            <text:p>0.6924</text:p>
          </table:table-cell>
          <table:table-cell table:formula="of:=([.I91]-[.H91])*1000" office:value-type="float" office:value="53.2199999999999" calcext:value-type="float">
            <text:p>53.2199999999999</text:p>
          </table:table-cell>
          <table:table-cell office:value-type="float" office:value="0.64053" calcext:value-type="float">
            <text:p>0.64053</text:p>
          </table:table-cell>
          <table:table-cell office:value-type="float" office:value="0.69777" calcext:value-type="float">
            <text:p>0.69777</text:p>
          </table:table-cell>
          <table:table-cell table:formula="of:=([.L91]-[.H91])*1000" office:value-type="float" office:value="58.59" calcext:value-type="float">
            <text:p>58.59</text:p>
          </table:table-cell>
          <table:table-cell table:number-columns-repeated="11"/>
        </table:table-row>
        <table:table-row table:style-name="ro1">
          <table:table-cell office:value-type="float" office:value="0.0216" calcext:value-type="float">
            <text:p>0.0216</text:p>
          </table:table-cell>
          <table:table-cell office:value-type="float" office:value="0.63974" calcext:value-type="float">
            <text:p>0.63974</text:p>
          </table:table-cell>
          <table:table-cell office:value-type="float" office:value="0.65163" calcext:value-type="float">
            <text:p>0.65163</text:p>
          </table:table-cell>
          <table:table-cell table:formula="of:=([.C92]-[.B92])*1000" office:value-type="float" office:value="11.89" calcext:value-type="float">
            <text:p>11.89</text:p>
          </table:table-cell>
          <table:table-cell office:value-type="float" office:value="0.63442" calcext:value-type="float">
            <text:p>0.63442</text:p>
          </table:table-cell>
          <table:table-cell office:value-type="float" office:value="0.67704" calcext:value-type="float">
            <text:p>0.67704</text:p>
          </table:table-cell>
          <table:table-cell table:formula="of:=([.F92]-[.E92])*1000" office:value-type="float" office:value="42.62" calcext:value-type="float">
            <text:p>42.62</text:p>
          </table:table-cell>
          <table:table-cell office:value-type="float" office:value="0.64043" calcext:value-type="float">
            <text:p>0.64043</text:p>
          </table:table-cell>
          <table:table-cell office:value-type="float" office:value="0.69228" calcext:value-type="float">
            <text:p>0.69228</text:p>
          </table:table-cell>
          <table:table-cell table:formula="of:=([.I92]-[.H92])*1000" office:value-type="float" office:value="51.85" calcext:value-type="float">
            <text:p>51.85</text:p>
          </table:table-cell>
          <table:table-cell office:value-type="float" office:value="0.64172" calcext:value-type="float">
            <text:p>0.64172</text:p>
          </table:table-cell>
          <table:table-cell office:value-type="float" office:value="0.69765" calcext:value-type="float">
            <text:p>0.69765</text:p>
          </table:table-cell>
          <table:table-cell table:formula="of:=([.L92]-[.H92])*1000" office:value-type="float" office:value="57.2200000000001" calcext:value-type="float">
            <text:p>57.2200000000001</text:p>
          </table:table-cell>
          <table:table-cell table:number-columns-repeated="11"/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.64038" calcext:value-type="float">
            <text:p>0.64038</text:p>
          </table:table-cell>
          <table:table-cell office:value-type="float" office:value="0.6515" calcext:value-type="float">
            <text:p>0.6515</text:p>
          </table:table-cell>
          <table:table-cell table:formula="of:=([.C93]-[.B93])*1000" office:value-type="float" office:value="11.12" calcext:value-type="float">
            <text:p>11.12</text:p>
          </table:table-cell>
          <table:table-cell office:value-type="float" office:value="0.63578" calcext:value-type="float">
            <text:p>0.63578</text:p>
          </table:table-cell>
          <table:table-cell office:value-type="float" office:value="0.67692" calcext:value-type="float">
            <text:p>0.67692</text:p>
          </table:table-cell>
          <table:table-cell table:formula="of:=([.F93]-[.E93])*1000" office:value-type="float" office:value="41.1400000000001" calcext:value-type="float">
            <text:p>41.1400000000001</text:p>
          </table:table-cell>
          <table:table-cell office:value-type="float" office:value="0.64169" calcext:value-type="float">
            <text:p>0.64169</text:p>
          </table:table-cell>
          <table:table-cell office:value-type="float" office:value="0.69216" calcext:value-type="float">
            <text:p>0.69216</text:p>
          </table:table-cell>
          <table:table-cell table:formula="of:=([.I93]-[.H93])*1000" office:value-type="float" office:value="50.47" calcext:value-type="float">
            <text:p>50.47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69754" calcext:value-type="float">
            <text:p>0.69754</text:p>
          </table:table-cell>
          <table:table-cell table:formula="of:=([.L93]-[.H93])*1000" office:value-type="float" office:value="55.85" calcext:value-type="float">
            <text:p>55.85</text:p>
          </table:table-cell>
          <table:table-cell table:number-columns-repeated="11"/>
        </table:table-row>
        <table:table-row table:style-name="ro1">
          <table:table-cell office:value-type="float" office:value="0.0224" calcext:value-type="float">
            <text:p>0.0224</text:p>
          </table:table-cell>
          <table:table-cell office:value-type="float" office:value="0.64103" calcext:value-type="float">
            <text:p>0.64103</text:p>
          </table:table-cell>
          <table:table-cell office:value-type="float" office:value="0.65138" calcext:value-type="float">
            <text:p>0.65138</text:p>
          </table:table-cell>
          <table:table-cell table:formula="of:=([.C94]-[.B94])*1000" office:value-type="float" office:value="10.35" calcext:value-type="float">
            <text:p>10.35</text:p>
          </table:table-cell>
          <table:table-cell office:value-type="float" office:value="0.63714" calcext:value-type="float">
            <text:p>0.63714</text:p>
          </table:table-cell>
          <table:table-cell office:value-type="float" office:value="0.6768" calcext:value-type="float">
            <text:p>0.6768</text:p>
          </table:table-cell>
          <table:table-cell table:formula="of:=([.F94]-[.E94])*1000" office:value-type="float" office:value="39.66" calcext:value-type="float">
            <text:p>39.66</text:p>
          </table:table-cell>
          <table:table-cell office:value-type="float" office:value="0.64295" calcext:value-type="float">
            <text:p>0.64295</text:p>
          </table:table-cell>
          <table:table-cell office:value-type="float" office:value="0.69205" calcext:value-type="float">
            <text:p>0.69205</text:p>
          </table:table-cell>
          <table:table-cell table:formula="of:=([.I94]-[.H94])*1000" office:value-type="float" office:value="49.1" calcext:value-type="float">
            <text:p>49.1</text:p>
          </table:table-cell>
          <table:table-cell office:value-type="float" office:value="0.64409" calcext:value-type="float">
            <text:p>0.64409</text:p>
          </table:table-cell>
          <table:table-cell office:value-type="float" office:value="0.69742" calcext:value-type="float">
            <text:p>0.69742</text:p>
          </table:table-cell>
          <table:table-cell table:formula="of:=([.L94]-[.H94])*1000" office:value-type="float" office:value="54.47" calcext:value-type="float">
            <text:p>54.47</text:p>
          </table:table-cell>
          <table:table-cell table:number-columns-repeated="11"/>
        </table:table-row>
        <table:table-row table:style-name="ro1">
          <table:table-cell office:value-type="float" office:value="0.0228" calcext:value-type="float">
            <text:p>0.0228</text:p>
          </table:table-cell>
          <table:table-cell office:value-type="float" office:value="0.64167" calcext:value-type="float">
            <text:p>0.64167</text:p>
          </table:table-cell>
          <table:table-cell office:value-type="float" office:value="0.65126" calcext:value-type="float">
            <text:p>0.65126</text:p>
          </table:table-cell>
          <table:table-cell table:formula="of:=([.C95]-[.B95])*1000" office:value-type="float" office:value="9.58999999999999" calcext:value-type="float">
            <text:p>9.58999999999999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67668" calcext:value-type="float">
            <text:p>0.67668</text:p>
          </table:table-cell>
          <table:table-cell table:formula="of:=([.F95]-[.E95])*1000" office:value-type="float" office:value="38.18" calcext:value-type="float">
            <text:p>38.18</text:p>
          </table:table-cell>
          <table:table-cell office:value-type="float" office:value="0.64421" calcext:value-type="float">
            <text:p>0.64421</text:p>
          </table:table-cell>
          <table:table-cell office:value-type="float" office:value="0.69193" calcext:value-type="float">
            <text:p>0.69193</text:p>
          </table:table-cell>
          <table:table-cell table:formula="of:=([.I95]-[.H95])*1000" office:value-type="float" office:value="47.72" calcext:value-type="float">
            <text:p>47.72</text:p>
          </table:table-cell>
          <table:table-cell office:value-type="float" office:value="0.64527" calcext:value-type="float">
            <text:p>0.64527</text:p>
          </table:table-cell>
          <table:table-cell office:value-type="float" office:value="0.6973" calcext:value-type="float">
            <text:p>0.6973</text:p>
          </table:table-cell>
          <table:table-cell table:formula="of:=([.L95]-[.H95])*1000" office:value-type="float" office:value="53.09" calcext:value-type="float">
            <text:p>53.09</text:p>
          </table:table-cell>
          <table:table-cell table:number-columns-repeated="11"/>
        </table:table-row>
        <table:table-row table:style-name="ro1">
          <table:table-cell office:value-type="float" office:value="0.0232" calcext:value-type="float">
            <text:p>0.0232</text:p>
          </table:table-cell>
          <table:table-cell office:value-type="float" office:value="0.64231" calcext:value-type="float">
            <text:p>0.64231</text:p>
          </table:table-cell>
          <table:table-cell office:value-type="float" office:value="0.65114" calcext:value-type="float">
            <text:p>0.65114</text:p>
          </table:table-cell>
          <table:table-cell table:formula="of:=([.C96]-[.B96])*1000" office:value-type="float" office:value="8.83000000000001" calcext:value-type="float">
            <text:p>8.83000000000001</text:p>
          </table:table-cell>
          <table:table-cell office:value-type="float" office:value="0.63987" calcext:value-type="float">
            <text:p>0.63987</text:p>
          </table:table-cell>
          <table:table-cell office:value-type="float" office:value="0.67656" calcext:value-type="float">
            <text:p>0.67656</text:p>
          </table:table-cell>
          <table:table-cell table:formula="of:=([.F96]-[.E96])*1000" office:value-type="float" office:value="36.69" calcext:value-type="float">
            <text:p>36.69</text:p>
          </table:table-cell>
          <table:table-cell office:value-type="float" office:value="0.64547" calcext:value-type="float">
            <text:p>0.64547</text:p>
          </table:table-cell>
          <table:table-cell office:value-type="float" office:value="0.69181" calcext:value-type="float">
            <text:p>0.69181</text:p>
          </table:table-cell>
          <table:table-cell table:formula="of:=([.I96]-[.H96])*1000" office:value-type="float" office:value="46.3399999999999" calcext:value-type="float">
            <text:p>46.3399999999999</text:p>
          </table:table-cell>
          <table:table-cell office:value-type="float" office:value="0.64646" calcext:value-type="float">
            <text:p>0.64646</text:p>
          </table:table-cell>
          <table:table-cell office:value-type="float" office:value="0.69719" calcext:value-type="float">
            <text:p>0.69719</text:p>
          </table:table-cell>
          <table:table-cell table:formula="of:=([.L96]-[.H96])*1000" office:value-type="float" office:value="51.72" calcext:value-type="float">
            <text:p>51.72</text:p>
          </table:table-cell>
          <table:table-cell table:number-columns-repeated="11"/>
        </table:table-row>
        <table:table-row table:style-name="ro1">
          <table:table-cell office:value-type="float" office:value="0.0236" calcext:value-type="float">
            <text:p>0.0236</text:p>
          </table:table-cell>
          <table:table-cell office:value-type="float" office:value="0.64257" calcext:value-type="float">
            <text:p>0.64257</text:p>
          </table:table-cell>
          <table:table-cell office:value-type="float" office:value="0.65103" calcext:value-type="float">
            <text:p>0.65103</text:p>
          </table:table-cell>
          <table:table-cell table:formula="of:=([.C97]-[.B97])*1000" office:value-type="float" office:value="8.46000000000002" calcext:value-type="float">
            <text:p>8.46000000000002</text:p>
          </table:table-cell>
          <table:table-cell office:value-type="float" office:value="0.64092" calcext:value-type="float">
            <text:p>0.64092</text:p>
          </table:table-cell>
          <table:table-cell office:value-type="float" office:value="0.67646" calcext:value-type="float">
            <text:p>0.67646</text:p>
          </table:table-cell>
          <table:table-cell table:formula="of:=([.F97]-[.E97])*1000" office:value-type="float" office:value="35.54" calcext:value-type="float">
            <text:p>35.54</text:p>
          </table:table-cell>
          <table:table-cell office:value-type="float" office:value="0.64649" calcext:value-type="float">
            <text:p>0.64649</text:p>
          </table:table-cell>
          <table:table-cell office:value-type="float" office:value="0.69171" calcext:value-type="float">
            <text:p>0.69171</text:p>
          </table:table-cell>
          <table:table-cell table:formula="of:=([.I97]-[.H97])*1000" office:value-type="float" office:value="45.22" calcext:value-type="float">
            <text:p>45.22</text:p>
          </table:table-cell>
          <table:table-cell office:value-type="float" office:value="0.64744" calcext:value-type="float">
            <text:p>0.64744</text:p>
          </table:table-cell>
          <table:table-cell office:value-type="float" office:value="0.69708" calcext:value-type="float">
            <text:p>0.69708</text:p>
          </table:table-cell>
          <table:table-cell table:formula="of:=([.L97]-[.H97])*1000" office:value-type="float" office:value="50.59" calcext:value-type="float">
            <text:p>50.59</text:p>
          </table:table-cell>
          <table:table-cell table:number-columns-repeated="11"/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64262" calcext:value-type="float">
            <text:p>0.64262</text:p>
          </table:table-cell>
          <table:table-cell office:value-type="float" office:value="0.65093" calcext:value-type="float">
            <text:p>0.65093</text:p>
          </table:table-cell>
          <table:table-cell table:formula="of:=([.C98]-[.B98])*1000" office:value-type="float" office:value="8.30999999999993" calcext:value-type="float">
            <text:p>8.30999999999993</text:p>
          </table:table-cell>
          <table:table-cell office:value-type="float" office:value="0.64183" calcext:value-type="float">
            <text:p>0.64183</text:p>
          </table:table-cell>
          <table:table-cell office:value-type="float" office:value="0.67636" calcext:value-type="float">
            <text:p>0.67636</text:p>
          </table:table-cell>
          <table:table-cell table:formula="of:=([.F98]-[.E98])*1000" office:value-type="float" office:value="34.5300000000001" calcext:value-type="float">
            <text:p>34.5300000000001</text:p>
          </table:table-cell>
          <table:table-cell office:value-type="float" office:value="0.64739" calcext:value-type="float">
            <text:p>0.64739</text:p>
          </table:table-cell>
          <table:table-cell office:value-type="float" office:value="0.69161" calcext:value-type="float">
            <text:p>0.69161</text:p>
          </table:table-cell>
          <table:table-cell table:formula="of:=([.I98]-[.H98])*1000" office:value-type="float" office:value="44.22" calcext:value-type="float">
            <text:p>44.22</text:p>
          </table:table-cell>
          <table:table-cell office:value-type="float" office:value="0.64832" calcext:value-type="float">
            <text:p>0.64832</text:p>
          </table:table-cell>
          <table:table-cell office:value-type="float" office:value="0.69698" calcext:value-type="float">
            <text:p>0.69698</text:p>
          </table:table-cell>
          <table:table-cell table:formula="of:=([.L98]-[.H98])*1000" office:value-type="float" office:value="49.59" calcext:value-type="float">
            <text:p>49.59</text:p>
          </table:table-cell>
          <table:table-cell table:number-columns-repeated="11"/>
        </table:table-row>
        <table:table-row table:style-name="ro1">
          <table:table-cell office:value-type="float" office:value="0.0244" calcext:value-type="float">
            <text:p>0.0244</text:p>
          </table:table-cell>
          <table:table-cell office:value-type="float" office:value="0.64268" calcext:value-type="float">
            <text:p>0.64268</text:p>
          </table:table-cell>
          <table:table-cell office:value-type="float" office:value="0.65083" calcext:value-type="float">
            <text:p>0.65083</text:p>
          </table:table-cell>
          <table:table-cell table:formula="of:=([.C99]-[.B99])*1000" office:value-type="float" office:value="8.14999999999999" calcext:value-type="float">
            <text:p>8.14999999999999</text:p>
          </table:table-cell>
          <table:table-cell office:value-type="float" office:value="0.64274" calcext:value-type="float">
            <text:p>0.64274</text:p>
          </table:table-cell>
          <table:table-cell office:value-type="float" office:value="0.67626" calcext:value-type="float">
            <text:p>0.67626</text:p>
          </table:table-cell>
          <table:table-cell table:formula="of:=([.F99]-[.E99])*1000" office:value-type="float" office:value="33.52" calcext:value-type="float">
            <text:p>33.52</text:p>
          </table:table-cell>
          <table:table-cell office:value-type="float" office:value="0.64829" calcext:value-type="float">
            <text:p>0.64829</text:p>
          </table:table-cell>
          <table:table-cell office:value-type="float" office:value="0.69152" calcext:value-type="float">
            <text:p>0.69152</text:p>
          </table:table-cell>
          <table:table-cell table:formula="of:=([.I99]-[.H99])*1000" office:value-type="float" office:value="43.23" calcext:value-type="float">
            <text:p>43.23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69689" calcext:value-type="float">
            <text:p>0.69689</text:p>
          </table:table-cell>
          <table:table-cell table:formula="of:=([.L99]-[.H99])*1000" office:value-type="float" office:value="48.6" calcext:value-type="float">
            <text:p>48.6</text:p>
          </table:table-cell>
          <table:table-cell table:number-columns-repeated="11"/>
        </table:table-row>
        <table:table-row table:style-name="ro1">
          <table:table-cell office:value-type="float" office:value="0.0248" calcext:value-type="float">
            <text:p>0.0248</text:p>
          </table:table-cell>
          <table:table-cell office:value-type="float" office:value="0.64274" calcext:value-type="float">
            <text:p>0.64274</text:p>
          </table:table-cell>
          <table:table-cell office:value-type="float" office:value="0.65073" calcext:value-type="float">
            <text:p>0.65073</text:p>
          </table:table-cell>
          <table:table-cell table:formula="of:=([.C100]-[.B100])*1000" office:value-type="float" office:value="7.98999999999994" calcext:value-type="float">
            <text:p>7.98999999999994</text:p>
          </table:table-cell>
          <table:table-cell office:value-type="float" office:value="0.64365" calcext:value-type="float">
            <text:p>0.64365</text:p>
          </table:table-cell>
          <table:table-cell office:value-type="float" office:value="0.67617" calcext:value-type="float">
            <text:p>0.67617</text:p>
          </table:table-cell>
          <table:table-cell table:formula="of:=([.F100]-[.E100])*1000" office:value-type="float" office:value="32.52" calcext:value-type="float">
            <text:p>32.52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69142" calcext:value-type="float">
            <text:p>0.69142</text:p>
          </table:table-cell>
          <table:table-cell table:formula="of:=([.I100]-[.H100])*1000" office:value-type="float" office:value="42.22" calcext:value-type="float">
            <text:p>42.22</text:p>
          </table:table-cell>
          <table:table-cell office:value-type="float" office:value="0.65007" calcext:value-type="float">
            <text:p>0.65007</text:p>
          </table:table-cell>
          <table:table-cell office:value-type="float" office:value="0.69679" calcext:value-type="float">
            <text:p>0.69679</text:p>
          </table:table-cell>
          <table:table-cell table:formula="of:=([.L100]-[.H100])*1000" office:value-type="float" office:value="47.59" calcext:value-type="float">
            <text:p>47.59</text:p>
          </table:table-cell>
          <table:table-cell table:number-columns-repeated="11"/>
        </table:table-row>
        <table:table-row table:style-name="ro1">
          <table:table-cell office:value-type="float" office:value="0.0252" calcext:value-type="float">
            <text:p>0.0252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65063" calcext:value-type="float">
            <text:p>0.65063</text:p>
          </table:table-cell>
          <table:table-cell table:formula="of:=([.C101]-[.B101])*1000" office:value-type="float" office:value="7.83" calcext:value-type="float">
            <text:p>7.83</text:p>
          </table:table-cell>
          <table:table-cell office:value-type="float" office:value="0.64455" calcext:value-type="float">
            <text:p>0.64455</text:p>
          </table:table-cell>
          <table:table-cell office:value-type="float" office:value="0.67607" calcext:value-type="float">
            <text:p>0.67607</text:p>
          </table:table-cell>
          <table:table-cell table:formula="of:=([.F101]-[.E101])*1000" office:value-type="float" office:value="31.52" calcext:value-type="float">
            <text:p>31.52</text:p>
          </table:table-cell>
          <table:table-cell office:value-type="float" office:value="0.6501" calcext:value-type="float">
            <text:p>0.6501</text:p>
          </table:table-cell>
          <table:table-cell office:value-type="float" office:value="0.69132" calcext:value-type="float">
            <text:p>0.69132</text:p>
          </table:table-cell>
          <table:table-cell table:formula="of:=([.I101]-[.H101])*1000" office:value-type="float" office:value="41.22" calcext:value-type="float">
            <text:p>41.22</text:p>
          </table:table-cell>
          <table:table-cell office:value-type="float" office:value="0.65095" calcext:value-type="float">
            <text:p>0.65095</text:p>
          </table:table-cell>
          <table:table-cell office:value-type="float" office:value="0.69669" calcext:value-type="float">
            <text:p>0.69669</text:p>
          </table:table-cell>
          <table:table-cell table:formula="of:=([.L101]-[.H101])*1000" office:value-type="float" office:value="46.59" calcext:value-type="float">
            <text:p>46.59</text:p>
          </table:table-cell>
          <table:table-cell table:number-columns-repeated="11"/>
        </table:table-row>
        <table:table-row table:style-name="ro1">
          <table:table-cell office:value-type="float" office:value="0.0256" calcext:value-type="float">
            <text:p>0.0256</text:p>
          </table:table-cell>
          <table:table-cell office:value-type="float" office:value="0.64286" calcext:value-type="float">
            <text:p>0.64286</text:p>
          </table:table-cell>
          <table:table-cell office:value-type="float" office:value="0.65053" calcext:value-type="float">
            <text:p>0.65053</text:p>
          </table:table-cell>
          <table:table-cell table:formula="of:=([.C102]-[.B102])*1000" office:value-type="float" office:value="7.66999999999995" calcext:value-type="float">
            <text:p>7.66999999999995</text:p>
          </table:table-cell>
          <table:table-cell office:value-type="float" office:value="0.64546" calcext:value-type="float">
            <text:p>0.64546</text:p>
          </table:table-cell>
          <table:table-cell office:value-type="float" office:value="0.67597" calcext:value-type="float">
            <text:p>0.67597</text:p>
          </table:table-cell>
          <table:table-cell table:formula="of:=([.F102]-[.E102])*1000" office:value-type="float" office:value="30.51" calcext:value-type="float">
            <text:p>30.51</text:p>
          </table:table-cell>
          <table:table-cell office:value-type="float" office:value="0.65101" calcext:value-type="float">
            <text:p>0.65101</text:p>
          </table:table-cell>
          <table:table-cell office:value-type="float" office:value="0.69122" calcext:value-type="float">
            <text:p>0.69122</text:p>
          </table:table-cell>
          <table:table-cell table:formula="of:=([.I102]-[.H102])*1000" office:value-type="float" office:value="40.21" calcext:value-type="float">
            <text:p>40.21</text:p>
          </table:table-cell>
          <table:table-cell office:value-type="float" office:value="0.65183" calcext:value-type="float">
            <text:p>0.65183</text:p>
          </table:table-cell>
          <table:table-cell office:value-type="float" office:value="0.69659" calcext:value-type="float">
            <text:p>0.69659</text:p>
          </table:table-cell>
          <table:table-cell table:formula="of:=([.L102]-[.H102])*1000" office:value-type="float" office:value="45.58" calcext:value-type="float">
            <text:p>45.58</text:p>
          </table:table-cell>
          <table:table-cell table:number-columns-repeated="11"/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64292" calcext:value-type="float">
            <text:p>0.64292</text:p>
          </table:table-cell>
          <table:table-cell office:value-type="float" office:value="0.65043" calcext:value-type="float">
            <text:p>0.65043</text:p>
          </table:table-cell>
          <table:table-cell table:formula="of:=([.C103]-[.B103])*1000" office:value-type="float" office:value="7.51000000000002" calcext:value-type="float">
            <text:p>7.51000000000002</text:p>
          </table:table-cell>
          <table:table-cell office:value-type="float" office:value="0.64637" calcext:value-type="float">
            <text:p>0.64637</text:p>
          </table:table-cell>
          <table:table-cell office:value-type="float" office:value="0.67587" calcext:value-type="float">
            <text:p>0.67587</text:p>
          </table:table-cell>
          <table:table-cell table:formula="of:=([.F103]-[.E103])*1000" office:value-type="float" office:value="29.5000000000001" calcext:value-type="float">
            <text:p>29.5000000000001</text:p>
          </table:table-cell>
          <table:table-cell office:value-type="float" office:value="0.65191" calcext:value-type="float">
            <text:p>0.65191</text:p>
          </table:table-cell>
          <table:table-cell office:value-type="float" office:value="0.69113" calcext:value-type="float">
            <text:p>0.69113</text:p>
          </table:table-cell>
          <table:table-cell table:formula="of:=([.I103]-[.H103])*1000" office:value-type="float" office:value="39.2199999999999" calcext:value-type="float">
            <text:p>39.2199999999999</text:p>
          </table:table-cell>
          <table:table-cell office:value-type="float" office:value="0.65271" calcext:value-type="float">
            <text:p>0.65271</text:p>
          </table:table-cell>
          <table:table-cell office:value-type="float" office:value="0.69649" calcext:value-type="float">
            <text:p>0.69649</text:p>
          </table:table-cell>
          <table:table-cell table:formula="of:=([.L103]-[.H103])*1000" office:value-type="float" office:value="44.58" calcext:value-type="float">
            <text:p>44.58</text:p>
          </table:table-cell>
          <table:table-cell table:number-columns-repeated="11"/>
        </table:table-row>
        <table:table-row table:style-name="ro1">
          <table:table-cell office:value-type="float" office:value="0.0264" calcext:value-type="float">
            <text:p>0.0264</text:p>
          </table:table-cell>
          <table:table-cell office:value-type="float" office:value="0.64297" calcext:value-type="float">
            <text:p>0.64297</text:p>
          </table:table-cell>
          <table:table-cell office:value-type="float" office:value="0.65033" calcext:value-type="float">
            <text:p>0.65033</text:p>
          </table:table-cell>
          <table:table-cell table:formula="of:=([.C104]-[.B104])*1000" office:value-type="float" office:value="7.36000000000003" calcext:value-type="float">
            <text:p>7.36000000000003</text:p>
          </table:table-cell>
          <table:table-cell office:value-type="float" office:value="0.64728" calcext:value-type="float">
            <text:p>0.64728</text:p>
          </table:table-cell>
          <table:table-cell office:value-type="float" office:value="0.67577" calcext:value-type="float">
            <text:p>0.67577</text:p>
          </table:table-cell>
          <table:table-cell table:formula="of:=([.F104]-[.E104])*1000" office:value-type="float" office:value="28.49" calcext:value-type="float">
            <text:p>28.49</text:p>
          </table:table-cell>
          <table:table-cell office:value-type="float" office:value="0.65281" calcext:value-type="float">
            <text:p>0.65281</text:p>
          </table:table-cell>
          <table:table-cell office:value-type="float" office:value="0.69103" calcext:value-type="float">
            <text:p>0.69103</text:p>
          </table:table-cell>
          <table:table-cell table:formula="of:=([.I104]-[.H104])*1000" office:value-type="float" office:value="38.22" calcext:value-type="float">
            <text:p>38.22</text:p>
          </table:table-cell>
          <table:table-cell office:value-type="float" office:value="0.65358" calcext:value-type="float">
            <text:p>0.65358</text:p>
          </table:table-cell>
          <table:table-cell office:value-type="float" office:value="0.69639" calcext:value-type="float">
            <text:p>0.69639</text:p>
          </table:table-cell>
          <table:table-cell table:formula="of:=([.L104]-[.H104])*1000" office:value-type="float" office:value="43.5800000000001" calcext:value-type="float">
            <text:p>43.5800000000001</text:p>
          </table:table-cell>
          <table:table-cell table:number-columns-repeated="11"/>
        </table:table-row>
        <table:table-row table:style-name="ro1">
          <table:table-cell office:value-type="float" office:value="0.0268" calcext:value-type="float">
            <text:p>0.0268</text:p>
          </table:table-cell>
          <table:table-cell office:value-type="float" office:value="0.64299" calcext:value-type="float">
            <text:p>0.64299</text:p>
          </table:table-cell>
          <table:table-cell office:value-type="float" office:value="0.65024" calcext:value-type="float">
            <text:p>0.65024</text:p>
          </table:table-cell>
          <table:table-cell table:formula="of:=([.C105]-[.B105])*1000" office:value-type="float" office:value="7.24999999999998" calcext:value-type="float">
            <text:p>7.24999999999998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7568" calcext:value-type="float">
            <text:p>0.67568</text:p>
          </table:table-cell>
          <table:table-cell table:formula="of:=([.F105]-[.E105])*1000" office:value-type="float" office:value="27.59" calcext:value-type="float">
            <text:p>27.59</text:p>
          </table:table-cell>
          <table:table-cell office:value-type="float" office:value="0.65364" calcext:value-type="float">
            <text:p>0.65364</text:p>
          </table:table-cell>
          <table:table-cell office:value-type="float" office:value="0.69094" calcext:value-type="float">
            <text:p>0.69094</text:p>
          </table:table-cell>
          <table:table-cell table:formula="of:=([.I105]-[.H105])*1000" office:value-type="float" office:value="37.3000000000001" calcext:value-type="float">
            <text:p>37.3000000000001</text:p>
          </table:table-cell>
          <table:table-cell office:value-type="float" office:value="0.65439" calcext:value-type="float">
            <text:p>0.65439</text:p>
          </table:table-cell>
          <table:table-cell office:value-type="float" office:value="0.6963" calcext:value-type="float">
            <text:p>0.6963</text:p>
          </table:table-cell>
          <table:table-cell table:formula="of:=([.L105]-[.H105])*1000" office:value-type="float" office:value="42.66" calcext:value-type="float">
            <text:p>42.66</text:p>
          </table:table-cell>
          <table:table-cell table:number-columns-repeated="11"/>
        </table:table-row>
        <table:table-row table:style-name="ro1">
          <table:table-cell office:value-type="float" office:value="0.0272" calcext:value-type="float">
            <text:p>0.0272</text:p>
          </table:table-cell>
          <table:table-cell office:value-type="float" office:value="0.64294" calcext:value-type="float">
            <text:p>0.64294</text:p>
          </table:table-cell>
          <table:table-cell office:value-type="float" office:value="0.65015" calcext:value-type="float">
            <text:p>0.65015</text:p>
          </table:table-cell>
          <table:table-cell table:formula="of:=([.C106]-[.B106])*1000" office:value-type="float" office:value="7.20999999999994" calcext:value-type="float">
            <text:p>7.20999999999994</text:p>
          </table:table-cell>
          <table:table-cell office:value-type="float" office:value="0.64869" calcext:value-type="float">
            <text:p>0.64869</text:p>
          </table:table-cell>
          <table:table-cell office:value-type="float" office:value="0.67559" calcext:value-type="float">
            <text:p>0.67559</text:p>
          </table:table-cell>
          <table:table-cell table:formula="of:=([.F106]-[.E106])*1000" office:value-type="float" office:value="26.8999999999999" calcext:value-type="float">
            <text:p>26.8999999999999</text:p>
          </table:table-cell>
          <table:table-cell office:value-type="float" office:value="0.65431" calcext:value-type="float">
            <text:p>0.65431</text:p>
          </table:table-cell>
          <table:table-cell office:value-type="float" office:value="0.69085" calcext:value-type="float">
            <text:p>0.69085</text:p>
          </table:table-cell>
          <table:table-cell table:formula="of:=([.I106]-[.H106])*1000" office:value-type="float" office:value="36.54" calcext:value-type="float">
            <text:p>36.54</text:p>
          </table:table-cell>
          <table:table-cell office:value-type="float" office:value="0.65506" calcext:value-type="float">
            <text:p>0.65506</text:p>
          </table:table-cell>
          <table:table-cell office:value-type="float" office:value="0.69622" calcext:value-type="float">
            <text:p>0.69622</text:p>
          </table:table-cell>
          <table:table-cell table:formula="of:=([.L106]-[.H106])*1000" office:value-type="float" office:value="41.91" calcext:value-type="float">
            <text:p>41.91</text:p>
          </table:table-cell>
          <table:table-cell table:number-columns-repeated="11"/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0.64289" calcext:value-type="float">
            <text:p>0.64289</text:p>
          </table:table-cell>
          <table:table-cell office:value-type="float" office:value="0.65007" calcext:value-type="float">
            <text:p>0.65007</text:p>
          </table:table-cell>
          <table:table-cell table:formula="of:=([.C107]-[.B107])*1000" office:value-type="float" office:value="7.17999999999996" calcext:value-type="float">
            <text:p>7.17999999999996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67551" calcext:value-type="float">
            <text:p>0.67551</text:p>
          </table:table-cell>
          <table:table-cell table:formula="of:=([.F107]-[.E107])*1000" office:value-type="float" office:value="26.2100000000001" calcext:value-type="float">
            <text:p>26.2100000000001</text:p>
          </table:table-cell>
          <table:table-cell office:value-type="float" office:value="0.65497" calcext:value-type="float">
            <text:p>0.65497</text:p>
          </table:table-cell>
          <table:table-cell office:value-type="float" office:value="0.69077" calcext:value-type="float">
            <text:p>0.69077</text:p>
          </table:table-cell>
          <table:table-cell table:formula="of:=([.I107]-[.H107])*1000" office:value-type="float" office:value="35.8000000000001" calcext:value-type="float">
            <text:p>35.8000000000001</text:p>
          </table:table-cell>
          <table:table-cell office:value-type="float" office:value="0.65573" calcext:value-type="float">
            <text:p>0.65573</text:p>
          </table:table-cell>
          <table:table-cell office:value-type="float" office:value="0.69613" calcext:value-type="float">
            <text:p>0.69613</text:p>
          </table:table-cell>
          <table:table-cell table:formula="of:=([.L107]-[.H107])*1000" office:value-type="float" office:value="41.16" calcext:value-type="float">
            <text:p>41.16</text:p>
          </table:table-cell>
          <table:table-cell table:number-columns-repeated="11"/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64284" calcext:value-type="float">
            <text:p>0.64284</text:p>
          </table:table-cell>
          <table:table-cell office:value-type="float" office:value="0.64998" calcext:value-type="float">
            <text:p>0.64998</text:p>
          </table:table-cell>
          <table:table-cell table:formula="of:=([.C108]-[.B108])*1000" office:value-type="float" office:value="7.13999999999992" calcext:value-type="float">
            <text:p>7.13999999999992</text:p>
          </table:table-cell>
          <table:table-cell office:value-type="float" office:value="0.64991" calcext:value-type="float">
            <text:p>0.64991</text:p>
          </table:table-cell>
          <table:table-cell office:value-type="float" office:value="0.67543" calcext:value-type="float">
            <text:p>0.67543</text:p>
          </table:table-cell>
          <table:table-cell table:formula="of:=([.F108]-[.E108])*1000" office:value-type="float" office:value="25.52" calcext:value-type="float">
            <text:p>25.52</text:p>
          </table:table-cell>
          <table:table-cell office:value-type="float" office:value="0.65564" calcext:value-type="float">
            <text:p>0.65564</text:p>
          </table:table-cell>
          <table:table-cell office:value-type="float" office:value="0.69069" calcext:value-type="float">
            <text:p>0.69069</text:p>
          </table:table-cell>
          <table:table-cell table:formula="of:=([.I108]-[.H108])*1000" office:value-type="float" office:value="35.05" calcext:value-type="float">
            <text:p>35.05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69605" calcext:value-type="float">
            <text:p>0.69605</text:p>
          </table:table-cell>
          <table:table-cell table:formula="of:=([.L108]-[.H108])*1000" office:value-type="float" office:value="40.4100000000001" calcext:value-type="float">
            <text:p>40.4100000000001</text:p>
          </table:table-cell>
          <table:table-cell table:number-columns-repeated="11"/>
        </table:table-row>
        <table:table-row table:style-name="ro1">
          <table:table-cell office:value-type="float" office:value="0.0284" calcext:value-type="float">
            <text:p>0.0284</text:p>
          </table:table-cell>
          <table:table-cell office:value-type="float" office:value="0.64278" calcext:value-type="float">
            <text:p>0.64278</text:p>
          </table:table-cell>
          <table:table-cell office:value-type="float" office:value="0.6499" calcext:value-type="float">
            <text:p>0.6499</text:p>
          </table:table-cell>
          <table:table-cell table:formula="of:=([.C109]-[.B109])*1000" office:value-type="float" office:value="7.12000000000002" calcext:value-type="float">
            <text:p>7.12000000000002</text:p>
          </table:table-cell>
          <table:table-cell office:value-type="float" office:value="0.65052" calcext:value-type="float">
            <text:p>0.65052</text:p>
          </table:table-cell>
          <table:table-cell office:value-type="float" office:value="0.67534" calcext:value-type="float">
            <text:p>0.67534</text:p>
          </table:table-cell>
          <table:table-cell table:formula="of:=([.F109]-[.E109])*1000" office:value-type="float" office:value="24.82" calcext:value-type="float">
            <text:p>24.82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6906" calcext:value-type="float">
            <text:p>0.6906</text:p>
          </table:table-cell>
          <table:table-cell table:formula="of:=([.I109]-[.H109])*1000" office:value-type="float" office:value="34.3" calcext:value-type="float">
            <text:p>34.3</text:p>
          </table:table-cell>
          <table:table-cell office:value-type="float" office:value="0.65707" calcext:value-type="float">
            <text:p>0.65707</text:p>
          </table:table-cell>
          <table:table-cell office:value-type="float" office:value="0.69596" calcext:value-type="float">
            <text:p>0.69596</text:p>
          </table:table-cell>
          <table:table-cell table:formula="of:=([.L109]-[.H109])*1000" office:value-type="float" office:value="39.66" calcext:value-type="float">
            <text:p>39.66</text:p>
          </table:table-cell>
          <table:table-cell table:number-columns-repeated="11"/>
        </table:table-row>
        <table:table-row table:style-name="ro1">
          <table:table-cell office:value-type="float" office:value="0.0288" calcext:value-type="float">
            <text:p>0.0288</text:p>
          </table:table-cell>
          <table:table-cell office:value-type="float" office:value="0.64273" calcext:value-type="float">
            <text:p>0.64273</text:p>
          </table:table-cell>
          <table:table-cell office:value-type="float" office:value="0.64981" calcext:value-type="float">
            <text:p>0.64981</text:p>
          </table:table-cell>
          <table:table-cell table:formula="of:=([.C110]-[.B110])*1000" office:value-type="float" office:value="7.07999999999998" calcext:value-type="float">
            <text:p>7.07999999999998</text:p>
          </table:table-cell>
          <table:table-cell office:value-type="float" office:value="0.65113" calcext:value-type="float">
            <text:p>0.65113</text:p>
          </table:table-cell>
          <table:table-cell office:value-type="float" office:value="0.67526" calcext:value-type="float">
            <text:p>0.67526</text:p>
          </table:table-cell>
          <table:table-cell table:formula="of:=([.F110]-[.E110])*1000" office:value-type="float" office:value="24.13" calcext:value-type="float">
            <text:p>24.13</text:p>
          </table:table-cell>
          <table:table-cell office:value-type="float" office:value="0.65697" calcext:value-type="float">
            <text:p>0.65697</text:p>
          </table:table-cell>
          <table:table-cell office:value-type="float" office:value="0.69052" calcext:value-type="float">
            <text:p>0.69052</text:p>
          </table:table-cell>
          <table:table-cell table:formula="of:=([.I110]-[.H110])*1000" office:value-type="float" office:value="33.55" calcext:value-type="float">
            <text:p>33.55</text:p>
          </table:table-cell>
          <table:table-cell office:value-type="float" office:value="0.65774" calcext:value-type="float">
            <text:p>0.65774</text:p>
          </table:table-cell>
          <table:table-cell office:value-type="float" office:value="0.69588" calcext:value-type="float">
            <text:p>0.69588</text:p>
          </table:table-cell>
          <table:table-cell table:formula="of:=([.L110]-[.H110])*1000" office:value-type="float" office:value="38.91" calcext:value-type="float">
            <text:p>38.91</text:p>
          </table:table-cell>
          <table:table-cell table:number-columns-repeated="11"/>
        </table:table-row>
        <table:table-row table:style-name="ro1">
          <table:table-cell office:value-type="float" office:value="0.0292" calcext:value-type="float">
            <text:p>0.0292</text:p>
          </table:table-cell>
          <table:table-cell office:value-type="float" office:value="0.64268" calcext:value-type="float">
            <text:p>0.64268</text:p>
          </table:table-cell>
          <table:table-cell office:value-type="float" office:value="0.64973" calcext:value-type="float">
            <text:p>0.64973</text:p>
          </table:table-cell>
          <table:table-cell table:formula="of:=([.C111]-[.B111])*1000" office:value-type="float" office:value="7.05" calcext:value-type="float">
            <text:p>7.05</text:p>
          </table:table-cell>
          <table:table-cell office:value-type="float" office:value="0.65173" calcext:value-type="float">
            <text:p>0.65173</text:p>
          </table:table-cell>
          <table:table-cell office:value-type="float" office:value="0.67518" calcext:value-type="float">
            <text:p>0.67518</text:p>
          </table:table-cell>
          <table:table-cell table:formula="of:=([.F111]-[.E111])*1000" office:value-type="float" office:value="23.45" calcext:value-type="float">
            <text:p>23.45</text:p>
          </table:table-cell>
          <table:table-cell office:value-type="float" office:value="0.65763" calcext:value-type="float">
            <text:p>0.65763</text:p>
          </table:table-cell>
          <table:table-cell office:value-type="float" office:value="0.69044" calcext:value-type="float">
            <text:p>0.69044</text:p>
          </table:table-cell>
          <table:table-cell table:formula="of:=([.I111]-[.H111])*1000" office:value-type="float" office:value="32.81" calcext:value-type="float">
            <text:p>32.81</text:p>
          </table:table-cell>
          <table:table-cell office:value-type="float" office:value="0.65841" calcext:value-type="float">
            <text:p>0.65841</text:p>
          </table:table-cell>
          <table:table-cell office:value-type="float" office:value="0.69579" calcext:value-type="float">
            <text:p>0.69579</text:p>
          </table:table-cell>
          <table:table-cell table:formula="of:=([.L111]-[.H111])*1000" office:value-type="float" office:value="38.16" calcext:value-type="float">
            <text:p>38.16</text:p>
          </table:table-cell>
          <table:table-cell table:number-columns-repeated="11"/>
        </table:table-row>
        <table:table-row table:style-name="ro1">
          <table:table-cell office:value-type="float" office:value="0.0296" calcext:value-type="float">
            <text:p>0.0296</text:p>
          </table:table-cell>
          <table:table-cell office:value-type="float" office:value="0.64263" calcext:value-type="float">
            <text:p>0.64263</text:p>
          </table:table-cell>
          <table:table-cell office:value-type="float" office:value="0.64965" calcext:value-type="float">
            <text:p>0.64965</text:p>
          </table:table-cell>
          <table:table-cell table:formula="of:=([.C112]-[.B112])*1000" office:value-type="float" office:value="7.02000000000003" calcext:value-type="float">
            <text:p>7.02000000000003</text:p>
          </table:table-cell>
          <table:table-cell office:value-type="float" office:value="0.65234" calcext:value-type="float">
            <text:p>0.65234</text:p>
          </table:table-cell>
          <table:table-cell office:value-type="float" office:value="0.67509" calcext:value-type="float">
            <text:p>0.67509</text:p>
          </table:table-cell>
          <table:table-cell table:formula="of:=([.F112]-[.E112])*1000" office:value-type="float" office:value="22.75" calcext:value-type="float">
            <text:p>22.75</text:p>
          </table:table-cell>
          <table:table-cell office:value-type="float" office:value="0.6583" calcext:value-type="float">
            <text:p>0.6583</text:p>
          </table:table-cell>
          <table:table-cell office:value-type="float" office:value="0.69035" calcext:value-type="float">
            <text:p>0.69035</text:p>
          </table:table-cell>
          <table:table-cell table:formula="of:=([.I112]-[.H112])*1000" office:value-type="float" office:value="32.05" calcext:value-type="float">
            <text:p>32.05</text:p>
          </table:table-cell>
          <table:table-cell office:value-type="float" office:value="0.65908" calcext:value-type="float">
            <text:p>0.65908</text:p>
          </table:table-cell>
          <table:table-cell office:value-type="float" office:value="0.69571" calcext:value-type="float">
            <text:p>0.69571</text:p>
          </table:table-cell>
          <table:table-cell table:formula="of:=([.L112]-[.H112])*1000" office:value-type="float" office:value="37.4100000000001" calcext:value-type="float">
            <text:p>37.4100000000001</text:p>
          </table:table-cell>
          <table:table-cell table:number-columns-repeated="11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64257" calcext:value-type="float">
            <text:p>0.64257</text:p>
          </table:table-cell>
          <table:table-cell office:value-type="float" office:value="0.64956" calcext:value-type="float">
            <text:p>0.64956</text:p>
          </table:table-cell>
          <table:table-cell table:formula="of:=([.C113]-[.B113])*1000" office:value-type="float" office:value="6.98999999999994" calcext:value-type="float">
            <text:p>6.98999999999994</text:p>
          </table:table-cell>
          <table:table-cell office:value-type="float" office:value="0.65295" calcext:value-type="float">
            <text:p>0.65295</text:p>
          </table:table-cell>
          <table:table-cell office:value-type="float" office:value="0.67501" calcext:value-type="float">
            <text:p>0.67501</text:p>
          </table:table-cell>
          <table:table-cell table:formula="of:=([.F113]-[.E113])*1000" office:value-type="float" office:value="22.0600000000001" calcext:value-type="float">
            <text:p>22.0600000000001</text:p>
          </table:table-cell>
          <table:table-cell office:value-type="float" office:value="0.65897" calcext:value-type="float">
            <text:p>0.65897</text:p>
          </table:table-cell>
          <table:table-cell office:value-type="float" office:value="0.69027" calcext:value-type="float">
            <text:p>0.69027</text:p>
          </table:table-cell>
          <table:table-cell table:formula="of:=([.I113]-[.H113])*1000" office:value-type="float" office:value="31.3" calcext:value-type="float">
            <text:p>31.3</text:p>
          </table:table-cell>
          <table:table-cell office:value-type="float" office:value="0.65975" calcext:value-type="float">
            <text:p>0.65975</text:p>
          </table:table-cell>
          <table:table-cell office:value-type="float" office:value="0.69562" calcext:value-type="float">
            <text:p>0.69562</text:p>
          </table:table-cell>
          <table:table-cell table:formula="of:=([.L113]-[.H113])*1000" office:value-type="float" office:value="36.65" calcext:value-type="float">
            <text:p>36.65</text:p>
          </table:table-cell>
          <table:table-cell table:number-columns-repeated="11"/>
        </table:table-row>
        <table:table-row table:style-name="ro1">
          <table:table-cell office:value-type="float" office:value="0.0304" calcext:value-type="float">
            <text:p>0.0304</text:p>
          </table:table-cell>
          <table:table-cell office:value-type="float" office:value="0.64249" calcext:value-type="float">
            <text:p>0.64249</text:p>
          </table:table-cell>
          <table:table-cell office:value-type="float" office:value="0.64949" calcext:value-type="float">
            <text:p>0.64949</text:p>
          </table:table-cell>
          <table:table-cell table:formula="of:=([.C114]-[.B114])*1000" office:value-type="float" office:value="7.00000000000001" calcext:value-type="float">
            <text:p>7.00000000000001</text:p>
          </table:table-cell>
          <table:table-cell office:value-type="float" office:value="0.65336" calcext:value-type="float">
            <text:p>0.65336</text:p>
          </table:table-cell>
          <table:table-cell office:value-type="float" office:value="0.67494" calcext:value-type="float">
            <text:p>0.67494</text:p>
          </table:table-cell>
          <table:table-cell table:formula="of:=([.F114]-[.E114])*1000" office:value-type="float" office:value="21.58" calcext:value-type="float">
            <text:p>21.58</text:p>
          </table:table-cell>
          <table:table-cell office:value-type="float" office:value="0.65946" calcext:value-type="float">
            <text:p>0.65946</text:p>
          </table:table-cell>
          <table:table-cell office:value-type="float" office:value="0.6902" calcext:value-type="float">
            <text:p>0.6902</text:p>
          </table:table-cell>
          <table:table-cell table:formula="of:=([.I114]-[.H114])*1000" office:value-type="float" office:value="30.74" calcext:value-type="float">
            <text:p>30.74</text:p>
          </table:table-cell>
          <table:table-cell office:value-type="float" office:value="0.66027" calcext:value-type="float">
            <text:p>0.66027</text:p>
          </table:table-cell>
          <table:table-cell office:value-type="float" office:value="0.69555" calcext:value-type="float">
            <text:p>0.69555</text:p>
          </table:table-cell>
          <table:table-cell table:formula="of:=([.L114]-[.H114])*1000" office:value-type="float" office:value="36.09" calcext:value-type="float">
            <text:p>36.09</text:p>
          </table:table-cell>
          <table:table-cell table:number-columns-repeated="11"/>
        </table:table-row>
        <table:table-row table:style-name="ro1">
          <table:table-cell office:value-type="float" office:value="0.0308" calcext:value-type="float">
            <text:p>0.0308</text:p>
          </table:table-cell>
          <table:table-cell office:value-type="float" office:value="0.64241" calcext:value-type="float">
            <text:p>0.64241</text:p>
          </table:table-cell>
          <table:table-cell office:value-type="float" office:value="0.64942" calcext:value-type="float">
            <text:p>0.64942</text:p>
          </table:table-cell>
          <table:table-cell table:formula="of:=([.C115]-[.B115])*1000" office:value-type="float" office:value="7.01000000000007" calcext:value-type="float">
            <text:p>7.01000000000007</text:p>
          </table:table-cell>
          <table:table-cell office:value-type="float" office:value="0.65376" calcext:value-type="float">
            <text:p>0.65376</text:p>
          </table:table-cell>
          <table:table-cell office:value-type="float" office:value="0.67486" calcext:value-type="float">
            <text:p>0.67486</text:p>
          </table:table-cell>
          <table:table-cell table:formula="of:=([.F115]-[.E115])*1000" office:value-type="float" office:value="21.1" calcext:value-type="float">
            <text:p>21.1</text:p>
          </table:table-cell>
          <table:table-cell office:value-type="float" office:value="0.65996" calcext:value-type="float">
            <text:p>0.65996</text:p>
          </table:table-cell>
          <table:table-cell office:value-type="float" office:value="0.69012" calcext:value-type="float">
            <text:p>0.69012</text:p>
          </table:table-cell>
          <table:table-cell table:formula="of:=([.I115]-[.H115])*1000" office:value-type="float" office:value="30.16" calcext:value-type="float">
            <text:p>30.16</text:p>
          </table:table-cell>
          <table:table-cell office:value-type="float" office:value="0.66079" calcext:value-type="float">
            <text:p>0.66079</text:p>
          </table:table-cell>
          <table:table-cell office:value-type="float" office:value="0.69547" calcext:value-type="float">
            <text:p>0.69547</text:p>
          </table:table-cell>
          <table:table-cell table:formula="of:=([.L115]-[.H115])*1000" office:value-type="float" office:value="35.5099999999999" calcext:value-type="float">
            <text:p>35.5099999999999</text:p>
          </table:table-cell>
          <table:table-cell table:number-columns-repeated="11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64233" calcext:value-type="float">
            <text:p>0.64233</text:p>
          </table:table-cell>
          <table:table-cell office:value-type="float" office:value="0.64934" calcext:value-type="float">
            <text:p>0.64934</text:p>
          </table:table-cell>
          <table:table-cell table:formula="of:=([.C116]-[.B116])*1000" office:value-type="float" office:value="7.00999999999996" calcext:value-type="float">
            <text:p>7.00999999999996</text:p>
          </table:table-cell>
          <table:table-cell office:value-type="float" office:value="0.65417" calcext:value-type="float">
            <text:p>0.65417</text:p>
          </table:table-cell>
          <table:table-cell office:value-type="float" office:value="0.67479" calcext:value-type="float">
            <text:p>0.67479</text:p>
          </table:table-cell>
          <table:table-cell table:formula="of:=([.F116]-[.E116])*1000" office:value-type="float" office:value="20.62" calcext:value-type="float">
            <text:p>20.62</text:p>
          </table:table-cell>
          <table:table-cell office:value-type="float" office:value="0.66046" calcext:value-type="float">
            <text:p>0.66046</text:p>
          </table:table-cell>
          <table:table-cell office:value-type="float" office:value="0.69005" calcext:value-type="float">
            <text:p>0.69005</text:p>
          </table:table-cell>
          <table:table-cell table:formula="of:=([.I116]-[.H116])*1000" office:value-type="float" office:value="29.59" calcext:value-type="float">
            <text:p>29.59</text:p>
          </table:table-cell>
          <table:table-cell office:value-type="float" office:value="0.66131" calcext:value-type="float">
            <text:p>0.66131</text:p>
          </table:table-cell>
          <table:table-cell office:value-type="float" office:value="0.6954" calcext:value-type="float">
            <text:p>0.6954</text:p>
          </table:table-cell>
          <table:table-cell table:formula="of:=([.L116]-[.H116])*1000" office:value-type="float" office:value="34.94" calcext:value-type="float">
            <text:p>34.94</text:p>
          </table:table-cell>
          <table:table-cell table:number-columns-repeated="11"/>
        </table:table-row>
        <table:table-row table:style-name="ro1">
          <table:table-cell office:value-type="float" office:value="0.0316" calcext:value-type="float">
            <text:p>0.0316</text:p>
          </table:table-cell>
          <table:table-cell office:value-type="float" office:value="0.64225" calcext:value-type="float">
            <text:p>0.64225</text:p>
          </table:table-cell>
          <table:table-cell office:value-type="float" office:value="0.64927" calcext:value-type="float">
            <text:p>0.64927</text:p>
          </table:table-cell>
          <table:table-cell table:formula="of:=([.C117]-[.B117])*1000" office:value-type="float" office:value="7.01999999999992" calcext:value-type="float">
            <text:p>7.01999999999992</text:p>
          </table:table-cell>
          <table:table-cell office:value-type="float" office:value="0.65457" calcext:value-type="float">
            <text:p>0.65457</text:p>
          </table:table-cell>
          <table:table-cell office:value-type="float" office:value="0.67472" calcext:value-type="float">
            <text:p>0.67472</text:p>
          </table:table-cell>
          <table:table-cell table:formula="of:=([.F117]-[.E117])*1000" office:value-type="float" office:value="20.15" calcext:value-type="float">
            <text:p>20.15</text:p>
          </table:table-cell>
          <table:table-cell office:value-type="float" office:value="0.66096" calcext:value-type="float">
            <text:p>0.66096</text:p>
          </table:table-cell>
          <table:table-cell office:value-type="float" office:value="0.68997" calcext:value-type="float">
            <text:p>0.68997</text:p>
          </table:table-cell>
          <table:table-cell table:formula="of:=([.I117]-[.H117])*1000" office:value-type="float" office:value="29.01" calcext:value-type="float">
            <text:p>29.01</text:p>
          </table:table-cell>
          <table:table-cell office:value-type="float" office:value="0.66183" calcext:value-type="float">
            <text:p>0.66183</text:p>
          </table:table-cell>
          <table:table-cell office:value-type="float" office:value="0.69532" calcext:value-type="float">
            <text:p>0.69532</text:p>
          </table:table-cell>
          <table:table-cell table:formula="of:=([.L117]-[.H117])*1000" office:value-type="float" office:value="34.3599999999999" calcext:value-type="float">
            <text:p>34.3599999999999</text:p>
          </table:table-cell>
          <table:table-cell table:number-columns-repeated="11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64217" calcext:value-type="float">
            <text:p>0.64217</text:p>
          </table:table-cell>
          <table:table-cell office:value-type="float" office:value="0.6492" calcext:value-type="float">
            <text:p>0.6492</text:p>
          </table:table-cell>
          <table:table-cell table:formula="of:=([.C118]-[.B118])*1000" office:value-type="float" office:value="7.02999999999998" calcext:value-type="float">
            <text:p>7.02999999999998</text:p>
          </table:table-cell>
          <table:table-cell office:value-type="float" office:value="0.65498" calcext:value-type="float">
            <text:p>0.65498</text:p>
          </table:table-cell>
          <table:table-cell office:value-type="float" office:value="0.67464" calcext:value-type="float">
            <text:p>0.67464</text:p>
          </table:table-cell>
          <table:table-cell table:formula="of:=([.F118]-[.E118])*1000" office:value-type="float" office:value="19.66" calcext:value-type="float">
            <text:p>19.66</text:p>
          </table:table-cell>
          <table:table-cell office:value-type="float" office:value="0.66146" calcext:value-type="float">
            <text:p>0.66146</text:p>
          </table:table-cell>
          <table:table-cell office:value-type="float" office:value="0.6899" calcext:value-type="float">
            <text:p>0.6899</text:p>
          </table:table-cell>
          <table:table-cell table:formula="of:=([.I118]-[.H118])*1000" office:value-type="float" office:value="28.44" calcext:value-type="float">
            <text:p>28.44</text:p>
          </table:table-cell>
          <table:table-cell office:value-type="float" office:value="0.66235" calcext:value-type="float">
            <text:p>0.66235</text:p>
          </table:table-cell>
          <table:table-cell office:value-type="float" office:value="0.69525" calcext:value-type="float">
            <text:p>0.69525</text:p>
          </table:table-cell>
          <table:table-cell table:formula="of:=([.L118]-[.H118])*1000" office:value-type="float" office:value="33.79" calcext:value-type="float">
            <text:p>33.79</text:p>
          </table:table-cell>
          <table:table-cell table:number-columns-repeated="11"/>
        </table:table-row>
        <table:table-row table:style-name="ro1">
          <table:table-cell office:value-type="float" office:value="0.0324" calcext:value-type="float">
            <text:p>0.0324</text:p>
          </table:table-cell>
          <table:table-cell office:value-type="float" office:value="0.64209" calcext:value-type="float">
            <text:p>0.64209</text:p>
          </table:table-cell>
          <table:table-cell office:value-type="float" office:value="0.64912" calcext:value-type="float">
            <text:p>0.64912</text:p>
          </table:table-cell>
          <table:table-cell table:formula="of:=([.C119]-[.B119])*1000" office:value-type="float" office:value="7.02999999999998" calcext:value-type="float">
            <text:p>7.02999999999998</text:p>
          </table:table-cell>
          <table:table-cell office:value-type="float" office:value="0.65539" calcext:value-type="float">
            <text:p>0.65539</text:p>
          </table:table-cell>
          <table:table-cell office:value-type="float" office:value="0.67457" calcext:value-type="float">
            <text:p>0.67457</text:p>
          </table:table-cell>
          <table:table-cell table:formula="of:=([.F119]-[.E119])*1000" office:value-type="float" office:value="19.18" calcext:value-type="float">
            <text:p>19.18</text:p>
          </table:table-cell>
          <table:table-cell office:value-type="float" office:value="0.66195" calcext:value-type="float">
            <text:p>0.66195</text:p>
          </table:table-cell>
          <table:table-cell office:value-type="float" office:value="0.68983" calcext:value-type="float">
            <text:p>0.68983</text:p>
          </table:table-cell>
          <table:table-cell table:formula="of:=([.I119]-[.H119])*1000" office:value-type="float" office:value="27.88" calcext:value-type="float">
            <text:p>27.88</text:p>
          </table:table-cell>
          <table:table-cell office:value-type="float" office:value="0.66287" calcext:value-type="float">
            <text:p>0.66287</text:p>
          </table:table-cell>
          <table:table-cell office:value-type="float" office:value="0.69517" calcext:value-type="float">
            <text:p>0.69517</text:p>
          </table:table-cell>
          <table:table-cell table:formula="of:=([.L119]-[.H119])*1000" office:value-type="float" office:value="33.22" calcext:value-type="float">
            <text:p>33.22</text:p>
          </table:table-cell>
          <table:table-cell table:number-columns-repeated="11"/>
        </table:table-row>
        <table:table-row table:style-name="ro1">
          <table:table-cell office:value-type="float" office:value="0.0328" calcext:value-type="float">
            <text:p>0.0328</text:p>
          </table:table-cell>
          <table:table-cell office:value-type="float" office:value="0.64201" calcext:value-type="float">
            <text:p>0.64201</text:p>
          </table:table-cell>
          <table:table-cell office:value-type="float" office:value="0.64905" calcext:value-type="float">
            <text:p>0.64905</text:p>
          </table:table-cell>
          <table:table-cell table:formula="of:=([.C120]-[.B120])*1000" office:value-type="float" office:value="7.03999999999994" calcext:value-type="float">
            <text:p>7.03999999999994</text:p>
          </table:table-cell>
          <table:table-cell office:value-type="float" office:value="0.65579" calcext:value-type="float">
            <text:p>0.65579</text:p>
          </table:table-cell>
          <table:table-cell office:value-type="float" office:value="0.6745" calcext:value-type="float">
            <text:p>0.6745</text:p>
          </table:table-cell>
          <table:table-cell table:formula="of:=([.F120]-[.E120])*1000" office:value-type="float" office:value="18.7099999999999" calcext:value-type="float">
            <text:p>18.7099999999999</text:p>
          </table:table-cell>
          <table:table-cell office:value-type="float" office:value="0.66245" calcext:value-type="float">
            <text:p>0.66245</text:p>
          </table:table-cell>
          <table:table-cell office:value-type="float" office:value="0.68975" calcext:value-type="float">
            <text:p>0.68975</text:p>
          </table:table-cell>
          <table:table-cell table:formula="of:=([.I120]-[.H120])*1000" office:value-type="float" office:value="27.3" calcext:value-type="float">
            <text:p>27.3</text:p>
          </table:table-cell>
          <table:table-cell office:value-type="float" office:value="0.66339" calcext:value-type="float">
            <text:p>0.66339</text:p>
          </table:table-cell>
          <table:table-cell office:value-type="float" office:value="0.6951" calcext:value-type="float">
            <text:p>0.6951</text:p>
          </table:table-cell>
          <table:table-cell table:formula="of:=([.L120]-[.H120])*1000" office:value-type="float" office:value="32.65" calcext:value-type="float">
            <text:p>32.65</text:p>
          </table:table-cell>
          <table:table-cell table:number-columns-repeated="11"/>
        </table:table-row>
        <table:table-row table:style-name="ro1">
          <table:table-cell office:value-type="float" office:value="0.0332" calcext:value-type="float">
            <text:p>0.0332</text:p>
          </table:table-cell>
          <table:table-cell office:value-type="float" office:value="0.64193" calcext:value-type="float">
            <text:p>0.64193</text:p>
          </table:table-cell>
          <table:table-cell office:value-type="float" office:value="0.64898" calcext:value-type="float">
            <text:p>0.64898</text:p>
          </table:table-cell>
          <table:table-cell table:formula="of:=([.C121]-[.B121])*1000" office:value-type="float" office:value="7.05" calcext:value-type="float">
            <text:p>7.05</text:p>
          </table:table-cell>
          <table:table-cell office:value-type="float" office:value="0.6562" calcext:value-type="float">
            <text:p>0.6562</text:p>
          </table:table-cell>
          <table:table-cell office:value-type="float" office:value="0.67442" calcext:value-type="float">
            <text:p>0.67442</text:p>
          </table:table-cell>
          <table:table-cell table:formula="of:=([.F121]-[.E121])*1000" office:value-type="float" office:value="18.22" calcext:value-type="float">
            <text:p>18.22</text:p>
          </table:table-cell>
          <table:table-cell office:value-type="float" office:value="0.66295" calcext:value-type="float">
            <text:p>0.66295</text:p>
          </table:table-cell>
          <table:table-cell office:value-type="float" office:value="0.68968" calcext:value-type="float">
            <text:p>0.68968</text:p>
          </table:table-cell>
          <table:table-cell table:formula="of:=([.I121]-[.H121])*1000" office:value-type="float" office:value="26.73" calcext:value-type="float">
            <text:p>26.73</text:p>
          </table:table-cell>
          <table:table-cell office:value-type="float" office:value="0.66391" calcext:value-type="float">
            <text:p>0.66391</text:p>
          </table:table-cell>
          <table:table-cell office:value-type="float" office:value="0.69503" calcext:value-type="float">
            <text:p>0.69503</text:p>
          </table:table-cell>
          <table:table-cell table:formula="of:=([.L121]-[.H121])*1000" office:value-type="float" office:value="32.08" calcext:value-type="float">
            <text:p>32.08</text:p>
          </table:table-cell>
          <table:table-cell table:number-columns-repeated="11"/>
        </table:table-row>
        <table:table-row table:style-name="ro1">
          <table:table-cell office:value-type="float" office:value="0.0336" calcext:value-type="float">
            <text:p>0.0336</text:p>
          </table:table-cell>
          <table:table-cell office:value-type="float" office:value="0.64184" calcext:value-type="float">
            <text:p>0.64184</text:p>
          </table:table-cell>
          <table:table-cell office:value-type="float" office:value="0.64891" calcext:value-type="float">
            <text:p>0.64891</text:p>
          </table:table-cell>
          <table:table-cell table:formula="of:=([.C122]-[.B122])*1000" office:value-type="float" office:value="7.07000000000002" calcext:value-type="float">
            <text:p>7.07000000000002</text:p>
          </table:table-cell>
          <table:table-cell office:value-type="float" office:value="0.65651" calcext:value-type="float">
            <text:p>0.65651</text:p>
          </table:table-cell>
          <table:table-cell office:value-type="float" office:value="0.67436" calcext:value-type="float">
            <text:p>0.67436</text:p>
          </table:table-cell>
          <table:table-cell table:formula="of:=([.F122]-[.E122])*1000" office:value-type="float" office:value="17.85" calcext:value-type="float">
            <text:p>17.85</text:p>
          </table:table-cell>
          <table:table-cell office:value-type="float" office:value="0.66337" calcext:value-type="float">
            <text:p>0.66337</text:p>
          </table:table-cell>
          <table:table-cell office:value-type="float" office:value="0.68961" calcext:value-type="float">
            <text:p>0.68961</text:p>
          </table:table-cell>
          <table:table-cell table:formula="of:=([.I122]-[.H122])*1000" office:value-type="float" office:value="26.24" calcext:value-type="float">
            <text:p>26.24</text:p>
          </table:table-cell>
          <table:table-cell office:value-type="float" office:value="0.66436" calcext:value-type="float">
            <text:p>0.66436</text:p>
          </table:table-cell>
          <table:table-cell office:value-type="float" office:value="0.69496" calcext:value-type="float">
            <text:p>0.69496</text:p>
          </table:table-cell>
          <table:table-cell table:formula="of:=([.L122]-[.H122])*1000" office:value-type="float" office:value="31.59" calcext:value-type="float">
            <text:p>31.59</text:p>
          </table:table-cell>
          <table:table-cell table:number-columns-repeated="11"/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.64174" calcext:value-type="float">
            <text:p>0.64174</text:p>
          </table:table-cell>
          <table:table-cell office:value-type="float" office:value="0.64885" calcext:value-type="float">
            <text:p>0.64885</text:p>
          </table:table-cell>
          <table:table-cell table:formula="of:=([.C123]-[.B123])*1000" office:value-type="float" office:value="7.10999999999995" calcext:value-type="float">
            <text:p>7.10999999999995</text:p>
          </table:table-cell>
          <table:table-cell office:value-type="float" office:value="0.65678" calcext:value-type="float">
            <text:p>0.65678</text:p>
          </table:table-cell>
          <table:table-cell office:value-type="float" office:value="0.67429" calcext:value-type="float">
            <text:p>0.67429</text:p>
          </table:table-cell>
          <table:table-cell table:formula="of:=([.F123]-[.E123])*1000" office:value-type="float" office:value="17.51" calcext:value-type="float">
            <text:p>17.51</text:p>
          </table:table-cell>
          <table:table-cell office:value-type="float" office:value="0.66374" calcext:value-type="float">
            <text:p>0.66374</text:p>
          </table:table-cell>
          <table:table-cell office:value-type="float" office:value="0.68955" calcext:value-type="float">
            <text:p>0.68955</text:p>
          </table:table-cell>
          <table:table-cell table:formula="of:=([.I123]-[.H123])*1000" office:value-type="float" office:value="25.81" calcext:value-type="float">
            <text:p>25.81</text:p>
          </table:table-cell>
          <table:table-cell office:value-type="float" office:value="0.66477" calcext:value-type="float">
            <text:p>0.66477</text:p>
          </table:table-cell>
          <table:table-cell office:value-type="float" office:value="0.69489" calcext:value-type="float">
            <text:p>0.69489</text:p>
          </table:table-cell>
          <table:table-cell table:formula="of:=([.L123]-[.H123])*1000" office:value-type="float" office:value="31.1499999999999" calcext:value-type="float">
            <text:p>31.1499999999999</text:p>
          </table:table-cell>
          <table:table-cell table:number-columns-repeated="11"/>
        </table:table-row>
        <table:table-row table:style-name="ro1">
          <table:table-cell office:value-type="float" office:value="0.0344" calcext:value-type="float">
            <text:p>0.0344</text:p>
          </table:table-cell>
          <table:table-cell office:value-type="float" office:value="0.64165" calcext:value-type="float">
            <text:p>0.64165</text:p>
          </table:table-cell>
          <table:table-cell office:value-type="float" office:value="0.64878" calcext:value-type="float">
            <text:p>0.64878</text:p>
          </table:table-cell>
          <table:table-cell table:formula="of:=([.C124]-[.B124])*1000" office:value-type="float" office:value="7.12999999999997" calcext:value-type="float">
            <text:p>7.12999999999997</text:p>
          </table:table-cell>
          <table:table-cell office:value-type="float" office:value="0.65704" calcext:value-type="float">
            <text:p>0.65704</text:p>
          </table:table-cell>
          <table:table-cell office:value-type="float" office:value="0.67423" calcext:value-type="float">
            <text:p>0.67423</text:p>
          </table:table-cell>
          <table:table-cell table:formula="of:=([.F124]-[.E124])*1000" office:value-type="float" office:value="17.19" calcext:value-type="float">
            <text:p>17.19</text:p>
          </table:table-cell>
          <table:table-cell office:value-type="float" office:value="0.66412" calcext:value-type="float">
            <text:p>0.66412</text:p>
          </table:table-cell>
          <table:table-cell office:value-type="float" office:value="0.68948" calcext:value-type="float">
            <text:p>0.68948</text:p>
          </table:table-cell>
          <table:table-cell table:formula="of:=([.I124]-[.H124])*1000" office:value-type="float" office:value="25.36" calcext:value-type="float">
            <text:p>25.36</text:p>
          </table:table-cell>
          <table:table-cell office:value-type="float" office:value="0.66518" calcext:value-type="float">
            <text:p>0.66518</text:p>
          </table:table-cell>
          <table:table-cell office:value-type="float" office:value="0.69482" calcext:value-type="float">
            <text:p>0.69482</text:p>
          </table:table-cell>
          <table:table-cell table:formula="of:=([.L124]-[.H124])*1000" office:value-type="float" office:value="30.7000000000001" calcext:value-type="float">
            <text:p>30.7000000000001</text:p>
          </table:table-cell>
          <table:table-cell table:number-columns-repeated="11"/>
        </table:table-row>
        <table:table-row table:style-name="ro1">
          <table:table-cell office:value-type="float" office:value="0.0348" calcext:value-type="float">
            <text:p>0.0348</text:p>
          </table:table-cell>
          <table:table-cell office:value-type="float" office:value="0.64156" calcext:value-type="float">
            <text:p>0.64156</text:p>
          </table:table-cell>
          <table:table-cell office:value-type="float" office:value="0.64872" calcext:value-type="float">
            <text:p>0.64872</text:p>
          </table:table-cell>
          <table:table-cell table:formula="of:=([.C125]-[.B125])*1000" office:value-type="float" office:value="7.16000000000006" calcext:value-type="float">
            <text:p>7.16000000000006</text:p>
          </table:table-cell>
          <table:table-cell office:value-type="float" office:value="0.65731" calcext:value-type="float">
            <text:p>0.65731</text:p>
          </table:table-cell>
          <table:table-cell office:value-type="float" office:value="0.67416" calcext:value-type="float">
            <text:p>0.67416</text:p>
          </table:table-cell>
          <table:table-cell table:formula="of:=([.F125]-[.E125])*1000" office:value-type="float" office:value="16.85" calcext:value-type="float">
            <text:p>16.85</text:p>
          </table:table-cell>
          <table:table-cell office:value-type="float" office:value="0.66449" calcext:value-type="float">
            <text:p>0.66449</text:p>
          </table:table-cell>
          <table:table-cell office:value-type="float" office:value="0.68942" calcext:value-type="float">
            <text:p>0.68942</text:p>
          </table:table-cell>
          <table:table-cell table:formula="of:=([.I125]-[.H125])*1000" office:value-type="float" office:value="24.93" calcext:value-type="float">
            <text:p>24.93</text:p>
          </table:table-cell>
          <table:table-cell office:value-type="float" office:value="0.66559" calcext:value-type="float">
            <text:p>0.66559</text:p>
          </table:table-cell>
          <table:table-cell office:value-type="float" office:value="0.69475" calcext:value-type="float">
            <text:p>0.69475</text:p>
          </table:table-cell>
          <table:table-cell table:formula="of:=([.L125]-[.H125])*1000" office:value-type="float" office:value="30.2600000000001" calcext:value-type="float">
            <text:p>30.2600000000001</text:p>
          </table:table-cell>
          <table:table-cell table:number-columns-repeated="11"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64146" calcext:value-type="float">
            <text:p>0.64146</text:p>
          </table:table-cell>
          <table:table-cell office:value-type="float" office:value="0.64866" calcext:value-type="float">
            <text:p>0.64866</text:p>
          </table:table-cell>
          <table:table-cell table:formula="of:=([.C126]-[.B126])*1000" office:value-type="float" office:value="7.19999999999998" calcext:value-type="float">
            <text:p>7.19999999999998</text:p>
          </table:table-cell>
          <table:table-cell office:value-type="float" office:value="0.65757" calcext:value-type="float">
            <text:p>0.65757</text:p>
          </table:table-cell>
          <table:table-cell office:value-type="float" office:value="0.67409" calcext:value-type="float">
            <text:p>0.67409</text:p>
          </table:table-cell>
          <table:table-cell table:formula="of:=([.F126]-[.E126])*1000" office:value-type="float" office:value="16.52" calcext:value-type="float">
            <text:p>16.52</text:p>
          </table:table-cell>
          <table:table-cell office:value-type="float" office:value="0.66487" calcext:value-type="float">
            <text:p>0.66487</text:p>
          </table:table-cell>
          <table:table-cell office:value-type="float" office:value="0.68935" calcext:value-type="float">
            <text:p>0.68935</text:p>
          </table:table-cell>
          <table:table-cell table:formula="of:=([.I126]-[.H126])*1000" office:value-type="float" office:value="24.4799999999999" calcext:value-type="float">
            <text:p>24.479999999999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9469" calcext:value-type="float">
            <text:p>0.69469</text:p>
          </table:table-cell>
          <table:table-cell table:formula="of:=([.L126]-[.H126])*1000" office:value-type="float" office:value="29.82" calcext:value-type="float">
            <text:p>29.82</text:p>
          </table:table-cell>
          <table:table-cell table:number-columns-repeated="11"/>
        </table:table-row>
        <table:table-row table:style-name="ro1">
          <table:table-cell office:value-type="float" office:value="0.0356" calcext:value-type="float">
            <text:p>0.0356</text:p>
          </table:table-cell>
          <table:table-cell office:value-type="float" office:value="0.64137" calcext:value-type="float">
            <text:p>0.64137</text:p>
          </table:table-cell>
          <table:table-cell office:value-type="float" office:value="0.64859" calcext:value-type="float">
            <text:p>0.64859</text:p>
          </table:table-cell>
          <table:table-cell table:formula="of:=([.C127]-[.B127])*1000" office:value-type="float" office:value="7.21999999999989" calcext:value-type="float">
            <text:p>7.21999999999989</text:p>
          </table:table-cell>
          <table:table-cell office:value-type="float" office:value="0.65784" calcext:value-type="float">
            <text:p>0.65784</text:p>
          </table:table-cell>
          <table:table-cell office:value-type="float" office:value="0.67403" calcext:value-type="float">
            <text:p>0.67403</text:p>
          </table:table-cell>
          <table:table-cell table:formula="of:=([.F127]-[.E127])*1000" office:value-type="float" office:value="16.1899999999999" calcext:value-type="float">
            <text:p>16.1899999999999</text:p>
          </table:table-cell>
          <table:table-cell office:value-type="float" office:value="0.66524" calcext:value-type="float">
            <text:p>0.66524</text:p>
          </table:table-cell>
          <table:table-cell office:value-type="float" office:value="0.68928" calcext:value-type="float">
            <text:p>0.68928</text:p>
          </table:table-cell>
          <table:table-cell table:formula="of:=([.I127]-[.H127])*1000" office:value-type="float" office:value="24.0399999999999" calcext:value-type="float">
            <text:p>24.0399999999999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69462" calcext:value-type="float">
            <text:p>0.69462</text:p>
          </table:table-cell>
          <table:table-cell table:formula="of:=([.L127]-[.H127])*1000" office:value-type="float" office:value="29.38" calcext:value-type="float">
            <text:p>29.38</text:p>
          </table:table-cell>
          <table:table-cell table:number-columns-repeated="11"/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64128" calcext:value-type="float">
            <text:p>0.64128</text:p>
          </table:table-cell>
          <table:table-cell office:value-type="float" office:value="0.64853" calcext:value-type="float">
            <text:p>0.64853</text:p>
          </table:table-cell>
          <table:table-cell table:formula="of:=([.C128]-[.B128])*1000" office:value-type="float" office:value="7.24999999999998" calcext:value-type="float">
            <text:p>7.24999999999998</text:p>
          </table:table-cell>
          <table:table-cell office:value-type="float" office:value="0.6581" calcext:value-type="float">
            <text:p>0.6581</text:p>
          </table:table-cell>
          <table:table-cell office:value-type="float" office:value="0.67396" calcext:value-type="float">
            <text:p>0.67396</text:p>
          </table:table-cell>
          <table:table-cell table:formula="of:=([.F128]-[.E128])*1000" office:value-type="float" office:value="15.86" calcext:value-type="float">
            <text:p>15.86</text:p>
          </table:table-cell>
          <table:table-cell office:value-type="float" office:value="0.66562" calcext:value-type="float">
            <text:p>0.66562</text:p>
          </table:table-cell>
          <table:table-cell office:value-type="float" office:value="0.68922" calcext:value-type="float">
            <text:p>0.68922</text:p>
          </table:table-cell>
          <table:table-cell table:formula="of:=([.I128]-[.H128])*1000" office:value-type="float" office:value="23.6" calcext:value-type="float">
            <text:p>23.6</text:p>
          </table:table-cell>
          <table:table-cell office:value-type="float" office:value="0.66681" calcext:value-type="float">
            <text:p>0.66681</text:p>
          </table:table-cell>
          <table:table-cell office:value-type="float" office:value="0.69455" calcext:value-type="float">
            <text:p>0.69455</text:p>
          </table:table-cell>
          <table:table-cell table:formula="of:=([.L128]-[.H128])*1000" office:value-type="float" office:value="28.93" calcext:value-type="float">
            <text:p>28.93</text:p>
          </table:table-cell>
          <table:table-cell table:number-columns-repeated="11"/>
        </table:table-row>
        <table:table-row table:style-name="ro1">
          <table:table-cell office:value-type="float" office:value="0.0364" calcext:value-type="float">
            <text:p>0.0364</text:p>
          </table:table-cell>
          <table:table-cell office:value-type="float" office:value="0.64119" calcext:value-type="float">
            <text:p>0.64119</text:p>
          </table:table-cell>
          <table:table-cell office:value-type="float" office:value="0.64847" calcext:value-type="float">
            <text:p>0.64847</text:p>
          </table:table-cell>
          <table:table-cell table:formula="of:=([.C129]-[.B129])*1000" office:value-type="float" office:value="7.28000000000006" calcext:value-type="float">
            <text:p>7.28000000000006</text:p>
          </table:table-cell>
          <table:table-cell office:value-type="float" office:value="0.65837" calcext:value-type="float">
            <text:p>0.65837</text:p>
          </table:table-cell>
          <table:table-cell office:value-type="float" office:value="0.6739" calcext:value-type="float">
            <text:p>0.6739</text:p>
          </table:table-cell>
          <table:table-cell table:formula="of:=([.F129]-[.E129])*1000" office:value-type="float" office:value="15.53" calcext:value-type="float">
            <text:p>15.53</text:p>
          </table:table-cell>
          <table:table-cell office:value-type="float" office:value="0.66599" calcext:value-type="float">
            <text:p>0.66599</text:p>
          </table:table-cell>
          <table:table-cell office:value-type="float" office:value="0.68915" calcext:value-type="float">
            <text:p>0.68915</text:p>
          </table:table-cell>
          <table:table-cell table:formula="of:=([.I129]-[.H129])*1000" office:value-type="float" office:value="23.16" calcext:value-type="float">
            <text:p>23.16</text:p>
          </table:table-cell>
          <table:table-cell office:value-type="float" office:value="0.66722" calcext:value-type="float">
            <text:p>0.66722</text:p>
          </table:table-cell>
          <table:table-cell office:value-type="float" office:value="0.69449" calcext:value-type="float">
            <text:p>0.69449</text:p>
          </table:table-cell>
          <table:table-cell table:formula="of:=([.L129]-[.H129])*1000" office:value-type="float" office:value="28.5" calcext:value-type="float">
            <text:p>28.5</text:p>
          </table:table-cell>
          <table:table-cell table:number-columns-repeated="11"/>
        </table:table-row>
        <table:table-row table:style-name="ro1">
          <table:table-cell office:value-type="float" office:value="0.0368" calcext:value-type="float">
            <text:p>0.0368</text:p>
          </table:table-cell>
          <table:table-cell office:value-type="float" office:value="0.64109" calcext:value-type="float">
            <text:p>0.64109</text:p>
          </table:table-cell>
          <table:table-cell office:value-type="float" office:value="0.6484" calcext:value-type="float">
            <text:p>0.6484</text:p>
          </table:table-cell>
          <table:table-cell table:formula="of:=([.C130]-[.B130])*1000" office:value-type="float" office:value="7.30999999999993" calcext:value-type="float">
            <text:p>7.30999999999993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67384" calcext:value-type="float">
            <text:p>0.67384</text:p>
          </table:table-cell>
          <table:table-cell table:formula="of:=([.F130]-[.E130])*1000" office:value-type="float" office:value="15.24" calcext:value-type="float">
            <text:p>15.24</text:p>
          </table:table-cell>
          <table:table-cell office:value-type="float" office:value="0.66634" calcext:value-type="float">
            <text:p>0.66634</text:p>
          </table:table-cell>
          <table:table-cell office:value-type="float" office:value="0.68909" calcext:value-type="float">
            <text:p>0.68909</text:p>
          </table:table-cell>
          <table:table-cell table:formula="of:=([.I130]-[.H130])*1000" office:value-type="float" office:value="22.75" calcext:value-type="float">
            <text:p>22.75</text:p>
          </table:table-cell>
          <table:table-cell office:value-type="float" office:value="0.6676" calcext:value-type="float">
            <text:p>0.6676</text:p>
          </table:table-cell>
          <table:table-cell office:value-type="float" office:value="0.69442" calcext:value-type="float">
            <text:p>0.69442</text:p>
          </table:table-cell>
          <table:table-cell table:formula="of:=([.L130]-[.H130])*1000" office:value-type="float" office:value="28.08" calcext:value-type="float">
            <text:p>28.08</text:p>
          </table:table-cell>
          <table:table-cell table:number-columns-repeated="11"/>
        </table:table-row>
        <table:table-row table:style-name="ro1">
          <table:table-cell office:value-type="float" office:value="0.0372" calcext:value-type="float">
            <text:p>0.0372</text:p>
          </table:table-cell>
          <table:table-cell office:value-type="float" office:value="0.64099" calcext:value-type="float">
            <text:p>0.64099</text:p>
          </table:table-cell>
          <table:table-cell office:value-type="float" office:value="0.64835" calcext:value-type="float">
            <text:p>0.64835</text:p>
          </table:table-cell>
          <table:table-cell table:formula="of:=([.C131]-[.B131])*1000" office:value-type="float" office:value="7.36000000000003" calcext:value-type="float">
            <text:p>7.36000000000003</text:p>
          </table:table-cell>
          <table:table-cell office:value-type="float" office:value="0.65877" calcext:value-type="float">
            <text:p>0.65877</text:p>
          </table:table-cell>
          <table:table-cell office:value-type="float" office:value="0.67378" calcext:value-type="float">
            <text:p>0.67378</text:p>
          </table:table-cell>
          <table:table-cell table:formula="of:=([.F131]-[.E131])*1000" office:value-type="float" office:value="15.01" calcext:value-type="float">
            <text:p>15.01</text:p>
          </table:table-cell>
          <table:table-cell office:value-type="float" office:value="0.66662" calcext:value-type="float">
            <text:p>0.66662</text:p>
          </table:table-cell>
          <table:table-cell office:value-type="float" office:value="0.68903" calcext:value-type="float">
            <text:p>0.68903</text:p>
          </table:table-cell>
          <table:table-cell table:formula="of:=([.I131]-[.H131])*1000" office:value-type="float" office:value="22.4099999999999" calcext:value-type="float">
            <text:p>22.4099999999999</text:p>
          </table:table-cell>
          <table:table-cell office:value-type="float" office:value="0.66793" calcext:value-type="float">
            <text:p>0.66793</text:p>
          </table:table-cell>
          <table:table-cell office:value-type="float" office:value="0.69436" calcext:value-type="float">
            <text:p>0.69436</text:p>
          </table:table-cell>
          <table:table-cell table:formula="of:=([.L131]-[.H131])*1000" office:value-type="float" office:value="27.74" calcext:value-type="float">
            <text:p>27.74</text:p>
          </table:table-cell>
          <table:table-cell table:number-columns-repeated="11"/>
        </table:table-row>
        <table:table-row table:style-name="ro1">
          <table:table-cell office:value-type="float" office:value="0.0376" calcext:value-type="float">
            <text:p>0.0376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64829" calcext:value-type="float">
            <text:p>0.64829</text:p>
          </table:table-cell>
          <table:table-cell table:formula="of:=([.C132]-[.B132])*1000" office:value-type="float" office:value="7.39000000000001" calcext:value-type="float">
            <text:p>7.39000000000001</text:p>
          </table:table-cell>
          <table:table-cell office:value-type="float" office:value="0.65894" calcext:value-type="float">
            <text:p>0.65894</text:p>
          </table:table-cell>
          <table:table-cell office:value-type="float" office:value="0.67372" calcext:value-type="float">
            <text:p>0.67372</text:p>
          </table:table-cell>
          <table:table-cell table:formula="of:=([.F132]-[.E132])*1000" office:value-type="float" office:value="14.78" calcext:value-type="float">
            <text:p>14.78</text:p>
          </table:table-cell>
          <table:table-cell office:value-type="float" office:value="0.6669" calcext:value-type="float">
            <text:p>0.6669</text:p>
          </table:table-cell>
          <table:table-cell office:value-type="float" office:value="0.68897" calcext:value-type="float">
            <text:p>0.68897</text:p>
          </table:table-cell>
          <table:table-cell table:formula="of:=([.I132]-[.H132])*1000" office:value-type="float" office:value="22.07" calcext:value-type="float">
            <text:p>22.07</text:p>
          </table:table-cell>
          <table:table-cell office:value-type="float" office:value="0.66825" calcext:value-type="float">
            <text:p>0.66825</text:p>
          </table:table-cell>
          <table:table-cell office:value-type="float" office:value="0.6943" calcext:value-type="float">
            <text:p>0.6943</text:p>
          </table:table-cell>
          <table:table-cell table:formula="of:=([.L132]-[.H132])*1000" office:value-type="float" office:value="27.4" calcext:value-type="float">
            <text:p>27.4</text:p>
          </table:table-cell>
          <table:table-cell table:number-columns-repeated="11"/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64823" calcext:value-type="float">
            <text:p>0.64823</text:p>
          </table:table-cell>
          <table:table-cell table:formula="of:=([.C133]-[.B133])*1000" office:value-type="float" office:value="7.43000000000005" calcext:value-type="float">
            <text:p>7.43000000000005</text:p>
          </table:table-cell>
          <table:table-cell office:value-type="float" office:value="0.6591" calcext:value-type="float">
            <text:p>0.6591</text:p>
          </table:table-cell>
          <table:table-cell office:value-type="float" office:value="0.67366" calcext:value-type="float">
            <text:p>0.67366</text:p>
          </table:table-cell>
          <table:table-cell table:formula="of:=([.F133]-[.E133])*1000" office:value-type="float" office:value="14.56" calcext:value-type="float">
            <text:p>14.56</text:p>
          </table:table-cell>
          <table:table-cell office:value-type="float" office:value="0.66718" calcext:value-type="float">
            <text:p>0.66718</text:p>
          </table:table-cell>
          <table:table-cell office:value-type="float" office:value="0.68891" calcext:value-type="float">
            <text:p>0.68891</text:p>
          </table:table-cell>
          <table:table-cell table:formula="of:=([.I133]-[.H133])*1000" office:value-type="float" office:value="21.7299999999999" calcext:value-type="float">
            <text:p>21.7299999999999</text:p>
          </table:table-cell>
          <table:table-cell office:value-type="float" office:value="0.66857" calcext:value-type="float">
            <text:p>0.66857</text:p>
          </table:table-cell>
          <table:table-cell office:value-type="float" office:value="0.69424" calcext:value-type="float">
            <text:p>0.69424</text:p>
          </table:table-cell>
          <table:table-cell table:formula="of:=([.L133]-[.H133])*1000" office:value-type="float" office:value="27.06" calcext:value-type="float">
            <text:p>27.06</text:p>
          </table:table-cell>
          <table:table-cell table:number-columns-repeated="11"/>
        </table:table-row>
        <table:table-row table:style-name="ro1">
          <table:table-cell office:value-type="float" office:value="0.0384" calcext:value-type="float">
            <text:p>0.0384</text:p>
          </table:table-cell>
          <table:table-cell office:value-type="float" office:value="0.6407" calcext:value-type="float">
            <text:p>0.6407</text:p>
          </table:table-cell>
          <table:table-cell office:value-type="float" office:value="0.64817" calcext:value-type="float">
            <text:p>0.64817</text:p>
          </table:table-cell>
          <table:table-cell table:formula="of:=([.C134]-[.B134])*1000" office:value-type="float" office:value="7.46999999999998" calcext:value-type="float">
            <text:p>7.46999999999998</text:p>
          </table:table-cell>
          <table:table-cell office:value-type="float" office:value="0.65927" calcext:value-type="float">
            <text:p>0.65927</text:p>
          </table:table-cell>
          <table:table-cell office:value-type="float" office:value="0.6736" calcext:value-type="float">
            <text:p>0.6736</text:p>
          </table:table-cell>
          <table:table-cell table:formula="of:=([.F134]-[.E134])*1000" office:value-type="float" office:value="14.3300000000001" calcext:value-type="float">
            <text:p>14.3300000000001</text:p>
          </table:table-cell>
          <table:table-cell office:value-type="float" office:value="0.66746" calcext:value-type="float">
            <text:p>0.66746</text:p>
          </table:table-cell>
          <table:table-cell office:value-type="float" office:value="0.68885" calcext:value-type="float">
            <text:p>0.68885</text:p>
          </table:table-cell>
          <table:table-cell table:formula="of:=([.I134]-[.H134])*1000" office:value-type="float" office:value="21.39" calcext:value-type="float">
            <text:p>21.39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69417" calcext:value-type="float">
            <text:p>0.69417</text:p>
          </table:table-cell>
          <table:table-cell table:formula="of:=([.L134]-[.H134])*1000" office:value-type="float" office:value="26.71" calcext:value-type="float">
            <text:p>26.71</text:p>
          </table:table-cell>
          <table:table-cell table:number-columns-repeated="11"/>
        </table:table-row>
        <table:table-row table:style-name="ro1">
          <table:table-cell office:value-type="float" office:value="0.0388" calcext:value-type="float">
            <text:p>0.0388</text:p>
          </table:table-cell>
          <table:table-cell office:value-type="float" office:value="0.6406" calcext:value-type="float">
            <text:p>0.6406</text:p>
          </table:table-cell>
          <table:table-cell office:value-type="float" office:value="0.64812" calcext:value-type="float">
            <text:p>0.64812</text:p>
          </table:table-cell>
          <table:table-cell table:formula="of:=([.C135]-[.B135])*1000" office:value-type="float" office:value="7.51999999999997" calcext:value-type="float">
            <text:p>7.51999999999997</text:p>
          </table:table-cell>
          <table:table-cell office:value-type="float" office:value="0.65943" calcext:value-type="float">
            <text:p>0.65943</text:p>
          </table:table-cell>
          <table:table-cell office:value-type="float" office:value="0.67354" calcext:value-type="float">
            <text:p>0.67354</text:p>
          </table:table-cell>
          <table:table-cell table:formula="of:=([.F135]-[.E135])*1000" office:value-type="float" office:value="14.11" calcext:value-type="float">
            <text:p>14.11</text:p>
          </table:table-cell>
          <table:table-cell office:value-type="float" office:value="0.66775" calcext:value-type="float">
            <text:p>0.66775</text:p>
          </table:table-cell>
          <table:table-cell office:value-type="float" office:value="0.68879" calcext:value-type="float">
            <text:p>0.68879</text:p>
          </table:table-cell>
          <table:table-cell table:formula="of:=([.I135]-[.H135])*1000" office:value-type="float" office:value="21.0399999999999" calcext:value-type="float">
            <text:p>21.0399999999999</text:p>
          </table:table-cell>
          <table:table-cell office:value-type="float" office:value="0.66922" calcext:value-type="float">
            <text:p>0.66922</text:p>
          </table:table-cell>
          <table:table-cell office:value-type="float" office:value="0.69411" calcext:value-type="float">
            <text:p>0.69411</text:p>
          </table:table-cell>
          <table:table-cell table:formula="of:=([.L135]-[.H135])*1000" office:value-type="float" office:value="26.3599999999999" calcext:value-type="float">
            <text:p>26.3599999999999</text:p>
          </table:table-cell>
          <table:table-cell table:number-columns-repeated="11"/>
        </table:table-row>
        <table:table-row table:style-name="ro1">
          <table:table-cell office:value-type="float" office:value="0.0392" calcext:value-type="float">
            <text:p>0.0392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64806" calcext:value-type="float">
            <text:p>0.64806</text:p>
          </table:table-cell>
          <table:table-cell table:formula="of:=([.C136]-[.B136])*1000" office:value-type="float" office:value="7.56000000000001" calcext:value-type="float">
            <text:p>7.56000000000001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7348" calcext:value-type="float">
            <text:p>0.67348</text:p>
          </table:table-cell>
          <table:table-cell table:formula="of:=([.F136]-[.E136])*1000" office:value-type="float" office:value="13.88" calcext:value-type="float">
            <text:p>13.88</text:p>
          </table:table-cell>
          <table:table-cell office:value-type="float" office:value="0.66803" calcext:value-type="float">
            <text:p>0.66803</text:p>
          </table:table-cell>
          <table:table-cell office:value-type="float" office:value="0.68873" calcext:value-type="float">
            <text:p>0.68873</text:p>
          </table:table-cell>
          <table:table-cell table:formula="of:=([.I136]-[.H136])*1000" office:value-type="float" office:value="20.7000000000001" calcext:value-type="float">
            <text:p>20.7000000000001</text:p>
          </table:table-cell>
          <table:table-cell office:value-type="float" office:value="0.66954" calcext:value-type="float">
            <text:p>0.66954</text:p>
          </table:table-cell>
          <table:table-cell office:value-type="float" office:value="0.69405" calcext:value-type="float">
            <text:p>0.69405</text:p>
          </table:table-cell>
          <table:table-cell table:formula="of:=([.L136]-[.H136])*1000" office:value-type="float" office:value="26.02" calcext:value-type="float">
            <text:p>26.02</text:p>
          </table:table-cell>
          <table:table-cell table:number-columns-repeated="11"/>
        </table:table-row>
        <table:table-row table:style-name="ro1">
          <table:table-cell office:value-type="float" office:value="0.0396" calcext:value-type="float">
            <text:p>0.0396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648" calcext:value-type="float">
            <text:p>0.648</text:p>
          </table:table-cell>
          <table:table-cell table:formula="of:=([.C137]-[.B137])*1000" office:value-type="float" office:value="7.59999999999994" calcext:value-type="float">
            <text:p>7.59999999999994</text:p>
          </table:table-cell>
          <table:table-cell office:value-type="float" office:value="0.65977" calcext:value-type="float">
            <text:p>0.65977</text:p>
          </table:table-cell>
          <table:table-cell office:value-type="float" office:value="0.67342" calcext:value-type="float">
            <text:p>0.67342</text:p>
          </table:table-cell>
          <table:table-cell table:formula="of:=([.F137]-[.E137])*1000" office:value-type="float" office:value="13.6499999999999" calcext:value-type="float">
            <text:p>13.6499999999999</text:p>
          </table:table-cell>
          <table:table-cell office:value-type="float" office:value="0.66831" calcext:value-type="float">
            <text:p>0.66831</text:p>
          </table:table-cell>
          <table:table-cell office:value-type="float" office:value="0.68867" calcext:value-type="float">
            <text:p>0.68867</text:p>
          </table:table-cell>
          <table:table-cell table:formula="of:=([.I137]-[.H137])*1000" office:value-type="float" office:value="20.3599999999999" calcext:value-type="float">
            <text:p>20.3599999999999</text:p>
          </table:table-cell>
          <table:table-cell office:value-type="float" office:value="0.66987" calcext:value-type="float">
            <text:p>0.66987</text:p>
          </table:table-cell>
          <table:table-cell office:value-type="float" office:value="0.69399" calcext:value-type="float">
            <text:p>0.69399</text:p>
          </table:table-cell>
          <table:table-cell table:formula="of:=([.L137]-[.H137])*1000" office:value-type="float" office:value="25.68" calcext:value-type="float">
            <text:p>25.68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64031" calcext:value-type="float">
            <text:p>0.64031</text:p>
          </table:table-cell>
          <table:table-cell office:value-type="float" office:value="0.64795" calcext:value-type="float">
            <text:p>0.64795</text:p>
          </table:table-cell>
          <table:table-cell table:formula="of:=([.C138]-[.B138])*1000" office:value-type="float" office:value="7.63999999999998" calcext:value-type="float">
            <text:p>7.63999999999998</text:p>
          </table:table-cell>
          <table:table-cell office:value-type="float" office:value="0.65993" calcext:value-type="float">
            <text:p>0.65993</text:p>
          </table:table-cell>
          <table:table-cell office:value-type="float" office:value="0.67336" calcext:value-type="float">
            <text:p>0.67336</text:p>
          </table:table-cell>
          <table:table-cell table:formula="of:=([.F138]-[.E138])*1000" office:value-type="float" office:value="13.4300000000001" calcext:value-type="float">
            <text:p>13.4300000000001</text:p>
          </table:table-cell>
          <table:table-cell office:value-type="float" office:value="0.66859" calcext:value-type="float">
            <text:p>0.66859</text:p>
          </table:table-cell>
          <table:table-cell office:value-type="float" office:value="0.68861" calcext:value-type="float">
            <text:p>0.68861</text:p>
          </table:table-cell>
          <table:table-cell table:formula="of:=([.I138]-[.H138])*1000" office:value-type="float" office:value="20.02" calcext:value-type="float">
            <text:p>20.02</text:p>
          </table:table-cell>
          <table:table-cell office:value-type="float" office:value="0.67019" calcext:value-type="float">
            <text:p>0.67019</text:p>
          </table:table-cell>
          <table:table-cell office:value-type="float" office:value="0.69393" calcext:value-type="float">
            <text:p>0.69393</text:p>
          </table:table-cell>
          <table:table-cell table:formula="of:=([.L138]-[.H138])*1000" office:value-type="float" office:value="25.34" calcext:value-type="float">
            <text:p>25.34</text:p>
          </table:table-cell>
          <table:table-cell table:number-columns-repeated="11"/>
        </table:table-row>
        <table:table-row table:style-name="ro1">
          <table:table-cell office:value-type="float" office:value="0.0404" calcext:value-type="float">
            <text:p>0.0404</text:p>
          </table:table-cell>
          <table:table-cell office:value-type="float" office:value="0.64021" calcext:value-type="float">
            <text:p>0.64021</text:p>
          </table:table-cell>
          <table:table-cell office:value-type="float" office:value="0.64789" calcext:value-type="float">
            <text:p>0.64789</text:p>
          </table:table-cell>
          <table:table-cell table:formula="of:=([.C139]-[.B139])*1000" office:value-type="float" office:value="7.68000000000002" calcext:value-type="float">
            <text:p>7.68000000000002</text:p>
          </table:table-cell>
          <table:table-cell office:value-type="float" office:value="0.66003" calcext:value-type="float">
            <text:p>0.66003</text:p>
          </table:table-cell>
          <table:table-cell office:value-type="float" office:value="0.67331" calcext:value-type="float">
            <text:p>0.67331</text:p>
          </table:table-cell>
          <table:table-cell table:formula="of:=([.F139]-[.E139])*1000" office:value-type="float" office:value="13.2800000000001" calcext:value-type="float">
            <text:p>13.2800000000001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8856" calcext:value-type="float">
            <text:p>0.68856</text:p>
          </table:table-cell>
          <table:table-cell table:formula="of:=([.I139]-[.H139])*1000" office:value-type="float" office:value="19.76" calcext:value-type="float">
            <text:p>19.76</text:p>
          </table:table-cell>
          <table:table-cell office:value-type="float" office:value="0.67044" calcext:value-type="float">
            <text:p>0.67044</text:p>
          </table:table-cell>
          <table:table-cell office:value-type="float" office:value="0.69387" calcext:value-type="float">
            <text:p>0.69387</text:p>
          </table:table-cell>
          <table:table-cell table:formula="of:=([.L139]-[.H139])*1000" office:value-type="float" office:value="25.07" calcext:value-type="float">
            <text:p>25.07</text:p>
          </table:table-cell>
          <table:table-cell table:number-columns-repeated="11"/>
        </table:table-row>
        <table:table-row table:style-name="ro1">
          <table:table-cell office:value-type="float" office:value="0.0408" calcext:value-type="float">
            <text:p>0.0408</text:p>
          </table:table-cell>
          <table:table-cell office:value-type="float" office:value="0.64011" calcext:value-type="float">
            <text:p>0.64011</text:p>
          </table:table-cell>
          <table:table-cell office:value-type="float" office:value="0.64784" calcext:value-type="float">
            <text:p>0.64784</text:p>
          </table:table-cell>
          <table:table-cell table:formula="of:=([.C140]-[.B140])*1000" office:value-type="float" office:value="7.73000000000001" calcext:value-type="float">
            <text:p>7.73000000000001</text:p>
          </table:table-cell>
          <table:table-cell office:value-type="float" office:value="0.66012" calcext:value-type="float">
            <text:p>0.66012</text:p>
          </table:table-cell>
          <table:table-cell office:value-type="float" office:value="0.67325" calcext:value-type="float">
            <text:p>0.67325</text:p>
          </table:table-cell>
          <table:table-cell table:formula="of:=([.F140]-[.E140])*1000" office:value-type="float" office:value="13.13" calcext:value-type="float">
            <text:p>13.13</text:p>
          </table:table-cell>
          <table:table-cell office:value-type="float" office:value="0.66901" calcext:value-type="float">
            <text:p>0.66901</text:p>
          </table:table-cell>
          <table:table-cell office:value-type="float" office:value="0.6885" calcext:value-type="float">
            <text:p>0.6885</text:p>
          </table:table-cell>
          <table:table-cell table:formula="of:=([.I140]-[.H140])*1000" office:value-type="float" office:value="19.4899999999999" calcext:value-type="float">
            <text:p>19.4899999999999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69382" calcext:value-type="float">
            <text:p>0.69382</text:p>
          </table:table-cell>
          <table:table-cell table:formula="of:=([.L140]-[.H140])*1000" office:value-type="float" office:value="24.81" calcext:value-type="float">
            <text:p>24.81</text:p>
          </table:table-cell>
          <table:table-cell table:number-columns-repeated="11"/>
        </table:table-row>
        <table:table-row table:style-name="ro1">
          <table:table-cell office:value-type="float" office:value="0.0412" calcext:value-type="float">
            <text:p>0.0412</text:p>
          </table:table-cell>
          <table:table-cell office:value-type="float" office:value="0.64001" calcext:value-type="float">
            <text:p>0.64001</text:p>
          </table:table-cell>
          <table:table-cell office:value-type="float" office:value="0.64779" calcext:value-type="float">
            <text:p>0.64779</text:p>
          </table:table-cell>
          <table:table-cell table:formula="of:=([.C141]-[.B141])*1000" office:value-type="float" office:value="7.78000000000001" calcext:value-type="float">
            <text:p>7.78000000000001</text:p>
          </table:table-cell>
          <table:table-cell office:value-type="float" office:value="0.66021" calcext:value-type="float">
            <text:p>0.66021</text:p>
          </table:table-cell>
          <table:table-cell office:value-type="float" office:value="0.6732" calcext:value-type="float">
            <text:p>0.6732</text:p>
          </table:table-cell>
          <table:table-cell table:formula="of:=([.F141]-[.E141])*1000" office:value-type="float" office:value="12.9899999999999" calcext:value-type="float">
            <text:p>12.9899999999999</text:p>
          </table:table-cell>
          <table:table-cell office:value-type="float" office:value="0.66922" calcext:value-type="float">
            <text:p>0.66922</text:p>
          </table:table-cell>
          <table:table-cell office:value-type="float" office:value="0.68844" calcext:value-type="float">
            <text:p>0.68844</text:p>
          </table:table-cell>
          <table:table-cell table:formula="of:=([.I141]-[.H141])*1000" office:value-type="float" office:value="19.22" calcext:value-type="float">
            <text:p>19.22</text:p>
          </table:table-cell>
          <table:table-cell office:value-type="float" office:value="0.67095" calcext:value-type="float">
            <text:p>0.67095</text:p>
          </table:table-cell>
          <table:table-cell office:value-type="float" office:value="0.69376" calcext:value-type="float">
            <text:p>0.69376</text:p>
          </table:table-cell>
          <table:table-cell table:formula="of:=([.L141]-[.H141])*1000" office:value-type="float" office:value="24.54" calcext:value-type="float">
            <text:p>24.54</text:p>
          </table:table-cell>
          <table:table-cell table:number-columns-repeated="11"/>
        </table:table-row>
        <table:table-row table:style-name="ro1">
          <table:table-cell office:value-type="float" office:value="0.0416" calcext:value-type="float">
            <text:p>0.0416</text:p>
          </table:table-cell>
          <table:table-cell office:value-type="float" office:value="0.63991" calcext:value-type="float">
            <text:p>0.63991</text:p>
          </table:table-cell>
          <table:table-cell office:value-type="float" office:value="0.64774" calcext:value-type="float">
            <text:p>0.64774</text:p>
          </table:table-cell>
          <table:table-cell table:formula="of:=([.C142]-[.B142])*1000" office:value-type="float" office:value="7.83" calcext:value-type="float">
            <text:p>7.83</text:p>
          </table:table-cell>
          <table:table-cell office:value-type="float" office:value="0.66031" calcext:value-type="float">
            <text:p>0.66031</text:p>
          </table:table-cell>
          <table:table-cell office:value-type="float" office:value="0.67314" calcext:value-type="float">
            <text:p>0.67314</text:p>
          </table:table-cell>
          <table:table-cell table:formula="of:=([.F142]-[.E142])*1000" office:value-type="float" office:value="12.83" calcext:value-type="float">
            <text:p>12.83</text:p>
          </table:table-cell>
          <table:table-cell office:value-type="float" office:value="0.66943" calcext:value-type="float">
            <text:p>0.66943</text:p>
          </table:table-cell>
          <table:table-cell office:value-type="float" office:value="0.68839" calcext:value-type="float">
            <text:p>0.68839</text:p>
          </table:table-cell>
          <table:table-cell table:formula="of:=([.I142]-[.H142])*1000" office:value-type="float" office:value="18.96" calcext:value-type="float">
            <text:p>18.96</text:p>
          </table:table-cell>
          <table:table-cell office:value-type="float" office:value="0.67121" calcext:value-type="float">
            <text:p>0.67121</text:p>
          </table:table-cell>
          <table:table-cell office:value-type="float" office:value="0.6937" calcext:value-type="float">
            <text:p>0.6937</text:p>
          </table:table-cell>
          <table:table-cell table:formula="of:=([.L142]-[.H142])*1000" office:value-type="float" office:value="24.2699999999999" calcext:value-type="float">
            <text:p>24.2699999999999</text:p>
          </table:table-cell>
          <table:table-cell table:number-columns-repeated="11"/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63981" calcext:value-type="float">
            <text:p>0.63981</text:p>
          </table:table-cell>
          <table:table-cell office:value-type="float" office:value="0.64768" calcext:value-type="float">
            <text:p>0.64768</text:p>
          </table:table-cell>
          <table:table-cell table:formula="of:=([.C143]-[.B143])*1000" office:value-type="float" office:value="7.86999999999993" calcext:value-type="float">
            <text:p>7.86999999999993</text:p>
          </table:table-cell>
          <table:table-cell office:value-type="float" office:value="0.6604" calcext:value-type="float">
            <text:p>0.6604</text:p>
          </table:table-cell>
          <table:table-cell office:value-type="float" office:value="0.67309" calcext:value-type="float">
            <text:p>0.67309</text:p>
          </table:table-cell>
          <table:table-cell table:formula="of:=([.F143]-[.E143])*1000" office:value-type="float" office:value="12.6900000000001" calcext:value-type="float">
            <text:p>12.6900000000001</text:p>
          </table:table-cell>
          <table:table-cell office:value-type="float" office:value="0.66964" calcext:value-type="float">
            <text:p>0.66964</text:p>
          </table:table-cell>
          <table:table-cell office:value-type="float" office:value="0.68833" calcext:value-type="float">
            <text:p>0.68833</text:p>
          </table:table-cell>
          <table:table-cell table:formula="of:=([.I143]-[.H143])*1000" office:value-type="float" office:value="18.6900000000001" calcext:value-type="float">
            <text:p>18.6900000000001</text:p>
          </table:table-cell>
          <table:table-cell office:value-type="float" office:value="0.67146" calcext:value-type="float">
            <text:p>0.67146</text:p>
          </table:table-cell>
          <table:table-cell office:value-type="float" office:value="0.69365" calcext:value-type="float">
            <text:p>0.69365</text:p>
          </table:table-cell>
          <table:table-cell table:formula="of:=([.L143]-[.H143])*1000" office:value-type="float" office:value="24.0100000000001" calcext:value-type="float">
            <text:p>24.0100000000001</text:p>
          </table:table-cell>
          <table:table-cell table:number-columns-repeated="11"/>
        </table:table-row>
        <table:table-row table:style-name="ro1">
          <table:table-cell office:value-type="float" office:value="0.0424" calcext:value-type="float">
            <text:p>0.0424</text:p>
          </table:table-cell>
          <table:table-cell office:value-type="float" office:value="0.63971" calcext:value-type="float">
            <text:p>0.63971</text:p>
          </table:table-cell>
          <table:table-cell office:value-type="float" office:value="0.64763" calcext:value-type="float">
            <text:p>0.64763</text:p>
          </table:table-cell>
          <table:table-cell table:formula="of:=([.C144]-[.B144])*1000" office:value-type="float" office:value="7.92000000000004" calcext:value-type="float">
            <text:p>7.92000000000004</text:p>
          </table:table-cell>
          <table:table-cell office:value-type="float" office:value="0.66049" calcext:value-type="float">
            <text:p>0.66049</text:p>
          </table:table-cell>
          <table:table-cell office:value-type="float" office:value="0.67304" calcext:value-type="float">
            <text:p>0.67304</text:p>
          </table:table-cell>
          <table:table-cell table:formula="of:=([.F144]-[.E144])*1000" office:value-type="float" office:value="12.5500000000001" calcext:value-type="float">
            <text:p>12.5500000000001</text:p>
          </table:table-cell>
          <table:table-cell office:value-type="float" office:value="0.66985" calcext:value-type="float">
            <text:p>0.66985</text:p>
          </table:table-cell>
          <table:table-cell office:value-type="float" office:value="0.68828" calcext:value-type="float">
            <text:p>0.68828</text:p>
          </table:table-cell>
          <table:table-cell table:formula="of:=([.I144]-[.H144])*1000" office:value-type="float" office:value="18.4299999999999" calcext:value-type="float">
            <text:p>18.4299999999999</text:p>
          </table:table-cell>
          <table:table-cell office:value-type="float" office:value="0.67172" calcext:value-type="float">
            <text:p>0.67172</text:p>
          </table:table-cell>
          <table:table-cell office:value-type="float" office:value="0.69359" calcext:value-type="float">
            <text:p>0.69359</text:p>
          </table:table-cell>
          <table:table-cell table:formula="of:=([.L144]-[.H144])*1000" office:value-type="float" office:value="23.74" calcext:value-type="float">
            <text:p>23.74</text:p>
          </table:table-cell>
          <table:table-cell table:number-columns-repeated="11"/>
        </table:table-row>
        <table:table-row table:style-name="ro1">
          <table:table-cell office:value-type="float" office:value="0.0428" calcext:value-type="float">
            <text:p>0.0428</text:p>
          </table:table-cell>
          <table:table-cell office:value-type="float" office:value="0.63961" calcext:value-type="float">
            <text:p>0.63961</text:p>
          </table:table-cell>
          <table:table-cell office:value-type="float" office:value="0.64758" calcext:value-type="float">
            <text:p>0.64758</text:p>
          </table:table-cell>
          <table:table-cell table:formula="of:=([.C145]-[.B145])*1000" office:value-type="float" office:value="7.97000000000003" calcext:value-type="float">
            <text:p>7.97000000000003</text:p>
          </table:table-cell>
          <table:table-cell office:value-type="float" office:value="0.66059" calcext:value-type="float">
            <text:p>0.66059</text:p>
          </table:table-cell>
          <table:table-cell office:value-type="float" office:value="0.67298" calcext:value-type="float">
            <text:p>0.67298</text:p>
          </table:table-cell>
          <table:table-cell table:formula="of:=([.F145]-[.E145])*1000" office:value-type="float" office:value="12.39" calcext:value-type="float">
            <text:p>12.39</text:p>
          </table:table-cell>
          <table:table-cell office:value-type="float" office:value="0.67006" calcext:value-type="float">
            <text:p>0.67006</text:p>
          </table:table-cell>
          <table:table-cell office:value-type="float" office:value="0.68822" calcext:value-type="float">
            <text:p>0.68822</text:p>
          </table:table-cell>
          <table:table-cell table:formula="of:=([.I145]-[.H145])*1000" office:value-type="float" office:value="18.16" calcext:value-type="float">
            <text:p>18.16</text:p>
          </table:table-cell>
          <table:table-cell office:value-type="float" office:value="0.67197" calcext:value-type="float">
            <text:p>0.67197</text:p>
          </table:table-cell>
          <table:table-cell office:value-type="float" office:value="0.69353" calcext:value-type="float">
            <text:p>0.69353</text:p>
          </table:table-cell>
          <table:table-cell table:formula="of:=([.L145]-[.H145])*1000" office:value-type="float" office:value="23.47" calcext:value-type="float">
            <text:p>23.47</text:p>
          </table:table-cell>
          <table:table-cell table:number-columns-repeated="11"/>
        </table:table-row>
        <table:table-row table:style-name="ro1">
          <table:table-cell office:value-type="float" office:value="0.0432" calcext:value-type="float">
            <text:p>0.0432</text:p>
          </table:table-cell>
          <table:table-cell office:value-type="float" office:value="0.63951" calcext:value-type="float">
            <text:p>0.63951</text:p>
          </table:table-cell>
          <table:table-cell office:value-type="float" office:value="0.64753" calcext:value-type="float">
            <text:p>0.64753</text:p>
          </table:table-cell>
          <table:table-cell table:formula="of:=([.C146]-[.B146])*1000" office:value-type="float" office:value="8.02000000000003" calcext:value-type="float">
            <text:p>8.02000000000003</text:p>
          </table:table-cell>
          <table:table-cell office:value-type="float" office:value="0.66068" calcext:value-type="float">
            <text:p>0.66068</text:p>
          </table:table-cell>
          <table:table-cell office:value-type="float" office:value="0.67293" calcext:value-type="float">
            <text:p>0.67293</text:p>
          </table:table-cell>
          <table:table-cell table:formula="of:=([.F146]-[.E146])*1000" office:value-type="float" office:value="12.25" calcext:value-type="float">
            <text:p>12.25</text:p>
          </table:table-cell>
          <table:table-cell office:value-type="float" office:value="0.67027" calcext:value-type="float">
            <text:p>0.67027</text:p>
          </table:table-cell>
          <table:table-cell office:value-type="float" office:value="0.68817" calcext:value-type="float">
            <text:p>0.68817</text:p>
          </table:table-cell>
          <table:table-cell table:formula="of:=([.I146]-[.H146])*1000" office:value-type="float" office:value="17.9" calcext:value-type="float">
            <text:p>17.9</text:p>
          </table:table-cell>
          <table:table-cell office:value-type="float" office:value="0.67223" calcext:value-type="float">
            <text:p>0.67223</text:p>
          </table:table-cell>
          <table:table-cell office:value-type="float" office:value="0.69348" calcext:value-type="float">
            <text:p>0.69348</text:p>
          </table:table-cell>
          <table:table-cell table:formula="of:=([.L146]-[.H146])*1000" office:value-type="float" office:value="23.2100000000001" calcext:value-type="float">
            <text:p>23.2100000000001</text:p>
          </table:table-cell>
          <table:table-cell table:number-columns-repeated="11"/>
        </table:table-row>
        <table:table-row table:style-name="ro1">
          <table:table-cell office:value-type="float" office:value="0.0436" calcext:value-type="float">
            <text:p>0.0436</text:p>
          </table:table-cell>
          <table:table-cell office:value-type="float" office:value="0.63941" calcext:value-type="float">
            <text:p>0.63941</text:p>
          </table:table-cell>
          <table:table-cell office:value-type="float" office:value="0.64748" calcext:value-type="float">
            <text:p>0.64748</text:p>
          </table:table-cell>
          <table:table-cell table:formula="of:=([.C147]-[.B147])*1000" office:value-type="float" office:value="8.07000000000002" calcext:value-type="float">
            <text:p>8.07000000000002</text:p>
          </table:table-cell>
          <table:table-cell office:value-type="float" office:value="0.66074" calcext:value-type="float">
            <text:p>0.66074</text:p>
          </table:table-cell>
          <table:table-cell office:value-type="float" office:value="0.67287" calcext:value-type="float">
            <text:p>0.67287</text:p>
          </table:table-cell>
          <table:table-cell table:formula="of:=([.F147]-[.E147])*1000" office:value-type="float" office:value="12.13" calcext:value-type="float">
            <text:p>12.13</text:p>
          </table:table-cell>
          <table:table-cell office:value-type="float" office:value="0.67044" calcext:value-type="float">
            <text:p>0.67044</text:p>
          </table:table-cell>
          <table:table-cell office:value-type="float" office:value="0.68812" calcext:value-type="float">
            <text:p>0.68812</text:p>
          </table:table-cell>
          <table:table-cell table:formula="of:=([.I147]-[.H147])*1000" office:value-type="float" office:value="17.68" calcext:value-type="float">
            <text:p>17.68</text:p>
          </table:table-cell>
          <table:table-cell office:value-type="float" office:value="0.67245" calcext:value-type="float">
            <text:p>0.67245</text:p>
          </table:table-cell>
          <table:table-cell office:value-type="float" office:value="0.69342" calcext:value-type="float">
            <text:p>0.69342</text:p>
          </table:table-cell>
          <table:table-cell table:formula="of:=([.L147]-[.H147])*1000" office:value-type="float" office:value="22.98" calcext:value-type="float">
            <text:p>22.98</text:p>
          </table:table-cell>
          <table:table-cell table:number-columns-repeated="11"/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0.63931" calcext:value-type="float">
            <text:p>0.63931</text:p>
          </table:table-cell>
          <table:table-cell office:value-type="float" office:value="0.64743" calcext:value-type="float">
            <text:p>0.64743</text:p>
          </table:table-cell>
          <table:table-cell table:formula="of:=([.C148]-[.B148])*1000" office:value-type="float" office:value="8.12000000000002" calcext:value-type="float">
            <text:p>8.12000000000002</text:p>
          </table:table-cell>
          <table:table-cell office:value-type="float" office:value="0.66078" calcext:value-type="float">
            <text:p>0.66078</text:p>
          </table:table-cell>
          <table:table-cell office:value-type="float" office:value="0.67282" calcext:value-type="float">
            <text:p>0.67282</text:p>
          </table:table-cell>
          <table:table-cell table:formula="of:=([.F148]-[.E148])*1000" office:value-type="float" office:value="12.0400000000001" calcext:value-type="float">
            <text:p>12.0400000000001</text:p>
          </table:table-cell>
          <table:table-cell office:value-type="float" office:value="0.67059" calcext:value-type="float">
            <text:p>0.67059</text:p>
          </table:table-cell>
          <table:table-cell office:value-type="float" office:value="0.68806" calcext:value-type="float">
            <text:p>0.68806</text:p>
          </table:table-cell>
          <table:table-cell table:formula="of:=([.I148]-[.H148])*1000" office:value-type="float" office:value="17.47" calcext:value-type="float">
            <text:p>17.47</text:p>
          </table:table-cell>
          <table:table-cell office:value-type="float" office:value="0.67264" calcext:value-type="float">
            <text:p>0.67264</text:p>
          </table:table-cell>
          <table:table-cell office:value-type="float" office:value="0.69337" calcext:value-type="float">
            <text:p>0.69337</text:p>
          </table:table-cell>
          <table:table-cell table:formula="of:=([.L148]-[.H148])*1000" office:value-type="float" office:value="22.78" calcext:value-type="float">
            <text:p>22.78</text:p>
          </table:table-cell>
          <table:table-cell table:number-columns-repeated="11"/>
        </table:table-row>
        <table:table-row table:style-name="ro1">
          <table:table-cell office:value-type="float" office:value="0.0444" calcext:value-type="float">
            <text:p>0.0444</text:p>
          </table:table-cell>
          <table:table-cell office:value-type="float" office:value="0.63921" calcext:value-type="float">
            <text:p>0.63921</text:p>
          </table:table-cell>
          <table:table-cell office:value-type="float" office:value="0.64738" calcext:value-type="float">
            <text:p>0.64738</text:p>
          </table:table-cell>
          <table:table-cell table:formula="of:=([.C149]-[.B149])*1000" office:value-type="float" office:value="8.17000000000001" calcext:value-type="float">
            <text:p>8.17000000000001</text:p>
          </table:table-cell>
          <table:table-cell office:value-type="float" office:value="0.66082" calcext:value-type="float">
            <text:p>0.66082</text:p>
          </table:table-cell>
          <table:table-cell office:value-type="float" office:value="0.67277" calcext:value-type="float">
            <text:p>0.67277</text:p>
          </table:table-cell>
          <table:table-cell table:formula="of:=([.F149]-[.E149])*1000" office:value-type="float" office:value="11.95" calcext:value-type="float">
            <text:p>11.95</text:p>
          </table:table-cell>
          <table:table-cell office:value-type="float" office:value="0.67075" calcext:value-type="float">
            <text:p>0.67075</text:p>
          </table:table-cell>
          <table:table-cell office:value-type="float" office:value="0.68801" calcext:value-type="float">
            <text:p>0.68801</text:p>
          </table:table-cell>
          <table:table-cell table:formula="of:=([.I149]-[.H149])*1000" office:value-type="float" office:value="17.2599999999999" calcext:value-type="float">
            <text:p>17.2599999999999</text:p>
          </table:table-cell>
          <table:table-cell office:value-type="float" office:value="0.67284" calcext:value-type="float">
            <text:p>0.67284</text:p>
          </table:table-cell>
          <table:table-cell office:value-type="float" office:value="0.69332" calcext:value-type="float">
            <text:p>0.69332</text:p>
          </table:table-cell>
          <table:table-cell table:formula="of:=([.L149]-[.H149])*1000" office:value-type="float" office:value="22.57" calcext:value-type="float">
            <text:p>22.57</text:p>
          </table:table-cell>
          <table:table-cell table:number-columns-repeated="11"/>
        </table:table-row>
        <table:table-row table:style-name="ro1">
          <table:table-cell office:value-type="float" office:value="0.0448" calcext:value-type="float">
            <text:p>0.0448</text:p>
          </table:table-cell>
          <table:table-cell office:value-type="float" office:value="0.63911" calcext:value-type="float">
            <text:p>0.63911</text:p>
          </table:table-cell>
          <table:table-cell office:value-type="float" office:value="0.64734" calcext:value-type="float">
            <text:p>0.64734</text:p>
          </table:table-cell>
          <table:table-cell table:formula="of:=([.C150]-[.B150])*1000" office:value-type="float" office:value="8.22999999999996" calcext:value-type="float">
            <text:p>8.22999999999996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67272" calcext:value-type="float">
            <text:p>0.67272</text:p>
          </table:table-cell>
          <table:table-cell table:formula="of:=([.F150]-[.E150])*1000" office:value-type="float" office:value="11.8600000000001" calcext:value-type="float">
            <text:p>11.8600000000001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68796" calcext:value-type="float">
            <text:p>0.68796</text:p>
          </table:table-cell>
          <table:table-cell table:formula="of:=([.I150]-[.H150])*1000" office:value-type="float" office:value="17.06" calcext:value-type="float">
            <text:p>17.06</text:p>
          </table:table-cell>
          <table:table-cell office:value-type="float" office:value="0.67304" calcext:value-type="float">
            <text:p>0.67304</text:p>
          </table:table-cell>
          <table:table-cell office:value-type="float" office:value="0.69326" calcext:value-type="float">
            <text:p>0.69326</text:p>
          </table:table-cell>
          <table:table-cell table:formula="of:=([.L150]-[.H150])*1000" office:value-type="float" office:value="22.36" calcext:value-type="float">
            <text:p>22.36</text:p>
          </table:table-cell>
          <table:table-cell table:number-columns-repeated="11"/>
        </table:table-row>
        <table:table-row table:style-name="ro1">
          <table:table-cell office:value-type="float" office:value="0.0452" calcext:value-type="float">
            <text:p>0.0452</text:p>
          </table:table-cell>
          <table:table-cell office:value-type="float" office:value="0.63901" calcext:value-type="float">
            <text:p>0.63901</text:p>
          </table:table-cell>
          <table:table-cell office:value-type="float" office:value="0.64729" calcext:value-type="float">
            <text:p>0.64729</text:p>
          </table:table-cell>
          <table:table-cell table:formula="of:=([.C151]-[.B151])*1000" office:value-type="float" office:value="8.27999999999996" calcext:value-type="float">
            <text:p>8.27999999999996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67267" calcext:value-type="float">
            <text:p>0.67267</text:p>
          </table:table-cell>
          <table:table-cell table:formula="of:=([.F151]-[.E151])*1000" office:value-type="float" office:value="11.7700000000001" calcext:value-type="float">
            <text:p>11.7700000000001</text:p>
          </table:table-cell>
          <table:table-cell office:value-type="float" office:value="0.67105" calcext:value-type="float">
            <text:p>0.67105</text:p>
          </table:table-cell>
          <table:table-cell office:value-type="float" office:value="0.68791" calcext:value-type="float">
            <text:p>0.68791</text:p>
          </table:table-cell>
          <table:table-cell table:formula="of:=([.I151]-[.H151])*1000" office:value-type="float" office:value="16.86" calcext:value-type="float">
            <text:p>16.86</text:p>
          </table:table-cell>
          <table:table-cell office:value-type="float" office:value="0.67324" calcext:value-type="float">
            <text:p>0.67324</text:p>
          </table:table-cell>
          <table:table-cell office:value-type="float" office:value="0.69321" calcext:value-type="float">
            <text:p>0.69321</text:p>
          </table:table-cell>
          <table:table-cell table:formula="of:=([.L151]-[.H151])*1000" office:value-type="float" office:value="22.1600000000001" calcext:value-type="float">
            <text:p>22.1600000000001</text:p>
          </table:table-cell>
          <table:table-cell table:number-columns-repeated="11"/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0.63891" calcext:value-type="float">
            <text:p>0.63891</text:p>
          </table:table-cell>
          <table:table-cell office:value-type="float" office:value="0.64724" calcext:value-type="float">
            <text:p>0.64724</text:p>
          </table:table-cell>
          <table:table-cell table:formula="of:=([.C152]-[.B152])*1000" office:value-type="float" office:value="8.32999999999995" calcext:value-type="float">
            <text:p>8.32999999999995</text:p>
          </table:table-cell>
          <table:table-cell office:value-type="float" office:value="0.66094" calcext:value-type="float">
            <text:p>0.66094</text:p>
          </table:table-cell>
          <table:table-cell office:value-type="float" office:value="0.67262" calcext:value-type="float">
            <text:p>0.67262</text:p>
          </table:table-cell>
          <table:table-cell table:formula="of:=([.F152]-[.E152])*1000" office:value-type="float" office:value="11.68" calcext:value-type="float">
            <text:p>11.68</text:p>
          </table:table-cell>
          <table:table-cell office:value-type="float" office:value="0.6712" calcext:value-type="float">
            <text:p>0.6712</text:p>
          </table:table-cell>
          <table:table-cell office:value-type="float" office:value="0.68786" calcext:value-type="float">
            <text:p>0.68786</text:p>
          </table:table-cell>
          <table:table-cell table:formula="of:=([.I152]-[.H152])*1000" office:value-type="float" office:value="16.66" calcext:value-type="float">
            <text:p>16.66</text:p>
          </table:table-cell>
          <table:table-cell office:value-type="float" office:value="0.67344" calcext:value-type="float">
            <text:p>0.67344</text:p>
          </table:table-cell>
          <table:table-cell office:value-type="float" office:value="0.69316" calcext:value-type="float">
            <text:p>0.69316</text:p>
          </table:table-cell>
          <table:table-cell table:formula="of:=([.L152]-[.H152])*1000" office:value-type="float" office:value="21.9600000000001" calcext:value-type="float">
            <text:p>21.9600000000001</text:p>
          </table:table-cell>
          <table:table-cell table:number-columns-repeated="11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0.63881" calcext:value-type="float">
            <text:p>0.63881</text:p>
          </table:table-cell>
          <table:table-cell office:value-type="float" office:value="0.64719" calcext:value-type="float">
            <text:p>0.64719</text:p>
          </table:table-cell>
          <table:table-cell table:formula="of:=([.C153]-[.B153])*1000" office:value-type="float" office:value="8.37999999999994" calcext:value-type="float">
            <text:p>8.37999999999994</text:p>
          </table:table-cell>
          <table:table-cell office:value-type="float" office:value="0.66098" calcext:value-type="float">
            <text:p>0.66098</text:p>
          </table:table-cell>
          <table:table-cell office:value-type="float" office:value="0.67257" calcext:value-type="float">
            <text:p>0.67257</text:p>
          </table:table-cell>
          <table:table-cell table:formula="of:=([.F153]-[.E153])*1000" office:value-type="float" office:value="11.59" calcext:value-type="float">
            <text:p>11.59</text:p>
          </table:table-cell>
          <table:table-cell office:value-type="float" office:value="0.67135" calcext:value-type="float">
            <text:p>0.67135</text:p>
          </table:table-cell>
          <table:table-cell office:value-type="float" office:value="0.68781" calcext:value-type="float">
            <text:p>0.68781</text:p>
          </table:table-cell>
          <table:table-cell table:formula="of:=([.I153]-[.H153])*1000" office:value-type="float" office:value="16.46" calcext:value-type="float">
            <text:p>16.46</text:p>
          </table:table-cell>
          <table:table-cell office:value-type="float" office:value="0.67364" calcext:value-type="float">
            <text:p>0.67364</text:p>
          </table:table-cell>
          <table:table-cell office:value-type="float" office:value="0.6931" calcext:value-type="float">
            <text:p>0.6931</text:p>
          </table:table-cell>
          <table:table-cell table:formula="of:=([.L153]-[.H153])*1000" office:value-type="float" office:value="21.75" calcext:value-type="float">
            <text:p>21.75</text:p>
          </table:table-cell>
          <table:table-cell table:number-columns-repeated="11"/>
        </table:table-row>
        <table:table-row table:style-name="ro1">
          <table:table-cell office:value-type="float" office:value="0.0464" calcext:value-type="float">
            <text:p>0.0464</text:p>
          </table:table-cell>
          <table:table-cell office:value-type="float" office:value="0.63871" calcext:value-type="float">
            <text:p>0.63871</text:p>
          </table:table-cell>
          <table:table-cell office:value-type="float" office:value="0.64714" calcext:value-type="float">
            <text:p>0.64714</text:p>
          </table:table-cell>
          <table:table-cell table:formula="of:=([.C154]-[.B154])*1000" office:value-type="float" office:value="8.43000000000005" calcext:value-type="float">
            <text:p>8.43000000000005</text:p>
          </table:table-cell>
          <table:table-cell office:value-type="float" office:value="0.66102" calcext:value-type="float">
            <text:p>0.66102</text:p>
          </table:table-cell>
          <table:table-cell office:value-type="float" office:value="0.67252" calcext:value-type="float">
            <text:p>0.67252</text:p>
          </table:table-cell>
          <table:table-cell table:formula="of:=([.F154]-[.E154])*1000" office:value-type="float" office:value="11.5" calcext:value-type="float">
            <text:p>11.5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8775" calcext:value-type="float">
            <text:p>0.68775</text:p>
          </table:table-cell>
          <table:table-cell table:formula="of:=([.I154]-[.H154])*1000" office:value-type="float" office:value="16.2500000000001" calcext:value-type="float">
            <text:p>16.2500000000001</text:p>
          </table:table-cell>
          <table:table-cell office:value-type="float" office:value="0.67383" calcext:value-type="float">
            <text:p>0.67383</text:p>
          </table:table-cell>
          <table:table-cell office:value-type="float" office:value="0.69305" calcext:value-type="float">
            <text:p>0.69305</text:p>
          </table:table-cell>
          <table:table-cell table:formula="of:=([.L154]-[.H154])*1000" office:value-type="float" office:value="21.5500000000001" calcext:value-type="float">
            <text:p>21.5500000000001</text:p>
          </table:table-cell>
          <table:table-cell table:number-columns-repeated="11"/>
        </table:table-row>
        <table:table-row table:style-name="ro1">
          <table:table-cell office:value-type="float" office:value="0.0468" calcext:value-type="float">
            <text:p>0.0468</text:p>
          </table:table-cell>
          <table:table-cell office:value-type="float" office:value="0.63861" calcext:value-type="float">
            <text:p>0.63861</text:p>
          </table:table-cell>
          <table:table-cell office:value-type="float" office:value="0.6471" calcext:value-type="float">
            <text:p>0.6471</text:p>
          </table:table-cell>
          <table:table-cell table:formula="of:=([.C155]-[.B155])*1000" office:value-type="float" office:value="8.49" calcext:value-type="float">
            <text:p>8.49</text:p>
          </table:table-cell>
          <table:table-cell office:value-type="float" office:value="0.66105" calcext:value-type="float">
            <text:p>0.66105</text:p>
          </table:table-cell>
          <table:table-cell office:value-type="float" office:value="0.67247" calcext:value-type="float">
            <text:p>0.67247</text:p>
          </table:table-cell>
          <table:table-cell table:formula="of:=([.F155]-[.E155])*1000" office:value-type="float" office:value="11.42" calcext:value-type="float">
            <text:p>11.42</text:p>
          </table:table-cell>
          <table:table-cell office:value-type="float" office:value="0.67164" calcext:value-type="float">
            <text:p>0.67164</text:p>
          </table:table-cell>
          <table:table-cell office:value-type="float" office:value="0.6877" calcext:value-type="float">
            <text:p>0.6877</text:p>
          </table:table-cell>
          <table:table-cell table:formula="of:=([.I155]-[.H155])*1000" office:value-type="float" office:value="16.06" calcext:value-type="float">
            <text:p>16.06</text:p>
          </table:table-cell>
          <table:table-cell office:value-type="float" office:value="0.67402" calcext:value-type="float">
            <text:p>0.67402</text:p>
          </table:table-cell>
          <table:table-cell office:value-type="float" office:value="0.693" calcext:value-type="float">
            <text:p>0.693</text:p>
          </table:table-cell>
          <table:table-cell table:formula="of:=([.L155]-[.H155])*1000" office:value-type="float" office:value="21.36" calcext:value-type="float">
            <text:p>21.36</text:p>
          </table:table-cell>
          <table:table-cell table:number-columns-repeated="11"/>
        </table:table-row>
        <table:table-row table:style-name="ro1">
          <table:table-cell office:value-type="float" office:value="0.0472" calcext:value-type="float">
            <text:p>0.0472</text:p>
          </table:table-cell>
          <table:table-cell office:value-type="float" office:value="0.63851" calcext:value-type="float">
            <text:p>0.63851</text:p>
          </table:table-cell>
          <table:table-cell office:value-type="float" office:value="0.64705" calcext:value-type="float">
            <text:p>0.64705</text:p>
          </table:table-cell>
          <table:table-cell table:formula="of:=([.C156]-[.B156])*1000" office:value-type="float" office:value="8.53999999999999" calcext:value-type="float">
            <text:p>8.53999999999999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42" calcext:value-type="float">
            <text:p>0.67242</text:p>
          </table:table-cell>
          <table:table-cell table:formula="of:=([.F156]-[.E156])*1000" office:value-type="float" office:value="11.3799999999999" calcext:value-type="float">
            <text:p>11.3799999999999</text:p>
          </table:table-cell>
          <table:table-cell office:value-type="float" office:value="0.67175" calcext:value-type="float">
            <text:p>0.67175</text:p>
          </table:table-cell>
          <table:table-cell office:value-type="float" office:value="0.68766" calcext:value-type="float">
            <text:p>0.68766</text:p>
          </table:table-cell>
          <table:table-cell table:formula="of:=([.I156]-[.H156])*1000" office:value-type="float" office:value="15.91" calcext:value-type="float">
            <text:p>15.91</text:p>
          </table:table-cell>
          <table:table-cell office:value-type="float" office:value="0.67417" calcext:value-type="float">
            <text:p>0.67417</text:p>
          </table:table-cell>
          <table:table-cell office:value-type="float" office:value="0.69295" calcext:value-type="float">
            <text:p>0.69295</text:p>
          </table:table-cell>
          <table:table-cell table:formula="of:=([.L156]-[.H156])*1000" office:value-type="float" office:value="21.2" calcext:value-type="float">
            <text:p>21.2</text:p>
          </table:table-cell>
          <table:table-cell table:number-columns-repeated="11"/>
        </table:table-row>
        <table:table-row table:style-name="ro1">
          <table:table-cell office:value-type="float" office:value="0.0476" calcext:value-type="float">
            <text:p>0.0476</text:p>
          </table:table-cell>
          <table:table-cell office:value-type="float" office:value="0.63841" calcext:value-type="float">
            <text:p>0.63841</text:p>
          </table:table-cell>
          <table:table-cell office:value-type="float" office:value="0.64701" calcext:value-type="float">
            <text:p>0.64701</text:p>
          </table:table-cell>
          <table:table-cell table:formula="of:=([.C157]-[.B157])*1000" office:value-type="float" office:value="8.60000000000005" calcext:value-type="float">
            <text:p>8.60000000000005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37" calcext:value-type="float">
            <text:p>0.67237</text:p>
          </table:table-cell>
          <table:table-cell table:formula="of:=([.F157]-[.E157])*1000" office:value-type="float" office:value="11.33" calcext:value-type="float">
            <text:p>11.33</text:p>
          </table:table-cell>
          <table:table-cell office:value-type="float" office:value="0.67185" calcext:value-type="float">
            <text:p>0.67185</text:p>
          </table:table-cell>
          <table:table-cell office:value-type="float" office:value="0.68761" calcext:value-type="float">
            <text:p>0.68761</text:p>
          </table:table-cell>
          <table:table-cell table:formula="of:=([.I157]-[.H157])*1000" office:value-type="float" office:value="15.76" calcext:value-type="float">
            <text:p>15.76</text:p>
          </table:table-cell>
          <table:table-cell office:value-type="float" office:value="0.67432" calcext:value-type="float">
            <text:p>0.67432</text:p>
          </table:table-cell>
          <table:table-cell office:value-type="float" office:value="0.6929" calcext:value-type="float">
            <text:p>0.6929</text:p>
          </table:table-cell>
          <table:table-cell table:formula="of:=([.L157]-[.H157])*1000" office:value-type="float" office:value="21.05" calcext:value-type="float">
            <text:p>21.05</text:p>
          </table:table-cell>
          <table:table-cell table:number-columns-repeated="11"/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63831" calcext:value-type="float">
            <text:p>0.63831</text:p>
          </table:table-cell>
          <table:table-cell office:value-type="float" office:value="0.64696" calcext:value-type="float">
            <text:p>0.64696</text:p>
          </table:table-cell>
          <table:table-cell table:formula="of:=([.C158]-[.B158])*1000" office:value-type="float" office:value="8.65000000000005" calcext:value-type="float">
            <text:p>8.65000000000005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32" calcext:value-type="float">
            <text:p>0.67232</text:p>
          </table:table-cell>
          <table:table-cell table:formula="of:=([.F158]-[.E158])*1000" office:value-type="float" office:value="11.28" calcext:value-type="float">
            <text:p>11.28</text:p>
          </table:table-cell>
          <table:table-cell office:value-type="float" office:value="0.67195" calcext:value-type="float">
            <text:p>0.67195</text:p>
          </table:table-cell>
          <table:table-cell office:value-type="float" office:value="0.68756" calcext:value-type="float">
            <text:p>0.68756</text:p>
          </table:table-cell>
          <table:table-cell table:formula="of:=([.I158]-[.H158])*1000" office:value-type="float" office:value="15.61" calcext:value-type="float">
            <text:p>15.61</text:p>
          </table:table-cell>
          <table:table-cell office:value-type="float" office:value="0.67447" calcext:value-type="float">
            <text:p>0.67447</text:p>
          </table:table-cell>
          <table:table-cell office:value-type="float" office:value="0.69285" calcext:value-type="float">
            <text:p>0.69285</text:p>
          </table:table-cell>
          <table:table-cell table:formula="of:=([.L158]-[.H158])*1000" office:value-type="float" office:value="20.9" calcext:value-type="float">
            <text:p>20.9</text:p>
          </table:table-cell>
          <table:table-cell table:number-columns-repeated="11"/>
        </table:table-row>
        <table:table-row table:style-name="ro1">
          <table:table-cell office:value-type="float" office:value="0.0484" calcext:value-type="float">
            <text:p>0.0484</text:p>
          </table:table-cell>
          <table:table-cell office:value-type="float" office:value="0.63821" calcext:value-type="float">
            <text:p>0.63821</text:p>
          </table:table-cell>
          <table:table-cell office:value-type="float" office:value="0.64692" calcext:value-type="float">
            <text:p>0.64692</text:p>
          </table:table-cell>
          <table:table-cell table:formula="of:=([.C159]-[.B159])*1000" office:value-type="float" office:value="8.71" calcext:value-type="float">
            <text:p>8.71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28" calcext:value-type="float">
            <text:p>0.67228</text:p>
          </table:table-cell>
          <table:table-cell table:formula="of:=([.F159]-[.E159])*1000" office:value-type="float" office:value="11.24" calcext:value-type="float">
            <text:p>11.24</text:p>
          </table:table-cell>
          <table:table-cell office:value-type="float" office:value="0.67206" calcext:value-type="float">
            <text:p>0.67206</text:p>
          </table:table-cell>
          <table:table-cell office:value-type="float" office:value="0.68751" calcext:value-type="float">
            <text:p>0.68751</text:p>
          </table:table-cell>
          <table:table-cell table:formula="of:=([.I159]-[.H159])*1000" office:value-type="float" office:value="15.45" calcext:value-type="float">
            <text:p>15.45</text:p>
          </table:table-cell>
          <table:table-cell office:value-type="float" office:value="0.67462" calcext:value-type="float">
            <text:p>0.67462</text:p>
          </table:table-cell>
          <table:table-cell office:value-type="float" office:value="0.6928" calcext:value-type="float">
            <text:p>0.6928</text:p>
          </table:table-cell>
          <table:table-cell table:formula="of:=([.L159]-[.H159])*1000" office:value-type="float" office:value="20.74" calcext:value-type="float">
            <text:p>20.74</text:p>
          </table:table-cell>
          <table:table-cell table:number-columns-repeated="11"/>
        </table:table-row>
        <table:table-row table:style-name="ro1">
          <table:table-cell office:value-type="float" office:value="0.0488" calcext:value-type="float">
            <text:p>0.0488</text:p>
          </table:table-cell>
          <table:table-cell office:value-type="float" office:value="0.63811" calcext:value-type="float">
            <text:p>0.63811</text:p>
          </table:table-cell>
          <table:table-cell office:value-type="float" office:value="0.64687" calcext:value-type="float">
            <text:p>0.64687</text:p>
          </table:table-cell>
          <table:table-cell table:formula="of:=([.C160]-[.B160])*1000" office:value-type="float" office:value="8.75999999999999" calcext:value-type="float">
            <text:p>8.75999999999999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23" calcext:value-type="float">
            <text:p>0.67223</text:p>
          </table:table-cell>
          <table:table-cell table:formula="of:=([.F160]-[.E160])*1000" office:value-type="float" office:value="11.19" calcext:value-type="float">
            <text:p>11.19</text:p>
          </table:table-cell>
          <table:table-cell office:value-type="float" office:value="0.67216" calcext:value-type="float">
            <text:p>0.67216</text:p>
          </table:table-cell>
          <table:table-cell office:value-type="float" office:value="0.68746" calcext:value-type="float">
            <text:p>0.68746</text:p>
          </table:table-cell>
          <table:table-cell table:formula="of:=([.I160]-[.H160])*1000" office:value-type="float" office:value="15.3" calcext:value-type="float">
            <text:p>15.3</text:p>
          </table:table-cell>
          <table:table-cell office:value-type="float" office:value="0.67477" calcext:value-type="float">
            <text:p>0.67477</text:p>
          </table:table-cell>
          <table:table-cell office:value-type="float" office:value="0.69275" calcext:value-type="float">
            <text:p>0.69275</text:p>
          </table:table-cell>
          <table:table-cell table:formula="of:=([.L160]-[.H160])*1000" office:value-type="float" office:value="20.59" calcext:value-type="float">
            <text:p>20.59</text:p>
          </table:table-cell>
          <table:table-cell table:number-columns-repeated="11"/>
        </table:table-row>
        <table:table-row table:style-name="ro1">
          <table:table-cell office:value-type="float" office:value="0.0492" calcext:value-type="float">
            <text:p>0.0492</text:p>
          </table:table-cell>
          <table:table-cell office:value-type="float" office:value="0.63801" calcext:value-type="float">
            <text:p>0.63801</text:p>
          </table:table-cell>
          <table:table-cell office:value-type="float" office:value="0.64683" calcext:value-type="float">
            <text:p>0.64683</text:p>
          </table:table-cell>
          <table:table-cell table:formula="of:=([.C161]-[.B161])*1000" office:value-type="float" office:value="8.81999999999994" calcext:value-type="float">
            <text:p>8.81999999999994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18" calcext:value-type="float">
            <text:p>0.67218</text:p>
          </table:table-cell>
          <table:table-cell table:formula="of:=([.F161]-[.E161])*1000" office:value-type="float" office:value="11.1399999999999" calcext:value-type="float">
            <text:p>11.1399999999999</text:p>
          </table:table-cell>
          <table:table-cell office:value-type="float" office:value="0.67227" calcext:value-type="float">
            <text:p>0.67227</text:p>
          </table:table-cell>
          <table:table-cell office:value-type="float" office:value="0.68741" calcext:value-type="float">
            <text:p>0.68741</text:p>
          </table:table-cell>
          <table:table-cell table:formula="of:=([.I161]-[.H161])*1000" office:value-type="float" office:value="15.14" calcext:value-type="float">
            <text:p>15.14</text:p>
          </table:table-cell>
          <table:table-cell office:value-type="float" office:value="0.67492" calcext:value-type="float">
            <text:p>0.67492</text:p>
          </table:table-cell>
          <table:table-cell office:value-type="float" office:value="0.6927" calcext:value-type="float">
            <text:p>0.6927</text:p>
          </table:table-cell>
          <table:table-cell table:formula="of:=([.L161]-[.H161])*1000" office:value-type="float" office:value="20.4299999999999" calcext:value-type="float">
            <text:p>20.4299999999999</text:p>
          </table:table-cell>
          <table:table-cell table:number-columns-repeated="11"/>
        </table:table-row>
        <table:table-row table:style-name="ro1">
          <table:table-cell office:value-type="float" office:value="0.0496" calcext:value-type="float">
            <text:p>0.0496</text:p>
          </table:table-cell>
          <table:table-cell office:value-type="float" office:value="0.63791" calcext:value-type="float">
            <text:p>0.63791</text:p>
          </table:table-cell>
          <table:table-cell office:value-type="float" office:value="0.64678" calcext:value-type="float">
            <text:p>0.64678</text:p>
          </table:table-cell>
          <table:table-cell table:formula="of:=([.C162]-[.B162])*1000" office:value-type="float" office:value="8.86999999999993" calcext:value-type="float">
            <text:p>8.86999999999993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13" calcext:value-type="float">
            <text:p>0.67213</text:p>
          </table:table-cell>
          <table:table-cell table:formula="of:=([.F162]-[.E162])*1000" office:value-type="float" office:value="11.0899999999999" calcext:value-type="float">
            <text:p>11.0899999999999</text:p>
          </table:table-cell>
          <table:table-cell office:value-type="float" office:value="0.67237" calcext:value-type="float">
            <text:p>0.67237</text:p>
          </table:table-cell>
          <table:table-cell office:value-type="float" office:value="0.68736" calcext:value-type="float">
            <text:p>0.68736</text:p>
          </table:table-cell>
          <table:table-cell table:formula="of:=([.I162]-[.H162])*1000" office:value-type="float" office:value="14.9900000000001" calcext:value-type="float">
            <text:p>14.9900000000001</text:p>
          </table:table-cell>
          <table:table-cell office:value-type="float" office:value="0.67508" calcext:value-type="float">
            <text:p>0.67508</text:p>
          </table:table-cell>
          <table:table-cell office:value-type="float" office:value="0.69265" calcext:value-type="float">
            <text:p>0.69265</text:p>
          </table:table-cell>
          <table:table-cell table:formula="of:=([.L162]-[.H162])*1000" office:value-type="float" office:value="20.2800000000001" calcext:value-type="float">
            <text:p>20.2800000000001</text:p>
          </table:table-cell>
          <table:table-cell table:number-columns-repeated="11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3781" calcext:value-type="float">
            <text:p>0.63781</text:p>
          </table:table-cell>
          <table:table-cell office:value-type="float" office:value="0.64674" calcext:value-type="float">
            <text:p>0.64674</text:p>
          </table:table-cell>
          <table:table-cell table:formula="of:=([.C163]-[.B163])*1000" office:value-type="float" office:value="8.92999999999999" calcext:value-type="float">
            <text:p>8.92999999999999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08" calcext:value-type="float">
            <text:p>0.67208</text:p>
          </table:table-cell>
          <table:table-cell table:formula="of:=([.F163]-[.E163])*1000" office:value-type="float" office:value="11.0399999999999" calcext:value-type="float">
            <text:p>11.0399999999999</text:p>
          </table:table-cell>
          <table:table-cell office:value-type="float" office:value="0.67248" calcext:value-type="float">
            <text:p>0.67248</text:p>
          </table:table-cell>
          <table:table-cell office:value-type="float" office:value="0.68731" calcext:value-type="float">
            <text:p>0.68731</text:p>
          </table:table-cell>
          <table:table-cell table:formula="of:=([.I163]-[.H163])*1000" office:value-type="float" office:value="14.83" calcext:value-type="float">
            <text:p>14.83</text:p>
          </table:table-cell>
          <table:table-cell office:value-type="float" office:value="0.67523" calcext:value-type="float">
            <text:p>0.67523</text:p>
          </table:table-cell>
          <table:table-cell office:value-type="float" office:value="0.6926" calcext:value-type="float">
            <text:p>0.6926</text:p>
          </table:table-cell>
          <table:table-cell table:formula="of:=([.L163]-[.H163])*1000" office:value-type="float" office:value="20.1199999999999" calcext:value-type="float">
            <text:p>20.1199999999999</text:p>
          </table:table-cell>
          <table:table-cell table:number-columns-repeated="11"/>
        </table:table-row>
        <table:table-row table:style-name="ro1">
          <table:table-cell office:value-type="float" office:value="0.0504" calcext:value-type="float">
            <text:p>0.0504</text:p>
          </table:table-cell>
          <table:table-cell office:value-type="float" office:value="0.63771" calcext:value-type="float">
            <text:p>0.63771</text:p>
          </table:table-cell>
          <table:table-cell office:value-type="float" office:value="0.64669" calcext:value-type="float">
            <text:p>0.64669</text:p>
          </table:table-cell>
          <table:table-cell table:formula="of:=([.C164]-[.B164])*1000" office:value-type="float" office:value="8.9800000000001" calcext:value-type="float">
            <text:p>8.9800000000001</text:p>
          </table:table-cell>
          <table:table-cell office:value-type="float" office:value="0.66101" calcext:value-type="float">
            <text:p>0.66101</text:p>
          </table:table-cell>
          <table:table-cell office:value-type="float" office:value="0.67204" calcext:value-type="float">
            <text:p>0.67204</text:p>
          </table:table-cell>
          <table:table-cell table:formula="of:=([.F164]-[.E164])*1000" office:value-type="float" office:value="11.03" calcext:value-type="float">
            <text:p>11.03</text:p>
          </table:table-cell>
          <table:table-cell office:value-type="float" office:value="0.67254" calcext:value-type="float">
            <text:p>0.67254</text:p>
          </table:table-cell>
          <table:table-cell office:value-type="float" office:value="0.68727" calcext:value-type="float">
            <text:p>0.68727</text:p>
          </table:table-cell>
          <table:table-cell table:formula="of:=([.I164]-[.H164])*1000" office:value-type="float" office:value="14.73" calcext:value-type="float">
            <text:p>14.73</text:p>
          </table:table-cell>
          <table:table-cell office:value-type="float" office:value="0.67534" calcext:value-type="float">
            <text:p>0.67534</text:p>
          </table:table-cell>
          <table:table-cell office:value-type="float" office:value="0.69255" calcext:value-type="float">
            <text:p>0.69255</text:p>
          </table:table-cell>
          <table:table-cell table:formula="of:=([.L164]-[.H164])*1000" office:value-type="float" office:value="20.0100000000001" calcext:value-type="float">
            <text:p>20.0100000000001</text:p>
          </table:table-cell>
          <table:table-cell table:number-columns-repeated="11"/>
        </table:table-row>
        <table:table-row table:style-name="ro1">
          <table:table-cell office:value-type="float" office:value="0.0508" calcext:value-type="float">
            <text:p>0.0508</text:p>
          </table:table-cell>
          <table:table-cell office:value-type="float" office:value="0.63761" calcext:value-type="float">
            <text:p>0.63761</text:p>
          </table:table-cell>
          <table:table-cell office:value-type="float" office:value="0.64665" calcext:value-type="float">
            <text:p>0.64665</text:p>
          </table:table-cell>
          <table:table-cell table:formula="of:=([.C165]-[.B165])*1000" office:value-type="float" office:value="9.04000000000005" calcext:value-type="float">
            <text:p>9.04000000000005</text:p>
          </table:table-cell>
          <table:table-cell office:value-type="float" office:value="0.66098" calcext:value-type="float">
            <text:p>0.66098</text:p>
          </table:table-cell>
          <table:table-cell office:value-type="float" office:value="0.67199" calcext:value-type="float">
            <text:p>0.67199</text:p>
          </table:table-cell>
          <table:table-cell table:formula="of:=([.F165]-[.E165])*1000" office:value-type="float" office:value="11.0100000000001" calcext:value-type="float">
            <text:p>11.0100000000001</text:p>
          </table:table-cell>
          <table:table-cell office:value-type="float" office:value="0.67261" calcext:value-type="float">
            <text:p>0.67261</text:p>
          </table:table-cell>
          <table:table-cell office:value-type="float" office:value="0.68722" calcext:value-type="float">
            <text:p>0.68722</text:p>
          </table:table-cell>
          <table:table-cell table:formula="of:=([.I165]-[.H165])*1000" office:value-type="float" office:value="14.61" calcext:value-type="float">
            <text:p>14.61</text:p>
          </table:table-cell>
          <table:table-cell office:value-type="float" office:value="0.67545" calcext:value-type="float">
            <text:p>0.67545</text:p>
          </table:table-cell>
          <table:table-cell office:value-type="float" office:value="0.69251" calcext:value-type="float">
            <text:p>0.69251</text:p>
          </table:table-cell>
          <table:table-cell table:formula="of:=([.L165]-[.H165])*1000" office:value-type="float" office:value="19.9" calcext:value-type="float">
            <text:p>19.9</text:p>
          </table:table-cell>
          <table:table-cell table:number-columns-repeated="11"/>
        </table:table-row>
        <table:table-row table:style-name="ro1">
          <table:table-cell office:value-type="float" office:value="0.0512" calcext:value-type="float">
            <text:p>0.0512</text:p>
          </table:table-cell>
          <table:table-cell office:value-type="float" office:value="0.63751" calcext:value-type="float">
            <text:p>0.63751</text:p>
          </table:table-cell>
          <table:table-cell office:value-type="float" office:value="0.64661" calcext:value-type="float">
            <text:p>0.64661</text:p>
          </table:table-cell>
          <table:table-cell table:formula="of:=([.C166]-[.B166])*1000" office:value-type="float" office:value="9.1" calcext:value-type="float">
            <text:p>9.1</text:p>
          </table:table-cell>
          <table:table-cell office:value-type="float" office:value="0.66095" calcext:value-type="float">
            <text:p>0.66095</text:p>
          </table:table-cell>
          <table:table-cell office:value-type="float" office:value="0.67195" calcext:value-type="float">
            <text:p>0.67195</text:p>
          </table:table-cell>
          <table:table-cell table:formula="of:=([.F166]-[.E166])*1000" office:value-type="float" office:value="11" calcext:value-type="float">
            <text:p>11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68717" calcext:value-type="float">
            <text:p>0.68717</text:p>
          </table:table-cell>
          <table:table-cell table:formula="of:=([.I166]-[.H166])*1000" office:value-type="float" office:value="14.5" calcext:value-type="float">
            <text:p>14.5</text:p>
          </table:table-cell>
          <table:table-cell office:value-type="float" office:value="0.67556" calcext:value-type="float">
            <text:p>0.67556</text:p>
          </table:table-cell>
          <table:table-cell office:value-type="float" office:value="0.69246" calcext:value-type="float">
            <text:p>0.69246</text:p>
          </table:table-cell>
          <table:table-cell table:formula="of:=([.L166]-[.H166])*1000" office:value-type="float" office:value="19.79" calcext:value-type="float">
            <text:p>19.79</text:p>
          </table:table-cell>
          <table:table-cell table:number-columns-repeated="11"/>
        </table:table-row>
        <table:table-row table:style-name="ro1">
          <table:table-cell office:value-type="float" office:value="0.0516" calcext:value-type="float">
            <text:p>0.0516</text:p>
          </table:table-cell>
          <table:table-cell office:value-type="float" office:value="0.63741" calcext:value-type="float">
            <text:p>0.63741</text:p>
          </table:table-cell>
          <table:table-cell office:value-type="float" office:value="0.64657" calcext:value-type="float">
            <text:p>0.64657</text:p>
          </table:table-cell>
          <table:table-cell table:formula="of:=([.C167]-[.B167])*1000" office:value-type="float" office:value="9.16000000000006" calcext:value-type="float">
            <text:p>9.16000000000006</text:p>
          </table:table-cell>
          <table:table-cell office:value-type="float" office:value="0.66092" calcext:value-type="float">
            <text:p>0.66092</text:p>
          </table:table-cell>
          <table:table-cell office:value-type="float" office:value="0.6719" calcext:value-type="float">
            <text:p>0.6719</text:p>
          </table:table-cell>
          <table:table-cell table:formula="of:=([.F167]-[.E167])*1000" office:value-type="float" office:value="10.98" calcext:value-type="float">
            <text:p>10.98</text:p>
          </table:table-cell>
          <table:table-cell office:value-type="float" office:value="0.67273" calcext:value-type="float">
            <text:p>0.67273</text:p>
          </table:table-cell>
          <table:table-cell office:value-type="float" office:value="0.68713" calcext:value-type="float">
            <text:p>0.68713</text:p>
          </table:table-cell>
          <table:table-cell table:formula="of:=([.I167]-[.H167])*1000" office:value-type="float" office:value="14.4" calcext:value-type="float">
            <text:p>14.4</text:p>
          </table:table-cell>
          <table:table-cell office:value-type="float" office:value="0.67567" calcext:value-type="float">
            <text:p>0.67567</text:p>
          </table:table-cell>
          <table:table-cell office:value-type="float" office:value="0.69241" calcext:value-type="float">
            <text:p>0.69241</text:p>
          </table:table-cell>
          <table:table-cell table:formula="of:=([.L167]-[.H167])*1000" office:value-type="float" office:value="19.68" calcext:value-type="float">
            <text:p>19.68</text:p>
          </table:table-cell>
          <table:table-cell table:number-columns-repeated="11"/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63731" calcext:value-type="float">
            <text:p>0.63731</text:p>
          </table:table-cell>
          <table:table-cell office:value-type="float" office:value="0.64652" calcext:value-type="float">
            <text:p>0.64652</text:p>
          </table:table-cell>
          <table:table-cell table:formula="of:=([.C168]-[.B168])*1000" office:value-type="float" office:value="9.21000000000005" calcext:value-type="float">
            <text:p>9.21000000000005</text:p>
          </table:table-cell>
          <table:table-cell office:value-type="float" office:value="0.66088" calcext:value-type="float">
            <text:p>0.66088</text:p>
          </table:table-cell>
          <table:table-cell office:value-type="float" office:value="0.67185" calcext:value-type="float">
            <text:p>0.67185</text:p>
          </table:table-cell>
          <table:table-cell table:formula="of:=([.F168]-[.E168])*1000" office:value-type="float" office:value="10.97" calcext:value-type="float">
            <text:p>10.97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68708" calcext:value-type="float">
            <text:p>0.68708</text:p>
          </table:table-cell>
          <table:table-cell table:formula="of:=([.I168]-[.H168])*1000" office:value-type="float" office:value="14.28" calcext:value-type="float">
            <text:p>14.28</text:p>
          </table:table-cell>
          <table:table-cell office:value-type="float" office:value="0.67578" calcext:value-type="float">
            <text:p>0.67578</text:p>
          </table:table-cell>
          <table:table-cell office:value-type="float" office:value="0.69236" calcext:value-type="float">
            <text:p>0.69236</text:p>
          </table:table-cell>
          <table:table-cell table:formula="of:=([.L168]-[.H168])*1000" office:value-type="float" office:value="19.56" calcext:value-type="float">
            <text:p>19.56</text:p>
          </table:table-cell>
          <table:table-cell table:number-columns-repeated="11"/>
        </table:table-row>
        <table:table-row table:style-name="ro1">
          <table:table-cell office:value-type="float" office:value="0.0524" calcext:value-type="float">
            <text:p>0.0524</text:p>
          </table:table-cell>
          <table:table-cell office:value-type="float" office:value="0.63721" calcext:value-type="float">
            <text:p>0.63721</text:p>
          </table:table-cell>
          <table:table-cell office:value-type="float" office:value="0.64648" calcext:value-type="float">
            <text:p>0.64648</text:p>
          </table:table-cell>
          <table:table-cell table:formula="of:=([.C169]-[.B169])*1000" office:value-type="float" office:value="9.27" calcext:value-type="float">
            <text:p>9.27</text:p>
          </table:table-cell>
          <table:table-cell office:value-type="float" office:value="0.66085" calcext:value-type="float">
            <text:p>0.66085</text:p>
          </table:table-cell>
          <table:table-cell office:value-type="float" office:value="0.67181" calcext:value-type="float">
            <text:p>0.67181</text:p>
          </table:table-cell>
          <table:table-cell table:formula="of:=([.F169]-[.E169])*1000" office:value-type="float" office:value="10.96" calcext:value-type="float">
            <text:p>10.96</text:p>
          </table:table-cell>
          <table:table-cell office:value-type="float" office:value="0.67286" calcext:value-type="float">
            <text:p>0.67286</text:p>
          </table:table-cell>
          <table:table-cell office:value-type="float" office:value="0.68703" calcext:value-type="float">
            <text:p>0.68703</text:p>
          </table:table-cell>
          <table:table-cell table:formula="of:=([.I169]-[.H169])*1000" office:value-type="float" office:value="14.17" calcext:value-type="float">
            <text:p>14.17</text:p>
          </table:table-cell>
          <table:table-cell office:value-type="float" office:value="0.67589" calcext:value-type="float">
            <text:p>0.67589</text:p>
          </table:table-cell>
          <table:table-cell office:value-type="float" office:value="0.69231" calcext:value-type="float">
            <text:p>0.69231</text:p>
          </table:table-cell>
          <table:table-cell table:formula="of:=([.L169]-[.H169])*1000" office:value-type="float" office:value="19.4500000000001" calcext:value-type="float">
            <text:p>19.4500000000001</text:p>
          </table:table-cell>
          <table:table-cell table:number-columns-repeated="11"/>
        </table:table-row>
        <table:table-row table:style-name="ro1">
          <table:table-cell office:value-type="float" office:value="0.0528" calcext:value-type="float">
            <text:p>0.0528</text:p>
          </table:table-cell>
          <table:table-cell office:value-type="float" office:value="0.63711" calcext:value-type="float">
            <text:p>0.63711</text:p>
          </table:table-cell>
          <table:table-cell office:value-type="float" office:value="0.64644" calcext:value-type="float">
            <text:p>0.64644</text:p>
          </table:table-cell>
          <table:table-cell table:formula="of:=([.C170]-[.B170])*1000" office:value-type="float" office:value="9.32999999999995" calcext:value-type="float">
            <text:p>9.32999999999995</text:p>
          </table:table-cell>
          <table:table-cell office:value-type="float" office:value="0.66082" calcext:value-type="float">
            <text:p>0.66082</text:p>
          </table:table-cell>
          <table:table-cell office:value-type="float" office:value="0.67176" calcext:value-type="float">
            <text:p>0.67176</text:p>
          </table:table-cell>
          <table:table-cell table:formula="of:=([.F170]-[.E170])*1000" office:value-type="float" office:value="10.94" calcext:value-type="float">
            <text:p>10.94</text:p>
          </table:table-cell>
          <table:table-cell office:value-type="float" office:value="0.67293" calcext:value-type="float">
            <text:p>0.67293</text:p>
          </table:table-cell>
          <table:table-cell office:value-type="float" office:value="0.68699" calcext:value-type="float">
            <text:p>0.68699</text:p>
          </table:table-cell>
          <table:table-cell table:formula="of:=([.I170]-[.H170])*1000" office:value-type="float" office:value="14.0600000000001" calcext:value-type="float">
            <text:p>14.0600000000001</text:p>
          </table:table-cell>
          <table:table-cell office:value-type="float" office:value="0.676" calcext:value-type="float">
            <text:p>0.676</text:p>
          </table:table-cell>
          <table:table-cell office:value-type="float" office:value="0.69227" calcext:value-type="float">
            <text:p>0.69227</text:p>
          </table:table-cell>
          <table:table-cell table:formula="of:=([.L170]-[.H170])*1000" office:value-type="float" office:value="19.34" calcext:value-type="float">
            <text:p>19.34</text:p>
          </table:table-cell>
          <table:table-cell table:number-columns-repeated="11"/>
        </table:table-row>
        <table:table-row table:style-name="ro1">
          <table:table-cell office:value-type="float" office:value="0.0532" calcext:value-type="float">
            <text:p>0.0532</text:p>
          </table:table-cell>
          <table:table-cell office:value-type="float" office:value="0.63701" calcext:value-type="float">
            <text:p>0.63701</text:p>
          </table:table-cell>
          <table:table-cell office:value-type="float" office:value="0.6464" calcext:value-type="float">
            <text:p>0.6464</text:p>
          </table:table-cell>
          <table:table-cell table:formula="of:=([.C171]-[.B171])*1000" office:value-type="float" office:value="9.39000000000001" calcext:value-type="float">
            <text:p>9.39000000000001</text:p>
          </table:table-cell>
          <table:table-cell office:value-type="float" office:value="0.66079" calcext:value-type="float">
            <text:p>0.66079</text:p>
          </table:table-cell>
          <table:table-cell office:value-type="float" office:value="0.67172" calcext:value-type="float">
            <text:p>0.67172</text:p>
          </table:table-cell>
          <table:table-cell table:formula="of:=([.F171]-[.E171])*1000" office:value-type="float" office:value="10.93" calcext:value-type="float">
            <text:p>10.93</text:p>
          </table:table-cell>
          <table:table-cell office:value-type="float" office:value="0.67299" calcext:value-type="float">
            <text:p>0.67299</text:p>
          </table:table-cell>
          <table:table-cell office:value-type="float" office:value="0.68694" calcext:value-type="float">
            <text:p>0.68694</text:p>
          </table:table-cell>
          <table:table-cell table:formula="of:=([.I171]-[.H171])*1000" office:value-type="float" office:value="13.95" calcext:value-type="float">
            <text:p>13.95</text:p>
          </table:table-cell>
          <table:table-cell office:value-type="float" office:value="0.67611" calcext:value-type="float">
            <text:p>0.67611</text:p>
          </table:table-cell>
          <table:table-cell office:value-type="float" office:value="0.69222" calcext:value-type="float">
            <text:p>0.69222</text:p>
          </table:table-cell>
          <table:table-cell table:formula="of:=([.L171]-[.H171])*1000" office:value-type="float" office:value="19.23" calcext:value-type="float">
            <text:p>19.23</text:p>
          </table:table-cell>
          <table:table-cell table:number-columns-repeated="11"/>
        </table:table-row>
        <table:table-row table:style-name="ro1">
          <table:table-cell office:value-type="float" office:value="0.0536" calcext:value-type="float">
            <text:p>0.0536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64636" calcext:value-type="float">
            <text:p>0.64636</text:p>
          </table:table-cell>
          <table:table-cell table:formula="of:=([.C172]-[.B172])*1000" office:value-type="float" office:value="9.46000000000002" calcext:value-type="float">
            <text:p>9.46000000000002</text:p>
          </table:table-cell>
          <table:table-cell office:value-type="float" office:value="0.66074" calcext:value-type="float">
            <text:p>0.66074</text:p>
          </table:table-cell>
          <table:table-cell office:value-type="float" office:value="0.67167" calcext:value-type="float">
            <text:p>0.67167</text:p>
          </table:table-cell>
          <table:table-cell table:formula="of:=([.F172]-[.E172])*1000" office:value-type="float" office:value="10.93" calcext:value-type="float">
            <text:p>10.93</text:p>
          </table:table-cell>
          <table:table-cell office:value-type="float" office:value="0.67304" calcext:value-type="float">
            <text:p>0.67304</text:p>
          </table:table-cell>
          <table:table-cell office:value-type="float" office:value="0.6869" calcext:value-type="float">
            <text:p>0.6869</text:p>
          </table:table-cell>
          <table:table-cell table:formula="of:=([.I172]-[.H172])*1000" office:value-type="float" office:value="13.86" calcext:value-type="float">
            <text:p>13.86</text:p>
          </table:table-cell>
          <table:table-cell office:value-type="float" office:value="0.6762" calcext:value-type="float">
            <text:p>0.6762</text:p>
          </table:table-cell>
          <table:table-cell office:value-type="float" office:value="0.69217" calcext:value-type="float">
            <text:p>0.69217</text:p>
          </table:table-cell>
          <table:table-cell table:formula="of:=([.L172]-[.H172])*1000" office:value-type="float" office:value="19.13" calcext:value-type="float">
            <text:p>19.13</text:p>
          </table:table-cell>
          <table:table-cell table:number-columns-repeated="11"/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64632" calcext:value-type="float">
            <text:p>0.64632</text:p>
          </table:table-cell>
          <table:table-cell table:formula="of:=([.C173]-[.B173])*1000" office:value-type="float" office:value="9.51999999999997" calcext:value-type="float">
            <text:p>9.51999999999997</text:p>
          </table:table-cell>
          <table:table-cell office:value-type="float" office:value="0.66069" calcext:value-type="float">
            <text:p>0.66069</text:p>
          </table:table-cell>
          <table:table-cell office:value-type="float" office:value="0.67163" calcext:value-type="float">
            <text:p>0.67163</text:p>
          </table:table-cell>
          <table:table-cell table:formula="of:=([.F173]-[.E173])*1000" office:value-type="float" office:value="10.9400000000001" calcext:value-type="float">
            <text:p>10.9400000000001</text:p>
          </table:table-cell>
          <table:table-cell office:value-type="float" office:value="0.67307" calcext:value-type="float">
            <text:p>0.67307</text:p>
          </table:table-cell>
          <table:table-cell office:value-type="float" office:value="0.68685" calcext:value-type="float">
            <text:p>0.68685</text:p>
          </table:table-cell>
          <table:table-cell table:formula="of:=([.I173]-[.H173])*1000" office:value-type="float" office:value="13.78" calcext:value-type="float">
            <text:p>13.78</text:p>
          </table:table-cell>
          <table:table-cell office:value-type="float" office:value="0.67628" calcext:value-type="float">
            <text:p>0.67628</text:p>
          </table:table-cell>
          <table:table-cell office:value-type="float" office:value="0.69213" calcext:value-type="float">
            <text:p>0.69213</text:p>
          </table:table-cell>
          <table:table-cell table:formula="of:=([.L173]-[.H173])*1000" office:value-type="float" office:value="19.06" calcext:value-type="float">
            <text:p>19.06</text:p>
          </table:table-cell>
          <table:table-cell table:number-columns-repeated="11"/>
        </table:table-row>
        <table:table-row table:style-name="ro1">
          <table:table-cell office:value-type="float" office:value="0.0544" calcext:value-type="float">
            <text:p>0.0544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64628" calcext:value-type="float">
            <text:p>0.64628</text:p>
          </table:table-cell>
          <table:table-cell table:formula="of:=([.C174]-[.B174])*1000" office:value-type="float" office:value="9.58000000000003" calcext:value-type="float">
            <text:p>9.58000000000003</text:p>
          </table:table-cell>
          <table:table-cell office:value-type="float" office:value="0.66063" calcext:value-type="float">
            <text:p>0.66063</text:p>
          </table:table-cell>
          <table:table-cell office:value-type="float" office:value="0.67158" calcext:value-type="float">
            <text:p>0.67158</text:p>
          </table:table-cell>
          <table:table-cell table:formula="of:=([.F174]-[.E174])*1000" office:value-type="float" office:value="10.95" calcext:value-type="float">
            <text:p>10.95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68681" calcext:value-type="float">
            <text:p>0.68681</text:p>
          </table:table-cell>
          <table:table-cell table:formula="of:=([.I174]-[.H174])*1000" office:value-type="float" office:value="13.71" calcext:value-type="float">
            <text:p>13.71</text:p>
          </table:table-cell>
          <table:table-cell office:value-type="float" office:value="0.67635" calcext:value-type="float">
            <text:p>0.67635</text:p>
          </table:table-cell>
          <table:table-cell office:value-type="float" office:value="0.69208" calcext:value-type="float">
            <text:p>0.69208</text:p>
          </table:table-cell>
          <table:table-cell table:formula="of:=([.L174]-[.H174])*1000" office:value-type="float" office:value="18.98" calcext:value-type="float">
            <text:p>18.98</text:p>
          </table:table-cell>
          <table:table-cell table:number-columns-repeated="11"/>
        </table:table-row>
        <table:table-row table:style-name="ro1">
          <table:table-cell office:value-type="float" office:value="0.0548" calcext:value-type="float">
            <text:p>0.0548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64624" calcext:value-type="float">
            <text:p>0.64624</text:p>
          </table:table-cell>
          <table:table-cell table:formula="of:=([.C175]-[.B175])*1000" office:value-type="float" office:value="9.63999999999998" calcext:value-type="float">
            <text:p>9.63999999999998</text:p>
          </table:table-cell>
          <table:table-cell office:value-type="float" office:value="0.66058" calcext:value-type="float">
            <text:p>0.66058</text:p>
          </table:table-cell>
          <table:table-cell office:value-type="float" office:value="0.67154" calcext:value-type="float">
            <text:p>0.67154</text:p>
          </table:table-cell>
          <table:table-cell table:formula="of:=([.F175]-[.E175])*1000" office:value-type="float" office:value="10.96" calcext:value-type="float">
            <text:p>10.96</text:p>
          </table:table-cell>
          <table:table-cell office:value-type="float" office:value="0.67313" calcext:value-type="float">
            <text:p>0.67313</text:p>
          </table:table-cell>
          <table:table-cell office:value-type="float" office:value="0.68676" calcext:value-type="float">
            <text:p>0.68676</text:p>
          </table:table-cell>
          <table:table-cell table:formula="of:=([.I175]-[.H175])*1000" office:value-type="float" office:value="13.63" calcext:value-type="float">
            <text:p>13.63</text:p>
          </table:table-cell>
          <table:table-cell office:value-type="float" office:value="0.67643" calcext:value-type="float">
            <text:p>0.67643</text:p>
          </table:table-cell>
          <table:table-cell office:value-type="float" office:value="0.69204" calcext:value-type="float">
            <text:p>0.69204</text:p>
          </table:table-cell>
          <table:table-cell table:formula="of:=([.L175]-[.H175])*1000" office:value-type="float" office:value="18.9100000000001" calcext:value-type="float">
            <text:p>18.9100000000001</text:p>
          </table:table-cell>
          <table:table-cell table:number-columns-repeated="11"/>
        </table:table-row>
        <table:table-row table:style-name="ro1">
          <table:table-cell office:value-type="float" office:value="0.0552" calcext:value-type="float">
            <text:p>0.0552</text:p>
          </table:table-cell>
          <table:table-cell office:value-type="float" office:value="0.63649" calcext:value-type="float">
            <text:p>0.63649</text:p>
          </table:table-cell>
          <table:table-cell office:value-type="float" office:value="0.64619" calcext:value-type="float">
            <text:p>0.64619</text:p>
          </table:table-cell>
          <table:table-cell table:formula="of:=([.C176]-[.B176])*1000" office:value-type="float" office:value="9.70000000000004" calcext:value-type="float">
            <text:p>9.70000000000004</text:p>
          </table:table-cell>
          <table:table-cell office:value-type="float" office:value="0.66052" calcext:value-type="float">
            <text:p>0.66052</text:p>
          </table:table-cell>
          <table:table-cell office:value-type="float" office:value="0.67149" calcext:value-type="float">
            <text:p>0.67149</text:p>
          </table:table-cell>
          <table:table-cell table:formula="of:=([.F176]-[.E176])*1000" office:value-type="float" office:value="10.9699999999999" calcext:value-type="float">
            <text:p>10.9699999999999</text:p>
          </table:table-cell>
          <table:table-cell office:value-type="float" office:value="0.67316" calcext:value-type="float">
            <text:p>0.67316</text:p>
          </table:table-cell>
          <table:table-cell office:value-type="float" office:value="0.68672" calcext:value-type="float">
            <text:p>0.68672</text:p>
          </table:table-cell>
          <table:table-cell table:formula="of:=([.I176]-[.H176])*1000" office:value-type="float" office:value="13.56" calcext:value-type="float">
            <text:p>13.56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69199" calcext:value-type="float">
            <text:p>0.69199</text:p>
          </table:table-cell>
          <table:table-cell table:formula="of:=([.L176]-[.H176])*1000" office:value-type="float" office:value="18.83" calcext:value-type="float">
            <text:p>18.83</text:p>
          </table:table-cell>
          <table:table-cell table:number-columns-repeated="11"/>
        </table:table-row>
        <table:table-row table:style-name="ro1">
          <table:table-cell office:value-type="float" office:value="0.0556" calcext:value-type="float">
            <text:p>0.0556</text:p>
          </table:table-cell>
          <table:table-cell office:value-type="float" office:value="0.63639" calcext:value-type="float">
            <text:p>0.63639</text:p>
          </table:table-cell>
          <table:table-cell office:value-type="float" office:value="0.64615" calcext:value-type="float">
            <text:p>0.64615</text:p>
          </table:table-cell>
          <table:table-cell table:formula="of:=([.C177]-[.B177])*1000" office:value-type="float" office:value="9.75999999999999" calcext:value-type="float">
            <text:p>9.75999999999999</text:p>
          </table:table-cell>
          <table:table-cell office:value-type="float" office:value="0.66047" calcext:value-type="float">
            <text:p>0.66047</text:p>
          </table:table-cell>
          <table:table-cell office:value-type="float" office:value="0.67145" calcext:value-type="float">
            <text:p>0.67145</text:p>
          </table:table-cell>
          <table:table-cell table:formula="of:=([.F177]-[.E177])*1000" office:value-type="float" office:value="10.9800000000001" calcext:value-type="float">
            <text:p>10.9800000000001</text:p>
          </table:table-cell>
          <table:table-cell office:value-type="float" office:value="0.67319" calcext:value-type="float">
            <text:p>0.67319</text:p>
          </table:table-cell>
          <table:table-cell office:value-type="float" office:value="0.68667" calcext:value-type="float">
            <text:p>0.68667</text:p>
          </table:table-cell>
          <table:table-cell table:formula="of:=([.I177]-[.H177])*1000" office:value-type="float" office:value="13.4799999999999" calcext:value-type="float">
            <text:p>13.4799999999999</text:p>
          </table:table-cell>
          <table:table-cell office:value-type="float" office:value="0.67658" calcext:value-type="float">
            <text:p>0.67658</text:p>
          </table:table-cell>
          <table:table-cell office:value-type="float" office:value="0.69195" calcext:value-type="float">
            <text:p>0.69195</text:p>
          </table:table-cell>
          <table:table-cell table:formula="of:=([.L177]-[.H177])*1000" office:value-type="float" office:value="18.76" calcext:value-type="float">
            <text:p>18.76</text:p>
          </table:table-cell>
          <table:table-cell table:number-columns-repeated="11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63629" calcext:value-type="float">
            <text:p>0.63629</text:p>
          </table:table-cell>
          <table:table-cell office:value-type="float" office:value="0.64611" calcext:value-type="float">
            <text:p>0.64611</text:p>
          </table:table-cell>
          <table:table-cell table:formula="of:=([.C178]-[.B178])*1000" office:value-type="float" office:value="9.82000000000005" calcext:value-type="float">
            <text:p>9.82000000000005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67141" calcext:value-type="float">
            <text:p>0.67141</text:p>
          </table:table-cell>
          <table:table-cell table:formula="of:=([.F178]-[.E178])*1000" office:value-type="float" office:value="11" calcext:value-type="float">
            <text:p>11</text:p>
          </table:table-cell>
          <table:table-cell office:value-type="float" office:value="0.67322" calcext:value-type="float">
            <text:p>0.67322</text:p>
          </table:table-cell>
          <table:table-cell office:value-type="float" office:value="0.68663" calcext:value-type="float">
            <text:p>0.68663</text:p>
          </table:table-cell>
          <table:table-cell table:formula="of:=([.I178]-[.H178])*1000" office:value-type="float" office:value="13.41" calcext:value-type="float">
            <text:p>13.41</text:p>
          </table:table-cell>
          <table:table-cell office:value-type="float" office:value="0.67665" calcext:value-type="float">
            <text:p>0.67665</text:p>
          </table:table-cell>
          <table:table-cell office:value-type="float" office:value="0.6919" calcext:value-type="float">
            <text:p>0.6919</text:p>
          </table:table-cell>
          <table:table-cell table:formula="of:=([.L178]-[.H178])*1000" office:value-type="float" office:value="18.68" calcext:value-type="float">
            <text:p>18.68</text:p>
          </table:table-cell>
          <table:table-cell table:number-columns-repeated="11"/>
        </table:table-row>
        <table:table-row table:style-name="ro1">
          <table:table-cell office:value-type="float" office:value="0.0564" calcext:value-type="float">
            <text:p>0.0564</text:p>
          </table:table-cell>
          <table:table-cell office:value-type="float" office:value="0.63619" calcext:value-type="float">
            <text:p>0.63619</text:p>
          </table:table-cell>
          <table:table-cell office:value-type="float" office:value="0.64607" calcext:value-type="float">
            <text:p>0.64607</text:p>
          </table:table-cell>
          <table:table-cell table:formula="of:=([.C179]-[.B179])*1000" office:value-type="float" office:value="9.88" calcext:value-type="float">
            <text:p>9.88</text:p>
          </table:table-cell>
          <table:table-cell office:value-type="float" office:value="0.66036" calcext:value-type="float">
            <text:p>0.66036</text:p>
          </table:table-cell>
          <table:table-cell office:value-type="float" office:value="0.67136" calcext:value-type="float">
            <text:p>0.67136</text:p>
          </table:table-cell>
          <table:table-cell table:formula="of:=([.F179]-[.E179])*1000" office:value-type="float" office:value="11" calcext:value-type="float">
            <text:p>11</text:p>
          </table:table-cell>
          <table:table-cell office:value-type="float" office:value="0.67325" calcext:value-type="float">
            <text:p>0.67325</text:p>
          </table:table-cell>
          <table:table-cell office:value-type="float" office:value="0.68658" calcext:value-type="float">
            <text:p>0.68658</text:p>
          </table:table-cell>
          <table:table-cell table:formula="of:=([.I179]-[.H179])*1000" office:value-type="float" office:value="13.3300000000001" calcext:value-type="float">
            <text:p>13.3300000000001</text:p>
          </table:table-cell>
          <table:table-cell office:value-type="float" office:value="0.67673" calcext:value-type="float">
            <text:p>0.67673</text:p>
          </table:table-cell>
          <table:table-cell office:value-type="float" office:value="0.69185" calcext:value-type="float">
            <text:p>0.69185</text:p>
          </table:table-cell>
          <table:table-cell table:formula="of:=([.L179]-[.H179])*1000" office:value-type="float" office:value="18.6000000000001" calcext:value-type="float">
            <text:p>18.6000000000001</text:p>
          </table:table-cell>
          <table:table-cell table:number-columns-repeated="11"/>
        </table:table-row>
        <table:table-row table:style-name="ro1">
          <table:table-cell office:value-type="float" office:value="0.0568" calcext:value-type="float">
            <text:p>0.0568</text:p>
          </table:table-cell>
          <table:table-cell office:value-type="float" office:value="0.63608" calcext:value-type="float">
            <text:p>0.63608</text:p>
          </table:table-cell>
          <table:table-cell office:value-type="float" office:value="0.64603" calcext:value-type="float">
            <text:p>0.64603</text:p>
          </table:table-cell>
          <table:table-cell table:formula="of:=([.C180]-[.B180])*1000" office:value-type="float" office:value="9.95000000000001" calcext:value-type="float">
            <text:p>9.95000000000001</text:p>
          </table:table-cell>
          <table:table-cell office:value-type="float" office:value="0.66029" calcext:value-type="float">
            <text:p>0.66029</text:p>
          </table:table-cell>
          <table:table-cell office:value-type="float" office:value="0.67132" calcext:value-type="float">
            <text:p>0.67132</text:p>
          </table:table-cell>
          <table:table-cell table:formula="of:=([.F180]-[.E180])*1000" office:value-type="float" office:value="11.03" calcext:value-type="float">
            <text:p>11.03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54" calcext:value-type="float">
            <text:p>0.68654</text:p>
          </table:table-cell>
          <table:table-cell table:formula="of:=([.I180]-[.H180])*1000" office:value-type="float" office:value="13.2599999999999" calcext:value-type="float">
            <text:p>13.2599999999999</text:p>
          </table:table-cell>
          <table:table-cell office:value-type="float" office:value="0.67679" calcext:value-type="float">
            <text:p>0.67679</text:p>
          </table:table-cell>
          <table:table-cell office:value-type="float" office:value="0.69181" calcext:value-type="float">
            <text:p>0.69181</text:p>
          </table:table-cell>
          <table:table-cell table:formula="of:=([.L180]-[.H180])*1000" office:value-type="float" office:value="18.5299999999999" calcext:value-type="float">
            <text:p>18.5299999999999</text:p>
          </table:table-cell>
          <table:table-cell table:number-columns-repeated="11"/>
        </table:table-row>
        <table:table-row table:style-name="ro1">
          <table:table-cell office:value-type="float" office:value="0.0572" calcext:value-type="float">
            <text:p>0.0572</text:p>
          </table:table-cell>
          <table:table-cell office:value-type="float" office:value="0.63598" calcext:value-type="float">
            <text:p>0.63598</text:p>
          </table:table-cell>
          <table:table-cell office:value-type="float" office:value="0.64599" calcext:value-type="float">
            <text:p>0.64599</text:p>
          </table:table-cell>
          <table:table-cell table:formula="of:=([.C181]-[.B181])*1000" office:value-type="float" office:value="10.01" calcext:value-type="float">
            <text:p>10.01</text:p>
          </table:table-cell>
          <table:table-cell office:value-type="float" office:value="0.66022" calcext:value-type="float">
            <text:p>0.66022</text:p>
          </table:table-cell>
          <table:table-cell office:value-type="float" office:value="0.67128" calcext:value-type="float">
            <text:p>0.67128</text:p>
          </table:table-cell>
          <table:table-cell table:formula="of:=([.F181]-[.E181])*1000" office:value-type="float" office:value="11.0600000000001" calcext:value-type="float">
            <text:p>11.0600000000001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5" calcext:value-type="float">
            <text:p>0.6865</text:p>
          </table:table-cell>
          <table:table-cell table:formula="of:=([.I181]-[.H181])*1000" office:value-type="float" office:value="13.2199999999999" calcext:value-type="float">
            <text:p>13.2199999999999</text:p>
          </table:table-cell>
          <table:table-cell office:value-type="float" office:value="0.67683" calcext:value-type="float">
            <text:p>0.67683</text:p>
          </table:table-cell>
          <table:table-cell office:value-type="float" office:value="0.69177" calcext:value-type="float">
            <text:p>0.69177</text:p>
          </table:table-cell>
          <table:table-cell table:formula="of:=([.L181]-[.H181])*1000" office:value-type="float" office:value="18.49" calcext:value-type="float">
            <text:p>18.49</text:p>
          </table:table-cell>
          <table:table-cell table:number-columns-repeated="11"/>
        </table:table-row>
        <table:table-row table:style-name="ro1">
          <table:table-cell office:value-type="float" office:value="0.0576" calcext:value-type="float">
            <text:p>0.0576</text:p>
          </table:table-cell>
          <table:table-cell office:value-type="float" office:value="0.63587" calcext:value-type="float">
            <text:p>0.63587</text:p>
          </table:table-cell>
          <table:table-cell office:value-type="float" office:value="0.64596" calcext:value-type="float">
            <text:p>0.64596</text:p>
          </table:table-cell>
          <table:table-cell table:formula="of:=([.C182]-[.B182])*1000" office:value-type="float" office:value="10.09" calcext:value-type="float">
            <text:p>10.09</text:p>
          </table:table-cell>
          <table:table-cell office:value-type="float" office:value="0.66015" calcext:value-type="float">
            <text:p>0.66015</text:p>
          </table:table-cell>
          <table:table-cell office:value-type="float" office:value="0.67123" calcext:value-type="float">
            <text:p>0.67123</text:p>
          </table:table-cell>
          <table:table-cell table:formula="of:=([.F182]-[.E182])*1000" office:value-type="float" office:value="11.0800000000001" calcext:value-type="float">
            <text:p>11.0800000000001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45" calcext:value-type="float">
            <text:p>0.68645</text:p>
          </table:table-cell>
          <table:table-cell table:formula="of:=([.I182]-[.H182])*1000" office:value-type="float" office:value="13.1699999999999" calcext:value-type="float">
            <text:p>13.1699999999999</text:p>
          </table:table-cell>
          <table:table-cell office:value-type="float" office:value="0.67688" calcext:value-type="float">
            <text:p>0.67688</text:p>
          </table:table-cell>
          <table:table-cell office:value-type="float" office:value="0.69172" calcext:value-type="float">
            <text:p>0.69172</text:p>
          </table:table-cell>
          <table:table-cell table:formula="of:=([.L182]-[.H182])*1000" office:value-type="float" office:value="18.4399999999999" calcext:value-type="float">
            <text:p>18.4399999999999</text:p>
          </table:table-cell>
          <table:table-cell table:number-columns-repeated="11"/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.63577" calcext:value-type="float">
            <text:p>0.63577</text:p>
          </table:table-cell>
          <table:table-cell office:value-type="float" office:value="0.64592" calcext:value-type="float">
            <text:p>0.64592</text:p>
          </table:table-cell>
          <table:table-cell table:formula="of:=([.C183]-[.B183])*1000" office:value-type="float" office:value="10.15" calcext:value-type="float">
            <text:p>10.15</text:p>
          </table:table-cell>
          <table:table-cell office:value-type="float" office:value="0.66007" calcext:value-type="float">
            <text:p>0.66007</text:p>
          </table:table-cell>
          <table:table-cell office:value-type="float" office:value="0.67119" calcext:value-type="float">
            <text:p>0.67119</text:p>
          </table:table-cell>
          <table:table-cell table:formula="of:=([.F183]-[.E183])*1000" office:value-type="float" office:value="11.12" calcext:value-type="float">
            <text:p>11.12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41" calcext:value-type="float">
            <text:p>0.68641</text:p>
          </table:table-cell>
          <table:table-cell table:formula="of:=([.I183]-[.H183])*1000" office:value-type="float" office:value="13.13" calcext:value-type="float">
            <text:p>13.13</text:p>
          </table:table-cell>
          <table:table-cell office:value-type="float" office:value="0.67692" calcext:value-type="float">
            <text:p>0.67692</text:p>
          </table:table-cell>
          <table:table-cell office:value-type="float" office:value="0.69168" calcext:value-type="float">
            <text:p>0.69168</text:p>
          </table:table-cell>
          <table:table-cell table:formula="of:=([.L183]-[.H183])*1000" office:value-type="float" office:value="18.4" calcext:value-type="float">
            <text:p>18.4</text:p>
          </table:table-cell>
          <table:table-cell table:number-columns-repeated="11"/>
        </table:table-row>
        <table:table-row table:style-name="ro1">
          <table:table-cell office:value-type="float" office:value="0.0584" calcext:value-type="float">
            <text:p>0.0584</text:p>
          </table:table-cell>
          <table:table-cell office:value-type="float" office:value="0.63566" calcext:value-type="float">
            <text:p>0.63566</text:p>
          </table:table-cell>
          <table:table-cell office:value-type="float" office:value="0.64588" calcext:value-type="float">
            <text:p>0.64588</text:p>
          </table:table-cell>
          <table:table-cell table:formula="of:=([.C184]-[.B184])*1000" office:value-type="float" office:value="10.22" calcext:value-type="float">
            <text:p>10.22</text:p>
          </table:table-cell>
          <table:table-cell office:value-type="float" office:value="0.66" calcext:value-type="float">
            <text:p>0.66</text:p>
          </table:table-cell>
          <table:table-cell office:value-type="float" office:value="0.67115" calcext:value-type="float">
            <text:p>0.67115</text:p>
          </table:table-cell>
          <table:table-cell table:formula="of:=([.F184]-[.E184])*1000" office:value-type="float" office:value="11.15" calcext:value-type="float">
            <text:p>11.15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37" calcext:value-type="float">
            <text:p>0.68637</text:p>
          </table:table-cell>
          <table:table-cell table:formula="of:=([.I184]-[.H184])*1000" office:value-type="float" office:value="13.0899999999999" calcext:value-type="float">
            <text:p>13.0899999999999</text:p>
          </table:table-cell>
          <table:table-cell office:value-type="float" office:value="0.67696" calcext:value-type="float">
            <text:p>0.67696</text:p>
          </table:table-cell>
          <table:table-cell office:value-type="float" office:value="0.69163" calcext:value-type="float">
            <text:p>0.69163</text:p>
          </table:table-cell>
          <table:table-cell table:formula="of:=([.L184]-[.H184])*1000" office:value-type="float" office:value="18.35" calcext:value-type="float">
            <text:p>18.35</text:p>
          </table:table-cell>
          <table:table-cell table:number-columns-repeated="11"/>
        </table:table-row>
        <table:table-row table:style-name="ro1">
          <table:table-cell office:value-type="float" office:value="0.0588" calcext:value-type="float">
            <text:p>0.0588</text:p>
          </table:table-cell>
          <table:table-cell office:value-type="float" office:value="0.63556" calcext:value-type="float">
            <text:p>0.63556</text:p>
          </table:table-cell>
          <table:table-cell office:value-type="float" office:value="0.64584" calcext:value-type="float">
            <text:p>0.64584</text:p>
          </table:table-cell>
          <table:table-cell table:formula="of:=([.C185]-[.B185])*1000" office:value-type="float" office:value="10.2800000000001" calcext:value-type="float">
            <text:p>10.2800000000001</text:p>
          </table:table-cell>
          <table:table-cell office:value-type="float" office:value="0.65992" calcext:value-type="float">
            <text:p>0.65992</text:p>
          </table:table-cell>
          <table:table-cell office:value-type="float" office:value="0.6711" calcext:value-type="float">
            <text:p>0.6711</text:p>
          </table:table-cell>
          <table:table-cell table:formula="of:=([.F185]-[.E185])*1000" office:value-type="float" office:value="11.18" calcext:value-type="float">
            <text:p>11.18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32" calcext:value-type="float">
            <text:p>0.68632</text:p>
          </table:table-cell>
          <table:table-cell table:formula="of:=([.I185]-[.H185])*1000" office:value-type="float" office:value="13.0399999999999" calcext:value-type="float">
            <text:p>13.0399999999999</text:p>
          </table:table-cell>
          <table:table-cell office:value-type="float" office:value="0.67701" calcext:value-type="float">
            <text:p>0.67701</text:p>
          </table:table-cell>
          <table:table-cell office:value-type="float" office:value="0.69159" calcext:value-type="float">
            <text:p>0.69159</text:p>
          </table:table-cell>
          <table:table-cell table:formula="of:=([.L185]-[.H185])*1000" office:value-type="float" office:value="18.3099999999999" calcext:value-type="float">
            <text:p>18.3099999999999</text:p>
          </table:table-cell>
          <table:table-cell table:number-columns-repeated="11"/>
        </table:table-row>
        <table:table-row table:style-name="ro1">
          <table:table-cell office:value-type="float" office:value="0.0592" calcext:value-type="float">
            <text:p>0.0592</text:p>
          </table:table-cell>
          <table:table-cell office:value-type="float" office:value="0.63545" calcext:value-type="float">
            <text:p>0.63545</text:p>
          </table:table-cell>
          <table:table-cell office:value-type="float" office:value="0.6458" calcext:value-type="float">
            <text:p>0.6458</text:p>
          </table:table-cell>
          <table:table-cell table:formula="of:=([.C186]-[.B186])*1000" office:value-type="float" office:value="10.35" calcext:value-type="float">
            <text:p>10.35</text:p>
          </table:table-cell>
          <table:table-cell office:value-type="float" office:value="0.65985" calcext:value-type="float">
            <text:p>0.65985</text:p>
          </table:table-cell>
          <table:table-cell office:value-type="float" office:value="0.67106" calcext:value-type="float">
            <text:p>0.67106</text:p>
          </table:table-cell>
          <table:table-cell table:formula="of:=([.F186]-[.E186])*1000" office:value-type="float" office:value="11.2100000000001" calcext:value-type="float">
            <text:p>11.2100000000001</text:p>
          </table:table-cell>
          <table:table-cell office:value-type="float" office:value="0.67329" calcext:value-type="float">
            <text:p>0.67329</text:p>
          </table:table-cell>
          <table:table-cell office:value-type="float" office:value="0.68628" calcext:value-type="float">
            <text:p>0.68628</text:p>
          </table:table-cell>
          <table:table-cell table:formula="of:=([.I186]-[.H186])*1000" office:value-type="float" office:value="12.9899999999999" calcext:value-type="float">
            <text:p>12.9899999999999</text:p>
          </table:table-cell>
          <table:table-cell office:value-type="float" office:value="0.67705" calcext:value-type="float">
            <text:p>0.67705</text:p>
          </table:table-cell>
          <table:table-cell office:value-type="float" office:value="0.69155" calcext:value-type="float">
            <text:p>0.69155</text:p>
          </table:table-cell>
          <table:table-cell table:formula="of:=([.L186]-[.H186])*1000" office:value-type="float" office:value="18.2600000000001" calcext:value-type="float">
            <text:p>18.2600000000001</text:p>
          </table:table-cell>
          <table:table-cell table:number-columns-repeated="11"/>
        </table:table-row>
        <table:table-row table:style-name="ro1">
          <table:table-cell office:value-type="float" office:value="0.0596" calcext:value-type="float">
            <text:p>0.0596</text:p>
          </table:table-cell>
          <table:table-cell office:value-type="float" office:value="0.63535" calcext:value-type="float">
            <text:p>0.63535</text:p>
          </table:table-cell>
          <table:table-cell office:value-type="float" office:value="0.64576" calcext:value-type="float">
            <text:p>0.64576</text:p>
          </table:table-cell>
          <table:table-cell table:formula="of:=([.C187]-[.B187])*1000" office:value-type="float" office:value="10.4099999999999" calcext:value-type="float">
            <text:p>10.4099999999999</text:p>
          </table:table-cell>
          <table:table-cell office:value-type="float" office:value="0.65977" calcext:value-type="float">
            <text:p>0.65977</text:p>
          </table:table-cell>
          <table:table-cell office:value-type="float" office:value="0.67102" calcext:value-type="float">
            <text:p>0.67102</text:p>
          </table:table-cell>
          <table:table-cell table:formula="of:=([.F187]-[.E187])*1000" office:value-type="float" office:value="11.25" calcext:value-type="float">
            <text:p>11.25</text:p>
          </table:table-cell>
          <table:table-cell office:value-type="float" office:value="0.67329" calcext:value-type="float">
            <text:p>0.67329</text:p>
          </table:table-cell>
          <table:table-cell office:value-type="float" office:value="0.68624" calcext:value-type="float">
            <text:p>0.68624</text:p>
          </table:table-cell>
          <table:table-cell table:formula="of:=([.I187]-[.H187])*1000" office:value-type="float" office:value="12.95" calcext:value-type="float">
            <text:p>12.95</text:p>
          </table:table-cell>
          <table:table-cell office:value-type="float" office:value="0.67709" calcext:value-type="float">
            <text:p>0.67709</text:p>
          </table:table-cell>
          <table:table-cell office:value-type="float" office:value="0.6915" calcext:value-type="float">
            <text:p>0.6915</text:p>
          </table:table-cell>
          <table:table-cell table:formula="of:=([.L187]-[.H187])*1000" office:value-type="float" office:value="18.2099999999999" calcext:value-type="float">
            <text:p>18.2099999999999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63524" calcext:value-type="float">
            <text:p>0.63524</text:p>
          </table:table-cell>
          <table:table-cell office:value-type="float" office:value="0.64572" calcext:value-type="float">
            <text:p>0.64572</text:p>
          </table:table-cell>
          <table:table-cell table:formula="of:=([.C188]-[.B188])*1000" office:value-type="float" office:value="10.48" calcext:value-type="float">
            <text:p>10.48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67097" calcext:value-type="float">
            <text:p>0.67097</text:p>
          </table:table-cell>
          <table:table-cell table:formula="of:=([.F188]-[.E188])*1000" office:value-type="float" office:value="11.27" calcext:value-type="float">
            <text:p>11.27</text:p>
          </table:table-cell>
          <table:table-cell office:value-type="float" office:value="0.67329" calcext:value-type="float">
            <text:p>0.67329</text:p>
          </table:table-cell>
          <table:table-cell office:value-type="float" office:value="0.68619" calcext:value-type="float">
            <text:p>0.68619</text:p>
          </table:table-cell>
          <table:table-cell table:formula="of:=([.I188]-[.H188])*1000" office:value-type="float" office:value="12.9" calcext:value-type="float">
            <text:p>12.9</text:p>
          </table:table-cell>
          <table:table-cell office:value-type="float" office:value="0.67714" calcext:value-type="float">
            <text:p>0.67714</text:p>
          </table:table-cell>
          <table:table-cell office:value-type="float" office:value="0.69146" calcext:value-type="float">
            <text:p>0.69146</text:p>
          </table:table-cell>
          <table:table-cell table:formula="of:=([.L188]-[.H188])*1000" office:value-type="float" office:value="18.17" calcext:value-type="float">
            <text:p>18.17</text:p>
          </table:table-cell>
          <table:table-cell table:number-columns-repeated="11"/>
        </table:table-row>
        <table:table-row table:style-name="ro1">
          <table:table-cell office:value-type="float" office:value="0.0604" calcext:value-type="float">
            <text:p>0.0604</text:p>
          </table:table-cell>
          <table:table-cell office:value-type="float" office:value="0.63513" calcext:value-type="float">
            <text:p>0.63513</text:p>
          </table:table-cell>
          <table:table-cell office:value-type="float" office:value="0.64568" calcext:value-type="float">
            <text:p>0.64568</text:p>
          </table:table-cell>
          <table:table-cell table:formula="of:=([.C189]-[.B189])*1000" office:value-type="float" office:value="10.5499999999999" calcext:value-type="float">
            <text:p>10.5499999999999</text:p>
          </table:table-cell>
          <table:table-cell office:value-type="float" office:value="0.65961" calcext:value-type="float">
            <text:p>0.65961</text:p>
          </table:table-cell>
          <table:table-cell office:value-type="float" office:value="0.67093" calcext:value-type="float">
            <text:p>0.67093</text:p>
          </table:table-cell>
          <table:table-cell table:formula="of:=([.F189]-[.E189])*1000" office:value-type="float" office:value="11.32" calcext:value-type="float">
            <text:p>11.32</text:p>
          </table:table-cell>
          <table:table-cell office:value-type="float" office:value="0.67327" calcext:value-type="float">
            <text:p>0.67327</text:p>
          </table:table-cell>
          <table:table-cell office:value-type="float" office:value="0.68615" calcext:value-type="float">
            <text:p>0.68615</text:p>
          </table:table-cell>
          <table:table-cell table:formula="of:=([.I189]-[.H189])*1000" office:value-type="float" office:value="12.88" calcext:value-type="float">
            <text:p>12.88</text:p>
          </table:table-cell>
          <table:table-cell office:value-type="float" office:value="0.67715" calcext:value-type="float">
            <text:p>0.67715</text:p>
          </table:table-cell>
          <table:table-cell office:value-type="float" office:value="0.69141" calcext:value-type="float">
            <text:p>0.69141</text:p>
          </table:table-cell>
          <table:table-cell table:formula="of:=([.L189]-[.H189])*1000" office:value-type="float" office:value="18.14" calcext:value-type="float">
            <text:p>18.14</text:p>
          </table:table-cell>
          <table:table-cell table:number-columns-repeated="11"/>
        </table:table-row>
        <table:table-row table:style-name="ro1">
          <table:table-cell office:value-type="float" office:value="0.0608" calcext:value-type="float">
            <text:p>0.0608</text:p>
          </table:table-cell>
          <table:table-cell office:value-type="float" office:value="0.63502" calcext:value-type="float">
            <text:p>0.63502</text:p>
          </table:table-cell>
          <table:table-cell office:value-type="float" office:value="0.64565" calcext:value-type="float">
            <text:p>0.64565</text:p>
          </table:table-cell>
          <table:table-cell table:formula="of:=([.C190]-[.B190])*1000" office:value-type="float" office:value="10.63" calcext:value-type="float">
            <text:p>10.63</text:p>
          </table:table-cell>
          <table:table-cell office:value-type="float" office:value="0.65952" calcext:value-type="float">
            <text:p>0.65952</text:p>
          </table:table-cell>
          <table:table-cell office:value-type="float" office:value="0.67089" calcext:value-type="float">
            <text:p>0.67089</text:p>
          </table:table-cell>
          <table:table-cell table:formula="of:=([.F190]-[.E190])*1000" office:value-type="float" office:value="11.37" calcext:value-type="float">
            <text:p>11.37</text:p>
          </table:table-cell>
          <table:table-cell office:value-type="float" office:value="0.67324" calcext:value-type="float">
            <text:p>0.67324</text:p>
          </table:table-cell>
          <table:table-cell office:value-type="float" office:value="0.68611" calcext:value-type="float">
            <text:p>0.68611</text:p>
          </table:table-cell>
          <table:table-cell table:formula="of:=([.I190]-[.H190])*1000" office:value-type="float" office:value="12.87" calcext:value-type="float">
            <text:p>12.87</text:p>
          </table:table-cell>
          <table:table-cell office:value-type="float" office:value="0.67717" calcext:value-type="float">
            <text:p>0.67717</text:p>
          </table:table-cell>
          <table:table-cell office:value-type="float" office:value="0.69137" calcext:value-type="float">
            <text:p>0.69137</text:p>
          </table:table-cell>
          <table:table-cell table:formula="of:=([.L190]-[.H190])*1000" office:value-type="float" office:value="18.13" calcext:value-type="float">
            <text:p>18.13</text:p>
          </table:table-cell>
          <table:table-cell table:number-columns-repeated="11"/>
        </table:table-row>
        <table:table-row table:style-name="ro1">
          <table:table-cell office:value-type="float" office:value="0.0612" calcext:value-type="float">
            <text:p>0.0612</text:p>
          </table:table-cell>
          <table:table-cell office:value-type="float" office:value="0.63491" calcext:value-type="float">
            <text:p>0.63491</text:p>
          </table:table-cell>
          <table:table-cell office:value-type="float" office:value="0.64561" calcext:value-type="float">
            <text:p>0.64561</text:p>
          </table:table-cell>
          <table:table-cell table:formula="of:=([.C191]-[.B191])*1000" office:value-type="float" office:value="10.6999999999999" calcext:value-type="float">
            <text:p>10.6999999999999</text:p>
          </table:table-cell>
          <table:table-cell office:value-type="float" office:value="0.65943" calcext:value-type="float">
            <text:p>0.65943</text:p>
          </table:table-cell>
          <table:table-cell office:value-type="float" office:value="0.67085" calcext:value-type="float">
            <text:p>0.67085</text:p>
          </table:table-cell>
          <table:table-cell table:formula="of:=([.F191]-[.E191])*1000" office:value-type="float" office:value="11.42" calcext:value-type="float">
            <text:p>11.42</text:p>
          </table:table-cell>
          <table:table-cell office:value-type="float" office:value="0.67322" calcext:value-type="float">
            <text:p>0.67322</text:p>
          </table:table-cell>
          <table:table-cell office:value-type="float" office:value="0.68607" calcext:value-type="float">
            <text:p>0.68607</text:p>
          </table:table-cell>
          <table:table-cell table:formula="of:=([.I191]-[.H191])*1000" office:value-type="float" office:value="12.85" calcext:value-type="float">
            <text:p>12.85</text:p>
          </table:table-cell>
          <table:table-cell office:value-type="float" office:value="0.67718" calcext:value-type="float">
            <text:p>0.67718</text:p>
          </table:table-cell>
          <table:table-cell office:value-type="float" office:value="0.69133" calcext:value-type="float">
            <text:p>0.69133</text:p>
          </table:table-cell>
          <table:table-cell table:formula="of:=([.L191]-[.H191])*1000" office:value-type="float" office:value="18.1100000000001" calcext:value-type="float">
            <text:p>18.1100000000001</text:p>
          </table:table-cell>
          <table:table-cell table:number-columns-repeated="11"/>
        </table:table-row>
        <table:table-row table:style-name="ro1">
          <table:table-cell office:value-type="float" office:value="0.0616" calcext:value-type="float">
            <text:p>0.0616</text:p>
          </table:table-cell>
          <table:table-cell office:value-type="float" office:value="0.6348" calcext:value-type="float">
            <text:p>0.6348</text:p>
          </table:table-cell>
          <table:table-cell office:value-type="float" office:value="0.64557" calcext:value-type="float">
            <text:p>0.64557</text:p>
          </table:table-cell>
          <table:table-cell table:formula="of:=([.C192]-[.B192])*1000" office:value-type="float" office:value="10.7700000000001" calcext:value-type="float">
            <text:p>10.7700000000001</text:p>
          </table:table-cell>
          <table:table-cell office:value-type="float" office:value="0.65934" calcext:value-type="float">
            <text:p>0.65934</text:p>
          </table:table-cell>
          <table:table-cell office:value-type="float" office:value="0.67081" calcext:value-type="float">
            <text:p>0.67081</text:p>
          </table:table-cell>
          <table:table-cell table:formula="of:=([.F192]-[.E192])*1000" office:value-type="float" office:value="11.47" calcext:value-type="float">
            <text:p>11.47</text:p>
          </table:table-cell>
          <table:table-cell office:value-type="float" office:value="0.67319" calcext:value-type="float">
            <text:p>0.67319</text:p>
          </table:table-cell>
          <table:table-cell office:value-type="float" office:value="0.68603" calcext:value-type="float">
            <text:p>0.68603</text:p>
          </table:table-cell>
          <table:table-cell table:formula="of:=([.I192]-[.H192])*1000" office:value-type="float" office:value="12.84" calcext:value-type="float">
            <text:p>12.84</text:p>
          </table:table-cell>
          <table:table-cell office:value-type="float" office:value="0.67719" calcext:value-type="float">
            <text:p>0.67719</text:p>
          </table:table-cell>
          <table:table-cell office:value-type="float" office:value="0.69129" calcext:value-type="float">
            <text:p>0.69129</text:p>
          </table:table-cell>
          <table:table-cell table:formula="of:=([.L192]-[.H192])*1000" office:value-type="float" office:value="18.1" calcext:value-type="float">
            <text:p>18.1</text:p>
          </table:table-cell>
          <table:table-cell table:number-columns-repeated="11"/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63469" calcext:value-type="float">
            <text:p>0.63469</text:p>
          </table:table-cell>
          <table:table-cell office:value-type="float" office:value="0.64553" calcext:value-type="float">
            <text:p>0.64553</text:p>
          </table:table-cell>
          <table:table-cell table:formula="of:=([.C193]-[.B193])*1000" office:value-type="float" office:value="10.84" calcext:value-type="float">
            <text:p>10.84</text:p>
          </table:table-cell>
          <table:table-cell office:value-type="float" office:value="0.65925" calcext:value-type="float">
            <text:p>0.65925</text:p>
          </table:table-cell>
          <table:table-cell office:value-type="float" office:value="0.67077" calcext:value-type="float">
            <text:p>0.67077</text:p>
          </table:table-cell>
          <table:table-cell table:formula="of:=([.F193]-[.E193])*1000" office:value-type="float" office:value="11.5200000000001" calcext:value-type="float">
            <text:p>11.5200000000001</text:p>
          </table:table-cell>
          <table:table-cell office:value-type="float" office:value="0.67317" calcext:value-type="float">
            <text:p>0.67317</text:p>
          </table:table-cell>
          <table:table-cell office:value-type="float" office:value="0.68598" calcext:value-type="float">
            <text:p>0.68598</text:p>
          </table:table-cell>
          <table:table-cell table:formula="of:=([.I193]-[.H193])*1000" office:value-type="float" office:value="12.81" calcext:value-type="float">
            <text:p>12.81</text:p>
          </table:table-cell>
          <table:table-cell office:value-type="float" office:value="0.67721" calcext:value-type="float">
            <text:p>0.67721</text:p>
          </table:table-cell>
          <table:table-cell office:value-type="float" office:value="0.69124" calcext:value-type="float">
            <text:p>0.69124</text:p>
          </table:table-cell>
          <table:table-cell table:formula="of:=([.L193]-[.H193])*1000" office:value-type="float" office:value="18.07" calcext:value-type="float">
            <text:p>18.07</text:p>
          </table:table-cell>
          <table:table-cell table:number-columns-repeated="11"/>
        </table:table-row>
        <table:table-row table:style-name="ro1">
          <table:table-cell office:value-type="float" office:value="0.0624" calcext:value-type="float">
            <text:p>0.0624</text:p>
          </table:table-cell>
          <table:table-cell office:value-type="float" office:value="0.63458" calcext:value-type="float">
            <text:p>0.63458</text:p>
          </table:table-cell>
          <table:table-cell office:value-type="float" office:value="0.6455" calcext:value-type="float">
            <text:p>0.6455</text:p>
          </table:table-cell>
          <table:table-cell table:formula="of:=([.C194]-[.B194])*1000" office:value-type="float" office:value="10.92" calcext:value-type="float">
            <text:p>10.92</text:p>
          </table:table-cell>
          <table:table-cell office:value-type="float" office:value="0.65916" calcext:value-type="float">
            <text:p>0.65916</text:p>
          </table:table-cell>
          <table:table-cell office:value-type="float" office:value="0.67072" calcext:value-type="float">
            <text:p>0.67072</text:p>
          </table:table-cell>
          <table:table-cell table:formula="of:=([.F194]-[.E194])*1000" office:value-type="float" office:value="11.56" calcext:value-type="float">
            <text:p>11.56</text:p>
          </table:table-cell>
          <table:table-cell office:value-type="float" office:value="0.67315" calcext:value-type="float">
            <text:p>0.67315</text:p>
          </table:table-cell>
          <table:table-cell office:value-type="float" office:value="0.68594" calcext:value-type="float">
            <text:p>0.68594</text:p>
          </table:table-cell>
          <table:table-cell table:formula="of:=([.I194]-[.H194])*1000" office:value-type="float" office:value="12.7900000000001" calcext:value-type="float">
            <text:p>12.7900000000001</text:p>
          </table:table-cell>
          <table:table-cell office:value-type="float" office:value="0.67722" calcext:value-type="float">
            <text:p>0.67722</text:p>
          </table:table-cell>
          <table:table-cell office:value-type="float" office:value="0.6912" calcext:value-type="float">
            <text:p>0.6912</text:p>
          </table:table-cell>
          <table:table-cell table:formula="of:=([.L194]-[.H194])*1000" office:value-type="float" office:value="18.05" calcext:value-type="float">
            <text:p>18.05</text:p>
          </table:table-cell>
          <table:table-cell table:number-columns-repeated="11"/>
        </table:table-row>
        <table:table-row table:style-name="ro1">
          <table:table-cell office:value-type="float" office:value="0.0628" calcext:value-type="float">
            <text:p>0.0628</text:p>
          </table:table-cell>
          <table:table-cell office:value-type="float" office:value="0.63447" calcext:value-type="float">
            <text:p>0.63447</text:p>
          </table:table-cell>
          <table:table-cell office:value-type="float" office:value="0.64546" calcext:value-type="float">
            <text:p>0.64546</text:p>
          </table:table-cell>
          <table:table-cell table:formula="of:=([.C195]-[.B195])*1000" office:value-type="float" office:value="10.9899999999999" calcext:value-type="float">
            <text:p>10.9899999999999</text:p>
          </table:table-cell>
          <table:table-cell office:value-type="float" office:value="0.65907" calcext:value-type="float">
            <text:p>0.65907</text:p>
          </table:table-cell>
          <table:table-cell office:value-type="float" office:value="0.67068" calcext:value-type="float">
            <text:p>0.67068</text:p>
          </table:table-cell>
          <table:table-cell table:formula="of:=([.F195]-[.E195])*1000" office:value-type="float" office:value="11.61" calcext:value-type="float">
            <text:p>11.61</text:p>
          </table:table-cell>
          <table:table-cell office:value-type="float" office:value="0.67312" calcext:value-type="float">
            <text:p>0.67312</text:p>
          </table:table-cell>
          <table:table-cell office:value-type="float" office:value="0.6859" calcext:value-type="float">
            <text:p>0.6859</text:p>
          </table:table-cell>
          <table:table-cell table:formula="of:=([.I195]-[.H195])*1000" office:value-type="float" office:value="12.78" calcext:value-type="float">
            <text:p>12.78</text:p>
          </table:table-cell>
          <table:table-cell office:value-type="float" office:value="0.67724" calcext:value-type="float">
            <text:p>0.67724</text:p>
          </table:table-cell>
          <table:table-cell office:value-type="float" office:value="0.69116" calcext:value-type="float">
            <text:p>0.69116</text:p>
          </table:table-cell>
          <table:table-cell table:formula="of:=([.L195]-[.H195])*1000" office:value-type="float" office:value="18.0400000000001" calcext:value-type="float">
            <text:p>18.0400000000001</text:p>
          </table:table-cell>
          <table:table-cell table:number-columns-repeated="11"/>
        </table:table-row>
        <table:table-row table:style-name="ro1">
          <table:table-cell office:value-type="float" office:value="0.0632" calcext:value-type="float">
            <text:p>0.0632</text:p>
          </table:table-cell>
          <table:table-cell office:value-type="float" office:value="0.63437" calcext:value-type="float">
            <text:p>0.63437</text:p>
          </table:table-cell>
          <table:table-cell office:value-type="float" office:value="0.64542" calcext:value-type="float">
            <text:p>0.64542</text:p>
          </table:table-cell>
          <table:table-cell table:formula="of:=([.C196]-[.B196])*1000" office:value-type="float" office:value="11.05" calcext:value-type="float">
            <text:p>11.05</text:p>
          </table:table-cell>
          <table:table-cell office:value-type="float" office:value="0.65898" calcext:value-type="float">
            <text:p>0.65898</text:p>
          </table:table-cell>
          <table:table-cell office:value-type="float" office:value="0.67064" calcext:value-type="float">
            <text:p>0.67064</text:p>
          </table:table-cell>
          <table:table-cell table:formula="of:=([.F196]-[.E196])*1000" office:value-type="float" office:value="11.66" calcext:value-type="float">
            <text:p>11.66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68586" calcext:value-type="float">
            <text:p>0.68586</text:p>
          </table:table-cell>
          <table:table-cell table:formula="of:=([.I196]-[.H196])*1000" office:value-type="float" office:value="12.76" calcext:value-type="float">
            <text:p>12.76</text:p>
          </table:table-cell>
          <table:table-cell office:value-type="float" office:value="0.67725" calcext:value-type="float">
            <text:p>0.67725</text:p>
          </table:table-cell>
          <table:table-cell office:value-type="float" office:value="0.69111" calcext:value-type="float">
            <text:p>0.69111</text:p>
          </table:table-cell>
          <table:table-cell table:formula="of:=([.L196]-[.H196])*1000" office:value-type="float" office:value="18.01" calcext:value-type="float">
            <text:p>18.01</text:p>
          </table:table-cell>
          <table:table-cell table:number-columns-repeated="11"/>
        </table:table-row>
        <table:table-row table:style-name="ro1">
          <table:table-cell office:value-type="float" office:value="0.0636" calcext:value-type="float">
            <text:p>0.0636</text:p>
          </table:table-cell>
          <table:table-cell office:value-type="float" office:value="0.63425" calcext:value-type="float">
            <text:p>0.63425</text:p>
          </table:table-cell>
          <table:table-cell office:value-type="float" office:value="0.64538" calcext:value-type="float">
            <text:p>0.64538</text:p>
          </table:table-cell>
          <table:table-cell table:formula="of:=([.C197]-[.B197])*1000" office:value-type="float" office:value="11.13" calcext:value-type="float">
            <text:p>11.13</text:p>
          </table:table-cell>
          <table:table-cell office:value-type="float" office:value="0.65888" calcext:value-type="float">
            <text:p>0.65888</text:p>
          </table:table-cell>
          <table:table-cell office:value-type="float" office:value="0.6706" calcext:value-type="float">
            <text:p>0.6706</text:p>
          </table:table-cell>
          <table:table-cell table:formula="of:=([.F197]-[.E197])*1000" office:value-type="float" office:value="11.7200000000001" calcext:value-type="float">
            <text:p>11.7200000000001</text:p>
          </table:table-cell>
          <table:table-cell office:value-type="float" office:value="0.67306" calcext:value-type="float">
            <text:p>0.67306</text:p>
          </table:table-cell>
          <table:table-cell office:value-type="float" office:value="0.68582" calcext:value-type="float">
            <text:p>0.68582</text:p>
          </table:table-cell>
          <table:table-cell table:formula="of:=([.I197]-[.H197])*1000" office:value-type="float" office:value="12.76" calcext:value-type="float">
            <text:p>12.76</text:p>
          </table:table-cell>
          <table:table-cell office:value-type="float" office:value="0.67725" calcext:value-type="float">
            <text:p>0.67725</text:p>
          </table:table-cell>
          <table:table-cell office:value-type="float" office:value="0.69107" calcext:value-type="float">
            <text:p>0.69107</text:p>
          </table:table-cell>
          <table:table-cell table:formula="of:=([.L197]-[.H197])*1000" office:value-type="float" office:value="18.01" calcext:value-type="float">
            <text:p>18.01</text:p>
          </table:table-cell>
          <table:table-cell table:number-columns-repeated="11"/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63414" calcext:value-type="float">
            <text:p>0.63414</text:p>
          </table:table-cell>
          <table:table-cell office:value-type="float" office:value="0.64535" calcext:value-type="float">
            <text:p>0.64535</text:p>
          </table:table-cell>
          <table:table-cell table:formula="of:=([.C198]-[.B198])*1000" office:value-type="float" office:value="11.2100000000001" calcext:value-type="float">
            <text:p>11.2100000000001</text:p>
          </table:table-cell>
          <table:table-cell office:value-type="float" office:value="0.65877" calcext:value-type="float">
            <text:p>0.65877</text:p>
          </table:table-cell>
          <table:table-cell office:value-type="float" office:value="0.67056" calcext:value-type="float">
            <text:p>0.67056</text:p>
          </table:table-cell>
          <table:table-cell table:formula="of:=([.F198]-[.E198])*1000" office:value-type="float" office:value="11.79" calcext:value-type="float">
            <text:p>11.79</text:p>
          </table:table-cell>
          <table:table-cell office:value-type="float" office:value="0.67301" calcext:value-type="float">
            <text:p>0.67301</text:p>
          </table:table-cell>
          <table:table-cell office:value-type="float" office:value="0.68577" calcext:value-type="float">
            <text:p>0.68577</text:p>
          </table:table-cell>
          <table:table-cell table:formula="of:=([.I198]-[.H198])*1000" office:value-type="float" office:value="12.76" calcext:value-type="float">
            <text:p>12.76</text:p>
          </table:table-cell>
          <table:table-cell office:value-type="float" office:value="0.67723" calcext:value-type="float">
            <text:p>0.67723</text:p>
          </table:table-cell>
          <table:table-cell office:value-type="float" office:value="0.69103" calcext:value-type="float">
            <text:p>0.69103</text:p>
          </table:table-cell>
          <table:table-cell table:formula="of:=([.L198]-[.H198])*1000" office:value-type="float" office:value="18.0199999999999" calcext:value-type="float">
            <text:p>18.0199999999999</text:p>
          </table:table-cell>
          <table:table-cell table:number-columns-repeated="11"/>
        </table:table-row>
        <table:table-row table:style-name="ro1">
          <table:table-cell office:value-type="float" office:value="0.0644" calcext:value-type="float">
            <text:p>0.0644</text:p>
          </table:table-cell>
          <table:table-cell office:value-type="float" office:value="0.63402" calcext:value-type="float">
            <text:p>0.63402</text:p>
          </table:table-cell>
          <table:table-cell office:value-type="float" office:value="0.64531" calcext:value-type="float">
            <text:p>0.64531</text:p>
          </table:table-cell>
          <table:table-cell table:formula="of:=([.C199]-[.B199])*1000" office:value-type="float" office:value="11.29" calcext:value-type="float">
            <text:p>11.29</text:p>
          </table:table-cell>
          <table:table-cell office:value-type="float" office:value="0.65867" calcext:value-type="float">
            <text:p>0.65867</text:p>
          </table:table-cell>
          <table:table-cell office:value-type="float" office:value="0.67052" calcext:value-type="float">
            <text:p>0.67052</text:p>
          </table:table-cell>
          <table:table-cell table:formula="of:=([.F199]-[.E199])*1000" office:value-type="float" office:value="11.8499999999999" calcext:value-type="float">
            <text:p>11.8499999999999</text:p>
          </table:table-cell>
          <table:table-cell office:value-type="float" office:value="0.67296" calcext:value-type="float">
            <text:p>0.67296</text:p>
          </table:table-cell>
          <table:table-cell office:value-type="float" office:value="0.68573" calcext:value-type="float">
            <text:p>0.68573</text:p>
          </table:table-cell>
          <table:table-cell table:formula="of:=([.I199]-[.H199])*1000" office:value-type="float" office:value="12.7700000000001" calcext:value-type="float">
            <text:p>12.7700000000001</text:p>
          </table:table-cell>
          <table:table-cell office:value-type="float" office:value="0.67722" calcext:value-type="float">
            <text:p>0.67722</text:p>
          </table:table-cell>
          <table:table-cell office:value-type="float" office:value="0.69099" calcext:value-type="float">
            <text:p>0.69099</text:p>
          </table:table-cell>
          <table:table-cell table:formula="of:=([.L199]-[.H199])*1000" office:value-type="float" office:value="18.0300000000001" calcext:value-type="float">
            <text:p>18.0300000000001</text:p>
          </table:table-cell>
          <table:table-cell table:number-columns-repeated="11"/>
        </table:table-row>
        <table:table-row table:style-name="ro1">
          <table:table-cell office:value-type="float" office:value="0.0648" calcext:value-type="float">
            <text:p>0.0648</text:p>
          </table:table-cell>
          <table:table-cell office:value-type="float" office:value="0.63391" calcext:value-type="float">
            <text:p>0.63391</text:p>
          </table:table-cell>
          <table:table-cell office:value-type="float" office:value="0.64527" calcext:value-type="float">
            <text:p>0.64527</text:p>
          </table:table-cell>
          <table:table-cell table:formula="of:=([.C200]-[.B200])*1000" office:value-type="float" office:value="11.3599999999999" calcext:value-type="float">
            <text:p>11.3599999999999</text:p>
          </table:table-cell>
          <table:table-cell office:value-type="float" office:value="0.65857" calcext:value-type="float">
            <text:p>0.65857</text:p>
          </table:table-cell>
          <table:table-cell office:value-type="float" office:value="0.67047" calcext:value-type="float">
            <text:p>0.67047</text:p>
          </table:table-cell>
          <table:table-cell table:formula="of:=([.F200]-[.E200])*1000" office:value-type="float" office:value="11.8999999999999" calcext:value-type="float">
            <text:p>11.8999999999999</text:p>
          </table:table-cell>
          <table:table-cell office:value-type="float" office:value="0.67292" calcext:value-type="float">
            <text:p>0.67292</text:p>
          </table:table-cell>
          <table:table-cell office:value-type="float" office:value="0.68569" calcext:value-type="float">
            <text:p>0.68569</text:p>
          </table:table-cell>
          <table:table-cell table:formula="of:=([.I200]-[.H200])*1000" office:value-type="float" office:value="12.7699999999999" calcext:value-type="float">
            <text:p>12.7699999999999</text:p>
          </table:table-cell>
          <table:table-cell office:value-type="float" office:value="0.67721" calcext:value-type="float">
            <text:p>0.67721</text:p>
          </table:table-cell>
          <table:table-cell office:value-type="float" office:value="0.69095" calcext:value-type="float">
            <text:p>0.69095</text:p>
          </table:table-cell>
          <table:table-cell table:formula="of:=([.L200]-[.H200])*1000" office:value-type="float" office:value="18.03" calcext:value-type="float">
            <text:p>18.03</text:p>
          </table:table-cell>
          <table:table-cell table:number-columns-repeated="11"/>
        </table:table-row>
        <table:table-row table:style-name="ro1">
          <table:table-cell office:value-type="float" office:value="0.0652" calcext:value-type="float">
            <text:p>0.0652</text:p>
          </table:table-cell>
          <table:table-cell office:value-type="float" office:value="0.63379" calcext:value-type="float">
            <text:p>0.63379</text:p>
          </table:table-cell>
          <table:table-cell office:value-type="float" office:value="0.64524" calcext:value-type="float">
            <text:p>0.64524</text:p>
          </table:table-cell>
          <table:table-cell table:formula="of:=([.C201]-[.B201])*1000" office:value-type="float" office:value="11.45" calcext:value-type="float">
            <text:p>11.45</text:p>
          </table:table-cell>
          <table:table-cell office:value-type="float" office:value="0.65846" calcext:value-type="float">
            <text:p>0.65846</text:p>
          </table:table-cell>
          <table:table-cell office:value-type="float" office:value="0.67043" calcext:value-type="float">
            <text:p>0.67043</text:p>
          </table:table-cell>
          <table:table-cell table:formula="of:=([.F201]-[.E201])*1000" office:value-type="float" office:value="11.97" calcext:value-type="float">
            <text:p>11.97</text:p>
          </table:table-cell>
          <table:table-cell office:value-type="float" office:value="0.67287" calcext:value-type="float">
            <text:p>0.67287</text:p>
          </table:table-cell>
          <table:table-cell office:value-type="float" office:value="0.68565" calcext:value-type="float">
            <text:p>0.68565</text:p>
          </table:table-cell>
          <table:table-cell table:formula="of:=([.I201]-[.H201])*1000" office:value-type="float" office:value="12.78" calcext:value-type="float">
            <text:p>12.78</text:p>
          </table:table-cell>
          <table:table-cell office:value-type="float" office:value="0.67719" calcext:value-type="float">
            <text:p>0.67719</text:p>
          </table:table-cell>
          <table:table-cell office:value-type="float" office:value="0.69091" calcext:value-type="float">
            <text:p>0.69091</text:p>
          </table:table-cell>
          <table:table-cell table:formula="of:=([.L201]-[.H201])*1000" office:value-type="float" office:value="18.0399999999999" calcext:value-type="float">
            <text:p>18.0399999999999</text:p>
          </table:table-cell>
          <table:table-cell table:number-columns-repeated="11"/>
        </table:table-row>
        <table:table-row table:style-name="ro1">
          <table:table-cell office:value-type="float" office:value="0.0656" calcext:value-type="float">
            <text:p>0.0656</text:p>
          </table:table-cell>
          <table:table-cell office:value-type="float" office:value="0.63368" calcext:value-type="float">
            <text:p>0.63368</text:p>
          </table:table-cell>
          <table:table-cell office:value-type="float" office:value="0.6452" calcext:value-type="float">
            <text:p>0.6452</text:p>
          </table:table-cell>
          <table:table-cell table:formula="of:=([.C202]-[.B202])*1000" office:value-type="float" office:value="11.52" calcext:value-type="float">
            <text:p>11.52</text:p>
          </table:table-cell>
          <table:table-cell office:value-type="float" office:value="0.65836" calcext:value-type="float">
            <text:p>0.65836</text:p>
          </table:table-cell>
          <table:table-cell office:value-type="float" office:value="0.67039" calcext:value-type="float">
            <text:p>0.67039</text:p>
          </table:table-cell>
          <table:table-cell table:formula="of:=([.F202]-[.E202])*1000" office:value-type="float" office:value="12.03" calcext:value-type="float">
            <text:p>12.03</text:p>
          </table:table-cell>
          <table:table-cell office:value-type="float" office:value="0.67282" calcext:value-type="float">
            <text:p>0.67282</text:p>
          </table:table-cell>
          <table:table-cell office:value-type="float" office:value="0.68561" calcext:value-type="float">
            <text:p>0.68561</text:p>
          </table:table-cell>
          <table:table-cell table:formula="of:=([.I202]-[.H202])*1000" office:value-type="float" office:value="12.79" calcext:value-type="float">
            <text:p>12.79</text:p>
          </table:table-cell>
          <table:table-cell office:value-type="float" office:value="0.67718" calcext:value-type="float">
            <text:p>0.67718</text:p>
          </table:table-cell>
          <table:table-cell office:value-type="float" office:value="0.69086" calcext:value-type="float">
            <text:p>0.69086</text:p>
          </table:table-cell>
          <table:table-cell table:formula="of:=([.L202]-[.H202])*1000" office:value-type="float" office:value="18.0399999999999" calcext:value-type="float">
            <text:p>18.0399999999999</text:p>
          </table:table-cell>
          <table:table-cell table:number-columns-repeated="11"/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63356" calcext:value-type="float">
            <text:p>0.63356</text:p>
          </table:table-cell>
          <table:table-cell office:value-type="float" office:value="0.64516" calcext:value-type="float">
            <text:p>0.64516</text:p>
          </table:table-cell>
          <table:table-cell table:formula="of:=([.C203]-[.B203])*1000" office:value-type="float" office:value="11.6000000000001" calcext:value-type="float">
            <text:p>11.6000000000001</text:p>
          </table:table-cell>
          <table:table-cell office:value-type="float" office:value="0.65826" calcext:value-type="float">
            <text:p>0.65826</text:p>
          </table:table-cell>
          <table:table-cell office:value-type="float" office:value="0.67035" calcext:value-type="float">
            <text:p>0.67035</text:p>
          </table:table-cell>
          <table:table-cell table:formula="of:=([.F203]-[.E203])*1000" office:value-type="float" office:value="12.0899999999999" calcext:value-type="float">
            <text:p>12.0899999999999</text:p>
          </table:table-cell>
          <table:table-cell office:value-type="float" office:value="0.67277" calcext:value-type="float">
            <text:p>0.67277</text:p>
          </table:table-cell>
          <table:table-cell office:value-type="float" office:value="0.68557" calcext:value-type="float">
            <text:p>0.68557</text:p>
          </table:table-cell>
          <table:table-cell table:formula="of:=([.I203]-[.H203])*1000" office:value-type="float" office:value="12.7999999999999" calcext:value-type="float">
            <text:p>12.7999999999999</text:p>
          </table:table-cell>
          <table:table-cell office:value-type="float" office:value="0.67717" calcext:value-type="float">
            <text:p>0.67717</text:p>
          </table:table-cell>
          <table:table-cell office:value-type="float" office:value="0.69082" calcext:value-type="float">
            <text:p>0.69082</text:p>
          </table:table-cell>
          <table:table-cell table:formula="of:=([.L203]-[.H203])*1000" office:value-type="float" office:value="18.05" calcext:value-type="float">
            <text:p>18.05</text:p>
          </table:table-cell>
          <table:table-cell table:number-columns-repeated="11"/>
        </table:table-row>
        <table:table-row table:style-name="ro1">
          <table:table-cell office:value-type="float" office:value="0.0664" calcext:value-type="float">
            <text:p>0.0664</text:p>
          </table:table-cell>
          <table:table-cell office:value-type="float" office:value="0.63345" calcext:value-type="float">
            <text:p>0.63345</text:p>
          </table:table-cell>
          <table:table-cell office:value-type="float" office:value="0.64513" calcext:value-type="float">
            <text:p>0.64513</text:p>
          </table:table-cell>
          <table:table-cell table:formula="of:=([.C204]-[.B204])*1000" office:value-type="float" office:value="11.68" calcext:value-type="float">
            <text:p>11.68</text:p>
          </table:table-cell>
          <table:table-cell office:value-type="float" office:value="0.65815" calcext:value-type="float">
            <text:p>0.65815</text:p>
          </table:table-cell>
          <table:table-cell office:value-type="float" office:value="0.67031" calcext:value-type="float">
            <text:p>0.67031</text:p>
          </table:table-cell>
          <table:table-cell table:formula="of:=([.F204]-[.E204])*1000" office:value-type="float" office:value="12.1600000000001" calcext:value-type="float">
            <text:p>12.1600000000001</text:p>
          </table:table-cell>
          <table:table-cell office:value-type="float" office:value="0.67273" calcext:value-type="float">
            <text:p>0.67273</text:p>
          </table:table-cell>
          <table:table-cell office:value-type="float" office:value="0.68553" calcext:value-type="float">
            <text:p>0.68553</text:p>
          </table:table-cell>
          <table:table-cell table:formula="of:=([.I204]-[.H204])*1000" office:value-type="float" office:value="12.8" calcext:value-type="float">
            <text:p>12.8</text:p>
          </table:table-cell>
          <table:table-cell office:value-type="float" office:value="0.67715" calcext:value-type="float">
            <text:p>0.67715</text:p>
          </table:table-cell>
          <table:table-cell office:value-type="float" office:value="0.69078" calcext:value-type="float">
            <text:p>0.69078</text:p>
          </table:table-cell>
          <table:table-cell table:formula="of:=([.L204]-[.H204])*1000" office:value-type="float" office:value="18.05" calcext:value-type="float">
            <text:p>18.05</text:p>
          </table:table-cell>
          <table:table-cell table:number-columns-repeated="11"/>
        </table:table-row>
        <table:table-row table:style-name="ro1">
          <table:table-cell office:value-type="float" office:value="0.0668" calcext:value-type="float">
            <text:p>0.0668</text:p>
          </table:table-cell>
          <table:table-cell office:value-type="float" office:value="0.63333" calcext:value-type="float">
            <text:p>0.63333</text:p>
          </table:table-cell>
          <table:table-cell office:value-type="float" office:value="0.64509" calcext:value-type="float">
            <text:p>0.64509</text:p>
          </table:table-cell>
          <table:table-cell table:formula="of:=([.C205]-[.B205])*1000" office:value-type="float" office:value="11.76" calcext:value-type="float">
            <text:p>11.76</text:p>
          </table:table-cell>
          <table:table-cell office:value-type="float" office:value="0.65804" calcext:value-type="float">
            <text:p>0.65804</text:p>
          </table:table-cell>
          <table:table-cell office:value-type="float" office:value="0.67027" calcext:value-type="float">
            <text:p>0.67027</text:p>
          </table:table-cell>
          <table:table-cell table:formula="of:=([.F205]-[.E205])*1000" office:value-type="float" office:value="12.23" calcext:value-type="float">
            <text:p>12.2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68549" calcext:value-type="float">
            <text:p>0.68549</text:p>
          </table:table-cell>
          <table:table-cell table:formula="of:=([.I205]-[.H205])*1000" office:value-type="float" office:value="12.8199999999999" calcext:value-type="float">
            <text:p>12.8199999999999</text:p>
          </table:table-cell>
          <table:table-cell office:value-type="float" office:value="0.67713" calcext:value-type="float">
            <text:p>0.67713</text:p>
          </table:table-cell>
          <table:table-cell office:value-type="float" office:value="0.69074" calcext:value-type="float">
            <text:p>0.69074</text:p>
          </table:table-cell>
          <table:table-cell table:formula="of:=([.L205]-[.H205])*1000" office:value-type="float" office:value="18.0699999999999" calcext:value-type="float">
            <text:p>18.0699999999999</text:p>
          </table:table-cell>
          <table:table-cell table:number-columns-repeated="11"/>
        </table:table-row>
        <table:table-row table:style-name="ro1">
          <table:table-cell office:value-type="float" office:value="0.0672" calcext:value-type="float">
            <text:p>0.0672</text:p>
          </table:table-cell>
          <table:table-cell office:value-type="float" office:value="0.63321" calcext:value-type="float">
            <text:p>0.63321</text:p>
          </table:table-cell>
          <table:table-cell office:value-type="float" office:value="0.64505" calcext:value-type="float">
            <text:p>0.64505</text:p>
          </table:table-cell>
          <table:table-cell table:formula="of:=([.C206]-[.B206])*1000" office:value-type="float" office:value="11.84" calcext:value-type="float">
            <text:p>11.84</text:p>
          </table:table-cell>
          <table:table-cell office:value-type="float" office:value="0.65793" calcext:value-type="float">
            <text:p>0.65793</text:p>
          </table:table-cell>
          <table:table-cell office:value-type="float" office:value="0.67023" calcext:value-type="float">
            <text:p>0.67023</text:p>
          </table:table-cell>
          <table:table-cell table:formula="of:=([.F206]-[.E206])*1000" office:value-type="float" office:value="12.3000000000001" calcext:value-type="float">
            <text:p>12.3000000000001</text:p>
          </table:table-cell>
          <table:table-cell office:value-type="float" office:value="0.6726" calcext:value-type="float">
            <text:p>0.6726</text:p>
          </table:table-cell>
          <table:table-cell office:value-type="float" office:value="0.68545" calcext:value-type="float">
            <text:p>0.68545</text:p>
          </table:table-cell>
          <table:table-cell table:formula="of:=([.I206]-[.H206])*1000" office:value-type="float" office:value="12.8499999999999" calcext:value-type="float">
            <text:p>12.8499999999999</text:p>
          </table:table-cell>
          <table:table-cell office:value-type="float" office:value="0.67709" calcext:value-type="float">
            <text:p>0.67709</text:p>
          </table:table-cell>
          <table:table-cell office:value-type="float" office:value="0.6907" calcext:value-type="float">
            <text:p>0.6907</text:p>
          </table:table-cell>
          <table:table-cell table:formula="of:=([.L206]-[.H206])*1000" office:value-type="float" office:value="18.0999999999999" calcext:value-type="float">
            <text:p>18.0999999999999</text:p>
          </table:table-cell>
          <table:table-cell table:number-columns-repeated="11"/>
        </table:table-row>
        <table:table-row table:style-name="ro1">
          <table:table-cell office:value-type="float" office:value="0.0676" calcext:value-type="float">
            <text:p>0.0676</text:p>
          </table:table-cell>
          <table:table-cell office:value-type="float" office:value="0.63308" calcext:value-type="float">
            <text:p>0.63308</text:p>
          </table:table-cell>
          <table:table-cell office:value-type="float" office:value="0.64502" calcext:value-type="float">
            <text:p>0.64502</text:p>
          </table:table-cell>
          <table:table-cell table:formula="of:=([.C207]-[.B207])*1000" office:value-type="float" office:value="11.94" calcext:value-type="float">
            <text:p>11.94</text:p>
          </table:table-cell>
          <table:table-cell office:value-type="float" office:value="0.65781" calcext:value-type="float">
            <text:p>0.65781</text:p>
          </table:table-cell>
          <table:table-cell office:value-type="float" office:value="0.67019" calcext:value-type="float">
            <text:p>0.67019</text:p>
          </table:table-cell>
          <table:table-cell table:formula="of:=([.F207]-[.E207])*1000" office:value-type="float" office:value="12.3800000000001" calcext:value-type="float">
            <text:p>12.3800000000001</text:p>
          </table:table-cell>
          <table:table-cell office:value-type="float" office:value="0.67253" calcext:value-type="float">
            <text:p>0.67253</text:p>
          </table:table-cell>
          <table:table-cell office:value-type="float" office:value="0.68541" calcext:value-type="float">
            <text:p>0.68541</text:p>
          </table:table-cell>
          <table:table-cell table:formula="of:=([.I207]-[.H207])*1000" office:value-type="float" office:value="12.88" calcext:value-type="float">
            <text:p>12.88</text:p>
          </table:table-cell>
          <table:table-cell office:value-type="float" office:value="0.67705" calcext:value-type="float">
            <text:p>0.67705</text:p>
          </table:table-cell>
          <table:table-cell office:value-type="float" office:value="0.69066" calcext:value-type="float">
            <text:p>0.69066</text:p>
          </table:table-cell>
          <table:table-cell table:formula="of:=([.L207]-[.H207])*1000" office:value-type="float" office:value="18.13" calcext:value-type="float">
            <text:p>18.13</text:p>
          </table:table-cell>
          <table:table-cell table:number-columns-repeated="11"/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63296" calcext:value-type="float">
            <text:p>0.63296</text:p>
          </table:table-cell>
          <table:table-cell office:value-type="float" office:value="0.64498" calcext:value-type="float">
            <text:p>0.64498</text:p>
          </table:table-cell>
          <table:table-cell table:formula="of:=([.C208]-[.B208])*1000" office:value-type="float" office:value="12.0199999999999" calcext:value-type="float">
            <text:p>12.0199999999999</text:p>
          </table:table-cell>
          <table:table-cell office:value-type="float" office:value="0.65769" calcext:value-type="float">
            <text:p>0.65769</text:p>
          </table:table-cell>
          <table:table-cell office:value-type="float" office:value="0.67015" calcext:value-type="float">
            <text:p>0.67015</text:p>
          </table:table-cell>
          <table:table-cell table:formula="of:=([.F208]-[.E208])*1000" office:value-type="float" office:value="12.4599999999999" calcext:value-type="float">
            <text:p>12.4599999999999</text:p>
          </table:table-cell>
          <table:table-cell office:value-type="float" office:value="0.67246" calcext:value-type="float">
            <text:p>0.67246</text:p>
          </table:table-cell>
          <table:table-cell office:value-type="float" office:value="0.68537" calcext:value-type="float">
            <text:p>0.68537</text:p>
          </table:table-cell>
          <table:table-cell table:formula="of:=([.I208]-[.H208])*1000" office:value-type="float" office:value="12.91" calcext:value-type="float">
            <text:p>12.91</text:p>
          </table:table-cell>
          <table:table-cell office:value-type="float" office:value="0.67701" calcext:value-type="float">
            <text:p>0.67701</text:p>
          </table:table-cell>
          <table:table-cell office:value-type="float" office:value="0.69062" calcext:value-type="float">
            <text:p>0.69062</text:p>
          </table:table-cell>
          <table:table-cell table:formula="of:=([.L208]-[.H208])*1000" office:value-type="float" office:value="18.16" calcext:value-type="float">
            <text:p>18.16</text:p>
          </table:table-cell>
          <table:table-cell table:number-columns-repeated="11"/>
        </table:table-row>
        <table:table-row table:style-name="ro1">
          <table:table-cell office:value-type="float" office:value="0.0684" calcext:value-type="float">
            <text:p>0.0684</text:p>
          </table:table-cell>
          <table:table-cell office:value-type="float" office:value="0.63284" calcext:value-type="float">
            <text:p>0.63284</text:p>
          </table:table-cell>
          <table:table-cell office:value-type="float" office:value="0.64494" calcext:value-type="float">
            <text:p>0.64494</text:p>
          </table:table-cell>
          <table:table-cell table:formula="of:=([.C209]-[.B209])*1000" office:value-type="float" office:value="12.1" calcext:value-type="float">
            <text:p>12.1</text:p>
          </table:table-cell>
          <table:table-cell office:value-type="float" office:value="0.65758" calcext:value-type="float">
            <text:p>0.65758</text:p>
          </table:table-cell>
          <table:table-cell office:value-type="float" office:value="0.67011" calcext:value-type="float">
            <text:p>0.67011</text:p>
          </table:table-cell>
          <table:table-cell table:formula="of:=([.F209]-[.E209])*1000" office:value-type="float" office:value="12.53" calcext:value-type="float">
            <text:p>12.53</text:p>
          </table:table-cell>
          <table:table-cell office:value-type="float" office:value="0.67239" calcext:value-type="float">
            <text:p>0.67239</text:p>
          </table:table-cell>
          <table:table-cell office:value-type="float" office:value="0.68532" calcext:value-type="float">
            <text:p>0.68532</text:p>
          </table:table-cell>
          <table:table-cell table:formula="of:=([.I209]-[.H209])*1000" office:value-type="float" office:value="12.93" calcext:value-type="float">
            <text:p>12.93</text:p>
          </table:table-cell>
          <table:table-cell office:value-type="float" office:value="0.67697" calcext:value-type="float">
            <text:p>0.67697</text:p>
          </table:table-cell>
          <table:table-cell office:value-type="float" office:value="0.69058" calcext:value-type="float">
            <text:p>0.69058</text:p>
          </table:table-cell>
          <table:table-cell table:formula="of:=([.L209]-[.H209])*1000" office:value-type="float" office:value="18.19" calcext:value-type="float">
            <text:p>18.19</text:p>
          </table:table-cell>
          <table:table-cell table:number-columns-repeated="11"/>
        </table:table-row>
        <table:table-row table:style-name="ro1">
          <table:table-cell office:value-type="float" office:value="0.0688" calcext:value-type="float">
            <text:p>0.0688</text:p>
          </table:table-cell>
          <table:table-cell office:value-type="float" office:value="0.63272" calcext:value-type="float">
            <text:p>0.63272</text:p>
          </table:table-cell>
          <table:table-cell office:value-type="float" office:value="0.64491" calcext:value-type="float">
            <text:p>0.64491</text:p>
          </table:table-cell>
          <table:table-cell table:formula="of:=([.C210]-[.B210])*1000" office:value-type="float" office:value="12.19" calcext:value-type="float">
            <text:p>12.19</text:p>
          </table:table-cell>
          <table:table-cell office:value-type="float" office:value="0.65746" calcext:value-type="float">
            <text:p>0.65746</text:p>
          </table:table-cell>
          <table:table-cell office:value-type="float" office:value="0.67007" calcext:value-type="float">
            <text:p>0.67007</text:p>
          </table:table-cell>
          <table:table-cell table:formula="of:=([.F210]-[.E210])*1000" office:value-type="float" office:value="12.61" calcext:value-type="float">
            <text:p>12.61</text:p>
          </table:table-cell>
          <table:table-cell office:value-type="float" office:value="0.67232" calcext:value-type="float">
            <text:p>0.67232</text:p>
          </table:table-cell>
          <table:table-cell office:value-type="float" office:value="0.68528" calcext:value-type="float">
            <text:p>0.68528</text:p>
          </table:table-cell>
          <table:table-cell table:formula="of:=([.I210]-[.H210])*1000" office:value-type="float" office:value="12.9600000000001" calcext:value-type="float">
            <text:p>12.9600000000001</text:p>
          </table:table-cell>
          <table:table-cell office:value-type="float" office:value="0.67693" calcext:value-type="float">
            <text:p>0.67693</text:p>
          </table:table-cell>
          <table:table-cell office:value-type="float" office:value="0.69053" calcext:value-type="float">
            <text:p>0.69053</text:p>
          </table:table-cell>
          <table:table-cell table:formula="of:=([.L210]-[.H210])*1000" office:value-type="float" office:value="18.2100000000001" calcext:value-type="float">
            <text:p>18.2100000000001</text:p>
          </table:table-cell>
          <table:table-cell table:number-columns-repeated="11"/>
        </table:table-row>
        <table:table-row table:style-name="ro1">
          <table:table-cell office:value-type="float" office:value="0.0692" calcext:value-type="float">
            <text:p>0.0692</text:p>
          </table:table-cell>
          <table:table-cell office:value-type="float" office:value="0.63259" calcext:value-type="float">
            <text:p>0.63259</text:p>
          </table:table-cell>
          <table:table-cell office:value-type="float" office:value="0.64487" calcext:value-type="float">
            <text:p>0.64487</text:p>
          </table:table-cell>
          <table:table-cell table:formula="of:=([.C211]-[.B211])*1000" office:value-type="float" office:value="12.28" calcext:value-type="float">
            <text:p>12.28</text:p>
          </table:table-cell>
          <table:table-cell office:value-type="float" office:value="0.65735" calcext:value-type="float">
            <text:p>0.65735</text:p>
          </table:table-cell>
          <table:table-cell office:value-type="float" office:value="0.67002" calcext:value-type="float">
            <text:p>0.67002</text:p>
          </table:table-cell>
          <table:table-cell table:formula="of:=([.F211]-[.E211])*1000" office:value-type="float" office:value="12.67" calcext:value-type="float">
            <text:p>12.67</text:p>
          </table:table-cell>
          <table:table-cell office:value-type="float" office:value="0.67225" calcext:value-type="float">
            <text:p>0.67225</text:p>
          </table:table-cell>
          <table:table-cell office:value-type="float" office:value="0.68524" calcext:value-type="float">
            <text:p>0.68524</text:p>
          </table:table-cell>
          <table:table-cell table:formula="of:=([.I211]-[.H211])*1000" office:value-type="float" office:value="12.9900000000001" calcext:value-type="float">
            <text:p>12.9900000000001</text:p>
          </table:table-cell>
          <table:table-cell office:value-type="float" office:value="0.67689" calcext:value-type="float">
            <text:p>0.67689</text:p>
          </table:table-cell>
          <table:table-cell office:value-type="float" office:value="0.69049" calcext:value-type="float">
            <text:p>0.69049</text:p>
          </table:table-cell>
          <table:table-cell table:formula="of:=([.L211]-[.H211])*1000" office:value-type="float" office:value="18.24" calcext:value-type="float">
            <text:p>18.24</text:p>
          </table:table-cell>
          <table:table-cell table:number-columns-repeated="11"/>
        </table:table-row>
        <table:table-row table:style-name="ro1">
          <table:table-cell office:value-type="float" office:value="0.0696" calcext:value-type="float">
            <text:p>0.0696</text:p>
          </table:table-cell>
          <table:table-cell office:value-type="float" office:value="0.63247" calcext:value-type="float">
            <text:p>0.63247</text:p>
          </table:table-cell>
          <table:table-cell office:value-type="float" office:value="0.64484" calcext:value-type="float">
            <text:p>0.64484</text:p>
          </table:table-cell>
          <table:table-cell table:formula="of:=([.C212]-[.B212])*1000" office:value-type="float" office:value="12.37" calcext:value-type="float">
            <text:p>12.37</text:p>
          </table:table-cell>
          <table:table-cell office:value-type="float" office:value="0.65723" calcext:value-type="float">
            <text:p>0.65723</text:p>
          </table:table-cell>
          <table:table-cell office:value-type="float" office:value="0.66998" calcext:value-type="float">
            <text:p>0.66998</text:p>
          </table:table-cell>
          <table:table-cell table:formula="of:=([.F212]-[.E212])*1000" office:value-type="float" office:value="12.7499999999999" calcext:value-type="float">
            <text:p>12.7499999999999</text:p>
          </table:table-cell>
          <table:table-cell office:value-type="float" office:value="0.67218" calcext:value-type="float">
            <text:p>0.67218</text:p>
          </table:table-cell>
          <table:table-cell office:value-type="float" office:value="0.6852" calcext:value-type="float">
            <text:p>0.6852</text:p>
          </table:table-cell>
          <table:table-cell table:formula="of:=([.I212]-[.H212])*1000" office:value-type="float" office:value="13.02" calcext:value-type="float">
            <text:p>13.02</text:p>
          </table:table-cell>
          <table:table-cell office:value-type="float" office:value="0.67685" calcext:value-type="float">
            <text:p>0.67685</text:p>
          </table:table-cell>
          <table:table-cell office:value-type="float" office:value="0.69045" calcext:value-type="float">
            <text:p>0.69045</text:p>
          </table:table-cell>
          <table:table-cell table:formula="of:=([.L212]-[.H212])*1000" office:value-type="float" office:value="18.27" calcext:value-type="float">
            <text:p>18.27</text:p>
          </table:table-cell>
          <table:table-cell table:number-columns-repeated="11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63235" calcext:value-type="float">
            <text:p>0.63235</text:p>
          </table:table-cell>
          <table:table-cell office:value-type="float" office:value="0.6448" calcext:value-type="float">
            <text:p>0.6448</text:p>
          </table:table-cell>
          <table:table-cell table:formula="of:=([.C213]-[.B213])*1000" office:value-type="float" office:value="12.45" calcext:value-type="float">
            <text:p>12.45</text:p>
          </table:table-cell>
          <table:table-cell office:value-type="float" office:value="0.65711" calcext:value-type="float">
            <text:p>0.65711</text:p>
          </table:table-cell>
          <table:table-cell office:value-type="float" office:value="0.66994" calcext:value-type="float">
            <text:p>0.66994</text:p>
          </table:table-cell>
          <table:table-cell table:formula="of:=([.F213]-[.E213])*1000" office:value-type="float" office:value="12.83" calcext:value-type="float">
            <text:p>12.83</text:p>
          </table:table-cell>
          <table:table-cell office:value-type="float" office:value="0.67211" calcext:value-type="float">
            <text:p>0.67211</text:p>
          </table:table-cell>
          <table:table-cell office:value-type="float" office:value="0.68516" calcext:value-type="float">
            <text:p>0.68516</text:p>
          </table:table-cell>
          <table:table-cell table:formula="of:=([.I213]-[.H213])*1000" office:value-type="float" office:value="13.05" calcext:value-type="float">
            <text:p>13.05</text:p>
          </table:table-cell>
          <table:table-cell office:value-type="float" office:value="0.67681" calcext:value-type="float">
            <text:p>0.67681</text:p>
          </table:table-cell>
          <table:table-cell office:value-type="float" office:value="0.69041" calcext:value-type="float">
            <text:p>0.69041</text:p>
          </table:table-cell>
          <table:table-cell table:formula="of:=([.L213]-[.H213])*1000" office:value-type="float" office:value="18.3" calcext:value-type="float">
            <text:p>18.3</text:p>
          </table:table-cell>
          <table:table-cell table:number-columns-repeated="11"/>
        </table:table-row>
        <table:table-row table:style-name="ro1">
          <table:table-cell office:value-type="float" office:value="0.0704" calcext:value-type="float">
            <text:p>0.0704</text:p>
          </table:table-cell>
          <table:table-cell office:value-type="float" office:value="0.63222" calcext:value-type="float">
            <text:p>0.63222</text:p>
          </table:table-cell>
          <table:table-cell office:value-type="float" office:value="0.64476" calcext:value-type="float">
            <text:p>0.64476</text:p>
          </table:table-cell>
          <table:table-cell table:formula="of:=([.C214]-[.B214])*1000" office:value-type="float" office:value="12.54" calcext:value-type="float">
            <text:p>12.54</text:p>
          </table:table-cell>
          <table:table-cell office:value-type="float" office:value="0.65698" calcext:value-type="float">
            <text:p>0.65698</text:p>
          </table:table-cell>
          <table:table-cell office:value-type="float" office:value="0.6699" calcext:value-type="float">
            <text:p>0.6699</text:p>
          </table:table-cell>
          <table:table-cell table:formula="of:=([.F214]-[.E214])*1000" office:value-type="float" office:value="12.92" calcext:value-type="float">
            <text:p>12.92</text:p>
          </table:table-cell>
          <table:table-cell office:value-type="float" office:value="0.67202" calcext:value-type="float">
            <text:p>0.67202</text:p>
          </table:table-cell>
          <table:table-cell office:value-type="float" office:value="0.68512" calcext:value-type="float">
            <text:p>0.68512</text:p>
          </table:table-cell>
          <table:table-cell table:formula="of:=([.I214]-[.H214])*1000" office:value-type="float" office:value="13.1" calcext:value-type="float">
            <text:p>13.1</text:p>
          </table:table-cell>
          <table:table-cell office:value-type="float" office:value="0.67675" calcext:value-type="float">
            <text:p>0.67675</text:p>
          </table:table-cell>
          <table:table-cell office:value-type="float" office:value="0.69037" calcext:value-type="float">
            <text:p>0.69037</text:p>
          </table:table-cell>
          <table:table-cell table:formula="of:=([.L214]-[.H214])*1000" office:value-type="float" office:value="18.35" calcext:value-type="float">
            <text:p>18.35</text:p>
          </table:table-cell>
          <table:table-cell table:number-columns-repeated="11"/>
        </table:table-row>
        <table:table-row table:style-name="ro1">
          <table:table-cell office:value-type="float" office:value="0.0708" calcext:value-type="float">
            <text:p>0.0708</text:p>
          </table:table-cell>
          <table:table-cell office:value-type="float" office:value="0.63209" calcext:value-type="float">
            <text:p>0.63209</text:p>
          </table:table-cell>
          <table:table-cell office:value-type="float" office:value="0.64473" calcext:value-type="float">
            <text:p>0.64473</text:p>
          </table:table-cell>
          <table:table-cell table:formula="of:=([.C215]-[.B215])*1000" office:value-type="float" office:value="12.64" calcext:value-type="float">
            <text:p>12.64</text:p>
          </table:table-cell>
          <table:table-cell office:value-type="float" office:value="0.65686" calcext:value-type="float">
            <text:p>0.65686</text:p>
          </table:table-cell>
          <table:table-cell office:value-type="float" office:value="0.66986" calcext:value-type="float">
            <text:p>0.66986</text:p>
          </table:table-cell>
          <table:table-cell table:formula="of:=([.F215]-[.E215])*1000" office:value-type="float" office:value="13" calcext:value-type="float">
            <text:p>13</text:p>
          </table:table-cell>
          <table:table-cell office:value-type="float" office:value="0.67193" calcext:value-type="float">
            <text:p>0.67193</text:p>
          </table:table-cell>
          <table:table-cell office:value-type="float" office:value="0.68508" calcext:value-type="float">
            <text:p>0.68508</text:p>
          </table:table-cell>
          <table:table-cell table:formula="of:=([.I215]-[.H215])*1000" office:value-type="float" office:value="13.15" calcext:value-type="float">
            <text:p>13.15</text:p>
          </table:table-cell>
          <table:table-cell office:value-type="float" office:value="0.67668" calcext:value-type="float">
            <text:p>0.67668</text:p>
          </table:table-cell>
          <table:table-cell office:value-type="float" office:value="0.69033" calcext:value-type="float">
            <text:p>0.69033</text:p>
          </table:table-cell>
          <table:table-cell table:formula="of:=([.L215]-[.H215])*1000" office:value-type="float" office:value="18.4000000000001" calcext:value-type="float">
            <text:p>18.4000000000001</text:p>
          </table:table-cell>
          <table:table-cell table:number-columns-repeated="11"/>
        </table:table-row>
        <table:table-row table:style-name="ro1">
          <table:table-cell office:value-type="float" office:value="0.0712" calcext:value-type="float">
            <text:p>0.0712</text:p>
          </table:table-cell>
          <table:table-cell office:value-type="float" office:value="0.63196" calcext:value-type="float">
            <text:p>0.63196</text:p>
          </table:table-cell>
          <table:table-cell office:value-type="float" office:value="0.64469" calcext:value-type="float">
            <text:p>0.64469</text:p>
          </table:table-cell>
          <table:table-cell table:formula="of:=([.C216]-[.B216])*1000" office:value-type="float" office:value="12.73" calcext:value-type="float">
            <text:p>12.73</text:p>
          </table:table-cell>
          <table:table-cell office:value-type="float" office:value="0.65673" calcext:value-type="float">
            <text:p>0.65673</text:p>
          </table:table-cell>
          <table:table-cell office:value-type="float" office:value="0.66982" calcext:value-type="float">
            <text:p>0.66982</text:p>
          </table:table-cell>
          <table:table-cell table:formula="of:=([.F216]-[.E216])*1000" office:value-type="float" office:value="13.09" calcext:value-type="float">
            <text:p>13.09</text:p>
          </table:table-cell>
          <table:table-cell office:value-type="float" office:value="0.67184" calcext:value-type="float">
            <text:p>0.67184</text:p>
          </table:table-cell>
          <table:table-cell office:value-type="float" office:value="0.68504" calcext:value-type="float">
            <text:p>0.68504</text:p>
          </table:table-cell>
          <table:table-cell table:formula="of:=([.I216]-[.H216])*1000" office:value-type="float" office:value="13.2" calcext:value-type="float">
            <text:p>13.2</text:p>
          </table:table-cell>
          <table:table-cell office:value-type="float" office:value="0.67662" calcext:value-type="float">
            <text:p>0.67662</text:p>
          </table:table-cell>
          <table:table-cell office:value-type="float" office:value="0.69029" calcext:value-type="float">
            <text:p>0.69029</text:p>
          </table:table-cell>
          <table:table-cell table:formula="of:=([.L216]-[.H216])*1000" office:value-type="float" office:value="18.45" calcext:value-type="float">
            <text:p>18.45</text:p>
          </table:table-cell>
          <table:table-cell table:number-columns-repeated="11"/>
        </table:table-row>
        <table:table-row table:style-name="ro1">
          <table:table-cell office:value-type="float" office:value="0.0716" calcext:value-type="float">
            <text:p>0.0716</text:p>
          </table:table-cell>
          <table:table-cell office:value-type="float" office:value="0.63183" calcext:value-type="float">
            <text:p>0.63183</text:p>
          </table:table-cell>
          <table:table-cell office:value-type="float" office:value="0.64466" calcext:value-type="float">
            <text:p>0.64466</text:p>
          </table:table-cell>
          <table:table-cell table:formula="of:=([.C217]-[.B217])*1000" office:value-type="float" office:value="12.83" calcext:value-type="float">
            <text:p>12.83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66978" calcext:value-type="float">
            <text:p>0.66978</text:p>
          </table:table-cell>
          <table:table-cell table:formula="of:=([.F217]-[.E217])*1000" office:value-type="float" office:value="13.18" calcext:value-type="float">
            <text:p>13.18</text:p>
          </table:table-cell>
          <table:table-cell office:value-type="float" office:value="0.67175" calcext:value-type="float">
            <text:p>0.67175</text:p>
          </table:table-cell>
          <table:table-cell office:value-type="float" office:value="0.685" calcext:value-type="float">
            <text:p>0.685</text:p>
          </table:table-cell>
          <table:table-cell table:formula="of:=([.I217]-[.H217])*1000" office:value-type="float" office:value="13.25" calcext:value-type="float">
            <text:p>13.25</text:p>
          </table:table-cell>
          <table:table-cell office:value-type="float" office:value="0.67655" calcext:value-type="float">
            <text:p>0.67655</text:p>
          </table:table-cell>
          <table:table-cell office:value-type="float" office:value="0.69025" calcext:value-type="float">
            <text:p>0.69025</text:p>
          </table:table-cell>
          <table:table-cell table:formula="of:=([.L217]-[.H217])*1000" office:value-type="float" office:value="18.5" calcext:value-type="float">
            <text:p>18.5</text:p>
          </table:table-cell>
          <table:table-cell table:number-columns-repeated="11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64462" calcext:value-type="float">
            <text:p>0.64462</text:p>
          </table:table-cell>
          <table:table-cell table:formula="of:=([.C218]-[.B218])*1000" office:value-type="float" office:value="12.92" calcext:value-type="float">
            <text:p>12.92</text:p>
          </table:table-cell>
          <table:table-cell office:value-type="float" office:value="0.65647" calcext:value-type="float">
            <text:p>0.65647</text:p>
          </table:table-cell>
          <table:table-cell office:value-type="float" office:value="0.66974" calcext:value-type="float">
            <text:p>0.66974</text:p>
          </table:table-cell>
          <table:table-cell table:formula="of:=([.F218]-[.E218])*1000" office:value-type="float" office:value="13.2699999999999" calcext:value-type="float">
            <text:p>13.2699999999999</text:p>
          </table:table-cell>
          <table:table-cell office:value-type="float" office:value="0.67166" calcext:value-type="float">
            <text:p>0.67166</text:p>
          </table:table-cell>
          <table:table-cell office:value-type="float" office:value="0.68496" calcext:value-type="float">
            <text:p>0.68496</text:p>
          </table:table-cell>
          <table:table-cell table:formula="of:=([.I218]-[.H218])*1000" office:value-type="float" office:value="13.3" calcext:value-type="float">
            <text:p>13.3</text:p>
          </table:table-cell>
          <table:table-cell office:value-type="float" office:value="0.67648" calcext:value-type="float">
            <text:p>0.67648</text:p>
          </table:table-cell>
          <table:table-cell office:value-type="float" office:value="0.69021" calcext:value-type="float">
            <text:p>0.69021</text:p>
          </table:table-cell>
          <table:table-cell table:formula="of:=([.L218]-[.H218])*1000" office:value-type="float" office:value="18.5500000000001" calcext:value-type="float">
            <text:p>18.5500000000001</text:p>
          </table:table-cell>
          <table:table-cell table:number-columns-repeated="11"/>
        </table:table-row>
        <table:table-row table:style-name="ro1">
          <table:table-cell office:value-type="float" office:value="0.0724" calcext:value-type="float">
            <text:p>0.0724</text:p>
          </table:table-cell>
          <table:table-cell office:value-type="float" office:value="0.63157" calcext:value-type="float">
            <text:p>0.63157</text:p>
          </table:table-cell>
          <table:table-cell office:value-type="float" office:value="0.64459" calcext:value-type="float">
            <text:p>0.64459</text:p>
          </table:table-cell>
          <table:table-cell table:formula="of:=([.C219]-[.B219])*1000" office:value-type="float" office:value="13.02" calcext:value-type="float">
            <text:p>13.02</text:p>
          </table:table-cell>
          <table:table-cell office:value-type="float" office:value="0.65634" calcext:value-type="float">
            <text:p>0.65634</text:p>
          </table:table-cell>
          <table:table-cell office:value-type="float" office:value="0.6697" calcext:value-type="float">
            <text:p>0.6697</text:p>
          </table:table-cell>
          <table:table-cell table:formula="of:=([.F219]-[.E219])*1000" office:value-type="float" office:value="13.36" calcext:value-type="float">
            <text:p>13.36</text:p>
          </table:table-cell>
          <table:table-cell office:value-type="float" office:value="0.67157" calcext:value-type="float">
            <text:p>0.67157</text:p>
          </table:table-cell>
          <table:table-cell office:value-type="float" office:value="0.68492" calcext:value-type="float">
            <text:p>0.68492</text:p>
          </table:table-cell>
          <table:table-cell table:formula="of:=([.I219]-[.H219])*1000" office:value-type="float" office:value="13.3500000000001" calcext:value-type="float">
            <text:p>13.3500000000001</text:p>
          </table:table-cell>
          <table:table-cell office:value-type="float" office:value="0.67642" calcext:value-type="float">
            <text:p>0.67642</text:p>
          </table:table-cell>
          <table:table-cell office:value-type="float" office:value="0.69017" calcext:value-type="float">
            <text:p>0.69017</text:p>
          </table:table-cell>
          <table:table-cell table:formula="of:=([.L219]-[.H219])*1000" office:value-type="float" office:value="18.6000000000001" calcext:value-type="float">
            <text:p>18.6000000000001</text:p>
          </table:table-cell>
          <table:table-cell table:number-columns-repeated="11"/>
        </table:table-row>
        <table:table-row table:style-name="ro1">
          <table:table-cell office:value-type="float" office:value="0.0728" calcext:value-type="float">
            <text:p>0.0728</text:p>
          </table:table-cell>
          <table:table-cell office:value-type="float" office:value="0.63144" calcext:value-type="float">
            <text:p>0.63144</text:p>
          </table:table-cell>
          <table:table-cell office:value-type="float" office:value="0.64455" calcext:value-type="float">
            <text:p>0.64455</text:p>
          </table:table-cell>
          <table:table-cell table:formula="of:=([.C220]-[.B220])*1000" office:value-type="float" office:value="13.1100000000001" calcext:value-type="float">
            <text:p>13.1100000000001</text:p>
          </table:table-cell>
          <table:table-cell office:value-type="float" office:value="0.65621" calcext:value-type="float">
            <text:p>0.65621</text:p>
          </table:table-cell>
          <table:table-cell office:value-type="float" office:value="0.66966" calcext:value-type="float">
            <text:p>0.66966</text:p>
          </table:table-cell>
          <table:table-cell table:formula="of:=([.F220]-[.E220])*1000" office:value-type="float" office:value="13.45" calcext:value-type="float">
            <text:p>13.45</text:p>
          </table:table-cell>
          <table:table-cell office:value-type="float" office:value="0.67148" calcext:value-type="float">
            <text:p>0.67148</text:p>
          </table:table-cell>
          <table:table-cell office:value-type="float" office:value="0.68488" calcext:value-type="float">
            <text:p>0.68488</text:p>
          </table:table-cell>
          <table:table-cell table:formula="of:=([.I220]-[.H220])*1000" office:value-type="float" office:value="13.4" calcext:value-type="float">
            <text:p>13.4</text:p>
          </table:table-cell>
          <table:table-cell office:value-type="float" office:value="0.67635" calcext:value-type="float">
            <text:p>0.67635</text:p>
          </table:table-cell>
          <table:table-cell office:value-type="float" office:value="0.69013" calcext:value-type="float">
            <text:p>0.69013</text:p>
          </table:table-cell>
          <table:table-cell table:formula="of:=([.L220]-[.H220])*1000" office:value-type="float" office:value="18.6499999999999" calcext:value-type="float">
            <text:p>18.6499999999999</text:p>
          </table:table-cell>
          <table:table-cell table:number-columns-repeated="11"/>
        </table:table-row>
        <table:table-row table:style-name="ro1">
          <table:table-cell office:value-type="float" office:value="0.0732" calcext:value-type="float">
            <text:p>0.0732</text:p>
          </table:table-cell>
          <table:table-cell office:value-type="float" office:value="0.63131" calcext:value-type="float">
            <text:p>0.63131</text:p>
          </table:table-cell>
          <table:table-cell office:value-type="float" office:value="0.64451" calcext:value-type="float">
            <text:p>0.64451</text:p>
          </table:table-cell>
          <table:table-cell table:formula="of:=([.C221]-[.B221])*1000" office:value-type="float" office:value="13.2" calcext:value-type="float">
            <text:p>13.2</text:p>
          </table:table-cell>
          <table:table-cell office:value-type="float" office:value="0.65608" calcext:value-type="float">
            <text:p>0.65608</text:p>
          </table:table-cell>
          <table:table-cell office:value-type="float" office:value="0.66962" calcext:value-type="float">
            <text:p>0.66962</text:p>
          </table:table-cell>
          <table:table-cell table:formula="of:=([.F221]-[.E221])*1000" office:value-type="float" office:value="13.54" calcext:value-type="float">
            <text:p>13.54</text:p>
          </table:table-cell>
          <table:table-cell office:value-type="float" office:value="0.67138" calcext:value-type="float">
            <text:p>0.67138</text:p>
          </table:table-cell>
          <table:table-cell office:value-type="float" office:value="0.68484" calcext:value-type="float">
            <text:p>0.68484</text:p>
          </table:table-cell>
          <table:table-cell table:formula="of:=([.I221]-[.H221])*1000" office:value-type="float" office:value="13.4599999999999" calcext:value-type="float">
            <text:p>13.4599999999999</text:p>
          </table:table-cell>
          <table:table-cell office:value-type="float" office:value="0.67629" calcext:value-type="float">
            <text:p>0.67629</text:p>
          </table:table-cell>
          <table:table-cell office:value-type="float" office:value="0.69009" calcext:value-type="float">
            <text:p>0.69009</text:p>
          </table:table-cell>
          <table:table-cell table:formula="of:=([.L221]-[.H221])*1000" office:value-type="float" office:value="18.71" calcext:value-type="float">
            <text:p>18.71</text:p>
          </table:table-cell>
          <table:table-cell table:number-columns-repeated="11"/>
        </table:table-row>
        <table:table-row table:style-name="ro1">
          <table:table-cell office:value-type="float" office:value="0.0736" calcext:value-type="float">
            <text:p>0.0736</text:p>
          </table:table-cell>
          <table:table-cell office:value-type="float" office:value="0.63117" calcext:value-type="float">
            <text:p>0.63117</text:p>
          </table:table-cell>
          <table:table-cell office:value-type="float" office:value="0.64448" calcext:value-type="float">
            <text:p>0.64448</text:p>
          </table:table-cell>
          <table:table-cell table:formula="of:=([.C222]-[.B222])*1000" office:value-type="float" office:value="13.31" calcext:value-type="float">
            <text:p>13.31</text:p>
          </table:table-cell>
          <table:table-cell office:value-type="float" office:value="0.65595" calcext:value-type="float">
            <text:p>0.65595</text:p>
          </table:table-cell>
          <table:table-cell office:value-type="float" office:value="0.66958" calcext:value-type="float">
            <text:p>0.66958</text:p>
          </table:table-cell>
          <table:table-cell table:formula="of:=([.F222]-[.E222])*1000" office:value-type="float" office:value="13.63" calcext:value-type="float">
            <text:p>13.63</text:p>
          </table:table-cell>
          <table:table-cell office:value-type="float" office:value="0.67128" calcext:value-type="float">
            <text:p>0.67128</text:p>
          </table:table-cell>
          <table:table-cell office:value-type="float" office:value="0.6848" calcext:value-type="float">
            <text:p>0.6848</text:p>
          </table:table-cell>
          <table:table-cell table:formula="of:=([.I222]-[.H222])*1000" office:value-type="float" office:value="13.52" calcext:value-type="float">
            <text:p>13.52</text:p>
          </table:table-cell>
          <table:table-cell office:value-type="float" office:value="0.6762" calcext:value-type="float">
            <text:p>0.6762</text:p>
          </table:table-cell>
          <table:table-cell office:value-type="float" office:value="0.69005" calcext:value-type="float">
            <text:p>0.69005</text:p>
          </table:table-cell>
          <table:table-cell table:formula="of:=([.L222]-[.H222])*1000" office:value-type="float" office:value="18.77" calcext:value-type="float">
            <text:p>18.77</text:p>
          </table:table-cell>
          <table:table-cell table:number-columns-repeated="11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63103" calcext:value-type="float">
            <text:p>0.63103</text:p>
          </table:table-cell>
          <table:table-cell office:value-type="float" office:value="0.64444" calcext:value-type="float">
            <text:p>0.64444</text:p>
          </table:table-cell>
          <table:table-cell table:formula="of:=([.C223]-[.B223])*1000" office:value-type="float" office:value="13.4099999999999" calcext:value-type="float">
            <text:p>13.4099999999999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66954" calcext:value-type="float">
            <text:p>0.66954</text:p>
          </table:table-cell>
          <table:table-cell table:formula="of:=([.F223]-[.E223])*1000" office:value-type="float" office:value="13.74" calcext:value-type="float">
            <text:p>13.74</text:p>
          </table:table-cell>
          <table:table-cell office:value-type="float" office:value="0.67117" calcext:value-type="float">
            <text:p>0.67117</text:p>
          </table:table-cell>
          <table:table-cell office:value-type="float" office:value="0.68476" calcext:value-type="float">
            <text:p>0.68476</text:p>
          </table:table-cell>
          <table:table-cell table:formula="of:=([.I223]-[.H223])*1000" office:value-type="float" office:value="13.59" calcext:value-type="float">
            <text:p>13.59</text:p>
          </table:table-cell>
          <table:table-cell office:value-type="float" office:value="0.67611" calcext:value-type="float">
            <text:p>0.67611</text:p>
          </table:table-cell>
          <table:table-cell office:value-type="float" office:value="0.69001" calcext:value-type="float">
            <text:p>0.69001</text:p>
          </table:table-cell>
          <table:table-cell table:formula="of:=([.L223]-[.H223])*1000" office:value-type="float" office:value="18.84" calcext:value-type="float">
            <text:p>18.84</text:p>
          </table:table-cell>
          <table:table-cell table:number-columns-repeated="11"/>
        </table:table-row>
        <table:table-row table:style-name="ro1">
          <table:table-cell office:value-type="float" office:value="0.0744" calcext:value-type="float">
            <text:p>0.0744</text:p>
          </table:table-cell>
          <table:table-cell office:value-type="float" office:value="0.63089" calcext:value-type="float">
            <text:p>0.63089</text:p>
          </table:table-cell>
          <table:table-cell office:value-type="float" office:value="0.64441" calcext:value-type="float">
            <text:p>0.64441</text:p>
          </table:table-cell>
          <table:table-cell table:formula="of:=([.C224]-[.B224])*1000" office:value-type="float" office:value="13.52" calcext:value-type="float">
            <text:p>13.52</text:p>
          </table:table-cell>
          <table:table-cell office:value-type="float" office:value="0.65566" calcext:value-type="float">
            <text:p>0.65566</text:p>
          </table:table-cell>
          <table:table-cell office:value-type="float" office:value="0.6695" calcext:value-type="float">
            <text:p>0.6695</text:p>
          </table:table-cell>
          <table:table-cell table:formula="of:=([.F224]-[.E224])*1000" office:value-type="float" office:value="13.84" calcext:value-type="float">
            <text:p>13.84</text:p>
          </table:table-cell>
          <table:table-cell office:value-type="float" office:value="0.67105" calcext:value-type="float">
            <text:p>0.67105</text:p>
          </table:table-cell>
          <table:table-cell office:value-type="float" office:value="0.68472" calcext:value-type="float">
            <text:p>0.68472</text:p>
          </table:table-cell>
          <table:table-cell table:formula="of:=([.I224]-[.H224])*1000" office:value-type="float" office:value="13.6700000000001" calcext:value-type="float">
            <text:p>13.6700000000001</text:p>
          </table:table-cell>
          <table:table-cell office:value-type="float" office:value="0.67602" calcext:value-type="float">
            <text:p>0.67602</text:p>
          </table:table-cell>
          <table:table-cell office:value-type="float" office:value="0.68997" calcext:value-type="float">
            <text:p>0.68997</text:p>
          </table:table-cell>
          <table:table-cell table:formula="of:=([.L224]-[.H224])*1000" office:value-type="float" office:value="18.92" calcext:value-type="float">
            <text:p>18.92</text:p>
          </table:table-cell>
          <table:table-cell table:number-columns-repeated="11"/>
        </table:table-row>
        <table:table-row table:style-name="ro1">
          <table:table-cell office:value-type="float" office:value="0.0748" calcext:value-type="float">
            <text:p>0.0748</text:p>
          </table:table-cell>
          <table:table-cell office:value-type="float" office:value="0.63076" calcext:value-type="float">
            <text:p>0.63076</text:p>
          </table:table-cell>
          <table:table-cell office:value-type="float" office:value="0.64437" calcext:value-type="float">
            <text:p>0.64437</text:p>
          </table:table-cell>
          <table:table-cell table:formula="of:=([.C225]-[.B225])*1000" office:value-type="float" office:value="13.6099999999999" calcext:value-type="float">
            <text:p>13.6099999999999</text:p>
          </table:table-cell>
          <table:table-cell office:value-type="float" office:value="0.65552" calcext:value-type="float">
            <text:p>0.65552</text:p>
          </table:table-cell>
          <table:table-cell office:value-type="float" office:value="0.66946" calcext:value-type="float">
            <text:p>0.66946</text:p>
          </table:table-cell>
          <table:table-cell table:formula="of:=([.F225]-[.E225])*1000" office:value-type="float" office:value="13.94" calcext:value-type="float">
            <text:p>13.94</text:p>
          </table:table-cell>
          <table:table-cell office:value-type="float" office:value="0.67094" calcext:value-type="float">
            <text:p>0.67094</text:p>
          </table:table-cell>
          <table:table-cell office:value-type="float" office:value="0.68468" calcext:value-type="float">
            <text:p>0.68468</text:p>
          </table:table-cell>
          <table:table-cell table:formula="of:=([.I225]-[.H225])*1000" office:value-type="float" office:value="13.74" calcext:value-type="float">
            <text:p>13.74</text:p>
          </table:table-cell>
          <table:table-cell office:value-type="float" office:value="0.67592" calcext:value-type="float">
            <text:p>0.67592</text:p>
          </table:table-cell>
          <table:table-cell office:value-type="float" office:value="0.68993" calcext:value-type="float">
            <text:p>0.68993</text:p>
          </table:table-cell>
          <table:table-cell table:formula="of:=([.L225]-[.H225])*1000" office:value-type="float" office:value="18.99" calcext:value-type="float">
            <text:p>18.99</text:p>
          </table:table-cell>
          <table:table-cell table:number-columns-repeated="11"/>
        </table:table-row>
        <table:table-row table:style-name="ro1">
          <table:table-cell office:value-type="float" office:value="0.0752" calcext:value-type="float">
            <text:p>0.0752</text:p>
          </table:table-cell>
          <table:table-cell office:value-type="float" office:value="0.63062" calcext:value-type="float">
            <text:p>0.63062</text:p>
          </table:table-cell>
          <table:table-cell office:value-type="float" office:value="0.64434" calcext:value-type="float">
            <text:p>0.64434</text:p>
          </table:table-cell>
          <table:table-cell table:formula="of:=([.C226]-[.B226])*1000" office:value-type="float" office:value="13.72" calcext:value-type="float">
            <text:p>13.72</text:p>
          </table:table-cell>
          <table:table-cell office:value-type="float" office:value="0.65538" calcext:value-type="float">
            <text:p>0.65538</text:p>
          </table:table-cell>
          <table:table-cell office:value-type="float" office:value="0.66942" calcext:value-type="float">
            <text:p>0.66942</text:p>
          </table:table-cell>
          <table:table-cell table:formula="of:=([.F226]-[.E226])*1000" office:value-type="float" office:value="14.0399999999999" calcext:value-type="float">
            <text:p>14.0399999999999</text:p>
          </table:table-cell>
          <table:table-cell office:value-type="float" office:value="0.67083" calcext:value-type="float">
            <text:p>0.67083</text:p>
          </table:table-cell>
          <table:table-cell office:value-type="float" office:value="0.68464" calcext:value-type="float">
            <text:p>0.68464</text:p>
          </table:table-cell>
          <table:table-cell table:formula="of:=([.I226]-[.H226])*1000" office:value-type="float" office:value="13.81" calcext:value-type="float">
            <text:p>13.81</text:p>
          </table:table-cell>
          <table:table-cell office:value-type="float" office:value="0.67583" calcext:value-type="float">
            <text:p>0.67583</text:p>
          </table:table-cell>
          <table:table-cell office:value-type="float" office:value="0.68989" calcext:value-type="float">
            <text:p>0.68989</text:p>
          </table:table-cell>
          <table:table-cell table:formula="of:=([.L226]-[.H226])*1000" office:value-type="float" office:value="19.06" calcext:value-type="float">
            <text:p>19.06</text:p>
          </table:table-cell>
          <table:table-cell table:number-columns-repeated="11"/>
        </table:table-row>
        <table:table-row table:style-name="ro1">
          <table:table-cell office:value-type="float" office:value="0.0756" calcext:value-type="float">
            <text:p>0.0756</text:p>
          </table:table-cell>
          <table:table-cell office:value-type="float" office:value="0.63048" calcext:value-type="float">
            <text:p>0.63048</text:p>
          </table:table-cell>
          <table:table-cell office:value-type="float" office:value="0.6443" calcext:value-type="float">
            <text:p>0.6443</text:p>
          </table:table-cell>
          <table:table-cell table:formula="of:=([.C227]-[.B227])*1000" office:value-type="float" office:value="13.8199999999999" calcext:value-type="float">
            <text:p>13.8199999999999</text:p>
          </table:table-cell>
          <table:table-cell office:value-type="float" office:value="0.65524" calcext:value-type="float">
            <text:p>0.65524</text:p>
          </table:table-cell>
          <table:table-cell office:value-type="float" office:value="0.66938" calcext:value-type="float">
            <text:p>0.66938</text:p>
          </table:table-cell>
          <table:table-cell table:formula="of:=([.F227]-[.E227])*1000" office:value-type="float" office:value="14.14" calcext:value-type="float">
            <text:p>14.14</text:p>
          </table:table-cell>
          <table:table-cell office:value-type="float" office:value="0.67071" calcext:value-type="float">
            <text:p>0.67071</text:p>
          </table:table-cell>
          <table:table-cell office:value-type="float" office:value="0.6846" calcext:value-type="float">
            <text:p>0.6846</text:p>
          </table:table-cell>
          <table:table-cell table:formula="of:=([.I227]-[.H227])*1000" office:value-type="float" office:value="13.89" calcext:value-type="float">
            <text:p>13.89</text:p>
          </table:table-cell>
          <table:table-cell office:value-type="float" office:value="0.67574" calcext:value-type="float">
            <text:p>0.67574</text:p>
          </table:table-cell>
          <table:table-cell office:value-type="float" office:value="0.68985" calcext:value-type="float">
            <text:p>0.68985</text:p>
          </table:table-cell>
          <table:table-cell table:formula="of:=([.L227]-[.H227])*1000" office:value-type="float" office:value="19.14" calcext:value-type="float">
            <text:p>19.14</text:p>
          </table:table-cell>
          <table:table-cell table:number-columns-repeated="11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63034" calcext:value-type="float">
            <text:p>0.63034</text:p>
          </table:table-cell>
          <table:table-cell office:value-type="float" office:value="0.64427" calcext:value-type="float">
            <text:p>0.64427</text:p>
          </table:table-cell>
          <table:table-cell table:formula="of:=([.C228]-[.B228])*1000" office:value-type="float" office:value="13.93" calcext:value-type="float">
            <text:p>13.93</text:p>
          </table:table-cell>
          <table:table-cell office:value-type="float" office:value="0.6551" calcext:value-type="float">
            <text:p>0.6551</text:p>
          </table:table-cell>
          <table:table-cell office:value-type="float" office:value="0.66934" calcext:value-type="float">
            <text:p>0.66934</text:p>
          </table:table-cell>
          <table:table-cell table:formula="of:=([.F228]-[.E228])*1000" office:value-type="float" office:value="14.24" calcext:value-type="float">
            <text:p>14.24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8456" calcext:value-type="float">
            <text:p>0.68456</text:p>
          </table:table-cell>
          <table:table-cell table:formula="of:=([.I228]-[.H228])*1000" office:value-type="float" office:value="13.96" calcext:value-type="float">
            <text:p>13.96</text:p>
          </table:table-cell>
          <table:table-cell office:value-type="float" office:value="0.67565" calcext:value-type="float">
            <text:p>0.67565</text:p>
          </table:table-cell>
          <table:table-cell office:value-type="float" office:value="0.68981" calcext:value-type="float">
            <text:p>0.68981</text:p>
          </table:table-cell>
          <table:table-cell table:formula="of:=([.L228]-[.H228])*1000" office:value-type="float" office:value="19.21" calcext:value-type="float">
            <text:p>19.21</text:p>
          </table:table-cell>
          <table:table-cell table:number-columns-repeated="11"/>
        </table:table-row>
        <table:table-row table:style-name="ro1">
          <table:table-cell office:value-type="float" office:value="0.0764" calcext:value-type="float">
            <text:p>0.0764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64423" calcext:value-type="float">
            <text:p>0.64423</text:p>
          </table:table-cell>
          <table:table-cell table:formula="of:=([.C229]-[.B229])*1000" office:value-type="float" office:value="14.0300000000001" calcext:value-type="float">
            <text:p>14.0300000000001</text:p>
          </table:table-cell>
          <table:table-cell office:value-type="float" office:value="0.65495" calcext:value-type="float">
            <text:p>0.65495</text:p>
          </table:table-cell>
          <table:table-cell office:value-type="float" office:value="0.6693" calcext:value-type="float">
            <text:p>0.6693</text:p>
          </table:table-cell>
          <table:table-cell table:formula="of:=([.F229]-[.E229])*1000" office:value-type="float" office:value="14.35" calcext:value-type="float">
            <text:p>14.35</text:p>
          </table:table-cell>
          <table:table-cell office:value-type="float" office:value="0.67049" calcext:value-type="float">
            <text:p>0.67049</text:p>
          </table:table-cell>
          <table:table-cell office:value-type="float" office:value="0.68453" calcext:value-type="float">
            <text:p>0.68453</text:p>
          </table:table-cell>
          <table:table-cell table:formula="of:=([.I229]-[.H229])*1000" office:value-type="float" office:value="14.0400000000001" calcext:value-type="float">
            <text:p>14.0400000000001</text:p>
          </table:table-cell>
          <table:table-cell office:value-type="float" office:value="0.67555" calcext:value-type="float">
            <text:p>0.67555</text:p>
          </table:table-cell>
          <table:table-cell office:value-type="float" office:value="0.68977" calcext:value-type="float">
            <text:p>0.68977</text:p>
          </table:table-cell>
          <table:table-cell table:formula="of:=([.L229]-[.H229])*1000" office:value-type="float" office:value="19.2800000000001" calcext:value-type="float">
            <text:p>19.2800000000001</text:p>
          </table:table-cell>
          <table:table-cell table:number-columns-repeated="11"/>
        </table:table-row>
        <table:table-row table:style-name="ro1">
          <table:table-cell office:value-type="float" office:value="0.0768" calcext:value-type="float">
            <text:p>0.0768</text:p>
          </table:table-cell>
          <table:table-cell office:value-type="float" office:value="0.63006" calcext:value-type="float">
            <text:p>0.63006</text:p>
          </table:table-cell>
          <table:table-cell office:value-type="float" office:value="0.6442" calcext:value-type="float">
            <text:p>0.6442</text:p>
          </table:table-cell>
          <table:table-cell table:formula="of:=([.C230]-[.B230])*1000" office:value-type="float" office:value="14.1399999999999" calcext:value-type="float">
            <text:p>14.1399999999999</text:p>
          </table:table-cell>
          <table:table-cell office:value-type="float" office:value="0.65481" calcext:value-type="float">
            <text:p>0.65481</text:p>
          </table:table-cell>
          <table:table-cell office:value-type="float" office:value="0.66926" calcext:value-type="float">
            <text:p>0.66926</text:p>
          </table:table-cell>
          <table:table-cell table:formula="of:=([.F230]-[.E230])*1000" office:value-type="float" office:value="14.4500000000001" calcext:value-type="float">
            <text:p>14.4500000000001</text:p>
          </table:table-cell>
          <table:table-cell office:value-type="float" office:value="0.67037" calcext:value-type="float">
            <text:p>0.67037</text:p>
          </table:table-cell>
          <table:table-cell office:value-type="float" office:value="0.68449" calcext:value-type="float">
            <text:p>0.68449</text:p>
          </table:table-cell>
          <table:table-cell table:formula="of:=([.I230]-[.H230])*1000" office:value-type="float" office:value="14.12" calcext:value-type="float">
            <text:p>14.12</text:p>
          </table:table-cell>
          <table:table-cell office:value-type="float" office:value="0.67545" calcext:value-type="float">
            <text:p>0.67545</text:p>
          </table:table-cell>
          <table:table-cell office:value-type="float" office:value="0.68973" calcext:value-type="float">
            <text:p>0.68973</text:p>
          </table:table-cell>
          <table:table-cell table:formula="of:=([.L230]-[.H230])*1000" office:value-type="float" office:value="19.36" calcext:value-type="float">
            <text:p>19.36</text:p>
          </table:table-cell>
          <table:table-cell table:number-columns-repeated="11"/>
        </table:table-row>
        <table:table-row table:style-name="ro1">
          <table:table-cell office:value-type="float" office:value="0.0772" calcext:value-type="float">
            <text:p>0.0772</text:p>
          </table:table-cell>
          <table:table-cell office:value-type="float" office:value="0.62991" calcext:value-type="float">
            <text:p>0.62991</text:p>
          </table:table-cell>
          <table:table-cell office:value-type="float" office:value="0.64416" calcext:value-type="float">
            <text:p>0.64416</text:p>
          </table:table-cell>
          <table:table-cell table:formula="of:=([.C231]-[.B231])*1000" office:value-type="float" office:value="14.25" calcext:value-type="float">
            <text:p>14.25</text:p>
          </table:table-cell>
          <table:table-cell office:value-type="float" office:value="0.65465" calcext:value-type="float">
            <text:p>0.65465</text:p>
          </table:table-cell>
          <table:table-cell office:value-type="float" office:value="0.66922" calcext:value-type="float">
            <text:p>0.66922</text:p>
          </table:table-cell>
          <table:table-cell table:formula="of:=([.F231]-[.E231])*1000" office:value-type="float" office:value="14.57" calcext:value-type="float">
            <text:p>14.57</text:p>
          </table:table-cell>
          <table:table-cell office:value-type="float" office:value="0.67023" calcext:value-type="float">
            <text:p>0.67023</text:p>
          </table:table-cell>
          <table:table-cell office:value-type="float" office:value="0.68445" calcext:value-type="float">
            <text:p>0.68445</text:p>
          </table:table-cell>
          <table:table-cell table:formula="of:=([.I231]-[.H231])*1000" office:value-type="float" office:value="14.2199999999999" calcext:value-type="float">
            <text:p>14.2199999999999</text:p>
          </table:table-cell>
          <table:table-cell office:value-type="float" office:value="0.67533" calcext:value-type="float">
            <text:p>0.67533</text:p>
          </table:table-cell>
          <table:table-cell office:value-type="float" office:value="0.68969" calcext:value-type="float">
            <text:p>0.68969</text:p>
          </table:table-cell>
          <table:table-cell table:formula="of:=([.L231]-[.H231])*1000" office:value-type="float" office:value="19.4599999999999" calcext:value-type="float">
            <text:p>19.4599999999999</text:p>
          </table:table-cell>
          <table:table-cell table:number-columns-repeated="11"/>
        </table:table-row>
        <table:table-row table:style-name="ro1">
          <table:table-cell office:value-type="float" office:value="0.0776" calcext:value-type="float">
            <text:p>0.0776</text:p>
          </table:table-cell>
          <table:table-cell office:value-type="float" office:value="0.62976" calcext:value-type="float">
            <text:p>0.62976</text:p>
          </table:table-cell>
          <table:table-cell office:value-type="float" office:value="0.64413" calcext:value-type="float">
            <text:p>0.64413</text:p>
          </table:table-cell>
          <table:table-cell table:formula="of:=([.C232]-[.B232])*1000" office:value-type="float" office:value="14.37" calcext:value-type="float">
            <text:p>14.37</text:p>
          </table:table-cell>
          <table:table-cell office:value-type="float" office:value="0.6545" calcext:value-type="float">
            <text:p>0.6545</text:p>
          </table:table-cell>
          <table:table-cell office:value-type="float" office:value="0.66918" calcext:value-type="float">
            <text:p>0.66918</text:p>
          </table:table-cell>
          <table:table-cell table:formula="of:=([.F232]-[.E232])*1000" office:value-type="float" office:value="14.68" calcext:value-type="float">
            <text:p>14.68</text:p>
          </table:table-cell>
          <table:table-cell office:value-type="float" office:value="0.67009" calcext:value-type="float">
            <text:p>0.67009</text:p>
          </table:table-cell>
          <table:table-cell office:value-type="float" office:value="0.68441" calcext:value-type="float">
            <text:p>0.68441</text:p>
          </table:table-cell>
          <table:table-cell table:formula="of:=([.I232]-[.H232])*1000" office:value-type="float" office:value="14.32" calcext:value-type="float">
            <text:p>14.32</text:p>
          </table:table-cell>
          <table:table-cell office:value-type="float" office:value="0.67521" calcext:value-type="float">
            <text:p>0.67521</text:p>
          </table:table-cell>
          <table:table-cell office:value-type="float" office:value="0.68965" calcext:value-type="float">
            <text:p>0.68965</text:p>
          </table:table-cell>
          <table:table-cell table:formula="of:=([.L232]-[.H232])*1000" office:value-type="float" office:value="19.56" calcext:value-type="float">
            <text:p>19.56</text:p>
          </table:table-cell>
          <table:table-cell table:number-columns-repeated="11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62961" calcext:value-type="float">
            <text:p>0.62961</text:p>
          </table:table-cell>
          <table:table-cell office:value-type="float" office:value="0.64409" calcext:value-type="float">
            <text:p>0.64409</text:p>
          </table:table-cell>
          <table:table-cell table:formula="of:=([.C233]-[.B233])*1000" office:value-type="float" office:value="14.48" calcext:value-type="float">
            <text:p>14.48</text:p>
          </table:table-cell>
          <table:table-cell office:value-type="float" office:value="0.65434" calcext:value-type="float">
            <text:p>0.65434</text:p>
          </table:table-cell>
          <table:table-cell office:value-type="float" office:value="0.66914" calcext:value-type="float">
            <text:p>0.66914</text:p>
          </table:table-cell>
          <table:table-cell table:formula="of:=([.F233]-[.E233])*1000" office:value-type="float" office:value="14.8" calcext:value-type="float">
            <text:p>14.8</text:p>
          </table:table-cell>
          <table:table-cell office:value-type="float" office:value="0.66996" calcext:value-type="float">
            <text:p>0.66996</text:p>
          </table:table-cell>
          <table:table-cell office:value-type="float" office:value="0.68437" calcext:value-type="float">
            <text:p>0.68437</text:p>
          </table:table-cell>
          <table:table-cell table:formula="of:=([.I233]-[.H233])*1000" office:value-type="float" office:value="14.41" calcext:value-type="float">
            <text:p>14.41</text:p>
          </table:table-cell>
          <table:table-cell office:value-type="float" office:value="0.67509" calcext:value-type="float">
            <text:p>0.67509</text:p>
          </table:table-cell>
          <table:table-cell office:value-type="float" office:value="0.68961" calcext:value-type="float">
            <text:p>0.68961</text:p>
          </table:table-cell>
          <table:table-cell table:formula="of:=([.L233]-[.H233])*1000" office:value-type="float" office:value="19.6500000000001" calcext:value-type="float">
            <text:p>19.6500000000001</text:p>
          </table:table-cell>
          <table:table-cell table:number-columns-repeated="11"/>
        </table:table-row>
        <table:table-row table:style-name="ro1">
          <table:table-cell office:value-type="float" office:value="0.0784" calcext:value-type="float">
            <text:p>0.0784</text:p>
          </table:table-cell>
          <table:table-cell office:value-type="float" office:value="0.62946" calcext:value-type="float">
            <text:p>0.62946</text:p>
          </table:table-cell>
          <table:table-cell office:value-type="float" office:value="0.64406" calcext:value-type="float">
            <text:p>0.64406</text:p>
          </table:table-cell>
          <table:table-cell table:formula="of:=([.C234]-[.B234])*1000" office:value-type="float" office:value="14.6000000000001" calcext:value-type="float">
            <text:p>14.6000000000001</text:p>
          </table:table-cell>
          <table:table-cell office:value-type="float" office:value="0.65418" calcext:value-type="float">
            <text:p>0.65418</text:p>
          </table:table-cell>
          <table:table-cell office:value-type="float" office:value="0.6691" calcext:value-type="float">
            <text:p>0.6691</text:p>
          </table:table-cell>
          <table:table-cell table:formula="of:=([.F234]-[.E234])*1000" office:value-type="float" office:value="14.9199999999999" calcext:value-type="float">
            <text:p>14.9199999999999</text:p>
          </table:table-cell>
          <table:table-cell office:value-type="float" office:value="0.66982" calcext:value-type="float">
            <text:p>0.66982</text:p>
          </table:table-cell>
          <table:table-cell office:value-type="float" office:value="0.68433" calcext:value-type="float">
            <text:p>0.68433</text:p>
          </table:table-cell>
          <table:table-cell table:formula="of:=([.I234]-[.H234])*1000" office:value-type="float" office:value="14.51" calcext:value-type="float">
            <text:p>14.51</text:p>
          </table:table-cell>
          <table:table-cell office:value-type="float" office:value="0.67497" calcext:value-type="float">
            <text:p>0.67497</text:p>
          </table:table-cell>
          <table:table-cell office:value-type="float" office:value="0.68957" calcext:value-type="float">
            <text:p>0.68957</text:p>
          </table:table-cell>
          <table:table-cell table:formula="of:=([.L234]-[.H234])*1000" office:value-type="float" office:value="19.7499999999999" calcext:value-type="float">
            <text:p>19.7499999999999</text:p>
          </table:table-cell>
          <table:table-cell table:number-columns-repeated="11"/>
        </table:table-row>
        <table:table-row table:style-name="ro1">
          <table:table-cell office:value-type="float" office:value="0.0788" calcext:value-type="float">
            <text:p>0.0788</text:p>
          </table:table-cell>
          <table:table-cell office:value-type="float" office:value="0.62931" calcext:value-type="float">
            <text:p>0.62931</text:p>
          </table:table-cell>
          <table:table-cell office:value-type="float" office:value="0.64402" calcext:value-type="float">
            <text:p>0.64402</text:p>
          </table:table-cell>
          <table:table-cell table:formula="of:=([.C235]-[.B235])*1000" office:value-type="float" office:value="14.71" calcext:value-type="float">
            <text:p>14.71</text:p>
          </table:table-cell>
          <table:table-cell office:value-type="float" office:value="0.65403" calcext:value-type="float">
            <text:p>0.65403</text:p>
          </table:table-cell>
          <table:table-cell office:value-type="float" office:value="0.66906" calcext:value-type="float">
            <text:p>0.66906</text:p>
          </table:table-cell>
          <table:table-cell table:formula="of:=([.F235]-[.E235])*1000" office:value-type="float" office:value="15.0300000000001" calcext:value-type="float">
            <text:p>15.0300000000001</text:p>
          </table:table-cell>
          <table:table-cell office:value-type="float" office:value="0.66969" calcext:value-type="float">
            <text:p>0.66969</text:p>
          </table:table-cell>
          <table:table-cell office:value-type="float" office:value="0.68429" calcext:value-type="float">
            <text:p>0.68429</text:p>
          </table:table-cell>
          <table:table-cell table:formula="of:=([.I235]-[.H235])*1000" office:value-type="float" office:value="14.6000000000001" calcext:value-type="float">
            <text:p>14.6000000000001</text:p>
          </table:table-cell>
          <table:table-cell office:value-type="float" office:value="0.67485" calcext:value-type="float">
            <text:p>0.67485</text:p>
          </table:table-cell>
          <table:table-cell office:value-type="float" office:value="0.68953" calcext:value-type="float">
            <text:p>0.68953</text:p>
          </table:table-cell>
          <table:table-cell table:formula="of:=([.L235]-[.H235])*1000" office:value-type="float" office:value="19.8400000000001" calcext:value-type="float">
            <text:p>19.8400000000001</text:p>
          </table:table-cell>
          <table:table-cell table:number-columns-repeated="11"/>
        </table:table-row>
        <table:table-row table:style-name="ro1">
          <table:table-cell office:value-type="float" office:value="0.0792" calcext:value-type="float">
            <text:p>0.0792</text:p>
          </table:table-cell>
          <table:table-cell office:value-type="float" office:value="0.62916" calcext:value-type="float">
            <text:p>0.62916</text:p>
          </table:table-cell>
          <table:table-cell office:value-type="float" office:value="0.64399" calcext:value-type="float">
            <text:p>0.64399</text:p>
          </table:table-cell>
          <table:table-cell table:formula="of:=([.C236]-[.B236])*1000" office:value-type="float" office:value="14.83" calcext:value-type="float">
            <text:p>14.83</text:p>
          </table:table-cell>
          <table:table-cell office:value-type="float" office:value="0.65387" calcext:value-type="float">
            <text:p>0.65387</text:p>
          </table:table-cell>
          <table:table-cell office:value-type="float" office:value="0.66902" calcext:value-type="float">
            <text:p>0.66902</text:p>
          </table:table-cell>
          <table:table-cell table:formula="of:=([.F236]-[.E236])*1000" office:value-type="float" office:value="15.15" calcext:value-type="float">
            <text:p>15.15</text:p>
          </table:table-cell>
          <table:table-cell office:value-type="float" office:value="0.66955" calcext:value-type="float">
            <text:p>0.66955</text:p>
          </table:table-cell>
          <table:table-cell office:value-type="float" office:value="0.68425" calcext:value-type="float">
            <text:p>0.68425</text:p>
          </table:table-cell>
          <table:table-cell table:formula="of:=([.I236]-[.H236])*1000" office:value-type="float" office:value="14.6999999999999" calcext:value-type="float">
            <text:p>14.6999999999999</text:p>
          </table:table-cell>
          <table:table-cell office:value-type="float" office:value="0.67473" calcext:value-type="float">
            <text:p>0.67473</text:p>
          </table:table-cell>
          <table:table-cell office:value-type="float" office:value="0.6895" calcext:value-type="float">
            <text:p>0.6895</text:p>
          </table:table-cell>
          <table:table-cell table:formula="of:=([.L236]-[.H236])*1000" office:value-type="float" office:value="19.9499999999999" calcext:value-type="float">
            <text:p>19.9499999999999</text:p>
          </table:table-cell>
          <table:table-cell table:number-columns-repeated="11"/>
        </table:table-row>
        <table:table-row table:style-name="ro1">
          <table:table-cell office:value-type="float" office:value="0.0796" calcext:value-type="float">
            <text:p>0.0796</text:p>
          </table:table-cell>
          <table:table-cell office:value-type="float" office:value="0.62901" calcext:value-type="float">
            <text:p>0.62901</text:p>
          </table:table-cell>
          <table:table-cell office:value-type="float" office:value="0.64395" calcext:value-type="float">
            <text:p>0.64395</text:p>
          </table:table-cell>
          <table:table-cell table:formula="of:=([.C237]-[.B237])*1000" office:value-type="float" office:value="14.94" calcext:value-type="float">
            <text:p>14.94</text:p>
          </table:table-cell>
          <table:table-cell office:value-type="float" office:value="0.65372" calcext:value-type="float">
            <text:p>0.65372</text:p>
          </table:table-cell>
          <table:table-cell office:value-type="float" office:value="0.66898" calcext:value-type="float">
            <text:p>0.66898</text:p>
          </table:table-cell>
          <table:table-cell table:formula="of:=([.F237]-[.E237])*1000" office:value-type="float" office:value="15.2599999999999" calcext:value-type="float">
            <text:p>15.2599999999999</text:p>
          </table:table-cell>
          <table:table-cell office:value-type="float" office:value="0.66941" calcext:value-type="float">
            <text:p>0.66941</text:p>
          </table:table-cell>
          <table:table-cell office:value-type="float" office:value="0.68421" calcext:value-type="float">
            <text:p>0.68421</text:p>
          </table:table-cell>
          <table:table-cell table:formula="of:=([.I237]-[.H237])*1000" office:value-type="float" office:value="14.8" calcext:value-type="float">
            <text:p>14.8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68946" calcext:value-type="float">
            <text:p>0.68946</text:p>
          </table:table-cell>
          <table:table-cell table:formula="of:=([.L237]-[.H237])*1000" office:value-type="float" office:value="20.05" calcext:value-type="float">
            <text:p>20.05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62886" calcext:value-type="float">
            <text:p>0.62886</text:p>
          </table:table-cell>
          <table:table-cell office:value-type="float" office:value="0.64392" calcext:value-type="float">
            <text:p>0.64392</text:p>
          </table:table-cell>
          <table:table-cell table:formula="of:=([.C238]-[.B238])*1000" office:value-type="float" office:value="15.06" calcext:value-type="float">
            <text:p>15.06</text:p>
          </table:table-cell>
          <table:table-cell office:value-type="float" office:value="0.65356" calcext:value-type="float">
            <text:p>0.65356</text:p>
          </table:table-cell>
          <table:table-cell office:value-type="float" office:value="0.66894" calcext:value-type="float">
            <text:p>0.66894</text:p>
          </table:table-cell>
          <table:table-cell table:formula="of:=([.F238]-[.E238])*1000" office:value-type="float" office:value="15.3800000000001" calcext:value-type="float">
            <text:p>15.3800000000001</text:p>
          </table:table-cell>
          <table:table-cell office:value-type="float" office:value="0.66928" calcext:value-type="float">
            <text:p>0.66928</text:p>
          </table:table-cell>
          <table:table-cell office:value-type="float" office:value="0.68417" calcext:value-type="float">
            <text:p>0.68417</text:p>
          </table:table-cell>
          <table:table-cell table:formula="of:=([.I238]-[.H238])*1000" office:value-type="float" office:value="14.89" calcext:value-type="float">
            <text:p>14.89</text:p>
          </table:table-cell>
          <table:table-cell office:value-type="float" office:value="0.67448" calcext:value-type="float">
            <text:p>0.67448</text:p>
          </table:table-cell>
          <table:table-cell office:value-type="float" office:value="0.68942" calcext:value-type="float">
            <text:p>0.68942</text:p>
          </table:table-cell>
          <table:table-cell table:formula="of:=([.L238]-[.H238])*1000" office:value-type="float" office:value="20.1399999999999" calcext:value-type="float">
            <text:p>20.1399999999999</text:p>
          </table:table-cell>
          <table:table-cell table:number-columns-repeated="11"/>
        </table:table-row>
        <table:table-row table:style-name="ro1">
          <table:table-cell office:value-type="float" office:value="0.0804" calcext:value-type="float">
            <text:p>0.0804</text:p>
          </table:table-cell>
          <table:table-cell office:value-type="float" office:value="0.6287" calcext:value-type="float">
            <text:p>0.6287</text:p>
          </table:table-cell>
          <table:table-cell office:value-type="float" office:value="0.64388" calcext:value-type="float">
            <text:p>0.64388</text:p>
          </table:table-cell>
          <table:table-cell table:formula="of:=([.C239]-[.B239])*1000" office:value-type="float" office:value="15.18" calcext:value-type="float">
            <text:p>15.18</text:p>
          </table:table-cell>
          <table:table-cell office:value-type="float" office:value="0.65339" calcext:value-type="float">
            <text:p>0.65339</text:p>
          </table:table-cell>
          <table:table-cell office:value-type="float" office:value="0.6689" calcext:value-type="float">
            <text:p>0.6689</text:p>
          </table:table-cell>
          <table:table-cell table:formula="of:=([.F239]-[.E239])*1000" office:value-type="float" office:value="15.51" calcext:value-type="float">
            <text:p>15.51</text:p>
          </table:table-cell>
          <table:table-cell office:value-type="float" office:value="0.66912" calcext:value-type="float">
            <text:p>0.66912</text:p>
          </table:table-cell>
          <table:table-cell office:value-type="float" office:value="0.68413" calcext:value-type="float">
            <text:p>0.68413</text:p>
          </table:table-cell>
          <table:table-cell table:formula="of:=([.I239]-[.H239])*1000" office:value-type="float" office:value="15.01" calcext:value-type="float">
            <text:p>15.01</text:p>
          </table:table-cell>
          <table:table-cell office:value-type="float" office:value="0.67433" calcext:value-type="float">
            <text:p>0.67433</text:p>
          </table:table-cell>
          <table:table-cell office:value-type="float" office:value="0.68938" calcext:value-type="float">
            <text:p>0.68938</text:p>
          </table:table-cell>
          <table:table-cell table:formula="of:=([.L239]-[.H239])*1000" office:value-type="float" office:value="20.2600000000001" calcext:value-type="float">
            <text:p>20.2600000000001</text:p>
          </table:table-cell>
          <table:table-cell table:number-columns-repeated="11"/>
        </table:table-row>
        <table:table-row table:style-name="ro1">
          <table:table-cell office:value-type="float" office:value="0.0808" calcext:value-type="float">
            <text:p>0.0808</text:p>
          </table:table-cell>
          <table:table-cell office:value-type="float" office:value="0.62854" calcext:value-type="float">
            <text:p>0.62854</text:p>
          </table:table-cell>
          <table:table-cell office:value-type="float" office:value="0.64385" calcext:value-type="float">
            <text:p>0.64385</text:p>
          </table:table-cell>
          <table:table-cell table:formula="of:=([.C240]-[.B240])*1000" office:value-type="float" office:value="15.3099999999999" calcext:value-type="float">
            <text:p>15.3099999999999</text:p>
          </table:table-cell>
          <table:table-cell office:value-type="float" office:value="0.65322" calcext:value-type="float">
            <text:p>0.65322</text:p>
          </table:table-cell>
          <table:table-cell office:value-type="float" office:value="0.66886" calcext:value-type="float">
            <text:p>0.66886</text:p>
          </table:table-cell>
          <table:table-cell table:formula="of:=([.F240]-[.E240])*1000" office:value-type="float" office:value="15.64" calcext:value-type="float">
            <text:p>15.64</text:p>
          </table:table-cell>
          <table:table-cell office:value-type="float" office:value="0.66896" calcext:value-type="float">
            <text:p>0.66896</text:p>
          </table:table-cell>
          <table:table-cell office:value-type="float" office:value="0.68409" calcext:value-type="float">
            <text:p>0.68409</text:p>
          </table:table-cell>
          <table:table-cell table:formula="of:=([.I240]-[.H240])*1000" office:value-type="float" office:value="15.13" calcext:value-type="float">
            <text:p>15.13</text:p>
          </table:table-cell>
          <table:table-cell office:value-type="float" office:value="0.67418" calcext:value-type="float">
            <text:p>0.67418</text:p>
          </table:table-cell>
          <table:table-cell office:value-type="float" office:value="0.68934" calcext:value-type="float">
            <text:p>0.68934</text:p>
          </table:table-cell>
          <table:table-cell table:formula="of:=([.L240]-[.H240])*1000" office:value-type="float" office:value="20.38" calcext:value-type="float">
            <text:p>20.38</text:p>
          </table:table-cell>
          <table:table-cell table:number-columns-repeated="11"/>
        </table:table-row>
        <table:table-row table:style-name="ro1">
          <table:table-cell office:value-type="float" office:value="0.0812" calcext:value-type="float">
            <text:p>0.0812</text:p>
          </table:table-cell>
          <table:table-cell office:value-type="float" office:value="0.62838" calcext:value-type="float">
            <text:p>0.62838</text:p>
          </table:table-cell>
          <table:table-cell office:value-type="float" office:value="0.64381" calcext:value-type="float">
            <text:p>0.64381</text:p>
          </table:table-cell>
          <table:table-cell table:formula="of:=([.C241]-[.B241])*1000" office:value-type="float" office:value="15.4300000000001" calcext:value-type="float">
            <text:p>15.4300000000001</text:p>
          </table:table-cell>
          <table:table-cell office:value-type="float" office:value="0.65304" calcext:value-type="float">
            <text:p>0.65304</text:p>
          </table:table-cell>
          <table:table-cell office:value-type="float" office:value="0.66882" calcext:value-type="float">
            <text:p>0.66882</text:p>
          </table:table-cell>
          <table:table-cell table:formula="of:=([.F241]-[.E241])*1000" office:value-type="float" office:value="15.78" calcext:value-type="float">
            <text:p>15.78</text:p>
          </table:table-cell>
          <table:table-cell office:value-type="float" office:value="0.66879" calcext:value-type="float">
            <text:p>0.66879</text:p>
          </table:table-cell>
          <table:table-cell office:value-type="float" office:value="0.68405" calcext:value-type="float">
            <text:p>0.68405</text:p>
          </table:table-cell>
          <table:table-cell table:formula="of:=([.I241]-[.H241])*1000" office:value-type="float" office:value="15.2599999999999" calcext:value-type="float">
            <text:p>15.2599999999999</text:p>
          </table:table-cell>
          <table:table-cell office:value-type="float" office:value="0.67403" calcext:value-type="float">
            <text:p>0.67403</text:p>
          </table:table-cell>
          <table:table-cell office:value-type="float" office:value="0.6893" calcext:value-type="float">
            <text:p>0.6893</text:p>
          </table:table-cell>
          <table:table-cell table:formula="of:=([.L241]-[.H241])*1000" office:value-type="float" office:value="20.5099999999999" calcext:value-type="float">
            <text:p>20.5099999999999</text:p>
          </table:table-cell>
          <table:table-cell table:number-columns-repeated="11"/>
        </table:table-row>
        <table:table-row table:style-name="ro1">
          <table:table-cell office:value-type="float" office:value="0.0816" calcext:value-type="float">
            <text:p>0.0816</text:p>
          </table:table-cell>
          <table:table-cell office:value-type="float" office:value="0.62822" calcext:value-type="float">
            <text:p>0.62822</text:p>
          </table:table-cell>
          <table:table-cell office:value-type="float" office:value="0.64378" calcext:value-type="float">
            <text:p>0.64378</text:p>
          </table:table-cell>
          <table:table-cell table:formula="of:=([.C242]-[.B242])*1000" office:value-type="float" office:value="15.56" calcext:value-type="float">
            <text:p>15.56</text:p>
          </table:table-cell>
          <table:table-cell office:value-type="float" office:value="0.65287" calcext:value-type="float">
            <text:p>0.65287</text:p>
          </table:table-cell>
          <table:table-cell office:value-type="float" office:value="0.66878" calcext:value-type="float">
            <text:p>0.66878</text:p>
          </table:table-cell>
          <table:table-cell table:formula="of:=([.F242]-[.E242])*1000" office:value-type="float" office:value="15.91" calcext:value-type="float">
            <text:p>15.91</text:p>
          </table:table-cell>
          <table:table-cell office:value-type="float" office:value="0.66863" calcext:value-type="float">
            <text:p>0.66863</text:p>
          </table:table-cell>
          <table:table-cell office:value-type="float" office:value="0.68401" calcext:value-type="float">
            <text:p>0.68401</text:p>
          </table:table-cell>
          <table:table-cell table:formula="of:=([.I242]-[.H242])*1000" office:value-type="float" office:value="15.38" calcext:value-type="float">
            <text:p>15.38</text:p>
          </table:table-cell>
          <table:table-cell office:value-type="float" office:value="0.67388" calcext:value-type="float">
            <text:p>0.67388</text:p>
          </table:table-cell>
          <table:table-cell office:value-type="float" office:value="0.68926" calcext:value-type="float">
            <text:p>0.68926</text:p>
          </table:table-cell>
          <table:table-cell table:formula="of:=([.L242]-[.H242])*1000" office:value-type="float" office:value="20.63" calcext:value-type="float">
            <text:p>20.63</text:p>
          </table:table-cell>
          <table:table-cell table:number-columns-repeated="11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62806" calcext:value-type="float">
            <text:p>0.62806</text:p>
          </table:table-cell>
          <table:table-cell office:value-type="float" office:value="0.64374" calcext:value-type="float">
            <text:p>0.64374</text:p>
          </table:table-cell>
          <table:table-cell table:formula="of:=([.C243]-[.B243])*1000" office:value-type="float" office:value="15.68" calcext:value-type="float">
            <text:p>15.68</text:p>
          </table:table-cell>
          <table:table-cell office:value-type="float" office:value="0.6527" calcext:value-type="float">
            <text:p>0.6527</text:p>
          </table:table-cell>
          <table:table-cell office:value-type="float" office:value="0.66874" calcext:value-type="float">
            <text:p>0.66874</text:p>
          </table:table-cell>
          <table:table-cell table:formula="of:=([.F243]-[.E243])*1000" office:value-type="float" office:value="16.0399999999999" calcext:value-type="float">
            <text:p>16.0399999999999</text:p>
          </table:table-cell>
          <table:table-cell office:value-type="float" office:value="0.66847" calcext:value-type="float">
            <text:p>0.66847</text:p>
          </table:table-cell>
          <table:table-cell office:value-type="float" office:value="0.68397" calcext:value-type="float">
            <text:p>0.68397</text:p>
          </table:table-cell>
          <table:table-cell table:formula="of:=([.I243]-[.H243])*1000" office:value-type="float" office:value="15.5000000000001" calcext:value-type="float">
            <text:p>15.5000000000001</text:p>
          </table:table-cell>
          <table:table-cell office:value-type="float" office:value="0.67372" calcext:value-type="float">
            <text:p>0.67372</text:p>
          </table:table-cell>
          <table:table-cell office:value-type="float" office:value="0.68922" calcext:value-type="float">
            <text:p>0.68922</text:p>
          </table:table-cell>
          <table:table-cell table:formula="of:=([.L243]-[.H243])*1000" office:value-type="float" office:value="20.75" calcext:value-type="float">
            <text:p>20.75</text:p>
          </table:table-cell>
          <table:table-cell table:number-columns-repeated="11"/>
        </table:table-row>
        <table:table-row table:style-name="ro1">
          <table:table-cell office:value-type="float" office:value="0.0824" calcext:value-type="float">
            <text:p>0.0824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64371" calcext:value-type="float">
            <text:p>0.64371</text:p>
          </table:table-cell>
          <table:table-cell table:formula="of:=([.C244]-[.B244])*1000" office:value-type="float" office:value="15.81" calcext:value-type="float">
            <text:p>15.81</text:p>
          </table:table-cell>
          <table:table-cell office:value-type="float" office:value="0.65253" calcext:value-type="float">
            <text:p>0.65253</text:p>
          </table:table-cell>
          <table:table-cell office:value-type="float" office:value="0.6687" calcext:value-type="float">
            <text:p>0.6687</text:p>
          </table:table-cell>
          <table:table-cell table:formula="of:=([.F244]-[.E244])*1000" office:value-type="float" office:value="16.17" calcext:value-type="float">
            <text:p>16.17</text:p>
          </table:table-cell>
          <table:table-cell office:value-type="float" office:value="0.66831" calcext:value-type="float">
            <text:p>0.66831</text:p>
          </table:table-cell>
          <table:table-cell office:value-type="float" office:value="0.68393" calcext:value-type="float">
            <text:p>0.68393</text:p>
          </table:table-cell>
          <table:table-cell table:formula="of:=([.I244]-[.H244])*1000" office:value-type="float" office:value="15.62" calcext:value-type="float">
            <text:p>15.62</text:p>
          </table:table-cell>
          <table:table-cell office:value-type="float" office:value="0.67357" calcext:value-type="float">
            <text:p>0.67357</text:p>
          </table:table-cell>
          <table:table-cell office:value-type="float" office:value="0.68918" calcext:value-type="float">
            <text:p>0.68918</text:p>
          </table:table-cell>
          <table:table-cell table:formula="of:=([.L244]-[.H244])*1000" office:value-type="float" office:value="20.8699999999999" calcext:value-type="float">
            <text:p>20.8699999999999</text:p>
          </table:table-cell>
          <table:table-cell table:number-columns-repeated="11"/>
        </table:table-row>
        <table:table-row table:style-name="ro1">
          <table:table-cell office:value-type="float" office:value="0.0828" calcext:value-type="float">
            <text:p>0.0828</text:p>
          </table:table-cell>
          <table:table-cell office:value-type="float" office:value="0.62774" calcext:value-type="float">
            <text:p>0.62774</text:p>
          </table:table-cell>
          <table:table-cell office:value-type="float" office:value="0.64367" calcext:value-type="float">
            <text:p>0.64367</text:p>
          </table:table-cell>
          <table:table-cell table:formula="of:=([.C245]-[.B245])*1000" office:value-type="float" office:value="15.93" calcext:value-type="float">
            <text:p>15.93</text:p>
          </table:table-cell>
          <table:table-cell office:value-type="float" office:value="0.65235" calcext:value-type="float">
            <text:p>0.65235</text:p>
          </table:table-cell>
          <table:table-cell office:value-type="float" office:value="0.66866" calcext:value-type="float">
            <text:p>0.66866</text:p>
          </table:table-cell>
          <table:table-cell table:formula="of:=([.F245]-[.E245])*1000" office:value-type="float" office:value="16.3099999999999" calcext:value-type="float">
            <text:p>16.3099999999999</text:p>
          </table:table-cell>
          <table:table-cell office:value-type="float" office:value="0.66815" calcext:value-type="float">
            <text:p>0.66815</text:p>
          </table:table-cell>
          <table:table-cell office:value-type="float" office:value="0.6839" calcext:value-type="float">
            <text:p>0.6839</text:p>
          </table:table-cell>
          <table:table-cell table:formula="of:=([.I245]-[.H245])*1000" office:value-type="float" office:value="15.75" calcext:value-type="float">
            <text:p>15.75</text:p>
          </table:table-cell>
          <table:table-cell office:value-type="float" office:value="0.67342" calcext:value-type="float">
            <text:p>0.67342</text:p>
          </table:table-cell>
          <table:table-cell office:value-type="float" office:value="0.68914" calcext:value-type="float">
            <text:p>0.68914</text:p>
          </table:table-cell>
          <table:table-cell table:formula="of:=([.L245]-[.H245])*1000" office:value-type="float" office:value="20.9900000000001" calcext:value-type="float">
            <text:p>20.9900000000001</text:p>
          </table:table-cell>
          <table:table-cell table:number-columns-repeated="11"/>
        </table:table-row>
        <table:table-row table:style-name="ro1">
          <table:table-cell office:value-type="float" office:value="0.0832" calcext:value-type="float">
            <text:p>0.0832</text:p>
          </table:table-cell>
          <table:table-cell office:value-type="float" office:value="0.62758" calcext:value-type="float">
            <text:p>0.62758</text:p>
          </table:table-cell>
          <table:table-cell office:value-type="float" office:value="0.64364" calcext:value-type="float">
            <text:p>0.64364</text:p>
          </table:table-cell>
          <table:table-cell table:formula="of:=([.C246]-[.B246])*1000" office:value-type="float" office:value="16.0600000000001" calcext:value-type="float">
            <text:p>16.0600000000001</text:p>
          </table:table-cell>
          <table:table-cell office:value-type="float" office:value="0.65218" calcext:value-type="float">
            <text:p>0.65218</text:p>
          </table:table-cell>
          <table:table-cell office:value-type="float" office:value="0.66862" calcext:value-type="float">
            <text:p>0.66862</text:p>
          </table:table-cell>
          <table:table-cell table:formula="of:=([.F246]-[.E246])*1000" office:value-type="float" office:value="16.44" calcext:value-type="float">
            <text:p>16.44</text:p>
          </table:table-cell>
          <table:table-cell office:value-type="float" office:value="0.66799" calcext:value-type="float">
            <text:p>0.66799</text:p>
          </table:table-cell>
          <table:table-cell office:value-type="float" office:value="0.68386" calcext:value-type="float">
            <text:p>0.68386</text:p>
          </table:table-cell>
          <table:table-cell table:formula="of:=([.I246]-[.H246])*1000" office:value-type="float" office:value="15.8699999999999" calcext:value-type="float">
            <text:p>15.8699999999999</text:p>
          </table:table-cell>
          <table:table-cell office:value-type="float" office:value="0.67327" calcext:value-type="float">
            <text:p>0.67327</text:p>
          </table:table-cell>
          <table:table-cell office:value-type="float" office:value="0.6891" calcext:value-type="float">
            <text:p>0.6891</text:p>
          </table:table-cell>
          <table:table-cell table:formula="of:=([.L246]-[.H246])*1000" office:value-type="float" office:value="21.11" calcext:value-type="float">
            <text:p>21.11</text:p>
          </table:table-cell>
          <table:table-cell table:number-columns-repeated="11"/>
        </table:table-row>
        <table:table-row table:style-name="ro1">
          <table:table-cell office:value-type="float" office:value="0.0836" calcext:value-type="float">
            <text:p>0.0836</text:p>
          </table:table-cell>
          <table:table-cell office:value-type="float" office:value="0.62741" calcext:value-type="float">
            <text:p>0.62741</text:p>
          </table:table-cell>
          <table:table-cell office:value-type="float" office:value="0.6436" calcext:value-type="float">
            <text:p>0.6436</text:p>
          </table:table-cell>
          <table:table-cell table:formula="of:=([.C247]-[.B247])*1000" office:value-type="float" office:value="16.19" calcext:value-type="float">
            <text:p>16.19</text:p>
          </table:table-cell>
          <table:table-cell office:value-type="float" office:value="0.652" calcext:value-type="float">
            <text:p>0.652</text:p>
          </table:table-cell>
          <table:table-cell office:value-type="float" office:value="0.66858" calcext:value-type="float">
            <text:p>0.66858</text:p>
          </table:table-cell>
          <table:table-cell table:formula="of:=([.F247]-[.E247])*1000" office:value-type="float" office:value="16.58" calcext:value-type="float">
            <text:p>16.58</text:p>
          </table:table-cell>
          <table:table-cell office:value-type="float" office:value="0.66781" calcext:value-type="float">
            <text:p>0.66781</text:p>
          </table:table-cell>
          <table:table-cell office:value-type="float" office:value="0.68382" calcext:value-type="float">
            <text:p>0.68382</text:p>
          </table:table-cell>
          <table:table-cell table:formula="of:=([.I247]-[.H247])*1000" office:value-type="float" office:value="16.0100000000001" calcext:value-type="float">
            <text:p>16.0100000000001</text:p>
          </table:table-cell>
          <table:table-cell office:value-type="float" office:value="0.67309" calcext:value-type="float">
            <text:p>0.67309</text:p>
          </table:table-cell>
          <table:table-cell office:value-type="float" office:value="0.68906" calcext:value-type="float">
            <text:p>0.68906</text:p>
          </table:table-cell>
          <table:table-cell table:formula="of:=([.L247]-[.H247])*1000" office:value-type="float" office:value="21.25" calcext:value-type="float">
            <text:p>21.25</text:p>
          </table:table-cell>
          <table:table-cell table:number-columns-repeated="11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62723" calcext:value-type="float">
            <text:p>0.62723</text:p>
          </table:table-cell>
          <table:table-cell office:value-type="float" office:value="0.64357" calcext:value-type="float">
            <text:p>0.64357</text:p>
          </table:table-cell>
          <table:table-cell table:formula="of:=([.C248]-[.B248])*1000" office:value-type="float" office:value="16.34" calcext:value-type="float">
            <text:p>16.34</text:p>
          </table:table-cell>
          <table:table-cell office:value-type="float" office:value="0.65181" calcext:value-type="float">
            <text:p>0.65181</text:p>
          </table:table-cell>
          <table:table-cell office:value-type="float" office:value="0.66854" calcext:value-type="float">
            <text:p>0.66854</text:p>
          </table:table-cell>
          <table:table-cell table:formula="of:=([.F248]-[.E248])*1000" office:value-type="float" office:value="16.73" calcext:value-type="float">
            <text:p>16.73</text:p>
          </table:table-cell>
          <table:table-cell office:value-type="float" office:value="0.66762" calcext:value-type="float">
            <text:p>0.66762</text:p>
          </table:table-cell>
          <table:table-cell office:value-type="float" office:value="0.68378" calcext:value-type="float">
            <text:p>0.68378</text:p>
          </table:table-cell>
          <table:table-cell table:formula="of:=([.I248]-[.H248])*1000" office:value-type="float" office:value="16.16" calcext:value-type="float">
            <text:p>16.16</text:p>
          </table:table-cell>
          <table:table-cell office:value-type="float" office:value="0.67291" calcext:value-type="float">
            <text:p>0.67291</text:p>
          </table:table-cell>
          <table:table-cell office:value-type="float" office:value="0.68902" calcext:value-type="float">
            <text:p>0.68902</text:p>
          </table:table-cell>
          <table:table-cell table:formula="of:=([.L248]-[.H248])*1000" office:value-type="float" office:value="21.4" calcext:value-type="float">
            <text:p>21.4</text:p>
          </table:table-cell>
          <table:table-cell table:number-columns-repeated="11"/>
        </table:table-row>
        <table:table-row table:style-name="ro1">
          <table:table-cell office:value-type="float" office:value="0.0844" calcext:value-type="float">
            <text:p>0.0844</text:p>
          </table:table-cell>
          <table:table-cell office:value-type="float" office:value="0.62706" calcext:value-type="float">
            <text:p>0.62706</text:p>
          </table:table-cell>
          <table:table-cell office:value-type="float" office:value="0.64353" calcext:value-type="float">
            <text:p>0.64353</text:p>
          </table:table-cell>
          <table:table-cell table:formula="of:=([.C249]-[.B249])*1000" office:value-type="float" office:value="16.47" calcext:value-type="float">
            <text:p>16.47</text:p>
          </table:table-cell>
          <table:table-cell office:value-type="float" office:value="0.65161" calcext:value-type="float">
            <text:p>0.65161</text:p>
          </table:table-cell>
          <table:table-cell office:value-type="float" office:value="0.6685" calcext:value-type="float">
            <text:p>0.6685</text:p>
          </table:table-cell>
          <table:table-cell table:formula="of:=([.F249]-[.E249])*1000" office:value-type="float" office:value="16.89" calcext:value-type="float">
            <text:p>16.89</text:p>
          </table:table-cell>
          <table:table-cell office:value-type="float" office:value="0.66743" calcext:value-type="float">
            <text:p>0.66743</text:p>
          </table:table-cell>
          <table:table-cell office:value-type="float" office:value="0.68374" calcext:value-type="float">
            <text:p>0.68374</text:p>
          </table:table-cell>
          <table:table-cell table:formula="of:=([.I249]-[.H249])*1000" office:value-type="float" office:value="16.3099999999999" calcext:value-type="float">
            <text:p>16.3099999999999</text:p>
          </table:table-cell>
          <table:table-cell office:value-type="float" office:value="0.67272" calcext:value-type="float">
            <text:p>0.67272</text:p>
          </table:table-cell>
          <table:table-cell office:value-type="float" office:value="0.68899" calcext:value-type="float">
            <text:p>0.68899</text:p>
          </table:table-cell>
          <table:table-cell table:formula="of:=([.L249]-[.H249])*1000" office:value-type="float" office:value="21.56" calcext:value-type="float">
            <text:p>21.56</text:p>
          </table:table-cell>
          <table:table-cell table:number-columns-repeated="11"/>
        </table:table-row>
        <table:table-row table:style-name="ro1">
          <table:table-cell office:value-type="float" office:value="0.0848" calcext:value-type="float">
            <text:p>0.0848</text:p>
          </table:table-cell>
          <table:table-cell office:value-type="float" office:value="0.62688" calcext:value-type="float">
            <text:p>0.62688</text:p>
          </table:table-cell>
          <table:table-cell office:value-type="float" office:value="0.6435" calcext:value-type="float">
            <text:p>0.6435</text:p>
          </table:table-cell>
          <table:table-cell table:formula="of:=([.C250]-[.B250])*1000" office:value-type="float" office:value="16.62" calcext:value-type="float">
            <text:p>16.62</text:p>
          </table:table-cell>
          <table:table-cell office:value-type="float" office:value="0.65142" calcext:value-type="float">
            <text:p>0.65142</text:p>
          </table:table-cell>
          <table:table-cell office:value-type="float" office:value="0.66846" calcext:value-type="float">
            <text:p>0.66846</text:p>
          </table:table-cell>
          <table:table-cell table:formula="of:=([.F250]-[.E250])*1000" office:value-type="float" office:value="17.0400000000001" calcext:value-type="float">
            <text:p>17.0400000000001</text:p>
          </table:table-cell>
          <table:table-cell office:value-type="float" office:value="0.66724" calcext:value-type="float">
            <text:p>0.66724</text:p>
          </table:table-cell>
          <table:table-cell office:value-type="float" office:value="0.6837" calcext:value-type="float">
            <text:p>0.6837</text:p>
          </table:table-cell>
          <table:table-cell table:formula="of:=([.I250]-[.H250])*1000" office:value-type="float" office:value="16.46" calcext:value-type="float">
            <text:p>16.46</text:p>
          </table:table-cell>
          <table:table-cell office:value-type="float" office:value="0.67253" calcext:value-type="float">
            <text:p>0.67253</text:p>
          </table:table-cell>
          <table:table-cell office:value-type="float" office:value="0.68895" calcext:value-type="float">
            <text:p>0.68895</text:p>
          </table:table-cell>
          <table:table-cell table:formula="of:=([.L250]-[.H250])*1000" office:value-type="float" office:value="21.71" calcext:value-type="float">
            <text:p>21.71</text:p>
          </table:table-cell>
          <table:table-cell table:number-columns-repeated="11"/>
        </table:table-row>
        <table:table-row table:style-name="ro1">
          <table:table-cell office:value-type="float" office:value="0.0852" calcext:value-type="float">
            <text:p>0.0852</text:p>
          </table:table-cell>
          <table:table-cell office:value-type="float" office:value="0.62671" calcext:value-type="float">
            <text:p>0.62671</text:p>
          </table:table-cell>
          <table:table-cell office:value-type="float" office:value="0.64346" calcext:value-type="float">
            <text:p>0.64346</text:p>
          </table:table-cell>
          <table:table-cell table:formula="of:=([.C251]-[.B251])*1000" office:value-type="float" office:value="16.7499999999999" calcext:value-type="float">
            <text:p>16.7499999999999</text:p>
          </table:table-cell>
          <table:table-cell office:value-type="float" office:value="0.65123" calcext:value-type="float">
            <text:p>0.65123</text:p>
          </table:table-cell>
          <table:table-cell office:value-type="float" office:value="0.66842" calcext:value-type="float">
            <text:p>0.66842</text:p>
          </table:table-cell>
          <table:table-cell table:formula="of:=([.F251]-[.E251])*1000" office:value-type="float" office:value="17.1899999999999" calcext:value-type="float">
            <text:p>17.1899999999999</text:p>
          </table:table-cell>
          <table:table-cell office:value-type="float" office:value="0.66705" calcext:value-type="float">
            <text:p>0.66705</text:p>
          </table:table-cell>
          <table:table-cell office:value-type="float" office:value="0.68366" calcext:value-type="float">
            <text:p>0.68366</text:p>
          </table:table-cell>
          <table:table-cell table:formula="of:=([.I251]-[.H251])*1000" office:value-type="float" office:value="16.61" calcext:value-type="float">
            <text:p>16.61</text:p>
          </table:table-cell>
          <table:table-cell office:value-type="float" office:value="0.67235" calcext:value-type="float">
            <text:p>0.67235</text:p>
          </table:table-cell>
          <table:table-cell office:value-type="float" office:value="0.68891" calcext:value-type="float">
            <text:p>0.68891</text:p>
          </table:table-cell>
          <table:table-cell table:formula="of:=([.L251]-[.H251])*1000" office:value-type="float" office:value="21.86" calcext:value-type="float">
            <text:p>21.86</text:p>
          </table:table-cell>
          <table:table-cell table:number-columns-repeated="11"/>
        </table:table-row>
        <table:table-row table:style-name="ro1">
          <table:table-cell office:value-type="float" office:value="0.0856" calcext:value-type="float">
            <text:p>0.0856</text:p>
          </table:table-cell>
          <table:table-cell office:value-type="float" office:value="0.62653" calcext:value-type="float">
            <text:p>0.62653</text:p>
          </table:table-cell>
          <table:table-cell office:value-type="float" office:value="0.64343" calcext:value-type="float">
            <text:p>0.64343</text:p>
          </table:table-cell>
          <table:table-cell table:formula="of:=([.C252]-[.B252])*1000" office:value-type="float" office:value="16.9" calcext:value-type="float">
            <text:p>16.9</text:p>
          </table:table-cell>
          <table:table-cell office:value-type="float" office:value="0.65104" calcext:value-type="float">
            <text:p>0.65104</text:p>
          </table:table-cell>
          <table:table-cell office:value-type="float" office:value="0.66838" calcext:value-type="float">
            <text:p>0.66838</text:p>
          </table:table-cell>
          <table:table-cell table:formula="of:=([.F252]-[.E252])*1000" office:value-type="float" office:value="17.34" calcext:value-type="float">
            <text:p>17.34</text:p>
          </table:table-cell>
          <table:table-cell office:value-type="float" office:value="0.66686" calcext:value-type="float">
            <text:p>0.66686</text:p>
          </table:table-cell>
          <table:table-cell office:value-type="float" office:value="0.68362" calcext:value-type="float">
            <text:p>0.68362</text:p>
          </table:table-cell>
          <table:table-cell table:formula="of:=([.I252]-[.H252])*1000" office:value-type="float" office:value="16.76" calcext:value-type="float">
            <text:p>16.76</text:p>
          </table:table-cell>
          <table:table-cell office:value-type="float" office:value="0.67216" calcext:value-type="float">
            <text:p>0.67216</text:p>
          </table:table-cell>
          <table:table-cell office:value-type="float" office:value="0.68887" calcext:value-type="float">
            <text:p>0.68887</text:p>
          </table:table-cell>
          <table:table-cell table:formula="of:=([.L252]-[.H252])*1000" office:value-type="float" office:value="22.0100000000001" calcext:value-type="float">
            <text:p>22.0100000000001</text:p>
          </table:table-cell>
          <table:table-cell table:number-columns-repeated="11"/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0.62636" calcext:value-type="float">
            <text:p>0.62636</text:p>
          </table:table-cell>
          <table:table-cell office:value-type="float" office:value="0.64339" calcext:value-type="float">
            <text:p>0.64339</text:p>
          </table:table-cell>
          <table:table-cell table:formula="of:=([.C253]-[.B253])*1000" office:value-type="float" office:value="17.03" calcext:value-type="float">
            <text:p>17.03</text:p>
          </table:table-cell>
          <table:table-cell office:value-type="float" office:value="0.65085" calcext:value-type="float">
            <text:p>0.65085</text:p>
          </table:table-cell>
          <table:table-cell office:value-type="float" office:value="0.66834" calcext:value-type="float">
            <text:p>0.66834</text:p>
          </table:table-cell>
          <table:table-cell table:formula="of:=([.F253]-[.E253])*1000" office:value-type="float" office:value="17.49" calcext:value-type="float">
            <text:p>17.49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68358" calcext:value-type="float">
            <text:p>0.68358</text:p>
          </table:table-cell>
          <table:table-cell table:formula="of:=([.I253]-[.H253])*1000" office:value-type="float" office:value="16.91" calcext:value-type="float">
            <text:p>16.91</text:p>
          </table:table-cell>
          <table:table-cell office:value-type="float" office:value="0.67198" calcext:value-type="float">
            <text:p>0.67198</text:p>
          </table:table-cell>
          <table:table-cell office:value-type="float" office:value="0.68883" calcext:value-type="float">
            <text:p>0.68883</text:p>
          </table:table-cell>
          <table:table-cell table:formula="of:=([.L253]-[.H253])*1000" office:value-type="float" office:value="22.16" calcext:value-type="float">
            <text:p>22.16</text:p>
          </table:table-cell>
          <table:table-cell table:number-columns-repeated="11"/>
        </table:table-row>
        <table:table-row table:style-name="ro1">
          <table:table-cell office:value-type="float" office:value="0.0864" calcext:value-type="float">
            <text:p>0.0864</text:p>
          </table:table-cell>
          <table:table-cell office:value-type="float" office:value="0.62618" calcext:value-type="float">
            <text:p>0.62618</text:p>
          </table:table-cell>
          <table:table-cell office:value-type="float" office:value="0.64336" calcext:value-type="float">
            <text:p>0.64336</text:p>
          </table:table-cell>
          <table:table-cell table:formula="of:=([.C254]-[.B254])*1000" office:value-type="float" office:value="17.18" calcext:value-type="float">
            <text:p>17.18</text:p>
          </table:table-cell>
          <table:table-cell office:value-type="float" office:value="0.65066" calcext:value-type="float">
            <text:p>0.65066</text:p>
          </table:table-cell>
          <table:table-cell office:value-type="float" office:value="0.6683" calcext:value-type="float">
            <text:p>0.6683</text:p>
          </table:table-cell>
          <table:table-cell table:formula="of:=([.F254]-[.E254])*1000" office:value-type="float" office:value="17.64" calcext:value-type="float">
            <text:p>17.64</text:p>
          </table:table-cell>
          <table:table-cell office:value-type="float" office:value="0.66648" calcext:value-type="float">
            <text:p>0.66648</text:p>
          </table:table-cell>
          <table:table-cell office:value-type="float" office:value="0.68354" calcext:value-type="float">
            <text:p>0.68354</text:p>
          </table:table-cell>
          <table:table-cell table:formula="of:=([.I254]-[.H254])*1000" office:value-type="float" office:value="17.06" calcext:value-type="float">
            <text:p>17.0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8879" calcext:value-type="float">
            <text:p>0.68879</text:p>
          </table:table-cell>
          <table:table-cell table:formula="of:=([.L254]-[.H254])*1000" office:value-type="float" office:value="22.3099999999999" calcext:value-type="float">
            <text:p>22.3099999999999</text:p>
          </table:table-cell>
          <table:table-cell table:number-columns-repeated="11"/>
        </table:table-row>
        <table:table-row table:style-name="ro1">
          <table:table-cell office:value-type="float" office:value="0.0868" calcext:value-type="float">
            <text:p>0.0868</text:p>
          </table:table-cell>
          <table:table-cell office:value-type="float" office:value="0.626" calcext:value-type="float">
            <text:p>0.626</text:p>
          </table:table-cell>
          <table:table-cell office:value-type="float" office:value="0.64332" calcext:value-type="float">
            <text:p>0.64332</text:p>
          </table:table-cell>
          <table:table-cell table:formula="of:=([.C255]-[.B255])*1000" office:value-type="float" office:value="17.32" calcext:value-type="float">
            <text:p>17.32</text:p>
          </table:table-cell>
          <table:table-cell office:value-type="float" office:value="0.65046" calcext:value-type="float">
            <text:p>0.65046</text:p>
          </table:table-cell>
          <table:table-cell office:value-type="float" office:value="0.66826" calcext:value-type="float">
            <text:p>0.66826</text:p>
          </table:table-cell>
          <table:table-cell table:formula="of:=([.F255]-[.E255])*1000" office:value-type="float" office:value="17.8" calcext:value-type="float">
            <text:p>17.8</text:p>
          </table:table-cell>
          <table:table-cell office:value-type="float" office:value="0.66628" calcext:value-type="float">
            <text:p>0.66628</text:p>
          </table:table-cell>
          <table:table-cell office:value-type="float" office:value="0.6835" calcext:value-type="float">
            <text:p>0.6835</text:p>
          </table:table-cell>
          <table:table-cell table:formula="of:=([.I255]-[.H255])*1000" office:value-type="float" office:value="17.2199999999999" calcext:value-type="float">
            <text:p>17.2199999999999</text:p>
          </table:table-cell>
          <table:table-cell office:value-type="float" office:value="0.67159" calcext:value-type="float">
            <text:p>0.67159</text:p>
          </table:table-cell>
          <table:table-cell office:value-type="float" office:value="0.68875" calcext:value-type="float">
            <text:p>0.68875</text:p>
          </table:table-cell>
          <table:table-cell table:formula="of:=([.L255]-[.H255])*1000" office:value-type="float" office:value="22.47" calcext:value-type="float">
            <text:p>22.47</text:p>
          </table:table-cell>
          <table:table-cell table:number-columns-repeated="11"/>
        </table:table-row>
        <table:table-row table:style-name="ro1">
          <table:table-cell office:value-type="float" office:value="0.0872" calcext:value-type="float">
            <text:p>0.0872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64329" calcext:value-type="float">
            <text:p>0.64329</text:p>
          </table:table-cell>
          <table:table-cell table:formula="of:=([.C256]-[.B256])*1000" office:value-type="float" office:value="17.49" calcext:value-type="float">
            <text:p>17.49</text:p>
          </table:table-cell>
          <table:table-cell office:value-type="float" office:value="0.65024" calcext:value-type="float">
            <text:p>0.65024</text:p>
          </table:table-cell>
          <table:table-cell office:value-type="float" office:value="0.66822" calcext:value-type="float">
            <text:p>0.66822</text:p>
          </table:table-cell>
          <table:table-cell table:formula="of:=([.F256]-[.E256])*1000" office:value-type="float" office:value="17.98" calcext:value-type="float">
            <text:p>17.98</text:p>
          </table:table-cell>
          <table:table-cell office:value-type="float" office:value="0.66606" calcext:value-type="float">
            <text:p>0.66606</text:p>
          </table:table-cell>
          <table:table-cell office:value-type="float" office:value="0.68346" calcext:value-type="float">
            <text:p>0.68346</text:p>
          </table:table-cell>
          <table:table-cell table:formula="of:=([.I256]-[.H256])*1000" office:value-type="float" office:value="17.4" calcext:value-type="float">
            <text:p>17.4</text:p>
          </table:table-cell>
          <table:table-cell office:value-type="float" office:value="0.67136" calcext:value-type="float">
            <text:p>0.67136</text:p>
          </table:table-cell>
          <table:table-cell office:value-type="float" office:value="0.68871" calcext:value-type="float">
            <text:p>0.68871</text:p>
          </table:table-cell>
          <table:table-cell table:formula="of:=([.L256]-[.H256])*1000" office:value-type="float" office:value="22.6499999999999" calcext:value-type="float">
            <text:p>22.6499999999999</text:p>
          </table:table-cell>
          <table:table-cell table:number-columns-repeated="11"/>
        </table:table-row>
        <table:table-row table:style-name="ro1">
          <table:table-cell office:value-type="float" office:value="0.0876" calcext:value-type="float">
            <text:p>0.0876</text:p>
          </table:table-cell>
          <table:table-cell office:value-type="float" office:value="0.62561" calcext:value-type="float">
            <text:p>0.62561</text:p>
          </table:table-cell>
          <table:table-cell office:value-type="float" office:value="0.64325" calcext:value-type="float">
            <text:p>0.64325</text:p>
          </table:table-cell>
          <table:table-cell table:formula="of:=([.C257]-[.B257])*1000" office:value-type="float" office:value="17.6400000000001" calcext:value-type="float">
            <text:p>17.6400000000001</text:p>
          </table:table-cell>
          <table:table-cell office:value-type="float" office:value="0.65003" calcext:value-type="float">
            <text:p>0.65003</text:p>
          </table:table-cell>
          <table:table-cell office:value-type="float" office:value="0.66818" calcext:value-type="float">
            <text:p>0.66818</text:p>
          </table:table-cell>
          <table:table-cell table:formula="of:=([.F257]-[.E257])*1000" office:value-type="float" office:value="18.15" calcext:value-type="float">
            <text:p>18.15</text:p>
          </table:table-cell>
          <table:table-cell office:value-type="float" office:value="0.66584" calcext:value-type="float">
            <text:p>0.66584</text:p>
          </table:table-cell>
          <table:table-cell office:value-type="float" office:value="0.68342" calcext:value-type="float">
            <text:p>0.68342</text:p>
          </table:table-cell>
          <table:table-cell table:formula="of:=([.I257]-[.H257])*1000" office:value-type="float" office:value="17.5799999999999" calcext:value-type="float">
            <text:p>17.5799999999999</text:p>
          </table:table-cell>
          <table:table-cell office:value-type="float" office:value="0.67114" calcext:value-type="float">
            <text:p>0.67114</text:p>
          </table:table-cell>
          <table:table-cell office:value-type="float" office:value="0.68867" calcext:value-type="float">
            <text:p>0.68867</text:p>
          </table:table-cell>
          <table:table-cell table:formula="of:=([.L257]-[.H257])*1000" office:value-type="float" office:value="22.8299999999999" calcext:value-type="float">
            <text:p>22.8299999999999</text:p>
          </table:table-cell>
          <table:table-cell table:number-columns-repeated="11"/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62541" calcext:value-type="float">
            <text:p>0.62541</text:p>
          </table:table-cell>
          <table:table-cell office:value-type="float" office:value="0.64322" calcext:value-type="float">
            <text:p>0.64322</text:p>
          </table:table-cell>
          <table:table-cell table:formula="of:=([.C258]-[.B258])*1000" office:value-type="float" office:value="17.81" calcext:value-type="float">
            <text:p>17.81</text:p>
          </table:table-cell>
          <table:table-cell office:value-type="float" office:value="0.64981" calcext:value-type="float">
            <text:p>0.64981</text:p>
          </table:table-cell>
          <table:table-cell office:value-type="float" office:value="0.66814" calcext:value-type="float">
            <text:p>0.66814</text:p>
          </table:table-cell>
          <table:table-cell table:formula="of:=([.F258]-[.E258])*1000" office:value-type="float" office:value="18.3300000000001" calcext:value-type="float">
            <text:p>18.3300000000001</text:p>
          </table:table-cell>
          <table:table-cell office:value-type="float" office:value="0.66562" calcext:value-type="float">
            <text:p>0.66562</text:p>
          </table:table-cell>
          <table:table-cell office:value-type="float" office:value="0.68338" calcext:value-type="float">
            <text:p>0.68338</text:p>
          </table:table-cell>
          <table:table-cell table:formula="of:=([.I258]-[.H258])*1000" office:value-type="float" office:value="17.76" calcext:value-type="float">
            <text:p>17.76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8863" calcext:value-type="float">
            <text:p>0.68863</text:p>
          </table:table-cell>
          <table:table-cell table:formula="of:=([.L258]-[.H258])*1000" office:value-type="float" office:value="23.01" calcext:value-type="float">
            <text:p>23.01</text:p>
          </table:table-cell>
          <table:table-cell table:number-columns-repeated="11"/>
        </table:table-row>
        <table:table-row table:style-name="ro1">
          <table:table-cell office:value-type="float" office:value="0.0884" calcext:value-type="float">
            <text:p>0.0884</text:p>
          </table:table-cell>
          <table:table-cell office:value-type="float" office:value="0.62522" calcext:value-type="float">
            <text:p>0.62522</text:p>
          </table:table-cell>
          <table:table-cell office:value-type="float" office:value="0.64318" calcext:value-type="float">
            <text:p>0.64318</text:p>
          </table:table-cell>
          <table:table-cell table:formula="of:=([.C259]-[.B259])*1000" office:value-type="float" office:value="17.9600000000001" calcext:value-type="float">
            <text:p>17.9600000000001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6681" calcext:value-type="float">
            <text:p>0.6681</text:p>
          </table:table-cell>
          <table:table-cell table:formula="of:=([.F259]-[.E259])*1000" office:value-type="float" office:value="18.5" calcext:value-type="float">
            <text:p>18.5</text:p>
          </table:table-cell>
          <table:table-cell office:value-type="float" office:value="0.66539" calcext:value-type="float">
            <text:p>0.66539</text:p>
          </table:table-cell>
          <table:table-cell office:value-type="float" office:value="0.68335" calcext:value-type="float">
            <text:p>0.68335</text:p>
          </table:table-cell>
          <table:table-cell table:formula="of:=([.I259]-[.H259])*1000" office:value-type="float" office:value="17.96" calcext:value-type="float">
            <text:p>17.96</text:p>
          </table:table-cell>
          <table:table-cell office:value-type="float" office:value="0.67069" calcext:value-type="float">
            <text:p>0.67069</text:p>
          </table:table-cell>
          <table:table-cell office:value-type="float" office:value="0.6886" calcext:value-type="float">
            <text:p>0.6886</text:p>
          </table:table-cell>
          <table:table-cell table:formula="of:=([.L259]-[.H259])*1000" office:value-type="float" office:value="23.21" calcext:value-type="float">
            <text:p>23.21</text:p>
          </table:table-cell>
          <table:table-cell table:number-columns-repeated="11"/>
        </table:table-row>
        <table:table-row table:style-name="ro1">
          <table:table-cell office:value-type="float" office:value="0.0888" calcext:value-type="float">
            <text:p>0.0888</text:p>
          </table:table-cell>
          <table:table-cell office:value-type="float" office:value="0.62502" calcext:value-type="float">
            <text:p>0.62502</text:p>
          </table:table-cell>
          <table:table-cell office:value-type="float" office:value="0.64315" calcext:value-type="float">
            <text:p>0.64315</text:p>
          </table:table-cell>
          <table:table-cell table:formula="of:=([.C260]-[.B260])*1000" office:value-type="float" office:value="18.13" calcext:value-type="float">
            <text:p>18.13</text:p>
          </table:table-cell>
          <table:table-cell office:value-type="float" office:value="0.64938" calcext:value-type="float">
            <text:p>0.64938</text:p>
          </table:table-cell>
          <table:table-cell office:value-type="float" office:value="0.66806" calcext:value-type="float">
            <text:p>0.66806</text:p>
          </table:table-cell>
          <table:table-cell table:formula="of:=([.F260]-[.E260])*1000" office:value-type="float" office:value="18.68" calcext:value-type="float">
            <text:p>18.68</text:p>
          </table:table-cell>
          <table:table-cell office:value-type="float" office:value="0.66517" calcext:value-type="float">
            <text:p>0.66517</text:p>
          </table:table-cell>
          <table:table-cell office:value-type="float" office:value="0.68331" calcext:value-type="float">
            <text:p>0.68331</text:p>
          </table:table-cell>
          <table:table-cell table:formula="of:=([.I260]-[.H260])*1000" office:value-type="float" office:value="18.14" calcext:value-type="float">
            <text:p>18.14</text:p>
          </table:table-cell>
          <table:table-cell office:value-type="float" office:value="0.67046" calcext:value-type="float">
            <text:p>0.67046</text:p>
          </table:table-cell>
          <table:table-cell office:value-type="float" office:value="0.68856" calcext:value-type="float">
            <text:p>0.68856</text:p>
          </table:table-cell>
          <table:table-cell table:formula="of:=([.L260]-[.H260])*1000" office:value-type="float" office:value="23.39" calcext:value-type="float">
            <text:p>23.39</text:p>
          </table:table-cell>
          <table:table-cell table:number-columns-repeated="11"/>
        </table:table-row>
        <table:table-row table:style-name="ro1">
          <table:table-cell office:value-type="float" office:value="0.0892" calcext:value-type="float">
            <text:p>0.0892</text:p>
          </table:table-cell>
          <table:table-cell office:value-type="float" office:value="0.62483" calcext:value-type="float">
            <text:p>0.62483</text:p>
          </table:table-cell>
          <table:table-cell office:value-type="float" office:value="0.64311" calcext:value-type="float">
            <text:p>0.64311</text:p>
          </table:table-cell>
          <table:table-cell table:formula="of:=([.C261]-[.B261])*1000" office:value-type="float" office:value="18.2800000000001" calcext:value-type="float">
            <text:p>18.2800000000001</text:p>
          </table:table-cell>
          <table:table-cell office:value-type="float" office:value="0.64917" calcext:value-type="float">
            <text:p>0.64917</text:p>
          </table:table-cell>
          <table:table-cell office:value-type="float" office:value="0.66802" calcext:value-type="float">
            <text:p>0.66802</text:p>
          </table:table-cell>
          <table:table-cell table:formula="of:=([.F261]-[.E261])*1000" office:value-type="float" office:value="18.85" calcext:value-type="float">
            <text:p>18.85</text:p>
          </table:table-cell>
          <table:table-cell office:value-type="float" office:value="0.66495" calcext:value-type="float">
            <text:p>0.66495</text:p>
          </table:table-cell>
          <table:table-cell office:value-type="float" office:value="0.68327" calcext:value-type="float">
            <text:p>0.68327</text:p>
          </table:table-cell>
          <table:table-cell table:formula="of:=([.I261]-[.H261])*1000" office:value-type="float" office:value="18.32" calcext:value-type="float">
            <text:p>18.32</text:p>
          </table:table-cell>
          <table:table-cell office:value-type="float" office:value="0.67024" calcext:value-type="float">
            <text:p>0.67024</text:p>
          </table:table-cell>
          <table:table-cell office:value-type="float" office:value="0.68852" calcext:value-type="float">
            <text:p>0.68852</text:p>
          </table:table-cell>
          <table:table-cell table:formula="of:=([.L261]-[.H261])*1000" office:value-type="float" office:value="23.57" calcext:value-type="float">
            <text:p>23.57</text:p>
          </table:table-cell>
          <table:table-cell table:number-columns-repeated="11"/>
        </table:table-row>
        <table:table-row table:style-name="ro1">
          <table:table-cell office:value-type="float" office:value="0.0896" calcext:value-type="float">
            <text:p>0.0896</text:p>
          </table:table-cell>
          <table:table-cell office:value-type="float" office:value="0.62463" calcext:value-type="float">
            <text:p>0.62463</text:p>
          </table:table-cell>
          <table:table-cell office:value-type="float" office:value="0.64308" calcext:value-type="float">
            <text:p>0.64308</text:p>
          </table:table-cell>
          <table:table-cell table:formula="of:=([.C262]-[.B262])*1000" office:value-type="float" office:value="18.4500000000001" calcext:value-type="float">
            <text:p>18.4500000000001</text:p>
          </table:table-cell>
          <table:table-cell office:value-type="float" office:value="0.64895" calcext:value-type="float">
            <text:p>0.64895</text:p>
          </table:table-cell>
          <table:table-cell office:value-type="float" office:value="0.66798" calcext:value-type="float">
            <text:p>0.66798</text:p>
          </table:table-cell>
          <table:table-cell table:formula="of:=([.F262]-[.E262])*1000" office:value-type="float" office:value="19.03" calcext:value-type="float">
            <text:p>19.03</text:p>
          </table:table-cell>
          <table:table-cell office:value-type="float" office:value="0.66473" calcext:value-type="float">
            <text:p>0.66473</text:p>
          </table:table-cell>
          <table:table-cell office:value-type="float" office:value="0.68323" calcext:value-type="float">
            <text:p>0.68323</text:p>
          </table:table-cell>
          <table:table-cell table:formula="of:=([.I262]-[.H262])*1000" office:value-type="float" office:value="18.5" calcext:value-type="float">
            <text:p>18.5</text:p>
          </table:table-cell>
          <table:table-cell office:value-type="float" office:value="0.67001" calcext:value-type="float">
            <text:p>0.67001</text:p>
          </table:table-cell>
          <table:table-cell office:value-type="float" office:value="0.68848" calcext:value-type="float">
            <text:p>0.68848</text:p>
          </table:table-cell>
          <table:table-cell table:formula="of:=([.L262]-[.H262])*1000" office:value-type="float" office:value="23.75" calcext:value-type="float">
            <text:p>23.75</text:p>
          </table:table-cell>
          <table:table-cell table:number-columns-repeated="1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62444" calcext:value-type="float">
            <text:p>0.62444</text:p>
          </table:table-cell>
          <table:table-cell office:value-type="float" office:value="0.64305" calcext:value-type="float">
            <text:p>0.64305</text:p>
          </table:table-cell>
          <table:table-cell table:formula="of:=([.C263]-[.B263])*1000" office:value-type="float" office:value="18.6099999999999" calcext:value-type="float">
            <text:p>18.6099999999999</text:p>
          </table:table-cell>
          <table:table-cell office:value-type="float" office:value="0.64874" calcext:value-type="float">
            <text:p>0.64874</text:p>
          </table:table-cell>
          <table:table-cell office:value-type="float" office:value="0.66794" calcext:value-type="float">
            <text:p>0.66794</text:p>
          </table:table-cell>
          <table:table-cell table:formula="of:=([.F263]-[.E263])*1000" office:value-type="float" office:value="19.2" calcext:value-type="float">
            <text:p>19.2</text:p>
          </table:table-cell>
          <table:table-cell office:value-type="float" office:value="0.6645" calcext:value-type="float">
            <text:p>0.6645</text:p>
          </table:table-cell>
          <table:table-cell office:value-type="float" office:value="0.68319" calcext:value-type="float">
            <text:p>0.68319</text:p>
          </table:table-cell>
          <table:table-cell table:formula="of:=([.I263]-[.H263])*1000" office:value-type="float" office:value="18.6900000000001" calcext:value-type="float">
            <text:p>18.6900000000001</text:p>
          </table:table-cell>
          <table:table-cell office:value-type="float" office:value="0.66978" calcext:value-type="float">
            <text:p>0.66978</text:p>
          </table:table-cell>
          <table:table-cell office:value-type="float" office:value="0.68844" calcext:value-type="float">
            <text:p>0.68844</text:p>
          </table:table-cell>
          <table:table-cell table:formula="of:=([.L263]-[.H263])*1000" office:value-type="float" office:value="23.9400000000001" calcext:value-type="float">
            <text:p>23.9400000000001</text:p>
          </table:table-cell>
          <table:table-cell table:number-columns-repeated="11"/>
        </table:table-row>
        <table:table-row table:style-name="ro1">
          <table:table-cell office:value-type="float" office:value="0.0904" calcext:value-type="float">
            <text:p>0.0904</text:p>
          </table:table-cell>
          <table:table-cell office:value-type="float" office:value="0.62422" calcext:value-type="float">
            <text:p>0.62422</text:p>
          </table:table-cell>
          <table:table-cell office:value-type="float" office:value="0.64301" calcext:value-type="float">
            <text:p>0.64301</text:p>
          </table:table-cell>
          <table:table-cell table:formula="of:=([.C264]-[.B264])*1000" office:value-type="float" office:value="18.7900000000001" calcext:value-type="float">
            <text:p>18.7900000000001</text:p>
          </table:table-cell>
          <table:table-cell office:value-type="float" office:value="0.64849" calcext:value-type="float">
            <text:p>0.64849</text:p>
          </table:table-cell>
          <table:table-cell office:value-type="float" office:value="0.6679" calcext:value-type="float">
            <text:p>0.6679</text:p>
          </table:table-cell>
          <table:table-cell table:formula="of:=([.F264]-[.E264])*1000" office:value-type="float" office:value="19.41" calcext:value-type="float">
            <text:p>19.41</text:p>
          </table:table-cell>
          <table:table-cell office:value-type="float" office:value="0.66424" calcext:value-type="float">
            <text:p>0.66424</text:p>
          </table:table-cell>
          <table:table-cell office:value-type="float" office:value="0.68315" calcext:value-type="float">
            <text:p>0.68315</text:p>
          </table:table-cell>
          <table:table-cell table:formula="of:=([.I264]-[.H264])*1000" office:value-type="float" office:value="18.91" calcext:value-type="float">
            <text:p>18.91</text:p>
          </table:table-cell>
          <table:table-cell office:value-type="float" office:value="0.66951" calcext:value-type="float">
            <text:p>0.66951</text:p>
          </table:table-cell>
          <table:table-cell office:value-type="float" office:value="0.6884" calcext:value-type="float">
            <text:p>0.6884</text:p>
          </table:table-cell>
          <table:table-cell table:formula="of:=([.L264]-[.H264])*1000" office:value-type="float" office:value="24.16" calcext:value-type="float">
            <text:p>24.16</text:p>
          </table:table-cell>
          <table:table-cell table:number-columns-repeated="11"/>
        </table:table-row>
        <table:table-row table:style-name="ro1">
          <table:table-cell office:value-type="float" office:value="0.0908" calcext:value-type="float">
            <text:p>0.0908</text:p>
          </table:table-cell>
          <table:table-cell office:value-type="float" office:value="0.624" calcext:value-type="float">
            <text:p>0.624</text:p>
          </table:table-cell>
          <table:table-cell office:value-type="float" office:value="0.64298" calcext:value-type="float">
            <text:p>0.64298</text:p>
          </table:table-cell>
          <table:table-cell table:formula="of:=([.C265]-[.B265])*1000" office:value-type="float" office:value="18.9800000000001" calcext:value-type="float">
            <text:p>18.9800000000001</text:p>
          </table:table-cell>
          <table:table-cell office:value-type="float" office:value="0.64825" calcext:value-type="float">
            <text:p>0.64825</text:p>
          </table:table-cell>
          <table:table-cell office:value-type="float" office:value="0.66786" calcext:value-type="float">
            <text:p>0.66786</text:p>
          </table:table-cell>
          <table:table-cell table:formula="of:=([.F265]-[.E265])*1000" office:value-type="float" office:value="19.6099999999999" calcext:value-type="float">
            <text:p>19.6099999999999</text:p>
          </table:table-cell>
          <table:table-cell office:value-type="float" office:value="0.66398" calcext:value-type="float">
            <text:p>0.66398</text:p>
          </table:table-cell>
          <table:table-cell office:value-type="float" office:value="0.68311" calcext:value-type="float">
            <text:p>0.68311</text:p>
          </table:table-cell>
          <table:table-cell table:formula="of:=([.I265]-[.H265])*1000" office:value-type="float" office:value="19.1300000000001" calcext:value-type="float">
            <text:p>19.1300000000001</text:p>
          </table:table-cell>
          <table:table-cell office:value-type="float" office:value="0.66924" calcext:value-type="float">
            <text:p>0.66924</text:p>
          </table:table-cell>
          <table:table-cell office:value-type="float" office:value="0.68836" calcext:value-type="float">
            <text:p>0.68836</text:p>
          </table:table-cell>
          <table:table-cell table:formula="of:=([.L265]-[.H265])*1000" office:value-type="float" office:value="24.3800000000001" calcext:value-type="float">
            <text:p>24.3800000000001</text:p>
          </table:table-cell>
          <table:table-cell table:number-columns-repeated="11"/>
        </table:table-row>
        <table:table-row table:style-name="ro1">
          <table:table-cell office:value-type="float" office:value="0.0912" calcext:value-type="float">
            <text:p>0.0912</text:p>
          </table:table-cell>
          <table:table-cell office:value-type="float" office:value="0.62378" calcext:value-type="float">
            <text:p>0.62378</text:p>
          </table:table-cell>
          <table:table-cell office:value-type="float" office:value="0.64294" calcext:value-type="float">
            <text:p>0.64294</text:p>
          </table:table-cell>
          <table:table-cell table:formula="of:=([.C266]-[.B266])*1000" office:value-type="float" office:value="19.1600000000001" calcext:value-type="float">
            <text:p>19.1600000000001</text:p>
          </table:table-cell>
          <table:table-cell office:value-type="float" office:value="0.64801" calcext:value-type="float">
            <text:p>0.64801</text:p>
          </table:table-cell>
          <table:table-cell office:value-type="float" office:value="0.66782" calcext:value-type="float">
            <text:p>0.66782</text:p>
          </table:table-cell>
          <table:table-cell table:formula="of:=([.F266]-[.E266])*1000" office:value-type="float" office:value="19.81" calcext:value-type="float">
            <text:p>19.81</text:p>
          </table:table-cell>
          <table:table-cell office:value-type="float" office:value="0.66372" calcext:value-type="float">
            <text:p>0.66372</text:p>
          </table:table-cell>
          <table:table-cell office:value-type="float" office:value="0.68307" calcext:value-type="float">
            <text:p>0.68307</text:p>
          </table:table-cell>
          <table:table-cell table:formula="of:=([.I266]-[.H266])*1000" office:value-type="float" office:value="19.35" calcext:value-type="float">
            <text:p>19.35</text:p>
          </table:table-cell>
          <table:table-cell office:value-type="float" office:value="0.66897" calcext:value-type="float">
            <text:p>0.66897</text:p>
          </table:table-cell>
          <table:table-cell office:value-type="float" office:value="0.68832" calcext:value-type="float">
            <text:p>0.68832</text:p>
          </table:table-cell>
          <table:table-cell table:formula="of:=([.L266]-[.H266])*1000" office:value-type="float" office:value="24.6" calcext:value-type="float">
            <text:p>24.6</text:p>
          </table:table-cell>
          <table:table-cell table:number-columns-repeated="11"/>
        </table:table-row>
        <table:table-row table:style-name="ro1">
          <table:table-cell office:value-type="float" office:value="0.0916" calcext:value-type="float">
            <text:p>0.0916</text:p>
          </table:table-cell>
          <table:table-cell office:value-type="float" office:value="0.62356" calcext:value-type="float">
            <text:p>0.62356</text:p>
          </table:table-cell>
          <table:table-cell office:value-type="float" office:value="0.64291" calcext:value-type="float">
            <text:p>0.64291</text:p>
          </table:table-cell>
          <table:table-cell table:formula="of:=([.C267]-[.B267])*1000" office:value-type="float" office:value="19.3500000000001" calcext:value-type="float">
            <text:p>19.3500000000001</text:p>
          </table:table-cell>
          <table:table-cell office:value-type="float" office:value="0.64776" calcext:value-type="float">
            <text:p>0.64776</text:p>
          </table:table-cell>
          <table:table-cell office:value-type="float" office:value="0.66777" calcext:value-type="float">
            <text:p>0.66777</text:p>
          </table:table-cell>
          <table:table-cell table:formula="of:=([.F267]-[.E267])*1000" office:value-type="float" office:value="20.0100000000001" calcext:value-type="float">
            <text:p>20.0100000000001</text:p>
          </table:table-cell>
          <table:table-cell office:value-type="float" office:value="0.66346" calcext:value-type="float">
            <text:p>0.66346</text:p>
          </table:table-cell>
          <table:table-cell office:value-type="float" office:value="0.68303" calcext:value-type="float">
            <text:p>0.68303</text:p>
          </table:table-cell>
          <table:table-cell table:formula="of:=([.I267]-[.H267])*1000" office:value-type="float" office:value="19.57" calcext:value-type="float">
            <text:p>19.57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68828" calcext:value-type="float">
            <text:p>0.68828</text:p>
          </table:table-cell>
          <table:table-cell table:formula="of:=([.L267]-[.H267])*1000" office:value-type="float" office:value="24.82" calcext:value-type="float">
            <text:p>24.82</text:p>
          </table:table-cell>
          <table:table-cell table:number-columns-repeated="11"/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62334" calcext:value-type="float">
            <text:p>0.62334</text:p>
          </table:table-cell>
          <table:table-cell office:value-type="float" office:value="0.64287" calcext:value-type="float">
            <text:p>0.64287</text:p>
          </table:table-cell>
          <table:table-cell table:formula="of:=([.C268]-[.B268])*1000" office:value-type="float" office:value="19.53" calcext:value-type="float">
            <text:p>19.53</text:p>
          </table:table-cell>
          <table:table-cell office:value-type="float" office:value="0.64752" calcext:value-type="float">
            <text:p>0.64752</text:p>
          </table:table-cell>
          <table:table-cell office:value-type="float" office:value="0.66773" calcext:value-type="float">
            <text:p>0.66773</text:p>
          </table:table-cell>
          <table:table-cell table:formula="of:=([.F268]-[.E268])*1000" office:value-type="float" office:value="20.2099999999999" calcext:value-type="float">
            <text:p>20.2099999999999</text:p>
          </table:table-cell>
          <table:table-cell office:value-type="float" office:value="0.6632" calcext:value-type="float">
            <text:p>0.6632</text:p>
          </table:table-cell>
          <table:table-cell office:value-type="float" office:value="0.68299" calcext:value-type="float">
            <text:p>0.68299</text:p>
          </table:table-cell>
          <table:table-cell table:formula="of:=([.I268]-[.H268])*1000" office:value-type="float" office:value="19.7900000000001" calcext:value-type="float">
            <text:p>19.7900000000001</text:p>
          </table:table-cell>
          <table:table-cell office:value-type="float" office:value="0.66843" calcext:value-type="float">
            <text:p>0.66843</text:p>
          </table:table-cell>
          <table:table-cell office:value-type="float" office:value="0.68824" calcext:value-type="float">
            <text:p>0.68824</text:p>
          </table:table-cell>
          <table:table-cell table:formula="of:=([.L268]-[.H268])*1000" office:value-type="float" office:value="25.0400000000001" calcext:value-type="float">
            <text:p>25.0400000000001</text:p>
          </table:table-cell>
          <table:table-cell table:number-columns-repeated="11"/>
        </table:table-row>
        <table:table-row table:style-name="ro1">
          <table:table-cell office:value-type="float" office:value="0.0924" calcext:value-type="float">
            <text:p>0.0924</text:p>
          </table:table-cell>
          <table:table-cell office:value-type="float" office:value="0.62312" calcext:value-type="float">
            <text:p>0.62312</text:p>
          </table:table-cell>
          <table:table-cell office:value-type="float" office:value="0.64284" calcext:value-type="float">
            <text:p>0.64284</text:p>
          </table:table-cell>
          <table:table-cell table:formula="of:=([.C269]-[.B269])*1000" office:value-type="float" office:value="19.7200000000001" calcext:value-type="float">
            <text:p>19.7200000000001</text:p>
          </table:table-cell>
          <table:table-cell office:value-type="float" office:value="0.64727" calcext:value-type="float">
            <text:p>0.64727</text:p>
          </table:table-cell>
          <table:table-cell office:value-type="float" office:value="0.66769" calcext:value-type="float">
            <text:p>0.66769</text:p>
          </table:table-cell>
          <table:table-cell table:formula="of:=([.F269]-[.E269])*1000" office:value-type="float" office:value="20.42" calcext:value-type="float">
            <text:p>20.42</text:p>
          </table:table-cell>
          <table:table-cell office:value-type="float" office:value="0.66294" calcext:value-type="float">
            <text:p>0.66294</text:p>
          </table:table-cell>
          <table:table-cell office:value-type="float" office:value="0.68295" calcext:value-type="float">
            <text:p>0.68295</text:p>
          </table:table-cell>
          <table:table-cell table:formula="of:=([.I269]-[.H269])*1000" office:value-type="float" office:value="20.01" calcext:value-type="float">
            <text:p>20.01</text:p>
          </table:table-cell>
          <table:table-cell office:value-type="float" office:value="0.66816" calcext:value-type="float">
            <text:p>0.66816</text:p>
          </table:table-cell>
          <table:table-cell office:value-type="float" office:value="0.68821" calcext:value-type="float">
            <text:p>0.68821</text:p>
          </table:table-cell>
          <table:table-cell table:formula="of:=([.L269]-[.H269])*1000" office:value-type="float" office:value="25.27" calcext:value-type="float">
            <text:p>25.27</text:p>
          </table:table-cell>
          <table:table-cell table:number-columns-repeated="11"/>
        </table:table-row>
        <table:table-row table:style-name="ro1">
          <table:table-cell office:value-type="float" office:value="0.0928" calcext:value-type="float">
            <text:p>0.0928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6428" calcext:value-type="float">
            <text:p>0.6428</text:p>
          </table:table-cell>
          <table:table-cell table:formula="of:=([.C270]-[.B270])*1000" office:value-type="float" office:value="19.9" calcext:value-type="float">
            <text:p>19.9</text:p>
          </table:table-cell>
          <table:table-cell office:value-type="float" office:value="0.64703" calcext:value-type="float">
            <text:p>0.64703</text:p>
          </table:table-cell>
          <table:table-cell office:value-type="float" office:value="0.66765" calcext:value-type="float">
            <text:p>0.66765</text:p>
          </table:table-cell>
          <table:table-cell table:formula="of:=([.F270]-[.E270])*1000" office:value-type="float" office:value="20.62" calcext:value-type="float">
            <text:p>20.62</text:p>
          </table:table-cell>
          <table:table-cell office:value-type="float" office:value="0.66268" calcext:value-type="float">
            <text:p>0.66268</text:p>
          </table:table-cell>
          <table:table-cell office:value-type="float" office:value="0.68291" calcext:value-type="float">
            <text:p>0.68291</text:p>
          </table:table-cell>
          <table:table-cell table:formula="of:=([.I270]-[.H270])*1000" office:value-type="float" office:value="20.23" calcext:value-type="float">
            <text:p>20.23</text:p>
          </table:table-cell>
          <table:table-cell office:value-type="float" office:value="0.66788" calcext:value-type="float">
            <text:p>0.66788</text:p>
          </table:table-cell>
          <table:table-cell office:value-type="float" office:value="0.68817" calcext:value-type="float">
            <text:p>0.68817</text:p>
          </table:table-cell>
          <table:table-cell table:formula="of:=([.L270]-[.H270])*1000" office:value-type="float" office:value="25.49" calcext:value-type="float">
            <text:p>25.49</text:p>
          </table:table-cell>
          <table:table-cell table:number-columns-repeated="11"/>
        </table:table-row>
        <table:table-row table:style-name="ro1">
          <table:table-cell office:value-type="float" office:value="0.0932" calcext:value-type="float">
            <text:p>0.0932</text:p>
          </table:table-cell>
          <table:table-cell office:value-type="float" office:value="0.62268" calcext:value-type="float">
            <text:p>0.62268</text:p>
          </table:table-cell>
          <table:table-cell office:value-type="float" office:value="0.64277" calcext:value-type="float">
            <text:p>0.64277</text:p>
          </table:table-cell>
          <table:table-cell table:formula="of:=([.C271]-[.B271])*1000" office:value-type="float" office:value="20.0900000000001" calcext:value-type="float">
            <text:p>20.0900000000001</text:p>
          </table:table-cell>
          <table:table-cell office:value-type="float" office:value="0.64679" calcext:value-type="float">
            <text:p>0.64679</text:p>
          </table:table-cell>
          <table:table-cell office:value-type="float" office:value="0.66761" calcext:value-type="float">
            <text:p>0.66761</text:p>
          </table:table-cell>
          <table:table-cell table:formula="of:=([.F271]-[.E271])*1000" office:value-type="float" office:value="20.8199999999999" calcext:value-type="float">
            <text:p>20.8199999999999</text:p>
          </table:table-cell>
          <table:table-cell office:value-type="float" office:value="0.66242" calcext:value-type="float">
            <text:p>0.66242</text:p>
          </table:table-cell>
          <table:table-cell office:value-type="float" office:value="0.68287" calcext:value-type="float">
            <text:p>0.68287</text:p>
          </table:table-cell>
          <table:table-cell table:formula="of:=([.I271]-[.H271])*1000" office:value-type="float" office:value="20.4500000000001" calcext:value-type="float">
            <text:p>20.4500000000001</text:p>
          </table:table-cell>
          <table:table-cell office:value-type="float" office:value="0.66761" calcext:value-type="float">
            <text:p>0.66761</text:p>
          </table:table-cell>
          <table:table-cell office:value-type="float" office:value="0.68813" calcext:value-type="float">
            <text:p>0.68813</text:p>
          </table:table-cell>
          <table:table-cell table:formula="of:=([.L271]-[.H271])*1000" office:value-type="float" office:value="25.71" calcext:value-type="float">
            <text:p>25.71</text:p>
          </table:table-cell>
          <table:table-cell table:number-columns-repeated="11"/>
        </table:table-row>
        <table:table-row table:style-name="ro1">
          <table:table-cell office:value-type="float" office:value="0.0936" calcext:value-type="float">
            <text:p>0.0936</text:p>
          </table:table-cell>
          <table:table-cell office:value-type="float" office:value="0.62244" calcext:value-type="float">
            <text:p>0.62244</text:p>
          </table:table-cell>
          <table:table-cell office:value-type="float" office:value="0.64273" calcext:value-type="float">
            <text:p>0.64273</text:p>
          </table:table-cell>
          <table:table-cell table:formula="of:=([.C272]-[.B272])*1000" office:value-type="float" office:value="20.2899999999999" calcext:value-type="float">
            <text:p>20.2899999999999</text:p>
          </table:table-cell>
          <table:table-cell office:value-type="float" office:value="0.64652" calcext:value-type="float">
            <text:p>0.64652</text:p>
          </table:table-cell>
          <table:table-cell office:value-type="float" office:value="0.66757" calcext:value-type="float">
            <text:p>0.66757</text:p>
          </table:table-cell>
          <table:table-cell table:formula="of:=([.F272]-[.E272])*1000" office:value-type="float" office:value="21.05" calcext:value-type="float">
            <text:p>21.05</text:p>
          </table:table-cell>
          <table:table-cell office:value-type="float" office:value="0.66212" calcext:value-type="float">
            <text:p>0.66212</text:p>
          </table:table-cell>
          <table:table-cell office:value-type="float" office:value="0.68283" calcext:value-type="float">
            <text:p>0.68283</text:p>
          </table:table-cell>
          <table:table-cell table:formula="of:=([.I272]-[.H272])*1000" office:value-type="float" office:value="20.71" calcext:value-type="float">
            <text:p>20.71</text:p>
          </table:table-cell>
          <table:table-cell office:value-type="float" office:value="0.6673" calcext:value-type="float">
            <text:p>0.6673</text:p>
          </table:table-cell>
          <table:table-cell office:value-type="float" office:value="0.68809" calcext:value-type="float">
            <text:p>0.68809</text:p>
          </table:table-cell>
          <table:table-cell table:formula="of:=([.L272]-[.H272])*1000" office:value-type="float" office:value="25.97" calcext:value-type="float">
            <text:p>25.97</text:p>
          </table:table-cell>
          <table:table-cell table:number-columns-repeated="11"/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62219" calcext:value-type="float">
            <text:p>0.62219</text:p>
          </table:table-cell>
          <table:table-cell office:value-type="float" office:value="0.64269" calcext:value-type="float">
            <text:p>0.64269</text:p>
          </table:table-cell>
          <table:table-cell table:formula="of:=([.C273]-[.B273])*1000" office:value-type="float" office:value="20.5000000000001" calcext:value-type="float">
            <text:p>20.5000000000001</text:p>
          </table:table-cell>
          <table:table-cell office:value-type="float" office:value="0.64624" calcext:value-type="float">
            <text:p>0.64624</text:p>
          </table:table-cell>
          <table:table-cell office:value-type="float" office:value="0.66753" calcext:value-type="float">
            <text:p>0.66753</text:p>
          </table:table-cell>
          <table:table-cell table:formula="of:=([.F273]-[.E273])*1000" office:value-type="float" office:value="21.29" calcext:value-type="float">
            <text:p>21.29</text:p>
          </table:table-cell>
          <table:table-cell office:value-type="float" office:value="0.66182" calcext:value-type="float">
            <text:p>0.66182</text:p>
          </table:table-cell>
          <table:table-cell office:value-type="float" office:value="0.68279" calcext:value-type="float">
            <text:p>0.68279</text:p>
          </table:table-cell>
          <table:table-cell table:formula="of:=([.I273]-[.H273])*1000" office:value-type="float" office:value="20.9699999999999" calcext:value-type="float">
            <text:p>20.9699999999999</text:p>
          </table:table-cell>
          <table:table-cell office:value-type="float" office:value="0.66698" calcext:value-type="float">
            <text:p>0.66698</text:p>
          </table:table-cell>
          <table:table-cell office:value-type="float" office:value="0.68805" calcext:value-type="float">
            <text:p>0.68805</text:p>
          </table:table-cell>
          <table:table-cell table:formula="of:=([.L273]-[.H273])*1000" office:value-type="float" office:value="26.23" calcext:value-type="float">
            <text:p>26.23</text:p>
          </table:table-cell>
          <table:table-cell table:number-columns-repeated="11"/>
        </table:table-row>
        <table:table-row table:style-name="ro1">
          <table:table-cell office:value-type="float" office:value="0.0944" calcext:value-type="float">
            <text:p>0.0944</text:p>
          </table:table-cell>
          <table:table-cell office:value-type="float" office:value="0.62194" calcext:value-type="float">
            <text:p>0.62194</text:p>
          </table:table-cell>
          <table:table-cell office:value-type="float" office:value="0.64266" calcext:value-type="float">
            <text:p>0.64266</text:p>
          </table:table-cell>
          <table:table-cell table:formula="of:=([.C274]-[.B274])*1000" office:value-type="float" office:value="20.72" calcext:value-type="float">
            <text:p>20.72</text:p>
          </table:table-cell>
          <table:table-cell office:value-type="float" office:value="0.64596" calcext:value-type="float">
            <text:p>0.64596</text:p>
          </table:table-cell>
          <table:table-cell office:value-type="float" office:value="0.66749" calcext:value-type="float">
            <text:p>0.66749</text:p>
          </table:table-cell>
          <table:table-cell table:formula="of:=([.F274]-[.E274])*1000" office:value-type="float" office:value="21.5299999999999" calcext:value-type="float">
            <text:p>21.5299999999999</text:p>
          </table:table-cell>
          <table:table-cell office:value-type="float" office:value="0.66151" calcext:value-type="float">
            <text:p>0.66151</text:p>
          </table:table-cell>
          <table:table-cell office:value-type="float" office:value="0.68275" calcext:value-type="float">
            <text:p>0.68275</text:p>
          </table:table-cell>
          <table:table-cell table:formula="of:=([.I274]-[.H274])*1000" office:value-type="float" office:value="21.24" calcext:value-type="float">
            <text:p>21.24</text:p>
          </table:table-cell>
          <table:table-cell office:value-type="float" office:value="0.66665" calcext:value-type="float">
            <text:p>0.66665</text:p>
          </table:table-cell>
          <table:table-cell office:value-type="float" office:value="0.68801" calcext:value-type="float">
            <text:p>0.68801</text:p>
          </table:table-cell>
          <table:table-cell table:formula="of:=([.L274]-[.H274])*1000" office:value-type="float" office:value="26.5" calcext:value-type="float">
            <text:p>26.5</text:p>
          </table:table-cell>
          <table:table-cell table:number-columns-repeated="11"/>
        </table:table-row>
        <table:table-row table:style-name="ro1">
          <table:table-cell office:value-type="float" office:value="0.0948" calcext:value-type="float">
            <text:p>0.0948</text:p>
          </table:table-cell>
          <table:table-cell office:value-type="float" office:value="0.62169" calcext:value-type="float">
            <text:p>0.62169</text:p>
          </table:table-cell>
          <table:table-cell office:value-type="float" office:value="0.64262" calcext:value-type="float">
            <text:p>0.64262</text:p>
          </table:table-cell>
          <table:table-cell table:formula="of:=([.C275]-[.B275])*1000" office:value-type="float" office:value="20.93" calcext:value-type="float">
            <text:p>20.93</text:p>
          </table:table-cell>
          <table:table-cell office:value-type="float" office:value="0.64568" calcext:value-type="float">
            <text:p>0.64568</text:p>
          </table:table-cell>
          <table:table-cell office:value-type="float" office:value="0.66745" calcext:value-type="float">
            <text:p>0.66745</text:p>
          </table:table-cell>
          <table:table-cell table:formula="of:=([.F275]-[.E275])*1000" office:value-type="float" office:value="21.7700000000001" calcext:value-type="float">
            <text:p>21.7700000000001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8271" calcext:value-type="float">
            <text:p>0.68271</text:p>
          </table:table-cell>
          <table:table-cell table:formula="of:=([.I275]-[.H275])*1000" office:value-type="float" office:value="21.51" calcext:value-type="float">
            <text:p>21.51</text:p>
          </table:table-cell>
          <table:table-cell office:value-type="float" office:value="0.66633" calcext:value-type="float">
            <text:p>0.66633</text:p>
          </table:table-cell>
          <table:table-cell office:value-type="float" office:value="0.68797" calcext:value-type="float">
            <text:p>0.68797</text:p>
          </table:table-cell>
          <table:table-cell table:formula="of:=([.L275]-[.H275])*1000" office:value-type="float" office:value="26.7700000000001" calcext:value-type="float">
            <text:p>26.7700000000001</text:p>
          </table:table-cell>
          <table:table-cell table:number-columns-repeated="11"/>
        </table:table-row>
        <table:table-row table:style-name="ro1">
          <table:table-cell office:value-type="float" office:value="0.0952" calcext:value-type="float">
            <text:p>0.0952</text:p>
          </table:table-cell>
          <table:table-cell office:value-type="float" office:value="0.62144" calcext:value-type="float">
            <text:p>0.62144</text:p>
          </table:table-cell>
          <table:table-cell office:value-type="float" office:value="0.64259" calcext:value-type="float">
            <text:p>0.64259</text:p>
          </table:table-cell>
          <table:table-cell table:formula="of:=([.C276]-[.B276])*1000" office:value-type="float" office:value="21.15" calcext:value-type="float">
            <text:p>21.15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66741" calcext:value-type="float">
            <text:p>0.66741</text:p>
          </table:table-cell>
          <table:table-cell table:formula="of:=([.F276]-[.E276])*1000" office:value-type="float" office:value="22.01" calcext:value-type="float">
            <text:p>22.01</text:p>
          </table:table-cell>
          <table:table-cell office:value-type="float" office:value="0.66089" calcext:value-type="float">
            <text:p>0.66089</text:p>
          </table:table-cell>
          <table:table-cell office:value-type="float" office:value="0.68267" calcext:value-type="float">
            <text:p>0.68267</text:p>
          </table:table-cell>
          <table:table-cell table:formula="of:=([.I276]-[.H276])*1000" office:value-type="float" office:value="21.78" calcext:value-type="float">
            <text:p>21.78</text:p>
          </table:table-cell>
          <table:table-cell office:value-type="float" office:value="0.666" calcext:value-type="float">
            <text:p>0.666</text:p>
          </table:table-cell>
          <table:table-cell office:value-type="float" office:value="0.68793" calcext:value-type="float">
            <text:p>0.68793</text:p>
          </table:table-cell>
          <table:table-cell table:formula="of:=([.L276]-[.H276])*1000" office:value-type="float" office:value="27.04" calcext:value-type="float">
            <text:p>27.04</text:p>
          </table:table-cell>
          <table:table-cell table:number-columns-repeated="11"/>
        </table:table-row>
        <table:table-row table:style-name="ro1">
          <table:table-cell office:value-type="float" office:value="0.0956" calcext:value-type="float">
            <text:p>0.0956</text:p>
          </table:table-cell>
          <table:table-cell office:value-type="float" office:value="0.62119" calcext:value-type="float">
            <text:p>0.62119</text:p>
          </table:table-cell>
          <table:table-cell office:value-type="float" office:value="0.64255" calcext:value-type="float">
            <text:p>0.64255</text:p>
          </table:table-cell>
          <table:table-cell table:formula="of:=([.C277]-[.B277])*1000" office:value-type="float" office:value="21.36" calcext:value-type="float">
            <text:p>21.36</text:p>
          </table:table-cell>
          <table:table-cell office:value-type="float" office:value="0.64512" calcext:value-type="float">
            <text:p>0.64512</text:p>
          </table:table-cell>
          <table:table-cell office:value-type="float" office:value="0.66737" calcext:value-type="float">
            <text:p>0.66737</text:p>
          </table:table-cell>
          <table:table-cell table:formula="of:=([.F277]-[.E277])*1000" office:value-type="float" office:value="22.25" calcext:value-type="float">
            <text:p>22.25</text:p>
          </table:table-cell>
          <table:table-cell office:value-type="float" office:value="0.66058" calcext:value-type="float">
            <text:p>0.66058</text:p>
          </table:table-cell>
          <table:table-cell office:value-type="float" office:value="0.68263" calcext:value-type="float">
            <text:p>0.68263</text:p>
          </table:table-cell>
          <table:table-cell table:formula="of:=([.I277]-[.H277])*1000" office:value-type="float" office:value="22.05" calcext:value-type="float">
            <text:p>22.05</text:p>
          </table:table-cell>
          <table:table-cell office:value-type="float" office:value="0.66568" calcext:value-type="float">
            <text:p>0.66568</text:p>
          </table:table-cell>
          <table:table-cell office:value-type="float" office:value="0.68789" calcext:value-type="float">
            <text:p>0.68789</text:p>
          </table:table-cell>
          <table:table-cell table:formula="of:=([.L277]-[.H277])*1000" office:value-type="float" office:value="27.3099999999999" calcext:value-type="float">
            <text:p>27.3099999999999</text:p>
          </table:table-cell>
          <table:table-cell table:number-columns-repeated="11"/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.62094" calcext:value-type="float">
            <text:p>0.62094</text:p>
          </table:table-cell>
          <table:table-cell office:value-type="float" office:value="0.64252" calcext:value-type="float">
            <text:p>0.64252</text:p>
          </table:table-cell>
          <table:table-cell table:formula="of:=([.C278]-[.B278])*1000" office:value-type="float" office:value="21.58" calcext:value-type="float">
            <text:p>21.58</text:p>
          </table:table-cell>
          <table:table-cell office:value-type="float" office:value="0.64484" calcext:value-type="float">
            <text:p>0.64484</text:p>
          </table:table-cell>
          <table:table-cell office:value-type="float" office:value="0.66733" calcext:value-type="float">
            <text:p>0.66733</text:p>
          </table:table-cell>
          <table:table-cell table:formula="of:=([.F278]-[.E278])*1000" office:value-type="float" office:value="22.49" calcext:value-type="float">
            <text:p>22.49</text:p>
          </table:table-cell>
          <table:table-cell office:value-type="float" office:value="0.66028" calcext:value-type="float">
            <text:p>0.66028</text:p>
          </table:table-cell>
          <table:table-cell office:value-type="float" office:value="0.6826" calcext:value-type="float">
            <text:p>0.6826</text:p>
          </table:table-cell>
          <table:table-cell table:formula="of:=([.I278]-[.H278])*1000" office:value-type="float" office:value="22.3199999999999" calcext:value-type="float">
            <text:p>22.3199999999999</text:p>
          </table:table-cell>
          <table:table-cell office:value-type="float" office:value="0.66535" calcext:value-type="float">
            <text:p>0.66535</text:p>
          </table:table-cell>
          <table:table-cell office:value-type="float" office:value="0.68785" calcext:value-type="float">
            <text:p>0.68785</text:p>
          </table:table-cell>
          <table:table-cell table:formula="of:=([.L278]-[.H278])*1000" office:value-type="float" office:value="27.57" calcext:value-type="float">
            <text:p>27.57</text:p>
          </table:table-cell>
          <table:table-cell table:number-columns-repeated="11"/>
        </table:table-row>
        <table:table-row table:style-name="ro1">
          <table:table-cell office:value-type="float" office:value="0.0964" calcext:value-type="float">
            <text:p>0.0964</text:p>
          </table:table-cell>
          <table:table-cell office:value-type="float" office:value="0.62069" calcext:value-type="float">
            <text:p>0.62069</text:p>
          </table:table-cell>
          <table:table-cell office:value-type="float" office:value="0.64248" calcext:value-type="float">
            <text:p>0.64248</text:p>
          </table:table-cell>
          <table:table-cell table:formula="of:=([.C279]-[.B279])*1000" office:value-type="float" office:value="21.79" calcext:value-type="float">
            <text:p>21.79</text:p>
          </table:table-cell>
          <table:table-cell office:value-type="float" office:value="0.64456" calcext:value-type="float">
            <text:p>0.64456</text:p>
          </table:table-cell>
          <table:table-cell office:value-type="float" office:value="0.66729" calcext:value-type="float">
            <text:p>0.66729</text:p>
          </table:table-cell>
          <table:table-cell table:formula="of:=([.F279]-[.E279])*1000" office:value-type="float" office:value="22.73" calcext:value-type="float">
            <text:p>22.73</text:p>
          </table:table-cell>
          <table:table-cell office:value-type="float" office:value="0.65997" calcext:value-type="float">
            <text:p>0.65997</text:p>
          </table:table-cell>
          <table:table-cell office:value-type="float" office:value="0.68256" calcext:value-type="float">
            <text:p>0.68256</text:p>
          </table:table-cell>
          <table:table-cell table:formula="of:=([.I279]-[.H279])*1000" office:value-type="float" office:value="22.59" calcext:value-type="float">
            <text:p>22.59</text:p>
          </table:table-cell>
          <table:table-cell office:value-type="float" office:value="0.66503" calcext:value-type="float">
            <text:p>0.66503</text:p>
          </table:table-cell>
          <table:table-cell office:value-type="float" office:value="0.68781" calcext:value-type="float">
            <text:p>0.68781</text:p>
          </table:table-cell>
          <table:table-cell table:formula="of:=([.L279]-[.H279])*1000" office:value-type="float" office:value="27.84" calcext:value-type="float">
            <text:p>27.84</text:p>
          </table:table-cell>
          <table:table-cell table:number-columns-repeated="11"/>
        </table:table-row>
        <table:table-row table:style-name="ro1">
          <table:table-cell office:value-type="float" office:value="0.0968" calcext:value-type="float">
            <text:p>0.0968</text:p>
          </table:table-cell>
          <table:table-cell office:value-type="float" office:value="0.62043" calcext:value-type="float">
            <text:p>0.62043</text:p>
          </table:table-cell>
          <table:table-cell office:value-type="float" office:value="0.64245" calcext:value-type="float">
            <text:p>0.64245</text:p>
          </table:table-cell>
          <table:table-cell table:formula="of:=([.C280]-[.B280])*1000" office:value-type="float" office:value="22.02" calcext:value-type="float">
            <text:p>22.02</text:p>
          </table:table-cell>
          <table:table-cell office:value-type="float" office:value="0.64427" calcext:value-type="float">
            <text:p>0.64427</text:p>
          </table:table-cell>
          <table:table-cell office:value-type="float" office:value="0.66724" calcext:value-type="float">
            <text:p>0.66724</text:p>
          </table:table-cell>
          <table:table-cell table:formula="of:=([.F280]-[.E280])*1000" office:value-type="float" office:value="22.97" calcext:value-type="float">
            <text:p>22.97</text:p>
          </table:table-cell>
          <table:table-cell office:value-type="float" office:value="0.65964" calcext:value-type="float">
            <text:p>0.65964</text:p>
          </table:table-cell>
          <table:table-cell office:value-type="float" office:value="0.68252" calcext:value-type="float">
            <text:p>0.68252</text:p>
          </table:table-cell>
          <table:table-cell table:formula="of:=([.I280]-[.H280])*1000" office:value-type="float" office:value="22.88" calcext:value-type="float">
            <text:p>22.88</text:p>
          </table:table-cell>
          <table:table-cell office:value-type="float" office:value="0.66468" calcext:value-type="float">
            <text:p>0.66468</text:p>
          </table:table-cell>
          <table:table-cell office:value-type="float" office:value="0.68778" calcext:value-type="float">
            <text:p>0.68778</text:p>
          </table:table-cell>
          <table:table-cell table:formula="of:=([.L280]-[.H280])*1000" office:value-type="float" office:value="28.1400000000001" calcext:value-type="float">
            <text:p>28.1400000000001</text:p>
          </table:table-cell>
          <table:table-cell table:number-columns-repeated="11"/>
        </table:table-row>
        <table:table-row table:style-name="ro1">
          <table:table-cell office:value-type="float" office:value="0.0972" calcext:value-type="float">
            <text:p>0.0972</text:p>
          </table:table-cell>
          <table:table-cell office:value-type="float" office:value="0.62014" calcext:value-type="float">
            <text:p>0.62014</text:p>
          </table:table-cell>
          <table:table-cell office:value-type="float" office:value="0.64241" calcext:value-type="float">
            <text:p>0.64241</text:p>
          </table:table-cell>
          <table:table-cell table:formula="of:=([.C281]-[.B281])*1000" office:value-type="float" office:value="22.27" calcext:value-type="float">
            <text:p>22.27</text:p>
          </table:table-cell>
          <table:table-cell office:value-type="float" office:value="0.64394" calcext:value-type="float">
            <text:p>0.64394</text:p>
          </table:table-cell>
          <table:table-cell office:value-type="float" office:value="0.6672" calcext:value-type="float">
            <text:p>0.6672</text:p>
          </table:table-cell>
          <table:table-cell table:formula="of:=([.F281]-[.E281])*1000" office:value-type="float" office:value="23.2599999999999" calcext:value-type="float">
            <text:p>23.2599999999999</text:p>
          </table:table-cell>
          <table:table-cell office:value-type="float" office:value="0.65928" calcext:value-type="float">
            <text:p>0.65928</text:p>
          </table:table-cell>
          <table:table-cell office:value-type="float" office:value="0.68248" calcext:value-type="float">
            <text:p>0.68248</text:p>
          </table:table-cell>
          <table:table-cell table:formula="of:=([.I281]-[.H281])*1000" office:value-type="float" office:value="23.2" calcext:value-type="float">
            <text:p>23.2</text:p>
          </table:table-cell>
          <table:table-cell office:value-type="float" office:value="0.66429" calcext:value-type="float">
            <text:p>0.66429</text:p>
          </table:table-cell>
          <table:table-cell office:value-type="float" office:value="0.68774" calcext:value-type="float">
            <text:p>0.68774</text:p>
          </table:table-cell>
          <table:table-cell table:formula="of:=([.L281]-[.H281])*1000" office:value-type="float" office:value="28.4599999999999" calcext:value-type="float">
            <text:p>28.4599999999999</text:p>
          </table:table-cell>
          <table:table-cell table:number-columns-repeated="11"/>
        </table:table-row>
        <table:table-row table:style-name="ro1">
          <table:table-cell office:value-type="float" office:value="0.0976" calcext:value-type="float">
            <text:p>0.0976</text:p>
          </table:table-cell>
          <table:table-cell office:value-type="float" office:value="0.61985" calcext:value-type="float">
            <text:p>0.61985</text:p>
          </table:table-cell>
          <table:table-cell office:value-type="float" office:value="0.64238" calcext:value-type="float">
            <text:p>0.64238</text:p>
          </table:table-cell>
          <table:table-cell table:formula="of:=([.C282]-[.B282])*1000" office:value-type="float" office:value="22.53" calcext:value-type="float">
            <text:p>22.53</text:p>
          </table:table-cell>
          <table:table-cell office:value-type="float" office:value="0.64361" calcext:value-type="float">
            <text:p>0.64361</text:p>
          </table:table-cell>
          <table:table-cell office:value-type="float" office:value="0.66716" calcext:value-type="float">
            <text:p>0.66716</text:p>
          </table:table-cell>
          <table:table-cell table:formula="of:=([.F282]-[.E282])*1000" office:value-type="float" office:value="23.5500000000001" calcext:value-type="float">
            <text:p>23.5500000000001</text:p>
          </table:table-cell>
          <table:table-cell office:value-type="float" office:value="0.65891" calcext:value-type="float">
            <text:p>0.65891</text:p>
          </table:table-cell>
          <table:table-cell office:value-type="float" office:value="0.68244" calcext:value-type="float">
            <text:p>0.68244</text:p>
          </table:table-cell>
          <table:table-cell table:formula="of:=([.I282]-[.H282])*1000" office:value-type="float" office:value="23.5299999999999" calcext:value-type="float">
            <text:p>23.5299999999999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6877" calcext:value-type="float">
            <text:p>0.6877</text:p>
          </table:table-cell>
          <table:table-cell table:formula="of:=([.L282]-[.H282])*1000" office:value-type="float" office:value="28.7899999999999" calcext:value-type="float">
            <text:p>28.7899999999999</text:p>
          </table:table-cell>
          <table:table-cell table:number-columns-repeated="11"/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61956" calcext:value-type="float">
            <text:p>0.61956</text:p>
          </table:table-cell>
          <table:table-cell office:value-type="float" office:value="0.64234" calcext:value-type="float">
            <text:p>0.64234</text:p>
          </table:table-cell>
          <table:table-cell table:formula="of:=([.C283]-[.B283])*1000" office:value-type="float" office:value="22.78" calcext:value-type="float">
            <text:p>22.78</text:p>
          </table:table-cell>
          <table:table-cell office:value-type="float" office:value="0.64329" calcext:value-type="float">
            <text:p>0.64329</text:p>
          </table:table-cell>
          <table:table-cell office:value-type="float" office:value="0.66712" calcext:value-type="float">
            <text:p>0.66712</text:p>
          </table:table-cell>
          <table:table-cell table:formula="of:=([.F283]-[.E283])*1000" office:value-type="float" office:value="23.83" calcext:value-type="float">
            <text:p>23.83</text:p>
          </table:table-cell>
          <table:table-cell office:value-type="float" office:value="0.65855" calcext:value-type="float">
            <text:p>0.65855</text:p>
          </table:table-cell>
          <table:table-cell office:value-type="float" office:value="0.6824" calcext:value-type="float">
            <text:p>0.6824</text:p>
          </table:table-cell>
          <table:table-cell table:formula="of:=([.I283]-[.H283])*1000" office:value-type="float" office:value="23.8499999999999" calcext:value-type="float">
            <text:p>23.8499999999999</text:p>
          </table:table-cell>
          <table:table-cell office:value-type="float" office:value="0.66351" calcext:value-type="float">
            <text:p>0.66351</text:p>
          </table:table-cell>
          <table:table-cell office:value-type="float" office:value="0.68766" calcext:value-type="float">
            <text:p>0.68766</text:p>
          </table:table-cell>
          <table:table-cell table:formula="of:=([.L283]-[.H283])*1000" office:value-type="float" office:value="29.11" calcext:value-type="float">
            <text:p>29.11</text:p>
          </table:table-cell>
          <table:table-cell table:number-columns-repeated="11"/>
        </table:table-row>
        <table:table-row table:style-name="ro1">
          <table:table-cell office:value-type="float" office:value="0.0984" calcext:value-type="float">
            <text:p>0.0984</text:p>
          </table:table-cell>
          <table:table-cell office:value-type="float" office:value="0.61927" calcext:value-type="float">
            <text:p>0.61927</text:p>
          </table:table-cell>
          <table:table-cell office:value-type="float" office:value="0.64231" calcext:value-type="float">
            <text:p>0.64231</text:p>
          </table:table-cell>
          <table:table-cell table:formula="of:=([.C284]-[.B284])*1000" office:value-type="float" office:value="23.0399999999999" calcext:value-type="float">
            <text:p>23.0399999999999</text:p>
          </table:table-cell>
          <table:table-cell office:value-type="float" office:value="0.64296" calcext:value-type="float">
            <text:p>0.64296</text:p>
          </table:table-cell>
          <table:table-cell office:value-type="float" office:value="0.66708" calcext:value-type="float">
            <text:p>0.66708</text:p>
          </table:table-cell>
          <table:table-cell table:formula="of:=([.F284]-[.E284])*1000" office:value-type="float" office:value="24.1199999999999" calcext:value-type="float">
            <text:p>24.1199999999999</text:p>
          </table:table-cell>
          <table:table-cell office:value-type="float" office:value="0.65818" calcext:value-type="float">
            <text:p>0.65818</text:p>
          </table:table-cell>
          <table:table-cell office:value-type="float" office:value="0.68236" calcext:value-type="float">
            <text:p>0.68236</text:p>
          </table:table-cell>
          <table:table-cell table:formula="of:=([.I284]-[.H284])*1000" office:value-type="float" office:value="24.18" calcext:value-type="float">
            <text:p>24.18</text:p>
          </table:table-cell>
          <table:table-cell office:value-type="float" office:value="0.66312" calcext:value-type="float">
            <text:p>0.66312</text:p>
          </table:table-cell>
          <table:table-cell office:value-type="float" office:value="0.68762" calcext:value-type="float">
            <text:p>0.68762</text:p>
          </table:table-cell>
          <table:table-cell table:formula="of:=([.L284]-[.H284])*1000" office:value-type="float" office:value="29.4399999999999" calcext:value-type="float">
            <text:p>29.4399999999999</text:p>
          </table:table-cell>
          <table:table-cell table:number-columns-repeated="11"/>
        </table:table-row>
        <table:table-row table:style-name="ro1">
          <table:table-cell office:value-type="float" office:value="0.0988" calcext:value-type="float">
            <text:p>0.0988</text:p>
          </table:table-cell>
          <table:table-cell office:value-type="float" office:value="0.61898" calcext:value-type="float">
            <text:p>0.61898</text:p>
          </table:table-cell>
          <table:table-cell office:value-type="float" office:value="0.64227" calcext:value-type="float">
            <text:p>0.64227</text:p>
          </table:table-cell>
          <table:table-cell table:formula="of:=([.C285]-[.B285])*1000" office:value-type="float" office:value="23.2899999999999" calcext:value-type="float">
            <text:p>23.2899999999999</text:p>
          </table:table-cell>
          <table:table-cell office:value-type="float" office:value="0.64264" calcext:value-type="float">
            <text:p>0.64264</text:p>
          </table:table-cell>
          <table:table-cell office:value-type="float" office:value="0.66704" calcext:value-type="float">
            <text:p>0.66704</text:p>
          </table:table-cell>
          <table:table-cell table:formula="of:=([.F285]-[.E285])*1000" office:value-type="float" office:value="24.4" calcext:value-type="float">
            <text:p>24.4</text:p>
          </table:table-cell>
          <table:table-cell office:value-type="float" office:value="0.65781" calcext:value-type="float">
            <text:p>0.65781</text:p>
          </table:table-cell>
          <table:table-cell office:value-type="float" office:value="0.68232" calcext:value-type="float">
            <text:p>0.68232</text:p>
          </table:table-cell>
          <table:table-cell table:formula="of:=([.I285]-[.H285])*1000" office:value-type="float" office:value="24.51" calcext:value-type="float">
            <text:p>24.51</text:p>
          </table:table-cell>
          <table:table-cell office:value-type="float" office:value="0.66273" calcext:value-type="float">
            <text:p>0.66273</text:p>
          </table:table-cell>
          <table:table-cell office:value-type="float" office:value="0.68758" calcext:value-type="float">
            <text:p>0.68758</text:p>
          </table:table-cell>
          <table:table-cell table:formula="of:=([.L285]-[.H285])*1000" office:value-type="float" office:value="29.7700000000001" calcext:value-type="float">
            <text:p>29.7700000000001</text:p>
          </table:table-cell>
          <table:table-cell table:number-columns-repeated="11"/>
        </table:table-row>
        <table:table-row table:style-name="ro1">
          <table:table-cell office:value-type="float" office:value="0.0992" calcext:value-type="float">
            <text:p>0.0992</text:p>
          </table:table-cell>
          <table:table-cell office:value-type="float" office:value="0.61869" calcext:value-type="float">
            <text:p>0.61869</text:p>
          </table:table-cell>
          <table:table-cell office:value-type="float" office:value="0.64224" calcext:value-type="float">
            <text:p>0.64224</text:p>
          </table:table-cell>
          <table:table-cell table:formula="of:=([.C286]-[.B286])*1000" office:value-type="float" office:value="23.55" calcext:value-type="float">
            <text:p>23.55</text:p>
          </table:table-cell>
          <table:table-cell office:value-type="float" office:value="0.64231" calcext:value-type="float">
            <text:p>0.64231</text:p>
          </table:table-cell>
          <table:table-cell office:value-type="float" office:value="0.667" calcext:value-type="float">
            <text:p>0.667</text:p>
          </table:table-cell>
          <table:table-cell table:formula="of:=([.F286]-[.E286])*1000" office:value-type="float" office:value="24.69" calcext:value-type="float">
            <text:p>24.69</text:p>
          </table:table-cell>
          <table:table-cell office:value-type="float" office:value="0.65745" calcext:value-type="float">
            <text:p>0.65745</text:p>
          </table:table-cell>
          <table:table-cell office:value-type="float" office:value="0.68228" calcext:value-type="float">
            <text:p>0.68228</text:p>
          </table:table-cell>
          <table:table-cell table:formula="of:=([.I286]-[.H286])*1000" office:value-type="float" office:value="24.83" calcext:value-type="float">
            <text:p>24.83</text:p>
          </table:table-cell>
          <table:table-cell office:value-type="float" office:value="0.66234" calcext:value-type="float">
            <text:p>0.66234</text:p>
          </table:table-cell>
          <table:table-cell office:value-type="float" office:value="0.68754" calcext:value-type="float">
            <text:p>0.68754</text:p>
          </table:table-cell>
          <table:table-cell table:formula="of:=([.L286]-[.H286])*1000" office:value-type="float" office:value="30.0899999999999" calcext:value-type="float">
            <text:p>30.0899999999999</text:p>
          </table:table-cell>
          <table:table-cell table:number-columns-repeated="11"/>
        </table:table-row>
        <table:table-row table:style-name="ro1">
          <table:table-cell office:value-type="float" office:value="0.0996" calcext:value-type="float">
            <text:p>0.0996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6422" calcext:value-type="float">
            <text:p>0.6422</text:p>
          </table:table-cell>
          <table:table-cell table:formula="of:=([.C287]-[.B287])*1000" office:value-type="float" office:value="23.7999999999999" calcext:value-type="float">
            <text:p>23.7999999999999</text:p>
          </table:table-cell>
          <table:table-cell office:value-type="float" office:value="0.64198" calcext:value-type="float">
            <text:p>0.64198</text:p>
          </table:table-cell>
          <table:table-cell office:value-type="float" office:value="0.66696" calcext:value-type="float">
            <text:p>0.66696</text:p>
          </table:table-cell>
          <table:table-cell table:formula="of:=([.F287]-[.E287])*1000" office:value-type="float" office:value="24.98" calcext:value-type="float">
            <text:p>24.98</text:p>
          </table:table-cell>
          <table:table-cell office:value-type="float" office:value="0.65708" calcext:value-type="float">
            <text:p>0.65708</text:p>
          </table:table-cell>
          <table:table-cell office:value-type="float" office:value="0.68224" calcext:value-type="float">
            <text:p>0.68224</text:p>
          </table:table-cell>
          <table:table-cell table:formula="of:=([.I287]-[.H287])*1000" office:value-type="float" office:value="25.16" calcext:value-type="float">
            <text:p>25.16</text:p>
          </table:table-cell>
          <table:table-cell office:value-type="float" office:value="0.66195" calcext:value-type="float">
            <text:p>0.66195</text:p>
          </table:table-cell>
          <table:table-cell office:value-type="float" office:value="0.6875" calcext:value-type="float">
            <text:p>0.6875</text:p>
          </table:table-cell>
          <table:table-cell table:formula="of:=([.L287]-[.H287])*1000" office:value-type="float" office:value="30.4199999999999" calcext:value-type="float">
            <text:p>30.4199999999999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1811" calcext:value-type="float">
            <text:p>0.61811</text:p>
          </table:table-cell>
          <table:table-cell office:value-type="float" office:value="0.64217" calcext:value-type="float">
            <text:p>0.64217</text:p>
          </table:table-cell>
          <table:table-cell table:formula="of:=([.C288]-[.B288])*1000" office:value-type="float" office:value="24.06" calcext:value-type="float">
            <text:p>24.06</text:p>
          </table:table-cell>
          <table:table-cell office:value-type="float" office:value="0.64166" calcext:value-type="float">
            <text:p>0.64166</text:p>
          </table:table-cell>
          <table:table-cell office:value-type="float" office:value="0.66691" calcext:value-type="float">
            <text:p>0.66691</text:p>
          </table:table-cell>
          <table:table-cell table:formula="of:=([.F288]-[.E288])*1000" office:value-type="float" office:value="25.25" calcext:value-type="float">
            <text:p>25.25</text:p>
          </table:table-cell>
          <table:table-cell office:value-type="float" office:value="0.65672" calcext:value-type="float">
            <text:p>0.65672</text:p>
          </table:table-cell>
          <table:table-cell office:value-type="float" office:value="0.6822" calcext:value-type="float">
            <text:p>0.6822</text:p>
          </table:table-cell>
          <table:table-cell table:formula="of:=([.I288]-[.H288])*1000" office:value-type="float" office:value="25.4799999999999" calcext:value-type="float">
            <text:p>25.4799999999999</text:p>
          </table:table-cell>
          <table:table-cell office:value-type="float" office:value="0.66156" calcext:value-type="float">
            <text:p>0.66156</text:p>
          </table:table-cell>
          <table:table-cell office:value-type="float" office:value="0.68746" calcext:value-type="float">
            <text:p>0.68746</text:p>
          </table:table-cell>
          <table:table-cell table:formula="of:=([.L288]-[.H288])*1000" office:value-type="float" office:value="30.74" calcext:value-type="float">
            <text:p>30.74</text:p>
          </table:table-cell>
          <table:table-cell table:number-columns-repeated="11"/>
        </table:table-row>
        <table:table-row table:style-name="ro1">
          <table:table-cell office:value-type="float" office:value="0.1004" calcext:value-type="float">
            <text:p>0.1004</text:p>
          </table:table-cell>
          <table:table-cell office:value-type="float" office:value="0.61778" calcext:value-type="float">
            <text:p>0.61778</text:p>
          </table:table-cell>
          <table:table-cell office:value-type="float" office:value="0.64213" calcext:value-type="float">
            <text:p>0.64213</text:p>
          </table:table-cell>
          <table:table-cell table:formula="of:=([.C289]-[.B289])*1000" office:value-type="float" office:value="24.3500000000001" calcext:value-type="float">
            <text:p>24.3500000000001</text:p>
          </table:table-cell>
          <table:table-cell office:value-type="float" office:value="0.64127" calcext:value-type="float">
            <text:p>0.64127</text:p>
          </table:table-cell>
          <table:table-cell office:value-type="float" office:value="0.66687" calcext:value-type="float">
            <text:p>0.66687</text:p>
          </table:table-cell>
          <table:table-cell table:formula="of:=([.F289]-[.E289])*1000" office:value-type="float" office:value="25.6000000000001" calcext:value-type="float">
            <text:p>25.6000000000001</text:p>
          </table:table-cell>
          <table:table-cell office:value-type="float" office:value="0.65628" calcext:value-type="float">
            <text:p>0.65628</text:p>
          </table:table-cell>
          <table:table-cell office:value-type="float" office:value="0.68216" calcext:value-type="float">
            <text:p>0.68216</text:p>
          </table:table-cell>
          <table:table-cell table:formula="of:=([.I289]-[.H289])*1000" office:value-type="float" office:value="25.88" calcext:value-type="float">
            <text:p>25.88</text:p>
          </table:table-cell>
          <table:table-cell office:value-type="float" office:value="0.6611" calcext:value-type="float">
            <text:p>0.6611</text:p>
          </table:table-cell>
          <table:table-cell office:value-type="float" office:value="0.68742" calcext:value-type="float">
            <text:p>0.68742</text:p>
          </table:table-cell>
          <table:table-cell table:formula="of:=([.L289]-[.H289])*1000" office:value-type="float" office:value="31.1399999999999" calcext:value-type="float">
            <text:p>31.1399999999999</text:p>
          </table:table-cell>
          <table:table-cell table:number-columns-repeated="11"/>
        </table:table-row>
        <table:table-row table:style-name="ro1">
          <table:table-cell office:value-type="float" office:value="0.1008" calcext:value-type="float">
            <text:p>0.1008</text:p>
          </table:table-cell>
          <table:table-cell office:value-type="float" office:value="0.61744" calcext:value-type="float">
            <text:p>0.61744</text:p>
          </table:table-cell>
          <table:table-cell office:value-type="float" office:value="0.64209" calcext:value-type="float">
            <text:p>0.64209</text:p>
          </table:table-cell>
          <table:table-cell table:formula="of:=([.C290]-[.B290])*1000" office:value-type="float" office:value="24.6499999999999" calcext:value-type="float">
            <text:p>24.6499999999999</text:p>
          </table:table-cell>
          <table:table-cell office:value-type="float" office:value="0.64089" calcext:value-type="float">
            <text:p>0.64089</text:p>
          </table:table-cell>
          <table:table-cell office:value-type="float" office:value="0.66683" calcext:value-type="float">
            <text:p>0.66683</text:p>
          </table:table-cell>
          <table:table-cell table:formula="of:=([.F290]-[.E290])*1000" office:value-type="float" office:value="25.94" calcext:value-type="float">
            <text:p>25.94</text:p>
          </table:table-cell>
          <table:table-cell office:value-type="float" office:value="0.65585" calcext:value-type="float">
            <text:p>0.65585</text:p>
          </table:table-cell>
          <table:table-cell office:value-type="float" office:value="0.68212" calcext:value-type="float">
            <text:p>0.68212</text:p>
          </table:table-cell>
          <table:table-cell table:formula="of:=([.I290]-[.H290])*1000" office:value-type="float" office:value="26.27" calcext:value-type="float">
            <text:p>26.27</text:p>
          </table:table-cell>
          <table:table-cell office:value-type="float" office:value="0.66063" calcext:value-type="float">
            <text:p>0.66063</text:p>
          </table:table-cell>
          <table:table-cell office:value-type="float" office:value="0.68738" calcext:value-type="float">
            <text:p>0.68738</text:p>
          </table:table-cell>
          <table:table-cell table:formula="of:=([.L290]-[.H290])*1000" office:value-type="float" office:value="31.5300000000001" calcext:value-type="float">
            <text:p>31.5300000000001</text:p>
          </table:table-cell>
          <table:table-cell table:number-columns-repeated="11"/>
        </table:table-row>
        <table:table-row table:style-name="ro1">
          <table:table-cell office:value-type="float" office:value="0.1012" calcext:value-type="float">
            <text:p>0.1012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64206" calcext:value-type="float">
            <text:p>0.64206</text:p>
          </table:table-cell>
          <table:table-cell table:formula="of:=([.C291]-[.B291])*1000" office:value-type="float" office:value="24.9600000000001" calcext:value-type="float">
            <text:p>24.9600000000001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66679" calcext:value-type="float">
            <text:p>0.66679</text:p>
          </table:table-cell>
          <table:table-cell table:formula="of:=([.F291]-[.E291])*1000" office:value-type="float" office:value="26.29" calcext:value-type="float">
            <text:p>26.29</text:p>
          </table:table-cell>
          <table:table-cell office:value-type="float" office:value="0.65541" calcext:value-type="float">
            <text:p>0.65541</text:p>
          </table:table-cell>
          <table:table-cell office:value-type="float" office:value="0.68208" calcext:value-type="float">
            <text:p>0.68208</text:p>
          </table:table-cell>
          <table:table-cell table:formula="of:=([.I291]-[.H291])*1000" office:value-type="float" office:value="26.67" calcext:value-type="float">
            <text:p>26.67</text:p>
          </table:table-cell>
          <table:table-cell office:value-type="float" office:value="0.66016" calcext:value-type="float">
            <text:p>0.66016</text:p>
          </table:table-cell>
          <table:table-cell office:value-type="float" office:value="0.68734" calcext:value-type="float">
            <text:p>0.68734</text:p>
          </table:table-cell>
          <table:table-cell table:formula="of:=([.L291]-[.H291])*1000" office:value-type="float" office:value="31.93" calcext:value-type="float">
            <text:p>31.93</text:p>
          </table:table-cell>
          <table:table-cell table:number-columns-repeated="11"/>
        </table:table-row>
        <table:table-row table:style-name="ro1">
          <table:table-cell office:value-type="float" office:value="0.1016" calcext:value-type="float">
            <text:p>0.1016</text:p>
          </table:table-cell>
          <table:table-cell office:value-type="float" office:value="0.61676" calcext:value-type="float">
            <text:p>0.61676</text:p>
          </table:table-cell>
          <table:table-cell office:value-type="float" office:value="0.64202" calcext:value-type="float">
            <text:p>0.64202</text:p>
          </table:table-cell>
          <table:table-cell table:formula="of:=([.C292]-[.B292])*1000" office:value-type="float" office:value="25.2599999999999" calcext:value-type="float">
            <text:p>25.2599999999999</text:p>
          </table:table-cell>
          <table:table-cell office:value-type="float" office:value="0.64011" calcext:value-type="float">
            <text:p>0.64011</text:p>
          </table:table-cell>
          <table:table-cell office:value-type="float" office:value="0.66675" calcext:value-type="float">
            <text:p>0.66675</text:p>
          </table:table-cell>
          <table:table-cell table:formula="of:=([.F292]-[.E292])*1000" office:value-type="float" office:value="26.64" calcext:value-type="float">
            <text:p>26.64</text:p>
          </table:table-cell>
          <table:table-cell office:value-type="float" office:value="0.65497" calcext:value-type="float">
            <text:p>0.65497</text:p>
          </table:table-cell>
          <table:table-cell office:value-type="float" office:value="0.68204" calcext:value-type="float">
            <text:p>0.68204</text:p>
          </table:table-cell>
          <table:table-cell table:formula="of:=([.I292]-[.H292])*1000" office:value-type="float" office:value="27.07" calcext:value-type="float">
            <text:p>27.07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6873" calcext:value-type="float">
            <text:p>0.6873</text:p>
          </table:table-cell>
          <table:table-cell table:formula="of:=([.L292]-[.H292])*1000" office:value-type="float" office:value="32.33" calcext:value-type="float">
            <text:p>32.33</text:p>
          </table:table-cell>
          <table:table-cell table:number-columns-repeated="11"/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.61643" calcext:value-type="float">
            <text:p>0.61643</text:p>
          </table:table-cell>
          <table:table-cell office:value-type="float" office:value="0.64199" calcext:value-type="float">
            <text:p>0.64199</text:p>
          </table:table-cell>
          <table:table-cell table:formula="of:=([.C293]-[.B293])*1000" office:value-type="float" office:value="25.56" calcext:value-type="float">
            <text:p>25.56</text:p>
          </table:table-cell>
          <table:table-cell office:value-type="float" office:value="0.63973" calcext:value-type="float">
            <text:p>0.63973</text:p>
          </table:table-cell>
          <table:table-cell office:value-type="float" office:value="0.66671" calcext:value-type="float">
            <text:p>0.66671</text:p>
          </table:table-cell>
          <table:table-cell table:formula="of:=([.F293]-[.E293])*1000" office:value-type="float" office:value="26.98" calcext:value-type="float">
            <text:p>26.98</text:p>
          </table:table-cell>
          <table:table-cell office:value-type="float" office:value="0.65453" calcext:value-type="float">
            <text:p>0.65453</text:p>
          </table:table-cell>
          <table:table-cell office:value-type="float" office:value="0.682" calcext:value-type="float">
            <text:p>0.682</text:p>
          </table:table-cell>
          <table:table-cell table:formula="of:=([.I293]-[.H293])*1000" office:value-type="float" office:value="27.47" calcext:value-type="float">
            <text:p>27.47</text:p>
          </table:table-cell>
          <table:table-cell office:value-type="float" office:value="0.65923" calcext:value-type="float">
            <text:p>0.65923</text:p>
          </table:table-cell>
          <table:table-cell office:value-type="float" office:value="0.68726" calcext:value-type="float">
            <text:p>0.68726</text:p>
          </table:table-cell>
          <table:table-cell table:formula="of:=([.L293]-[.H293])*1000" office:value-type="float" office:value="32.73" calcext:value-type="float">
            <text:p>32.73</text:p>
          </table:table-cell>
          <table:table-cell table:number-columns-repeated="11"/>
        </table:table-row>
        <table:table-row table:style-name="ro1">
          <table:table-cell office:value-type="float" office:value="0.1024" calcext:value-type="float">
            <text:p>0.1024</text:p>
          </table:table-cell>
          <table:table-cell office:value-type="float" office:value="0.61609" calcext:value-type="float">
            <text:p>0.61609</text:p>
          </table:table-cell>
          <table:table-cell office:value-type="float" office:value="0.64195" calcext:value-type="float">
            <text:p>0.64195</text:p>
          </table:table-cell>
          <table:table-cell table:formula="of:=([.C294]-[.B294])*1000" office:value-type="float" office:value="25.86" calcext:value-type="float">
            <text:p>25.86</text:p>
          </table:table-cell>
          <table:table-cell office:value-type="float" office:value="0.63934" calcext:value-type="float">
            <text:p>0.63934</text:p>
          </table:table-cell>
          <table:table-cell office:value-type="float" office:value="0.66666" calcext:value-type="float">
            <text:p>0.66666</text:p>
          </table:table-cell>
          <table:table-cell table:formula="of:=([.F294]-[.E294])*1000" office:value-type="float" office:value="27.32" calcext:value-type="float">
            <text:p>27.32</text:p>
          </table:table-cell>
          <table:table-cell office:value-type="float" office:value="0.6541" calcext:value-type="float">
            <text:p>0.6541</text:p>
          </table:table-cell>
          <table:table-cell office:value-type="float" office:value="0.68196" calcext:value-type="float">
            <text:p>0.68196</text:p>
          </table:table-cell>
          <table:table-cell table:formula="of:=([.I294]-[.H294])*1000" office:value-type="float" office:value="27.86" calcext:value-type="float">
            <text:p>27.86</text:p>
          </table:table-cell>
          <table:table-cell office:value-type="float" office:value="0.65876" calcext:value-type="float">
            <text:p>0.65876</text:p>
          </table:table-cell>
          <table:table-cell office:value-type="float" office:value="0.68723" calcext:value-type="float">
            <text:p>0.68723</text:p>
          </table:table-cell>
          <table:table-cell table:formula="of:=([.L294]-[.H294])*1000" office:value-type="float" office:value="33.13" calcext:value-type="float">
            <text:p>33.13</text:p>
          </table:table-cell>
          <table:table-cell table:number-columns-repeated="11"/>
        </table:table-row>
        <table:table-row table:style-name="ro1">
          <table:table-cell office:value-type="float" office:value="0.1028" calcext:value-type="float">
            <text:p>0.1028</text:p>
          </table:table-cell>
          <table:table-cell office:value-type="float" office:value="0.61575" calcext:value-type="float">
            <text:p>0.61575</text:p>
          </table:table-cell>
          <table:table-cell office:value-type="float" office:value="0.64192" calcext:value-type="float">
            <text:p>0.64192</text:p>
          </table:table-cell>
          <table:table-cell table:formula="of:=([.C295]-[.B295])*1000" office:value-type="float" office:value="26.17" calcext:value-type="float">
            <text:p>26.17</text:p>
          </table:table-cell>
          <table:table-cell office:value-type="float" office:value="0.63896" calcext:value-type="float">
            <text:p>0.63896</text:p>
          </table:table-cell>
          <table:table-cell office:value-type="float" office:value="0.66662" calcext:value-type="float">
            <text:p>0.66662</text:p>
          </table:table-cell>
          <table:table-cell table:formula="of:=([.F295]-[.E295])*1000" office:value-type="float" office:value="27.66" calcext:value-type="float">
            <text:p>27.66</text:p>
          </table:table-cell>
          <table:table-cell office:value-type="float" office:value="0.65366" calcext:value-type="float">
            <text:p>0.65366</text:p>
          </table:table-cell>
          <table:table-cell office:value-type="float" office:value="0.68192" calcext:value-type="float">
            <text:p>0.68192</text:p>
          </table:table-cell>
          <table:table-cell table:formula="of:=([.I295]-[.H295])*1000" office:value-type="float" office:value="28.2600000000001" calcext:value-type="float">
            <text:p>28.2600000000001</text:p>
          </table:table-cell>
          <table:table-cell office:value-type="float" office:value="0.6583" calcext:value-type="float">
            <text:p>0.6583</text:p>
          </table:table-cell>
          <table:table-cell office:value-type="float" office:value="0.68719" calcext:value-type="float">
            <text:p>0.68719</text:p>
          </table:table-cell>
          <table:table-cell table:formula="of:=([.L295]-[.H295])*1000" office:value-type="float" office:value="33.5300000000001" calcext:value-type="float">
            <text:p>33.5300000000001</text:p>
          </table:table-cell>
          <table:table-cell table:number-columns-repeated="11"/>
        </table:table-row>
        <table:table-row table:style-name="ro1">
          <table:table-cell office:value-type="float" office:value="0.1032" calcext:value-type="float">
            <text:p>0.1032</text:p>
          </table:table-cell>
          <table:table-cell office:value-type="float" office:value="0.61541" calcext:value-type="float">
            <text:p>0.61541</text:p>
          </table:table-cell>
          <table:table-cell office:value-type="float" office:value="0.64188" calcext:value-type="float">
            <text:p>0.64188</text:p>
          </table:table-cell>
          <table:table-cell table:formula="of:=([.C296]-[.B296])*1000" office:value-type="float" office:value="26.47" calcext:value-type="float">
            <text:p>26.47</text:p>
          </table:table-cell>
          <table:table-cell office:value-type="float" office:value="0.63857" calcext:value-type="float">
            <text:p>0.63857</text:p>
          </table:table-cell>
          <table:table-cell office:value-type="float" office:value="0.66658" calcext:value-type="float">
            <text:p>0.66658</text:p>
          </table:table-cell>
          <table:table-cell table:formula="of:=([.F296]-[.E296])*1000" office:value-type="float" office:value="28.01" calcext:value-type="float">
            <text:p>28.01</text:p>
          </table:table-cell>
          <table:table-cell office:value-type="float" office:value="0.65322" calcext:value-type="float">
            <text:p>0.65322</text:p>
          </table:table-cell>
          <table:table-cell office:value-type="float" office:value="0.68188" calcext:value-type="float">
            <text:p>0.68188</text:p>
          </table:table-cell>
          <table:table-cell table:formula="of:=([.I296]-[.H296])*1000" office:value-type="float" office:value="28.66" calcext:value-type="float">
            <text:p>28.66</text:p>
          </table:table-cell>
          <table:table-cell office:value-type="float" office:value="0.65783" calcext:value-type="float">
            <text:p>0.65783</text:p>
          </table:table-cell>
          <table:table-cell office:value-type="float" office:value="0.68715" calcext:value-type="float">
            <text:p>0.68715</text:p>
          </table:table-cell>
          <table:table-cell table:formula="of:=([.L296]-[.H296])*1000" office:value-type="float" office:value="33.93" calcext:value-type="float">
            <text:p>33.93</text:p>
          </table:table-cell>
          <table:table-cell table:number-columns-repeated="11"/>
        </table:table-row>
        <table:table-row table:style-name="ro1">
          <table:table-cell office:value-type="float" office:value="0.1036" calcext:value-type="float">
            <text:p>0.1036</text:p>
          </table:table-cell>
          <table:table-cell office:value-type="float" office:value="0.61503" calcext:value-type="float">
            <text:p>0.61503</text:p>
          </table:table-cell>
          <table:table-cell office:value-type="float" office:value="0.64184" calcext:value-type="float">
            <text:p>0.64184</text:p>
          </table:table-cell>
          <table:table-cell table:formula="of:=([.C297]-[.B297])*1000" office:value-type="float" office:value="26.81" calcext:value-type="float">
            <text:p>26.81</text:p>
          </table:table-cell>
          <table:table-cell office:value-type="float" office:value="0.63813" calcext:value-type="float">
            <text:p>0.63813</text:p>
          </table:table-cell>
          <table:table-cell office:value-type="float" office:value="0.66654" calcext:value-type="float">
            <text:p>0.66654</text:p>
          </table:table-cell>
          <table:table-cell table:formula="of:=([.F297]-[.E297])*1000" office:value-type="float" office:value="28.4099999999999" calcext:value-type="float">
            <text:p>28.4099999999999</text:p>
          </table:table-cell>
          <table:table-cell office:value-type="float" office:value="0.65273" calcext:value-type="float">
            <text:p>0.65273</text:p>
          </table:table-cell>
          <table:table-cell office:value-type="float" office:value="0.68184" calcext:value-type="float">
            <text:p>0.68184</text:p>
          </table:table-cell>
          <table:table-cell table:formula="of:=([.I297]-[.H297])*1000" office:value-type="float" office:value="29.11" calcext:value-type="float">
            <text:p>29.11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68711" calcext:value-type="float">
            <text:p>0.68711</text:p>
          </table:table-cell>
          <table:table-cell table:formula="of:=([.L297]-[.H297])*1000" office:value-type="float" office:value="34.3800000000001" calcext:value-type="float">
            <text:p>34.3800000000001</text:p>
          </table:table-cell>
          <table:table-cell table:number-columns-repeated="11"/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.61463" calcext:value-type="float">
            <text:p>0.61463</text:p>
          </table:table-cell>
          <table:table-cell office:value-type="float" office:value="0.64181" calcext:value-type="float">
            <text:p>0.64181</text:p>
          </table:table-cell>
          <table:table-cell table:formula="of:=([.C298]-[.B298])*1000" office:value-type="float" office:value="27.1800000000001" calcext:value-type="float">
            <text:p>27.1800000000001</text:p>
          </table:table-cell>
          <table:table-cell office:value-type="float" office:value="0.63766" calcext:value-type="float">
            <text:p>0.63766</text:p>
          </table:table-cell>
          <table:table-cell office:value-type="float" office:value="0.6665" calcext:value-type="float">
            <text:p>0.6665</text:p>
          </table:table-cell>
          <table:table-cell table:formula="of:=([.F298]-[.E298])*1000" office:value-type="float" office:value="28.84" calcext:value-type="float">
            <text:p>28.84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68179" calcext:value-type="float">
            <text:p>0.68179</text:p>
          </table:table-cell>
          <table:table-cell table:formula="of:=([.I298]-[.H298])*1000" office:value-type="float" office:value="29.59" calcext:value-type="float">
            <text:p>29.59</text:p>
          </table:table-cell>
          <table:table-cell office:value-type="float" office:value="0.65674" calcext:value-type="float">
            <text:p>0.65674</text:p>
          </table:table-cell>
          <table:table-cell office:value-type="float" office:value="0.68707" calcext:value-type="float">
            <text:p>0.68707</text:p>
          </table:table-cell>
          <table:table-cell table:formula="of:=([.L298]-[.H298])*1000" office:value-type="float" office:value="34.8700000000001" calcext:value-type="float">
            <text:p>34.8700000000001</text:p>
          </table:table-cell>
          <table:table-cell table:number-columns-repeated="11"/>
        </table:table-row>
        <table:table-row table:style-name="ro1">
          <table:table-cell office:value-type="float" office:value="0.1044" calcext:value-type="float">
            <text:p>0.1044</text:p>
          </table:table-cell>
          <table:table-cell office:value-type="float" office:value="0.61423" calcext:value-type="float">
            <text:p>0.61423</text:p>
          </table:table-cell>
          <table:table-cell office:value-type="float" office:value="0.64177" calcext:value-type="float">
            <text:p>0.64177</text:p>
          </table:table-cell>
          <table:table-cell table:formula="of:=([.C299]-[.B299])*1000" office:value-type="float" office:value="27.54" calcext:value-type="float">
            <text:p>27.54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66646" calcext:value-type="float">
            <text:p>0.66646</text:p>
          </table:table-cell>
          <table:table-cell table:formula="of:=([.F299]-[.E299])*1000" office:value-type="float" office:value="29.2600000000001" calcext:value-type="float">
            <text:p>29.2600000000001</text:p>
          </table:table-cell>
          <table:table-cell office:value-type="float" office:value="0.65167" calcext:value-type="float">
            <text:p>0.65167</text:p>
          </table:table-cell>
          <table:table-cell office:value-type="float" office:value="0.68175" calcext:value-type="float">
            <text:p>0.68175</text:p>
          </table:table-cell>
          <table:table-cell table:formula="of:=([.I299]-[.H299])*1000" office:value-type="float" office:value="30.08" calcext:value-type="float">
            <text:p>30.08</text:p>
          </table:table-cell>
          <table:table-cell office:value-type="float" office:value="0.65618" calcext:value-type="float">
            <text:p>0.65618</text:p>
          </table:table-cell>
          <table:table-cell office:value-type="float" office:value="0.68703" calcext:value-type="float">
            <text:p>0.68703</text:p>
          </table:table-cell>
          <table:table-cell table:formula="of:=([.L299]-[.H299])*1000" office:value-type="float" office:value="35.36" calcext:value-type="float">
            <text:p>35.36</text:p>
          </table:table-cell>
          <table:table-cell table:number-columns-repeated="11"/>
        </table:table-row>
        <table:table-row table:style-name="ro1">
          <table:table-cell office:value-type="float" office:value="0.1048" calcext:value-type="float">
            <text:p>0.1048</text:p>
          </table:table-cell>
          <table:table-cell office:value-type="float" office:value="0.61383" calcext:value-type="float">
            <text:p>0.61383</text:p>
          </table:table-cell>
          <table:table-cell office:value-type="float" office:value="0.64174" calcext:value-type="float">
            <text:p>0.64174</text:p>
          </table:table-cell>
          <table:table-cell table:formula="of:=([.C300]-[.B300])*1000" office:value-type="float" office:value="27.91" calcext:value-type="float">
            <text:p>27.91</text:p>
          </table:table-cell>
          <table:table-cell office:value-type="float" office:value="0.63673" calcext:value-type="float">
            <text:p>0.63673</text:p>
          </table:table-cell>
          <table:table-cell office:value-type="float" office:value="0.66641" calcext:value-type="float">
            <text:p>0.66641</text:p>
          </table:table-cell>
          <table:table-cell table:formula="of:=([.F300]-[.E300])*1000" office:value-type="float" office:value="29.68" calcext:value-type="float">
            <text:p>29.68</text:p>
          </table:table-cell>
          <table:table-cell office:value-type="float" office:value="0.65115" calcext:value-type="float">
            <text:p>0.65115</text:p>
          </table:table-cell>
          <table:table-cell office:value-type="float" office:value="0.68171" calcext:value-type="float">
            <text:p>0.68171</text:p>
          </table:table-cell>
          <table:table-cell table:formula="of:=([.I300]-[.H300])*1000" office:value-type="float" office:value="30.56" calcext:value-type="float">
            <text:p>30.56</text:p>
          </table:table-cell>
          <table:table-cell office:value-type="float" office:value="0.65562" calcext:value-type="float">
            <text:p>0.65562</text:p>
          </table:table-cell>
          <table:table-cell office:value-type="float" office:value="0.68699" calcext:value-type="float">
            <text:p>0.68699</text:p>
          </table:table-cell>
          <table:table-cell table:formula="of:=([.L300]-[.H300])*1000" office:value-type="float" office:value="35.8400000000001" calcext:value-type="float">
            <text:p>35.8400000000001</text:p>
          </table:table-cell>
          <table:table-cell table:number-columns-repeated="11"/>
        </table:table-row>
        <table:table-row table:style-name="ro1">
          <table:table-cell office:value-type="float" office:value="0.1052" calcext:value-type="float">
            <text:p>0.1052</text:p>
          </table:table-cell>
          <table:table-cell office:value-type="float" office:value="0.61343" calcext:value-type="float">
            <text:p>0.61343</text:p>
          </table:table-cell>
          <table:table-cell office:value-type="float" office:value="0.6417" calcext:value-type="float">
            <text:p>0.6417</text:p>
          </table:table-cell>
          <table:table-cell table:formula="of:=([.C301]-[.B301])*1000" office:value-type="float" office:value="28.27" calcext:value-type="float">
            <text:p>28.27</text:p>
          </table:table-cell>
          <table:table-cell office:value-type="float" office:value="0.63626" calcext:value-type="float">
            <text:p>0.63626</text:p>
          </table:table-cell>
          <table:table-cell office:value-type="float" office:value="0.66637" calcext:value-type="float">
            <text:p>0.66637</text:p>
          </table:table-cell>
          <table:table-cell table:formula="of:=([.F301]-[.E301])*1000" office:value-type="float" office:value="30.11" calcext:value-type="float">
            <text:p>30.11</text:p>
          </table:table-cell>
          <table:table-cell office:value-type="float" office:value="0.65062" calcext:value-type="float">
            <text:p>0.65062</text:p>
          </table:table-cell>
          <table:table-cell office:value-type="float" office:value="0.68167" calcext:value-type="float">
            <text:p>0.68167</text:p>
          </table:table-cell>
          <table:table-cell table:formula="of:=([.I301]-[.H301])*1000" office:value-type="float" office:value="31.05" calcext:value-type="float">
            <text:p>31.05</text:p>
          </table:table-cell>
          <table:table-cell office:value-type="float" office:value="0.65505" calcext:value-type="float">
            <text:p>0.65505</text:p>
          </table:table-cell>
          <table:table-cell office:value-type="float" office:value="0.68695" calcext:value-type="float">
            <text:p>0.68695</text:p>
          </table:table-cell>
          <table:table-cell table:formula="of:=([.L301]-[.H301])*1000" office:value-type="float" office:value="36.33" calcext:value-type="float">
            <text:p>36.33</text:p>
          </table:table-cell>
          <table:table-cell table:number-columns-repeated="11"/>
        </table:table-row>
        <table:table-row table:style-name="ro1">
          <table:table-cell office:value-type="float" office:value="0.1056" calcext:value-type="float">
            <text:p>0.1056</text:p>
          </table:table-cell>
          <table:table-cell office:value-type="float" office:value="0.61303" calcext:value-type="float">
            <text:p>0.61303</text:p>
          </table:table-cell>
          <table:table-cell office:value-type="float" office:value="0.64167" calcext:value-type="float">
            <text:p>0.64167</text:p>
          </table:table-cell>
          <table:table-cell table:formula="of:=([.C302]-[.B302])*1000" office:value-type="float" office:value="28.64" calcext:value-type="float">
            <text:p>28.64</text:p>
          </table:table-cell>
          <table:table-cell office:value-type="float" office:value="0.6358" calcext:value-type="float">
            <text:p>0.6358</text:p>
          </table:table-cell>
          <table:table-cell office:value-type="float" office:value="0.66633" calcext:value-type="float">
            <text:p>0.66633</text:p>
          </table:table-cell>
          <table:table-cell table:formula="of:=([.F302]-[.E302])*1000" office:value-type="float" office:value="30.5300000000001" calcext:value-type="float">
            <text:p>30.5300000000001</text:p>
          </table:table-cell>
          <table:table-cell office:value-type="float" office:value="0.65009" calcext:value-type="float">
            <text:p>0.65009</text:p>
          </table:table-cell>
          <table:table-cell office:value-type="float" office:value="0.68163" calcext:value-type="float">
            <text:p>0.68163</text:p>
          </table:table-cell>
          <table:table-cell table:formula="of:=([.I302]-[.H302])*1000" office:value-type="float" office:value="31.54" calcext:value-type="float">
            <text:p>31.54</text:p>
          </table:table-cell>
          <table:table-cell office:value-type="float" office:value="0.65449" calcext:value-type="float">
            <text:p>0.65449</text:p>
          </table:table-cell>
          <table:table-cell office:value-type="float" office:value="0.68691" calcext:value-type="float">
            <text:p>0.68691</text:p>
          </table:table-cell>
          <table:table-cell table:formula="of:=([.L302]-[.H302])*1000" office:value-type="float" office:value="36.82" calcext:value-type="float">
            <text:p>36.82</text:p>
          </table:table-cell>
          <table:table-cell table:number-columns-repeated="11"/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.61263" calcext:value-type="float">
            <text:p>0.61263</text:p>
          </table:table-cell>
          <table:table-cell office:value-type="float" office:value="0.64163" calcext:value-type="float">
            <text:p>0.64163</text:p>
          </table:table-cell>
          <table:table-cell table:formula="of:=([.C303]-[.B303])*1000" office:value-type="float" office:value="29" calcext:value-type="float">
            <text:p>29</text:p>
          </table:table-cell>
          <table:table-cell office:value-type="float" office:value="0.63533" calcext:value-type="float">
            <text:p>0.63533</text:p>
          </table:table-cell>
          <table:table-cell office:value-type="float" office:value="0.66629" calcext:value-type="float">
            <text:p>0.66629</text:p>
          </table:table-cell>
          <table:table-cell table:formula="of:=([.F303]-[.E303])*1000" office:value-type="float" office:value="30.96" calcext:value-type="float">
            <text:p>30.96</text:p>
          </table:table-cell>
          <table:table-cell office:value-type="float" office:value="0.64957" calcext:value-type="float">
            <text:p>0.64957</text:p>
          </table:table-cell>
          <table:table-cell office:value-type="float" office:value="0.68159" calcext:value-type="float">
            <text:p>0.68159</text:p>
          </table:table-cell>
          <table:table-cell table:formula="of:=([.I303]-[.H303])*1000" office:value-type="float" office:value="32.0199999999999" calcext:value-type="float">
            <text:p>32.0199999999999</text:p>
          </table:table-cell>
          <table:table-cell office:value-type="float" office:value="0.65393" calcext:value-type="float">
            <text:p>0.65393</text:p>
          </table:table-cell>
          <table:table-cell office:value-type="float" office:value="0.68687" calcext:value-type="float">
            <text:p>0.68687</text:p>
          </table:table-cell>
          <table:table-cell table:formula="of:=([.L303]-[.H303])*1000" office:value-type="float" office:value="37.3" calcext:value-type="float">
            <text:p>37.3</text:p>
          </table:table-cell>
          <table:table-cell table:number-columns-repeated="11"/>
        </table:table-row>
        <table:table-row table:style-name="ro1">
          <table:table-cell office:value-type="float" office:value="0.1064" calcext:value-type="float">
            <text:p>0.1064</text:p>
          </table:table-cell>
          <table:table-cell office:value-type="float" office:value="0.61223" calcext:value-type="float">
            <text:p>0.61223</text:p>
          </table:table-cell>
          <table:table-cell office:value-type="float" office:value="0.64159" calcext:value-type="float">
            <text:p>0.64159</text:p>
          </table:table-cell>
          <table:table-cell table:formula="of:=([.C304]-[.B304])*1000" office:value-type="float" office:value="29.3600000000001" calcext:value-type="float">
            <text:p>29.3600000000001</text:p>
          </table:table-cell>
          <table:table-cell office:value-type="float" office:value="0.63486" calcext:value-type="float">
            <text:p>0.63486</text:p>
          </table:table-cell>
          <table:table-cell office:value-type="float" office:value="0.66625" calcext:value-type="float">
            <text:p>0.66625</text:p>
          </table:table-cell>
          <table:table-cell table:formula="of:=([.F304]-[.E304])*1000" office:value-type="float" office:value="31.3899999999999" calcext:value-type="float">
            <text:p>31.3899999999999</text:p>
          </table:table-cell>
          <table:table-cell office:value-type="float" office:value="0.64904" calcext:value-type="float">
            <text:p>0.64904</text:p>
          </table:table-cell>
          <table:table-cell office:value-type="float" office:value="0.68155" calcext:value-type="float">
            <text:p>0.68155</text:p>
          </table:table-cell>
          <table:table-cell table:formula="of:=([.I304]-[.H304])*1000" office:value-type="float" office:value="32.51" calcext:value-type="float">
            <text:p>32.51</text:p>
          </table:table-cell>
          <table:table-cell office:value-type="float" office:value="0.65337" calcext:value-type="float">
            <text:p>0.65337</text:p>
          </table:table-cell>
          <table:table-cell office:value-type="float" office:value="0.68683" calcext:value-type="float">
            <text:p>0.68683</text:p>
          </table:table-cell>
          <table:table-cell table:formula="of:=([.L304]-[.H304])*1000" office:value-type="float" office:value="37.79" calcext:value-type="float">
            <text:p>37.79</text:p>
          </table:table-cell>
          <table:table-cell table:number-columns-repeated="11"/>
        </table:table-row>
        <table:table-row table:style-name="ro1">
          <table:table-cell office:value-type="float" office:value="0.1068" calcext:value-type="float">
            <text:p>0.1068</text:p>
          </table:table-cell>
          <table:table-cell office:value-type="float" office:value="0.6118" calcext:value-type="float">
            <text:p>0.6118</text:p>
          </table:table-cell>
          <table:table-cell office:value-type="float" office:value="0.64156" calcext:value-type="float">
            <text:p>0.64156</text:p>
          </table:table-cell>
          <table:table-cell table:formula="of:=([.C305]-[.B305])*1000" office:value-type="float" office:value="29.76" calcext:value-type="float">
            <text:p>29.76</text:p>
          </table:table-cell>
          <table:table-cell office:value-type="float" office:value="0.63436" calcext:value-type="float">
            <text:p>0.63436</text:p>
          </table:table-cell>
          <table:table-cell office:value-type="float" office:value="0.6662" calcext:value-type="float">
            <text:p>0.6662</text:p>
          </table:table-cell>
          <table:table-cell table:formula="of:=([.F305]-[.E305])*1000" office:value-type="float" office:value="31.84" calcext:value-type="float">
            <text:p>31.84</text:p>
          </table:table-cell>
          <table:table-cell office:value-type="float" office:value="0.64847" calcext:value-type="float">
            <text:p>0.64847</text:p>
          </table:table-cell>
          <table:table-cell office:value-type="float" office:value="0.68151" calcext:value-type="float">
            <text:p>0.68151</text:p>
          </table:table-cell>
          <table:table-cell table:formula="of:=([.I305]-[.H305])*1000" office:value-type="float" office:value="33.04" calcext:value-type="float">
            <text:p>33.04</text:p>
          </table:table-cell>
          <table:table-cell office:value-type="float" office:value="0.65277" calcext:value-type="float">
            <text:p>0.65277</text:p>
          </table:table-cell>
          <table:table-cell office:value-type="float" office:value="0.68679" calcext:value-type="float">
            <text:p>0.68679</text:p>
          </table:table-cell>
          <table:table-cell table:formula="of:=([.L305]-[.H305])*1000" office:value-type="float" office:value="38.3199999999999" calcext:value-type="float">
            <text:p>38.3199999999999</text:p>
          </table:table-cell>
          <table:table-cell table:number-columns-repeated="11"/>
        </table:table-row>
        <table:table-row table:style-name="ro1">
          <table:table-cell office:value-type="float" office:value="0.1072" calcext:value-type="float">
            <text:p>0.1072</text:p>
          </table:table-cell>
          <table:table-cell office:value-type="float" office:value="0.61131" calcext:value-type="float">
            <text:p>0.61131</text:p>
          </table:table-cell>
          <table:table-cell office:value-type="float" office:value="0.64152" calcext:value-type="float">
            <text:p>0.64152</text:p>
          </table:table-cell>
          <table:table-cell table:formula="of:=([.C306]-[.B306])*1000" office:value-type="float" office:value="30.2100000000001" calcext:value-type="float">
            <text:p>30.2100000000001</text:p>
          </table:table-cell>
          <table:table-cell office:value-type="float" office:value="0.63379" calcext:value-type="float">
            <text:p>0.63379</text:p>
          </table:table-cell>
          <table:table-cell office:value-type="float" office:value="0.66616" calcext:value-type="float">
            <text:p>0.66616</text:p>
          </table:table-cell>
          <table:table-cell table:formula="of:=([.F306]-[.E306])*1000" office:value-type="float" office:value="32.37" calcext:value-type="float">
            <text:p>32.37</text:p>
          </table:table-cell>
          <table:table-cell office:value-type="float" office:value="0.64783" calcext:value-type="float">
            <text:p>0.64783</text:p>
          </table:table-cell>
          <table:table-cell office:value-type="float" office:value="0.68147" calcext:value-type="float">
            <text:p>0.68147</text:p>
          </table:table-cell>
          <table:table-cell table:formula="of:=([.I306]-[.H306])*1000" office:value-type="float" office:value="33.64" calcext:value-type="float">
            <text:p>33.64</text:p>
          </table:table-cell>
          <table:table-cell office:value-type="float" office:value="0.6521" calcext:value-type="float">
            <text:p>0.6521</text:p>
          </table:table-cell>
          <table:table-cell office:value-type="float" office:value="0.68675" calcext:value-type="float">
            <text:p>0.68675</text:p>
          </table:table-cell>
          <table:table-cell table:formula="of:=([.L306]-[.H306])*1000" office:value-type="float" office:value="38.9200000000001" calcext:value-type="float">
            <text:p>38.9200000000001</text:p>
          </table:table-cell>
          <table:table-cell table:number-columns-repeated="11"/>
        </table:table-row>
        <table:table-row table:style-name="ro1">
          <table:table-cell office:value-type="float" office:value="0.1076" calcext:value-type="float">
            <text:p>0.1076</text:p>
          </table:table-cell>
          <table:table-cell office:value-type="float" office:value="0.61083" calcext:value-type="float">
            <text:p>0.61083</text:p>
          </table:table-cell>
          <table:table-cell office:value-type="float" office:value="0.64149" calcext:value-type="float">
            <text:p>0.64149</text:p>
          </table:table-cell>
          <table:table-cell table:formula="of:=([.C307]-[.B307])*1000" office:value-type="float" office:value="30.6599999999999" calcext:value-type="float">
            <text:p>30.6599999999999</text:p>
          </table:table-cell>
          <table:table-cell office:value-type="float" office:value="0.63321" calcext:value-type="float">
            <text:p>0.63321</text:p>
          </table:table-cell>
          <table:table-cell office:value-type="float" office:value="0.66612" calcext:value-type="float">
            <text:p>0.66612</text:p>
          </table:table-cell>
          <table:table-cell table:formula="of:=([.F307]-[.E307])*1000" office:value-type="float" office:value="32.91" calcext:value-type="float">
            <text:p>32.91</text:p>
          </table:table-cell>
          <table:table-cell office:value-type="float" office:value="0.64719" calcext:value-type="float">
            <text:p>0.64719</text:p>
          </table:table-cell>
          <table:table-cell office:value-type="float" office:value="0.68143" calcext:value-type="float">
            <text:p>0.68143</text:p>
          </table:table-cell>
          <table:table-cell table:formula="of:=([.I307]-[.H307])*1000" office:value-type="float" office:value="34.2400000000001" calcext:value-type="float">
            <text:p>34.2400000000001</text:p>
          </table:table-cell>
          <table:table-cell office:value-type="float" office:value="0.65142" calcext:value-type="float">
            <text:p>0.65142</text:p>
          </table:table-cell>
          <table:table-cell office:value-type="float" office:value="0.68671" calcext:value-type="float">
            <text:p>0.68671</text:p>
          </table:table-cell>
          <table:table-cell table:formula="of:=([.L307]-[.H307])*1000" office:value-type="float" office:value="39.52" calcext:value-type="float">
            <text:p>39.52</text:p>
          </table:table-cell>
          <table:table-cell table:number-columns-repeated="11"/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61034" calcext:value-type="float">
            <text:p>0.61034</text:p>
          </table:table-cell>
          <table:table-cell office:value-type="float" office:value="0.64145" calcext:value-type="float">
            <text:p>0.64145</text:p>
          </table:table-cell>
          <table:table-cell table:formula="of:=([.C308]-[.B308])*1000" office:value-type="float" office:value="31.11" calcext:value-type="float">
            <text:p>31.11</text:p>
          </table:table-cell>
          <table:table-cell office:value-type="float" office:value="0.63264" calcext:value-type="float">
            <text:p>0.63264</text:p>
          </table:table-cell>
          <table:table-cell office:value-type="float" office:value="0.66608" calcext:value-type="float">
            <text:p>0.66608</text:p>
          </table:table-cell>
          <table:table-cell table:formula="of:=([.F308]-[.E308])*1000" office:value-type="float" office:value="33.4399999999999" calcext:value-type="float">
            <text:p>33.4399999999999</text:p>
          </table:table-cell>
          <table:table-cell office:value-type="float" office:value="0.64655" calcext:value-type="float">
            <text:p>0.64655</text:p>
          </table:table-cell>
          <table:table-cell office:value-type="float" office:value="0.68139" calcext:value-type="float">
            <text:p>0.68139</text:p>
          </table:table-cell>
          <table:table-cell table:formula="of:=([.I308]-[.H308])*1000" office:value-type="float" office:value="34.84" calcext:value-type="float">
            <text:p>34.84</text:p>
          </table:table-cell>
          <table:table-cell office:value-type="float" office:value="0.65074" calcext:value-type="float">
            <text:p>0.65074</text:p>
          </table:table-cell>
          <table:table-cell office:value-type="float" office:value="0.68667" calcext:value-type="float">
            <text:p>0.68667</text:p>
          </table:table-cell>
          <table:table-cell table:formula="of:=([.L308]-[.H308])*1000" office:value-type="float" office:value="40.1199999999999" calcext:value-type="float">
            <text:p>40.1199999999999</text:p>
          </table:table-cell>
          <table:table-cell table:number-columns-repeated="11"/>
        </table:table-row>
        <table:table-row table:style-name="ro1">
          <table:table-cell office:value-type="float" office:value="0.1084" calcext:value-type="float">
            <text:p>0.1084</text:p>
          </table:table-cell>
          <table:table-cell office:value-type="float" office:value="0.60985" calcext:value-type="float">
            <text:p>0.60985</text:p>
          </table:table-cell>
          <table:table-cell office:value-type="float" office:value="0.64141" calcext:value-type="float">
            <text:p>0.64141</text:p>
          </table:table-cell>
          <table:table-cell table:formula="of:=([.C309]-[.B309])*1000" office:value-type="float" office:value="31.56" calcext:value-type="float">
            <text:p>31.56</text:p>
          </table:table-cell>
          <table:table-cell office:value-type="float" office:value="0.63206" calcext:value-type="float">
            <text:p>0.63206</text:p>
          </table:table-cell>
          <table:table-cell office:value-type="float" office:value="0.66603" calcext:value-type="float">
            <text:p>0.66603</text:p>
          </table:table-cell>
          <table:table-cell table:formula="of:=([.F309]-[.E309])*1000" office:value-type="float" office:value="33.9699999999999" calcext:value-type="float">
            <text:p>33.9699999999999</text:p>
          </table:table-cell>
          <table:table-cell office:value-type="float" office:value="0.64591" calcext:value-type="float">
            <text:p>0.64591</text:p>
          </table:table-cell>
          <table:table-cell office:value-type="float" office:value="0.68135" calcext:value-type="float">
            <text:p>0.68135</text:p>
          </table:table-cell>
          <table:table-cell table:formula="of:=([.I309]-[.H309])*1000" office:value-type="float" office:value="35.4399999999999" calcext:value-type="float">
            <text:p>35.4399999999999</text:p>
          </table:table-cell>
          <table:table-cell office:value-type="float" office:value="0.65007" calcext:value-type="float">
            <text:p>0.65007</text:p>
          </table:table-cell>
          <table:table-cell office:value-type="float" office:value="0.68663" calcext:value-type="float">
            <text:p>0.68663</text:p>
          </table:table-cell>
          <table:table-cell table:formula="of:=([.L309]-[.H309])*1000" office:value-type="float" office:value="40.72" calcext:value-type="float">
            <text:p>40.72</text:p>
          </table:table-cell>
          <table:table-cell table:number-columns-repeated="11"/>
        </table:table-row>
        <table:table-row table:style-name="ro1">
          <table:table-cell office:value-type="float" office:value="0.1088" calcext:value-type="float">
            <text:p>0.1088</text:p>
          </table:table-cell>
          <table:table-cell office:value-type="float" office:value="0.60936" calcext:value-type="float">
            <text:p>0.60936</text:p>
          </table:table-cell>
          <table:table-cell office:value-type="float" office:value="0.64138" calcext:value-type="float">
            <text:p>0.64138</text:p>
          </table:table-cell>
          <table:table-cell table:formula="of:=([.C310]-[.B310])*1000" office:value-type="float" office:value="32.02" calcext:value-type="float">
            <text:p>32.02</text:p>
          </table:table-cell>
          <table:table-cell office:value-type="float" office:value="0.63149" calcext:value-type="float">
            <text:p>0.63149</text:p>
          </table:table-cell>
          <table:table-cell office:value-type="float" office:value="0.66599" calcext:value-type="float">
            <text:p>0.66599</text:p>
          </table:table-cell>
          <table:table-cell table:formula="of:=([.F310]-[.E310])*1000" office:value-type="float" office:value="34.5" calcext:value-type="float">
            <text:p>34.5</text:p>
          </table:table-cell>
          <table:table-cell office:value-type="float" office:value="0.64527" calcext:value-type="float">
            <text:p>0.64527</text:p>
          </table:table-cell>
          <table:table-cell office:value-type="float" office:value="0.68131" calcext:value-type="float">
            <text:p>0.68131</text:p>
          </table:table-cell>
          <table:table-cell table:formula="of:=([.I310]-[.H310])*1000" office:value-type="float" office:value="36.0400000000001" calcext:value-type="float">
            <text:p>36.0400000000001</text:p>
          </table:table-cell>
          <table:table-cell office:value-type="float" office:value="0.64939" calcext:value-type="float">
            <text:p>0.64939</text:p>
          </table:table-cell>
          <table:table-cell office:value-type="float" office:value="0.68659" calcext:value-type="float">
            <text:p>0.68659</text:p>
          </table:table-cell>
          <table:table-cell table:formula="of:=([.L310]-[.H310])*1000" office:value-type="float" office:value="41.32" calcext:value-type="float">
            <text:p>41.32</text:p>
          </table:table-cell>
          <table:table-cell table:number-columns-repeated="11"/>
        </table:table-row>
        <table:table-row table:style-name="ro1">
          <table:table-cell office:value-type="float" office:value="0.1092" calcext:value-type="float">
            <text:p>0.1092</text:p>
          </table:table-cell>
          <table:table-cell office:value-type="float" office:value="0.60888" calcext:value-type="float">
            <text:p>0.60888</text:p>
          </table:table-cell>
          <table:table-cell office:value-type="float" office:value="0.64134" calcext:value-type="float">
            <text:p>0.64134</text:p>
          </table:table-cell>
          <table:table-cell table:formula="of:=([.C311]-[.B311])*1000" office:value-type="float" office:value="32.4599999999999" calcext:value-type="float">
            <text:p>32.4599999999999</text:p>
          </table:table-cell>
          <table:table-cell office:value-type="float" office:value="0.63091" calcext:value-type="float">
            <text:p>0.63091</text:p>
          </table:table-cell>
          <table:table-cell office:value-type="float" office:value="0.66595" calcext:value-type="float">
            <text:p>0.66595</text:p>
          </table:table-cell>
          <table:table-cell table:formula="of:=([.F311]-[.E311])*1000" office:value-type="float" office:value="35.04" calcext:value-type="float">
            <text:p>35.04</text:p>
          </table:table-cell>
          <table:table-cell office:value-type="float" office:value="0.64463" calcext:value-type="float">
            <text:p>0.64463</text:p>
          </table:table-cell>
          <table:table-cell office:value-type="float" office:value="0.68127" calcext:value-type="float">
            <text:p>0.68127</text:p>
          </table:table-cell>
          <table:table-cell table:formula="of:=([.I311]-[.H311])*1000" office:value-type="float" office:value="36.64" calcext:value-type="float">
            <text:p>36.64</text:p>
          </table:table-cell>
          <table:table-cell office:value-type="float" office:value="0.64872" calcext:value-type="float">
            <text:p>0.64872</text:p>
          </table:table-cell>
          <table:table-cell office:value-type="float" office:value="0.68655" calcext:value-type="float">
            <text:p>0.68655</text:p>
          </table:table-cell>
          <table:table-cell table:formula="of:=([.L311]-[.H311])*1000" office:value-type="float" office:value="41.9200000000001" calcext:value-type="float">
            <text:p>41.9200000000001</text:p>
          </table:table-cell>
          <table:table-cell table:number-columns-repeated="11"/>
        </table:table-row>
        <table:table-row table:style-name="ro1">
          <table:table-cell office:value-type="float" office:value="0.1096" calcext:value-type="float">
            <text:p>0.1096</text:p>
          </table:table-cell>
          <table:table-cell office:value-type="float" office:value="0.60839" calcext:value-type="float">
            <text:p>0.60839</text:p>
          </table:table-cell>
          <table:table-cell office:value-type="float" office:value="0.6413" calcext:value-type="float">
            <text:p>0.6413</text:p>
          </table:table-cell>
          <table:table-cell table:formula="of:=([.C312]-[.B312])*1000" office:value-type="float" office:value="32.9099999999999" calcext:value-type="float">
            <text:p>32.9099999999999</text:p>
          </table:table-cell>
          <table:table-cell office:value-type="float" office:value="0.63034" calcext:value-type="float">
            <text:p>0.63034</text:p>
          </table:table-cell>
          <table:table-cell office:value-type="float" office:value="0.6659" calcext:value-type="float">
            <text:p>0.6659</text:p>
          </table:table-cell>
          <table:table-cell table:formula="of:=([.F312]-[.E312])*1000" office:value-type="float" office:value="35.56" calcext:value-type="float">
            <text:p>35.56</text:p>
          </table:table-cell>
          <table:table-cell office:value-type="float" office:value="0.64399" calcext:value-type="float">
            <text:p>0.64399</text:p>
          </table:table-cell>
          <table:table-cell office:value-type="float" office:value="0.68123" calcext:value-type="float">
            <text:p>0.68123</text:p>
          </table:table-cell>
          <table:table-cell table:formula="of:=([.I312]-[.H312])*1000" office:value-type="float" office:value="37.2399999999999" calcext:value-type="float">
            <text:p>37.2399999999999</text:p>
          </table:table-cell>
          <table:table-cell office:value-type="float" office:value="0.64804" calcext:value-type="float">
            <text:p>0.64804</text:p>
          </table:table-cell>
          <table:table-cell office:value-type="float" office:value="0.68651" calcext:value-type="float">
            <text:p>0.68651</text:p>
          </table:table-cell>
          <table:table-cell table:formula="of:=([.L312]-[.H312])*1000" office:value-type="float" office:value="42.52" calcext:value-type="float">
            <text:p>42.52</text:p>
          </table:table-cell>
          <table:table-cell table:number-columns-repeated="11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64127" calcext:value-type="float">
            <text:p>0.64127</text:p>
          </table:table-cell>
          <table:table-cell table:formula="of:=([.C313]-[.B313])*1000" office:value-type="float" office:value="33.37" calcext:value-type="float">
            <text:p>33.37</text:p>
          </table:table-cell>
          <table:table-cell office:value-type="float" office:value="0.62976" calcext:value-type="float">
            <text:p>0.62976</text:p>
          </table:table-cell>
          <table:table-cell office:value-type="float" office:value="0.66586" calcext:value-type="float">
            <text:p>0.66586</text:p>
          </table:table-cell>
          <table:table-cell table:formula="of:=([.F313]-[.E313])*1000" office:value-type="float" office:value="36.0999999999999" calcext:value-type="float">
            <text:p>36.0999999999999</text:p>
          </table:table-cell>
          <table:table-cell office:value-type="float" office:value="0.64335" calcext:value-type="float">
            <text:p>0.64335</text:p>
          </table:table-cell>
          <table:table-cell office:value-type="float" office:value="0.68118" calcext:value-type="float">
            <text:p>0.68118</text:p>
          </table:table-cell>
          <table:table-cell table:formula="of:=([.I313]-[.H313])*1000" office:value-type="float" office:value="37.8299999999999" calcext:value-type="float">
            <text:p>37.8299999999999</text:p>
          </table:table-cell>
          <table:table-cell office:value-type="float" office:value="0.64736" calcext:value-type="float">
            <text:p>0.64736</text:p>
          </table:table-cell>
          <table:table-cell office:value-type="float" office:value="0.68647" calcext:value-type="float">
            <text:p>0.68647</text:p>
          </table:table-cell>
          <table:table-cell table:formula="of:=([.L313]-[.H313])*1000" office:value-type="float" office:value="43.1199999999999" calcext:value-type="float">
            <text:p>43.1199999999999</text:p>
          </table:table-cell>
          <table:table-cell table:number-columns-repeated="11"/>
        </table:table-row>
        <table:table-row table:style-name="ro1">
          <table:table-cell office:value-type="float" office:value="0.1104" calcext:value-type="float">
            <text:p>0.1104</text:p>
          </table:table-cell>
          <table:table-cell office:value-type="float" office:value="0.60729" calcext:value-type="float">
            <text:p>0.60729</text:p>
          </table:table-cell>
          <table:table-cell office:value-type="float" office:value="0.64123" calcext:value-type="float">
            <text:p>0.64123</text:p>
          </table:table-cell>
          <table:table-cell table:formula="of:=([.C314]-[.B314])*1000" office:value-type="float" office:value="33.9400000000001" calcext:value-type="float">
            <text:p>33.9400000000001</text:p>
          </table:table-cell>
          <table:table-cell office:value-type="float" office:value="0.62904" calcext:value-type="float">
            <text:p>0.62904</text:p>
          </table:table-cell>
          <table:table-cell office:value-type="float" office:value="0.66582" calcext:value-type="float">
            <text:p>0.66582</text:p>
          </table:table-cell>
          <table:table-cell table:formula="of:=([.F314]-[.E314])*1000" office:value-type="float" office:value="36.78" calcext:value-type="float">
            <text:p>36.78</text:p>
          </table:table-cell>
          <table:table-cell office:value-type="float" office:value="0.64256" calcext:value-type="float">
            <text:p>0.64256</text:p>
          </table:table-cell>
          <table:table-cell office:value-type="float" office:value="0.68114" calcext:value-type="float">
            <text:p>0.68114</text:p>
          </table:table-cell>
          <table:table-cell table:formula="of:=([.I314]-[.H314])*1000" office:value-type="float" office:value="38.5800000000001" calcext:value-type="float">
            <text:p>38.5800000000001</text:p>
          </table:table-cell>
          <table:table-cell office:value-type="float" office:value="0.64655" calcext:value-type="float">
            <text:p>0.64655</text:p>
          </table:table-cell>
          <table:table-cell office:value-type="float" office:value="0.68643" calcext:value-type="float">
            <text:p>0.68643</text:p>
          </table:table-cell>
          <table:table-cell table:formula="of:=([.L314]-[.H314])*1000" office:value-type="float" office:value="43.8700000000001" calcext:value-type="float">
            <text:p>43.8700000000001</text:p>
          </table:table-cell>
          <table:table-cell table:number-columns-repeated="11"/>
        </table:table-row>
        <table:table-row table:style-name="ro1">
          <table:table-cell office:value-type="float" office:value="0.1108" calcext:value-type="float">
            <text:p>0.1108</text:p>
          </table:table-cell>
          <table:table-cell office:value-type="float" office:value="0.60668" calcext:value-type="float">
            <text:p>0.60668</text:p>
          </table:table-cell>
          <table:table-cell office:value-type="float" office:value="0.64119" calcext:value-type="float">
            <text:p>0.64119</text:p>
          </table:table-cell>
          <table:table-cell table:formula="of:=([.C315]-[.B315])*1000" office:value-type="float" office:value="34.51" calcext:value-type="float">
            <text:p>34.51</text:p>
          </table:table-cell>
          <table:table-cell office:value-type="float" office:value="0.62832" calcext:value-type="float">
            <text:p>0.62832</text:p>
          </table:table-cell>
          <table:table-cell office:value-type="float" office:value="0.66578" calcext:value-type="float">
            <text:p>0.66578</text:p>
          </table:table-cell>
          <table:table-cell table:formula="of:=([.F315]-[.E315])*1000" office:value-type="float" office:value="37.4599999999999" calcext:value-type="float">
            <text:p>37.4599999999999</text:p>
          </table:table-cell>
          <table:table-cell office:value-type="float" office:value="0.64177" calcext:value-type="float">
            <text:p>0.64177</text:p>
          </table:table-cell>
          <table:table-cell office:value-type="float" office:value="0.6811" calcext:value-type="float">
            <text:p>0.6811</text:p>
          </table:table-cell>
          <table:table-cell table:formula="of:=([.I315]-[.H315])*1000" office:value-type="float" office:value="39.33" calcext:value-type="float">
            <text:p>39.33</text:p>
          </table:table-cell>
          <table:table-cell office:value-type="float" office:value="0.64573" calcext:value-type="float">
            <text:p>0.64573</text:p>
          </table:table-cell>
          <table:table-cell office:value-type="float" office:value="0.68639" calcext:value-type="float">
            <text:p>0.68639</text:p>
          </table:table-cell>
          <table:table-cell table:formula="of:=([.L315]-[.H315])*1000" office:value-type="float" office:value="44.62" calcext:value-type="float">
            <text:p>44.62</text:p>
          </table:table-cell>
          <table:table-cell table:number-columns-repeated="11"/>
        </table:table-row>
        <table:table-row table:style-name="ro1">
          <table:table-cell office:value-type="float" office:value="0.1112" calcext:value-type="float">
            <text:p>0.1112</text:p>
          </table:table-cell>
          <table:table-cell office:value-type="float" office:value="0.60607" calcext:value-type="float">
            <text:p>0.60607</text:p>
          </table:table-cell>
          <table:table-cell office:value-type="float" office:value="0.64116" calcext:value-type="float">
            <text:p>0.64116</text:p>
          </table:table-cell>
          <table:table-cell table:formula="of:=([.C316]-[.B316])*1000" office:value-type="float" office:value="35.0900000000001" calcext:value-type="float">
            <text:p>35.0900000000001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66573" calcext:value-type="float">
            <text:p>0.66573</text:p>
          </table:table-cell>
          <table:table-cell table:formula="of:=([.F316]-[.E316])*1000" office:value-type="float" office:value="38.13" calcext:value-type="float">
            <text:p>38.13</text:p>
          </table:table-cell>
          <table:table-cell office:value-type="float" office:value="0.64099" calcext:value-type="float">
            <text:p>0.64099</text:p>
          </table:table-cell>
          <table:table-cell office:value-type="float" office:value="0.68106" calcext:value-type="float">
            <text:p>0.68106</text:p>
          </table:table-cell>
          <table:table-cell table:formula="of:=([.I316]-[.H316])*1000" office:value-type="float" office:value="40.0700000000001" calcext:value-type="float">
            <text:p>40.0700000000001</text:p>
          </table:table-cell>
          <table:table-cell office:value-type="float" office:value="0.64492" calcext:value-type="float">
            <text:p>0.64492</text:p>
          </table:table-cell>
          <table:table-cell office:value-type="float" office:value="0.68635" calcext:value-type="float">
            <text:p>0.68635</text:p>
          </table:table-cell>
          <table:table-cell table:formula="of:=([.L316]-[.H316])*1000" office:value-type="float" office:value="45.36" calcext:value-type="float">
            <text:p>45.36</text:p>
          </table:table-cell>
          <table:table-cell table:number-columns-repeated="11"/>
        </table:table-row>
        <table:table-row table:style-name="ro1">
          <table:table-cell office:value-type="float" office:value="0.1116" calcext:value-type="float">
            <text:p>0.1116</text:p>
          </table:table-cell>
          <table:table-cell office:value-type="float" office:value="0.60545" calcext:value-type="float">
            <text:p>0.60545</text:p>
          </table:table-cell>
          <table:table-cell office:value-type="float" office:value="0.64112" calcext:value-type="float">
            <text:p>0.64112</text:p>
          </table:table-cell>
          <table:table-cell table:formula="of:=([.C317]-[.B317])*1000" office:value-type="float" office:value="35.67" calcext:value-type="float">
            <text:p>35.67</text:p>
          </table:table-cell>
          <table:table-cell office:value-type="float" office:value="0.62687" calcext:value-type="float">
            <text:p>0.62687</text:p>
          </table:table-cell>
          <table:table-cell office:value-type="float" office:value="0.66569" calcext:value-type="float">
            <text:p>0.66569</text:p>
          </table:table-cell>
          <table:table-cell table:formula="of:=([.F317]-[.E317])*1000" office:value-type="float" office:value="38.82" calcext:value-type="float">
            <text:p>38.82</text:p>
          </table:table-cell>
          <table:table-cell office:value-type="float" office:value="0.6402" calcext:value-type="float">
            <text:p>0.6402</text:p>
          </table:table-cell>
          <table:table-cell office:value-type="float" office:value="0.68102" calcext:value-type="float">
            <text:p>0.68102</text:p>
          </table:table-cell>
          <table:table-cell table:formula="of:=([.I317]-[.H317])*1000" office:value-type="float" office:value="40.8200000000001" calcext:value-type="float">
            <text:p>40.8200000000001</text:p>
          </table:table-cell>
          <table:table-cell office:value-type="float" office:value="0.6441" calcext:value-type="float">
            <text:p>0.6441</text:p>
          </table:table-cell>
          <table:table-cell office:value-type="float" office:value="0.68631" calcext:value-type="float">
            <text:p>0.68631</text:p>
          </table:table-cell>
          <table:table-cell table:formula="of:=([.L317]-[.H317])*1000" office:value-type="float" office:value="46.1100000000001" calcext:value-type="float">
            <text:p>46.1100000000001</text:p>
          </table:table-cell>
          <table:table-cell table:number-columns-repeated="11"/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0.60484" calcext:value-type="float">
            <text:p>0.60484</text:p>
          </table:table-cell>
          <table:table-cell office:value-type="float" office:value="0.64109" calcext:value-type="float">
            <text:p>0.64109</text:p>
          </table:table-cell>
          <table:table-cell table:formula="of:=([.C318]-[.B318])*1000" office:value-type="float" office:value="36.25" calcext:value-type="float">
            <text:p>36.25</text:p>
          </table:table-cell>
          <table:table-cell office:value-type="float" office:value="0.62615" calcext:value-type="float">
            <text:p>0.62615</text:p>
          </table:table-cell>
          <table:table-cell office:value-type="float" office:value="0.66565" calcext:value-type="float">
            <text:p>0.66565</text:p>
          </table:table-cell>
          <table:table-cell table:formula="of:=([.F318]-[.E318])*1000" office:value-type="float" office:value="39.5" calcext:value-type="float">
            <text:p>39.5</text:p>
          </table:table-cell>
          <table:table-cell office:value-type="float" office:value="0.63942" calcext:value-type="float">
            <text:p>0.63942</text:p>
          </table:table-cell>
          <table:table-cell office:value-type="float" office:value="0.68098" calcext:value-type="float">
            <text:p>0.68098</text:p>
          </table:table-cell>
          <table:table-cell table:formula="of:=([.I318]-[.H318])*1000" office:value-type="float" office:value="41.5599999999999" calcext:value-type="float">
            <text:p>41.5599999999999</text:p>
          </table:table-cell>
          <table:table-cell office:value-type="float" office:value="0.64328" calcext:value-type="float">
            <text:p>0.64328</text:p>
          </table:table-cell>
          <table:table-cell office:value-type="float" office:value="0.68627" calcext:value-type="float">
            <text:p>0.68627</text:p>
          </table:table-cell>
          <table:table-cell table:formula="of:=([.L318]-[.H318])*1000" office:value-type="float" office:value="46.8499999999999" calcext:value-type="float">
            <text:p>46.8499999999999</text:p>
          </table:table-cell>
          <table:table-cell table:number-columns-repeated="11"/>
        </table:table-row>
        <table:table-row table:style-name="ro1">
          <table:table-cell office:value-type="float" office:value="0.1124" calcext:value-type="float">
            <text:p>0.1124</text:p>
          </table:table-cell>
          <table:table-cell office:value-type="float" office:value="0.60423" calcext:value-type="float">
            <text:p>0.60423</text:p>
          </table:table-cell>
          <table:table-cell office:value-type="float" office:value="0.64105" calcext:value-type="float">
            <text:p>0.64105</text:p>
          </table:table-cell>
          <table:table-cell table:formula="of:=([.C319]-[.B319])*1000" office:value-type="float" office:value="36.82" calcext:value-type="float">
            <text:p>36.82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6656" calcext:value-type="float">
            <text:p>0.6656</text:p>
          </table:table-cell>
          <table:table-cell table:formula="of:=([.F319]-[.E319])*1000" office:value-type="float" office:value="40.17" calcext:value-type="float">
            <text:p>40.17</text:p>
          </table:table-cell>
          <table:table-cell office:value-type="float" office:value="0.63863" calcext:value-type="float">
            <text:p>0.63863</text:p>
          </table:table-cell>
          <table:table-cell office:value-type="float" office:value="0.68094" calcext:value-type="float">
            <text:p>0.68094</text:p>
          </table:table-cell>
          <table:table-cell table:formula="of:=([.I319]-[.H319])*1000" office:value-type="float" office:value="42.3100000000001" calcext:value-type="float">
            <text:p>42.3100000000001</text:p>
          </table:table-cell>
          <table:table-cell office:value-type="float" office:value="0.64247" calcext:value-type="float">
            <text:p>0.64247</text:p>
          </table:table-cell>
          <table:table-cell office:value-type="float" office:value="0.68623" calcext:value-type="float">
            <text:p>0.68623</text:p>
          </table:table-cell>
          <table:table-cell table:formula="of:=([.L319]-[.H319])*1000" office:value-type="float" office:value="47.6" calcext:value-type="float">
            <text:p>47.6</text:p>
          </table:table-cell>
          <table:table-cell table:number-columns-repeated="11"/>
        </table:table-row>
        <table:table-row table:style-name="ro1">
          <table:table-cell office:value-type="float" office:value="0.1128" calcext:value-type="float">
            <text:p>0.1128</text:p>
          </table:table-cell>
          <table:table-cell office:value-type="float" office:value="0.60361" calcext:value-type="float">
            <text:p>0.60361</text:p>
          </table:table-cell>
          <table:table-cell office:value-type="float" office:value="0.64101" calcext:value-type="float">
            <text:p>0.64101</text:p>
          </table:table-cell>
          <table:table-cell table:formula="of:=([.C320]-[.B320])*1000" office:value-type="float" office:value="37.4" calcext:value-type="float">
            <text:p>37.4</text:p>
          </table:table-cell>
          <table:table-cell office:value-type="float" office:value="0.6247" calcext:value-type="float">
            <text:p>0.6247</text:p>
          </table:table-cell>
          <table:table-cell office:value-type="float" office:value="0.66556" calcext:value-type="float">
            <text:p>0.66556</text:p>
          </table:table-cell>
          <table:table-cell table:formula="of:=([.F320]-[.E320])*1000" office:value-type="float" office:value="40.86" calcext:value-type="float">
            <text:p>40.86</text:p>
          </table:table-cell>
          <table:table-cell office:value-type="float" office:value="0.63784" calcext:value-type="float">
            <text:p>0.63784</text:p>
          </table:table-cell>
          <table:table-cell office:value-type="float" office:value="0.6809" calcext:value-type="float">
            <text:p>0.6809</text:p>
          </table:table-cell>
          <table:table-cell table:formula="of:=([.I320]-[.H320])*1000" office:value-type="float" office:value="43.06" calcext:value-type="float">
            <text:p>43.06</text:p>
          </table:table-cell>
          <table:table-cell office:value-type="float" office:value="0.64165" calcext:value-type="float">
            <text:p>0.64165</text:p>
          </table:table-cell>
          <table:table-cell office:value-type="float" office:value="0.68619" calcext:value-type="float">
            <text:p>0.68619</text:p>
          </table:table-cell>
          <table:table-cell table:formula="of:=([.L320]-[.H320])*1000" office:value-type="float" office:value="48.35" calcext:value-type="float">
            <text:p>48.35</text:p>
          </table:table-cell>
          <table:table-cell table:number-columns-repeated="11"/>
        </table:table-row>
        <table:table-row table:style-name="ro1">
          <table:table-cell office:value-type="float" office:value="0.1132" calcext:value-type="float">
            <text:p>0.1132</text:p>
          </table:table-cell>
          <table:table-cell office:value-type="float" office:value="0.603" calcext:value-type="float">
            <text:p>0.603</text:p>
          </table:table-cell>
          <table:table-cell office:value-type="float" office:value="0.64098" calcext:value-type="float">
            <text:p>0.64098</text:p>
          </table:table-cell>
          <table:table-cell table:formula="of:=([.C321]-[.B321])*1000" office:value-type="float" office:value="37.9800000000001" calcext:value-type="float">
            <text:p>37.9800000000001</text:p>
          </table:table-cell>
          <table:table-cell office:value-type="float" office:value="0.62398" calcext:value-type="float">
            <text:p>0.62398</text:p>
          </table:table-cell>
          <table:table-cell office:value-type="float" office:value="0.66552" calcext:value-type="float">
            <text:p>0.66552</text:p>
          </table:table-cell>
          <table:table-cell table:formula="of:=([.F321]-[.E321])*1000" office:value-type="float" office:value="41.5399999999999" calcext:value-type="float">
            <text:p>41.5399999999999</text:p>
          </table:table-cell>
          <table:table-cell office:value-type="float" office:value="0.63706" calcext:value-type="float">
            <text:p>0.63706</text:p>
          </table:table-cell>
          <table:table-cell office:value-type="float" office:value="0.68085" calcext:value-type="float">
            <text:p>0.68085</text:p>
          </table:table-cell>
          <table:table-cell table:formula="of:=([.I321]-[.H321])*1000" office:value-type="float" office:value="43.79" calcext:value-type="float">
            <text:p>43.79</text:p>
          </table:table-cell>
          <table:table-cell office:value-type="float" office:value="0.64083" calcext:value-type="float">
            <text:p>0.64083</text:p>
          </table:table-cell>
          <table:table-cell office:value-type="float" office:value="0.68615" calcext:value-type="float">
            <text:p>0.68615</text:p>
          </table:table-cell>
          <table:table-cell table:formula="of:=([.L321]-[.H321])*1000" office:value-type="float" office:value="49.09" calcext:value-type="float">
            <text:p>49.09</text:p>
          </table:table-cell>
          <table:table-cell table:number-columns-repeated="11"/>
        </table:table-row>
        <table:table-row table:style-name="ro1">
          <table:table-cell office:value-type="float" office:value="0.1136" calcext:value-type="float">
            <text:p>0.1136</text:p>
          </table:table-cell>
          <table:table-cell office:value-type="float" office:value="0.60226" calcext:value-type="float">
            <text:p>0.60226</text:p>
          </table:table-cell>
          <table:table-cell office:value-type="float" office:value="0.64094" calcext:value-type="float">
            <text:p>0.64094</text:p>
          </table:table-cell>
          <table:table-cell table:formula="of:=([.C322]-[.B322])*1000" office:value-type="float" office:value="38.68" calcext:value-type="float">
            <text:p>38.68</text:p>
          </table:table-cell>
          <table:table-cell office:value-type="float" office:value="0.62312" calcext:value-type="float">
            <text:p>0.62312</text:p>
          </table:table-cell>
          <table:table-cell office:value-type="float" office:value="0.66547" calcext:value-type="float">
            <text:p>0.66547</text:p>
          </table:table-cell>
          <table:table-cell table:formula="of:=([.F322]-[.E322])*1000" office:value-type="float" office:value="42.35" calcext:value-type="float">
            <text:p>42.35</text:p>
          </table:table-cell>
          <table:table-cell office:value-type="float" office:value="0.63615" calcext:value-type="float">
            <text:p>0.63615</text:p>
          </table:table-cell>
          <table:table-cell office:value-type="float" office:value="0.68081" calcext:value-type="float">
            <text:p>0.68081</text:p>
          </table:table-cell>
          <table:table-cell table:formula="of:=([.I322]-[.H322])*1000" office:value-type="float" office:value="44.6599999999999" calcext:value-type="float">
            <text:p>44.659999999999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8611" calcext:value-type="float">
            <text:p>0.68611</text:p>
          </table:table-cell>
          <table:table-cell table:formula="of:=([.L322]-[.H322])*1000" office:value-type="float" office:value="49.96" calcext:value-type="float">
            <text:p>49.96</text:p>
          </table:table-cell>
          <table:table-cell table:number-columns-repeated="11"/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.60147" calcext:value-type="float">
            <text:p>0.60147</text:p>
          </table:table-cell>
          <table:table-cell office:value-type="float" office:value="0.6409" calcext:value-type="float">
            <text:p>0.6409</text:p>
          </table:table-cell>
          <table:table-cell table:formula="of:=([.C323]-[.B323])*1000" office:value-type="float" office:value="39.43" calcext:value-type="float">
            <text:p>39.43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66543" calcext:value-type="float">
            <text:p>0.66543</text:p>
          </table:table-cell>
          <table:table-cell table:formula="of:=([.F323]-[.E323])*1000" office:value-type="float" office:value="43.2300000000001" calcext:value-type="float">
            <text:p>43.2300000000001</text:p>
          </table:table-cell>
          <table:table-cell office:value-type="float" office:value="0.63518" calcext:value-type="float">
            <text:p>0.63518</text:p>
          </table:table-cell>
          <table:table-cell office:value-type="float" office:value="0.68077" calcext:value-type="float">
            <text:p>0.68077</text:p>
          </table:table-cell>
          <table:table-cell table:formula="of:=([.I323]-[.H323])*1000" office:value-type="float" office:value="45.59" calcext:value-type="float">
            <text:p>45.59</text:p>
          </table:table-cell>
          <table:table-cell office:value-type="float" office:value="0.63892" calcext:value-type="float">
            <text:p>0.63892</text:p>
          </table:table-cell>
          <table:table-cell office:value-type="float" office:value="0.68607" calcext:value-type="float">
            <text:p>0.68607</text:p>
          </table:table-cell>
          <table:table-cell table:formula="of:=([.L323]-[.H323])*1000" office:value-type="float" office:value="50.89" calcext:value-type="float">
            <text:p>50.89</text:p>
          </table:table-cell>
          <table:table-cell table:number-columns-repeated="11"/>
        </table:table-row>
        <table:table-row table:style-name="ro1">
          <table:table-cell office:value-type="float" office:value="0.1144" calcext:value-type="float">
            <text:p>0.1144</text:p>
          </table:table-cell>
          <table:table-cell office:value-type="float" office:value="0.60067" calcext:value-type="float">
            <text:p>0.60067</text:p>
          </table:table-cell>
          <table:table-cell office:value-type="float" office:value="0.64086" calcext:value-type="float">
            <text:p>0.64086</text:p>
          </table:table-cell>
          <table:table-cell table:formula="of:=([.C324]-[.B324])*1000" office:value-type="float" office:value="40.1900000000001" calcext:value-type="float">
            <text:p>40.1900000000001</text:p>
          </table:table-cell>
          <table:table-cell office:value-type="float" office:value="0.62128" calcext:value-type="float">
            <text:p>0.62128</text:p>
          </table:table-cell>
          <table:table-cell office:value-type="float" office:value="0.66539" calcext:value-type="float">
            <text:p>0.66539</text:p>
          </table:table-cell>
          <table:table-cell table:formula="of:=([.F324]-[.E324])*1000" office:value-type="float" office:value="44.11" calcext:value-type="float">
            <text:p>44.11</text:p>
          </table:table-cell>
          <table:table-cell office:value-type="float" office:value="0.63421" calcext:value-type="float">
            <text:p>0.63421</text:p>
          </table:table-cell>
          <table:table-cell office:value-type="float" office:value="0.68073" calcext:value-type="float">
            <text:p>0.68073</text:p>
          </table:table-cell>
          <table:table-cell table:formula="of:=([.I324]-[.H324])*1000" office:value-type="float" office:value="46.52" calcext:value-type="float">
            <text:p>46.52</text:p>
          </table:table-cell>
          <table:table-cell office:value-type="float" office:value="0.63793" calcext:value-type="float">
            <text:p>0.63793</text:p>
          </table:table-cell>
          <table:table-cell office:value-type="float" office:value="0.68603" calcext:value-type="float">
            <text:p>0.68603</text:p>
          </table:table-cell>
          <table:table-cell table:formula="of:=([.L324]-[.H324])*1000" office:value-type="float" office:value="51.82" calcext:value-type="float">
            <text:p>51.82</text:p>
          </table:table-cell>
          <table:table-cell table:number-columns-repeated="11"/>
        </table:table-row>
        <table:table-row table:style-name="ro1">
          <table:table-cell office:value-type="float" office:value="0.1148" calcext:value-type="float">
            <text:p>0.1148</text:p>
          </table:table-cell>
          <table:table-cell office:value-type="float" office:value="0.59987" calcext:value-type="float">
            <text:p>0.59987</text:p>
          </table:table-cell>
          <table:table-cell office:value-type="float" office:value="0.64083" calcext:value-type="float">
            <text:p>0.64083</text:p>
          </table:table-cell>
          <table:table-cell table:formula="of:=([.C325]-[.B325])*1000" office:value-type="float" office:value="40.96" calcext:value-type="float">
            <text:p>40.96</text:p>
          </table:table-cell>
          <table:table-cell office:value-type="float" office:value="0.62035" calcext:value-type="float">
            <text:p>0.62035</text:p>
          </table:table-cell>
          <table:table-cell office:value-type="float" office:value="0.66534" calcext:value-type="float">
            <text:p>0.66534</text:p>
          </table:table-cell>
          <table:table-cell table:formula="of:=([.F325]-[.E325])*1000" office:value-type="float" office:value="44.99" calcext:value-type="float">
            <text:p>44.99</text:p>
          </table:table-cell>
          <table:table-cell office:value-type="float" office:value="0.63324" calcext:value-type="float">
            <text:p>0.63324</text:p>
          </table:table-cell>
          <table:table-cell office:value-type="float" office:value="0.68069" calcext:value-type="float">
            <text:p>0.68069</text:p>
          </table:table-cell>
          <table:table-cell table:formula="of:=([.I325]-[.H325])*1000" office:value-type="float" office:value="47.45" calcext:value-type="float">
            <text:p>47.45</text:p>
          </table:table-cell>
          <table:table-cell office:value-type="float" office:value="0.63694" calcext:value-type="float">
            <text:p>0.63694</text:p>
          </table:table-cell>
          <table:table-cell office:value-type="float" office:value="0.68599" calcext:value-type="float">
            <text:p>0.68599</text:p>
          </table:table-cell>
          <table:table-cell table:formula="of:=([.L325]-[.H325])*1000" office:value-type="float" office:value="52.7500000000001" calcext:value-type="float">
            <text:p>52.7500000000001</text:p>
          </table:table-cell>
          <table:table-cell table:number-columns-repeated="11"/>
        </table:table-row>
        <table:table-row table:style-name="ro1">
          <table:table-cell office:value-type="float" office:value="0.1152" calcext:value-type="float">
            <text:p>0.1152</text:p>
          </table:table-cell>
          <table:table-cell office:value-type="float" office:value="0.59907" calcext:value-type="float">
            <text:p>0.59907</text:p>
          </table:table-cell>
          <table:table-cell office:value-type="float" office:value="0.64079" calcext:value-type="float">
            <text:p>0.64079</text:p>
          </table:table-cell>
          <table:table-cell table:formula="of:=([.C326]-[.B326])*1000" office:value-type="float" office:value="41.72" calcext:value-type="float">
            <text:p>41.72</text:p>
          </table:table-cell>
          <table:table-cell office:value-type="float" office:value="0.61943" calcext:value-type="float">
            <text:p>0.61943</text:p>
          </table:table-cell>
          <table:table-cell office:value-type="float" office:value="0.6653" calcext:value-type="float">
            <text:p>0.6653</text:p>
          </table:table-cell>
          <table:table-cell table:formula="of:=([.F326]-[.E326])*1000" office:value-type="float" office:value="45.87" calcext:value-type="float">
            <text:p>45.87</text:p>
          </table:table-cell>
          <table:table-cell office:value-type="float" office:value="0.63227" calcext:value-type="float">
            <text:p>0.63227</text:p>
          </table:table-cell>
          <table:table-cell office:value-type="float" office:value="0.68065" calcext:value-type="float">
            <text:p>0.68065</text:p>
          </table:table-cell>
          <table:table-cell table:formula="of:=([.I326]-[.H326])*1000" office:value-type="float" office:value="48.3800000000001" calcext:value-type="float">
            <text:p>48.3800000000001</text:p>
          </table:table-cell>
          <table:table-cell office:value-type="float" office:value="0.63596" calcext:value-type="float">
            <text:p>0.63596</text:p>
          </table:table-cell>
          <table:table-cell office:value-type="float" office:value="0.68595" calcext:value-type="float">
            <text:p>0.68595</text:p>
          </table:table-cell>
          <table:table-cell table:formula="of:=([.L326]-[.H326])*1000" office:value-type="float" office:value="53.6800000000001" calcext:value-type="float">
            <text:p>53.6800000000001</text:p>
          </table:table-cell>
          <table:table-cell table:number-columns-repeated="11"/>
        </table:table-row>
        <table:table-row table:style-name="ro1">
          <table:table-cell office:value-type="float" office:value="0.1156" calcext:value-type="float">
            <text:p>0.1156</text:p>
          </table:table-cell>
          <table:table-cell office:value-type="float" office:value="0.59827" calcext:value-type="float">
            <text:p>0.59827</text:p>
          </table:table-cell>
          <table:table-cell office:value-type="float" office:value="0.64075" calcext:value-type="float">
            <text:p>0.64075</text:p>
          </table:table-cell>
          <table:table-cell table:formula="of:=([.C327]-[.B327])*1000" office:value-type="float" office:value="42.48" calcext:value-type="float">
            <text:p>42.48</text:p>
          </table:table-cell>
          <table:table-cell office:value-type="float" office:value="0.61851" calcext:value-type="float">
            <text:p>0.61851</text:p>
          </table:table-cell>
          <table:table-cell office:value-type="float" office:value="0.66526" calcext:value-type="float">
            <text:p>0.66526</text:p>
          </table:table-cell>
          <table:table-cell table:formula="of:=([.F327]-[.E327])*1000" office:value-type="float" office:value="46.7500000000001" calcext:value-type="float">
            <text:p>46.7500000000001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6806" calcext:value-type="float">
            <text:p>0.6806</text:p>
          </table:table-cell>
          <table:table-cell table:formula="of:=([.I327]-[.H327])*1000" office:value-type="float" office:value="49.2999999999999" calcext:value-type="float">
            <text:p>49.2999999999999</text:p>
          </table:table-cell>
          <table:table-cell office:value-type="float" office:value="0.63497" calcext:value-type="float">
            <text:p>0.63497</text:p>
          </table:table-cell>
          <table:table-cell office:value-type="float" office:value="0.6859" calcext:value-type="float">
            <text:p>0.6859</text:p>
          </table:table-cell>
          <table:table-cell table:formula="of:=([.L327]-[.H327])*1000" office:value-type="float" office:value="54.6" calcext:value-type="float">
            <text:p>54.6</text:p>
          </table:table-cell>
          <table:table-cell table:number-columns-repeated="11"/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0.59747" calcext:value-type="float">
            <text:p>0.59747</text:p>
          </table:table-cell>
          <table:table-cell office:value-type="float" office:value="0.64072" calcext:value-type="float">
            <text:p>0.64072</text:p>
          </table:table-cell>
          <table:table-cell table:formula="of:=([.C328]-[.B328])*1000" office:value-type="float" office:value="43.25" calcext:value-type="float">
            <text:p>43.25</text:p>
          </table:table-cell>
          <table:table-cell office:value-type="float" office:value="0.61758" calcext:value-type="float">
            <text:p>0.61758</text:p>
          </table:table-cell>
          <table:table-cell office:value-type="float" office:value="0.66521" calcext:value-type="float">
            <text:p>0.66521</text:p>
          </table:table-cell>
          <table:table-cell table:formula="of:=([.F328]-[.E328])*1000" office:value-type="float" office:value="47.6300000000001" calcext:value-type="float">
            <text:p>47.6300000000001</text:p>
          </table:table-cell>
          <table:table-cell office:value-type="float" office:value="0.63033" calcext:value-type="float">
            <text:p>0.63033</text:p>
          </table:table-cell>
          <table:table-cell office:value-type="float" office:value="0.68056" calcext:value-type="float">
            <text:p>0.68056</text:p>
          </table:table-cell>
          <table:table-cell table:formula="of:=([.I328]-[.H328])*1000" office:value-type="float" office:value="50.23" calcext:value-type="float">
            <text:p>50.23</text:p>
          </table:table-cell>
          <table:table-cell office:value-type="float" office:value="0.63398" calcext:value-type="float">
            <text:p>0.63398</text:p>
          </table:table-cell>
          <table:table-cell office:value-type="float" office:value="0.68586" calcext:value-type="float">
            <text:p>0.68586</text:p>
          </table:table-cell>
          <table:table-cell table:formula="of:=([.L328]-[.H328])*1000" office:value-type="float" office:value="55.53" calcext:value-type="float">
            <text:p>55.53</text:p>
          </table:table-cell>
          <table:table-cell table:number-columns-repeated="11"/>
        </table:table-row>
        <table:table-row table:style-name="ro1">
          <table:table-cell office:value-type="float" office:value="0.1164" calcext:value-type="float">
            <text:p>0.1164</text:p>
          </table:table-cell>
          <table:table-cell office:value-type="float" office:value="0.59667" calcext:value-type="float">
            <text:p>0.59667</text:p>
          </table:table-cell>
          <table:table-cell office:value-type="float" office:value="0.64068" calcext:value-type="float">
            <text:p>0.64068</text:p>
          </table:table-cell>
          <table:table-cell table:formula="of:=([.C329]-[.B329])*1000" office:value-type="float" office:value="44.01" calcext:value-type="float">
            <text:p>44.01</text:p>
          </table:table-cell>
          <table:table-cell office:value-type="float" office:value="0.61666" calcext:value-type="float">
            <text:p>0.61666</text:p>
          </table:table-cell>
          <table:table-cell office:value-type="float" office:value="0.66517" calcext:value-type="float">
            <text:p>0.66517</text:p>
          </table:table-cell>
          <table:table-cell table:formula="of:=([.F329]-[.E329])*1000" office:value-type="float" office:value="48.5099999999999" calcext:value-type="float">
            <text:p>48.5099999999999</text:p>
          </table:table-cell>
          <table:table-cell office:value-type="float" office:value="0.62936" calcext:value-type="float">
            <text:p>0.62936</text:p>
          </table:table-cell>
          <table:table-cell office:value-type="float" office:value="0.68052" calcext:value-type="float">
            <text:p>0.68052</text:p>
          </table:table-cell>
          <table:table-cell table:formula="of:=([.I329]-[.H329])*1000" office:value-type="float" office:value="51.16" calcext:value-type="float">
            <text:p>51.16</text:p>
          </table:table-cell>
          <table:table-cell office:value-type="float" office:value="0.63299" calcext:value-type="float">
            <text:p>0.63299</text:p>
          </table:table-cell>
          <table:table-cell office:value-type="float" office:value="0.68582" calcext:value-type="float">
            <text:p>0.68582</text:p>
          </table:table-cell>
          <table:table-cell table:formula="of:=([.L329]-[.H329])*1000" office:value-type="float" office:value="56.4600000000001" calcext:value-type="float">
            <text:p>56.4600000000001</text:p>
          </table:table-cell>
          <table:table-cell table:number-columns-repeated="11"/>
        </table:table-row>
        <table:table-row table:style-name="ro1">
          <table:table-cell office:value-type="float" office:value="0.1168" calcext:value-type="float">
            <text:p>0.1168</text:p>
          </table:table-cell>
          <table:table-cell office:value-type="float" office:value="0.59578" calcext:value-type="float">
            <text:p>0.59578</text:p>
          </table:table-cell>
          <table:table-cell office:value-type="float" office:value="0.64064" calcext:value-type="float">
            <text:p>0.64064</text:p>
          </table:table-cell>
          <table:table-cell table:formula="of:=([.C330]-[.B330])*1000" office:value-type="float" office:value="44.86" calcext:value-type="float">
            <text:p>44.86</text:p>
          </table:table-cell>
          <table:table-cell office:value-type="float" office:value="0.61565" calcext:value-type="float">
            <text:p>0.61565</text:p>
          </table:table-cell>
          <table:table-cell office:value-type="float" office:value="0.66512" calcext:value-type="float">
            <text:p>0.66512</text:p>
          </table:table-cell>
          <table:table-cell table:formula="of:=([.F330]-[.E330])*1000" office:value-type="float" office:value="49.47" calcext:value-type="float">
            <text:p>49.47</text:p>
          </table:table-cell>
          <table:table-cell office:value-type="float" office:value="0.62832" calcext:value-type="float">
            <text:p>0.62832</text:p>
          </table:table-cell>
          <table:table-cell office:value-type="float" office:value="0.68048" calcext:value-type="float">
            <text:p>0.68048</text:p>
          </table:table-cell>
          <table:table-cell table:formula="of:=([.I330]-[.H330])*1000" office:value-type="float" office:value="52.16" calcext:value-type="float">
            <text:p>52.16</text:p>
          </table:table-cell>
          <table:table-cell office:value-type="float" office:value="0.63194" calcext:value-type="float">
            <text:p>0.63194</text:p>
          </table:table-cell>
          <table:table-cell office:value-type="float" office:value="0.68578" calcext:value-type="float">
            <text:p>0.68578</text:p>
          </table:table-cell>
          <table:table-cell table:formula="of:=([.L330]-[.H330])*1000" office:value-type="float" office:value="57.46" calcext:value-type="float">
            <text:p>57.46</text:p>
          </table:table-cell>
          <table:table-cell table:number-columns-repeated="11"/>
        </table:table-row>
        <table:table-row table:style-name="ro1">
          <table:table-cell office:value-type="float" office:value="0.1172" calcext:value-type="float">
            <text:p>0.1172</text:p>
          </table:table-cell>
          <table:table-cell office:value-type="float" office:value="0.59472" calcext:value-type="float">
            <text:p>0.59472</text:p>
          </table:table-cell>
          <table:table-cell office:value-type="float" office:value="0.64061" calcext:value-type="float">
            <text:p>0.64061</text:p>
          </table:table-cell>
          <table:table-cell table:formula="of:=([.C331]-[.B331])*1000" office:value-type="float" office:value="45.89" calcext:value-type="float">
            <text:p>45.89</text:p>
          </table:table-cell>
          <table:table-cell office:value-type="float" office:value="0.61446" calcext:value-type="float">
            <text:p>0.61446</text:p>
          </table:table-cell>
          <table:table-cell office:value-type="float" office:value="0.66508" calcext:value-type="float">
            <text:p>0.66508</text:p>
          </table:table-cell>
          <table:table-cell table:formula="of:=([.F331]-[.E331])*1000" office:value-type="float" office:value="50.62" calcext:value-type="float">
            <text:p>50.62</text:p>
          </table:table-cell>
          <table:table-cell office:value-type="float" office:value="0.62712" calcext:value-type="float">
            <text:p>0.62712</text:p>
          </table:table-cell>
          <table:table-cell office:value-type="float" office:value="0.68044" calcext:value-type="float">
            <text:p>0.68044</text:p>
          </table:table-cell>
          <table:table-cell table:formula="of:=([.I331]-[.H331])*1000" office:value-type="float" office:value="53.32" calcext:value-type="float">
            <text:p>53.32</text:p>
          </table:table-cell>
          <table:table-cell office:value-type="float" office:value="0.63075" calcext:value-type="float">
            <text:p>0.63075</text:p>
          </table:table-cell>
          <table:table-cell office:value-type="float" office:value="0.68574" calcext:value-type="float">
            <text:p>0.68574</text:p>
          </table:table-cell>
          <table:table-cell table:formula="of:=([.L331]-[.H331])*1000" office:value-type="float" office:value="58.62" calcext:value-type="float">
            <text:p>58.62</text:p>
          </table:table-cell>
          <table:table-cell table:number-columns-repeated="11"/>
        </table:table-row>
        <table:table-row table:style-name="ro1">
          <table:table-cell office:value-type="float" office:value="0.1176" calcext:value-type="float">
            <text:p>0.1176</text:p>
          </table:table-cell>
          <table:table-cell office:value-type="float" office:value="0.59366" calcext:value-type="float">
            <text:p>0.59366</text:p>
          </table:table-cell>
          <table:table-cell office:value-type="float" office:value="0.64057" calcext:value-type="float">
            <text:p>0.64057</text:p>
          </table:table-cell>
          <table:table-cell table:formula="of:=([.C332]-[.B332])*1000" office:value-type="float" office:value="46.91" calcext:value-type="float">
            <text:p>46.91</text:p>
          </table:table-cell>
          <table:table-cell office:value-type="float" office:value="0.61328" calcext:value-type="float">
            <text:p>0.61328</text:p>
          </table:table-cell>
          <table:table-cell office:value-type="float" office:value="0.66504" calcext:value-type="float">
            <text:p>0.66504</text:p>
          </table:table-cell>
          <table:table-cell table:formula="of:=([.F332]-[.E332])*1000" office:value-type="float" office:value="51.76" calcext:value-type="float">
            <text:p>51.76</text:p>
          </table:table-cell>
          <table:table-cell office:value-type="float" office:value="0.62592" calcext:value-type="float">
            <text:p>0.62592</text:p>
          </table:table-cell>
          <table:table-cell office:value-type="float" office:value="0.68039" calcext:value-type="float">
            <text:p>0.68039</text:p>
          </table:table-cell>
          <table:table-cell table:formula="of:=([.I332]-[.H332])*1000" office:value-type="float" office:value="54.47" calcext:value-type="float">
            <text:p>54.47</text:p>
          </table:table-cell>
          <table:table-cell office:value-type="float" office:value="0.62955" calcext:value-type="float">
            <text:p>0.62955</text:p>
          </table:table-cell>
          <table:table-cell office:value-type="float" office:value="0.6857" calcext:value-type="float">
            <text:p>0.6857</text:p>
          </table:table-cell>
          <table:table-cell table:formula="of:=([.L332]-[.H332])*1000" office:value-type="float" office:value="59.7800000000001" calcext:value-type="float">
            <text:p>59.7800000000001</text:p>
          </table:table-cell>
          <table:table-cell table:number-columns-repeated="11"/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64053" calcext:value-type="float">
            <text:p>0.64053</text:p>
          </table:table-cell>
          <table:table-cell table:formula="of:=([.C333]-[.B333])*1000" office:value-type="float" office:value="47.93" calcext:value-type="float">
            <text:p>47.93</text:p>
          </table:table-cell>
          <table:table-cell office:value-type="float" office:value="0.61209" calcext:value-type="float">
            <text:p>0.61209</text:p>
          </table:table-cell>
          <table:table-cell office:value-type="float" office:value="0.66499" calcext:value-type="float">
            <text:p>0.66499</text:p>
          </table:table-cell>
          <table:table-cell table:formula="of:=([.F333]-[.E333])*1000" office:value-type="float" office:value="52.9000000000001" calcext:value-type="float">
            <text:p>52.9000000000001</text:p>
          </table:table-cell>
          <table:table-cell office:value-type="float" office:value="0.62472" calcext:value-type="float">
            <text:p>0.62472</text:p>
          </table:table-cell>
          <table:table-cell office:value-type="float" office:value="0.68035" calcext:value-type="float">
            <text:p>0.68035</text:p>
          </table:table-cell>
          <table:table-cell table:formula="of:=([.I333]-[.H333])*1000" office:value-type="float" office:value="55.63" calcext:value-type="float">
            <text:p>55.63</text:p>
          </table:table-cell>
          <table:table-cell office:value-type="float" office:value="0.62836" calcext:value-type="float">
            <text:p>0.62836</text:p>
          </table:table-cell>
          <table:table-cell office:value-type="float" office:value="0.68566" calcext:value-type="float">
            <text:p>0.68566</text:p>
          </table:table-cell>
          <table:table-cell table:formula="of:=([.L333]-[.H333])*1000" office:value-type="float" office:value="60.94" calcext:value-type="float">
            <text:p>60.94</text:p>
          </table:table-cell>
          <table:table-cell table:number-columns-repeated="11"/>
        </table:table-row>
        <table:table-row table:style-name="ro1">
          <table:table-cell office:value-type="float" office:value="0.1184" calcext:value-type="float">
            <text:p>0.1184</text:p>
          </table:table-cell>
          <table:table-cell office:value-type="float" office:value="0.59154" calcext:value-type="float">
            <text:p>0.59154</text:p>
          </table:table-cell>
          <table:table-cell office:value-type="float" office:value="0.64049" calcext:value-type="float">
            <text:p>0.64049</text:p>
          </table:table-cell>
          <table:table-cell table:formula="of:=([.C334]-[.B334])*1000" office:value-type="float" office:value="48.9499999999999" calcext:value-type="float">
            <text:p>48.9499999999999</text:p>
          </table:table-cell>
          <table:table-cell office:value-type="float" office:value="0.6109" calcext:value-type="float">
            <text:p>0.6109</text:p>
          </table:table-cell>
          <table:table-cell office:value-type="float" office:value="0.66495" calcext:value-type="float">
            <text:p>0.66495</text:p>
          </table:table-cell>
          <table:table-cell table:formula="of:=([.F334]-[.E334])*1000" office:value-type="float" office:value="54.05" calcext:value-type="float">
            <text:p>54.05</text:p>
          </table:table-cell>
          <table:table-cell office:value-type="float" office:value="0.62353" calcext:value-type="float">
            <text:p>0.62353</text:p>
          </table:table-cell>
          <table:table-cell office:value-type="float" office:value="0.68031" calcext:value-type="float">
            <text:p>0.68031</text:p>
          </table:table-cell>
          <table:table-cell table:formula="of:=([.I334]-[.H334])*1000" office:value-type="float" office:value="56.7800000000001" calcext:value-type="float">
            <text:p>56.7800000000001</text:p>
          </table:table-cell>
          <table:table-cell office:value-type="float" office:value="0.62717" calcext:value-type="float">
            <text:p>0.62717</text:p>
          </table:table-cell>
          <table:table-cell office:value-type="float" office:value="0.68562" calcext:value-type="float">
            <text:p>0.68562</text:p>
          </table:table-cell>
          <table:table-cell table:formula="of:=([.L334]-[.H334])*1000" office:value-type="float" office:value="62.09" calcext:value-type="float">
            <text:p>62.09</text:p>
          </table:table-cell>
          <table:table-cell table:number-columns-repeated="11"/>
        </table:table-row>
        <table:table-row table:style-name="ro1">
          <table:table-cell office:value-type="float" office:value="0.1188" calcext:value-type="float">
            <text:p>0.1188</text:p>
          </table:table-cell>
          <table:table-cell office:value-type="float" office:value="0.59048" calcext:value-type="float">
            <text:p>0.59048</text:p>
          </table:table-cell>
          <table:table-cell office:value-type="float" office:value="0.64046" calcext:value-type="float">
            <text:p>0.64046</text:p>
          </table:table-cell>
          <table:table-cell table:formula="of:=([.C335]-[.B335])*1000" office:value-type="float" office:value="49.98" calcext:value-type="float">
            <text:p>49.98</text:p>
          </table:table-cell>
          <table:table-cell office:value-type="float" office:value="0.60971" calcext:value-type="float">
            <text:p>0.60971</text:p>
          </table:table-cell>
          <table:table-cell office:value-type="float" office:value="0.6649" calcext:value-type="float">
            <text:p>0.6649</text:p>
          </table:table-cell>
          <table:table-cell table:formula="of:=([.F335]-[.E335])*1000" office:value-type="float" office:value="55.19" calcext:value-type="float">
            <text:p>55.19</text:p>
          </table:table-cell>
          <table:table-cell office:value-type="float" office:value="0.62233" calcext:value-type="float">
            <text:p>0.62233</text:p>
          </table:table-cell>
          <table:table-cell office:value-type="float" office:value="0.68027" calcext:value-type="float">
            <text:p>0.68027</text:p>
          </table:table-cell>
          <table:table-cell table:formula="of:=([.I335]-[.H335])*1000" office:value-type="float" office:value="57.94" calcext:value-type="float">
            <text:p>57.94</text:p>
          </table:table-cell>
          <table:table-cell office:value-type="float" office:value="0.62598" calcext:value-type="float">
            <text:p>0.62598</text:p>
          </table:table-cell>
          <table:table-cell office:value-type="float" office:value="0.68558" calcext:value-type="float">
            <text:p>0.68558</text:p>
          </table:table-cell>
          <table:table-cell table:formula="of:=([.L335]-[.H335])*1000" office:value-type="float" office:value="63.25" calcext:value-type="float">
            <text:p>63.25</text:p>
          </table:table-cell>
          <table:table-cell table:number-columns-repeated="11"/>
        </table:table-row>
        <table:table-row table:style-name="ro1">
          <table:table-cell office:value-type="float" office:value="0.1192" calcext:value-type="float">
            <text:p>0.1192</text:p>
          </table:table-cell>
          <table:table-cell office:value-type="float" office:value="0.58942" calcext:value-type="float">
            <text:p>0.58942</text:p>
          </table:table-cell>
          <table:table-cell office:value-type="float" office:value="0.64042" calcext:value-type="float">
            <text:p>0.64042</text:p>
          </table:table-cell>
          <table:table-cell table:formula="of:=([.C336]-[.B336])*1000" office:value-type="float" office:value="51" calcext:value-type="float">
            <text:p>51</text:p>
          </table:table-cell>
          <table:table-cell office:value-type="float" office:value="0.60853" calcext:value-type="float">
            <text:p>0.60853</text:p>
          </table:table-cell>
          <table:table-cell office:value-type="float" office:value="0.66486" calcext:value-type="float">
            <text:p>0.66486</text:p>
          </table:table-cell>
          <table:table-cell table:formula="of:=([.F336]-[.E336])*1000" office:value-type="float" office:value="56.33" calcext:value-type="float">
            <text:p>56.33</text:p>
          </table:table-cell>
          <table:table-cell office:value-type="float" office:value="0.62113" calcext:value-type="float">
            <text:p>0.62113</text:p>
          </table:table-cell>
          <table:table-cell office:value-type="float" office:value="0.68023" calcext:value-type="float">
            <text:p>0.68023</text:p>
          </table:table-cell>
          <table:table-cell table:formula="of:=([.I336]-[.H336])*1000" office:value-type="float" office:value="59.0999999999999" calcext:value-type="float">
            <text:p>59.0999999999999</text:p>
          </table:table-cell>
          <table:table-cell office:value-type="float" office:value="0.62479" calcext:value-type="float">
            <text:p>0.62479</text:p>
          </table:table-cell>
          <table:table-cell office:value-type="float" office:value="0.68554" calcext:value-type="float">
            <text:p>0.68554</text:p>
          </table:table-cell>
          <table:table-cell table:formula="of:=([.L336]-[.H336])*1000" office:value-type="float" office:value="64.41" calcext:value-type="float">
            <text:p>64.41</text:p>
          </table:table-cell>
          <table:table-cell table:number-columns-repeated="11"/>
        </table:table-row>
        <table:table-row table:style-name="ro1">
          <table:table-cell office:value-type="float" office:value="0.1196" calcext:value-type="float">
            <text:p>0.1196</text:p>
          </table:table-cell>
          <table:table-cell office:value-type="float" office:value="0.58836" calcext:value-type="float">
            <text:p>0.58836</text:p>
          </table:table-cell>
          <table:table-cell office:value-type="float" office:value="0.64038" calcext:value-type="float">
            <text:p>0.64038</text:p>
          </table:table-cell>
          <table:table-cell table:formula="of:=([.C337]-[.B337])*1000" office:value-type="float" office:value="52.0200000000001" calcext:value-type="float">
            <text:p>52.0200000000001</text:p>
          </table:table-cell>
          <table:table-cell office:value-type="float" office:value="0.60734" calcext:value-type="float">
            <text:p>0.60734</text:p>
          </table:table-cell>
          <table:table-cell office:value-type="float" office:value="0.66482" calcext:value-type="float">
            <text:p>0.66482</text:p>
          </table:table-cell>
          <table:table-cell table:formula="of:=([.F337]-[.E337])*1000" office:value-type="float" office:value="57.48" calcext:value-type="float">
            <text:p>57.48</text:p>
          </table:table-cell>
          <table:table-cell office:value-type="float" office:value="0.61993" calcext:value-type="float">
            <text:p>0.61993</text:p>
          </table:table-cell>
          <table:table-cell office:value-type="float" office:value="0.68018" calcext:value-type="float">
            <text:p>0.68018</text:p>
          </table:table-cell>
          <table:table-cell table:formula="of:=([.I337]-[.H337])*1000" office:value-type="float" office:value="60.2499999999999" calcext:value-type="float">
            <text:p>60.2499999999999</text:p>
          </table:table-cell>
          <table:table-cell office:value-type="float" office:value="0.62359" calcext:value-type="float">
            <text:p>0.62359</text:p>
          </table:table-cell>
          <table:table-cell office:value-type="float" office:value="0.6855" calcext:value-type="float">
            <text:p>0.6855</text:p>
          </table:table-cell>
          <table:table-cell table:formula="of:=([.L337]-[.H337])*1000" office:value-type="float" office:value="65.5699999999999" calcext:value-type="float">
            <text:p>65.5699999999999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64034" calcext:value-type="float">
            <text:p>0.64034</text:p>
          </table:table-cell>
          <table:table-cell table:formula="of:=([.C338]-[.B338])*1000" office:value-type="float" office:value="53.04" calcext:value-type="float">
            <text:p>53.04</text:p>
          </table:table-cell>
          <table:table-cell office:value-type="float" office:value="0.60615" calcext:value-type="float">
            <text:p>0.60615</text:p>
          </table:table-cell>
          <table:table-cell office:value-type="float" office:value="0.66477" calcext:value-type="float">
            <text:p>0.66477</text:p>
          </table:table-cell>
          <table:table-cell table:formula="of:=([.F338]-[.E338])*1000" office:value-type="float" office:value="58.62" calcext:value-type="float">
            <text:p>58.62</text:p>
          </table:table-cell>
          <table:table-cell office:value-type="float" office:value="0.61874" calcext:value-type="float">
            <text:p>0.61874</text:p>
          </table:table-cell>
          <table:table-cell office:value-type="float" office:value="0.68014" calcext:value-type="float">
            <text:p>0.68014</text:p>
          </table:table-cell>
          <table:table-cell table:formula="of:=([.I338]-[.H338])*1000" office:value-type="float" office:value="61.4" calcext:value-type="float">
            <text:p>61.4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68546" calcext:value-type="float">
            <text:p>0.68546</text:p>
          </table:table-cell>
          <table:table-cell table:formula="of:=([.L338]-[.H338])*1000" office:value-type="float" office:value="66.72" calcext:value-type="float">
            <text:p>66.72</text:p>
          </table:table-cell>
          <table:table-cell table:number-columns-repeated="11"/>
        </table:table-row>
        <table:table-row table:style-name="ro1">
          <table:table-cell office:value-type="float" office:value="0.1204" calcext:value-type="float">
            <text:p>0.1204</text:p>
          </table:table-cell>
          <table:table-cell office:value-type="float" office:value="0.58591" calcext:value-type="float">
            <text:p>0.58591</text:p>
          </table:table-cell>
          <table:table-cell office:value-type="float" office:value="0.64031" calcext:value-type="float">
            <text:p>0.64031</text:p>
          </table:table-cell>
          <table:table-cell table:formula="of:=([.C339]-[.B339])*1000" office:value-type="float" office:value="54.4" calcext:value-type="float">
            <text:p>54.4</text:p>
          </table:table-cell>
          <table:table-cell office:value-type="float" office:value="0.60463" calcext:value-type="float">
            <text:p>0.60463</text:p>
          </table:table-cell>
          <table:table-cell office:value-type="float" office:value="0.66473" calcext:value-type="float">
            <text:p>0.66473</text:p>
          </table:table-cell>
          <table:table-cell table:formula="of:=([.F339]-[.E339])*1000" office:value-type="float" office:value="60.1" calcext:value-type="float">
            <text:p>60.1</text:p>
          </table:table-cell>
          <table:table-cell office:value-type="float" office:value="0.61726" calcext:value-type="float">
            <text:p>0.61726</text:p>
          </table:table-cell>
          <table:table-cell office:value-type="float" office:value="0.6801" calcext:value-type="float">
            <text:p>0.6801</text:p>
          </table:table-cell>
          <table:table-cell table:formula="of:=([.I339]-[.H339])*1000" office:value-type="float" office:value="62.84" calcext:value-type="float">
            <text:p>62.84</text:p>
          </table:table-cell>
          <table:table-cell office:value-type="float" office:value="0.62097" calcext:value-type="float">
            <text:p>0.62097</text:p>
          </table:table-cell>
          <table:table-cell office:value-type="float" office:value="0.68541" calcext:value-type="float">
            <text:p>0.68541</text:p>
          </table:table-cell>
          <table:table-cell table:formula="of:=([.L339]-[.H339])*1000" office:value-type="float" office:value="68.1500000000001" calcext:value-type="float">
            <text:p>68.1500000000001</text:p>
          </table:table-cell>
          <table:table-cell table:number-columns-repeated="11"/>
        </table:table-row>
        <table:table-row table:style-name="ro1">
          <table:table-cell office:value-type="float" office:value="0.1208" calcext:value-type="float">
            <text:p>0.1208</text:p>
          </table:table-cell>
          <table:table-cell office:value-type="float" office:value="0.58452" calcext:value-type="float">
            <text:p>0.58452</text:p>
          </table:table-cell>
          <table:table-cell office:value-type="float" office:value="0.64027" calcext:value-type="float">
            <text:p>0.64027</text:p>
          </table:table-cell>
          <table:table-cell table:formula="of:=([.C340]-[.B340])*1000" office:value-type="float" office:value="55.75" calcext:value-type="float">
            <text:p>55.75</text:p>
          </table:table-cell>
          <table:table-cell office:value-type="float" office:value="0.60312" calcext:value-type="float">
            <text:p>0.60312</text:p>
          </table:table-cell>
          <table:table-cell office:value-type="float" office:value="0.66468" calcext:value-type="float">
            <text:p>0.66468</text:p>
          </table:table-cell>
          <table:table-cell table:formula="of:=([.F340]-[.E340])*1000" office:value-type="float" office:value="61.5599999999999" calcext:value-type="float">
            <text:p>61.5599999999999</text:p>
          </table:table-cell>
          <table:table-cell office:value-type="float" office:value="0.61579" calcext:value-type="float">
            <text:p>0.61579</text:p>
          </table:table-cell>
          <table:table-cell office:value-type="float" office:value="0.68006" calcext:value-type="float">
            <text:p>0.68006</text:p>
          </table:table-cell>
          <table:table-cell table:formula="of:=([.I340]-[.H340])*1000" office:value-type="float" office:value="64.2700000000001" calcext:value-type="float">
            <text:p>64.2700000000001</text:p>
          </table:table-cell>
          <table:table-cell office:value-type="float" office:value="0.61953" calcext:value-type="float">
            <text:p>0.61953</text:p>
          </table:table-cell>
          <table:table-cell office:value-type="float" office:value="0.68537" calcext:value-type="float">
            <text:p>0.68537</text:p>
          </table:table-cell>
          <table:table-cell table:formula="of:=([.L340]-[.H340])*1000" office:value-type="float" office:value="69.58" calcext:value-type="float">
            <text:p>69.58</text:p>
          </table:table-cell>
          <table:table-cell table:number-columns-repeated="11"/>
        </table:table-row>
        <table:table-row table:style-name="ro1">
          <table:table-cell office:value-type="float" office:value="0.1212" calcext:value-type="float">
            <text:p>0.1212</text:p>
          </table:table-cell>
          <table:table-cell office:value-type="float" office:value="0.58312" calcext:value-type="float">
            <text:p>0.58312</text:p>
          </table:table-cell>
          <table:table-cell office:value-type="float" office:value="0.64023" calcext:value-type="float">
            <text:p>0.64023</text:p>
          </table:table-cell>
          <table:table-cell table:formula="of:=([.C341]-[.B341])*1000" office:value-type="float" office:value="57.11" calcext:value-type="float">
            <text:p>57.11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6464" calcext:value-type="float">
            <text:p>0.66464</text:p>
          </table:table-cell>
          <table:table-cell table:formula="of:=([.F341]-[.E341])*1000" office:value-type="float" office:value="63.04" calcext:value-type="float">
            <text:p>63.04</text:p>
          </table:table-cell>
          <table:table-cell office:value-type="float" office:value="0.61432" calcext:value-type="float">
            <text:p>0.61432</text:p>
          </table:table-cell>
          <table:table-cell office:value-type="float" office:value="0.68001" calcext:value-type="float">
            <text:p>0.68001</text:p>
          </table:table-cell>
          <table:table-cell table:formula="of:=([.I341]-[.H341])*1000" office:value-type="float" office:value="65.6899999999999" calcext:value-type="float">
            <text:p>65.6899999999999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8533" calcext:value-type="float">
            <text:p>0.68533</text:p>
          </table:table-cell>
          <table:table-cell table:formula="of:=([.L341]-[.H341])*1000" office:value-type="float" office:value="71.01" calcext:value-type="float">
            <text:p>71.01</text:p>
          </table:table-cell>
          <table:table-cell table:number-columns-repeated="11"/>
        </table:table-row>
        <table:table-row table:style-name="ro1">
          <table:table-cell office:value-type="float" office:value="0.1216" calcext:value-type="float">
            <text:p>0.1216</text:p>
          </table:table-cell>
          <table:table-cell office:value-type="float" office:value="0.58173" calcext:value-type="float">
            <text:p>0.58173</text:p>
          </table:table-cell>
          <table:table-cell office:value-type="float" office:value="0.64019" calcext:value-type="float">
            <text:p>0.64019</text:p>
          </table:table-cell>
          <table:table-cell table:formula="of:=([.C342]-[.B342])*1000" office:value-type="float" office:value="58.46" calcext:value-type="float">
            <text:p>58.46</text:p>
          </table:table-cell>
          <table:table-cell office:value-type="float" office:value="0.60009" calcext:value-type="float">
            <text:p>0.60009</text:p>
          </table:table-cell>
          <table:table-cell office:value-type="float" office:value="0.66459" calcext:value-type="float">
            <text:p>0.66459</text:p>
          </table:table-cell>
          <table:table-cell table:formula="of:=([.F342]-[.E342])*1000" office:value-type="float" office:value="64.5" calcext:value-type="float">
            <text:p>64.5</text:p>
          </table:table-cell>
          <table:table-cell office:value-type="float" office:value="0.61285" calcext:value-type="float">
            <text:p>0.61285</text:p>
          </table:table-cell>
          <table:table-cell office:value-type="float" office:value="0.67997" calcext:value-type="float">
            <text:p>0.67997</text:p>
          </table:table-cell>
          <table:table-cell table:formula="of:=([.I342]-[.H342])*1000" office:value-type="float" office:value="67.1200000000001" calcext:value-type="float">
            <text:p>67.1200000000001</text:p>
          </table:table-cell>
          <table:table-cell office:value-type="float" office:value="0.61667" calcext:value-type="float">
            <text:p>0.61667</text:p>
          </table:table-cell>
          <table:table-cell office:value-type="float" office:value="0.68529" calcext:value-type="float">
            <text:p>0.68529</text:p>
          </table:table-cell>
          <table:table-cell table:formula="of:=([.L342]-[.H342])*1000" office:value-type="float" office:value="72.4400000000001" calcext:value-type="float">
            <text:p>72.4400000000001</text:p>
          </table:table-cell>
          <table:table-cell table:number-columns-repeated="11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58034" calcext:value-type="float">
            <text:p>0.58034</text:p>
          </table:table-cell>
          <table:table-cell office:value-type="float" office:value="0.64016" calcext:value-type="float">
            <text:p>0.64016</text:p>
          </table:table-cell>
          <table:table-cell table:formula="of:=([.C343]-[.B343])*1000" office:value-type="float" office:value="59.82" calcext:value-type="float">
            <text:p>59.82</text:p>
          </table:table-cell>
          <table:table-cell office:value-type="float" office:value="0.59857" calcext:value-type="float">
            <text:p>0.59857</text:p>
          </table:table-cell>
          <table:table-cell office:value-type="float" office:value="0.66455" calcext:value-type="float">
            <text:p>0.66455</text:p>
          </table:table-cell>
          <table:table-cell table:formula="of:=([.F343]-[.E343])*1000" office:value-type="float" office:value="65.98" calcext:value-type="float">
            <text:p>65.98</text:p>
          </table:table-cell>
          <table:table-cell office:value-type="float" office:value="0.61138" calcext:value-type="float">
            <text:p>0.61138</text:p>
          </table:table-cell>
          <table:table-cell office:value-type="float" office:value="0.67993" calcext:value-type="float">
            <text:p>0.67993</text:p>
          </table:table-cell>
          <table:table-cell table:formula="of:=([.I343]-[.H343])*1000" office:value-type="float" office:value="68.55" calcext:value-type="float">
            <text:p>68.55</text:p>
          </table:table-cell>
          <table:table-cell office:value-type="float" office:value="0.61523" calcext:value-type="float">
            <text:p>0.61523</text:p>
          </table:table-cell>
          <table:table-cell office:value-type="float" office:value="0.68525" calcext:value-type="float">
            <text:p>0.68525</text:p>
          </table:table-cell>
          <table:table-cell table:formula="of:=([.L343]-[.H343])*1000" office:value-type="float" office:value="73.87" calcext:value-type="float">
            <text:p>73.87</text:p>
          </table:table-cell>
          <table:table-cell table:number-columns-repeated="11"/>
        </table:table-row>
        <table:table-row table:style-name="ro1">
          <table:table-cell office:value-type="float" office:value="0.1224" calcext:value-type="float">
            <text:p>0.1224</text:p>
          </table:table-cell>
          <table:table-cell office:value-type="float" office:value="0.57895" calcext:value-type="float">
            <text:p>0.57895</text:p>
          </table:table-cell>
          <table:table-cell office:value-type="float" office:value="0.64012" calcext:value-type="float">
            <text:p>0.64012</text:p>
          </table:table-cell>
          <table:table-cell table:formula="of:=([.C344]-[.B344])*1000" office:value-type="float" office:value="61.1699999999999" calcext:value-type="float">
            <text:p>61.1699999999999</text:p>
          </table:table-cell>
          <table:table-cell office:value-type="float" office:value="0.59706" calcext:value-type="float">
            <text:p>0.59706</text:p>
          </table:table-cell>
          <table:table-cell office:value-type="float" office:value="0.6645" calcext:value-type="float">
            <text:p>0.6645</text:p>
          </table:table-cell>
          <table:table-cell table:formula="of:=([.F344]-[.E344])*1000" office:value-type="float" office:value="67.4399999999999" calcext:value-type="float">
            <text:p>67.4399999999999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67989" calcext:value-type="float">
            <text:p>0.67989</text:p>
          </table:table-cell>
          <table:table-cell table:formula="of:=([.I344]-[.H344])*1000" office:value-type="float" office:value="69.9900000000001" calcext:value-type="float">
            <text:p>69.9900000000001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68521" calcext:value-type="float">
            <text:p>0.68521</text:p>
          </table:table-cell>
          <table:table-cell table:formula="of:=([.L344]-[.H344])*1000" office:value-type="float" office:value="75.3100000000001" calcext:value-type="float">
            <text:p>75.3100000000001</text:p>
          </table:table-cell>
          <table:table-cell table:number-columns-repeated="11"/>
        </table:table-row>
        <table:table-row table:style-name="ro1">
          <table:table-cell office:value-type="float" office:value="0.1228" calcext:value-type="float">
            <text:p>0.1228</text:p>
          </table:table-cell>
          <table:table-cell office:value-type="float" office:value="0.57755" calcext:value-type="float">
            <text:p>0.57755</text:p>
          </table:table-cell>
          <table:table-cell office:value-type="float" office:value="0.64008" calcext:value-type="float">
            <text:p>0.64008</text:p>
          </table:table-cell>
          <table:table-cell table:formula="of:=([.C345]-[.B345])*1000" office:value-type="float" office:value="62.5300000000001" calcext:value-type="float">
            <text:p>62.5300000000001</text:p>
          </table:table-cell>
          <table:table-cell office:value-type="float" office:value="0.59554" calcext:value-type="float">
            <text:p>0.59554</text:p>
          </table:table-cell>
          <table:table-cell office:value-type="float" office:value="0.66446" calcext:value-type="float">
            <text:p>0.66446</text:p>
          </table:table-cell>
          <table:table-cell table:formula="of:=([.F345]-[.E345])*1000" office:value-type="float" office:value="68.92" calcext:value-type="float">
            <text:p>68.92</text:p>
          </table:table-cell>
          <table:table-cell office:value-type="float" office:value="0.60843" calcext:value-type="float">
            <text:p>0.60843</text:p>
          </table:table-cell>
          <table:table-cell office:value-type="float" office:value="0.67984" calcext:value-type="float">
            <text:p>0.67984</text:p>
          </table:table-cell>
          <table:table-cell table:formula="of:=([.I345]-[.H345])*1000" office:value-type="float" office:value="71.4100000000001" calcext:value-type="float">
            <text:p>71.4100000000001</text:p>
          </table:table-cell>
          <table:table-cell office:value-type="float" office:value="0.61237" calcext:value-type="float">
            <text:p>0.61237</text:p>
          </table:table-cell>
          <table:table-cell office:value-type="float" office:value="0.68517" calcext:value-type="float">
            <text:p>0.68517</text:p>
          </table:table-cell>
          <table:table-cell table:formula="of:=([.L345]-[.H345])*1000" office:value-type="float" office:value="76.74" calcext:value-type="float">
            <text:p>76.74</text:p>
          </table:table-cell>
          <table:table-cell table:number-columns-repeated="11"/>
        </table:table-row>
        <table:table-row table:style-name="ro1">
          <table:table-cell office:value-type="float" office:value="0.1232" calcext:value-type="float">
            <text:p>0.1232</text:p>
          </table:table-cell>
          <table:table-cell office:value-type="float" office:value="0.57616" calcext:value-type="float">
            <text:p>0.57616</text:p>
          </table:table-cell>
          <table:table-cell office:value-type="float" office:value="0.64004" calcext:value-type="float">
            <text:p>0.64004</text:p>
          </table:table-cell>
          <table:table-cell table:formula="of:=([.C346]-[.B346])*1000" office:value-type="float" office:value="63.88" calcext:value-type="float">
            <text:p>63.88</text:p>
          </table:table-cell>
          <table:table-cell office:value-type="float" office:value="0.59403" calcext:value-type="float">
            <text:p>0.59403</text:p>
          </table:table-cell>
          <table:table-cell office:value-type="float" office:value="0.66441" calcext:value-type="float">
            <text:p>0.66441</text:p>
          </table:table-cell>
          <table:table-cell table:formula="of:=([.F346]-[.E346])*1000" office:value-type="float" office:value="70.38" calcext:value-type="float">
            <text:p>70.38</text:p>
          </table:table-cell>
          <table:table-cell office:value-type="float" office:value="0.60696" calcext:value-type="float">
            <text:p>0.60696</text:p>
          </table:table-cell>
          <table:table-cell office:value-type="float" office:value="0.6798" calcext:value-type="float">
            <text:p>0.6798</text:p>
          </table:table-cell>
          <table:table-cell table:formula="of:=([.I346]-[.H346])*1000" office:value-type="float" office:value="72.84" calcext:value-type="float">
            <text:p>72.84</text:p>
          </table:table-cell>
          <table:table-cell office:value-type="float" office:value="0.61093" calcext:value-type="float">
            <text:p>0.61093</text:p>
          </table:table-cell>
          <table:table-cell office:value-type="float" office:value="0.68512" calcext:value-type="float">
            <text:p>0.68512</text:p>
          </table:table-cell>
          <table:table-cell table:formula="of:=([.L346]-[.H346])*1000" office:value-type="float" office:value="78.16" calcext:value-type="float">
            <text:p>78.16</text:p>
          </table:table-cell>
          <table:table-cell table:number-columns-repeated="11"/>
        </table:table-row>
        <table:table-row table:style-name="ro1">
          <table:table-cell office:value-type="float" office:value="0.1236" calcext:value-type="float">
            <text:p>0.1236</text:p>
          </table:table-cell>
          <table:table-cell office:value-type="float" office:value="0.57452" calcext:value-type="float">
            <text:p>0.57452</text:p>
          </table:table-cell>
          <table:table-cell office:value-type="float" office:value="0.64" calcext:value-type="float">
            <text:p>0.64</text:p>
          </table:table-cell>
          <table:table-cell table:formula="of:=([.C347]-[.B347])*1000" office:value-type="float" office:value="65.48" calcext:value-type="float">
            <text:p>65.48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66437" calcext:value-type="float">
            <text:p>0.66437</text:p>
          </table:table-cell>
          <table:table-cell table:formula="of:=([.F347]-[.E347])*1000" office:value-type="float" office:value="72.11" calcext:value-type="float">
            <text:p>72.11</text:p>
          </table:table-cell>
          <table:table-cell office:value-type="float" office:value="0.60528" calcext:value-type="float">
            <text:p>0.60528</text:p>
          </table:table-cell>
          <table:table-cell office:value-type="float" office:value="0.67976" calcext:value-type="float">
            <text:p>0.67976</text:p>
          </table:table-cell>
          <table:table-cell table:formula="of:=([.I347]-[.H347])*1000" office:value-type="float" office:value="74.48" calcext:value-type="float">
            <text:p>74.48</text:p>
          </table:table-cell>
          <table:table-cell office:value-type="float" office:value="0.60932" calcext:value-type="float">
            <text:p>0.60932</text:p>
          </table:table-cell>
          <table:table-cell office:value-type="float" office:value="0.68508" calcext:value-type="float">
            <text:p>0.68508</text:p>
          </table:table-cell>
          <table:table-cell table:formula="of:=([.L347]-[.H347])*1000" office:value-type="float" office:value="79.8" calcext:value-type="float">
            <text:p>79.8</text:p>
          </table:table-cell>
          <table:table-cell table:number-columns-repeated="11"/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57275" calcext:value-type="float">
            <text:p>0.57275</text:p>
          </table:table-cell>
          <table:table-cell office:value-type="float" office:value="0.63997" calcext:value-type="float">
            <text:p>0.63997</text:p>
          </table:table-cell>
          <table:table-cell table:formula="of:=([.C348]-[.B348])*1000" office:value-type="float" office:value="67.2199999999999" calcext:value-type="float">
            <text:p>67.2199999999999</text:p>
          </table:table-cell>
          <table:table-cell office:value-type="float" office:value="0.59038" calcext:value-type="float">
            <text:p>0.59038</text:p>
          </table:table-cell>
          <table:table-cell office:value-type="float" office:value="0.66432" calcext:value-type="float">
            <text:p>0.66432</text:p>
          </table:table-cell>
          <table:table-cell table:formula="of:=([.F348]-[.E348])*1000" office:value-type="float" office:value="73.94" calcext:value-type="float">
            <text:p>73.94</text:p>
          </table:table-cell>
          <table:table-cell office:value-type="float" office:value="0.60349" calcext:value-type="float">
            <text:p>0.60349</text:p>
          </table:table-cell>
          <table:table-cell office:value-type="float" office:value="0.67971" calcext:value-type="float">
            <text:p>0.67971</text:p>
          </table:table-cell>
          <table:table-cell table:formula="of:=([.I348]-[.H348])*1000" office:value-type="float" office:value="76.22" calcext:value-type="float">
            <text:p>76.22</text:p>
          </table:table-cell>
          <table:table-cell office:value-type="float" office:value="0.60761" calcext:value-type="float">
            <text:p>0.60761</text:p>
          </table:table-cell>
          <table:table-cell office:value-type="float" office:value="0.68504" calcext:value-type="float">
            <text:p>0.68504</text:p>
          </table:table-cell>
          <table:table-cell table:formula="of:=([.L348]-[.H348])*1000" office:value-type="float" office:value="81.55" calcext:value-type="float">
            <text:p>81.55</text:p>
          </table:table-cell>
          <table:table-cell table:number-columns-repeated="11"/>
        </table:table-row>
        <table:table-row table:style-name="ro1">
          <table:table-cell office:value-type="float" office:value="0.1244" calcext:value-type="float">
            <text:p>0.1244</text:p>
          </table:table-cell>
          <table:table-cell office:value-type="float" office:value="0.57098" calcext:value-type="float">
            <text:p>0.57098</text:p>
          </table:table-cell>
          <table:table-cell office:value-type="float" office:value="0.63993" calcext:value-type="float">
            <text:p>0.63993</text:p>
          </table:table-cell>
          <table:table-cell table:formula="of:=([.C349]-[.B349])*1000" office:value-type="float" office:value="68.95" calcext:value-type="float">
            <text:p>68.95</text:p>
          </table:table-cell>
          <table:table-cell office:value-type="float" office:value="0.58849" calcext:value-type="float">
            <text:p>0.58849</text:p>
          </table:table-cell>
          <table:table-cell office:value-type="float" office:value="0.66428" calcext:value-type="float">
            <text:p>0.66428</text:p>
          </table:table-cell>
          <table:table-cell table:formula="of:=([.F349]-[.E349])*1000" office:value-type="float" office:value="75.79" calcext:value-type="float">
            <text:p>75.79</text:p>
          </table:table-cell>
          <table:table-cell office:value-type="float" office:value="0.60171" calcext:value-type="float">
            <text:p>0.60171</text:p>
          </table:table-cell>
          <table:table-cell office:value-type="float" office:value="0.67967" calcext:value-type="float">
            <text:p>0.67967</text:p>
          </table:table-cell>
          <table:table-cell table:formula="of:=([.I349]-[.H349])*1000" office:value-type="float" office:value="77.96" calcext:value-type="float">
            <text:p>77.96</text:p>
          </table:table-cell>
          <table:table-cell office:value-type="float" office:value="0.60591" calcext:value-type="float">
            <text:p>0.60591</text:p>
          </table:table-cell>
          <table:table-cell office:value-type="float" office:value="0.685" calcext:value-type="float">
            <text:p>0.685</text:p>
          </table:table-cell>
          <table:table-cell table:formula="of:=([.L349]-[.H349])*1000" office:value-type="float" office:value="83.29" calcext:value-type="float">
            <text:p>83.29</text:p>
          </table:table-cell>
          <table:table-cell table:number-columns-repeated="11"/>
        </table:table-row>
        <table:table-row table:style-name="ro1">
          <table:table-cell office:value-type="float" office:value="0.1248" calcext:value-type="float">
            <text:p>0.1248</text:p>
          </table:table-cell>
          <table:table-cell office:value-type="float" office:value="0.56922" calcext:value-type="float">
            <text:p>0.56922</text:p>
          </table:table-cell>
          <table:table-cell office:value-type="float" office:value="0.63989" calcext:value-type="float">
            <text:p>0.63989</text:p>
          </table:table-cell>
          <table:table-cell table:formula="of:=([.C350]-[.B350])*1000" office:value-type="float" office:value="70.67" calcext:value-type="float">
            <text:p>70.67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66423" calcext:value-type="float">
            <text:p>0.66423</text:p>
          </table:table-cell>
          <table:table-cell table:formula="of:=([.F350]-[.E350])*1000" office:value-type="float" office:value="77.6300000000001" calcext:value-type="float">
            <text:p>77.6300000000001</text:p>
          </table:table-cell>
          <table:table-cell office:value-type="float" office:value="0.59992" calcext:value-type="float">
            <text:p>0.59992</text:p>
          </table:table-cell>
          <table:table-cell office:value-type="float" office:value="0.67963" calcext:value-type="float">
            <text:p>0.67963</text:p>
          </table:table-cell>
          <table:table-cell table:formula="of:=([.I350]-[.H350])*1000" office:value-type="float" office:value="79.7100000000001" calcext:value-type="float">
            <text:p>79.710000000000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68496" calcext:value-type="float">
            <text:p>0.68496</text:p>
          </table:table-cell>
          <table:table-cell table:formula="of:=([.L350]-[.H350])*1000" office:value-type="float" office:value="85.04" calcext:value-type="float">
            <text:p>85.04</text:p>
          </table:table-cell>
          <table:table-cell table:number-columns-repeated="11"/>
        </table:table-row>
        <table:table-row table:style-name="ro1">
          <table:table-cell office:value-type="float" office:value="0.1252" calcext:value-type="float">
            <text:p>0.1252</text:p>
          </table:table-cell>
          <table:table-cell office:value-type="float" office:value="0.56745" calcext:value-type="float">
            <text:p>0.56745</text:p>
          </table:table-cell>
          <table:table-cell office:value-type="float" office:value="0.63985" calcext:value-type="float">
            <text:p>0.63985</text:p>
          </table:table-cell>
          <table:table-cell table:formula="of:=([.C351]-[.B351])*1000" office:value-type="float" office:value="72.4" calcext:value-type="float">
            <text:p>72.4</text:p>
          </table:table-cell>
          <table:table-cell office:value-type="float" office:value="0.58472" calcext:value-type="float">
            <text:p>0.58472</text:p>
          </table:table-cell>
          <table:table-cell office:value-type="float" office:value="0.66419" calcext:value-type="float">
            <text:p>0.66419</text:p>
          </table:table-cell>
          <table:table-cell table:formula="of:=([.F351]-[.E351])*1000" office:value-type="float" office:value="79.47" calcext:value-type="float">
            <text:p>79.47</text:p>
          </table:table-cell>
          <table:table-cell office:value-type="float" office:value="0.59814" calcext:value-type="float">
            <text:p>0.59814</text:p>
          </table:table-cell>
          <table:table-cell office:value-type="float" office:value="0.67958" calcext:value-type="float">
            <text:p>0.67958</text:p>
          </table:table-cell>
          <table:table-cell table:formula="of:=([.I351]-[.H351])*1000" office:value-type="float" office:value="81.4400000000001" calcext:value-type="float">
            <text:p>81.4400000000001</text:p>
          </table:table-cell>
          <table:table-cell office:value-type="float" office:value="0.60249" calcext:value-type="float">
            <text:p>0.60249</text:p>
          </table:table-cell>
          <table:table-cell office:value-type="float" office:value="0.68492" calcext:value-type="float">
            <text:p>0.68492</text:p>
          </table:table-cell>
          <table:table-cell table:formula="of:=([.L351]-[.H351])*1000" office:value-type="float" office:value="86.7800000000001" calcext:value-type="float">
            <text:p>86.7800000000001</text:p>
          </table:table-cell>
          <table:table-cell table:number-columns-repeated="11"/>
        </table:table-row>
        <table:table-row table:style-name="ro1">
          <table:table-cell office:value-type="float" office:value="0.1256" calcext:value-type="float">
            <text:p>0.1256</text:p>
          </table:table-cell>
          <table:table-cell office:value-type="float" office:value="0.56568" calcext:value-type="float">
            <text:p>0.56568</text:p>
          </table:table-cell>
          <table:table-cell office:value-type="float" office:value="0.63981" calcext:value-type="float">
            <text:p>0.63981</text:p>
          </table:table-cell>
          <table:table-cell table:formula="of:=([.C352]-[.B352])*1000" office:value-type="float" office:value="74.13" calcext:value-type="float">
            <text:p>74.13</text:p>
          </table:table-cell>
          <table:table-cell office:value-type="float" office:value="0.58283" calcext:value-type="float">
            <text:p>0.58283</text:p>
          </table:table-cell>
          <table:table-cell office:value-type="float" office:value="0.66414" calcext:value-type="float">
            <text:p>0.66414</text:p>
          </table:table-cell>
          <table:table-cell table:formula="of:=([.F352]-[.E352])*1000" office:value-type="float" office:value="81.31" calcext:value-type="float">
            <text:p>81.31</text:p>
          </table:table-cell>
          <table:table-cell office:value-type="float" office:value="0.59635" calcext:value-type="float">
            <text:p>0.59635</text:p>
          </table:table-cell>
          <table:table-cell office:value-type="float" office:value="0.67954" calcext:value-type="float">
            <text:p>0.67954</text:p>
          </table:table-cell>
          <table:table-cell table:formula="of:=([.I352]-[.H352])*1000" office:value-type="float" office:value="83.19" calcext:value-type="float">
            <text:p>83.19</text:p>
          </table:table-cell>
          <table:table-cell office:value-type="float" office:value="0.60079" calcext:value-type="float">
            <text:p>0.60079</text:p>
          </table:table-cell>
          <table:table-cell office:value-type="float" office:value="0.68487" calcext:value-type="float">
            <text:p>0.68487</text:p>
          </table:table-cell>
          <table:table-cell table:formula="of:=([.L352]-[.H352])*1000" office:value-type="float" office:value="88.52" calcext:value-type="float">
            <text:p>88.52</text:p>
          </table:table-cell>
          <table:table-cell table:number-columns-repeated="11"/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56392" calcext:value-type="float">
            <text:p>0.56392</text:p>
          </table:table-cell>
          <table:table-cell office:value-type="float" office:value="0.63978" calcext:value-type="float">
            <text:p>0.63978</text:p>
          </table:table-cell>
          <table:table-cell table:formula="of:=([.C353]-[.B353])*1000" office:value-type="float" office:value="75.8599999999999" calcext:value-type="float">
            <text:p>75.8599999999999</text:p>
          </table:table-cell>
          <table:table-cell office:value-type="float" office:value="0.58094" calcext:value-type="float">
            <text:p>0.58094</text:p>
          </table:table-cell>
          <table:table-cell office:value-type="float" office:value="0.6641" calcext:value-type="float">
            <text:p>0.6641</text:p>
          </table:table-cell>
          <table:table-cell table:formula="of:=([.F353]-[.E353])*1000" office:value-type="float" office:value="83.16" calcext:value-type="float">
            <text:p>83.16</text:p>
          </table:table-cell>
          <table:table-cell office:value-type="float" office:value="0.59457" calcext:value-type="float">
            <text:p>0.59457</text:p>
          </table:table-cell>
          <table:table-cell office:value-type="float" office:value="0.6795" calcext:value-type="float">
            <text:p>0.6795</text:p>
          </table:table-cell>
          <table:table-cell table:formula="of:=([.I353]-[.H353])*1000" office:value-type="float" office:value="84.93" calcext:value-type="float">
            <text:p>84.93</text:p>
          </table:table-cell>
          <table:table-cell office:value-type="float" office:value="0.59908" calcext:value-type="float">
            <text:p>0.59908</text:p>
          </table:table-cell>
          <table:table-cell office:value-type="float" office:value="0.68483" calcext:value-type="float">
            <text:p>0.68483</text:p>
          </table:table-cell>
          <table:table-cell table:formula="of:=([.L353]-[.H353])*1000" office:value-type="float" office:value="90.26" calcext:value-type="float">
            <text:p>90.26</text:p>
          </table:table-cell>
          <table:table-cell table:number-columns-repeated="11"/>
        </table:table-row>
        <table:table-row table:style-name="ro1">
          <table:table-cell office:value-type="float" office:value="0.1264" calcext:value-type="float">
            <text:p>0.1264</text:p>
          </table:table-cell>
          <table:table-cell office:value-type="float" office:value="0.56215" calcext:value-type="float">
            <text:p>0.56215</text:p>
          </table:table-cell>
          <table:table-cell office:value-type="float" office:value="0.63974" calcext:value-type="float">
            <text:p>0.63974</text:p>
          </table:table-cell>
          <table:table-cell table:formula="of:=([.C354]-[.B354])*1000" office:value-type="float" office:value="77.5900000000001" calcext:value-type="float">
            <text:p>77.5900000000001</text:p>
          </table:table-cell>
          <table:table-cell office:value-type="float" office:value="0.57906" calcext:value-type="float">
            <text:p>0.57906</text:p>
          </table:table-cell>
          <table:table-cell office:value-type="float" office:value="0.66405" calcext:value-type="float">
            <text:p>0.66405</text:p>
          </table:table-cell>
          <table:table-cell table:formula="of:=([.F354]-[.E354])*1000" office:value-type="float" office:value="84.99" calcext:value-type="float">
            <text:p>84.99</text:p>
          </table:table-cell>
          <table:table-cell office:value-type="float" office:value="0.59278" calcext:value-type="float">
            <text:p>0.59278</text:p>
          </table:table-cell>
          <table:table-cell office:value-type="float" office:value="0.67945" calcext:value-type="float">
            <text:p>0.67945</text:p>
          </table:table-cell>
          <table:table-cell table:formula="of:=([.I354]-[.H354])*1000" office:value-type="float" office:value="86.67" calcext:value-type="float">
            <text:p>86.67</text:p>
          </table:table-cell>
          <table:table-cell office:value-type="float" office:value="0.59738" calcext:value-type="float">
            <text:p>0.59738</text:p>
          </table:table-cell>
          <table:table-cell office:value-type="float" office:value="0.68479" calcext:value-type="float">
            <text:p>0.68479</text:p>
          </table:table-cell>
          <table:table-cell table:formula="of:=([.L354]-[.H354])*1000" office:value-type="float" office:value="92.0099999999999" calcext:value-type="float">
            <text:p>92.0099999999999</text:p>
          </table:table-cell>
          <table:table-cell table:number-columns-repeated="11"/>
        </table:table-row>
        <table:table-row table:style-name="ro1">
          <table:table-cell office:value-type="float" office:value="0.1268" calcext:value-type="float">
            <text:p>0.1268</text:p>
          </table:table-cell>
          <table:table-cell office:value-type="float" office:value="0.56026" calcext:value-type="float">
            <text:p>0.56026</text:p>
          </table:table-cell>
          <table:table-cell office:value-type="float" office:value="0.6397" calcext:value-type="float">
            <text:p>0.6397</text:p>
          </table:table-cell>
          <table:table-cell table:formula="of:=([.C355]-[.B355])*1000" office:value-type="float" office:value="79.44" calcext:value-type="float">
            <text:p>79.44</text:p>
          </table:table-cell>
          <table:table-cell office:value-type="float" office:value="0.57705" calcext:value-type="float">
            <text:p>0.57705</text:p>
          </table:table-cell>
          <table:table-cell office:value-type="float" office:value="0.664" calcext:value-type="float">
            <text:p>0.664</text:p>
          </table:table-cell>
          <table:table-cell table:formula="of:=([.F355]-[.E355])*1000" office:value-type="float" office:value="86.95" calcext:value-type="float">
            <text:p>86.95</text:p>
          </table:table-cell>
          <table:table-cell office:value-type="float" office:value="0.59089" calcext:value-type="float">
            <text:p>0.59089</text:p>
          </table:table-cell>
          <table:table-cell office:value-type="float" office:value="0.67941" calcext:value-type="float">
            <text:p>0.67941</text:p>
          </table:table-cell>
          <table:table-cell table:formula="of:=([.I355]-[.H355])*1000" office:value-type="float" office:value="88.52" calcext:value-type="float">
            <text:p>88.52</text:p>
          </table:table-cell>
          <table:table-cell office:value-type="float" office:value="0.59557" calcext:value-type="float">
            <text:p>0.59557</text:p>
          </table:table-cell>
          <table:table-cell office:value-type="float" office:value="0.68475" calcext:value-type="float">
            <text:p>0.68475</text:p>
          </table:table-cell>
          <table:table-cell table:formula="of:=([.L355]-[.H355])*1000" office:value-type="float" office:value="93.8600000000001" calcext:value-type="float">
            <text:p>93.8600000000001</text:p>
          </table:table-cell>
          <table:table-cell table:number-columns-repeated="11"/>
        </table:table-row>
        <table:table-row table:style-name="ro1">
          <table:table-cell office:value-type="float" office:value="0.1272" calcext:value-type="float">
            <text:p>0.1272</text:p>
          </table:table-cell>
          <table:table-cell office:value-type="float" office:value="0.55812" calcext:value-type="float">
            <text:p>0.55812</text:p>
          </table:table-cell>
          <table:table-cell office:value-type="float" office:value="0.63966" calcext:value-type="float">
            <text:p>0.63966</text:p>
          </table:table-cell>
          <table:table-cell table:formula="of:=([.C356]-[.B356])*1000" office:value-type="float" office:value="81.5399999999999" calcext:value-type="float">
            <text:p>81.5399999999999</text:p>
          </table:table-cell>
          <table:table-cell office:value-type="float" office:value="0.57479" calcext:value-type="float">
            <text:p>0.57479</text:p>
          </table:table-cell>
          <table:table-cell office:value-type="float" office:value="0.66396" calcext:value-type="float">
            <text:p>0.66396</text:p>
          </table:table-cell>
          <table:table-cell table:formula="of:=([.F356]-[.E356])*1000" office:value-type="float" office:value="89.1700000000001" calcext:value-type="float">
            <text:p>89.1700000000001</text:p>
          </table:table-cell>
          <table:table-cell office:value-type="float" office:value="0.58877" calcext:value-type="float">
            <text:p>0.58877</text:p>
          </table:table-cell>
          <table:table-cell office:value-type="float" office:value="0.67937" calcext:value-type="float">
            <text:p>0.67937</text:p>
          </table:table-cell>
          <table:table-cell table:formula="of:=([.I356]-[.H356])*1000" office:value-type="float" office:value="90.6" calcext:value-type="float">
            <text:p>90.6</text:p>
          </table:table-cell>
          <table:table-cell office:value-type="float" office:value="0.59357" calcext:value-type="float">
            <text:p>0.59357</text:p>
          </table:table-cell>
          <table:table-cell office:value-type="float" office:value="0.68471" calcext:value-type="float">
            <text:p>0.68471</text:p>
          </table:table-cell>
          <table:table-cell table:formula="of:=([.L356]-[.H356])*1000" office:value-type="float" office:value="95.94" calcext:value-type="float">
            <text:p>95.94</text:p>
          </table:table-cell>
          <table:table-cell table:number-columns-repeated="11"/>
        </table:table-row>
        <table:table-row table:style-name="ro1">
          <table:table-cell office:value-type="float" office:value="0.1276" calcext:value-type="float">
            <text:p>0.1276</text:p>
          </table:table-cell>
          <table:table-cell office:value-type="float" office:value="0.55598" calcext:value-type="float">
            <text:p>0.55598</text:p>
          </table:table-cell>
          <table:table-cell office:value-type="float" office:value="0.63962" calcext:value-type="float">
            <text:p>0.63962</text:p>
          </table:table-cell>
          <table:table-cell table:formula="of:=([.C357]-[.B357])*1000" office:value-type="float" office:value="83.64" calcext:value-type="float">
            <text:p>83.64</text:p>
          </table:table-cell>
          <table:table-cell office:value-type="float" office:value="0.57254" calcext:value-type="float">
            <text:p>0.57254</text:p>
          </table:table-cell>
          <table:table-cell office:value-type="float" office:value="0.66391" calcext:value-type="float">
            <text:p>0.66391</text:p>
          </table:table-cell>
          <table:table-cell table:formula="of:=([.F357]-[.E357])*1000" office:value-type="float" office:value="91.37" calcext:value-type="float">
            <text:p>91.37</text:p>
          </table:table-cell>
          <table:table-cell office:value-type="float" office:value="0.58665" calcext:value-type="float">
            <text:p>0.58665</text:p>
          </table:table-cell>
          <table:table-cell office:value-type="float" office:value="0.67932" calcext:value-type="float">
            <text:p>0.67932</text:p>
          </table:table-cell>
          <table:table-cell table:formula="of:=([.I357]-[.H357])*1000" office:value-type="float" office:value="92.67" calcext:value-type="float">
            <text:p>92.67</text:p>
          </table:table-cell>
          <table:table-cell office:value-type="float" office:value="0.59157" calcext:value-type="float">
            <text:p>0.59157</text:p>
          </table:table-cell>
          <table:table-cell office:value-type="float" office:value="0.68466" calcext:value-type="float">
            <text:p>0.68466</text:p>
          </table:table-cell>
          <table:table-cell table:formula="of:=([.L357]-[.H357])*1000" office:value-type="float" office:value="98.0100000000001" calcext:value-type="float">
            <text:p>98.0100000000001</text:p>
          </table:table-cell>
          <table:table-cell table:number-columns-repeated="11"/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55384" calcext:value-type="float">
            <text:p>0.55384</text:p>
          </table:table-cell>
          <table:table-cell office:value-type="float" office:value="0.63958" calcext:value-type="float">
            <text:p>0.63958</text:p>
          </table:table-cell>
          <table:table-cell table:formula="of:=([.C358]-[.B358])*1000" office:value-type="float" office:value="85.74" calcext:value-type="float">
            <text:p>85.74</text:p>
          </table:table-cell>
          <table:table-cell office:value-type="float" office:value="0.57028" calcext:value-type="float">
            <text:p>0.57028</text:p>
          </table:table-cell>
          <table:table-cell office:value-type="float" office:value="0.66387" calcext:value-type="float">
            <text:p>0.66387</text:p>
          </table:table-cell>
          <table:table-cell table:formula="of:=([.F358]-[.E358])*1000" office:value-type="float" office:value="93.5900000000001" calcext:value-type="float">
            <text:p>93.5900000000001</text:p>
          </table:table-cell>
          <table:table-cell office:value-type="float" office:value="0.58454" calcext:value-type="float">
            <text:p>0.58454</text:p>
          </table:table-cell>
          <table:table-cell office:value-type="float" office:value="0.67928" calcext:value-type="float">
            <text:p>0.67928</text:p>
          </table:table-cell>
          <table:table-cell table:formula="of:=([.I358]-[.H358])*1000" office:value-type="float" office:value="94.7400000000001" calcext:value-type="float">
            <text:p>94.7400000000001</text:p>
          </table:table-cell>
          <table:table-cell office:value-type="float" office:value="0.58958" calcext:value-type="float">
            <text:p>0.58958</text:p>
          </table:table-cell>
          <table:table-cell office:value-type="float" office:value="0.68462" calcext:value-type="float">
            <text:p>0.68462</text:p>
          </table:table-cell>
          <table:table-cell table:formula="of:=([.L358]-[.H358])*1000" office:value-type="float" office:value="100.08" calcext:value-type="float">
            <text:p>100.08</text:p>
          </table:table-cell>
          <table:table-cell table:number-columns-repeated="11"/>
        </table:table-row>
        <table:table-row table:style-name="ro1">
          <table:table-cell office:value-type="float" office:value="0.1284" calcext:value-type="float">
            <text:p>0.1284</text:p>
          </table:table-cell>
          <table:table-cell office:value-type="float" office:value="0.55171" calcext:value-type="float">
            <text:p>0.55171</text:p>
          </table:table-cell>
          <table:table-cell office:value-type="float" office:value="0.63954" calcext:value-type="float">
            <text:p>0.63954</text:p>
          </table:table-cell>
          <table:table-cell table:formula="of:=([.C359]-[.B359])*1000" office:value-type="float" office:value="87.83" calcext:value-type="float">
            <text:p>87.83</text:p>
          </table:table-cell>
          <table:table-cell office:value-type="float" office:value="0.56802" calcext:value-type="float">
            <text:p>0.56802</text:p>
          </table:table-cell>
          <table:table-cell office:value-type="float" office:value="0.66382" calcext:value-type="float">
            <text:p>0.66382</text:p>
          </table:table-cell>
          <table:table-cell table:formula="of:=([.F359]-[.E359])*1000" office:value-type="float" office:value="95.8" calcext:value-type="float">
            <text:p>95.8</text:p>
          </table:table-cell>
          <table:table-cell office:value-type="float" office:value="0.58242" calcext:value-type="float">
            <text:p>0.58242</text:p>
          </table:table-cell>
          <table:table-cell office:value-type="float" office:value="0.67924" calcext:value-type="float">
            <text:p>0.67924</text:p>
          </table:table-cell>
          <table:table-cell table:formula="of:=([.I359]-[.H359])*1000" office:value-type="float" office:value="96.82" calcext:value-type="float">
            <text:p>96.82</text:p>
          </table:table-cell>
          <table:table-cell office:value-type="float" office:value="0.58758" calcext:value-type="float">
            <text:p>0.58758</text:p>
          </table:table-cell>
          <table:table-cell office:value-type="float" office:value="0.68458" calcext:value-type="float">
            <text:p>0.68458</text:p>
          </table:table-cell>
          <table:table-cell table:formula="of:=([.L359]-[.H359])*1000" office:value-type="float" office:value="102.16" calcext:value-type="float">
            <text:p>102.16</text:p>
          </table:table-cell>
          <table:table-cell table:number-columns-repeated="11"/>
        </table:table-row>
        <table:table-row table:style-name="ro1">
          <table:table-cell office:value-type="float" office:value="0.1288" calcext:value-type="float">
            <text:p>0.1288</text:p>
          </table:table-cell>
          <table:table-cell office:value-type="float" office:value="0.54957" calcext:value-type="float">
            <text:p>0.54957</text:p>
          </table:table-cell>
          <table:table-cell office:value-type="float" office:value="0.63951" calcext:value-type="float">
            <text:p>0.63951</text:p>
          </table:table-cell>
          <table:table-cell table:formula="of:=([.C360]-[.B360])*1000" office:value-type="float" office:value="89.94" calcext:value-type="float">
            <text:p>89.94</text:p>
          </table:table-cell>
          <table:table-cell office:value-type="float" office:value="0.56577" calcext:value-type="float">
            <text:p>0.56577</text:p>
          </table:table-cell>
          <table:table-cell office:value-type="float" office:value="0.66377" calcext:value-type="float">
            <text:p>0.66377</text:p>
          </table:table-cell>
          <table:table-cell table:formula="of:=([.F360]-[.E360])*1000" office:value-type="float" office:value="98.0000000000001" calcext:value-type="float">
            <text:p>98.000000000000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7919" calcext:value-type="float">
            <text:p>0.67919</text:p>
          </table:table-cell>
          <table:table-cell table:formula="of:=([.I360]-[.H360])*1000" office:value-type="float" office:value="98.89" calcext:value-type="float">
            <text:p>98.89</text:p>
          </table:table-cell>
          <table:table-cell office:value-type="float" office:value="0.58558" calcext:value-type="float">
            <text:p>0.58558</text:p>
          </table:table-cell>
          <table:table-cell office:value-type="float" office:value="0.68454" calcext:value-type="float">
            <text:p>0.68454</text:p>
          </table:table-cell>
          <table:table-cell table:formula="of:=([.L360]-[.H360])*1000" office:value-type="float" office:value="104.24" calcext:value-type="float">
            <text:p>104.24</text:p>
          </table:table-cell>
          <table:table-cell table:number-columns-repeated="11"/>
        </table:table-row>
        <table:table-row table:style-name="ro1">
          <table:table-cell office:value-type="float" office:value="0.1292" calcext:value-type="float">
            <text:p>0.1292</text:p>
          </table:table-cell>
          <table:table-cell office:value-type="float" office:value="0.54743" calcext:value-type="float">
            <text:p>0.54743</text:p>
          </table:table-cell>
          <table:table-cell office:value-type="float" office:value="0.63947" calcext:value-type="float">
            <text:p>0.63947</text:p>
          </table:table-cell>
          <table:table-cell table:formula="of:=([.C361]-[.B361])*1000" office:value-type="float" office:value="92.04" calcext:value-type="float">
            <text:p>92.04</text:p>
          </table:table-cell>
          <table:table-cell office:value-type="float" office:value="0.56351" calcext:value-type="float">
            <text:p>0.56351</text:p>
          </table:table-cell>
          <table:table-cell office:value-type="float" office:value="0.66373" calcext:value-type="float">
            <text:p>0.66373</text:p>
          </table:table-cell>
          <table:table-cell table:formula="of:=([.F361]-[.E361])*1000" office:value-type="float" office:value="100.22" calcext:value-type="float">
            <text:p>100.22</text:p>
          </table:table-cell>
          <table:table-cell office:value-type="float" office:value="0.57819" calcext:value-type="float">
            <text:p>0.57819</text:p>
          </table:table-cell>
          <table:table-cell office:value-type="float" office:value="0.67915" calcext:value-type="float">
            <text:p>0.67915</text:p>
          </table:table-cell>
          <table:table-cell table:formula="of:=([.I361]-[.H361])*1000" office:value-type="float" office:value="100.96" calcext:value-type="float">
            <text:p>100.96</text:p>
          </table:table-cell>
          <table:table-cell office:value-type="float" office:value="0.58358" calcext:value-type="float">
            <text:p>0.58358</text:p>
          </table:table-cell>
          <table:table-cell office:value-type="float" office:value="0.68449" calcext:value-type="float">
            <text:p>0.68449</text:p>
          </table:table-cell>
          <table:table-cell table:formula="of:=([.L361]-[.H361])*1000" office:value-type="float" office:value="106.3" calcext:value-type="float">
            <text:p>106.3</text:p>
          </table:table-cell>
          <table:table-cell table:number-columns-repeated="11"/>
        </table:table-row>
        <table:table-row table:style-name="ro1">
          <table:table-cell office:value-type="float" office:value="0.1296" calcext:value-type="float">
            <text:p>0.1296</text:p>
          </table:table-cell>
          <table:table-cell office:value-type="float" office:value="0.54529" calcext:value-type="float">
            <text:p>0.54529</text:p>
          </table:table-cell>
          <table:table-cell office:value-type="float" office:value="0.63943" calcext:value-type="float">
            <text:p>0.63943</text:p>
          </table:table-cell>
          <table:table-cell table:formula="of:=([.C362]-[.B362])*1000" office:value-type="float" office:value="94.14" calcext:value-type="float">
            <text:p>94.14</text:p>
          </table:table-cell>
          <table:table-cell office:value-type="float" office:value="0.56125" calcext:value-type="float">
            <text:p>0.56125</text:p>
          </table:table-cell>
          <table:table-cell office:value-type="float" office:value="0.66368" calcext:value-type="float">
            <text:p>0.66368</text:p>
          </table:table-cell>
          <table:table-cell table:formula="of:=([.F362]-[.E362])*1000" office:value-type="float" office:value="102.43" calcext:value-type="float">
            <text:p>102.43</text:p>
          </table:table-cell>
          <table:table-cell office:value-type="float" office:value="0.57607" calcext:value-type="float">
            <text:p>0.57607</text:p>
          </table:table-cell>
          <table:table-cell office:value-type="float" office:value="0.6791" calcext:value-type="float">
            <text:p>0.6791</text:p>
          </table:table-cell>
          <table:table-cell table:formula="of:=([.I362]-[.H362])*1000" office:value-type="float" office:value="103.03" calcext:value-type="float">
            <text:p>103.03</text:p>
          </table:table-cell>
          <table:table-cell office:value-type="float" office:value="0.58158" calcext:value-type="float">
            <text:p>0.58158</text:p>
          </table:table-cell>
          <table:table-cell office:value-type="float" office:value="0.68445" calcext:value-type="float">
            <text:p>0.68445</text:p>
          </table:table-cell>
          <table:table-cell table:formula="of:=([.L362]-[.H362])*1000" office:value-type="float" office:value="108.38" calcext:value-type="float">
            <text:p>108.38</text:p>
          </table:table-cell>
          <table:table-cell table:number-columns-repeated="1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54315" calcext:value-type="float">
            <text:p>0.54315</text:p>
          </table:table-cell>
          <table:table-cell office:value-type="float" office:value="0.63939" calcext:value-type="float">
            <text:p>0.63939</text:p>
          </table:table-cell>
          <table:table-cell table:formula="of:=([.C363]-[.B363])*1000" office:value-type="float" office:value="96.24" calcext:value-type="float">
            <text:p>96.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66364" calcext:value-type="float">
            <text:p>0.66364</text:p>
          </table:table-cell>
          <table:table-cell table:formula="of:=([.F363]-[.E363])*1000" office:value-type="float" office:value="104.64" calcext:value-type="float">
            <text:p>104.64</text:p>
          </table:table-cell>
          <table:table-cell office:value-type="float" office:value="0.57395" calcext:value-type="float">
            <text:p>0.57395</text:p>
          </table:table-cell>
          <table:table-cell office:value-type="float" office:value="0.67906" calcext:value-type="float">
            <text:p>0.67906</text:p>
          </table:table-cell>
          <table:table-cell table:formula="of:=([.I363]-[.H363])*1000" office:value-type="float" office:value="105.11" calcext:value-type="float">
            <text:p>105.11</text:p>
          </table:table-cell>
          <table:table-cell office:value-type="float" office:value="0.57958" calcext:value-type="float">
            <text:p>0.57958</text:p>
          </table:table-cell>
          <table:table-cell office:value-type="float" office:value="0.68441" calcext:value-type="float">
            <text:p>0.68441</text:p>
          </table:table-cell>
          <table:table-cell table:formula="of:=([.L363]-[.H363])*1000" office:value-type="float" office:value="110.46" calcext:value-type="float">
            <text:p>110.46</text:p>
          </table:table-cell>
          <table:table-cell table:number-columns-repeated="11"/>
        </table:table-row>
        <table:table-row table:style-name="ro1">
          <table:table-cell office:value-type="float" office:value="0.1304" calcext:value-type="float">
            <text:p>0.1304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63935" calcext:value-type="float">
            <text:p>0.63935</text:p>
          </table:table-cell>
          <table:table-cell table:formula="of:=([.C364]-[.B364])*1000" office:value-type="float" office:value="98.65" calcext:value-type="float">
            <text:p>98.65</text:p>
          </table:table-cell>
          <table:table-cell office:value-type="float" office:value="0.55642" calcext:value-type="float">
            <text:p>0.55642</text:p>
          </table:table-cell>
          <table:table-cell office:value-type="float" office:value="0.66359" calcext:value-type="float">
            <text:p>0.66359</text:p>
          </table:table-cell>
          <table:table-cell table:formula="of:=([.F364]-[.E364])*1000" office:value-type="float" office:value="107.17" calcext:value-type="float">
            <text:p>107.17</text:p>
          </table:table-cell>
          <table:table-cell office:value-type="float" office:value="0.57152" calcext:value-type="float">
            <text:p>0.57152</text:p>
          </table:table-cell>
          <table:table-cell office:value-type="float" office:value="0.67902" calcext:value-type="float">
            <text:p>0.67902</text:p>
          </table:table-cell>
          <table:table-cell table:formula="of:=([.I364]-[.H364])*1000" office:value-type="float" office:value="107.5" calcext:value-type="float">
            <text:p>107.5</text:p>
          </table:table-cell>
          <table:table-cell office:value-type="float" office:value="0.57729" calcext:value-type="float">
            <text:p>0.57729</text:p>
          </table:table-cell>
          <table:table-cell office:value-type="float" office:value="0.68437" calcext:value-type="float">
            <text:p>0.68437</text:p>
          </table:table-cell>
          <table:table-cell table:formula="of:=([.L364]-[.H364])*1000" office:value-type="float" office:value="112.85" calcext:value-type="float">
            <text:p>112.85</text:p>
          </table:table-cell>
          <table:table-cell table:number-columns-repeated="11"/>
        </table:table-row>
        <table:table-row table:style-name="ro1">
          <table:table-cell office:value-type="float" office:value="0.1308" calcext:value-type="float">
            <text:p>0.1308</text:p>
          </table:table-cell>
          <table:table-cell office:value-type="float" office:value="0.53824" calcext:value-type="float">
            <text:p>0.53824</text:p>
          </table:table-cell>
          <table:table-cell office:value-type="float" office:value="0.63931" calcext:value-type="float">
            <text:p>0.63931</text:p>
          </table:table-cell>
          <table:table-cell table:formula="of:=([.C365]-[.B365])*1000" office:value-type="float" office:value="101.07" calcext:value-type="float">
            <text:p>101.07</text:p>
          </table:table-cell>
          <table:table-cell office:value-type="float" office:value="0.55385" calcext:value-type="float">
            <text:p>0.55385</text:p>
          </table:table-cell>
          <table:table-cell office:value-type="float" office:value="0.66354" calcext:value-type="float">
            <text:p>0.66354</text:p>
          </table:table-cell>
          <table:table-cell table:formula="of:=([.F365]-[.E365])*1000" office:value-type="float" office:value="109.69" calcext:value-type="float">
            <text:p>109.69</text:p>
          </table:table-cell>
          <table:table-cell office:value-type="float" office:value="0.56909" calcext:value-type="float">
            <text:p>0.56909</text:p>
          </table:table-cell>
          <table:table-cell office:value-type="float" office:value="0.67897" calcext:value-type="float">
            <text:p>0.67897</text:p>
          </table:table-cell>
          <table:table-cell table:formula="of:=([.I365]-[.H365])*1000" office:value-type="float" office:value="109.88" calcext:value-type="float">
            <text:p>109.88</text:p>
          </table:table-cell>
          <table:table-cell office:value-type="float" office:value="0.575" calcext:value-type="float">
            <text:p>0.575</text:p>
          </table:table-cell>
          <table:table-cell office:value-type="float" office:value="0.68432" calcext:value-type="float">
            <text:p>0.68432</text:p>
          </table:table-cell>
          <table:table-cell table:formula="of:=([.L365]-[.H365])*1000" office:value-type="float" office:value="115.23" calcext:value-type="float">
            <text:p>115.23</text:p>
          </table:table-cell>
          <table:table-cell table:number-columns-repeated="11"/>
        </table:table-row>
        <table:table-row table:style-name="ro1">
          <table:table-cell office:value-type="float" office:value="0.1312" calcext:value-type="float">
            <text:p>0.1312</text:p>
          </table:table-cell>
          <table:table-cell office:value-type="float" office:value="0.53578" calcext:value-type="float">
            <text:p>0.53578</text:p>
          </table:table-cell>
          <table:table-cell office:value-type="float" office:value="0.63927" calcext:value-type="float">
            <text:p>0.63927</text:p>
          </table:table-cell>
          <table:table-cell table:formula="of:=([.C366]-[.B366])*1000" office:value-type="float" office:value="103.49" calcext:value-type="float">
            <text:p>103.49</text:p>
          </table:table-cell>
          <table:table-cell office:value-type="float" office:value="0.55127" calcext:value-type="float">
            <text:p>0.55127</text:p>
          </table:table-cell>
          <table:table-cell office:value-type="float" office:value="0.6635" calcext:value-type="float">
            <text:p>0.6635</text:p>
          </table:table-cell>
          <table:table-cell table:formula="of:=([.F366]-[.E366])*1000" office:value-type="float" office:value="112.23" calcext:value-type="float">
            <text:p>112.23</text:p>
          </table:table-cell>
          <table:table-cell office:value-type="float" office:value="0.56666" calcext:value-type="float">
            <text:p>0.56666</text:p>
          </table:table-cell>
          <table:table-cell office:value-type="float" office:value="0.67893" calcext:value-type="float">
            <text:p>0.67893</text:p>
          </table:table-cell>
          <table:table-cell table:formula="of:=([.I366]-[.H366])*1000" office:value-type="float" office:value="112.27" calcext:value-type="float">
            <text:p>112.27</text:p>
          </table:table-cell>
          <table:table-cell office:value-type="float" office:value="0.57271" calcext:value-type="float">
            <text:p>0.57271</text:p>
          </table:table-cell>
          <table:table-cell office:value-type="float" office:value="0.68428" calcext:value-type="float">
            <text:p>0.68428</text:p>
          </table:table-cell>
          <table:table-cell table:formula="of:=([.L366]-[.H366])*1000" office:value-type="float" office:value="117.62" calcext:value-type="float">
            <text:p>117.62</text:p>
          </table:table-cell>
          <table:table-cell table:number-columns-repeated="11"/>
        </table:table-row>
        <table:table-row table:style-name="ro1">
          <table:table-cell office:value-type="float" office:value="0.1316" calcext:value-type="float">
            <text:p>0.1316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0.63923" calcext:value-type="float">
            <text:p>0.63923</text:p>
          </table:table-cell>
          <table:table-cell table:formula="of:=([.C367]-[.B367])*1000" office:value-type="float" office:value="105.9" calcext:value-type="float">
            <text:p>105.9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66345" calcext:value-type="float">
            <text:p>0.66345</text:p>
          </table:table-cell>
          <table:table-cell table:formula="of:=([.F367]-[.E367])*1000" office:value-type="float" office:value="114.75" calcext:value-type="float">
            <text:p>114.75</text:p>
          </table:table-cell>
          <table:table-cell office:value-type="float" office:value="0.56422" calcext:value-type="float">
            <text:p>0.56422</text:p>
          </table:table-cell>
          <table:table-cell office:value-type="float" office:value="0.67888" calcext:value-type="float">
            <text:p>0.67888</text:p>
          </table:table-cell>
          <table:table-cell table:formula="of:=([.I367]-[.H367])*1000" office:value-type="float" office:value="114.66" calcext:value-type="float">
            <text:p>114.66</text:p>
          </table:table-cell>
          <table:table-cell office:value-type="float" office:value="0.57042" calcext:value-type="float">
            <text:p>0.57042</text:p>
          </table:table-cell>
          <table:table-cell office:value-type="float" office:value="0.68424" calcext:value-type="float">
            <text:p>0.68424</text:p>
          </table:table-cell>
          <table:table-cell table:formula="of:=([.L367]-[.H367])*1000" office:value-type="float" office:value="120.02" calcext:value-type="float">
            <text:p>120.02</text:p>
          </table:table-cell>
          <table:table-cell table:number-columns-repeated="11"/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.53087" calcext:value-type="float">
            <text:p>0.53087</text:p>
          </table:table-cell>
          <table:table-cell office:value-type="float" office:value="0.6392" calcext:value-type="float">
            <text:p>0.6392</text:p>
          </table:table-cell>
          <table:table-cell table:formula="of:=([.C368]-[.B368])*1000" office:value-type="float" office:value="108.33" calcext:value-type="float">
            <text:p>108.33</text:p>
          </table:table-cell>
          <table:table-cell office:value-type="float" office:value="0.54613" calcext:value-type="float">
            <text:p>0.54613</text:p>
          </table:table-cell>
          <table:table-cell office:value-type="float" office:value="0.6634" calcext:value-type="float">
            <text:p>0.6634</text:p>
          </table:table-cell>
          <table:table-cell table:formula="of:=([.F368]-[.E368])*1000" office:value-type="float" office:value="117.27" calcext:value-type="float">
            <text:p>117.27</text:p>
          </table:table-cell>
          <table:table-cell office:value-type="float" office:value="0.56179" calcext:value-type="float">
            <text:p>0.56179</text:p>
          </table:table-cell>
          <table:table-cell office:value-type="float" office:value="0.67884" calcext:value-type="float">
            <text:p>0.67884</text:p>
          </table:table-cell>
          <table:table-cell table:formula="of:=([.I368]-[.H368])*1000" office:value-type="float" office:value="117.05" calcext:value-type="float">
            <text:p>117.05</text:p>
          </table:table-cell>
          <table:table-cell office:value-type="float" office:value="0.56813" calcext:value-type="float">
            <text:p>0.56813</text:p>
          </table:table-cell>
          <table:table-cell office:value-type="float" office:value="0.6842" calcext:value-type="float">
            <text:p>0.6842</text:p>
          </table:table-cell>
          <table:table-cell table:formula="of:=([.L368]-[.H368])*1000" office:value-type="float" office:value="122.41" calcext:value-type="float">
            <text:p>122.41</text:p>
          </table:table-cell>
          <table:table-cell table:number-columns-repeated="11"/>
        </table:table-row>
        <table:table-row table:style-name="ro1">
          <table:table-cell office:value-type="float" office:value="0.1324" calcext:value-type="float">
            <text:p>0.1324</text:p>
          </table:table-cell>
          <table:table-cell office:value-type="float" office:value="0.52842" calcext:value-type="float">
            <text:p>0.52842</text:p>
          </table:table-cell>
          <table:table-cell office:value-type="float" office:value="0.63916" calcext:value-type="float">
            <text:p>0.63916</text:p>
          </table:table-cell>
          <table:table-cell table:formula="of:=([.C369]-[.B369])*1000" office:value-type="float" office:value="110.74" calcext:value-type="float">
            <text:p>110.74</text:p>
          </table:table-cell>
          <table:table-cell office:value-type="float" office:value="0.54355" calcext:value-type="float">
            <text:p>0.54355</text:p>
          </table:table-cell>
          <table:table-cell office:value-type="float" office:value="0.66336" calcext:value-type="float">
            <text:p>0.66336</text:p>
          </table:table-cell>
          <table:table-cell table:formula="of:=([.F369]-[.E369])*1000" office:value-type="float" office:value="119.81" calcext:value-type="float">
            <text:p>119.81</text:p>
          </table:table-cell>
          <table:table-cell office:value-type="float" office:value="0.55936" calcext:value-type="float">
            <text:p>0.55936</text:p>
          </table:table-cell>
          <table:table-cell office:value-type="float" office:value="0.6788" calcext:value-type="float">
            <text:p>0.6788</text:p>
          </table:table-cell>
          <table:table-cell table:formula="of:=([.I369]-[.H369])*1000" office:value-type="float" office:value="119.44" calcext:value-type="float">
            <text:p>119.44</text:p>
          </table:table-cell>
          <table:table-cell office:value-type="float" office:value="0.56584" calcext:value-type="float">
            <text:p>0.56584</text:p>
          </table:table-cell>
          <table:table-cell office:value-type="float" office:value="0.68415" calcext:value-type="float">
            <text:p>0.68415</text:p>
          </table:table-cell>
          <table:table-cell table:formula="of:=([.L369]-[.H369])*1000" office:value-type="float" office:value="124.79" calcext:value-type="float">
            <text:p>124.79</text:p>
          </table:table-cell>
          <table:table-cell table:number-columns-repeated="11"/>
        </table:table-row>
        <table:table-row table:style-name="ro1">
          <table:table-cell office:value-type="float" office:value="0.1328" calcext:value-type="float">
            <text:p>0.1328</text:p>
          </table:table-cell>
          <table:table-cell office:value-type="float" office:value="0.52596" calcext:value-type="float">
            <text:p>0.52596</text:p>
          </table:table-cell>
          <table:table-cell office:value-type="float" office:value="0.63912" calcext:value-type="float">
            <text:p>0.63912</text:p>
          </table:table-cell>
          <table:table-cell table:formula="of:=([.C370]-[.B370])*1000" office:value-type="float" office:value="113.16" calcext:value-type="float">
            <text:p>113.16</text:p>
          </table:table-cell>
          <table:table-cell office:value-type="float" office:value="0.54098" calcext:value-type="float">
            <text:p>0.54098</text:p>
          </table:table-cell>
          <table:table-cell office:value-type="float" office:value="0.66331" calcext:value-type="float">
            <text:p>0.66331</text:p>
          </table:table-cell>
          <table:table-cell table:formula="of:=([.F370]-[.E370])*1000" office:value-type="float" office:value="122.33" calcext:value-type="float">
            <text:p>122.33</text:p>
          </table:table-cell>
          <table:table-cell office:value-type="float" office:value="0.55693" calcext:value-type="float">
            <text:p>0.55693</text:p>
          </table:table-cell>
          <table:table-cell office:value-type="float" office:value="0.67875" calcext:value-type="float">
            <text:p>0.67875</text:p>
          </table:table-cell>
          <table:table-cell table:formula="of:=([.I370]-[.H370])*1000" office:value-type="float" office:value="121.82" calcext:value-type="float">
            <text:p>121.82</text:p>
          </table:table-cell>
          <table:table-cell office:value-type="float" office:value="0.56355" calcext:value-type="float">
            <text:p>0.56355</text:p>
          </table:table-cell>
          <table:table-cell office:value-type="float" office:value="0.68411" calcext:value-type="float">
            <text:p>0.68411</text:p>
          </table:table-cell>
          <table:table-cell table:formula="of:=([.L370]-[.H370])*1000" office:value-type="float" office:value="127.18" calcext:value-type="float">
            <text:p>127.18</text:p>
          </table:table-cell>
          <table:table-cell table:number-columns-repeated="11"/>
        </table:table-row>
        <table:table-row table:style-name="ro1">
          <table:table-cell office:value-type="float" office:value="0.1332" calcext:value-type="float">
            <text:p>0.1332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63908" calcext:value-type="float">
            <text:p>0.63908</text:p>
          </table:table-cell>
          <table:table-cell table:formula="of:=([.C371]-[.B371])*1000" office:value-type="float" office:value="115.58" calcext:value-type="float">
            <text:p>115.58</text:p>
          </table:table-cell>
          <table:table-cell office:value-type="float" office:value="0.53841" calcext:value-type="float">
            <text:p>0.53841</text:p>
          </table:table-cell>
          <table:table-cell office:value-type="float" office:value="0.66326" calcext:value-type="float">
            <text:p>0.66326</text:p>
          </table:table-cell>
          <table:table-cell table:formula="of:=([.F371]-[.E371])*1000" office:value-type="float" office:value="124.85" calcext:value-type="float">
            <text:p>124.85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67871" calcext:value-type="float">
            <text:p>0.67871</text:p>
          </table:table-cell>
          <table:table-cell table:formula="of:=([.I371]-[.H371])*1000" office:value-type="float" office:value="124.21" calcext:value-type="float">
            <text:p>124.21</text:p>
          </table:table-cell>
          <table:table-cell office:value-type="float" office:value="0.56126" calcext:value-type="float">
            <text:p>0.56126</text:p>
          </table:table-cell>
          <table:table-cell office:value-type="float" office:value="0.68407" calcext:value-type="float">
            <text:p>0.68407</text:p>
          </table:table-cell>
          <table:table-cell table:formula="of:=([.L371]-[.H371])*1000" office:value-type="float" office:value="129.57" calcext:value-type="float">
            <text:p>129.57</text:p>
          </table:table-cell>
          <table:table-cell table:number-columns-repeated="11"/>
        </table:table-row>
        <table:table-row table:style-name="ro1">
          <table:table-cell office:value-type="float" office:value="0.1336" calcext:value-type="float">
            <text:p>0.1336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63904" calcext:value-type="float">
            <text:p>0.63904</text:p>
          </table:table-cell>
          <table:table-cell table:formula="of:=([.C372]-[.B372])*1000" office:value-type="float" office:value="118.14" calcext:value-type="float">
            <text:p>118.14</text:p>
          </table:table-cell>
          <table:table-cell office:value-type="float" office:value="0.53569" calcext:value-type="float">
            <text:p>0.53569</text:p>
          </table:table-cell>
          <table:table-cell office:value-type="float" office:value="0.66322" calcext:value-type="float">
            <text:p>0.66322</text:p>
          </table:table-cell>
          <table:table-cell table:formula="of:=([.F372]-[.E372])*1000" office:value-type="float" office:value="127.53" calcext:value-type="float">
            <text:p>127.53</text:p>
          </table:table-cell>
          <table:table-cell office:value-type="float" office:value="0.55189" calcext:value-type="float">
            <text:p>0.55189</text:p>
          </table:table-cell>
          <table:table-cell office:value-type="float" office:value="0.67866" calcext:value-type="float">
            <text:p>0.67866</text:p>
          </table:table-cell>
          <table:table-cell table:formula="of:=([.I372]-[.H372])*1000" office:value-type="float" office:value="126.77" calcext:value-type="float">
            <text:p>126.77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68402" calcext:value-type="float">
            <text:p>0.68402</text:p>
          </table:table-cell>
          <table:table-cell table:formula="of:=([.L372]-[.H372])*1000" office:value-type="float" office:value="132.13" calcext:value-type="float">
            <text:p>132.13</text:p>
          </table:table-cell>
          <table:table-cell table:number-columns-repeated="11"/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0.51821" calcext:value-type="float">
            <text:p>0.51821</text:p>
          </table:table-cell>
          <table:table-cell office:value-type="float" office:value="0.639" calcext:value-type="float">
            <text:p>0.639</text:p>
          </table:table-cell>
          <table:table-cell table:formula="of:=([.C373]-[.B373])*1000" office:value-type="float" office:value="120.79" calcext:value-type="float">
            <text:p>120.79</text:p>
          </table:table-cell>
          <table:table-cell office:value-type="float" office:value="0.53289" calcext:value-type="float">
            <text:p>0.53289</text:p>
          </table:table-cell>
          <table:table-cell office:value-type="float" office:value="0.66317" calcext:value-type="float">
            <text:p>0.66317</text:p>
          </table:table-cell>
          <table:table-cell table:formula="of:=([.F373]-[.E373])*1000" office:value-type="float" office:value="130.28" calcext:value-type="float">
            <text:p>130.28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67862" calcext:value-type="float">
            <text:p>0.67862</text:p>
          </table:table-cell>
          <table:table-cell table:formula="of:=([.I373]-[.H373])*1000" office:value-type="float" office:value="129.42" calcext:value-type="float">
            <text:p>129.42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68398" calcext:value-type="float">
            <text:p>0.68398</text:p>
          </table:table-cell>
          <table:table-cell table:formula="of:=([.L373]-[.H373])*1000" office:value-type="float" office:value="134.78" calcext:value-type="float">
            <text:p>134.78</text:p>
          </table:table-cell>
          <table:table-cell table:number-columns-repeated="11"/>
        </table:table-row>
        <table:table-row table:style-name="ro1">
          <table:table-cell office:value-type="float" office:value="0.1344" calcext:value-type="float">
            <text:p>0.1344</text:p>
          </table:table-cell>
          <table:table-cell office:value-type="float" office:value="0.51553" calcext:value-type="float">
            <text:p>0.51553</text:p>
          </table:table-cell>
          <table:table-cell office:value-type="float" office:value="0.63896" calcext:value-type="float">
            <text:p>0.63896</text:p>
          </table:table-cell>
          <table:table-cell table:formula="of:=([.C374]-[.B374])*1000" office:value-type="float" office:value="123.43" calcext:value-type="float">
            <text:p>123.43</text:p>
          </table:table-cell>
          <table:table-cell office:value-type="float" office:value="0.53009" calcext:value-type="float">
            <text:p>0.53009</text:p>
          </table:table-cell>
          <table:table-cell office:value-type="float" office:value="0.66312" calcext:value-type="float">
            <text:p>0.66312</text:p>
          </table:table-cell>
          <table:table-cell table:formula="of:=([.F374]-[.E374])*1000" office:value-type="float" office:value="133.03" calcext:value-type="float">
            <text:p>133.03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67857" calcext:value-type="float">
            <text:p>0.67857</text:p>
          </table:table-cell>
          <table:table-cell table:formula="of:=([.I374]-[.H374])*1000" office:value-type="float" office:value="132.07" calcext:value-type="float">
            <text:p>132.07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68394" calcext:value-type="float">
            <text:p>0.68394</text:p>
          </table:table-cell>
          <table:table-cell table:formula="of:=([.L374]-[.H374])*1000" office:value-type="float" office:value="137.44" calcext:value-type="float">
            <text:p>137.44</text:p>
          </table:table-cell>
          <table:table-cell table:number-columns-repeated="11"/>
        </table:table-row>
        <table:table-row table:style-name="ro1">
          <table:table-cell office:value-type="float" office:value="0.1348" calcext:value-type="float">
            <text:p>0.1348</text:p>
          </table:table-cell>
          <table:table-cell office:value-type="float" office:value="0.51285" calcext:value-type="float">
            <text:p>0.51285</text:p>
          </table:table-cell>
          <table:table-cell office:value-type="float" office:value="0.63892" calcext:value-type="float">
            <text:p>0.63892</text:p>
          </table:table-cell>
          <table:table-cell table:formula="of:=([.C375]-[.B375])*1000" office:value-type="float" office:value="126.07" calcext:value-type="float">
            <text:p>126.07</text:p>
          </table:table-cell>
          <table:table-cell office:value-type="float" office:value="0.5273" calcext:value-type="float">
            <text:p>0.5273</text:p>
          </table:table-cell>
          <table:table-cell office:value-type="float" office:value="0.66307" calcext:value-type="float">
            <text:p>0.66307</text:p>
          </table:table-cell>
          <table:table-cell table:formula="of:=([.F375]-[.E375])*1000" office:value-type="float" office:value="135.77" calcext:value-type="float">
            <text:p>135.77</text:p>
          </table:table-cell>
          <table:table-cell office:value-type="float" office:value="0.54381" calcext:value-type="float">
            <text:p>0.54381</text:p>
          </table:table-cell>
          <table:table-cell office:value-type="float" office:value="0.67853" calcext:value-type="float">
            <text:p>0.67853</text:p>
          </table:table-cell>
          <table:table-cell table:formula="of:=([.I375]-[.H375])*1000" office:value-type="float" office:value="134.72" calcext:value-type="float">
            <text:p>134.72</text:p>
          </table:table-cell>
          <table:table-cell office:value-type="float" office:value="0.55115" calcext:value-type="float">
            <text:p>0.55115</text:p>
          </table:table-cell>
          <table:table-cell office:value-type="float" office:value="0.68389" calcext:value-type="float">
            <text:p>0.68389</text:p>
          </table:table-cell>
          <table:table-cell table:formula="of:=([.L375]-[.H375])*1000" office:value-type="float" office:value="140.08" calcext:value-type="float">
            <text:p>140.08</text:p>
          </table:table-cell>
          <table:table-cell table:number-columns-repeated="11"/>
        </table:table-row>
        <table:table-row table:style-name="ro1">
          <table:table-cell office:value-type="float" office:value="0.1352" calcext:value-type="float">
            <text:p>0.1352</text:p>
          </table:table-cell>
          <table:table-cell office:value-type="float" office:value="0.51017" calcext:value-type="float">
            <text:p>0.51017</text:p>
          </table:table-cell>
          <table:table-cell office:value-type="float" office:value="0.63888" calcext:value-type="float">
            <text:p>0.63888</text:p>
          </table:table-cell>
          <table:table-cell table:formula="of:=([.C376]-[.B376])*1000" office:value-type="float" office:value="128.71" calcext:value-type="float">
            <text:p>128.71</text:p>
          </table:table-cell>
          <table:table-cell office:value-type="float" office:value="0.5245" calcext:value-type="float">
            <text:p>0.5245</text:p>
          </table:table-cell>
          <table:table-cell office:value-type="float" office:value="0.66303" calcext:value-type="float">
            <text:p>0.66303</text:p>
          </table:table-cell>
          <table:table-cell table:formula="of:=([.F376]-[.E376])*1000" office:value-type="float" office:value="138.53" calcext:value-type="float">
            <text:p>138.53</text:p>
          </table:table-cell>
          <table:table-cell office:value-type="float" office:value="0.54112" calcext:value-type="float">
            <text:p>0.54112</text:p>
          </table:table-cell>
          <table:table-cell office:value-type="float" office:value="0.67848" calcext:value-type="float">
            <text:p>0.67848</text:p>
          </table:table-cell>
          <table:table-cell table:formula="of:=([.I376]-[.H376])*1000" office:value-type="float" office:value="137.36" calcext:value-type="float">
            <text:p>137.36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68385" calcext:value-type="float">
            <text:p>0.68385</text:p>
          </table:table-cell>
          <table:table-cell table:formula="of:=([.L376]-[.H376])*1000" office:value-type="float" office:value="142.73" calcext:value-type="float">
            <text:p>142.73</text:p>
          </table:table-cell>
          <table:table-cell table:number-columns-repeated="11"/>
        </table:table-row>
        <table:table-row table:style-name="ro1">
          <table:table-cell office:value-type="float" office:value="0.1356" calcext:value-type="float">
            <text:p>0.1356</text:p>
          </table:table-cell>
          <table:table-cell office:value-type="float" office:value="0.50748" calcext:value-type="float">
            <text:p>0.50748</text:p>
          </table:table-cell>
          <table:table-cell office:value-type="float" office:value="0.63884" calcext:value-type="float">
            <text:p>0.63884</text:p>
          </table:table-cell>
          <table:table-cell table:formula="of:=([.C377]-[.B377])*1000" office:value-type="float" office:value="131.36" calcext:value-type="float">
            <text:p>131.36</text:p>
          </table:table-cell>
          <table:table-cell office:value-type="float" office:value="0.52171" calcext:value-type="float">
            <text:p>0.52171</text:p>
          </table:table-cell>
          <table:table-cell office:value-type="float" office:value="0.66298" calcext:value-type="float">
            <text:p>0.66298</text:p>
          </table:table-cell>
          <table:table-cell table:formula="of:=([.F377]-[.E377])*1000" office:value-type="float" office:value="141.27" calcext:value-type="float">
            <text:p>141.27</text:p>
          </table:table-cell>
          <table:table-cell office:value-type="float" office:value="0.53842" calcext:value-type="float">
            <text:p>0.53842</text:p>
          </table:table-cell>
          <table:table-cell office:value-type="float" office:value="0.67844" calcext:value-type="float">
            <text:p>0.67844</text:p>
          </table:table-cell>
          <table:table-cell table:formula="of:=([.I377]-[.H377])*1000" office:value-type="float" office:value="140.02" calcext:value-type="float">
            <text:p>140.02</text:p>
          </table:table-cell>
          <table:table-cell office:value-type="float" office:value="0.54604" calcext:value-type="float">
            <text:p>0.54604</text:p>
          </table:table-cell>
          <table:table-cell office:value-type="float" office:value="0.68381" calcext:value-type="float">
            <text:p>0.68381</text:p>
          </table:table-cell>
          <table:table-cell table:formula="of:=([.L377]-[.H377])*1000" office:value-type="float" office:value="145.39" calcext:value-type="float">
            <text:p>145.39</text:p>
          </table:table-cell>
          <table:table-cell table:number-columns-repeated="11"/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6388" calcext:value-type="float">
            <text:p>0.6388</text:p>
          </table:table-cell>
          <table:table-cell table:formula="of:=([.C378]-[.B378])*1000" office:value-type="float" office:value="134" calcext:value-type="float">
            <text:p>134</text:p>
          </table:table-cell>
          <table:table-cell office:value-type="float" office:value="0.51891" calcext:value-type="float">
            <text:p>0.51891</text:p>
          </table:table-cell>
          <table:table-cell office:value-type="float" office:value="0.66293" calcext:value-type="float">
            <text:p>0.66293</text:p>
          </table:table-cell>
          <table:table-cell table:formula="of:=([.F378]-[.E378])*1000" office:value-type="float" office:value="144.02" calcext:value-type="float">
            <text:p>144.02</text:p>
          </table:table-cell>
          <table:table-cell office:value-type="float" office:value="0.53573" calcext:value-type="float">
            <text:p>0.53573</text:p>
          </table:table-cell>
          <table:table-cell office:value-type="float" office:value="0.67839" calcext:value-type="float">
            <text:p>0.67839</text:p>
          </table:table-cell>
          <table:table-cell table:formula="of:=([.I378]-[.H378])*1000" office:value-type="float" office:value="142.66" calcext:value-type="float">
            <text:p>142.66</text:p>
          </table:table-cell>
          <table:table-cell office:value-type="float" office:value="0.54349" calcext:value-type="float">
            <text:p>0.54349</text:p>
          </table:table-cell>
          <table:table-cell office:value-type="float" office:value="0.68376" calcext:value-type="float">
            <text:p>0.68376</text:p>
          </table:table-cell>
          <table:table-cell table:formula="of:=([.L378]-[.H378])*1000" office:value-type="float" office:value="148.03" calcext:value-type="float">
            <text:p>148.03</text:p>
          </table:table-cell>
          <table:table-cell table:number-columns-repeated="11"/>
        </table:table-row>
        <table:table-row table:style-name="ro1">
          <table:table-cell office:value-type="float" office:value="0.1364" calcext:value-type="float">
            <text:p>0.1364</text:p>
          </table:table-cell>
          <table:table-cell office:value-type="float" office:value="0.50212" calcext:value-type="float">
            <text:p>0.50212</text:p>
          </table:table-cell>
          <table:table-cell office:value-type="float" office:value="0.63876" calcext:value-type="float">
            <text:p>0.63876</text:p>
          </table:table-cell>
          <table:table-cell table:formula="of:=([.C379]-[.B379])*1000" office:value-type="float" office:value="136.64" calcext:value-type="float">
            <text:p>136.64</text:p>
          </table:table-cell>
          <table:table-cell office:value-type="float" office:value="0.51612" calcext:value-type="float">
            <text:p>0.51612</text:p>
          </table:table-cell>
          <table:table-cell office:value-type="float" office:value="0.66288" calcext:value-type="float">
            <text:p>0.66288</text:p>
          </table:table-cell>
          <table:table-cell table:formula="of:=([.F379]-[.E379])*1000" office:value-type="float" office:value="146.76" calcext:value-type="float">
            <text:p>146.76</text:p>
          </table:table-cell>
          <table:table-cell office:value-type="float" office:value="0.53304" calcext:value-type="float">
            <text:p>0.53304</text:p>
          </table:table-cell>
          <table:table-cell office:value-type="float" office:value="0.67835" calcext:value-type="float">
            <text:p>0.67835</text:p>
          </table:table-cell>
          <table:table-cell table:formula="of:=([.I379]-[.H379])*1000" office:value-type="float" office:value="145.31" calcext:value-type="float">
            <text:p>145.31</text:p>
          </table:table-cell>
          <table:table-cell office:value-type="float" office:value="0.54094" calcext:value-type="float">
            <text:p>0.54094</text:p>
          </table:table-cell>
          <table:table-cell office:value-type="float" office:value="0.68372" calcext:value-type="float">
            <text:p>0.68372</text:p>
          </table:table-cell>
          <table:table-cell table:formula="of:=([.L379]-[.H379])*1000" office:value-type="float" office:value="150.68" calcext:value-type="float">
            <text:p>150.68</text:p>
          </table:table-cell>
          <table:table-cell table:number-columns-repeated="11"/>
        </table:table-row>
        <table:table-row table:style-name="ro1">
          <table:table-cell office:value-type="float" office:value="0.1368" calcext:value-type="float">
            <text:p>0.1368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63872" calcext:value-type="float">
            <text:p>0.63872</text:p>
          </table:table-cell>
          <table:table-cell table:formula="of:=([.C380]-[.B380])*1000" office:value-type="float" office:value="139.32" calcext:value-type="float">
            <text:p>139.32</text:p>
          </table:table-cell>
          <table:table-cell office:value-type="float" office:value="0.51329" calcext:value-type="float">
            <text:p>0.51329</text:p>
          </table:table-cell>
          <table:table-cell office:value-type="float" office:value="0.66284" calcext:value-type="float">
            <text:p>0.66284</text:p>
          </table:table-cell>
          <table:table-cell table:formula="of:=([.F380]-[.E380])*1000" office:value-type="float" office:value="149.55" calcext:value-type="float">
            <text:p>149.55</text:p>
          </table:table-cell>
          <table:table-cell office:value-type="float" office:value="0.53028" calcext:value-type="float">
            <text:p>0.53028</text:p>
          </table:table-cell>
          <table:table-cell office:value-type="float" office:value="0.6783" calcext:value-type="float">
            <text:p>0.6783</text:p>
          </table:table-cell>
          <table:table-cell table:formula="of:=([.I380]-[.H380])*1000" office:value-type="float" office:value="148.02" calcext:value-type="float">
            <text:p>148.02</text:p>
          </table:table-cell>
          <table:table-cell office:value-type="float" office:value="0.53833" calcext:value-type="float">
            <text:p>0.53833</text:p>
          </table:table-cell>
          <table:table-cell office:value-type="float" office:value="0.68368" calcext:value-type="float">
            <text:p>0.68368</text:p>
          </table:table-cell>
          <table:table-cell table:formula="of:=([.L380]-[.H380])*1000" office:value-type="float" office:value="153.4" calcext:value-type="float">
            <text:p>153.4</text:p>
          </table:table-cell>
          <table:table-cell table:number-columns-repeated="11"/>
        </table:table-row>
        <table:table-row table:style-name="ro1">
          <table:table-cell office:value-type="float" office:value="0.1372" calcext:value-type="float">
            <text:p>0.1372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63868" calcext:value-type="float">
            <text:p>0.63868</text:p>
          </table:table-cell>
          <table:table-cell table:formula="of:=([.C381]-[.B381])*1000" office:value-type="float" office:value="142.08" calcext:value-type="float">
            <text:p>142.08</text:p>
          </table:table-cell>
          <table:table-cell office:value-type="float" office:value="0.51039" calcext:value-type="float">
            <text:p>0.51039</text:p>
          </table:table-cell>
          <table:table-cell office:value-type="float" office:value="0.66279" calcext:value-type="float">
            <text:p>0.66279</text:p>
          </table:table-cell>
          <table:table-cell table:formula="of:=([.F381]-[.E381])*1000" office:value-type="float" office:value="152.4" calcext:value-type="float">
            <text:p>152.4</text:p>
          </table:table-cell>
          <table:table-cell office:value-type="float" office:value="0.52742" calcext:value-type="float">
            <text:p>0.52742</text:p>
          </table:table-cell>
          <table:table-cell office:value-type="float" office:value="0.67826" calcext:value-type="float">
            <text:p>0.67826</text:p>
          </table:table-cell>
          <table:table-cell table:formula="of:=([.I381]-[.H381])*1000" office:value-type="float" office:value="150.84" calcext:value-type="float">
            <text:p>150.84</text:p>
          </table:table-cell>
          <table:table-cell office:value-type="float" office:value="0.53557" calcext:value-type="float">
            <text:p>0.53557</text:p>
          </table:table-cell>
          <table:table-cell office:value-type="float" office:value="0.68363" calcext:value-type="float">
            <text:p>0.68363</text:p>
          </table:table-cell>
          <table:table-cell table:formula="of:=([.L381]-[.H381])*1000" office:value-type="float" office:value="156.21" calcext:value-type="float">
            <text:p>156.21</text:p>
          </table:table-cell>
          <table:table-cell table:number-columns-repeated="11"/>
        </table:table-row>
        <table:table-row table:style-name="ro1">
          <table:table-cell office:value-type="float" office:value="0.1376" calcext:value-type="float">
            <text:p>0.1376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63864" calcext:value-type="float">
            <text:p>0.63864</text:p>
          </table:table-cell>
          <table:table-cell table:formula="of:=([.C382]-[.B382])*1000" office:value-type="float" office:value="144.84" calcext:value-type="float">
            <text:p>144.84</text:p>
          </table:table-cell>
          <table:table-cell office:value-type="float" office:value="0.50749" calcext:value-type="float">
            <text:p>0.50749</text:p>
          </table:table-cell>
          <table:table-cell office:value-type="float" office:value="0.66274" calcext:value-type="float">
            <text:p>0.66274</text:p>
          </table:table-cell>
          <table:table-cell table:formula="of:=([.F382]-[.E382])*1000" office:value-type="float" office:value="155.25" calcext:value-type="float">
            <text:p>155.25</text:p>
          </table:table-cell>
          <table:table-cell office:value-type="float" office:value="0.52455" calcext:value-type="float">
            <text:p>0.52455</text:p>
          </table:table-cell>
          <table:table-cell office:value-type="float" office:value="0.67821" calcext:value-type="float">
            <text:p>0.67821</text:p>
          </table:table-cell>
          <table:table-cell table:formula="of:=([.I382]-[.H382])*1000" office:value-type="float" office:value="153.66" calcext:value-type="float">
            <text:p>153.66</text:p>
          </table:table-cell>
          <table:table-cell office:value-type="float" office:value="0.53282" calcext:value-type="float">
            <text:p>0.53282</text:p>
          </table:table-cell>
          <table:table-cell office:value-type="float" office:value="0.68359" calcext:value-type="float">
            <text:p>0.68359</text:p>
          </table:table-cell>
          <table:table-cell table:formula="of:=([.L382]-[.H382])*1000" office:value-type="float" office:value="159.04" calcext:value-type="float">
            <text:p>159.04</text:p>
          </table:table-cell>
          <table:table-cell table:number-columns-repeated="11"/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491" calcext:value-type="float">
            <text:p>0.491</text:p>
          </table:table-cell>
          <table:table-cell office:value-type="float" office:value="0.6386" calcext:value-type="float">
            <text:p>0.6386</text:p>
          </table:table-cell>
          <table:table-cell table:formula="of:=([.C383]-[.B383])*1000" office:value-type="float" office:value="147.6" calcext:value-type="float">
            <text:p>147.6</text:p>
          </table:table-cell>
          <table:table-cell office:value-type="float" office:value="0.50459" calcext:value-type="float">
            <text:p>0.50459</text:p>
          </table:table-cell>
          <table:table-cell office:value-type="float" office:value="0.66269" calcext:value-type="float">
            <text:p>0.66269</text:p>
          </table:table-cell>
          <table:table-cell table:formula="of:=([.F383]-[.E383])*1000" office:value-type="float" office:value="158.1" calcext:value-type="float">
            <text:p>158.1</text:p>
          </table:table-cell>
          <table:table-cell office:value-type="float" office:value="0.52168" calcext:value-type="float">
            <text:p>0.52168</text:p>
          </table:table-cell>
          <table:table-cell office:value-type="float" office:value="0.67817" calcext:value-type="float">
            <text:p>0.67817</text:p>
          </table:table-cell>
          <table:table-cell table:formula="of:=([.I383]-[.H383])*1000" office:value-type="float" office:value="156.49" calcext:value-type="float">
            <text:p>156.49</text:p>
          </table:table-cell>
          <table:table-cell office:value-type="float" office:value="0.53007" calcext:value-type="float">
            <text:p>0.53007</text:p>
          </table:table-cell>
          <table:table-cell office:value-type="float" office:value="0.68355" calcext:value-type="float">
            <text:p>0.68355</text:p>
          </table:table-cell>
          <table:table-cell table:formula="of:=([.L383]-[.H383])*1000" office:value-type="float" office:value="161.87" calcext:value-type="float">
            <text:p>161.87</text:p>
          </table:table-cell>
          <table:table-cell table:number-columns-repeated="11"/>
        </table:table-row>
        <table:table-row table:style-name="ro1">
          <table:table-cell office:value-type="float" office:value="0.1384" calcext:value-type="float">
            <text:p>0.1384</text:p>
          </table:table-cell>
          <table:table-cell office:value-type="float" office:value="0.48821" calcext:value-type="float">
            <text:p>0.48821</text:p>
          </table:table-cell>
          <table:table-cell office:value-type="float" office:value="0.63856" calcext:value-type="float">
            <text:p>0.63856</text:p>
          </table:table-cell>
          <table:table-cell table:formula="of:=([.C384]-[.B384])*1000" office:value-type="float" office:value="150.35" calcext:value-type="float">
            <text:p>150.35</text:p>
          </table:table-cell>
          <table:table-cell office:value-type="float" office:value="0.50169" calcext:value-type="float">
            <text:p>0.50169</text:p>
          </table:table-cell>
          <table:table-cell office:value-type="float" office:value="0.66264" calcext:value-type="float">
            <text:p>0.66264</text:p>
          </table:table-cell>
          <table:table-cell table:formula="of:=([.F384]-[.E384])*1000" office:value-type="float" office:value="160.95" calcext:value-type="float">
            <text:p>160.95</text:p>
          </table:table-cell>
          <table:table-cell office:value-type="float" office:value="0.51881" calcext:value-type="float">
            <text:p>0.51881</text:p>
          </table:table-cell>
          <table:table-cell office:value-type="float" office:value="0.67812" calcext:value-type="float">
            <text:p>0.67812</text:p>
          </table:table-cell>
          <table:table-cell table:formula="of:=([.I384]-[.H384])*1000" office:value-type="float" office:value="159.31" calcext:value-type="float">
            <text:p>159.31</text:p>
          </table:table-cell>
          <table:table-cell office:value-type="float" office:value="0.52732" calcext:value-type="float">
            <text:p>0.52732</text:p>
          </table:table-cell>
          <table:table-cell office:value-type="float" office:value="0.6835" calcext:value-type="float">
            <text:p>0.6835</text:p>
          </table:table-cell>
          <table:table-cell table:formula="of:=([.L384]-[.H384])*1000" office:value-type="float" office:value="164.69" calcext:value-type="float">
            <text:p>164.69</text:p>
          </table:table-cell>
          <table:table-cell table:number-columns-repeated="11"/>
        </table:table-row>
        <table:table-row table:style-name="ro1">
          <table:table-cell office:value-type="float" office:value="0.1388" calcext:value-type="float">
            <text:p>0.1388</text:p>
          </table:table-cell>
          <table:table-cell office:value-type="float" office:value="0.48541" calcext:value-type="float">
            <text:p>0.48541</text:p>
          </table:table-cell>
          <table:table-cell office:value-type="float" office:value="0.63852" calcext:value-type="float">
            <text:p>0.63852</text:p>
          </table:table-cell>
          <table:table-cell table:formula="of:=([.C385]-[.B385])*1000" office:value-type="float" office:value="153.11" calcext:value-type="float">
            <text:p>153.11</text:p>
          </table:table-cell>
          <table:table-cell office:value-type="float" office:value="0.49879" calcext:value-type="float">
            <text:p>0.49879</text:p>
          </table:table-cell>
          <table:table-cell office:value-type="float" office:value="0.6626" calcext:value-type="float">
            <text:p>0.6626</text:p>
          </table:table-cell>
          <table:table-cell table:formula="of:=([.F385]-[.E385])*1000" office:value-type="float" office:value="163.81" calcext:value-type="float">
            <text:p>163.81</text:p>
          </table:table-cell>
          <table:table-cell office:value-type="float" office:value="0.51594" calcext:value-type="float">
            <text:p>0.51594</text:p>
          </table:table-cell>
          <table:table-cell office:value-type="float" office:value="0.67808" calcext:value-type="float">
            <text:p>0.67808</text:p>
          </table:table-cell>
          <table:table-cell table:formula="of:=([.I385]-[.H385])*1000" office:value-type="float" office:value="162.14" calcext:value-type="float">
            <text:p>162.14</text:p>
          </table:table-cell>
          <table:table-cell office:value-type="float" office:value="0.52457" calcext:value-type="float">
            <text:p>0.52457</text:p>
          </table:table-cell>
          <table:table-cell office:value-type="float" office:value="0.68346" calcext:value-type="float">
            <text:p>0.68346</text:p>
          </table:table-cell>
          <table:table-cell table:formula="of:=([.L385]-[.H385])*1000" office:value-type="float" office:value="167.52" calcext:value-type="float">
            <text:p>167.52</text:p>
          </table:table-cell>
          <table:table-cell table:number-columns-repeated="11"/>
        </table:table-row>
        <table:table-row table:style-name="ro1">
          <table:table-cell office:value-type="float" office:value="0.1392" calcext:value-type="float">
            <text:p>0.1392</text:p>
          </table:table-cell>
          <table:table-cell office:value-type="float" office:value="0.48261" calcext:value-type="float">
            <text:p>0.48261</text:p>
          </table:table-cell>
          <table:table-cell office:value-type="float" office:value="0.63848" calcext:value-type="float">
            <text:p>0.63848</text:p>
          </table:table-cell>
          <table:table-cell table:formula="of:=([.C386]-[.B386])*1000" office:value-type="float" office:value="155.87" calcext:value-type="float">
            <text:p>155.87</text:p>
          </table:table-cell>
          <table:table-cell office:value-type="float" office:value="0.49589" calcext:value-type="float">
            <text:p>0.49589</text:p>
          </table:table-cell>
          <table:table-cell office:value-type="float" office:value="0.66255" calcext:value-type="float">
            <text:p>0.66255</text:p>
          </table:table-cell>
          <table:table-cell table:formula="of:=([.F386]-[.E386])*1000" office:value-type="float" office:value="166.66" calcext:value-type="float">
            <text:p>166.66</text:p>
          </table:table-cell>
          <table:table-cell office:value-type="float" office:value="0.51307" calcext:value-type="float">
            <text:p>0.51307</text:p>
          </table:table-cell>
          <table:table-cell office:value-type="float" office:value="0.67803" calcext:value-type="float">
            <text:p>0.67803</text:p>
          </table:table-cell>
          <table:table-cell table:formula="of:=([.I386]-[.H386])*1000" office:value-type="float" office:value="164.96" calcext:value-type="float">
            <text:p>164.96</text:p>
          </table:table-cell>
          <table:table-cell office:value-type="float" office:value="0.52181" calcext:value-type="float">
            <text:p>0.52181</text:p>
          </table:table-cell>
          <table:table-cell office:value-type="float" office:value="0.68342" calcext:value-type="float">
            <text:p>0.68342</text:p>
          </table:table-cell>
          <table:table-cell table:formula="of:=([.L386]-[.H386])*1000" office:value-type="float" office:value="170.35" calcext:value-type="float">
            <text:p>170.35</text:p>
          </table:table-cell>
          <table:table-cell table:number-columns-repeated="11"/>
        </table:table-row>
        <table:table-row table:style-name="ro1">
          <table:table-cell office:value-type="float" office:value="0.1396" calcext:value-type="float">
            <text:p>0.1396</text:p>
          </table:table-cell>
          <table:table-cell office:value-type="float" office:value="0.47981" calcext:value-type="float">
            <text:p>0.47981</text:p>
          </table:table-cell>
          <table:table-cell office:value-type="float" office:value="0.63844" calcext:value-type="float">
            <text:p>0.63844</text:p>
          </table:table-cell>
          <table:table-cell table:formula="of:=([.C387]-[.B387])*1000" office:value-type="float" office:value="158.63" calcext:value-type="float">
            <text:p>158.63</text:p>
          </table:table-cell>
          <table:table-cell office:value-type="float" office:value="0.49299" calcext:value-type="float">
            <text:p>0.49299</text:p>
          </table:table-cell>
          <table:table-cell office:value-type="float" office:value="0.6625" calcext:value-type="float">
            <text:p>0.6625</text:p>
          </table:table-cell>
          <table:table-cell table:formula="of:=([.F387]-[.E387])*1000" office:value-type="float" office:value="169.51" calcext:value-type="float">
            <text:p>169.51</text:p>
          </table:table-cell>
          <table:table-cell office:value-type="float" office:value="0.51021" calcext:value-type="float">
            <text:p>0.51021</text:p>
          </table:table-cell>
          <table:table-cell office:value-type="float" office:value="0.67799" calcext:value-type="float">
            <text:p>0.67799</text:p>
          </table:table-cell>
          <table:table-cell table:formula="of:=([.I387]-[.H387])*1000" office:value-type="float" office:value="167.78" calcext:value-type="float">
            <text:p>167.78</text:p>
          </table:table-cell>
          <table:table-cell office:value-type="float" office:value="0.51906" calcext:value-type="float">
            <text:p>0.51906</text:p>
          </table:table-cell>
          <table:table-cell office:value-type="float" office:value="0.68337" calcext:value-type="float">
            <text:p>0.68337</text:p>
          </table:table-cell>
          <table:table-cell table:formula="of:=([.L387]-[.H387])*1000" office:value-type="float" office:value="173.16" calcext:value-type="float">
            <text:p>173.16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47702" calcext:value-type="float">
            <text:p>0.47702</text:p>
          </table:table-cell>
          <table:table-cell office:value-type="float" office:value="0.6384" calcext:value-type="float">
            <text:p>0.6384</text:p>
          </table:table-cell>
          <table:table-cell table:formula="of:=([.C388]-[.B388])*1000" office:value-type="float" office:value="161.38" calcext:value-type="float">
            <text:p>161.38</text:p>
          </table:table-cell>
          <table:table-cell office:value-type="float" office:value="0.49009" calcext:value-type="float">
            <text:p>0.49009</text:p>
          </table:table-cell>
          <table:table-cell office:value-type="float" office:value="0.66245" calcext:value-type="float">
            <text:p>0.66245</text:p>
          </table:table-cell>
          <table:table-cell table:formula="of:=([.F388]-[.E388])*1000" office:value-type="float" office:value="172.36" calcext:value-type="float">
            <text:p>172.36</text:p>
          </table:table-cell>
          <table:table-cell office:value-type="float" office:value="0.50734" calcext:value-type="float">
            <text:p>0.50734</text:p>
          </table:table-cell>
          <table:table-cell office:value-type="float" office:value="0.67794" calcext:value-type="float">
            <text:p>0.67794</text:p>
          </table:table-cell>
          <table:table-cell table:formula="of:=([.I388]-[.H388])*1000" office:value-type="float" office:value="170.6" calcext:value-type="float">
            <text:p>170.6</text:p>
          </table:table-cell>
          <table:table-cell office:value-type="float" office:value="0.51631" calcext:value-type="float">
            <text:p>0.51631</text:p>
          </table:table-cell>
          <table:table-cell office:value-type="float" office:value="0.68333" calcext:value-type="float">
            <text:p>0.68333</text:p>
          </table:table-cell>
          <table:table-cell table:formula="of:=([.L388]-[.H388])*1000" office:value-type="float" office:value="175.99" calcext:value-type="float">
            <text:p>175.99</text:p>
          </table:table-cell>
          <table:table-cell table:number-columns-repeated="11"/>
        </table:table-row>
        <table:table-row table:style-name="ro1">
          <table:table-cell office:value-type="float" office:value="0.1404" calcext:value-type="float">
            <text:p>0.1404</text:p>
          </table:table-cell>
          <table:table-cell office:value-type="float" office:value="0.47422" calcext:value-type="float">
            <text:p>0.47422</text:p>
          </table:table-cell>
          <table:table-cell office:value-type="float" office:value="0.63836" calcext:value-type="float">
            <text:p>0.63836</text:p>
          </table:table-cell>
          <table:table-cell table:formula="of:=([.C389]-[.B389])*1000" office:value-type="float" office:value="164.14" calcext:value-type="float">
            <text:p>164.14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24" calcext:value-type="float">
            <text:p>0.6624</text:p>
          </table:table-cell>
          <table:table-cell table:formula="of:=([.F389]-[.E389])*1000" office:value-type="float" office:value="175.2" calcext:value-type="float">
            <text:p>175.2</text:p>
          </table:table-cell>
          <table:table-cell office:value-type="float" office:value="0.5044" calcext:value-type="float">
            <text:p>0.5044</text:p>
          </table:table-cell>
          <table:table-cell office:value-type="float" office:value="0.67789" calcext:value-type="float">
            <text:p>0.67789</text:p>
          </table:table-cell>
          <table:table-cell table:formula="of:=([.I389]-[.H389])*1000" office:value-type="float" office:value="173.49" calcext:value-type="float">
            <text:p>173.49</text:p>
          </table:table-cell>
          <table:table-cell office:value-type="float" office:value="0.51344" calcext:value-type="float">
            <text:p>0.51344</text:p>
          </table:table-cell>
          <table:table-cell office:value-type="float" office:value="0.68328" calcext:value-type="float">
            <text:p>0.68328</text:p>
          </table:table-cell>
          <table:table-cell table:formula="of:=([.L389]-[.H389])*1000" office:value-type="float" office:value="178.88" calcext:value-type="float">
            <text:p>178.88</text:p>
          </table:table-cell>
          <table:table-cell table:number-columns-repeated="11"/>
        </table:table-row>
        <table:table-row table:style-name="ro1">
          <table:table-cell office:value-type="float" office:value="0.1408" calcext:value-type="float">
            <text:p>0.1408</text:p>
          </table:table-cell>
          <table:table-cell office:value-type="float" office:value="0.47142" calcext:value-type="float">
            <text:p>0.47142</text:p>
          </table:table-cell>
          <table:table-cell office:value-type="float" office:value="0.63832" calcext:value-type="float">
            <text:p>0.63832</text:p>
          </table:table-cell>
          <table:table-cell table:formula="of:=([.C390]-[.B390])*1000" office:value-type="float" office:value="166.9" calcext:value-type="float">
            <text:p>166.9</text:p>
          </table:table-cell>
          <table:table-cell office:value-type="float" office:value="0.48431" calcext:value-type="float">
            <text:p>0.48431</text:p>
          </table:table-cell>
          <table:table-cell office:value-type="float" office:value="0.66236" calcext:value-type="float">
            <text:p>0.66236</text:p>
          </table:table-cell>
          <table:table-cell table:formula="of:=([.F390]-[.E390])*1000" office:value-type="float" office:value="178.05" calcext:value-type="float">
            <text:p>178.05</text:p>
          </table:table-cell>
          <table:table-cell office:value-type="float" office:value="0.50146" calcext:value-type="float">
            <text:p>0.50146</text:p>
          </table:table-cell>
          <table:table-cell office:value-type="float" office:value="0.67785" calcext:value-type="float">
            <text:p>0.67785</text:p>
          </table:table-cell>
          <table:table-cell table:formula="of:=([.I390]-[.H390])*1000" office:value-type="float" office:value="176.39" calcext:value-type="float">
            <text:p>176.39</text:p>
          </table:table-cell>
          <table:table-cell office:value-type="float" office:value="0.51057" calcext:value-type="float">
            <text:p>0.51057</text:p>
          </table:table-cell>
          <table:table-cell office:value-type="float" office:value="0.68324" calcext:value-type="float">
            <text:p>0.68324</text:p>
          </table:table-cell>
          <table:table-cell table:formula="of:=([.L390]-[.H390])*1000" office:value-type="float" office:value="181.78" calcext:value-type="float">
            <text:p>181.78</text:p>
          </table:table-cell>
          <table:table-cell table:number-columns-repeated="11"/>
        </table:table-row>
        <table:table-row table:style-name="ro1">
          <table:table-cell office:value-type="float" office:value="0.1412" calcext:value-type="float">
            <text:p>0.1412</text:p>
          </table:table-cell>
          <table:table-cell office:value-type="float" office:value="0.46862" calcext:value-type="float">
            <text:p>0.46862</text:p>
          </table:table-cell>
          <table:table-cell office:value-type="float" office:value="0.63828" calcext:value-type="float">
            <text:p>0.63828</text:p>
          </table:table-cell>
          <table:table-cell table:formula="of:=([.C391]-[.B391])*1000" office:value-type="float" office:value="169.66" calcext:value-type="float">
            <text:p>169.66</text:p>
          </table:table-cell>
          <table:table-cell office:value-type="float" office:value="0.48143" calcext:value-type="float">
            <text:p>0.48143</text:p>
          </table:table-cell>
          <table:table-cell office:value-type="float" office:value="0.66231" calcext:value-type="float">
            <text:p>0.66231</text:p>
          </table:table-cell>
          <table:table-cell table:formula="of:=([.F391]-[.E391])*1000" office:value-type="float" office:value="180.88" calcext:value-type="float">
            <text:p>180.88</text:p>
          </table:table-cell>
          <table:table-cell office:value-type="float" office:value="0.49852" calcext:value-type="float">
            <text:p>0.49852</text:p>
          </table:table-cell>
          <table:table-cell office:value-type="float" office:value="0.6778" calcext:value-type="float">
            <text:p>0.6778</text:p>
          </table:table-cell>
          <table:table-cell table:formula="of:=([.I391]-[.H391])*1000" office:value-type="float" office:value="179.28" calcext:value-type="float">
            <text:p>179.28</text:p>
          </table:table-cell>
          <table:table-cell office:value-type="float" office:value="0.5077" calcext:value-type="float">
            <text:p>0.5077</text:p>
          </table:table-cell>
          <table:table-cell office:value-type="float" office:value="0.6832" calcext:value-type="float">
            <text:p>0.6832</text:p>
          </table:table-cell>
          <table:table-cell table:formula="of:=([.L391]-[.H391])*1000" office:value-type="float" office:value="184.68" calcext:value-type="float">
            <text:p>184.68</text:p>
          </table:table-cell>
          <table:table-cell table:number-columns-repeated="11"/>
        </table:table-row>
        <table:table-row table:style-name="ro1">
          <table:table-cell office:value-type="float" office:value="0.1416" calcext:value-type="float">
            <text:p>0.1416</text:p>
          </table:table-cell>
          <table:table-cell office:value-type="float" office:value="0.46582" calcext:value-type="float">
            <text:p>0.46582</text:p>
          </table:table-cell>
          <table:table-cell office:value-type="float" office:value="0.63824" calcext:value-type="float">
            <text:p>0.63824</text:p>
          </table:table-cell>
          <table:table-cell table:formula="of:=([.C392]-[.B392])*1000" office:value-type="float" office:value="172.42" calcext:value-type="float">
            <text:p>172.42</text:p>
          </table:table-cell>
          <table:table-cell office:value-type="float" office:value="0.47854" calcext:value-type="float">
            <text:p>0.47854</text:p>
          </table:table-cell>
          <table:table-cell office:value-type="float" office:value="0.66226" calcext:value-type="float">
            <text:p>0.66226</text:p>
          </table:table-cell>
          <table:table-cell table:formula="of:=([.F392]-[.E392])*1000" office:value-type="float" office:value="183.72" calcext:value-type="float">
            <text:p>183.72</text:p>
          </table:table-cell>
          <table:table-cell office:value-type="float" office:value="0.49558" calcext:value-type="float">
            <text:p>0.49558</text:p>
          </table:table-cell>
          <table:table-cell office:value-type="float" office:value="0.67776" calcext:value-type="float">
            <text:p>0.67776</text:p>
          </table:table-cell>
          <table:table-cell table:formula="of:=([.I392]-[.H392])*1000" office:value-type="float" office:value="182.18" calcext:value-type="float">
            <text:p>182.18</text:p>
          </table:table-cell>
          <table:table-cell office:value-type="float" office:value="0.50483" calcext:value-type="float">
            <text:p>0.50483</text:p>
          </table:table-cell>
          <table:table-cell office:value-type="float" office:value="0.68315" calcext:value-type="float">
            <text:p>0.68315</text:p>
          </table:table-cell>
          <table:table-cell table:formula="of:=([.L392]-[.H392])*1000" office:value-type="float" office:value="187.57" calcext:value-type="float">
            <text:p>187.57</text:p>
          </table:table-cell>
          <table:table-cell table:number-columns-repeated="11"/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0.46302" calcext:value-type="float">
            <text:p>0.46302</text:p>
          </table:table-cell>
          <table:table-cell office:value-type="float" office:value="0.6382" calcext:value-type="float">
            <text:p>0.6382</text:p>
          </table:table-cell>
          <table:table-cell table:formula="of:=([.C393]-[.B393])*1000" office:value-type="float" office:value="175.18" calcext:value-type="float">
            <text:p>175.18</text:p>
          </table:table-cell>
          <table:table-cell office:value-type="float" office:value="0.47565" calcext:value-type="float">
            <text:p>0.47565</text:p>
          </table:table-cell>
          <table:table-cell office:value-type="float" office:value="0.66221" calcext:value-type="float">
            <text:p>0.66221</text:p>
          </table:table-cell>
          <table:table-cell table:formula="of:=([.F393]-[.E393])*1000" office:value-type="float" office:value="186.56" calcext:value-type="float">
            <text:p>186.56</text:p>
          </table:table-cell>
          <table:table-cell office:value-type="float" office:value="0.49265" calcext:value-type="float">
            <text:p>0.49265</text:p>
          </table:table-cell>
          <table:table-cell office:value-type="float" office:value="0.67771" calcext:value-type="float">
            <text:p>0.67771</text:p>
          </table:table-cell>
          <table:table-cell table:formula="of:=([.I393]-[.H393])*1000" office:value-type="float" office:value="185.06" calcext:value-type="float">
            <text:p>185.06</text:p>
          </table:table-cell>
          <table:table-cell office:value-type="float" office:value="0.50196" calcext:value-type="float">
            <text:p>0.50196</text:p>
          </table:table-cell>
          <table:table-cell office:value-type="float" office:value="0.68311" calcext:value-type="float">
            <text:p>0.68311</text:p>
          </table:table-cell>
          <table:table-cell table:formula="of:=([.L393]-[.H393])*1000" office:value-type="float" office:value="190.46" calcext:value-type="float">
            <text:p>190.46</text:p>
          </table:table-cell>
          <table:table-cell table:number-columns-repeated="11"/>
        </table:table-row>
        <table:table-row table:style-name="ro1">
          <table:table-cell office:value-type="float" office:value="0.1424" calcext:value-type="float">
            <text:p>0.1424</text:p>
          </table:table-cell>
          <table:table-cell office:value-type="float" office:value="0.46022" calcext:value-type="float">
            <text:p>0.46022</text:p>
          </table:table-cell>
          <table:table-cell office:value-type="float" office:value="0.63816" calcext:value-type="float">
            <text:p>0.63816</text:p>
          </table:table-cell>
          <table:table-cell table:formula="of:=([.C394]-[.B394])*1000" office:value-type="float" office:value="177.94" calcext:value-type="float">
            <text:p>177.94</text:p>
          </table:table-cell>
          <table:table-cell office:value-type="float" office:value="0.47276" calcext:value-type="float">
            <text:p>0.47276</text:p>
          </table:table-cell>
          <table:table-cell office:value-type="float" office:value="0.66216" calcext:value-type="float">
            <text:p>0.66216</text:p>
          </table:table-cell>
          <table:table-cell table:formula="of:=([.F394]-[.E394])*1000" office:value-type="float" office:value="189.4" calcext:value-type="float">
            <text:p>189.4</text:p>
          </table:table-cell>
          <table:table-cell office:value-type="float" office:value="0.48971" calcext:value-type="float">
            <text:p>0.48971</text:p>
          </table:table-cell>
          <table:table-cell office:value-type="float" office:value="0.67766" calcext:value-type="float">
            <text:p>0.67766</text:p>
          </table:table-cell>
          <table:table-cell table:formula="of:=([.I394]-[.H394])*1000" office:value-type="float" office:value="187.95" calcext:value-type="float">
            <text:p>187.95</text:p>
          </table:table-cell>
          <table:table-cell office:value-type="float" office:value="0.49909" calcext:value-type="float">
            <text:p>0.49909</text:p>
          </table:table-cell>
          <table:table-cell office:value-type="float" office:value="0.68306" calcext:value-type="float">
            <text:p>0.68306</text:p>
          </table:table-cell>
          <table:table-cell table:formula="of:=([.L394]-[.H394])*1000" office:value-type="float" office:value="193.35" calcext:value-type="float">
            <text:p>193.35</text:p>
          </table:table-cell>
          <table:table-cell table:number-columns-repeated="11"/>
        </table:table-row>
        <table:table-row table:style-name="ro1">
          <table:table-cell office:value-type="float" office:value="0.1428" calcext:value-type="float">
            <text:p>0.1428</text:p>
          </table:table-cell>
          <table:table-cell office:value-type="float" office:value="0.45742" calcext:value-type="float">
            <text:p>0.45742</text:p>
          </table:table-cell>
          <table:table-cell office:value-type="float" office:value="0.63812" calcext:value-type="float">
            <text:p>0.63812</text:p>
          </table:table-cell>
          <table:table-cell table:formula="of:=([.C395]-[.B395])*1000" office:value-type="float" office:value="180.7" calcext:value-type="float">
            <text:p>180.7</text:p>
          </table:table-cell>
          <table:table-cell office:value-type="float" office:value="0.46987" calcext:value-type="float">
            <text:p>0.46987</text:p>
          </table:table-cell>
          <table:table-cell office:value-type="float" office:value="0.66211" calcext:value-type="float">
            <text:p>0.66211</text:p>
          </table:table-cell>
          <table:table-cell table:formula="of:=([.F395]-[.E395])*1000" office:value-type="float" office:value="192.24" calcext:value-type="float">
            <text:p>192.24</text:p>
          </table:table-cell>
          <table:table-cell office:value-type="float" office:value="0.48677" calcext:value-type="float">
            <text:p>0.48677</text:p>
          </table:table-cell>
          <table:table-cell office:value-type="float" office:value="0.67762" calcext:value-type="float">
            <text:p>0.67762</text:p>
          </table:table-cell>
          <table:table-cell table:formula="of:=([.I395]-[.H395])*1000" office:value-type="float" office:value="190.85" calcext:value-type="float">
            <text:p>190.85</text:p>
          </table:table-cell>
          <table:table-cell office:value-type="float" office:value="0.49622" calcext:value-type="float">
            <text:p>0.49622</text:p>
          </table:table-cell>
          <table:table-cell office:value-type="float" office:value="0.68302" calcext:value-type="float">
            <text:p>0.68302</text:p>
          </table:table-cell>
          <table:table-cell table:formula="of:=([.L395]-[.H395])*1000" office:value-type="float" office:value="196.25" calcext:value-type="float">
            <text:p>196.25</text:p>
          </table:table-cell>
          <table:table-cell table:number-columns-repeated="11"/>
        </table:table-row>
        <table:table-row table:style-name="ro1">
          <table:table-cell office:value-type="float" office:value="0.1432" calcext:value-type="float">
            <text:p>0.1432</text:p>
          </table:table-cell>
          <table:table-cell office:value-type="float" office:value="0.45462" calcext:value-type="float">
            <text:p>0.45462</text:p>
          </table:table-cell>
          <table:table-cell office:value-type="float" office:value="0.63808" calcext:value-type="float">
            <text:p>0.63808</text:p>
          </table:table-cell>
          <table:table-cell table:formula="of:=([.C396]-[.B396])*1000" office:value-type="float" office:value="183.46" calcext:value-type="float">
            <text:p>183.46</text:p>
          </table:table-cell>
          <table:table-cell office:value-type="float" office:value="0.46699" calcext:value-type="float">
            <text:p>0.46699</text:p>
          </table:table-cell>
          <table:table-cell office:value-type="float" office:value="0.66206" calcext:value-type="float">
            <text:p>0.66206</text:p>
          </table:table-cell>
          <table:table-cell table:formula="of:=([.F396]-[.E396])*1000" office:value-type="float" office:value="195.07" calcext:value-type="float">
            <text:p>195.07</text:p>
          </table:table-cell>
          <table:table-cell office:value-type="float" office:value="0.48383" calcext:value-type="float">
            <text:p>0.48383</text:p>
          </table:table-cell>
          <table:table-cell office:value-type="float" office:value="0.67757" calcext:value-type="float">
            <text:p>0.67757</text:p>
          </table:table-cell>
          <table:table-cell table:formula="of:=([.I396]-[.H396])*1000" office:value-type="float" office:value="193.74" calcext:value-type="float">
            <text:p>193.74</text:p>
          </table:table-cell>
          <table:table-cell office:value-type="float" office:value="0.49335" calcext:value-type="float">
            <text:p>0.49335</text:p>
          </table:table-cell>
          <table:table-cell office:value-type="float" office:value="0.68297" calcext:value-type="float">
            <text:p>0.68297</text:p>
          </table:table-cell>
          <table:table-cell table:formula="of:=([.L396]-[.H396])*1000" office:value-type="float" office:value="199.14" calcext:value-type="float">
            <text:p>199.14</text:p>
          </table:table-cell>
          <table:table-cell table:number-columns-repeated="11"/>
        </table:table-row>
        <table:table-row table:style-name="ro1">
          <table:table-cell office:value-type="float" office:value="0.1436" calcext:value-type="float">
            <text:p>0.1436</text:p>
          </table:table-cell>
          <table:table-cell office:value-type="float" office:value="0.45188" calcext:value-type="float">
            <text:p>0.45188</text:p>
          </table:table-cell>
          <table:table-cell office:value-type="float" office:value="0.63804" calcext:value-type="float">
            <text:p>0.63804</text:p>
          </table:table-cell>
          <table:table-cell table:formula="of:=([.C397]-[.B397])*1000" office:value-type="float" office:value="186.16" calcext:value-type="float">
            <text:p>186.16</text:p>
          </table:table-cell>
          <table:table-cell office:value-type="float" office:value="0.46417" calcext:value-type="float">
            <text:p>0.46417</text:p>
          </table:table-cell>
          <table:table-cell office:value-type="float" office:value="0.66201" calcext:value-type="float">
            <text:p>0.66201</text:p>
          </table:table-cell>
          <table:table-cell table:formula="of:=([.F397]-[.E397])*1000" office:value-type="float" office:value="197.84" calcext:value-type="float">
            <text:p>197.84</text:p>
          </table:table-cell>
          <table:table-cell office:value-type="float" office:value="0.48092" calcext:value-type="float">
            <text:p>0.48092</text:p>
          </table:table-cell>
          <table:table-cell office:value-type="float" office:value="0.67752" calcext:value-type="float">
            <text:p>0.67752</text:p>
          </table:table-cell>
          <table:table-cell table:formula="of:=([.I397]-[.H397])*1000" office:value-type="float" office:value="196.6" calcext:value-type="float">
            <text:p>196.6</text:p>
          </table:table-cell>
          <table:table-cell office:value-type="float" office:value="0.49047" calcext:value-type="float">
            <text:p>0.49047</text:p>
          </table:table-cell>
          <table:table-cell office:value-type="float" office:value="0.68293" calcext:value-type="float">
            <text:p>0.68293</text:p>
          </table:table-cell>
          <table:table-cell table:formula="of:=([.L397]-[.H397])*1000" office:value-type="float" office:value="202.01" calcext:value-type="float">
            <text:p>202.01</text:p>
          </table:table-cell>
          <table:table-cell table:number-columns-repeated="11"/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44918" calcext:value-type="float">
            <text:p>0.44918</text:p>
          </table:table-cell>
          <table:table-cell office:value-type="float" office:value="0.638" calcext:value-type="float">
            <text:p>0.638</text:p>
          </table:table-cell>
          <table:table-cell table:formula="of:=([.C398]-[.B398])*1000" office:value-type="float" office:value="188.82" calcext:value-type="float">
            <text:p>188.82</text:p>
          </table:table-cell>
          <table:table-cell office:value-type="float" office:value="0.4614" calcext:value-type="float">
            <text:p>0.4614</text:p>
          </table:table-cell>
          <table:table-cell office:value-type="float" office:value="0.66197" calcext:value-type="float">
            <text:p>0.66197</text:p>
          </table:table-cell>
          <table:table-cell table:formula="of:=([.F398]-[.E398])*1000" office:value-type="float" office:value="200.57" calcext:value-type="float">
            <text:p>200.57</text:p>
          </table:table-cell>
          <table:table-cell office:value-type="float" office:value="0.47802" calcext:value-type="float">
            <text:p>0.47802</text:p>
          </table:table-cell>
          <table:table-cell office:value-type="float" office:value="0.67748" calcext:value-type="float">
            <text:p>0.67748</text:p>
          </table:table-cell>
          <table:table-cell table:formula="of:=([.I398]-[.H398])*1000" office:value-type="float" office:value="199.46" calcext:value-type="float">
            <text:p>199.46</text:p>
          </table:table-cell>
          <table:table-cell office:value-type="float" office:value="0.48758" calcext:value-type="float">
            <text:p>0.48758</text:p>
          </table:table-cell>
          <table:table-cell office:value-type="float" office:value="0.68288" calcext:value-type="float">
            <text:p>0.68288</text:p>
          </table:table-cell>
          <table:table-cell table:formula="of:=([.L398]-[.H398])*1000" office:value-type="float" office:value="204.86" calcext:value-type="float">
            <text:p>204.86</text:p>
          </table:table-cell>
          <table:table-cell table:number-columns-repeated="11"/>
        </table:table-row>
        <table:table-row table:style-name="ro1">
          <table:table-cell office:value-type="float" office:value="0.1444" calcext:value-type="float">
            <text:p>0.1444</text:p>
          </table:table-cell>
          <table:table-cell office:value-type="float" office:value="0.44648" calcext:value-type="float">
            <text:p>0.44648</text:p>
          </table:table-cell>
          <table:table-cell office:value-type="float" office:value="0.63796" calcext:value-type="float">
            <text:p>0.63796</text:p>
          </table:table-cell>
          <table:table-cell table:formula="of:=([.C399]-[.B399])*1000" office:value-type="float" office:value="191.48" calcext:value-type="float">
            <text:p>191.48</text:p>
          </table:table-cell>
          <table:table-cell office:value-type="float" office:value="0.45863" calcext:value-type="float">
            <text:p>0.45863</text:p>
          </table:table-cell>
          <table:table-cell office:value-type="float" office:value="0.66192" calcext:value-type="float">
            <text:p>0.66192</text:p>
          </table:table-cell>
          <table:table-cell table:formula="of:=([.F399]-[.E399])*1000" office:value-type="float" office:value="203.29" calcext:value-type="float">
            <text:p>203.29</text:p>
          </table:table-cell>
          <table:table-cell office:value-type="float" office:value="0.47512" calcext:value-type="float">
            <text:p>0.47512</text:p>
          </table:table-cell>
          <table:table-cell office:value-type="float" office:value="0.67743" calcext:value-type="float">
            <text:p>0.67743</text:p>
          </table:table-cell>
          <table:table-cell table:formula="of:=([.I399]-[.H399])*1000" office:value-type="float" office:value="202.31" calcext:value-type="float">
            <text:p>202.31</text:p>
          </table:table-cell>
          <table:table-cell office:value-type="float" office:value="0.48469" calcext:value-type="float">
            <text:p>0.48469</text:p>
          </table:table-cell>
          <table:table-cell office:value-type="float" office:value="0.68284" calcext:value-type="float">
            <text:p>0.68284</text:p>
          </table:table-cell>
          <table:table-cell table:formula="of:=([.L399]-[.H399])*1000" office:value-type="float" office:value="207.72" calcext:value-type="float">
            <text:p>207.72</text:p>
          </table:table-cell>
          <table:table-cell table:number-columns-repeated="11"/>
        </table:table-row>
        <table:table-row table:style-name="ro1">
          <table:table-cell office:value-type="float" office:value="0.1448" calcext:value-type="float">
            <text:p>0.1448</text:p>
          </table:table-cell>
          <table:table-cell office:value-type="float" office:value="0.44378" calcext:value-type="float">
            <text:p>0.44378</text:p>
          </table:table-cell>
          <table:table-cell office:value-type="float" office:value="0.63792" calcext:value-type="float">
            <text:p>0.63792</text:p>
          </table:table-cell>
          <table:table-cell table:formula="of:=([.C400]-[.B400])*1000" office:value-type="float" office:value="194.14" calcext:value-type="float">
            <text:p>194.14</text:p>
          </table:table-cell>
          <table:table-cell office:value-type="float" office:value="0.45586" calcext:value-type="float">
            <text:p>0.45586</text:p>
          </table:table-cell>
          <table:table-cell office:value-type="float" office:value="0.66187" calcext:value-type="float">
            <text:p>0.66187</text:p>
          </table:table-cell>
          <table:table-cell table:formula="of:=([.F400]-[.E400])*1000" office:value-type="float" office:value="206.01" calcext:value-type="float">
            <text:p>206.01</text:p>
          </table:table-cell>
          <table:table-cell office:value-type="float" office:value="0.47222" calcext:value-type="float">
            <text:p>0.47222</text:p>
          </table:table-cell>
          <table:table-cell office:value-type="float" office:value="0.67738" calcext:value-type="float">
            <text:p>0.67738</text:p>
          </table:table-cell>
          <table:table-cell table:formula="of:=([.I400]-[.H400])*1000" office:value-type="float" office:value="205.16" calcext:value-type="float">
            <text:p>205.16</text:p>
          </table:table-cell>
          <table:table-cell office:value-type="float" office:value="0.48179" calcext:value-type="float">
            <text:p>0.48179</text:p>
          </table:table-cell>
          <table:table-cell office:value-type="float" office:value="0.68279" calcext:value-type="float">
            <text:p>0.68279</text:p>
          </table:table-cell>
          <table:table-cell table:formula="of:=([.L400]-[.H400])*1000" office:value-type="float" office:value="210.57" calcext:value-type="float">
            <text:p>210.57</text:p>
          </table:table-cell>
          <table:table-cell table:number-columns-repeated="11"/>
        </table:table-row>
        <table:table-row table:style-name="ro1">
          <table:table-cell office:value-type="float" office:value="0.1452" calcext:value-type="float">
            <text:p>0.1452</text:p>
          </table:table-cell>
          <table:table-cell office:value-type="float" office:value="0.44107" calcext:value-type="float">
            <text:p>0.44107</text:p>
          </table:table-cell>
          <table:table-cell office:value-type="float" office:value="0.63788" calcext:value-type="float">
            <text:p>0.63788</text:p>
          </table:table-cell>
          <table:table-cell table:formula="of:=([.C401]-[.B401])*1000" office:value-type="float" office:value="196.81" calcext:value-type="float">
            <text:p>196.81</text:p>
          </table:table-cell>
          <table:table-cell office:value-type="float" office:value="0.45308" calcext:value-type="float">
            <text:p>0.45308</text:p>
          </table:table-cell>
          <table:table-cell office:value-type="float" office:value="0.66182" calcext:value-type="float">
            <text:p>0.66182</text:p>
          </table:table-cell>
          <table:table-cell table:formula="of:=([.F401]-[.E401])*1000" office:value-type="float" office:value="208.74" calcext:value-type="float">
            <text:p>208.74</text:p>
          </table:table-cell>
          <table:table-cell office:value-type="float" office:value="0.46932" calcext:value-type="float">
            <text:p>0.46932</text:p>
          </table:table-cell>
          <table:table-cell office:value-type="float" office:value="0.67734" calcext:value-type="float">
            <text:p>0.67734</text:p>
          </table:table-cell>
          <table:table-cell table:formula="of:=([.I401]-[.H401])*1000" office:value-type="float" office:value="208.02" calcext:value-type="float">
            <text:p>208.02</text:p>
          </table:table-cell>
          <table:table-cell office:value-type="float" office:value="0.4789" calcext:value-type="float">
            <text:p>0.4789</text:p>
          </table:table-cell>
          <table:table-cell office:value-type="float" office:value="0.68275" calcext:value-type="float">
            <text:p>0.68275</text:p>
          </table:table-cell>
          <table:table-cell table:formula="of:=([.L401]-[.H401])*1000" office:value-type="float" office:value="213.43" calcext:value-type="float">
            <text:p>213.43</text:p>
          </table:table-cell>
          <table:table-cell table:number-columns-repeated="11"/>
        </table:table-row>
        <table:table-row table:style-name="ro1">
          <table:table-cell office:value-type="float" office:value="0.1456" calcext:value-type="float">
            <text:p>0.1456</text:p>
          </table:table-cell>
          <table:table-cell office:value-type="float" office:value="0.43837" calcext:value-type="float">
            <text:p>0.43837</text:p>
          </table:table-cell>
          <table:table-cell office:value-type="float" office:value="0.63783" calcext:value-type="float">
            <text:p>0.63783</text:p>
          </table:table-cell>
          <table:table-cell table:formula="of:=([.C402]-[.B402])*1000" office:value-type="float" office:value="199.46" calcext:value-type="float">
            <text:p>199.46</text:p>
          </table:table-cell>
          <table:table-cell office:value-type="float" office:value="0.45031" calcext:value-type="float">
            <text:p>0.45031</text:p>
          </table:table-cell>
          <table:table-cell office:value-type="float" office:value="0.66177" calcext:value-type="float">
            <text:p>0.66177</text:p>
          </table:table-cell>
          <table:table-cell table:formula="of:=([.F402]-[.E402])*1000" office:value-type="float" office:value="211.46" calcext:value-type="float">
            <text:p>211.46</text:p>
          </table:table-cell>
          <table:table-cell office:value-type="float" office:value="0.46642" calcext:value-type="float">
            <text:p>0.46642</text:p>
          </table:table-cell>
          <table:table-cell office:value-type="float" office:value="0.67729" calcext:value-type="float">
            <text:p>0.67729</text:p>
          </table:table-cell>
          <table:table-cell table:formula="of:=([.I402]-[.H402])*1000" office:value-type="float" office:value="210.87" calcext:value-type="float">
            <text:p>210.87</text:p>
          </table:table-cell>
          <table:table-cell office:value-type="float" office:value="0.47601" calcext:value-type="float">
            <text:p>0.47601</text:p>
          </table:table-cell>
          <table:table-cell office:value-type="float" office:value="0.6827" calcext:value-type="float">
            <text:p>0.6827</text:p>
          </table:table-cell>
          <table:table-cell table:formula="of:=([.L402]-[.H402])*1000" office:value-type="float" office:value="216.28" calcext:value-type="float">
            <text:p>216.28</text:p>
          </table:table-cell>
          <table:table-cell table:number-columns-repeated="11"/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43567" calcext:value-type="float">
            <text:p>0.43567</text:p>
          </table:table-cell>
          <table:table-cell office:value-type="float" office:value="0.63779" calcext:value-type="float">
            <text:p>0.63779</text:p>
          </table:table-cell>
          <table:table-cell table:formula="of:=([.C403]-[.B403])*1000" office:value-type="float" office:value="202.12" calcext:value-type="float">
            <text:p>202.12</text:p>
          </table:table-cell>
          <table:table-cell office:value-type="float" office:value="0.44754" calcext:value-type="float">
            <text:p>0.44754</text:p>
          </table:table-cell>
          <table:table-cell office:value-type="float" office:value="0.66172" calcext:value-type="float">
            <text:p>0.66172</text:p>
          </table:table-cell>
          <table:table-cell table:formula="of:=([.F403]-[.E403])*1000" office:value-type="float" office:value="214.18" calcext:value-type="float">
            <text:p>214.18</text:p>
          </table:table-cell>
          <table:table-cell office:value-type="float" office:value="0.46352" calcext:value-type="float">
            <text:p>0.46352</text:p>
          </table:table-cell>
          <table:table-cell office:value-type="float" office:value="0.67724" calcext:value-type="float">
            <text:p>0.67724</text:p>
          </table:table-cell>
          <table:table-cell table:formula="of:=([.I403]-[.H403])*1000" office:value-type="float" office:value="213.72" calcext:value-type="float">
            <text:p>213.72</text:p>
          </table:table-cell>
          <table:table-cell office:value-type="float" office:value="0.47312" calcext:value-type="float">
            <text:p>0.47312</text:p>
          </table:table-cell>
          <table:table-cell office:value-type="float" office:value="0.68266" calcext:value-type="float">
            <text:p>0.68266</text:p>
          </table:table-cell>
          <table:table-cell table:formula="of:=([.L403]-[.H403])*1000" office:value-type="float" office:value="219.14" calcext:value-type="float">
            <text:p>219.14</text:p>
          </table:table-cell>
          <table:table-cell table:number-columns-repeated="11"/>
        </table:table-row>
        <table:table-row table:style-name="ro1">
          <table:table-cell office:value-type="float" office:value="0.1464" calcext:value-type="float">
            <text:p>0.1464</text:p>
          </table:table-cell>
          <table:table-cell office:value-type="float" office:value="0.43297" calcext:value-type="float">
            <text:p>0.43297</text:p>
          </table:table-cell>
          <table:table-cell office:value-type="float" office:value="0.63775" calcext:value-type="float">
            <text:p>0.63775</text:p>
          </table:table-cell>
          <table:table-cell table:formula="of:=([.C404]-[.B404])*1000" office:value-type="float" office:value="204.78" calcext:value-type="float">
            <text:p>204.78</text:p>
          </table:table-cell>
          <table:table-cell office:value-type="float" office:value="0.44476" calcext:value-type="float">
            <text:p>0.44476</text:p>
          </table:table-cell>
          <table:table-cell office:value-type="float" office:value="0.66167" calcext:value-type="float">
            <text:p>0.66167</text:p>
          </table:table-cell>
          <table:table-cell table:formula="of:=([.F404]-[.E404])*1000" office:value-type="float" office:value="216.91" calcext:value-type="float">
            <text:p>216.91</text:p>
          </table:table-cell>
          <table:table-cell office:value-type="float" office:value="0.46063" calcext:value-type="float">
            <text:p>0.46063</text:p>
          </table:table-cell>
          <table:table-cell office:value-type="float" office:value="0.6772" calcext:value-type="float">
            <text:p>0.6772</text:p>
          </table:table-cell>
          <table:table-cell table:formula="of:=([.I404]-[.H404])*1000" office:value-type="float" office:value="216.57" calcext:value-type="float">
            <text:p>216.57</text:p>
          </table:table-cell>
          <table:table-cell office:value-type="float" office:value="0.47023" calcext:value-type="float">
            <text:p>0.47023</text:p>
          </table:table-cell>
          <table:table-cell office:value-type="float" office:value="0.68262" calcext:value-type="float">
            <text:p>0.68262</text:p>
          </table:table-cell>
          <table:table-cell table:formula="of:=([.L404]-[.H404])*1000" office:value-type="float" office:value="221.99" calcext:value-type="float">
            <text:p>221.99</text:p>
          </table:table-cell>
          <table:table-cell table:number-columns-repeated="11"/>
        </table:table-row>
        <table:table-row table:style-name="ro1">
          <table:table-cell office:value-type="float" office:value="0.1468" calcext:value-type="float">
            <text:p>0.1468</text:p>
          </table:table-cell>
          <table:table-cell office:value-type="float" office:value="0.43032" calcext:value-type="float">
            <text:p>0.43032</text:p>
          </table:table-cell>
          <table:table-cell office:value-type="float" office:value="0.63771" calcext:value-type="float">
            <text:p>0.63771</text:p>
          </table:table-cell>
          <table:table-cell table:formula="of:=([.C405]-[.B405])*1000" office:value-type="float" office:value="207.39" calcext:value-type="float">
            <text:p>207.39</text:p>
          </table:table-cell>
          <table:table-cell office:value-type="float" office:value="0.44206" calcext:value-type="float">
            <text:p>0.44206</text:p>
          </table:table-cell>
          <table:table-cell office:value-type="float" office:value="0.66162" calcext:value-type="float">
            <text:p>0.66162</text:p>
          </table:table-cell>
          <table:table-cell table:formula="of:=([.F405]-[.E405])*1000" office:value-type="float" office:value="219.56" calcext:value-type="float">
            <text:p>219.56</text:p>
          </table:table-cell>
          <table:table-cell office:value-type="float" office:value="0.45777" calcext:value-type="float">
            <text:p>0.45777</text:p>
          </table:table-cell>
          <table:table-cell office:value-type="float" office:value="0.67715" calcext:value-type="float">
            <text:p>0.67715</text:p>
          </table:table-cell>
          <table:table-cell table:formula="of:=([.I405]-[.H405])*1000" office:value-type="float" office:value="219.38" calcext:value-type="float">
            <text:p>219.38</text:p>
          </table:table-cell>
          <table:table-cell office:value-type="float" office:value="0.46736" calcext:value-type="float">
            <text:p>0.46736</text:p>
          </table:table-cell>
          <table:table-cell office:value-type="float" office:value="0.68257" calcext:value-type="float">
            <text:p>0.68257</text:p>
          </table:table-cell>
          <table:table-cell table:formula="of:=([.L405]-[.H405])*1000" office:value-type="float" office:value="224.8" calcext:value-type="float">
            <text:p>224.8</text:p>
          </table:table-cell>
          <table:table-cell table:number-columns-repeated="11"/>
        </table:table-row>
        <table:table-row table:style-name="ro1">
          <table:table-cell office:value-type="float" office:value="0.1472" calcext:value-type="float">
            <text:p>0.1472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63767" calcext:value-type="float">
            <text:p>0.63767</text:p>
          </table:table-cell>
          <table:table-cell table:formula="of:=([.C406]-[.B406])*1000" office:value-type="float" office:value="209.87" calcext:value-type="float">
            <text:p>209.87</text:p>
          </table:table-cell>
          <table:table-cell office:value-type="float" office:value="0.43948" calcext:value-type="float">
            <text:p>0.43948</text:p>
          </table:table-cell>
          <table:table-cell office:value-type="float" office:value="0.66157" calcext:value-type="float">
            <text:p>0.66157</text:p>
          </table:table-cell>
          <table:table-cell table:formula="of:=([.F406]-[.E406])*1000" office:value-type="float" office:value="222.09" calcext:value-type="float">
            <text:p>222.09</text:p>
          </table:table-cell>
          <table:table-cell office:value-type="float" office:value="0.45501" calcext:value-type="float">
            <text:p>0.45501</text:p>
          </table:table-cell>
          <table:table-cell office:value-type="float" office:value="0.6771" calcext:value-type="float">
            <text:p>0.6771</text:p>
          </table:table-cell>
          <table:table-cell table:formula="of:=([.I406]-[.H406])*1000" office:value-type="float" office:value="222.09" calcext:value-type="float">
            <text:p>222.09</text:p>
          </table:table-cell>
          <table:table-cell office:value-type="float" office:value="0.46454" calcext:value-type="float">
            <text:p>0.46454</text:p>
          </table:table-cell>
          <table:table-cell office:value-type="float" office:value="0.68252" calcext:value-type="float">
            <text:p>0.68252</text:p>
          </table:table-cell>
          <table:table-cell table:formula="of:=([.L406]-[.H406])*1000" office:value-type="float" office:value="227.51" calcext:value-type="float">
            <text:p>227.51</text:p>
          </table:table-cell>
          <table:table-cell table:number-columns-repeated="11"/>
        </table:table-row>
        <table:table-row table:style-name="ro1">
          <table:table-cell office:value-type="float" office:value="0.1476" calcext:value-type="float">
            <text:p>0.1476</text:p>
          </table:table-cell>
          <table:table-cell office:value-type="float" office:value="0.42527" calcext:value-type="float">
            <text:p>0.42527</text:p>
          </table:table-cell>
          <table:table-cell office:value-type="float" office:value="0.63763" calcext:value-type="float">
            <text:p>0.63763</text:p>
          </table:table-cell>
          <table:table-cell table:formula="of:=([.C407]-[.B407])*1000" office:value-type="float" office:value="212.36" calcext:value-type="float">
            <text:p>212.36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66152" calcext:value-type="float">
            <text:p>0.66152</text:p>
          </table:table-cell>
          <table:table-cell table:formula="of:=([.F407]-[.E407])*1000" office:value-type="float" office:value="224.62" calcext:value-type="float">
            <text:p>224.62</text:p>
          </table:table-cell>
          <table:table-cell office:value-type="float" office:value="0.45225" calcext:value-type="float">
            <text:p>0.45225</text:p>
          </table:table-cell>
          <table:table-cell office:value-type="float" office:value="0.67706" calcext:value-type="float">
            <text:p>0.67706</text:p>
          </table:table-cell>
          <table:table-cell table:formula="of:=([.I407]-[.H407])*1000" office:value-type="float" office:value="224.81" calcext:value-type="float">
            <text:p>224.81</text:p>
          </table:table-cell>
          <table:table-cell office:value-type="float" office:value="0.46172" calcext:value-type="float">
            <text:p>0.46172</text:p>
          </table:table-cell>
          <table:table-cell office:value-type="float" office:value="0.68248" calcext:value-type="float">
            <text:p>0.68248</text:p>
          </table:table-cell>
          <table:table-cell table:formula="of:=([.L407]-[.H407])*1000" office:value-type="float" office:value="230.23" calcext:value-type="float">
            <text:p>230.23</text:p>
          </table:table-cell>
          <table:table-cell table:number-columns-repeated="11"/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42274" calcext:value-type="float">
            <text:p>0.42274</text:p>
          </table:table-cell>
          <table:table-cell office:value-type="float" office:value="0.63759" calcext:value-type="float">
            <text:p>0.63759</text:p>
          </table:table-cell>
          <table:table-cell table:formula="of:=([.C408]-[.B408])*1000" office:value-type="float" office:value="214.85" calcext:value-type="float">
            <text:p>214.85</text:p>
          </table:table-cell>
          <table:table-cell office:value-type="float" office:value="0.43432" calcext:value-type="float">
            <text:p>0.43432</text:p>
          </table:table-cell>
          <table:table-cell office:value-type="float" office:value="0.66147" calcext:value-type="float">
            <text:p>0.66147</text:p>
          </table:table-cell>
          <table:table-cell table:formula="of:=([.F408]-[.E408])*1000" office:value-type="float" office:value="227.15" calcext:value-type="float">
            <text:p>227.15</text:p>
          </table:table-cell>
          <table:table-cell office:value-type="float" office:value="0.44948" calcext:value-type="float">
            <text:p>0.44948</text:p>
          </table:table-cell>
          <table:table-cell office:value-type="float" office:value="0.67701" calcext:value-type="float">
            <text:p>0.67701</text:p>
          </table:table-cell>
          <table:table-cell table:formula="of:=([.I408]-[.H408])*1000" office:value-type="float" office:value="227.53" calcext:value-type="float">
            <text:p>227.53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68243" calcext:value-type="float">
            <text:p>0.68243</text:p>
          </table:table-cell>
          <table:table-cell table:formula="of:=([.L408]-[.H408])*1000" office:value-type="float" office:value="232.95" calcext:value-type="float">
            <text:p>232.95</text:p>
          </table:table-cell>
          <table:table-cell table:number-columns-repeated="11"/>
        </table:table-row>
        <table:table-row table:style-name="ro1">
          <table:table-cell office:value-type="float" office:value="0.1484" calcext:value-type="float">
            <text:p>0.1484</text:p>
          </table:table-cell>
          <table:table-cell office:value-type="float" office:value="0.42022" calcext:value-type="float">
            <text:p>0.42022</text:p>
          </table:table-cell>
          <table:table-cell office:value-type="float" office:value="0.63755" calcext:value-type="float">
            <text:p>0.63755</text:p>
          </table:table-cell>
          <table:table-cell table:formula="of:=([.C409]-[.B409])*1000" office:value-type="float" office:value="217.33" calcext:value-type="float">
            <text:p>217.33</text:p>
          </table:table-cell>
          <table:table-cell office:value-type="float" office:value="0.43175" calcext:value-type="float">
            <text:p>0.43175</text:p>
          </table:table-cell>
          <table:table-cell office:value-type="float" office:value="0.66142" calcext:value-type="float">
            <text:p>0.66142</text:p>
          </table:table-cell>
          <table:table-cell table:formula="of:=([.F409]-[.E409])*1000" office:value-type="float" office:value="229.67" calcext:value-type="float">
            <text:p>229.67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67696" calcext:value-type="float">
            <text:p>0.67696</text:p>
          </table:table-cell>
          <table:table-cell table:formula="of:=([.I409]-[.H409])*1000" office:value-type="float" office:value="230.24" calcext:value-type="float">
            <text:p>230.24</text:p>
          </table:table-cell>
          <table:table-cell office:value-type="float" office:value="0.45608" calcext:value-type="float">
            <text:p>0.45608</text:p>
          </table:table-cell>
          <table:table-cell office:value-type="float" office:value="0.68239" calcext:value-type="float">
            <text:p>0.68239</text:p>
          </table:table-cell>
          <table:table-cell table:formula="of:=([.L409]-[.H409])*1000" office:value-type="float" office:value="235.67" calcext:value-type="float">
            <text:p>235.67</text:p>
          </table:table-cell>
          <table:table-cell table:number-columns-repeated="11"/>
        </table:table-row>
        <table:table-row table:style-name="ro1">
          <table:table-cell office:value-type="float" office:value="0.1488" calcext:value-type="float">
            <text:p>0.1488</text:p>
          </table:table-cell>
          <table:table-cell office:value-type="float" office:value="0.41769" calcext:value-type="float">
            <text:p>0.41769</text:p>
          </table:table-cell>
          <table:table-cell office:value-type="float" office:value="0.6375" calcext:value-type="float">
            <text:p>0.6375</text:p>
          </table:table-cell>
          <table:table-cell table:formula="of:=([.C410]-[.B410])*1000" office:value-type="float" office:value="219.81" calcext:value-type="float">
            <text:p>219.81</text:p>
          </table:table-cell>
          <table:table-cell office:value-type="float" office:value="0.42917" calcext:value-type="float">
            <text:p>0.42917</text:p>
          </table:table-cell>
          <table:table-cell office:value-type="float" office:value="0.66137" calcext:value-type="float">
            <text:p>0.66137</text:p>
          </table:table-cell>
          <table:table-cell table:formula="of:=([.F410]-[.E410])*1000" office:value-type="float" office:value="232.2" calcext:value-type="float">
            <text:p>232.2</text:p>
          </table:table-cell>
          <table:table-cell office:value-type="float" office:value="0.44396" calcext:value-type="float">
            <text:p>0.44396</text:p>
          </table:table-cell>
          <table:table-cell office:value-type="float" office:value="0.67691" calcext:value-type="float">
            <text:p>0.67691</text:p>
          </table:table-cell>
          <table:table-cell table:formula="of:=([.I410]-[.H410])*1000" office:value-type="float" office:value="232.95" calcext:value-type="float">
            <text:p>232.95</text:p>
          </table:table-cell>
          <table:table-cell office:value-type="float" office:value="0.45326" calcext:value-type="float">
            <text:p>0.45326</text:p>
          </table:table-cell>
          <table:table-cell office:value-type="float" office:value="0.68234" calcext:value-type="float">
            <text:p>0.68234</text:p>
          </table:table-cell>
          <table:table-cell table:formula="of:=([.L410]-[.H410])*1000" office:value-type="float" office:value="238.38" calcext:value-type="float">
            <text:p>238.38</text:p>
          </table:table-cell>
          <table:table-cell table:number-columns-repeated="11"/>
        </table:table-row>
        <table:table-row table:style-name="ro1">
          <table:table-cell office:value-type="float" office:value="0.1492" calcext:value-type="float">
            <text:p>0.1492</text:p>
          </table:table-cell>
          <table:table-cell office:value-type="float" office:value="0.41516" calcext:value-type="float">
            <text:p>0.41516</text:p>
          </table:table-cell>
          <table:table-cell office:value-type="float" office:value="0.63746" calcext:value-type="float">
            <text:p>0.63746</text:p>
          </table:table-cell>
          <table:table-cell table:formula="of:=([.C411]-[.B411])*1000" office:value-type="float" office:value="222.3" calcext:value-type="float">
            <text:p>222.3</text:p>
          </table:table-cell>
          <table:table-cell office:value-type="float" office:value="0.42659" calcext:value-type="float">
            <text:p>0.42659</text:p>
          </table:table-cell>
          <table:table-cell office:value-type="float" office:value="0.66132" calcext:value-type="float">
            <text:p>0.66132</text:p>
          </table:table-cell>
          <table:table-cell table:formula="of:=([.F411]-[.E411])*1000" office:value-type="float" office:value="234.73" calcext:value-type="float">
            <text:p>234.73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67687" calcext:value-type="float">
            <text:p>0.67687</text:p>
          </table:table-cell>
          <table:table-cell table:formula="of:=([.I411]-[.H411])*1000" office:value-type="float" office:value="235.67" calcext:value-type="float">
            <text:p>235.67</text:p>
          </table:table-cell>
          <table:table-cell office:value-type="float" office:value="0.45045" calcext:value-type="float">
            <text:p>0.45045</text:p>
          </table:table-cell>
          <table:table-cell office:value-type="float" office:value="0.6823" calcext:value-type="float">
            <text:p>0.6823</text:p>
          </table:table-cell>
          <table:table-cell table:formula="of:=([.L411]-[.H411])*1000" office:value-type="float" office:value="241.1" calcext:value-type="float">
            <text:p>241.1</text:p>
          </table:table-cell>
          <table:table-cell table:number-columns-repeated="11"/>
        </table:table-row>
        <table:table-row table:style-name="ro1">
          <table:table-cell office:value-type="float" office:value="0.1496" calcext:value-type="float">
            <text:p>0.1496</text:p>
          </table:table-cell>
          <table:table-cell office:value-type="float" office:value="0.41264" calcext:value-type="float">
            <text:p>0.41264</text:p>
          </table:table-cell>
          <table:table-cell office:value-type="float" office:value="0.63742" calcext:value-type="float">
            <text:p>0.63742</text:p>
          </table:table-cell>
          <table:table-cell table:formula="of:=([.C412]-[.B412])*1000" office:value-type="float" office:value="224.78" calcext:value-type="float">
            <text:p>224.78</text:p>
          </table:table-cell>
          <table:table-cell office:value-type="float" office:value="0.42401" calcext:value-type="float">
            <text:p>0.42401</text:p>
          </table:table-cell>
          <table:table-cell office:value-type="float" office:value="0.66127" calcext:value-type="float">
            <text:p>0.66127</text:p>
          </table:table-cell>
          <table:table-cell table:formula="of:=([.F412]-[.E412])*1000" office:value-type="float" office:value="237.26" calcext:value-type="float">
            <text:p>237.26</text:p>
          </table:table-cell>
          <table:table-cell office:value-type="float" office:value="0.43843" calcext:value-type="float">
            <text:p>0.43843</text:p>
          </table:table-cell>
          <table:table-cell office:value-type="float" office:value="0.67682" calcext:value-type="float">
            <text:p>0.67682</text:p>
          </table:table-cell>
          <table:table-cell table:formula="of:=([.I412]-[.H412])*1000" office:value-type="float" office:value="238.39" calcext:value-type="float">
            <text:p>238.39</text:p>
          </table:table-cell>
          <table:table-cell office:value-type="float" office:value="0.44763" calcext:value-type="float">
            <text:p>0.44763</text:p>
          </table:table-cell>
          <table:table-cell office:value-type="float" office:value="0.68225" calcext:value-type="float">
            <text:p>0.68225</text:p>
          </table:table-cell>
          <table:table-cell table:formula="of:=([.L412]-[.H412])*1000" office:value-type="float" office:value="243.82" calcext:value-type="float">
            <text:p>243.82</text:p>
          </table:table-cell>
          <table:table-cell table:number-columns-repeated="1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41011" calcext:value-type="float">
            <text:p>0.41011</text:p>
          </table:table-cell>
          <table:table-cell office:value-type="float" office:value="0.63738" calcext:value-type="float">
            <text:p>0.63738</text:p>
          </table:table-cell>
          <table:table-cell table:formula="of:=([.C413]-[.B413])*1000" office:value-type="float" office:value="227.27" calcext:value-type="float">
            <text:p>227.27</text:p>
          </table:table-cell>
          <table:table-cell office:value-type="float" office:value="0.42144" calcext:value-type="float">
            <text:p>0.42144</text:p>
          </table:table-cell>
          <table:table-cell office:value-type="float" office:value="0.66122" calcext:value-type="float">
            <text:p>0.66122</text:p>
          </table:table-cell>
          <table:table-cell table:formula="of:=([.F413]-[.E413])*1000" office:value-type="float" office:value="239.78" calcext:value-type="float">
            <text:p>239.78</text:p>
          </table:table-cell>
          <table:table-cell office:value-type="float" office:value="0.43567" calcext:value-type="float">
            <text:p>0.43567</text:p>
          </table:table-cell>
          <table:table-cell office:value-type="float" office:value="0.67677" calcext:value-type="float">
            <text:p>0.67677</text:p>
          </table:table-cell>
          <table:table-cell table:formula="of:=([.I413]-[.H413])*1000" office:value-type="float" office:value="241.1" calcext:value-type="float">
            <text:p>241.1</text:p>
          </table:table-cell>
          <table:table-cell office:value-type="float" office:value="0.44481" calcext:value-type="float">
            <text:p>0.44481</text:p>
          </table:table-cell>
          <table:table-cell office:value-type="float" office:value="0.68221" calcext:value-type="float">
            <text:p>0.68221</text:p>
          </table:table-cell>
          <table:table-cell table:formula="of:=([.L413]-[.H413])*1000" office:value-type="float" office:value="246.54" calcext:value-type="float">
            <text:p>246.54</text:p>
          </table:table-cell>
          <table:table-cell table:number-columns-repeated="11"/>
        </table:table-row>
        <table:table-row table:style-name="ro1">
          <table:table-cell office:value-type="float" office:value="0.1504" calcext:value-type="float">
            <text:p>0.1504</text:p>
          </table:table-cell>
          <table:table-cell office:value-type="float" office:value="0.40781" calcext:value-type="float">
            <text:p>0.40781</text:p>
          </table:table-cell>
          <table:table-cell office:value-type="float" office:value="0.63734" calcext:value-type="float">
            <text:p>0.63734</text:p>
          </table:table-cell>
          <table:table-cell table:formula="of:=([.C414]-[.B414])*1000" office:value-type="float" office:value="229.53" calcext:value-type="float">
            <text:p>229.53</text:p>
          </table:table-cell>
          <table:table-cell office:value-type="float" office:value="0.41911" calcext:value-type="float">
            <text:p>0.41911</text:p>
          </table:table-cell>
          <table:table-cell office:value-type="float" office:value="0.66117" calcext:value-type="float">
            <text:p>0.66117</text:p>
          </table:table-cell>
          <table:table-cell table:formula="of:=([.F414]-[.E414])*1000" office:value-type="float" office:value="242.06" calcext:value-type="float">
            <text:p>242.06</text:p>
          </table:table-cell>
          <table:table-cell office:value-type="float" office:value="0.43312" calcext:value-type="float">
            <text:p>0.43312</text:p>
          </table:table-cell>
          <table:table-cell office:value-type="float" office:value="0.67672" calcext:value-type="float">
            <text:p>0.67672</text:p>
          </table:table-cell>
          <table:table-cell table:formula="of:=([.I414]-[.H414])*1000" office:value-type="float" office:value="243.6" calcext:value-type="float">
            <text:p>243.6</text:p>
          </table:table-cell>
          <table:table-cell office:value-type="float" office:value="0.44215" calcext:value-type="float">
            <text:p>0.44215</text:p>
          </table:table-cell>
          <table:table-cell office:value-type="float" office:value="0.68216" calcext:value-type="float">
            <text:p>0.68216</text:p>
          </table:table-cell>
          <table:table-cell table:formula="of:=([.L414]-[.H414])*1000" office:value-type="float" office:value="249.04" calcext:value-type="float">
            <text:p>249.04</text:p>
          </table:table-cell>
          <table:table-cell table:number-columns-repeated="11"/>
        </table:table-row>
        <table:table-row table:style-name="ro1">
          <table:table-cell office:value-type="float" office:value="0.1508" calcext:value-type="float">
            <text:p>0.1508</text:p>
          </table:table-cell>
          <table:table-cell office:value-type="float" office:value="0.40551" calcext:value-type="float">
            <text:p>0.40551</text:p>
          </table:table-cell>
          <table:table-cell office:value-type="float" office:value="0.6373" calcext:value-type="float">
            <text:p>0.6373</text:p>
          </table:table-cell>
          <table:table-cell table:formula="of:=([.C415]-[.B415])*1000" office:value-type="float" office:value="231.79" calcext:value-type="float">
            <text:p>231.79</text:p>
          </table:table-cell>
          <table:table-cell office:value-type="float" office:value="0.41678" calcext:value-type="float">
            <text:p>0.41678</text:p>
          </table:table-cell>
          <table:table-cell office:value-type="float" office:value="0.66112" calcext:value-type="float">
            <text:p>0.66112</text:p>
          </table:table-cell>
          <table:table-cell table:formula="of:=([.F415]-[.E415])*1000" office:value-type="float" office:value="244.34" calcext:value-type="float">
            <text:p>244.34</text:p>
          </table:table-cell>
          <table:table-cell office:value-type="float" office:value="0.43057" calcext:value-type="float">
            <text:p>0.43057</text:p>
          </table:table-cell>
          <table:table-cell office:value-type="float" office:value="0.67668" calcext:value-type="float">
            <text:p>0.67668</text:p>
          </table:table-cell>
          <table:table-cell table:formula="of:=([.I415]-[.H415])*1000" office:value-type="float" office:value="246.11" calcext:value-type="float">
            <text:p>246.11</text:p>
          </table:table-cell>
          <table:table-cell office:value-type="float" office:value="0.43949" calcext:value-type="float">
            <text:p>0.43949</text:p>
          </table:table-cell>
          <table:table-cell office:value-type="float" office:value="0.68211" calcext:value-type="float">
            <text:p>0.68211</text:p>
          </table:table-cell>
          <table:table-cell table:formula="of:=([.L415]-[.H415])*1000" office:value-type="float" office:value="251.54" calcext:value-type="float">
            <text:p>251.54</text:p>
          </table:table-cell>
          <table:table-cell table:number-columns-repeated="11"/>
        </table:table-row>
        <table:table-row table:style-name="ro1">
          <table:table-cell office:value-type="float" office:value="0.1512" calcext:value-type="float">
            <text:p>0.1512</text:p>
          </table:table-cell>
          <table:table-cell office:value-type="float" office:value="0.40321" calcext:value-type="float">
            <text:p>0.40321</text:p>
          </table:table-cell>
          <table:table-cell office:value-type="float" office:value="0.63725" calcext:value-type="float">
            <text:p>0.63725</text:p>
          </table:table-cell>
          <table:table-cell table:formula="of:=([.C416]-[.B416])*1000" office:value-type="float" office:value="234.04" calcext:value-type="float">
            <text:p>234.04</text:p>
          </table:table-cell>
          <table:table-cell office:value-type="float" office:value="0.41445" calcext:value-type="float">
            <text:p>0.41445</text:p>
          </table:table-cell>
          <table:table-cell office:value-type="float" office:value="0.66107" calcext:value-type="float">
            <text:p>0.66107</text:p>
          </table:table-cell>
          <table:table-cell table:formula="of:=([.F416]-[.E416])*1000" office:value-type="float" office:value="246.62" calcext:value-type="float">
            <text:p>246.62</text:p>
          </table:table-cell>
          <table:table-cell office:value-type="float" office:value="0.42802" calcext:value-type="float">
            <text:p>0.42802</text:p>
          </table:table-cell>
          <table:table-cell office:value-type="float" office:value="0.67663" calcext:value-type="float">
            <text:p>0.67663</text:p>
          </table:table-cell>
          <table:table-cell table:formula="of:=([.I416]-[.H416])*1000" office:value-type="float" office:value="248.61" calcext:value-type="float">
            <text:p>248.61</text:p>
          </table:table-cell>
          <table:table-cell office:value-type="float" office:value="0.43682" calcext:value-type="float">
            <text:p>0.43682</text:p>
          </table:table-cell>
          <table:table-cell office:value-type="float" office:value="0.68207" calcext:value-type="float">
            <text:p>0.68207</text:p>
          </table:table-cell>
          <table:table-cell table:formula="of:=([.L416]-[.H416])*1000" office:value-type="float" office:value="254.05" calcext:value-type="float">
            <text:p>254.05</text:p>
          </table:table-cell>
          <table:table-cell table:number-columns-repeated="11"/>
        </table:table-row>
        <table:table-row table:style-name="ro1">
          <table:table-cell office:value-type="float" office:value="0.1516" calcext:value-type="float">
            <text:p>0.1516</text:p>
          </table:table-cell>
          <table:table-cell office:value-type="float" office:value="0.40092" calcext:value-type="float">
            <text:p>0.40092</text:p>
          </table:table-cell>
          <table:table-cell office:value-type="float" office:value="0.63721" calcext:value-type="float">
            <text:p>0.63721</text:p>
          </table:table-cell>
          <table:table-cell table:formula="of:=([.C417]-[.B417])*1000" office:value-type="float" office:value="236.29" calcext:value-type="float">
            <text:p>236.29</text:p>
          </table:table-cell>
          <table:table-cell office:value-type="float" office:value="0.41212" calcext:value-type="float">
            <text:p>0.41212</text:p>
          </table:table-cell>
          <table:table-cell office:value-type="float" office:value="0.66102" calcext:value-type="float">
            <text:p>0.66102</text:p>
          </table:table-cell>
          <table:table-cell table:formula="of:=([.F417]-[.E417])*1000" office:value-type="float" office:value="248.9" calcext:value-type="float">
            <text:p>248.9</text:p>
          </table:table-cell>
          <table:table-cell office:value-type="float" office:value="0.42547" calcext:value-type="float">
            <text:p>0.42547</text:p>
          </table:table-cell>
          <table:table-cell office:value-type="float" office:value="0.67658" calcext:value-type="float">
            <text:p>0.67658</text:p>
          </table:table-cell>
          <table:table-cell table:formula="of:=([.I417]-[.H417])*1000" office:value-type="float" office:value="251.11" calcext:value-type="float">
            <text:p>251.11</text:p>
          </table:table-cell>
          <table:table-cell office:value-type="float" office:value="0.43416" calcext:value-type="float">
            <text:p>0.43416</text:p>
          </table:table-cell>
          <table:table-cell office:value-type="float" office:value="0.68202" calcext:value-type="float">
            <text:p>0.68202</text:p>
          </table:table-cell>
          <table:table-cell table:formula="of:=([.L417]-[.H417])*1000" office:value-type="float" office:value="256.55" calcext:value-type="float">
            <text:p>256.55</text:p>
          </table:table-cell>
          <table:table-cell table:number-columns-repeated="11"/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39862" calcext:value-type="float">
            <text:p>0.39862</text:p>
          </table:table-cell>
          <table:table-cell office:value-type="float" office:value="0.63717" calcext:value-type="float">
            <text:p>0.63717</text:p>
          </table:table-cell>
          <table:table-cell table:formula="of:=([.C418]-[.B418])*1000" office:value-type="float" office:value="238.55" calcext:value-type="float">
            <text:p>238.55</text:p>
          </table:table-cell>
          <table:table-cell office:value-type="float" office:value="0.40979" calcext:value-type="float">
            <text:p>0.40979</text:p>
          </table:table-cell>
          <table:table-cell office:value-type="float" office:value="0.66096" calcext:value-type="float">
            <text:p>0.66096</text:p>
          </table:table-cell>
          <table:table-cell table:formula="of:=([.F418]-[.E418])*1000" office:value-type="float" office:value="251.17" calcext:value-type="float">
            <text:p>251.17</text:p>
          </table:table-cell>
          <table:table-cell office:value-type="float" office:value="0.42292" calcext:value-type="float">
            <text:p>0.42292</text:p>
          </table:table-cell>
          <table:table-cell office:value-type="float" office:value="0.67653" calcext:value-type="float">
            <text:p>0.67653</text:p>
          </table:table-cell>
          <table:table-cell table:formula="of:=([.I418]-[.H418])*1000" office:value-type="float" office:value="253.61" calcext:value-type="float">
            <text:p>253.61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68198" calcext:value-type="float">
            <text:p>0.68198</text:p>
          </table:table-cell>
          <table:table-cell table:formula="of:=([.L418]-[.H418])*1000" office:value-type="float" office:value="259.06" calcext:value-type="float">
            <text:p>259.06</text:p>
          </table:table-cell>
          <table:table-cell table:number-columns-repeated="11"/>
        </table:table-row>
        <table:table-row table:style-name="ro1">
          <table:table-cell office:value-type="float" office:value="0.1524" calcext:value-type="float">
            <text:p>0.1524</text:p>
          </table:table-cell>
          <table:table-cell office:value-type="float" office:value="0.39632" calcext:value-type="float">
            <text:p>0.39632</text:p>
          </table:table-cell>
          <table:table-cell office:value-type="float" office:value="0.63713" calcext:value-type="float">
            <text:p>0.63713</text:p>
          </table:table-cell>
          <table:table-cell table:formula="of:=([.C419]-[.B419])*1000" office:value-type="float" office:value="240.81" calcext:value-type="float">
            <text:p>240.81</text:p>
          </table:table-cell>
          <table:table-cell office:value-type="float" office:value="0.40746" calcext:value-type="float">
            <text:p>0.40746</text:p>
          </table:table-cell>
          <table:table-cell office:value-type="float" office:value="0.66091" calcext:value-type="float">
            <text:p>0.66091</text:p>
          </table:table-cell>
          <table:table-cell table:formula="of:=([.F419]-[.E419])*1000" office:value-type="float" office:value="253.45" calcext:value-type="float">
            <text:p>253.45</text:p>
          </table:table-cell>
          <table:table-cell office:value-type="float" office:value="0.42037" calcext:value-type="float">
            <text:p>0.42037</text:p>
          </table:table-cell>
          <table:table-cell office:value-type="float" office:value="0.67648" calcext:value-type="float">
            <text:p>0.67648</text:p>
          </table:table-cell>
          <table:table-cell table:formula="of:=([.I419]-[.H419])*1000" office:value-type="float" office:value="256.11" calcext:value-type="float">
            <text:p>256.11</text:p>
          </table:table-cell>
          <table:table-cell office:value-type="float" office:value="0.42884" calcext:value-type="float">
            <text:p>0.42884</text:p>
          </table:table-cell>
          <table:table-cell office:value-type="float" office:value="0.68193" calcext:value-type="float">
            <text:p>0.68193</text:p>
          </table:table-cell>
          <table:table-cell table:formula="of:=([.L419]-[.H419])*1000" office:value-type="float" office:value="261.56" calcext:value-type="float">
            <text:p>261.56</text:p>
          </table:table-cell>
          <table:table-cell table:number-columns-repeated="11"/>
        </table:table-row>
        <table:table-row table:style-name="ro1">
          <table:table-cell office:value-type="float" office:value="0.1528" calcext:value-type="float">
            <text:p>0.1528</text:p>
          </table:table-cell>
          <table:table-cell office:value-type="float" office:value="0.39402" calcext:value-type="float">
            <text:p>0.39402</text:p>
          </table:table-cell>
          <table:table-cell office:value-type="float" office:value="0.63709" calcext:value-type="float">
            <text:p>0.63709</text:p>
          </table:table-cell>
          <table:table-cell table:formula="of:=([.C420]-[.B420])*1000" office:value-type="float" office:value="243.07" calcext:value-type="float">
            <text:p>243.07</text:p>
          </table:table-cell>
          <table:table-cell office:value-type="float" office:value="0.40513" calcext:value-type="float">
            <text:p>0.40513</text:p>
          </table:table-cell>
          <table:table-cell office:value-type="float" office:value="0.66086" calcext:value-type="float">
            <text:p>0.66086</text:p>
          </table:table-cell>
          <table:table-cell table:formula="of:=([.F420]-[.E420])*1000" office:value-type="float" office:value="255.73" calcext:value-type="float">
            <text:p>255.73</text:p>
          </table:table-cell>
          <table:table-cell office:value-type="float" office:value="0.41782" calcext:value-type="float">
            <text:p>0.41782</text:p>
          </table:table-cell>
          <table:table-cell office:value-type="float" office:value="0.67644" calcext:value-type="float">
            <text:p>0.67644</text:p>
          </table:table-cell>
          <table:table-cell table:formula="of:=([.I420]-[.H420])*1000" office:value-type="float" office:value="258.62" calcext:value-type="float">
            <text:p>258.62</text:p>
          </table:table-cell>
          <table:table-cell office:value-type="float" office:value="0.42618" calcext:value-type="float">
            <text:p>0.42618</text:p>
          </table:table-cell>
          <table:table-cell office:value-type="float" office:value="0.68189" calcext:value-type="float">
            <text:p>0.68189</text:p>
          </table:table-cell>
          <table:table-cell table:formula="of:=([.L420]-[.H420])*1000" office:value-type="float" office:value="264.07" calcext:value-type="float">
            <text:p>264.07</text:p>
          </table:table-cell>
          <table:table-cell table:number-columns-repeated="11"/>
        </table:table-row>
        <table:table-row table:style-name="ro1">
          <table:table-cell office:value-type="float" office:value="0.1532" calcext:value-type="float">
            <text:p>0.1532</text:p>
          </table:table-cell>
          <table:table-cell office:value-type="float" office:value="0.39172" calcext:value-type="float">
            <text:p>0.39172</text:p>
          </table:table-cell>
          <table:table-cell office:value-type="float" office:value="0.63704" calcext:value-type="float">
            <text:p>0.63704</text:p>
          </table:table-cell>
          <table:table-cell table:formula="of:=([.C421]-[.B421])*1000" office:value-type="float" office:value="245.32" calcext:value-type="float">
            <text:p>245.32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66081" calcext:value-type="float">
            <text:p>0.66081</text:p>
          </table:table-cell>
          <table:table-cell table:formula="of:=([.F421]-[.E421])*1000" office:value-type="float" office:value="258.01" calcext:value-type="float">
            <text:p>258.01</text:p>
          </table:table-cell>
          <table:table-cell office:value-type="float" office:value="0.41527" calcext:value-type="float">
            <text:p>0.41527</text:p>
          </table:table-cell>
          <table:table-cell office:value-type="float" office:value="0.67639" calcext:value-type="float">
            <text:p>0.67639</text:p>
          </table:table-cell>
          <table:table-cell table:formula="of:=([.I421]-[.H421])*1000" office:value-type="float" office:value="261.12" calcext:value-type="float">
            <text:p>261.12</text:p>
          </table:table-cell>
          <table:table-cell office:value-type="float" office:value="0.42352" calcext:value-type="float">
            <text:p>0.42352</text:p>
          </table:table-cell>
          <table:table-cell office:value-type="float" office:value="0.68184" calcext:value-type="float">
            <text:p>0.68184</text:p>
          </table:table-cell>
          <table:table-cell table:formula="of:=([.L421]-[.H421])*1000" office:value-type="float" office:value="266.57" calcext:value-type="float">
            <text:p>266.57</text:p>
          </table:table-cell>
          <table:table-cell table:number-columns-repeated="11"/>
        </table:table-row>
        <table:table-row table:style-name="ro1">
          <table:table-cell office:value-type="float" office:value="0.1536" calcext:value-type="float">
            <text:p>0.1536</text:p>
          </table:table-cell>
          <table:table-cell office:value-type="float" office:value="0.38959" calcext:value-type="float">
            <text:p>0.38959</text:p>
          </table:table-cell>
          <table:table-cell office:value-type="float" office:value="0.637" calcext:value-type="float">
            <text:p>0.637</text:p>
          </table:table-cell>
          <table:table-cell table:formula="of:=([.C422]-[.B422])*1000" office:value-type="float" office:value="247.41" calcext:value-type="float">
            <text:p>247.41</text:p>
          </table:table-cell>
          <table:table-cell office:value-type="float" office:value="0.40066" calcext:value-type="float">
            <text:p>0.40066</text:p>
          </table:table-cell>
          <table:table-cell office:value-type="float" office:value="0.66076" calcext:value-type="float">
            <text:p>0.66076</text:p>
          </table:table-cell>
          <table:table-cell table:formula="of:=([.F422]-[.E422])*1000" office:value-type="float" office:value="260.1" calcext:value-type="float">
            <text:p>260.1</text:p>
          </table:table-cell>
          <table:table-cell office:value-type="float" office:value="0.4129" calcext:value-type="float">
            <text:p>0.4129</text:p>
          </table:table-cell>
          <table:table-cell office:value-type="float" office:value="0.67634" calcext:value-type="float">
            <text:p>0.67634</text:p>
          </table:table-cell>
          <table:table-cell table:formula="of:=([.I422]-[.H422])*1000" office:value-type="float" office:value="263.44" calcext:value-type="float">
            <text:p>263.44</text:p>
          </table:table-cell>
          <table:table-cell office:value-type="float" office:value="0.421" calcext:value-type="float">
            <text:p>0.421</text:p>
          </table:table-cell>
          <table:table-cell office:value-type="float" office:value="0.68179" calcext:value-type="float">
            <text:p>0.68179</text:p>
          </table:table-cell>
          <table:table-cell table:formula="of:=([.L422]-[.H422])*1000" office:value-type="float" office:value="268.89" calcext:value-type="float">
            <text:p>268.89</text:p>
          </table:table-cell>
          <table:table-cell table:number-columns-repeated="11"/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38755" calcext:value-type="float">
            <text:p>0.38755</text:p>
          </table:table-cell>
          <table:table-cell office:value-type="float" office:value="0.63696" calcext:value-type="float">
            <text:p>0.63696</text:p>
          </table:table-cell>
          <table:table-cell table:formula="of:=([.C423]-[.B423])*1000" office:value-type="float" office:value="249.41" calcext:value-type="float">
            <text:p>249.41</text:p>
          </table:table-cell>
          <table:table-cell office:value-type="float" office:value="0.3986" calcext:value-type="float">
            <text:p>0.3986</text:p>
          </table:table-cell>
          <table:table-cell office:value-type="float" office:value="0.66071" calcext:value-type="float">
            <text:p>0.66071</text:p>
          </table:table-cell>
          <table:table-cell table:formula="of:=([.F423]-[.E423])*1000" office:value-type="float" office:value="262.11" calcext:value-type="float">
            <text:p>262.11</text:p>
          </table:table-cell>
          <table:table-cell office:value-type="float" office:value="0.41061" calcext:value-type="float">
            <text:p>0.41061</text:p>
          </table:table-cell>
          <table:table-cell office:value-type="float" office:value="0.67629" calcext:value-type="float">
            <text:p>0.67629</text:p>
          </table:table-cell>
          <table:table-cell table:formula="of:=([.I423]-[.H423])*1000" office:value-type="float" office:value="265.68" calcext:value-type="float">
            <text:p>265.68</text:p>
          </table:table-cell>
          <table:table-cell office:value-type="float" office:value="0.41856" calcext:value-type="float">
            <text:p>0.41856</text:p>
          </table:table-cell>
          <table:table-cell office:value-type="float" office:value="0.68175" calcext:value-type="float">
            <text:p>0.68175</text:p>
          </table:table-cell>
          <table:table-cell table:formula="of:=([.L423]-[.H423])*1000" office:value-type="float" office:value="271.14" calcext:value-type="float">
            <text:p>271.14</text:p>
          </table:table-cell>
          <table:table-cell table:number-columns-repeated="11"/>
        </table:table-row>
        <table:table-row table:style-name="ro1">
          <table:table-cell office:value-type="float" office:value="0.1544" calcext:value-type="float">
            <text:p>0.1544</text:p>
          </table:table-cell>
          <table:table-cell office:value-type="float" office:value="0.38551" calcext:value-type="float">
            <text:p>0.38551</text:p>
          </table:table-cell>
          <table:table-cell office:value-type="float" office:value="0.63692" calcext:value-type="float">
            <text:p>0.63692</text:p>
          </table:table-cell>
          <table:table-cell table:formula="of:=([.C424]-[.B424])*1000" office:value-type="float" office:value="251.41" calcext:value-type="float">
            <text:p>251.41</text:p>
          </table:table-cell>
          <table:table-cell office:value-type="float" office:value="0.39655" calcext:value-type="float">
            <text:p>0.39655</text:p>
          </table:table-cell>
          <table:table-cell office:value-type="float" office:value="0.66066" calcext:value-type="float">
            <text:p>0.66066</text:p>
          </table:table-cell>
          <table:table-cell table:formula="of:=([.F424]-[.E424])*1000" office:value-type="float" office:value="264.11" calcext:value-type="float">
            <text:p>264.11</text:p>
          </table:table-cell>
          <table:table-cell office:value-type="float" office:value="0.40832" calcext:value-type="float">
            <text:p>0.40832</text:p>
          </table:table-cell>
          <table:table-cell office:value-type="float" office:value="0.67624" calcext:value-type="float">
            <text:p>0.67624</text:p>
          </table:table-cell>
          <table:table-cell table:formula="of:=([.I424]-[.H424])*1000" office:value-type="float" office:value="267.92" calcext:value-type="float">
            <text:p>267.92</text:p>
          </table:table-cell>
          <table:table-cell office:value-type="float" office:value="0.41612" calcext:value-type="float">
            <text:p>0.41612</text:p>
          </table:table-cell>
          <table:table-cell office:value-type="float" office:value="0.6817" calcext:value-type="float">
            <text:p>0.6817</text:p>
          </table:table-cell>
          <table:table-cell table:formula="of:=([.L424]-[.H424])*1000" office:value-type="float" office:value="273.38" calcext:value-type="float">
            <text:p>273.38</text:p>
          </table:table-cell>
          <table:table-cell table:number-columns-repeated="11"/>
        </table:table-row>
        <table:table-row table:style-name="ro1">
          <table:table-cell office:value-type="float" office:value="0.1548" calcext:value-type="float">
            <text:p>0.1548</text:p>
          </table:table-cell>
          <table:table-cell office:value-type="float" office:value="0.38346" calcext:value-type="float">
            <text:p>0.38346</text:p>
          </table:table-cell>
          <table:table-cell office:value-type="float" office:value="0.63688" calcext:value-type="float">
            <text:p>0.63688</text:p>
          </table:table-cell>
          <table:table-cell table:formula="of:=([.C425]-[.B425])*1000" office:value-type="float" office:value="253.42" calcext:value-type="float">
            <text:p>253.42</text:p>
          </table:table-cell>
          <table:table-cell office:value-type="float" office:value="0.39449" calcext:value-type="float">
            <text:p>0.39449</text:p>
          </table:table-cell>
          <table:table-cell office:value-type="float" office:value="0.66061" calcext:value-type="float">
            <text:p>0.66061</text:p>
          </table:table-cell>
          <table:table-cell table:formula="of:=([.F425]-[.E425])*1000" office:value-type="float" office:value="266.12" calcext:value-type="float">
            <text:p>266.12</text:p>
          </table:table-cell>
          <table:table-cell office:value-type="float" office:value="0.40603" calcext:value-type="float">
            <text:p>0.40603</text:p>
          </table:table-cell>
          <table:table-cell office:value-type="float" office:value="0.67619" calcext:value-type="float">
            <text:p>0.67619</text:p>
          </table:table-cell>
          <table:table-cell table:formula="of:=([.I425]-[.H425])*1000" office:value-type="float" office:value="270.16" calcext:value-type="float">
            <text:p>270.16</text:p>
          </table:table-cell>
          <table:table-cell office:value-type="float" office:value="0.41368" calcext:value-type="float">
            <text:p>0.41368</text:p>
          </table:table-cell>
          <table:table-cell office:value-type="float" office:value="0.68165" calcext:value-type="float">
            <text:p>0.68165</text:p>
          </table:table-cell>
          <table:table-cell table:formula="of:=([.L425]-[.H425])*1000" office:value-type="float" office:value="275.62" calcext:value-type="float">
            <text:p>275.62</text:p>
          </table:table-cell>
          <table:table-cell table:number-columns-repeated="11"/>
        </table:table-row>
        <table:table-row table:style-name="ro1">
          <table:table-cell office:value-type="float" office:value="0.1552" calcext:value-type="float">
            <text:p>0.1552</text:p>
          </table:table-cell>
          <table:table-cell office:value-type="float" office:value="0.38142" calcext:value-type="float">
            <text:p>0.38142</text:p>
          </table:table-cell>
          <table:table-cell office:value-type="float" office:value="0.63683" calcext:value-type="float">
            <text:p>0.63683</text:p>
          </table:table-cell>
          <table:table-cell table:formula="of:=([.C426]-[.B426])*1000" office:value-type="float" office:value="255.41" calcext:value-type="float">
            <text:p>255.41</text:p>
          </table:table-cell>
          <table:table-cell office:value-type="float" office:value="0.39244" calcext:value-type="float">
            <text:p>0.39244</text:p>
          </table:table-cell>
          <table:table-cell office:value-type="float" office:value="0.66055" calcext:value-type="float">
            <text:p>0.66055</text:p>
          </table:table-cell>
          <table:table-cell table:formula="of:=([.F426]-[.E426])*1000" office:value-type="float" office:value="268.11" calcext:value-type="float">
            <text:p>268.11</text:p>
          </table:table-cell>
          <table:table-cell office:value-type="float" office:value="0.40374" calcext:value-type="float">
            <text:p>0.40374</text:p>
          </table:table-cell>
          <table:table-cell office:value-type="float" office:value="0.67615" calcext:value-type="float">
            <text:p>0.67615</text:p>
          </table:table-cell>
          <table:table-cell table:formula="of:=([.I426]-[.H426])*1000" office:value-type="float" office:value="272.41" calcext:value-type="float">
            <text:p>272.41</text:p>
          </table:table-cell>
          <table:table-cell office:value-type="float" office:value="0.41124" calcext:value-type="float">
            <text:p>0.41124</text:p>
          </table:table-cell>
          <table:table-cell office:value-type="float" office:value="0.68161" calcext:value-type="float">
            <text:p>0.68161</text:p>
          </table:table-cell>
          <table:table-cell table:formula="of:=([.L426]-[.H426])*1000" office:value-type="float" office:value="277.87" calcext:value-type="float">
            <text:p>277.87</text:p>
          </table:table-cell>
          <table:table-cell table:number-columns-repeated="11"/>
        </table:table-row>
        <table:table-row table:style-name="ro1">
          <table:table-cell office:value-type="float" office:value="0.1556" calcext:value-type="float">
            <text:p>0.1556</text:p>
          </table:table-cell>
          <table:table-cell office:value-type="float" office:value="0.37938" calcext:value-type="float">
            <text:p>0.37938</text:p>
          </table:table-cell>
          <table:table-cell office:value-type="float" office:value="0.63679" calcext:value-type="float">
            <text:p>0.63679</text:p>
          </table:table-cell>
          <table:table-cell table:formula="of:=([.C427]-[.B427])*1000" office:value-type="float" office:value="257.41" calcext:value-type="float">
            <text:p>257.41</text:p>
          </table:table-cell>
          <table:table-cell office:value-type="float" office:value="0.39038" calcext:value-type="float">
            <text:p>0.39038</text:p>
          </table:table-cell>
          <table:table-cell office:value-type="float" office:value="0.6605" calcext:value-type="float">
            <text:p>0.6605</text:p>
          </table:table-cell>
          <table:table-cell table:formula="of:=([.F427]-[.E427])*1000" office:value-type="float" office:value="270.12" calcext:value-type="float">
            <text:p>270.12</text:p>
          </table:table-cell>
          <table:table-cell office:value-type="float" office:value="0.40145" calcext:value-type="float">
            <text:p>0.40145</text:p>
          </table:table-cell>
          <table:table-cell office:value-type="float" office:value="0.6761" calcext:value-type="float">
            <text:p>0.6761</text:p>
          </table:table-cell>
          <table:table-cell table:formula="of:=([.I427]-[.H427])*1000" office:value-type="float" office:value="274.65" calcext:value-type="float">
            <text:p>274.65</text:p>
          </table:table-cell>
          <table:table-cell office:value-type="float" office:value="0.4088" calcext:value-type="float">
            <text:p>0.4088</text:p>
          </table:table-cell>
          <table:table-cell office:value-type="float" office:value="0.68156" calcext:value-type="float">
            <text:p>0.68156</text:p>
          </table:table-cell>
          <table:table-cell table:formula="of:=([.L427]-[.H427])*1000" office:value-type="float" office:value="280.11" calcext:value-type="float">
            <text:p>280.11</text:p>
          </table:table-cell>
          <table:table-cell table:number-columns-repeated="11"/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37733" calcext:value-type="float">
            <text:p>0.37733</text:p>
          </table:table-cell>
          <table:table-cell office:value-type="float" office:value="0.63675" calcext:value-type="float">
            <text:p>0.63675</text:p>
          </table:table-cell>
          <table:table-cell table:formula="of:=([.C428]-[.B428])*1000" office:value-type="float" office:value="259.42" calcext:value-type="float">
            <text:p>259.42</text:p>
          </table:table-cell>
          <table:table-cell office:value-type="float" office:value="0.38833" calcext:value-type="float">
            <text:p>0.38833</text:p>
          </table:table-cell>
          <table:table-cell office:value-type="float" office:value="0.66045" calcext:value-type="float">
            <text:p>0.66045</text:p>
          </table:table-cell>
          <table:table-cell table:formula="of:=([.F428]-[.E428])*1000" office:value-type="float" office:value="272.12" calcext:value-type="float">
            <text:p>272.12</text:p>
          </table:table-cell>
          <table:table-cell office:value-type="float" office:value="0.39916" calcext:value-type="float">
            <text:p>0.39916</text:p>
          </table:table-cell>
          <table:table-cell office:value-type="float" office:value="0.67605" calcext:value-type="float">
            <text:p>0.67605</text:p>
          </table:table-cell>
          <table:table-cell table:formula="of:=([.I428]-[.H428])*1000" office:value-type="float" office:value="276.89" calcext:value-type="float">
            <text:p>276.89</text:p>
          </table:table-cell>
          <table:table-cell office:value-type="float" office:value="0.40636" calcext:value-type="float">
            <text:p>0.40636</text:p>
          </table:table-cell>
          <table:table-cell office:value-type="float" office:value="0.68151" calcext:value-type="float">
            <text:p>0.68151</text:p>
          </table:table-cell>
          <table:table-cell table:formula="of:=([.L428]-[.H428])*1000" office:value-type="float" office:value="282.35" calcext:value-type="float">
            <text:p>282.35</text:p>
          </table:table-cell>
          <table:table-cell table:number-columns-repeated="11"/>
        </table:table-row>
        <table:table-row table:style-name="ro1">
          <table:table-cell office:value-type="float" office:value="0.1564" calcext:value-type="float">
            <text:p>0.1564</text:p>
          </table:table-cell>
          <table:table-cell office:value-type="float" office:value="0.37529" calcext:value-type="float">
            <text:p>0.37529</text:p>
          </table:table-cell>
          <table:table-cell office:value-type="float" office:value="0.63671" calcext:value-type="float">
            <text:p>0.63671</text:p>
          </table:table-cell>
          <table:table-cell table:formula="of:=([.C429]-[.B429])*1000" office:value-type="float" office:value="261.42" calcext:value-type="float">
            <text:p>261.42</text:p>
          </table:table-cell>
          <table:table-cell office:value-type="float" office:value="0.38627" calcext:value-type="float">
            <text:p>0.38627</text:p>
          </table:table-cell>
          <table:table-cell office:value-type="float" office:value="0.6604" calcext:value-type="float">
            <text:p>0.6604</text:p>
          </table:table-cell>
          <table:table-cell table:formula="of:=([.F429]-[.E429])*1000" office:value-type="float" office:value="274.13" calcext:value-type="float">
            <text:p>274.13</text:p>
          </table:table-cell>
          <table:table-cell office:value-type="float" office:value="0.39687" calcext:value-type="float">
            <text:p>0.39687</text:p>
          </table:table-cell>
          <table:table-cell office:value-type="float" office:value="0.676" calcext:value-type="float">
            <text:p>0.676</text:p>
          </table:table-cell>
          <table:table-cell table:formula="of:=([.I429]-[.H429])*1000" office:value-type="float" office:value="279.13" calcext:value-type="float">
            <text:p>279.13</text:p>
          </table:table-cell>
          <table:table-cell office:value-type="float" office:value="0.40392" calcext:value-type="float">
            <text:p>0.40392</text:p>
          </table:table-cell>
          <table:table-cell office:value-type="float" office:value="0.68147" calcext:value-type="float">
            <text:p>0.68147</text:p>
          </table:table-cell>
          <table:table-cell table:formula="of:=([.L429]-[.H429])*1000" office:value-type="float" office:value="284.6" calcext:value-type="float">
            <text:p>284.6</text:p>
          </table:table-cell>
          <table:table-cell table:number-columns-repeated="11"/>
        </table:table-row>
        <table:table-row table:style-name="ro1">
          <table:table-cell office:value-type="float" office:value="0.1568" calcext:value-type="float">
            <text:p>0.1568</text:p>
          </table:table-cell>
          <table:table-cell office:value-type="float" office:value="0.37333" calcext:value-type="float">
            <text:p>0.37333</text:p>
          </table:table-cell>
          <table:table-cell office:value-type="float" office:value="0.63666" calcext:value-type="float">
            <text:p>0.63666</text:p>
          </table:table-cell>
          <table:table-cell table:formula="of:=([.C430]-[.B430])*1000" office:value-type="float" office:value="263.33" calcext:value-type="float">
            <text:p>263.33</text:p>
          </table:table-cell>
          <table:table-cell office:value-type="float" office:value="0.38431" calcext:value-type="float">
            <text:p>0.38431</text:p>
          </table:table-cell>
          <table:table-cell office:value-type="float" office:value="0.66035" calcext:value-type="float">
            <text:p>0.66035</text:p>
          </table:table-cell>
          <table:table-cell table:formula="of:=([.F430]-[.E430])*1000" office:value-type="float" office:value="276.04" calcext:value-type="float">
            <text:p>276.04</text:p>
          </table:table-cell>
          <table:table-cell office:value-type="float" office:value="0.39467" calcext:value-type="float">
            <text:p>0.39467</text:p>
          </table:table-cell>
          <table:table-cell office:value-type="float" office:value="0.67595" calcext:value-type="float">
            <text:p>0.67595</text:p>
          </table:table-cell>
          <table:table-cell table:formula="of:=([.I430]-[.H430])*1000" office:value-type="float" office:value="281.28" calcext:value-type="float">
            <text:p>281.28</text:p>
          </table:table-cell>
          <table:table-cell office:value-type="float" office:value="0.40156" calcext:value-type="float">
            <text:p>0.40156</text:p>
          </table:table-cell>
          <table:table-cell office:value-type="float" office:value="0.68142" calcext:value-type="float">
            <text:p>0.68142</text:p>
          </table:table-cell>
          <table:table-cell table:formula="of:=([.L430]-[.H430])*1000" office:value-type="float" office:value="286.75" calcext:value-type="float">
            <text:p>286.75</text:p>
          </table:table-cell>
          <table:table-cell table:number-columns-repeated="11"/>
        </table:table-row>
        <table:table-row table:style-name="ro1">
          <table:table-cell office:value-type="float" office:value="0.1572" calcext:value-type="float">
            <text:p>0.1572</text:p>
          </table:table-cell>
          <table:table-cell office:value-type="float" office:value="0.37155" calcext:value-type="float">
            <text:p>0.37155</text:p>
          </table:table-cell>
          <table:table-cell office:value-type="float" office:value="0.63662" calcext:value-type="float">
            <text:p>0.63662</text:p>
          </table:table-cell>
          <table:table-cell table:formula="of:=([.C431]-[.B431])*1000" office:value-type="float" office:value="265.07" calcext:value-type="float">
            <text:p>265.07</text:p>
          </table:table-cell>
          <table:table-cell office:value-type="float" office:value="0.38253" calcext:value-type="float">
            <text:p>0.38253</text:p>
          </table:table-cell>
          <table:table-cell office:value-type="float" office:value="0.6603" calcext:value-type="float">
            <text:p>0.6603</text:p>
          </table:table-cell>
          <table:table-cell table:formula="of:=([.F431]-[.E431])*1000" office:value-type="float" office:value="277.77" calcext:value-type="float">
            <text:p>277.77</text:p>
          </table:table-cell>
          <table:table-cell office:value-type="float" office:value="0.39266" calcext:value-type="float">
            <text:p>0.39266</text:p>
          </table:table-cell>
          <table:table-cell office:value-type="float" office:value="0.6759" calcext:value-type="float">
            <text:p>0.6759</text:p>
          </table:table-cell>
          <table:table-cell table:formula="of:=([.I431]-[.H431])*1000" office:value-type="float" office:value="283.24" calcext:value-type="float">
            <text:p>283.24</text:p>
          </table:table-cell>
          <table:table-cell office:value-type="float" office:value="0.39938" calcext:value-type="float">
            <text:p>0.39938</text:p>
          </table:table-cell>
          <table:table-cell office:value-type="float" office:value="0.68137" calcext:value-type="float">
            <text:p>0.68137</text:p>
          </table:table-cell>
          <table:table-cell table:formula="of:=([.L431]-[.H431])*1000" office:value-type="float" office:value="288.71" calcext:value-type="float">
            <text:p>288.71</text:p>
          </table:table-cell>
          <table:table-cell table:number-columns-repeated="11"/>
        </table:table-row>
        <table:table-row table:style-name="ro1">
          <table:table-cell office:value-type="float" office:value="0.1576" calcext:value-type="float">
            <text:p>0.1576</text:p>
          </table:table-cell>
          <table:table-cell office:value-type="float" office:value="0.36977" calcext:value-type="float">
            <text:p>0.36977</text:p>
          </table:table-cell>
          <table:table-cell office:value-type="float" office:value="0.63658" calcext:value-type="float">
            <text:p>0.63658</text:p>
          </table:table-cell>
          <table:table-cell table:formula="of:=([.C432]-[.B432])*1000" office:value-type="float" office:value="266.81" calcext:value-type="float">
            <text:p>266.81</text:p>
          </table:table-cell>
          <table:table-cell office:value-type="float" office:value="0.38075" calcext:value-type="float">
            <text:p>0.38075</text:p>
          </table:table-cell>
          <table:table-cell office:value-type="float" office:value="0.66024" calcext:value-type="float">
            <text:p>0.66024</text:p>
          </table:table-cell>
          <table:table-cell table:formula="of:=([.F432]-[.E432])*1000" office:value-type="float" office:value="279.49" calcext:value-type="float">
            <text:p>279.49</text:p>
          </table:table-cell>
          <table:table-cell office:value-type="float" office:value="0.39065" calcext:value-type="float">
            <text:p>0.39065</text:p>
          </table:table-cell>
          <table:table-cell office:value-type="float" office:value="0.67585" calcext:value-type="float">
            <text:p>0.67585</text:p>
          </table:table-cell>
          <table:table-cell table:formula="of:=([.I432]-[.H432])*1000" office:value-type="float" office:value="285.2" calcext:value-type="float">
            <text:p>285.2</text:p>
          </table:table-cell>
          <table:table-cell office:value-type="float" office:value="0.39719" calcext:value-type="float">
            <text:p>0.39719</text:p>
          </table:table-cell>
          <table:table-cell office:value-type="float" office:value="0.68133" calcext:value-type="float">
            <text:p>0.68133</text:p>
          </table:table-cell>
          <table:table-cell table:formula="of:=([.L432]-[.H432])*1000" office:value-type="float" office:value="290.68" calcext:value-type="float">
            <text:p>290.68</text:p>
          </table:table-cell>
          <table:table-cell table:number-columns-repeated="11"/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0.36799" calcext:value-type="float">
            <text:p>0.36799</text:p>
          </table:table-cell>
          <table:table-cell office:value-type="float" office:value="0.63653" calcext:value-type="float">
            <text:p>0.63653</text:p>
          </table:table-cell>
          <table:table-cell table:formula="of:=([.C433]-[.B433])*1000" office:value-type="float" office:value="268.54" calcext:value-type="float">
            <text:p>268.54</text:p>
          </table:table-cell>
          <table:table-cell office:value-type="float" office:value="0.37897" calcext:value-type="float">
            <text:p>0.37897</text:p>
          </table:table-cell>
          <table:table-cell office:value-type="float" office:value="0.66019" calcext:value-type="float">
            <text:p>0.66019</text:p>
          </table:table-cell>
          <table:table-cell table:formula="of:=([.F433]-[.E433])*1000" office:value-type="float" office:value="281.22" calcext:value-type="float">
            <text:p>281.22</text:p>
          </table:table-cell>
          <table:table-cell office:value-type="float" office:value="0.38863" calcext:value-type="float">
            <text:p>0.38863</text:p>
          </table:table-cell>
          <table:table-cell office:value-type="float" office:value="0.6758" calcext:value-type="float">
            <text:p>0.6758</text:p>
          </table:table-cell>
          <table:table-cell table:formula="of:=([.I433]-[.H433])*1000" office:value-type="float" office:value="287.17" calcext:value-type="float">
            <text:p>287.17</text:p>
          </table:table-cell>
          <table:table-cell office:value-type="float" office:value="0.39501" calcext:value-type="float">
            <text:p>0.39501</text:p>
          </table:table-cell>
          <table:table-cell office:value-type="float" office:value="0.68128" calcext:value-type="float">
            <text:p>0.68128</text:p>
          </table:table-cell>
          <table:table-cell table:formula="of:=([.L433]-[.H433])*1000" office:value-type="float" office:value="292.65" calcext:value-type="float">
            <text:p>292.65</text:p>
          </table:table-cell>
          <table:table-cell table:number-columns-repeated="11"/>
        </table:table-row>
        <table:table-row table:style-name="ro1">
          <table:table-cell office:value-type="float" office:value="0.1584" calcext:value-type="float">
            <text:p>0.1584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63649" calcext:value-type="float">
            <text:p>0.63649</text:p>
          </table:table-cell>
          <table:table-cell table:formula="of:=([.C434]-[.B434])*1000" office:value-type="float" office:value="270.29" calcext:value-type="float">
            <text:p>270.29</text:p>
          </table:table-cell>
          <table:table-cell office:value-type="float" office:value="0.37719" calcext:value-type="float">
            <text:p>0.37719</text:p>
          </table:table-cell>
          <table:table-cell office:value-type="float" office:value="0.66014" calcext:value-type="float">
            <text:p>0.66014</text:p>
          </table:table-cell>
          <table:table-cell table:formula="of:=([.F434]-[.E434])*1000" office:value-type="float" office:value="282.95" calcext:value-type="float">
            <text:p>282.95</text:p>
          </table:table-cell>
          <table:table-cell office:value-type="float" office:value="0.38662" calcext:value-type="float">
            <text:p>0.38662</text:p>
          </table:table-cell>
          <table:table-cell office:value-type="float" office:value="0.67575" calcext:value-type="float">
            <text:p>0.67575</text:p>
          </table:table-cell>
          <table:table-cell table:formula="of:=([.I434]-[.H434])*1000" office:value-type="float" office:value="289.13" calcext:value-type="float">
            <text:p>289.13</text:p>
          </table:table-cell>
          <table:table-cell office:value-type="float" office:value="0.39282" calcext:value-type="float">
            <text:p>0.39282</text:p>
          </table:table-cell>
          <table:table-cell office:value-type="float" office:value="0.68123" calcext:value-type="float">
            <text:p>0.68123</text:p>
          </table:table-cell>
          <table:table-cell table:formula="of:=([.L434]-[.H434])*1000" office:value-type="float" office:value="294.61" calcext:value-type="float">
            <text:p>294.61</text:p>
          </table:table-cell>
          <table:table-cell table:number-columns-repeated="11"/>
        </table:table-row>
        <table:table-row table:style-name="ro1">
          <table:table-cell office:value-type="float" office:value="0.1588" calcext:value-type="float">
            <text:p>0.1588</text:p>
          </table:table-cell>
          <table:table-cell office:value-type="float" office:value="0.36442" calcext:value-type="float">
            <text:p>0.36442</text:p>
          </table:table-cell>
          <table:table-cell office:value-type="float" office:value="0.63645" calcext:value-type="float">
            <text:p>0.63645</text:p>
          </table:table-cell>
          <table:table-cell table:formula="of:=([.C435]-[.B435])*1000" office:value-type="float" office:value="272.03" calcext:value-type="float">
            <text:p>272.03</text:p>
          </table:table-cell>
          <table:table-cell office:value-type="float" office:value="0.3754" calcext:value-type="float">
            <text:p>0.3754</text:p>
          </table:table-cell>
          <table:table-cell office:value-type="float" office:value="0.66009" calcext:value-type="float">
            <text:p>0.66009</text:p>
          </table:table-cell>
          <table:table-cell table:formula="of:=([.F435]-[.E435])*1000" office:value-type="float" office:value="284.69" calcext:value-type="float">
            <text:p>284.69</text:p>
          </table:table-cell>
          <table:table-cell office:value-type="float" office:value="0.38461" calcext:value-type="float">
            <text:p>0.38461</text:p>
          </table:table-cell>
          <table:table-cell office:value-type="float" office:value="0.6757" calcext:value-type="float">
            <text:p>0.6757</text:p>
          </table:table-cell>
          <table:table-cell table:formula="of:=([.I435]-[.H435])*1000" office:value-type="float" office:value="291.09" calcext:value-type="float">
            <text:p>291.09</text:p>
          </table:table-cell>
          <table:table-cell office:value-type="float" office:value="0.39064" calcext:value-type="float">
            <text:p>0.39064</text:p>
          </table:table-cell>
          <table:table-cell office:value-type="float" office:value="0.68118" calcext:value-type="float">
            <text:p>0.68118</text:p>
          </table:table-cell>
          <table:table-cell table:formula="of:=([.L435]-[.H435])*1000" office:value-type="float" office:value="296.57" calcext:value-type="float">
            <text:p>296.57</text:p>
          </table:table-cell>
          <table:table-cell table:number-columns-repeated="11"/>
        </table:table-row>
        <table:table-row table:style-name="ro1">
          <table:table-cell office:value-type="float" office:value="0.1592" calcext:value-type="float">
            <text:p>0.1592</text:p>
          </table:table-cell>
          <table:table-cell office:value-type="float" office:value="0.36264" calcext:value-type="float">
            <text:p>0.36264</text:p>
          </table:table-cell>
          <table:table-cell office:value-type="float" office:value="0.63641" calcext:value-type="float">
            <text:p>0.63641</text:p>
          </table:table-cell>
          <table:table-cell table:formula="of:=([.C436]-[.B436])*1000" office:value-type="float" office:value="273.77" calcext:value-type="float">
            <text:p>273.77</text:p>
          </table:table-cell>
          <table:table-cell office:value-type="float" office:value="0.37362" calcext:value-type="float">
            <text:p>0.37362</text:p>
          </table:table-cell>
          <table:table-cell office:value-type="float" office:value="0.66004" calcext:value-type="float">
            <text:p>0.66004</text:p>
          </table:table-cell>
          <table:table-cell table:formula="of:=([.F436]-[.E436])*1000" office:value-type="float" office:value="286.42" calcext:value-type="float">
            <text:p>286.42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67566" calcext:value-type="float">
            <text:p>0.67566</text:p>
          </table:table-cell>
          <table:table-cell table:formula="of:=([.I436]-[.H436])*1000" office:value-type="float" office:value="293.06" calcext:value-type="float">
            <text:p>293.06</text:p>
          </table:table-cell>
          <table:table-cell office:value-type="float" office:value="0.38845" calcext:value-type="float">
            <text:p>0.38845</text:p>
          </table:table-cell>
          <table:table-cell office:value-type="float" office:value="0.68114" calcext:value-type="float">
            <text:p>0.68114</text:p>
          </table:table-cell>
          <table:table-cell table:formula="of:=([.L436]-[.H436])*1000" office:value-type="float" office:value="298.54" calcext:value-type="float">
            <text:p>298.54</text:p>
          </table:table-cell>
          <table:table-cell table:number-columns-repeated="11"/>
        </table:table-row>
        <table:table-row table:style-name="ro1">
          <table:table-cell office:value-type="float" office:value="0.1596" calcext:value-type="float">
            <text:p>0.1596</text:p>
          </table:table-cell>
          <table:table-cell office:value-type="float" office:value="0.36085" calcext:value-type="float">
            <text:p>0.36085</text:p>
          </table:table-cell>
          <table:table-cell office:value-type="float" office:value="0.63636" calcext:value-type="float">
            <text:p>0.63636</text:p>
          </table:table-cell>
          <table:table-cell table:formula="of:=([.C437]-[.B437])*1000" office:value-type="float" office:value="275.51" calcext:value-type="float">
            <text:p>275.51</text:p>
          </table:table-cell>
          <table:table-cell office:value-type="float" office:value="0.37184" calcext:value-type="float">
            <text:p>0.37184</text:p>
          </table:table-cell>
          <table:table-cell office:value-type="float" office:value="0.65998" calcext:value-type="float">
            <text:p>0.65998</text:p>
          </table:table-cell>
          <table:table-cell table:formula="of:=([.F437]-[.E437])*1000" office:value-type="float" office:value="288.14" calcext:value-type="float">
            <text:p>288.14</text:p>
          </table:table-cell>
          <table:table-cell office:value-type="float" office:value="0.38059" calcext:value-type="float">
            <text:p>0.38059</text:p>
          </table:table-cell>
          <table:table-cell office:value-type="float" office:value="0.67561" calcext:value-type="float">
            <text:p>0.67561</text:p>
          </table:table-cell>
          <table:table-cell table:formula="of:=([.I437]-[.H437])*1000" office:value-type="float" office:value="295.02" calcext:value-type="float">
            <text:p>295.02</text:p>
          </table:table-cell>
          <table:table-cell office:value-type="float" office:value="0.38627" calcext:value-type="float">
            <text:p>0.38627</text:p>
          </table:table-cell>
          <table:table-cell office:value-type="float" office:value="0.68109" calcext:value-type="float">
            <text:p>0.68109</text:p>
          </table:table-cell>
          <table:table-cell table:formula="of:=([.L437]-[.H437])*1000" office:value-type="float" office:value="300.5" calcext:value-type="float">
            <text:p>300.5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35907" calcext:value-type="float">
            <text:p>0.35907</text:p>
          </table:table-cell>
          <table:table-cell office:value-type="float" office:value="0.63632" calcext:value-type="float">
            <text:p>0.63632</text:p>
          </table:table-cell>
          <table:table-cell table:formula="of:=([.C438]-[.B438])*1000" office:value-type="float" office:value="277.25" calcext:value-type="float">
            <text:p>277.25</text:p>
          </table:table-cell>
          <table:table-cell office:value-type="float" office:value="0.37006" calcext:value-type="float">
            <text:p>0.37006</text:p>
          </table:table-cell>
          <table:table-cell office:value-type="float" office:value="0.65993" calcext:value-type="float">
            <text:p>0.65993</text:p>
          </table:table-cell>
          <table:table-cell table:formula="of:=([.F438]-[.E438])*1000" office:value-type="float" office:value="289.87" calcext:value-type="float">
            <text:p>289.87</text:p>
          </table:table-cell>
          <table:table-cell office:value-type="float" office:value="0.37857" calcext:value-type="float">
            <text:p>0.37857</text:p>
          </table:table-cell>
          <table:table-cell office:value-type="float" office:value="0.67556" calcext:value-type="float">
            <text:p>0.67556</text:p>
          </table:table-cell>
          <table:table-cell table:formula="of:=([.I438]-[.H438])*1000" office:value-type="float" office:value="296.99" calcext:value-type="float">
            <text:p>296.99</text:p>
          </table:table-cell>
          <table:table-cell office:value-type="float" office:value="0.38408" calcext:value-type="float">
            <text:p>0.38408</text:p>
          </table:table-cell>
          <table:table-cell office:value-type="float" office:value="0.68104" calcext:value-type="float">
            <text:p>0.68104</text:p>
          </table:table-cell>
          <table:table-cell table:formula="of:=([.L438]-[.H438])*1000" office:value-type="float" office:value="302.47" calcext:value-type="float">
            <text:p>302.47</text:p>
          </table:table-cell>
          <table:table-cell table:number-columns-repeated="11"/>
        </table:table-row>
        <table:table-row table:style-name="ro1">
          <table:table-cell office:value-type="float" office:value="0.1604" calcext:value-type="float">
            <text:p>0.1604</text:p>
          </table:table-cell>
          <table:table-cell office:value-type="float" office:value="0.35753" calcext:value-type="float">
            <text:p>0.35753</text:p>
          </table:table-cell>
          <table:table-cell office:value-type="float" office:value="0.63628" calcext:value-type="float">
            <text:p>0.63628</text:p>
          </table:table-cell>
          <table:table-cell table:formula="of:=([.C439]-[.B439])*1000" office:value-type="float" office:value="278.75" calcext:value-type="float">
            <text:p>278.75</text:p>
          </table:table-cell>
          <table:table-cell office:value-type="float" office:value="0.36854" calcext:value-type="float">
            <text:p>0.36854</text:p>
          </table:table-cell>
          <table:table-cell office:value-type="float" office:value="0.65988" calcext:value-type="float">
            <text:p>0.65988</text:p>
          </table:table-cell>
          <table:table-cell table:formula="of:=([.F439]-[.E439])*1000" office:value-type="float" office:value="291.34" calcext:value-type="float">
            <text:p>291.34</text:p>
          </table:table-cell>
          <table:table-cell office:value-type="float" office:value="0.37683" calcext:value-type="float">
            <text:p>0.37683</text:p>
          </table:table-cell>
          <table:table-cell office:value-type="float" office:value="0.67551" calcext:value-type="float">
            <text:p>0.67551</text:p>
          </table:table-cell>
          <table:table-cell table:formula="of:=([.I439]-[.H439])*1000" office:value-type="float" office:value="298.68" calcext:value-type="float">
            <text:p>298.68</text:p>
          </table:table-cell>
          <table:table-cell office:value-type="float" office:value="0.38216" calcext:value-type="float">
            <text:p>0.38216</text:p>
          </table:table-cell>
          <table:table-cell office:value-type="float" office:value="0.68099" calcext:value-type="float">
            <text:p>0.68099</text:p>
          </table:table-cell>
          <table:table-cell table:formula="of:=([.L439]-[.H439])*1000" office:value-type="float" office:value="304.16" calcext:value-type="float">
            <text:p>304.16</text:p>
          </table:table-cell>
          <table:table-cell table:number-columns-repeated="11"/>
        </table:table-row>
        <table:table-row table:style-name="ro1">
          <table:table-cell office:value-type="float" office:value="0.1608" calcext:value-type="float">
            <text:p>0.1608</text:p>
          </table:table-cell>
          <table:table-cell office:value-type="float" office:value="0.356" calcext:value-type="float">
            <text:p>0.356</text:p>
          </table:table-cell>
          <table:table-cell office:value-type="float" office:value="0.63623" calcext:value-type="float">
            <text:p>0.63623</text:p>
          </table:table-cell>
          <table:table-cell table:formula="of:=([.C440]-[.B440])*1000" office:value-type="float" office:value="280.23" calcext:value-type="float">
            <text:p>280.23</text:p>
          </table:table-cell>
          <table:table-cell office:value-type="float" office:value="0.36701" calcext:value-type="float">
            <text:p>0.36701</text:p>
          </table:table-cell>
          <table:table-cell office:value-type="float" office:value="0.65982" calcext:value-type="float">
            <text:p>0.65982</text:p>
          </table:table-cell>
          <table:table-cell table:formula="of:=([.F440]-[.E440])*1000" office:value-type="float" office:value="292.81" calcext:value-type="float">
            <text:p>292.81</text:p>
          </table:table-cell>
          <table:table-cell office:value-type="float" office:value="0.37509" calcext:value-type="float">
            <text:p>0.37509</text:p>
          </table:table-cell>
          <table:table-cell office:value-type="float" office:value="0.67546" calcext:value-type="float">
            <text:p>0.67546</text:p>
          </table:table-cell>
          <table:table-cell table:formula="of:=([.I440]-[.H440])*1000" office:value-type="float" office:value="300.37" calcext:value-type="float">
            <text:p>300.37</text:p>
          </table:table-cell>
          <table:table-cell office:value-type="float" office:value="0.38024" calcext:value-type="float">
            <text:p>0.38024</text:p>
          </table:table-cell>
          <table:table-cell office:value-type="float" office:value="0.68095" calcext:value-type="float">
            <text:p>0.68095</text:p>
          </table:table-cell>
          <table:table-cell table:formula="of:=([.L440]-[.H440])*1000" office:value-type="float" office:value="305.86" calcext:value-type="float">
            <text:p>305.86</text:p>
          </table:table-cell>
          <table:table-cell table:number-columns-repeated="11"/>
        </table:table-row>
        <table:table-row table:style-name="ro1">
          <table:table-cell office:value-type="float" office:value="0.1612" calcext:value-type="float">
            <text:p>0.1612</text:p>
          </table:table-cell>
          <table:table-cell office:value-type="float" office:value="0.35446" calcext:value-type="float">
            <text:p>0.35446</text:p>
          </table:table-cell>
          <table:table-cell office:value-type="float" office:value="0.63619" calcext:value-type="float">
            <text:p>0.63619</text:p>
          </table:table-cell>
          <table:table-cell table:formula="of:=([.C441]-[.B441])*1000" office:value-type="float" office:value="281.73" calcext:value-type="float">
            <text:p>281.73</text:p>
          </table:table-cell>
          <table:table-cell office:value-type="float" office:value="0.36549" calcext:value-type="float">
            <text:p>0.36549</text:p>
          </table:table-cell>
          <table:table-cell office:value-type="float" office:value="0.65977" calcext:value-type="float">
            <text:p>0.65977</text:p>
          </table:table-cell>
          <table:table-cell table:formula="of:=([.F441]-[.E441])*1000" office:value-type="float" office:value="294.28" calcext:value-type="float">
            <text:p>294.28</text:p>
          </table:table-cell>
          <table:table-cell office:value-type="float" office:value="0.37334" calcext:value-type="float">
            <text:p>0.37334</text:p>
          </table:table-cell>
          <table:table-cell office:value-type="float" office:value="0.67541" calcext:value-type="float">
            <text:p>0.67541</text:p>
          </table:table-cell>
          <table:table-cell table:formula="of:=([.I441]-[.H441])*1000" office:value-type="float" office:value="302.07" calcext:value-type="float">
            <text:p>302.07</text:p>
          </table:table-cell>
          <table:table-cell office:value-type="float" office:value="0.37832" calcext:value-type="float">
            <text:p>0.37832</text:p>
          </table:table-cell>
          <table:table-cell office:value-type="float" office:value="0.6809" calcext:value-type="float">
            <text:p>0.6809</text:p>
          </table:table-cell>
          <table:table-cell table:formula="of:=([.L441]-[.H441])*1000" office:value-type="float" office:value="307.56" calcext:value-type="float">
            <text:p>307.56</text:p>
          </table:table-cell>
          <table:table-cell table:number-columns-repeated="11"/>
        </table:table-row>
        <table:table-row table:style-name="ro1">
          <table:table-cell office:value-type="float" office:value="0.1616" calcext:value-type="float">
            <text:p>0.1616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0.63615" calcext:value-type="float">
            <text:p>0.63615</text:p>
          </table:table-cell>
          <table:table-cell table:formula="of:=([.C442]-[.B442])*1000" office:value-type="float" office:value="283.22" calcext:value-type="float">
            <text:p>283.22</text:p>
          </table:table-cell>
          <table:table-cell office:value-type="float" office:value="0.36396" calcext:value-type="float">
            <text:p>0.36396</text:p>
          </table:table-cell>
          <table:table-cell office:value-type="float" office:value="0.65972" calcext:value-type="float">
            <text:p>0.65972</text:p>
          </table:table-cell>
          <table:table-cell table:formula="of:=([.F442]-[.E442])*1000" office:value-type="float" office:value="295.76" calcext:value-type="float">
            <text:p>295.76</text:p>
          </table:table-cell>
          <table:table-cell office:value-type="float" office:value="0.3716" calcext:value-type="float">
            <text:p>0.3716</text:p>
          </table:table-cell>
          <table:table-cell office:value-type="float" office:value="0.67536" calcext:value-type="float">
            <text:p>0.67536</text:p>
          </table:table-cell>
          <table:table-cell table:formula="of:=([.I442]-[.H442])*1000" office:value-type="float" office:value="303.76" calcext:value-type="float">
            <text:p>303.76</text:p>
          </table:table-cell>
          <table:table-cell office:value-type="float" office:value="0.3764" calcext:value-type="float">
            <text:p>0.3764</text:p>
          </table:table-cell>
          <table:table-cell office:value-type="float" office:value="0.68085" calcext:value-type="float">
            <text:p>0.68085</text:p>
          </table:table-cell>
          <table:table-cell table:formula="of:=([.L442]-[.H442])*1000" office:value-type="float" office:value="309.25" calcext:value-type="float">
            <text:p>309.25</text:p>
          </table:table-cell>
          <table:table-cell table:number-columns-repeated="11"/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35139" calcext:value-type="float">
            <text:p>0.35139</text:p>
          </table:table-cell>
          <table:table-cell office:value-type="float" office:value="0.6361" calcext:value-type="float">
            <text:p>0.6361</text:p>
          </table:table-cell>
          <table:table-cell table:formula="of:=([.C443]-[.B443])*1000" office:value-type="float" office:value="284.71" calcext:value-type="float">
            <text:p>284.71</text:p>
          </table:table-cell>
          <table:table-cell office:value-type="float" office:value="0.36244" calcext:value-type="float">
            <text:p>0.36244</text:p>
          </table:table-cell>
          <table:table-cell office:value-type="float" office:value="0.65967" calcext:value-type="float">
            <text:p>0.65967</text:p>
          </table:table-cell>
          <table:table-cell table:formula="of:=([.F443]-[.E443])*1000" office:value-type="float" office:value="297.23" calcext:value-type="float">
            <text:p>297.23</text:p>
          </table:table-cell>
          <table:table-cell office:value-type="float" office:value="0.36986" calcext:value-type="float">
            <text:p>0.36986</text:p>
          </table:table-cell>
          <table:table-cell office:value-type="float" office:value="0.67531" calcext:value-type="float">
            <text:p>0.67531</text:p>
          </table:table-cell>
          <table:table-cell table:formula="of:=([.I443]-[.H443])*1000" office:value-type="float" office:value="305.45" calcext:value-type="float">
            <text:p>305.45</text:p>
          </table:table-cell>
          <table:table-cell office:value-type="float" office:value="0.37448" calcext:value-type="float">
            <text:p>0.37448</text:p>
          </table:table-cell>
          <table:table-cell office:value-type="float" office:value="0.6808" calcext:value-type="float">
            <text:p>0.6808</text:p>
          </table:table-cell>
          <table:table-cell table:formula="of:=([.L443]-[.H443])*1000" office:value-type="float" office:value="310.94" calcext:value-type="float">
            <text:p>310.94</text:p>
          </table:table-cell>
          <table:table-cell table:number-columns-repeated="11"/>
        </table:table-row>
        <table:table-row table:style-name="ro1">
          <table:table-cell office:value-type="float" office:value="0.1624" calcext:value-type="float">
            <text:p>0.1624</text:p>
          </table:table-cell>
          <table:table-cell office:value-type="float" office:value="0.34985" calcext:value-type="float">
            <text:p>0.34985</text:p>
          </table:table-cell>
          <table:table-cell office:value-type="float" office:value="0.63606" calcext:value-type="float">
            <text:p>0.63606</text:p>
          </table:table-cell>
          <table:table-cell table:formula="of:=([.C444]-[.B444])*1000" office:value-type="float" office:value="286.21" calcext:value-type="float">
            <text:p>286.21</text:p>
          </table:table-cell>
          <table:table-cell office:value-type="float" office:value="0.36091" calcext:value-type="float">
            <text:p>0.36091</text:p>
          </table:table-cell>
          <table:table-cell office:value-type="float" office:value="0.65961" calcext:value-type="float">
            <text:p>0.65961</text:p>
          </table:table-cell>
          <table:table-cell table:formula="of:=([.F444]-[.E444])*1000" office:value-type="float" office:value="298.7" calcext:value-type="float">
            <text:p>298.7</text:p>
          </table:table-cell>
          <table:table-cell office:value-type="float" office:value="0.36811" calcext:value-type="float">
            <text:p>0.36811</text:p>
          </table:table-cell>
          <table:table-cell office:value-type="float" office:value="0.67526" calcext:value-type="float">
            <text:p>0.67526</text:p>
          </table:table-cell>
          <table:table-cell table:formula="of:=([.I444]-[.H444])*1000" office:value-type="float" office:value="307.15" calcext:value-type="float">
            <text:p>307.15</text:p>
          </table:table-cell>
          <table:table-cell office:value-type="float" office:value="0.37255" calcext:value-type="float">
            <text:p>0.37255</text:p>
          </table:table-cell>
          <table:table-cell office:value-type="float" office:value="0.68076" calcext:value-type="float">
            <text:p>0.68076</text:p>
          </table:table-cell>
          <table:table-cell table:formula="of:=([.L444]-[.H444])*1000" office:value-type="float" office:value="312.65" calcext:value-type="float">
            <text:p>312.65</text:p>
          </table:table-cell>
          <table:table-cell table:number-columns-repeated="11"/>
        </table:table-row>
        <table:table-row table:style-name="ro1">
          <table:table-cell office:value-type="float" office:value="0.1628" calcext:value-type="float">
            <text:p>0.1628</text:p>
          </table:table-cell>
          <table:table-cell office:value-type="float" office:value="0.34832" calcext:value-type="float">
            <text:p>0.34832</text:p>
          </table:table-cell>
          <table:table-cell office:value-type="float" office:value="0.63602" calcext:value-type="float">
            <text:p>0.63602</text:p>
          </table:table-cell>
          <table:table-cell table:formula="of:=([.C445]-[.B445])*1000" office:value-type="float" office:value="287.7" calcext:value-type="float">
            <text:p>287.7</text:p>
          </table:table-cell>
          <table:table-cell office:value-type="float" office:value="0.35939" calcext:value-type="float">
            <text:p>0.35939</text:p>
          </table:table-cell>
          <table:table-cell office:value-type="float" office:value="0.65956" calcext:value-type="float">
            <text:p>0.65956</text:p>
          </table:table-cell>
          <table:table-cell table:formula="of:=([.F445]-[.E445])*1000" office:value-type="float" office:value="300.17" calcext:value-type="float">
            <text:p>300.17</text:p>
          </table:table-cell>
          <table:table-cell office:value-type="float" office:value="0.36637" calcext:value-type="float">
            <text:p>0.36637</text:p>
          </table:table-cell>
          <table:table-cell office:value-type="float" office:value="0.67521" calcext:value-type="float">
            <text:p>0.67521</text:p>
          </table:table-cell>
          <table:table-cell table:formula="of:=([.I445]-[.H445])*1000" office:value-type="float" office:value="308.84" calcext:value-type="float">
            <text:p>308.84</text:p>
          </table:table-cell>
          <table:table-cell office:value-type="float" office:value="0.37063" calcext:value-type="float">
            <text:p>0.37063</text:p>
          </table:table-cell>
          <table:table-cell office:value-type="float" office:value="0.68071" calcext:value-type="float">
            <text:p>0.68071</text:p>
          </table:table-cell>
          <table:table-cell table:formula="of:=([.L445]-[.H445])*1000" office:value-type="float" office:value="314.34" calcext:value-type="float">
            <text:p>314.34</text:p>
          </table:table-cell>
          <table:table-cell table:number-columns-repeated="11"/>
        </table:table-row>
        <table:table-row table:style-name="ro1">
          <table:table-cell office:value-type="float" office:value="0.1632" calcext:value-type="float">
            <text:p>0.1632</text:p>
          </table:table-cell>
          <table:table-cell office:value-type="float" office:value="0.34678" calcext:value-type="float">
            <text:p>0.34678</text:p>
          </table:table-cell>
          <table:table-cell office:value-type="float" office:value="0.63597" calcext:value-type="float">
            <text:p>0.63597</text:p>
          </table:table-cell>
          <table:table-cell table:formula="of:=([.C446]-[.B446])*1000" office:value-type="float" office:value="289.19" calcext:value-type="float">
            <text:p>289.19</text:p>
          </table:table-cell>
          <table:table-cell office:value-type="float" office:value="0.35786" calcext:value-type="float">
            <text:p>0.35786</text:p>
          </table:table-cell>
          <table:table-cell office:value-type="float" office:value="0.65951" calcext:value-type="float">
            <text:p>0.65951</text:p>
          </table:table-cell>
          <table:table-cell table:formula="of:=([.F446]-[.E446])*1000" office:value-type="float" office:value="301.65" calcext:value-type="float">
            <text:p>301.65</text:p>
          </table:table-cell>
          <table:table-cell office:value-type="float" office:value="0.36462" calcext:value-type="float">
            <text:p>0.36462</text:p>
          </table:table-cell>
          <table:table-cell office:value-type="float" office:value="0.67516" calcext:value-type="float">
            <text:p>0.67516</text:p>
          </table:table-cell>
          <table:table-cell table:formula="of:=([.I446]-[.H446])*1000" office:value-type="float" office:value="310.54" calcext:value-type="float">
            <text:p>310.54</text:p>
          </table:table-cell>
          <table:table-cell office:value-type="float" office:value="0.36871" calcext:value-type="float">
            <text:p>0.36871</text:p>
          </table:table-cell>
          <table:table-cell office:value-type="float" office:value="0.68066" calcext:value-type="float">
            <text:p>0.68066</text:p>
          </table:table-cell>
          <table:table-cell table:formula="of:=([.L446]-[.H446])*1000" office:value-type="float" office:value="316.04" calcext:value-type="float">
            <text:p>316.04</text:p>
          </table:table-cell>
          <table:table-cell table:number-columns-repeated="11"/>
        </table:table-row>
        <table:table-row table:style-name="ro1">
          <table:table-cell office:value-type="float" office:value="0.1636" calcext:value-type="float">
            <text:p>0.1636</text:p>
          </table:table-cell>
          <table:table-cell office:value-type="float" office:value="0.34539" calcext:value-type="float">
            <text:p>0.34539</text:p>
          </table:table-cell>
          <table:table-cell office:value-type="float" office:value="0.63593" calcext:value-type="float">
            <text:p>0.63593</text:p>
          </table:table-cell>
          <table:table-cell table:formula="of:=([.C447]-[.B447])*1000" office:value-type="float" office:value="290.54" calcext:value-type="float">
            <text:p>290.54</text:p>
          </table:table-cell>
          <table:table-cell office:value-type="float" office:value="0.35648" calcext:value-type="float">
            <text:p>0.35648</text:p>
          </table:table-cell>
          <table:table-cell office:value-type="float" office:value="0.65945" calcext:value-type="float">
            <text:p>0.65945</text:p>
          </table:table-cell>
          <table:table-cell table:formula="of:=([.F447]-[.E447])*1000" office:value-type="float" office:value="302.97" calcext:value-type="float">
            <text:p>302.97</text:p>
          </table:table-cell>
          <table:table-cell office:value-type="float" office:value="0.36304" calcext:value-type="float">
            <text:p>0.36304</text:p>
          </table:table-cell>
          <table:table-cell office:value-type="float" office:value="0.67511" calcext:value-type="float">
            <text:p>0.67511</text:p>
          </table:table-cell>
          <table:table-cell table:formula="of:=([.I447]-[.H447])*1000" office:value-type="float" office:value="312.07" calcext:value-type="float">
            <text:p>312.07</text:p>
          </table:table-cell>
          <table:table-cell office:value-type="float" office:value="0.36696" calcext:value-type="float">
            <text:p>0.36696</text:p>
          </table:table-cell>
          <table:table-cell office:value-type="float" office:value="0.68061" calcext:value-type="float">
            <text:p>0.68061</text:p>
          </table:table-cell>
          <table:table-cell table:formula="of:=([.L447]-[.H447])*1000" office:value-type="float" office:value="317.57" calcext:value-type="float">
            <text:p>317.57</text:p>
          </table:table-cell>
          <table:table-cell table:number-columns-repeated="11"/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34408" calcext:value-type="float">
            <text:p>0.34408</text:p>
          </table:table-cell>
          <table:table-cell office:value-type="float" office:value="0.63589" calcext:value-type="float">
            <text:p>0.63589</text:p>
          </table:table-cell>
          <table:table-cell table:formula="of:=([.C448]-[.B448])*1000" office:value-type="float" office:value="291.81" calcext:value-type="float">
            <text:p>291.81</text:p>
          </table:table-cell>
          <table:table-cell office:value-type="float" office:value="0.35518" calcext:value-type="float">
            <text:p>0.35518</text:p>
          </table:table-cell>
          <table:table-cell office:value-type="float" office:value="0.6594" calcext:value-type="float">
            <text:p>0.6594</text:p>
          </table:table-cell>
          <table:table-cell table:formula="of:=([.F448]-[.E448])*1000" office:value-type="float" office:value="304.22" calcext:value-type="float">
            <text:p>304.22</text:p>
          </table:table-cell>
          <table:table-cell office:value-type="float" office:value="0.36154" calcext:value-type="float">
            <text:p>0.36154</text:p>
          </table:table-cell>
          <table:table-cell office:value-type="float" office:value="0.67506" calcext:value-type="float">
            <text:p>0.67506</text:p>
          </table:table-cell>
          <table:table-cell table:formula="of:=([.I448]-[.H448])*1000" office:value-type="float" office:value="313.52" calcext:value-type="float">
            <text:p>313.52</text:p>
          </table:table-cell>
          <table:table-cell office:value-type="float" office:value="0.36528" calcext:value-type="float">
            <text:p>0.36528</text:p>
          </table:table-cell>
          <table:table-cell office:value-type="float" office:value="0.68056" calcext:value-type="float">
            <text:p>0.68056</text:p>
          </table:table-cell>
          <table:table-cell table:formula="of:=([.L448]-[.H448])*1000" office:value-type="float" office:value="319.02" calcext:value-type="float">
            <text:p>319.02</text:p>
          </table:table-cell>
          <table:table-cell table:number-columns-repeated="11"/>
        </table:table-row>
        <table:table-row table:style-name="ro1">
          <table:table-cell office:value-type="float" office:value="0.1644" calcext:value-type="float">
            <text:p>0.1644</text:p>
          </table:table-cell>
          <table:table-cell office:value-type="float" office:value="0.34276" calcext:value-type="float">
            <text:p>0.34276</text:p>
          </table:table-cell>
          <table:table-cell office:value-type="float" office:value="0.63584" calcext:value-type="float">
            <text:p>0.63584</text:p>
          </table:table-cell>
          <table:table-cell table:formula="of:=([.C449]-[.B449])*1000" office:value-type="float" office:value="293.08" calcext:value-type="float">
            <text:p>293.08</text:p>
          </table:table-cell>
          <table:table-cell office:value-type="float" office:value="0.35388" calcext:value-type="float">
            <text:p>0.35388</text:p>
          </table:table-cell>
          <table:table-cell office:value-type="float" office:value="0.65935" calcext:value-type="float">
            <text:p>0.65935</text:p>
          </table:table-cell>
          <table:table-cell table:formula="of:=([.F449]-[.E449])*1000" office:value-type="float" office:value="305.47" calcext:value-type="float">
            <text:p>305.47</text:p>
          </table:table-cell>
          <table:table-cell office:value-type="float" office:value="0.36004" calcext:value-type="float">
            <text:p>0.36004</text:p>
          </table:table-cell>
          <table:table-cell office:value-type="float" office:value="0.67501" calcext:value-type="float">
            <text:p>0.67501</text:p>
          </table:table-cell>
          <table:table-cell table:formula="of:=([.I449]-[.H449])*1000" office:value-type="float" office:value="314.97" calcext:value-type="float">
            <text:p>314.97</text:p>
          </table:table-cell>
          <table:table-cell office:value-type="float" office:value="0.36361" calcext:value-type="float">
            <text:p>0.36361</text:p>
          </table:table-cell>
          <table:table-cell office:value-type="float" office:value="0.68052" calcext:value-type="float">
            <text:p>0.68052</text:p>
          </table:table-cell>
          <table:table-cell table:formula="of:=([.L449]-[.H449])*1000" office:value-type="float" office:value="320.48" calcext:value-type="float">
            <text:p>320.48</text:p>
          </table:table-cell>
          <table:table-cell table:number-columns-repeated="11"/>
        </table:table-row>
        <table:table-row table:style-name="ro1">
          <table:table-cell office:value-type="float" office:value="0.1648" calcext:value-type="float">
            <text:p>0.1648</text:p>
          </table:table-cell>
          <table:table-cell office:value-type="float" office:value="0.34145" calcext:value-type="float">
            <text:p>0.34145</text:p>
          </table:table-cell>
          <table:table-cell office:value-type="float" office:value="0.6358" calcext:value-type="float">
            <text:p>0.6358</text:p>
          </table:table-cell>
          <table:table-cell table:formula="of:=([.C450]-[.B450])*1000" office:value-type="float" office:value="294.35" calcext:value-type="float">
            <text:p>294.35</text:p>
          </table:table-cell>
          <table:table-cell office:value-type="float" office:value="0.35258" calcext:value-type="float">
            <text:p>0.35258</text:p>
          </table:table-cell>
          <table:table-cell office:value-type="float" office:value="0.65929" calcext:value-type="float">
            <text:p>0.65929</text:p>
          </table:table-cell>
          <table:table-cell table:formula="of:=([.F450]-[.E450])*1000" office:value-type="float" office:value="306.71" calcext:value-type="float">
            <text:p>306.71</text:p>
          </table:table-cell>
          <table:table-cell office:value-type="float" office:value="0.35854" calcext:value-type="float">
            <text:p>0.35854</text:p>
          </table:table-cell>
          <table:table-cell office:value-type="float" office:value="0.67495" calcext:value-type="float">
            <text:p>0.67495</text:p>
          </table:table-cell>
          <table:table-cell table:formula="of:=([.I450]-[.H450])*1000" office:value-type="float" office:value="316.41" calcext:value-type="float">
            <text:p>316.41</text:p>
          </table:table-cell>
          <table:table-cell office:value-type="float" office:value="0.36194" calcext:value-type="float">
            <text:p>0.36194</text:p>
          </table:table-cell>
          <table:table-cell office:value-type="float" office:value="0.68047" calcext:value-type="float">
            <text:p>0.68047</text:p>
          </table:table-cell>
          <table:table-cell table:formula="of:=([.L450]-[.H450])*1000" office:value-type="float" office:value="321.93" calcext:value-type="float">
            <text:p>321.93</text:p>
          </table:table-cell>
          <table:table-cell table:number-columns-repeated="11"/>
        </table:table-row>
        <table:table-row table:style-name="ro1">
          <table:table-cell office:value-type="float" office:value="0.1652" calcext:value-type="float">
            <text:p>0.1652</text:p>
          </table:table-cell>
          <table:table-cell office:value-type="float" office:value="0.34013" calcext:value-type="float">
            <text:p>0.34013</text:p>
          </table:table-cell>
          <table:table-cell office:value-type="float" office:value="0.63575" calcext:value-type="float">
            <text:p>0.63575</text:p>
          </table:table-cell>
          <table:table-cell table:formula="of:=([.C451]-[.B451])*1000" office:value-type="float" office:value="295.62" calcext:value-type="float">
            <text:p>295.62</text:p>
          </table:table-cell>
          <table:table-cell office:value-type="float" office:value="0.35128" calcext:value-type="float">
            <text:p>0.35128</text:p>
          </table:table-cell>
          <table:table-cell office:value-type="float" office:value="0.65924" calcext:value-type="float">
            <text:p>0.65924</text:p>
          </table:table-cell>
          <table:table-cell table:formula="of:=([.F451]-[.E451])*1000" office:value-type="float" office:value="307.96" calcext:value-type="float">
            <text:p>307.96</text:p>
          </table:table-cell>
          <table:table-cell office:value-type="float" office:value="0.35704" calcext:value-type="float">
            <text:p>0.35704</text:p>
          </table:table-cell>
          <table:table-cell office:value-type="float" office:value="0.6749" calcext:value-type="float">
            <text:p>0.6749</text:p>
          </table:table-cell>
          <table:table-cell table:formula="of:=([.I451]-[.H451])*1000" office:value-type="float" office:value="317.86" calcext:value-type="float">
            <text:p>317.86</text:p>
          </table:table-cell>
          <table:table-cell office:value-type="float" office:value="0.36027" calcext:value-type="float">
            <text:p>0.36027</text:p>
          </table:table-cell>
          <table:table-cell office:value-type="float" office:value="0.68042" calcext:value-type="float">
            <text:p>0.68042</text:p>
          </table:table-cell>
          <table:table-cell table:formula="of:=([.L451]-[.H451])*1000" office:value-type="float" office:value="323.38" calcext:value-type="float">
            <text:p>323.38</text:p>
          </table:table-cell>
          <table:table-cell table:number-columns-repeated="11"/>
        </table:table-row>
        <table:table-row table:style-name="ro1">
          <table:table-cell office:value-type="float" office:value="0.1656" calcext:value-type="float">
            <text:p>0.1656</text:p>
          </table:table-cell>
          <table:table-cell office:value-type="float" office:value="0.33882" calcext:value-type="float">
            <text:p>0.33882</text:p>
          </table:table-cell>
          <table:table-cell office:value-type="float" office:value="0.63571" calcext:value-type="float">
            <text:p>0.63571</text:p>
          </table:table-cell>
          <table:table-cell table:formula="of:=([.C452]-[.B452])*1000" office:value-type="float" office:value="296.89" calcext:value-type="float">
            <text:p>296.89</text:p>
          </table:table-cell>
          <table:table-cell office:value-type="float" office:value="0.34998" calcext:value-type="float">
            <text:p>0.34998</text:p>
          </table:table-cell>
          <table:table-cell office:value-type="float" office:value="0.65918" calcext:value-type="float">
            <text:p>0.65918</text:p>
          </table:table-cell>
          <table:table-cell table:formula="of:=([.F452]-[.E452])*1000" office:value-type="float" office:value="309.2" calcext:value-type="float">
            <text:p>309.2</text:p>
          </table:table-cell>
          <table:table-cell office:value-type="float" office:value="0.35553" calcext:value-type="float">
            <text:p>0.35553</text:p>
          </table:table-cell>
          <table:table-cell office:value-type="float" office:value="0.67485" calcext:value-type="float">
            <text:p>0.67485</text:p>
          </table:table-cell>
          <table:table-cell table:formula="of:=([.I452]-[.H452])*1000" office:value-type="float" office:value="319.32" calcext:value-type="float">
            <text:p>319.32</text:p>
          </table:table-cell>
          <table:table-cell office:value-type="float" office:value="0.35859" calcext:value-type="float">
            <text:p>0.35859</text:p>
          </table:table-cell>
          <table:table-cell office:value-type="float" office:value="0.68037" calcext:value-type="float">
            <text:p>0.68037</text:p>
          </table:table-cell>
          <table:table-cell table:formula="of:=([.L452]-[.H452])*1000" office:value-type="float" office:value="324.84" calcext:value-type="float">
            <text:p>324.84</text:p>
          </table:table-cell>
          <table:table-cell table:number-columns-repeated="11"/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63567" calcext:value-type="float">
            <text:p>0.63567</text:p>
          </table:table-cell>
          <table:table-cell table:formula="of:=([.C453]-[.B453])*1000" office:value-type="float" office:value="298.17" calcext:value-type="float">
            <text:p>298.17</text:p>
          </table:table-cell>
          <table:table-cell office:value-type="float" office:value="0.34868" calcext:value-type="float">
            <text:p>0.34868</text:p>
          </table:table-cell>
          <table:table-cell office:value-type="float" office:value="0.65913" calcext:value-type="float">
            <text:p>0.65913</text:p>
          </table:table-cell>
          <table:table-cell table:formula="of:=([.F453]-[.E453])*1000" office:value-type="float" office:value="310.45" calcext:value-type="float">
            <text:p>310.45</text:p>
          </table:table-cell>
          <table:table-cell office:value-type="float" office:value="0.35403" calcext:value-type="float">
            <text:p>0.35403</text:p>
          </table:table-cell>
          <table:table-cell office:value-type="float" office:value="0.6748" calcext:value-type="float">
            <text:p>0.6748</text:p>
          </table:table-cell>
          <table:table-cell table:formula="of:=([.I453]-[.H453])*1000" office:value-type="float" office:value="320.77" calcext:value-type="float">
            <text:p>320.77</text:p>
          </table:table-cell>
          <table:table-cell office:value-type="float" office:value="0.35692" calcext:value-type="float">
            <text:p>0.35692</text:p>
          </table:table-cell>
          <table:table-cell office:value-type="float" office:value="0.68032" calcext:value-type="float">
            <text:p>0.68032</text:p>
          </table:table-cell>
          <table:table-cell table:formula="of:=([.L453]-[.H453])*1000" office:value-type="float" office:value="326.29" calcext:value-type="float">
            <text:p>326.29</text:p>
          </table:table-cell>
          <table:table-cell table:number-columns-repeated="11"/>
        </table:table-row>
        <table:table-row table:style-name="ro1">
          <table:table-cell office:value-type="float" office:value="0.1664" calcext:value-type="float">
            <text:p>0.1664</text:p>
          </table:table-cell>
          <table:table-cell office:value-type="float" office:value="0.33619" calcext:value-type="float">
            <text:p>0.33619</text:p>
          </table:table-cell>
          <table:table-cell office:value-type="float" office:value="0.63562" calcext:value-type="float">
            <text:p>0.63562</text:p>
          </table:table-cell>
          <table:table-cell table:formula="of:=([.C454]-[.B454])*1000" office:value-type="float" office:value="299.43" calcext:value-type="float">
            <text:p>299.43</text:p>
          </table:table-cell>
          <table:table-cell office:value-type="float" office:value="0.34738" calcext:value-type="float">
            <text:p>0.34738</text:p>
          </table:table-cell>
          <table:table-cell office:value-type="float" office:value="0.65908" calcext:value-type="float">
            <text:p>0.65908</text:p>
          </table:table-cell>
          <table:table-cell table:formula="of:=([.F454]-[.E454])*1000" office:value-type="float" office:value="311.7" calcext:value-type="float">
            <text:p>311.7</text:p>
          </table:table-cell>
          <table:table-cell office:value-type="float" office:value="0.35253" calcext:value-type="float">
            <text:p>0.35253</text:p>
          </table:table-cell>
          <table:table-cell office:value-type="float" office:value="0.67475" calcext:value-type="float">
            <text:p>0.67475</text:p>
          </table:table-cell>
          <table:table-cell table:formula="of:=([.I454]-[.H454])*1000" office:value-type="float" office:value="322.22" calcext:value-type="float">
            <text:p>322.22</text:p>
          </table:table-cell>
          <table:table-cell office:value-type="float" office:value="0.35525" calcext:value-type="float">
            <text:p>0.35525</text:p>
          </table:table-cell>
          <table:table-cell office:value-type="float" office:value="0.68027" calcext:value-type="float">
            <text:p>0.68027</text:p>
          </table:table-cell>
          <table:table-cell table:formula="of:=([.L454]-[.H454])*1000" office:value-type="float" office:value="327.74" calcext:value-type="float">
            <text:p>327.74</text:p>
          </table:table-cell>
          <table:table-cell table:number-columns-repeated="11"/>
        </table:table-row>
        <table:table-row table:style-name="ro1">
          <table:table-cell office:value-type="float" office:value="0.1668" calcext:value-type="float">
            <text:p>0.1668</text:p>
          </table:table-cell>
          <table:table-cell office:value-type="float" office:value="0.33493" calcext:value-type="float">
            <text:p>0.33493</text:p>
          </table:table-cell>
          <table:table-cell office:value-type="float" office:value="0.63558" calcext:value-type="float">
            <text:p>0.63558</text:p>
          </table:table-cell>
          <table:table-cell table:formula="of:=([.C455]-[.B455])*1000" office:value-type="float" office:value="300.65" calcext:value-type="float">
            <text:p>300.65</text:p>
          </table:table-cell>
          <table:table-cell office:value-type="float" office:value="0.34614" calcext:value-type="float">
            <text:p>0.34614</text:p>
          </table:table-cell>
          <table:table-cell office:value-type="float" office:value="0.65902" calcext:value-type="float">
            <text:p>0.65902</text:p>
          </table:table-cell>
          <table:table-cell table:formula="of:=([.F455]-[.E455])*1000" office:value-type="float" office:value="312.88" calcext:value-type="float">
            <text:p>312.88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6747" calcext:value-type="float">
            <text:p>0.6747</text:p>
          </table:table-cell>
          <table:table-cell table:formula="of:=([.I455]-[.H455])*1000" office:value-type="float" office:value="323.6" calcext:value-type="float">
            <text:p>323.6</text:p>
          </table:table-cell>
          <table:table-cell office:value-type="float" office:value="0.35365" calcext:value-type="float">
            <text:p>0.35365</text:p>
          </table:table-cell>
          <table:table-cell office:value-type="float" office:value="0.68022" calcext:value-type="float">
            <text:p>0.68022</text:p>
          </table:table-cell>
          <table:table-cell table:formula="of:=([.L455]-[.H455])*1000" office:value-type="float" office:value="329.12" calcext:value-type="float">
            <text:p>329.12</text:p>
          </table:table-cell>
          <table:table-cell table:number-columns-repeated="11"/>
        </table:table-row>
        <table:table-row table:style-name="ro1">
          <table:table-cell office:value-type="float" office:value="0.1672" calcext:value-type="float">
            <text:p>0.1672</text:p>
          </table:table-cell>
          <table:table-cell office:value-type="float" office:value="0.33381" calcext:value-type="float">
            <text:p>0.33381</text:p>
          </table:table-cell>
          <table:table-cell office:value-type="float" office:value="0.63553" calcext:value-type="float">
            <text:p>0.63553</text:p>
          </table:table-cell>
          <table:table-cell table:formula="of:=([.C456]-[.B456])*1000" office:value-type="float" office:value="301.72" calcext:value-type="float">
            <text:p>301.72</text:p>
          </table:table-cell>
          <table:table-cell office:value-type="float" office:value="0.34502" calcext:value-type="float">
            <text:p>0.34502</text:p>
          </table:table-cell>
          <table:table-cell office:value-type="float" office:value="0.65897" calcext:value-type="float">
            <text:p>0.65897</text:p>
          </table:table-cell>
          <table:table-cell table:formula="of:=([.F456]-[.E456])*1000" office:value-type="float" office:value="313.95" calcext:value-type="float">
            <text:p>313.95</text:p>
          </table:table-cell>
          <table:table-cell office:value-type="float" office:value="0.3498" calcext:value-type="float">
            <text:p>0.3498</text:p>
          </table:table-cell>
          <table:table-cell office:value-type="float" office:value="0.67465" calcext:value-type="float">
            <text:p>0.67465</text:p>
          </table:table-cell>
          <table:table-cell table:formula="of:=([.I456]-[.H456])*1000" office:value-type="float" office:value="324.85" calcext:value-type="float">
            <text:p>324.85</text:p>
          </table:table-cell>
          <table:table-cell office:value-type="float" office:value="0.35219" calcext:value-type="float">
            <text:p>0.35219</text:p>
          </table:table-cell>
          <table:table-cell office:value-type="float" office:value="0.68018" calcext:value-type="float">
            <text:p>0.68018</text:p>
          </table:table-cell>
          <table:table-cell table:formula="of:=([.L456]-[.H456])*1000" office:value-type="float" office:value="330.38" calcext:value-type="float">
            <text:p>330.38</text:p>
          </table:table-cell>
          <table:table-cell table:number-columns-repeated="11"/>
        </table:table-row>
        <table:table-row table:style-name="ro1">
          <table:table-cell office:value-type="float" office:value="0.1676" calcext:value-type="float">
            <text:p>0.1676</text:p>
          </table:table-cell>
          <table:table-cell office:value-type="float" office:value="0.33268" calcext:value-type="float">
            <text:p>0.33268</text:p>
          </table:table-cell>
          <table:table-cell office:value-type="float" office:value="0.63549" calcext:value-type="float">
            <text:p>0.63549</text:p>
          </table:table-cell>
          <table:table-cell table:formula="of:=([.C457]-[.B457])*1000" office:value-type="float" office:value="302.81" calcext:value-type="float">
            <text:p>302.81</text:p>
          </table:table-cell>
          <table:table-cell office:value-type="float" office:value="0.34391" calcext:value-type="float">
            <text:p>0.34391</text:p>
          </table:table-cell>
          <table:table-cell office:value-type="float" office:value="0.65891" calcext:value-type="float">
            <text:p>0.65891</text:p>
          </table:table-cell>
          <table:table-cell table:formula="of:=([.F457]-[.E457])*1000" office:value-type="float" office:value="315" calcext:value-type="float">
            <text:p>315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6746" calcext:value-type="float">
            <text:p>0.6746</text:p>
          </table:table-cell>
          <table:table-cell table:formula="of:=([.I457]-[.H457])*1000" office:value-type="float" office:value="326.1" calcext:value-type="float">
            <text:p>326.1</text:p>
          </table:table-cell>
          <table:table-cell office:value-type="float" office:value="0.35074" calcext:value-type="float">
            <text:p>0.35074</text:p>
          </table:table-cell>
          <table:table-cell office:value-type="float" office:value="0.68013" calcext:value-type="float">
            <text:p>0.68013</text:p>
          </table:table-cell>
          <table:table-cell table:formula="of:=([.L457]-[.H457])*1000" office:value-type="float" office:value="331.63" calcext:value-type="float">
            <text:p>331.63</text:p>
          </table:table-cell>
          <table:table-cell table:number-columns-repeated="11"/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.33155" calcext:value-type="float">
            <text:p>0.33155</text:p>
          </table:table-cell>
          <table:table-cell office:value-type="float" office:value="0.63544" calcext:value-type="float">
            <text:p>0.63544</text:p>
          </table:table-cell>
          <table:table-cell table:formula="of:=([.C458]-[.B458])*1000" office:value-type="float" office:value="303.89" calcext:value-type="float">
            <text:p>303.89</text:p>
          </table:table-cell>
          <table:table-cell office:value-type="float" office:value="0.34279" calcext:value-type="float">
            <text:p>0.34279</text:p>
          </table:table-cell>
          <table:table-cell office:value-type="float" office:value="0.65886" calcext:value-type="float">
            <text:p>0.65886</text:p>
          </table:table-cell>
          <table:table-cell table:formula="of:=([.F458]-[.E458])*1000" office:value-type="float" office:value="316.07" calcext:value-type="float">
            <text:p>316.07</text:p>
          </table:table-cell>
          <table:table-cell office:value-type="float" office:value="0.34721" calcext:value-type="float">
            <text:p>0.34721</text:p>
          </table:table-cell>
          <table:table-cell office:value-type="float" office:value="0.67455" calcext:value-type="float">
            <text:p>0.67455</text:p>
          </table:table-cell>
          <table:table-cell table:formula="of:=([.I458]-[.H458])*1000" office:value-type="float" office:value="327.34" calcext:value-type="float">
            <text:p>327.34</text:p>
          </table:table-cell>
          <table:table-cell office:value-type="float" office:value="0.34929" calcext:value-type="float">
            <text:p>0.34929</text:p>
          </table:table-cell>
          <table:table-cell office:value-type="float" office:value="0.68008" calcext:value-type="float">
            <text:p>0.68008</text:p>
          </table:table-cell>
          <table:table-cell table:formula="of:=([.L458]-[.H458])*1000" office:value-type="float" office:value="332.87" calcext:value-type="float">
            <text:p>332.87</text:p>
          </table:table-cell>
          <table:table-cell table:number-columns-repeated="11"/>
        </table:table-row>
        <table:table-row table:style-name="ro1">
          <table:table-cell office:value-type="float" office:value="0.1684" calcext:value-type="float">
            <text:p>0.1684</text:p>
          </table:table-cell>
          <table:table-cell office:value-type="float" office:value="0.33043" calcext:value-type="float">
            <text:p>0.33043</text:p>
          </table:table-cell>
          <table:table-cell office:value-type="float" office:value="0.6354" calcext:value-type="float">
            <text:p>0.6354</text:p>
          </table:table-cell>
          <table:table-cell table:formula="of:=([.C459]-[.B459])*1000" office:value-type="float" office:value="304.97" calcext:value-type="float">
            <text:p>304.97</text:p>
          </table:table-cell>
          <table:table-cell office:value-type="float" office:value="0.34168" calcext:value-type="float">
            <text:p>0.34168</text:p>
          </table:table-cell>
          <table:table-cell office:value-type="float" office:value="0.65881" calcext:value-type="float">
            <text:p>0.65881</text:p>
          </table:table-cell>
          <table:table-cell table:formula="of:=([.F459]-[.E459])*1000" office:value-type="float" office:value="317.13" calcext:value-type="float">
            <text:p>317.13</text:p>
          </table:table-cell>
          <table:table-cell office:value-type="float" office:value="0.34591" calcext:value-type="float">
            <text:p>0.34591</text:p>
          </table:table-cell>
          <table:table-cell office:value-type="float" office:value="0.6745" calcext:value-type="float">
            <text:p>0.6745</text:p>
          </table:table-cell>
          <table:table-cell table:formula="of:=([.I459]-[.H459])*1000" office:value-type="float" office:value="328.59" calcext:value-type="float">
            <text:p>328.59</text:p>
          </table:table-cell>
          <table:table-cell office:value-type="float" office:value="0.34784" calcext:value-type="float">
            <text:p>0.34784</text:p>
          </table:table-cell>
          <table:table-cell office:value-type="float" office:value="0.68003" calcext:value-type="float">
            <text:p>0.68003</text:p>
          </table:table-cell>
          <table:table-cell table:formula="of:=([.L459]-[.H459])*1000" office:value-type="float" office:value="334.12" calcext:value-type="float">
            <text:p>334.12</text:p>
          </table:table-cell>
          <table:table-cell table:number-columns-repeated="11"/>
        </table:table-row>
        <table:table-row table:style-name="ro1">
          <table:table-cell office:value-type="float" office:value="0.1688" calcext:value-type="float">
            <text:p>0.1688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63536" calcext:value-type="float">
            <text:p>0.63536</text:p>
          </table:table-cell>
          <table:table-cell table:formula="of:=([.C460]-[.B460])*1000" office:value-type="float" office:value="306.06" calcext:value-type="float">
            <text:p>306.06</text:p>
          </table:table-cell>
          <table:table-cell office:value-type="float" office:value="0.34056" calcext:value-type="float">
            <text:p>0.34056</text:p>
          </table:table-cell>
          <table:table-cell office:value-type="float" office:value="0.65875" calcext:value-type="float">
            <text:p>0.65875</text:p>
          </table:table-cell>
          <table:table-cell table:formula="of:=([.F460]-[.E460])*1000" office:value-type="float" office:value="318.19" calcext:value-type="float">
            <text:p>318.19</text:p>
          </table:table-cell>
          <table:table-cell office:value-type="float" office:value="0.34462" calcext:value-type="float">
            <text:p>0.34462</text:p>
          </table:table-cell>
          <table:table-cell office:value-type="float" office:value="0.67444" calcext:value-type="float">
            <text:p>0.67444</text:p>
          </table:table-cell>
          <table:table-cell table:formula="of:=([.I460]-[.H460])*1000" office:value-type="float" office:value="329.82" calcext:value-type="float">
            <text:p>329.82</text:p>
          </table:table-cell>
          <table:table-cell office:value-type="float" office:value="0.34638" calcext:value-type="float">
            <text:p>0.34638</text:p>
          </table:table-cell>
          <table:table-cell office:value-type="float" office:value="0.67998" calcext:value-type="float">
            <text:p>0.67998</text:p>
          </table:table-cell>
          <table:table-cell table:formula="of:=([.L460]-[.H460])*1000" office:value-type="float" office:value="335.36" calcext:value-type="float">
            <text:p>335.36</text:p>
          </table:table-cell>
          <table:table-cell table:number-columns-repeated="11"/>
        </table:table-row>
        <table:table-row table:style-name="ro1">
          <table:table-cell office:value-type="float" office:value="0.1692" calcext:value-type="float">
            <text:p>0.1692</text:p>
          </table:table-cell>
          <table:table-cell office:value-type="float" office:value="0.32817" calcext:value-type="float">
            <text:p>0.32817</text:p>
          </table:table-cell>
          <table:table-cell office:value-type="float" office:value="0.63531" calcext:value-type="float">
            <text:p>0.63531</text:p>
          </table:table-cell>
          <table:table-cell table:formula="of:=([.C461]-[.B461])*1000" office:value-type="float" office:value="307.14" calcext:value-type="float">
            <text:p>307.14</text:p>
          </table:table-cell>
          <table:table-cell office:value-type="float" office:value="0.33945" calcext:value-type="float">
            <text:p>0.33945</text:p>
          </table:table-cell>
          <table:table-cell office:value-type="float" office:value="0.6587" calcext:value-type="float">
            <text:p>0.6587</text:p>
          </table:table-cell>
          <table:table-cell table:formula="of:=([.F461]-[.E461])*1000" office:value-type="float" office:value="319.25" calcext:value-type="float">
            <text:p>319.25</text:p>
          </table:table-cell>
          <table:table-cell office:value-type="float" office:value="0.34332" calcext:value-type="float">
            <text:p>0.34332</text:p>
          </table:table-cell>
          <table:table-cell office:value-type="float" office:value="0.67439" calcext:value-type="float">
            <text:p>0.67439</text:p>
          </table:table-cell>
          <table:table-cell table:formula="of:=([.I461]-[.H461])*1000" office:value-type="float" office:value="331.07" calcext:value-type="float">
            <text:p>331.07</text:p>
          </table:table-cell>
          <table:table-cell office:value-type="float" office:value="0.34493" calcext:value-type="float">
            <text:p>0.34493</text:p>
          </table:table-cell>
          <table:table-cell office:value-type="float" office:value="0.67993" calcext:value-type="float">
            <text:p>0.67993</text:p>
          </table:table-cell>
          <table:table-cell table:formula="of:=([.L461]-[.H461])*1000" office:value-type="float" office:value="336.61" calcext:value-type="float">
            <text:p>336.61</text:p>
          </table:table-cell>
          <table:table-cell table:number-columns-repeated="11"/>
        </table:table-row>
        <table:table-row table:style-name="ro1">
          <table:table-cell office:value-type="float" office:value="0.1696" calcext:value-type="float">
            <text:p>0.1696</text:p>
          </table:table-cell>
          <table:table-cell office:value-type="float" office:value="0.32704" calcext:value-type="float">
            <text:p>0.32704</text:p>
          </table:table-cell>
          <table:table-cell office:value-type="float" office:value="0.63527" calcext:value-type="float">
            <text:p>0.63527</text:p>
          </table:table-cell>
          <table:table-cell table:formula="of:=([.C462]-[.B462])*1000" office:value-type="float" office:value="308.23" calcext:value-type="float">
            <text:p>308.23</text:p>
          </table:table-cell>
          <table:table-cell office:value-type="float" office:value="0.33833" calcext:value-type="float">
            <text:p>0.33833</text:p>
          </table:table-cell>
          <table:table-cell office:value-type="float" office:value="0.65864" calcext:value-type="float">
            <text:p>0.65864</text:p>
          </table:table-cell>
          <table:table-cell table:formula="of:=([.F462]-[.E462])*1000" office:value-type="float" office:value="320.31" calcext:value-type="float">
            <text:p>320.31</text:p>
          </table:table-cell>
          <table:table-cell office:value-type="float" office:value="0.34202" calcext:value-type="float">
            <text:p>0.34202</text:p>
          </table:table-cell>
          <table:table-cell office:value-type="float" office:value="0.67434" calcext:value-type="float">
            <text:p>0.67434</text:p>
          </table:table-cell>
          <table:table-cell table:formula="of:=([.I462]-[.H462])*1000" office:value-type="float" office:value="332.32" calcext:value-type="float">
            <text:p>332.32</text:p>
          </table:table-cell>
          <table:table-cell office:value-type="float" office:value="0.34348" calcext:value-type="float">
            <text:p>0.34348</text:p>
          </table:table-cell>
          <table:table-cell office:value-type="float" office:value="0.67988" calcext:value-type="float">
            <text:p>0.67988</text:p>
          </table:table-cell>
          <table:table-cell table:formula="of:=([.L462]-[.H462])*1000" office:value-type="float" office:value="337.86" calcext:value-type="float">
            <text:p>337.86</text:p>
          </table:table-cell>
          <table:table-cell table:number-columns-repeated="1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32592" calcext:value-type="float">
            <text:p>0.32592</text:p>
          </table:table-cell>
          <table:table-cell office:value-type="float" office:value="0.63522" calcext:value-type="float">
            <text:p>0.63522</text:p>
          </table:table-cell>
          <table:table-cell table:formula="of:=([.C463]-[.B463])*1000" office:value-type="float" office:value="309.3" calcext:value-type="float">
            <text:p>309.3</text:p>
          </table:table-cell>
          <table:table-cell office:value-type="float" office:value="0.33722" calcext:value-type="float">
            <text:p>0.33722</text:p>
          </table:table-cell>
          <table:table-cell office:value-type="float" office:value="0.65859" calcext:value-type="float">
            <text:p>0.65859</text:p>
          </table:table-cell>
          <table:table-cell table:formula="of:=([.F463]-[.E463])*1000" office:value-type="float" office:value="321.37" calcext:value-type="float">
            <text:p>321.37</text:p>
          </table:table-cell>
          <table:table-cell office:value-type="float" office:value="0.34073" calcext:value-type="float">
            <text:p>0.34073</text:p>
          </table:table-cell>
          <table:table-cell office:value-type="float" office:value="0.67429" calcext:value-type="float">
            <text:p>0.67429</text:p>
          </table:table-cell>
          <table:table-cell table:formula="of:=([.I463]-[.H463])*1000" office:value-type="float" office:value="333.56" calcext:value-type="float">
            <text:p>333.56</text:p>
          </table:table-cell>
          <table:table-cell office:value-type="float" office:value="0.34202" calcext:value-type="float">
            <text:p>0.34202</text:p>
          </table:table-cell>
          <table:table-cell office:value-type="float" office:value="0.67983" calcext:value-type="float">
            <text:p>0.67983</text:p>
          </table:table-cell>
          <table:table-cell table:formula="of:=([.L463]-[.H463])*1000" office:value-type="float" office:value="339.1" calcext:value-type="float">
            <text:p>339.1</text:p>
          </table:table-cell>
          <table:table-cell table:number-columns-repeated="11"/>
        </table:table-row>
        <table:table-row table:style-name="ro1">
          <table:table-cell office:value-type="float" office:value="0.1704" calcext:value-type="float">
            <text:p>0.1704</text:p>
          </table:table-cell>
          <table:table-cell office:value-type="float" office:value="0.32494" calcext:value-type="float">
            <text:p>0.32494</text:p>
          </table:table-cell>
          <table:table-cell office:value-type="float" office:value="0.63518" calcext:value-type="float">
            <text:p>0.63518</text:p>
          </table:table-cell>
          <table:table-cell table:formula="of:=([.C464]-[.B464])*1000" office:value-type="float" office:value="310.24" calcext:value-type="float">
            <text:p>310.24</text:p>
          </table:table-cell>
          <table:table-cell office:value-type="float" office:value="0.33625" calcext:value-type="float">
            <text:p>0.33625</text:p>
          </table:table-cell>
          <table:table-cell office:value-type="float" office:value="0.65853" calcext:value-type="float">
            <text:p>0.65853</text:p>
          </table:table-cell>
          <table:table-cell table:formula="of:=([.F464]-[.E464])*1000" office:value-type="float" office:value="322.28" calcext:value-type="float">
            <text:p>322.28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67424" calcext:value-type="float">
            <text:p>0.67424</text:p>
          </table:table-cell>
          <table:table-cell table:formula="of:=([.I464]-[.H464])*1000" office:value-type="float" office:value="334.64" calcext:value-type="float">
            <text:p>334.64</text:p>
          </table:table-cell>
          <table:table-cell office:value-type="float" office:value="0.34075" calcext:value-type="float">
            <text:p>0.34075</text:p>
          </table:table-cell>
          <table:table-cell office:value-type="float" office:value="0.67978" calcext:value-type="float">
            <text:p>0.67978</text:p>
          </table:table-cell>
          <table:table-cell table:formula="of:=([.L464]-[.H464])*1000" office:value-type="float" office:value="340.18" calcext:value-type="float">
            <text:p>340.18</text:p>
          </table:table-cell>
          <table:table-cell table:number-columns-repeated="11"/>
        </table:table-row>
        <table:table-row table:style-name="ro1">
          <table:table-cell office:value-type="float" office:value="0.1708" calcext:value-type="float">
            <text:p>0.1708</text:p>
          </table:table-cell>
          <table:table-cell office:value-type="float" office:value="0.32396" calcext:value-type="float">
            <text:p>0.32396</text:p>
          </table:table-cell>
          <table:table-cell office:value-type="float" office:value="0.63513" calcext:value-type="float">
            <text:p>0.63513</text:p>
          </table:table-cell>
          <table:table-cell table:formula="of:=([.C465]-[.B465])*1000" office:value-type="float" office:value="311.17" calcext:value-type="float">
            <text:p>311.17</text:p>
          </table:table-cell>
          <table:table-cell office:value-type="float" office:value="0.33528" calcext:value-type="float">
            <text:p>0.33528</text:p>
          </table:table-cell>
          <table:table-cell office:value-type="float" office:value="0.65848" calcext:value-type="float">
            <text:p>0.65848</text:p>
          </table:table-cell>
          <table:table-cell table:formula="of:=([.F465]-[.E465])*1000" office:value-type="float" office:value="323.2" calcext:value-type="float">
            <text:p>323.2</text:p>
          </table:table-cell>
          <table:table-cell office:value-type="float" office:value="0.33847" calcext:value-type="float">
            <text:p>0.33847</text:p>
          </table:table-cell>
          <table:table-cell office:value-type="float" office:value="0.67419" calcext:value-type="float">
            <text:p>0.67419</text:p>
          </table:table-cell>
          <table:table-cell table:formula="of:=([.I465]-[.H465])*1000" office:value-type="float" office:value="335.72" calcext:value-type="float">
            <text:p>335.72</text:p>
          </table:table-cell>
          <table:table-cell office:value-type="float" office:value="0.33949" calcext:value-type="float">
            <text:p>0.33949</text:p>
          </table:table-cell>
          <table:table-cell office:value-type="float" office:value="0.67973" calcext:value-type="float">
            <text:p>0.67973</text:p>
          </table:table-cell>
          <table:table-cell table:formula="of:=([.L465]-[.H465])*1000" office:value-type="float" office:value="341.26" calcext:value-type="float">
            <text:p>341.26</text:p>
          </table:table-cell>
          <table:table-cell table:number-columns-repeated="11"/>
        </table:table-row>
        <table:table-row table:style-name="ro1">
          <table:table-cell office:value-type="float" office:value="0.1712" calcext:value-type="float">
            <text:p>0.1712</text:p>
          </table:table-cell>
          <table:table-cell office:value-type="float" office:value="0.32299" calcext:value-type="float">
            <text:p>0.32299</text:p>
          </table:table-cell>
          <table:table-cell office:value-type="float" office:value="0.63509" calcext:value-type="float">
            <text:p>0.63509</text:p>
          </table:table-cell>
          <table:table-cell table:formula="of:=([.C466]-[.B466])*1000" office:value-type="float" office:value="312.1" calcext:value-type="float">
            <text:p>312.1</text:p>
          </table:table-cell>
          <table:table-cell office:value-type="float" office:value="0.33431" calcext:value-type="float">
            <text:p>0.33431</text:p>
          </table:table-cell>
          <table:table-cell office:value-type="float" office:value="0.65842" calcext:value-type="float">
            <text:p>0.65842</text:p>
          </table:table-cell>
          <table:table-cell table:formula="of:=([.F466]-[.E466])*1000" office:value-type="float" office:value="324.11" calcext:value-type="float">
            <text:p>324.11</text:p>
          </table:table-cell>
          <table:table-cell office:value-type="float" office:value="0.33733" calcext:value-type="float">
            <text:p>0.33733</text:p>
          </table:table-cell>
          <table:table-cell office:value-type="float" office:value="0.67413" calcext:value-type="float">
            <text:p>0.67413</text:p>
          </table:table-cell>
          <table:table-cell table:formula="of:=([.I466]-[.H466])*1000" office:value-type="float" office:value="336.8" calcext:value-type="float">
            <text:p>336.8</text:p>
          </table:table-cell>
          <table:table-cell office:value-type="float" office:value="0.33822" calcext:value-type="float">
            <text:p>0.33822</text:p>
          </table:table-cell>
          <table:table-cell office:value-type="float" office:value="0.67968" calcext:value-type="float">
            <text:p>0.67968</text:p>
          </table:table-cell>
          <table:table-cell table:formula="of:=([.L466]-[.H466])*1000" office:value-type="float" office:value="342.35" calcext:value-type="float">
            <text:p>342.35</text:p>
          </table:table-cell>
          <table:table-cell table:number-columns-repeated="11"/>
        </table:table-row>
        <table:table-row table:style-name="ro1">
          <table:table-cell office:value-type="float" office:value="0.1716" calcext:value-type="float">
            <text:p>0.1716</text:p>
          </table:table-cell>
          <table:table-cell office:value-type="float" office:value="0.32201" calcext:value-type="float">
            <text:p>0.32201</text:p>
          </table:table-cell>
          <table:table-cell office:value-type="float" office:value="0.63504" calcext:value-type="float">
            <text:p>0.63504</text:p>
          </table:table-cell>
          <table:table-cell table:formula="of:=([.C467]-[.B467])*1000" office:value-type="float" office:value="313.03" calcext:value-type="float">
            <text:p>313.03</text:p>
          </table:table-cell>
          <table:table-cell office:value-type="float" office:value="0.33335" calcext:value-type="float">
            <text:p>0.33335</text:p>
          </table:table-cell>
          <table:table-cell office:value-type="float" office:value="0.65837" calcext:value-type="float">
            <text:p>0.65837</text:p>
          </table:table-cell>
          <table:table-cell table:formula="of:=([.F467]-[.E467])*1000" office:value-type="float" office:value="325.02" calcext:value-type="float">
            <text:p>325.02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67408" calcext:value-type="float">
            <text:p>0.67408</text:p>
          </table:table-cell>
          <table:table-cell table:formula="of:=([.I467]-[.H467])*1000" office:value-type="float" office:value="337.88" calcext:value-type="float">
            <text:p>337.88</text:p>
          </table:table-cell>
          <table:table-cell office:value-type="float" office:value="0.33695" calcext:value-type="float">
            <text:p>0.33695</text:p>
          </table:table-cell>
          <table:table-cell office:value-type="float" office:value="0.67963" calcext:value-type="float">
            <text:p>0.67963</text:p>
          </table:table-cell>
          <table:table-cell table:formula="of:=([.L467]-[.H467])*1000" office:value-type="float" office:value="343.43" calcext:value-type="float">
            <text:p>343.43</text:p>
          </table:table-cell>
          <table:table-cell table:number-columns-repeated="11"/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.32103" calcext:value-type="float">
            <text:p>0.32103</text:p>
          </table:table-cell>
          <table:table-cell office:value-type="float" office:value="0.635" calcext:value-type="float">
            <text:p>0.635</text:p>
          </table:table-cell>
          <table:table-cell table:formula="of:=([.C468]-[.B468])*1000" office:value-type="float" office:value="313.97" calcext:value-type="float">
            <text:p>313.97</text:p>
          </table:table-cell>
          <table:table-cell office:value-type="float" office:value="0.33238" calcext:value-type="float">
            <text:p>0.33238</text:p>
          </table:table-cell>
          <table:table-cell office:value-type="float" office:value="0.65831" calcext:value-type="float">
            <text:p>0.65831</text:p>
          </table:table-cell>
          <table:table-cell table:formula="of:=([.F468]-[.E468])*1000" office:value-type="float" office:value="325.93" calcext:value-type="float">
            <text:p>325.93</text:p>
          </table:table-cell>
          <table:table-cell office:value-type="float" office:value="0.33507" calcext:value-type="float">
            <text:p>0.33507</text:p>
          </table:table-cell>
          <table:table-cell office:value-type="float" office:value="0.67403" calcext:value-type="float">
            <text:p>0.67403</text:p>
          </table:table-cell>
          <table:table-cell table:formula="of:=([.I468]-[.H468])*1000" office:value-type="float" office:value="338.96" calcext:value-type="float">
            <text:p>338.96</text:p>
          </table:table-cell>
          <table:table-cell office:value-type="float" office:value="0.33568" calcext:value-type="float">
            <text:p>0.33568</text:p>
          </table:table-cell>
          <table:table-cell office:value-type="float" office:value="0.67958" calcext:value-type="float">
            <text:p>0.67958</text:p>
          </table:table-cell>
          <table:table-cell table:formula="of:=([.L468]-[.H468])*1000" office:value-type="float" office:value="344.51" calcext:value-type="float">
            <text:p>344.51</text:p>
          </table:table-cell>
          <table:table-cell table:number-columns-repeated="11"/>
        </table:table-row>
        <table:table-row table:style-name="ro1">
          <table:table-cell office:value-type="float" office:value="0.1724" calcext:value-type="float">
            <text:p>0.1724</text:p>
          </table:table-cell>
          <table:table-cell office:value-type="float" office:value="0.32006" calcext:value-type="float">
            <text:p>0.32006</text:p>
          </table:table-cell>
          <table:table-cell office:value-type="float" office:value="0.63495" calcext:value-type="float">
            <text:p>0.63495</text:p>
          </table:table-cell>
          <table:table-cell table:formula="of:=([.C469]-[.B469])*1000" office:value-type="float" office:value="314.89" calcext:value-type="float">
            <text:p>314.89</text:p>
          </table:table-cell>
          <table:table-cell office:value-type="float" office:value="0.33141" calcext:value-type="float">
            <text:p>0.33141</text:p>
          </table:table-cell>
          <table:table-cell office:value-type="float" office:value="0.65826" calcext:value-type="float">
            <text:p>0.65826</text:p>
          </table:table-cell>
          <table:table-cell table:formula="of:=([.F469]-[.E469])*1000" office:value-type="float" office:value="326.85" calcext:value-type="float">
            <text:p>326.85</text:p>
          </table:table-cell>
          <table:table-cell office:value-type="float" office:value="0.33394" calcext:value-type="float">
            <text:p>0.33394</text:p>
          </table:table-cell>
          <table:table-cell office:value-type="float" office:value="0.67398" calcext:value-type="float">
            <text:p>0.67398</text:p>
          </table:table-cell>
          <table:table-cell table:formula="of:=([.I469]-[.H469])*1000" office:value-type="float" office:value="340.04" calcext:value-type="float">
            <text:p>340.04</text:p>
          </table:table-cell>
          <table:table-cell office:value-type="float" office:value="0.33441" calcext:value-type="float">
            <text:p>0.33441</text:p>
          </table:table-cell>
          <table:table-cell office:value-type="float" office:value="0.67953" calcext:value-type="float">
            <text:p>0.67953</text:p>
          </table:table-cell>
          <table:table-cell table:formula="of:=([.L469]-[.H469])*1000" office:value-type="float" office:value="345.59" calcext:value-type="float">
            <text:p>345.59</text:p>
          </table:table-cell>
          <table:table-cell table:number-columns-repeated="11"/>
        </table:table-row>
        <table:table-row table:style-name="ro1">
          <table:table-cell office:value-type="float" office:value="0.1728" calcext:value-type="float">
            <text:p>0.1728</text:p>
          </table:table-cell>
          <table:table-cell office:value-type="float" office:value="0.31908" calcext:value-type="float">
            <text:p>0.31908</text:p>
          </table:table-cell>
          <table:table-cell office:value-type="float" office:value="0.63491" calcext:value-type="float">
            <text:p>0.63491</text:p>
          </table:table-cell>
          <table:table-cell table:formula="of:=([.C470]-[.B470])*1000" office:value-type="float" office:value="315.83" calcext:value-type="float">
            <text:p>315.83</text:p>
          </table:table-cell>
          <table:table-cell office:value-type="float" office:value="0.33044" calcext:value-type="float">
            <text:p>0.33044</text:p>
          </table:table-cell>
          <table:table-cell office:value-type="float" office:value="0.6582" calcext:value-type="float">
            <text:p>0.6582</text:p>
          </table:table-cell>
          <table:table-cell table:formula="of:=([.F470]-[.E470])*1000" office:value-type="float" office:value="327.76" calcext:value-type="float">
            <text:p>327.76</text:p>
          </table:table-cell>
          <table:table-cell office:value-type="float" office:value="0.33281" calcext:value-type="float">
            <text:p>0.33281</text:p>
          </table:table-cell>
          <table:table-cell office:value-type="float" office:value="0.67393" calcext:value-type="float">
            <text:p>0.67393</text:p>
          </table:table-cell>
          <table:table-cell table:formula="of:=([.I470]-[.H470])*1000" office:value-type="float" office:value="341.12" calcext:value-type="float">
            <text:p>341.12</text:p>
          </table:table-cell>
          <table:table-cell office:value-type="float" office:value="0.33314" calcext:value-type="float">
            <text:p>0.33314</text:p>
          </table:table-cell>
          <table:table-cell office:value-type="float" office:value="0.67948" calcext:value-type="float">
            <text:p>0.67948</text:p>
          </table:table-cell>
          <table:table-cell table:formula="of:=([.L470]-[.H470])*1000" office:value-type="float" office:value="346.67" calcext:value-type="float">
            <text:p>346.67</text:p>
          </table:table-cell>
          <table:table-cell table:number-columns-repeated="11"/>
        </table:table-row>
        <table:table-row table:style-name="ro1">
          <table:table-cell office:value-type="float" office:value="0.1732" calcext:value-type="float">
            <text:p>0.1732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63486" calcext:value-type="float">
            <text:p>0.63486</text:p>
          </table:table-cell>
          <table:table-cell table:formula="of:=([.C471]-[.B471])*1000" office:value-type="float" office:value="316.76" calcext:value-type="float">
            <text:p>316.76</text:p>
          </table:table-cell>
          <table:table-cell office:value-type="float" office:value="0.32947" calcext:value-type="float">
            <text:p>0.32947</text:p>
          </table:table-cell>
          <table:table-cell office:value-type="float" office:value="0.65815" calcext:value-type="float">
            <text:p>0.65815</text:p>
          </table:table-cell>
          <table:table-cell table:formula="of:=([.F471]-[.E471])*1000" office:value-type="float" office:value="328.68" calcext:value-type="float">
            <text:p>328.68</text:p>
          </table:table-cell>
          <table:table-cell office:value-type="float" office:value="0.33168" calcext:value-type="float">
            <text:p>0.33168</text:p>
          </table:table-cell>
          <table:table-cell office:value-type="float" office:value="0.67387" calcext:value-type="float">
            <text:p>0.67387</text:p>
          </table:table-cell>
          <table:table-cell table:formula="of:=([.I471]-[.H471])*1000" office:value-type="float" office:value="342.19" calcext:value-type="float">
            <text:p>342.19</text:p>
          </table:table-cell>
          <table:table-cell office:value-type="float" office:value="0.33187" calcext:value-type="float">
            <text:p>0.33187</text:p>
          </table:table-cell>
          <table:table-cell office:value-type="float" office:value="0.67944" calcext:value-type="float">
            <text:p>0.67944</text:p>
          </table:table-cell>
          <table:table-cell table:formula="of:=([.L471]-[.H471])*1000" office:value-type="float" office:value="347.76" calcext:value-type="float">
            <text:p>347.76</text:p>
          </table:table-cell>
          <table:table-cell table:number-columns-repeated="11"/>
        </table:table-row>
        <table:table-row table:style-name="ro1">
          <table:table-cell office:value-type="float" office:value="0.1736" calcext:value-type="float">
            <text:p>0.1736</text:p>
          </table:table-cell>
          <table:table-cell office:value-type="float" office:value="0.3172" calcext:value-type="float">
            <text:p>0.3172</text:p>
          </table:table-cell>
          <table:table-cell office:value-type="float" office:value="0.63482" calcext:value-type="float">
            <text:p>0.63482</text:p>
          </table:table-cell>
          <table:table-cell table:formula="of:=([.C472]-[.B472])*1000" office:value-type="float" office:value="317.62" calcext:value-type="float">
            <text:p>317.62</text:p>
          </table:table-cell>
          <table:table-cell office:value-type="float" office:value="0.32858" calcext:value-type="float">
            <text:p>0.32858</text:p>
          </table:table-cell>
          <table:table-cell office:value-type="float" office:value="0.65809" calcext:value-type="float">
            <text:p>0.65809</text:p>
          </table:table-cell>
          <table:table-cell table:formula="of:=([.F472]-[.E472])*1000" office:value-type="float" office:value="329.51" calcext:value-type="float">
            <text:p>329.51</text:p>
          </table:table-cell>
          <table:table-cell office:value-type="float" office:value="0.33064" calcext:value-type="float">
            <text:p>0.33064</text:p>
          </table:table-cell>
          <table:table-cell office:value-type="float" office:value="0.67382" calcext:value-type="float">
            <text:p>0.67382</text:p>
          </table:table-cell>
          <table:table-cell table:formula="of:=([.I472]-[.H472])*1000" office:value-type="float" office:value="343.18" calcext:value-type="float">
            <text:p>343.18</text:p>
          </table:table-cell>
          <table:table-cell office:value-type="float" office:value="0.3307" calcext:value-type="float">
            <text:p>0.3307</text:p>
          </table:table-cell>
          <table:table-cell office:value-type="float" office:value="0.67939" calcext:value-type="float">
            <text:p>0.67939</text:p>
          </table:table-cell>
          <table:table-cell table:formula="of:=([.L472]-[.H472])*1000" office:value-type="float" office:value="348.75" calcext:value-type="float">
            <text:p>348.75</text:p>
          </table:table-cell>
          <table:table-cell table:number-columns-repeated="11"/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.31634" calcext:value-type="float">
            <text:p>0.31634</text:p>
          </table:table-cell>
          <table:table-cell office:value-type="float" office:value="0.63477" calcext:value-type="float">
            <text:p>0.63477</text:p>
          </table:table-cell>
          <table:table-cell table:formula="of:=([.C473]-[.B473])*1000" office:value-type="float" office:value="318.43" calcext:value-type="float">
            <text:p>318.43</text:p>
          </table:table-cell>
          <table:table-cell office:value-type="float" office:value="0.32772" calcext:value-type="float">
            <text:p>0.32772</text:p>
          </table:table-cell>
          <table:table-cell office:value-type="float" office:value="0.65803" calcext:value-type="float">
            <text:p>0.65803</text:p>
          </table:table-cell>
          <table:table-cell table:formula="of:=([.F473]-[.E473])*1000" office:value-type="float" office:value="330.31" calcext:value-type="float">
            <text:p>330.31</text:p>
          </table:table-cell>
          <table:table-cell office:value-type="float" office:value="0.32964" calcext:value-type="float">
            <text:p>0.32964</text:p>
          </table:table-cell>
          <table:table-cell office:value-type="float" office:value="0.67377" calcext:value-type="float">
            <text:p>0.67377</text:p>
          </table:table-cell>
          <table:table-cell table:formula="of:=([.I473]-[.H473])*1000" office:value-type="float" office:value="344.13" calcext:value-type="float">
            <text:p>344.13</text:p>
          </table:table-cell>
          <table:table-cell office:value-type="float" office:value="0.32958" calcext:value-type="float">
            <text:p>0.32958</text:p>
          </table:table-cell>
          <table:table-cell office:value-type="float" office:value="0.67933" calcext:value-type="float">
            <text:p>0.67933</text:p>
          </table:table-cell>
          <table:table-cell table:formula="of:=([.L473]-[.H473])*1000" office:value-type="float" office:value="349.69" calcext:value-type="float">
            <text:p>349.69</text:p>
          </table:table-cell>
          <table:table-cell table:number-columns-repeated="11"/>
        </table:table-row>
        <table:table-row table:style-name="ro1">
          <table:table-cell office:value-type="float" office:value="0.1744" calcext:value-type="float">
            <text:p>0.1744</text:p>
          </table:table-cell>
          <table:table-cell office:value-type="float" office:value="0.31547" calcext:value-type="float">
            <text:p>0.31547</text:p>
          </table:table-cell>
          <table:table-cell office:value-type="float" office:value="0.63473" calcext:value-type="float">
            <text:p>0.63473</text:p>
          </table:table-cell>
          <table:table-cell table:formula="of:=([.C474]-[.B474])*1000" office:value-type="float" office:value="319.26" calcext:value-type="float">
            <text:p>319.26</text:p>
          </table:table-cell>
          <table:table-cell office:value-type="float" office:value="0.32686" calcext:value-type="float">
            <text:p>0.32686</text:p>
          </table:table-cell>
          <table:table-cell office:value-type="float" office:value="0.65798" calcext:value-type="float">
            <text:p>0.65798</text:p>
          </table:table-cell>
          <table:table-cell table:formula="of:=([.F474]-[.E474])*1000" office:value-type="float" office:value="331.12" calcext:value-type="float">
            <text:p>331.12</text:p>
          </table:table-cell>
          <table:table-cell office:value-type="float" office:value="0.32863" calcext:value-type="float">
            <text:p>0.32863</text:p>
          </table:table-cell>
          <table:table-cell office:value-type="float" office:value="0.67372" calcext:value-type="float">
            <text:p>0.67372</text:p>
          </table:table-cell>
          <table:table-cell table:formula="of:=([.I474]-[.H474])*1000" office:value-type="float" office:value="345.09" calcext:value-type="float">
            <text:p>345.09</text:p>
          </table:table-cell>
          <table:table-cell office:value-type="float" office:value="0.32846" calcext:value-type="float">
            <text:p>0.32846</text:p>
          </table:table-cell>
          <table:table-cell office:value-type="float" office:value="0.67928" calcext:value-type="float">
            <text:p>0.67928</text:p>
          </table:table-cell>
          <table:table-cell table:formula="of:=([.L474]-[.H474])*1000" office:value-type="float" office:value="350.65" calcext:value-type="float">
            <text:p>350.65</text:p>
          </table:table-cell>
          <table:table-cell table:number-columns-repeated="11"/>
        </table:table-row>
        <table:table-row table:style-name="ro1">
          <table:table-cell office:value-type="float" office:value="0.1748" calcext:value-type="float">
            <text:p>0.1748</text:p>
          </table:table-cell>
          <table:table-cell office:value-type="float" office:value="0.31461" calcext:value-type="float">
            <text:p>0.31461</text:p>
          </table:table-cell>
          <table:table-cell office:value-type="float" office:value="0.63468" calcext:value-type="float">
            <text:p>0.63468</text:p>
          </table:table-cell>
          <table:table-cell table:formula="of:=([.C475]-[.B475])*1000" office:value-type="float" office:value="320.07" calcext:value-type="float">
            <text:p>320.07</text:p>
          </table:table-cell>
          <table:table-cell office:value-type="float" office:value="0.326" calcext:value-type="float">
            <text:p>0.326</text:p>
          </table:table-cell>
          <table:table-cell office:value-type="float" office:value="0.65792" calcext:value-type="float">
            <text:p>0.65792</text:p>
          </table:table-cell>
          <table:table-cell table:formula="of:=([.F475]-[.E475])*1000" office:value-type="float" office:value="331.92" calcext:value-type="float">
            <text:p>331.92</text:p>
          </table:table-cell>
          <table:table-cell office:value-type="float" office:value="0.32763" calcext:value-type="float">
            <text:p>0.32763</text:p>
          </table:table-cell>
          <table:table-cell office:value-type="float" office:value="0.67366" calcext:value-type="float">
            <text:p>0.67366</text:p>
          </table:table-cell>
          <table:table-cell table:formula="of:=([.I475]-[.H475])*1000" office:value-type="float" office:value="346.03" calcext:value-type="float">
            <text:p>346.03</text:p>
          </table:table-cell>
          <table:table-cell office:value-type="float" office:value="0.32734" calcext:value-type="float">
            <text:p>0.32734</text:p>
          </table:table-cell>
          <table:table-cell office:value-type="float" office:value="0.67923" calcext:value-type="float">
            <text:p>0.67923</text:p>
          </table:table-cell>
          <table:table-cell table:formula="of:=([.L475]-[.H475])*1000" office:value-type="float" office:value="351.6" calcext:value-type="float">
            <text:p>351.6</text:p>
          </table:table-cell>
          <table:table-cell table:number-columns-repeated="11"/>
        </table:table-row>
        <table:table-row table:style-name="ro1">
          <table:table-cell office:value-type="float" office:value="0.1752" calcext:value-type="float">
            <text:p>0.1752</text:p>
          </table:table-cell>
          <table:table-cell office:value-type="float" office:value="0.31375" calcext:value-type="float">
            <text:p>0.31375</text:p>
          </table:table-cell>
          <table:table-cell office:value-type="float" office:value="0.63464" calcext:value-type="float">
            <text:p>0.63464</text:p>
          </table:table-cell>
          <table:table-cell table:formula="of:=([.C476]-[.B476])*1000" office:value-type="float" office:value="320.89" calcext:value-type="float">
            <text:p>320.89</text:p>
          </table:table-cell>
          <table:table-cell office:value-type="float" office:value="0.32514" calcext:value-type="float">
            <text:p>0.32514</text:p>
          </table:table-cell>
          <table:table-cell office:value-type="float" office:value="0.65787" calcext:value-type="float">
            <text:p>0.65787</text:p>
          </table:table-cell>
          <table:table-cell table:formula="of:=([.F476]-[.E476])*1000" office:value-type="float" office:value="332.73" calcext:value-type="float">
            <text:p>332.73</text:p>
          </table:table-cell>
          <table:table-cell office:value-type="float" office:value="0.32663" calcext:value-type="float">
            <text:p>0.32663</text:p>
          </table:table-cell>
          <table:table-cell office:value-type="float" office:value="0.67361" calcext:value-type="float">
            <text:p>0.67361</text:p>
          </table:table-cell>
          <table:table-cell table:formula="of:=([.I476]-[.H476])*1000" office:value-type="float" office:value="346.98" calcext:value-type="float">
            <text:p>346.98</text:p>
          </table:table-cell>
          <table:table-cell office:value-type="float" office:value="0.32621" calcext:value-type="float">
            <text:p>0.32621</text:p>
          </table:table-cell>
          <table:table-cell office:value-type="float" office:value="0.67918" calcext:value-type="float">
            <text:p>0.67918</text:p>
          </table:table-cell>
          <table:table-cell table:formula="of:=([.L476]-[.H476])*1000" office:value-type="float" office:value="352.55" calcext:value-type="float">
            <text:p>352.55</text:p>
          </table:table-cell>
          <table:table-cell table:number-columns-repeated="11"/>
        </table:table-row>
        <table:table-row table:style-name="ro1">
          <table:table-cell office:value-type="float" office:value="0.1756" calcext:value-type="float">
            <text:p>0.1756</text:p>
          </table:table-cell>
          <table:table-cell office:value-type="float" office:value="0.31288" calcext:value-type="float">
            <text:p>0.31288</text:p>
          </table:table-cell>
          <table:table-cell office:value-type="float" office:value="0.63459" calcext:value-type="float">
            <text:p>0.63459</text:p>
          </table:table-cell>
          <table:table-cell table:formula="of:=([.C477]-[.B477])*1000" office:value-type="float" office:value="321.71" calcext:value-type="float">
            <text:p>321.71</text:p>
          </table:table-cell>
          <table:table-cell office:value-type="float" office:value="0.32428" calcext:value-type="float">
            <text:p>0.32428</text:p>
          </table:table-cell>
          <table:table-cell office:value-type="float" office:value="0.65781" calcext:value-type="float">
            <text:p>0.65781</text:p>
          </table:table-cell>
          <table:table-cell table:formula="of:=([.F477]-[.E477])*1000" office:value-type="float" office:value="333.53" calcext:value-type="float">
            <text:p>333.53</text:p>
          </table:table-cell>
          <table:table-cell office:value-type="float" office:value="0.32563" calcext:value-type="float">
            <text:p>0.32563</text:p>
          </table:table-cell>
          <table:table-cell office:value-type="float" office:value="0.67356" calcext:value-type="float">
            <text:p>0.67356</text:p>
          </table:table-cell>
          <table:table-cell table:formula="of:=([.I477]-[.H477])*1000" office:value-type="float" office:value="347.93" calcext:value-type="float">
            <text:p>347.93</text:p>
          </table:table-cell>
          <table:table-cell office:value-type="float" office:value="0.32509" calcext:value-type="float">
            <text:p>0.32509</text:p>
          </table:table-cell>
          <table:table-cell office:value-type="float" office:value="0.67913" calcext:value-type="float">
            <text:p>0.67913</text:p>
          </table:table-cell>
          <table:table-cell table:formula="of:=([.L477]-[.H477])*1000" office:value-type="float" office:value="353.5" calcext:value-type="float">
            <text:p>353.5</text:p>
          </table:table-cell>
          <table:table-cell table:number-columns-repeated="11"/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.31202" calcext:value-type="float">
            <text:p>0.31202</text:p>
          </table:table-cell>
          <table:table-cell office:value-type="float" office:value="0.63455" calcext:value-type="float">
            <text:p>0.63455</text:p>
          </table:table-cell>
          <table:table-cell table:formula="of:=([.C478]-[.B478])*1000" office:value-type="float" office:value="322.53" calcext:value-type="float">
            <text:p>322.53</text:p>
          </table:table-cell>
          <table:table-cell office:value-type="float" office:value="0.32342" calcext:value-type="float">
            <text:p>0.32342</text:p>
          </table:table-cell>
          <table:table-cell office:value-type="float" office:value="0.65775" calcext:value-type="float">
            <text:p>0.65775</text:p>
          </table:table-cell>
          <table:table-cell table:formula="of:=([.F478]-[.E478])*1000" office:value-type="float" office:value="334.33" calcext:value-type="float">
            <text:p>334.33</text:p>
          </table:table-cell>
          <table:table-cell office:value-type="float" office:value="0.32462" calcext:value-type="float">
            <text:p>0.32462</text:p>
          </table:table-cell>
          <table:table-cell office:value-type="float" office:value="0.6735" calcext:value-type="float">
            <text:p>0.6735</text:p>
          </table:table-cell>
          <table:table-cell table:formula="of:=([.I478]-[.H478])*1000" office:value-type="float" office:value="348.88" calcext:value-type="float">
            <text:p>348.88</text:p>
          </table:table-cell>
          <table:table-cell office:value-type="float" office:value="0.32397" calcext:value-type="float">
            <text:p>0.32397</text:p>
          </table:table-cell>
          <table:table-cell office:value-type="float" office:value="0.67908" calcext:value-type="float">
            <text:p>0.67908</text:p>
          </table:table-cell>
          <table:table-cell table:formula="of:=([.L478]-[.H478])*1000" office:value-type="float" office:value="354.46" calcext:value-type="float">
            <text:p>354.46</text:p>
          </table:table-cell>
          <table:table-cell table:number-columns-repeated="11"/>
        </table:table-row>
        <table:table-row table:style-name="ro1">
          <table:table-cell office:value-type="float" office:value="0.1764" calcext:value-type="float">
            <text:p>0.1764</text:p>
          </table:table-cell>
          <table:table-cell office:value-type="float" office:value="0.31115" calcext:value-type="float">
            <text:p>0.31115</text:p>
          </table:table-cell>
          <table:table-cell office:value-type="float" office:value="0.6345" calcext:value-type="float">
            <text:p>0.6345</text:p>
          </table:table-cell>
          <table:table-cell table:formula="of:=([.C479]-[.B479])*1000" office:value-type="float" office:value="323.35" calcext:value-type="float">
            <text:p>323.35</text:p>
          </table:table-cell>
          <table:table-cell office:value-type="float" office:value="0.32256" calcext:value-type="float">
            <text:p>0.32256</text:p>
          </table:table-cell>
          <table:table-cell office:value-type="float" office:value="0.6577" calcext:value-type="float">
            <text:p>0.6577</text:p>
          </table:table-cell>
          <table:table-cell table:formula="of:=([.F479]-[.E479])*1000" office:value-type="float" office:value="335.14" calcext:value-type="float">
            <text:p>335.14</text:p>
          </table:table-cell>
          <table:table-cell office:value-type="float" office:value="0.32362" calcext:value-type="float">
            <text:p>0.32362</text:p>
          </table:table-cell>
          <table:table-cell office:value-type="float" office:value="0.67345" calcext:value-type="float">
            <text:p>0.67345</text:p>
          </table:table-cell>
          <table:table-cell table:formula="of:=([.I479]-[.H479])*1000" office:value-type="float" office:value="349.83" calcext:value-type="float">
            <text:p>349.83</text:p>
          </table:table-cell>
          <table:table-cell office:value-type="float" office:value="0.32285" calcext:value-type="float">
            <text:p>0.32285</text:p>
          </table:table-cell>
          <table:table-cell office:value-type="float" office:value="0.67903" calcext:value-type="float">
            <text:p>0.67903</text:p>
          </table:table-cell>
          <table:table-cell table:formula="of:=([.L479]-[.H479])*1000" office:value-type="float" office:value="355.41" calcext:value-type="float">
            <text:p>355.41</text:p>
          </table:table-cell>
          <table:table-cell table:number-columns-repeated="11"/>
        </table:table-row>
        <table:table-row table:style-name="ro1">
          <table:table-cell office:value-type="float" office:value="0.1768" calcext:value-type="float">
            <text:p>0.1768</text:p>
          </table:table-cell>
          <table:table-cell office:value-type="float" office:value="0.31032" calcext:value-type="float">
            <text:p>0.31032</text:p>
          </table:table-cell>
          <table:table-cell office:value-type="float" office:value="0.63446" calcext:value-type="float">
            <text:p>0.63446</text:p>
          </table:table-cell>
          <table:table-cell table:formula="of:=([.C480]-[.B480])*1000" office:value-type="float" office:value="324.14" calcext:value-type="float">
            <text:p>324.14</text:p>
          </table:table-cell>
          <table:table-cell office:value-type="float" office:value="0.32172" calcext:value-type="float">
            <text:p>0.32172</text:p>
          </table:table-cell>
          <table:table-cell office:value-type="float" office:value="0.65764" calcext:value-type="float">
            <text:p>0.65764</text:p>
          </table:table-cell>
          <table:table-cell table:formula="of:=([.F480]-[.E480])*1000" office:value-type="float" office:value="335.92" calcext:value-type="float">
            <text:p>335.92</text:p>
          </table:table-cell>
          <table:table-cell office:value-type="float" office:value="0.32265" calcext:value-type="float">
            <text:p>0.32265</text:p>
          </table:table-cell>
          <table:table-cell office:value-type="float" office:value="0.6734" calcext:value-type="float">
            <text:p>0.6734</text:p>
          </table:table-cell>
          <table:table-cell table:formula="of:=([.I480]-[.H480])*1000" office:value-type="float" office:value="350.75" calcext:value-type="float">
            <text:p>350.75</text:p>
          </table:table-cell>
          <table:table-cell office:value-type="float" office:value="0.32177" calcext:value-type="float">
            <text:p>0.32177</text:p>
          </table:table-cell>
          <table:table-cell office:value-type="float" office:value="0.67898" calcext:value-type="float">
            <text:p>0.67898</text:p>
          </table:table-cell>
          <table:table-cell table:formula="of:=([.L480]-[.H480])*1000" office:value-type="float" office:value="356.33" calcext:value-type="float">
            <text:p>356.33</text:p>
          </table:table-cell>
          <table:table-cell table:number-columns-repeated="11"/>
        </table:table-row>
        <table:table-row table:style-name="ro1">
          <table:table-cell office:value-type="float" office:value="0.1772" calcext:value-type="float">
            <text:p>0.1772</text:p>
          </table:table-cell>
          <table:table-cell office:value-type="float" office:value="0.30953" calcext:value-type="float">
            <text:p>0.30953</text:p>
          </table:table-cell>
          <table:table-cell office:value-type="float" office:value="0.63441" calcext:value-type="float">
            <text:p>0.63441</text:p>
          </table:table-cell>
          <table:table-cell table:formula="of:=([.C481]-[.B481])*1000" office:value-type="float" office:value="324.88" calcext:value-type="float">
            <text:p>324.88</text:p>
          </table:table-cell>
          <table:table-cell office:value-type="float" office:value="0.32094" calcext:value-type="float">
            <text:p>0.32094</text:p>
          </table:table-cell>
          <table:table-cell office:value-type="float" office:value="0.65759" calcext:value-type="float">
            <text:p>0.65759</text:p>
          </table:table-cell>
          <table:table-cell table:formula="of:=([.F481]-[.E481])*1000" office:value-type="float" office:value="336.65" calcext:value-type="float">
            <text:p>336.65</text:p>
          </table:table-cell>
          <table:table-cell office:value-type="float" office:value="0.32174" calcext:value-type="float">
            <text:p>0.32174</text:p>
          </table:table-cell>
          <table:table-cell office:value-type="float" office:value="0.67335" calcext:value-type="float">
            <text:p>0.67335</text:p>
          </table:table-cell>
          <table:table-cell table:formula="of:=([.I481]-[.H481])*1000" office:value-type="float" office:value="351.61" calcext:value-type="float">
            <text:p>351.61</text:p>
          </table:table-cell>
          <table:table-cell office:value-type="float" office:value="0.32076" calcext:value-type="float">
            <text:p>0.32076</text:p>
          </table:table-cell>
          <table:table-cell office:value-type="float" office:value="0.67893" calcext:value-type="float">
            <text:p>0.67893</text:p>
          </table:table-cell>
          <table:table-cell table:formula="of:=([.L481]-[.H481])*1000" office:value-type="float" office:value="357.19" calcext:value-type="float">
            <text:p>357.19</text:p>
          </table:table-cell>
          <table:table-cell table:number-columns-repeated="11"/>
        </table:table-row>
        <table:table-row table:style-name="ro1">
          <table:table-cell office:value-type="float" office:value="0.1776" calcext:value-type="float">
            <text:p>0.1776</text:p>
          </table:table-cell>
          <table:table-cell office:value-type="float" office:value="0.30874" calcext:value-type="float">
            <text:p>0.30874</text:p>
          </table:table-cell>
          <table:table-cell office:value-type="float" office:value="0.63436" calcext:value-type="float">
            <text:p>0.63436</text:p>
          </table:table-cell>
          <table:table-cell table:formula="of:=([.C482]-[.B482])*1000" office:value-type="float" office:value="325.62" calcext:value-type="float">
            <text:p>325.62</text:p>
          </table:table-cell>
          <table:table-cell office:value-type="float" office:value="0.32016" calcext:value-type="float">
            <text:p>0.32016</text:p>
          </table:table-cell>
          <table:table-cell office:value-type="float" office:value="0.65753" calcext:value-type="float">
            <text:p>0.65753</text:p>
          </table:table-cell>
          <table:table-cell table:formula="of:=([.F482]-[.E482])*1000" office:value-type="float" office:value="337.37" calcext:value-type="float">
            <text:p>337.37</text:p>
          </table:table-cell>
          <table:table-cell office:value-type="float" office:value="0.32084" calcext:value-type="float">
            <text:p>0.32084</text:p>
          </table:table-cell>
          <table:table-cell office:value-type="float" office:value="0.67329" calcext:value-type="float">
            <text:p>0.67329</text:p>
          </table:table-cell>
          <table:table-cell table:formula="of:=([.I482]-[.H482])*1000" office:value-type="float" office:value="352.45" calcext:value-type="float">
            <text:p>352.45</text:p>
          </table:table-cell>
          <table:table-cell office:value-type="float" office:value="0.31976" calcext:value-type="float">
            <text:p>0.31976</text:p>
          </table:table-cell>
          <table:table-cell office:value-type="float" office:value="0.67888" calcext:value-type="float">
            <text:p>0.67888</text:p>
          </table:table-cell>
          <table:table-cell table:formula="of:=([.L482]-[.H482])*1000" office:value-type="float" office:value="358.04" calcext:value-type="float">
            <text:p>358.04</text:p>
          </table:table-cell>
          <table:table-cell table:number-columns-repeated="11"/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0.30796" calcext:value-type="float">
            <text:p>0.30796</text:p>
          </table:table-cell>
          <table:table-cell office:value-type="float" office:value="0.63432" calcext:value-type="float">
            <text:p>0.63432</text:p>
          </table:table-cell>
          <table:table-cell table:formula="of:=([.C483]-[.B483])*1000" office:value-type="float" office:value="326.36" calcext:value-type="float">
            <text:p>326.36</text:p>
          </table:table-cell>
          <table:table-cell office:value-type="float" office:value="0.31937" calcext:value-type="float">
            <text:p>0.31937</text:p>
          </table:table-cell>
          <table:table-cell office:value-type="float" office:value="0.65747" calcext:value-type="float">
            <text:p>0.65747</text:p>
          </table:table-cell>
          <table:table-cell table:formula="of:=([.F483]-[.E483])*1000" office:value-type="float" office:value="338.1" calcext:value-type="float">
            <text:p>338.1</text:p>
          </table:table-cell>
          <table:table-cell office:value-type="float" office:value="0.31993" calcext:value-type="float">
            <text:p>0.31993</text:p>
          </table:table-cell>
          <table:table-cell office:value-type="float" office:value="0.67324" calcext:value-type="float">
            <text:p>0.67324</text:p>
          </table:table-cell>
          <table:table-cell table:formula="of:=([.I483]-[.H483])*1000" office:value-type="float" office:value="353.31" calcext:value-type="float">
            <text:p>353.31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67883" calcext:value-type="float">
            <text:p>0.67883</text:p>
          </table:table-cell>
          <table:table-cell table:formula="of:=([.L483]-[.H483])*1000" office:value-type="float" office:value="358.9" calcext:value-type="float">
            <text:p>358.9</text:p>
          </table:table-cell>
          <table:table-cell table:number-columns-repeated="11"/>
        </table:table-row>
        <table:table-row table:style-name="ro1">
          <table:table-cell office:value-type="float" office:value="0.1784" calcext:value-type="float">
            <text:p>0.1784</text:p>
          </table:table-cell>
          <table:table-cell office:value-type="float" office:value="0.30717" calcext:value-type="float">
            <text:p>0.30717</text:p>
          </table:table-cell>
          <table:table-cell office:value-type="float" office:value="0.63427" calcext:value-type="float">
            <text:p>0.63427</text:p>
          </table:table-cell>
          <table:table-cell table:formula="of:=([.C484]-[.B484])*1000" office:value-type="float" office:value="327.1" calcext:value-type="float">
            <text:p>327.1</text:p>
          </table:table-cell>
          <table:table-cell office:value-type="float" office:value="0.31859" calcext:value-type="float">
            <text:p>0.31859</text:p>
          </table:table-cell>
          <table:table-cell office:value-type="float" office:value="0.65742" calcext:value-type="float">
            <text:p>0.65742</text:p>
          </table:table-cell>
          <table:table-cell table:formula="of:=([.F484]-[.E484])*1000" office:value-type="float" office:value="338.83" calcext:value-type="float">
            <text:p>338.83</text:p>
          </table:table-cell>
          <table:table-cell office:value-type="float" office:value="0.31903" calcext:value-type="float">
            <text:p>0.31903</text:p>
          </table:table-cell>
          <table:table-cell office:value-type="float" office:value="0.67318" calcext:value-type="float">
            <text:p>0.67318</text:p>
          </table:table-cell>
          <table:table-cell table:formula="of:=([.I484]-[.H484])*1000" office:value-type="float" office:value="354.15" calcext:value-type="float">
            <text:p>354.15</text:p>
          </table:table-cell>
          <table:table-cell office:value-type="float" office:value="0.31774" calcext:value-type="float">
            <text:p>0.31774</text:p>
          </table:table-cell>
          <table:table-cell office:value-type="float" office:value="0.67878" calcext:value-type="float">
            <text:p>0.67878</text:p>
          </table:table-cell>
          <table:table-cell table:formula="of:=([.L484]-[.H484])*1000" office:value-type="float" office:value="359.75" calcext:value-type="float">
            <text:p>359.75</text:p>
          </table:table-cell>
          <table:table-cell table:number-columns-repeated="11"/>
        </table:table-row>
        <table:table-row table:style-name="ro1">
          <table:table-cell office:value-type="float" office:value="0.1788" calcext:value-type="float">
            <text:p>0.1788</text:p>
          </table:table-cell>
          <table:table-cell office:value-type="float" office:value="0.30638" calcext:value-type="float">
            <text:p>0.30638</text:p>
          </table:table-cell>
          <table:table-cell office:value-type="float" office:value="0.63423" calcext:value-type="float">
            <text:p>0.63423</text:p>
          </table:table-cell>
          <table:table-cell table:formula="of:=([.C485]-[.B485])*1000" office:value-type="float" office:value="327.85" calcext:value-type="float">
            <text:p>327.85</text:p>
          </table:table-cell>
          <table:table-cell office:value-type="float" office:value="0.3178" calcext:value-type="float">
            <text:p>0.3178</text:p>
          </table:table-cell>
          <table:table-cell office:value-type="float" office:value="0.65736" calcext:value-type="float">
            <text:p>0.65736</text:p>
          </table:table-cell>
          <table:table-cell table:formula="of:=([.F485]-[.E485])*1000" office:value-type="float" office:value="339.56" calcext:value-type="float">
            <text:p>339.56</text:p>
          </table:table-cell>
          <table:table-cell office:value-type="float" office:value="0.31812" calcext:value-type="float">
            <text:p>0.31812</text:p>
          </table:table-cell>
          <table:table-cell office:value-type="float" office:value="0.67313" calcext:value-type="float">
            <text:p>0.67313</text:p>
          </table:table-cell>
          <table:table-cell table:formula="of:=([.I485]-[.H485])*1000" office:value-type="float" office:value="355.01" calcext:value-type="float">
            <text:p>355.01</text:p>
          </table:table-cell>
          <table:table-cell office:value-type="float" office:value="0.31674" calcext:value-type="float">
            <text:p>0.31674</text:p>
          </table:table-cell>
          <table:table-cell office:value-type="float" office:value="0.67873" calcext:value-type="float">
            <text:p>0.67873</text:p>
          </table:table-cell>
          <table:table-cell table:formula="of:=([.L485]-[.H485])*1000" office:value-type="float" office:value="360.61" calcext:value-type="float">
            <text:p>360.61</text:p>
          </table:table-cell>
          <table:table-cell table:number-columns-repeated="11"/>
        </table:table-row>
        <table:table-row table:style-name="ro1">
          <table:table-cell office:value-type="float" office:value="0.1792" calcext:value-type="float">
            <text:p>0.1792</text:p>
          </table:table-cell>
          <table:table-cell office:value-type="float" office:value="0.30559" calcext:value-type="float">
            <text:p>0.30559</text:p>
          </table:table-cell>
          <table:table-cell office:value-type="float" office:value="0.63418" calcext:value-type="float">
            <text:p>0.63418</text:p>
          </table:table-cell>
          <table:table-cell table:formula="of:=([.C486]-[.B486])*1000" office:value-type="float" office:value="328.59" calcext:value-type="float">
            <text:p>328.59</text:p>
          </table:table-cell>
          <table:table-cell office:value-type="float" office:value="0.31702" calcext:value-type="float">
            <text:p>0.31702</text:p>
          </table:table-cell>
          <table:table-cell office:value-type="float" office:value="0.6573" calcext:value-type="float">
            <text:p>0.6573</text:p>
          </table:table-cell>
          <table:table-cell table:formula="of:=([.F486]-[.E486])*1000" office:value-type="float" office:value="340.28" calcext:value-type="float">
            <text:p>340.28</text:p>
          </table:table-cell>
          <table:table-cell office:value-type="float" office:value="0.31721" calcext:value-type="float">
            <text:p>0.31721</text:p>
          </table:table-cell>
          <table:table-cell office:value-type="float" office:value="0.67308" calcext:value-type="float">
            <text:p>0.67308</text:p>
          </table:table-cell>
          <table:table-cell table:formula="of:=([.I486]-[.H486])*1000" office:value-type="float" office:value="355.87" calcext:value-type="float">
            <text:p>355.87</text:p>
          </table:table-cell>
          <table:table-cell office:value-type="float" office:value="0.31573" calcext:value-type="float">
            <text:p>0.31573</text:p>
          </table:table-cell>
          <table:table-cell office:value-type="float" office:value="0.67868" calcext:value-type="float">
            <text:p>0.67868</text:p>
          </table:table-cell>
          <table:table-cell table:formula="of:=([.L486]-[.H486])*1000" office:value-type="float" office:value="361.47" calcext:value-type="float">
            <text:p>361.47</text:p>
          </table:table-cell>
          <table:table-cell table:number-columns-repeated="11"/>
        </table:table-row>
        <table:table-row table:style-name="ro1">
          <table:table-cell office:value-type="float" office:value="0.1796" calcext:value-type="float">
            <text:p>0.1796</text:p>
          </table:table-cell>
          <table:table-cell office:value-type="float" office:value="0.30481" calcext:value-type="float">
            <text:p>0.30481</text:p>
          </table:table-cell>
          <table:table-cell office:value-type="float" office:value="0.63413" calcext:value-type="float">
            <text:p>0.63413</text:p>
          </table:table-cell>
          <table:table-cell table:formula="of:=([.C487]-[.B487])*1000" office:value-type="float" office:value="329.32" calcext:value-type="float">
            <text:p>329.32</text:p>
          </table:table-cell>
          <table:table-cell office:value-type="float" office:value="0.31624" calcext:value-type="float">
            <text:p>0.31624</text:p>
          </table:table-cell>
          <table:table-cell office:value-type="float" office:value="0.65725" calcext:value-type="float">
            <text:p>0.65725</text:p>
          </table:table-cell>
          <table:table-cell table:formula="of:=([.F487]-[.E487])*1000" office:value-type="float" office:value="341.01" calcext:value-type="float">
            <text:p>341.01</text:p>
          </table:table-cell>
          <table:table-cell office:value-type="float" office:value="0.31631" calcext:value-type="float">
            <text:p>0.31631</text:p>
          </table:table-cell>
          <table:table-cell office:value-type="float" office:value="0.67302" calcext:value-type="float">
            <text:p>0.67302</text:p>
          </table:table-cell>
          <table:table-cell table:formula="of:=([.I487]-[.H487])*1000" office:value-type="float" office:value="356.71" calcext:value-type="float">
            <text:p>356.71</text:p>
          </table:table-cell>
          <table:table-cell office:value-type="float" office:value="0.31473" calcext:value-type="float">
            <text:p>0.31473</text:p>
          </table:table-cell>
          <table:table-cell office:value-type="float" office:value="0.67863" calcext:value-type="float">
            <text:p>0.67863</text:p>
          </table:table-cell>
          <table:table-cell table:formula="of:=([.L487]-[.H487])*1000" office:value-type="float" office:value="362.32" calcext:value-type="float">
            <text:p>362.32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30402" calcext:value-type="float">
            <text:p>0.30402</text:p>
          </table:table-cell>
          <table:table-cell office:value-type="float" office:value="0.63409" calcext:value-type="float">
            <text:p>0.63409</text:p>
          </table:table-cell>
          <table:table-cell table:formula="of:=([.C488]-[.B488])*1000" office:value-type="float" office:value="330.07" calcext:value-type="float">
            <text:p>330.07</text:p>
          </table:table-cell>
          <table:table-cell office:value-type="float" office:value="0.31545" calcext:value-type="float">
            <text:p>0.31545</text:p>
          </table:table-cell>
          <table:table-cell office:value-type="float" office:value="0.65719" calcext:value-type="float">
            <text:p>0.65719</text:p>
          </table:table-cell>
          <table:table-cell table:formula="of:=([.F488]-[.E488])*1000" office:value-type="float" office:value="341.74" calcext:value-type="float">
            <text:p>341.74</text:p>
          </table:table-cell>
          <table:table-cell office:value-type="float" office:value="0.3154" calcext:value-type="float">
            <text:p>0.3154</text:p>
          </table:table-cell>
          <table:table-cell office:value-type="float" office:value="0.67297" calcext:value-type="float">
            <text:p>0.67297</text:p>
          </table:table-cell>
          <table:table-cell table:formula="of:=([.I488]-[.H488])*1000" office:value-type="float" office:value="357.57" calcext:value-type="float">
            <text:p>357.57</text:p>
          </table:table-cell>
          <table:table-cell office:value-type="float" office:value="0.31372" calcext:value-type="float">
            <text:p>0.31372</text:p>
          </table:table-cell>
          <table:table-cell office:value-type="float" office:value="0.67857" calcext:value-type="float">
            <text:p>0.67857</text:p>
          </table:table-cell>
          <table:table-cell table:formula="of:=([.L488]-[.H488])*1000" office:value-type="float" office:value="363.17" calcext:value-type="float">
            <text:p>363.17</text:p>
          </table:table-cell>
          <table:table-cell table:number-columns-repeated="11"/>
        </table:table-row>
        <table:table-row table:style-name="ro1">
          <table:table-cell office:value-type="float" office:value="0.1804" calcext:value-type="float">
            <text:p>0.1804</text:p>
          </table:table-cell>
          <table:table-cell office:value-type="float" office:value="0.30328" calcext:value-type="float">
            <text:p>0.30328</text:p>
          </table:table-cell>
          <table:table-cell office:value-type="float" office:value="0.63404" calcext:value-type="float">
            <text:p>0.63404</text:p>
          </table:table-cell>
          <table:table-cell table:formula="of:=([.C489]-[.B489])*1000" office:value-type="float" office:value="330.76" calcext:value-type="float">
            <text:p>330.76</text:p>
          </table:table-cell>
          <table:table-cell office:value-type="float" office:value="0.31472" calcext:value-type="float">
            <text:p>0.31472</text:p>
          </table:table-cell>
          <table:table-cell office:value-type="float" office:value="0.65713" calcext:value-type="float">
            <text:p>0.65713</text:p>
          </table:table-cell>
          <table:table-cell table:formula="of:=([.F489]-[.E489])*1000" office:value-type="float" office:value="342.41" calcext:value-type="float">
            <text:p>342.41</text:p>
          </table:table-cell>
          <table:table-cell office:value-type="float" office:value="0.31456" calcext:value-type="float">
            <text:p>0.31456</text:p>
          </table:table-cell>
          <table:table-cell office:value-type="float" office:value="0.67292" calcext:value-type="float">
            <text:p>0.67292</text:p>
          </table:table-cell>
          <table:table-cell table:formula="of:=([.I489]-[.H489])*1000" office:value-type="float" office:value="358.36" calcext:value-type="float">
            <text:p>358.36</text:p>
          </table:table-cell>
          <table:table-cell office:value-type="float" office:value="0.31281" calcext:value-type="float">
            <text:p>0.31281</text:p>
          </table:table-cell>
          <table:table-cell office:value-type="float" office:value="0.67852" calcext:value-type="float">
            <text:p>0.67852</text:p>
          </table:table-cell>
          <table:table-cell table:formula="of:=([.L489]-[.H489])*1000" office:value-type="float" office:value="363.96" calcext:value-type="float">
            <text:p>363.96</text:p>
          </table:table-cell>
          <table:table-cell table:number-columns-repeated="11"/>
        </table:table-row>
        <table:table-row table:style-name="ro1">
          <table:table-cell office:value-type="float" office:value="0.1808" calcext:value-type="float">
            <text:p>0.1808</text:p>
          </table:table-cell>
          <table:table-cell office:value-type="float" office:value="0.30254" calcext:value-type="float">
            <text:p>0.30254</text:p>
          </table:table-cell>
          <table:table-cell office:value-type="float" office:value="0.634" calcext:value-type="float">
            <text:p>0.634</text:p>
          </table:table-cell>
          <table:table-cell table:formula="of:=([.C490]-[.B490])*1000" office:value-type="float" office:value="331.46" calcext:value-type="float">
            <text:p>331.46</text:p>
          </table:table-cell>
          <table:table-cell office:value-type="float" office:value="0.31398" calcext:value-type="float">
            <text:p>0.31398</text:p>
          </table:table-cell>
          <table:table-cell office:value-type="float" office:value="0.65707" calcext:value-type="float">
            <text:p>0.65707</text:p>
          </table:table-cell>
          <table:table-cell table:formula="of:=([.F490]-[.E490])*1000" office:value-type="float" office:value="343.09" calcext:value-type="float">
            <text:p>343.09</text:p>
          </table:table-cell>
          <table:table-cell office:value-type="float" office:value="0.31372" calcext:value-type="float">
            <text:p>0.31372</text:p>
          </table:table-cell>
          <table:table-cell office:value-type="float" office:value="0.67286" calcext:value-type="float">
            <text:p>0.67286</text:p>
          </table:table-cell>
          <table:table-cell table:formula="of:=([.I490]-[.H490])*1000" office:value-type="float" office:value="359.14" calcext:value-type="float">
            <text:p>359.14</text:p>
          </table:table-cell>
          <table:table-cell office:value-type="float" office:value="0.31189" calcext:value-type="float">
            <text:p>0.31189</text:p>
          </table:table-cell>
          <table:table-cell office:value-type="float" office:value="0.67847" calcext:value-type="float">
            <text:p>0.67847</text:p>
          </table:table-cell>
          <table:table-cell table:formula="of:=([.L490]-[.H490])*1000" office:value-type="float" office:value="364.75" calcext:value-type="float">
            <text:p>364.75</text:p>
          </table:table-cell>
          <table:table-cell table:number-columns-repeated="11"/>
        </table:table-row>
        <table:table-row table:style-name="ro1">
          <table:table-cell office:value-type="float" office:value="0.1812" calcext:value-type="float">
            <text:p>0.1812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63395" calcext:value-type="float">
            <text:p>0.63395</text:p>
          </table:table-cell>
          <table:table-cell table:formula="of:=([.C491]-[.B491])*1000" office:value-type="float" office:value="332.15" calcext:value-type="float">
            <text:p>332.15</text:p>
          </table:table-cell>
          <table:table-cell office:value-type="float" office:value="0.31325" calcext:value-type="float">
            <text:p>0.31325</text:p>
          </table:table-cell>
          <table:table-cell office:value-type="float" office:value="0.65702" calcext:value-type="float">
            <text:p>0.65702</text:p>
          </table:table-cell>
          <table:table-cell table:formula="of:=([.F491]-[.E491])*1000" office:value-type="float" office:value="343.77" calcext:value-type="float">
            <text:p>343.77</text:p>
          </table:table-cell>
          <table:table-cell office:value-type="float" office:value="0.31289" calcext:value-type="float">
            <text:p>0.31289</text:p>
          </table:table-cell>
          <table:table-cell office:value-type="float" office:value="0.67281" calcext:value-type="float">
            <text:p>0.67281</text:p>
          </table:table-cell>
          <table:table-cell table:formula="of:=([.I491]-[.H491])*1000" office:value-type="float" office:value="359.92" calcext:value-type="float">
            <text:p>359.92</text:p>
          </table:table-cell>
          <table:table-cell office:value-type="float" office:value="0.31097" calcext:value-type="float">
            <text:p>0.31097</text:p>
          </table:table-cell>
          <table:table-cell office:value-type="float" office:value="0.67842" calcext:value-type="float">
            <text:p>0.67842</text:p>
          </table:table-cell>
          <table:table-cell table:formula="of:=([.L491]-[.H491])*1000" office:value-type="float" office:value="365.53" calcext:value-type="float">
            <text:p>365.53</text:p>
          </table:table-cell>
          <table:table-cell table:number-columns-repeated="11"/>
        </table:table-row>
        <table:table-row table:style-name="ro1">
          <table:table-cell office:value-type="float" office:value="0.1816" calcext:value-type="float">
            <text:p>0.1816</text:p>
          </table:table-cell>
          <table:table-cell office:value-type="float" office:value="0.30106" calcext:value-type="float">
            <text:p>0.30106</text:p>
          </table:table-cell>
          <table:table-cell office:value-type="float" office:value="0.6339" calcext:value-type="float">
            <text:p>0.6339</text:p>
          </table:table-cell>
          <table:table-cell table:formula="of:=([.C492]-[.B492])*1000" office:value-type="float" office:value="332.84" calcext:value-type="float">
            <text:p>332.84</text:p>
          </table:table-cell>
          <table:table-cell office:value-type="float" office:value="0.31251" calcext:value-type="float">
            <text:p>0.31251</text:p>
          </table:table-cell>
          <table:table-cell office:value-type="float" office:value="0.65696" calcext:value-type="float">
            <text:p>0.65696</text:p>
          </table:table-cell>
          <table:table-cell table:formula="of:=([.F492]-[.E492])*1000" office:value-type="float" office:value="344.45" calcext:value-type="float">
            <text:p>344.45</text:p>
          </table:table-cell>
          <table:table-cell office:value-type="float" office:value="0.31205" calcext:value-type="float">
            <text:p>0.31205</text:p>
          </table:table-cell>
          <table:table-cell office:value-type="float" office:value="0.67275" calcext:value-type="float">
            <text:p>0.67275</text:p>
          </table:table-cell>
          <table:table-cell table:formula="of:=([.I492]-[.H492])*1000" office:value-type="float" office:value="360.7" calcext:value-type="float">
            <text:p>360.7</text:p>
          </table:table-cell>
          <table:table-cell office:value-type="float" office:value="0.31006" calcext:value-type="float">
            <text:p>0.31006</text:p>
          </table:table-cell>
          <table:table-cell office:value-type="float" office:value="0.67837" calcext:value-type="float">
            <text:p>0.67837</text:p>
          </table:table-cell>
          <table:table-cell table:formula="of:=([.L492]-[.H492])*1000" office:value-type="float" office:value="366.32" calcext:value-type="float">
            <text:p>366.32</text:p>
          </table:table-cell>
          <table:table-cell table:number-columns-repeated="11"/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30032" calcext:value-type="float">
            <text:p>0.30032</text:p>
          </table:table-cell>
          <table:table-cell office:value-type="float" office:value="0.63386" calcext:value-type="float">
            <text:p>0.63386</text:p>
          </table:table-cell>
          <table:table-cell table:formula="of:=([.C493]-[.B493])*1000" office:value-type="float" office:value="333.54" calcext:value-type="float">
            <text:p>333.54</text:p>
          </table:table-cell>
          <table:table-cell office:value-type="float" office:value="0.31178" calcext:value-type="float">
            <text:p>0.31178</text:p>
          </table:table-cell>
          <table:table-cell office:value-type="float" office:value="0.6569" calcext:value-type="float">
            <text:p>0.6569</text:p>
          </table:table-cell>
          <table:table-cell table:formula="of:=([.F493]-[.E493])*1000" office:value-type="float" office:value="345.12" calcext:value-type="float">
            <text:p>345.12</text:p>
          </table:table-cell>
          <table:table-cell office:value-type="float" office:value="0.31121" calcext:value-type="float">
            <text:p>0.31121</text:p>
          </table:table-cell>
          <table:table-cell office:value-type="float" office:value="0.6727" calcext:value-type="float">
            <text:p>0.6727</text:p>
          </table:table-cell>
          <table:table-cell table:formula="of:=([.I493]-[.H493])*1000" office:value-type="float" office:value="361.49" calcext:value-type="float">
            <text:p>361.49</text:p>
          </table:table-cell>
          <table:table-cell office:value-type="float" office:value="0.30914" calcext:value-type="float">
            <text:p>0.30914</text:p>
          </table:table-cell>
          <table:table-cell office:value-type="float" office:value="0.67832" calcext:value-type="float">
            <text:p>0.67832</text:p>
          </table:table-cell>
          <table:table-cell table:formula="of:=([.L493]-[.H493])*1000" office:value-type="float" office:value="367.11" calcext:value-type="float">
            <text:p>367.11</text:p>
          </table:table-cell>
          <table:table-cell table:number-columns-repeated="11"/>
        </table:table-row>
        <table:table-row table:style-name="ro1">
          <table:table-cell office:value-type="float" office:value="0.1824" calcext:value-type="float">
            <text:p>0.1824</text:p>
          </table:table-cell>
          <table:table-cell office:value-type="float" office:value="0.29958" calcext:value-type="float">
            <text:p>0.29958</text:p>
          </table:table-cell>
          <table:table-cell office:value-type="float" office:value="0.63381" calcext:value-type="float">
            <text:p>0.63381</text:p>
          </table:table-cell>
          <table:table-cell table:formula="of:=([.C494]-[.B494])*1000" office:value-type="float" office:value="334.23" calcext:value-type="float">
            <text:p>334.23</text:p>
          </table:table-cell>
          <table:table-cell office:value-type="float" office:value="0.31104" calcext:value-type="float">
            <text:p>0.31104</text:p>
          </table:table-cell>
          <table:table-cell office:value-type="float" office:value="0.65684" calcext:value-type="float">
            <text:p>0.65684</text:p>
          </table:table-cell>
          <table:table-cell table:formula="of:=([.F494]-[.E494])*1000" office:value-type="float" office:value="345.8" calcext:value-type="float">
            <text:p>345.8</text:p>
          </table:table-cell>
          <table:table-cell office:value-type="float" office:value="0.31038" calcext:value-type="float">
            <text:p>0.31038</text:p>
          </table:table-cell>
          <table:table-cell office:value-type="float" office:value="0.67264" calcext:value-type="float">
            <text:p>0.67264</text:p>
          </table:table-cell>
          <table:table-cell table:formula="of:=([.I494]-[.H494])*1000" office:value-type="float" office:value="362.26" calcext:value-type="float">
            <text:p>362.26</text:p>
          </table:table-cell>
          <table:table-cell office:value-type="float" office:value="0.30823" calcext:value-type="float">
            <text:p>0.30823</text:p>
          </table:table-cell>
          <table:table-cell office:value-type="float" office:value="0.67826" calcext:value-type="float">
            <text:p>0.67826</text:p>
          </table:table-cell>
          <table:table-cell table:formula="of:=([.L494]-[.H494])*1000" office:value-type="float" office:value="367.88" calcext:value-type="float">
            <text:p>367.88</text:p>
          </table:table-cell>
          <table:table-cell table:number-columns-repeated="11"/>
        </table:table-row>
        <table:table-row table:style-name="ro1">
          <table:table-cell office:value-type="float" office:value="0.1828" calcext:value-type="float">
            <text:p>0.1828</text:p>
          </table:table-cell>
          <table:table-cell office:value-type="float" office:value="0.29884" calcext:value-type="float">
            <text:p>0.29884</text:p>
          </table:table-cell>
          <table:table-cell office:value-type="float" office:value="0.63376" calcext:value-type="float">
            <text:p>0.63376</text:p>
          </table:table-cell>
          <table:table-cell table:formula="of:=([.C495]-[.B495])*1000" office:value-type="float" office:value="334.92" calcext:value-type="float">
            <text:p>334.92</text:p>
          </table:table-cell>
          <table:table-cell office:value-type="float" office:value="0.31031" calcext:value-type="float">
            <text:p>0.31031</text:p>
          </table:table-cell>
          <table:table-cell office:value-type="float" office:value="0.65679" calcext:value-type="float">
            <text:p>0.65679</text:p>
          </table:table-cell>
          <table:table-cell table:formula="of:=([.F495]-[.E495])*1000" office:value-type="float" office:value="346.48" calcext:value-type="float">
            <text:p>346.48</text:p>
          </table:table-cell>
          <table:table-cell office:value-type="float" office:value="0.30954" calcext:value-type="float">
            <text:p>0.30954</text:p>
          </table:table-cell>
          <table:table-cell office:value-type="float" office:value="0.67259" calcext:value-type="float">
            <text:p>0.67259</text:p>
          </table:table-cell>
          <table:table-cell table:formula="of:=([.I495]-[.H495])*1000" office:value-type="float" office:value="363.05" calcext:value-type="float">
            <text:p>363.05</text:p>
          </table:table-cell>
          <table:table-cell office:value-type="float" office:value="0.30731" calcext:value-type="float">
            <text:p>0.30731</text:p>
          </table:table-cell>
          <table:table-cell office:value-type="float" office:value="0.67821" calcext:value-type="float">
            <text:p>0.67821</text:p>
          </table:table-cell>
          <table:table-cell table:formula="of:=([.L495]-[.H495])*1000" office:value-type="float" office:value="368.67" calcext:value-type="float">
            <text:p>368.67</text:p>
          </table:table-cell>
          <table:table-cell table:number-columns-repeated="11"/>
        </table:table-row>
        <table:table-row table:style-name="ro1">
          <table:table-cell office:value-type="float" office:value="0.1832" calcext:value-type="float">
            <text:p>0.1832</text:p>
          </table:table-cell>
          <table:table-cell office:value-type="float" office:value="0.2981" calcext:value-type="float">
            <text:p>0.2981</text:p>
          </table:table-cell>
          <table:table-cell office:value-type="float" office:value="0.63372" calcext:value-type="float">
            <text:p>0.63372</text:p>
          </table:table-cell>
          <table:table-cell table:formula="of:=([.C496]-[.B496])*1000" office:value-type="float" office:value="335.62" calcext:value-type="float">
            <text:p>335.62</text:p>
          </table:table-cell>
          <table:table-cell office:value-type="float" office:value="0.30957" calcext:value-type="float">
            <text:p>0.30957</text:p>
          </table:table-cell>
          <table:table-cell office:value-type="float" office:value="0.65673" calcext:value-type="float">
            <text:p>0.65673</text:p>
          </table:table-cell>
          <table:table-cell table:formula="of:=([.F496]-[.E496])*1000" office:value-type="float" office:value="347.16" calcext:value-type="float">
            <text:p>347.16</text:p>
          </table:table-cell>
          <table:table-cell office:value-type="float" office:value="0.3087" calcext:value-type="float">
            <text:p>0.3087</text:p>
          </table:table-cell>
          <table:table-cell office:value-type="float" office:value="0.67254" calcext:value-type="float">
            <text:p>0.67254</text:p>
          </table:table-cell>
          <table:table-cell table:formula="of:=([.I496]-[.H496])*1000" office:value-type="float" office:value="363.84" calcext:value-type="float">
            <text:p>363.84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67816" calcext:value-type="float">
            <text:p>0.67816</text:p>
          </table:table-cell>
          <table:table-cell table:formula="of:=([.L496]-[.H496])*1000" office:value-type="float" office:value="369.46" calcext:value-type="float">
            <text:p>369.46</text:p>
          </table:table-cell>
          <table:table-cell table:number-columns-repeated="11"/>
        </table:table-row>
        <table:table-row table:style-name="ro1">
          <table:table-cell office:value-type="float" office:value="0.1836" calcext:value-type="float">
            <text:p>0.1836</text:p>
          </table:table-cell>
          <table:table-cell office:value-type="float" office:value="0.29738" calcext:value-type="float">
            <text:p>0.29738</text:p>
          </table:table-cell>
          <table:table-cell office:value-type="float" office:value="0.63367" calcext:value-type="float">
            <text:p>0.63367</text:p>
          </table:table-cell>
          <table:table-cell table:formula="of:=([.C497]-[.B497])*1000" office:value-type="float" office:value="336.29" calcext:value-type="float">
            <text:p>336.29</text:p>
          </table:table-cell>
          <table:table-cell office:value-type="float" office:value="0.30886" calcext:value-type="float">
            <text:p>0.30886</text:p>
          </table:table-cell>
          <table:table-cell office:value-type="float" office:value="0.65667" calcext:value-type="float">
            <text:p>0.65667</text:p>
          </table:table-cell>
          <table:table-cell table:formula="of:=([.F497]-[.E497])*1000" office:value-type="float" office:value="347.81" calcext:value-type="float">
            <text:p>347.81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67248" calcext:value-type="float">
            <text:p>0.67248</text:p>
          </table:table-cell>
          <table:table-cell table:formula="of:=([.I497]-[.H497])*1000" office:value-type="float" office:value="364.58" calcext:value-type="float">
            <text:p>364.58</text:p>
          </table:table-cell>
          <table:table-cell office:value-type="float" office:value="0.30553" calcext:value-type="float">
            <text:p>0.30553</text:p>
          </table:table-cell>
          <table:table-cell office:value-type="float" office:value="0.67811" calcext:value-type="float">
            <text:p>0.67811</text:p>
          </table:table-cell>
          <table:table-cell table:formula="of:=([.L497]-[.H497])*1000" office:value-type="float" office:value="370.21" calcext:value-type="float">
            <text:p>370.21</text:p>
          </table:table-cell>
          <table:table-cell table:number-columns-repeated="11"/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0.29666" calcext:value-type="float">
            <text:p>0.29666</text:p>
          </table:table-cell>
          <table:table-cell office:value-type="float" office:value="0.63362" calcext:value-type="float">
            <text:p>0.63362</text:p>
          </table:table-cell>
          <table:table-cell table:formula="of:=([.C498]-[.B498])*1000" office:value-type="float" office:value="336.96" calcext:value-type="float">
            <text:p>336.96</text:p>
          </table:table-cell>
          <table:table-cell office:value-type="float" office:value="0.30815" calcext:value-type="float">
            <text:p>0.30815</text:p>
          </table:table-cell>
          <table:table-cell office:value-type="float" office:value="0.65661" calcext:value-type="float">
            <text:p>0.65661</text:p>
          </table:table-cell>
          <table:table-cell table:formula="of:=([.F498]-[.E498])*1000" office:value-type="float" office:value="348.46" calcext:value-type="float">
            <text:p>348.46</text:p>
          </table:table-cell>
          <table:table-cell office:value-type="float" office:value="0.30711" calcext:value-type="float">
            <text:p>0.30711</text:p>
          </table:table-cell>
          <table:table-cell office:value-type="float" office:value="0.67243" calcext:value-type="float">
            <text:p>0.67243</text:p>
          </table:table-cell>
          <table:table-cell table:formula="of:=([.I498]-[.H498])*1000" office:value-type="float" office:value="365.32" calcext:value-type="float">
            <text:p>365.32</text:p>
          </table:table-cell>
          <table:table-cell office:value-type="float" office:value="0.30468" calcext:value-type="float">
            <text:p>0.30468</text:p>
          </table:table-cell>
          <table:table-cell office:value-type="float" office:value="0.67806" calcext:value-type="float">
            <text:p>0.67806</text:p>
          </table:table-cell>
          <table:table-cell table:formula="of:=([.L498]-[.H498])*1000" office:value-type="float" office:value="370.95" calcext:value-type="float">
            <text:p>370.95</text:p>
          </table:table-cell>
          <table:table-cell table:number-columns-repeated="11"/>
        </table:table-row>
        <table:table-row table:style-name="ro1">
          <table:table-cell office:value-type="float" office:value="0.1844" calcext:value-type="float">
            <text:p>0.1844</text:p>
          </table:table-cell>
          <table:table-cell office:value-type="float" office:value="0.29594" calcext:value-type="float">
            <text:p>0.29594</text:p>
          </table:table-cell>
          <table:table-cell office:value-type="float" office:value="0.63358" calcext:value-type="float">
            <text:p>0.63358</text:p>
          </table:table-cell>
          <table:table-cell table:formula="of:=([.C499]-[.B499])*1000" office:value-type="float" office:value="337.64" calcext:value-type="float">
            <text:p>337.64</text:p>
          </table:table-cell>
          <table:table-cell office:value-type="float" office:value="0.30745" calcext:value-type="float">
            <text:p>0.30745</text:p>
          </table:table-cell>
          <table:table-cell office:value-type="float" office:value="0.65655" calcext:value-type="float">
            <text:p>0.65655</text:p>
          </table:table-cell>
          <table:table-cell table:formula="of:=([.F499]-[.E499])*1000" office:value-type="float" office:value="349.1" calcext:value-type="float">
            <text:p>349.1</text:p>
          </table:table-cell>
          <table:table-cell office:value-type="float" office:value="0.30633" calcext:value-type="float">
            <text:p>0.30633</text:p>
          </table:table-cell>
          <table:table-cell office:value-type="float" office:value="0.67237" calcext:value-type="float">
            <text:p>0.67237</text:p>
          </table:table-cell>
          <table:table-cell table:formula="of:=([.I499]-[.H499])*1000" office:value-type="float" office:value="366.04" calcext:value-type="float">
            <text:p>366.04</text:p>
          </table:table-cell>
          <table:table-cell office:value-type="float" office:value="0.30384" calcext:value-type="float">
            <text:p>0.30384</text:p>
          </table:table-cell>
          <table:table-cell office:value-type="float" office:value="0.678" calcext:value-type="float">
            <text:p>0.678</text:p>
          </table:table-cell>
          <table:table-cell table:formula="of:=([.L499]-[.H499])*1000" office:value-type="float" office:value="371.67" calcext:value-type="float">
            <text:p>371.67</text:p>
          </table:table-cell>
          <table:table-cell table:number-columns-repeated="11"/>
        </table:table-row>
        <table:table-row table:style-name="ro1">
          <table:table-cell office:value-type="float" office:value="0.1848" calcext:value-type="float">
            <text:p>0.1848</text:p>
          </table:table-cell>
          <table:table-cell office:value-type="float" office:value="0.29522" calcext:value-type="float">
            <text:p>0.29522</text:p>
          </table:table-cell>
          <table:table-cell office:value-type="float" office:value="0.63353" calcext:value-type="float">
            <text:p>0.63353</text:p>
          </table:table-cell>
          <table:table-cell table:formula="of:=([.C500]-[.B500])*1000" office:value-type="float" office:value="338.31" calcext:value-type="float">
            <text:p>338.31</text:p>
          </table:table-cell>
          <table:table-cell office:value-type="float" office:value="0.30674" calcext:value-type="float">
            <text:p>0.30674</text:p>
          </table:table-cell>
          <table:table-cell office:value-type="float" office:value="0.6565" calcext:value-type="float">
            <text:p>0.6565</text:p>
          </table:table-cell>
          <table:table-cell table:formula="of:=([.F500]-[.E500])*1000" office:value-type="float" office:value="349.76" calcext:value-type="float">
            <text:p>349.76</text:p>
          </table:table-cell>
          <table:table-cell office:value-type="float" office:value="0.30554" calcext:value-type="float">
            <text:p>0.30554</text:p>
          </table:table-cell>
          <table:table-cell office:value-type="float" office:value="0.67232" calcext:value-type="float">
            <text:p>0.67232</text:p>
          </table:table-cell>
          <table:table-cell table:formula="of:=([.I500]-[.H500])*1000" office:value-type="float" office:value="366.78" calcext:value-type="float">
            <text:p>366.78</text:p>
          </table:table-cell>
          <table:table-cell office:value-type="float" office:value="0.30299" calcext:value-type="float">
            <text:p>0.30299</text:p>
          </table:table-cell>
          <table:table-cell office:value-type="float" office:value="0.67795" calcext:value-type="float">
            <text:p>0.67795</text:p>
          </table:table-cell>
          <table:table-cell table:formula="of:=([.L500]-[.H500])*1000" office:value-type="float" office:value="372.41" calcext:value-type="float">
            <text:p>372.41</text:p>
          </table:table-cell>
          <table:table-cell table:number-columns-repeated="11"/>
        </table:table-row>
        <table:table-row table:style-name="ro1">
          <table:table-cell office:value-type="float" office:value="0.1852" calcext:value-type="float">
            <text:p>0.1852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0.63348" calcext:value-type="float">
            <text:p>0.63348</text:p>
          </table:table-cell>
          <table:table-cell table:formula="of:=([.C501]-[.B501])*1000" office:value-type="float" office:value="338.97" calcext:value-type="float">
            <text:p>338.97</text:p>
          </table:table-cell>
          <table:table-cell office:value-type="float" office:value="0.30604" calcext:value-type="float">
            <text:p>0.30604</text:p>
          </table:table-cell>
          <table:table-cell office:value-type="float" office:value="0.65644" calcext:value-type="float">
            <text:p>0.65644</text:p>
          </table:table-cell>
          <table:table-cell table:formula="of:=([.F501]-[.E501])*1000" office:value-type="float" office:value="350.4" calcext:value-type="float">
            <text:p>350.4</text:p>
          </table:table-cell>
          <table:table-cell office:value-type="float" office:value="0.30475" calcext:value-type="float">
            <text:p>0.30475</text:p>
          </table:table-cell>
          <table:table-cell office:value-type="float" office:value="0.67226" calcext:value-type="float">
            <text:p>0.67226</text:p>
          </table:table-cell>
          <table:table-cell table:formula="of:=([.I501]-[.H501])*1000" office:value-type="float" office:value="367.51" calcext:value-type="float">
            <text:p>367.51</text:p>
          </table:table-cell>
          <table:table-cell office:value-type="float" office:value="0.30215" calcext:value-type="float">
            <text:p>0.30215</text:p>
          </table:table-cell>
          <table:table-cell office:value-type="float" office:value="0.6779" calcext:value-type="float">
            <text:p>0.6779</text:p>
          </table:table-cell>
          <table:table-cell table:formula="of:=([.L501]-[.H501])*1000" office:value-type="float" office:value="373.15" calcext:value-type="float">
            <text:p>373.15</text:p>
          </table:table-cell>
          <table:table-cell table:number-columns-repeated="11"/>
        </table:table-row>
        <table:table-row table:style-name="ro1">
          <table:table-cell office:value-type="float" office:value="0.1856" calcext:value-type="float">
            <text:p>0.1856</text:p>
          </table:table-cell>
          <table:table-cell office:value-type="float" office:value="0.29379" calcext:value-type="float">
            <text:p>0.29379</text:p>
          </table:table-cell>
          <table:table-cell office:value-type="float" office:value="0.63344" calcext:value-type="float">
            <text:p>0.63344</text:p>
          </table:table-cell>
          <table:table-cell table:formula="of:=([.C502]-[.B502])*1000" office:value-type="float" office:value="339.65" calcext:value-type="float">
            <text:p>339.65</text:p>
          </table:table-cell>
          <table:table-cell office:value-type="float" office:value="0.30533" calcext:value-type="float">
            <text:p>0.30533</text:p>
          </table:table-cell>
          <table:table-cell office:value-type="float" office:value="0.65638" calcext:value-type="float">
            <text:p>0.65638</text:p>
          </table:table-cell>
          <table:table-cell table:formula="of:=([.F502]-[.E502])*1000" office:value-type="float" office:value="351.05" calcext:value-type="float">
            <text:p>351.05</text:p>
          </table:table-cell>
          <table:table-cell office:value-type="float" office:value="0.30397" calcext:value-type="float">
            <text:p>0.30397</text:p>
          </table:table-cell>
          <table:table-cell office:value-type="float" office:value="0.67221" calcext:value-type="float">
            <text:p>0.67221</text:p>
          </table:table-cell>
          <table:table-cell table:formula="of:=([.I502]-[.H502])*1000" office:value-type="float" office:value="368.24" calcext:value-type="float">
            <text:p>368.24</text:p>
          </table:table-cell>
          <table:table-cell office:value-type="float" office:value="0.3013" calcext:value-type="float">
            <text:p>0.3013</text:p>
          </table:table-cell>
          <table:table-cell office:value-type="float" office:value="0.67785" calcext:value-type="float">
            <text:p>0.67785</text:p>
          </table:table-cell>
          <table:table-cell table:formula="of:=([.L502]-[.H502])*1000" office:value-type="float" office:value="373.88" calcext:value-type="float">
            <text:p>373.88</text:p>
          </table:table-cell>
          <table:table-cell table:number-columns-repeated="11"/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29307" calcext:value-type="float">
            <text:p>0.29307</text:p>
          </table:table-cell>
          <table:table-cell office:value-type="float" office:value="0.63339" calcext:value-type="float">
            <text:p>0.63339</text:p>
          </table:table-cell>
          <table:table-cell table:formula="of:=([.C503]-[.B503])*1000" office:value-type="float" office:value="340.32" calcext:value-type="float">
            <text:p>340.32</text:p>
          </table:table-cell>
          <table:table-cell office:value-type="float" office:value="0.30463" calcext:value-type="float">
            <text:p>0.30463</text:p>
          </table:table-cell>
          <table:table-cell office:value-type="float" office:value="0.65632" calcext:value-type="float">
            <text:p>0.65632</text:p>
          </table:table-cell>
          <table:table-cell table:formula="of:=([.F503]-[.E503])*1000" office:value-type="float" office:value="351.69" calcext:value-type="float">
            <text:p>351.69</text:p>
          </table:table-cell>
          <table:table-cell office:value-type="float" office:value="0.30318" calcext:value-type="float">
            <text:p>0.30318</text:p>
          </table:table-cell>
          <table:table-cell office:value-type="float" office:value="0.67215" calcext:value-type="float">
            <text:p>0.67215</text:p>
          </table:table-cell>
          <table:table-cell table:formula="of:=([.I503]-[.H503])*1000" office:value-type="float" office:value="368.97" calcext:value-type="float">
            <text:p>368.97</text:p>
          </table:table-cell>
          <table:table-cell office:value-type="float" office:value="0.30046" calcext:value-type="float">
            <text:p>0.30046</text:p>
          </table:table-cell>
          <table:table-cell office:value-type="float" office:value="0.67779" calcext:value-type="float">
            <text:p>0.67779</text:p>
          </table:table-cell>
          <table:table-cell table:formula="of:=([.L503]-[.H503])*1000" office:value-type="float" office:value="374.61" calcext:value-type="float">
            <text:p>374.61</text:p>
          </table:table-cell>
          <table:table-cell table:number-columns-repeated="11"/>
        </table:table-row>
        <table:table-row table:style-name="ro1">
          <table:table-cell office:value-type="float" office:value="0.1864" calcext:value-type="float">
            <text:p>0.1864</text:p>
          </table:table-cell>
          <table:table-cell office:value-type="float" office:value="0.29235" calcext:value-type="float">
            <text:p>0.29235</text:p>
          </table:table-cell>
          <table:table-cell office:value-type="float" office:value="0.63334" calcext:value-type="float">
            <text:p>0.63334</text:p>
          </table:table-cell>
          <table:table-cell table:formula="of:=([.C504]-[.B504])*1000" office:value-type="float" office:value="340.99" calcext:value-type="float">
            <text:p>340.99</text:p>
          </table:table-cell>
          <table:table-cell office:value-type="float" office:value="0.30392" calcext:value-type="float">
            <text:p>0.30392</text:p>
          </table:table-cell>
          <table:table-cell office:value-type="float" office:value="0.65626" calcext:value-type="float">
            <text:p>0.65626</text:p>
          </table:table-cell>
          <table:table-cell table:formula="of:=([.F504]-[.E504])*1000" office:value-type="float" office:value="352.34" calcext:value-type="float">
            <text:p>352.34</text:p>
          </table:table-cell>
          <table:table-cell office:value-type="float" office:value="0.30239" calcext:value-type="float">
            <text:p>0.30239</text:p>
          </table:table-cell>
          <table:table-cell office:value-type="float" office:value="0.6721" calcext:value-type="float">
            <text:p>0.6721</text:p>
          </table:table-cell>
          <table:table-cell table:formula="of:=([.I504]-[.H504])*1000" office:value-type="float" office:value="369.71" calcext:value-type="float">
            <text:p>369.71</text:p>
          </table:table-cell>
          <table:table-cell office:value-type="float" office:value="0.29961" calcext:value-type="float">
            <text:p>0.29961</text:p>
          </table:table-cell>
          <table:table-cell office:value-type="float" office:value="0.67774" calcext:value-type="float">
            <text:p>0.67774</text:p>
          </table:table-cell>
          <table:table-cell table:formula="of:=([.L504]-[.H504])*1000" office:value-type="float" office:value="375.35" calcext:value-type="float">
            <text:p>375.35</text:p>
          </table:table-cell>
          <table:table-cell table:number-columns-repeated="11"/>
        </table:table-row>
        <table:table-row table:style-name="ro1">
          <table:table-cell office:value-type="float" office:value="0.1868" calcext:value-type="float">
            <text:p>0.1868</text:p>
          </table:table-cell>
          <table:table-cell office:value-type="float" office:value="0.29164" calcext:value-type="float">
            <text:p>0.29164</text:p>
          </table:table-cell>
          <table:table-cell office:value-type="float" office:value="0.6333" calcext:value-type="float">
            <text:p>0.6333</text:p>
          </table:table-cell>
          <table:table-cell table:formula="of:=([.C505]-[.B505])*1000" office:value-type="float" office:value="341.66" calcext:value-type="float">
            <text:p>341.66</text:p>
          </table:table-cell>
          <table:table-cell office:value-type="float" office:value="0.30322" calcext:value-type="float">
            <text:p>0.30322</text:p>
          </table:table-cell>
          <table:table-cell office:value-type="float" office:value="0.6562" calcext:value-type="float">
            <text:p>0.6562</text:p>
          </table:table-cell>
          <table:table-cell table:formula="of:=([.F505]-[.E505])*1000" office:value-type="float" office:value="352.98" calcext:value-type="float">
            <text:p>352.98</text:p>
          </table:table-cell>
          <table:table-cell office:value-type="float" office:value="0.30162" calcext:value-type="float">
            <text:p>0.30162</text:p>
          </table:table-cell>
          <table:table-cell office:value-type="float" office:value="0.67204" calcext:value-type="float">
            <text:p>0.67204</text:p>
          </table:table-cell>
          <table:table-cell table:formula="of:=([.I505]-[.H505])*1000" office:value-type="float" office:value="370.42" calcext:value-type="float">
            <text:p>370.42</text:p>
          </table:table-cell>
          <table:table-cell office:value-type="float" office:value="0.29878" calcext:value-type="float">
            <text:p>0.29878</text:p>
          </table:table-cell>
          <table:table-cell office:value-type="float" office:value="0.67769" calcext:value-type="float">
            <text:p>0.67769</text:p>
          </table:table-cell>
          <table:table-cell table:formula="of:=([.L505]-[.H505])*1000" office:value-type="float" office:value="376.07" calcext:value-type="float">
            <text:p>376.07</text:p>
          </table:table-cell>
          <table:table-cell table:number-columns-repeated="11"/>
        </table:table-row>
        <table:table-row table:style-name="ro1">
          <table:table-cell office:value-type="float" office:value="0.1872" calcext:value-type="float">
            <text:p>0.1872</text:p>
          </table:table-cell>
          <table:table-cell office:value-type="float" office:value="0.29092" calcext:value-type="float">
            <text:p>0.29092</text:p>
          </table:table-cell>
          <table:table-cell office:value-type="float" office:value="0.63325" calcext:value-type="float">
            <text:p>0.63325</text:p>
          </table:table-cell>
          <table:table-cell table:formula="of:=([.C506]-[.B506])*1000" office:value-type="float" office:value="342.33" calcext:value-type="float">
            <text:p>342.33</text:p>
          </table:table-cell>
          <table:table-cell office:value-type="float" office:value="0.30253" calcext:value-type="float">
            <text:p>0.30253</text:p>
          </table:table-cell>
          <table:table-cell office:value-type="float" office:value="0.65615" calcext:value-type="float">
            <text:p>0.65615</text:p>
          </table:table-cell>
          <table:table-cell table:formula="of:=([.F506]-[.E506])*1000" office:value-type="float" office:value="353.62" calcext:value-type="float">
            <text:p>353.62</text:p>
          </table:table-cell>
          <table:table-cell office:value-type="float" office:value="0.30087" calcext:value-type="float">
            <text:p>0.30087</text:p>
          </table:table-cell>
          <table:table-cell office:value-type="float" office:value="0.67199" calcext:value-type="float">
            <text:p>0.67199</text:p>
          </table:table-cell>
          <table:table-cell table:formula="of:=([.I506]-[.H506])*1000" office:value-type="float" office:value="371.12" calcext:value-type="float">
            <text:p>371.12</text:p>
          </table:table-cell>
          <table:table-cell office:value-type="float" office:value="0.298" calcext:value-type="float">
            <text:p>0.298</text:p>
          </table:table-cell>
          <table:table-cell office:value-type="float" office:value="0.67764" calcext:value-type="float">
            <text:p>0.67764</text:p>
          </table:table-cell>
          <table:table-cell table:formula="of:=([.L506]-[.H506])*1000" office:value-type="float" office:value="376.77" calcext:value-type="float">
            <text:p>376.77</text:p>
          </table:table-cell>
          <table:table-cell table:number-columns-repeated="11"/>
        </table:table-row>
        <table:table-row table:style-name="ro1">
          <table:table-cell office:value-type="float" office:value="0.1876" calcext:value-type="float">
            <text:p>0.1876</text:p>
          </table:table-cell>
          <table:table-cell office:value-type="float" office:value="0.29021" calcext:value-type="float">
            <text:p>0.29021</text:p>
          </table:table-cell>
          <table:table-cell office:value-type="float" office:value="0.6332" calcext:value-type="float">
            <text:p>0.6332</text:p>
          </table:table-cell>
          <table:table-cell table:formula="of:=([.C507]-[.B507])*1000" office:value-type="float" office:value="342.99" calcext:value-type="float">
            <text:p>342.99</text:p>
          </table:table-cell>
          <table:table-cell office:value-type="float" office:value="0.30184" calcext:value-type="float">
            <text:p>0.30184</text:p>
          </table:table-cell>
          <table:table-cell office:value-type="float" office:value="0.65609" calcext:value-type="float">
            <text:p>0.65609</text:p>
          </table:table-cell>
          <table:table-cell table:formula="of:=([.F507]-[.E507])*1000" office:value-type="float" office:value="354.25" calcext:value-type="float">
            <text:p>354.25</text:p>
          </table:table-cell>
          <table:table-cell office:value-type="float" office:value="0.30012" calcext:value-type="float">
            <text:p>0.30012</text:p>
          </table:table-cell>
          <table:table-cell office:value-type="float" office:value="0.67193" calcext:value-type="float">
            <text:p>0.67193</text:p>
          </table:table-cell>
          <table:table-cell table:formula="of:=([.I507]-[.H507])*1000" office:value-type="float" office:value="371.81" calcext:value-type="float">
            <text:p>371.81</text:p>
          </table:table-cell>
          <table:table-cell office:value-type="float" office:value="0.29721" calcext:value-type="float">
            <text:p>0.29721</text:p>
          </table:table-cell>
          <table:table-cell office:value-type="float" office:value="0.67758" calcext:value-type="float">
            <text:p>0.67758</text:p>
          </table:table-cell>
          <table:table-cell table:formula="of:=([.L507]-[.H507])*1000" office:value-type="float" office:value="377.46" calcext:value-type="float">
            <text:p>377.46</text:p>
          </table:table-cell>
          <table:table-cell table:number-columns-repeated="11"/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63315" calcext:value-type="float">
            <text:p>0.63315</text:p>
          </table:table-cell>
          <table:table-cell table:formula="of:=([.C508]-[.B508])*1000" office:value-type="float" office:value="343.65" calcext:value-type="float">
            <text:p>343.65</text:p>
          </table:table-cell>
          <table:table-cell office:value-type="float" office:value="0.30115" calcext:value-type="float">
            <text:p>0.30115</text:p>
          </table:table-cell>
          <table:table-cell office:value-type="float" office:value="0.65603" calcext:value-type="float">
            <text:p>0.65603</text:p>
          </table:table-cell>
          <table:table-cell table:formula="of:=([.F508]-[.E508])*1000" office:value-type="float" office:value="354.88" calcext:value-type="float">
            <text:p>354.88</text:p>
          </table:table-cell>
          <table:table-cell office:value-type="float" office:value="0.29937" calcext:value-type="float">
            <text:p>0.29937</text:p>
          </table:table-cell>
          <table:table-cell office:value-type="float" office:value="0.67187" calcext:value-type="float">
            <text:p>0.67187</text:p>
          </table:table-cell>
          <table:table-cell table:formula="of:=([.I508]-[.H508])*1000" office:value-type="float" office:value="372.5" calcext:value-type="float">
            <text:p>372.5</text:p>
          </table:table-cell>
          <table:table-cell office:value-type="float" office:value="0.29642" calcext:value-type="float">
            <text:p>0.29642</text:p>
          </table:table-cell>
          <table:table-cell office:value-type="float" office:value="0.67753" calcext:value-type="float">
            <text:p>0.67753</text:p>
          </table:table-cell>
          <table:table-cell table:formula="of:=([.L508]-[.H508])*1000" office:value-type="float" office:value="378.16" calcext:value-type="float">
            <text:p>378.16</text:p>
          </table:table-cell>
          <table:table-cell table:number-columns-repeated="11"/>
        </table:table-row>
        <table:table-row table:style-name="ro1">
          <table:table-cell office:value-type="float" office:value="0.1884" calcext:value-type="float">
            <text:p>0.1884</text:p>
          </table:table-cell>
          <table:table-cell office:value-type="float" office:value="0.28878" calcext:value-type="float">
            <text:p>0.28878</text:p>
          </table:table-cell>
          <table:table-cell office:value-type="float" office:value="0.63311" calcext:value-type="float">
            <text:p>0.63311</text:p>
          </table:table-cell>
          <table:table-cell table:formula="of:=([.C509]-[.B509])*1000" office:value-type="float" office:value="344.33" calcext:value-type="float">
            <text:p>344.33</text:p>
          </table:table-cell>
          <table:table-cell office:value-type="float" office:value="0.30046" calcext:value-type="float">
            <text:p>0.30046</text:p>
          </table:table-cell>
          <table:table-cell office:value-type="float" office:value="0.65597" calcext:value-type="float">
            <text:p>0.65597</text:p>
          </table:table-cell>
          <table:table-cell table:formula="of:=([.F509]-[.E509])*1000" office:value-type="float" office:value="355.51" calcext:value-type="float">
            <text:p>355.51</text:p>
          </table:table-cell>
          <table:table-cell office:value-type="float" office:value="0.29862" calcext:value-type="float">
            <text:p>0.29862</text:p>
          </table:table-cell>
          <table:table-cell office:value-type="float" office:value="0.67182" calcext:value-type="float">
            <text:p>0.67182</text:p>
          </table:table-cell>
          <table:table-cell table:formula="of:=([.I509]-[.H509])*1000" office:value-type="float" office:value="373.2" calcext:value-type="float">
            <text:p>373.2</text:p>
          </table:table-cell>
          <table:table-cell office:value-type="float" office:value="0.29563" calcext:value-type="float">
            <text:p>0.29563</text:p>
          </table:table-cell>
          <table:table-cell office:value-type="float" office:value="0.67748" calcext:value-type="float">
            <text:p>0.67748</text:p>
          </table:table-cell>
          <table:table-cell table:formula="of:=([.L509]-[.H509])*1000" office:value-type="float" office:value="378.86" calcext:value-type="float">
            <text:p>378.86</text:p>
          </table:table-cell>
          <table:table-cell table:number-columns-repeated="11"/>
        </table:table-row>
        <table:table-row table:style-name="ro1">
          <table:table-cell office:value-type="float" office:value="0.1888" calcext:value-type="float">
            <text:p>0.1888</text:p>
          </table:table-cell>
          <table:table-cell office:value-type="float" office:value="0.28807" calcext:value-type="float">
            <text:p>0.28807</text:p>
          </table:table-cell>
          <table:table-cell office:value-type="float" office:value="0.63306" calcext:value-type="float">
            <text:p>0.63306</text:p>
          </table:table-cell>
          <table:table-cell table:formula="of:=([.C510]-[.B510])*1000" office:value-type="float" office:value="344.99" calcext:value-type="float">
            <text:p>344.99</text:p>
          </table:table-cell>
          <table:table-cell office:value-type="float" office:value="0.29978" calcext:value-type="float">
            <text:p>0.29978</text:p>
          </table:table-cell>
          <table:table-cell office:value-type="float" office:value="0.65591" calcext:value-type="float">
            <text:p>0.65591</text:p>
          </table:table-cell>
          <table:table-cell table:formula="of:=([.F510]-[.E510])*1000" office:value-type="float" office:value="356.13" calcext:value-type="float">
            <text:p>356.13</text:p>
          </table:table-cell>
          <table:table-cell office:value-type="float" office:value="0.29787" calcext:value-type="float">
            <text:p>0.29787</text:p>
          </table:table-cell>
          <table:table-cell office:value-type="float" office:value="0.67176" calcext:value-type="float">
            <text:p>0.67176</text:p>
          </table:table-cell>
          <table:table-cell table:formula="of:=([.I510]-[.H510])*1000" office:value-type="float" office:value="373.89" calcext:value-type="float">
            <text:p>373.89</text:p>
          </table:table-cell>
          <table:table-cell office:value-type="float" office:value="0.29484" calcext:value-type="float">
            <text:p>0.29484</text:p>
          </table:table-cell>
          <table:table-cell office:value-type="float" office:value="0.67742" calcext:value-type="float">
            <text:p>0.67742</text:p>
          </table:table-cell>
          <table:table-cell table:formula="of:=([.L510]-[.H510])*1000" office:value-type="float" office:value="379.55" calcext:value-type="float">
            <text:p>379.55</text:p>
          </table:table-cell>
          <table:table-cell table:number-columns-repeated="11"/>
        </table:table-row>
        <table:table-row table:style-name="ro1">
          <table:table-cell office:value-type="float" office:value="0.1892" calcext:value-type="float">
            <text:p>0.1892</text:p>
          </table:table-cell>
          <table:table-cell office:value-type="float" office:value="0.28736" calcext:value-type="float">
            <text:p>0.28736</text:p>
          </table:table-cell>
          <table:table-cell office:value-type="float" office:value="0.63301" calcext:value-type="float">
            <text:p>0.63301</text:p>
          </table:table-cell>
          <table:table-cell table:formula="of:=([.C511]-[.B511])*1000" office:value-type="float" office:value="345.65" calcext:value-type="float">
            <text:p>345.65</text:p>
          </table:table-cell>
          <table:table-cell office:value-type="float" office:value="0.29909" calcext:value-type="float">
            <text:p>0.29909</text:p>
          </table:table-cell>
          <table:table-cell office:value-type="float" office:value="0.65585" calcext:value-type="float">
            <text:p>0.65585</text:p>
          </table:table-cell>
          <table:table-cell table:formula="of:=([.F511]-[.E511])*1000" office:value-type="float" office:value="356.76" calcext:value-type="float">
            <text:p>356.76</text:p>
          </table:table-cell>
          <table:table-cell office:value-type="float" office:value="0.29712" calcext:value-type="float">
            <text:p>0.29712</text:p>
          </table:table-cell>
          <table:table-cell office:value-type="float" office:value="0.67171" calcext:value-type="float">
            <text:p>0.67171</text:p>
          </table:table-cell>
          <table:table-cell table:formula="of:=([.I511]-[.H511])*1000" office:value-type="float" office:value="374.59" calcext:value-type="float">
            <text:p>374.59</text:p>
          </table:table-cell>
          <table:table-cell office:value-type="float" office:value="0.29405" calcext:value-type="float">
            <text:p>0.29405</text:p>
          </table:table-cell>
          <table:table-cell office:value-type="float" office:value="0.67737" calcext:value-type="float">
            <text:p>0.67737</text:p>
          </table:table-cell>
          <table:table-cell table:formula="of:=([.L511]-[.H511])*1000" office:value-type="float" office:value="380.25" calcext:value-type="float">
            <text:p>380.25</text:p>
          </table:table-cell>
          <table:table-cell table:number-columns-repeated="11"/>
        </table:table-row>
        <table:table-row table:style-name="ro1">
          <table:table-cell office:value-type="float" office:value="0.1896" calcext:value-type="float">
            <text:p>0.1896</text:p>
          </table:table-cell>
          <table:table-cell office:value-type="float" office:value="0.28664" calcext:value-type="float">
            <text:p>0.28664</text:p>
          </table:table-cell>
          <table:table-cell office:value-type="float" office:value="0.63296" calcext:value-type="float">
            <text:p>0.63296</text:p>
          </table:table-cell>
          <table:table-cell table:formula="of:=([.C512]-[.B512])*1000" office:value-type="float" office:value="346.32" calcext:value-type="float">
            <text:p>346.32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65579" calcext:value-type="float">
            <text:p>0.65579</text:p>
          </table:table-cell>
          <table:table-cell table:formula="of:=([.F512]-[.E512])*1000" office:value-type="float" office:value="357.39" calcext:value-type="float">
            <text:p>357.39</text:p>
          </table:table-cell>
          <table:table-cell office:value-type="float" office:value="0.29637" calcext:value-type="float">
            <text:p>0.29637</text:p>
          </table:table-cell>
          <table:table-cell office:value-type="float" office:value="0.67165" calcext:value-type="float">
            <text:p>0.67165</text:p>
          </table:table-cell>
          <table:table-cell table:formula="of:=([.I512]-[.H512])*1000" office:value-type="float" office:value="375.28" calcext:value-type="float">
            <text:p>375.28</text:p>
          </table:table-cell>
          <table:table-cell office:value-type="float" office:value="0.29326" calcext:value-type="float">
            <text:p>0.29326</text:p>
          </table:table-cell>
          <table:table-cell office:value-type="float" office:value="0.67732" calcext:value-type="float">
            <text:p>0.67732</text:p>
          </table:table-cell>
          <table:table-cell table:formula="of:=([.L512]-[.H512])*1000" office:value-type="float" office:value="380.95" calcext:value-type="float">
            <text:p>380.95</text:p>
          </table:table-cell>
          <table:table-cell table:number-columns-repeated="1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28593" calcext:value-type="float">
            <text:p>0.28593</text:p>
          </table:table-cell>
          <table:table-cell office:value-type="float" office:value="0.63292" calcext:value-type="float">
            <text:p>0.63292</text:p>
          </table:table-cell>
          <table:table-cell table:formula="of:=([.C513]-[.B513])*1000" office:value-type="float" office:value="346.99" calcext:value-type="float">
            <text:p>346.99</text:p>
          </table:table-cell>
          <table:table-cell office:value-type="float" office:value="0.29771" calcext:value-type="float">
            <text:p>0.29771</text:p>
          </table:table-cell>
          <table:table-cell office:value-type="float" office:value="0.65573" calcext:value-type="float">
            <text:p>0.65573</text:p>
          </table:table-cell>
          <table:table-cell table:formula="of:=([.F513]-[.E513])*1000" office:value-type="float" office:value="358.02" calcext:value-type="float">
            <text:p>358.02</text:p>
          </table:table-cell>
          <table:table-cell office:value-type="float" office:value="0.29562" calcext:value-type="float">
            <text:p>0.29562</text:p>
          </table:table-cell>
          <table:table-cell office:value-type="float" office:value="0.6716" calcext:value-type="float">
            <text:p>0.6716</text:p>
          </table:table-cell>
          <table:table-cell table:formula="of:=([.I513]-[.H513])*1000" office:value-type="float" office:value="375.98" calcext:value-type="float">
            <text:p>375.98</text:p>
          </table:table-cell>
          <table:table-cell office:value-type="float" office:value="0.29248" calcext:value-type="float">
            <text:p>0.29248</text:p>
          </table:table-cell>
          <table:table-cell office:value-type="float" office:value="0.67727" calcext:value-type="float">
            <text:p>0.67727</text:p>
          </table:table-cell>
          <table:table-cell table:formula="of:=([.L513]-[.H513])*1000" office:value-type="float" office:value="381.65" calcext:value-type="float">
            <text:p>381.65</text:p>
          </table:table-cell>
          <table:table-cell table:number-columns-repeated="11"/>
        </table:table-row>
        <table:table-row table:style-name="ro1">
          <table:table-cell office:value-type="float" office:value="0.1904" calcext:value-type="float">
            <text:p>0.1904</text:p>
          </table:table-cell>
          <table:table-cell office:value-type="float" office:value="0.28521" calcext:value-type="float">
            <text:p>0.28521</text:p>
          </table:table-cell>
          <table:table-cell office:value-type="float" office:value="0.63287" calcext:value-type="float">
            <text:p>0.63287</text:p>
          </table:table-cell>
          <table:table-cell table:formula="of:=([.C514]-[.B514])*1000" office:value-type="float" office:value="347.66" calcext:value-type="float">
            <text:p>347.66</text:p>
          </table:table-cell>
          <table:table-cell office:value-type="float" office:value="0.29703" calcext:value-type="float">
            <text:p>0.29703</text:p>
          </table:table-cell>
          <table:table-cell office:value-type="float" office:value="0.65567" calcext:value-type="float">
            <text:p>0.65567</text:p>
          </table:table-cell>
          <table:table-cell table:formula="of:=([.F514]-[.E514])*1000" office:value-type="float" office:value="358.64" calcext:value-type="float">
            <text:p>358.64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67154" calcext:value-type="float">
            <text:p>0.67154</text:p>
          </table:table-cell>
          <table:table-cell table:formula="of:=([.I514]-[.H514])*1000" office:value-type="float" office:value="376.64" calcext:value-type="float">
            <text:p>376.64</text:p>
          </table:table-cell>
          <table:table-cell office:value-type="float" office:value="0.29174" calcext:value-type="float">
            <text:p>0.29174</text:p>
          </table:table-cell>
          <table:table-cell office:value-type="float" office:value="0.67721" calcext:value-type="float">
            <text:p>0.67721</text:p>
          </table:table-cell>
          <table:table-cell table:formula="of:=([.L514]-[.H514])*1000" office:value-type="float" office:value="382.31" calcext:value-type="float">
            <text:p>382.31</text:p>
          </table:table-cell>
          <table:table-cell table:number-columns-repeated="11"/>
        </table:table-row>
        <table:table-row table:style-name="ro1">
          <table:table-cell office:value-type="float" office:value="0.1908" calcext:value-type="float">
            <text:p>0.1908</text:p>
          </table:table-cell>
          <table:table-cell office:value-type="float" office:value="0.28449" calcext:value-type="float">
            <text:p>0.28449</text:p>
          </table:table-cell>
          <table:table-cell office:value-type="float" office:value="0.63282" calcext:value-type="float">
            <text:p>0.63282</text:p>
          </table:table-cell>
          <table:table-cell table:formula="of:=([.C515]-[.B515])*1000" office:value-type="float" office:value="348.33" calcext:value-type="float">
            <text:p>348.33</text:p>
          </table:table-cell>
          <table:table-cell office:value-type="float" office:value="0.29635" calcext:value-type="float">
            <text:p>0.29635</text:p>
          </table:table-cell>
          <table:table-cell office:value-type="float" office:value="0.65561" calcext:value-type="float">
            <text:p>0.65561</text:p>
          </table:table-cell>
          <table:table-cell table:formula="of:=([.F515]-[.E515])*1000" office:value-type="float" office:value="359.26" calcext:value-type="float">
            <text:p>359.26</text:p>
          </table:table-cell>
          <table:table-cell office:value-type="float" office:value="0.29418" calcext:value-type="float">
            <text:p>0.29418</text:p>
          </table:table-cell>
          <table:table-cell office:value-type="float" office:value="0.67148" calcext:value-type="float">
            <text:p>0.67148</text:p>
          </table:table-cell>
          <table:table-cell table:formula="of:=([.I515]-[.H515])*1000" office:value-type="float" office:value="377.3" calcext:value-type="float">
            <text:p>377.3</text:p>
          </table:table-cell>
          <table:table-cell office:value-type="float" office:value="0.291" calcext:value-type="float">
            <text:p>0.291</text:p>
          </table:table-cell>
          <table:table-cell office:value-type="float" office:value="0.67716" calcext:value-type="float">
            <text:p>0.67716</text:p>
          </table:table-cell>
          <table:table-cell table:formula="of:=([.L515]-[.H515])*1000" office:value-type="float" office:value="382.98" calcext:value-type="float">
            <text:p>382.98</text:p>
          </table:table-cell>
          <table:table-cell table:number-columns-repeated="11"/>
        </table:table-row>
        <table:table-row table:style-name="ro1">
          <table:table-cell office:value-type="float" office:value="0.1912" calcext:value-type="float">
            <text:p>0.1912</text:p>
          </table:table-cell>
          <table:table-cell office:value-type="float" office:value="0.28377" calcext:value-type="float">
            <text:p>0.28377</text:p>
          </table:table-cell>
          <table:table-cell office:value-type="float" office:value="0.63277" calcext:value-type="float">
            <text:p>0.63277</text:p>
          </table:table-cell>
          <table:table-cell table:formula="of:=([.C516]-[.B516])*1000" office:value-type="float" office:value="349" calcext:value-type="float">
            <text:p>349</text:p>
          </table:table-cell>
          <table:table-cell office:value-type="float" office:value="0.29567" calcext:value-type="float">
            <text:p>0.29567</text:p>
          </table:table-cell>
          <table:table-cell office:value-type="float" office:value="0.65555" calcext:value-type="float">
            <text:p>0.65555</text:p>
          </table:table-cell>
          <table:table-cell table:formula="of:=([.F516]-[.E516])*1000" office:value-type="float" office:value="359.88" calcext:value-type="float">
            <text:p>359.88</text:p>
          </table:table-cell>
          <table:table-cell office:value-type="float" office:value="0.29346" calcext:value-type="float">
            <text:p>0.29346</text:p>
          </table:table-cell>
          <table:table-cell office:value-type="float" office:value="0.67143" calcext:value-type="float">
            <text:p>0.67143</text:p>
          </table:table-cell>
          <table:table-cell table:formula="of:=([.I516]-[.H516])*1000" office:value-type="float" office:value="377.97" calcext:value-type="float">
            <text:p>377.97</text:p>
          </table:table-cell>
          <table:table-cell office:value-type="float" office:value="0.29026" calcext:value-type="float">
            <text:p>0.29026</text:p>
          </table:table-cell>
          <table:table-cell office:value-type="float" office:value="0.6771" calcext:value-type="float">
            <text:p>0.6771</text:p>
          </table:table-cell>
          <table:table-cell table:formula="of:=([.L516]-[.H516])*1000" office:value-type="float" office:value="383.64" calcext:value-type="float">
            <text:p>383.64</text:p>
          </table:table-cell>
          <table:table-cell table:number-columns-repeated="11"/>
        </table:table-row>
        <table:table-row table:style-name="ro1">
          <table:table-cell office:value-type="float" office:value="0.1916" calcext:value-type="float">
            <text:p>0.1916</text:p>
          </table:table-cell>
          <table:table-cell office:value-type="float" office:value="0.28304" calcext:value-type="float">
            <text:p>0.28304</text:p>
          </table:table-cell>
          <table:table-cell office:value-type="float" office:value="0.63273" calcext:value-type="float">
            <text:p>0.63273</text:p>
          </table:table-cell>
          <table:table-cell table:formula="of:=([.C517]-[.B517])*1000" office:value-type="float" office:value="349.69" calcext:value-type="float">
            <text:p>349.69</text:p>
          </table:table-cell>
          <table:table-cell office:value-type="float" office:value="0.29499" calcext:value-type="float">
            <text:p>0.29499</text:p>
          </table:table-cell>
          <table:table-cell office:value-type="float" office:value="0.65549" calcext:value-type="float">
            <text:p>0.65549</text:p>
          </table:table-cell>
          <table:table-cell table:formula="of:=([.F517]-[.E517])*1000" office:value-type="float" office:value="360.5" calcext:value-type="float">
            <text:p>360.5</text:p>
          </table:table-cell>
          <table:table-cell office:value-type="float" office:value="0.29274" calcext:value-type="float">
            <text:p>0.29274</text:p>
          </table:table-cell>
          <table:table-cell office:value-type="float" office:value="0.67137" calcext:value-type="float">
            <text:p>0.67137</text:p>
          </table:table-cell>
          <table:table-cell table:formula="of:=([.I517]-[.H517])*1000" office:value-type="float" office:value="378.63" calcext:value-type="float">
            <text:p>378.63</text:p>
          </table:table-cell>
          <table:table-cell office:value-type="float" office:value="0.28952" calcext:value-type="float">
            <text:p>0.28952</text:p>
          </table:table-cell>
          <table:table-cell office:value-type="float" office:value="0.67705" calcext:value-type="float">
            <text:p>0.67705</text:p>
          </table:table-cell>
          <table:table-cell table:formula="of:=([.L517]-[.H517])*1000" office:value-type="float" office:value="384.31" calcext:value-type="float">
            <text:p>384.31</text:p>
          </table:table-cell>
          <table:table-cell table:number-columns-repeated="11"/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28232" calcext:value-type="float">
            <text:p>0.28232</text:p>
          </table:table-cell>
          <table:table-cell office:value-type="float" office:value="0.63268" calcext:value-type="float">
            <text:p>0.63268</text:p>
          </table:table-cell>
          <table:table-cell table:formula="of:=([.C518]-[.B518])*1000" office:value-type="float" office:value="350.36" calcext:value-type="float">
            <text:p>350.36</text:p>
          </table:table-cell>
          <table:table-cell office:value-type="float" office:value="0.29431" calcext:value-type="float">
            <text:p>0.29431</text:p>
          </table:table-cell>
          <table:table-cell office:value-type="float" office:value="0.65543" calcext:value-type="float">
            <text:p>0.65543</text:p>
          </table:table-cell>
          <table:table-cell table:formula="of:=([.F518]-[.E518])*1000" office:value-type="float" office:value="361.12" calcext:value-type="float">
            <text:p>361.12</text:p>
          </table:table-cell>
          <table:table-cell office:value-type="float" office:value="0.29202" calcext:value-type="float">
            <text:p>0.29202</text:p>
          </table:table-cell>
          <table:table-cell office:value-type="float" office:value="0.67131" calcext:value-type="float">
            <text:p>0.67131</text:p>
          </table:table-cell>
          <table:table-cell table:formula="of:=([.I518]-[.H518])*1000" office:value-type="float" office:value="379.29" calcext:value-type="float">
            <text:p>379.29</text:p>
          </table:table-cell>
          <table:table-cell office:value-type="float" office:value="0.28878" calcext:value-type="float">
            <text:p>0.28878</text:p>
          </table:table-cell>
          <table:table-cell office:value-type="float" office:value="0.677" calcext:value-type="float">
            <text:p>0.677</text:p>
          </table:table-cell>
          <table:table-cell table:formula="of:=([.L518]-[.H518])*1000" office:value-type="float" office:value="384.98" calcext:value-type="float">
            <text:p>384.98</text:p>
          </table:table-cell>
          <table:table-cell table:number-columns-repeated="11"/>
        </table:table-row>
        <table:table-row table:style-name="ro1">
          <table:table-cell office:value-type="float" office:value="0.1924" calcext:value-type="float">
            <text:p>0.1924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63263" calcext:value-type="float">
            <text:p>0.63263</text:p>
          </table:table-cell>
          <table:table-cell table:formula="of:=([.C519]-[.B519])*1000" office:value-type="float" office:value="351.03" calcext:value-type="float">
            <text:p>351.03</text:p>
          </table:table-cell>
          <table:table-cell office:value-type="float" office:value="0.29363" calcext:value-type="float">
            <text:p>0.29363</text:p>
          </table:table-cell>
          <table:table-cell office:value-type="float" office:value="0.65537" calcext:value-type="float">
            <text:p>0.65537</text:p>
          </table:table-cell>
          <table:table-cell table:formula="of:=([.F519]-[.E519])*1000" office:value-type="float" office:value="361.74" calcext:value-type="float">
            <text:p>361.74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67126" calcext:value-type="float">
            <text:p>0.67126</text:p>
          </table:table-cell>
          <table:table-cell table:formula="of:=([.I519]-[.H519])*1000" office:value-type="float" office:value="379.96" calcext:value-type="float">
            <text:p>379.96</text:p>
          </table:table-cell>
          <table:table-cell office:value-type="float" office:value="0.28804" calcext:value-type="float">
            <text:p>0.28804</text:p>
          </table:table-cell>
          <table:table-cell office:value-type="float" office:value="0.67694" calcext:value-type="float">
            <text:p>0.67694</text:p>
          </table:table-cell>
          <table:table-cell table:formula="of:=([.L519]-[.H519])*1000" office:value-type="float" office:value="385.64" calcext:value-type="float">
            <text:p>385.64</text:p>
          </table:table-cell>
          <table:table-cell table:number-columns-repeated="11"/>
        </table:table-row>
        <table:table-row table:style-name="ro1">
          <table:table-cell office:value-type="float" office:value="0.1928" calcext:value-type="float">
            <text:p>0.1928</text:p>
          </table:table-cell>
          <table:table-cell office:value-type="float" office:value="0.28088" calcext:value-type="float">
            <text:p>0.28088</text:p>
          </table:table-cell>
          <table:table-cell office:value-type="float" office:value="0.63258" calcext:value-type="float">
            <text:p>0.63258</text:p>
          </table:table-cell>
          <table:table-cell table:formula="of:=([.C520]-[.B520])*1000" office:value-type="float" office:value="351.7" calcext:value-type="float">
            <text:p>351.7</text:p>
          </table:table-cell>
          <table:table-cell office:value-type="float" office:value="0.29295" calcext:value-type="float">
            <text:p>0.29295</text:p>
          </table:table-cell>
          <table:table-cell office:value-type="float" office:value="0.65531" calcext:value-type="float">
            <text:p>0.65531</text:p>
          </table:table-cell>
          <table:table-cell table:formula="of:=([.F520]-[.E520])*1000" office:value-type="float" office:value="362.36" calcext:value-type="float">
            <text:p>362.36</text:p>
          </table:table-cell>
          <table:table-cell office:value-type="float" office:value="0.29058" calcext:value-type="float">
            <text:p>0.29058</text:p>
          </table:table-cell>
          <table:table-cell office:value-type="float" office:value="0.6712" calcext:value-type="float">
            <text:p>0.6712</text:p>
          </table:table-cell>
          <table:table-cell table:formula="of:=([.I520]-[.H520])*1000" office:value-type="float" office:value="380.62" calcext:value-type="float">
            <text:p>380.62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67689" calcext:value-type="float">
            <text:p>0.67689</text:p>
          </table:table-cell>
          <table:table-cell table:formula="of:=([.L520]-[.H520])*1000" office:value-type="float" office:value="386.31" calcext:value-type="float">
            <text:p>386.31</text:p>
          </table:table-cell>
          <table:table-cell table:number-columns-repeated="11"/>
        </table:table-row>
        <table:table-row table:style-name="ro1">
          <table:table-cell office:value-type="float" office:value="0.1932" calcext:value-type="float">
            <text:p>0.1932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63253" calcext:value-type="float">
            <text:p>0.63253</text:p>
          </table:table-cell>
          <table:table-cell table:formula="of:=([.C521]-[.B521])*1000" office:value-type="float" office:value="352.37" calcext:value-type="float">
            <text:p>352.37</text:p>
          </table:table-cell>
          <table:table-cell office:value-type="float" office:value="0.29227" calcext:value-type="float">
            <text:p>0.29227</text:p>
          </table:table-cell>
          <table:table-cell office:value-type="float" office:value="0.65525" calcext:value-type="float">
            <text:p>0.65525</text:p>
          </table:table-cell>
          <table:table-cell table:formula="of:=([.F521]-[.E521])*1000" office:value-type="float" office:value="362.98" calcext:value-type="float">
            <text:p>362.98</text:p>
          </table:table-cell>
          <table:table-cell office:value-type="float" office:value="0.28986" calcext:value-type="float">
            <text:p>0.28986</text:p>
          </table:table-cell>
          <table:table-cell office:value-type="float" office:value="0.67114" calcext:value-type="float">
            <text:p>0.67114</text:p>
          </table:table-cell>
          <table:table-cell table:formula="of:=([.I521]-[.H521])*1000" office:value-type="float" office:value="381.28" calcext:value-type="float">
            <text:p>381.28</text:p>
          </table:table-cell>
          <table:table-cell office:value-type="float" office:value="0.28656" calcext:value-type="float">
            <text:p>0.28656</text:p>
          </table:table-cell>
          <table:table-cell office:value-type="float" office:value="0.67684" calcext:value-type="float">
            <text:p>0.67684</text:p>
          </table:table-cell>
          <table:table-cell table:formula="of:=([.L521]-[.H521])*1000" office:value-type="float" office:value="386.98" calcext:value-type="float">
            <text:p>386.98</text:p>
          </table:table-cell>
          <table:table-cell table:number-columns-repeated="11"/>
        </table:table-row>
        <table:table-row table:style-name="ro1">
          <table:table-cell office:value-type="float" office:value="0.1936" calcext:value-type="float">
            <text:p>0.1936</text:p>
          </table:table-cell>
          <table:table-cell office:value-type="float" office:value="0.27943" calcext:value-type="float">
            <text:p>0.27943</text:p>
          </table:table-cell>
          <table:table-cell office:value-type="float" office:value="0.63249" calcext:value-type="float">
            <text:p>0.63249</text:p>
          </table:table-cell>
          <table:table-cell table:formula="of:=([.C522]-[.B522])*1000" office:value-type="float" office:value="353.06" calcext:value-type="float">
            <text:p>353.06</text:p>
          </table:table-cell>
          <table:table-cell office:value-type="float" office:value="0.29159" calcext:value-type="float">
            <text:p>0.29159</text:p>
          </table:table-cell>
          <table:table-cell office:value-type="float" office:value="0.65519" calcext:value-type="float">
            <text:p>0.65519</text:p>
          </table:table-cell>
          <table:table-cell table:formula="of:=([.F522]-[.E522])*1000" office:value-type="float" office:value="363.6" calcext:value-type="float">
            <text:p>363.6</text:p>
          </table:table-cell>
          <table:table-cell office:value-type="float" office:value="0.28916" calcext:value-type="float">
            <text:p>0.28916</text:p>
          </table:table-cell>
          <table:table-cell office:value-type="float" office:value="0.67109" calcext:value-type="float">
            <text:p>0.67109</text:p>
          </table:table-cell>
          <table:table-cell table:formula="of:=([.I522]-[.H522])*1000" office:value-type="float" office:value="381.93" calcext:value-type="float">
            <text:p>381.93</text:p>
          </table:table-cell>
          <table:table-cell office:value-type="float" office:value="0.28585" calcext:value-type="float">
            <text:p>0.28585</text:p>
          </table:table-cell>
          <table:table-cell office:value-type="float" office:value="0.67678" calcext:value-type="float">
            <text:p>0.67678</text:p>
          </table:table-cell>
          <table:table-cell table:formula="of:=([.L522]-[.H522])*1000" office:value-type="float" office:value="387.62" calcext:value-type="float">
            <text:p>387.62</text:p>
          </table:table-cell>
          <table:table-cell table:number-columns-repeated="11"/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27869" calcext:value-type="float">
            <text:p>0.27869</text:p>
          </table:table-cell>
          <table:table-cell office:value-type="float" office:value="0.63244" calcext:value-type="float">
            <text:p>0.63244</text:p>
          </table:table-cell>
          <table:table-cell table:formula="of:=([.C523]-[.B523])*1000" office:value-type="float" office:value="353.75" calcext:value-type="float">
            <text:p>353.75</text:p>
          </table:table-cell>
          <table:table-cell office:value-type="float" office:value="0.29092" calcext:value-type="float">
            <text:p>0.29092</text:p>
          </table:table-cell>
          <table:table-cell office:value-type="float" office:value="0.65513" calcext:value-type="float">
            <text:p>0.65513</text:p>
          </table:table-cell>
          <table:table-cell table:formula="of:=([.F523]-[.E523])*1000" office:value-type="float" office:value="364.21" calcext:value-type="float">
            <text:p>364.21</text:p>
          </table:table-cell>
          <table:table-cell office:value-type="float" office:value="0.28847" calcext:value-type="float">
            <text:p>0.28847</text:p>
          </table:table-cell>
          <table:table-cell office:value-type="float" office:value="0.67103" calcext:value-type="float">
            <text:p>0.67103</text:p>
          </table:table-cell>
          <table:table-cell table:formula="of:=([.I523]-[.H523])*1000" office:value-type="float" office:value="382.56" calcext:value-type="float">
            <text:p>382.56</text:p>
          </table:table-cell>
          <table:table-cell office:value-type="float" office:value="0.28515" calcext:value-type="float">
            <text:p>0.28515</text:p>
          </table:table-cell>
          <table:table-cell office:value-type="float" office:value="0.67673" calcext:value-type="float">
            <text:p>0.67673</text:p>
          </table:table-cell>
          <table:table-cell table:formula="of:=([.L523]-[.H523])*1000" office:value-type="float" office:value="388.26" calcext:value-type="float">
            <text:p>388.26</text:p>
          </table:table-cell>
          <table:table-cell table:number-columns-repeated="11"/>
        </table:table-row>
        <table:table-row table:style-name="ro1">
          <table:table-cell office:value-type="float" office:value="0.1944" calcext:value-type="float">
            <text:p>0.1944</text:p>
          </table:table-cell>
          <table:table-cell office:value-type="float" office:value="0.27796" calcext:value-type="float">
            <text:p>0.27796</text:p>
          </table:table-cell>
          <table:table-cell office:value-type="float" office:value="0.63239" calcext:value-type="float">
            <text:p>0.63239</text:p>
          </table:table-cell>
          <table:table-cell table:formula="of:=([.C524]-[.B524])*1000" office:value-type="float" office:value="354.43" calcext:value-type="float">
            <text:p>354.43</text:p>
          </table:table-cell>
          <table:table-cell office:value-type="float" office:value="0.29025" calcext:value-type="float">
            <text:p>0.29025</text:p>
          </table:table-cell>
          <table:table-cell office:value-type="float" office:value="0.65507" calcext:value-type="float">
            <text:p>0.65507</text:p>
          </table:table-cell>
          <table:table-cell table:formula="of:=([.F524]-[.E524])*1000" office:value-type="float" office:value="364.82" calcext:value-type="float">
            <text:p>364.82</text:p>
          </table:table-cell>
          <table:table-cell office:value-type="float" office:value="0.28777" calcext:value-type="float">
            <text:p>0.28777</text:p>
          </table:table-cell>
          <table:table-cell office:value-type="float" office:value="0.67097" calcext:value-type="float">
            <text:p>0.67097</text:p>
          </table:table-cell>
          <table:table-cell table:formula="of:=([.I524]-[.H524])*1000" office:value-type="float" office:value="383.2" calcext:value-type="float">
            <text:p>383.2</text:p>
          </table:table-cell>
          <table:table-cell office:value-type="float" office:value="0.28446" calcext:value-type="float">
            <text:p>0.28446</text:p>
          </table:table-cell>
          <table:table-cell office:value-type="float" office:value="0.67667" calcext:value-type="float">
            <text:p>0.67667</text:p>
          </table:table-cell>
          <table:table-cell table:formula="of:=([.L524]-[.H524])*1000" office:value-type="float" office:value="388.9" calcext:value-type="float">
            <text:p>388.9</text:p>
          </table:table-cell>
          <table:table-cell table:number-columns-repeated="11"/>
        </table:table-row>
        <table:table-row table:style-name="ro1">
          <table:table-cell office:value-type="float" office:value="0.1948" calcext:value-type="float">
            <text:p>0.1948</text:p>
          </table:table-cell>
          <table:table-cell office:value-type="float" office:value="0.27722" calcext:value-type="float">
            <text:p>0.27722</text:p>
          </table:table-cell>
          <table:table-cell office:value-type="float" office:value="0.63234" calcext:value-type="float">
            <text:p>0.63234</text:p>
          </table:table-cell>
          <table:table-cell table:formula="of:=([.C525]-[.B525])*1000" office:value-type="float" office:value="355.12" calcext:value-type="float">
            <text:p>355.12</text:p>
          </table:table-cell>
          <table:table-cell office:value-type="float" office:value="0.28957" calcext:value-type="float">
            <text:p>0.28957</text:p>
          </table:table-cell>
          <table:table-cell office:value-type="float" office:value="0.65501" calcext:value-type="float">
            <text:p>0.65501</text:p>
          </table:table-cell>
          <table:table-cell table:formula="of:=([.F525]-[.E525])*1000" office:value-type="float" office:value="365.44" calcext:value-type="float">
            <text:p>365.44</text:p>
          </table:table-cell>
          <table:table-cell office:value-type="float" office:value="0.28708" calcext:value-type="float">
            <text:p>0.28708</text:p>
          </table:table-cell>
          <table:table-cell office:value-type="float" office:value="0.67091" calcext:value-type="float">
            <text:p>0.67091</text:p>
          </table:table-cell>
          <table:table-cell table:formula="of:=([.I525]-[.H525])*1000" office:value-type="float" office:value="383.83" calcext:value-type="float">
            <text:p>383.83</text:p>
          </table:table-cell>
          <table:table-cell office:value-type="float" office:value="0.28376" calcext:value-type="float">
            <text:p>0.28376</text:p>
          </table:table-cell>
          <table:table-cell office:value-type="float" office:value="0.67662" calcext:value-type="float">
            <text:p>0.67662</text:p>
          </table:table-cell>
          <table:table-cell table:formula="of:=([.L525]-[.H525])*1000" office:value-type="float" office:value="389.54" calcext:value-type="float">
            <text:p>389.54</text:p>
          </table:table-cell>
          <table:table-cell table:number-columns-repeated="11"/>
        </table:table-row>
        <table:table-row table:style-name="ro1">
          <table:table-cell office:value-type="float" office:value="0.1952" calcext:value-type="float">
            <text:p>0.1952</text:p>
          </table:table-cell>
          <table:table-cell office:value-type="float" office:value="0.27648" calcext:value-type="float">
            <text:p>0.27648</text:p>
          </table:table-cell>
          <table:table-cell office:value-type="float" office:value="0.63229" calcext:value-type="float">
            <text:p>0.63229</text:p>
          </table:table-cell>
          <table:table-cell table:formula="of:=([.C526]-[.B526])*1000" office:value-type="float" office:value="355.81" calcext:value-type="float">
            <text:p>355.81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65495" calcext:value-type="float">
            <text:p>0.65495</text:p>
          </table:table-cell>
          <table:table-cell table:formula="of:=([.F526]-[.E526])*1000" office:value-type="float" office:value="366.05" calcext:value-type="float">
            <text:p>366.05</text:p>
          </table:table-cell>
          <table:table-cell office:value-type="float" office:value="0.28638" calcext:value-type="float">
            <text:p>0.28638</text:p>
          </table:table-cell>
          <table:table-cell office:value-type="float" office:value="0.67086" calcext:value-type="float">
            <text:p>0.67086</text:p>
          </table:table-cell>
          <table:table-cell table:formula="of:=([.I526]-[.H526])*1000" office:value-type="float" office:value="384.48" calcext:value-type="float">
            <text:p>384.48</text:p>
          </table:table-cell>
          <table:table-cell office:value-type="float" office:value="0.28307" calcext:value-type="float">
            <text:p>0.28307</text:p>
          </table:table-cell>
          <table:table-cell office:value-type="float" office:value="0.67656" calcext:value-type="float">
            <text:p>0.67656</text:p>
          </table:table-cell>
          <table:table-cell table:formula="of:=([.L526]-[.H526])*1000" office:value-type="float" office:value="390.18" calcext:value-type="float">
            <text:p>390.18</text:p>
          </table:table-cell>
          <table:table-cell table:number-columns-repeated="11"/>
        </table:table-row>
        <table:table-row table:style-name="ro1">
          <table:table-cell office:value-type="float" office:value="0.1956" calcext:value-type="float">
            <text:p>0.1956</text:p>
          </table:table-cell>
          <table:table-cell office:value-type="float" office:value="0.27575" calcext:value-type="float">
            <text:p>0.27575</text:p>
          </table:table-cell>
          <table:table-cell office:value-type="float" office:value="0.63224" calcext:value-type="float">
            <text:p>0.63224</text:p>
          </table:table-cell>
          <table:table-cell table:formula="of:=([.C527]-[.B527])*1000" office:value-type="float" office:value="356.49" calcext:value-type="float">
            <text:p>356.49</text:p>
          </table:table-cell>
          <table:table-cell office:value-type="float" office:value="0.28822" calcext:value-type="float">
            <text:p>0.28822</text:p>
          </table:table-cell>
          <table:table-cell office:value-type="float" office:value="0.65489" calcext:value-type="float">
            <text:p>0.65489</text:p>
          </table:table-cell>
          <table:table-cell table:formula="of:=([.F527]-[.E527])*1000" office:value-type="float" office:value="366.67" calcext:value-type="float">
            <text:p>366.67</text:p>
          </table:table-cell>
          <table:table-cell office:value-type="float" office:value="0.28569" calcext:value-type="float">
            <text:p>0.28569</text:p>
          </table:table-cell>
          <table:table-cell office:value-type="float" office:value="0.6708" calcext:value-type="float">
            <text:p>0.6708</text:p>
          </table:table-cell>
          <table:table-cell table:formula="of:=([.I527]-[.H527])*1000" office:value-type="float" office:value="385.11" calcext:value-type="float">
            <text:p>385.11</text:p>
          </table:table-cell>
          <table:table-cell office:value-type="float" office:value="0.28237" calcext:value-type="float">
            <text:p>0.28237</text:p>
          </table:table-cell>
          <table:table-cell office:value-type="float" office:value="0.67651" calcext:value-type="float">
            <text:p>0.67651</text:p>
          </table:table-cell>
          <table:table-cell table:formula="of:=([.L527]-[.H527])*1000" office:value-type="float" office:value="390.82" calcext:value-type="float">
            <text:p>390.82</text:p>
          </table:table-cell>
          <table:table-cell table:number-columns-repeated="11"/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0.6322" calcext:value-type="float">
            <text:p>0.6322</text:p>
          </table:table-cell>
          <table:table-cell table:formula="of:=([.C528]-[.B528])*1000" office:value-type="float" office:value="357.19" calcext:value-type="float">
            <text:p>357.19</text:p>
          </table:table-cell>
          <table:table-cell office:value-type="float" office:value="0.28755" calcext:value-type="float">
            <text:p>0.28755</text:p>
          </table:table-cell>
          <table:table-cell office:value-type="float" office:value="0.65483" calcext:value-type="float">
            <text:p>0.65483</text:p>
          </table:table-cell>
          <table:table-cell table:formula="of:=([.F528]-[.E528])*1000" office:value-type="float" office:value="367.28" calcext:value-type="float">
            <text:p>367.28</text:p>
          </table:table-cell>
          <table:table-cell office:value-type="float" office:value="0.28499" calcext:value-type="float">
            <text:p>0.28499</text:p>
          </table:table-cell>
          <table:table-cell office:value-type="float" office:value="0.67074" calcext:value-type="float">
            <text:p>0.67074</text:p>
          </table:table-cell>
          <table:table-cell table:formula="of:=([.I528]-[.H528])*1000" office:value-type="float" office:value="385.75" calcext:value-type="float">
            <text:p>385.75</text:p>
          </table:table-cell>
          <table:table-cell office:value-type="float" office:value="0.28168" calcext:value-type="float">
            <text:p>0.28168</text:p>
          </table:table-cell>
          <table:table-cell office:value-type="float" office:value="0.67645" calcext:value-type="float">
            <text:p>0.67645</text:p>
          </table:table-cell>
          <table:table-cell table:formula="of:=([.L528]-[.H528])*1000" office:value-type="float" office:value="391.46" calcext:value-type="float">
            <text:p>391.46</text:p>
          </table:table-cell>
          <table:table-cell table:number-columns-repeated="11"/>
        </table:table-row>
        <table:table-row table:style-name="ro1">
          <table:table-cell office:value-type="float" office:value="0.1964" calcext:value-type="float">
            <text:p>0.1964</text:p>
          </table:table-cell>
          <table:table-cell office:value-type="float" office:value="0.27428" calcext:value-type="float">
            <text:p>0.27428</text:p>
          </table:table-cell>
          <table:table-cell office:value-type="float" office:value="0.63215" calcext:value-type="float">
            <text:p>0.63215</text:p>
          </table:table-cell>
          <table:table-cell table:formula="of:=([.C529]-[.B529])*1000" office:value-type="float" office:value="357.87" calcext:value-type="float">
            <text:p>357.87</text:p>
          </table:table-cell>
          <table:table-cell office:value-type="float" office:value="0.28688" calcext:value-type="float">
            <text:p>0.28688</text:p>
          </table:table-cell>
          <table:table-cell office:value-type="float" office:value="0.65477" calcext:value-type="float">
            <text:p>0.65477</text:p>
          </table:table-cell>
          <table:table-cell table:formula="of:=([.F529]-[.E529])*1000" office:value-type="float" office:value="367.89" calcext:value-type="float">
            <text:p>367.89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67069" calcext:value-type="float">
            <text:p>0.67069</text:p>
          </table:table-cell>
          <table:table-cell table:formula="of:=([.I529]-[.H529])*1000" office:value-type="float" office:value="386.39" calcext:value-type="float">
            <text:p>386.39</text:p>
          </table:table-cell>
          <table:table-cell office:value-type="float" office:value="0.28098" calcext:value-type="float">
            <text:p>0.28098</text:p>
          </table:table-cell>
          <table:table-cell office:value-type="float" office:value="0.6764" calcext:value-type="float">
            <text:p>0.6764</text:p>
          </table:table-cell>
          <table:table-cell table:formula="of:=([.L529]-[.H529])*1000" office:value-type="float" office:value="392.1" calcext:value-type="float">
            <text:p>392.1</text:p>
          </table:table-cell>
          <table:table-cell table:number-columns-repeated="11"/>
        </table:table-row>
        <table:table-row table:style-name="ro1">
          <table:table-cell office:value-type="float" office:value="0.1968" calcext:value-type="float">
            <text:p>0.1968</text:p>
          </table:table-cell>
          <table:table-cell office:value-type="float" office:value="0.27354" calcext:value-type="float">
            <text:p>0.27354</text:p>
          </table:table-cell>
          <table:table-cell office:value-type="float" office:value="0.6321" calcext:value-type="float">
            <text:p>0.6321</text:p>
          </table:table-cell>
          <table:table-cell table:formula="of:=([.C530]-[.B530])*1000" office:value-type="float" office:value="358.56" calcext:value-type="float">
            <text:p>358.56</text:p>
          </table:table-cell>
          <table:table-cell office:value-type="float" office:value="0.28621" calcext:value-type="float">
            <text:p>0.28621</text:p>
          </table:table-cell>
          <table:table-cell office:value-type="float" office:value="0.65471" calcext:value-type="float">
            <text:p>0.65471</text:p>
          </table:table-cell>
          <table:table-cell table:formula="of:=([.F530]-[.E530])*1000" office:value-type="float" office:value="368.5" calcext:value-type="float">
            <text:p>368.5</text:p>
          </table:table-cell>
          <table:table-cell office:value-type="float" office:value="0.28361" calcext:value-type="float">
            <text:p>0.28361</text:p>
          </table:table-cell>
          <table:table-cell office:value-type="float" office:value="0.67063" calcext:value-type="float">
            <text:p>0.67063</text:p>
          </table:table-cell>
          <table:table-cell table:formula="of:=([.I530]-[.H530])*1000" office:value-type="float" office:value="387.02" calcext:value-type="float">
            <text:p>387.02</text:p>
          </table:table-cell>
          <table:table-cell office:value-type="float" office:value="0.2803" calcext:value-type="float">
            <text:p>0.2803</text:p>
          </table:table-cell>
          <table:table-cell office:value-type="float" office:value="0.67634" calcext:value-type="float">
            <text:p>0.67634</text:p>
          </table:table-cell>
          <table:table-cell table:formula="of:=([.L530]-[.H530])*1000" office:value-type="float" office:value="392.73" calcext:value-type="float">
            <text:p>392.73</text:p>
          </table:table-cell>
          <table:table-cell table:number-columns-repeated="11"/>
        </table:table-row>
        <table:table-row table:style-name="ro1">
          <table:table-cell office:value-type="float" office:value="0.1972" calcext:value-type="float">
            <text:p>0.1972</text:p>
          </table:table-cell>
          <table:table-cell office:value-type="float" office:value="0.27278" calcext:value-type="float">
            <text:p>0.27278</text:p>
          </table:table-cell>
          <table:table-cell office:value-type="float" office:value="0.63205" calcext:value-type="float">
            <text:p>0.63205</text:p>
          </table:table-cell>
          <table:table-cell table:formula="of:=([.C531]-[.B531])*1000" office:value-type="float" office:value="359.27" calcext:value-type="float">
            <text:p>359.27</text:p>
          </table:table-cell>
          <table:table-cell office:value-type="float" office:value="0.28554" calcext:value-type="float">
            <text:p>0.28554</text:p>
          </table:table-cell>
          <table:table-cell office:value-type="float" office:value="0.65465" calcext:value-type="float">
            <text:p>0.65465</text:p>
          </table:table-cell>
          <table:table-cell table:formula="of:=([.F531]-[.E531])*1000" office:value-type="float" office:value="369.11" calcext:value-type="float">
            <text:p>369.11</text:p>
          </table:table-cell>
          <table:table-cell office:value-type="float" office:value="0.28295" calcext:value-type="float">
            <text:p>0.28295</text:p>
          </table:table-cell>
          <table:table-cell office:value-type="float" office:value="0.67057" calcext:value-type="float">
            <text:p>0.67057</text:p>
          </table:table-cell>
          <table:table-cell table:formula="of:=([.I531]-[.H531])*1000" office:value-type="float" office:value="387.62" calcext:value-type="float">
            <text:p>387.62</text:p>
          </table:table-cell>
          <table:table-cell office:value-type="float" office:value="0.27965" calcext:value-type="float">
            <text:p>0.27965</text:p>
          </table:table-cell>
          <table:table-cell office:value-type="float" office:value="0.67629" calcext:value-type="float">
            <text:p>0.67629</text:p>
          </table:table-cell>
          <table:table-cell table:formula="of:=([.L531]-[.H531])*1000" office:value-type="float" office:value="393.34" calcext:value-type="float">
            <text:p>393.34</text:p>
          </table:table-cell>
          <table:table-cell table:number-columns-repeated="11"/>
        </table:table-row>
        <table:table-row table:style-name="ro1">
          <table:table-cell office:value-type="float" office:value="0.1976" calcext:value-type="float">
            <text:p>0.1976</text:p>
          </table:table-cell>
          <table:table-cell office:value-type="float" office:value="0.27203" calcext:value-type="float">
            <text:p>0.27203</text:p>
          </table:table-cell>
          <table:table-cell office:value-type="float" office:value="0.632" calcext:value-type="float">
            <text:p>0.632</text:p>
          </table:table-cell>
          <table:table-cell table:formula="of:=([.C532]-[.B532])*1000" office:value-type="float" office:value="359.97" calcext:value-type="float">
            <text:p>359.97</text:p>
          </table:table-cell>
          <table:table-cell office:value-type="float" office:value="0.28488" calcext:value-type="float">
            <text:p>0.28488</text:p>
          </table:table-cell>
          <table:table-cell office:value-type="float" office:value="0.65459" calcext:value-type="float">
            <text:p>0.65459</text:p>
          </table:table-cell>
          <table:table-cell table:formula="of:=([.F532]-[.E532])*1000" office:value-type="float" office:value="369.71" calcext:value-type="float">
            <text:p>369.71</text:p>
          </table:table-cell>
          <table:table-cell office:value-type="float" office:value="0.28228" calcext:value-type="float">
            <text:p>0.28228</text:p>
          </table:table-cell>
          <table:table-cell office:value-type="float" office:value="0.67051" calcext:value-type="float">
            <text:p>0.67051</text:p>
          </table:table-cell>
          <table:table-cell table:formula="of:=([.I532]-[.H532])*1000" office:value-type="float" office:value="388.23" calcext:value-type="float">
            <text:p>388.23</text:p>
          </table:table-cell>
          <table:table-cell office:value-type="float" office:value="0.279" calcext:value-type="float">
            <text:p>0.279</text:p>
          </table:table-cell>
          <table:table-cell office:value-type="float" office:value="0.67623" calcext:value-type="float">
            <text:p>0.67623</text:p>
          </table:table-cell>
          <table:table-cell table:formula="of:=([.L532]-[.H532])*1000" office:value-type="float" office:value="393.95" calcext:value-type="float">
            <text:p>393.95</text:p>
          </table:table-cell>
          <table:table-cell table:number-columns-repeated="11"/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27128" calcext:value-type="float">
            <text:p>0.27128</text:p>
          </table:table-cell>
          <table:table-cell office:value-type="float" office:value="0.63195" calcext:value-type="float">
            <text:p>0.63195</text:p>
          </table:table-cell>
          <table:table-cell table:formula="of:=([.C533]-[.B533])*1000" office:value-type="float" office:value="360.67" calcext:value-type="float">
            <text:p>360.67</text:p>
          </table:table-cell>
          <table:table-cell office:value-type="float" office:value="0.28421" calcext:value-type="float">
            <text:p>0.28421</text:p>
          </table:table-cell>
          <table:table-cell office:value-type="float" office:value="0.65452" calcext:value-type="float">
            <text:p>0.65452</text:p>
          </table:table-cell>
          <table:table-cell table:formula="of:=([.F533]-[.E533])*1000" office:value-type="float" office:value="370.31" calcext:value-type="float">
            <text:p>370.31</text:p>
          </table:table-cell>
          <table:table-cell office:value-type="float" office:value="0.28161" calcext:value-type="float">
            <text:p>0.28161</text:p>
          </table:table-cell>
          <table:table-cell office:value-type="float" office:value="0.67045" calcext:value-type="float">
            <text:p>0.67045</text:p>
          </table:table-cell>
          <table:table-cell table:formula="of:=([.I533]-[.H533])*1000" office:value-type="float" office:value="388.84" calcext:value-type="float">
            <text:p>388.84</text:p>
          </table:table-cell>
          <table:table-cell office:value-type="float" office:value="0.27836" calcext:value-type="float">
            <text:p>0.27836</text:p>
          </table:table-cell>
          <table:table-cell office:value-type="float" office:value="0.67618" calcext:value-type="float">
            <text:p>0.67618</text:p>
          </table:table-cell>
          <table:table-cell table:formula="of:=([.L533]-[.H533])*1000" office:value-type="float" office:value="394.57" calcext:value-type="float">
            <text:p>394.57</text:p>
          </table:table-cell>
          <table:table-cell table:number-columns-repeated="11"/>
        </table:table-row>
        <table:table-row table:style-name="ro1">
          <table:table-cell office:value-type="float" office:value="0.1984" calcext:value-type="float">
            <text:p>0.1984</text:p>
          </table:table-cell>
          <table:table-cell office:value-type="float" office:value="0.27053" calcext:value-type="float">
            <text:p>0.27053</text:p>
          </table:table-cell>
          <table:table-cell office:value-type="float" office:value="0.6319" calcext:value-type="float">
            <text:p>0.6319</text:p>
          </table:table-cell>
          <table:table-cell table:formula="of:=([.C534]-[.B534])*1000" office:value-type="float" office:value="361.37" calcext:value-type="float">
            <text:p>361.37</text:p>
          </table:table-cell>
          <table:table-cell office:value-type="float" office:value="0.28354" calcext:value-type="float">
            <text:p>0.28354</text:p>
          </table:table-cell>
          <table:table-cell office:value-type="float" office:value="0.65446" calcext:value-type="float">
            <text:p>0.65446</text:p>
          </table:table-cell>
          <table:table-cell table:formula="of:=([.F534]-[.E534])*1000" office:value-type="float" office:value="370.92" calcext:value-type="float">
            <text:p>370.92</text:p>
          </table:table-cell>
          <table:table-cell office:value-type="float" office:value="0.28094" calcext:value-type="float">
            <text:p>0.28094</text:p>
          </table:table-cell>
          <table:table-cell office:value-type="float" office:value="0.6704" calcext:value-type="float">
            <text:p>0.6704</text:p>
          </table:table-cell>
          <table:table-cell table:formula="of:=([.I534]-[.H534])*1000" office:value-type="float" office:value="389.46" calcext:value-type="float">
            <text:p>389.46</text:p>
          </table:table-cell>
          <table:table-cell office:value-type="float" office:value="0.27771" calcext:value-type="float">
            <text:p>0.27771</text:p>
          </table:table-cell>
          <table:table-cell office:value-type="float" office:value="0.67612" calcext:value-type="float">
            <text:p>0.67612</text:p>
          </table:table-cell>
          <table:table-cell table:formula="of:=([.L534]-[.H534])*1000" office:value-type="float" office:value="395.18" calcext:value-type="float">
            <text:p>395.18</text:p>
          </table:table-cell>
          <table:table-cell table:number-columns-repeated="11"/>
        </table:table-row>
        <table:table-row table:style-name="ro1">
          <table:table-cell office:value-type="float" office:value="0.1988" calcext:value-type="float">
            <text:p>0.1988</text:p>
          </table:table-cell>
          <table:table-cell office:value-type="float" office:value="0.26978" calcext:value-type="float">
            <text:p>0.26978</text:p>
          </table:table-cell>
          <table:table-cell office:value-type="float" office:value="0.63185" calcext:value-type="float">
            <text:p>0.63185</text:p>
          </table:table-cell>
          <table:table-cell table:formula="of:=([.C535]-[.B535])*1000" office:value-type="float" office:value="362.07" calcext:value-type="float">
            <text:p>362.07</text:p>
          </table:table-cell>
          <table:table-cell office:value-type="float" office:value="0.28288" calcext:value-type="float">
            <text:p>0.28288</text:p>
          </table:table-cell>
          <table:table-cell office:value-type="float" office:value="0.6544" calcext:value-type="float">
            <text:p>0.6544</text:p>
          </table:table-cell>
          <table:table-cell table:formula="of:=([.F535]-[.E535])*1000" office:value-type="float" office:value="371.52" calcext:value-type="float">
            <text:p>371.52</text:p>
          </table:table-cell>
          <table:table-cell office:value-type="float" office:value="0.28027" calcext:value-type="float">
            <text:p>0.28027</text:p>
          </table:table-cell>
          <table:table-cell office:value-type="float" office:value="0.67034" calcext:value-type="float">
            <text:p>0.67034</text:p>
          </table:table-cell>
          <table:table-cell table:formula="of:=([.I535]-[.H535])*1000" office:value-type="float" office:value="390.07" calcext:value-type="float">
            <text:p>390.07</text:p>
          </table:table-cell>
          <table:table-cell office:value-type="float" office:value="0.27706" calcext:value-type="float">
            <text:p>0.27706</text:p>
          </table:table-cell>
          <table:table-cell office:value-type="float" office:value="0.67607" calcext:value-type="float">
            <text:p>0.67607</text:p>
          </table:table-cell>
          <table:table-cell table:formula="of:=([.L535]-[.H535])*1000" office:value-type="float" office:value="395.8" calcext:value-type="float">
            <text:p>395.8</text:p>
          </table:table-cell>
          <table:table-cell table:number-columns-repeated="11"/>
        </table:table-row>
        <table:table-row table:style-name="ro1">
          <table:table-cell office:value-type="float" office:value="0.1992" calcext:value-type="float">
            <text:p>0.1992</text:p>
          </table:table-cell>
          <table:table-cell office:value-type="float" office:value="0.26903" calcext:value-type="float">
            <text:p>0.26903</text:p>
          </table:table-cell>
          <table:table-cell office:value-type="float" office:value="0.63181" calcext:value-type="float">
            <text:p>0.63181</text:p>
          </table:table-cell>
          <table:table-cell table:formula="of:=([.C536]-[.B536])*1000" office:value-type="float" office:value="362.78" calcext:value-type="float">
            <text:p>362.78</text:p>
          </table:table-cell>
          <table:table-cell office:value-type="float" office:value="0.28221" calcext:value-type="float">
            <text:p>0.28221</text:p>
          </table:table-cell>
          <table:table-cell office:value-type="float" office:value="0.65434" calcext:value-type="float">
            <text:p>0.65434</text:p>
          </table:table-cell>
          <table:table-cell table:formula="of:=([.F536]-[.E536])*1000" office:value-type="float" office:value="372.13" calcext:value-type="float">
            <text:p>372.13</text:p>
          </table:table-cell>
          <table:table-cell office:value-type="float" office:value="0.27961" calcext:value-type="float">
            <text:p>0.27961</text:p>
          </table:table-cell>
          <table:table-cell office:value-type="float" office:value="0.67028" calcext:value-type="float">
            <text:p>0.67028</text:p>
          </table:table-cell>
          <table:table-cell table:formula="of:=([.I536]-[.H536])*1000" office:value-type="float" office:value="390.67" calcext:value-type="float">
            <text:p>390.67</text:p>
          </table:table-cell>
          <table:table-cell office:value-type="float" office:value="0.27641" calcext:value-type="float">
            <text:p>0.27641</text:p>
          </table:table-cell>
          <table:table-cell office:value-type="float" office:value="0.67601" calcext:value-type="float">
            <text:p>0.67601</text:p>
          </table:table-cell>
          <table:table-cell table:formula="of:=([.L536]-[.H536])*1000" office:value-type="float" office:value="396.4" calcext:value-type="float">
            <text:p>396.4</text:p>
          </table:table-cell>
          <table:table-cell table:number-columns-repeated="11"/>
        </table:table-row>
        <table:table-row table:style-name="ro1">
          <table:table-cell office:value-type="float" office:value="0.1996" calcext:value-type="float">
            <text:p>0.1996</text:p>
          </table:table-cell>
          <table:table-cell office:value-type="float" office:value="0.26828" calcext:value-type="float">
            <text:p>0.26828</text:p>
          </table:table-cell>
          <table:table-cell office:value-type="float" office:value="0.63176" calcext:value-type="float">
            <text:p>0.63176</text:p>
          </table:table-cell>
          <table:table-cell table:formula="of:=([.C537]-[.B537])*1000" office:value-type="float" office:value="363.48" calcext:value-type="float">
            <text:p>363.48</text:p>
          </table:table-cell>
          <table:table-cell office:value-type="float" office:value="0.28155" calcext:value-type="float">
            <text:p>0.28155</text:p>
          </table:table-cell>
          <table:table-cell office:value-type="float" office:value="0.65428" calcext:value-type="float">
            <text:p>0.65428</text:p>
          </table:table-cell>
          <table:table-cell table:formula="of:=([.F537]-[.E537])*1000" office:value-type="float" office:value="372.73" calcext:value-type="float">
            <text:p>372.73</text:p>
          </table:table-cell>
          <table:table-cell office:value-type="float" office:value="0.27894" calcext:value-type="float">
            <text:p>0.27894</text:p>
          </table:table-cell>
          <table:table-cell office:value-type="float" office:value="0.67022" calcext:value-type="float">
            <text:p>0.67022</text:p>
          </table:table-cell>
          <table:table-cell table:formula="of:=([.I537]-[.H537])*1000" office:value-type="float" office:value="391.28" calcext:value-type="float">
            <text:p>391.28</text:p>
          </table:table-cell>
          <table:table-cell office:value-type="float" office:value="0.27576" calcext:value-type="float">
            <text:p>0.27576</text:p>
          </table:table-cell>
          <table:table-cell office:value-type="float" office:value="0.67596" calcext:value-type="float">
            <text:p>0.67596</text:p>
          </table:table-cell>
          <table:table-cell table:formula="of:=([.L537]-[.H537])*1000" office:value-type="float" office:value="397.02" calcext:value-type="float">
            <text:p>397.02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6753" calcext:value-type="float">
            <text:p>0.26753</text:p>
          </table:table-cell>
          <table:table-cell office:value-type="float" office:value="0.63171" calcext:value-type="float">
            <text:p>0.63171</text:p>
          </table:table-cell>
          <table:table-cell table:formula="of:=([.C538]-[.B538])*1000" office:value-type="float" office:value="364.18" calcext:value-type="float">
            <text:p>364.18</text:p>
          </table:table-cell>
          <table:table-cell office:value-type="float" office:value="0.28088" calcext:value-type="float">
            <text:p>0.28088</text:p>
          </table:table-cell>
          <table:table-cell office:value-type="float" office:value="0.65422" calcext:value-type="float">
            <text:p>0.65422</text:p>
          </table:table-cell>
          <table:table-cell table:formula="of:=([.F538]-[.E538])*1000" office:value-type="float" office:value="373.34" calcext:value-type="float">
            <text:p>373.34</text:p>
          </table:table-cell>
          <table:table-cell office:value-type="float" office:value="0.27827" calcext:value-type="float">
            <text:p>0.27827</text:p>
          </table:table-cell>
          <table:table-cell office:value-type="float" office:value="0.67016" calcext:value-type="float">
            <text:p>0.67016</text:p>
          </table:table-cell>
          <table:table-cell table:formula="of:=([.I538]-[.H538])*1000" office:value-type="float" office:value="391.89" calcext:value-type="float">
            <text:p>391.89</text:p>
          </table:table-cell>
          <table:table-cell office:value-type="float" office:value="0.27511" calcext:value-type="float">
            <text:p>0.27511</text:p>
          </table:table-cell>
          <table:table-cell office:value-type="float" office:value="0.6759" calcext:value-type="float">
            <text:p>0.6759</text:p>
          </table:table-cell>
          <table:table-cell table:formula="of:=([.L538]-[.H538])*1000" office:value-type="float" office:value="397.63" calcext:value-type="float">
            <text:p>397.63</text:p>
          </table:table-cell>
          <table:table-cell table:number-columns-repeated="11"/>
        </table:table-row>
        <table:table-row table:style-name="ro1">
          <table:table-cell office:value-type="float" office:value="0.2004" calcext:value-type="float">
            <text:p>0.2004</text:p>
          </table:table-cell>
          <table:table-cell office:value-type="float" office:value="0.26676" calcext:value-type="float">
            <text:p>0.26676</text:p>
          </table:table-cell>
          <table:table-cell office:value-type="float" office:value="0.63166" calcext:value-type="float">
            <text:p>0.63166</text:p>
          </table:table-cell>
          <table:table-cell table:formula="of:=([.C539]-[.B539])*1000" office:value-type="float" office:value="364.9" calcext:value-type="float">
            <text:p>364.9</text:p>
          </table:table-cell>
          <table:table-cell office:value-type="float" office:value="0.28023" calcext:value-type="float">
            <text:p>0.28023</text:p>
          </table:table-cell>
          <table:table-cell office:value-type="float" office:value="0.65416" calcext:value-type="float">
            <text:p>0.65416</text:p>
          </table:table-cell>
          <table:table-cell table:formula="of:=([.F539]-[.E539])*1000" office:value-type="float" office:value="373.93" calcext:value-type="float">
            <text:p>373.93</text:p>
          </table:table-cell>
          <table:table-cell office:value-type="float" office:value="0.27763" calcext:value-type="float">
            <text:p>0.27763</text:p>
          </table:table-cell>
          <table:table-cell office:value-type="float" office:value="0.6701" calcext:value-type="float">
            <text:p>0.6701</text:p>
          </table:table-cell>
          <table:table-cell table:formula="of:=([.I539]-[.H539])*1000" office:value-type="float" office:value="392.47" calcext:value-type="float">
            <text:p>392.47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67585" calcext:value-type="float">
            <text:p>0.67585</text:p>
          </table:table-cell>
          <table:table-cell table:formula="of:=([.L539]-[.H539])*1000" office:value-type="float" office:value="398.22" calcext:value-type="float">
            <text:p>398.22</text:p>
          </table:table-cell>
          <table:table-cell table:number-columns-repeated="11"/>
        </table:table-row>
        <table:table-row table:style-name="ro1">
          <table:table-cell office:value-type="float" office:value="0.2008" calcext:value-type="float">
            <text:p>0.2008</text:p>
          </table:table-cell>
          <table:table-cell office:value-type="float" office:value="0.266" calcext:value-type="float">
            <text:p>0.266</text:p>
          </table:table-cell>
          <table:table-cell office:value-type="float" office:value="0.63161" calcext:value-type="float">
            <text:p>0.63161</text:p>
          </table:table-cell>
          <table:table-cell table:formula="of:=([.C540]-[.B540])*1000" office:value-type="float" office:value="365.61" calcext:value-type="float">
            <text:p>365.61</text:p>
          </table:table-cell>
          <table:table-cell office:value-type="float" office:value="0.27957" calcext:value-type="float">
            <text:p>0.27957</text:p>
          </table:table-cell>
          <table:table-cell office:value-type="float" office:value="0.65409" calcext:value-type="float">
            <text:p>0.65409</text:p>
          </table:table-cell>
          <table:table-cell table:formula="of:=([.F540]-[.E540])*1000" office:value-type="float" office:value="374.52" calcext:value-type="float">
            <text:p>374.52</text:p>
          </table:table-cell>
          <table:table-cell office:value-type="float" office:value="0.27699" calcext:value-type="float">
            <text:p>0.27699</text:p>
          </table:table-cell>
          <table:table-cell office:value-type="float" office:value="0.67005" calcext:value-type="float">
            <text:p>0.67005</text:p>
          </table:table-cell>
          <table:table-cell table:formula="of:=([.I540]-[.H540])*1000" office:value-type="float" office:value="393.06" calcext:value-type="float">
            <text:p>393.06</text:p>
          </table:table-cell>
          <table:table-cell office:value-type="float" office:value="0.27391" calcext:value-type="float">
            <text:p>0.27391</text:p>
          </table:table-cell>
          <table:table-cell office:value-type="float" office:value="0.67579" calcext:value-type="float">
            <text:p>0.67579</text:p>
          </table:table-cell>
          <table:table-cell table:formula="of:=([.L540]-[.H540])*1000" office:value-type="float" office:value="398.8" calcext:value-type="float">
            <text:p>398.8</text:p>
          </table:table-cell>
          <table:table-cell table:number-columns-repeated="11"/>
        </table:table-row>
        <table:table-row table:style-name="ro1">
          <table:table-cell office:value-type="float" office:value="0.2012" calcext:value-type="float">
            <text:p>0.2012</text:p>
          </table:table-cell>
          <table:table-cell office:value-type="float" office:value="0.26523" calcext:value-type="float">
            <text:p>0.26523</text:p>
          </table:table-cell>
          <table:table-cell office:value-type="float" office:value="0.63156" calcext:value-type="float">
            <text:p>0.63156</text:p>
          </table:table-cell>
          <table:table-cell table:formula="of:=([.C541]-[.B541])*1000" office:value-type="float" office:value="366.33" calcext:value-type="float">
            <text:p>366.33</text:p>
          </table:table-cell>
          <table:table-cell office:value-type="float" office:value="0.27892" calcext:value-type="float">
            <text:p>0.27892</text:p>
          </table:table-cell>
          <table:table-cell office:value-type="float" office:value="0.65403" calcext:value-type="float">
            <text:p>0.65403</text:p>
          </table:table-cell>
          <table:table-cell table:formula="of:=([.F541]-[.E541])*1000" office:value-type="float" office:value="375.11" calcext:value-type="float">
            <text:p>375.11</text:p>
          </table:table-cell>
          <table:table-cell office:value-type="float" office:value="0.27635" calcext:value-type="float">
            <text:p>0.27635</text:p>
          </table:table-cell>
          <table:table-cell office:value-type="float" office:value="0.66999" calcext:value-type="float">
            <text:p>0.66999</text:p>
          </table:table-cell>
          <table:table-cell table:formula="of:=([.I541]-[.H541])*1000" office:value-type="float" office:value="393.64" calcext:value-type="float">
            <text:p>393.64</text:p>
          </table:table-cell>
          <table:table-cell office:value-type="float" office:value="0.27331" calcext:value-type="float">
            <text:p>0.27331</text:p>
          </table:table-cell>
          <table:table-cell office:value-type="float" office:value="0.67574" calcext:value-type="float">
            <text:p>0.67574</text:p>
          </table:table-cell>
          <table:table-cell table:formula="of:=([.L541]-[.H541])*1000" office:value-type="float" office:value="399.39" calcext:value-type="float">
            <text:p>399.39</text:p>
          </table:table-cell>
          <table:table-cell table:number-columns-repeated="11"/>
        </table:table-row>
        <table:table-row table:style-name="ro1">
          <table:table-cell office:value-type="float" office:value="0.2016" calcext:value-type="float">
            <text:p>0.2016</text:p>
          </table:table-cell>
          <table:table-cell office:value-type="float" office:value="0.26447" calcext:value-type="float">
            <text:p>0.26447</text:p>
          </table:table-cell>
          <table:table-cell office:value-type="float" office:value="0.63151" calcext:value-type="float">
            <text:p>0.63151</text:p>
          </table:table-cell>
          <table:table-cell table:formula="of:=([.C542]-[.B542])*1000" office:value-type="float" office:value="367.04" calcext:value-type="float">
            <text:p>367.04</text:p>
          </table:table-cell>
          <table:table-cell office:value-type="float" office:value="0.27827" calcext:value-type="float">
            <text:p>0.27827</text:p>
          </table:table-cell>
          <table:table-cell office:value-type="float" office:value="0.65397" calcext:value-type="float">
            <text:p>0.65397</text:p>
          </table:table-cell>
          <table:table-cell table:formula="of:=([.F542]-[.E542])*1000" office:value-type="float" office:value="375.7" calcext:value-type="float">
            <text:p>375.7</text:p>
          </table:table-cell>
          <table:table-cell office:value-type="float" office:value="0.27572" calcext:value-type="float">
            <text:p>0.27572</text:p>
          </table:table-cell>
          <table:table-cell office:value-type="float" office:value="0.66993" calcext:value-type="float">
            <text:p>0.66993</text:p>
          </table:table-cell>
          <table:table-cell table:formula="of:=([.I542]-[.H542])*1000" office:value-type="float" office:value="394.21" calcext:value-type="float">
            <text:p>394.21</text:p>
          </table:table-cell>
          <table:table-cell office:value-type="float" office:value="0.27271" calcext:value-type="float">
            <text:p>0.27271</text:p>
          </table:table-cell>
          <table:table-cell office:value-type="float" office:value="0.67568" calcext:value-type="float">
            <text:p>0.67568</text:p>
          </table:table-cell>
          <table:table-cell table:formula="of:=([.L542]-[.H542])*1000" office:value-type="float" office:value="399.96" calcext:value-type="float">
            <text:p>399.96</text:p>
          </table:table-cell>
          <table:table-cell table:number-columns-repeated="11"/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26371" calcext:value-type="float">
            <text:p>0.26371</text:p>
          </table:table-cell>
          <table:table-cell office:value-type="float" office:value="0.63146" calcext:value-type="float">
            <text:p>0.63146</text:p>
          </table:table-cell>
          <table:table-cell table:formula="of:=([.C543]-[.B543])*1000" office:value-type="float" office:value="367.75" calcext:value-type="float">
            <text:p>367.75</text:p>
          </table:table-cell>
          <table:table-cell office:value-type="float" office:value="0.27761" calcext:value-type="float">
            <text:p>0.27761</text:p>
          </table:table-cell>
          <table:table-cell office:value-type="float" office:value="0.65391" calcext:value-type="float">
            <text:p>0.65391</text:p>
          </table:table-cell>
          <table:table-cell table:formula="of:=([.F543]-[.E543])*1000" office:value-type="float" office:value="376.3" calcext:value-type="float">
            <text:p>376.3</text:p>
          </table:table-cell>
          <table:table-cell office:value-type="float" office:value="0.27508" calcext:value-type="float">
            <text:p>0.27508</text:p>
          </table:table-cell>
          <table:table-cell office:value-type="float" office:value="0.66987" calcext:value-type="float">
            <text:p>0.66987</text:p>
          </table:table-cell>
          <table:table-cell table:formula="of:=([.I543]-[.H543])*1000" office:value-type="float" office:value="394.79" calcext:value-type="float">
            <text:p>394.79</text:p>
          </table:table-cell>
          <table:table-cell office:value-type="float" office:value="0.27211" calcext:value-type="float">
            <text:p>0.27211</text:p>
          </table:table-cell>
          <table:table-cell office:value-type="float" office:value="0.67562" calcext:value-type="float">
            <text:p>0.67562</text:p>
          </table:table-cell>
          <table:table-cell table:formula="of:=([.L543]-[.H543])*1000" office:value-type="float" office:value="400.54" calcext:value-type="float">
            <text:p>400.54</text:p>
          </table:table-cell>
          <table:table-cell table:number-columns-repeated="11"/>
        </table:table-row>
        <table:table-row table:style-name="ro1">
          <table:table-cell office:value-type="float" office:value="0.2024" calcext:value-type="float">
            <text:p>0.2024</text:p>
          </table:table-cell>
          <table:table-cell office:value-type="float" office:value="0.26294" calcext:value-type="float">
            <text:p>0.26294</text:p>
          </table:table-cell>
          <table:table-cell office:value-type="float" office:value="0.63141" calcext:value-type="float">
            <text:p>0.63141</text:p>
          </table:table-cell>
          <table:table-cell table:formula="of:=([.C544]-[.B544])*1000" office:value-type="float" office:value="368.47" calcext:value-type="float">
            <text:p>368.47</text:p>
          </table:table-cell>
          <table:table-cell office:value-type="float" office:value="0.27696" calcext:value-type="float">
            <text:p>0.27696</text:p>
          </table:table-cell>
          <table:table-cell office:value-type="float" office:value="0.65385" calcext:value-type="float">
            <text:p>0.65385</text:p>
          </table:table-cell>
          <table:table-cell table:formula="of:=([.F544]-[.E544])*1000" office:value-type="float" office:value="376.89" calcext:value-type="float">
            <text:p>376.89</text:p>
          </table:table-cell>
          <table:table-cell office:value-type="float" office:value="0.27444" calcext:value-type="float">
            <text:p>0.27444</text:p>
          </table:table-cell>
          <table:table-cell office:value-type="float" office:value="0.66981" calcext:value-type="float">
            <text:p>0.66981</text:p>
          </table:table-cell>
          <table:table-cell table:formula="of:=([.I544]-[.H544])*1000" office:value-type="float" office:value="395.37" calcext:value-type="float">
            <text:p>395.37</text:p>
          </table:table-cell>
          <table:table-cell office:value-type="float" office:value="0.27151" calcext:value-type="float">
            <text:p>0.27151</text:p>
          </table:table-cell>
          <table:table-cell office:value-type="float" office:value="0.67557" calcext:value-type="float">
            <text:p>0.67557</text:p>
          </table:table-cell>
          <table:table-cell table:formula="of:=([.L544]-[.H544])*1000" office:value-type="float" office:value="401.13" calcext:value-type="float">
            <text:p>401.13</text:p>
          </table:table-cell>
          <table:table-cell table:number-columns-repeated="11"/>
        </table:table-row>
        <table:table-row table:style-name="ro1">
          <table:table-cell office:value-type="float" office:value="0.2028" calcext:value-type="float">
            <text:p>0.2028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63136" calcext:value-type="float">
            <text:p>0.63136</text:p>
          </table:table-cell>
          <table:table-cell table:formula="of:=([.C545]-[.B545])*1000" office:value-type="float" office:value="369.18" calcext:value-type="float">
            <text:p>369.18</text:p>
          </table:table-cell>
          <table:table-cell office:value-type="float" office:value="0.27631" calcext:value-type="float">
            <text:p>0.27631</text:p>
          </table:table-cell>
          <table:table-cell office:value-type="float" office:value="0.65378" calcext:value-type="float">
            <text:p>0.65378</text:p>
          </table:table-cell>
          <table:table-cell table:formula="of:=([.F545]-[.E545])*1000" office:value-type="float" office:value="377.47" calcext:value-type="float">
            <text:p>377.47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66975" calcext:value-type="float">
            <text:p>0.66975</text:p>
          </table:table-cell>
          <table:table-cell table:formula="of:=([.I545]-[.H545])*1000" office:value-type="float" office:value="395.95" calcext:value-type="float">
            <text:p>395.95</text:p>
          </table:table-cell>
          <table:table-cell office:value-type="float" office:value="0.27091" calcext:value-type="float">
            <text:p>0.27091</text:p>
          </table:table-cell>
          <table:table-cell office:value-type="float" office:value="0.67551" calcext:value-type="float">
            <text:p>0.67551</text:p>
          </table:table-cell>
          <table:table-cell table:formula="of:=([.L545]-[.H545])*1000" office:value-type="float" office:value="401.71" calcext:value-type="float">
            <text:p>401.71</text:p>
          </table:table-cell>
          <table:table-cell table:number-columns-repeated="11"/>
        </table:table-row>
        <table:table-row table:style-name="ro1">
          <table:table-cell office:value-type="float" office:value="0.2032" calcext:value-type="float">
            <text:p>0.2032</text:p>
          </table:table-cell>
          <table:table-cell office:value-type="float" office:value="0.26142" calcext:value-type="float">
            <text:p>0.26142</text:p>
          </table:table-cell>
          <table:table-cell office:value-type="float" office:value="0.63131" calcext:value-type="float">
            <text:p>0.63131</text:p>
          </table:table-cell>
          <table:table-cell table:formula="of:=([.C546]-[.B546])*1000" office:value-type="float" office:value="369.89" calcext:value-type="float">
            <text:p>369.89</text:p>
          </table:table-cell>
          <table:table-cell office:value-type="float" office:value="0.27565" calcext:value-type="float">
            <text:p>0.27565</text:p>
          </table:table-cell>
          <table:table-cell office:value-type="float" office:value="0.65372" calcext:value-type="float">
            <text:p>0.65372</text:p>
          </table:table-cell>
          <table:table-cell table:formula="of:=([.F546]-[.E546])*1000" office:value-type="float" office:value="378.07" calcext:value-type="float">
            <text:p>378.07</text:p>
          </table:table-cell>
          <table:table-cell office:value-type="float" office:value="0.27316" calcext:value-type="float">
            <text:p>0.27316</text:p>
          </table:table-cell>
          <table:table-cell office:value-type="float" office:value="0.66969" calcext:value-type="float">
            <text:p>0.66969</text:p>
          </table:table-cell>
          <table:table-cell table:formula="of:=([.I546]-[.H546])*1000" office:value-type="float" office:value="396.53" calcext:value-type="float">
            <text:p>396.53</text:p>
          </table:table-cell>
          <table:table-cell office:value-type="float" office:value="0.27031" calcext:value-type="float">
            <text:p>0.27031</text:p>
          </table:table-cell>
          <table:table-cell office:value-type="float" office:value="0.67546" calcext:value-type="float">
            <text:p>0.67546</text:p>
          </table:table-cell>
          <table:table-cell table:formula="of:=([.L546]-[.H546])*1000" office:value-type="float" office:value="402.3" calcext:value-type="float">
            <text:p>402.3</text:p>
          </table:table-cell>
          <table:table-cell table:number-columns-repeated="11"/>
        </table:table-row>
        <table:table-row table:style-name="ro1">
          <table:table-cell office:value-type="float" office:value="0.2036" calcext:value-type="float">
            <text:p>0.2036</text:p>
          </table:table-cell>
          <table:table-cell office:value-type="float" office:value="0.26065" calcext:value-type="float">
            <text:p>0.26065</text:p>
          </table:table-cell>
          <table:table-cell office:value-type="float" office:value="0.63126" calcext:value-type="float">
            <text:p>0.63126</text:p>
          </table:table-cell>
          <table:table-cell table:formula="of:=([.C547]-[.B547])*1000" office:value-type="float" office:value="370.61" calcext:value-type="float">
            <text:p>370.61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0.65366" calcext:value-type="float">
            <text:p>0.65366</text:p>
          </table:table-cell>
          <table:table-cell table:formula="of:=([.F547]-[.E547])*1000" office:value-type="float" office:value="378.65" calcext:value-type="float">
            <text:p>378.65</text:p>
          </table:table-cell>
          <table:table-cell office:value-type="float" office:value="0.27255" calcext:value-type="float">
            <text:p>0.27255</text:p>
          </table:table-cell>
          <table:table-cell office:value-type="float" office:value="0.66963" calcext:value-type="float">
            <text:p>0.66963</text:p>
          </table:table-cell>
          <table:table-cell table:formula="of:=([.I547]-[.H547])*1000" office:value-type="float" office:value="397.08" calcext:value-type="float">
            <text:p>397.08</text:p>
          </table:table-cell>
          <table:table-cell office:value-type="float" office:value="0.26975" calcext:value-type="float">
            <text:p>0.26975</text:p>
          </table:table-cell>
          <table:table-cell office:value-type="float" office:value="0.6754" calcext:value-type="float">
            <text:p>0.6754</text:p>
          </table:table-cell>
          <table:table-cell table:formula="of:=([.L547]-[.H547])*1000" office:value-type="float" office:value="402.85" calcext:value-type="float">
            <text:p>402.85</text:p>
          </table:table-cell>
          <table:table-cell table:number-columns-repeated="11"/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25988" calcext:value-type="float">
            <text:p>0.25988</text:p>
          </table:table-cell>
          <table:table-cell office:value-type="float" office:value="0.63121" calcext:value-type="float">
            <text:p>0.63121</text:p>
          </table:table-cell>
          <table:table-cell table:formula="of:=([.C548]-[.B548])*1000" office:value-type="float" office:value="371.33" calcext:value-type="float">
            <text:p>371.33</text:p>
          </table:table-cell>
          <table:table-cell office:value-type="float" office:value="0.27438" calcext:value-type="float">
            <text:p>0.27438</text:p>
          </table:table-cell>
          <table:table-cell office:value-type="float" office:value="0.6536" calcext:value-type="float">
            <text:p>0.6536</text:p>
          </table:table-cell>
          <table:table-cell table:formula="of:=([.F548]-[.E548])*1000" office:value-type="float" office:value="379.22" calcext:value-type="float">
            <text:p>379.22</text:p>
          </table:table-cell>
          <table:table-cell office:value-type="float" office:value="0.27195" calcext:value-type="float">
            <text:p>0.27195</text:p>
          </table:table-cell>
          <table:table-cell office:value-type="float" office:value="0.66957" calcext:value-type="float">
            <text:p>0.66957</text:p>
          </table:table-cell>
          <table:table-cell table:formula="of:=([.I548]-[.H548])*1000" office:value-type="float" office:value="397.62" calcext:value-type="float">
            <text:p>397.62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67534" calcext:value-type="float">
            <text:p>0.67534</text:p>
          </table:table-cell>
          <table:table-cell table:formula="of:=([.L548]-[.H548])*1000" office:value-type="float" office:value="403.39" calcext:value-type="float">
            <text:p>403.39</text:p>
          </table:table-cell>
          <table:table-cell table:number-columns-repeated="11"/>
        </table:table-row>
        <table:table-row table:style-name="ro1">
          <table:table-cell office:value-type="float" office:value="0.2044" calcext:value-type="float">
            <text:p>0.2044</text:p>
          </table:table-cell>
          <table:table-cell office:value-type="float" office:value="0.25911" calcext:value-type="float">
            <text:p>0.25911</text:p>
          </table:table-cell>
          <table:table-cell office:value-type="float" office:value="0.63116" calcext:value-type="float">
            <text:p>0.63116</text:p>
          </table:table-cell>
          <table:table-cell table:formula="of:=([.C549]-[.B549])*1000" office:value-type="float" office:value="372.05" calcext:value-type="float">
            <text:p>372.05</text:p>
          </table:table-cell>
          <table:table-cell office:value-type="float" office:value="0.27374" calcext:value-type="float">
            <text:p>0.27374</text:p>
          </table:table-cell>
          <table:table-cell office:value-type="float" office:value="0.65353" calcext:value-type="float">
            <text:p>0.65353</text:p>
          </table:table-cell>
          <table:table-cell table:formula="of:=([.F549]-[.E549])*1000" office:value-type="float" office:value="379.79" calcext:value-type="float">
            <text:p>379.79</text:p>
          </table:table-cell>
          <table:table-cell office:value-type="float" office:value="0.27134" calcext:value-type="float">
            <text:p>0.27134</text:p>
          </table:table-cell>
          <table:table-cell office:value-type="float" office:value="0.66951" calcext:value-type="float">
            <text:p>0.66951</text:p>
          </table:table-cell>
          <table:table-cell table:formula="of:=([.I549]-[.H549])*1000" office:value-type="float" office:value="398.17" calcext:value-type="float">
            <text:p>398.17</text:p>
          </table:table-cell>
          <table:table-cell office:value-type="float" office:value="0.26866" calcext:value-type="float">
            <text:p>0.26866</text:p>
          </table:table-cell>
          <table:table-cell office:value-type="float" office:value="0.67529" calcext:value-type="float">
            <text:p>0.67529</text:p>
          </table:table-cell>
          <table:table-cell table:formula="of:=([.L549]-[.H549])*1000" office:value-type="float" office:value="403.95" calcext:value-type="float">
            <text:p>403.95</text:p>
          </table:table-cell>
          <table:table-cell table:number-columns-repeated="11"/>
        </table:table-row>
        <table:table-row table:style-name="ro1">
          <table:table-cell office:value-type="float" office:value="0.2048" calcext:value-type="float">
            <text:p>0.2048</text:p>
          </table:table-cell>
          <table:table-cell office:value-type="float" office:value="0.25834" calcext:value-type="float">
            <text:p>0.25834</text:p>
          </table:table-cell>
          <table:table-cell office:value-type="float" office:value="0.63111" calcext:value-type="float">
            <text:p>0.63111</text:p>
          </table:table-cell>
          <table:table-cell table:formula="of:=([.C550]-[.B550])*1000" office:value-type="float" office:value="372.77" calcext:value-type="float">
            <text:p>372.77</text:p>
          </table:table-cell>
          <table:table-cell office:value-type="float" office:value="0.27311" calcext:value-type="float">
            <text:p>0.27311</text:p>
          </table:table-cell>
          <table:table-cell office:value-type="float" office:value="0.65347" calcext:value-type="float">
            <text:p>0.65347</text:p>
          </table:table-cell>
          <table:table-cell table:formula="of:=([.F550]-[.E550])*1000" office:value-type="float" office:value="380.36" calcext:value-type="float">
            <text:p>380.36</text:p>
          </table:table-cell>
          <table:table-cell office:value-type="float" office:value="0.27074" calcext:value-type="float">
            <text:p>0.27074</text:p>
          </table:table-cell>
          <table:table-cell office:value-type="float" office:value="0.66945" calcext:value-type="float">
            <text:p>0.66945</text:p>
          </table:table-cell>
          <table:table-cell table:formula="of:=([.I550]-[.H550])*1000" office:value-type="float" office:value="398.71" calcext:value-type="float">
            <text:p>398.71</text:p>
          </table:table-cell>
          <table:table-cell office:value-type="float" office:value="0.26811" calcext:value-type="float">
            <text:p>0.26811</text:p>
          </table:table-cell>
          <table:table-cell office:value-type="float" office:value="0.67523" calcext:value-type="float">
            <text:p>0.67523</text:p>
          </table:table-cell>
          <table:table-cell table:formula="of:=([.L550]-[.H550])*1000" office:value-type="float" office:value="404.49" calcext:value-type="float">
            <text:p>404.49</text:p>
          </table:table-cell>
          <table:table-cell table:number-columns-repeated="11"/>
        </table:table-row>
        <table:table-row table:style-name="ro1">
          <table:table-cell office:value-type="float" office:value="0.2052" calcext:value-type="float">
            <text:p>0.2052</text:p>
          </table:table-cell>
          <table:table-cell office:value-type="float" office:value="0.25757" calcext:value-type="float">
            <text:p>0.25757</text:p>
          </table:table-cell>
          <table:table-cell office:value-type="float" office:value="0.63106" calcext:value-type="float">
            <text:p>0.63106</text:p>
          </table:table-cell>
          <table:table-cell table:formula="of:=([.C551]-[.B551])*1000" office:value-type="float" office:value="373.49" calcext:value-type="float">
            <text:p>373.49</text:p>
          </table:table-cell>
          <table:table-cell office:value-type="float" office:value="0.27247" calcext:value-type="float">
            <text:p>0.27247</text:p>
          </table:table-cell>
          <table:table-cell office:value-type="float" office:value="0.65341" calcext:value-type="float">
            <text:p>0.65341</text:p>
          </table:table-cell>
          <table:table-cell table:formula="of:=([.F551]-[.E551])*1000" office:value-type="float" office:value="380.94" calcext:value-type="float">
            <text:p>380.94</text:p>
          </table:table-cell>
          <table:table-cell office:value-type="float" office:value="0.27014" calcext:value-type="float">
            <text:p>0.27014</text:p>
          </table:table-cell>
          <table:table-cell office:value-type="float" office:value="0.66939" calcext:value-type="float">
            <text:p>0.66939</text:p>
          </table:table-cell>
          <table:table-cell table:formula="of:=([.I551]-[.H551])*1000" office:value-type="float" office:value="399.25" calcext:value-type="float">
            <text:p>399.25</text:p>
          </table:table-cell>
          <table:table-cell office:value-type="float" office:value="0.26757" calcext:value-type="float">
            <text:p>0.26757</text:p>
          </table:table-cell>
          <table:table-cell office:value-type="float" office:value="0.67517" calcext:value-type="float">
            <text:p>0.67517</text:p>
          </table:table-cell>
          <table:table-cell table:formula="of:=([.L551]-[.H551])*1000" office:value-type="float" office:value="405.03" calcext:value-type="float">
            <text:p>405.03</text:p>
          </table:table-cell>
          <table:table-cell table:number-columns-repeated="11"/>
        </table:table-row>
        <table:table-row table:style-name="ro1">
          <table:table-cell office:value-type="float" office:value="0.2056" calcext:value-type="float">
            <text:p>0.2056</text:p>
          </table:table-cell>
          <table:table-cell office:value-type="float" office:value="0.25681" calcext:value-type="float">
            <text:p>0.25681</text:p>
          </table:table-cell>
          <table:table-cell office:value-type="float" office:value="0.63102" calcext:value-type="float">
            <text:p>0.63102</text:p>
          </table:table-cell>
          <table:table-cell table:formula="of:=([.C552]-[.B552])*1000" office:value-type="float" office:value="374.21" calcext:value-type="float">
            <text:p>374.21</text:p>
          </table:table-cell>
          <table:table-cell office:value-type="float" office:value="0.27184" calcext:value-type="float">
            <text:p>0.27184</text:p>
          </table:table-cell>
          <table:table-cell office:value-type="float" office:value="0.65334" calcext:value-type="float">
            <text:p>0.65334</text:p>
          </table:table-cell>
          <table:table-cell table:formula="of:=([.F552]-[.E552])*1000" office:value-type="float" office:value="381.5" calcext:value-type="float">
            <text:p>381.5</text:p>
          </table:table-cell>
          <table:table-cell office:value-type="float" office:value="0.26954" calcext:value-type="float">
            <text:p>0.26954</text:p>
          </table:table-cell>
          <table:table-cell office:value-type="float" office:value="0.66933" calcext:value-type="float">
            <text:p>0.66933</text:p>
          </table:table-cell>
          <table:table-cell table:formula="of:=([.I552]-[.H552])*1000" office:value-type="float" office:value="399.79" calcext:value-type="float">
            <text:p>399.79</text:p>
          </table:table-cell>
          <table:table-cell office:value-type="float" office:value="0.26702" calcext:value-type="float">
            <text:p>0.26702</text:p>
          </table:table-cell>
          <table:table-cell office:value-type="float" office:value="0.67512" calcext:value-type="float">
            <text:p>0.67512</text:p>
          </table:table-cell>
          <table:table-cell table:formula="of:=([.L552]-[.H552])*1000" office:value-type="float" office:value="405.58" calcext:value-type="float">
            <text:p>405.58</text:p>
          </table:table-cell>
          <table:table-cell table:number-columns-repeated="11"/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0.25604" calcext:value-type="float">
            <text:p>0.25604</text:p>
          </table:table-cell>
          <table:table-cell office:value-type="float" office:value="0.63097" calcext:value-type="float">
            <text:p>0.63097</text:p>
          </table:table-cell>
          <table:table-cell table:formula="of:=([.C553]-[.B553])*1000" office:value-type="float" office:value="374.93" calcext:value-type="float">
            <text:p>374.93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65328" calcext:value-type="float">
            <text:p>0.65328</text:p>
          </table:table-cell>
          <table:table-cell table:formula="of:=([.F553]-[.E553])*1000" office:value-type="float" office:value="382.08" calcext:value-type="float">
            <text:p>382.08</text:p>
          </table:table-cell>
          <table:table-cell office:value-type="float" office:value="0.26893" calcext:value-type="float">
            <text:p>0.26893</text:p>
          </table:table-cell>
          <table:table-cell office:value-type="float" office:value="0.66927" calcext:value-type="float">
            <text:p>0.66927</text:p>
          </table:table-cell>
          <table:table-cell table:formula="of:=([.I553]-[.H553])*1000" office:value-type="float" office:value="400.34" calcext:value-type="float">
            <text:p>400.34</text:p>
          </table:table-cell>
          <table:table-cell office:value-type="float" office:value="0.26648" calcext:value-type="float">
            <text:p>0.26648</text:p>
          </table:table-cell>
          <table:table-cell office:value-type="float" office:value="0.67506" calcext:value-type="float">
            <text:p>0.67506</text:p>
          </table:table-cell>
          <table:table-cell table:formula="of:=([.L553]-[.H553])*1000" office:value-type="float" office:value="406.13" calcext:value-type="float">
            <text:p>406.13</text:p>
          </table:table-cell>
          <table:table-cell table:number-columns-repeated="11"/>
        </table:table-row>
        <table:table-row table:style-name="ro1">
          <table:table-cell office:value-type="float" office:value="0.2064" calcext:value-type="float">
            <text:p>0.2064</text:p>
          </table:table-cell>
          <table:table-cell office:value-type="float" office:value="0.25527" calcext:value-type="float">
            <text:p>0.25527</text:p>
          </table:table-cell>
          <table:table-cell office:value-type="float" office:value="0.63092" calcext:value-type="float">
            <text:p>0.63092</text:p>
          </table:table-cell>
          <table:table-cell table:formula="of:=([.C554]-[.B554])*1000" office:value-type="float" office:value="375.65" calcext:value-type="float">
            <text:p>375.65</text:p>
          </table:table-cell>
          <table:table-cell office:value-type="float" office:value="0.27057" calcext:value-type="float">
            <text:p>0.27057</text:p>
          </table:table-cell>
          <table:table-cell office:value-type="float" office:value="0.65322" calcext:value-type="float">
            <text:p>0.65322</text:p>
          </table:table-cell>
          <table:table-cell table:formula="of:=([.F554]-[.E554])*1000" office:value-type="float" office:value="382.65" calcext:value-type="float">
            <text:p>382.65</text:p>
          </table:table-cell>
          <table:table-cell office:value-type="float" office:value="0.26833" calcext:value-type="float">
            <text:p>0.26833</text:p>
          </table:table-cell>
          <table:table-cell office:value-type="float" office:value="0.66922" calcext:value-type="float">
            <text:p>0.66922</text:p>
          </table:table-cell>
          <table:table-cell table:formula="of:=([.I554]-[.H554])*1000" office:value-type="float" office:value="400.89" calcext:value-type="float">
            <text:p>400.89</text:p>
          </table:table-cell>
          <table:table-cell office:value-type="float" office:value="0.26593" calcext:value-type="float">
            <text:p>0.26593</text:p>
          </table:table-cell>
          <table:table-cell office:value-type="float" office:value="0.675" calcext:value-type="float">
            <text:p>0.675</text:p>
          </table:table-cell>
          <table:table-cell table:formula="of:=([.L554]-[.H554])*1000" office:value-type="float" office:value="406.67" calcext:value-type="float">
            <text:p>406.67</text:p>
          </table:table-cell>
          <table:table-cell table:number-columns-repeated="11"/>
        </table:table-row>
        <table:table-row table:style-name="ro1">
          <table:table-cell office:value-type="float" office:value="0.2068" calcext:value-type="float">
            <text:p>0.2068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63087" calcext:value-type="float">
            <text:p>0.63087</text:p>
          </table:table-cell>
          <table:table-cell table:formula="of:=([.C555]-[.B555])*1000" office:value-type="float" office:value="376.37" calcext:value-type="float">
            <text:p>376.37</text:p>
          </table:table-cell>
          <table:table-cell office:value-type="float" office:value="0.26994" calcext:value-type="float">
            <text:p>0.26994</text:p>
          </table:table-cell>
          <table:table-cell office:value-type="float" office:value="0.65315" calcext:value-type="float">
            <text:p>0.65315</text:p>
          </table:table-cell>
          <table:table-cell table:formula="of:=([.F555]-[.E555])*1000" office:value-type="float" office:value="383.21" calcext:value-type="float">
            <text:p>383.21</text:p>
          </table:table-cell>
          <table:table-cell office:value-type="float" office:value="0.26775" calcext:value-type="float">
            <text:p>0.26775</text:p>
          </table:table-cell>
          <table:table-cell office:value-type="float" office:value="0.66916" calcext:value-type="float">
            <text:p>0.66916</text:p>
          </table:table-cell>
          <table:table-cell table:formula="of:=([.I555]-[.H555])*1000" office:value-type="float" office:value="401.41" calcext:value-type="float">
            <text:p>401.41</text:p>
          </table:table-cell>
          <table:table-cell office:value-type="float" office:value="0.26541" calcext:value-type="float">
            <text:p>0.26541</text:p>
          </table:table-cell>
          <table:table-cell office:value-type="float" office:value="0.67495" calcext:value-type="float">
            <text:p>0.67495</text:p>
          </table:table-cell>
          <table:table-cell table:formula="of:=([.L555]-[.H555])*1000" office:value-type="float" office:value="407.2" calcext:value-type="float">
            <text:p>407.2</text:p>
          </table:table-cell>
          <table:table-cell table:number-columns-repeated="11"/>
        </table:table-row>
        <table:table-row table:style-name="ro1">
          <table:table-cell office:value-type="float" office:value="0.2072" calcext:value-type="float">
            <text:p>0.2072</text:p>
          </table:table-cell>
          <table:table-cell office:value-type="float" office:value="0.25374" calcext:value-type="float">
            <text:p>0.25374</text:p>
          </table:table-cell>
          <table:table-cell office:value-type="float" office:value="0.63082" calcext:value-type="float">
            <text:p>0.63082</text:p>
          </table:table-cell>
          <table:table-cell table:formula="of:=([.C556]-[.B556])*1000" office:value-type="float" office:value="377.08" calcext:value-type="float">
            <text:p>377.08</text:p>
          </table:table-cell>
          <table:table-cell office:value-type="float" office:value="0.26934" calcext:value-type="float">
            <text:p>0.26934</text:p>
          </table:table-cell>
          <table:table-cell office:value-type="float" office:value="0.65309" calcext:value-type="float">
            <text:p>0.65309</text:p>
          </table:table-cell>
          <table:table-cell table:formula="of:=([.F556]-[.E556])*1000" office:value-type="float" office:value="383.75" calcext:value-type="float">
            <text:p>383.75</text:p>
          </table:table-cell>
          <table:table-cell office:value-type="float" office:value="0.26719" calcext:value-type="float">
            <text:p>0.26719</text:p>
          </table:table-cell>
          <table:table-cell office:value-type="float" office:value="0.66909" calcext:value-type="float">
            <text:p>0.66909</text:p>
          </table:table-cell>
          <table:table-cell table:formula="of:=([.I556]-[.H556])*1000" office:value-type="float" office:value="401.9" calcext:value-type="float">
            <text:p>401.9</text:p>
          </table:table-cell>
          <table:table-cell office:value-type="float" office:value="0.26493" calcext:value-type="float">
            <text:p>0.26493</text:p>
          </table:table-cell>
          <table:table-cell office:value-type="float" office:value="0.67489" calcext:value-type="float">
            <text:p>0.67489</text:p>
          </table:table-cell>
          <table:table-cell table:formula="of:=([.L556]-[.H556])*1000" office:value-type="float" office:value="407.7" calcext:value-type="float">
            <text:p>407.7</text:p>
          </table:table-cell>
          <table:table-cell table:number-columns-repeated="11"/>
        </table:table-row>
        <table:table-row table:style-name="ro1">
          <table:table-cell office:value-type="float" office:value="0.2076" calcext:value-type="float">
            <text:p>0.2076</text:p>
          </table:table-cell>
          <table:table-cell office:value-type="float" office:value="0.25297" calcext:value-type="float">
            <text:p>0.25297</text:p>
          </table:table-cell>
          <table:table-cell office:value-type="float" office:value="0.63077" calcext:value-type="float">
            <text:p>0.63077</text:p>
          </table:table-cell>
          <table:table-cell table:formula="of:=([.C557]-[.B557])*1000" office:value-type="float" office:value="377.8" calcext:value-type="float">
            <text:p>377.8</text:p>
          </table:table-cell>
          <table:table-cell office:value-type="float" office:value="0.26873" calcext:value-type="float">
            <text:p>0.26873</text:p>
          </table:table-cell>
          <table:table-cell office:value-type="float" office:value="0.65303" calcext:value-type="float">
            <text:p>0.65303</text:p>
          </table:table-cell>
          <table:table-cell table:formula="of:=([.F557]-[.E557])*1000" office:value-type="float" office:value="384.3" calcext:value-type="float">
            <text:p>384.3</text:p>
          </table:table-cell>
          <table:table-cell office:value-type="float" office:value="0.26663" calcext:value-type="float">
            <text:p>0.26663</text:p>
          </table:table-cell>
          <table:table-cell office:value-type="float" office:value="0.66903" calcext:value-type="float">
            <text:p>0.66903</text:p>
          </table:table-cell>
          <table:table-cell table:formula="of:=([.I557]-[.H557])*1000" office:value-type="float" office:value="402.4" calcext:value-type="float">
            <text:p>402.4</text:p>
          </table:table-cell>
          <table:table-cell office:value-type="float" office:value="0.26445" calcext:value-type="float">
            <text:p>0.26445</text:p>
          </table:table-cell>
          <table:table-cell office:value-type="float" office:value="0.67483" calcext:value-type="float">
            <text:p>0.67483</text:p>
          </table:table-cell>
          <table:table-cell table:formula="of:=([.L557]-[.H557])*1000" office:value-type="float" office:value="408.2" calcext:value-type="float">
            <text:p>408.2</text:p>
          </table:table-cell>
          <table:table-cell table:number-columns-repeated="11"/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.25221" calcext:value-type="float">
            <text:p>0.25221</text:p>
          </table:table-cell>
          <table:table-cell office:value-type="float" office:value="0.63071" calcext:value-type="float">
            <text:p>0.63071</text:p>
          </table:table-cell>
          <table:table-cell table:formula="of:=([.C558]-[.B558])*1000" office:value-type="float" office:value="378.5" calcext:value-type="float">
            <text:p>378.5</text:p>
          </table:table-cell>
          <table:table-cell office:value-type="float" office:value="0.26812" calcext:value-type="float">
            <text:p>0.26812</text:p>
          </table:table-cell>
          <table:table-cell office:value-type="float" office:value="0.65296" calcext:value-type="float">
            <text:p>0.65296</text:p>
          </table:table-cell>
          <table:table-cell table:formula="of:=([.F558]-[.E558])*1000" office:value-type="float" office:value="384.84" calcext:value-type="float">
            <text:p>384.84</text:p>
          </table:table-cell>
          <table:table-cell office:value-type="float" office:value="0.26607" calcext:value-type="float">
            <text:p>0.26607</text:p>
          </table:table-cell>
          <table:table-cell office:value-type="float" office:value="0.66897" calcext:value-type="float">
            <text:p>0.66897</text:p>
          </table:table-cell>
          <table:table-cell table:formula="of:=([.I558]-[.H558])*1000" office:value-type="float" office:value="402.9" calcext:value-type="float">
            <text:p>402.9</text:p>
          </table:table-cell>
          <table:table-cell office:value-type="float" office:value="0.26397" calcext:value-type="float">
            <text:p>0.26397</text:p>
          </table:table-cell>
          <table:table-cell office:value-type="float" office:value="0.67477" calcext:value-type="float">
            <text:p>0.67477</text:p>
          </table:table-cell>
          <table:table-cell table:formula="of:=([.L558]-[.H558])*1000" office:value-type="float" office:value="408.7" calcext:value-type="float">
            <text:p>408.7</text:p>
          </table:table-cell>
          <table:table-cell table:number-columns-repeated="11"/>
        </table:table-row>
        <table:table-row table:style-name="ro1">
          <table:table-cell office:value-type="float" office:value="0.2084" calcext:value-type="float">
            <text:p>0.2084</text:p>
          </table:table-cell>
          <table:table-cell office:value-type="float" office:value="0.25145" calcext:value-type="float">
            <text:p>0.25145</text:p>
          </table:table-cell>
          <table:table-cell office:value-type="float" office:value="0.63066" calcext:value-type="float">
            <text:p>0.63066</text:p>
          </table:table-cell>
          <table:table-cell table:formula="of:=([.C559]-[.B559])*1000" office:value-type="float" office:value="379.21" calcext:value-type="float">
            <text:p>379.21</text:p>
          </table:table-cell>
          <table:table-cell office:value-type="float" office:value="0.26752" calcext:value-type="float">
            <text:p>0.26752</text:p>
          </table:table-cell>
          <table:table-cell office:value-type="float" office:value="0.6529" calcext:value-type="float">
            <text:p>0.6529</text:p>
          </table:table-cell>
          <table:table-cell table:formula="of:=([.F559]-[.E559])*1000" office:value-type="float" office:value="385.38" calcext:value-type="float">
            <text:p>385.38</text:p>
          </table:table-cell>
          <table:table-cell office:value-type="float" office:value="0.26552" calcext:value-type="float">
            <text:p>0.26552</text:p>
          </table:table-cell>
          <table:table-cell office:value-type="float" office:value="0.66891" calcext:value-type="float">
            <text:p>0.66891</text:p>
          </table:table-cell>
          <table:table-cell table:formula="of:=([.I559]-[.H559])*1000" office:value-type="float" office:value="403.39" calcext:value-type="float">
            <text:p>403.39</text:p>
          </table:table-cell>
          <table:table-cell office:value-type="float" office:value="0.26349" calcext:value-type="float">
            <text:p>0.26349</text:p>
          </table:table-cell>
          <table:table-cell office:value-type="float" office:value="0.67472" calcext:value-type="float">
            <text:p>0.67472</text:p>
          </table:table-cell>
          <table:table-cell table:formula="of:=([.L559]-[.H559])*1000" office:value-type="float" office:value="409.2" calcext:value-type="float">
            <text:p>409.2</text:p>
          </table:table-cell>
          <table:table-cell table:number-columns-repeated="11"/>
        </table:table-row>
        <table:table-row table:style-name="ro1">
          <table:table-cell office:value-type="float" office:value="0.2088" calcext:value-type="float">
            <text:p>0.2088</text:p>
          </table:table-cell>
          <table:table-cell office:value-type="float" office:value="0.25068" calcext:value-type="float">
            <text:p>0.25068</text:p>
          </table:table-cell>
          <table:table-cell office:value-type="float" office:value="0.63061" calcext:value-type="float">
            <text:p>0.63061</text:p>
          </table:table-cell>
          <table:table-cell table:formula="of:=([.C560]-[.B560])*1000" office:value-type="float" office:value="379.93" calcext:value-type="float">
            <text:p>379.93</text:p>
          </table:table-cell>
          <table:table-cell office:value-type="float" office:value="0.26691" calcext:value-type="float">
            <text:p>0.26691</text:p>
          </table:table-cell>
          <table:table-cell office:value-type="float" office:value="0.65284" calcext:value-type="float">
            <text:p>0.65284</text:p>
          </table:table-cell>
          <table:table-cell table:formula="of:=([.F560]-[.E560])*1000" office:value-type="float" office:value="385.93" calcext:value-type="float">
            <text:p>385.93</text:p>
          </table:table-cell>
          <table:table-cell office:value-type="float" office:value="0.26496" calcext:value-type="float">
            <text:p>0.26496</text:p>
          </table:table-cell>
          <table:table-cell office:value-type="float" office:value="0.66885" calcext:value-type="float">
            <text:p>0.66885</text:p>
          </table:table-cell>
          <table:table-cell table:formula="of:=([.I560]-[.H560])*1000" office:value-type="float" office:value="403.89" calcext:value-type="float">
            <text:p>403.89</text:p>
          </table:table-cell>
          <table:table-cell office:value-type="float" office:value="0.26301" calcext:value-type="float">
            <text:p>0.26301</text:p>
          </table:table-cell>
          <table:table-cell office:value-type="float" office:value="0.67466" calcext:value-type="float">
            <text:p>0.67466</text:p>
          </table:table-cell>
          <table:table-cell table:formula="of:=([.L560]-[.H560])*1000" office:value-type="float" office:value="409.7" calcext:value-type="float">
            <text:p>409.7</text:p>
          </table:table-cell>
          <table:table-cell table:number-columns-repeated="11"/>
        </table:table-row>
        <table:table-row table:style-name="ro1">
          <table:table-cell office:value-type="float" office:value="0.2092" calcext:value-type="float">
            <text:p>0.2092</text:p>
          </table:table-cell>
          <table:table-cell office:value-type="float" office:value="0.24992" calcext:value-type="float">
            <text:p>0.24992</text:p>
          </table:table-cell>
          <table:table-cell office:value-type="float" office:value="0.63056" calcext:value-type="float">
            <text:p>0.63056</text:p>
          </table:table-cell>
          <table:table-cell table:formula="of:=([.C561]-[.B561])*1000" office:value-type="float" office:value="380.64" calcext:value-type="float">
            <text:p>380.64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65277" calcext:value-type="float">
            <text:p>0.65277</text:p>
          </table:table-cell>
          <table:table-cell table:formula="of:=([.F561]-[.E561])*1000" office:value-type="float" office:value="386.47" calcext:value-type="float">
            <text:p>386.47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66879" calcext:value-type="float">
            <text:p>0.66879</text:p>
          </table:table-cell>
          <table:table-cell table:formula="of:=([.I561]-[.H561])*1000" office:value-type="float" office:value="404.39" calcext:value-type="float">
            <text:p>404.39</text:p>
          </table:table-cell>
          <table:table-cell office:value-type="float" office:value="0.26253" calcext:value-type="float">
            <text:p>0.26253</text:p>
          </table:table-cell>
          <table:table-cell office:value-type="float" office:value="0.6746" calcext:value-type="float">
            <text:p>0.6746</text:p>
          </table:table-cell>
          <table:table-cell table:formula="of:=([.L561]-[.H561])*1000" office:value-type="float" office:value="410.2" calcext:value-type="float">
            <text:p>410.2</text:p>
          </table:table-cell>
          <table:table-cell table:number-columns-repeated="11"/>
        </table:table-row>
        <table:table-row table:style-name="ro1">
          <table:table-cell office:value-type="float" office:value="0.2096" calcext:value-type="float">
            <text:p>0.2096</text:p>
          </table:table-cell>
          <table:table-cell office:value-type="float" office:value="0.24916" calcext:value-type="float">
            <text:p>0.24916</text:p>
          </table:table-cell>
          <table:table-cell office:value-type="float" office:value="0.63051" calcext:value-type="float">
            <text:p>0.63051</text:p>
          </table:table-cell>
          <table:table-cell table:formula="of:=([.C562]-[.B562])*1000" office:value-type="float" office:value="381.35" calcext:value-type="float">
            <text:p>381.35</text:p>
          </table:table-cell>
          <table:table-cell office:value-type="float" office:value="0.26569" calcext:value-type="float">
            <text:p>0.26569</text:p>
          </table:table-cell>
          <table:table-cell office:value-type="float" office:value="0.65271" calcext:value-type="float">
            <text:p>0.65271</text:p>
          </table:table-cell>
          <table:table-cell table:formula="of:=([.F562]-[.E562])*1000" office:value-type="float" office:value="387.02" calcext:value-type="float">
            <text:p>387.02</text:p>
          </table:table-cell>
          <table:table-cell office:value-type="float" office:value="0.26384" calcext:value-type="float">
            <text:p>0.26384</text:p>
          </table:table-cell>
          <table:table-cell office:value-type="float" office:value="0.66873" calcext:value-type="float">
            <text:p>0.66873</text:p>
          </table:table-cell>
          <table:table-cell table:formula="of:=([.I562]-[.H562])*1000" office:value-type="float" office:value="404.89" calcext:value-type="float">
            <text:p>404.89</text:p>
          </table:table-cell>
          <table:table-cell office:value-type="float" office:value="0.26204" calcext:value-type="float">
            <text:p>0.26204</text:p>
          </table:table-cell>
          <table:table-cell office:value-type="float" office:value="0.67454" calcext:value-type="float">
            <text:p>0.67454</text:p>
          </table:table-cell>
          <table:table-cell table:formula="of:=([.L562]-[.H562])*1000" office:value-type="float" office:value="410.7" calcext:value-type="float">
            <text:p>410.7</text:p>
          </table:table-cell>
          <table:table-cell table:number-columns-repeated="1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24839" calcext:value-type="float">
            <text:p>0.24839</text:p>
          </table:table-cell>
          <table:table-cell office:value-type="float" office:value="0.63046" calcext:value-type="float">
            <text:p>0.63046</text:p>
          </table:table-cell>
          <table:table-cell table:formula="of:=([.C563]-[.B563])*1000" office:value-type="float" office:value="382.07" calcext:value-type="float">
            <text:p>382.07</text:p>
          </table:table-cell>
          <table:table-cell office:value-type="float" office:value="0.26509" calcext:value-type="float">
            <text:p>0.26509</text:p>
          </table:table-cell>
          <table:table-cell office:value-type="float" office:value="0.65265" calcext:value-type="float">
            <text:p>0.65265</text:p>
          </table:table-cell>
          <table:table-cell table:formula="of:=([.F563]-[.E563])*1000" office:value-type="float" office:value="387.56" calcext:value-type="float">
            <text:p>387.56</text:p>
          </table:table-cell>
          <table:table-cell office:value-type="float" office:value="0.26329" calcext:value-type="float">
            <text:p>0.26329</text:p>
          </table:table-cell>
          <table:table-cell office:value-type="float" office:value="0.66867" calcext:value-type="float">
            <text:p>0.66867</text:p>
          </table:table-cell>
          <table:table-cell table:formula="of:=([.I563]-[.H563])*1000" office:value-type="float" office:value="405.38" calcext:value-type="float">
            <text:p>405.38</text:p>
          </table:table-cell>
          <table:table-cell office:value-type="float" office:value="0.26156" calcext:value-type="float">
            <text:p>0.26156</text:p>
          </table:table-cell>
          <table:table-cell office:value-type="float" office:value="0.67449" calcext:value-type="float">
            <text:p>0.67449</text:p>
          </table:table-cell>
          <table:table-cell table:formula="of:=([.L563]-[.H563])*1000" office:value-type="float" office:value="411.2" calcext:value-type="float">
            <text:p>411.2</text:p>
          </table:table-cell>
          <table:table-cell table:number-columns-repeated="11"/>
        </table:table-row>
        <table:table-row table:style-name="ro1">
          <table:table-cell office:value-type="float" office:value="0.2104" calcext:value-type="float">
            <text:p>0.2104</text:p>
          </table:table-cell>
          <table:table-cell office:value-type="float" office:value="0.24765" calcext:value-type="float">
            <text:p>0.24765</text:p>
          </table:table-cell>
          <table:table-cell office:value-type="float" office:value="0.63041" calcext:value-type="float">
            <text:p>0.63041</text:p>
          </table:table-cell>
          <table:table-cell table:formula="of:=([.C564]-[.B564])*1000" office:value-type="float" office:value="382.76" calcext:value-type="float">
            <text:p>382.76</text:p>
          </table:table-cell>
          <table:table-cell office:value-type="float" office:value="0.26452" calcext:value-type="float">
            <text:p>0.26452</text:p>
          </table:table-cell>
          <table:table-cell office:value-type="float" office:value="0.65258" calcext:value-type="float">
            <text:p>0.65258</text:p>
          </table:table-cell>
          <table:table-cell table:formula="of:=([.F564]-[.E564])*1000" office:value-type="float" office:value="388.06" calcext:value-type="float">
            <text:p>388.06</text:p>
          </table:table-cell>
          <table:table-cell office:value-type="float" office:value="0.26278" calcext:value-type="float">
            <text:p>0.26278</text:p>
          </table:table-cell>
          <table:table-cell office:value-type="float" office:value="0.66861" calcext:value-type="float">
            <text:p>0.66861</text:p>
          </table:table-cell>
          <table:table-cell table:formula="of:=([.I564]-[.H564])*1000" office:value-type="float" office:value="405.83" calcext:value-type="float">
            <text:p>405.83</text:p>
          </table:table-cell>
          <table:table-cell office:value-type="float" office:value="0.26116" calcext:value-type="float">
            <text:p>0.26116</text:p>
          </table:table-cell>
          <table:table-cell office:value-type="float" office:value="0.67443" calcext:value-type="float">
            <text:p>0.67443</text:p>
          </table:table-cell>
          <table:table-cell table:formula="of:=([.L564]-[.H564])*1000" office:value-type="float" office:value="411.65" calcext:value-type="float">
            <text:p>411.65</text:p>
          </table:table-cell>
          <table:table-cell table:number-columns-repeated="11"/>
        </table:table-row>
        <table:table-row table:style-name="ro1">
          <table:table-cell office:value-type="float" office:value="0.2108" calcext:value-type="float">
            <text:p>0.2108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3036" calcext:value-type="float">
            <text:p>0.63036</text:p>
          </table:table-cell>
          <table:table-cell table:formula="of:=([.C565]-[.B565])*1000" office:value-type="float" office:value="383.46" calcext:value-type="float">
            <text:p>383.46</text:p>
          </table:table-cell>
          <table:table-cell office:value-type="float" office:value="0.26395" calcext:value-type="float">
            <text:p>0.26395</text:p>
          </table:table-cell>
          <table:table-cell office:value-type="float" office:value="0.65252" calcext:value-type="float">
            <text:p>0.65252</text:p>
          </table:table-cell>
          <table:table-cell table:formula="of:=([.F565]-[.E565])*1000" office:value-type="float" office:value="388.57" calcext:value-type="float">
            <text:p>388.57</text:p>
          </table:table-cell>
          <table:table-cell office:value-type="float" office:value="0.26228" calcext:value-type="float">
            <text:p>0.26228</text:p>
          </table:table-cell>
          <table:table-cell office:value-type="float" office:value="0.66855" calcext:value-type="float">
            <text:p>0.66855</text:p>
          </table:table-cell>
          <table:table-cell table:formula="of:=([.I565]-[.H565])*1000" office:value-type="float" office:value="406.27" calcext:value-type="float">
            <text:p>406.27</text:p>
          </table:table-cell>
          <table:table-cell office:value-type="float" office:value="0.26075" calcext:value-type="float">
            <text:p>0.26075</text:p>
          </table:table-cell>
          <table:table-cell office:value-type="float" office:value="0.67437" calcext:value-type="float">
            <text:p>0.67437</text:p>
          </table:table-cell>
          <table:table-cell table:formula="of:=([.L565]-[.H565])*1000" office:value-type="float" office:value="412.09" calcext:value-type="float">
            <text:p>412.09</text:p>
          </table:table-cell>
          <table:table-cell table:number-columns-repeated="11"/>
        </table:table-row>
        <table:table-row table:style-name="ro1">
          <table:table-cell office:value-type="float" office:value="0.2112" calcext:value-type="float">
            <text:p>0.2112</text:p>
          </table:table-cell>
          <table:table-cell office:value-type="float" office:value="0.24616" calcext:value-type="float">
            <text:p>0.24616</text:p>
          </table:table-cell>
          <table:table-cell office:value-type="float" office:value="0.63031" calcext:value-type="float">
            <text:p>0.63031</text:p>
          </table:table-cell>
          <table:table-cell table:formula="of:=([.C566]-[.B566])*1000" office:value-type="float" office:value="384.15" calcext:value-type="float">
            <text:p>384.15</text:p>
          </table:table-cell>
          <table:table-cell office:value-type="float" office:value="0.26338" calcext:value-type="float">
            <text:p>0.26338</text:p>
          </table:table-cell>
          <table:table-cell office:value-type="float" office:value="0.65245" calcext:value-type="float">
            <text:p>0.65245</text:p>
          </table:table-cell>
          <table:table-cell table:formula="of:=([.F566]-[.E566])*1000" office:value-type="float" office:value="389.07" calcext:value-type="float">
            <text:p>389.07</text:p>
          </table:table-cell>
          <table:table-cell office:value-type="float" office:value="0.26178" calcext:value-type="float">
            <text:p>0.26178</text:p>
          </table:table-cell>
          <table:table-cell office:value-type="float" office:value="0.66849" calcext:value-type="float">
            <text:p>0.66849</text:p>
          </table:table-cell>
          <table:table-cell table:formula="of:=([.I566]-[.H566])*1000" office:value-type="float" office:value="406.71" calcext:value-type="float">
            <text:p>406.71</text:p>
          </table:table-cell>
          <table:table-cell office:value-type="float" office:value="0.26034" calcext:value-type="float">
            <text:p>0.26034</text:p>
          </table:table-cell>
          <table:table-cell office:value-type="float" office:value="0.67431" calcext:value-type="float">
            <text:p>0.67431</text:p>
          </table:table-cell>
          <table:table-cell table:formula="of:=([.L566]-[.H566])*1000" office:value-type="float" office:value="412.53" calcext:value-type="float">
            <text:p>412.53</text:p>
          </table:table-cell>
          <table:table-cell table:number-columns-repeated="11"/>
        </table:table-row>
        <table:table-row table:style-name="ro1">
          <table:table-cell office:value-type="float" office:value="0.2116" calcext:value-type="float">
            <text:p>0.2116</text:p>
          </table:table-cell>
          <table:table-cell office:value-type="float" office:value="0.24541" calcext:value-type="float">
            <text:p>0.24541</text:p>
          </table:table-cell>
          <table:table-cell office:value-type="float" office:value="0.63026" calcext:value-type="float">
            <text:p>0.63026</text:p>
          </table:table-cell>
          <table:table-cell table:formula="of:=([.C567]-[.B567])*1000" office:value-type="float" office:value="384.85" calcext:value-type="float">
            <text:p>384.85</text:p>
          </table:table-cell>
          <table:table-cell office:value-type="float" office:value="0.26281" calcext:value-type="float">
            <text:p>0.26281</text:p>
          </table:table-cell>
          <table:table-cell office:value-type="float" office:value="0.65239" calcext:value-type="float">
            <text:p>0.65239</text:p>
          </table:table-cell>
          <table:table-cell table:formula="of:=([.F567]-[.E567])*1000" office:value-type="float" office:value="389.58" calcext:value-type="float">
            <text:p>389.58</text:p>
          </table:table-cell>
          <table:table-cell office:value-type="float" office:value="0.26128" calcext:value-type="float">
            <text:p>0.26128</text:p>
          </table:table-cell>
          <table:table-cell office:value-type="float" office:value="0.66843" calcext:value-type="float">
            <text:p>0.66843</text:p>
          </table:table-cell>
          <table:table-cell table:formula="of:=([.I567]-[.H567])*1000" office:value-type="float" office:value="407.15" calcext:value-type="float">
            <text:p>407.15</text:p>
          </table:table-cell>
          <table:table-cell office:value-type="float" office:value="0.25993" calcext:value-type="float">
            <text:p>0.25993</text:p>
          </table:table-cell>
          <table:table-cell office:value-type="float" office:value="0.67425" calcext:value-type="float">
            <text:p>0.67425</text:p>
          </table:table-cell>
          <table:table-cell table:formula="of:=([.L567]-[.H567])*1000" office:value-type="float" office:value="412.97" calcext:value-type="float">
            <text:p>412.97</text:p>
          </table:table-cell>
          <table:table-cell table:number-columns-repeated="11"/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24467" calcext:value-type="float">
            <text:p>0.24467</text:p>
          </table:table-cell>
          <table:table-cell office:value-type="float" office:value="0.63021" calcext:value-type="float">
            <text:p>0.63021</text:p>
          </table:table-cell>
          <table:table-cell table:formula="of:=([.C568]-[.B568])*1000" office:value-type="float" office:value="385.54" calcext:value-type="float">
            <text:p>385.54</text:p>
          </table:table-cell>
          <table:table-cell office:value-type="float" office:value="0.26224" calcext:value-type="float">
            <text:p>0.26224</text:p>
          </table:table-cell>
          <table:table-cell office:value-type="float" office:value="0.65232" calcext:value-type="float">
            <text:p>0.65232</text:p>
          </table:table-cell>
          <table:table-cell table:formula="of:=([.F568]-[.E568])*1000" office:value-type="float" office:value="390.08" calcext:value-type="float">
            <text:p>390.08</text:p>
          </table:table-cell>
          <table:table-cell office:value-type="float" office:value="0.26077" calcext:value-type="float">
            <text:p>0.26077</text:p>
          </table:table-cell>
          <table:table-cell office:value-type="float" office:value="0.66837" calcext:value-type="float">
            <text:p>0.66837</text:p>
          </table:table-cell>
          <table:table-cell table:formula="of:=([.I568]-[.H568])*1000" office:value-type="float" office:value="407.6" calcext:value-type="float">
            <text:p>407.6</text:p>
          </table:table-cell>
          <table:table-cell office:value-type="float" office:value="0.25952" calcext:value-type="float">
            <text:p>0.25952</text:p>
          </table:table-cell>
          <table:table-cell office:value-type="float" office:value="0.6742" calcext:value-type="float">
            <text:p>0.6742</text:p>
          </table:table-cell>
          <table:table-cell table:formula="of:=([.L568]-[.H568])*1000" office:value-type="float" office:value="413.43" calcext:value-type="float">
            <text:p>413.43</text:p>
          </table:table-cell>
          <table:table-cell table:number-columns-repeated="11"/>
        </table:table-row>
        <table:table-row table:style-name="ro1">
          <table:table-cell office:value-type="float" office:value="0.2124" calcext:value-type="float">
            <text:p>0.2124</text:p>
          </table:table-cell>
          <table:table-cell office:value-type="float" office:value="0.24392" calcext:value-type="float">
            <text:p>0.24392</text:p>
          </table:table-cell>
          <table:table-cell office:value-type="float" office:value="0.63016" calcext:value-type="float">
            <text:p>0.63016</text:p>
          </table:table-cell>
          <table:table-cell table:formula="of:=([.C569]-[.B569])*1000" office:value-type="float" office:value="386.24" calcext:value-type="float">
            <text:p>386.24</text:p>
          </table:table-cell>
          <table:table-cell office:value-type="float" office:value="0.26168" calcext:value-type="float">
            <text:p>0.26168</text:p>
          </table:table-cell>
          <table:table-cell office:value-type="float" office:value="0.65226" calcext:value-type="float">
            <text:p>0.65226</text:p>
          </table:table-cell>
          <table:table-cell table:formula="of:=([.F569]-[.E569])*1000" office:value-type="float" office:value="390.58" calcext:value-type="float">
            <text:p>390.58</text:p>
          </table:table-cell>
          <table:table-cell office:value-type="float" office:value="0.26027" calcext:value-type="float">
            <text:p>0.26027</text:p>
          </table:table-cell>
          <table:table-cell office:value-type="float" office:value="0.6683" calcext:value-type="float">
            <text:p>0.6683</text:p>
          </table:table-cell>
          <table:table-cell table:formula="of:=([.I569]-[.H569])*1000" office:value-type="float" office:value="408.03" calcext:value-type="float">
            <text:p>408.03</text:p>
          </table:table-cell>
          <table:table-cell office:value-type="float" office:value="0.25912" calcext:value-type="float">
            <text:p>0.25912</text:p>
          </table:table-cell>
          <table:table-cell office:value-type="float" office:value="0.67414" calcext:value-type="float">
            <text:p>0.67414</text:p>
          </table:table-cell>
          <table:table-cell table:formula="of:=([.L569]-[.H569])*1000" office:value-type="float" office:value="413.87" calcext:value-type="float">
            <text:p>413.87</text:p>
          </table:table-cell>
          <table:table-cell table:number-columns-repeated="11"/>
        </table:table-row>
        <table:table-row table:style-name="ro1">
          <table:table-cell office:value-type="float" office:value="0.2128" calcext:value-type="float">
            <text:p>0.2128</text:p>
          </table:table-cell>
          <table:table-cell office:value-type="float" office:value="0.24318" calcext:value-type="float">
            <text:p>0.24318</text:p>
          </table:table-cell>
          <table:table-cell office:value-type="float" office:value="0.63011" calcext:value-type="float">
            <text:p>0.63011</text:p>
          </table:table-cell>
          <table:table-cell table:formula="of:=([.C570]-[.B570])*1000" office:value-type="float" office:value="386.93" calcext:value-type="float">
            <text:p>386.93</text:p>
          </table:table-cell>
          <table:table-cell office:value-type="float" office:value="0.26111" calcext:value-type="float">
            <text:p>0.26111</text:p>
          </table:table-cell>
          <table:table-cell office:value-type="float" office:value="0.65219" calcext:value-type="float">
            <text:p>0.65219</text:p>
          </table:table-cell>
          <table:table-cell table:formula="of:=([.F570]-[.E570])*1000" office:value-type="float" office:value="391.08" calcext:value-type="float">
            <text:p>391.08</text:p>
          </table:table-cell>
          <table:table-cell office:value-type="float" office:value="0.25977" calcext:value-type="float">
            <text:p>0.25977</text:p>
          </table:table-cell>
          <table:table-cell office:value-type="float" office:value="0.66824" calcext:value-type="float">
            <text:p>0.66824</text:p>
          </table:table-cell>
          <table:table-cell table:formula="of:=([.I570]-[.H570])*1000" office:value-type="float" office:value="408.47" calcext:value-type="float">
            <text:p>408.47</text:p>
          </table:table-cell>
          <table:table-cell office:value-type="float" office:value="0.25871" calcext:value-type="float">
            <text:p>0.25871</text:p>
          </table:table-cell>
          <table:table-cell office:value-type="float" office:value="0.67408" calcext:value-type="float">
            <text:p>0.67408</text:p>
          </table:table-cell>
          <table:table-cell table:formula="of:=([.L570]-[.H570])*1000" office:value-type="float" office:value="414.31" calcext:value-type="float">
            <text:p>414.31</text:p>
          </table:table-cell>
          <table:table-cell table:number-columns-repeated="11"/>
        </table:table-row>
        <table:table-row table:style-name="ro1">
          <table:table-cell office:value-type="float" office:value="0.2132" calcext:value-type="float">
            <text:p>0.2132</text:p>
          </table:table-cell>
          <table:table-cell office:value-type="float" office:value="0.24244" calcext:value-type="float">
            <text:p>0.24244</text:p>
          </table:table-cell>
          <table:table-cell office:value-type="float" office:value="0.63006" calcext:value-type="float">
            <text:p>0.63006</text:p>
          </table:table-cell>
          <table:table-cell table:formula="of:=([.C571]-[.B571])*1000" office:value-type="float" office:value="387.62" calcext:value-type="float">
            <text:p>387.62</text:p>
          </table:table-cell>
          <table:table-cell office:value-type="float" office:value="0.26054" calcext:value-type="float">
            <text:p>0.26054</text:p>
          </table:table-cell>
          <table:table-cell office:value-type="float" office:value="0.65213" calcext:value-type="float">
            <text:p>0.65213</text:p>
          </table:table-cell>
          <table:table-cell table:formula="of:=([.F571]-[.E571])*1000" office:value-type="float" office:value="391.59" calcext:value-type="float">
            <text:p>391.59</text:p>
          </table:table-cell>
          <table:table-cell office:value-type="float" office:value="0.25927" calcext:value-type="float">
            <text:p>0.25927</text:p>
          </table:table-cell>
          <table:table-cell office:value-type="float" office:value="0.66818" calcext:value-type="float">
            <text:p>0.66818</text:p>
          </table:table-cell>
          <table:table-cell table:formula="of:=([.I571]-[.H571])*1000" office:value-type="float" office:value="408.91" calcext:value-type="float">
            <text:p>408.91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67402" calcext:value-type="float">
            <text:p>0.67402</text:p>
          </table:table-cell>
          <table:table-cell table:formula="of:=([.L571]-[.H571])*1000" office:value-type="float" office:value="414.75" calcext:value-type="float">
            <text:p>414.75</text:p>
          </table:table-cell>
          <table:table-cell table:number-columns-repeated="11"/>
        </table:table-row>
        <table:table-row table:style-name="ro1">
          <table:table-cell office:value-type="float" office:value="0.2136" calcext:value-type="float">
            <text:p>0.2136</text:p>
          </table:table-cell>
          <table:table-cell office:value-type="float" office:value="0.24171" calcext:value-type="float">
            <text:p>0.24171</text:p>
          </table:table-cell>
          <table:table-cell office:value-type="float" office:value="0.63001" calcext:value-type="float">
            <text:p>0.63001</text:p>
          </table:table-cell>
          <table:table-cell table:formula="of:=([.C572]-[.B572])*1000" office:value-type="float" office:value="388.3" calcext:value-type="float">
            <text:p>388.3</text:p>
          </table:table-cell>
          <table:table-cell office:value-type="float" office:value="0.26" calcext:value-type="float">
            <text:p>0.26</text:p>
          </table:table-cell>
          <table:table-cell office:value-type="float" office:value="0.65206" calcext:value-type="float">
            <text:p>0.65206</text:p>
          </table:table-cell>
          <table:table-cell table:formula="of:=([.F572]-[.E572])*1000" office:value-type="float" office:value="392.06" calcext:value-type="float">
            <text:p>392.06</text:p>
          </table:table-cell>
          <table:table-cell office:value-type="float" office:value="0.25881" calcext:value-type="float">
            <text:p>0.25881</text:p>
          </table:table-cell>
          <table:table-cell office:value-type="float" office:value="0.66812" calcext:value-type="float">
            <text:p>0.66812</text:p>
          </table:table-cell>
          <table:table-cell table:formula="of:=([.I572]-[.H572])*1000" office:value-type="float" office:value="409.31" calcext:value-type="float">
            <text:p>409.31</text:p>
          </table:table-cell>
          <table:table-cell office:value-type="float" office:value="0.25795" calcext:value-type="float">
            <text:p>0.25795</text:p>
          </table:table-cell>
          <table:table-cell office:value-type="float" office:value="0.67396" calcext:value-type="float">
            <text:p>0.67396</text:p>
          </table:table-cell>
          <table:table-cell table:formula="of:=([.L572]-[.H572])*1000" office:value-type="float" office:value="415.15" calcext:value-type="float">
            <text:p>415.15</text:p>
          </table:table-cell>
          <table:table-cell table:number-columns-repeated="11"/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.241" calcext:value-type="float">
            <text:p>0.241</text:p>
          </table:table-cell>
          <table:table-cell office:value-type="float" office:value="0.62996" calcext:value-type="float">
            <text:p>0.62996</text:p>
          </table:table-cell>
          <table:table-cell table:formula="of:=([.C573]-[.B573])*1000" office:value-type="float" office:value="388.96" calcext:value-type="float">
            <text:p>388.96</text:p>
          </table:table-cell>
          <table:table-cell office:value-type="float" office:value="0.25948" calcext:value-type="float">
            <text:p>0.25948</text:p>
          </table:table-cell>
          <table:table-cell office:value-type="float" office:value="0.652" calcext:value-type="float">
            <text:p>0.652</text:p>
          </table:table-cell>
          <table:table-cell table:formula="of:=([.F573]-[.E573])*1000" office:value-type="float" office:value="392.52" calcext:value-type="float">
            <text:p>392.52</text:p>
          </table:table-cell>
          <table:table-cell office:value-type="float" office:value="0.25837" calcext:value-type="float">
            <text:p>0.25837</text:p>
          </table:table-cell>
          <table:table-cell office:value-type="float" office:value="0.66806" calcext:value-type="float">
            <text:p>0.66806</text:p>
          </table:table-cell>
          <table:table-cell table:formula="of:=([.I573]-[.H573])*1000" office:value-type="float" office:value="409.69" calcext:value-type="float">
            <text:p>409.69</text:p>
          </table:table-cell>
          <table:table-cell office:value-type="float" office:value="0.25762" calcext:value-type="float">
            <text:p>0.25762</text:p>
          </table:table-cell>
          <table:table-cell office:value-type="float" office:value="0.6739" calcext:value-type="float">
            <text:p>0.6739</text:p>
          </table:table-cell>
          <table:table-cell table:formula="of:=([.L573]-[.H573])*1000" office:value-type="float" office:value="415.53" calcext:value-type="float">
            <text:p>415.53</text:p>
          </table:table-cell>
          <table:table-cell table:number-columns-repeated="11"/>
        </table:table-row>
        <table:table-row table:style-name="ro1">
          <table:table-cell office:value-type="float" office:value="0.2144" calcext:value-type="float">
            <text:p>0.2144</text:p>
          </table:table-cell>
          <table:table-cell office:value-type="float" office:value="0.24029" calcext:value-type="float">
            <text:p>0.24029</text:p>
          </table:table-cell>
          <table:table-cell office:value-type="float" office:value="0.6299" calcext:value-type="float">
            <text:p>0.6299</text:p>
          </table:table-cell>
          <table:table-cell table:formula="of:=([.C574]-[.B574])*1000" office:value-type="float" office:value="389.61" calcext:value-type="float">
            <text:p>389.61</text:p>
          </table:table-cell>
          <table:table-cell office:value-type="float" office:value="0.25897" calcext:value-type="float">
            <text:p>0.25897</text:p>
          </table:table-cell>
          <table:table-cell office:value-type="float" office:value="0.65193" calcext:value-type="float">
            <text:p>0.65193</text:p>
          </table:table-cell>
          <table:table-cell table:formula="of:=([.F574]-[.E574])*1000" office:value-type="float" office:value="392.96" calcext:value-type="float">
            <text:p>392.96</text:p>
          </table:table-cell>
          <table:table-cell office:value-type="float" office:value="0.25794" calcext:value-type="float">
            <text:p>0.25794</text:p>
          </table:table-cell>
          <table:table-cell office:value-type="float" office:value="0.668" calcext:value-type="float">
            <text:p>0.668</text:p>
          </table:table-cell>
          <table:table-cell table:formula="of:=([.I574]-[.H574])*1000" office:value-type="float" office:value="410.06" calcext:value-type="float">
            <text:p>410.06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67384" calcext:value-type="float">
            <text:p>0.67384</text:p>
          </table:table-cell>
          <table:table-cell table:formula="of:=([.L574]-[.H574])*1000" office:value-type="float" office:value="415.9" calcext:value-type="float">
            <text:p>415.9</text:p>
          </table:table-cell>
          <table:table-cell table:number-columns-repeated="11"/>
        </table:table-row>
        <table:table-row table:style-name="ro1">
          <table:table-cell office:value-type="float" office:value="0.2148" calcext:value-type="float">
            <text:p>0.2148</text:p>
          </table:table-cell>
          <table:table-cell office:value-type="float" office:value="0.23958" calcext:value-type="float">
            <text:p>0.23958</text:p>
          </table:table-cell>
          <table:table-cell office:value-type="float" office:value="0.62985" calcext:value-type="float">
            <text:p>0.62985</text:p>
          </table:table-cell>
          <table:table-cell table:formula="of:=([.C575]-[.B575])*1000" office:value-type="float" office:value="390.27" calcext:value-type="float">
            <text:p>390.27</text:p>
          </table:table-cell>
          <table:table-cell office:value-type="float" office:value="0.25845" calcext:value-type="float">
            <text:p>0.25845</text:p>
          </table:table-cell>
          <table:table-cell office:value-type="float" office:value="0.65187" calcext:value-type="float">
            <text:p>0.65187</text:p>
          </table:table-cell>
          <table:table-cell table:formula="of:=([.F575]-[.E575])*1000" office:value-type="float" office:value="393.42" calcext:value-type="float">
            <text:p>393.42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66793" calcext:value-type="float">
            <text:p>0.66793</text:p>
          </table:table-cell>
          <table:table-cell table:formula="of:=([.I575]-[.H575])*1000" office:value-type="float" office:value="410.43" calcext:value-type="float">
            <text:p>410.43</text:p>
          </table:table-cell>
          <table:table-cell office:value-type="float" office:value="0.25697" calcext:value-type="float">
            <text:p>0.25697</text:p>
          </table:table-cell>
          <table:table-cell office:value-type="float" office:value="0.67379" calcext:value-type="float">
            <text:p>0.67379</text:p>
          </table:table-cell>
          <table:table-cell table:formula="of:=([.L575]-[.H575])*1000" office:value-type="float" office:value="416.29" calcext:value-type="float">
            <text:p>416.29</text:p>
          </table:table-cell>
          <table:table-cell table:number-columns-repeated="11"/>
        </table:table-row>
        <table:table-row table:style-name="ro1">
          <table:table-cell office:value-type="float" office:value="0.2152" calcext:value-type="float">
            <text:p>0.2152</text:p>
          </table:table-cell>
          <table:table-cell office:value-type="float" office:value="0.23886" calcext:value-type="float">
            <text:p>0.23886</text:p>
          </table:table-cell>
          <table:table-cell office:value-type="float" office:value="0.6298" calcext:value-type="float">
            <text:p>0.6298</text:p>
          </table:table-cell>
          <table:table-cell table:formula="of:=([.C576]-[.B576])*1000" office:value-type="float" office:value="390.94" calcext:value-type="float">
            <text:p>390.94</text:p>
          </table:table-cell>
          <table:table-cell office:value-type="float" office:value="0.25793" calcext:value-type="float">
            <text:p>0.25793</text:p>
          </table:table-cell>
          <table:table-cell office:value-type="float" office:value="0.6518" calcext:value-type="float">
            <text:p>0.6518</text:p>
          </table:table-cell>
          <table:table-cell table:formula="of:=([.F576]-[.E576])*1000" office:value-type="float" office:value="393.87" calcext:value-type="float">
            <text:p>393.87</text:p>
          </table:table-cell>
          <table:table-cell office:value-type="float" office:value="0.25706" calcext:value-type="float">
            <text:p>0.25706</text:p>
          </table:table-cell>
          <table:table-cell office:value-type="float" office:value="0.66787" calcext:value-type="float">
            <text:p>0.66787</text:p>
          </table:table-cell>
          <table:table-cell table:formula="of:=([.I576]-[.H576])*1000" office:value-type="float" office:value="410.81" calcext:value-type="float">
            <text:p>410.81</text:p>
          </table:table-cell>
          <table:table-cell office:value-type="float" office:value="0.25665" calcext:value-type="float">
            <text:p>0.25665</text:p>
          </table:table-cell>
          <table:table-cell office:value-type="float" office:value="0.67373" calcext:value-type="float">
            <text:p>0.67373</text:p>
          </table:table-cell>
          <table:table-cell table:formula="of:=([.L576]-[.H576])*1000" office:value-type="float" office:value="416.67" calcext:value-type="float">
            <text:p>416.67</text:p>
          </table:table-cell>
          <table:table-cell table:number-columns-repeated="11"/>
        </table:table-row>
        <table:table-row table:style-name="ro1">
          <table:table-cell office:value-type="float" office:value="0.2156" calcext:value-type="float">
            <text:p>0.2156</text:p>
          </table:table-cell>
          <table:table-cell office:value-type="float" office:value="0.23815" calcext:value-type="float">
            <text:p>0.23815</text:p>
          </table:table-cell>
          <table:table-cell office:value-type="float" office:value="0.62975" calcext:value-type="float">
            <text:p>0.62975</text:p>
          </table:table-cell>
          <table:table-cell table:formula="of:=([.C577]-[.B577])*1000" office:value-type="float" office:value="391.6" calcext:value-type="float">
            <text:p>391.6</text:p>
          </table:table-cell>
          <table:table-cell office:value-type="float" office:value="0.25741" calcext:value-type="float">
            <text:p>0.25741</text:p>
          </table:table-cell>
          <table:table-cell office:value-type="float" office:value="0.65174" calcext:value-type="float">
            <text:p>0.65174</text:p>
          </table:table-cell>
          <table:table-cell table:formula="of:=([.F577]-[.E577])*1000" office:value-type="float" office:value="394.33" calcext:value-type="float">
            <text:p>394.33</text:p>
          </table:table-cell>
          <table:table-cell office:value-type="float" office:value="0.25663" calcext:value-type="float">
            <text:p>0.25663</text:p>
          </table:table-cell>
          <table:table-cell office:value-type="float" office:value="0.66781" calcext:value-type="float">
            <text:p>0.66781</text:p>
          </table:table-cell>
          <table:table-cell table:formula="of:=([.I577]-[.H577])*1000" office:value-type="float" office:value="411.18" calcext:value-type="float">
            <text:p>411.18</text:p>
          </table:table-cell>
          <table:table-cell office:value-type="float" office:value="0.25632" calcext:value-type="float">
            <text:p>0.25632</text:p>
          </table:table-cell>
          <table:table-cell office:value-type="float" office:value="0.67367" calcext:value-type="float">
            <text:p>0.67367</text:p>
          </table:table-cell>
          <table:table-cell table:formula="of:=([.L577]-[.H577])*1000" office:value-type="float" office:value="417.04" calcext:value-type="float">
            <text:p>417.04</text:p>
          </table:table-cell>
          <table:table-cell table:number-columns-repeated="11"/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23744" calcext:value-type="float">
            <text:p>0.23744</text:p>
          </table:table-cell>
          <table:table-cell office:value-type="float" office:value="0.6297" calcext:value-type="float">
            <text:p>0.6297</text:p>
          </table:table-cell>
          <table:table-cell table:formula="of:=([.C578]-[.B578])*1000" office:value-type="float" office:value="392.26" calcext:value-type="float">
            <text:p>392.26</text:p>
          </table:table-cell>
          <table:table-cell office:value-type="float" office:value="0.25689" calcext:value-type="float">
            <text:p>0.25689</text:p>
          </table:table-cell>
          <table:table-cell office:value-type="float" office:value="0.65167" calcext:value-type="float">
            <text:p>0.65167</text:p>
          </table:table-cell>
          <table:table-cell table:formula="of:=([.F578]-[.E578])*1000" office:value-type="float" office:value="394.78" calcext:value-type="float">
            <text:p>394.78</text:p>
          </table:table-cell>
          <table:table-cell office:value-type="float" office:value="0.25619" calcext:value-type="float">
            <text:p>0.25619</text:p>
          </table:table-cell>
          <table:table-cell office:value-type="float" office:value="0.66775" calcext:value-type="float">
            <text:p>0.66775</text:p>
          </table:table-cell>
          <table:table-cell table:formula="of:=([.I578]-[.H578])*1000" office:value-type="float" office:value="411.56" calcext:value-type="float">
            <text:p>411.56</text:p>
          </table:table-cell>
          <table:table-cell office:value-type="float" office:value="0.256" calcext:value-type="float">
            <text:p>0.256</text:p>
          </table:table-cell>
          <table:table-cell office:value-type="float" office:value="0.67361" calcext:value-type="float">
            <text:p>0.67361</text:p>
          </table:table-cell>
          <table:table-cell table:formula="of:=([.L578]-[.H578])*1000" office:value-type="float" office:value="417.42" calcext:value-type="float">
            <text:p>417.42</text:p>
          </table:table-cell>
          <table:table-cell table:number-columns-repeated="11"/>
        </table:table-row>
        <table:table-row table:style-name="ro1">
          <table:table-cell office:value-type="float" office:value="0.2164" calcext:value-type="float">
            <text:p>0.2164</text:p>
          </table:table-cell>
          <table:table-cell office:value-type="float" office:value="0.23673" calcext:value-type="float">
            <text:p>0.23673</text:p>
          </table:table-cell>
          <table:table-cell office:value-type="float" office:value="0.62965" calcext:value-type="float">
            <text:p>0.62965</text:p>
          </table:table-cell>
          <table:table-cell table:formula="of:=([.C579]-[.B579])*1000" office:value-type="float" office:value="392.92" calcext:value-type="float">
            <text:p>392.92</text:p>
          </table:table-cell>
          <table:table-cell office:value-type="float" office:value="0.25637" calcext:value-type="float">
            <text:p>0.25637</text:p>
          </table:table-cell>
          <table:table-cell office:value-type="float" office:value="0.65161" calcext:value-type="float">
            <text:p>0.65161</text:p>
          </table:table-cell>
          <table:table-cell table:formula="of:=([.F579]-[.E579])*1000" office:value-type="float" office:value="395.24" calcext:value-type="float">
            <text:p>395.24</text:p>
          </table:table-cell>
          <table:table-cell office:value-type="float" office:value="0.25576" calcext:value-type="float">
            <text:p>0.25576</text:p>
          </table:table-cell>
          <table:table-cell office:value-type="float" office:value="0.66768" calcext:value-type="float">
            <text:p>0.66768</text:p>
          </table:table-cell>
          <table:table-cell table:formula="of:=([.I579]-[.H579])*1000" office:value-type="float" office:value="411.92" calcext:value-type="float">
            <text:p>411.92</text:p>
          </table:table-cell>
          <table:table-cell office:value-type="float" office:value="0.25567" calcext:value-type="float">
            <text:p>0.25567</text:p>
          </table:table-cell>
          <table:table-cell office:value-type="float" office:value="0.67355" calcext:value-type="float">
            <text:p>0.67355</text:p>
          </table:table-cell>
          <table:table-cell table:formula="of:=([.L579]-[.H579])*1000" office:value-type="float" office:value="417.79" calcext:value-type="float">
            <text:p>417.79</text:p>
          </table:table-cell>
          <table:table-cell table:number-columns-repeated="11"/>
        </table:table-row>
        <table:table-row table:style-name="ro1">
          <table:table-cell office:value-type="float" office:value="0.2168" calcext:value-type="float">
            <text:p>0.2168</text:p>
          </table:table-cell>
          <table:table-cell office:value-type="float" office:value="0.23603" calcext:value-type="float">
            <text:p>0.23603</text:p>
          </table:table-cell>
          <table:table-cell office:value-type="float" office:value="0.6296" calcext:value-type="float">
            <text:p>0.6296</text:p>
          </table:table-cell>
          <table:table-cell table:formula="of:=([.C580]-[.B580])*1000" office:value-type="float" office:value="393.57" calcext:value-type="float">
            <text:p>393.57</text:p>
          </table:table-cell>
          <table:table-cell office:value-type="float" office:value="0.25587" calcext:value-type="float">
            <text:p>0.25587</text:p>
          </table:table-cell>
          <table:table-cell office:value-type="float" office:value="0.65154" calcext:value-type="float">
            <text:p>0.65154</text:p>
          </table:table-cell>
          <table:table-cell table:formula="of:=([.F580]-[.E580])*1000" office:value-type="float" office:value="395.67" calcext:value-type="float">
            <text:p>395.67</text:p>
          </table:table-cell>
          <table:table-cell office:value-type="float" office:value="0.25535" calcext:value-type="float">
            <text:p>0.25535</text:p>
          </table:table-cell>
          <table:table-cell office:value-type="float" office:value="0.66762" calcext:value-type="float">
            <text:p>0.66762</text:p>
          </table:table-cell>
          <table:table-cell table:formula="of:=([.I580]-[.H580])*1000" office:value-type="float" office:value="412.27" calcext:value-type="float">
            <text:p>412.27</text:p>
          </table:table-cell>
          <table:table-cell office:value-type="float" office:value="0.25538" calcext:value-type="float">
            <text:p>0.25538</text:p>
          </table:table-cell>
          <table:table-cell office:value-type="float" office:value="0.67349" calcext:value-type="float">
            <text:p>0.67349</text:p>
          </table:table-cell>
          <table:table-cell table:formula="of:=([.L580]-[.H580])*1000" office:value-type="float" office:value="418.14" calcext:value-type="float">
            <text:p>418.14</text:p>
          </table:table-cell>
          <table:table-cell table:number-columns-repeated="11"/>
        </table:table-row>
        <table:table-row table:style-name="ro1">
          <table:table-cell office:value-type="float" office:value="0.2172" calcext:value-type="float">
            <text:p>0.2172</text:p>
          </table:table-cell>
          <table:table-cell office:value-type="float" office:value="0.23537" calcext:value-type="float">
            <text:p>0.23537</text:p>
          </table:table-cell>
          <table:table-cell office:value-type="float" office:value="0.62955" calcext:value-type="float">
            <text:p>0.62955</text:p>
          </table:table-cell>
          <table:table-cell table:formula="of:=([.C581]-[.B581])*1000" office:value-type="float" office:value="394.18" calcext:value-type="float">
            <text:p>394.18</text:p>
          </table:table-cell>
          <table:table-cell office:value-type="float" office:value="0.25542" calcext:value-type="float">
            <text:p>0.25542</text:p>
          </table:table-cell>
          <table:table-cell office:value-type="float" office:value="0.65148" calcext:value-type="float">
            <text:p>0.65148</text:p>
          </table:table-cell>
          <table:table-cell table:formula="of:=([.F581]-[.E581])*1000" office:value-type="float" office:value="396.06" calcext:value-type="float">
            <text:p>396.06</text:p>
          </table:table-cell>
          <table:table-cell office:value-type="float" office:value="0.25499" calcext:value-type="float">
            <text:p>0.25499</text:p>
          </table:table-cell>
          <table:table-cell office:value-type="float" office:value="0.66756" calcext:value-type="float">
            <text:p>0.66756</text:p>
          </table:table-cell>
          <table:table-cell table:formula="of:=([.I581]-[.H581])*1000" office:value-type="float" office:value="412.57" calcext:value-type="float">
            <text:p>412.57</text:p>
          </table:table-cell>
          <table:table-cell office:value-type="float" office:value="0.25514" calcext:value-type="float">
            <text:p>0.25514</text:p>
          </table:table-cell>
          <table:table-cell office:value-type="float" office:value="0.67343" calcext:value-type="float">
            <text:p>0.67343</text:p>
          </table:table-cell>
          <table:table-cell table:formula="of:=([.L581]-[.H581])*1000" office:value-type="float" office:value="418.44" calcext:value-type="float">
            <text:p>418.44</text:p>
          </table:table-cell>
          <table:table-cell table:number-columns-repeated="11"/>
        </table:table-row>
        <table:table-row table:style-name="ro1">
          <table:table-cell office:value-type="float" office:value="0.2176" calcext:value-type="float">
            <text:p>0.2176</text:p>
          </table:table-cell>
          <table:table-cell office:value-type="float" office:value="0.23471" calcext:value-type="float">
            <text:p>0.23471</text:p>
          </table:table-cell>
          <table:table-cell office:value-type="float" office:value="0.62949" calcext:value-type="float">
            <text:p>0.62949</text:p>
          </table:table-cell>
          <table:table-cell table:formula="of:=([.C582]-[.B582])*1000" office:value-type="float" office:value="394.78" calcext:value-type="float">
            <text:p>394.78</text:p>
          </table:table-cell>
          <table:table-cell office:value-type="float" office:value="0.25496" calcext:value-type="float">
            <text:p>0.25496</text:p>
          </table:table-cell>
          <table:table-cell office:value-type="float" office:value="0.65141" calcext:value-type="float">
            <text:p>0.65141</text:p>
          </table:table-cell>
          <table:table-cell table:formula="of:=([.F582]-[.E582])*1000" office:value-type="float" office:value="396.45" calcext:value-type="float">
            <text:p>396.45</text:p>
          </table:table-cell>
          <table:table-cell office:value-type="float" office:value="0.25463" calcext:value-type="float">
            <text:p>0.25463</text:p>
          </table:table-cell>
          <table:table-cell office:value-type="float" office:value="0.6675" calcext:value-type="float">
            <text:p>0.6675</text:p>
          </table:table-cell>
          <table:table-cell table:formula="of:=([.I582]-[.H582])*1000" office:value-type="float" office:value="412.87" calcext:value-type="float">
            <text:p>412.87</text:p>
          </table:table-cell>
          <table:table-cell office:value-type="float" office:value="0.25491" calcext:value-type="float">
            <text:p>0.25491</text:p>
          </table:table-cell>
          <table:table-cell office:value-type="float" office:value="0.67337" calcext:value-type="float">
            <text:p>0.67337</text:p>
          </table:table-cell>
          <table:table-cell table:formula="of:=([.L582]-[.H582])*1000" office:value-type="float" office:value="418.74" calcext:value-type="float">
            <text:p>418.74</text:p>
          </table:table-cell>
          <table:table-cell table:number-columns-repeated="11"/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23404" calcext:value-type="float">
            <text:p>0.23404</text:p>
          </table:table-cell>
          <table:table-cell office:value-type="float" office:value="0.62944" calcext:value-type="float">
            <text:p>0.62944</text:p>
          </table:table-cell>
          <table:table-cell table:formula="of:=([.C583]-[.B583])*1000" office:value-type="float" office:value="395.4" calcext:value-type="float">
            <text:p>395.4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65134" calcext:value-type="float">
            <text:p>0.65134</text:p>
          </table:table-cell>
          <table:table-cell table:formula="of:=([.F583]-[.E583])*1000" office:value-type="float" office:value="396.84" calcext:value-type="float">
            <text:p>396.84</text:p>
          </table:table-cell>
          <table:table-cell office:value-type="float" office:value="0.25428" calcext:value-type="float">
            <text:p>0.25428</text:p>
          </table:table-cell>
          <table:table-cell office:value-type="float" office:value="0.66743" calcext:value-type="float">
            <text:p>0.66743</text:p>
          </table:table-cell>
          <table:table-cell table:formula="of:=([.I583]-[.H583])*1000" office:value-type="float" office:value="413.15" calcext:value-type="float">
            <text:p>413.15</text:p>
          </table:table-cell>
          <table:table-cell office:value-type="float" office:value="0.25468" calcext:value-type="float">
            <text:p>0.25468</text:p>
          </table:table-cell>
          <table:table-cell office:value-type="float" office:value="0.67331" calcext:value-type="float">
            <text:p>0.67331</text:p>
          </table:table-cell>
          <table:table-cell table:formula="of:=([.L583]-[.H583])*1000" office:value-type="float" office:value="419.03" calcext:value-type="float">
            <text:p>419.03</text:p>
          </table:table-cell>
          <table:table-cell table:number-columns-repeated="11"/>
        </table:table-row>
        <table:table-row table:style-name="ro1">
          <table:table-cell office:value-type="float" office:value="0.2184" calcext:value-type="float">
            <text:p>0.2184</text:p>
          </table:table-cell>
          <table:table-cell office:value-type="float" office:value="0.23338" calcext:value-type="float">
            <text:p>0.23338</text:p>
          </table:table-cell>
          <table:table-cell office:value-type="float" office:value="0.62939" calcext:value-type="float">
            <text:p>0.62939</text:p>
          </table:table-cell>
          <table:table-cell table:formula="of:=([.C584]-[.B584])*1000" office:value-type="float" office:value="396.01" calcext:value-type="float">
            <text:p>396.01</text:p>
          </table:table-cell>
          <table:table-cell office:value-type="float" office:value="0.25405" calcext:value-type="float">
            <text:p>0.25405</text:p>
          </table:table-cell>
          <table:table-cell office:value-type="float" office:value="0.65128" calcext:value-type="float">
            <text:p>0.65128</text:p>
          </table:table-cell>
          <table:table-cell table:formula="of:=([.F584]-[.E584])*1000" office:value-type="float" office:value="397.23" calcext:value-type="float">
            <text:p>397.23</text:p>
          </table:table-cell>
          <table:table-cell office:value-type="float" office:value="0.25392" calcext:value-type="float">
            <text:p>0.25392</text:p>
          </table:table-cell>
          <table:table-cell office:value-type="float" office:value="0.66737" calcext:value-type="float">
            <text:p>0.66737</text:p>
          </table:table-cell>
          <table:table-cell table:formula="of:=([.I584]-[.H584])*1000" office:value-type="float" office:value="413.45" calcext:value-type="float">
            <text:p>413.45</text:p>
          </table:table-cell>
          <table:table-cell office:value-type="float" office:value="0.25444" calcext:value-type="float">
            <text:p>0.25444</text:p>
          </table:table-cell>
          <table:table-cell office:value-type="float" office:value="0.67325" calcext:value-type="float">
            <text:p>0.67325</text:p>
          </table:table-cell>
          <table:table-cell table:formula="of:=([.L584]-[.H584])*1000" office:value-type="float" office:value="419.33" calcext:value-type="float">
            <text:p>419.33</text:p>
          </table:table-cell>
          <table:table-cell table:number-columns-repeated="11"/>
        </table:table-row>
        <table:table-row table:style-name="ro1">
          <table:table-cell office:value-type="float" office:value="0.2188" calcext:value-type="float">
            <text:p>0.2188</text:p>
          </table:table-cell>
          <table:table-cell office:value-type="float" office:value="0.23271" calcext:value-type="float">
            <text:p>0.23271</text:p>
          </table:table-cell>
          <table:table-cell office:value-type="float" office:value="0.62934" calcext:value-type="float">
            <text:p>0.62934</text:p>
          </table:table-cell>
          <table:table-cell table:formula="of:=([.C585]-[.B585])*1000" office:value-type="float" office:value="396.63" calcext:value-type="float">
            <text:p>396.63</text:p>
          </table:table-cell>
          <table:table-cell office:value-type="float" office:value="0.25359" calcext:value-type="float">
            <text:p>0.25359</text:p>
          </table:table-cell>
          <table:table-cell office:value-type="float" office:value="0.65121" calcext:value-type="float">
            <text:p>0.65121</text:p>
          </table:table-cell>
          <table:table-cell table:formula="of:=([.F585]-[.E585])*1000" office:value-type="float" office:value="397.62" calcext:value-type="float">
            <text:p>397.62</text:p>
          </table:table-cell>
          <table:table-cell office:value-type="float" office:value="0.25356" calcext:value-type="float">
            <text:p>0.25356</text:p>
          </table:table-cell>
          <table:table-cell office:value-type="float" office:value="0.66731" calcext:value-type="float">
            <text:p>0.66731</text:p>
          </table:table-cell>
          <table:table-cell table:formula="of:=([.I585]-[.H585])*1000" office:value-type="float" office:value="413.75" calcext:value-type="float">
            <text:p>413.75</text:p>
          </table:table-cell>
          <table:table-cell office:value-type="float" office:value="0.25421" calcext:value-type="float">
            <text:p>0.25421</text:p>
          </table:table-cell>
          <table:table-cell office:value-type="float" office:value="0.67319" calcext:value-type="float">
            <text:p>0.67319</text:p>
          </table:table-cell>
          <table:table-cell table:formula="of:=([.L585]-[.H585])*1000" office:value-type="float" office:value="419.63" calcext:value-type="float">
            <text:p>419.63</text:p>
          </table:table-cell>
          <table:table-cell table:number-columns-repeated="11"/>
        </table:table-row>
        <table:table-row table:style-name="ro1">
          <table:table-cell office:value-type="float" office:value="0.2192" calcext:value-type="float">
            <text:p>0.2192</text:p>
          </table:table-cell>
          <table:table-cell office:value-type="float" office:value="0.23205" calcext:value-type="float">
            <text:p>0.23205</text:p>
          </table:table-cell>
          <table:table-cell office:value-type="float" office:value="0.62929" calcext:value-type="float">
            <text:p>0.62929</text:p>
          </table:table-cell>
          <table:table-cell table:formula="of:=([.C586]-[.B586])*1000" office:value-type="float" office:value="397.24" calcext:value-type="float">
            <text:p>397.24</text:p>
          </table:table-cell>
          <table:table-cell office:value-type="float" office:value="0.25313" calcext:value-type="float">
            <text:p>0.25313</text:p>
          </table:table-cell>
          <table:table-cell office:value-type="float" office:value="0.65115" calcext:value-type="float">
            <text:p>0.65115</text:p>
          </table:table-cell>
          <table:table-cell table:formula="of:=([.F586]-[.E586])*1000" office:value-type="float" office:value="398.02" calcext:value-type="float">
            <text:p>398.02</text:p>
          </table:table-cell>
          <table:table-cell office:value-type="float" office:value="0.25321" calcext:value-type="float">
            <text:p>0.25321</text:p>
          </table:table-cell>
          <table:table-cell office:value-type="float" office:value="0.66724" calcext:value-type="float">
            <text:p>0.66724</text:p>
          </table:table-cell>
          <table:table-cell table:formula="of:=([.I586]-[.H586])*1000" office:value-type="float" office:value="414.03" calcext:value-type="float">
            <text:p>414.03</text:p>
          </table:table-cell>
          <table:table-cell office:value-type="float" office:value="0.25398" calcext:value-type="float">
            <text:p>0.25398</text:p>
          </table:table-cell>
          <table:table-cell office:value-type="float" office:value="0.67313" calcext:value-type="float">
            <text:p>0.67313</text:p>
          </table:table-cell>
          <table:table-cell table:formula="of:=([.L586]-[.H586])*1000" office:value-type="float" office:value="419.92" calcext:value-type="float">
            <text:p>419.92</text:p>
          </table:table-cell>
          <table:table-cell table:number-columns-repeated="11"/>
        </table:table-row>
        <table:table-row table:style-name="ro1">
          <table:table-cell office:value-type="float" office:value="0.2196" calcext:value-type="float">
            <text:p>0.2196</text:p>
          </table:table-cell>
          <table:table-cell office:value-type="float" office:value="0.23139" calcext:value-type="float">
            <text:p>0.23139</text:p>
          </table:table-cell>
          <table:table-cell office:value-type="float" office:value="0.62924" calcext:value-type="float">
            <text:p>0.62924</text:p>
          </table:table-cell>
          <table:table-cell table:formula="of:=([.C587]-[.B587])*1000" office:value-type="float" office:value="397.85" calcext:value-type="float">
            <text:p>397.85</text:p>
          </table:table-cell>
          <table:table-cell office:value-type="float" office:value="0.25268" calcext:value-type="float">
            <text:p>0.25268</text:p>
          </table:table-cell>
          <table:table-cell office:value-type="float" office:value="0.65108" calcext:value-type="float">
            <text:p>0.65108</text:p>
          </table:table-cell>
          <table:table-cell table:formula="of:=([.F587]-[.E587])*1000" office:value-type="float" office:value="398.4" calcext:value-type="float">
            <text:p>398.4</text:p>
          </table:table-cell>
          <table:table-cell office:value-type="float" office:value="0.25285" calcext:value-type="float">
            <text:p>0.25285</text:p>
          </table:table-cell>
          <table:table-cell office:value-type="float" office:value="0.66718" calcext:value-type="float">
            <text:p>0.66718</text:p>
          </table:table-cell>
          <table:table-cell table:formula="of:=([.I587]-[.H587])*1000" office:value-type="float" office:value="414.33" calcext:value-type="float">
            <text:p>414.33</text:p>
          </table:table-cell>
          <table:table-cell office:value-type="float" office:value="0.25375" calcext:value-type="float">
            <text:p>0.25375</text:p>
          </table:table-cell>
          <table:table-cell office:value-type="float" office:value="0.67307" calcext:value-type="float">
            <text:p>0.67307</text:p>
          </table:table-cell>
          <table:table-cell table:formula="of:=([.L587]-[.H587])*1000" office:value-type="float" office:value="420.22" calcext:value-type="float">
            <text:p>420.22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23072" calcext:value-type="float">
            <text:p>0.23072</text:p>
          </table:table-cell>
          <table:table-cell office:value-type="float" office:value="0.62918" calcext:value-type="float">
            <text:p>0.62918</text:p>
          </table:table-cell>
          <table:table-cell table:formula="of:=([.C588]-[.B588])*1000" office:value-type="float" office:value="398.46" calcext:value-type="float">
            <text:p>398.46</text:p>
          </table:table-cell>
          <table:table-cell office:value-type="float" office:value="0.25222" calcext:value-type="float">
            <text:p>0.25222</text:p>
          </table:table-cell>
          <table:table-cell office:value-type="float" office:value="0.65101" calcext:value-type="float">
            <text:p>0.65101</text:p>
          </table:table-cell>
          <table:table-cell table:formula="of:=([.F588]-[.E588])*1000" office:value-type="float" office:value="398.79" calcext:value-type="float">
            <text:p>398.79</text:p>
          </table:table-cell>
          <table:table-cell office:value-type="float" office:value="0.25249" calcext:value-type="float">
            <text:p>0.25249</text:p>
          </table:table-cell>
          <table:table-cell office:value-type="float" office:value="0.66712" calcext:value-type="float">
            <text:p>0.66712</text:p>
          </table:table-cell>
          <table:table-cell table:formula="of:=([.I588]-[.H588])*1000" office:value-type="float" office:value="414.63" calcext:value-type="float">
            <text:p>414.63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67301" calcext:value-type="float">
            <text:p>0.67301</text:p>
          </table:table-cell>
          <table:table-cell table:formula="of:=([.L588]-[.H588])*1000" office:value-type="float" office:value="420.52" calcext:value-type="float">
            <text:p>420.52</text:p>
          </table:table-cell>
          <table:table-cell table:number-columns-repeated="11"/>
        </table:table-row>
        <table:table-row table:style-name="ro1">
          <table:table-cell office:value-type="float" office:value="0.2204" calcext:value-type="float">
            <text:p>0.2204</text:p>
          </table:table-cell>
          <table:table-cell office:value-type="float" office:value="0.23012" calcext:value-type="float">
            <text:p>0.23012</text:p>
          </table:table-cell>
          <table:table-cell office:value-type="float" office:value="0.62913" calcext:value-type="float">
            <text:p>0.62913</text:p>
          </table:table-cell>
          <table:table-cell table:formula="of:=([.C589]-[.B589])*1000" office:value-type="float" office:value="399.01" calcext:value-type="float">
            <text:p>399.01</text:p>
          </table:table-cell>
          <table:table-cell office:value-type="float" office:value="0.25184" calcext:value-type="float">
            <text:p>0.25184</text:p>
          </table:table-cell>
          <table:table-cell office:value-type="float" office:value="0.65095" calcext:value-type="float">
            <text:p>0.65095</text:p>
          </table:table-cell>
          <table:table-cell table:formula="of:=([.F589]-[.E589])*1000" office:value-type="float" office:value="399.11" calcext:value-type="float">
            <text:p>399.11</text:p>
          </table:table-cell>
          <table:table-cell office:value-type="float" office:value="0.25222" calcext:value-type="float">
            <text:p>0.25222</text:p>
          </table:table-cell>
          <table:table-cell office:value-type="float" office:value="0.66706" calcext:value-type="float">
            <text:p>0.66706</text:p>
          </table:table-cell>
          <table:table-cell table:formula="of:=([.I589]-[.H589])*1000" office:value-type="float" office:value="414.84" calcext:value-type="float">
            <text:p>414.84</text:p>
          </table:table-cell>
          <table:table-cell office:value-type="float" office:value="0.25338" calcext:value-type="float">
            <text:p>0.25338</text:p>
          </table:table-cell>
          <table:table-cell office:value-type="float" office:value="0.67295" calcext:value-type="float">
            <text:p>0.67295</text:p>
          </table:table-cell>
          <table:table-cell table:formula="of:=([.L589]-[.H589])*1000" office:value-type="float" office:value="420.73" calcext:value-type="float">
            <text:p>420.73</text:p>
          </table:table-cell>
          <table:table-cell table:number-columns-repeated="11"/>
        </table:table-row>
        <table:table-row table:style-name="ro1">
          <table:table-cell office:value-type="float" office:value="0.2208" calcext:value-type="float">
            <text:p>0.2208</text:p>
          </table:table-cell>
          <table:table-cell office:value-type="float" office:value="0.22952" calcext:value-type="float">
            <text:p>0.22952</text:p>
          </table:table-cell>
          <table:table-cell office:value-type="float" office:value="0.62908" calcext:value-type="float">
            <text:p>0.62908</text:p>
          </table:table-cell>
          <table:table-cell table:formula="of:=([.C590]-[.B590])*1000" office:value-type="float" office:value="399.56" calcext:value-type="float">
            <text:p>399.56</text:p>
          </table:table-cell>
          <table:table-cell office:value-type="float" office:value="0.25145" calcext:value-type="float">
            <text:p>0.25145</text:p>
          </table:table-cell>
          <table:table-cell office:value-type="float" office:value="0.65088" calcext:value-type="float">
            <text:p>0.65088</text:p>
          </table:table-cell>
          <table:table-cell table:formula="of:=([.F590]-[.E590])*1000" office:value-type="float" office:value="399.43" calcext:value-type="float">
            <text:p>399.43</text:p>
          </table:table-cell>
          <table:table-cell office:value-type="float" office:value="0.25196" calcext:value-type="float">
            <text:p>0.25196</text:p>
          </table:table-cell>
          <table:table-cell office:value-type="float" office:value="0.66699" calcext:value-type="float">
            <text:p>0.66699</text:p>
          </table:table-cell>
          <table:table-cell table:formula="of:=([.I590]-[.H590])*1000" office:value-type="float" office:value="415.03" calcext:value-type="float">
            <text:p>415.03</text:p>
          </table:table-cell>
          <table:table-cell office:value-type="float" office:value="0.25325" calcext:value-type="float">
            <text:p>0.25325</text:p>
          </table:table-cell>
          <table:table-cell office:value-type="float" office:value="0.67289" calcext:value-type="float">
            <text:p>0.67289</text:p>
          </table:table-cell>
          <table:table-cell table:formula="of:=([.L590]-[.H590])*1000" office:value-type="float" office:value="420.93" calcext:value-type="float">
            <text:p>420.93</text:p>
          </table:table-cell>
          <table:table-cell table:number-columns-repeated="11"/>
        </table:table-row>
        <table:table-row table:style-name="ro1">
          <table:table-cell office:value-type="float" office:value="0.2212" calcext:value-type="float">
            <text:p>0.2212</text:p>
          </table:table-cell>
          <table:table-cell office:value-type="float" office:value="0.22892" calcext:value-type="float">
            <text:p>0.22892</text:p>
          </table:table-cell>
          <table:table-cell office:value-type="float" office:value="0.62903" calcext:value-type="float">
            <text:p>0.62903</text:p>
          </table:table-cell>
          <table:table-cell table:formula="of:=([.C591]-[.B591])*1000" office:value-type="float" office:value="400.11" calcext:value-type="float">
            <text:p>400.11</text:p>
          </table:table-cell>
          <table:table-cell office:value-type="float" office:value="0.25107" calcext:value-type="float">
            <text:p>0.25107</text:p>
          </table:table-cell>
          <table:table-cell office:value-type="float" office:value="0.65081" calcext:value-type="float">
            <text:p>0.65081</text:p>
          </table:table-cell>
          <table:table-cell table:formula="of:=([.F591]-[.E591])*1000" office:value-type="float" office:value="399.74" calcext:value-type="float">
            <text:p>399.74</text:p>
          </table:table-cell>
          <table:table-cell office:value-type="float" office:value="0.25169" calcext:value-type="float">
            <text:p>0.25169</text:p>
          </table:table-cell>
          <table:table-cell office:value-type="float" office:value="0.66693" calcext:value-type="float">
            <text:p>0.66693</text:p>
          </table:table-cell>
          <table:table-cell table:formula="of:=([.I591]-[.H591])*1000" office:value-type="float" office:value="415.24" calcext:value-type="float">
            <text:p>415.24</text:p>
          </table:table-cell>
          <table:table-cell office:value-type="float" office:value="0.25312" calcext:value-type="float">
            <text:p>0.25312</text:p>
          </table:table-cell>
          <table:table-cell office:value-type="float" office:value="0.67283" calcext:value-type="float">
            <text:p>0.67283</text:p>
          </table:table-cell>
          <table:table-cell table:formula="of:=([.L591]-[.H591])*1000" office:value-type="float" office:value="421.14" calcext:value-type="float">
            <text:p>421.14</text:p>
          </table:table-cell>
          <table:table-cell table:number-columns-repeated="11"/>
        </table:table-row>
        <table:table-row table:style-name="ro1">
          <table:table-cell office:value-type="float" office:value="0.2216" calcext:value-type="float">
            <text:p>0.2216</text:p>
          </table:table-cell>
          <table:table-cell office:value-type="float" office:value="0.22832" calcext:value-type="float">
            <text:p>0.22832</text:p>
          </table:table-cell>
          <table:table-cell office:value-type="float" office:value="0.62898" calcext:value-type="float">
            <text:p>0.62898</text:p>
          </table:table-cell>
          <table:table-cell table:formula="of:=([.C592]-[.B592])*1000" office:value-type="float" office:value="400.66" calcext:value-type="float">
            <text:p>400.66</text:p>
          </table:table-cell>
          <table:table-cell office:value-type="float" office:value="0.25069" calcext:value-type="float">
            <text:p>0.25069</text:p>
          </table:table-cell>
          <table:table-cell office:value-type="float" office:value="0.65075" calcext:value-type="float">
            <text:p>0.65075</text:p>
          </table:table-cell>
          <table:table-cell table:formula="of:=([.F592]-[.E592])*1000" office:value-type="float" office:value="400.06" calcext:value-type="float">
            <text:p>400.06</text:p>
          </table:table-cell>
          <table:table-cell office:value-type="float" office:value="0.25143" calcext:value-type="float">
            <text:p>0.25143</text:p>
          </table:table-cell>
          <table:table-cell office:value-type="float" office:value="0.66686" calcext:value-type="float">
            <text:p>0.66686</text:p>
          </table:table-cell>
          <table:table-cell table:formula="of:=([.I592]-[.H592])*1000" office:value-type="float" office:value="415.43" calcext:value-type="float">
            <text:p>415.43</text:p>
          </table:table-cell>
          <table:table-cell office:value-type="float" office:value="0.25299" calcext:value-type="float">
            <text:p>0.25299</text:p>
          </table:table-cell>
          <table:table-cell office:value-type="float" office:value="0.67277" calcext:value-type="float">
            <text:p>0.67277</text:p>
          </table:table-cell>
          <table:table-cell table:formula="of:=([.L592]-[.H592])*1000" office:value-type="float" office:value="421.34" calcext:value-type="float">
            <text:p>421.34</text:p>
          </table:table-cell>
          <table:table-cell table:number-columns-repeated="11"/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.22772" calcext:value-type="float">
            <text:p>0.22772</text:p>
          </table:table-cell>
          <table:table-cell office:value-type="float" office:value="0.62892" calcext:value-type="float">
            <text:p>0.62892</text:p>
          </table:table-cell>
          <table:table-cell table:formula="of:=([.C593]-[.B593])*1000" office:value-type="float" office:value="401.2" calcext:value-type="float">
            <text:p>401.2</text:p>
          </table:table-cell>
          <table:table-cell office:value-type="float" office:value="0.25031" calcext:value-type="float">
            <text:p>0.25031</text:p>
          </table:table-cell>
          <table:table-cell office:value-type="float" office:value="0.65068" calcext:value-type="float">
            <text:p>0.65068</text:p>
          </table:table-cell>
          <table:table-cell table:formula="of:=([.F593]-[.E593])*1000" office:value-type="float" office:value="400.37" calcext:value-type="float">
            <text:p>400.37</text:p>
          </table:table-cell>
          <table:table-cell office:value-type="float" office:value="0.25116" calcext:value-type="float">
            <text:p>0.25116</text:p>
          </table:table-cell>
          <table:table-cell office:value-type="float" office:value="0.6668" calcext:value-type="float">
            <text:p>0.6668</text:p>
          </table:table-cell>
          <table:table-cell table:formula="of:=([.I593]-[.H593])*1000" office:value-type="float" office:value="415.64" calcext:value-type="float">
            <text:p>415.64</text:p>
          </table:table-cell>
          <table:table-cell office:value-type="float" office:value="0.25285" calcext:value-type="float">
            <text:p>0.25285</text:p>
          </table:table-cell>
          <table:table-cell office:value-type="float" office:value="0.67271" calcext:value-type="float">
            <text:p>0.67271</text:p>
          </table:table-cell>
          <table:table-cell table:formula="of:=([.L593]-[.H593])*1000" office:value-type="float" office:value="421.55" calcext:value-type="float">
            <text:p>421.55</text:p>
          </table:table-cell>
          <table:table-cell table:number-columns-repeated="11"/>
        </table:table-row>
        <table:table-row table:style-name="ro1">
          <table:table-cell office:value-type="float" office:value="0.2224" calcext:value-type="float">
            <text:p>0.2224</text:p>
          </table:table-cell>
          <table:table-cell office:value-type="float" office:value="0.22712" calcext:value-type="float">
            <text:p>0.22712</text:p>
          </table:table-cell>
          <table:table-cell office:value-type="float" office:value="0.62887" calcext:value-type="float">
            <text:p>0.62887</text:p>
          </table:table-cell>
          <table:table-cell table:formula="of:=([.C594]-[.B594])*1000" office:value-type="float" office:value="401.75" calcext:value-type="float">
            <text:p>401.75</text:p>
          </table:table-cell>
          <table:table-cell office:value-type="float" office:value="0.24993" calcext:value-type="float">
            <text:p>0.24993</text:p>
          </table:table-cell>
          <table:table-cell office:value-type="float" office:value="0.65061" calcext:value-type="float">
            <text:p>0.65061</text:p>
          </table:table-cell>
          <table:table-cell table:formula="of:=([.F594]-[.E594])*1000" office:value-type="float" office:value="400.68" calcext:value-type="float">
            <text:p>400.68</text:p>
          </table:table-cell>
          <table:table-cell office:value-type="float" office:value="0.25089" calcext:value-type="float">
            <text:p>0.25089</text:p>
          </table:table-cell>
          <table:table-cell office:value-type="float" office:value="0.66674" calcext:value-type="float">
            <text:p>0.66674</text:p>
          </table:table-cell>
          <table:table-cell table:formula="of:=([.I594]-[.H594])*1000" office:value-type="float" office:value="415.85" calcext:value-type="float">
            <text:p>415.85</text:p>
          </table:table-cell>
          <table:table-cell office:value-type="float" office:value="0.25272" calcext:value-type="float">
            <text:p>0.25272</text:p>
          </table:table-cell>
          <table:table-cell office:value-type="float" office:value="0.67265" calcext:value-type="float">
            <text:p>0.67265</text:p>
          </table:table-cell>
          <table:table-cell table:formula="of:=([.L594]-[.H594])*1000" office:value-type="float" office:value="421.76" calcext:value-type="float">
            <text:p>421.76</text:p>
          </table:table-cell>
          <table:table-cell table:number-columns-repeated="11"/>
        </table:table-row>
        <table:table-row table:style-name="ro1">
          <table:table-cell office:value-type="float" office:value="0.2228" calcext:value-type="float">
            <text:p>0.2228</text:p>
          </table:table-cell>
          <table:table-cell office:value-type="float" office:value="0.22652" calcext:value-type="float">
            <text:p>0.22652</text:p>
          </table:table-cell>
          <table:table-cell office:value-type="float" office:value="0.62882" calcext:value-type="float">
            <text:p>0.62882</text:p>
          </table:table-cell>
          <table:table-cell table:formula="of:=([.C595]-[.B595])*1000" office:value-type="float" office:value="402.3" calcext:value-type="float">
            <text:p>402.3</text:p>
          </table:table-cell>
          <table:table-cell office:value-type="float" office:value="0.24954" calcext:value-type="float">
            <text:p>0.24954</text:p>
          </table:table-cell>
          <table:table-cell office:value-type="float" office:value="0.65055" calcext:value-type="float">
            <text:p>0.65055</text:p>
          </table:table-cell>
          <table:table-cell table:formula="of:=([.F595]-[.E595])*1000" office:value-type="float" office:value="401.01" calcext:value-type="float">
            <text:p>401.01</text:p>
          </table:table-cell>
          <table:table-cell office:value-type="float" office:value="0.25063" calcext:value-type="float">
            <text:p>0.25063</text:p>
          </table:table-cell>
          <table:table-cell office:value-type="float" office:value="0.66667" calcext:value-type="float">
            <text:p>0.66667</text:p>
          </table:table-cell>
          <table:table-cell table:formula="of:=([.I595]-[.H595])*1000" office:value-type="float" office:value="416.04" calcext:value-type="float">
            <text:p>416.04</text:p>
          </table:table-cell>
          <table:table-cell office:value-type="float" office:value="0.25259" calcext:value-type="float">
            <text:p>0.25259</text:p>
          </table:table-cell>
          <table:table-cell office:value-type="float" office:value="0.67259" calcext:value-type="float">
            <text:p>0.67259</text:p>
          </table:table-cell>
          <table:table-cell table:formula="of:=([.L595]-[.H595])*1000" office:value-type="float" office:value="421.96" calcext:value-type="float">
            <text:p>421.96</text:p>
          </table:table-cell>
          <table:table-cell table:number-columns-repeated="11"/>
        </table:table-row>
        <table:table-row table:style-name="ro1">
          <table:table-cell office:value-type="float" office:value="0.2232" calcext:value-type="float">
            <text:p>0.2232</text:p>
          </table:table-cell>
          <table:table-cell office:value-type="float" office:value="0.22592" calcext:value-type="float">
            <text:p>0.22592</text:p>
          </table:table-cell>
          <table:table-cell office:value-type="float" office:value="0.62877" calcext:value-type="float">
            <text:p>0.62877</text:p>
          </table:table-cell>
          <table:table-cell table:formula="of:=([.C596]-[.B596])*1000" office:value-type="float" office:value="402.85" calcext:value-type="float">
            <text:p>402.85</text:p>
          </table:table-cell>
          <table:table-cell office:value-type="float" office:value="0.24916" calcext:value-type="float">
            <text:p>0.24916</text:p>
          </table:table-cell>
          <table:table-cell office:value-type="float" office:value="0.65048" calcext:value-type="float">
            <text:p>0.65048</text:p>
          </table:table-cell>
          <table:table-cell table:formula="of:=([.F596]-[.E596])*1000" office:value-type="float" office:value="401.32" calcext:value-type="float">
            <text:p>401.32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66661" calcext:value-type="float">
            <text:p>0.66661</text:p>
          </table:table-cell>
          <table:table-cell table:formula="of:=([.I596]-[.H596])*1000" office:value-type="float" office:value="416.25" calcext:value-type="float">
            <text:p>416.25</text:p>
          </table:table-cell>
          <table:table-cell office:value-type="float" office:value="0.25246" calcext:value-type="float">
            <text:p>0.25246</text:p>
          </table:table-cell>
          <table:table-cell office:value-type="float" office:value="0.67253" calcext:value-type="float">
            <text:p>0.67253</text:p>
          </table:table-cell>
          <table:table-cell table:formula="of:=([.L596]-[.H596])*1000" office:value-type="float" office:value="422.17" calcext:value-type="float">
            <text:p>422.17</text:p>
          </table:table-cell>
          <table:table-cell table:number-columns-repeated="11"/>
        </table:table-row>
        <table:table-row table:style-name="ro1">
          <table:table-cell office:value-type="float" office:value="0.2236" calcext:value-type="float">
            <text:p>0.2236</text:p>
          </table:table-cell>
          <table:table-cell office:value-type="float" office:value="0.22537" calcext:value-type="float">
            <text:p>0.22537</text:p>
          </table:table-cell>
          <table:table-cell office:value-type="float" office:value="0.62872" calcext:value-type="float">
            <text:p>0.62872</text:p>
          </table:table-cell>
          <table:table-cell table:formula="of:=([.C597]-[.B597])*1000" office:value-type="float" office:value="403.35" calcext:value-type="float">
            <text:p>403.35</text:p>
          </table:table-cell>
          <table:table-cell office:value-type="float" office:value="0.24884" calcext:value-type="float">
            <text:p>0.24884</text:p>
          </table:table-cell>
          <table:table-cell office:value-type="float" office:value="0.65041" calcext:value-type="float">
            <text:p>0.65041</text:p>
          </table:table-cell>
          <table:table-cell table:formula="of:=([.F597]-[.E597])*1000" office:value-type="float" office:value="401.57" calcext:value-type="float">
            <text:p>401.57</text:p>
          </table:table-cell>
          <table:table-cell office:value-type="float" office:value="0.25016" calcext:value-type="float">
            <text:p>0.25016</text:p>
          </table:table-cell>
          <table:table-cell office:value-type="float" office:value="0.66654" calcext:value-type="float">
            <text:p>0.66654</text:p>
          </table:table-cell>
          <table:table-cell table:formula="of:=([.I597]-[.H597])*1000" office:value-type="float" office:value="416.38" calcext:value-type="float">
            <text:p>416.38</text:p>
          </table:table-cell>
          <table:table-cell office:value-type="float" office:value="0.2524" calcext:value-type="float">
            <text:p>0.2524</text:p>
          </table:table-cell>
          <table:table-cell office:value-type="float" office:value="0.67247" calcext:value-type="float">
            <text:p>0.67247</text:p>
          </table:table-cell>
          <table:table-cell table:formula="of:=([.L597]-[.H597])*1000" office:value-type="float" office:value="422.31" calcext:value-type="float">
            <text:p>422.31</text:p>
          </table:table-cell>
          <table:table-cell table:number-columns-repeated="11"/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0.22484" calcext:value-type="float">
            <text:p>0.22484</text:p>
          </table:table-cell>
          <table:table-cell office:value-type="float" office:value="0.62866" calcext:value-type="float">
            <text:p>0.62866</text:p>
          </table:table-cell>
          <table:table-cell table:formula="of:=([.C598]-[.B598])*1000" office:value-type="float" office:value="403.82" calcext:value-type="float">
            <text:p>403.82</text:p>
          </table:table-cell>
          <table:table-cell office:value-type="float" office:value="0.24854" calcext:value-type="float">
            <text:p>0.24854</text:p>
          </table:table-cell>
          <table:table-cell office:value-type="float" office:value="0.65034" calcext:value-type="float">
            <text:p>0.65034</text:p>
          </table:table-cell>
          <table:table-cell table:formula="of:=([.F598]-[.E598])*1000" office:value-type="float" office:value="401.8" calcext:value-type="float">
            <text:p>401.8</text:p>
          </table:table-cell>
          <table:table-cell office:value-type="float" office:value="0.25" calcext:value-type="float">
            <text:p>0.25</text:p>
          </table:table-cell>
          <table:table-cell office:value-type="float" office:value="0.66648" calcext:value-type="float">
            <text:p>0.66648</text:p>
          </table:table-cell>
          <table:table-cell table:formula="of:=([.I598]-[.H598])*1000" office:value-type="float" office:value="416.48" calcext:value-type="float">
            <text:p>416.48</text:p>
          </table:table-cell>
          <table:table-cell office:value-type="float" office:value="0.25238" calcext:value-type="float">
            <text:p>0.25238</text:p>
          </table:table-cell>
          <table:table-cell office:value-type="float" office:value="0.67241" calcext:value-type="float">
            <text:p>0.67241</text:p>
          </table:table-cell>
          <table:table-cell table:formula="of:=([.L598]-[.H598])*1000" office:value-type="float" office:value="422.41" calcext:value-type="float">
            <text:p>422.41</text:p>
          </table:table-cell>
          <table:table-cell table:number-columns-repeated="11"/>
        </table:table-row>
        <table:table-row table:style-name="ro1">
          <table:table-cell office:value-type="float" office:value="0.2244" calcext:value-type="float">
            <text:p>0.2244</text:p>
          </table:table-cell>
          <table:table-cell office:value-type="float" office:value="0.22431" calcext:value-type="float">
            <text:p>0.22431</text:p>
          </table:table-cell>
          <table:table-cell office:value-type="float" office:value="0.62861" calcext:value-type="float">
            <text:p>0.62861</text:p>
          </table:table-cell>
          <table:table-cell table:formula="of:=([.C599]-[.B599])*1000" office:value-type="float" office:value="404.3" calcext:value-type="float">
            <text:p>404.3</text:p>
          </table:table-cell>
          <table:table-cell office:value-type="float" office:value="0.24825" calcext:value-type="float">
            <text:p>0.24825</text:p>
          </table:table-cell>
          <table:table-cell office:value-type="float" office:value="0.65028" calcext:value-type="float">
            <text:p>0.65028</text:p>
          </table:table-cell>
          <table:table-cell table:formula="of:=([.F599]-[.E599])*1000" office:value-type="float" office:value="402.03" calcext:value-type="float">
            <text:p>402.03</text:p>
          </table:table-cell>
          <table:table-cell office:value-type="float" office:value="0.24983" calcext:value-type="float">
            <text:p>0.24983</text:p>
          </table:table-cell>
          <table:table-cell office:value-type="float" office:value="0.66641" calcext:value-type="float">
            <text:p>0.66641</text:p>
          </table:table-cell>
          <table:table-cell table:formula="of:=([.I599]-[.H599])*1000" office:value-type="float" office:value="416.58" calcext:value-type="float">
            <text:p>416.58</text:p>
          </table:table-cell>
          <table:table-cell office:value-type="float" office:value="0.25235" calcext:value-type="float">
            <text:p>0.25235</text:p>
          </table:table-cell>
          <table:table-cell office:value-type="float" office:value="0.67234" calcext:value-type="float">
            <text:p>0.67234</text:p>
          </table:table-cell>
          <table:table-cell table:formula="of:=([.L599]-[.H599])*1000" office:value-type="float" office:value="422.51" calcext:value-type="float">
            <text:p>422.51</text:p>
          </table:table-cell>
          <table:table-cell table:number-columns-repeated="11"/>
        </table:table-row>
        <table:table-row table:style-name="ro1">
          <table:table-cell office:value-type="float" office:value="0.2248" calcext:value-type="float">
            <text:p>0.2248</text:p>
          </table:table-cell>
          <table:table-cell office:value-type="float" office:value="0.22379" calcext:value-type="float">
            <text:p>0.22379</text:p>
          </table:table-cell>
          <table:table-cell office:value-type="float" office:value="0.62856" calcext:value-type="float">
            <text:p>0.62856</text:p>
          </table:table-cell>
          <table:table-cell table:formula="of:=([.C600]-[.B600])*1000" office:value-type="float" office:value="404.77" calcext:value-type="float">
            <text:p>404.77</text:p>
          </table:table-cell>
          <table:table-cell office:value-type="float" office:value="0.24795" calcext:value-type="float">
            <text:p>0.24795</text:p>
          </table:table-cell>
          <table:table-cell office:value-type="float" office:value="0.65021" calcext:value-type="float">
            <text:p>0.65021</text:p>
          </table:table-cell>
          <table:table-cell table:formula="of:=([.F600]-[.E600])*1000" office:value-type="float" office:value="402.26" calcext:value-type="float">
            <text:p>402.26</text:p>
          </table:table-cell>
          <table:table-cell office:value-type="float" office:value="0.24967" calcext:value-type="float">
            <text:p>0.24967</text:p>
          </table:table-cell>
          <table:table-cell office:value-type="float" office:value="0.66635" calcext:value-type="float">
            <text:p>0.66635</text:p>
          </table:table-cell>
          <table:table-cell table:formula="of:=([.I600]-[.H600])*1000" office:value-type="float" office:value="416.68" calcext:value-type="float">
            <text:p>416.68</text:p>
          </table:table-cell>
          <table:table-cell office:value-type="float" office:value="0.25233" calcext:value-type="float">
            <text:p>0.25233</text:p>
          </table:table-cell>
          <table:table-cell office:value-type="float" office:value="0.67228" calcext:value-type="float">
            <text:p>0.67228</text:p>
          </table:table-cell>
          <table:table-cell table:formula="of:=([.L600]-[.H600])*1000" office:value-type="float" office:value="422.61" calcext:value-type="float">
            <text:p>422.61</text:p>
          </table:table-cell>
          <table:table-cell table:number-columns-repeated="11"/>
        </table:table-row>
        <table:table-row table:style-name="ro1">
          <table:table-cell office:value-type="float" office:value="0.2252" calcext:value-type="float">
            <text:p>0.2252</text:p>
          </table:table-cell>
          <table:table-cell office:value-type="float" office:value="0.22326" calcext:value-type="float">
            <text:p>0.22326</text:p>
          </table:table-cell>
          <table:table-cell office:value-type="float" office:value="0.62851" calcext:value-type="float">
            <text:p>0.62851</text:p>
          </table:table-cell>
          <table:table-cell table:formula="of:=([.C601]-[.B601])*1000" office:value-type="float" office:value="405.25" calcext:value-type="float">
            <text:p>405.25</text:p>
          </table:table-cell>
          <table:table-cell office:value-type="float" office:value="0.24766" calcext:value-type="float">
            <text:p>0.24766</text:p>
          </table:table-cell>
          <table:table-cell office:value-type="float" office:value="0.65014" calcext:value-type="float">
            <text:p>0.65014</text:p>
          </table:table-cell>
          <table:table-cell table:formula="of:=([.F601]-[.E601])*1000" office:value-type="float" office:value="402.48" calcext:value-type="float">
            <text:p>402.48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66629" calcext:value-type="float">
            <text:p>0.66629</text:p>
          </table:table-cell>
          <table:table-cell table:formula="of:=([.I601]-[.H601])*1000" office:value-type="float" office:value="416.79" calcext:value-type="float">
            <text:p>416.79</text:p>
          </table:table-cell>
          <table:table-cell office:value-type="float" office:value="0.25231" calcext:value-type="float">
            <text:p>0.25231</text:p>
          </table:table-cell>
          <table:table-cell office:value-type="float" office:value="0.67222" calcext:value-type="float">
            <text:p>0.67222</text:p>
          </table:table-cell>
          <table:table-cell table:formula="of:=([.L601]-[.H601])*1000" office:value-type="float" office:value="422.72" calcext:value-type="float">
            <text:p>422.72</text:p>
          </table:table-cell>
          <table:table-cell table:number-columns-repeated="11"/>
        </table:table-row>
        <table:table-row table:style-name="ro1">
          <table:table-cell office:value-type="float" office:value="0.2256" calcext:value-type="float">
            <text:p>0.2256</text:p>
          </table:table-cell>
          <table:table-cell office:value-type="float" office:value="0.22274" calcext:value-type="float">
            <text:p>0.22274</text:p>
          </table:table-cell>
          <table:table-cell office:value-type="float" office:value="0.62845" calcext:value-type="float">
            <text:p>0.62845</text:p>
          </table:table-cell>
          <table:table-cell table:formula="of:=([.C602]-[.B602])*1000" office:value-type="float" office:value="405.71" calcext:value-type="float">
            <text:p>405.71</text:p>
          </table:table-cell>
          <table:table-cell office:value-type="float" office:value="0.24736" calcext:value-type="float">
            <text:p>0.24736</text:p>
          </table:table-cell>
          <table:table-cell office:value-type="float" office:value="0.65007" calcext:value-type="float">
            <text:p>0.65007</text:p>
          </table:table-cell>
          <table:table-cell table:formula="of:=([.F602]-[.E602])*1000" office:value-type="float" office:value="402.71" calcext:value-type="float">
            <text:p>402.71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66622" calcext:value-type="float">
            <text:p>0.66622</text:p>
          </table:table-cell>
          <table:table-cell table:formula="of:=([.I602]-[.H602])*1000" office:value-type="float" office:value="416.88" calcext:value-type="float">
            <text:p>416.88</text:p>
          </table:table-cell>
          <table:table-cell office:value-type="float" office:value="0.25229" calcext:value-type="float">
            <text:p>0.25229</text:p>
          </table:table-cell>
          <table:table-cell office:value-type="float" office:value="0.67216" calcext:value-type="float">
            <text:p>0.67216</text:p>
          </table:table-cell>
          <table:table-cell table:formula="of:=([.L602]-[.H602])*1000" office:value-type="float" office:value="422.82" calcext:value-type="float">
            <text:p>422.82</text:p>
          </table:table-cell>
          <table:table-cell table:number-columns-repeated="11"/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.22221" calcext:value-type="float">
            <text:p>0.22221</text:p>
          </table:table-cell>
          <table:table-cell office:value-type="float" office:value="0.6284" calcext:value-type="float">
            <text:p>0.6284</text:p>
          </table:table-cell>
          <table:table-cell table:formula="of:=([.C603]-[.B603])*1000" office:value-type="float" office:value="406.19" calcext:value-type="float">
            <text:p>406.19</text:p>
          </table:table-cell>
          <table:table-cell office:value-type="float" office:value="0.24707" calcext:value-type="float">
            <text:p>0.24707</text:p>
          </table:table-cell>
          <table:table-cell office:value-type="float" office:value="0.65001" calcext:value-type="float">
            <text:p>0.65001</text:p>
          </table:table-cell>
          <table:table-cell table:formula="of:=([.F603]-[.E603])*1000" office:value-type="float" office:value="402.94" calcext:value-type="float">
            <text:p>402.94</text:p>
          </table:table-cell>
          <table:table-cell office:value-type="float" office:value="0.24917" calcext:value-type="float">
            <text:p>0.24917</text:p>
          </table:table-cell>
          <table:table-cell office:value-type="float" office:value="0.66616" calcext:value-type="float">
            <text:p>0.66616</text:p>
          </table:table-cell>
          <table:table-cell table:formula="of:=([.I603]-[.H603])*1000" office:value-type="float" office:value="416.99" calcext:value-type="float">
            <text:p>416.99</text:p>
          </table:table-cell>
          <table:table-cell office:value-type="float" office:value="0.25226" calcext:value-type="float">
            <text:p>0.25226</text:p>
          </table:table-cell>
          <table:table-cell office:value-type="float" office:value="0.6721" calcext:value-type="float">
            <text:p>0.6721</text:p>
          </table:table-cell>
          <table:table-cell table:formula="of:=([.L603]-[.H603])*1000" office:value-type="float" office:value="422.93" calcext:value-type="float">
            <text:p>422.93</text:p>
          </table:table-cell>
          <table:table-cell table:number-columns-repeated="11"/>
        </table:table-row>
        <table:table-row table:style-name="ro1">
          <table:table-cell office:value-type="float" office:value="0.2264" calcext:value-type="float">
            <text:p>0.2264</text:p>
          </table:table-cell>
          <table:table-cell office:value-type="float" office:value="0.22168" calcext:value-type="float">
            <text:p>0.22168</text:p>
          </table:table-cell>
          <table:table-cell office:value-type="float" office:value="0.62835" calcext:value-type="float">
            <text:p>0.62835</text:p>
          </table:table-cell>
          <table:table-cell table:formula="of:=([.C604]-[.B604])*1000" office:value-type="float" office:value="406.67" calcext:value-type="float">
            <text:p>406.67</text:p>
          </table:table-cell>
          <table:table-cell office:value-type="float" office:value="0.24677" calcext:value-type="float">
            <text:p>0.24677</text:p>
          </table:table-cell>
          <table:table-cell office:value-type="float" office:value="0.64994" calcext:value-type="float">
            <text:p>0.64994</text:p>
          </table:table-cell>
          <table:table-cell table:formula="of:=([.F604]-[.E604])*1000" office:value-type="float" office:value="403.17" calcext:value-type="float">
            <text:p>403.17</text:p>
          </table:table-cell>
          <table:table-cell office:value-type="float" office:value="0.24901" calcext:value-type="float">
            <text:p>0.24901</text:p>
          </table:table-cell>
          <table:table-cell office:value-type="float" office:value="0.66609" calcext:value-type="float">
            <text:p>0.66609</text:p>
          </table:table-cell>
          <table:table-cell table:formula="of:=([.I604]-[.H604])*1000" office:value-type="float" office:value="417.08" calcext:value-type="float">
            <text:p>417.08</text:p>
          </table:table-cell>
          <table:table-cell office:value-type="float" office:value="0.25224" calcext:value-type="float">
            <text:p>0.25224</text:p>
          </table:table-cell>
          <table:table-cell office:value-type="float" office:value="0.67204" calcext:value-type="float">
            <text:p>0.67204</text:p>
          </table:table-cell>
          <table:table-cell table:formula="of:=([.L604]-[.H604])*1000" office:value-type="float" office:value="423.03" calcext:value-type="float">
            <text:p>423.03</text:p>
          </table:table-cell>
          <table:table-cell table:number-columns-repeated="11"/>
        </table:table-row>
        <table:table-row table:style-name="ro1">
          <table:table-cell office:value-type="float" office:value="0.2268" calcext:value-type="float">
            <text:p>0.2268</text:p>
          </table:table-cell>
          <table:table-cell office:value-type="float" office:value="0.22119" calcext:value-type="float">
            <text:p>0.22119</text:p>
          </table:table-cell>
          <table:table-cell office:value-type="float" office:value="0.62829" calcext:value-type="float">
            <text:p>0.62829</text:p>
          </table:table-cell>
          <table:table-cell table:formula="of:=([.C605]-[.B605])*1000" office:value-type="float" office:value="407.1" calcext:value-type="float">
            <text:p>407.1</text:p>
          </table:table-cell>
          <table:table-cell office:value-type="float" office:value="0.24651" calcext:value-type="float">
            <text:p>0.24651</text:p>
          </table:table-cell>
          <table:table-cell office:value-type="float" office:value="0.64987" calcext:value-type="float">
            <text:p>0.64987</text:p>
          </table:table-cell>
          <table:table-cell table:formula="of:=([.F605]-[.E605])*1000" office:value-type="float" office:value="403.36" calcext:value-type="float">
            <text:p>403.36</text:p>
          </table:table-cell>
          <table:table-cell office:value-type="float" office:value="0.24888" calcext:value-type="float">
            <text:p>0.24888</text:p>
          </table:table-cell>
          <table:table-cell office:value-type="float" office:value="0.66603" calcext:value-type="float">
            <text:p>0.66603</text:p>
          </table:table-cell>
          <table:table-cell table:formula="of:=([.I605]-[.H605])*1000" office:value-type="float" office:value="417.15" calcext:value-type="float">
            <text:p>417.15</text:p>
          </table:table-cell>
          <table:table-cell office:value-type="float" office:value="0.25226" calcext:value-type="float">
            <text:p>0.25226</text:p>
          </table:table-cell>
          <table:table-cell office:value-type="float" office:value="0.67198" calcext:value-type="float">
            <text:p>0.67198</text:p>
          </table:table-cell>
          <table:table-cell table:formula="of:=([.L605]-[.H605])*1000" office:value-type="float" office:value="423.1" calcext:value-type="float">
            <text:p>423.1</text:p>
          </table:table-cell>
          <table:table-cell table:number-columns-repeated="11"/>
        </table:table-row>
        <table:table-row table:style-name="ro1">
          <table:table-cell office:value-type="float" office:value="0.2272" calcext:value-type="float">
            <text:p>0.2272</text:p>
          </table:table-cell>
          <table:table-cell office:value-type="float" office:value="0.22074" calcext:value-type="float">
            <text:p>0.22074</text:p>
          </table:table-cell>
          <table:table-cell office:value-type="float" office:value="0.62824" calcext:value-type="float">
            <text:p>0.62824</text:p>
          </table:table-cell>
          <table:table-cell table:formula="of:=([.C606]-[.B606])*1000" office:value-type="float" office:value="407.5" calcext:value-type="float">
            <text:p>407.5</text:p>
          </table:table-cell>
          <table:table-cell office:value-type="float" office:value="0.24631" calcext:value-type="float">
            <text:p>0.24631</text:p>
          </table:table-cell>
          <table:table-cell office:value-type="float" office:value="0.6498" calcext:value-type="float">
            <text:p>0.6498</text:p>
          </table:table-cell>
          <table:table-cell table:formula="of:=([.F606]-[.E606])*1000" office:value-type="float" office:value="403.49" calcext:value-type="float">
            <text:p>403.49</text:p>
          </table:table-cell>
          <table:table-cell office:value-type="float" office:value="0.24883" calcext:value-type="float">
            <text:p>0.24883</text:p>
          </table:table-cell>
          <table:table-cell office:value-type="float" office:value="0.66596" calcext:value-type="float">
            <text:p>0.66596</text:p>
          </table:table-cell>
          <table:table-cell table:formula="of:=([.I606]-[.H606])*1000" office:value-type="float" office:value="417.13" calcext:value-type="float">
            <text:p>417.13</text:p>
          </table:table-cell>
          <table:table-cell office:value-type="float" office:value="0.25235" calcext:value-type="float">
            <text:p>0.25235</text:p>
          </table:table-cell>
          <table:table-cell office:value-type="float" office:value="0.67191" calcext:value-type="float">
            <text:p>0.67191</text:p>
          </table:table-cell>
          <table:table-cell table:formula="of:=([.L606]-[.H606])*1000" office:value-type="float" office:value="423.08" calcext:value-type="float">
            <text:p>423.08</text:p>
          </table:table-cell>
          <table:table-cell table:number-columns-repeated="11"/>
        </table:table-row>
        <table:table-row table:style-name="ro1">
          <table:table-cell office:value-type="float" office:value="0.2276" calcext:value-type="float">
            <text:p>0.2276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62819" calcext:value-type="float">
            <text:p>0.62819</text:p>
          </table:table-cell>
          <table:table-cell table:formula="of:=([.C607]-[.B607])*1000" office:value-type="float" office:value="407.89" calcext:value-type="float">
            <text:p>407.89</text:p>
          </table:table-cell>
          <table:table-cell office:value-type="float" office:value="0.24612" calcext:value-type="float">
            <text:p>0.24612</text:p>
          </table:table-cell>
          <table:table-cell office:value-type="float" office:value="0.64973" calcext:value-type="float">
            <text:p>0.64973</text:p>
          </table:table-cell>
          <table:table-cell table:formula="of:=([.F607]-[.E607])*1000" office:value-type="float" office:value="403.61" calcext:value-type="float">
            <text:p>403.61</text:p>
          </table:table-cell>
          <table:table-cell office:value-type="float" office:value="0.24877" calcext:value-type="float">
            <text:p>0.24877</text:p>
          </table:table-cell>
          <table:table-cell office:value-type="float" office:value="0.6659" calcext:value-type="float">
            <text:p>0.6659</text:p>
          </table:table-cell>
          <table:table-cell table:formula="of:=([.I607]-[.H607])*1000" office:value-type="float" office:value="417.13" calcext:value-type="float">
            <text:p>417.13</text:p>
          </table:table-cell>
          <table:table-cell office:value-type="float" office:value="0.25244" calcext:value-type="float">
            <text:p>0.25244</text:p>
          </table:table-cell>
          <table:table-cell office:value-type="float" office:value="0.67185" calcext:value-type="float">
            <text:p>0.67185</text:p>
          </table:table-cell>
          <table:table-cell table:formula="of:=([.L607]-[.H607])*1000" office:value-type="float" office:value="423.08" calcext:value-type="float">
            <text:p>423.08</text:p>
          </table:table-cell>
          <table:table-cell table:number-columns-repeated="11"/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.21986" calcext:value-type="float">
            <text:p>0.21986</text:p>
          </table:table-cell>
          <table:table-cell office:value-type="float" office:value="0.62814" calcext:value-type="float">
            <text:p>0.62814</text:p>
          </table:table-cell>
          <table:table-cell table:formula="of:=([.C608]-[.B608])*1000" office:value-type="float" office:value="408.28" calcext:value-type="float">
            <text:p>408.28</text:p>
          </table:table-cell>
          <table:table-cell office:value-type="float" office:value="0.24592" calcext:value-type="float">
            <text:p>0.24592</text:p>
          </table:table-cell>
          <table:table-cell office:value-type="float" office:value="0.64967" calcext:value-type="float">
            <text:p>0.64967</text:p>
          </table:table-cell>
          <table:table-cell table:formula="of:=([.F608]-[.E608])*1000" office:value-type="float" office:value="403.75" calcext:value-type="float">
            <text:p>403.75</text:p>
          </table:table-cell>
          <table:table-cell office:value-type="float" office:value="0.24872" calcext:value-type="float">
            <text:p>0.24872</text:p>
          </table:table-cell>
          <table:table-cell office:value-type="float" office:value="0.66583" calcext:value-type="float">
            <text:p>0.66583</text:p>
          </table:table-cell>
          <table:table-cell table:formula="of:=([.I608]-[.H608])*1000" office:value-type="float" office:value="417.11" calcext:value-type="float">
            <text:p>417.11</text:p>
          </table:table-cell>
          <table:table-cell office:value-type="float" office:value="0.25254" calcext:value-type="float">
            <text:p>0.25254</text:p>
          </table:table-cell>
          <table:table-cell office:value-type="float" office:value="0.67179" calcext:value-type="float">
            <text:p>0.67179</text:p>
          </table:table-cell>
          <table:table-cell table:formula="of:=([.L608]-[.H608])*1000" office:value-type="float" office:value="423.07" calcext:value-type="float">
            <text:p>423.07</text:p>
          </table:table-cell>
          <table:table-cell table:number-columns-repeated="11"/>
        </table:table-row>
        <table:table-row table:style-name="ro1">
          <table:table-cell office:value-type="float" office:value="0.2284" calcext:value-type="float">
            <text:p>0.2284</text:p>
          </table:table-cell>
          <table:table-cell office:value-type="float" office:value="0.21942" calcext:value-type="float">
            <text:p>0.21942</text:p>
          </table:table-cell>
          <table:table-cell office:value-type="float" office:value="0.62808" calcext:value-type="float">
            <text:p>0.62808</text:p>
          </table:table-cell>
          <table:table-cell table:formula="of:=([.C609]-[.B609])*1000" office:value-type="float" office:value="408.66" calcext:value-type="float">
            <text:p>408.66</text:p>
          </table:table-cell>
          <table:table-cell office:value-type="float" office:value="0.24572" calcext:value-type="float">
            <text:p>0.24572</text:p>
          </table:table-cell>
          <table:table-cell office:value-type="float" office:value="0.6496" calcext:value-type="float">
            <text:p>0.6496</text:p>
          </table:table-cell>
          <table:table-cell table:formula="of:=([.F609]-[.E609])*1000" office:value-type="float" office:value="403.88" calcext:value-type="float">
            <text:p>403.88</text:p>
          </table:table-cell>
          <table:table-cell office:value-type="float" office:value="0.24867" calcext:value-type="float">
            <text:p>0.24867</text:p>
          </table:table-cell>
          <table:table-cell office:value-type="float" office:value="0.66576" calcext:value-type="float">
            <text:p>0.66576</text:p>
          </table:table-cell>
          <table:table-cell table:formula="of:=([.I609]-[.H609])*1000" office:value-type="float" office:value="417.09" calcext:value-type="float">
            <text:p>417.09</text:p>
          </table:table-cell>
          <table:table-cell office:value-type="float" office:value="0.25263" calcext:value-type="float">
            <text:p>0.25263</text:p>
          </table:table-cell>
          <table:table-cell office:value-type="float" office:value="0.67173" calcext:value-type="float">
            <text:p>0.67173</text:p>
          </table:table-cell>
          <table:table-cell table:formula="of:=([.L609]-[.H609])*1000" office:value-type="float" office:value="423.06" calcext:value-type="float">
            <text:p>423.06</text:p>
          </table:table-cell>
          <table:table-cell table:number-columns-repeated="11"/>
        </table:table-row>
        <table:table-row table:style-name="ro1">
          <table:table-cell office:value-type="float" office:value="0.2288" calcext:value-type="float">
            <text:p>0.2288</text:p>
          </table:table-cell>
          <table:table-cell office:value-type="float" office:value="0.21898" calcext:value-type="float">
            <text:p>0.21898</text:p>
          </table:table-cell>
          <table:table-cell office:value-type="float" office:value="0.62803" calcext:value-type="float">
            <text:p>0.62803</text:p>
          </table:table-cell>
          <table:table-cell table:formula="of:=([.C610]-[.B610])*1000" office:value-type="float" office:value="409.05" calcext:value-type="float">
            <text:p>409.05</text:p>
          </table:table-cell>
          <table:table-cell office:value-type="float" office:value="0.24553" calcext:value-type="float">
            <text:p>0.24553</text:p>
          </table:table-cell>
          <table:table-cell office:value-type="float" office:value="0.64953" calcext:value-type="float">
            <text:p>0.64953</text:p>
          </table:table-cell>
          <table:table-cell table:formula="of:=([.F610]-[.E610])*1000" office:value-type="float" office:value="404" calcext:value-type="float">
            <text:p>404</text:p>
          </table:table-cell>
          <table:table-cell office:value-type="float" office:value="0.24861" calcext:value-type="float">
            <text:p>0.24861</text:p>
          </table:table-cell>
          <table:table-cell office:value-type="float" office:value="0.6657" calcext:value-type="float">
            <text:p>0.6657</text:p>
          </table:table-cell>
          <table:table-cell table:formula="of:=([.I610]-[.H610])*1000" office:value-type="float" office:value="417.09" calcext:value-type="float">
            <text:p>417.09</text:p>
          </table:table-cell>
          <table:table-cell office:value-type="float" office:value="0.25273" calcext:value-type="float">
            <text:p>0.25273</text:p>
          </table:table-cell>
          <table:table-cell office:value-type="float" office:value="0.67166" calcext:value-type="float">
            <text:p>0.67166</text:p>
          </table:table-cell>
          <table:table-cell table:formula="of:=([.L610]-[.H610])*1000" office:value-type="float" office:value="423.05" calcext:value-type="float">
            <text:p>423.05</text:p>
          </table:table-cell>
          <table:table-cell table:number-columns-repeated="11"/>
        </table:table-row>
        <table:table-row table:style-name="ro1">
          <table:table-cell office:value-type="float" office:value="0.2292" calcext:value-type="float">
            <text:p>0.2292</text:p>
          </table:table-cell>
          <table:table-cell office:value-type="float" office:value="0.21853" calcext:value-type="float">
            <text:p>0.21853</text:p>
          </table:table-cell>
          <table:table-cell office:value-type="float" office:value="0.62798" calcext:value-type="float">
            <text:p>0.62798</text:p>
          </table:table-cell>
          <table:table-cell table:formula="of:=([.C611]-[.B611])*1000" office:value-type="float" office:value="409.45" calcext:value-type="float">
            <text:p>409.45</text:p>
          </table:table-cell>
          <table:table-cell office:value-type="float" office:value="0.24533" calcext:value-type="float">
            <text:p>0.24533</text:p>
          </table:table-cell>
          <table:table-cell office:value-type="float" office:value="0.64946" calcext:value-type="float">
            <text:p>0.64946</text:p>
          </table:table-cell>
          <table:table-cell table:formula="of:=([.F611]-[.E611])*1000" office:value-type="float" office:value="404.13" calcext:value-type="float">
            <text:p>404.13</text:p>
          </table:table-cell>
          <table:table-cell office:value-type="float" office:value="0.24856" calcext:value-type="float">
            <text:p>0.24856</text:p>
          </table:table-cell>
          <table:table-cell office:value-type="float" office:value="0.66563" calcext:value-type="float">
            <text:p>0.66563</text:p>
          </table:table-cell>
          <table:table-cell table:formula="of:=([.I611]-[.H611])*1000" office:value-type="float" office:value="417.07" calcext:value-type="float">
            <text:p>417.07</text:p>
          </table:table-cell>
          <table:table-cell office:value-type="float" office:value="0.25282" calcext:value-type="float">
            <text:p>0.25282</text:p>
          </table:table-cell>
          <table:table-cell office:value-type="float" office:value="0.6716" calcext:value-type="float">
            <text:p>0.6716</text:p>
          </table:table-cell>
          <table:table-cell table:formula="of:=([.L611]-[.H611])*1000" office:value-type="float" office:value="423.04" calcext:value-type="float">
            <text:p>423.04</text:p>
          </table:table-cell>
          <table:table-cell table:number-columns-repeated="11"/>
        </table:table-row>
        <table:table-row table:style-name="ro1">
          <table:table-cell office:value-type="float" office:value="0.2296" calcext:value-type="float">
            <text:p>0.2296</text:p>
          </table:table-cell>
          <table:table-cell office:value-type="float" office:value="0.21809" calcext:value-type="float">
            <text:p>0.21809</text:p>
          </table:table-cell>
          <table:table-cell office:value-type="float" office:value="0.62792" calcext:value-type="float">
            <text:p>0.62792</text:p>
          </table:table-cell>
          <table:table-cell table:formula="of:=([.C612]-[.B612])*1000" office:value-type="float" office:value="409.83" calcext:value-type="float">
            <text:p>409.83</text:p>
          </table:table-cell>
          <table:table-cell office:value-type="float" office:value="0.24513" calcext:value-type="float">
            <text:p>0.24513</text:p>
          </table:table-cell>
          <table:table-cell office:value-type="float" office:value="0.64939" calcext:value-type="float">
            <text:p>0.64939</text:p>
          </table:table-cell>
          <table:table-cell table:formula="of:=([.F612]-[.E612])*1000" office:value-type="float" office:value="404.26" calcext:value-type="float">
            <text:p>404.26</text:p>
          </table:table-cell>
          <table:table-cell office:value-type="float" office:value="0.24851" calcext:value-type="float">
            <text:p>0.24851</text:p>
          </table:table-cell>
          <table:table-cell office:value-type="float" office:value="0.66557" calcext:value-type="float">
            <text:p>0.66557</text:p>
          </table:table-cell>
          <table:table-cell table:formula="of:=([.I612]-[.H612])*1000" office:value-type="float" office:value="417.06" calcext:value-type="float">
            <text:p>417.06</text:p>
          </table:table-cell>
          <table:table-cell office:value-type="float" office:value="0.25291" calcext:value-type="float">
            <text:p>0.25291</text:p>
          </table:table-cell>
          <table:table-cell office:value-type="float" office:value="0.67154" calcext:value-type="float">
            <text:p>0.67154</text:p>
          </table:table-cell>
          <table:table-cell table:formula="of:=([.L612]-[.H612])*1000" office:value-type="float" office:value="423.03" calcext:value-type="float">
            <text:p>423.03</text:p>
          </table:table-cell>
          <table:table-cell table:number-columns-repeated="1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21765" calcext:value-type="float">
            <text:p>0.21765</text:p>
          </table:table-cell>
          <table:table-cell office:value-type="float" office:value="0.62787" calcext:value-type="float">
            <text:p>0.62787</text:p>
          </table:table-cell>
          <table:table-cell table:formula="of:=([.C613]-[.B613])*1000" office:value-type="float" office:value="410.22" calcext:value-type="float">
            <text:p>410.22</text:p>
          </table:table-cell>
          <table:table-cell office:value-type="float" office:value="0.24494" calcext:value-type="float">
            <text:p>0.24494</text:p>
          </table:table-cell>
          <table:table-cell office:value-type="float" office:value="0.64932" calcext:value-type="float">
            <text:p>0.64932</text:p>
          </table:table-cell>
          <table:table-cell table:formula="of:=([.F613]-[.E613])*1000" office:value-type="float" office:value="404.38" calcext:value-type="float">
            <text:p>404.38</text:p>
          </table:table-cell>
          <table:table-cell office:value-type="float" office:value="0.24845" calcext:value-type="float">
            <text:p>0.24845</text:p>
          </table:table-cell>
          <table:table-cell office:value-type="float" office:value="0.6655" calcext:value-type="float">
            <text:p>0.6655</text:p>
          </table:table-cell>
          <table:table-cell table:formula="of:=([.I613]-[.H613])*1000" office:value-type="float" office:value="417.05" calcext:value-type="float">
            <text:p>417.05</text:p>
          </table:table-cell>
          <table:table-cell office:value-type="float" office:value="0.25301" calcext:value-type="float">
            <text:p>0.25301</text:p>
          </table:table-cell>
          <table:table-cell office:value-type="float" office:value="0.67148" calcext:value-type="float">
            <text:p>0.67148</text:p>
          </table:table-cell>
          <table:table-cell table:formula="of:=([.L613]-[.H613])*1000" office:value-type="float" office:value="423.03" calcext:value-type="float">
            <text:p>423.03</text:p>
          </table:table-cell>
          <table:table-cell table:number-columns-repeated="11"/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62782" calcext:value-type="float">
            <text:p>0.62782</text:p>
          </table:table-cell>
          <table:table-cell table:formula="of:=([.C614]-[.B614])*1000" office:value-type="float" office:value="410.52" calcext:value-type="float">
            <text:p>410.52</text:p>
          </table:table-cell>
          <table:table-cell office:value-type="float" office:value="0.24485" calcext:value-type="float">
            <text:p>0.24485</text:p>
          </table:table-cell>
          <table:table-cell office:value-type="float" office:value="0.64925" calcext:value-type="float">
            <text:p>0.64925</text:p>
          </table:table-cell>
          <table:table-cell table:formula="of:=([.F614]-[.E614])*1000" office:value-type="float" office:value="404.4" calcext:value-type="float">
            <text:p>404.4</text:p>
          </table:table-cell>
          <table:table-cell office:value-type="float" office:value="0.24852" calcext:value-type="float">
            <text:p>0.24852</text:p>
          </table:table-cell>
          <table:table-cell office:value-type="float" office:value="0.66544" calcext:value-type="float">
            <text:p>0.66544</text:p>
          </table:table-cell>
          <table:table-cell table:formula="of:=([.I614]-[.H614])*1000" office:value-type="float" office:value="416.92" calcext:value-type="float">
            <text:p>416.92</text:p>
          </table:table-cell>
          <table:table-cell office:value-type="float" office:value="0.25322" calcext:value-type="float">
            <text:p>0.25322</text:p>
          </table:table-cell>
          <table:table-cell office:value-type="float" office:value="0.67142" calcext:value-type="float">
            <text:p>0.67142</text:p>
          </table:table-cell>
          <table:table-cell table:formula="of:=([.L614]-[.H614])*1000" office:value-type="float" office:value="422.9" calcext:value-type="float">
            <text:p>422.9</text:p>
          </table:table-cell>
          <table:table-cell table:number-columns-repeated="11"/>
        </table:table-row>
        <table:table-row table:style-name="ro1">
          <table:table-cell office:value-type="float" office:value="0.2308" calcext:value-type="float">
            <text:p>0.2308</text:p>
          </table:table-cell>
          <table:table-cell office:value-type="float" office:value="0.21695" calcext:value-type="float">
            <text:p>0.21695</text:p>
          </table:table-cell>
          <table:table-cell office:value-type="float" office:value="0.62776" calcext:value-type="float">
            <text:p>0.62776</text:p>
          </table:table-cell>
          <table:table-cell table:formula="of:=([.C615]-[.B615])*1000" office:value-type="float" office:value="410.81" calcext:value-type="float">
            <text:p>410.81</text:p>
          </table:table-cell>
          <table:table-cell office:value-type="float" office:value="0.24476" calcext:value-type="float">
            <text:p>0.24476</text:p>
          </table:table-cell>
          <table:table-cell office:value-type="float" office:value="0.64919" calcext:value-type="float">
            <text:p>0.64919</text:p>
          </table:table-cell>
          <table:table-cell table:formula="of:=([.F615]-[.E615])*1000" office:value-type="float" office:value="404.43" calcext:value-type="float">
            <text:p>404.43</text:p>
          </table:table-cell>
          <table:table-cell office:value-type="float" office:value="0.24859" calcext:value-type="float">
            <text:p>0.24859</text:p>
          </table:table-cell>
          <table:table-cell office:value-type="float" office:value="0.66537" calcext:value-type="float">
            <text:p>0.66537</text:p>
          </table:table-cell>
          <table:table-cell table:formula="of:=([.I615]-[.H615])*1000" office:value-type="float" office:value="416.78" calcext:value-type="float">
            <text:p>416.78</text:p>
          </table:table-cell>
          <table:table-cell office:value-type="float" office:value="0.25344" calcext:value-type="float">
            <text:p>0.25344</text:p>
          </table:table-cell>
          <table:table-cell office:value-type="float" office:value="0.67135" calcext:value-type="float">
            <text:p>0.67135</text:p>
          </table:table-cell>
          <table:table-cell table:formula="of:=([.L615]-[.H615])*1000" office:value-type="float" office:value="422.76" calcext:value-type="float">
            <text:p>422.76</text:p>
          </table:table-cell>
          <table:table-cell table:number-columns-repeated="11"/>
        </table:table-row>
        <table:table-row table:style-name="ro1">
          <table:table-cell office:value-type="float" office:value="0.2312" calcext:value-type="float">
            <text:p>0.2312</text:p>
          </table:table-cell>
          <table:table-cell office:value-type="float" office:value="0.21659" calcext:value-type="float">
            <text:p>0.21659</text:p>
          </table:table-cell>
          <table:table-cell office:value-type="float" office:value="0.62771" calcext:value-type="float">
            <text:p>0.62771</text:p>
          </table:table-cell>
          <table:table-cell table:formula="of:=([.C616]-[.B616])*1000" office:value-type="float" office:value="411.12" calcext:value-type="float">
            <text:p>411.12</text:p>
          </table:table-cell>
          <table:table-cell office:value-type="float" office:value="0.24468" calcext:value-type="float">
            <text:p>0.24468</text:p>
          </table:table-cell>
          <table:table-cell office:value-type="float" office:value="0.64912" calcext:value-type="float">
            <text:p>0.64912</text:p>
          </table:table-cell>
          <table:table-cell table:formula="of:=([.F616]-[.E616])*1000" office:value-type="float" office:value="404.44" calcext:value-type="float">
            <text:p>404.44</text:p>
          </table:table-cell>
          <table:table-cell office:value-type="float" office:value="0.24866" calcext:value-type="float">
            <text:p>0.24866</text:p>
          </table:table-cell>
          <table:table-cell office:value-type="float" office:value="0.6653" calcext:value-type="float">
            <text:p>0.6653</text:p>
          </table:table-cell>
          <table:table-cell table:formula="of:=([.I616]-[.H616])*1000" office:value-type="float" office:value="416.64" calcext:value-type="float">
            <text:p>416.64</text:p>
          </table:table-cell>
          <table:table-cell office:value-type="float" office:value="0.25366" calcext:value-type="float">
            <text:p>0.25366</text:p>
          </table:table-cell>
          <table:table-cell office:value-type="float" office:value="0.67129" calcext:value-type="float">
            <text:p>0.67129</text:p>
          </table:table-cell>
          <table:table-cell table:formula="of:=([.L616]-[.H616])*1000" office:value-type="float" office:value="422.63" calcext:value-type="float">
            <text:p>422.63</text:p>
          </table:table-cell>
          <table:table-cell table:number-columns-repeated="11"/>
        </table:table-row>
        <table:table-row table:style-name="ro1">
          <table:table-cell office:value-type="float" office:value="0.2316" calcext:value-type="float">
            <text:p>0.2316</text:p>
          </table:table-cell>
          <table:table-cell office:value-type="float" office:value="0.21624" calcext:value-type="float">
            <text:p>0.21624</text:p>
          </table:table-cell>
          <table:table-cell office:value-type="float" office:value="0.62766" calcext:value-type="float">
            <text:p>0.62766</text:p>
          </table:table-cell>
          <table:table-cell table:formula="of:=([.C617]-[.B617])*1000" office:value-type="float" office:value="411.42" calcext:value-type="float">
            <text:p>411.42</text:p>
          </table:table-cell>
          <table:table-cell office:value-type="float" office:value="0.24459" calcext:value-type="float">
            <text:p>0.24459</text:p>
          </table:table-cell>
          <table:table-cell office:value-type="float" office:value="0.64905" calcext:value-type="float">
            <text:p>0.64905</text:p>
          </table:table-cell>
          <table:table-cell table:formula="of:=([.F617]-[.E617])*1000" office:value-type="float" office:value="404.46" calcext:value-type="float">
            <text:p>404.46</text:p>
          </table:table-cell>
          <table:table-cell office:value-type="float" office:value="0.24872" calcext:value-type="float">
            <text:p>0.24872</text:p>
          </table:table-cell>
          <table:table-cell office:value-type="float" office:value="0.66524" calcext:value-type="float">
            <text:p>0.66524</text:p>
          </table:table-cell>
          <table:table-cell table:formula="of:=([.I617]-[.H617])*1000" office:value-type="float" office:value="416.52" calcext:value-type="float">
            <text:p>416.52</text:p>
          </table:table-cell>
          <table:table-cell office:value-type="float" office:value="0.25387" calcext:value-type="float">
            <text:p>0.25387</text:p>
          </table:table-cell>
          <table:table-cell office:value-type="float" office:value="0.67123" calcext:value-type="float">
            <text:p>0.67123</text:p>
          </table:table-cell>
          <table:table-cell table:formula="of:=([.L617]-[.H617])*1000" office:value-type="float" office:value="422.51" calcext:value-type="float">
            <text:p>422.51</text:p>
          </table:table-cell>
          <table:table-cell table:number-columns-repeated="11"/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0.21589" calcext:value-type="float">
            <text:p>0.21589</text:p>
          </table:table-cell>
          <table:table-cell office:value-type="float" office:value="0.6276" calcext:value-type="float">
            <text:p>0.6276</text:p>
          </table:table-cell>
          <table:table-cell table:formula="of:=([.C618]-[.B618])*1000" office:value-type="float" office:value="411.71" calcext:value-type="float">
            <text:p>411.71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64898" calcext:value-type="float">
            <text:p>0.64898</text:p>
          </table:table-cell>
          <table:table-cell table:formula="of:=([.F618]-[.E618])*1000" office:value-type="float" office:value="404.48" calcext:value-type="float">
            <text:p>404.48</text:p>
          </table:table-cell>
          <table:table-cell office:value-type="float" office:value="0.24879" calcext:value-type="float">
            <text:p>0.24879</text:p>
          </table:table-cell>
          <table:table-cell office:value-type="float" office:value="0.66517" calcext:value-type="float">
            <text:p>0.66517</text:p>
          </table:table-cell>
          <table:table-cell table:formula="of:=([.I618]-[.H618])*1000" office:value-type="float" office:value="416.38" calcext:value-type="float">
            <text:p>416.38</text:p>
          </table:table-cell>
          <table:table-cell office:value-type="float" office:value="0.25409" calcext:value-type="float">
            <text:p>0.25409</text:p>
          </table:table-cell>
          <table:table-cell office:value-type="float" office:value="0.67116" calcext:value-type="float">
            <text:p>0.67116</text:p>
          </table:table-cell>
          <table:table-cell table:formula="of:=([.L618]-[.H618])*1000" office:value-type="float" office:value="422.37" calcext:value-type="float">
            <text:p>422.37</text:p>
          </table:table-cell>
          <table:table-cell table:number-columns-repeated="11"/>
        </table:table-row>
        <table:table-row table:style-name="ro1">
          <table:table-cell office:value-type="float" office:value="0.2324" calcext:value-type="float">
            <text:p>0.2324</text:p>
          </table:table-cell>
          <table:table-cell office:value-type="float" office:value="0.21554" calcext:value-type="float">
            <text:p>0.21554</text:p>
          </table:table-cell>
          <table:table-cell office:value-type="float" office:value="0.62755" calcext:value-type="float">
            <text:p>0.62755</text:p>
          </table:table-cell>
          <table:table-cell table:formula="of:=([.C619]-[.B619])*1000" office:value-type="float" office:value="412.01" calcext:value-type="float">
            <text:p>412.01</text:p>
          </table:table-cell>
          <table:table-cell office:value-type="float" office:value="0.24441" calcext:value-type="float">
            <text:p>0.24441</text:p>
          </table:table-cell>
          <table:table-cell office:value-type="float" office:value="0.64891" calcext:value-type="float">
            <text:p>0.64891</text:p>
          </table:table-cell>
          <table:table-cell table:formula="of:=([.F619]-[.E619])*1000" office:value-type="float" office:value="404.5" calcext:value-type="float">
            <text:p>404.5</text:p>
          </table:table-cell>
          <table:table-cell office:value-type="float" office:value="0.24886" calcext:value-type="float">
            <text:p>0.24886</text:p>
          </table:table-cell>
          <table:table-cell office:value-type="float" office:value="0.6651" calcext:value-type="float">
            <text:p>0.6651</text:p>
          </table:table-cell>
          <table:table-cell table:formula="of:=([.I619]-[.H619])*1000" office:value-type="float" office:value="416.24" calcext:value-type="float">
            <text:p>416.24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6711" calcext:value-type="float">
            <text:p>0.6711</text:p>
          </table:table-cell>
          <table:table-cell table:formula="of:=([.L619]-[.H619])*1000" office:value-type="float" office:value="422.24" calcext:value-type="float">
            <text:p>422.24</text:p>
          </table:table-cell>
          <table:table-cell table:number-columns-repeated="11"/>
        </table:table-row>
        <table:table-row table:style-name="ro1">
          <table:table-cell office:value-type="float" office:value="0.2328" calcext:value-type="float">
            <text:p>0.2328</text:p>
          </table:table-cell>
          <table:table-cell office:value-type="float" office:value="0.21519" calcext:value-type="float">
            <text:p>0.21519</text:p>
          </table:table-cell>
          <table:table-cell office:value-type="float" office:value="0.6275" calcext:value-type="float">
            <text:p>0.6275</text:p>
          </table:table-cell>
          <table:table-cell table:formula="of:=([.C620]-[.B620])*1000" office:value-type="float" office:value="412.31" calcext:value-type="float">
            <text:p>412.31</text:p>
          </table:table-cell>
          <table:table-cell office:value-type="float" office:value="0.24433" calcext:value-type="float">
            <text:p>0.24433</text:p>
          </table:table-cell>
          <table:table-cell office:value-type="float" office:value="0.64884" calcext:value-type="float">
            <text:p>0.64884</text:p>
          </table:table-cell>
          <table:table-cell table:formula="of:=([.F620]-[.E620])*1000" office:value-type="float" office:value="404.51" calcext:value-type="float">
            <text:p>404.51</text:p>
          </table:table-cell>
          <table:table-cell office:value-type="float" office:value="0.24893" calcext:value-type="float">
            <text:p>0.24893</text:p>
          </table:table-cell>
          <table:table-cell office:value-type="float" office:value="0.66504" calcext:value-type="float">
            <text:p>0.66504</text:p>
          </table:table-cell>
          <table:table-cell table:formula="of:=([.I620]-[.H620])*1000" office:value-type="float" office:value="416.11" calcext:value-type="float">
            <text:p>416.11</text:p>
          </table:table-cell>
          <table:table-cell office:value-type="float" office:value="0.25452" calcext:value-type="float">
            <text:p>0.25452</text:p>
          </table:table-cell>
          <table:table-cell office:value-type="float" office:value="0.67104" calcext:value-type="float">
            <text:p>0.67104</text:p>
          </table:table-cell>
          <table:table-cell table:formula="of:=([.L620]-[.H620])*1000" office:value-type="float" office:value="422.11" calcext:value-type="float">
            <text:p>422.11</text:p>
          </table:table-cell>
          <table:table-cell table:number-columns-repeated="11"/>
        </table:table-row>
        <table:table-row table:style-name="ro1">
          <table:table-cell office:value-type="float" office:value="0.2332" calcext:value-type="float">
            <text:p>0.2332</text:p>
          </table:table-cell>
          <table:table-cell office:value-type="float" office:value="0.21483" calcext:value-type="float">
            <text:p>0.21483</text:p>
          </table:table-cell>
          <table:table-cell office:value-type="float" office:value="0.62744" calcext:value-type="float">
            <text:p>0.62744</text:p>
          </table:table-cell>
          <table:table-cell table:formula="of:=([.C621]-[.B621])*1000" office:value-type="float" office:value="412.61" calcext:value-type="float">
            <text:p>412.61</text:p>
          </table:table-cell>
          <table:table-cell office:value-type="float" office:value="0.24424" calcext:value-type="float">
            <text:p>0.24424</text:p>
          </table:table-cell>
          <table:table-cell office:value-type="float" office:value="0.64877" calcext:value-type="float">
            <text:p>0.64877</text:p>
          </table:table-cell>
          <table:table-cell table:formula="of:=([.F621]-[.E621])*1000" office:value-type="float" office:value="404.53" calcext:value-type="float">
            <text:p>404.53</text:p>
          </table:table-cell>
          <table:table-cell office:value-type="float" office:value="0.24899" calcext:value-type="float">
            <text:p>0.24899</text:p>
          </table:table-cell>
          <table:table-cell office:value-type="float" office:value="0.66497" calcext:value-type="float">
            <text:p>0.66497</text:p>
          </table:table-cell>
          <table:table-cell table:formula="of:=([.I621]-[.H621])*1000" office:value-type="float" office:value="415.98" calcext:value-type="float">
            <text:p>415.98</text:p>
          </table:table-cell>
          <table:table-cell office:value-type="float" office:value="0.25474" calcext:value-type="float">
            <text:p>0.25474</text:p>
          </table:table-cell>
          <table:table-cell office:value-type="float" office:value="0.67097" calcext:value-type="float">
            <text:p>0.67097</text:p>
          </table:table-cell>
          <table:table-cell table:formula="of:=([.L621]-[.H621])*1000" office:value-type="float" office:value="421.98" calcext:value-type="float">
            <text:p>421.98</text:p>
          </table:table-cell>
          <table:table-cell table:number-columns-repeated="11"/>
        </table:table-row>
        <table:table-row table:style-name="ro1">
          <table:table-cell office:value-type="float" office:value="0.2336" calcext:value-type="float">
            <text:p>0.2336</text:p>
          </table:table-cell>
          <table:table-cell office:value-type="float" office:value="0.21454" calcext:value-type="float">
            <text:p>0.21454</text:p>
          </table:table-cell>
          <table:table-cell office:value-type="float" office:value="0.62739" calcext:value-type="float">
            <text:p>0.62739</text:p>
          </table:table-cell>
          <table:table-cell table:formula="of:=([.C622]-[.B622])*1000" office:value-type="float" office:value="412.85" calcext:value-type="float">
            <text:p>412.85</text:p>
          </table:table-cell>
          <table:table-cell office:value-type="float" office:value="0.24423" calcext:value-type="float">
            <text:p>0.24423</text:p>
          </table:table-cell>
          <table:table-cell office:value-type="float" office:value="0.6487" calcext:value-type="float">
            <text:p>0.6487</text:p>
          </table:table-cell>
          <table:table-cell table:formula="of:=([.F622]-[.E622])*1000" office:value-type="float" office:value="404.47" calcext:value-type="float">
            <text:p>404.47</text:p>
          </table:table-cell>
          <table:table-cell office:value-type="float" office:value="0.24915" calcext:value-type="float">
            <text:p>0.24915</text:p>
          </table:table-cell>
          <table:table-cell office:value-type="float" office:value="0.6649" calcext:value-type="float">
            <text:p>0.6649</text:p>
          </table:table-cell>
          <table:table-cell table:formula="of:=([.I622]-[.H622])*1000" office:value-type="float" office:value="415.75" calcext:value-type="float">
            <text:p>415.75</text:p>
          </table:table-cell>
          <table:table-cell office:value-type="float" office:value="0.25504" calcext:value-type="float">
            <text:p>0.25504</text:p>
          </table:table-cell>
          <table:table-cell office:value-type="float" office:value="0.67091" calcext:value-type="float">
            <text:p>0.67091</text:p>
          </table:table-cell>
          <table:table-cell table:formula="of:=([.L622]-[.H622])*1000" office:value-type="float" office:value="421.76" calcext:value-type="float">
            <text:p>421.76</text:p>
          </table:table-cell>
          <table:table-cell table:number-columns-repeated="11"/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21428" calcext:value-type="float">
            <text:p>0.21428</text:p>
          </table:table-cell>
          <table:table-cell office:value-type="float" office:value="0.62734" calcext:value-type="float">
            <text:p>0.62734</text:p>
          </table:table-cell>
          <table:table-cell table:formula="of:=([.C623]-[.B623])*1000" office:value-type="float" office:value="413.06" calcext:value-type="float">
            <text:p>413.06</text:p>
          </table:table-cell>
          <table:table-cell office:value-type="float" office:value="0.24426" calcext:value-type="float">
            <text:p>0.24426</text:p>
          </table:table-cell>
          <table:table-cell office:value-type="float" office:value="0.64863" calcext:value-type="float">
            <text:p>0.64863</text:p>
          </table:table-cell>
          <table:table-cell table:formula="of:=([.F623]-[.E623])*1000" office:value-type="float" office:value="404.37" calcext:value-type="float">
            <text:p>404.37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66484" calcext:value-type="float">
            <text:p>0.66484</text:p>
          </table:table-cell>
          <table:table-cell table:formula="of:=([.I623]-[.H623])*1000" office:value-type="float" office:value="415.5" calcext:value-type="float">
            <text:p>415.5</text:p>
          </table:table-cell>
          <table:table-cell office:value-type="float" office:value="0.25538" calcext:value-type="float">
            <text:p>0.25538</text:p>
          </table:table-cell>
          <table:table-cell office:value-type="float" office:value="0.67085" calcext:value-type="float">
            <text:p>0.67085</text:p>
          </table:table-cell>
          <table:table-cell table:formula="of:=([.L623]-[.H623])*1000" office:value-type="float" office:value="421.51" calcext:value-type="float">
            <text:p>421.51</text:p>
          </table:table-cell>
          <table:table-cell table:number-columns-repeated="11"/>
        </table:table-row>
        <table:table-row table:style-name="ro1">
          <table:table-cell office:value-type="float" office:value="0.2344" calcext:value-type="float">
            <text:p>0.2344</text:p>
          </table:table-cell>
          <table:table-cell office:value-type="float" office:value="0.21402" calcext:value-type="float">
            <text:p>0.21402</text:p>
          </table:table-cell>
          <table:table-cell office:value-type="float" office:value="0.62728" calcext:value-type="float">
            <text:p>0.62728</text:p>
          </table:table-cell>
          <table:table-cell table:formula="of:=([.C624]-[.B624])*1000" office:value-type="float" office:value="413.26" calcext:value-type="float">
            <text:p>413.26</text:p>
          </table:table-cell>
          <table:table-cell office:value-type="float" office:value="0.24429" calcext:value-type="float">
            <text:p>0.24429</text:p>
          </table:table-cell>
          <table:table-cell office:value-type="float" office:value="0.64856" calcext:value-type="float">
            <text:p>0.64856</text:p>
          </table:table-cell>
          <table:table-cell table:formula="of:=([.F624]-[.E624])*1000" office:value-type="float" office:value="404.27" calcext:value-type="float">
            <text:p>404.27</text:p>
          </table:table-cell>
          <table:table-cell office:value-type="float" office:value="0.24954" calcext:value-type="float">
            <text:p>0.24954</text:p>
          </table:table-cell>
          <table:table-cell office:value-type="float" office:value="0.66477" calcext:value-type="float">
            <text:p>0.66477</text:p>
          </table:table-cell>
          <table:table-cell table:formula="of:=([.I624]-[.H624])*1000" office:value-type="float" office:value="415.23" calcext:value-type="float">
            <text:p>415.23</text:p>
          </table:table-cell>
          <table:table-cell office:value-type="float" office:value="0.25573" calcext:value-type="float">
            <text:p>0.25573</text:p>
          </table:table-cell>
          <table:table-cell office:value-type="float" office:value="0.67078" calcext:value-type="float">
            <text:p>0.67078</text:p>
          </table:table-cell>
          <table:table-cell table:formula="of:=([.L624]-[.H624])*1000" office:value-type="float" office:value="421.24" calcext:value-type="float">
            <text:p>421.24</text:p>
          </table:table-cell>
          <table:table-cell table:number-columns-repeated="11"/>
        </table:table-row>
        <table:table-row table:style-name="ro1">
          <table:table-cell office:value-type="float" office:value="0.2348" calcext:value-type="float">
            <text:p>0.2348</text:p>
          </table:table-cell>
          <table:table-cell office:value-type="float" office:value="0.21376" calcext:value-type="float">
            <text:p>0.21376</text:p>
          </table:table-cell>
          <table:table-cell office:value-type="float" office:value="0.62723" calcext:value-type="float">
            <text:p>0.62723</text:p>
          </table:table-cell>
          <table:table-cell table:formula="of:=([.C625]-[.B625])*1000" office:value-type="float" office:value="413.47" calcext:value-type="float">
            <text:p>413.47</text:p>
          </table:table-cell>
          <table:table-cell office:value-type="float" office:value="0.24432" calcext:value-type="float">
            <text:p>0.24432</text:p>
          </table:table-cell>
          <table:table-cell office:value-type="float" office:value="0.64849" calcext:value-type="float">
            <text:p>0.64849</text:p>
          </table:table-cell>
          <table:table-cell table:formula="of:=([.F625]-[.E625])*1000" office:value-type="float" office:value="404.17" calcext:value-type="float">
            <text:p>404.17</text:p>
          </table:table-cell>
          <table:table-cell office:value-type="float" office:value="0.24973" calcext:value-type="float">
            <text:p>0.24973</text:p>
          </table:table-cell>
          <table:table-cell office:value-type="float" office:value="0.6647" calcext:value-type="float">
            <text:p>0.6647</text:p>
          </table:table-cell>
          <table:table-cell table:formula="of:=([.I625]-[.H625])*1000" office:value-type="float" office:value="414.97" calcext:value-type="float">
            <text:p>414.97</text:p>
          </table:table-cell>
          <table:table-cell office:value-type="float" office:value="0.25607" calcext:value-type="float">
            <text:p>0.25607</text:p>
          </table:table-cell>
          <table:table-cell office:value-type="float" office:value="0.67072" calcext:value-type="float">
            <text:p>0.67072</text:p>
          </table:table-cell>
          <table:table-cell table:formula="of:=([.L625]-[.H625])*1000" office:value-type="float" office:value="420.99" calcext:value-type="float">
            <text:p>420.99</text:p>
          </table:table-cell>
          <table:table-cell table:number-columns-repeated="11"/>
        </table:table-row>
        <table:table-row table:style-name="ro1">
          <table:table-cell office:value-type="float" office:value="0.2352" calcext:value-type="float">
            <text:p>0.2352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62717" calcext:value-type="float">
            <text:p>0.62717</text:p>
          </table:table-cell>
          <table:table-cell table:formula="of:=([.C626]-[.B626])*1000" office:value-type="float" office:value="413.67" calcext:value-type="float">
            <text:p>413.67</text:p>
          </table:table-cell>
          <table:table-cell office:value-type="float" office:value="0.24436" calcext:value-type="float">
            <text:p>0.24436</text:p>
          </table:table-cell>
          <table:table-cell office:value-type="float" office:value="0.64842" calcext:value-type="float">
            <text:p>0.64842</text:p>
          </table:table-cell>
          <table:table-cell table:formula="of:=([.F626]-[.E626])*1000" office:value-type="float" office:value="404.06" calcext:value-type="float">
            <text:p>404.06</text:p>
          </table:table-cell>
          <table:table-cell office:value-type="float" office:value="0.24993" calcext:value-type="float">
            <text:p>0.24993</text:p>
          </table:table-cell>
          <table:table-cell office:value-type="float" office:value="0.66463" calcext:value-type="float">
            <text:p>0.66463</text:p>
          </table:table-cell>
          <table:table-cell table:formula="of:=([.I626]-[.H626])*1000" office:value-type="float" office:value="414.7" calcext:value-type="float">
            <text:p>414.7</text:p>
          </table:table-cell>
          <table:table-cell office:value-type="float" office:value="0.25642" calcext:value-type="float">
            <text:p>0.25642</text:p>
          </table:table-cell>
          <table:table-cell office:value-type="float" office:value="0.67065" calcext:value-type="float">
            <text:p>0.67065</text:p>
          </table:table-cell>
          <table:table-cell table:formula="of:=([.L626]-[.H626])*1000" office:value-type="float" office:value="420.72" calcext:value-type="float">
            <text:p>420.72</text:p>
          </table:table-cell>
          <table:table-cell table:number-columns-repeated="11"/>
        </table:table-row>
        <table:table-row table:style-name="ro1">
          <table:table-cell office:value-type="float" office:value="0.2356" calcext:value-type="float">
            <text:p>0.2356</text:p>
          </table:table-cell>
          <table:table-cell office:value-type="float" office:value="0.21324" calcext:value-type="float">
            <text:p>0.21324</text:p>
          </table:table-cell>
          <table:table-cell office:value-type="float" office:value="0.62712" calcext:value-type="float">
            <text:p>0.62712</text:p>
          </table:table-cell>
          <table:table-cell table:formula="of:=([.C627]-[.B627])*1000" office:value-type="float" office:value="413.88" calcext:value-type="float">
            <text:p>413.88</text:p>
          </table:table-cell>
          <table:table-cell office:value-type="float" office:value="0.24439" calcext:value-type="float">
            <text:p>0.24439</text:p>
          </table:table-cell>
          <table:table-cell office:value-type="float" office:value="0.64835" calcext:value-type="float">
            <text:p>0.64835</text:p>
          </table:table-cell>
          <table:table-cell table:formula="of:=([.F627]-[.E627])*1000" office:value-type="float" office:value="403.96" calcext:value-type="float">
            <text:p>403.96</text:p>
          </table:table-cell>
          <table:table-cell office:value-type="float" office:value="0.25013" calcext:value-type="float">
            <text:p>0.25013</text:p>
          </table:table-cell>
          <table:table-cell office:value-type="float" office:value="0.66457" calcext:value-type="float">
            <text:p>0.66457</text:p>
          </table:table-cell>
          <table:table-cell table:formula="of:=([.I627]-[.H627])*1000" office:value-type="float" office:value="414.44" calcext:value-type="float">
            <text:p>414.44</text:p>
          </table:table-cell>
          <table:table-cell office:value-type="float" office:value="0.25676" calcext:value-type="float">
            <text:p>0.25676</text:p>
          </table:table-cell>
          <table:table-cell office:value-type="float" office:value="0.67059" calcext:value-type="float">
            <text:p>0.67059</text:p>
          </table:table-cell>
          <table:table-cell table:formula="of:=([.L627]-[.H627])*1000" office:value-type="float" office:value="420.46" calcext:value-type="float">
            <text:p>420.46</text:p>
          </table:table-cell>
          <table:table-cell table:number-columns-repeated="11"/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0.21298" calcext:value-type="float">
            <text:p>0.21298</text:p>
          </table:table-cell>
          <table:table-cell office:value-type="float" office:value="0.62707" calcext:value-type="float">
            <text:p>0.62707</text:p>
          </table:table-cell>
          <table:table-cell table:formula="of:=([.C628]-[.B628])*1000" office:value-type="float" office:value="414.09" calcext:value-type="float">
            <text:p>414.09</text:p>
          </table:table-cell>
          <table:table-cell office:value-type="float" office:value="0.24442" calcext:value-type="float">
            <text:p>0.24442</text:p>
          </table:table-cell>
          <table:table-cell office:value-type="float" office:value="0.64828" calcext:value-type="float">
            <text:p>0.64828</text:p>
          </table:table-cell>
          <table:table-cell table:formula="of:=([.F628]-[.E628])*1000" office:value-type="float" office:value="403.86" calcext:value-type="float">
            <text:p>403.86</text:p>
          </table:table-cell>
          <table:table-cell office:value-type="float" office:value="0.25032" calcext:value-type="float">
            <text:p>0.25032</text:p>
          </table:table-cell>
          <table:table-cell office:value-type="float" office:value="0.6645" calcext:value-type="float">
            <text:p>0.6645</text:p>
          </table:table-cell>
          <table:table-cell table:formula="of:=([.I628]-[.H628])*1000" office:value-type="float" office:value="414.18" calcext:value-type="float">
            <text:p>414.18</text:p>
          </table:table-cell>
          <table:table-cell office:value-type="float" office:value="0.25711" calcext:value-type="float">
            <text:p>0.25711</text:p>
          </table:table-cell>
          <table:table-cell office:value-type="float" office:value="0.67053" calcext:value-type="float">
            <text:p>0.67053</text:p>
          </table:table-cell>
          <table:table-cell table:formula="of:=([.L628]-[.H628])*1000" office:value-type="float" office:value="420.21" calcext:value-type="float">
            <text:p>420.21</text:p>
          </table:table-cell>
          <table:table-cell table:number-columns-repeated="11"/>
        </table:table-row>
        <table:table-row table:style-name="ro1">
          <table:table-cell office:value-type="float" office:value="0.2364" calcext:value-type="float">
            <text:p>0.2364</text:p>
          </table:table-cell>
          <table:table-cell office:value-type="float" office:value="0.21272" calcext:value-type="float">
            <text:p>0.21272</text:p>
          </table:table-cell>
          <table:table-cell office:value-type="float" office:value="0.62701" calcext:value-type="float">
            <text:p>0.62701</text:p>
          </table:table-cell>
          <table:table-cell table:formula="of:=([.C629]-[.B629])*1000" office:value-type="float" office:value="414.29" calcext:value-type="float">
            <text:p>414.29</text:p>
          </table:table-cell>
          <table:table-cell office:value-type="float" office:value="0.24445" calcext:value-type="float">
            <text:p>0.24445</text:p>
          </table:table-cell>
          <table:table-cell office:value-type="float" office:value="0.64821" calcext:value-type="float">
            <text:p>0.64821</text:p>
          </table:table-cell>
          <table:table-cell table:formula="of:=([.F629]-[.E629])*1000" office:value-type="float" office:value="403.76" calcext:value-type="float">
            <text:p>403.76</text:p>
          </table:table-cell>
          <table:table-cell office:value-type="float" office:value="0.25052" calcext:value-type="float">
            <text:p>0.25052</text:p>
          </table:table-cell>
          <table:table-cell office:value-type="float" office:value="0.66443" calcext:value-type="float">
            <text:p>0.66443</text:p>
          </table:table-cell>
          <table:table-cell table:formula="of:=([.I629]-[.H629])*1000" office:value-type="float" office:value="413.91" calcext:value-type="float">
            <text:p>413.91</text:p>
          </table:table-cell>
          <table:table-cell office:value-type="float" office:value="0.25745" calcext:value-type="float">
            <text:p>0.25745</text:p>
          </table:table-cell>
          <table:table-cell office:value-type="float" office:value="0.67046" calcext:value-type="float">
            <text:p>0.67046</text:p>
          </table:table-cell>
          <table:table-cell table:formula="of:=([.L629]-[.H629])*1000" office:value-type="float" office:value="419.94" calcext:value-type="float">
            <text:p>419.94</text:p>
          </table:table-cell>
          <table:table-cell table:number-columns-repeated="11"/>
        </table:table-row>
        <table:table-row table:style-name="ro1">
          <table:table-cell office:value-type="float" office:value="0.2368" calcext:value-type="float">
            <text:p>0.2368</text:p>
          </table:table-cell>
          <table:table-cell office:value-type="float" office:value="0.21249" calcext:value-type="float">
            <text:p>0.21249</text:p>
          </table:table-cell>
          <table:table-cell office:value-type="float" office:value="0.62696" calcext:value-type="float">
            <text:p>0.62696</text:p>
          </table:table-cell>
          <table:table-cell table:formula="of:=([.C630]-[.B630])*1000" office:value-type="float" office:value="414.47" calcext:value-type="float">
            <text:p>414.47</text:p>
          </table:table-cell>
          <table:table-cell office:value-type="float" office:value="0.24452" calcext:value-type="float">
            <text:p>0.24452</text:p>
          </table:table-cell>
          <table:table-cell office:value-type="float" office:value="0.64814" calcext:value-type="float">
            <text:p>0.64814</text:p>
          </table:table-cell>
          <table:table-cell table:formula="of:=([.F630]-[.E630])*1000" office:value-type="float" office:value="403.62" calcext:value-type="float">
            <text:p>403.62</text:p>
          </table:table-cell>
          <table:table-cell office:value-type="float" office:value="0.25076" calcext:value-type="float">
            <text:p>0.25076</text:p>
          </table:table-cell>
          <table:table-cell office:value-type="float" office:value="0.66437" calcext:value-type="float">
            <text:p>0.66437</text:p>
          </table:table-cell>
          <table:table-cell table:formula="of:=([.I630]-[.H630])*1000" office:value-type="float" office:value="413.61" calcext:value-type="float">
            <text:p>413.61</text:p>
          </table:table-cell>
          <table:table-cell office:value-type="float" office:value="0.25784" calcext:value-type="float">
            <text:p>0.25784</text:p>
          </table:table-cell>
          <table:table-cell office:value-type="float" office:value="0.6704" calcext:value-type="float">
            <text:p>0.6704</text:p>
          </table:table-cell>
          <table:table-cell table:formula="of:=([.L630]-[.H630])*1000" office:value-type="float" office:value="419.64" calcext:value-type="float">
            <text:p>419.64</text:p>
          </table:table-cell>
          <table:table-cell table:number-columns-repeated="11"/>
        </table:table-row>
        <table:table-row table:style-name="ro1">
          <table:table-cell office:value-type="float" office:value="0.2372" calcext:value-type="float">
            <text:p>0.2372</text:p>
          </table:table-cell>
          <table:table-cell office:value-type="float" office:value="0.21233" calcext:value-type="float">
            <text:p>0.21233</text:p>
          </table:table-cell>
          <table:table-cell office:value-type="float" office:value="0.62691" calcext:value-type="float">
            <text:p>0.62691</text:p>
          </table:table-cell>
          <table:table-cell table:formula="of:=([.C631]-[.B631])*1000" office:value-type="float" office:value="414.58" calcext:value-type="float">
            <text:p>414.58</text:p>
          </table:table-cell>
          <table:table-cell office:value-type="float" office:value="0.24468" calcext:value-type="float">
            <text:p>0.24468</text:p>
          </table:table-cell>
          <table:table-cell office:value-type="float" office:value="0.64807" calcext:value-type="float">
            <text:p>0.64807</text:p>
          </table:table-cell>
          <table:table-cell table:formula="of:=([.F631]-[.E631])*1000" office:value-type="float" office:value="403.39" calcext:value-type="float">
            <text:p>403.39</text:p>
          </table:table-cell>
          <table:table-cell office:value-type="float" office:value="0.25109" calcext:value-type="float">
            <text:p>0.25109</text:p>
          </table:table-cell>
          <table:table-cell office:value-type="float" office:value="0.6643" calcext:value-type="float">
            <text:p>0.6643</text:p>
          </table:table-cell>
          <table:table-cell table:formula="of:=([.I631]-[.H631])*1000" office:value-type="float" office:value="413.21" calcext:value-type="float">
            <text:p>413.21</text:p>
          </table:table-cell>
          <table:table-cell office:value-type="float" office:value="0.25832" calcext:value-type="float">
            <text:p>0.25832</text:p>
          </table:table-cell>
          <table:table-cell office:value-type="float" office:value="0.67033" calcext:value-type="float">
            <text:p>0.67033</text:p>
          </table:table-cell>
          <table:table-cell table:formula="of:=([.L631]-[.H631])*1000" office:value-type="float" office:value="419.24" calcext:value-type="float">
            <text:p>419.24</text:p>
          </table:table-cell>
          <table:table-cell table:number-columns-repeated="11"/>
        </table:table-row>
        <table:table-row table:style-name="ro1">
          <table:table-cell office:value-type="float" office:value="0.2376" calcext:value-type="float">
            <text:p>0.2376</text:p>
          </table:table-cell>
          <table:table-cell office:value-type="float" office:value="0.21216" calcext:value-type="float">
            <text:p>0.21216</text:p>
          </table:table-cell>
          <table:table-cell office:value-type="float" office:value="0.62685" calcext:value-type="float">
            <text:p>0.62685</text:p>
          </table:table-cell>
          <table:table-cell table:formula="of:=([.C632]-[.B632])*1000" office:value-type="float" office:value="414.69" calcext:value-type="float">
            <text:p>414.69</text:p>
          </table:table-cell>
          <table:table-cell office:value-type="float" office:value="0.24484" calcext:value-type="float">
            <text:p>0.24484</text:p>
          </table:table-cell>
          <table:table-cell office:value-type="float" office:value="0.648" calcext:value-type="float">
            <text:p>0.648</text:p>
          </table:table-cell>
          <table:table-cell table:formula="of:=([.F632]-[.E632])*1000" office:value-type="float" office:value="403.16" calcext:value-type="float">
            <text:p>403.16</text:p>
          </table:table-cell>
          <table:table-cell office:value-type="float" office:value="0.25143" calcext:value-type="float">
            <text:p>0.25143</text:p>
          </table:table-cell>
          <table:table-cell office:value-type="float" office:value="0.66423" calcext:value-type="float">
            <text:p>0.66423</text:p>
          </table:table-cell>
          <table:table-cell table:formula="of:=([.I632]-[.H632])*1000" office:value-type="float" office:value="412.8" calcext:value-type="float">
            <text:p>412.8</text:p>
          </table:table-cell>
          <table:table-cell office:value-type="float" office:value="0.25879" calcext:value-type="float">
            <text:p>0.25879</text:p>
          </table:table-cell>
          <table:table-cell office:value-type="float" office:value="0.67027" calcext:value-type="float">
            <text:p>0.67027</text:p>
          </table:table-cell>
          <table:table-cell table:formula="of:=([.L632]-[.H632])*1000" office:value-type="float" office:value="418.84" calcext:value-type="float">
            <text:p>418.84</text:p>
          </table:table-cell>
          <table:table-cell table:number-columns-repeated="11"/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0.21199" calcext:value-type="float">
            <text:p>0.21199</text:p>
          </table:table-cell>
          <table:table-cell office:value-type="float" office:value="0.6268" calcext:value-type="float">
            <text:p>0.6268</text:p>
          </table:table-cell>
          <table:table-cell table:formula="of:=([.C633]-[.B633])*1000" office:value-type="float" office:value="414.81" calcext:value-type="float">
            <text:p>414.81</text:p>
          </table:table-cell>
          <table:table-cell office:value-type="float" office:value="0.245" calcext:value-type="float">
            <text:p>0.245</text:p>
          </table:table-cell>
          <table:table-cell office:value-type="float" office:value="0.64793" calcext:value-type="float">
            <text:p>0.64793</text:p>
          </table:table-cell>
          <table:table-cell table:formula="of:=([.F633]-[.E633])*1000" office:value-type="float" office:value="402.93" calcext:value-type="float">
            <text:p>402.93</text:p>
          </table:table-cell>
          <table:table-cell office:value-type="float" office:value="0.25176" calcext:value-type="float">
            <text:p>0.25176</text:p>
          </table:table-cell>
          <table:table-cell office:value-type="float" office:value="0.66416" calcext:value-type="float">
            <text:p>0.66416</text:p>
          </table:table-cell>
          <table:table-cell table:formula="of:=([.I633]-[.H633])*1000" office:value-type="float" office:value="412.4" calcext:value-type="float">
            <text:p>412.4</text:p>
          </table:table-cell>
          <table:table-cell office:value-type="float" office:value="0.25927" calcext:value-type="float">
            <text:p>0.25927</text:p>
          </table:table-cell>
          <table:table-cell office:value-type="float" office:value="0.6702" calcext:value-type="float">
            <text:p>0.6702</text:p>
          </table:table-cell>
          <table:table-cell table:formula="of:=([.L633]-[.H633])*1000" office:value-type="float" office:value="418.44" calcext:value-type="float">
            <text:p>418.44</text:p>
          </table:table-cell>
          <table:table-cell table:number-columns-repeated="11"/>
        </table:table-row>
        <table:table-row table:style-name="ro1">
          <table:table-cell office:value-type="float" office:value="0.2384" calcext:value-type="float">
            <text:p>0.2384</text:p>
          </table:table-cell>
          <table:table-cell office:value-type="float" office:value="0.21182" calcext:value-type="float">
            <text:p>0.21182</text:p>
          </table:table-cell>
          <table:table-cell office:value-type="float" office:value="0.62674" calcext:value-type="float">
            <text:p>0.62674</text:p>
          </table:table-cell>
          <table:table-cell table:formula="of:=([.C634]-[.B634])*1000" office:value-type="float" office:value="414.92" calcext:value-type="float">
            <text:p>414.92</text:p>
          </table:table-cell>
          <table:table-cell office:value-type="float" office:value="0.24515" calcext:value-type="float">
            <text:p>0.24515</text:p>
          </table:table-cell>
          <table:table-cell office:value-type="float" office:value="0.64786" calcext:value-type="float">
            <text:p>0.64786</text:p>
          </table:table-cell>
          <table:table-cell table:formula="of:=([.F634]-[.E634])*1000" office:value-type="float" office:value="402.71" calcext:value-type="float">
            <text:p>402.71</text:p>
          </table:table-cell>
          <table:table-cell office:value-type="float" office:value="0.25209" calcext:value-type="float">
            <text:p>0.25209</text:p>
          </table:table-cell>
          <table:table-cell office:value-type="float" office:value="0.66409" calcext:value-type="float">
            <text:p>0.66409</text:p>
          </table:table-cell>
          <table:table-cell table:formula="of:=([.I634]-[.H634])*1000" office:value-type="float" office:value="412" calcext:value-type="float">
            <text:p>412</text:p>
          </table:table-cell>
          <table:table-cell office:value-type="float" office:value="0.25975" calcext:value-type="float">
            <text:p>0.25975</text:p>
          </table:table-cell>
          <table:table-cell office:value-type="float" office:value="0.67014" calcext:value-type="float">
            <text:p>0.67014</text:p>
          </table:table-cell>
          <table:table-cell table:formula="of:=([.L634]-[.H634])*1000" office:value-type="float" office:value="418.05" calcext:value-type="float">
            <text:p>418.05</text:p>
          </table:table-cell>
          <table:table-cell table:number-columns-repeated="11"/>
        </table:table-row>
        <table:table-row table:style-name="ro1">
          <table:table-cell office:value-type="float" office:value="0.2388" calcext:value-type="float">
            <text:p>0.2388</text:p>
          </table:table-cell>
          <table:table-cell office:value-type="float" office:value="0.21165" calcext:value-type="float">
            <text:p>0.21165</text:p>
          </table:table-cell>
          <table:table-cell office:value-type="float" office:value="0.62669" calcext:value-type="float">
            <text:p>0.62669</text:p>
          </table:table-cell>
          <table:table-cell table:formula="of:=([.C635]-[.B635])*1000" office:value-type="float" office:value="415.04" calcext:value-type="float">
            <text:p>415.04</text:p>
          </table:table-cell>
          <table:table-cell office:value-type="float" office:value="0.24531" calcext:value-type="float">
            <text:p>0.24531</text:p>
          </table:table-cell>
          <table:table-cell office:value-type="float" office:value="0.64779" calcext:value-type="float">
            <text:p>0.64779</text:p>
          </table:table-cell>
          <table:table-cell table:formula="of:=([.F635]-[.E635])*1000" office:value-type="float" office:value="402.48" calcext:value-type="float">
            <text:p>402.48</text:p>
          </table:table-cell>
          <table:table-cell office:value-type="float" office:value="0.25242" calcext:value-type="float">
            <text:p>0.25242</text:p>
          </table:table-cell>
          <table:table-cell office:value-type="float" office:value="0.66402" calcext:value-type="float">
            <text:p>0.66402</text:p>
          </table:table-cell>
          <table:table-cell table:formula="of:=([.I635]-[.H635])*1000" office:value-type="float" office:value="411.6" calcext:value-type="float">
            <text:p>411.6</text:p>
          </table:table-cell>
          <table:table-cell office:value-type="float" office:value="0.26023" calcext:value-type="float">
            <text:p>0.26023</text:p>
          </table:table-cell>
          <table:table-cell office:value-type="float" office:value="0.67007" calcext:value-type="float">
            <text:p>0.67007</text:p>
          </table:table-cell>
          <table:table-cell table:formula="of:=([.L635]-[.H635])*1000" office:value-type="float" office:value="417.65" calcext:value-type="float">
            <text:p>417.65</text:p>
          </table:table-cell>
          <table:table-cell table:number-columns-repeated="11"/>
        </table:table-row>
        <table:table-row table:style-name="ro1">
          <table:table-cell office:value-type="float" office:value="0.2392" calcext:value-type="float">
            <text:p>0.2392</text:p>
          </table:table-cell>
          <table:table-cell office:value-type="float" office:value="0.21149" calcext:value-type="float">
            <text:p>0.21149</text:p>
          </table:table-cell>
          <table:table-cell office:value-type="float" office:value="0.62663" calcext:value-type="float">
            <text:p>0.62663</text:p>
          </table:table-cell>
          <table:table-cell table:formula="of:=([.C636]-[.B636])*1000" office:value-type="float" office:value="415.14" calcext:value-type="float">
            <text:p>415.14</text:p>
          </table:table-cell>
          <table:table-cell office:value-type="float" office:value="0.24547" calcext:value-type="float">
            <text:p>0.24547</text:p>
          </table:table-cell>
          <table:table-cell office:value-type="float" office:value="0.64772" calcext:value-type="float">
            <text:p>0.64772</text:p>
          </table:table-cell>
          <table:table-cell table:formula="of:=([.F636]-[.E636])*1000" office:value-type="float" office:value="402.25" calcext:value-type="float">
            <text:p>402.25</text:p>
          </table:table-cell>
          <table:table-cell office:value-type="float" office:value="0.25276" calcext:value-type="float">
            <text:p>0.25276</text:p>
          </table:table-cell>
          <table:table-cell office:value-type="float" office:value="0.66396" calcext:value-type="float">
            <text:p>0.66396</text:p>
          </table:table-cell>
          <table:table-cell table:formula="of:=([.I636]-[.H636])*1000" office:value-type="float" office:value="411.2" calcext:value-type="float">
            <text:p>411.2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67001" calcext:value-type="float">
            <text:p>0.67001</text:p>
          </table:table-cell>
          <table:table-cell table:formula="of:=([.L636]-[.H636])*1000" office:value-type="float" office:value="417.25" calcext:value-type="float">
            <text:p>417.25</text:p>
          </table:table-cell>
          <table:table-cell table:number-columns-repeated="11"/>
        </table:table-row>
        <table:table-row table:style-name="ro1">
          <table:table-cell office:value-type="float" office:value="0.2396" calcext:value-type="float">
            <text:p>0.2396</text:p>
          </table:table-cell>
          <table:table-cell office:value-type="float" office:value="0.21132" calcext:value-type="float">
            <text:p>0.21132</text:p>
          </table:table-cell>
          <table:table-cell office:value-type="float" office:value="0.62658" calcext:value-type="float">
            <text:p>0.62658</text:p>
          </table:table-cell>
          <table:table-cell table:formula="of:=([.C637]-[.B637])*1000" office:value-type="float" office:value="415.26" calcext:value-type="float">
            <text:p>415.26</text:p>
          </table:table-cell>
          <table:table-cell office:value-type="float" office:value="0.24563" calcext:value-type="float">
            <text:p>0.24563</text:p>
          </table:table-cell>
          <table:table-cell office:value-type="float" office:value="0.64764" calcext:value-type="float">
            <text:p>0.64764</text:p>
          </table:table-cell>
          <table:table-cell table:formula="of:=([.F637]-[.E637])*1000" office:value-type="float" office:value="402.01" calcext:value-type="float">
            <text:p>402.01</text:p>
          </table:table-cell>
          <table:table-cell office:value-type="float" office:value="0.25309" calcext:value-type="float">
            <text:p>0.25309</text:p>
          </table:table-cell>
          <table:table-cell office:value-type="float" office:value="0.66389" calcext:value-type="float">
            <text:p>0.66389</text:p>
          </table:table-cell>
          <table:table-cell table:formula="of:=([.I637]-[.H637])*1000" office:value-type="float" office:value="410.8" calcext:value-type="float">
            <text:p>410.8</text:p>
          </table:table-cell>
          <table:table-cell office:value-type="float" office:value="0.26118" calcext:value-type="float">
            <text:p>0.26118</text:p>
          </table:table-cell>
          <table:table-cell office:value-type="float" office:value="0.66995" calcext:value-type="float">
            <text:p>0.66995</text:p>
          </table:table-cell>
          <table:table-cell table:formula="of:=([.L637]-[.H637])*1000" office:value-type="float" office:value="416.86" calcext:value-type="float">
            <text:p>416.86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21115" calcext:value-type="float">
            <text:p>0.21115</text:p>
          </table:table-cell>
          <table:table-cell office:value-type="float" office:value="0.62653" calcext:value-type="float">
            <text:p>0.62653</text:p>
          </table:table-cell>
          <table:table-cell table:formula="of:=([.C638]-[.B638])*1000" office:value-type="float" office:value="415.38" calcext:value-type="float">
            <text:p>415.38</text:p>
          </table:table-cell>
          <table:table-cell office:value-type="float" office:value="0.24579" calcext:value-type="float">
            <text:p>0.24579</text:p>
          </table:table-cell>
          <table:table-cell office:value-type="float" office:value="0.64757" calcext:value-type="float">
            <text:p>0.64757</text:p>
          </table:table-cell>
          <table:table-cell table:formula="of:=([.F638]-[.E638])*1000" office:value-type="float" office:value="401.78" calcext:value-type="float">
            <text:p>401.78</text:p>
          </table:table-cell>
          <table:table-cell office:value-type="float" office:value="0.25342" calcext:value-type="float">
            <text:p>0.25342</text:p>
          </table:table-cell>
          <table:table-cell office:value-type="float" office:value="0.66382" calcext:value-type="float">
            <text:p>0.66382</text:p>
          </table:table-cell>
          <table:table-cell table:formula="of:=([.I638]-[.H638])*1000" office:value-type="float" office:value="410.4" calcext:value-type="float">
            <text:p>410.4</text:p>
          </table:table-cell>
          <table:table-cell office:value-type="float" office:value="0.26166" calcext:value-type="float">
            <text:p>0.26166</text:p>
          </table:table-cell>
          <table:table-cell office:value-type="float" office:value="0.66988" calcext:value-type="float">
            <text:p>0.66988</text:p>
          </table:table-cell>
          <table:table-cell table:formula="of:=([.L638]-[.H638])*1000" office:value-type="float" office:value="416.46" calcext:value-type="float">
            <text:p>416.46</text:p>
          </table:table-cell>
          <table:table-cell table:number-columns-repeated="11"/>
        </table:table-row>
        <table:table-row table:style-name="ro1">
          <table:table-cell office:value-type="float" office:value="0.2404" calcext:value-type="float">
            <text:p>0.2404</text:p>
          </table:table-cell>
          <table:table-cell office:value-type="float" office:value="0.21107" calcext:value-type="float">
            <text:p>0.21107</text:p>
          </table:table-cell>
          <table:table-cell office:value-type="float" office:value="0.62647" calcext:value-type="float">
            <text:p>0.62647</text:p>
          </table:table-cell>
          <table:table-cell table:formula="of:=([.C639]-[.B639])*1000" office:value-type="float" office:value="415.4" calcext:value-type="float">
            <text:p>415.4</text:p>
          </table:table-cell>
          <table:table-cell office:value-type="float" office:value="0.24608" calcext:value-type="float">
            <text:p>0.24608</text:p>
          </table:table-cell>
          <table:table-cell office:value-type="float" office:value="0.6475" calcext:value-type="float">
            <text:p>0.6475</text:p>
          </table:table-cell>
          <table:table-cell table:formula="of:=([.F639]-[.E639])*1000" office:value-type="float" office:value="401.42" calcext:value-type="float">
            <text:p>401.42</text:p>
          </table:table-cell>
          <table:table-cell office:value-type="float" office:value="0.2539" calcext:value-type="float">
            <text:p>0.2539</text:p>
          </table:table-cell>
          <table:table-cell office:value-type="float" office:value="0.66375" calcext:value-type="float">
            <text:p>0.66375</text:p>
          </table:table-cell>
          <table:table-cell table:formula="of:=([.I639]-[.H639])*1000" office:value-type="float" office:value="409.85" calcext:value-type="float">
            <text:p>409.85</text:p>
          </table:table-cell>
          <table:table-cell office:value-type="float" office:value="0.26227" calcext:value-type="float">
            <text:p>0.26227</text:p>
          </table:table-cell>
          <table:table-cell office:value-type="float" office:value="0.66981" calcext:value-type="float">
            <text:p>0.66981</text:p>
          </table:table-cell>
          <table:table-cell table:formula="of:=([.L639]-[.H639])*1000" office:value-type="float" office:value="415.91" calcext:value-type="float">
            <text:p>415.91</text:p>
          </table:table-cell>
          <table:table-cell table:number-columns-repeated="11"/>
        </table:table-row>
        <table:table-row table:style-name="ro1">
          <table:table-cell office:value-type="float" office:value="0.2408" calcext:value-type="float">
            <text:p>0.2408</text:p>
          </table:table-cell>
          <table:table-cell office:value-type="float" office:value="0.211" calcext:value-type="float">
            <text:p>0.211</text:p>
          </table:table-cell>
          <table:table-cell office:value-type="float" office:value="0.62642" calcext:value-type="float">
            <text:p>0.62642</text:p>
          </table:table-cell>
          <table:table-cell table:formula="of:=([.C640]-[.B640])*1000" office:value-type="float" office:value="415.42" calcext:value-type="float">
            <text:p>415.42</text:p>
          </table:table-cell>
          <table:table-cell office:value-type="float" office:value="0.24637" calcext:value-type="float">
            <text:p>0.24637</text:p>
          </table:table-cell>
          <table:table-cell office:value-type="float" office:value="0.64743" calcext:value-type="float">
            <text:p>0.64743</text:p>
          </table:table-cell>
          <table:table-cell table:formula="of:=([.F640]-[.E640])*1000" office:value-type="float" office:value="401.06" calcext:value-type="float">
            <text:p>401.06</text:p>
          </table:table-cell>
          <table:table-cell office:value-type="float" office:value="0.25438" calcext:value-type="float">
            <text:p>0.25438</text:p>
          </table:table-cell>
          <table:table-cell office:value-type="float" office:value="0.66368" calcext:value-type="float">
            <text:p>0.66368</text:p>
          </table:table-cell>
          <table:table-cell table:formula="of:=([.I640]-[.H640])*1000" office:value-type="float" office:value="409.3" calcext:value-type="float">
            <text:p>409.3</text:p>
          </table:table-cell>
          <table:table-cell office:value-type="float" office:value="0.26289" calcext:value-type="float">
            <text:p>0.26289</text:p>
          </table:table-cell>
          <table:table-cell office:value-type="float" office:value="0.66975" calcext:value-type="float">
            <text:p>0.66975</text:p>
          </table:table-cell>
          <table:table-cell table:formula="of:=([.L640]-[.H640])*1000" office:value-type="float" office:value="415.37" calcext:value-type="float">
            <text:p>415.37</text:p>
          </table:table-cell>
          <table:table-cell table:number-columns-repeated="11"/>
        </table:table-row>
        <table:table-row table:style-name="ro1">
          <table:table-cell office:value-type="float" office:value="0.2412" calcext:value-type="float">
            <text:p>0.2412</text:p>
          </table:table-cell>
          <table:table-cell office:value-type="float" office:value="0.21092" calcext:value-type="float">
            <text:p>0.21092</text:p>
          </table:table-cell>
          <table:table-cell office:value-type="float" office:value="0.62636" calcext:value-type="float">
            <text:p>0.62636</text:p>
          </table:table-cell>
          <table:table-cell table:formula="of:=([.C641]-[.B641])*1000" office:value-type="float" office:value="415.44" calcext:value-type="float">
            <text:p>415.44</text:p>
          </table:table-cell>
          <table:table-cell office:value-type="float" office:value="0.24667" calcext:value-type="float">
            <text:p>0.24667</text:p>
          </table:table-cell>
          <table:table-cell office:value-type="float" office:value="0.64736" calcext:value-type="float">
            <text:p>0.64736</text:p>
          </table:table-cell>
          <table:table-cell table:formula="of:=([.F641]-[.E641])*1000" office:value-type="float" office:value="400.69" calcext:value-type="float">
            <text:p>400.69</text:p>
          </table:table-cell>
          <table:table-cell office:value-type="float" office:value="0.25485" calcext:value-type="float">
            <text:p>0.25485</text:p>
          </table:table-cell>
          <table:table-cell office:value-type="float" office:value="0.66361" calcext:value-type="float">
            <text:p>0.66361</text:p>
          </table:table-cell>
          <table:table-cell table:formula="of:=([.I641]-[.H641])*1000" office:value-type="float" office:value="408.76" calcext:value-type="float">
            <text:p>408.76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66968" calcext:value-type="float">
            <text:p>0.66968</text:p>
          </table:table-cell>
          <table:table-cell table:formula="of:=([.L641]-[.H641])*1000" office:value-type="float" office:value="414.83" calcext:value-type="float">
            <text:p>414.83</text:p>
          </table:table-cell>
          <table:table-cell table:number-columns-repeated="11"/>
        </table:table-row>
        <table:table-row table:style-name="ro1">
          <table:table-cell office:value-type="float" office:value="0.2416" calcext:value-type="float">
            <text:p>0.2416</text:p>
          </table:table-cell>
          <table:table-cell office:value-type="float" office:value="0.21084" calcext:value-type="float">
            <text:p>0.21084</text:p>
          </table:table-cell>
          <table:table-cell office:value-type="float" office:value="0.62631" calcext:value-type="float">
            <text:p>0.62631</text:p>
          </table:table-cell>
          <table:table-cell table:formula="of:=([.C642]-[.B642])*1000" office:value-type="float" office:value="415.47" calcext:value-type="float">
            <text:p>415.47</text:p>
          </table:table-cell>
          <table:table-cell office:value-type="float" office:value="0.24696" calcext:value-type="float">
            <text:p>0.24696</text:p>
          </table:table-cell>
          <table:table-cell office:value-type="float" office:value="0.64729" calcext:value-type="float">
            <text:p>0.64729</text:p>
          </table:table-cell>
          <table:table-cell table:formula="of:=([.F642]-[.E642])*1000" office:value-type="float" office:value="400.33" calcext:value-type="float">
            <text:p>400.33</text:p>
          </table:table-cell>
          <table:table-cell office:value-type="float" office:value="0.25533" calcext:value-type="float">
            <text:p>0.25533</text:p>
          </table:table-cell>
          <table:table-cell office:value-type="float" office:value="0.66354" calcext:value-type="float">
            <text:p>0.66354</text:p>
          </table:table-cell>
          <table:table-cell table:formula="of:=([.I642]-[.H642])*1000" office:value-type="float" office:value="408.21" calcext:value-type="float">
            <text:p>408.21</text:p>
          </table:table-cell>
          <table:table-cell office:value-type="float" office:value="0.26412" calcext:value-type="float">
            <text:p>0.26412</text:p>
          </table:table-cell>
          <table:table-cell office:value-type="float" office:value="0.66962" calcext:value-type="float">
            <text:p>0.66962</text:p>
          </table:table-cell>
          <table:table-cell table:formula="of:=([.L642]-[.H642])*1000" office:value-type="float" office:value="414.29" calcext:value-type="float">
            <text:p>414.29</text:p>
          </table:table-cell>
          <table:table-cell table:number-columns-repeated="11"/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0.21077" calcext:value-type="float">
            <text:p>0.21077</text:p>
          </table:table-cell>
          <table:table-cell office:value-type="float" office:value="0.62625" calcext:value-type="float">
            <text:p>0.62625</text:p>
          </table:table-cell>
          <table:table-cell table:formula="of:=([.C643]-[.B643])*1000" office:value-type="float" office:value="415.48" calcext:value-type="float">
            <text:p>415.48</text:p>
          </table:table-cell>
          <table:table-cell office:value-type="float" office:value="0.24725" calcext:value-type="float">
            <text:p>0.24725</text:p>
          </table:table-cell>
          <table:table-cell office:value-type="float" office:value="0.64722" calcext:value-type="float">
            <text:p>0.64722</text:p>
          </table:table-cell>
          <table:table-cell table:formula="of:=([.F643]-[.E643])*1000" office:value-type="float" office:value="399.97" calcext:value-type="float">
            <text:p>399.97</text:p>
          </table:table-cell>
          <table:table-cell office:value-type="float" office:value="0.25581" calcext:value-type="float">
            <text:p>0.25581</text:p>
          </table:table-cell>
          <table:table-cell office:value-type="float" office:value="0.66347" calcext:value-type="float">
            <text:p>0.66347</text:p>
          </table:table-cell>
          <table:table-cell table:formula="of:=([.I643]-[.H643])*1000" office:value-type="float" office:value="407.66" calcext:value-type="float">
            <text:p>407.66</text:p>
          </table:table-cell>
          <table:table-cell office:value-type="float" office:value="0.26473" calcext:value-type="float">
            <text:p>0.26473</text:p>
          </table:table-cell>
          <table:table-cell office:value-type="float" office:value="0.66955" calcext:value-type="float">
            <text:p>0.66955</text:p>
          </table:table-cell>
          <table:table-cell table:formula="of:=([.L643]-[.H643])*1000" office:value-type="float" office:value="413.74" calcext:value-type="float">
            <text:p>413.74</text:p>
          </table:table-cell>
          <table:table-cell table:number-columns-repeated="11"/>
        </table:table-row>
        <table:table-row table:style-name="ro1">
          <table:table-cell office:value-type="float" office:value="0.2424" calcext:value-type="float">
            <text:p>0.2424</text:p>
          </table:table-cell>
          <table:table-cell office:value-type="float" office:value="0.21069" calcext:value-type="float">
            <text:p>0.21069</text:p>
          </table:table-cell>
          <table:table-cell office:value-type="float" office:value="0.6262" calcext:value-type="float">
            <text:p>0.6262</text:p>
          </table:table-cell>
          <table:table-cell table:formula="of:=([.C644]-[.B644])*1000" office:value-type="float" office:value="415.51" calcext:value-type="float">
            <text:p>415.51</text:p>
          </table:table-cell>
          <table:table-cell office:value-type="float" office:value="0.24755" calcext:value-type="float">
            <text:p>0.24755</text:p>
          </table:table-cell>
          <table:table-cell office:value-type="float" office:value="0.64714" calcext:value-type="float">
            <text:p>0.64714</text:p>
          </table:table-cell>
          <table:table-cell table:formula="of:=([.F644]-[.E644])*1000" office:value-type="float" office:value="399.59" calcext:value-type="float">
            <text:p>399.59</text:p>
          </table:table-cell>
          <table:table-cell office:value-type="float" office:value="0.25628" calcext:value-type="float">
            <text:p>0.25628</text:p>
          </table:table-cell>
          <table:table-cell office:value-type="float" office:value="0.6634" calcext:value-type="float">
            <text:p>0.6634</text:p>
          </table:table-cell>
          <table:table-cell table:formula="of:=([.I644]-[.H644])*1000" office:value-type="float" office:value="407.12" calcext:value-type="float">
            <text:p>407.12</text:p>
          </table:table-cell>
          <table:table-cell office:value-type="float" office:value="0.26535" calcext:value-type="float">
            <text:p>0.26535</text:p>
          </table:table-cell>
          <table:table-cell office:value-type="float" office:value="0.66949" calcext:value-type="float">
            <text:p>0.66949</text:p>
          </table:table-cell>
          <table:table-cell table:formula="of:=([.L644]-[.H644])*1000" office:value-type="float" office:value="413.21" calcext:value-type="float">
            <text:p>413.21</text:p>
          </table:table-cell>
          <table:table-cell table:number-columns-repeated="11"/>
        </table:table-row>
        <table:table-row table:style-name="ro1">
          <table:table-cell office:value-type="float" office:value="0.2428" calcext:value-type="float">
            <text:p>0.2428</text:p>
          </table:table-cell>
          <table:table-cell office:value-type="float" office:value="0.21061" calcext:value-type="float">
            <text:p>0.21061</text:p>
          </table:table-cell>
          <table:table-cell office:value-type="float" office:value="0.62614" calcext:value-type="float">
            <text:p>0.62614</text:p>
          </table:table-cell>
          <table:table-cell table:formula="of:=([.C645]-[.B645])*1000" office:value-type="float" office:value="415.53" calcext:value-type="float">
            <text:p>415.53</text:p>
          </table:table-cell>
          <table:table-cell office:value-type="float" office:value="0.24784" calcext:value-type="float">
            <text:p>0.24784</text:p>
          </table:table-cell>
          <table:table-cell office:value-type="float" office:value="0.64707" calcext:value-type="float">
            <text:p>0.64707</text:p>
          </table:table-cell>
          <table:table-cell table:formula="of:=([.F645]-[.E645])*1000" office:value-type="float" office:value="399.23" calcext:value-type="float">
            <text:p>399.23</text:p>
          </table:table-cell>
          <table:table-cell office:value-type="float" office:value="0.25676" calcext:value-type="float">
            <text:p>0.25676</text:p>
          </table:table-cell>
          <table:table-cell office:value-type="float" office:value="0.66333" calcext:value-type="float">
            <text:p>0.66333</text:p>
          </table:table-cell>
          <table:table-cell table:formula="of:=([.I645]-[.H645])*1000" office:value-type="float" office:value="406.57" calcext:value-type="float">
            <text:p>406.57</text:p>
          </table:table-cell>
          <table:table-cell office:value-type="float" office:value="0.26596" calcext:value-type="float">
            <text:p>0.26596</text:p>
          </table:table-cell>
          <table:table-cell office:value-type="float" office:value="0.66942" calcext:value-type="float">
            <text:p>0.66942</text:p>
          </table:table-cell>
          <table:table-cell table:formula="of:=([.L645]-[.H645])*1000" office:value-type="float" office:value="412.66" calcext:value-type="float">
            <text:p>412.66</text:p>
          </table:table-cell>
          <table:table-cell table:number-columns-repeated="11"/>
        </table:table-row>
        <table:table-row table:style-name="ro1">
          <table:table-cell office:value-type="float" office:value="0.2432" calcext:value-type="float">
            <text:p>0.2432</text:p>
          </table:table-cell>
          <table:table-cell office:value-type="float" office:value="0.21054" calcext:value-type="float">
            <text:p>0.21054</text:p>
          </table:table-cell>
          <table:table-cell office:value-type="float" office:value="0.62609" calcext:value-type="float">
            <text:p>0.62609</text:p>
          </table:table-cell>
          <table:table-cell table:formula="of:=([.C646]-[.B646])*1000" office:value-type="float" office:value="415.55" calcext:value-type="float">
            <text:p>415.55</text:p>
          </table:table-cell>
          <table:table-cell office:value-type="float" office:value="0.24814" calcext:value-type="float">
            <text:p>0.24814</text:p>
          </table:table-cell>
          <table:table-cell office:value-type="float" office:value="0.647" calcext:value-type="float">
            <text:p>0.647</text:p>
          </table:table-cell>
          <table:table-cell table:formula="of:=([.F646]-[.E646])*1000" office:value-type="float" office:value="398.86" calcext:value-type="float">
            <text:p>398.86</text:p>
          </table:table-cell>
          <table:table-cell office:value-type="float" office:value="0.25723" calcext:value-type="float">
            <text:p>0.25723</text:p>
          </table:table-cell>
          <table:table-cell office:value-type="float" office:value="0.66327" calcext:value-type="float">
            <text:p>0.66327</text:p>
          </table:table-cell>
          <table:table-cell table:formula="of:=([.I646]-[.H646])*1000" office:value-type="float" office:value="406.04" calcext:value-type="float">
            <text:p>406.04</text:p>
          </table:table-cell>
          <table:table-cell office:value-type="float" office:value="0.26658" calcext:value-type="float">
            <text:p>0.26658</text:p>
          </table:table-cell>
          <table:table-cell office:value-type="float" office:value="0.66935" calcext:value-type="float">
            <text:p>0.66935</text:p>
          </table:table-cell>
          <table:table-cell table:formula="of:=([.L646]-[.H646])*1000" office:value-type="float" office:value="412.12" calcext:value-type="float">
            <text:p>412.12</text:p>
          </table:table-cell>
          <table:table-cell table:number-columns-repeated="11"/>
        </table:table-row>
        <table:table-row table:style-name="ro1">
          <table:table-cell office:value-type="float" office:value="0.2436" calcext:value-type="float">
            <text:p>0.2436</text:p>
          </table:table-cell>
          <table:table-cell office:value-type="float" office:value="0.21052" calcext:value-type="float">
            <text:p>0.21052</text:p>
          </table:table-cell>
          <table:table-cell office:value-type="float" office:value="0.62603" calcext:value-type="float">
            <text:p>0.62603</text:p>
          </table:table-cell>
          <table:table-cell table:formula="of:=([.C647]-[.B647])*1000" office:value-type="float" office:value="415.51" calcext:value-type="float">
            <text:p>415.51</text:p>
          </table:table-cell>
          <table:table-cell office:value-type="float" office:value="0.24853" calcext:value-type="float">
            <text:p>0.24853</text:p>
          </table:table-cell>
          <table:table-cell office:value-type="float" office:value="0.64693" calcext:value-type="float">
            <text:p>0.64693</text:p>
          </table:table-cell>
          <table:table-cell table:formula="of:=([.F647]-[.E647])*1000" office:value-type="float" office:value="398.4" calcext:value-type="float">
            <text:p>398.4</text:p>
          </table:table-cell>
          <table:table-cell office:value-type="float" office:value="0.25781" calcext:value-type="float">
            <text:p>0.25781</text:p>
          </table:table-cell>
          <table:table-cell office:value-type="float" office:value="0.6632" calcext:value-type="float">
            <text:p>0.6632</text:p>
          </table:table-cell>
          <table:table-cell table:formula="of:=([.I647]-[.H647])*1000" office:value-type="float" office:value="405.39" calcext:value-type="float">
            <text:p>405.39</text:p>
          </table:table-cell>
          <table:table-cell office:value-type="float" office:value="0.26728" calcext:value-type="float">
            <text:p>0.26728</text:p>
          </table:table-cell>
          <table:table-cell office:value-type="float" office:value="0.66929" calcext:value-type="float">
            <text:p>0.66929</text:p>
          </table:table-cell>
          <table:table-cell table:formula="of:=([.L647]-[.H647])*1000" office:value-type="float" office:value="411.48" calcext:value-type="float">
            <text:p>411.48</text:p>
          </table:table-cell>
          <table:table-cell table:number-columns-repeated="11"/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21054" calcext:value-type="float">
            <text:p>0.21054</text:p>
          </table:table-cell>
          <table:table-cell office:value-type="float" office:value="0.62598" calcext:value-type="float">
            <text:p>0.62598</text:p>
          </table:table-cell>
          <table:table-cell table:formula="of:=([.C648]-[.B648])*1000" office:value-type="float" office:value="415.44" calcext:value-type="float">
            <text:p>415.44</text:p>
          </table:table-cell>
          <table:table-cell office:value-type="float" office:value="0.24896" calcext:value-type="float">
            <text:p>0.24896</text:p>
          </table:table-cell>
          <table:table-cell office:value-type="float" office:value="0.64686" calcext:value-type="float">
            <text:p>0.64686</text:p>
          </table:table-cell>
          <table:table-cell table:formula="of:=([.F648]-[.E648])*1000" office:value-type="float" office:value="397.9" calcext:value-type="float">
            <text:p>397.9</text:p>
          </table:table-cell>
          <table:table-cell office:value-type="float" office:value="0.25844" calcext:value-type="float">
            <text:p>0.25844</text:p>
          </table:table-cell>
          <table:table-cell office:value-type="float" office:value="0.66313" calcext:value-type="float">
            <text:p>0.66313</text:p>
          </table:table-cell>
          <table:table-cell table:formula="of:=([.I648]-[.H648])*1000" office:value-type="float" office:value="404.69" calcext:value-type="float">
            <text:p>404.69</text:p>
          </table:table-cell>
          <table:table-cell office:value-type="float" office:value="0.26804" calcext:value-type="float">
            <text:p>0.26804</text:p>
          </table:table-cell>
          <table:table-cell office:value-type="float" office:value="0.66922" calcext:value-type="float">
            <text:p>0.66922</text:p>
          </table:table-cell>
          <table:table-cell table:formula="of:=([.L648]-[.H648])*1000" office:value-type="float" office:value="410.78" calcext:value-type="float">
            <text:p>410.78</text:p>
          </table:table-cell>
          <table:table-cell table:number-columns-repeated="11"/>
        </table:table-row>
        <table:table-row table:style-name="ro1">
          <table:table-cell office:value-type="float" office:value="0.2444" calcext:value-type="float">
            <text:p>0.2444</text:p>
          </table:table-cell>
          <table:table-cell office:value-type="float" office:value="0.21056" calcext:value-type="float">
            <text:p>0.21056</text:p>
          </table:table-cell>
          <table:table-cell office:value-type="float" office:value="0.62592" calcext:value-type="float">
            <text:p>0.62592</text:p>
          </table:table-cell>
          <table:table-cell table:formula="of:=([.C649]-[.B649])*1000" office:value-type="float" office:value="415.36" calcext:value-type="float">
            <text:p>415.36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64678" calcext:value-type="float">
            <text:p>0.64678</text:p>
          </table:table-cell>
          <table:table-cell table:formula="of:=([.F649]-[.E649])*1000" office:value-type="float" office:value="397.38" calcext:value-type="float">
            <text:p>397.38</text:p>
          </table:table-cell>
          <table:table-cell office:value-type="float" office:value="0.25907" calcext:value-type="float">
            <text:p>0.25907</text:p>
          </table:table-cell>
          <table:table-cell office:value-type="float" office:value="0.66306" calcext:value-type="float">
            <text:p>0.66306</text:p>
          </table:table-cell>
          <table:table-cell table:formula="of:=([.I649]-[.H649])*1000" office:value-type="float" office:value="403.99" calcext:value-type="float">
            <text:p>403.99</text:p>
          </table:table-cell>
          <table:table-cell office:value-type="float" office:value="0.26879" calcext:value-type="float">
            <text:p>0.26879</text:p>
          </table:table-cell>
          <table:table-cell office:value-type="float" office:value="0.66916" calcext:value-type="float">
            <text:p>0.66916</text:p>
          </table:table-cell>
          <table:table-cell table:formula="of:=([.L649]-[.H649])*1000" office:value-type="float" office:value="410.09" calcext:value-type="float">
            <text:p>410.09</text:p>
          </table:table-cell>
          <table:table-cell table:number-columns-repeated="11"/>
        </table:table-row>
        <table:table-row table:style-name="ro1">
          <table:table-cell office:value-type="float" office:value="0.2448" calcext:value-type="float">
            <text:p>0.2448</text:p>
          </table:table-cell>
          <table:table-cell office:value-type="float" office:value="0.21058" calcext:value-type="float">
            <text:p>0.21058</text:p>
          </table:table-cell>
          <table:table-cell office:value-type="float" office:value="0.62587" calcext:value-type="float">
            <text:p>0.62587</text:p>
          </table:table-cell>
          <table:table-cell table:formula="of:=([.C650]-[.B650])*1000" office:value-type="float" office:value="415.29" calcext:value-type="float">
            <text:p>415.29</text:p>
          </table:table-cell>
          <table:table-cell office:value-type="float" office:value="0.24984" calcext:value-type="float">
            <text:p>0.24984</text:p>
          </table:table-cell>
          <table:table-cell office:value-type="float" office:value="0.64671" calcext:value-type="float">
            <text:p>0.64671</text:p>
          </table:table-cell>
          <table:table-cell table:formula="of:=([.F650]-[.E650])*1000" office:value-type="float" office:value="396.87" calcext:value-type="float">
            <text:p>396.87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66299" calcext:value-type="float">
            <text:p>0.66299</text:p>
          </table:table-cell>
          <table:table-cell table:formula="of:=([.I650]-[.H650])*1000" office:value-type="float" office:value="403.29" calcext:value-type="float">
            <text:p>403.29</text:p>
          </table:table-cell>
          <table:table-cell office:value-type="float" office:value="0.26955" calcext:value-type="float">
            <text:p>0.26955</text:p>
          </table:table-cell>
          <table:table-cell office:value-type="float" office:value="0.66909" calcext:value-type="float">
            <text:p>0.66909</text:p>
          </table:table-cell>
          <table:table-cell table:formula="of:=([.L650]-[.H650])*1000" office:value-type="float" office:value="409.39" calcext:value-type="float">
            <text:p>409.39</text:p>
          </table:table-cell>
          <table:table-cell table:number-columns-repeated="11"/>
        </table:table-row>
        <table:table-row table:style-name="ro1">
          <table:table-cell office:value-type="float" office:value="0.2452" calcext:value-type="float">
            <text:p>0.2452</text:p>
          </table:table-cell>
          <table:table-cell office:value-type="float" office:value="0.21059" calcext:value-type="float">
            <text:p>0.21059</text:p>
          </table:table-cell>
          <table:table-cell office:value-type="float" office:value="0.62581" calcext:value-type="float">
            <text:p>0.62581</text:p>
          </table:table-cell>
          <table:table-cell table:formula="of:=([.C651]-[.B651])*1000" office:value-type="float" office:value="415.22" calcext:value-type="float">
            <text:p>415.22</text:p>
          </table:table-cell>
          <table:table-cell office:value-type="float" office:value="0.25028" calcext:value-type="float">
            <text:p>0.25028</text:p>
          </table:table-cell>
          <table:table-cell office:value-type="float" office:value="0.64664" calcext:value-type="float">
            <text:p>0.64664</text:p>
          </table:table-cell>
          <table:table-cell table:formula="of:=([.F651]-[.E651])*1000" office:value-type="float" office:value="396.36" calcext:value-type="float">
            <text:p>396.36</text:p>
          </table:table-cell>
          <table:table-cell office:value-type="float" office:value="0.26032" calcext:value-type="float">
            <text:p>0.26032</text:p>
          </table:table-cell>
          <table:table-cell office:value-type="float" office:value="0.66292" calcext:value-type="float">
            <text:p>0.66292</text:p>
          </table:table-cell>
          <table:table-cell table:formula="of:=([.I651]-[.H651])*1000" office:value-type="float" office:value="402.6" calcext:value-type="float">
            <text:p>402.6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66902" calcext:value-type="float">
            <text:p>0.66902</text:p>
          </table:table-cell>
          <table:table-cell table:formula="of:=([.L651]-[.H651])*1000" office:value-type="float" office:value="408.7" calcext:value-type="float">
            <text:p>408.7</text:p>
          </table:table-cell>
          <table:table-cell table:number-columns-repeated="11"/>
        </table:table-row>
        <table:table-row table:style-name="ro1">
          <table:table-cell office:value-type="float" office:value="0.2456" calcext:value-type="float">
            <text:p>0.2456</text:p>
          </table:table-cell>
          <table:table-cell office:value-type="float" office:value="0.21061" calcext:value-type="float">
            <text:p>0.21061</text:p>
          </table:table-cell>
          <table:table-cell office:value-type="float" office:value="0.62576" calcext:value-type="float">
            <text:p>0.62576</text:p>
          </table:table-cell>
          <table:table-cell table:formula="of:=([.C652]-[.B652])*1000" office:value-type="float" office:value="415.15" calcext:value-type="float">
            <text:p>415.15</text:p>
          </table:table-cell>
          <table:table-cell office:value-type="float" office:value="0.25072" calcext:value-type="float">
            <text:p>0.25072</text:p>
          </table:table-cell>
          <table:table-cell office:value-type="float" office:value="0.64657" calcext:value-type="float">
            <text:p>0.64657</text:p>
          </table:table-cell>
          <table:table-cell table:formula="of:=([.F652]-[.E652])*1000" office:value-type="float" office:value="395.85" calcext:value-type="float">
            <text:p>395.85</text:p>
          </table:table-cell>
          <table:table-cell office:value-type="float" office:value="0.26095" calcext:value-type="float">
            <text:p>0.26095</text:p>
          </table:table-cell>
          <table:table-cell office:value-type="float" office:value="0.66285" calcext:value-type="float">
            <text:p>0.66285</text:p>
          </table:table-cell>
          <table:table-cell table:formula="of:=([.I652]-[.H652])*1000" office:value-type="float" office:value="401.9" calcext:value-type="float">
            <text:p>401.9</text:p>
          </table:table-cell>
          <table:table-cell office:value-type="float" office:value="0.27106" calcext:value-type="float">
            <text:p>0.27106</text:p>
          </table:table-cell>
          <table:table-cell office:value-type="float" office:value="0.66896" calcext:value-type="float">
            <text:p>0.66896</text:p>
          </table:table-cell>
          <table:table-cell table:formula="of:=([.L652]-[.H652])*1000" office:value-type="float" office:value="408.01" calcext:value-type="float">
            <text:p>408.01</text:p>
          </table:table-cell>
          <table:table-cell table:number-columns-repeated="11"/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.21063" calcext:value-type="float">
            <text:p>0.21063</text:p>
          </table:table-cell>
          <table:table-cell office:value-type="float" office:value="0.6257" calcext:value-type="float">
            <text:p>0.6257</text:p>
          </table:table-cell>
          <table:table-cell table:formula="of:=([.C653]-[.B653])*1000" office:value-type="float" office:value="415.07" calcext:value-type="float">
            <text:p>415.07</text:p>
          </table:table-cell>
          <table:table-cell office:value-type="float" office:value="0.25116" calcext:value-type="float">
            <text:p>0.25116</text:p>
          </table:table-cell>
          <table:table-cell office:value-type="float" office:value="0.64649" calcext:value-type="float">
            <text:p>0.64649</text:p>
          </table:table-cell>
          <table:table-cell table:formula="of:=([.F653]-[.E653])*1000" office:value-type="float" office:value="395.33" calcext:value-type="float">
            <text:p>395.33</text:p>
          </table:table-cell>
          <table:table-cell office:value-type="float" office:value="0.26158" calcext:value-type="float">
            <text:p>0.26158</text:p>
          </table:table-cell>
          <table:table-cell office:value-type="float" office:value="0.66278" calcext:value-type="float">
            <text:p>0.66278</text:p>
          </table:table-cell>
          <table:table-cell table:formula="of:=([.I653]-[.H653])*1000" office:value-type="float" office:value="401.2" calcext:value-type="float">
            <text:p>401.2</text:p>
          </table:table-cell>
          <table:table-cell office:value-type="float" office:value="0.27181" calcext:value-type="float">
            <text:p>0.27181</text:p>
          </table:table-cell>
          <table:table-cell office:value-type="float" office:value="0.66889" calcext:value-type="float">
            <text:p>0.66889</text:p>
          </table:table-cell>
          <table:table-cell table:formula="of:=([.L653]-[.H653])*1000" office:value-type="float" office:value="407.31" calcext:value-type="float">
            <text:p>407.31</text:p>
          </table:table-cell>
          <table:table-cell table:number-columns-repeated="11"/>
        </table:table-row>
        <table:table-row table:style-name="ro1">
          <table:table-cell office:value-type="float" office:value="0.2464" calcext:value-type="float">
            <text:p>0.2464</text:p>
          </table:table-cell>
          <table:table-cell office:value-type="float" office:value="0.21064" calcext:value-type="float">
            <text:p>0.21064</text:p>
          </table:table-cell>
          <table:table-cell office:value-type="float" office:value="0.62565" calcext:value-type="float">
            <text:p>0.62565</text:p>
          </table:table-cell>
          <table:table-cell table:formula="of:=([.C654]-[.B654])*1000" office:value-type="float" office:value="415.01" calcext:value-type="float">
            <text:p>415.01</text:p>
          </table:table-cell>
          <table:table-cell office:value-type="float" office:value="0.25159" calcext:value-type="float">
            <text:p>0.25159</text:p>
          </table:table-cell>
          <table:table-cell office:value-type="float" office:value="0.64642" calcext:value-type="float">
            <text:p>0.64642</text:p>
          </table:table-cell>
          <table:table-cell table:formula="of:=([.F654]-[.E654])*1000" office:value-type="float" office:value="394.83" calcext:value-type="float">
            <text:p>394.83</text:p>
          </table:table-cell>
          <table:table-cell office:value-type="float" office:value="0.26221" calcext:value-type="float">
            <text:p>0.26221</text:p>
          </table:table-cell>
          <table:table-cell office:value-type="float" office:value="0.66271" calcext:value-type="float">
            <text:p>0.66271</text:p>
          </table:table-cell>
          <table:table-cell table:formula="of:=([.I654]-[.H654])*1000" office:value-type="float" office:value="400.5" calcext:value-type="float">
            <text:p>400.5</text:p>
          </table:table-cell>
          <table:table-cell office:value-type="float" office:value="0.27256" calcext:value-type="float">
            <text:p>0.27256</text:p>
          </table:table-cell>
          <table:table-cell office:value-type="float" office:value="0.66882" calcext:value-type="float">
            <text:p>0.66882</text:p>
          </table:table-cell>
          <table:table-cell table:formula="of:=([.L654]-[.H654])*1000" office:value-type="float" office:value="406.61" calcext:value-type="float">
            <text:p>406.61</text:p>
          </table:table-cell>
          <table:table-cell table:number-columns-repeated="11"/>
        </table:table-row>
        <table:table-row table:style-name="ro1">
          <table:table-cell office:value-type="float" office:value="0.2468" calcext:value-type="float">
            <text:p>0.2468</text:p>
          </table:table-cell>
          <table:table-cell office:value-type="float" office:value="0.21069" calcext:value-type="float">
            <text:p>0.21069</text:p>
          </table:table-cell>
          <table:table-cell office:value-type="float" office:value="0.62559" calcext:value-type="float">
            <text:p>0.62559</text:p>
          </table:table-cell>
          <table:table-cell table:formula="of:=([.C655]-[.B655])*1000" office:value-type="float" office:value="414.9" calcext:value-type="float">
            <text:p>414.9</text:p>
          </table:table-cell>
          <table:table-cell office:value-type="float" office:value="0.25208" calcext:value-type="float">
            <text:p>0.25208</text:p>
          </table:table-cell>
          <table:table-cell office:value-type="float" office:value="0.64635" calcext:value-type="float">
            <text:p>0.64635</text:p>
          </table:table-cell>
          <table:table-cell table:formula="of:=([.F655]-[.E655])*1000" office:value-type="float" office:value="394.27" calcext:value-type="float">
            <text:p>394.27</text:p>
          </table:table-cell>
          <table:table-cell office:value-type="float" office:value="0.26289" calcext:value-type="float">
            <text:p>0.26289</text:p>
          </table:table-cell>
          <table:table-cell office:value-type="float" office:value="0.66263" calcext:value-type="float">
            <text:p>0.66263</text:p>
          </table:table-cell>
          <table:table-cell table:formula="of:=([.I655]-[.H655])*1000" office:value-type="float" office:value="399.74" calcext:value-type="float">
            <text:p>399.74</text:p>
          </table:table-cell>
          <table:table-cell office:value-type="float" office:value="0.27337" calcext:value-type="float">
            <text:p>0.27337</text:p>
          </table:table-cell>
          <table:table-cell office:value-type="float" office:value="0.66875" calcext:value-type="float">
            <text:p>0.66875</text:p>
          </table:table-cell>
          <table:table-cell table:formula="of:=([.L655]-[.H655])*1000" office:value-type="float" office:value="405.86" calcext:value-type="float">
            <text:p>405.86</text:p>
          </table:table-cell>
          <table:table-cell table:number-columns-repeated="11"/>
        </table:table-row>
        <table:table-row table:style-name="ro1">
          <table:table-cell office:value-type="float" office:value="0.2472" calcext:value-type="float">
            <text:p>0.2472</text:p>
          </table:table-cell>
          <table:table-cell office:value-type="float" office:value="0.21081" calcext:value-type="float">
            <text:p>0.21081</text:p>
          </table:table-cell>
          <table:table-cell office:value-type="float" office:value="0.62554" calcext:value-type="float">
            <text:p>0.62554</text:p>
          </table:table-cell>
          <table:table-cell table:formula="of:=([.C656]-[.B656])*1000" office:value-type="float" office:value="414.73" calcext:value-type="float">
            <text:p>414.73</text:p>
          </table:table-cell>
          <table:table-cell office:value-type="float" office:value="0.25268" calcext:value-type="float">
            <text:p>0.25268</text:p>
          </table:table-cell>
          <table:table-cell office:value-type="float" office:value="0.64628" calcext:value-type="float">
            <text:p>0.64628</text:p>
          </table:table-cell>
          <table:table-cell table:formula="of:=([.F656]-[.E656])*1000" office:value-type="float" office:value="393.6" calcext:value-type="float">
            <text:p>393.6</text:p>
          </table:table-cell>
          <table:table-cell office:value-type="float" office:value="0.26367" calcext:value-type="float">
            <text:p>0.26367</text:p>
          </table:table-cell>
          <table:table-cell office:value-type="float" office:value="0.66256" calcext:value-type="float">
            <text:p>0.66256</text:p>
          </table:table-cell>
          <table:table-cell table:formula="of:=([.I656]-[.H656])*1000" office:value-type="float" office:value="398.89" calcext:value-type="float">
            <text:p>398.89</text:p>
          </table:table-cell>
          <table:table-cell office:value-type="float" office:value="0.27426" calcext:value-type="float">
            <text:p>0.27426</text:p>
          </table:table-cell>
          <table:table-cell office:value-type="float" office:value="0.66869" calcext:value-type="float">
            <text:p>0.66869</text:p>
          </table:table-cell>
          <table:table-cell table:formula="of:=([.L656]-[.H656])*1000" office:value-type="float" office:value="405.02" calcext:value-type="float">
            <text:p>405.02</text:p>
          </table:table-cell>
          <table:table-cell table:number-columns-repeated="11"/>
        </table:table-row>
        <table:table-row table:style-name="ro1">
          <table:table-cell office:value-type="float" office:value="0.2476" calcext:value-type="float">
            <text:p>0.2476</text:p>
          </table:table-cell>
          <table:table-cell office:value-type="float" office:value="0.21092" calcext:value-type="float">
            <text:p>0.21092</text:p>
          </table:table-cell>
          <table:table-cell office:value-type="float" office:value="0.62548" calcext:value-type="float">
            <text:p>0.62548</text:p>
          </table:table-cell>
          <table:table-cell table:formula="of:=([.C657]-[.B657])*1000" office:value-type="float" office:value="414.56" calcext:value-type="float">
            <text:p>414.56</text:p>
          </table:table-cell>
          <table:table-cell office:value-type="float" office:value="0.25327" calcext:value-type="float">
            <text:p>0.25327</text:p>
          </table:table-cell>
          <table:table-cell office:value-type="float" office:value="0.6462" calcext:value-type="float">
            <text:p>0.6462</text:p>
          </table:table-cell>
          <table:table-cell table:formula="of:=([.F657]-[.E657])*1000" office:value-type="float" office:value="392.93" calcext:value-type="float">
            <text:p>392.93</text:p>
          </table:table-cell>
          <table:table-cell office:value-type="float" office:value="0.26446" calcext:value-type="float">
            <text:p>0.26446</text:p>
          </table:table-cell>
          <table:table-cell office:value-type="float" office:value="0.66249" calcext:value-type="float">
            <text:p>0.66249</text:p>
          </table:table-cell>
          <table:table-cell table:formula="of:=([.I657]-[.H657])*1000" office:value-type="float" office:value="398.03" calcext:value-type="float">
            <text:p>398.03</text:p>
          </table:table-cell>
          <table:table-cell office:value-type="float" office:value="0.27516" calcext:value-type="float">
            <text:p>0.27516</text:p>
          </table:table-cell>
          <table:table-cell office:value-type="float" office:value="0.66862" calcext:value-type="float">
            <text:p>0.66862</text:p>
          </table:table-cell>
          <table:table-cell table:formula="of:=([.L657]-[.H657])*1000" office:value-type="float" office:value="404.16" calcext:value-type="float">
            <text:p>404.16</text:p>
          </table:table-cell>
          <table:table-cell table:number-columns-repeated="11"/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21104" calcext:value-type="float">
            <text:p>0.21104</text:p>
          </table:table-cell>
          <table:table-cell office:value-type="float" office:value="0.62543" calcext:value-type="float">
            <text:p>0.62543</text:p>
          </table:table-cell>
          <table:table-cell table:formula="of:=([.C658]-[.B658])*1000" office:value-type="float" office:value="414.39" calcext:value-type="float">
            <text:p>414.39</text:p>
          </table:table-cell>
          <table:table-cell office:value-type="float" office:value="0.25387" calcext:value-type="float">
            <text:p>0.25387</text:p>
          </table:table-cell>
          <table:table-cell office:value-type="float" office:value="0.64613" calcext:value-type="float">
            <text:p>0.64613</text:p>
          </table:table-cell>
          <table:table-cell table:formula="of:=([.F658]-[.E658])*1000" office:value-type="float" office:value="392.26" calcext:value-type="float">
            <text:p>392.26</text:p>
          </table:table-cell>
          <table:table-cell office:value-type="float" office:value="0.26525" calcext:value-type="float">
            <text:p>0.26525</text:p>
          </table:table-cell>
          <table:table-cell office:value-type="float" office:value="0.66242" calcext:value-type="float">
            <text:p>0.66242</text:p>
          </table:table-cell>
          <table:table-cell table:formula="of:=([.I658]-[.H658])*1000" office:value-type="float" office:value="397.17" calcext:value-type="float">
            <text:p>397.17</text:p>
          </table:table-cell>
          <table:table-cell office:value-type="float" office:value="0.27605" calcext:value-type="float">
            <text:p>0.27605</text:p>
          </table:table-cell>
          <table:table-cell office:value-type="float" office:value="0.66855" calcext:value-type="float">
            <text:p>0.66855</text:p>
          </table:table-cell>
          <table:table-cell table:formula="of:=([.L658]-[.H658])*1000" office:value-type="float" office:value="403.3" calcext:value-type="float">
            <text:p>403.3</text:p>
          </table:table-cell>
          <table:table-cell table:number-columns-repeated="11"/>
        </table:table-row>
        <table:table-row table:style-name="ro1">
          <table:table-cell office:value-type="float" office:value="0.2484" calcext:value-type="float">
            <text:p>0.2484</text:p>
          </table:table-cell>
          <table:table-cell office:value-type="float" office:value="0.21115" calcext:value-type="float">
            <text:p>0.21115</text:p>
          </table:table-cell>
          <table:table-cell office:value-type="float" office:value="0.62537" calcext:value-type="float">
            <text:p>0.62537</text:p>
          </table:table-cell>
          <table:table-cell table:formula="of:=([.C659]-[.B659])*1000" office:value-type="float" office:value="414.22" calcext:value-type="float">
            <text:p>414.22</text:p>
          </table:table-cell>
          <table:table-cell office:value-type="float" office:value="0.25446" calcext:value-type="float">
            <text:p>0.25446</text:p>
          </table:table-cell>
          <table:table-cell office:value-type="float" office:value="0.64606" calcext:value-type="float">
            <text:p>0.64606</text:p>
          </table:table-cell>
          <table:table-cell table:formula="of:=([.F659]-[.E659])*1000" office:value-type="float" office:value="391.6" calcext:value-type="float">
            <text:p>391.6</text:p>
          </table:table-cell>
          <table:table-cell office:value-type="float" office:value="0.26603" calcext:value-type="float">
            <text:p>0.26603</text:p>
          </table:table-cell>
          <table:table-cell office:value-type="float" office:value="0.66235" calcext:value-type="float">
            <text:p>0.66235</text:p>
          </table:table-cell>
          <table:table-cell table:formula="of:=([.I659]-[.H659])*1000" office:value-type="float" office:value="396.32" calcext:value-type="float">
            <text:p>396.32</text:p>
          </table:table-cell>
          <table:table-cell office:value-type="float" office:value="0.27695" calcext:value-type="float">
            <text:p>0.27695</text:p>
          </table:table-cell>
          <table:table-cell office:value-type="float" office:value="0.66848" calcext:value-type="float">
            <text:p>0.66848</text:p>
          </table:table-cell>
          <table:table-cell table:formula="of:=([.L659]-[.H659])*1000" office:value-type="float" office:value="402.45" calcext:value-type="float">
            <text:p>402.45</text:p>
          </table:table-cell>
          <table:table-cell table:number-columns-repeated="11"/>
        </table:table-row>
        <table:table-row table:style-name="ro1">
          <table:table-cell office:value-type="float" office:value="0.2488" calcext:value-type="float">
            <text:p>0.2488</text:p>
          </table:table-cell>
          <table:table-cell office:value-type="float" office:value="0.21127" calcext:value-type="float">
            <text:p>0.21127</text:p>
          </table:table-cell>
          <table:table-cell office:value-type="float" office:value="0.62532" calcext:value-type="float">
            <text:p>0.62532</text:p>
          </table:table-cell>
          <table:table-cell table:formula="of:=([.C660]-[.B660])*1000" office:value-type="float" office:value="414.05" calcext:value-type="float">
            <text:p>414.05</text:p>
          </table:table-cell>
          <table:table-cell office:value-type="float" office:value="0.25505" calcext:value-type="float">
            <text:p>0.25505</text:p>
          </table:table-cell>
          <table:table-cell office:value-type="float" office:value="0.64598" calcext:value-type="float">
            <text:p>0.64598</text:p>
          </table:table-cell>
          <table:table-cell table:formula="of:=([.F660]-[.E660])*1000" office:value-type="float" office:value="390.93" calcext:value-type="float">
            <text:p>390.93</text:p>
          </table:table-cell>
          <table:table-cell office:value-type="float" office:value="0.26682" calcext:value-type="float">
            <text:p>0.26682</text:p>
          </table:table-cell>
          <table:table-cell office:value-type="float" office:value="0.66228" calcext:value-type="float">
            <text:p>0.66228</text:p>
          </table:table-cell>
          <table:table-cell table:formula="of:=([.I660]-[.H660])*1000" office:value-type="float" office:value="395.46" calcext:value-type="float">
            <text:p>395.46</text:p>
          </table:table-cell>
          <table:table-cell office:value-type="float" office:value="0.27784" calcext:value-type="float">
            <text:p>0.27784</text:p>
          </table:table-cell>
          <table:table-cell office:value-type="float" office:value="0.66842" calcext:value-type="float">
            <text:p>0.66842</text:p>
          </table:table-cell>
          <table:table-cell table:formula="of:=([.L660]-[.H660])*1000" office:value-type="float" office:value="401.6" calcext:value-type="float">
            <text:p>401.6</text:p>
          </table:table-cell>
          <table:table-cell table:number-columns-repeated="11"/>
        </table:table-row>
        <table:table-row table:style-name="ro1">
          <table:table-cell office:value-type="float" office:value="0.2492" calcext:value-type="float">
            <text:p>0.2492</text:p>
          </table:table-cell>
          <table:table-cell office:value-type="float" office:value="0.21138" calcext:value-type="float">
            <text:p>0.21138</text:p>
          </table:table-cell>
          <table:table-cell office:value-type="float" office:value="0.62526" calcext:value-type="float">
            <text:p>0.62526</text:p>
          </table:table-cell>
          <table:table-cell table:formula="of:=([.C661]-[.B661])*1000" office:value-type="float" office:value="413.88" calcext:value-type="float">
            <text:p>413.88</text:p>
          </table:table-cell>
          <table:table-cell office:value-type="float" office:value="0.25565" calcext:value-type="float">
            <text:p>0.25565</text:p>
          </table:table-cell>
          <table:table-cell office:value-type="float" office:value="0.64591" calcext:value-type="float">
            <text:p>0.64591</text:p>
          </table:table-cell>
          <table:table-cell table:formula="of:=([.F661]-[.E661])*1000" office:value-type="float" office:value="390.26" calcext:value-type="float">
            <text:p>390.26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66221" calcext:value-type="float">
            <text:p>0.66221</text:p>
          </table:table-cell>
          <table:table-cell table:formula="of:=([.I661]-[.H661])*1000" office:value-type="float" office:value="394.61" calcext:value-type="float">
            <text:p>394.61</text:p>
          </table:table-cell>
          <table:table-cell office:value-type="float" office:value="0.27874" calcext:value-type="float">
            <text:p>0.27874</text:p>
          </table:table-cell>
          <table:table-cell office:value-type="float" office:value="0.66835" calcext:value-type="float">
            <text:p>0.66835</text:p>
          </table:table-cell>
          <table:table-cell table:formula="of:=([.L661]-[.H661])*1000" office:value-type="float" office:value="400.75" calcext:value-type="float">
            <text:p>400.75</text:p>
          </table:table-cell>
          <table:table-cell table:number-columns-repeated="11"/>
        </table:table-row>
        <table:table-row table:style-name="ro1">
          <table:table-cell office:value-type="float" office:value="0.2496" calcext:value-type="float">
            <text:p>0.2496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6252" calcext:value-type="float">
            <text:p>0.6252</text:p>
          </table:table-cell>
          <table:table-cell table:formula="of:=([.C662]-[.B662])*1000" office:value-type="float" office:value="413.7" calcext:value-type="float">
            <text:p>413.7</text:p>
          </table:table-cell>
          <table:table-cell office:value-type="float" office:value="0.25624" calcext:value-type="float">
            <text:p>0.25624</text:p>
          </table:table-cell>
          <table:table-cell office:value-type="float" office:value="0.64584" calcext:value-type="float">
            <text:p>0.64584</text:p>
          </table:table-cell>
          <table:table-cell table:formula="of:=([.F662]-[.E662])*1000" office:value-type="float" office:value="389.6" calcext:value-type="float">
            <text:p>389.6</text:p>
          </table:table-cell>
          <table:table-cell office:value-type="float" office:value="0.26839" calcext:value-type="float">
            <text:p>0.26839</text:p>
          </table:table-cell>
          <table:table-cell office:value-type="float" office:value="0.66214" calcext:value-type="float">
            <text:p>0.66214</text:p>
          </table:table-cell>
          <table:table-cell table:formula="of:=([.I662]-[.H662])*1000" office:value-type="float" office:value="393.75" calcext:value-type="float">
            <text:p>393.75</text:p>
          </table:table-cell>
          <table:table-cell office:value-type="float" office:value="0.27963" calcext:value-type="float">
            <text:p>0.27963</text:p>
          </table:table-cell>
          <table:table-cell office:value-type="float" office:value="0.66828" calcext:value-type="float">
            <text:p>0.66828</text:p>
          </table:table-cell>
          <table:table-cell table:formula="of:=([.L662]-[.H662])*1000" office:value-type="float" office:value="399.89" calcext:value-type="float">
            <text:p>399.89</text:p>
          </table:table-cell>
          <table:table-cell table:number-columns-repeated="1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1161" calcext:value-type="float">
            <text:p>0.21161</text:p>
          </table:table-cell>
          <table:table-cell office:value-type="float" office:value="0.62515" calcext:value-type="float">
            <text:p>0.62515</text:p>
          </table:table-cell>
          <table:table-cell table:formula="of:=([.C663]-[.B663])*1000" office:value-type="float" office:value="413.54" calcext:value-type="float">
            <text:p>413.54</text:p>
          </table:table-cell>
          <table:table-cell office:value-type="float" office:value="0.25683" calcext:value-type="float">
            <text:p>0.25683</text:p>
          </table:table-cell>
          <table:table-cell office:value-type="float" office:value="0.64576" calcext:value-type="float">
            <text:p>0.64576</text:p>
          </table:table-cell>
          <table:table-cell table:formula="of:=([.F663]-[.E663])*1000" office:value-type="float" office:value="388.93" calcext:value-type="float">
            <text:p>388.93</text:p>
          </table:table-cell>
          <table:table-cell office:value-type="float" office:value="0.26917" calcext:value-type="float">
            <text:p>0.26917</text:p>
          </table:table-cell>
          <table:table-cell office:value-type="float" office:value="0.66207" calcext:value-type="float">
            <text:p>0.66207</text:p>
          </table:table-cell>
          <table:table-cell table:formula="of:=([.I663]-[.H663])*1000" office:value-type="float" office:value="392.9" calcext:value-type="float">
            <text:p>392.9</text:p>
          </table:table-cell>
          <table:table-cell office:value-type="float" office:value="0.28053" calcext:value-type="float">
            <text:p>0.28053</text:p>
          </table:table-cell>
          <table:table-cell office:value-type="float" office:value="0.66821" calcext:value-type="float">
            <text:p>0.66821</text:p>
          </table:table-cell>
          <table:table-cell table:formula="of:=([.L663]-[.H663])*1000" office:value-type="float" office:value="399.04" calcext:value-type="float">
            <text:p>399.04</text:p>
          </table:table-cell>
          <table:table-cell table:number-columns-repeated="11"/>
        </table:table-row>
        <table:table-row table:style-name="ro1">
          <table:table-cell office:value-type="float" office:value="0.2504" calcext:value-type="float">
            <text:p>0.2504</text:p>
          </table:table-cell>
          <table:table-cell office:value-type="float" office:value="0.21184" calcext:value-type="float">
            <text:p>0.21184</text:p>
          </table:table-cell>
          <table:table-cell office:value-type="float" office:value="0.62509" calcext:value-type="float">
            <text:p>0.62509</text:p>
          </table:table-cell>
          <table:table-cell table:formula="of:=([.C664]-[.B664])*1000" office:value-type="float" office:value="413.25" calcext:value-type="float">
            <text:p>413.25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64569" calcext:value-type="float">
            <text:p>0.64569</text:p>
          </table:table-cell>
          <table:table-cell table:formula="of:=([.F664]-[.E664])*1000" office:value-type="float" office:value="388.09" calcext:value-type="float">
            <text:p>388.09</text:p>
          </table:table-cell>
          <table:table-cell office:value-type="float" office:value="0.27012" calcext:value-type="float">
            <text:p>0.27012</text:p>
          </table:table-cell>
          <table:table-cell office:value-type="float" office:value="0.66199" calcext:value-type="float">
            <text:p>0.66199</text:p>
          </table:table-cell>
          <table:table-cell table:formula="of:=([.I664]-[.H664])*1000" office:value-type="float" office:value="391.87" calcext:value-type="float">
            <text:p>391.87</text:p>
          </table:table-cell>
          <table:table-cell office:value-type="float" office:value="0.28156" calcext:value-type="float">
            <text:p>0.28156</text:p>
          </table:table-cell>
          <table:table-cell office:value-type="float" office:value="0.66815" calcext:value-type="float">
            <text:p>0.66815</text:p>
          </table:table-cell>
          <table:table-cell table:formula="of:=([.L664]-[.H664])*1000" office:value-type="float" office:value="398.03" calcext:value-type="float">
            <text:p>398.03</text:p>
          </table:table-cell>
          <table:table-cell table:number-columns-repeated="11"/>
        </table:table-row>
        <table:table-row table:style-name="ro1">
          <table:table-cell office:value-type="float" office:value="0.2508" calcext:value-type="float">
            <text:p>0.2508</text:p>
          </table:table-cell>
          <table:table-cell office:value-type="float" office:value="0.21206" calcext:value-type="float">
            <text:p>0.21206</text:p>
          </table:table-cell>
          <table:table-cell office:value-type="float" office:value="0.62504" calcext:value-type="float">
            <text:p>0.62504</text:p>
          </table:table-cell>
          <table:table-cell table:formula="of:=([.C665]-[.B665])*1000" office:value-type="float" office:value="412.98" calcext:value-type="float">
            <text:p>412.98</text:p>
          </table:table-cell>
          <table:table-cell office:value-type="float" office:value="0.25836" calcext:value-type="float">
            <text:p>0.25836</text:p>
          </table:table-cell>
          <table:table-cell office:value-type="float" office:value="0.64562" calcext:value-type="float">
            <text:p>0.64562</text:p>
          </table:table-cell>
          <table:table-cell table:formula="of:=([.F665]-[.E665])*1000" office:value-type="float" office:value="387.26" calcext:value-type="float">
            <text:p>387.26</text:p>
          </table:table-cell>
          <table:table-cell office:value-type="float" office:value="0.27107" calcext:value-type="float">
            <text:p>0.27107</text:p>
          </table:table-cell>
          <table:table-cell office:value-type="float" office:value="0.66192" calcext:value-type="float">
            <text:p>0.66192</text:p>
          </table:table-cell>
          <table:table-cell table:formula="of:=([.I665]-[.H665])*1000" office:value-type="float" office:value="390.85" calcext:value-type="float">
            <text:p>390.8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66808" calcext:value-type="float">
            <text:p>0.66808</text:p>
          </table:table-cell>
          <table:table-cell table:formula="of:=([.L665]-[.H665])*1000" office:value-type="float" office:value="397.01" calcext:value-type="float">
            <text:p>397.01</text:p>
          </table:table-cell>
          <table:table-cell table:number-columns-repeated="11"/>
        </table:table-row>
        <table:table-row table:style-name="ro1">
          <table:table-cell office:value-type="float" office:value="0.2512" calcext:value-type="float">
            <text:p>0.2512</text:p>
          </table:table-cell>
          <table:table-cell office:value-type="float" office:value="0.21228" calcext:value-type="float">
            <text:p>0.21228</text:p>
          </table:table-cell>
          <table:table-cell office:value-type="float" office:value="0.62498" calcext:value-type="float">
            <text:p>0.62498</text:p>
          </table:table-cell>
          <table:table-cell table:formula="of:=([.C666]-[.B666])*1000" office:value-type="float" office:value="412.7" calcext:value-type="float">
            <text:p>412.7</text:p>
          </table:table-cell>
          <table:table-cell office:value-type="float" office:value="0.25912" calcext:value-type="float">
            <text:p>0.25912</text:p>
          </table:table-cell>
          <table:table-cell office:value-type="float" office:value="0.64554" calcext:value-type="float">
            <text:p>0.64554</text:p>
          </table:table-cell>
          <table:table-cell table:formula="of:=([.F666]-[.E666])*1000" office:value-type="float" office:value="386.42" calcext:value-type="float">
            <text:p>386.42</text:p>
          </table:table-cell>
          <table:table-cell office:value-type="float" office:value="0.27202" calcext:value-type="float">
            <text:p>0.27202</text:p>
          </table:table-cell>
          <table:table-cell office:value-type="float" office:value="0.66185" calcext:value-type="float">
            <text:p>0.66185</text:p>
          </table:table-cell>
          <table:table-cell table:formula="of:=([.I666]-[.H666])*1000" office:value-type="float" office:value="389.83" calcext:value-type="float">
            <text:p>389.83</text:p>
          </table:table-cell>
          <table:table-cell office:value-type="float" office:value="0.28363" calcext:value-type="float">
            <text:p>0.28363</text:p>
          </table:table-cell>
          <table:table-cell office:value-type="float" office:value="0.66801" calcext:value-type="float">
            <text:p>0.66801</text:p>
          </table:table-cell>
          <table:table-cell table:formula="of:=([.L666]-[.H666])*1000" office:value-type="float" office:value="395.99" calcext:value-type="float">
            <text:p>395.99</text:p>
          </table:table-cell>
          <table:table-cell table:number-columns-repeated="11"/>
        </table:table-row>
        <table:table-row table:style-name="ro1">
          <table:table-cell office:value-type="float" office:value="0.2516" calcext:value-type="float">
            <text:p>0.2516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62493" calcext:value-type="float">
            <text:p>0.62493</text:p>
          </table:table-cell>
          <table:table-cell table:formula="of:=([.C667]-[.B667])*1000" office:value-type="float" office:value="412.43" calcext:value-type="float">
            <text:p>412.43</text:p>
          </table:table-cell>
          <table:table-cell office:value-type="float" office:value="0.25988" calcext:value-type="float">
            <text:p>0.25988</text:p>
          </table:table-cell>
          <table:table-cell office:value-type="float" office:value="0.64547" calcext:value-type="float">
            <text:p>0.64547</text:p>
          </table:table-cell>
          <table:table-cell table:formula="of:=([.F667]-[.E667])*1000" office:value-type="float" office:value="385.59" calcext:value-type="float">
            <text:p>385.59</text:p>
          </table:table-cell>
          <table:table-cell office:value-type="float" office:value="0.27297" calcext:value-type="float">
            <text:p>0.27297</text:p>
          </table:table-cell>
          <table:table-cell office:value-type="float" office:value="0.66178" calcext:value-type="float">
            <text:p>0.66178</text:p>
          </table:table-cell>
          <table:table-cell table:formula="of:=([.I667]-[.H667])*1000" office:value-type="float" office:value="388.81" calcext:value-type="float">
            <text:p>388.81</text:p>
          </table:table-cell>
          <table:table-cell office:value-type="float" office:value="0.28467" calcext:value-type="float">
            <text:p>0.28467</text:p>
          </table:table-cell>
          <table:table-cell office:value-type="float" office:value="0.66794" calcext:value-type="float">
            <text:p>0.66794</text:p>
          </table:table-cell>
          <table:table-cell table:formula="of:=([.L667]-[.H667])*1000" office:value-type="float" office:value="394.97" calcext:value-type="float">
            <text:p>394.97</text:p>
          </table:table-cell>
          <table:table-cell table:number-columns-repeated="11"/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21272" calcext:value-type="float">
            <text:p>0.21272</text:p>
          </table:table-cell>
          <table:table-cell office:value-type="float" office:value="0.62487" calcext:value-type="float">
            <text:p>0.62487</text:p>
          </table:table-cell>
          <table:table-cell table:formula="of:=([.C668]-[.B668])*1000" office:value-type="float" office:value="412.15" calcext:value-type="float">
            <text:p>412.15</text:p>
          </table:table-cell>
          <table:table-cell office:value-type="float" office:value="0.26064" calcext:value-type="float">
            <text:p>0.26064</text:p>
          </table:table-cell>
          <table:table-cell office:value-type="float" office:value="0.64539" calcext:value-type="float">
            <text:p>0.64539</text:p>
          </table:table-cell>
          <table:table-cell table:formula="of:=([.F668]-[.E668])*1000" office:value-type="float" office:value="384.75" calcext:value-type="float">
            <text:p>384.75</text:p>
          </table:table-cell>
          <table:table-cell office:value-type="float" office:value="0.27392" calcext:value-type="float">
            <text:p>0.27392</text:p>
          </table:table-cell>
          <table:table-cell office:value-type="float" office:value="0.66171" calcext:value-type="float">
            <text:p>0.66171</text:p>
          </table:table-cell>
          <table:table-cell table:formula="of:=([.I668]-[.H668])*1000" office:value-type="float" office:value="387.79" calcext:value-type="float">
            <text:p>387.79</text:p>
          </table:table-cell>
          <table:table-cell office:value-type="float" office:value="0.28571" calcext:value-type="float">
            <text:p>0.28571</text:p>
          </table:table-cell>
          <table:table-cell office:value-type="float" office:value="0.66787" calcext:value-type="float">
            <text:p>0.66787</text:p>
          </table:table-cell>
          <table:table-cell table:formula="of:=([.L668]-[.H668])*1000" office:value-type="float" office:value="393.95" calcext:value-type="float">
            <text:p>393.95</text:p>
          </table:table-cell>
          <table:table-cell table:number-columns-repeated="11"/>
        </table:table-row>
        <table:table-row table:style-name="ro1">
          <table:table-cell office:value-type="float" office:value="0.2524" calcext:value-type="float">
            <text:p>0.2524</text:p>
          </table:table-cell>
          <table:table-cell office:value-type="float" office:value="0.21295" calcext:value-type="float">
            <text:p>0.21295</text:p>
          </table:table-cell>
          <table:table-cell office:value-type="float" office:value="0.62481" calcext:value-type="float">
            <text:p>0.62481</text:p>
          </table:table-cell>
          <table:table-cell table:formula="of:=([.C669]-[.B669])*1000" office:value-type="float" office:value="411.86" calcext:value-type="float">
            <text:p>411.86</text:p>
          </table:table-cell>
          <table:table-cell office:value-type="float" office:value="0.26141" calcext:value-type="float">
            <text:p>0.26141</text:p>
          </table:table-cell>
          <table:table-cell office:value-type="float" office:value="0.64532" calcext:value-type="float">
            <text:p>0.64532</text:p>
          </table:table-cell>
          <table:table-cell table:formula="of:=([.F669]-[.E669])*1000" office:value-type="float" office:value="383.91" calcext:value-type="float">
            <text:p>383.91</text:p>
          </table:table-cell>
          <table:table-cell office:value-type="float" office:value="0.27487" calcext:value-type="float">
            <text:p>0.27487</text:p>
          </table:table-cell>
          <table:table-cell office:value-type="float" office:value="0.66163" calcext:value-type="float">
            <text:p>0.66163</text:p>
          </table:table-cell>
          <table:table-cell table:formula="of:=([.I669]-[.H669])*1000" office:value-type="float" office:value="386.76" calcext:value-type="float">
            <text:p>386.76</text:p>
          </table:table-cell>
          <table:table-cell office:value-type="float" office:value="0.28674" calcext:value-type="float">
            <text:p>0.28674</text:p>
          </table:table-cell>
          <table:table-cell office:value-type="float" office:value="0.6678" calcext:value-type="float">
            <text:p>0.6678</text:p>
          </table:table-cell>
          <table:table-cell table:formula="of:=([.L669]-[.H669])*1000" office:value-type="float" office:value="392.93" calcext:value-type="float">
            <text:p>392.93</text:p>
          </table:table-cell>
          <table:table-cell table:number-columns-repeated="11"/>
        </table:table-row>
        <table:table-row table:style-name="ro1">
          <table:table-cell office:value-type="float" office:value="0.2528" calcext:value-type="float">
            <text:p>0.2528</text:p>
          </table:table-cell>
          <table:table-cell office:value-type="float" office:value="0.21317" calcext:value-type="float">
            <text:p>0.21317</text:p>
          </table:table-cell>
          <table:table-cell office:value-type="float" office:value="0.62476" calcext:value-type="float">
            <text:p>0.62476</text:p>
          </table:table-cell>
          <table:table-cell table:formula="of:=([.C670]-[.B670])*1000" office:value-type="float" office:value="411.59" calcext:value-type="float">
            <text:p>411.59</text:p>
          </table:table-cell>
          <table:table-cell office:value-type="float" office:value="0.26217" calcext:value-type="float">
            <text:p>0.26217</text:p>
          </table:table-cell>
          <table:table-cell office:value-type="float" office:value="0.64525" calcext:value-type="float">
            <text:p>0.64525</text:p>
          </table:table-cell>
          <table:table-cell table:formula="of:=([.F670]-[.E670])*1000" office:value-type="float" office:value="383.08" calcext:value-type="float">
            <text:p>383.08</text:p>
          </table:table-cell>
          <table:table-cell office:value-type="float" office:value="0.27582" calcext:value-type="float">
            <text:p>0.27582</text:p>
          </table:table-cell>
          <table:table-cell office:value-type="float" office:value="0.66156" calcext:value-type="float">
            <text:p>0.66156</text:p>
          </table:table-cell>
          <table:table-cell table:formula="of:=([.I670]-[.H670])*1000" office:value-type="float" office:value="385.74" calcext:value-type="float">
            <text:p>385.74</text:p>
          </table:table-cell>
          <table:table-cell office:value-type="float" office:value="0.28778" calcext:value-type="float">
            <text:p>0.28778</text:p>
          </table:table-cell>
          <table:table-cell office:value-type="float" office:value="0.66773" calcext:value-type="float">
            <text:p>0.66773</text:p>
          </table:table-cell>
          <table:table-cell table:formula="of:=([.L670]-[.H670])*1000" office:value-type="float" office:value="391.91" calcext:value-type="float">
            <text:p>391.91</text:p>
          </table:table-cell>
          <table:table-cell table:number-columns-repeated="11"/>
        </table:table-row>
        <table:table-row table:style-name="ro1">
          <table:table-cell office:value-type="float" office:value="0.2532" calcext:value-type="float">
            <text:p>0.2532</text:p>
          </table:table-cell>
          <table:table-cell office:value-type="float" office:value="0.21339" calcext:value-type="float">
            <text:p>0.21339</text:p>
          </table:table-cell>
          <table:table-cell office:value-type="float" office:value="0.6247" calcext:value-type="float">
            <text:p>0.6247</text:p>
          </table:table-cell>
          <table:table-cell table:formula="of:=([.C671]-[.B671])*1000" office:value-type="float" office:value="411.31" calcext:value-type="float">
            <text:p>411.31</text:p>
          </table:table-cell>
          <table:table-cell office:value-type="float" office:value="0.26293" calcext:value-type="float">
            <text:p>0.26293</text:p>
          </table:table-cell>
          <table:table-cell office:value-type="float" office:value="0.64517" calcext:value-type="float">
            <text:p>0.64517</text:p>
          </table:table-cell>
          <table:table-cell table:formula="of:=([.F671]-[.E671])*1000" office:value-type="float" office:value="382.24" calcext:value-type="float">
            <text:p>382.24</text:p>
          </table:table-cell>
          <table:table-cell office:value-type="float" office:value="0.27677" calcext:value-type="float">
            <text:p>0.27677</text:p>
          </table:table-cell>
          <table:table-cell office:value-type="float" office:value="0.66149" calcext:value-type="float">
            <text:p>0.66149</text:p>
          </table:table-cell>
          <table:table-cell table:formula="of:=([.I671]-[.H671])*1000" office:value-type="float" office:value="384.72" calcext:value-type="float">
            <text:p>384.72</text:p>
          </table:table-cell>
          <table:table-cell office:value-type="float" office:value="0.28881" calcext:value-type="float">
            <text:p>0.28881</text:p>
          </table:table-cell>
          <table:table-cell office:value-type="float" office:value="0.66767" calcext:value-type="float">
            <text:p>0.66767</text:p>
          </table:table-cell>
          <table:table-cell table:formula="of:=([.L671]-[.H671])*1000" office:value-type="float" office:value="390.9" calcext:value-type="float">
            <text:p>390.9</text:p>
          </table:table-cell>
          <table:table-cell table:number-columns-repeated="11"/>
        </table:table-row>
        <table:table-row table:style-name="ro1">
          <table:table-cell office:value-type="float" office:value="0.2536" calcext:value-type="float">
            <text:p>0.2536</text:p>
          </table:table-cell>
          <table:table-cell office:value-type="float" office:value="0.21369" calcext:value-type="float">
            <text:p>0.21369</text:p>
          </table:table-cell>
          <table:table-cell office:value-type="float" office:value="0.62465" calcext:value-type="float">
            <text:p>0.62465</text:p>
          </table:table-cell>
          <table:table-cell table:formula="of:=([.C672]-[.B672])*1000" office:value-type="float" office:value="410.96" calcext:value-type="float">
            <text:p>410.96</text:p>
          </table:table-cell>
          <table:table-cell office:value-type="float" office:value="0.26381" calcext:value-type="float">
            <text:p>0.26381</text:p>
          </table:table-cell>
          <table:table-cell office:value-type="float" office:value="0.6451" calcext:value-type="float">
            <text:p>0.6451</text:p>
          </table:table-cell>
          <table:table-cell table:formula="of:=([.F672]-[.E672])*1000" office:value-type="float" office:value="381.29" calcext:value-type="float">
            <text:p>381.29</text:p>
          </table:table-cell>
          <table:table-cell office:value-type="float" office:value="0.27783" calcext:value-type="float">
            <text:p>0.27783</text:p>
          </table:table-cell>
          <table:table-cell office:value-type="float" office:value="0.66142" calcext:value-type="float">
            <text:p>0.66142</text:p>
          </table:table-cell>
          <table:table-cell table:formula="of:=([.I672]-[.H672])*1000" office:value-type="float" office:value="383.59" calcext:value-type="float">
            <text:p>383.59</text:p>
          </table:table-cell>
          <table:table-cell office:value-type="float" office:value="0.28994" calcext:value-type="float">
            <text:p>0.28994</text:p>
          </table:table-cell>
          <table:table-cell office:value-type="float" office:value="0.6676" calcext:value-type="float">
            <text:p>0.6676</text:p>
          </table:table-cell>
          <table:table-cell table:formula="of:=([.L672]-[.H672])*1000" office:value-type="float" office:value="389.77" calcext:value-type="float">
            <text:p>389.77</text:p>
          </table:table-cell>
          <table:table-cell table:number-columns-repeated="11"/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21403" calcext:value-type="float">
            <text:p>0.21403</text:p>
          </table:table-cell>
          <table:table-cell office:value-type="float" office:value="0.62459" calcext:value-type="float">
            <text:p>0.62459</text:p>
          </table:table-cell>
          <table:table-cell table:formula="of:=([.C673]-[.B673])*1000" office:value-type="float" office:value="410.56" calcext:value-type="float">
            <text:p>410.56</text:p>
          </table:table-cell>
          <table:table-cell office:value-type="float" office:value="0.26476" calcext:value-type="float">
            <text:p>0.26476</text:p>
          </table:table-cell>
          <table:table-cell office:value-type="float" office:value="0.64502" calcext:value-type="float">
            <text:p>0.64502</text:p>
          </table:table-cell>
          <table:table-cell table:formula="of:=([.F673]-[.E673])*1000" office:value-type="float" office:value="380.26" calcext:value-type="float">
            <text:p>380.26</text:p>
          </table:table-cell>
          <table:table-cell office:value-type="float" office:value="0.27895" calcext:value-type="float">
            <text:p>0.27895</text:p>
          </table:table-cell>
          <table:table-cell office:value-type="float" office:value="0.66134" calcext:value-type="float">
            <text:p>0.66134</text:p>
          </table:table-cell>
          <table:table-cell table:formula="of:=([.I673]-[.H673])*1000" office:value-type="float" office:value="382.39" calcext:value-type="float">
            <text:p>382.39</text:p>
          </table:table-cell>
          <table:table-cell office:value-type="float" office:value="0.29111" calcext:value-type="float">
            <text:p>0.29111</text:p>
          </table:table-cell>
          <table:table-cell office:value-type="float" office:value="0.66753" calcext:value-type="float">
            <text:p>0.66753</text:p>
          </table:table-cell>
          <table:table-cell table:formula="of:=([.L673]-[.H673])*1000" office:value-type="float" office:value="388.58" calcext:value-type="float">
            <text:p>388.58</text:p>
          </table:table-cell>
          <table:table-cell table:number-columns-repeated="11"/>
        </table:table-row>
        <table:table-row table:style-name="ro1">
          <table:table-cell office:value-type="float" office:value="0.2544" calcext:value-type="float">
            <text:p>0.2544</text:p>
          </table:table-cell>
          <table:table-cell office:value-type="float" office:value="0.21438" calcext:value-type="float">
            <text:p>0.21438</text:p>
          </table:table-cell>
          <table:table-cell office:value-type="float" office:value="0.62453" calcext:value-type="float">
            <text:p>0.62453</text:p>
          </table:table-cell>
          <table:table-cell table:formula="of:=([.C674]-[.B674])*1000" office:value-type="float" office:value="410.15" calcext:value-type="float">
            <text:p>410.15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64495" calcext:value-type="float">
            <text:p>0.64495</text:p>
          </table:table-cell>
          <table:table-cell table:formula="of:=([.F674]-[.E674])*1000" office:value-type="float" office:value="379.25" calcext:value-type="float">
            <text:p>379.25</text:p>
          </table:table-cell>
          <table:table-cell office:value-type="float" office:value="0.28006" calcext:value-type="float">
            <text:p>0.28006</text:p>
          </table:table-cell>
          <table:table-cell office:value-type="float" office:value="0.66127" calcext:value-type="float">
            <text:p>0.66127</text:p>
          </table:table-cell>
          <table:table-cell table:formula="of:=([.I674]-[.H674])*1000" office:value-type="float" office:value="381.21" calcext:value-type="float">
            <text:p>381.21</text:p>
          </table:table-cell>
          <table:table-cell office:value-type="float" office:value="0.29229" calcext:value-type="float">
            <text:p>0.29229</text:p>
          </table:table-cell>
          <table:table-cell office:value-type="float" office:value="0.66746" calcext:value-type="float">
            <text:p>0.66746</text:p>
          </table:table-cell>
          <table:table-cell table:formula="of:=([.L674]-[.H674])*1000" office:value-type="float" office:value="387.4" calcext:value-type="float">
            <text:p>387.4</text:p>
          </table:table-cell>
          <table:table-cell table:number-columns-repeated="11"/>
        </table:table-row>
        <table:table-row table:style-name="ro1">
          <table:table-cell office:value-type="float" office:value="0.2548" calcext:value-type="float">
            <text:p>0.2548</text:p>
          </table:table-cell>
          <table:table-cell office:value-type="float" office:value="0.21472" calcext:value-type="float">
            <text:p>0.21472</text:p>
          </table:table-cell>
          <table:table-cell office:value-type="float" office:value="0.62448" calcext:value-type="float">
            <text:p>0.62448</text:p>
          </table:table-cell>
          <table:table-cell table:formula="of:=([.C675]-[.B675])*1000" office:value-type="float" office:value="409.76" calcext:value-type="float">
            <text:p>409.76</text:p>
          </table:table-cell>
          <table:table-cell office:value-type="float" office:value="0.26664" calcext:value-type="float">
            <text:p>0.26664</text:p>
          </table:table-cell>
          <table:table-cell office:value-type="float" office:value="0.64487" calcext:value-type="float">
            <text:p>0.64487</text:p>
          </table:table-cell>
          <table:table-cell table:formula="of:=([.F675]-[.E675])*1000" office:value-type="float" office:value="378.23" calcext:value-type="float">
            <text:p>378.23</text:p>
          </table:table-cell>
          <table:table-cell office:value-type="float" office:value="0.28118" calcext:value-type="float">
            <text:p>0.28118</text:p>
          </table:table-cell>
          <table:table-cell office:value-type="float" office:value="0.6612" calcext:value-type="float">
            <text:p>0.6612</text:p>
          </table:table-cell>
          <table:table-cell table:formula="of:=([.I675]-[.H675])*1000" office:value-type="float" office:value="380.02" calcext:value-type="float">
            <text:p>380.02</text:p>
          </table:table-cell>
          <table:table-cell office:value-type="float" office:value="0.29346" calcext:value-type="float">
            <text:p>0.29346</text:p>
          </table:table-cell>
          <table:table-cell office:value-type="float" office:value="0.66739" calcext:value-type="float">
            <text:p>0.66739</text:p>
          </table:table-cell>
          <table:table-cell table:formula="of:=([.L675]-[.H675])*1000" office:value-type="float" office:value="386.21" calcext:value-type="float">
            <text:p>386.21</text:p>
          </table:table-cell>
          <table:table-cell table:number-columns-repeated="11"/>
        </table:table-row>
        <table:table-row table:style-name="ro1">
          <table:table-cell office:value-type="float" office:value="0.2552" calcext:value-type="float">
            <text:p>0.2552</text:p>
          </table:table-cell>
          <table:table-cell office:value-type="float" office:value="0.21506" calcext:value-type="float">
            <text:p>0.21506</text:p>
          </table:table-cell>
          <table:table-cell office:value-type="float" office:value="0.62442" calcext:value-type="float">
            <text:p>0.62442</text:p>
          </table:table-cell>
          <table:table-cell table:formula="of:=([.C676]-[.B676])*1000" office:value-type="float" office:value="409.36" calcext:value-type="float">
            <text:p>409.36</text:p>
          </table:table-cell>
          <table:table-cell office:value-type="float" office:value="0.26759" calcext:value-type="float">
            <text:p>0.26759</text:p>
          </table:table-cell>
          <table:table-cell office:value-type="float" office:value="0.6448" calcext:value-type="float">
            <text:p>0.6448</text:p>
          </table:table-cell>
          <table:table-cell table:formula="of:=([.F676]-[.E676])*1000" office:value-type="float" office:value="377.21" calcext:value-type="float">
            <text:p>377.21</text:p>
          </table:table-cell>
          <table:table-cell office:value-type="float" office:value="0.28229" calcext:value-type="float">
            <text:p>0.28229</text:p>
          </table:table-cell>
          <table:table-cell office:value-type="float" office:value="0.66112" calcext:value-type="float">
            <text:p>0.66112</text:p>
          </table:table-cell>
          <table:table-cell table:formula="of:=([.I676]-[.H676])*1000" office:value-type="float" office:value="378.83" calcext:value-type="float">
            <text:p>378.83</text:p>
          </table:table-cell>
          <table:table-cell office:value-type="float" office:value="0.29463" calcext:value-type="float">
            <text:p>0.29463</text:p>
          </table:table-cell>
          <table:table-cell office:value-type="float" office:value="0.66732" calcext:value-type="float">
            <text:p>0.66732</text:p>
          </table:table-cell>
          <table:table-cell table:formula="of:=([.L676]-[.H676])*1000" office:value-type="float" office:value="385.03" calcext:value-type="float">
            <text:p>385.03</text:p>
          </table:table-cell>
          <table:table-cell table:number-columns-repeated="11"/>
        </table:table-row>
        <table:table-row table:style-name="ro1">
          <table:table-cell office:value-type="float" office:value="0.2556" calcext:value-type="float">
            <text:p>0.2556</text:p>
          </table:table-cell>
          <table:table-cell office:value-type="float" office:value="0.2154" calcext:value-type="float">
            <text:p>0.2154</text:p>
          </table:table-cell>
          <table:table-cell office:value-type="float" office:value="0.62436" calcext:value-type="float">
            <text:p>0.62436</text:p>
          </table:table-cell>
          <table:table-cell table:formula="of:=([.C677]-[.B677])*1000" office:value-type="float" office:value="408.96" calcext:value-type="float">
            <text:p>408.96</text:p>
          </table:table-cell>
          <table:table-cell office:value-type="float" office:value="0.26853" calcext:value-type="float">
            <text:p>0.26853</text:p>
          </table:table-cell>
          <table:table-cell office:value-type="float" office:value="0.64472" calcext:value-type="float">
            <text:p>0.64472</text:p>
          </table:table-cell>
          <table:table-cell table:formula="of:=([.F677]-[.E677])*1000" office:value-type="float" office:value="376.19" calcext:value-type="float">
            <text:p>376.19</text:p>
          </table:table-cell>
          <table:table-cell office:value-type="float" office:value="0.28341" calcext:value-type="float">
            <text:p>0.28341</text:p>
          </table:table-cell>
          <table:table-cell office:value-type="float" office:value="0.66105" calcext:value-type="float">
            <text:p>0.66105</text:p>
          </table:table-cell>
          <table:table-cell table:formula="of:=([.I677]-[.H677])*1000" office:value-type="float" office:value="377.64" calcext:value-type="float">
            <text:p>377.64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66725" calcext:value-type="float">
            <text:p>0.66725</text:p>
          </table:table-cell>
          <table:table-cell table:formula="of:=([.L677]-[.H677])*1000" office:value-type="float" office:value="383.84" calcext:value-type="float">
            <text:p>383.84</text:p>
          </table:table-cell>
          <table:table-cell table:number-columns-repeated="11"/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.21574" calcext:value-type="float">
            <text:p>0.21574</text:p>
          </table:table-cell>
          <table:table-cell office:value-type="float" office:value="0.62431" calcext:value-type="float">
            <text:p>0.62431</text:p>
          </table:table-cell>
          <table:table-cell table:formula="of:=([.C678]-[.B678])*1000" office:value-type="float" office:value="408.57" calcext:value-type="float">
            <text:p>408.57</text:p>
          </table:table-cell>
          <table:table-cell office:value-type="float" office:value="0.26947" calcext:value-type="float">
            <text:p>0.26947</text:p>
          </table:table-cell>
          <table:table-cell office:value-type="float" office:value="0.64465" calcext:value-type="float">
            <text:p>0.64465</text:p>
          </table:table-cell>
          <table:table-cell table:formula="of:=([.F678]-[.E678])*1000" office:value-type="float" office:value="375.18" calcext:value-type="float">
            <text:p>375.18</text:p>
          </table:table-cell>
          <table:table-cell office:value-type="float" office:value="0.28452" calcext:value-type="float">
            <text:p>0.28452</text:p>
          </table:table-cell>
          <table:table-cell office:value-type="float" office:value="0.66098" calcext:value-type="float">
            <text:p>0.66098</text:p>
          </table:table-cell>
          <table:table-cell table:formula="of:=([.I678]-[.H678])*1000" office:value-type="float" office:value="376.46" calcext:value-type="float">
            <text:p>376.46</text:p>
          </table:table-cell>
          <table:table-cell office:value-type="float" office:value="0.29698" calcext:value-type="float">
            <text:p>0.29698</text:p>
          </table:table-cell>
          <table:table-cell office:value-type="float" office:value="0.66718" calcext:value-type="float">
            <text:p>0.66718</text:p>
          </table:table-cell>
          <table:table-cell table:formula="of:=([.L678]-[.H678])*1000" office:value-type="float" office:value="382.66" calcext:value-type="float">
            <text:p>382.66</text:p>
          </table:table-cell>
          <table:table-cell table:number-columns-repeated="11"/>
        </table:table-row>
        <table:table-row table:style-name="ro1">
          <table:table-cell office:value-type="float" office:value="0.2564" calcext:value-type="float">
            <text:p>0.2564</text:p>
          </table:table-cell>
          <table:table-cell office:value-type="float" office:value="0.21609" calcext:value-type="float">
            <text:p>0.21609</text:p>
          </table:table-cell>
          <table:table-cell office:value-type="float" office:value="0.62425" calcext:value-type="float">
            <text:p>0.62425</text:p>
          </table:table-cell>
          <table:table-cell table:formula="of:=([.C679]-[.B679])*1000" office:value-type="float" office:value="408.16" calcext:value-type="float">
            <text:p>408.16</text:p>
          </table:table-cell>
          <table:table-cell office:value-type="float" office:value="0.27042" calcext:value-type="float">
            <text:p>0.27042</text:p>
          </table:table-cell>
          <table:table-cell office:value-type="float" office:value="0.64457" calcext:value-type="float">
            <text:p>0.64457</text:p>
          </table:table-cell>
          <table:table-cell table:formula="of:=([.F679]-[.E679])*1000" office:value-type="float" office:value="374.15" calcext:value-type="float">
            <text:p>374.15</text:p>
          </table:table-cell>
          <table:table-cell office:value-type="float" office:value="0.28564" calcext:value-type="float">
            <text:p>0.28564</text:p>
          </table:table-cell>
          <table:table-cell office:value-type="float" office:value="0.6609" calcext:value-type="float">
            <text:p>0.6609</text:p>
          </table:table-cell>
          <table:table-cell table:formula="of:=([.I679]-[.H679])*1000" office:value-type="float" office:value="375.26" calcext:value-type="float">
            <text:p>375.26</text:p>
          </table:table-cell>
          <table:table-cell office:value-type="float" office:value="0.29815" calcext:value-type="float">
            <text:p>0.29815</text:p>
          </table:table-cell>
          <table:table-cell office:value-type="float" office:value="0.66711" calcext:value-type="float">
            <text:p>0.66711</text:p>
          </table:table-cell>
          <table:table-cell table:formula="of:=([.L679]-[.H679])*1000" office:value-type="float" office:value="381.47" calcext:value-type="float">
            <text:p>381.47</text:p>
          </table:table-cell>
          <table:table-cell table:number-columns-repeated="11"/>
        </table:table-row>
        <table:table-row table:style-name="ro1">
          <table:table-cell office:value-type="float" office:value="0.2568" calcext:value-type="float">
            <text:p>0.2568</text:p>
          </table:table-cell>
          <table:table-cell office:value-type="float" office:value="0.21647" calcext:value-type="float">
            <text:p>0.21647</text:p>
          </table:table-cell>
          <table:table-cell office:value-type="float" office:value="0.6242" calcext:value-type="float">
            <text:p>0.6242</text:p>
          </table:table-cell>
          <table:table-cell table:formula="of:=([.C680]-[.B680])*1000" office:value-type="float" office:value="407.73" calcext:value-type="float">
            <text:p>407.73</text:p>
          </table:table-cell>
          <table:table-cell office:value-type="float" office:value="0.27142" calcext:value-type="float">
            <text:p>0.27142</text:p>
          </table:table-cell>
          <table:table-cell office:value-type="float" office:value="0.6445" calcext:value-type="float">
            <text:p>0.6445</text:p>
          </table:table-cell>
          <table:table-cell table:formula="of:=([.F680]-[.E680])*1000" office:value-type="float" office:value="373.08" calcext:value-type="float">
            <text:p>373.08</text:p>
          </table:table-cell>
          <table:table-cell office:value-type="float" office:value="0.28681" calcext:value-type="float">
            <text:p>0.28681</text:p>
          </table:table-cell>
          <table:table-cell office:value-type="float" office:value="0.66083" calcext:value-type="float">
            <text:p>0.66083</text:p>
          </table:table-cell>
          <table:table-cell table:formula="of:=([.I680]-[.H680])*1000" office:value-type="float" office:value="374.02" calcext:value-type="float">
            <text:p>374.02</text:p>
          </table:table-cell>
          <table:table-cell office:value-type="float" office:value="0.29937" calcext:value-type="float">
            <text:p>0.29937</text:p>
          </table:table-cell>
          <table:table-cell office:value-type="float" office:value="0.66704" calcext:value-type="float">
            <text:p>0.66704</text:p>
          </table:table-cell>
          <table:table-cell table:formula="of:=([.L680]-[.H680])*1000" office:value-type="float" office:value="380.23" calcext:value-type="float">
            <text:p>380.23</text:p>
          </table:table-cell>
          <table:table-cell table:number-columns-repeated="11"/>
        </table:table-row>
        <table:table-row table:style-name="ro1">
          <table:table-cell office:value-type="float" office:value="0.2572" calcext:value-type="float">
            <text:p>0.2572</text:p>
          </table:table-cell>
          <table:table-cell office:value-type="float" office:value="0.21695" calcext:value-type="float">
            <text:p>0.21695</text:p>
          </table:table-cell>
          <table:table-cell office:value-type="float" office:value="0.62414" calcext:value-type="float">
            <text:p>0.62414</text:p>
          </table:table-cell>
          <table:table-cell table:formula="of:=([.C681]-[.B681])*1000" office:value-type="float" office:value="407.19" calcext:value-type="float">
            <text:p>407.19</text:p>
          </table:table-cell>
          <table:table-cell office:value-type="float" office:value="0.27256" calcext:value-type="float">
            <text:p>0.27256</text:p>
          </table:table-cell>
          <table:table-cell office:value-type="float" office:value="0.64442" calcext:value-type="float">
            <text:p>0.64442</text:p>
          </table:table-cell>
          <table:table-cell table:formula="of:=([.F681]-[.E681])*1000" office:value-type="float" office:value="371.86" calcext:value-type="float">
            <text:p>371.86</text:p>
          </table:table-cell>
          <table:table-cell office:value-type="float" office:value="0.28809" calcext:value-type="float">
            <text:p>0.28809</text:p>
          </table:table-cell>
          <table:table-cell office:value-type="float" office:value="0.66076" calcext:value-type="float">
            <text:p>0.66076</text:p>
          </table:table-cell>
          <table:table-cell table:formula="of:=([.I681]-[.H681])*1000" office:value-type="float" office:value="372.67" calcext:value-type="float">
            <text:p>372.67</text:p>
          </table:table-cell>
          <table:table-cell office:value-type="float" office:value="0.30067" calcext:value-type="float">
            <text:p>0.30067</text:p>
          </table:table-cell>
          <table:table-cell office:value-type="float" office:value="0.66697" calcext:value-type="float">
            <text:p>0.66697</text:p>
          </table:table-cell>
          <table:table-cell table:formula="of:=([.L681]-[.H681])*1000" office:value-type="float" office:value="378.88" calcext:value-type="float">
            <text:p>378.88</text:p>
          </table:table-cell>
          <table:table-cell table:number-columns-repeated="11"/>
        </table:table-row>
        <table:table-row table:style-name="ro1">
          <table:table-cell office:value-type="float" office:value="0.2576" calcext:value-type="float">
            <text:p>0.2576</text:p>
          </table:table-cell>
          <table:table-cell office:value-type="float" office:value="0.21743" calcext:value-type="float">
            <text:p>0.21743</text:p>
          </table:table-cell>
          <table:table-cell office:value-type="float" office:value="0.62408" calcext:value-type="float">
            <text:p>0.62408</text:p>
          </table:table-cell>
          <table:table-cell table:formula="of:=([.C682]-[.B682])*1000" office:value-type="float" office:value="406.65" calcext:value-type="float">
            <text:p>406.65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64435" calcext:value-type="float">
            <text:p>0.64435</text:p>
          </table:table-cell>
          <table:table-cell table:formula="of:=([.F682]-[.E682])*1000" office:value-type="float" office:value="370.65" calcext:value-type="float">
            <text:p>370.65</text:p>
          </table:table-cell>
          <table:table-cell office:value-type="float" office:value="0.28938" calcext:value-type="float">
            <text:p>0.28938</text:p>
          </table:table-cell>
          <table:table-cell office:value-type="float" office:value="0.66068" calcext:value-type="float">
            <text:p>0.66068</text:p>
          </table:table-cell>
          <table:table-cell table:formula="of:=([.I682]-[.H682])*1000" office:value-type="float" office:value="371.3" calcext:value-type="float">
            <text:p>371.3</text:p>
          </table:table-cell>
          <table:table-cell office:value-type="float" office:value="0.30198" calcext:value-type="float">
            <text:p>0.30198</text:p>
          </table:table-cell>
          <table:table-cell office:value-type="float" office:value="0.6669" calcext:value-type="float">
            <text:p>0.6669</text:p>
          </table:table-cell>
          <table:table-cell table:formula="of:=([.L682]-[.H682])*1000" office:value-type="float" office:value="377.52" calcext:value-type="float">
            <text:p>377.52</text:p>
          </table:table-cell>
          <table:table-cell table:number-columns-repeated="11"/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.21791" calcext:value-type="float">
            <text:p>0.21791</text:p>
          </table:table-cell>
          <table:table-cell office:value-type="float" office:value="0.62403" calcext:value-type="float">
            <text:p>0.62403</text:p>
          </table:table-cell>
          <table:table-cell table:formula="of:=([.C683]-[.B683])*1000" office:value-type="float" office:value="406.12" calcext:value-type="float">
            <text:p>406.12</text:p>
          </table:table-cell>
          <table:table-cell office:value-type="float" office:value="0.27484" calcext:value-type="float">
            <text:p>0.27484</text:p>
          </table:table-cell>
          <table:table-cell office:value-type="float" office:value="0.64427" calcext:value-type="float">
            <text:p>0.64427</text:p>
          </table:table-cell>
          <table:table-cell table:formula="of:=([.F683]-[.E683])*1000" office:value-type="float" office:value="369.43" calcext:value-type="float">
            <text:p>369.43</text:p>
          </table:table-cell>
          <table:table-cell office:value-type="float" office:value="0.29066" calcext:value-type="float">
            <text:p>0.29066</text:p>
          </table:table-cell>
          <table:table-cell office:value-type="float" office:value="0.66061" calcext:value-type="float">
            <text:p>0.66061</text:p>
          </table:table-cell>
          <table:table-cell table:formula="of:=([.I683]-[.H683])*1000" office:value-type="float" office:value="369.95" calcext:value-type="float">
            <text:p>369.95</text:p>
          </table:table-cell>
          <table:table-cell office:value-type="float" office:value="0.30328" calcext:value-type="float">
            <text:p>0.30328</text:p>
          </table:table-cell>
          <table:table-cell office:value-type="float" office:value="0.66683" calcext:value-type="float">
            <text:p>0.66683</text:p>
          </table:table-cell>
          <table:table-cell table:formula="of:=([.L683]-[.H683])*1000" office:value-type="float" office:value="376.17" calcext:value-type="float">
            <text:p>376.17</text:p>
          </table:table-cell>
          <table:table-cell table:number-columns-repeated="11"/>
        </table:table-row>
        <table:table-row table:style-name="ro1">
          <table:table-cell office:value-type="float" office:value="0.2584" calcext:value-type="float">
            <text:p>0.2584</text:p>
          </table:table-cell>
          <table:table-cell office:value-type="float" office:value="0.21839" calcext:value-type="float">
            <text:p>0.21839</text:p>
          </table:table-cell>
          <table:table-cell office:value-type="float" office:value="0.62397" calcext:value-type="float">
            <text:p>0.62397</text:p>
          </table:table-cell>
          <table:table-cell table:formula="of:=([.C684]-[.B684])*1000" office:value-type="float" office:value="405.58" calcext:value-type="float">
            <text:p>405.58</text:p>
          </table:table-cell>
          <table:table-cell office:value-type="float" office:value="0.27598" calcext:value-type="float">
            <text:p>0.27598</text:p>
          </table:table-cell>
          <table:table-cell office:value-type="float" office:value="0.64419" calcext:value-type="float">
            <text:p>0.64419</text:p>
          </table:table-cell>
          <table:table-cell table:formula="of:=([.F684]-[.E684])*1000" office:value-type="float" office:value="368.21" calcext:value-type="float">
            <text:p>368.21</text:p>
          </table:table-cell>
          <table:table-cell office:value-type="float" office:value="0.29194" calcext:value-type="float">
            <text:p>0.29194</text:p>
          </table:table-cell>
          <table:table-cell office:value-type="float" office:value="0.66053" calcext:value-type="float">
            <text:p>0.66053</text:p>
          </table:table-cell>
          <table:table-cell table:formula="of:=([.I684]-[.H684])*1000" office:value-type="float" office:value="368.59" calcext:value-type="float">
            <text:p>368.59</text:p>
          </table:table-cell>
          <table:table-cell office:value-type="float" office:value="0.30459" calcext:value-type="float">
            <text:p>0.30459</text:p>
          </table:table-cell>
          <table:table-cell office:value-type="float" office:value="0.66676" calcext:value-type="float">
            <text:p>0.66676</text:p>
          </table:table-cell>
          <table:table-cell table:formula="of:=([.L684]-[.H684])*1000" office:value-type="float" office:value="374.82" calcext:value-type="float">
            <text:p>374.82</text:p>
          </table:table-cell>
          <table:table-cell table:number-columns-repeated="11"/>
        </table:table-row>
        <table:table-row table:style-name="ro1">
          <table:table-cell office:value-type="float" office:value="0.2588" calcext:value-type="float">
            <text:p>0.2588</text:p>
          </table:table-cell>
          <table:table-cell office:value-type="float" office:value="0.21887" calcext:value-type="float">
            <text:p>0.21887</text:p>
          </table:table-cell>
          <table:table-cell office:value-type="float" office:value="0.62391" calcext:value-type="float">
            <text:p>0.62391</text:p>
          </table:table-cell>
          <table:table-cell table:formula="of:=([.C685]-[.B685])*1000" office:value-type="float" office:value="405.04" calcext:value-type="float">
            <text:p>405.04</text:p>
          </table:table-cell>
          <table:table-cell office:value-type="float" office:value="0.27712" calcext:value-type="float">
            <text:p>0.27712</text:p>
          </table:table-cell>
          <table:table-cell office:value-type="float" office:value="0.64412" calcext:value-type="float">
            <text:p>0.64412</text:p>
          </table:table-cell>
          <table:table-cell table:formula="of:=([.F685]-[.E685])*1000" office:value-type="float" office:value="367" calcext:value-type="float">
            <text:p>367</text:p>
          </table:table-cell>
          <table:table-cell office:value-type="float" office:value="0.29322" calcext:value-type="float">
            <text:p>0.29322</text:p>
          </table:table-cell>
          <table:table-cell office:value-type="float" office:value="0.66046" calcext:value-type="float">
            <text:p>0.66046</text:p>
          </table:table-cell>
          <table:table-cell table:formula="of:=([.I685]-[.H685])*1000" office:value-type="float" office:value="367.24" calcext:value-type="float">
            <text:p>367.24</text:p>
          </table:table-cell>
          <table:table-cell office:value-type="float" office:value="0.3059" calcext:value-type="float">
            <text:p>0.3059</text:p>
          </table:table-cell>
          <table:table-cell office:value-type="float" office:value="0.66669" calcext:value-type="float">
            <text:p>0.66669</text:p>
          </table:table-cell>
          <table:table-cell table:formula="of:=([.L685]-[.H685])*1000" office:value-type="float" office:value="373.47" calcext:value-type="float">
            <text:p>373.47</text:p>
          </table:table-cell>
          <table:table-cell table:number-columns-repeated="11"/>
        </table:table-row>
        <table:table-row table:style-name="ro1">
          <table:table-cell office:value-type="float" office:value="0.2592" calcext:value-type="float">
            <text:p>0.2592</text:p>
          </table:table-cell>
          <table:table-cell office:value-type="float" office:value="0.21935" calcext:value-type="float">
            <text:p>0.21935</text:p>
          </table:table-cell>
          <table:table-cell office:value-type="float" office:value="0.62386" calcext:value-type="float">
            <text:p>0.62386</text:p>
          </table:table-cell>
          <table:table-cell table:formula="of:=([.C686]-[.B686])*1000" office:value-type="float" office:value="404.51" calcext:value-type="float">
            <text:p>404.51</text:p>
          </table:table-cell>
          <table:table-cell office:value-type="float" office:value="0.27825" calcext:value-type="float">
            <text:p>0.27825</text:p>
          </table:table-cell>
          <table:table-cell office:value-type="float" office:value="0.64404" calcext:value-type="float">
            <text:p>0.64404</text:p>
          </table:table-cell>
          <table:table-cell table:formula="of:=([.F686]-[.E686])*1000" office:value-type="float" office:value="365.79" calcext:value-type="float">
            <text:p>365.79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0.66039" calcext:value-type="float">
            <text:p>0.66039</text:p>
          </table:table-cell>
          <table:table-cell table:formula="of:=([.I686]-[.H686])*1000" office:value-type="float" office:value="365.88" calcext:value-type="float">
            <text:p>365.88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66662" calcext:value-type="float">
            <text:p>0.66662</text:p>
          </table:table-cell>
          <table:table-cell table:formula="of:=([.L686]-[.H686])*1000" office:value-type="float" office:value="372.11" calcext:value-type="float">
            <text:p>372.11</text:p>
          </table:table-cell>
          <table:table-cell table:number-columns-repeated="11"/>
        </table:table-row>
        <table:table-row table:style-name="ro1">
          <table:table-cell office:value-type="float" office:value="0.2596" calcext:value-type="float">
            <text:p>0.2596</text:p>
          </table:table-cell>
          <table:table-cell office:value-type="float" office:value="0.21983" calcext:value-type="float">
            <text:p>0.21983</text:p>
          </table:table-cell>
          <table:table-cell office:value-type="float" office:value="0.6238" calcext:value-type="float">
            <text:p>0.6238</text:p>
          </table:table-cell>
          <table:table-cell table:formula="of:=([.C687]-[.B687])*1000" office:value-type="float" office:value="403.97" calcext:value-type="float">
            <text:p>403.97</text:p>
          </table:table-cell>
          <table:table-cell office:value-type="float" office:value="0.27939" calcext:value-type="float">
            <text:p>0.27939</text:p>
          </table:table-cell>
          <table:table-cell office:value-type="float" office:value="0.64397" calcext:value-type="float">
            <text:p>0.64397</text:p>
          </table:table-cell>
          <table:table-cell table:formula="of:=([.F687]-[.E687])*1000" office:value-type="float" office:value="364.58" calcext:value-type="float">
            <text:p>364.58</text:p>
          </table:table-cell>
          <table:table-cell office:value-type="float" office:value="0.29579" calcext:value-type="float">
            <text:p>0.29579</text:p>
          </table:table-cell>
          <table:table-cell office:value-type="float" office:value="0.66031" calcext:value-type="float">
            <text:p>0.66031</text:p>
          </table:table-cell>
          <table:table-cell table:formula="of:=([.I687]-[.H687])*1000" office:value-type="float" office:value="364.52" calcext:value-type="float">
            <text:p>364.52</text:p>
          </table:table-cell>
          <table:table-cell office:value-type="float" office:value="0.30851" calcext:value-type="float">
            <text:p>0.30851</text:p>
          </table:table-cell>
          <table:table-cell office:value-type="float" office:value="0.66655" calcext:value-type="float">
            <text:p>0.66655</text:p>
          </table:table-cell>
          <table:table-cell table:formula="of:=([.L687]-[.H687])*1000" office:value-type="float" office:value="370.76" calcext:value-type="float">
            <text:p>370.76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22031" calcext:value-type="float">
            <text:p>0.22031</text:p>
          </table:table-cell>
          <table:table-cell office:value-type="float" office:value="0.62374" calcext:value-type="float">
            <text:p>0.62374</text:p>
          </table:table-cell>
          <table:table-cell table:formula="of:=([.C688]-[.B688])*1000" office:value-type="float" office:value="403.43" calcext:value-type="float">
            <text:p>403.43</text:p>
          </table:table-cell>
          <table:table-cell office:value-type="float" office:value="0.28053" calcext:value-type="float">
            <text:p>0.28053</text:p>
          </table:table-cell>
          <table:table-cell office:value-type="float" office:value="0.64389" calcext:value-type="float">
            <text:p>0.64389</text:p>
          </table:table-cell>
          <table:table-cell table:formula="of:=([.F688]-[.E688])*1000" office:value-type="float" office:value="363.36" calcext:value-type="float">
            <text:p>363.36</text:p>
          </table:table-cell>
          <table:table-cell office:value-type="float" office:value="0.29707" calcext:value-type="float">
            <text:p>0.29707</text:p>
          </table:table-cell>
          <table:table-cell office:value-type="float" office:value="0.66024" calcext:value-type="float">
            <text:p>0.66024</text:p>
          </table:table-cell>
          <table:table-cell table:formula="of:=([.I688]-[.H688])*1000" office:value-type="float" office:value="363.17" calcext:value-type="float">
            <text:p>363.17</text:p>
          </table:table-cell>
          <table:table-cell office:value-type="float" office:value="0.30981" calcext:value-type="float">
            <text:p>0.30981</text:p>
          </table:table-cell>
          <table:table-cell office:value-type="float" office:value="0.66648" calcext:value-type="float">
            <text:p>0.66648</text:p>
          </table:table-cell>
          <table:table-cell table:formula="of:=([.L688]-[.H688])*1000" office:value-type="float" office:value="369.41" calcext:value-type="float">
            <text:p>369.41</text:p>
          </table:table-cell>
          <table:table-cell table:number-columns-repeated="11"/>
        </table:table-row>
        <table:table-row table:style-name="ro1">
          <table:table-cell office:value-type="float" office:value="0.2604" calcext:value-type="float">
            <text:p>0.2604</text:p>
          </table:table-cell>
          <table:table-cell office:value-type="float" office:value="0.22095" calcext:value-type="float">
            <text:p>0.22095</text:p>
          </table:table-cell>
          <table:table-cell office:value-type="float" office:value="0.62369" calcext:value-type="float">
            <text:p>0.62369</text:p>
          </table:table-cell>
          <table:table-cell table:formula="of:=([.C689]-[.B689])*1000" office:value-type="float" office:value="402.74" calcext:value-type="float">
            <text:p>402.74</text:p>
          </table:table-cell>
          <table:table-cell office:value-type="float" office:value="0.28187" calcext:value-type="float">
            <text:p>0.28187</text:p>
          </table:table-cell>
          <table:table-cell office:value-type="float" office:value="0.64382" calcext:value-type="float">
            <text:p>0.64382</text:p>
          </table:table-cell>
          <table:table-cell table:formula="of:=([.F689]-[.E689])*1000" office:value-type="float" office:value="361.95" calcext:value-type="float">
            <text:p>361.95</text:p>
          </table:table-cell>
          <table:table-cell office:value-type="float" office:value="0.29852" calcext:value-type="float">
            <text:p>0.29852</text:p>
          </table:table-cell>
          <table:table-cell office:value-type="float" office:value="0.66016" calcext:value-type="float">
            <text:p>0.66016</text:p>
          </table:table-cell>
          <table:table-cell table:formula="of:=([.I689]-[.H689])*1000" office:value-type="float" office:value="361.64" calcext:value-type="float">
            <text:p>361.64</text:p>
          </table:table-cell>
          <table:table-cell office:value-type="float" office:value="0.31124" calcext:value-type="float">
            <text:p>0.31124</text:p>
          </table:table-cell>
          <table:table-cell office:value-type="float" office:value="0.6664" calcext:value-type="float">
            <text:p>0.6664</text:p>
          </table:table-cell>
          <table:table-cell table:formula="of:=([.L689]-[.H689])*1000" office:value-type="float" office:value="367.88" calcext:value-type="float">
            <text:p>367.88</text:p>
          </table:table-cell>
          <table:table-cell table:number-columns-repeated="11"/>
        </table:table-row>
        <table:table-row table:style-name="ro1">
          <table:table-cell office:value-type="float" office:value="0.2608" calcext:value-type="float">
            <text:p>0.2608</text:p>
          </table:table-cell>
          <table:table-cell office:value-type="float" office:value="0.22158" calcext:value-type="float">
            <text:p>0.22158</text:p>
          </table:table-cell>
          <table:table-cell office:value-type="float" office:value="0.62363" calcext:value-type="float">
            <text:p>0.62363</text:p>
          </table:table-cell>
          <table:table-cell table:formula="of:=([.C690]-[.B690])*1000" office:value-type="float" office:value="402.05" calcext:value-type="float">
            <text:p>402.05</text:p>
          </table:table-cell>
          <table:table-cell office:value-type="float" office:value="0.28322" calcext:value-type="float">
            <text:p>0.28322</text:p>
          </table:table-cell>
          <table:table-cell office:value-type="float" office:value="0.64374" calcext:value-type="float">
            <text:p>0.64374</text:p>
          </table:table-cell>
          <table:table-cell table:formula="of:=([.F690]-[.E690])*1000" office:value-type="float" office:value="360.52" calcext:value-type="float">
            <text:p>360.52</text:p>
          </table:table-cell>
          <table:table-cell office:value-type="float" office:value="0.29996" calcext:value-type="float">
            <text:p>0.29996</text:p>
          </table:table-cell>
          <table:table-cell office:value-type="float" office:value="0.66009" calcext:value-type="float">
            <text:p>0.66009</text:p>
          </table:table-cell>
          <table:table-cell table:formula="of:=([.I690]-[.H690])*1000" office:value-type="float" office:value="360.13" calcext:value-type="float">
            <text:p>360.13</text:p>
          </table:table-cell>
          <table:table-cell office:value-type="float" office:value="0.31268" calcext:value-type="float">
            <text:p>0.31268</text:p>
          </table:table-cell>
          <table:table-cell office:value-type="float" office:value="0.66633" calcext:value-type="float">
            <text:p>0.66633</text:p>
          </table:table-cell>
          <table:table-cell table:formula="of:=([.L690]-[.H690])*1000" office:value-type="float" office:value="366.37" calcext:value-type="float">
            <text:p>366.37</text:p>
          </table:table-cell>
          <table:table-cell table:number-columns-repeated="11"/>
        </table:table-row>
        <table:table-row table:style-name="ro1">
          <table:table-cell office:value-type="float" office:value="0.2612" calcext:value-type="float">
            <text:p>0.2612</text:p>
          </table:table-cell>
          <table:table-cell office:value-type="float" office:value="0.22222" calcext:value-type="float">
            <text:p>0.22222</text:p>
          </table:table-cell>
          <table:table-cell office:value-type="float" office:value="0.62357" calcext:value-type="float">
            <text:p>0.62357</text:p>
          </table:table-cell>
          <table:table-cell table:formula="of:=([.C691]-[.B691])*1000" office:value-type="float" office:value="401.35" calcext:value-type="float">
            <text:p>401.35</text:p>
          </table:table-cell>
          <table:table-cell office:value-type="float" office:value="0.28456" calcext:value-type="float">
            <text:p>0.28456</text:p>
          </table:table-cell>
          <table:table-cell office:value-type="float" office:value="0.64366" calcext:value-type="float">
            <text:p>0.64366</text:p>
          </table:table-cell>
          <table:table-cell table:formula="of:=([.F691]-[.E691])*1000" office:value-type="float" office:value="359.1" calcext:value-type="float">
            <text:p>359.1</text:p>
          </table:table-cell>
          <table:table-cell office:value-type="float" office:value="0.30141" calcext:value-type="float">
            <text:p>0.30141</text:p>
          </table:table-cell>
          <table:table-cell office:value-type="float" office:value="0.66001" calcext:value-type="float">
            <text:p>0.66001</text:p>
          </table:table-cell>
          <table:table-cell table:formula="of:=([.I691]-[.H691])*1000" office:value-type="float" office:value="358.6" calcext:value-type="float">
            <text:p>358.6</text:p>
          </table:table-cell>
          <table:table-cell office:value-type="float" office:value="0.31411" calcext:value-type="float">
            <text:p>0.31411</text:p>
          </table:table-cell>
          <table:table-cell office:value-type="float" office:value="0.66626" calcext:value-type="float">
            <text:p>0.66626</text:p>
          </table:table-cell>
          <table:table-cell table:formula="of:=([.L691]-[.H691])*1000" office:value-type="float" office:value="364.85" calcext:value-type="float">
            <text:p>364.85</text:p>
          </table:table-cell>
          <table:table-cell table:number-columns-repeated="11"/>
        </table:table-row>
        <table:table-row table:style-name="ro1">
          <table:table-cell office:value-type="float" office:value="0.2616" calcext:value-type="float">
            <text:p>0.2616</text:p>
          </table:table-cell>
          <table:table-cell office:value-type="float" office:value="0.22286" calcext:value-type="float">
            <text:p>0.22286</text:p>
          </table:table-cell>
          <table:table-cell office:value-type="float" office:value="0.62351" calcext:value-type="float">
            <text:p>0.62351</text:p>
          </table:table-cell>
          <table:table-cell table:formula="of:=([.C692]-[.B692])*1000" office:value-type="float" office:value="400.65" calcext:value-type="float">
            <text:p>400.65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64359" calcext:value-type="float">
            <text:p>0.64359</text:p>
          </table:table-cell>
          <table:table-cell table:formula="of:=([.F692]-[.E692])*1000" office:value-type="float" office:value="357.69" calcext:value-type="float">
            <text:p>357.69</text:p>
          </table:table-cell>
          <table:table-cell office:value-type="float" office:value="0.30285" calcext:value-type="float">
            <text:p>0.30285</text:p>
          </table:table-cell>
          <table:table-cell office:value-type="float" office:value="0.65994" calcext:value-type="float">
            <text:p>0.65994</text:p>
          </table:table-cell>
          <table:table-cell table:formula="of:=([.I692]-[.H692])*1000" office:value-type="float" office:value="357.09" calcext:value-type="float">
            <text:p>357.09</text:p>
          </table:table-cell>
          <table:table-cell office:value-type="float" office:value="0.31554" calcext:value-type="float">
            <text:p>0.31554</text:p>
          </table:table-cell>
          <table:table-cell office:value-type="float" office:value="0.66619" calcext:value-type="float">
            <text:p>0.66619</text:p>
          </table:table-cell>
          <table:table-cell table:formula="of:=([.L692]-[.H692])*1000" office:value-type="float" office:value="363.34" calcext:value-type="float">
            <text:p>363.34</text:p>
          </table:table-cell>
          <table:table-cell table:number-columns-repeated="11"/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22349" calcext:value-type="float">
            <text:p>0.22349</text:p>
          </table:table-cell>
          <table:table-cell office:value-type="float" office:value="0.62346" calcext:value-type="float">
            <text:p>0.62346</text:p>
          </table:table-cell>
          <table:table-cell table:formula="of:=([.C693]-[.B693])*1000" office:value-type="float" office:value="399.97" calcext:value-type="float">
            <text:p>399.97</text:p>
          </table:table-cell>
          <table:table-cell office:value-type="float" office:value="0.28725" calcext:value-type="float">
            <text:p>0.28725</text:p>
          </table:table-cell>
          <table:table-cell office:value-type="float" office:value="0.64351" calcext:value-type="float">
            <text:p>0.64351</text:p>
          </table:table-cell>
          <table:table-cell table:formula="of:=([.F693]-[.E693])*1000" office:value-type="float" office:value="356.26" calcext:value-type="float">
            <text:p>356.26</text:p>
          </table:table-cell>
          <table:table-cell office:value-type="float" office:value="0.3043" calcext:value-type="float">
            <text:p>0.3043</text:p>
          </table:table-cell>
          <table:table-cell office:value-type="float" office:value="0.65986" calcext:value-type="float">
            <text:p>0.65986</text:p>
          </table:table-cell>
          <table:table-cell table:formula="of:=([.I693]-[.H693])*1000" office:value-type="float" office:value="355.56" calcext:value-type="float">
            <text:p>355.56</text:p>
          </table:table-cell>
          <table:table-cell office:value-type="float" office:value="0.31697" calcext:value-type="float">
            <text:p>0.31697</text:p>
          </table:table-cell>
          <table:table-cell office:value-type="float" office:value="0.66612" calcext:value-type="float">
            <text:p>0.66612</text:p>
          </table:table-cell>
          <table:table-cell table:formula="of:=([.L693]-[.H693])*1000" office:value-type="float" office:value="361.82" calcext:value-type="float">
            <text:p>361.82</text:p>
          </table:table-cell>
          <table:table-cell table:number-columns-repeated="11"/>
        </table:table-row>
        <table:table-row table:style-name="ro1">
          <table:table-cell office:value-type="float" office:value="0.2624" calcext:value-type="float">
            <text:p>0.2624</text:p>
          </table:table-cell>
          <table:table-cell office:value-type="float" office:value="0.22413" calcext:value-type="float">
            <text:p>0.22413</text:p>
          </table:table-cell>
          <table:table-cell office:value-type="float" office:value="0.6234" calcext:value-type="float">
            <text:p>0.6234</text:p>
          </table:table-cell>
          <table:table-cell table:formula="of:=([.C694]-[.B694])*1000" office:value-type="float" office:value="399.27" calcext:value-type="float">
            <text:p>399.27</text:p>
          </table:table-cell>
          <table:table-cell office:value-type="float" office:value="0.28859" calcext:value-type="float">
            <text:p>0.28859</text:p>
          </table:table-cell>
          <table:table-cell office:value-type="float" office:value="0.64343" calcext:value-type="float">
            <text:p>0.64343</text:p>
          </table:table-cell>
          <table:table-cell table:formula="of:=([.F694]-[.E694])*1000" office:value-type="float" office:value="354.84" calcext:value-type="float">
            <text:p>354.84</text:p>
          </table:table-cell>
          <table:table-cell office:value-type="float" office:value="0.30574" calcext:value-type="float">
            <text:p>0.30574</text:p>
          </table:table-cell>
          <table:table-cell office:value-type="float" office:value="0.65979" calcext:value-type="float">
            <text:p>0.65979</text:p>
          </table:table-cell>
          <table:table-cell table:formula="of:=([.I694]-[.H694])*1000" office:value-type="float" office:value="354.05" calcext:value-type="float">
            <text:p>354.05</text:p>
          </table:table-cell>
          <table:table-cell office:value-type="float" office:value="0.3184" calcext:value-type="float">
            <text:p>0.3184</text:p>
          </table:table-cell>
          <table:table-cell office:value-type="float" office:value="0.66605" calcext:value-type="float">
            <text:p>0.66605</text:p>
          </table:table-cell>
          <table:table-cell table:formula="of:=([.L694]-[.H694])*1000" office:value-type="float" office:value="360.31" calcext:value-type="float">
            <text:p>360.31</text:p>
          </table:table-cell>
          <table:table-cell table:number-columns-repeated="11"/>
        </table:table-row>
        <table:table-row table:style-name="ro1">
          <table:table-cell office:value-type="float" office:value="0.2628" calcext:value-type="float">
            <text:p>0.2628</text:p>
          </table:table-cell>
          <table:table-cell office:value-type="float" office:value="0.22477" calcext:value-type="float">
            <text:p>0.22477</text:p>
          </table:table-cell>
          <table:table-cell office:value-type="float" office:value="0.62334" calcext:value-type="float">
            <text:p>0.62334</text:p>
          </table:table-cell>
          <table:table-cell table:formula="of:=([.C695]-[.B695])*1000" office:value-type="float" office:value="398.57" calcext:value-type="float">
            <text:p>398.57</text:p>
          </table:table-cell>
          <table:table-cell office:value-type="float" office:value="0.28994" calcext:value-type="float">
            <text:p>0.28994</text:p>
          </table:table-cell>
          <table:table-cell office:value-type="float" office:value="0.64336" calcext:value-type="float">
            <text:p>0.64336</text:p>
          </table:table-cell>
          <table:table-cell table:formula="of:=([.F695]-[.E695])*1000" office:value-type="float" office:value="353.42" calcext:value-type="float">
            <text:p>353.42</text:p>
          </table:table-cell>
          <table:table-cell office:value-type="float" office:value="0.30719" calcext:value-type="float">
            <text:p>0.30719</text:p>
          </table:table-cell>
          <table:table-cell office:value-type="float" office:value="0.65971" calcext:value-type="float">
            <text:p>0.65971</text:p>
          </table:table-cell>
          <table:table-cell table:formula="of:=([.I695]-[.H695])*1000" office:value-type="float" office:value="352.52" calcext:value-type="float">
            <text:p>352.52</text:p>
          </table:table-cell>
          <table:table-cell office:value-type="float" office:value="0.31983" calcext:value-type="float">
            <text:p>0.31983</text:p>
          </table:table-cell>
          <table:table-cell office:value-type="float" office:value="0.66597" calcext:value-type="float">
            <text:p>0.66597</text:p>
          </table:table-cell>
          <table:table-cell table:formula="of:=([.L695]-[.H695])*1000" office:value-type="float" office:value="358.78" calcext:value-type="float">
            <text:p>358.78</text:p>
          </table:table-cell>
          <table:table-cell table:number-columns-repeated="11"/>
        </table:table-row>
        <table:table-row table:style-name="ro1">
          <table:table-cell office:value-type="float" office:value="0.2632" calcext:value-type="float">
            <text:p>0.2632</text:p>
          </table:table-cell>
          <table:table-cell office:value-type="float" office:value="0.22541" calcext:value-type="float">
            <text:p>0.22541</text:p>
          </table:table-cell>
          <table:table-cell office:value-type="float" office:value="0.62329" calcext:value-type="float">
            <text:p>0.62329</text:p>
          </table:table-cell>
          <table:table-cell table:formula="of:=([.C696]-[.B696])*1000" office:value-type="float" office:value="397.88" calcext:value-type="float">
            <text:p>397.88</text:p>
          </table:table-cell>
          <table:table-cell office:value-type="float" office:value="0.29128" calcext:value-type="float">
            <text:p>0.29128</text:p>
          </table:table-cell>
          <table:table-cell office:value-type="float" office:value="0.64328" calcext:value-type="float">
            <text:p>0.64328</text:p>
          </table:table-cell>
          <table:table-cell table:formula="of:=([.F696]-[.E696])*1000" office:value-type="float" office:value="352" calcext:value-type="float">
            <text:p>352</text:p>
          </table:table-cell>
          <table:table-cell office:value-type="float" office:value="0.30863" calcext:value-type="float">
            <text:p>0.30863</text:p>
          </table:table-cell>
          <table:table-cell office:value-type="float" office:value="0.65964" calcext:value-type="float">
            <text:p>0.65964</text:p>
          </table:table-cell>
          <table:table-cell table:formula="of:=([.I696]-[.H696])*1000" office:value-type="float" office:value="351.01" calcext:value-type="float">
            <text:p>351.01</text:p>
          </table:table-cell>
          <table:table-cell office:value-type="float" office:value="0.32127" calcext:value-type="float">
            <text:p>0.32127</text:p>
          </table:table-cell>
          <table:table-cell office:value-type="float" office:value="0.6659" calcext:value-type="float">
            <text:p>0.6659</text:p>
          </table:table-cell>
          <table:table-cell table:formula="of:=([.L696]-[.H696])*1000" office:value-type="float" office:value="357.27" calcext:value-type="float">
            <text:p>357.27</text:p>
          </table:table-cell>
          <table:table-cell table:number-columns-repeated="11"/>
        </table:table-row>
        <table:table-row table:style-name="ro1">
          <table:table-cell office:value-type="float" office:value="0.2636" calcext:value-type="float">
            <text:p>0.2636</text:p>
          </table:table-cell>
          <table:table-cell office:value-type="float" office:value="0.22616" calcext:value-type="float">
            <text:p>0.22616</text:p>
          </table:table-cell>
          <table:table-cell office:value-type="float" office:value="0.62323" calcext:value-type="float">
            <text:p>0.62323</text:p>
          </table:table-cell>
          <table:table-cell table:formula="of:=([.C697]-[.B697])*1000" office:value-type="float" office:value="397.07" calcext:value-type="float">
            <text:p>397.07</text:p>
          </table:table-cell>
          <table:table-cell office:value-type="float" office:value="0.29276" calcext:value-type="float">
            <text:p>0.29276</text:p>
          </table:table-cell>
          <table:table-cell office:value-type="float" office:value="0.6432" calcext:value-type="float">
            <text:p>0.6432</text:p>
          </table:table-cell>
          <table:table-cell table:formula="of:=([.F697]-[.E697])*1000" office:value-type="float" office:value="350.44" calcext:value-type="float">
            <text:p>350.44</text:p>
          </table:table-cell>
          <table:table-cell office:value-type="float" office:value="0.31018" calcext:value-type="float">
            <text:p>0.31018</text:p>
          </table:table-cell>
          <table:table-cell office:value-type="float" office:value="0.65956" calcext:value-type="float">
            <text:p>0.65956</text:p>
          </table:table-cell>
          <table:table-cell table:formula="of:=([.I697]-[.H697])*1000" office:value-type="float" office:value="349.38" calcext:value-type="float">
            <text:p>349.38</text:p>
          </table:table-cell>
          <table:table-cell office:value-type="float" office:value="0.32278" calcext:value-type="float">
            <text:p>0.32278</text:p>
          </table:table-cell>
          <table:table-cell office:value-type="float" office:value="0.66583" calcext:value-type="float">
            <text:p>0.66583</text:p>
          </table:table-cell>
          <table:table-cell table:formula="of:=([.L697]-[.H697])*1000" office:value-type="float" office:value="355.65" calcext:value-type="float">
            <text:p>355.65</text:p>
          </table:table-cell>
          <table:table-cell table:number-columns-repeated="11"/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22698" calcext:value-type="float">
            <text:p>0.22698</text:p>
          </table:table-cell>
          <table:table-cell office:value-type="float" office:value="0.62317" calcext:value-type="float">
            <text:p>0.62317</text:p>
          </table:table-cell>
          <table:table-cell table:formula="of:=([.C698]-[.B698])*1000" office:value-type="float" office:value="396.19" calcext:value-type="float">
            <text:p>396.19</text:p>
          </table:table-cell>
          <table:table-cell office:value-type="float" office:value="0.29432" calcext:value-type="float">
            <text:p>0.29432</text:p>
          </table:table-cell>
          <table:table-cell office:value-type="float" office:value="0.64313" calcext:value-type="float">
            <text:p>0.64313</text:p>
          </table:table-cell>
          <table:table-cell table:formula="of:=([.F698]-[.E698])*1000" office:value-type="float" office:value="348.81" calcext:value-type="float">
            <text:p>348.81</text:p>
          </table:table-cell>
          <table:table-cell office:value-type="float" office:value="0.31178" calcext:value-type="float">
            <text:p>0.31178</text:p>
          </table:table-cell>
          <table:table-cell office:value-type="float" office:value="0.65948" calcext:value-type="float">
            <text:p>0.65948</text:p>
          </table:table-cell>
          <table:table-cell table:formula="of:=([.I698]-[.H698])*1000" office:value-type="float" office:value="347.7" calcext:value-type="float">
            <text:p>347.7</text:p>
          </table:table-cell>
          <table:table-cell office:value-type="float" office:value="0.32433" calcext:value-type="float">
            <text:p>0.32433</text:p>
          </table:table-cell>
          <table:table-cell office:value-type="float" office:value="0.66576" calcext:value-type="float">
            <text:p>0.66576</text:p>
          </table:table-cell>
          <table:table-cell table:formula="of:=([.L698]-[.H698])*1000" office:value-type="float" office:value="353.98" calcext:value-type="float">
            <text:p>353.98</text:p>
          </table:table-cell>
          <table:table-cell table:number-columns-repeated="11"/>
        </table:table-row>
        <table:table-row table:style-name="ro1">
          <table:table-cell office:value-type="float" office:value="0.2644" calcext:value-type="float">
            <text:p>0.2644</text:p>
          </table:table-cell>
          <table:table-cell office:value-type="float" office:value="0.2278" calcext:value-type="float">
            <text:p>0.2278</text:p>
          </table:table-cell>
          <table:table-cell office:value-type="float" office:value="0.62311" calcext:value-type="float">
            <text:p>0.62311</text:p>
          </table:table-cell>
          <table:table-cell table:formula="of:=([.C699]-[.B699])*1000" office:value-type="float" office:value="395.31" calcext:value-type="float">
            <text:p>395.31</text:p>
          </table:table-cell>
          <table:table-cell office:value-type="float" office:value="0.29587" calcext:value-type="float">
            <text:p>0.29587</text:p>
          </table:table-cell>
          <table:table-cell office:value-type="float" office:value="0.64305" calcext:value-type="float">
            <text:p>0.64305</text:p>
          </table:table-cell>
          <table:table-cell table:formula="of:=([.F699]-[.E699])*1000" office:value-type="float" office:value="347.18" calcext:value-type="float">
            <text:p>347.18</text:p>
          </table:table-cell>
          <table:table-cell office:value-type="float" office:value="0.31339" calcext:value-type="float">
            <text:p>0.31339</text:p>
          </table:table-cell>
          <table:table-cell office:value-type="float" office:value="0.65941" calcext:value-type="float">
            <text:p>0.65941</text:p>
          </table:table-cell>
          <table:table-cell table:formula="of:=([.I699]-[.H699])*1000" office:value-type="float" office:value="346.02" calcext:value-type="float">
            <text:p>346.02</text:p>
          </table:table-cell>
          <table:table-cell office:value-type="float" office:value="0.32588" calcext:value-type="float">
            <text:p>0.32588</text:p>
          </table:table-cell>
          <table:table-cell office:value-type="float" office:value="0.66569" calcext:value-type="float">
            <text:p>0.66569</text:p>
          </table:table-cell>
          <table:table-cell table:formula="of:=([.L699]-[.H699])*1000" office:value-type="float" office:value="352.3" calcext:value-type="float">
            <text:p>352.3</text:p>
          </table:table-cell>
          <table:table-cell table:number-columns-repeated="11"/>
        </table:table-row>
        <table:table-row table:style-name="ro1">
          <table:table-cell office:value-type="float" office:value="0.2648" calcext:value-type="float">
            <text:p>0.2648</text:p>
          </table:table-cell>
          <table:table-cell office:value-type="float" office:value="0.22861" calcext:value-type="float">
            <text:p>0.22861</text:p>
          </table:table-cell>
          <table:table-cell office:value-type="float" office:value="0.62306" calcext:value-type="float">
            <text:p>0.62306</text:p>
          </table:table-cell>
          <table:table-cell table:formula="of:=([.C700]-[.B700])*1000" office:value-type="float" office:value="394.45" calcext:value-type="float">
            <text:p>394.45</text:p>
          </table:table-cell>
          <table:table-cell office:value-type="float" office:value="0.29743" calcext:value-type="float">
            <text:p>0.29743</text:p>
          </table:table-cell>
          <table:table-cell office:value-type="float" office:value="0.64297" calcext:value-type="float">
            <text:p>0.64297</text:p>
          </table:table-cell>
          <table:table-cell table:formula="of:=([.F700]-[.E700])*1000" office:value-type="float" office:value="345.54" calcext:value-type="float">
            <text:p>345.54</text:p>
          </table:table-cell>
          <table:table-cell office:value-type="float" office:value="0.31499" calcext:value-type="float">
            <text:p>0.31499</text:p>
          </table:table-cell>
          <table:table-cell office:value-type="float" office:value="0.65933" calcext:value-type="float">
            <text:p>0.65933</text:p>
          </table:table-cell>
          <table:table-cell table:formula="of:=([.I700]-[.H700])*1000" office:value-type="float" office:value="344.34" calcext:value-type="float">
            <text:p>344.34</text:p>
          </table:table-cell>
          <table:table-cell office:value-type="float" office:value="0.32743" calcext:value-type="float">
            <text:p>0.32743</text:p>
          </table:table-cell>
          <table:table-cell office:value-type="float" office:value="0.66561" calcext:value-type="float">
            <text:p>0.66561</text:p>
          </table:table-cell>
          <table:table-cell table:formula="of:=([.L700]-[.H700])*1000" office:value-type="float" office:value="350.62" calcext:value-type="float">
            <text:p>350.62</text:p>
          </table:table-cell>
          <table:table-cell table:number-columns-repeated="11"/>
        </table:table-row>
        <table:table-row table:style-name="ro1">
          <table:table-cell office:value-type="float" office:value="0.2652" calcext:value-type="float">
            <text:p>0.2652</text:p>
          </table:table-cell>
          <table:table-cell office:value-type="float" office:value="0.22943" calcext:value-type="float">
            <text:p>0.22943</text:p>
          </table:table-cell>
          <table:table-cell office:value-type="float" office:value="0.623" calcext:value-type="float">
            <text:p>0.623</text:p>
          </table:table-cell>
          <table:table-cell table:formula="of:=([.C701]-[.B701])*1000" office:value-type="float" office:value="393.57" calcext:value-type="float">
            <text:p>393.57</text:p>
          </table:table-cell>
          <table:table-cell office:value-type="float" office:value="0.29898" calcext:value-type="float">
            <text:p>0.29898</text:p>
          </table:table-cell>
          <table:table-cell office:value-type="float" office:value="0.64289" calcext:value-type="float">
            <text:p>0.64289</text:p>
          </table:table-cell>
          <table:table-cell table:formula="of:=([.F701]-[.E701])*1000" office:value-type="float" office:value="343.91" calcext:value-type="float">
            <text:p>343.91</text:p>
          </table:table-cell>
          <table:table-cell office:value-type="float" office:value="0.31659" calcext:value-type="float">
            <text:p>0.31659</text:p>
          </table:table-cell>
          <table:table-cell office:value-type="float" office:value="0.65925" calcext:value-type="float">
            <text:p>0.65925</text:p>
          </table:table-cell>
          <table:table-cell table:formula="of:=([.I701]-[.H701])*1000" office:value-type="float" office:value="342.66" calcext:value-type="float">
            <text:p>342.66</text:p>
          </table:table-cell>
          <table:table-cell office:value-type="float" office:value="0.32898" calcext:value-type="float">
            <text:p>0.32898</text:p>
          </table:table-cell>
          <table:table-cell office:value-type="float" office:value="0.66554" calcext:value-type="float">
            <text:p>0.66554</text:p>
          </table:table-cell>
          <table:table-cell table:formula="of:=([.L701]-[.H701])*1000" office:value-type="float" office:value="348.95" calcext:value-type="float">
            <text:p>348.95</text:p>
          </table:table-cell>
          <table:table-cell table:number-columns-repeated="11"/>
        </table:table-row>
        <table:table-row table:style-name="ro1">
          <table:table-cell office:value-type="float" office:value="0.2656" calcext:value-type="float">
            <text:p>0.2656</text:p>
          </table:table-cell>
          <table:table-cell office:value-type="float" office:value="0.23025" calcext:value-type="float">
            <text:p>0.23025</text:p>
          </table:table-cell>
          <table:table-cell office:value-type="float" office:value="0.62294" calcext:value-type="float">
            <text:p>0.62294</text:p>
          </table:table-cell>
          <table:table-cell table:formula="of:=([.C702]-[.B702])*1000" office:value-type="float" office:value="392.69" calcext:value-type="float">
            <text:p>392.69</text:p>
          </table:table-cell>
          <table:table-cell office:value-type="float" office:value="0.30054" calcext:value-type="float">
            <text:p>0.30054</text:p>
          </table:table-cell>
          <table:table-cell office:value-type="float" office:value="0.64282" calcext:value-type="float">
            <text:p>0.64282</text:p>
          </table:table-cell>
          <table:table-cell table:formula="of:=([.F702]-[.E702])*1000" office:value-type="float" office:value="342.28" calcext:value-type="float">
            <text:p>342.28</text:p>
          </table:table-cell>
          <table:table-cell office:value-type="float" office:value="0.31819" calcext:value-type="float">
            <text:p>0.31819</text:p>
          </table:table-cell>
          <table:table-cell office:value-type="float" office:value="0.65918" calcext:value-type="float">
            <text:p>0.65918</text:p>
          </table:table-cell>
          <table:table-cell table:formula="of:=([.I702]-[.H702])*1000" office:value-type="float" office:value="340.99" calcext:value-type="float">
            <text:p>340.99</text:p>
          </table:table-cell>
          <table:table-cell office:value-type="float" office:value="0.33053" calcext:value-type="float">
            <text:p>0.33053</text:p>
          </table:table-cell>
          <table:table-cell office:value-type="float" office:value="0.66547" calcext:value-type="float">
            <text:p>0.66547</text:p>
          </table:table-cell>
          <table:table-cell table:formula="of:=([.L702]-[.H702])*1000" office:value-type="float" office:value="347.28" calcext:value-type="float">
            <text:p>347.28</text:p>
          </table:table-cell>
          <table:table-cell table:number-columns-repeated="11"/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23107" calcext:value-type="float">
            <text:p>0.23107</text:p>
          </table:table-cell>
          <table:table-cell office:value-type="float" office:value="0.62288" calcext:value-type="float">
            <text:p>0.62288</text:p>
          </table:table-cell>
          <table:table-cell table:formula="of:=([.C703]-[.B703])*1000" office:value-type="float" office:value="391.81" calcext:value-type="float">
            <text:p>391.81</text:p>
          </table:table-cell>
          <table:table-cell office:value-type="float" office:value="0.30209" calcext:value-type="float">
            <text:p>0.30209</text:p>
          </table:table-cell>
          <table:table-cell office:value-type="float" office:value="0.64274" calcext:value-type="float">
            <text:p>0.64274</text:p>
          </table:table-cell>
          <table:table-cell table:formula="of:=([.F703]-[.E703])*1000" office:value-type="float" office:value="340.65" calcext:value-type="float">
            <text:p>340.65</text:p>
          </table:table-cell>
          <table:table-cell office:value-type="float" office:value="0.31979" calcext:value-type="float">
            <text:p>0.31979</text:p>
          </table:table-cell>
          <table:table-cell office:value-type="float" office:value="0.6591" calcext:value-type="float">
            <text:p>0.6591</text:p>
          </table:table-cell>
          <table:table-cell table:formula="of:=([.I703]-[.H703])*1000" office:value-type="float" office:value="339.31" calcext:value-type="float">
            <text:p>339.31</text:p>
          </table:table-cell>
          <table:table-cell office:value-type="float" office:value="0.33208" calcext:value-type="float">
            <text:p>0.33208</text:p>
          </table:table-cell>
          <table:table-cell office:value-type="float" office:value="0.66539" calcext:value-type="float">
            <text:p>0.66539</text:p>
          </table:table-cell>
          <table:table-cell table:formula="of:=([.L703]-[.H703])*1000" office:value-type="float" office:value="345.6" calcext:value-type="float">
            <text:p>345.6</text:p>
          </table:table-cell>
          <table:table-cell table:number-columns-repeated="11"/>
        </table:table-row>
        <table:table-row table:style-name="ro1">
          <table:table-cell office:value-type="float" office:value="0.2664" calcext:value-type="float">
            <text:p>0.2664</text:p>
          </table:table-cell>
          <table:table-cell office:value-type="float" office:value="0.23188" calcext:value-type="float">
            <text:p>0.23188</text:p>
          </table:table-cell>
          <table:table-cell office:value-type="float" office:value="0.62283" calcext:value-type="float">
            <text:p>0.62283</text:p>
          </table:table-cell>
          <table:table-cell table:formula="of:=([.C704]-[.B704])*1000" office:value-type="float" office:value="390.95" calcext:value-type="float">
            <text:p>390.95</text:p>
          </table:table-cell>
          <table:table-cell office:value-type="float" office:value="0.30364" calcext:value-type="float">
            <text:p>0.30364</text:p>
          </table:table-cell>
          <table:table-cell office:value-type="float" office:value="0.64266" calcext:value-type="float">
            <text:p>0.64266</text:p>
          </table:table-cell>
          <table:table-cell table:formula="of:=([.F704]-[.E704])*1000" office:value-type="float" office:value="339.02" calcext:value-type="float">
            <text:p>339.02</text:p>
          </table:table-cell>
          <table:table-cell office:value-type="float" office:value="0.32139" calcext:value-type="float">
            <text:p>0.32139</text:p>
          </table:table-cell>
          <table:table-cell office:value-type="float" office:value="0.65903" calcext:value-type="float">
            <text:p>0.65903</text:p>
          </table:table-cell>
          <table:table-cell table:formula="of:=([.I704]-[.H704])*1000" office:value-type="float" office:value="337.64" calcext:value-type="float">
            <text:p>337.64</text:p>
          </table:table-cell>
          <table:table-cell office:value-type="float" office:value="0.33363" calcext:value-type="float">
            <text:p>0.33363</text:p>
          </table:table-cell>
          <table:table-cell office:value-type="float" office:value="0.66532" calcext:value-type="float">
            <text:p>0.66532</text:p>
          </table:table-cell>
          <table:table-cell table:formula="of:=([.L704]-[.H704])*1000" office:value-type="float" office:value="343.93" calcext:value-type="float">
            <text:p>343.93</text:p>
          </table:table-cell>
          <table:table-cell table:number-columns-repeated="11"/>
        </table:table-row>
        <table:table-row table:style-name="ro1">
          <table:table-cell office:value-type="float" office:value="0.2668" calcext:value-type="float">
            <text:p>0.2668</text:p>
          </table:table-cell>
          <table:table-cell office:value-type="float" office:value="0.23277" calcext:value-type="float">
            <text:p>0.23277</text:p>
          </table:table-cell>
          <table:table-cell office:value-type="float" office:value="0.62277" calcext:value-type="float">
            <text:p>0.62277</text:p>
          </table:table-cell>
          <table:table-cell table:formula="of:=([.C705]-[.B705])*1000" office:value-type="float" office:value="390" calcext:value-type="float">
            <text:p>390</text:p>
          </table:table-cell>
          <table:table-cell office:value-type="float" office:value="0.30527" calcext:value-type="float">
            <text:p>0.30527</text:p>
          </table:table-cell>
          <table:table-cell office:value-type="float" office:value="0.64258" calcext:value-type="float">
            <text:p>0.64258</text:p>
          </table:table-cell>
          <table:table-cell table:formula="of:=([.F705]-[.E705])*1000" office:value-type="float" office:value="337.31" calcext:value-type="float">
            <text:p>337.31</text:p>
          </table:table-cell>
          <table:table-cell office:value-type="float" office:value="0.32304" calcext:value-type="float">
            <text:p>0.32304</text:p>
          </table:table-cell>
          <table:table-cell office:value-type="float" office:value="0.65895" calcext:value-type="float">
            <text:p>0.65895</text:p>
          </table:table-cell>
          <table:table-cell table:formula="of:=([.I705]-[.H705])*1000" office:value-type="float" office:value="335.91" calcext:value-type="float">
            <text:p>335.91</text:p>
          </table:table-cell>
          <table:table-cell office:value-type="float" office:value="0.33522" calcext:value-type="float">
            <text:p>0.33522</text:p>
          </table:table-cell>
          <table:table-cell office:value-type="float" office:value="0.66525" calcext:value-type="float">
            <text:p>0.66525</text:p>
          </table:table-cell>
          <table:table-cell table:formula="of:=([.L705]-[.H705])*1000" office:value-type="float" office:value="342.21" calcext:value-type="float">
            <text:p>342.21</text:p>
          </table:table-cell>
          <table:table-cell table:number-columns-repeated="11"/>
        </table:table-row>
        <table:table-row table:style-name="ro1">
          <table:table-cell office:value-type="float" office:value="0.2672" calcext:value-type="float">
            <text:p>0.2672</text:p>
          </table:table-cell>
          <table:table-cell office:value-type="float" office:value="0.23379" calcext:value-type="float">
            <text:p>0.23379</text:p>
          </table:table-cell>
          <table:table-cell office:value-type="float" office:value="0.62271" calcext:value-type="float">
            <text:p>0.62271</text:p>
          </table:table-cell>
          <table:table-cell table:formula="of:=([.C706]-[.B706])*1000" office:value-type="float" office:value="388.92" calcext:value-type="float">
            <text:p>388.92</text:p>
          </table:table-cell>
          <table:table-cell office:value-type="float" office:value="0.30703" calcext:value-type="float">
            <text:p>0.30703</text:p>
          </table:table-cell>
          <table:table-cell office:value-type="float" office:value="0.64251" calcext:value-type="float">
            <text:p>0.64251</text:p>
          </table:table-cell>
          <table:table-cell table:formula="of:=([.F706]-[.E706])*1000" office:value-type="float" office:value="335.48" calcext:value-type="float">
            <text:p>335.48</text:p>
          </table:table-cell>
          <table:table-cell office:value-type="float" office:value="0.32479" calcext:value-type="float">
            <text:p>0.32479</text:p>
          </table:table-cell>
          <table:table-cell office:value-type="float" office:value="0.65887" calcext:value-type="float">
            <text:p>0.65887</text:p>
          </table:table-cell>
          <table:table-cell table:formula="of:=([.I706]-[.H706])*1000" office:value-type="float" office:value="334.08" calcext:value-type="float">
            <text:p>334.08</text:p>
          </table:table-cell>
          <table:table-cell office:value-type="float" office:value="0.33688" calcext:value-type="float">
            <text:p>0.33688</text:p>
          </table:table-cell>
          <table:table-cell office:value-type="float" office:value="0.66518" calcext:value-type="float">
            <text:p>0.66518</text:p>
          </table:table-cell>
          <table:table-cell table:formula="of:=([.L706]-[.H706])*1000" office:value-type="float" office:value="340.39" calcext:value-type="float">
            <text:p>340.39</text:p>
          </table:table-cell>
          <table:table-cell table:number-columns-repeated="11"/>
        </table:table-row>
        <table:table-row table:style-name="ro1">
          <table:table-cell office:value-type="float" office:value="0.2676" calcext:value-type="float">
            <text:p>0.2676</text:p>
          </table:table-cell>
          <table:table-cell office:value-type="float" office:value="0.23481" calcext:value-type="float">
            <text:p>0.23481</text:p>
          </table:table-cell>
          <table:table-cell office:value-type="float" office:value="0.62265" calcext:value-type="float">
            <text:p>0.62265</text:p>
          </table:table-cell>
          <table:table-cell table:formula="of:=([.C707]-[.B707])*1000" office:value-type="float" office:value="387.84" calcext:value-type="float">
            <text:p>387.84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64243" calcext:value-type="float">
            <text:p>0.64243</text:p>
          </table:table-cell>
          <table:table-cell table:formula="of:=([.F707]-[.E707])*1000" office:value-type="float" office:value="333.63" calcext:value-type="float">
            <text:p>333.63</text:p>
          </table:table-cell>
          <table:table-cell office:value-type="float" office:value="0.32654" calcext:value-type="float">
            <text:p>0.32654</text:p>
          </table:table-cell>
          <table:table-cell office:value-type="float" office:value="0.65879" calcext:value-type="float">
            <text:p>0.65879</text:p>
          </table:table-cell>
          <table:table-cell table:formula="of:=([.I707]-[.H707])*1000" office:value-type="float" office:value="332.25" calcext:value-type="float">
            <text:p>332.25</text:p>
          </table:table-cell>
          <table:table-cell office:value-type="float" office:value="0.33854" calcext:value-type="float">
            <text:p>0.33854</text:p>
          </table:table-cell>
          <table:table-cell office:value-type="float" office:value="0.6651" calcext:value-type="float">
            <text:p>0.6651</text:p>
          </table:table-cell>
          <table:table-cell table:formula="of:=([.L707]-[.H707])*1000" office:value-type="float" office:value="338.56" calcext:value-type="float">
            <text:p>338.56</text:p>
          </table:table-cell>
          <table:table-cell table:number-columns-repeated="11"/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23583" calcext:value-type="float">
            <text:p>0.23583</text:p>
          </table:table-cell>
          <table:table-cell office:value-type="float" office:value="0.6226" calcext:value-type="float">
            <text:p>0.6226</text:p>
          </table:table-cell>
          <table:table-cell table:formula="of:=([.C708]-[.B708])*1000" office:value-type="float" office:value="386.77" calcext:value-type="float">
            <text:p>386.77</text:p>
          </table:table-cell>
          <table:table-cell office:value-type="float" office:value="0.31056" calcext:value-type="float">
            <text:p>0.31056</text:p>
          </table:table-cell>
          <table:table-cell office:value-type="float" office:value="0.64235" calcext:value-type="float">
            <text:p>0.64235</text:p>
          </table:table-cell>
          <table:table-cell table:formula="of:=([.F708]-[.E708])*1000" office:value-type="float" office:value="331.79" calcext:value-type="float">
            <text:p>331.79</text:p>
          </table:table-cell>
          <table:table-cell office:value-type="float" office:value="0.32829" calcext:value-type="float">
            <text:p>0.32829</text:p>
          </table:table-cell>
          <table:table-cell office:value-type="float" office:value="0.65872" calcext:value-type="float">
            <text:p>0.65872</text:p>
          </table:table-cell>
          <table:table-cell table:formula="of:=([.I708]-[.H708])*1000" office:value-type="float" office:value="330.43" calcext:value-type="float">
            <text:p>330.43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66503" calcext:value-type="float">
            <text:p>0.66503</text:p>
          </table:table-cell>
          <table:table-cell table:formula="of:=([.L708]-[.H708])*1000" office:value-type="float" office:value="336.74" calcext:value-type="float">
            <text:p>336.74</text:p>
          </table:table-cell>
          <table:table-cell table:number-columns-repeated="11"/>
        </table:table-row>
        <table:table-row table:style-name="ro1">
          <table:table-cell office:value-type="float" office:value="0.2684" calcext:value-type="float">
            <text:p>0.2684</text:p>
          </table:table-cell>
          <table:table-cell office:value-type="float" office:value="0.23685" calcext:value-type="float">
            <text:p>0.23685</text:p>
          </table:table-cell>
          <table:table-cell office:value-type="float" office:value="0.62254" calcext:value-type="float">
            <text:p>0.62254</text:p>
          </table:table-cell>
          <table:table-cell table:formula="of:=([.C709]-[.B709])*1000" office:value-type="float" office:value="385.69" calcext:value-type="float">
            <text:p>385.69</text:p>
          </table:table-cell>
          <table:table-cell office:value-type="float" office:value="0.31232" calcext:value-type="float">
            <text:p>0.31232</text:p>
          </table:table-cell>
          <table:table-cell office:value-type="float" office:value="0.64227" calcext:value-type="float">
            <text:p>0.64227</text:p>
          </table:table-cell>
          <table:table-cell table:formula="of:=([.F709]-[.E709])*1000" office:value-type="float" office:value="329.95" calcext:value-type="float">
            <text:p>329.95</text:p>
          </table:table-cell>
          <table:table-cell office:value-type="float" office:value="0.33004" calcext:value-type="float">
            <text:p>0.33004</text:p>
          </table:table-cell>
          <table:table-cell office:value-type="float" office:value="0.65864" calcext:value-type="float">
            <text:p>0.65864</text:p>
          </table:table-cell>
          <table:table-cell table:formula="of:=([.I709]-[.H709])*1000" office:value-type="float" office:value="328.6" calcext:value-type="float">
            <text:p>328.6</text:p>
          </table:table-cell>
          <table:table-cell office:value-type="float" office:value="0.34186" calcext:value-type="float">
            <text:p>0.34186</text:p>
          </table:table-cell>
          <table:table-cell office:value-type="float" office:value="0.66495" calcext:value-type="float">
            <text:p>0.66495</text:p>
          </table:table-cell>
          <table:table-cell table:formula="of:=([.L709]-[.H709])*1000" office:value-type="float" office:value="334.91" calcext:value-type="float">
            <text:p>334.91</text:p>
          </table:table-cell>
          <table:table-cell table:number-columns-repeated="11"/>
        </table:table-row>
        <table:table-row table:style-name="ro1">
          <table:table-cell office:value-type="float" office:value="0.2688" calcext:value-type="float">
            <text:p>0.2688</text:p>
          </table:table-cell>
          <table:table-cell office:value-type="float" office:value="0.23788" calcext:value-type="float">
            <text:p>0.23788</text:p>
          </table:table-cell>
          <table:table-cell office:value-type="float" office:value="0.62248" calcext:value-type="float">
            <text:p>0.62248</text:p>
          </table:table-cell>
          <table:table-cell table:formula="of:=([.C710]-[.B710])*1000" office:value-type="float" office:value="384.6" calcext:value-type="float">
            <text:p>384.6</text:p>
          </table:table-cell>
          <table:table-cell office:value-type="float" office:value="0.31409" calcext:value-type="float">
            <text:p>0.31409</text:p>
          </table:table-cell>
          <table:table-cell office:value-type="float" office:value="0.64219" calcext:value-type="float">
            <text:p>0.64219</text:p>
          </table:table-cell>
          <table:table-cell table:formula="of:=([.F710]-[.E710])*1000" office:value-type="float" office:value="328.1" calcext:value-type="float">
            <text:p>328.1</text:p>
          </table:table-cell>
          <table:table-cell office:value-type="float" office:value="0.33178" calcext:value-type="float">
            <text:p>0.33178</text:p>
          </table:table-cell>
          <table:table-cell office:value-type="float" office:value="0.65856" calcext:value-type="float">
            <text:p>0.65856</text:p>
          </table:table-cell>
          <table:table-cell table:formula="of:=([.I710]-[.H710])*1000" office:value-type="float" office:value="326.78" calcext:value-type="float">
            <text:p>326.78</text:p>
          </table:table-cell>
          <table:table-cell office:value-type="float" office:value="0.34352" calcext:value-type="float">
            <text:p>0.34352</text:p>
          </table:table-cell>
          <table:table-cell office:value-type="float" office:value="0.66488" calcext:value-type="float">
            <text:p>0.66488</text:p>
          </table:table-cell>
          <table:table-cell table:formula="of:=([.L710]-[.H710])*1000" office:value-type="float" office:value="333.1" calcext:value-type="float">
            <text:p>333.1</text:p>
          </table:table-cell>
          <table:table-cell table:number-columns-repeated="11"/>
        </table:table-row>
        <table:table-row table:style-name="ro1">
          <table:table-cell office:value-type="float" office:value="0.2692" calcext:value-type="float">
            <text:p>0.2692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62242" calcext:value-type="float">
            <text:p>0.62242</text:p>
          </table:table-cell>
          <table:table-cell table:formula="of:=([.C711]-[.B711])*1000" office:value-type="float" office:value="383.52" calcext:value-type="float">
            <text:p>383.52</text:p>
          </table:table-cell>
          <table:table-cell office:value-type="float" office:value="0.31585" calcext:value-type="float">
            <text:p>0.31585</text:p>
          </table:table-cell>
          <table:table-cell office:value-type="float" office:value="0.64211" calcext:value-type="float">
            <text:p>0.64211</text:p>
          </table:table-cell>
          <table:table-cell table:formula="of:=([.F711]-[.E711])*1000" office:value-type="float" office:value="326.26" calcext:value-type="float">
            <text:p>326.26</text:p>
          </table:table-cell>
          <table:table-cell office:value-type="float" office:value="0.33353" calcext:value-type="float">
            <text:p>0.33353</text:p>
          </table:table-cell>
          <table:table-cell office:value-type="float" office:value="0.65848" calcext:value-type="float">
            <text:p>0.65848</text:p>
          </table:table-cell>
          <table:table-cell table:formula="of:=([.I711]-[.H711])*1000" office:value-type="float" office:value="324.95" calcext:value-type="float">
            <text:p>324.95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66481" calcext:value-type="float">
            <text:p>0.66481</text:p>
          </table:table-cell>
          <table:table-cell table:formula="of:=([.L711]-[.H711])*1000" office:value-type="float" office:value="331.28" calcext:value-type="float">
            <text:p>331.28</text:p>
          </table:table-cell>
          <table:table-cell table:number-columns-repeated="11"/>
        </table:table-row>
        <table:table-row table:style-name="ro1">
          <table:table-cell office:value-type="float" office:value="0.2696" calcext:value-type="float">
            <text:p>0.2696</text:p>
          </table:table-cell>
          <table:table-cell office:value-type="float" office:value="0.23992" calcext:value-type="float">
            <text:p>0.23992</text:p>
          </table:table-cell>
          <table:table-cell office:value-type="float" office:value="0.62237" calcext:value-type="float">
            <text:p>0.62237</text:p>
          </table:table-cell>
          <table:table-cell table:formula="of:=([.C712]-[.B712])*1000" office:value-type="float" office:value="382.45" calcext:value-type="float">
            <text:p>382.45</text:p>
          </table:table-cell>
          <table:table-cell office:value-type="float" office:value="0.31761" calcext:value-type="float">
            <text:p>0.31761</text:p>
          </table:table-cell>
          <table:table-cell office:value-type="float" office:value="0.64204" calcext:value-type="float">
            <text:p>0.64204</text:p>
          </table:table-cell>
          <table:table-cell table:formula="of:=([.F712]-[.E712])*1000" office:value-type="float" office:value="324.43" calcext:value-type="float">
            <text:p>324.43</text:p>
          </table:table-cell>
          <table:table-cell office:value-type="float" office:value="0.33528" calcext:value-type="float">
            <text:p>0.33528</text:p>
          </table:table-cell>
          <table:table-cell office:value-type="float" office:value="0.65841" calcext:value-type="float">
            <text:p>0.65841</text:p>
          </table:table-cell>
          <table:table-cell table:formula="of:=([.I712]-[.H712])*1000" office:value-type="float" office:value="323.13" calcext:value-type="float">
            <text:p>323.13</text:p>
          </table:table-cell>
          <table:table-cell office:value-type="float" office:value="0.34684" calcext:value-type="float">
            <text:p>0.34684</text:p>
          </table:table-cell>
          <table:table-cell office:value-type="float" office:value="0.66473" calcext:value-type="float">
            <text:p>0.66473</text:p>
          </table:table-cell>
          <table:table-cell table:formula="of:=([.L712]-[.H712])*1000" office:value-type="float" office:value="329.45" calcext:value-type="float">
            <text:p>329.45</text:p>
          </table:table-cell>
          <table:table-cell table:number-columns-repeated="1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24094" calcext:value-type="float">
            <text:p>0.24094</text:p>
          </table:table-cell>
          <table:table-cell office:value-type="float" office:value="0.62231" calcext:value-type="float">
            <text:p>0.62231</text:p>
          </table:table-cell>
          <table:table-cell table:formula="of:=([.C713]-[.B713])*1000" office:value-type="float" office:value="381.37" calcext:value-type="float">
            <text:p>381.37</text:p>
          </table:table-cell>
          <table:table-cell office:value-type="float" office:value="0.31938" calcext:value-type="float">
            <text:p>0.31938</text:p>
          </table:table-cell>
          <table:table-cell office:value-type="float" office:value="0.64196" calcext:value-type="float">
            <text:p>0.64196</text:p>
          </table:table-cell>
          <table:table-cell table:formula="of:=([.F713]-[.E713])*1000" office:value-type="float" office:value="322.58" calcext:value-type="float">
            <text:p>322.58</text:p>
          </table:table-cell>
          <table:table-cell office:value-type="float" office:value="0.33703" calcext:value-type="float">
            <text:p>0.33703</text:p>
          </table:table-cell>
          <table:table-cell office:value-type="float" office:value="0.65833" calcext:value-type="float">
            <text:p>0.65833</text:p>
          </table:table-cell>
          <table:table-cell table:formula="of:=([.I713]-[.H713])*1000" office:value-type="float" office:value="321.3" calcext:value-type="float">
            <text:p>321.3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66466" calcext:value-type="float">
            <text:p>0.66466</text:p>
          </table:table-cell>
          <table:table-cell table:formula="of:=([.L713]-[.H713])*1000" office:value-type="float" office:value="327.63" calcext:value-type="float">
            <text:p>327.63</text:p>
          </table:table-cell>
          <table:table-cell table:number-columns-repeated="11"/>
        </table:table-row>
        <table:table-row table:style-name="ro1">
          <table:table-cell office:value-type="float" office:value="0.2704" calcext:value-type="float">
            <text:p>0.2704</text:p>
          </table:table-cell>
          <table:table-cell office:value-type="float" office:value="0.24219" calcext:value-type="float">
            <text:p>0.24219</text:p>
          </table:table-cell>
          <table:table-cell office:value-type="float" office:value="0.62225" calcext:value-type="float">
            <text:p>0.62225</text:p>
          </table:table-cell>
          <table:table-cell table:formula="of:=([.C714]-[.B714])*1000" office:value-type="float" office:value="380.06" calcext:value-type="float">
            <text:p>380.06</text:p>
          </table:table-cell>
          <table:table-cell office:value-type="float" office:value="0.32134" calcext:value-type="float">
            <text:p>0.32134</text:p>
          </table:table-cell>
          <table:table-cell office:value-type="float" office:value="0.64188" calcext:value-type="float">
            <text:p>0.64188</text:p>
          </table:table-cell>
          <table:table-cell table:formula="of:=([.F714]-[.E714])*1000" office:value-type="float" office:value="320.54" calcext:value-type="float">
            <text:p>320.54</text:p>
          </table:table-cell>
          <table:table-cell office:value-type="float" office:value="0.33891" calcext:value-type="float">
            <text:p>0.33891</text:p>
          </table:table-cell>
          <table:table-cell office:value-type="float" office:value="0.65825" calcext:value-type="float">
            <text:p>0.65825</text:p>
          </table:table-cell>
          <table:table-cell table:formula="of:=([.I714]-[.H714])*1000" office:value-type="float" office:value="319.34" calcext:value-type="float">
            <text:p>319.34</text:p>
          </table:table-cell>
          <table:table-cell office:value-type="float" office:value="0.35026" calcext:value-type="float">
            <text:p>0.35026</text:p>
          </table:table-cell>
          <table:table-cell office:value-type="float" office:value="0.66458" calcext:value-type="float">
            <text:p>0.66458</text:p>
          </table:table-cell>
          <table:table-cell table:formula="of:=([.L714]-[.H714])*1000" office:value-type="float" office:value="325.67" calcext:value-type="float">
            <text:p>325.67</text:p>
          </table:table-cell>
          <table:table-cell table:number-columns-repeated="11"/>
        </table:table-row>
        <table:table-row table:style-name="ro1">
          <table:table-cell office:value-type="float" office:value="0.2708" calcext:value-type="float">
            <text:p>0.2708</text:p>
          </table:table-cell>
          <table:table-cell office:value-type="float" office:value="0.24344" calcext:value-type="float">
            <text:p>0.24344</text:p>
          </table:table-cell>
          <table:table-cell office:value-type="float" office:value="0.62219" calcext:value-type="float">
            <text:p>0.62219</text:p>
          </table:table-cell>
          <table:table-cell table:formula="of:=([.C715]-[.B715])*1000" office:value-type="float" office:value="378.75" calcext:value-type="float">
            <text:p>378.75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6418" calcext:value-type="float">
            <text:p>0.6418</text:p>
          </table:table-cell>
          <table:table-cell table:formula="of:=([.F715]-[.E715])*1000" office:value-type="float" office:value="318.5" calcext:value-type="float">
            <text:p>318.5</text:p>
          </table:table-cell>
          <table:table-cell office:value-type="float" office:value="0.34079" calcext:value-type="float">
            <text:p>0.34079</text:p>
          </table:table-cell>
          <table:table-cell office:value-type="float" office:value="0.65817" calcext:value-type="float">
            <text:p>0.65817</text:p>
          </table:table-cell>
          <table:table-cell table:formula="of:=([.I715]-[.H715])*1000" office:value-type="float" office:value="317.38" calcext:value-type="float">
            <text:p>317.38</text:p>
          </table:table-cell>
          <table:table-cell office:value-type="float" office:value="0.35202" calcext:value-type="float">
            <text:p>0.35202</text:p>
          </table:table-cell>
          <table:table-cell office:value-type="float" office:value="0.66451" calcext:value-type="float">
            <text:p>0.66451</text:p>
          </table:table-cell>
          <table:table-cell table:formula="of:=([.L715]-[.H715])*1000" office:value-type="float" office:value="323.72" calcext:value-type="float">
            <text:p>323.72</text:p>
          </table:table-cell>
          <table:table-cell table:number-columns-repeated="11"/>
        </table:table-row>
        <table:table-row table:style-name="ro1">
          <table:table-cell office:value-type="float" office:value="0.2712" calcext:value-type="float">
            <text:p>0.2712</text:p>
          </table:table-cell>
          <table:table-cell office:value-type="float" office:value="0.24469" calcext:value-type="float">
            <text:p>0.24469</text:p>
          </table:table-cell>
          <table:table-cell office:value-type="float" office:value="0.62213" calcext:value-type="float">
            <text:p>0.62213</text:p>
          </table:table-cell>
          <table:table-cell table:formula="of:=([.C716]-[.B716])*1000" office:value-type="float" office:value="377.44" calcext:value-type="float">
            <text:p>377.44</text:p>
          </table:table-cell>
          <table:table-cell office:value-type="float" office:value="0.32527" calcext:value-type="float">
            <text:p>0.32527</text:p>
          </table:table-cell>
          <table:table-cell office:value-type="float" office:value="0.64172" calcext:value-type="float">
            <text:p>0.64172</text:p>
          </table:table-cell>
          <table:table-cell table:formula="of:=([.F716]-[.E716])*1000" office:value-type="float" office:value="316.45" calcext:value-type="float">
            <text:p>316.45</text:p>
          </table:table-cell>
          <table:table-cell office:value-type="float" office:value="0.34268" calcext:value-type="float">
            <text:p>0.34268</text:p>
          </table:table-cell>
          <table:table-cell office:value-type="float" office:value="0.65809" calcext:value-type="float">
            <text:p>0.65809</text:p>
          </table:table-cell>
          <table:table-cell table:formula="of:=([.I716]-[.H716])*1000" office:value-type="float" office:value="315.41" calcext:value-type="float">
            <text:p>315.41</text:p>
          </table:table-cell>
          <table:table-cell office:value-type="float" office:value="0.35378" calcext:value-type="float">
            <text:p>0.35378</text:p>
          </table:table-cell>
          <table:table-cell office:value-type="float" office:value="0.66443" calcext:value-type="float">
            <text:p>0.66443</text:p>
          </table:table-cell>
          <table:table-cell table:formula="of:=([.L716]-[.H716])*1000" office:value-type="float" office:value="321.75" calcext:value-type="float">
            <text:p>321.75</text:p>
          </table:table-cell>
          <table:table-cell table:number-columns-repeated="11"/>
        </table:table-row>
        <table:table-row table:style-name="ro1">
          <table:table-cell office:value-type="float" office:value="0.2716" calcext:value-type="float">
            <text:p>0.2716</text:p>
          </table:table-cell>
          <table:table-cell office:value-type="float" office:value="0.24594" calcext:value-type="float">
            <text:p>0.24594</text:p>
          </table:table-cell>
          <table:table-cell office:value-type="float" office:value="0.62208" calcext:value-type="float">
            <text:p>0.62208</text:p>
          </table:table-cell>
          <table:table-cell table:formula="of:=([.C717]-[.B717])*1000" office:value-type="float" office:value="376.14" calcext:value-type="float">
            <text:p>376.14</text:p>
          </table:table-cell>
          <table:table-cell office:value-type="float" office:value="0.32723" calcext:value-type="float">
            <text:p>0.32723</text:p>
          </table:table-cell>
          <table:table-cell office:value-type="float" office:value="0.64164" calcext:value-type="float">
            <text:p>0.64164</text:p>
          </table:table-cell>
          <table:table-cell table:formula="of:=([.F717]-[.E717])*1000" office:value-type="float" office:value="314.41" calcext:value-type="float">
            <text:p>314.41</text:p>
          </table:table-cell>
          <table:table-cell office:value-type="float" office:value="0.34456" calcext:value-type="float">
            <text:p>0.34456</text:p>
          </table:table-cell>
          <table:table-cell office:value-type="float" office:value="0.65802" calcext:value-type="float">
            <text:p>0.65802</text:p>
          </table:table-cell>
          <table:table-cell table:formula="of:=([.I717]-[.H717])*1000" office:value-type="float" office:value="313.46" calcext:value-type="float">
            <text:p>313.46</text:p>
          </table:table-cell>
          <table:table-cell office:value-type="float" office:value="0.35554" calcext:value-type="float">
            <text:p>0.35554</text:p>
          </table:table-cell>
          <table:table-cell office:value-type="float" office:value="0.66436" calcext:value-type="float">
            <text:p>0.66436</text:p>
          </table:table-cell>
          <table:table-cell table:formula="of:=([.L717]-[.H717])*1000" office:value-type="float" office:value="319.8" calcext:value-type="float">
            <text:p>319.8</text:p>
          </table:table-cell>
          <table:table-cell table:number-columns-repeated="11"/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0.24719" calcext:value-type="float">
            <text:p>0.24719</text:p>
          </table:table-cell>
          <table:table-cell office:value-type="float" office:value="0.62202" calcext:value-type="float">
            <text:p>0.62202</text:p>
          </table:table-cell>
          <table:table-cell table:formula="of:=([.C718]-[.B718])*1000" office:value-type="float" office:value="374.83" calcext:value-type="float">
            <text:p>374.83</text:p>
          </table:table-cell>
          <table:table-cell office:value-type="float" office:value="0.32919" calcext:value-type="float">
            <text:p>0.32919</text:p>
          </table:table-cell>
          <table:table-cell office:value-type="float" office:value="0.64156" calcext:value-type="float">
            <text:p>0.64156</text:p>
          </table:table-cell>
          <table:table-cell table:formula="of:=([.F718]-[.E718])*1000" office:value-type="float" office:value="312.37" calcext:value-type="float">
            <text:p>312.37</text:p>
          </table:table-cell>
          <table:table-cell office:value-type="float" office:value="0.34644" calcext:value-type="float">
            <text:p>0.34644</text:p>
          </table:table-cell>
          <table:table-cell office:value-type="float" office:value="0.65794" calcext:value-type="float">
            <text:p>0.65794</text:p>
          </table:table-cell>
          <table:table-cell table:formula="of:=([.I718]-[.H718])*1000" office:value-type="float" office:value="311.5" calcext:value-type="float">
            <text:p>311.5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66428" calcext:value-type="float">
            <text:p>0.66428</text:p>
          </table:table-cell>
          <table:table-cell table:formula="of:=([.L718]-[.H718])*1000" office:value-type="float" office:value="317.84" calcext:value-type="float">
            <text:p>317.84</text:p>
          </table:table-cell>
          <table:table-cell table:number-columns-repeated="11"/>
        </table:table-row>
        <table:table-row table:style-name="ro1">
          <table:table-cell office:value-type="float" office:value="0.2724" calcext:value-type="float">
            <text:p>0.2724</text:p>
          </table:table-cell>
          <table:table-cell office:value-type="float" office:value="0.24844" calcext:value-type="float">
            <text:p>0.24844</text:p>
          </table:table-cell>
          <table:table-cell office:value-type="float" office:value="0.62196" calcext:value-type="float">
            <text:p>0.62196</text:p>
          </table:table-cell>
          <table:table-cell table:formula="of:=([.C719]-[.B719])*1000" office:value-type="float" office:value="373.52" calcext:value-type="float">
            <text:p>373.52</text:p>
          </table:table-cell>
          <table:table-cell office:value-type="float" office:value="0.33116" calcext:value-type="float">
            <text:p>0.33116</text:p>
          </table:table-cell>
          <table:table-cell office:value-type="float" office:value="0.64148" calcext:value-type="float">
            <text:p>0.64148</text:p>
          </table:table-cell>
          <table:table-cell table:formula="of:=([.F719]-[.E719])*1000" office:value-type="float" office:value="310.32" calcext:value-type="float">
            <text:p>310.32</text:p>
          </table:table-cell>
          <table:table-cell office:value-type="float" office:value="0.34832" calcext:value-type="float">
            <text:p>0.34832</text:p>
          </table:table-cell>
          <table:table-cell office:value-type="float" office:value="0.65786" calcext:value-type="float">
            <text:p>0.65786</text:p>
          </table:table-cell>
          <table:table-cell table:formula="of:=([.I719]-[.H719])*1000" office:value-type="float" office:value="309.54" calcext:value-type="float">
            <text:p>309.54</text:p>
          </table:table-cell>
          <table:table-cell office:value-type="float" office:value="0.35906" calcext:value-type="float">
            <text:p>0.35906</text:p>
          </table:table-cell>
          <table:table-cell office:value-type="float" office:value="0.66421" calcext:value-type="float">
            <text:p>0.66421</text:p>
          </table:table-cell>
          <table:table-cell table:formula="of:=([.L719]-[.H719])*1000" office:value-type="float" office:value="315.89" calcext:value-type="float">
            <text:p>315.89</text:p>
          </table:table-cell>
          <table:table-cell table:number-columns-repeated="11"/>
        </table:table-row>
        <table:table-row table:style-name="ro1">
          <table:table-cell office:value-type="float" office:value="0.2728" calcext:value-type="float">
            <text:p>0.2728</text:p>
          </table:table-cell>
          <table:table-cell office:value-type="float" office:value="0.24969" calcext:value-type="float">
            <text:p>0.24969</text:p>
          </table:table-cell>
          <table:table-cell office:value-type="float" office:value="0.6219" calcext:value-type="float">
            <text:p>0.6219</text:p>
          </table:table-cell>
          <table:table-cell table:formula="of:=([.C720]-[.B720])*1000" office:value-type="float" office:value="372.21" calcext:value-type="float">
            <text:p>372.21</text:p>
          </table:table-cell>
          <table:table-cell office:value-type="float" office:value="0.33312" calcext:value-type="float">
            <text:p>0.33312</text:p>
          </table:table-cell>
          <table:table-cell office:value-type="float" office:value="0.64141" calcext:value-type="float">
            <text:p>0.64141</text:p>
          </table:table-cell>
          <table:table-cell table:formula="of:=([.F720]-[.E720])*1000" office:value-type="float" office:value="308.29" calcext:value-type="float">
            <text:p>308.29</text:p>
          </table:table-cell>
          <table:table-cell office:value-type="float" office:value="0.35021" calcext:value-type="float">
            <text:p>0.35021</text:p>
          </table:table-cell>
          <table:table-cell office:value-type="float" office:value="0.65778" calcext:value-type="float">
            <text:p>0.65778</text:p>
          </table:table-cell>
          <table:table-cell table:formula="of:=([.I720]-[.H720])*1000" office:value-type="float" office:value="307.57" calcext:value-type="float">
            <text:p>307.57</text:p>
          </table:table-cell>
          <table:table-cell office:value-type="float" office:value="0.36082" calcext:value-type="float">
            <text:p>0.36082</text:p>
          </table:table-cell>
          <table:table-cell office:value-type="float" office:value="0.66413" calcext:value-type="float">
            <text:p>0.66413</text:p>
          </table:table-cell>
          <table:table-cell table:formula="of:=([.L720]-[.H720])*1000" office:value-type="float" office:value="313.92" calcext:value-type="float">
            <text:p>313.92</text:p>
          </table:table-cell>
          <table:table-cell table:number-columns-repeated="11"/>
        </table:table-row>
        <table:table-row table:style-name="ro1">
          <table:table-cell office:value-type="float" office:value="0.2732" calcext:value-type="float">
            <text:p>0.2732</text:p>
          </table:table-cell>
          <table:table-cell office:value-type="float" office:value="0.25094" calcext:value-type="float">
            <text:p>0.25094</text:p>
          </table:table-cell>
          <table:table-cell office:value-type="float" office:value="0.62184" calcext:value-type="float">
            <text:p>0.62184</text:p>
          </table:table-cell>
          <table:table-cell table:formula="of:=([.C721]-[.B721])*1000" office:value-type="float" office:value="370.9" calcext:value-type="float">
            <text:p>370.9</text:p>
          </table:table-cell>
          <table:table-cell office:value-type="float" office:value="0.33508" calcext:value-type="float">
            <text:p>0.33508</text:p>
          </table:table-cell>
          <table:table-cell office:value-type="float" office:value="0.64133" calcext:value-type="float">
            <text:p>0.64133</text:p>
          </table:table-cell>
          <table:table-cell table:formula="of:=([.F721]-[.E721])*1000" office:value-type="float" office:value="306.25" calcext:value-type="float">
            <text:p>306.25</text:p>
          </table:table-cell>
          <table:table-cell office:value-type="float" office:value="0.35209" calcext:value-type="float">
            <text:p>0.35209</text:p>
          </table:table-cell>
          <table:table-cell office:value-type="float" office:value="0.6577" calcext:value-type="float">
            <text:p>0.6577</text:p>
          </table:table-cell>
          <table:table-cell table:formula="of:=([.I721]-[.H721])*1000" office:value-type="float" office:value="305.61" calcext:value-type="float">
            <text:p>305.61</text:p>
          </table:table-cell>
          <table:table-cell office:value-type="float" office:value="0.36258" calcext:value-type="float">
            <text:p>0.36258</text:p>
          </table:table-cell>
          <table:table-cell office:value-type="float" office:value="0.66406" calcext:value-type="float">
            <text:p>0.66406</text:p>
          </table:table-cell>
          <table:table-cell table:formula="of:=([.L721]-[.H721])*1000" office:value-type="float" office:value="311.97" calcext:value-type="float">
            <text:p>311.97</text:p>
          </table:table-cell>
          <table:table-cell table:number-columns-repeated="11"/>
        </table:table-row>
        <table:table-row table:style-name="ro1">
          <table:table-cell office:value-type="float" office:value="0.2736" calcext:value-type="float">
            <text:p>0.2736</text:p>
          </table:table-cell>
          <table:table-cell office:value-type="float" office:value="0.25235" calcext:value-type="float">
            <text:p>0.25235</text:p>
          </table:table-cell>
          <table:table-cell office:value-type="float" office:value="0.62179" calcext:value-type="float">
            <text:p>0.62179</text:p>
          </table:table-cell>
          <table:table-cell table:formula="of:=([.C722]-[.B722])*1000" office:value-type="float" office:value="369.44" calcext:value-type="float">
            <text:p>369.44</text:p>
          </table:table-cell>
          <table:table-cell office:value-type="float" office:value="0.33717" calcext:value-type="float">
            <text:p>0.33717</text:p>
          </table:table-cell>
          <table:table-cell office:value-type="float" office:value="0.64125" calcext:value-type="float">
            <text:p>0.64125</text:p>
          </table:table-cell>
          <table:table-cell table:formula="of:=([.F722]-[.E722])*1000" office:value-type="float" office:value="304.08" calcext:value-type="float">
            <text:p>304.08</text:p>
          </table:table-cell>
          <table:table-cell office:value-type="float" office:value="0.35405" calcext:value-type="float">
            <text:p>0.35405</text:p>
          </table:table-cell>
          <table:table-cell office:value-type="float" office:value="0.65762" calcext:value-type="float">
            <text:p>0.65762</text:p>
          </table:table-cell>
          <table:table-cell table:formula="of:=([.I722]-[.H722])*1000" office:value-type="float" office:value="303.57" calcext:value-type="float">
            <text:p>303.57</text:p>
          </table:table-cell>
          <table:table-cell office:value-type="float" office:value="0.36441" calcext:value-type="float">
            <text:p>0.36441</text:p>
          </table:table-cell>
          <table:table-cell office:value-type="float" office:value="0.66398" calcext:value-type="float">
            <text:p>0.66398</text:p>
          </table:table-cell>
          <table:table-cell table:formula="of:=([.L722]-[.H722])*1000" office:value-type="float" office:value="309.93" calcext:value-type="float">
            <text:p>309.93</text:p>
          </table:table-cell>
          <table:table-cell table:number-columns-repeated="11"/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0.25385" calcext:value-type="float">
            <text:p>0.25385</text:p>
          </table:table-cell>
          <table:table-cell office:value-type="float" office:value="0.62173" calcext:value-type="float">
            <text:p>0.62173</text:p>
          </table:table-cell>
          <table:table-cell table:formula="of:=([.C723]-[.B723])*1000" office:value-type="float" office:value="367.88" calcext:value-type="float">
            <text:p>367.88</text:p>
          </table:table-cell>
          <table:table-cell office:value-type="float" office:value="0.33931" calcext:value-type="float">
            <text:p>0.33931</text:p>
          </table:table-cell>
          <table:table-cell office:value-type="float" office:value="0.64117" calcext:value-type="float">
            <text:p>0.64117</text:p>
          </table:table-cell>
          <table:table-cell table:formula="of:=([.F723]-[.E723])*1000" office:value-type="float" office:value="301.86" calcext:value-type="float">
            <text:p>301.86</text:p>
          </table:table-cell>
          <table:table-cell office:value-type="float" office:value="0.35606" calcext:value-type="float">
            <text:p>0.35606</text:p>
          </table:table-cell>
          <table:table-cell office:value-type="float" office:value="0.65754" calcext:value-type="float">
            <text:p>0.65754</text:p>
          </table:table-cell>
          <table:table-cell table:formula="of:=([.I723]-[.H723])*1000" office:value-type="float" office:value="301.48" calcext:value-type="float">
            <text:p>301.48</text:p>
          </table:table-cell>
          <table:table-cell office:value-type="float" office:value="0.36626" calcext:value-type="float">
            <text:p>0.36626</text:p>
          </table:table-cell>
          <table:table-cell office:value-type="float" office:value="0.66391" calcext:value-type="float">
            <text:p>0.66391</text:p>
          </table:table-cell>
          <table:table-cell table:formula="of:=([.L723]-[.H723])*1000" office:value-type="float" office:value="307.85" calcext:value-type="float">
            <text:p>307.85</text:p>
          </table:table-cell>
          <table:table-cell table:number-columns-repeated="11"/>
        </table:table-row>
        <table:table-row table:style-name="ro1">
          <table:table-cell office:value-type="float" office:value="0.2744" calcext:value-type="float">
            <text:p>0.2744</text:p>
          </table:table-cell>
          <table:table-cell office:value-type="float" office:value="0.25535" calcext:value-type="float">
            <text:p>0.25535</text:p>
          </table:table-cell>
          <table:table-cell office:value-type="float" office:value="0.62167" calcext:value-type="float">
            <text:p>0.62167</text:p>
          </table:table-cell>
          <table:table-cell table:formula="of:=([.C724]-[.B724])*1000" office:value-type="float" office:value="366.32" calcext:value-type="float">
            <text:p>366.32</text:p>
          </table:table-cell>
          <table:table-cell office:value-type="float" office:value="0.34146" calcext:value-type="float">
            <text:p>0.34146</text:p>
          </table:table-cell>
          <table:table-cell office:value-type="float" office:value="0.64109" calcext:value-type="float">
            <text:p>0.64109</text:p>
          </table:table-cell>
          <table:table-cell table:formula="of:=([.F724]-[.E724])*1000" office:value-type="float" office:value="299.63" calcext:value-type="float">
            <text:p>299.63</text:p>
          </table:table-cell>
          <table:table-cell office:value-type="float" office:value="0.35806" calcext:value-type="float">
            <text:p>0.35806</text:p>
          </table:table-cell>
          <table:table-cell office:value-type="float" office:value="0.65746" calcext:value-type="float">
            <text:p>0.65746</text:p>
          </table:table-cell>
          <table:table-cell table:formula="of:=([.I724]-[.H724])*1000" office:value-type="float" office:value="299.4" calcext:value-type="float">
            <text:p>299.4</text:p>
          </table:table-cell>
          <table:table-cell office:value-type="float" office:value="0.36811" calcext:value-type="float">
            <text:p>0.36811</text:p>
          </table:table-cell>
          <table:table-cell office:value-type="float" office:value="0.66383" calcext:value-type="float">
            <text:p>0.66383</text:p>
          </table:table-cell>
          <table:table-cell table:formula="of:=([.L724]-[.H724])*1000" office:value-type="float" office:value="305.77" calcext:value-type="float">
            <text:p>305.77</text:p>
          </table:table-cell>
          <table:table-cell table:number-columns-repeated="11"/>
        </table:table-row>
        <table:table-row table:style-name="ro1">
          <table:table-cell office:value-type="float" office:value="0.2748" calcext:value-type="float">
            <text:p>0.2748</text:p>
          </table:table-cell>
          <table:table-cell office:value-type="float" office:value="0.25685" calcext:value-type="float">
            <text:p>0.25685</text:p>
          </table:table-cell>
          <table:table-cell office:value-type="float" office:value="0.62161" calcext:value-type="float">
            <text:p>0.62161</text:p>
          </table:table-cell>
          <table:table-cell table:formula="of:=([.C725]-[.B725])*1000" office:value-type="float" office:value="364.76" calcext:value-type="float">
            <text:p>364.76</text:p>
          </table:table-cell>
          <table:table-cell office:value-type="float" office:value="0.34361" calcext:value-type="float">
            <text:p>0.34361</text:p>
          </table:table-cell>
          <table:table-cell office:value-type="float" office:value="0.64101" calcext:value-type="float">
            <text:p>0.64101</text:p>
          </table:table-cell>
          <table:table-cell table:formula="of:=([.F725]-[.E725])*1000" office:value-type="float" office:value="297.4" calcext:value-type="float">
            <text:p>297.4</text:p>
          </table:table-cell>
          <table:table-cell office:value-type="float" office:value="0.36007" calcext:value-type="float">
            <text:p>0.36007</text:p>
          </table:table-cell>
          <table:table-cell office:value-type="float" office:value="0.65738" calcext:value-type="float">
            <text:p>0.65738</text:p>
          </table:table-cell>
          <table:table-cell table:formula="of:=([.I725]-[.H725])*1000" office:value-type="float" office:value="297.31" calcext:value-type="float">
            <text:p>297.31</text:p>
          </table:table-cell>
          <table:table-cell office:value-type="float" office:value="0.36996" calcext:value-type="float">
            <text:p>0.36996</text:p>
          </table:table-cell>
          <table:table-cell office:value-type="float" office:value="0.66375" calcext:value-type="float">
            <text:p>0.66375</text:p>
          </table:table-cell>
          <table:table-cell table:formula="of:=([.L725]-[.H725])*1000" office:value-type="float" office:value="303.68" calcext:value-type="float">
            <text:p>303.68</text:p>
          </table:table-cell>
          <table:table-cell table:number-columns-repeated="11"/>
        </table:table-row>
        <table:table-row table:style-name="ro1">
          <table:table-cell office:value-type="float" office:value="0.2752" calcext:value-type="float">
            <text:p>0.2752</text:p>
          </table:table-cell>
          <table:table-cell office:value-type="float" office:value="0.25835" calcext:value-type="float">
            <text:p>0.25835</text:p>
          </table:table-cell>
          <table:table-cell office:value-type="float" office:value="0.62155" calcext:value-type="float">
            <text:p>0.62155</text:p>
          </table:table-cell>
          <table:table-cell table:formula="of:=([.C726]-[.B726])*1000" office:value-type="float" office:value="363.2" calcext:value-type="float">
            <text:p>363.2</text:p>
          </table:table-cell>
          <table:table-cell office:value-type="float" office:value="0.34575" calcext:value-type="float">
            <text:p>0.34575</text:p>
          </table:table-cell>
          <table:table-cell office:value-type="float" office:value="0.64093" calcext:value-type="float">
            <text:p>0.64093</text:p>
          </table:table-cell>
          <table:table-cell table:formula="of:=([.F726]-[.E726])*1000" office:value-type="float" office:value="295.18" calcext:value-type="float">
            <text:p>295.18</text:p>
          </table:table-cell>
          <table:table-cell office:value-type="float" office:value="0.36207" calcext:value-type="float">
            <text:p>0.36207</text:p>
          </table:table-cell>
          <table:table-cell office:value-type="float" office:value="0.6573" calcext:value-type="float">
            <text:p>0.6573</text:p>
          </table:table-cell>
          <table:table-cell table:formula="of:=([.I726]-[.H726])*1000" office:value-type="float" office:value="295.23" calcext:value-type="float">
            <text:p>295.23</text:p>
          </table:table-cell>
          <table:table-cell office:value-type="float" office:value="0.37181" calcext:value-type="float">
            <text:p>0.37181</text:p>
          </table:table-cell>
          <table:table-cell office:value-type="float" office:value="0.66368" calcext:value-type="float">
            <text:p>0.66368</text:p>
          </table:table-cell>
          <table:table-cell table:formula="of:=([.L726]-[.H726])*1000" office:value-type="float" office:value="301.61" calcext:value-type="float">
            <text:p>301.61</text:p>
          </table:table-cell>
          <table:table-cell table:number-columns-repeated="11"/>
        </table:table-row>
        <table:table-row table:style-name="ro1">
          <table:table-cell office:value-type="float" office:value="0.2756" calcext:value-type="float">
            <text:p>0.2756</text:p>
          </table:table-cell>
          <table:table-cell office:value-type="float" office:value="0.25985" calcext:value-type="float">
            <text:p>0.25985</text:p>
          </table:table-cell>
          <table:table-cell office:value-type="float" office:value="0.62149" calcext:value-type="float">
            <text:p>0.62149</text:p>
          </table:table-cell>
          <table:table-cell table:formula="of:=([.C727]-[.B727])*1000" office:value-type="float" office:value="361.64" calcext:value-type="float">
            <text:p>361.64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64085" calcext:value-type="float">
            <text:p>0.64085</text:p>
          </table:table-cell>
          <table:table-cell table:formula="of:=([.F727]-[.E727])*1000" office:value-type="float" office:value="292.95" calcext:value-type="float">
            <text:p>292.95</text:p>
          </table:table-cell>
          <table:table-cell office:value-type="float" office:value="0.36408" calcext:value-type="float">
            <text:p>0.36408</text:p>
          </table:table-cell>
          <table:table-cell office:value-type="float" office:value="0.65722" calcext:value-type="float">
            <text:p>0.65722</text:p>
          </table:table-cell>
          <table:table-cell table:formula="of:=([.I727]-[.H727])*1000" office:value-type="float" office:value="293.14" calcext:value-type="float">
            <text:p>293.14</text:p>
          </table:table-cell>
          <table:table-cell office:value-type="float" office:value="0.37367" calcext:value-type="float">
            <text:p>0.37367</text:p>
          </table:table-cell>
          <table:table-cell office:value-type="float" office:value="0.6636" calcext:value-type="float">
            <text:p>0.6636</text:p>
          </table:table-cell>
          <table:table-cell table:formula="of:=([.L727]-[.H727])*1000" office:value-type="float" office:value="299.52" calcext:value-type="float">
            <text:p>299.52</text:p>
          </table:table-cell>
          <table:table-cell table:number-columns-repeated="11"/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26135" calcext:value-type="float">
            <text:p>0.26135</text:p>
          </table:table-cell>
          <table:table-cell office:value-type="float" office:value="0.62143" calcext:value-type="float">
            <text:p>0.62143</text:p>
          </table:table-cell>
          <table:table-cell table:formula="of:=([.C728]-[.B728])*1000" office:value-type="float" office:value="360.08" calcext:value-type="float">
            <text:p>360.08</text:p>
          </table:table-cell>
          <table:table-cell office:value-type="float" office:value="0.35005" calcext:value-type="float">
            <text:p>0.35005</text:p>
          </table:table-cell>
          <table:table-cell office:value-type="float" office:value="0.64077" calcext:value-type="float">
            <text:p>0.64077</text:p>
          </table:table-cell>
          <table:table-cell table:formula="of:=([.F728]-[.E728])*1000" office:value-type="float" office:value="290.72" calcext:value-type="float">
            <text:p>290.72</text:p>
          </table:table-cell>
          <table:table-cell office:value-type="float" office:value="0.36608" calcext:value-type="float">
            <text:p>0.36608</text:p>
          </table:table-cell>
          <table:table-cell office:value-type="float" office:value="0.65714" calcext:value-type="float">
            <text:p>0.65714</text:p>
          </table:table-cell>
          <table:table-cell table:formula="of:=([.I728]-[.H728])*1000" office:value-type="float" office:value="291.06" calcext:value-type="float">
            <text:p>291.06</text:p>
          </table:table-cell>
          <table:table-cell office:value-type="float" office:value="0.37552" calcext:value-type="float">
            <text:p>0.37552</text:p>
          </table:table-cell>
          <table:table-cell office:value-type="float" office:value="0.66353" calcext:value-type="float">
            <text:p>0.66353</text:p>
          </table:table-cell>
          <table:table-cell table:formula="of:=([.L728]-[.H728])*1000" office:value-type="float" office:value="297.45" calcext:value-type="float">
            <text:p>297.45</text:p>
          </table:table-cell>
          <table:table-cell table:number-columns-repeated="11"/>
        </table:table-row>
        <table:table-row table:style-name="ro1">
          <table:table-cell office:value-type="float" office:value="0.2764" calcext:value-type="float">
            <text:p>0.2764</text:p>
          </table:table-cell>
          <table:table-cell office:value-type="float" office:value="0.26285" calcext:value-type="float">
            <text:p>0.26285</text:p>
          </table:table-cell>
          <table:table-cell office:value-type="float" office:value="0.62138" calcext:value-type="float">
            <text:p>0.62138</text:p>
          </table:table-cell>
          <table:table-cell table:formula="of:=([.C729]-[.B729])*1000" office:value-type="float" office:value="358.53" calcext:value-type="float">
            <text:p>358.53</text:p>
          </table:table-cell>
          <table:table-cell office:value-type="float" office:value="0.35219" calcext:value-type="float">
            <text:p>0.35219</text:p>
          </table:table-cell>
          <table:table-cell office:value-type="float" office:value="0.64069" calcext:value-type="float">
            <text:p>0.64069</text:p>
          </table:table-cell>
          <table:table-cell table:formula="of:=([.F729]-[.E729])*1000" office:value-type="float" office:value="288.5" calcext:value-type="float">
            <text:p>288.5</text:p>
          </table:table-cell>
          <table:table-cell office:value-type="float" office:value="0.36809" calcext:value-type="float">
            <text:p>0.36809</text:p>
          </table:table-cell>
          <table:table-cell office:value-type="float" office:value="0.65706" calcext:value-type="float">
            <text:p>0.65706</text:p>
          </table:table-cell>
          <table:table-cell table:formula="of:=([.I729]-[.H729])*1000" office:value-type="float" office:value="288.97" calcext:value-type="float">
            <text:p>288.97</text:p>
          </table:table-cell>
          <table:table-cell office:value-type="float" office:value="0.37737" calcext:value-type="float">
            <text:p>0.37737</text:p>
          </table:table-cell>
          <table:table-cell office:value-type="float" office:value="0.66345" calcext:value-type="float">
            <text:p>0.66345</text:p>
          </table:table-cell>
          <table:table-cell table:formula="of:=([.L729]-[.H729])*1000" office:value-type="float" office:value="295.36" calcext:value-type="float">
            <text:p>295.36</text:p>
          </table:table-cell>
          <table:table-cell table:number-columns-repeated="11"/>
        </table:table-row>
        <table:table-row table:style-name="ro1">
          <table:table-cell office:value-type="float" office:value="0.2768" calcext:value-type="float">
            <text:p>0.2768</text:p>
          </table:table-cell>
          <table:table-cell office:value-type="float" office:value="0.26444" calcext:value-type="float">
            <text:p>0.26444</text:p>
          </table:table-cell>
          <table:table-cell office:value-type="float" office:value="0.62132" calcext:value-type="float">
            <text:p>0.62132</text:p>
          </table:table-cell>
          <table:table-cell table:formula="of:=([.C730]-[.B730])*1000" office:value-type="float" office:value="356.88" calcext:value-type="float">
            <text:p>356.88</text:p>
          </table:table-cell>
          <table:table-cell office:value-type="float" office:value="0.35439" calcext:value-type="float">
            <text:p>0.35439</text:p>
          </table:table-cell>
          <table:table-cell office:value-type="float" office:value="0.64061" calcext:value-type="float">
            <text:p>0.64061</text:p>
          </table:table-cell>
          <table:table-cell table:formula="of:=([.F730]-[.E730])*1000" office:value-type="float" office:value="286.22" calcext:value-type="float">
            <text:p>286.22</text:p>
          </table:table-cell>
          <table:table-cell office:value-type="float" office:value="0.37013" calcext:value-type="float">
            <text:p>0.37013</text:p>
          </table:table-cell>
          <table:table-cell office:value-type="float" office:value="0.65698" calcext:value-type="float">
            <text:p>0.65698</text:p>
          </table:table-cell>
          <table:table-cell table:formula="of:=([.I730]-[.H730])*1000" office:value-type="float" office:value="286.85" calcext:value-type="float">
            <text:p>286.85</text:p>
          </table:table-cell>
          <table:table-cell office:value-type="float" office:value="0.37925" calcext:value-type="float">
            <text:p>0.37925</text:p>
          </table:table-cell>
          <table:table-cell office:value-type="float" office:value="0.66337" calcext:value-type="float">
            <text:p>0.66337</text:p>
          </table:table-cell>
          <table:table-cell table:formula="of:=([.L730]-[.H730])*1000" office:value-type="float" office:value="293.24" calcext:value-type="float">
            <text:p>293.24</text:p>
          </table:table-cell>
          <table:table-cell table:number-columns-repeated="11"/>
        </table:table-row>
        <table:table-row table:style-name="ro1">
          <table:table-cell office:value-type="float" office:value="0.2772" calcext:value-type="float">
            <text:p>0.2772</text:p>
          </table:table-cell>
          <table:table-cell office:value-type="float" office:value="0.26621" calcext:value-type="float">
            <text:p>0.26621</text:p>
          </table:table-cell>
          <table:table-cell office:value-type="float" office:value="0.62126" calcext:value-type="float">
            <text:p>0.62126</text:p>
          </table:table-cell>
          <table:table-cell table:formula="of:=([.C731]-[.B731])*1000" office:value-type="float" office:value="355.05" calcext:value-type="float">
            <text:p>355.05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64053" calcext:value-type="float">
            <text:p>0.64053</text:p>
          </table:table-cell>
          <table:table-cell table:formula="of:=([.F731]-[.E731])*1000" office:value-type="float" office:value="283.83" calcext:value-type="float">
            <text:p>283.83</text:p>
          </table:table-cell>
          <table:table-cell office:value-type="float" office:value="0.37224" calcext:value-type="float">
            <text:p>0.37224</text:p>
          </table:table-cell>
          <table:table-cell office:value-type="float" office:value="0.6569" calcext:value-type="float">
            <text:p>0.6569</text:p>
          </table:table-cell>
          <table:table-cell table:formula="of:=([.I731]-[.H731])*1000" office:value-type="float" office:value="284.66" calcext:value-type="float">
            <text:p>284.66</text:p>
          </table:table-cell>
          <table:table-cell office:value-type="float" office:value="0.38118" calcext:value-type="float">
            <text:p>0.38118</text:p>
          </table:table-cell>
          <table:table-cell office:value-type="float" office:value="0.6633" calcext:value-type="float">
            <text:p>0.6633</text:p>
          </table:table-cell>
          <table:table-cell table:formula="of:=([.L731]-[.H731])*1000" office:value-type="float" office:value="291.06" calcext:value-type="float">
            <text:p>291.06</text:p>
          </table:table-cell>
          <table:table-cell table:number-columns-repeated="11"/>
        </table:table-row>
        <table:table-row table:style-name="ro1">
          <table:table-cell office:value-type="float" office:value="0.2776" calcext:value-type="float">
            <text:p>0.2776</text:p>
          </table:table-cell>
          <table:table-cell office:value-type="float" office:value="0.26797" calcext:value-type="float">
            <text:p>0.26797</text:p>
          </table:table-cell>
          <table:table-cell office:value-type="float" office:value="0.6212" calcext:value-type="float">
            <text:p>0.6212</text:p>
          </table:table-cell>
          <table:table-cell table:formula="of:=([.C732]-[.B732])*1000" office:value-type="float" office:value="353.23" calcext:value-type="float">
            <text:p>353.23</text:p>
          </table:table-cell>
          <table:table-cell office:value-type="float" office:value="0.35901" calcext:value-type="float">
            <text:p>0.35901</text:p>
          </table:table-cell>
          <table:table-cell office:value-type="float" office:value="0.64045" calcext:value-type="float">
            <text:p>0.64045</text:p>
          </table:table-cell>
          <table:table-cell table:formula="of:=([.F732]-[.E732])*1000" office:value-type="float" office:value="281.44" calcext:value-type="float">
            <text:p>281.44</text:p>
          </table:table-cell>
          <table:table-cell office:value-type="float" office:value="0.37435" calcext:value-type="float">
            <text:p>0.37435</text:p>
          </table:table-cell>
          <table:table-cell office:value-type="float" office:value="0.65682" calcext:value-type="float">
            <text:p>0.65682</text:p>
          </table:table-cell>
          <table:table-cell table:formula="of:=([.I732]-[.H732])*1000" office:value-type="float" office:value="282.47" calcext:value-type="float">
            <text:p>282.47</text:p>
          </table:table-cell>
          <table:table-cell office:value-type="float" office:value="0.38311" calcext:value-type="float">
            <text:p>0.38311</text:p>
          </table:table-cell>
          <table:table-cell office:value-type="float" office:value="0.66322" calcext:value-type="float">
            <text:p>0.66322</text:p>
          </table:table-cell>
          <table:table-cell table:formula="of:=([.L732]-[.H732])*1000" office:value-type="float" office:value="288.87" calcext:value-type="float">
            <text:p>288.87</text:p>
          </table:table-cell>
          <table:table-cell table:number-columns-repeated="11"/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0.26974" calcext:value-type="float">
            <text:p>0.26974</text:p>
          </table:table-cell>
          <table:table-cell office:value-type="float" office:value="0.62114" calcext:value-type="float">
            <text:p>0.62114</text:p>
          </table:table-cell>
          <table:table-cell table:formula="of:=([.C733]-[.B733])*1000" office:value-type="float" office:value="351.4" calcext:value-type="float">
            <text:p>351.4</text:p>
          </table:table-cell>
          <table:table-cell office:value-type="float" office:value="0.36131" calcext:value-type="float">
            <text:p>0.36131</text:p>
          </table:table-cell>
          <table:table-cell office:value-type="float" office:value="0.64036" calcext:value-type="float">
            <text:p>0.64036</text:p>
          </table:table-cell>
          <table:table-cell table:formula="of:=([.F733]-[.E733])*1000" office:value-type="float" office:value="279.05" calcext:value-type="float">
            <text:p>279.05</text:p>
          </table:table-cell>
          <table:table-cell office:value-type="float" office:value="0.37646" calcext:value-type="float">
            <text:p>0.37646</text:p>
          </table:table-cell>
          <table:table-cell office:value-type="float" office:value="0.65674" calcext:value-type="float">
            <text:p>0.65674</text:p>
          </table:table-cell>
          <table:table-cell table:formula="of:=([.I733]-[.H733])*1000" office:value-type="float" office:value="280.28" calcext:value-type="float">
            <text:p>280.28</text:p>
          </table:table-cell>
          <table:table-cell office:value-type="float" office:value="0.38505" calcext:value-type="float">
            <text:p>0.38505</text:p>
          </table:table-cell>
          <table:table-cell office:value-type="float" office:value="0.66314" calcext:value-type="float">
            <text:p>0.66314</text:p>
          </table:table-cell>
          <table:table-cell table:formula="of:=([.L733]-[.H733])*1000" office:value-type="float" office:value="286.68" calcext:value-type="float">
            <text:p>286.68</text:p>
          </table:table-cell>
          <table:table-cell table:number-columns-repeated="11"/>
        </table:table-row>
        <table:table-row table:style-name="ro1">
          <table:table-cell office:value-type="float" office:value="0.2784" calcext:value-type="float">
            <text:p>0.2784</text:p>
          </table:table-cell>
          <table:table-cell office:value-type="float" office:value="0.27151" calcext:value-type="float">
            <text:p>0.27151</text:p>
          </table:table-cell>
          <table:table-cell office:value-type="float" office:value="0.62108" calcext:value-type="float">
            <text:p>0.62108</text:p>
          </table:table-cell>
          <table:table-cell table:formula="of:=([.C734]-[.B734])*1000" office:value-type="float" office:value="349.57" calcext:value-type="float">
            <text:p>349.57</text:p>
          </table:table-cell>
          <table:table-cell office:value-type="float" office:value="0.36362" calcext:value-type="float">
            <text:p>0.36362</text:p>
          </table:table-cell>
          <table:table-cell office:value-type="float" office:value="0.64028" calcext:value-type="float">
            <text:p>0.64028</text:p>
          </table:table-cell>
          <table:table-cell table:formula="of:=([.F734]-[.E734])*1000" office:value-type="float" office:value="276.66" calcext:value-type="float">
            <text:p>276.66</text:p>
          </table:table-cell>
          <table:table-cell office:value-type="float" office:value="0.37857" calcext:value-type="float">
            <text:p>0.37857</text:p>
          </table:table-cell>
          <table:table-cell office:value-type="float" office:value="0.65666" calcext:value-type="float">
            <text:p>0.65666</text:p>
          </table:table-cell>
          <table:table-cell table:formula="of:=([.I734]-[.H734])*1000" office:value-type="float" office:value="278.09" calcext:value-type="float">
            <text:p>278.09</text:p>
          </table:table-cell>
          <table:table-cell office:value-type="float" office:value="0.38698" calcext:value-type="float">
            <text:p>0.38698</text:p>
          </table:table-cell>
          <table:table-cell office:value-type="float" office:value="0.66306" calcext:value-type="float">
            <text:p>0.66306</text:p>
          </table:table-cell>
          <table:table-cell table:formula="of:=([.L734]-[.H734])*1000" office:value-type="float" office:value="284.49" calcext:value-type="float">
            <text:p>284.49</text:p>
          </table:table-cell>
          <table:table-cell table:number-columns-repeated="11"/>
        </table:table-row>
        <table:table-row table:style-name="ro1">
          <table:table-cell office:value-type="float" office:value="0.2788" calcext:value-type="float">
            <text:p>0.2788</text:p>
          </table:table-cell>
          <table:table-cell office:value-type="float" office:value="0.27327" calcext:value-type="float">
            <text:p>0.27327</text:p>
          </table:table-cell>
          <table:table-cell office:value-type="float" office:value="0.62102" calcext:value-type="float">
            <text:p>0.62102</text:p>
          </table:table-cell>
          <table:table-cell table:formula="of:=([.C735]-[.B735])*1000" office:value-type="float" office:value="347.75" calcext:value-type="float">
            <text:p>347.75</text:p>
          </table:table-cell>
          <table:table-cell office:value-type="float" office:value="0.36593" calcext:value-type="float">
            <text:p>0.36593</text:p>
          </table:table-cell>
          <table:table-cell office:value-type="float" office:value="0.6402" calcext:value-type="float">
            <text:p>0.6402</text:p>
          </table:table-cell>
          <table:table-cell table:formula="of:=([.F735]-[.E735])*1000" office:value-type="float" office:value="274.27" calcext:value-type="float">
            <text:p>274.27</text:p>
          </table:table-cell>
          <table:table-cell office:value-type="float" office:value="0.38069" calcext:value-type="float">
            <text:p>0.38069</text:p>
          </table:table-cell>
          <table:table-cell office:value-type="float" office:value="0.65658" calcext:value-type="float">
            <text:p>0.65658</text:p>
          </table:table-cell>
          <table:table-cell table:formula="of:=([.I735]-[.H735])*1000" office:value-type="float" office:value="275.89" calcext:value-type="float">
            <text:p>275.89</text:p>
          </table:table-cell>
          <table:table-cell office:value-type="float" office:value="0.38891" calcext:value-type="float">
            <text:p>0.38891</text:p>
          </table:table-cell>
          <table:table-cell office:value-type="float" office:value="0.66299" calcext:value-type="float">
            <text:p>0.66299</text:p>
          </table:table-cell>
          <table:table-cell table:formula="of:=([.L735]-[.H735])*1000" office:value-type="float" office:value="282.3" calcext:value-type="float">
            <text:p>282.3</text:p>
          </table:table-cell>
          <table:table-cell table:number-columns-repeated="11"/>
        </table:table-row>
        <table:table-row table:style-name="ro1">
          <table:table-cell office:value-type="float" office:value="0.2792" calcext:value-type="float">
            <text:p>0.2792</text:p>
          </table:table-cell>
          <table:table-cell office:value-type="float" office:value="0.27504" calcext:value-type="float">
            <text:p>0.27504</text:p>
          </table:table-cell>
          <table:table-cell office:value-type="float" office:value="0.62096" calcext:value-type="float">
            <text:p>0.62096</text:p>
          </table:table-cell>
          <table:table-cell table:formula="of:=([.C736]-[.B736])*1000" office:value-type="float" office:value="345.92" calcext:value-type="float">
            <text:p>345.92</text:p>
          </table:table-cell>
          <table:table-cell office:value-type="float" office:value="0.36823" calcext:value-type="float">
            <text:p>0.36823</text:p>
          </table:table-cell>
          <table:table-cell office:value-type="float" office:value="0.64012" calcext:value-type="float">
            <text:p>0.64012</text:p>
          </table:table-cell>
          <table:table-cell table:formula="of:=([.F736]-[.E736])*1000" office:value-type="float" office:value="271.89" calcext:value-type="float">
            <text:p>271.89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6565" calcext:value-type="float">
            <text:p>0.6565</text:p>
          </table:table-cell>
          <table:table-cell table:formula="of:=([.I736]-[.H736])*1000" office:value-type="float" office:value="273.7" calcext:value-type="float">
            <text:p>273.7</text:p>
          </table:table-cell>
          <table:table-cell office:value-type="float" office:value="0.39084" calcext:value-type="float">
            <text:p>0.39084</text:p>
          </table:table-cell>
          <table:table-cell office:value-type="float" office:value="0.66291" calcext:value-type="float">
            <text:p>0.66291</text:p>
          </table:table-cell>
          <table:table-cell table:formula="of:=([.L736]-[.H736])*1000" office:value-type="float" office:value="280.11" calcext:value-type="float">
            <text:p>280.11</text:p>
          </table:table-cell>
          <table:table-cell table:number-columns-repeated="11"/>
        </table:table-row>
        <table:table-row table:style-name="ro1">
          <table:table-cell office:value-type="float" office:value="0.2796" calcext:value-type="float">
            <text:p>0.2796</text:p>
          </table:table-cell>
          <table:table-cell office:value-type="float" office:value="0.27681" calcext:value-type="float">
            <text:p>0.27681</text:p>
          </table:table-cell>
          <table:table-cell office:value-type="float" office:value="0.62091" calcext:value-type="float">
            <text:p>0.62091</text:p>
          </table:table-cell>
          <table:table-cell table:formula="of:=([.C737]-[.B737])*1000" office:value-type="float" office:value="344.1" calcext:value-type="float">
            <text:p>344.1</text:p>
          </table:table-cell>
          <table:table-cell office:value-type="float" office:value="0.37054" calcext:value-type="float">
            <text:p>0.37054</text:p>
          </table:table-cell>
          <table:table-cell office:value-type="float" office:value="0.64004" calcext:value-type="float">
            <text:p>0.64004</text:p>
          </table:table-cell>
          <table:table-cell table:formula="of:=([.F737]-[.E737])*1000" office:value-type="float" office:value="269.5" calcext:value-type="float">
            <text:p>269.5</text:p>
          </table:table-cell>
          <table:table-cell office:value-type="float" office:value="0.38491" calcext:value-type="float">
            <text:p>0.38491</text:p>
          </table:table-cell>
          <table:table-cell office:value-type="float" office:value="0.65642" calcext:value-type="float">
            <text:p>0.65642</text:p>
          </table:table-cell>
          <table:table-cell table:formula="of:=([.I737]-[.H737])*1000" office:value-type="float" office:value="271.51" calcext:value-type="float">
            <text:p>271.51</text:p>
          </table:table-cell>
          <table:table-cell office:value-type="float" office:value="0.39277" calcext:value-type="float">
            <text:p>0.39277</text:p>
          </table:table-cell>
          <table:table-cell office:value-type="float" office:value="0.66283" calcext:value-type="float">
            <text:p>0.66283</text:p>
          </table:table-cell>
          <table:table-cell table:formula="of:=([.L737]-[.H737])*1000" office:value-type="float" office:value="277.92" calcext:value-type="float">
            <text:p>277.92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27857" calcext:value-type="float">
            <text:p>0.27857</text:p>
          </table:table-cell>
          <table:table-cell office:value-type="float" office:value="0.62085" calcext:value-type="float">
            <text:p>0.62085</text:p>
          </table:table-cell>
          <table:table-cell table:formula="of:=([.C738]-[.B738])*1000" office:value-type="float" office:value="342.28" calcext:value-type="float">
            <text:p>342.28</text:p>
          </table:table-cell>
          <table:table-cell office:value-type="float" office:value="0.37285" calcext:value-type="float">
            <text:p>0.37285</text:p>
          </table:table-cell>
          <table:table-cell office:value-type="float" office:value="0.63996" calcext:value-type="float">
            <text:p>0.63996</text:p>
          </table:table-cell>
          <table:table-cell table:formula="of:=([.F738]-[.E738])*1000" office:value-type="float" office:value="267.11" calcext:value-type="float">
            <text:p>267.11</text:p>
          </table:table-cell>
          <table:table-cell office:value-type="float" office:value="0.38702" calcext:value-type="float">
            <text:p>0.38702</text:p>
          </table:table-cell>
          <table:table-cell office:value-type="float" office:value="0.65633" calcext:value-type="float">
            <text:p>0.65633</text:p>
          </table:table-cell>
          <table:table-cell table:formula="of:=([.I738]-[.H738])*1000" office:value-type="float" office:value="269.31" calcext:value-type="float">
            <text:p>269.31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66275" calcext:value-type="float">
            <text:p>0.66275</text:p>
          </table:table-cell>
          <table:table-cell table:formula="of:=([.L738]-[.H738])*1000" office:value-type="float" office:value="275.73" calcext:value-type="float">
            <text:p>275.73</text:p>
          </table:table-cell>
          <table:table-cell table:number-columns-repeated="11"/>
        </table:table-row>
        <table:table-row table:style-name="ro1">
          <table:table-cell office:value-type="float" office:value="0.2804" calcext:value-type="float">
            <text:p>0.2804</text:p>
          </table:table-cell>
          <table:table-cell office:value-type="float" office:value="0.28062" calcext:value-type="float">
            <text:p>0.28062</text:p>
          </table:table-cell>
          <table:table-cell office:value-type="float" office:value="0.62079" calcext:value-type="float">
            <text:p>0.62079</text:p>
          </table:table-cell>
          <table:table-cell table:formula="of:=([.C739]-[.B739])*1000" office:value-type="float" office:value="340.17" calcext:value-type="float">
            <text:p>340.17</text:p>
          </table:table-cell>
          <table:table-cell office:value-type="float" office:value="0.37529" calcext:value-type="float">
            <text:p>0.37529</text:p>
          </table:table-cell>
          <table:table-cell office:value-type="float" office:value="0.63988" calcext:value-type="float">
            <text:p>0.63988</text:p>
          </table:table-cell>
          <table:table-cell table:formula="of:=([.F739]-[.E739])*1000" office:value-type="float" office:value="264.59" calcext:value-type="float">
            <text:p>264.59</text:p>
          </table:table-cell>
          <table:table-cell office:value-type="float" office:value="0.38922" calcext:value-type="float">
            <text:p>0.38922</text:p>
          </table:table-cell>
          <table:table-cell office:value-type="float" office:value="0.65625" calcext:value-type="float">
            <text:p>0.65625</text:p>
          </table:table-cell>
          <table:table-cell table:formula="of:=([.I739]-[.H739])*1000" office:value-type="float" office:value="267.03" calcext:value-type="float">
            <text:p>267.03</text:p>
          </table:table-cell>
          <table:table-cell office:value-type="float" office:value="0.3967" calcext:value-type="float">
            <text:p>0.3967</text:p>
          </table:table-cell>
          <table:table-cell office:value-type="float" office:value="0.66268" calcext:value-type="float">
            <text:p>0.66268</text:p>
          </table:table-cell>
          <table:table-cell table:formula="of:=([.L739]-[.H739])*1000" office:value-type="float" office:value="273.46" calcext:value-type="float">
            <text:p>273.46</text:p>
          </table:table-cell>
          <table:table-cell table:number-columns-repeated="11"/>
        </table:table-row>
        <table:table-row table:style-name="ro1">
          <table:table-cell office:value-type="float" office:value="0.2808" calcext:value-type="float">
            <text:p>0.2808</text:p>
          </table:table-cell>
          <table:table-cell office:value-type="float" office:value="0.28266" calcext:value-type="float">
            <text:p>0.28266</text:p>
          </table:table-cell>
          <table:table-cell office:value-type="float" office:value="0.62073" calcext:value-type="float">
            <text:p>0.62073</text:p>
          </table:table-cell>
          <table:table-cell table:formula="of:=([.C740]-[.B740])*1000" office:value-type="float" office:value="338.07" calcext:value-type="float">
            <text:p>338.07</text:p>
          </table:table-cell>
          <table:table-cell office:value-type="float" office:value="0.37773" calcext:value-type="float">
            <text:p>0.37773</text:p>
          </table:table-cell>
          <table:table-cell office:value-type="float" office:value="0.6398" calcext:value-type="float">
            <text:p>0.6398</text:p>
          </table:table-cell>
          <table:table-cell table:formula="of:=([.F740]-[.E740])*1000" office:value-type="float" office:value="262.07" calcext:value-type="float">
            <text:p>262.07</text:p>
          </table:table-cell>
          <table:table-cell office:value-type="float" office:value="0.39143" calcext:value-type="float">
            <text:p>0.39143</text:p>
          </table:table-cell>
          <table:table-cell office:value-type="float" office:value="0.65617" calcext:value-type="float">
            <text:p>0.65617</text:p>
          </table:table-cell>
          <table:table-cell table:formula="of:=([.I740]-[.H740])*1000" office:value-type="float" office:value="264.74" calcext:value-type="float">
            <text:p>264.74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6626" calcext:value-type="float">
            <text:p>0.6626</text:p>
          </table:table-cell>
          <table:table-cell table:formula="of:=([.L740]-[.H740])*1000" office:value-type="float" office:value="271.17" calcext:value-type="float">
            <text:p>271.17</text:p>
          </table:table-cell>
          <table:table-cell table:number-columns-repeated="11"/>
        </table:table-row>
        <table:table-row table:style-name="ro1">
          <table:table-cell office:value-type="float" office:value="0.2812" calcext:value-type="float">
            <text:p>0.2812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62067" calcext:value-type="float">
            <text:p>0.62067</text:p>
          </table:table-cell>
          <table:table-cell table:formula="of:=([.C741]-[.B741])*1000" office:value-type="float" office:value="335.97" calcext:value-type="float">
            <text:p>335.97</text:p>
          </table:table-cell>
          <table:table-cell office:value-type="float" office:value="0.38017" calcext:value-type="float">
            <text:p>0.38017</text:p>
          </table:table-cell>
          <table:table-cell office:value-type="float" office:value="0.63972" calcext:value-type="float">
            <text:p>0.63972</text:p>
          </table:table-cell>
          <table:table-cell table:formula="of:=([.F741]-[.E741])*1000" office:value-type="float" office:value="259.55" calcext:value-type="float">
            <text:p>259.55</text:p>
          </table:table-cell>
          <table:table-cell office:value-type="float" office:value="0.39363" calcext:value-type="float">
            <text:p>0.39363</text:p>
          </table:table-cell>
          <table:table-cell office:value-type="float" office:value="0.65609" calcext:value-type="float">
            <text:p>0.65609</text:p>
          </table:table-cell>
          <table:table-cell table:formula="of:=([.I741]-[.H741])*1000" office:value-type="float" office:value="262.46" calcext:value-type="float">
            <text:p>262.46</text:p>
          </table:table-cell>
          <table:table-cell office:value-type="float" office:value="0.4007" calcext:value-type="float">
            <text:p>0.4007</text:p>
          </table:table-cell>
          <table:table-cell office:value-type="float" office:value="0.66252" calcext:value-type="float">
            <text:p>0.66252</text:p>
          </table:table-cell>
          <table:table-cell table:formula="of:=([.L741]-[.H741])*1000" office:value-type="float" office:value="268.89" calcext:value-type="float">
            <text:p>268.89</text:p>
          </table:table-cell>
          <table:table-cell table:number-columns-repeated="11"/>
        </table:table-row>
        <table:table-row table:style-name="ro1">
          <table:table-cell office:value-type="float" office:value="0.2816" calcext:value-type="float">
            <text:p>0.2816</text:p>
          </table:table-cell>
          <table:table-cell office:value-type="float" office:value="0.28674" calcext:value-type="float">
            <text:p>0.28674</text:p>
          </table:table-cell>
          <table:table-cell office:value-type="float" office:value="0.62061" calcext:value-type="float">
            <text:p>0.62061</text:p>
          </table:table-cell>
          <table:table-cell table:formula="of:=([.C742]-[.B742])*1000" office:value-type="float" office:value="333.87" calcext:value-type="float">
            <text:p>333.87</text:p>
          </table:table-cell>
          <table:table-cell office:value-type="float" office:value="0.38261" calcext:value-type="float">
            <text:p>0.38261</text:p>
          </table:table-cell>
          <table:table-cell office:value-type="float" office:value="0.63963" calcext:value-type="float">
            <text:p>0.63963</text:p>
          </table:table-cell>
          <table:table-cell table:formula="of:=([.F742]-[.E742])*1000" office:value-type="float" office:value="257.02" calcext:value-type="float">
            <text:p>257.02</text:p>
          </table:table-cell>
          <table:table-cell office:value-type="float" office:value="0.39583" calcext:value-type="float">
            <text:p>0.39583</text:p>
          </table:table-cell>
          <table:table-cell office:value-type="float" office:value="0.65601" calcext:value-type="float">
            <text:p>0.65601</text:p>
          </table:table-cell>
          <table:table-cell table:formula="of:=([.I742]-[.H742])*1000" office:value-type="float" office:value="260.18" calcext:value-type="float">
            <text:p>260.18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66244" calcext:value-type="float">
            <text:p>0.66244</text:p>
          </table:table-cell>
          <table:table-cell table:formula="of:=([.L742]-[.H742])*1000" office:value-type="float" office:value="266.61" calcext:value-type="float">
            <text:p>266.61</text:p>
          </table:table-cell>
          <table:table-cell table:number-columns-repeated="11"/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.28879" calcext:value-type="float">
            <text:p>0.28879</text:p>
          </table:table-cell>
          <table:table-cell office:value-type="float" office:value="0.62055" calcext:value-type="float">
            <text:p>0.62055</text:p>
          </table:table-cell>
          <table:table-cell table:formula="of:=([.C743]-[.B743])*1000" office:value-type="float" office:value="331.76" calcext:value-type="float">
            <text:p>331.76</text:p>
          </table:table-cell>
          <table:table-cell office:value-type="float" office:value="0.38505" calcext:value-type="float">
            <text:p>0.38505</text:p>
          </table:table-cell>
          <table:table-cell office:value-type="float" office:value="0.63955" calcext:value-type="float">
            <text:p>0.63955</text:p>
          </table:table-cell>
          <table:table-cell table:formula="of:=([.F743]-[.E743])*1000" office:value-type="float" office:value="254.5" calcext:value-type="float">
            <text:p>254.5</text:p>
          </table:table-cell>
          <table:table-cell office:value-type="float" office:value="0.39803" calcext:value-type="float">
            <text:p>0.39803</text:p>
          </table:table-cell>
          <table:table-cell office:value-type="float" office:value="0.65592" calcext:value-type="float">
            <text:p>0.65592</text:p>
          </table:table-cell>
          <table:table-cell table:formula="of:=([.I743]-[.H743])*1000" office:value-type="float" office:value="257.89" calcext:value-type="float">
            <text:p>257.89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66236" calcext:value-type="float">
            <text:p>0.66236</text:p>
          </table:table-cell>
          <table:table-cell table:formula="of:=([.L743]-[.H743])*1000" office:value-type="float" office:value="264.33" calcext:value-type="float">
            <text:p>264.33</text:p>
          </table:table-cell>
          <table:table-cell table:number-columns-repeated="11"/>
        </table:table-row>
        <table:table-row table:style-name="ro1">
          <table:table-cell office:value-type="float" office:value="0.2824" calcext:value-type="float">
            <text:p>0.2824</text:p>
          </table:table-cell>
          <table:table-cell office:value-type="float" office:value="0.29083" calcext:value-type="float">
            <text:p>0.29083</text:p>
          </table:table-cell>
          <table:table-cell office:value-type="float" office:value="0.62049" calcext:value-type="float">
            <text:p>0.62049</text:p>
          </table:table-cell>
          <table:table-cell table:formula="of:=([.C744]-[.B744])*1000" office:value-type="float" office:value="329.66" calcext:value-type="float">
            <text:p>329.66</text:p>
          </table:table-cell>
          <table:table-cell office:value-type="float" office:value="0.38749" calcext:value-type="float">
            <text:p>0.38749</text:p>
          </table:table-cell>
          <table:table-cell office:value-type="float" office:value="0.63947" calcext:value-type="float">
            <text:p>0.63947</text:p>
          </table:table-cell>
          <table:table-cell table:formula="of:=([.F744]-[.E744])*1000" office:value-type="float" office:value="251.98" calcext:value-type="float">
            <text:p>251.98</text:p>
          </table:table-cell>
          <table:table-cell office:value-type="float" office:value="0.40024" calcext:value-type="float">
            <text:p>0.40024</text:p>
          </table:table-cell>
          <table:table-cell office:value-type="float" office:value="0.65584" calcext:value-type="float">
            <text:p>0.65584</text:p>
          </table:table-cell>
          <table:table-cell table:formula="of:=([.I744]-[.H744])*1000" office:value-type="float" office:value="255.6" calcext:value-type="float">
            <text:p>255.6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66228" calcext:value-type="float">
            <text:p>0.66228</text:p>
          </table:table-cell>
          <table:table-cell table:formula="of:=([.L744]-[.H744])*1000" office:value-type="float" office:value="262.04" calcext:value-type="float">
            <text:p>262.04</text:p>
          </table:table-cell>
          <table:table-cell table:number-columns-repeated="11"/>
        </table:table-row>
        <table:table-row table:style-name="ro1">
          <table:table-cell office:value-type="float" office:value="0.2828" calcext:value-type="float">
            <text:p>0.2828</text:p>
          </table:table-cell>
          <table:table-cell office:value-type="float" office:value="0.29287" calcext:value-type="float">
            <text:p>0.29287</text:p>
          </table:table-cell>
          <table:table-cell office:value-type="float" office:value="0.62043" calcext:value-type="float">
            <text:p>0.62043</text:p>
          </table:table-cell>
          <table:table-cell table:formula="of:=([.C745]-[.B745])*1000" office:value-type="float" office:value="327.56" calcext:value-type="float">
            <text:p>327.56</text:p>
          </table:table-cell>
          <table:table-cell office:value-type="float" office:value="0.38993" calcext:value-type="float">
            <text:p>0.38993</text:p>
          </table:table-cell>
          <table:table-cell office:value-type="float" office:value="0.63939" calcext:value-type="float">
            <text:p>0.63939</text:p>
          </table:table-cell>
          <table:table-cell table:formula="of:=([.F745]-[.E745])*1000" office:value-type="float" office:value="249.46" calcext:value-type="float">
            <text:p>249.46</text:p>
          </table:table-cell>
          <table:table-cell office:value-type="float" office:value="0.40244" calcext:value-type="float">
            <text:p>0.40244</text:p>
          </table:table-cell>
          <table:table-cell office:value-type="float" office:value="0.65576" calcext:value-type="float">
            <text:p>0.65576</text:p>
          </table:table-cell>
          <table:table-cell table:formula="of:=([.I745]-[.H745])*1000" office:value-type="float" office:value="253.32" calcext:value-type="float">
            <text:p>253.32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6622" calcext:value-type="float">
            <text:p>0.6622</text:p>
          </table:table-cell>
          <table:table-cell table:formula="of:=([.L745]-[.H745])*1000" office:value-type="float" office:value="259.76" calcext:value-type="float">
            <text:p>259.76</text:p>
          </table:table-cell>
          <table:table-cell table:number-columns-repeated="11"/>
        </table:table-row>
        <table:table-row table:style-name="ro1">
          <table:table-cell office:value-type="float" office:value="0.2832" calcext:value-type="float">
            <text:p>0.2832</text:p>
          </table:table-cell>
          <table:table-cell office:value-type="float" office:value="0.29491" calcext:value-type="float">
            <text:p>0.29491</text:p>
          </table:table-cell>
          <table:table-cell office:value-type="float" office:value="0.62037" calcext:value-type="float">
            <text:p>0.62037</text:p>
          </table:table-cell>
          <table:table-cell table:formula="of:=([.C746]-[.B746])*1000" office:value-type="float" office:value="325.46" calcext:value-type="float">
            <text:p>325.46</text:p>
          </table:table-cell>
          <table:table-cell office:value-type="float" office:value="0.39237" calcext:value-type="float">
            <text:p>0.39237</text:p>
          </table:table-cell>
          <table:table-cell office:value-type="float" office:value="0.63931" calcext:value-type="float">
            <text:p>0.63931</text:p>
          </table:table-cell>
          <table:table-cell table:formula="of:=([.F746]-[.E746])*1000" office:value-type="float" office:value="246.94" calcext:value-type="float">
            <text:p>246.94</text:p>
          </table:table-cell>
          <table:table-cell office:value-type="float" office:value="0.40464" calcext:value-type="float">
            <text:p>0.40464</text:p>
          </table:table-cell>
          <table:table-cell office:value-type="float" office:value="0.65568" calcext:value-type="float">
            <text:p>0.65568</text:p>
          </table:table-cell>
          <table:table-cell table:formula="of:=([.I746]-[.H746])*1000" office:value-type="float" office:value="251.04" calcext:value-type="float">
            <text:p>251.04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66212" calcext:value-type="float">
            <text:p>0.66212</text:p>
          </table:table-cell>
          <table:table-cell table:formula="of:=([.L746]-[.H746])*1000" office:value-type="float" office:value="257.48" calcext:value-type="float">
            <text:p>257.48</text:p>
          </table:table-cell>
          <table:table-cell table:number-columns-repeated="11"/>
        </table:table-row>
        <table:table-row table:style-name="ro1">
          <table:table-cell office:value-type="float" office:value="0.2836" calcext:value-type="float">
            <text:p>0.2836</text:p>
          </table:table-cell>
          <table:table-cell office:value-type="float" office:value="0.29713" calcext:value-type="float">
            <text:p>0.29713</text:p>
          </table:table-cell>
          <table:table-cell office:value-type="float" office:value="0.62032" calcext:value-type="float">
            <text:p>0.62032</text:p>
          </table:table-cell>
          <table:table-cell table:formula="of:=([.C747]-[.B747])*1000" office:value-type="float" office:value="323.19" calcext:value-type="float">
            <text:p>323.19</text:p>
          </table:table-cell>
          <table:table-cell office:value-type="float" office:value="0.39488" calcext:value-type="float">
            <text:p>0.39488</text:p>
          </table:table-cell>
          <table:table-cell office:value-type="float" office:value="0.63923" calcext:value-type="float">
            <text:p>0.63923</text:p>
          </table:table-cell>
          <table:table-cell table:formula="of:=([.F747]-[.E747])*1000" office:value-type="float" office:value="244.35" calcext:value-type="float">
            <text:p>244.35</text:p>
          </table:table-cell>
          <table:table-cell office:value-type="float" office:value="0.40689" calcext:value-type="float">
            <text:p>0.40689</text:p>
          </table:table-cell>
          <table:table-cell office:value-type="float" office:value="0.65559" calcext:value-type="float">
            <text:p>0.65559</text:p>
          </table:table-cell>
          <table:table-cell table:formula="of:=([.I747]-[.H747])*1000" office:value-type="float" office:value="248.7" calcext:value-type="float">
            <text:p>248.7</text:p>
          </table:table-cell>
          <table:table-cell office:value-type="float" office:value="0.41273" calcext:value-type="float">
            <text:p>0.41273</text:p>
          </table:table-cell>
          <table:table-cell office:value-type="float" office:value="0.66205" calcext:value-type="float">
            <text:p>0.66205</text:p>
          </table:table-cell>
          <table:table-cell table:formula="of:=([.L747]-[.H747])*1000" office:value-type="float" office:value="255.16" calcext:value-type="float">
            <text:p>255.16</text:p>
          </table:table-cell>
          <table:table-cell table:number-columns-repeated="11"/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0.29945" calcext:value-type="float">
            <text:p>0.29945</text:p>
          </table:table-cell>
          <table:table-cell office:value-type="float" office:value="0.62026" calcext:value-type="float">
            <text:p>0.62026</text:p>
          </table:table-cell>
          <table:table-cell table:formula="of:=([.C748]-[.B748])*1000" office:value-type="float" office:value="320.81" calcext:value-type="float">
            <text:p>320.81</text:p>
          </table:table-cell>
          <table:table-cell office:value-type="float" office:value="0.39742" calcext:value-type="float">
            <text:p>0.39742</text:p>
          </table:table-cell>
          <table:table-cell office:value-type="float" office:value="0.63914" calcext:value-type="float">
            <text:p>0.63914</text:p>
          </table:table-cell>
          <table:table-cell table:formula="of:=([.F748]-[.E748])*1000" office:value-type="float" office:value="241.72" calcext:value-type="float">
            <text:p>241.72</text:p>
          </table:table-cell>
          <table:table-cell office:value-type="float" office:value="0.40916" calcext:value-type="float">
            <text:p>0.40916</text:p>
          </table:table-cell>
          <table:table-cell office:value-type="float" office:value="0.65551" calcext:value-type="float">
            <text:p>0.65551</text:p>
          </table:table-cell>
          <table:table-cell table:formula="of:=([.I748]-[.H748])*1000" office:value-type="float" office:value="246.35" calcext:value-type="float">
            <text:p>246.35</text:p>
          </table:table-cell>
          <table:table-cell office:value-type="float" office:value="0.41479" calcext:value-type="float">
            <text:p>0.41479</text:p>
          </table:table-cell>
          <table:table-cell office:value-type="float" office:value="0.66197" calcext:value-type="float">
            <text:p>0.66197</text:p>
          </table:table-cell>
          <table:table-cell table:formula="of:=([.L748]-[.H748])*1000" office:value-type="float" office:value="252.81" calcext:value-type="float">
            <text:p>252.81</text:p>
          </table:table-cell>
          <table:table-cell table:number-columns-repeated="11"/>
        </table:table-row>
        <table:table-row table:style-name="ro1">
          <table:table-cell office:value-type="float" office:value="0.2844" calcext:value-type="float">
            <text:p>0.2844</text:p>
          </table:table-cell>
          <table:table-cell office:value-type="float" office:value="0.30176" calcext:value-type="float">
            <text:p>0.30176</text:p>
          </table:table-cell>
          <table:table-cell office:value-type="float" office:value="0.6202" calcext:value-type="float">
            <text:p>0.6202</text:p>
          </table:table-cell>
          <table:table-cell table:formula="of:=([.C749]-[.B749])*1000" office:value-type="float" office:value="318.44" calcext:value-type="float">
            <text:p>318.44</text:p>
          </table:table-cell>
          <table:table-cell office:value-type="float" office:value="0.39996" calcext:value-type="float">
            <text:p>0.39996</text:p>
          </table:table-cell>
          <table:table-cell office:value-type="float" office:value="0.63906" calcext:value-type="float">
            <text:p>0.63906</text:p>
          </table:table-cell>
          <table:table-cell table:formula="of:=([.F749]-[.E749])*1000" office:value-type="float" office:value="239.1" calcext:value-type="float">
            <text:p>239.1</text:p>
          </table:table-cell>
          <table:table-cell office:value-type="float" office:value="0.41144" calcext:value-type="float">
            <text:p>0.41144</text:p>
          </table:table-cell>
          <table:table-cell office:value-type="float" office:value="0.65543" calcext:value-type="float">
            <text:p>0.65543</text:p>
          </table:table-cell>
          <table:table-cell table:formula="of:=([.I749]-[.H749])*1000" office:value-type="float" office:value="243.99" calcext:value-type="float">
            <text:p>243.99</text:p>
          </table:table-cell>
          <table:table-cell office:value-type="float" office:value="0.41684" calcext:value-type="float">
            <text:p>0.41684</text:p>
          </table:table-cell>
          <table:table-cell office:value-type="float" office:value="0.66189" calcext:value-type="float">
            <text:p>0.66189</text:p>
          </table:table-cell>
          <table:table-cell table:formula="of:=([.L749]-[.H749])*1000" office:value-type="float" office:value="250.45" calcext:value-type="float">
            <text:p>250.45</text:p>
          </table:table-cell>
          <table:table-cell table:number-columns-repeated="11"/>
        </table:table-row>
        <table:table-row table:style-name="ro1">
          <table:table-cell office:value-type="float" office:value="0.2848" calcext:value-type="float">
            <text:p>0.2848</text:p>
          </table:table-cell>
          <table:table-cell office:value-type="float" office:value="0.30407" calcext:value-type="float">
            <text:p>0.30407</text:p>
          </table:table-cell>
          <table:table-cell office:value-type="float" office:value="0.62014" calcext:value-type="float">
            <text:p>0.62014</text:p>
          </table:table-cell>
          <table:table-cell table:formula="of:=([.C750]-[.B750])*1000" office:value-type="float" office:value="316.07" calcext:value-type="float">
            <text:p>316.07</text:p>
          </table:table-cell>
          <table:table-cell office:value-type="float" office:value="0.40251" calcext:value-type="float">
            <text:p>0.40251</text:p>
          </table:table-cell>
          <table:table-cell office:value-type="float" office:value="0.63898" calcext:value-type="float">
            <text:p>0.63898</text:p>
          </table:table-cell>
          <table:table-cell table:formula="of:=([.F750]-[.E750])*1000" office:value-type="float" office:value="236.47" calcext:value-type="float">
            <text:p>236.47</text:p>
          </table:table-cell>
          <table:table-cell office:value-type="float" office:value="0.41371" calcext:value-type="float">
            <text:p>0.41371</text:p>
          </table:table-cell>
          <table:table-cell office:value-type="float" office:value="0.65534" calcext:value-type="float">
            <text:p>0.65534</text:p>
          </table:table-cell>
          <table:table-cell table:formula="of:=([.I750]-[.H750])*1000" office:value-type="float" office:value="241.63" calcext:value-type="float">
            <text:p>241.63</text:p>
          </table:table-cell>
          <table:table-cell office:value-type="float" office:value="0.41889" calcext:value-type="float">
            <text:p>0.41889</text:p>
          </table:table-cell>
          <table:table-cell office:value-type="float" office:value="0.66181" calcext:value-type="float">
            <text:p>0.66181</text:p>
          </table:table-cell>
          <table:table-cell table:formula="of:=([.L750]-[.H750])*1000" office:value-type="float" office:value="248.1" calcext:value-type="float">
            <text:p>248.1</text:p>
          </table:table-cell>
          <table:table-cell table:number-columns-repeated="11"/>
        </table:table-row>
        <table:table-row table:style-name="ro1">
          <table:table-cell office:value-type="float" office:value="0.2852" calcext:value-type="float">
            <text:p>0.2852</text:p>
          </table:table-cell>
          <table:table-cell office:value-type="float" office:value="0.30638" calcext:value-type="float">
            <text:p>0.30638</text:p>
          </table:table-cell>
          <table:table-cell office:value-type="float" office:value="0.62008" calcext:value-type="float">
            <text:p>0.62008</text:p>
          </table:table-cell>
          <table:table-cell table:formula="of:=([.C751]-[.B751])*1000" office:value-type="float" office:value="313.7" calcext:value-type="float">
            <text:p>313.7</text:p>
          </table:table-cell>
          <table:table-cell office:value-type="float" office:value="0.40505" calcext:value-type="float">
            <text:p>0.40505</text:p>
          </table:table-cell>
          <table:table-cell office:value-type="float" office:value="0.6389" calcext:value-type="float">
            <text:p>0.6389</text:p>
          </table:table-cell>
          <table:table-cell table:formula="of:=([.F751]-[.E751])*1000" office:value-type="float" office:value="233.85" calcext:value-type="float">
            <text:p>233.85</text:p>
          </table:table-cell>
          <table:table-cell office:value-type="float" office:value="0.41599" calcext:value-type="float">
            <text:p>0.41599</text:p>
          </table:table-cell>
          <table:table-cell office:value-type="float" office:value="0.65526" calcext:value-type="float">
            <text:p>0.65526</text:p>
          </table:table-cell>
          <table:table-cell table:formula="of:=([.I751]-[.H751])*1000" office:value-type="float" office:value="239.27" calcext:value-type="float">
            <text:p>239.27</text:p>
          </table:table-cell>
          <table:table-cell office:value-type="float" office:value="0.42094" calcext:value-type="float">
            <text:p>0.42094</text:p>
          </table:table-cell>
          <table:table-cell office:value-type="float" office:value="0.66173" calcext:value-type="float">
            <text:p>0.66173</text:p>
          </table:table-cell>
          <table:table-cell table:formula="of:=([.L751]-[.H751])*1000" office:value-type="float" office:value="245.74" calcext:value-type="float">
            <text:p>245.74</text:p>
          </table:table-cell>
          <table:table-cell table:number-columns-repeated="11"/>
        </table:table-row>
        <table:table-row table:style-name="ro1">
          <table:table-cell office:value-type="float" office:value="0.2856" calcext:value-type="float">
            <text:p>0.2856</text:p>
          </table:table-cell>
          <table:table-cell office:value-type="float" office:value="0.30869" calcext:value-type="float">
            <text:p>0.30869</text:p>
          </table:table-cell>
          <table:table-cell office:value-type="float" office:value="0.62002" calcext:value-type="float">
            <text:p>0.62002</text:p>
          </table:table-cell>
          <table:table-cell table:formula="of:=([.C752]-[.B752])*1000" office:value-type="float" office:value="311.33" calcext:value-type="float">
            <text:p>311.33</text:p>
          </table:table-cell>
          <table:table-cell office:value-type="float" office:value="0.40759" calcext:value-type="float">
            <text:p>0.40759</text:p>
          </table:table-cell>
          <table:table-cell office:value-type="float" office:value="0.63881" calcext:value-type="float">
            <text:p>0.63881</text:p>
          </table:table-cell>
          <table:table-cell table:formula="of:=([.F752]-[.E752])*1000" office:value-type="float" office:value="231.22" calcext:value-type="float">
            <text:p>231.22</text:p>
          </table:table-cell>
          <table:table-cell office:value-type="float" office:value="0.41826" calcext:value-type="float">
            <text:p>0.41826</text:p>
          </table:table-cell>
          <table:table-cell office:value-type="float" office:value="0.65517" calcext:value-type="float">
            <text:p>0.65517</text:p>
          </table:table-cell>
          <table:table-cell table:formula="of:=([.I752]-[.H752])*1000" office:value-type="float" office:value="236.91" calcext:value-type="float">
            <text:p>236.91</text:p>
          </table:table-cell>
          <table:table-cell office:value-type="float" office:value="0.423" calcext:value-type="float">
            <text:p>0.423</text:p>
          </table:table-cell>
          <table:table-cell office:value-type="float" office:value="0.66165" calcext:value-type="float">
            <text:p>0.66165</text:p>
          </table:table-cell>
          <table:table-cell table:formula="of:=([.L752]-[.H752])*1000" office:value-type="float" office:value="243.39" calcext:value-type="float">
            <text:p>243.39</text:p>
          </table:table-cell>
          <table:table-cell table:number-columns-repeated="11"/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.311" calcext:value-type="float">
            <text:p>0.311</text:p>
          </table:table-cell>
          <table:table-cell office:value-type="float" office:value="0.61996" calcext:value-type="float">
            <text:p>0.61996</text:p>
          </table:table-cell>
          <table:table-cell table:formula="of:=([.C753]-[.B753])*1000" office:value-type="float" office:value="308.96" calcext:value-type="float">
            <text:p>308.96</text:p>
          </table:table-cell>
          <table:table-cell office:value-type="float" office:value="0.41013" calcext:value-type="float">
            <text:p>0.41013</text:p>
          </table:table-cell>
          <table:table-cell office:value-type="float" office:value="0.63873" calcext:value-type="float">
            <text:p>0.63873</text:p>
          </table:table-cell>
          <table:table-cell table:formula="of:=([.F753]-[.E753])*1000" office:value-type="float" office:value="228.6" calcext:value-type="float">
            <text:p>228.6</text:p>
          </table:table-cell>
          <table:table-cell office:value-type="float" office:value="0.42053" calcext:value-type="float">
            <text:p>0.42053</text:p>
          </table:table-cell>
          <table:table-cell office:value-type="float" office:value="0.65509" calcext:value-type="float">
            <text:p>0.65509</text:p>
          </table:table-cell>
          <table:table-cell table:formula="of:=([.I753]-[.H753])*1000" office:value-type="float" office:value="234.56" calcext:value-type="float">
            <text:p>234.56</text:p>
          </table:table-cell>
          <table:table-cell office:value-type="float" office:value="0.42505" calcext:value-type="float">
            <text:p>0.42505</text:p>
          </table:table-cell>
          <table:table-cell office:value-type="float" office:value="0.66157" calcext:value-type="float">
            <text:p>0.66157</text:p>
          </table:table-cell>
          <table:table-cell table:formula="of:=([.L753]-[.H753])*1000" office:value-type="float" office:value="241.04" calcext:value-type="float">
            <text:p>241.04</text:p>
          </table:table-cell>
          <table:table-cell table:number-columns-repeated="11"/>
        </table:table-row>
        <table:table-row table:style-name="ro1">
          <table:table-cell office:value-type="float" office:value="0.2864" calcext:value-type="float">
            <text:p>0.2864</text:p>
          </table:table-cell>
          <table:table-cell office:value-type="float" office:value="0.31331" calcext:value-type="float">
            <text:p>0.31331</text:p>
          </table:table-cell>
          <table:table-cell office:value-type="float" office:value="0.6199" calcext:value-type="float">
            <text:p>0.6199</text:p>
          </table:table-cell>
          <table:table-cell table:formula="of:=([.C754]-[.B754])*1000" office:value-type="float" office:value="306.59" calcext:value-type="float">
            <text:p>306.59</text:p>
          </table:table-cell>
          <table:table-cell office:value-type="float" office:value="0.41267" calcext:value-type="float">
            <text:p>0.41267</text:p>
          </table:table-cell>
          <table:table-cell office:value-type="float" office:value="0.63865" calcext:value-type="float">
            <text:p>0.63865</text:p>
          </table:table-cell>
          <table:table-cell table:formula="of:=([.F754]-[.E754])*1000" office:value-type="float" office:value="225.98" calcext:value-type="float">
            <text:p>225.98</text:p>
          </table:table-cell>
          <table:table-cell office:value-type="float" office:value="0.42281" calcext:value-type="float">
            <text:p>0.42281</text:p>
          </table:table-cell>
          <table:table-cell office:value-type="float" office:value="0.65501" calcext:value-type="float">
            <text:p>0.65501</text:p>
          </table:table-cell>
          <table:table-cell table:formula="of:=([.I754]-[.H754])*1000" office:value-type="float" office:value="232.2" calcext:value-type="float">
            <text:p>232.2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66149" calcext:value-type="float">
            <text:p>0.66149</text:p>
          </table:table-cell>
          <table:table-cell table:formula="of:=([.L754]-[.H754])*1000" office:value-type="float" office:value="238.68" calcext:value-type="float">
            <text:p>238.68</text:p>
          </table:table-cell>
          <table:table-cell table:number-columns-repeated="11"/>
        </table:table-row>
        <table:table-row table:style-name="ro1">
          <table:table-cell office:value-type="float" office:value="0.2868" calcext:value-type="float">
            <text:p>0.2868</text:p>
          </table:table-cell>
          <table:table-cell office:value-type="float" office:value="0.31571" calcext:value-type="float">
            <text:p>0.31571</text:p>
          </table:table-cell>
          <table:table-cell office:value-type="float" office:value="0.61984" calcext:value-type="float">
            <text:p>0.61984</text:p>
          </table:table-cell>
          <table:table-cell table:formula="of:=([.C755]-[.B755])*1000" office:value-type="float" office:value="304.13" calcext:value-type="float">
            <text:p>304.13</text:p>
          </table:table-cell>
          <table:table-cell office:value-type="float" office:value="0.41524" calcext:value-type="float">
            <text:p>0.41524</text:p>
          </table:table-cell>
          <table:table-cell office:value-type="float" office:value="0.63857" calcext:value-type="float">
            <text:p>0.63857</text:p>
          </table:table-cell>
          <table:table-cell table:formula="of:=([.F755]-[.E755])*1000" office:value-type="float" office:value="223.33" calcext:value-type="float">
            <text:p>223.33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65492" calcext:value-type="float">
            <text:p>0.65492</text:p>
          </table:table-cell>
          <table:table-cell table:formula="of:=([.I755]-[.H755])*1000" office:value-type="float" office:value="229.82" calcext:value-type="float">
            <text:p>229.82</text:p>
          </table:table-cell>
          <table:table-cell office:value-type="float" office:value="0.42917" calcext:value-type="float">
            <text:p>0.42917</text:p>
          </table:table-cell>
          <table:table-cell office:value-type="float" office:value="0.6614" calcext:value-type="float">
            <text:p>0.6614</text:p>
          </table:table-cell>
          <table:table-cell table:formula="of:=([.L755]-[.H755])*1000" office:value-type="float" office:value="236.3" calcext:value-type="float">
            <text:p>236.3</text:p>
          </table:table-cell>
          <table:table-cell table:number-columns-repeated="11"/>
        </table:table-row>
        <table:table-row table:style-name="ro1">
          <table:table-cell office:value-type="float" office:value="0.2872" calcext:value-type="float">
            <text:p>0.2872</text:p>
          </table:table-cell>
          <table:table-cell office:value-type="float" office:value="0.31827" calcext:value-type="float">
            <text:p>0.31827</text:p>
          </table:table-cell>
          <table:table-cell office:value-type="float" office:value="0.61978" calcext:value-type="float">
            <text:p>0.61978</text:p>
          </table:table-cell>
          <table:table-cell table:formula="of:=([.C756]-[.B756])*1000" office:value-type="float" office:value="301.51" calcext:value-type="float">
            <text:p>301.51</text:p>
          </table:table-cell>
          <table:table-cell office:value-type="float" office:value="0.41784" calcext:value-type="float">
            <text:p>0.41784</text:p>
          </table:table-cell>
          <table:table-cell office:value-type="float" office:value="0.63848" calcext:value-type="float">
            <text:p>0.63848</text:p>
          </table:table-cell>
          <table:table-cell table:formula="of:=([.F756]-[.E756])*1000" office:value-type="float" office:value="220.64" calcext:value-type="float">
            <text:p>220.64</text:p>
          </table:table-cell>
          <table:table-cell office:value-type="float" office:value="0.42742" calcext:value-type="float">
            <text:p>0.42742</text:p>
          </table:table-cell>
          <table:table-cell office:value-type="float" office:value="0.65484" calcext:value-type="float">
            <text:p>0.65484</text:p>
          </table:table-cell>
          <table:table-cell table:formula="of:=([.I756]-[.H756])*1000" office:value-type="float" office:value="227.42" calcext:value-type="float">
            <text:p>227.42</text:p>
          </table:table-cell>
          <table:table-cell office:value-type="float" office:value="0.43126" calcext:value-type="float">
            <text:p>0.43126</text:p>
          </table:table-cell>
          <table:table-cell office:value-type="float" office:value="0.66132" calcext:value-type="float">
            <text:p>0.66132</text:p>
          </table:table-cell>
          <table:table-cell table:formula="of:=([.L756]-[.H756])*1000" office:value-type="float" office:value="233.9" calcext:value-type="float">
            <text:p>233.9</text:p>
          </table:table-cell>
          <table:table-cell table:number-columns-repeated="11"/>
        </table:table-row>
        <table:table-row table:style-name="ro1">
          <table:table-cell office:value-type="float" office:value="0.2876" calcext:value-type="float">
            <text:p>0.2876</text:p>
          </table:table-cell>
          <table:table-cell office:value-type="float" office:value="0.32083" calcext:value-type="float">
            <text:p>0.32083</text:p>
          </table:table-cell>
          <table:table-cell office:value-type="float" office:value="0.61972" calcext:value-type="float">
            <text:p>0.61972</text:p>
          </table:table-cell>
          <table:table-cell table:formula="of:=([.C757]-[.B757])*1000" office:value-type="float" office:value="298.89" calcext:value-type="float">
            <text:p>298.89</text:p>
          </table:table-cell>
          <table:table-cell office:value-type="float" office:value="0.42045" calcext:value-type="float">
            <text:p>0.42045</text:p>
          </table:table-cell>
          <table:table-cell office:value-type="float" office:value="0.6384" calcext:value-type="float">
            <text:p>0.6384</text:p>
          </table:table-cell>
          <table:table-cell table:formula="of:=([.F757]-[.E757])*1000" office:value-type="float" office:value="217.95" calcext:value-type="float">
            <text:p>217.95</text:p>
          </table:table-cell>
          <table:table-cell office:value-type="float" office:value="0.42974" calcext:value-type="float">
            <text:p>0.42974</text:p>
          </table:table-cell>
          <table:table-cell office:value-type="float" office:value="0.65475" calcext:value-type="float">
            <text:p>0.65475</text:p>
          </table:table-cell>
          <table:table-cell table:formula="of:=([.I757]-[.H757])*1000" office:value-type="float" office:value="225.01" calcext:value-type="float">
            <text:p>225.01</text:p>
          </table:table-cell>
          <table:table-cell office:value-type="float" office:value="0.43334" calcext:value-type="float">
            <text:p>0.43334</text:p>
          </table:table-cell>
          <table:table-cell office:value-type="float" office:value="0.66124" calcext:value-type="float">
            <text:p>0.66124</text:p>
          </table:table-cell>
          <table:table-cell table:formula="of:=([.L757]-[.H757])*1000" office:value-type="float" office:value="231.5" calcext:value-type="float">
            <text:p>231.5</text:p>
          </table:table-cell>
          <table:table-cell table:number-columns-repeated="11"/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32339" calcext:value-type="float">
            <text:p>0.32339</text:p>
          </table:table-cell>
          <table:table-cell office:value-type="float" office:value="0.61966" calcext:value-type="float">
            <text:p>0.61966</text:p>
          </table:table-cell>
          <table:table-cell table:formula="of:=([.C758]-[.B758])*1000" office:value-type="float" office:value="296.27" calcext:value-type="float">
            <text:p>296.27</text:p>
          </table:table-cell>
          <table:table-cell office:value-type="float" office:value="0.42305" calcext:value-type="float">
            <text:p>0.42305</text:p>
          </table:table-cell>
          <table:table-cell office:value-type="float" office:value="0.63831" calcext:value-type="float">
            <text:p>0.63831</text:p>
          </table:table-cell>
          <table:table-cell table:formula="of:=([.F758]-[.E758])*1000" office:value-type="float" office:value="215.26" calcext:value-type="float">
            <text:p>215.26</text:p>
          </table:table-cell>
          <table:table-cell office:value-type="float" office:value="0.43206" calcext:value-type="float">
            <text:p>0.43206</text:p>
          </table:table-cell>
          <table:table-cell office:value-type="float" office:value="0.65467" calcext:value-type="float">
            <text:p>0.65467</text:p>
          </table:table-cell>
          <table:table-cell table:formula="of:=([.I758]-[.H758])*1000" office:value-type="float" office:value="222.61" calcext:value-type="float">
            <text:p>222.61</text:p>
          </table:table-cell>
          <table:table-cell office:value-type="float" office:value="0.43543" calcext:value-type="float">
            <text:p>0.43543</text:p>
          </table:table-cell>
          <table:table-cell office:value-type="float" office:value="0.66116" calcext:value-type="float">
            <text:p>0.66116</text:p>
          </table:table-cell>
          <table:table-cell table:formula="of:=([.L758]-[.H758])*1000" office:value-type="float" office:value="229.1" calcext:value-type="float">
            <text:p>229.1</text:p>
          </table:table-cell>
          <table:table-cell table:number-columns-repeated="11"/>
        </table:table-row>
        <table:table-row table:style-name="ro1">
          <table:table-cell office:value-type="float" office:value="0.2884" calcext:value-type="float">
            <text:p>0.2884</text:p>
          </table:table-cell>
          <table:table-cell office:value-type="float" office:value="0.32595" calcext:value-type="float">
            <text:p>0.32595</text:p>
          </table:table-cell>
          <table:table-cell office:value-type="float" office:value="0.6196" calcext:value-type="float">
            <text:p>0.6196</text:p>
          </table:table-cell>
          <table:table-cell table:formula="of:=([.C759]-[.B759])*1000" office:value-type="float" office:value="293.65" calcext:value-type="float">
            <text:p>293.65</text:p>
          </table:table-cell>
          <table:table-cell office:value-type="float" office:value="0.42566" calcext:value-type="float">
            <text:p>0.42566</text:p>
          </table:table-cell>
          <table:table-cell office:value-type="float" office:value="0.63823" calcext:value-type="float">
            <text:p>0.63823</text:p>
          </table:table-cell>
          <table:table-cell table:formula="of:=([.F759]-[.E759])*1000" office:value-type="float" office:value="212.57" calcext:value-type="float">
            <text:p>212.57</text:p>
          </table:table-cell>
          <table:table-cell office:value-type="float" office:value="0.43438" calcext:value-type="float">
            <text:p>0.43438</text:p>
          </table:table-cell>
          <table:table-cell office:value-type="float" office:value="0.65458" calcext:value-type="float">
            <text:p>0.65458</text:p>
          </table:table-cell>
          <table:table-cell table:formula="of:=([.I759]-[.H759])*1000" office:value-type="float" office:value="220.2" calcext:value-type="float">
            <text:p>220.2</text:p>
          </table:table-cell>
          <table:table-cell office:value-type="float" office:value="0.43752" calcext:value-type="float">
            <text:p>0.43752</text:p>
          </table:table-cell>
          <table:table-cell office:value-type="float" office:value="0.66108" calcext:value-type="float">
            <text:p>0.66108</text:p>
          </table:table-cell>
          <table:table-cell table:formula="of:=([.L759]-[.H759])*1000" office:value-type="float" office:value="226.7" calcext:value-type="float">
            <text:p>226.7</text:p>
          </table:table-cell>
          <table:table-cell table:number-columns-repeated="11"/>
        </table:table-row>
        <table:table-row table:style-name="ro1">
          <table:table-cell office:value-type="float" office:value="0.2888" calcext:value-type="float">
            <text:p>0.2888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61954" calcext:value-type="float">
            <text:p>0.61954</text:p>
          </table:table-cell>
          <table:table-cell table:formula="of:=([.C760]-[.B760])*1000" office:value-type="float" office:value="291.04" calcext:value-type="float">
            <text:p>291.04</text:p>
          </table:table-cell>
          <table:table-cell office:value-type="float" office:value="0.42826" calcext:value-type="float">
            <text:p>0.42826</text:p>
          </table:table-cell>
          <table:table-cell office:value-type="float" office:value="0.63815" calcext:value-type="float">
            <text:p>0.63815</text:p>
          </table:table-cell>
          <table:table-cell table:formula="of:=([.F760]-[.E760])*1000" office:value-type="float" office:value="209.89" calcext:value-type="float">
            <text:p>209.89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6545" calcext:value-type="float">
            <text:p>0.6545</text:p>
          </table:table-cell>
          <table:table-cell table:formula="of:=([.I760]-[.H760])*1000" office:value-type="float" office:value="217.8" calcext:value-type="float">
            <text:p>217.8</text:p>
          </table:table-cell>
          <table:table-cell office:value-type="float" office:value="0.43961" calcext:value-type="float">
            <text:p>0.43961</text:p>
          </table:table-cell>
          <table:table-cell office:value-type="float" office:value="0.661" calcext:value-type="float">
            <text:p>0.661</text:p>
          </table:table-cell>
          <table:table-cell table:formula="of:=([.L760]-[.H760])*1000" office:value-type="float" office:value="224.3" calcext:value-type="float">
            <text:p>224.3</text:p>
          </table:table-cell>
          <table:table-cell table:number-columns-repeated="11"/>
        </table:table-row>
        <table:table-row table:style-name="ro1">
          <table:table-cell office:value-type="float" office:value="0.2892" calcext:value-type="float">
            <text:p>0.2892</text:p>
          </table:table-cell>
          <table:table-cell office:value-type="float" office:value="0.33106" calcext:value-type="float">
            <text:p>0.33106</text:p>
          </table:table-cell>
          <table:table-cell office:value-type="float" office:value="0.61948" calcext:value-type="float">
            <text:p>0.61948</text:p>
          </table:table-cell>
          <table:table-cell table:formula="of:=([.C761]-[.B761])*1000" office:value-type="float" office:value="288.42" calcext:value-type="float">
            <text:p>288.42</text:p>
          </table:table-cell>
          <table:table-cell office:value-type="float" office:value="0.43087" calcext:value-type="float">
            <text:p>0.43087</text:p>
          </table:table-cell>
          <table:table-cell office:value-type="float" office:value="0.63806" calcext:value-type="float">
            <text:p>0.63806</text:p>
          </table:table-cell>
          <table:table-cell table:formula="of:=([.F761]-[.E761])*1000" office:value-type="float" office:value="207.19" calcext:value-type="float">
            <text:p>207.19</text:p>
          </table:table-cell>
          <table:table-cell office:value-type="float" office:value="0.43903" calcext:value-type="float">
            <text:p>0.43903</text:p>
          </table:table-cell>
          <table:table-cell office:value-type="float" office:value="0.65441" calcext:value-type="float">
            <text:p>0.65441</text:p>
          </table:table-cell>
          <table:table-cell table:formula="of:=([.I761]-[.H761])*1000" office:value-type="float" office:value="215.38" calcext:value-type="float">
            <text:p>215.38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66092" calcext:value-type="float">
            <text:p>0.66092</text:p>
          </table:table-cell>
          <table:table-cell table:formula="of:=([.L761]-[.H761])*1000" office:value-type="float" office:value="221.89" calcext:value-type="float">
            <text:p>221.89</text:p>
          </table:table-cell>
          <table:table-cell table:number-columns-repeated="11"/>
        </table:table-row>
        <table:table-row table:style-name="ro1">
          <table:table-cell office:value-type="float" office:value="0.2896" calcext:value-type="float">
            <text:p>0.2896</text:p>
          </table:table-cell>
          <table:table-cell office:value-type="float" office:value="0.33362" calcext:value-type="float">
            <text:p>0.33362</text:p>
          </table:table-cell>
          <table:table-cell office:value-type="float" office:value="0.61942" calcext:value-type="float">
            <text:p>0.61942</text:p>
          </table:table-cell>
          <table:table-cell table:formula="of:=([.C762]-[.B762])*1000" office:value-type="float" office:value="285.8" calcext:value-type="float">
            <text:p>285.8</text:p>
          </table:table-cell>
          <table:table-cell office:value-type="float" office:value="0.43347" calcext:value-type="float">
            <text:p>0.43347</text:p>
          </table:table-cell>
          <table:table-cell office:value-type="float" office:value="0.63798" calcext:value-type="float">
            <text:p>0.63798</text:p>
          </table:table-cell>
          <table:table-cell table:formula="of:=([.F762]-[.E762])*1000" office:value-type="float" office:value="204.51" calcext:value-type="float">
            <text:p>204.51</text:p>
          </table:table-cell>
          <table:table-cell office:value-type="float" office:value="0.44135" calcext:value-type="float">
            <text:p>0.44135</text:p>
          </table:table-cell>
          <table:table-cell office:value-type="float" office:value="0.65433" calcext:value-type="float">
            <text:p>0.65433</text:p>
          </table:table-cell>
          <table:table-cell table:formula="of:=([.I762]-[.H762])*1000" office:value-type="float" office:value="212.98" calcext:value-type="float">
            <text:p>212.98</text:p>
          </table:table-cell>
          <table:table-cell office:value-type="float" office:value="0.44379" calcext:value-type="float">
            <text:p>0.44379</text:p>
          </table:table-cell>
          <table:table-cell office:value-type="float" office:value="0.66083" calcext:value-type="float">
            <text:p>0.66083</text:p>
          </table:table-cell>
          <table:table-cell table:formula="of:=([.L762]-[.H762])*1000" office:value-type="float" office:value="219.48" calcext:value-type="float">
            <text:p>219.48</text:p>
          </table:table-cell>
          <table:table-cell table:number-columns-repeated="11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33618" calcext:value-type="float">
            <text:p>0.33618</text:p>
          </table:table-cell>
          <table:table-cell office:value-type="float" office:value="0.61936" calcext:value-type="float">
            <text:p>0.61936</text:p>
          </table:table-cell>
          <table:table-cell table:formula="of:=([.C763]-[.B763])*1000" office:value-type="float" office:value="283.18" calcext:value-type="float">
            <text:p>283.18</text:p>
          </table:table-cell>
          <table:table-cell office:value-type="float" office:value="0.43608" calcext:value-type="float">
            <text:p>0.43608</text:p>
          </table:table-cell>
          <table:table-cell office:value-type="float" office:value="0.6379" calcext:value-type="float">
            <text:p>0.6379</text:p>
          </table:table-cell>
          <table:table-cell table:formula="of:=([.F763]-[.E763])*1000" office:value-type="float" office:value="201.82" calcext:value-type="float">
            <text:p>201.82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65424" calcext:value-type="float">
            <text:p>0.65424</text:p>
          </table:table-cell>
          <table:table-cell table:formula="of:=([.I763]-[.H763])*1000" office:value-type="float" office:value="210.57" calcext:value-type="float">
            <text:p>210.57</text:p>
          </table:table-cell>
          <table:table-cell office:value-type="float" office:value="0.44588" calcext:value-type="float">
            <text:p>0.44588</text:p>
          </table:table-cell>
          <table:table-cell office:value-type="float" office:value="0.66075" calcext:value-type="float">
            <text:p>0.66075</text:p>
          </table:table-cell>
          <table:table-cell table:formula="of:=([.L763]-[.H763])*1000" office:value-type="float" office:value="217.08" calcext:value-type="float">
            <text:p>217.08</text:p>
          </table:table-cell>
          <table:table-cell table:number-columns-repeated="11"/>
        </table:table-row>
        <table:table-row table:style-name="ro1">
          <table:table-cell office:value-type="float" office:value="0.2904" calcext:value-type="float">
            <text:p>0.2904</text:p>
          </table:table-cell>
          <table:table-cell office:value-type="float" office:value="0.33895" calcext:value-type="float">
            <text:p>0.33895</text:p>
          </table:table-cell>
          <table:table-cell office:value-type="float" office:value="0.6193" calcext:value-type="float">
            <text:p>0.6193</text:p>
          </table:table-cell>
          <table:table-cell table:formula="of:=([.C764]-[.B764])*1000" office:value-type="float" office:value="280.35" calcext:value-type="float">
            <text:p>280.35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63781" calcext:value-type="float">
            <text:p>0.63781</text:p>
          </table:table-cell>
          <table:table-cell table:formula="of:=([.F764]-[.E764])*1000" office:value-type="float" office:value="199.11" calcext:value-type="float">
            <text:p>199.11</text:p>
          </table:table-cell>
          <table:table-cell office:value-type="float" office:value="0.44601" calcext:value-type="float">
            <text:p>0.44601</text:p>
          </table:table-cell>
          <table:table-cell office:value-type="float" office:value="0.65416" calcext:value-type="float">
            <text:p>0.65416</text:p>
          </table:table-cell>
          <table:table-cell table:formula="of:=([.I764]-[.H764])*1000" office:value-type="float" office:value="208.15" calcext:value-type="float">
            <text:p>208.15</text:p>
          </table:table-cell>
          <table:table-cell office:value-type="float" office:value="0.44799" calcext:value-type="float">
            <text:p>0.44799</text:p>
          </table:table-cell>
          <table:table-cell office:value-type="float" office:value="0.66067" calcext:value-type="float">
            <text:p>0.66067</text:p>
          </table:table-cell>
          <table:table-cell table:formula="of:=([.L764]-[.H764])*1000" office:value-type="float" office:value="214.66" calcext:value-type="float">
            <text:p>214.66</text:p>
          </table:table-cell>
          <table:table-cell table:number-columns-repeated="11"/>
        </table:table-row>
        <table:table-row table:style-name="ro1">
          <table:table-cell office:value-type="float" office:value="0.2908" calcext:value-type="float">
            <text:p>0.2908</text:p>
          </table:table-cell>
          <table:table-cell office:value-type="float" office:value="0.34172" calcext:value-type="float">
            <text:p>0.34172</text:p>
          </table:table-cell>
          <table:table-cell office:value-type="float" office:value="0.61924" calcext:value-type="float">
            <text:p>0.61924</text:p>
          </table:table-cell>
          <table:table-cell table:formula="of:=([.C765]-[.B765])*1000" office:value-type="float" office:value="277.52" calcext:value-type="float">
            <text:p>277.52</text:p>
          </table:table-cell>
          <table:table-cell office:value-type="float" office:value="0.44132" calcext:value-type="float">
            <text:p>0.44132</text:p>
          </table:table-cell>
          <table:table-cell office:value-type="float" office:value="0.63773" calcext:value-type="float">
            <text:p>0.63773</text:p>
          </table:table-cell>
          <table:table-cell table:formula="of:=([.F765]-[.E765])*1000" office:value-type="float" office:value="196.41" calcext:value-type="float">
            <text:p>196.41</text:p>
          </table:table-cell>
          <table:table-cell office:value-type="float" office:value="0.44835" calcext:value-type="float">
            <text:p>0.44835</text:p>
          </table:table-cell>
          <table:table-cell office:value-type="float" office:value="0.65407" calcext:value-type="float">
            <text:p>0.65407</text:p>
          </table:table-cell>
          <table:table-cell table:formula="of:=([.I765]-[.H765])*1000" office:value-type="float" office:value="205.72" calcext:value-type="float">
            <text:p>205.72</text:p>
          </table:table-cell>
          <table:table-cell office:value-type="float" office:value="0.45009" calcext:value-type="float">
            <text:p>0.45009</text:p>
          </table:table-cell>
          <table:table-cell office:value-type="float" office:value="0.66059" calcext:value-type="float">
            <text:p>0.66059</text:p>
          </table:table-cell>
          <table:table-cell table:formula="of:=([.L765]-[.H765])*1000" office:value-type="float" office:value="212.24" calcext:value-type="float">
            <text:p>212.24</text:p>
          </table:table-cell>
          <table:table-cell table:number-columns-repeated="11"/>
        </table:table-row>
        <table:table-row table:style-name="ro1">
          <table:table-cell office:value-type="float" office:value="0.2912" calcext:value-type="float">
            <text:p>0.2912</text:p>
          </table:table-cell>
          <table:table-cell office:value-type="float" office:value="0.34449" calcext:value-type="float">
            <text:p>0.34449</text:p>
          </table:table-cell>
          <table:table-cell office:value-type="float" office:value="0.61918" calcext:value-type="float">
            <text:p>0.61918</text:p>
          </table:table-cell>
          <table:table-cell table:formula="of:=([.C766]-[.B766])*1000" office:value-type="float" office:value="274.69" calcext:value-type="float">
            <text:p>274.69</text:p>
          </table:table-cell>
          <table:table-cell office:value-type="float" office:value="0.44395" calcext:value-type="float">
            <text:p>0.44395</text:p>
          </table:table-cell>
          <table:table-cell office:value-type="float" office:value="0.63764" calcext:value-type="float">
            <text:p>0.63764</text:p>
          </table:table-cell>
          <table:table-cell table:formula="of:=([.F766]-[.E766])*1000" office:value-type="float" office:value="193.69" calcext:value-type="float">
            <text:p>193.69</text:p>
          </table:table-cell>
          <table:table-cell office:value-type="float" office:value="0.45069" calcext:value-type="float">
            <text:p>0.45069</text:p>
          </table:table-cell>
          <table:table-cell office:value-type="float" office:value="0.65398" calcext:value-type="float">
            <text:p>0.65398</text:p>
          </table:table-cell>
          <table:table-cell table:formula="of:=([.I766]-[.H766])*1000" office:value-type="float" office:value="203.29" calcext:value-type="float">
            <text:p>203.29</text:p>
          </table:table-cell>
          <table:table-cell office:value-type="float" office:value="0.4522" calcext:value-type="float">
            <text:p>0.4522</text:p>
          </table:table-cell>
          <table:table-cell office:value-type="float" office:value="0.6605" calcext:value-type="float">
            <text:p>0.6605</text:p>
          </table:table-cell>
          <table:table-cell table:formula="of:=([.L766]-[.H766])*1000" office:value-type="float" office:value="209.81" calcext:value-type="float">
            <text:p>209.81</text:p>
          </table:table-cell>
          <table:table-cell table:number-columns-repeated="11"/>
        </table:table-row>
        <table:table-row table:style-name="ro1">
          <table:table-cell office:value-type="float" office:value="0.2916" calcext:value-type="float">
            <text:p>0.2916</text:p>
          </table:table-cell>
          <table:table-cell office:value-type="float" office:value="0.34726" calcext:value-type="float">
            <text:p>0.34726</text:p>
          </table:table-cell>
          <table:table-cell office:value-type="float" office:value="0.61912" calcext:value-type="float">
            <text:p>0.61912</text:p>
          </table:table-cell>
          <table:table-cell table:formula="of:=([.C767]-[.B767])*1000" office:value-type="float" office:value="271.86" calcext:value-type="float">
            <text:p>271.86</text:p>
          </table:table-cell>
          <table:table-cell office:value-type="float" office:value="0.44657" calcext:value-type="float">
            <text:p>0.44657</text:p>
          </table:table-cell>
          <table:table-cell office:value-type="float" office:value="0.63756" calcext:value-type="float">
            <text:p>0.63756</text:p>
          </table:table-cell>
          <table:table-cell table:formula="of:=([.F767]-[.E767])*1000" office:value-type="float" office:value="190.99" calcext:value-type="float">
            <text:p>190.99</text:p>
          </table:table-cell>
          <table:table-cell office:value-type="float" office:value="0.45303" calcext:value-type="float">
            <text:p>0.45303</text:p>
          </table:table-cell>
          <table:table-cell office:value-type="float" office:value="0.6539" calcext:value-type="float">
            <text:p>0.6539</text:p>
          </table:table-cell>
          <table:table-cell table:formula="of:=([.I767]-[.H767])*1000" office:value-type="float" office:value="200.87" calcext:value-type="float">
            <text:p>200.87</text:p>
          </table:table-cell>
          <table:table-cell office:value-type="float" office:value="0.45431" calcext:value-type="float">
            <text:p>0.45431</text:p>
          </table:table-cell>
          <table:table-cell office:value-type="float" office:value="0.66042" calcext:value-type="float">
            <text:p>0.66042</text:p>
          </table:table-cell>
          <table:table-cell table:formula="of:=([.L767]-[.H767])*1000" office:value-type="float" office:value="207.39" calcext:value-type="float">
            <text:p>207.39</text:p>
          </table:table-cell>
          <table:table-cell table:number-columns-repeated="11"/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.35003" calcext:value-type="float">
            <text:p>0.35003</text:p>
          </table:table-cell>
          <table:table-cell office:value-type="float" office:value="0.61906" calcext:value-type="float">
            <text:p>0.61906</text:p>
          </table:table-cell>
          <table:table-cell table:formula="of:=([.C768]-[.B768])*1000" office:value-type="float" office:value="269.03" calcext:value-type="float">
            <text:p>269.03</text:p>
          </table:table-cell>
          <table:table-cell office:value-type="float" office:value="0.44919" calcext:value-type="float">
            <text:p>0.44919</text:p>
          </table:table-cell>
          <table:table-cell office:value-type="float" office:value="0.63748" calcext:value-type="float">
            <text:p>0.63748</text:p>
          </table:table-cell>
          <table:table-cell table:formula="of:=([.F768]-[.E768])*1000" office:value-type="float" office:value="188.29" calcext:value-type="float">
            <text:p>188.29</text:p>
          </table:table-cell>
          <table:table-cell office:value-type="float" office:value="0.45537" calcext:value-type="float">
            <text:p>0.45537</text:p>
          </table:table-cell>
          <table:table-cell office:value-type="float" office:value="0.65381" calcext:value-type="float">
            <text:p>0.65381</text:p>
          </table:table-cell>
          <table:table-cell table:formula="of:=([.I768]-[.H768])*1000" office:value-type="float" office:value="198.44" calcext:value-type="float">
            <text:p>198.44</text:p>
          </table:table-cell>
          <table:table-cell office:value-type="float" office:value="0.45641" calcext:value-type="float">
            <text:p>0.45641</text:p>
          </table:table-cell>
          <table:table-cell office:value-type="float" office:value="0.66034" calcext:value-type="float">
            <text:p>0.66034</text:p>
          </table:table-cell>
          <table:table-cell table:formula="of:=([.L768]-[.H768])*1000" office:value-type="float" office:value="204.97" calcext:value-type="float">
            <text:p>204.97</text:p>
          </table:table-cell>
          <table:table-cell table:number-columns-repeated="11"/>
        </table:table-row>
        <table:table-row table:style-name="ro1">
          <table:table-cell office:value-type="float" office:value="0.2924" calcext:value-type="float">
            <text:p>0.2924</text:p>
          </table:table-cell>
          <table:table-cell office:value-type="float" office:value="0.35279" calcext:value-type="float">
            <text:p>0.35279</text:p>
          </table:table-cell>
          <table:table-cell office:value-type="float" office:value="0.619" calcext:value-type="float">
            <text:p>0.619</text:p>
          </table:table-cell>
          <table:table-cell table:formula="of:=([.C769]-[.B769])*1000" office:value-type="float" office:value="266.21" calcext:value-type="float">
            <text:p>266.21</text:p>
          </table:table-cell>
          <table:table-cell office:value-type="float" office:value="0.45182" calcext:value-type="float">
            <text:p>0.45182</text:p>
          </table:table-cell>
          <table:table-cell office:value-type="float" office:value="0.63739" calcext:value-type="float">
            <text:p>0.63739</text:p>
          </table:table-cell>
          <table:table-cell table:formula="of:=([.F769]-[.E769])*1000" office:value-type="float" office:value="185.57" calcext:value-type="float">
            <text:p>185.57</text:p>
          </table:table-cell>
          <table:table-cell office:value-type="float" office:value="0.45771" calcext:value-type="float">
            <text:p>0.45771</text:p>
          </table:table-cell>
          <table:table-cell office:value-type="float" office:value="0.65372" calcext:value-type="float">
            <text:p>0.65372</text:p>
          </table:table-cell>
          <table:table-cell table:formula="of:=([.I769]-[.H769])*1000" office:value-type="float" office:value="196.01" calcext:value-type="float">
            <text:p>196.01</text:p>
          </table:table-cell>
          <table:table-cell office:value-type="float" office:value="0.45852" calcext:value-type="float">
            <text:p>0.45852</text:p>
          </table:table-cell>
          <table:table-cell office:value-type="float" office:value="0.66026" calcext:value-type="float">
            <text:p>0.66026</text:p>
          </table:table-cell>
          <table:table-cell table:formula="of:=([.L769]-[.H769])*1000" office:value-type="float" office:value="202.55" calcext:value-type="float">
            <text:p>202.55</text:p>
          </table:table-cell>
          <table:table-cell table:number-columns-repeated="11"/>
        </table:table-row>
        <table:table-row table:style-name="ro1">
          <table:table-cell office:value-type="float" office:value="0.2928" calcext:value-type="float">
            <text:p>0.2928</text:p>
          </table:table-cell>
          <table:table-cell office:value-type="float" office:value="0.35556" calcext:value-type="float">
            <text:p>0.35556</text:p>
          </table:table-cell>
          <table:table-cell office:value-type="float" office:value="0.61894" calcext:value-type="float">
            <text:p>0.61894</text:p>
          </table:table-cell>
          <table:table-cell table:formula="of:=([.C770]-[.B770])*1000" office:value-type="float" office:value="263.38" calcext:value-type="float">
            <text:p>263.38</text:p>
          </table:table-cell>
          <table:table-cell office:value-type="float" office:value="0.45444" calcext:value-type="float">
            <text:p>0.45444</text:p>
          </table:table-cell>
          <table:table-cell office:value-type="float" office:value="0.63731" calcext:value-type="float">
            <text:p>0.63731</text:p>
          </table:table-cell>
          <table:table-cell table:formula="of:=([.F770]-[.E770])*1000" office:value-type="float" office:value="182.87" calcext:value-type="float">
            <text:p>182.87</text:p>
          </table:table-cell>
          <table:table-cell office:value-type="float" office:value="0.46005" calcext:value-type="float">
            <text:p>0.46005</text:p>
          </table:table-cell>
          <table:table-cell office:value-type="float" office:value="0.65364" calcext:value-type="float">
            <text:p>0.65364</text:p>
          </table:table-cell>
          <table:table-cell table:formula="of:=([.I770]-[.H770])*1000" office:value-type="float" office:value="193.59" calcext:value-type="float">
            <text:p>193.59</text:p>
          </table:table-cell>
          <table:table-cell office:value-type="float" office:value="0.46062" calcext:value-type="float">
            <text:p>0.46062</text:p>
          </table:table-cell>
          <table:table-cell office:value-type="float" office:value="0.66017" calcext:value-type="float">
            <text:p>0.66017</text:p>
          </table:table-cell>
          <table:table-cell table:formula="of:=([.L770]-[.H770])*1000" office:value-type="float" office:value="200.12" calcext:value-type="float">
            <text:p>200.12</text:p>
          </table:table-cell>
          <table:table-cell table:number-columns-repeated="11"/>
        </table:table-row>
        <table:table-row table:style-name="ro1">
          <table:table-cell office:value-type="float" office:value="0.2932" calcext:value-type="float">
            <text:p>0.2932</text:p>
          </table:table-cell>
          <table:table-cell office:value-type="float" office:value="0.35833" calcext:value-type="float">
            <text:p>0.35833</text:p>
          </table:table-cell>
          <table:table-cell office:value-type="float" office:value="0.61888" calcext:value-type="float">
            <text:p>0.61888</text:p>
          </table:table-cell>
          <table:table-cell table:formula="of:=([.C771]-[.B771])*1000" office:value-type="float" office:value="260.55" calcext:value-type="float">
            <text:p>260.55</text:p>
          </table:table-cell>
          <table:table-cell office:value-type="float" office:value="0.45706" calcext:value-type="float">
            <text:p>0.45706</text:p>
          </table:table-cell>
          <table:table-cell office:value-type="float" office:value="0.63722" calcext:value-type="float">
            <text:p>0.63722</text:p>
          </table:table-cell>
          <table:table-cell table:formula="of:=([.F771]-[.E771])*1000" office:value-type="float" office:value="180.16" calcext:value-type="float">
            <text:p>180.16</text:p>
          </table:table-cell>
          <table:table-cell office:value-type="float" office:value="0.46239" calcext:value-type="float">
            <text:p>0.46239</text:p>
          </table:table-cell>
          <table:table-cell office:value-type="float" office:value="0.65355" calcext:value-type="float">
            <text:p>0.65355</text:p>
          </table:table-cell>
          <table:table-cell table:formula="of:=([.I771]-[.H771])*1000" office:value-type="float" office:value="191.16" calcext:value-type="float">
            <text:p>191.16</text:p>
          </table:table-cell>
          <table:table-cell office:value-type="float" office:value="0.46273" calcext:value-type="float">
            <text:p>0.46273</text:p>
          </table:table-cell>
          <table:table-cell office:value-type="float" office:value="0.66009" calcext:value-type="float">
            <text:p>0.66009</text:p>
          </table:table-cell>
          <table:table-cell table:formula="of:=([.L771]-[.H771])*1000" office:value-type="float" office:value="197.7" calcext:value-type="float">
            <text:p>197.7</text:p>
          </table:table-cell>
          <table:table-cell table:number-columns-repeated="11"/>
        </table:table-row>
        <table:table-row table:style-name="ro1">
          <table:table-cell office:value-type="float" office:value="0.2936" calcext:value-type="float">
            <text:p>0.2936</text:p>
          </table:table-cell>
          <table:table-cell office:value-type="float" office:value="0.36121" calcext:value-type="float">
            <text:p>0.36121</text:p>
          </table:table-cell>
          <table:table-cell office:value-type="float" office:value="0.61882" calcext:value-type="float">
            <text:p>0.61882</text:p>
          </table:table-cell>
          <table:table-cell table:formula="of:=([.C772]-[.B772])*1000" office:value-type="float" office:value="257.61" calcext:value-type="float">
            <text:p>257.61</text:p>
          </table:table-cell>
          <table:table-cell office:value-type="float" office:value="0.45966" calcext:value-type="float">
            <text:p>0.45966</text:p>
          </table:table-cell>
          <table:table-cell office:value-type="float" office:value="0.63714" calcext:value-type="float">
            <text:p>0.63714</text:p>
          </table:table-cell>
          <table:table-cell table:formula="of:=([.F772]-[.E772])*1000" office:value-type="float" office:value="177.48" calcext:value-type="float">
            <text:p>177.48</text:p>
          </table:table-cell>
          <table:table-cell office:value-type="float" office:value="0.46472" calcext:value-type="float">
            <text:p>0.46472</text:p>
          </table:table-cell>
          <table:table-cell office:value-type="float" office:value="0.65346" calcext:value-type="float">
            <text:p>0.65346</text:p>
          </table:table-cell>
          <table:table-cell table:formula="of:=([.I772]-[.H772])*1000" office:value-type="float" office:value="188.74" calcext:value-type="float">
            <text:p>188.74</text:p>
          </table:table-cell>
          <table:table-cell office:value-type="float" office:value="0.46483" calcext:value-type="float">
            <text:p>0.46483</text:p>
          </table:table-cell>
          <table:table-cell office:value-type="float" office:value="0.66001" calcext:value-type="float">
            <text:p>0.66001</text:p>
          </table:table-cell>
          <table:table-cell table:formula="of:=([.L772]-[.H772])*1000" office:value-type="float" office:value="195.29" calcext:value-type="float">
            <text:p>195.29</text:p>
          </table:table-cell>
          <table:table-cell table:number-columns-repeated="11"/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.36413" calcext:value-type="float">
            <text:p>0.36413</text:p>
          </table:table-cell>
          <table:table-cell office:value-type="float" office:value="0.61876" calcext:value-type="float">
            <text:p>0.61876</text:p>
          </table:table-cell>
          <table:table-cell table:formula="of:=([.C773]-[.B773])*1000" office:value-type="float" office:value="254.63" calcext:value-type="float">
            <text:p>254.63</text:p>
          </table:table-cell>
          <table:table-cell office:value-type="float" office:value="0.46225" calcext:value-type="float">
            <text:p>0.46225</text:p>
          </table:table-cell>
          <table:table-cell office:value-type="float" office:value="0.63705" calcext:value-type="float">
            <text:p>0.63705</text:p>
          </table:table-cell>
          <table:table-cell table:formula="of:=([.F773]-[.E773])*1000" office:value-type="float" office:value="174.8" calcext:value-type="float">
            <text:p>174.8</text:p>
          </table:table-cell>
          <table:table-cell office:value-type="float" office:value="0.46705" calcext:value-type="float">
            <text:p>0.46705</text:p>
          </table:table-cell>
          <table:table-cell office:value-type="float" office:value="0.65338" calcext:value-type="float">
            <text:p>0.65338</text:p>
          </table:table-cell>
          <table:table-cell table:formula="of:=([.I773]-[.H773])*1000" office:value-type="float" office:value="186.33" calcext:value-type="float">
            <text:p>186.33</text:p>
          </table:table-cell>
          <table:table-cell office:value-type="float" office:value="0.46693" calcext:value-type="float">
            <text:p>0.46693</text:p>
          </table:table-cell>
          <table:table-cell office:value-type="float" office:value="0.65992" calcext:value-type="float">
            <text:p>0.65992</text:p>
          </table:table-cell>
          <table:table-cell table:formula="of:=([.L773]-[.H773])*1000" office:value-type="float" office:value="192.87" calcext:value-type="float">
            <text:p>192.87</text:p>
          </table:table-cell>
          <table:table-cell table:number-columns-repeated="11"/>
        </table:table-row>
        <table:table-row table:style-name="ro1">
          <table:table-cell office:value-type="float" office:value="0.2944" calcext:value-type="float">
            <text:p>0.2944</text:p>
          </table:table-cell>
          <table:table-cell office:value-type="float" office:value="0.36706" calcext:value-type="float">
            <text:p>0.36706</text:p>
          </table:table-cell>
          <table:table-cell office:value-type="float" office:value="0.6187" calcext:value-type="float">
            <text:p>0.6187</text:p>
          </table:table-cell>
          <table:table-cell table:formula="of:=([.C774]-[.B774])*1000" office:value-type="float" office:value="251.64" calcext:value-type="float">
            <text:p>251.64</text:p>
          </table:table-cell>
          <table:table-cell office:value-type="float" office:value="0.46484" calcext:value-type="float">
            <text:p>0.46484</text:p>
          </table:table-cell>
          <table:table-cell office:value-type="float" office:value="0.63697" calcext:value-type="float">
            <text:p>0.63697</text:p>
          </table:table-cell>
          <table:table-cell table:formula="of:=([.F774]-[.E774])*1000" office:value-type="float" office:value="172.13" calcext:value-type="float">
            <text:p>172.13</text:p>
          </table:table-cell>
          <table:table-cell office:value-type="float" office:value="0.46937" calcext:value-type="float">
            <text:p>0.46937</text:p>
          </table:table-cell>
          <table:table-cell office:value-type="float" office:value="0.65329" calcext:value-type="float">
            <text:p>0.65329</text:p>
          </table:table-cell>
          <table:table-cell table:formula="of:=([.I774]-[.H774])*1000" office:value-type="float" office:value="183.92" calcext:value-type="float">
            <text:p>183.92</text:p>
          </table:table-cell>
          <table:table-cell office:value-type="float" office:value="0.46903" calcext:value-type="float">
            <text:p>0.46903</text:p>
          </table:table-cell>
          <table:table-cell office:value-type="float" office:value="0.65984" calcext:value-type="float">
            <text:p>0.65984</text:p>
          </table:table-cell>
          <table:table-cell table:formula="of:=([.L774]-[.H774])*1000" office:value-type="float" office:value="190.47" calcext:value-type="float">
            <text:p>190.47</text:p>
          </table:table-cell>
          <table:table-cell table:number-columns-repeated="11"/>
        </table:table-row>
        <table:table-row table:style-name="ro1">
          <table:table-cell office:value-type="float" office:value="0.2948" calcext:value-type="float">
            <text:p>0.2948</text:p>
          </table:table-cell>
          <table:table-cell office:value-type="float" office:value="0.36998" calcext:value-type="float">
            <text:p>0.36998</text:p>
          </table:table-cell>
          <table:table-cell office:value-type="float" office:value="0.61864" calcext:value-type="float">
            <text:p>0.61864</text:p>
          </table:table-cell>
          <table:table-cell table:formula="of:=([.C775]-[.B775])*1000" office:value-type="float" office:value="248.66" calcext:value-type="float">
            <text:p>248.66</text:p>
          </table:table-cell>
          <table:table-cell office:value-type="float" office:value="0.46743" calcext:value-type="float">
            <text:p>0.46743</text:p>
          </table:table-cell>
          <table:table-cell office:value-type="float" office:value="0.63688" calcext:value-type="float">
            <text:p>0.63688</text:p>
          </table:table-cell>
          <table:table-cell table:formula="of:=([.F775]-[.E775])*1000" office:value-type="float" office:value="169.45" calcext:value-type="float">
            <text:p>169.4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.6532" calcext:value-type="float">
            <text:p>0.6532</text:p>
          </table:table-cell>
          <table:table-cell table:formula="of:=([.I775]-[.H775])*1000" office:value-type="float" office:value="181.5" calcext:value-type="float">
            <text:p>181.5</text:p>
          </table:table-cell>
          <table:table-cell office:value-type="float" office:value="0.47113" calcext:value-type="float">
            <text:p>0.47113</text:p>
          </table:table-cell>
          <table:table-cell office:value-type="float" office:value="0.65975" calcext:value-type="float">
            <text:p>0.65975</text:p>
          </table:table-cell>
          <table:table-cell table:formula="of:=([.L775]-[.H775])*1000" office:value-type="float" office:value="188.05" calcext:value-type="float">
            <text:p>188.05</text:p>
          </table:table-cell>
          <table:table-cell table:number-columns-repeated="11"/>
        </table:table-row>
        <table:table-row table:style-name="ro1">
          <table:table-cell office:value-type="float" office:value="0.2952" calcext:value-type="float">
            <text:p>0.2952</text:p>
          </table:table-cell>
          <table:table-cell office:value-type="float" office:value="0.37291" calcext:value-type="float">
            <text:p>0.37291</text:p>
          </table:table-cell>
          <table:table-cell office:value-type="float" office:value="0.61858" calcext:value-type="float">
            <text:p>0.61858</text:p>
          </table:table-cell>
          <table:table-cell table:formula="of:=([.C776]-[.B776])*1000" office:value-type="float" office:value="245.67" calcext:value-type="float">
            <text:p>245.67</text:p>
          </table:table-cell>
          <table:table-cell office:value-type="float" office:value="0.47002" calcext:value-type="float">
            <text:p>0.47002</text:p>
          </table:table-cell>
          <table:table-cell office:value-type="float" office:value="0.6368" calcext:value-type="float">
            <text:p>0.6368</text:p>
          </table:table-cell>
          <table:table-cell table:formula="of:=([.F776]-[.E776])*1000" office:value-type="float" office:value="166.78" calcext:value-type="float">
            <text:p>166.78</text:p>
          </table:table-cell>
          <table:table-cell office:value-type="float" office:value="0.47402" calcext:value-type="float">
            <text:p>0.47402</text:p>
          </table:table-cell>
          <table:table-cell office:value-type="float" office:value="0.65311" calcext:value-type="float">
            <text:p>0.65311</text:p>
          </table:table-cell>
          <table:table-cell table:formula="of:=([.I776]-[.H776])*1000" office:value-type="float" office:value="179.09" calcext:value-type="float">
            <text:p>179.09</text:p>
          </table:table-cell>
          <table:table-cell office:value-type="float" office:value="0.47323" calcext:value-type="float">
            <text:p>0.47323</text:p>
          </table:table-cell>
          <table:table-cell office:value-type="float" office:value="0.65967" calcext:value-type="float">
            <text:p>0.65967</text:p>
          </table:table-cell>
          <table:table-cell table:formula="of:=([.L776]-[.H776])*1000" office:value-type="float" office:value="185.65" calcext:value-type="float">
            <text:p>185.65</text:p>
          </table:table-cell>
          <table:table-cell table:number-columns-repeated="11"/>
        </table:table-row>
        <table:table-row table:style-name="ro1">
          <table:table-cell office:value-type="float" office:value="0.2956" calcext:value-type="float">
            <text:p>0.2956</text:p>
          </table:table-cell>
          <table:table-cell office:value-type="float" office:value="0.37583" calcext:value-type="float">
            <text:p>0.37583</text:p>
          </table:table-cell>
          <table:table-cell office:value-type="float" office:value="0.61852" calcext:value-type="float">
            <text:p>0.61852</text:p>
          </table:table-cell>
          <table:table-cell table:formula="of:=([.C777]-[.B777])*1000" office:value-type="float" office:value="242.69" calcext:value-type="float">
            <text:p>242.69</text:p>
          </table:table-cell>
          <table:table-cell office:value-type="float" office:value="0.47261" calcext:value-type="float">
            <text:p>0.47261</text:p>
          </table:table-cell>
          <table:table-cell office:value-type="float" office:value="0.63671" calcext:value-type="float">
            <text:p>0.63671</text:p>
          </table:table-cell>
          <table:table-cell table:formula="of:=([.F777]-[.E777])*1000" office:value-type="float" office:value="164.1" calcext:value-type="float">
            <text:p>164.1</text:p>
          </table:table-cell>
          <table:table-cell office:value-type="float" office:value="0.47635" calcext:value-type="float">
            <text:p>0.47635</text:p>
          </table:table-cell>
          <table:table-cell office:value-type="float" office:value="0.65303" calcext:value-type="float">
            <text:p>0.65303</text:p>
          </table:table-cell>
          <table:table-cell table:formula="of:=([.I777]-[.H777])*1000" office:value-type="float" office:value="176.68" calcext:value-type="float">
            <text:p>176.68</text:p>
          </table:table-cell>
          <table:table-cell office:value-type="float" office:value="0.47533" calcext:value-type="float">
            <text:p>0.47533</text:p>
          </table:table-cell>
          <table:table-cell office:value-type="float" office:value="0.65958" calcext:value-type="float">
            <text:p>0.65958</text:p>
          </table:table-cell>
          <table:table-cell table:formula="of:=([.L777]-[.H777])*1000" office:value-type="float" office:value="183.23" calcext:value-type="float">
            <text:p>183.23</text:p>
          </table:table-cell>
          <table:table-cell table:number-columns-repeated="11"/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.37876" calcext:value-type="float">
            <text:p>0.37876</text:p>
          </table:table-cell>
          <table:table-cell office:value-type="float" office:value="0.61846" calcext:value-type="float">
            <text:p>0.61846</text:p>
          </table:table-cell>
          <table:table-cell table:formula="of:=([.C778]-[.B778])*1000" office:value-type="float" office:value="239.7" calcext:value-type="float">
            <text:p>239.7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63663" calcext:value-type="float">
            <text:p>0.63663</text:p>
          </table:table-cell>
          <table:table-cell table:formula="of:=([.F778]-[.E778])*1000" office:value-type="float" office:value="161.43" calcext:value-type="float">
            <text:p>161.43</text:p>
          </table:table-cell>
          <table:table-cell office:value-type="float" office:value="0.47867" calcext:value-type="float">
            <text:p>0.47867</text:p>
          </table:table-cell>
          <table:table-cell office:value-type="float" office:value="0.65294" calcext:value-type="float">
            <text:p>0.65294</text:p>
          </table:table-cell>
          <table:table-cell table:formula="of:=([.I778]-[.H778])*1000" office:value-type="float" office:value="174.27" calcext:value-type="float">
            <text:p>174.27</text:p>
          </table:table-cell>
          <table:table-cell office:value-type="float" office:value="0.47743" calcext:value-type="float">
            <text:p>0.47743</text:p>
          </table:table-cell>
          <table:table-cell office:value-type="float" office:value="0.6595" calcext:value-type="float">
            <text:p>0.6595</text:p>
          </table:table-cell>
          <table:table-cell table:formula="of:=([.L778]-[.H778])*1000" office:value-type="float" office:value="180.83" calcext:value-type="float">
            <text:p>180.83</text:p>
          </table:table-cell>
          <table:table-cell table:number-columns-repeated="11"/>
        </table:table-row>
        <table:table-row table:style-name="ro1">
          <table:table-cell office:value-type="float" office:value="0.2964" calcext:value-type="float">
            <text:p>0.2964</text:p>
          </table:table-cell>
          <table:table-cell office:value-type="float" office:value="0.38168" calcext:value-type="float">
            <text:p>0.38168</text:p>
          </table:table-cell>
          <table:table-cell office:value-type="float" office:value="0.6184" calcext:value-type="float">
            <text:p>0.6184</text:p>
          </table:table-cell>
          <table:table-cell table:formula="of:=([.C779]-[.B779])*1000" office:value-type="float" office:value="236.72" calcext:value-type="float">
            <text:p>236.72</text:p>
          </table:table-cell>
          <table:table-cell office:value-type="float" office:value="0.47778" calcext:value-type="float">
            <text:p>0.47778</text:p>
          </table:table-cell>
          <table:table-cell office:value-type="float" office:value="0.63654" calcext:value-type="float">
            <text:p>0.63654</text:p>
          </table:table-cell>
          <table:table-cell table:formula="of:=([.F779]-[.E779])*1000" office:value-type="float" office:value="158.76" calcext:value-type="float">
            <text:p>158.76</text:p>
          </table:table-cell>
          <table:table-cell office:value-type="float" office:value="0.481" calcext:value-type="float">
            <text:p>0.481</text:p>
          </table:table-cell>
          <table:table-cell office:value-type="float" office:value="0.65285" calcext:value-type="float">
            <text:p>0.65285</text:p>
          </table:table-cell>
          <table:table-cell table:formula="of:=([.I779]-[.H779])*1000" office:value-type="float" office:value="171.85" calcext:value-type="float">
            <text:p>171.85</text:p>
          </table:table-cell>
          <table:table-cell office:value-type="float" office:value="0.47953" calcext:value-type="float">
            <text:p>0.47953</text:p>
          </table:table-cell>
          <table:table-cell office:value-type="float" office:value="0.65942" calcext:value-type="float">
            <text:p>0.65942</text:p>
          </table:table-cell>
          <table:table-cell table:formula="of:=([.L779]-[.H779])*1000" office:value-type="float" office:value="178.42" calcext:value-type="float">
            <text:p>178.42</text:p>
          </table:table-cell>
          <table:table-cell table:number-columns-repeated="11"/>
        </table:table-row>
        <table:table-row table:style-name="ro1">
          <table:table-cell office:value-type="float" office:value="0.2968" calcext:value-type="float">
            <text:p>0.2968</text:p>
          </table:table-cell>
          <table:table-cell office:value-type="float" office:value="0.38464" calcext:value-type="float">
            <text:p>0.38464</text:p>
          </table:table-cell>
          <table:table-cell office:value-type="float" office:value="0.61834" calcext:value-type="float">
            <text:p>0.61834</text:p>
          </table:table-cell>
          <table:table-cell table:formula="of:=([.C780]-[.B780])*1000" office:value-type="float" office:value="233.7" calcext:value-type="float">
            <text:p>233.7</text:p>
          </table:table-cell>
          <table:table-cell office:value-type="float" office:value="0.48034" calcext:value-type="float">
            <text:p>0.48034</text:p>
          </table:table-cell>
          <table:table-cell office:value-type="float" office:value="0.63645" calcext:value-type="float">
            <text:p>0.63645</text:p>
          </table:table-cell>
          <table:table-cell table:formula="of:=([.F780]-[.E780])*1000" office:value-type="float" office:value="156.11" calcext:value-type="float">
            <text:p>156.11</text:p>
          </table:table-cell>
          <table:table-cell office:value-type="float" office:value="0.48331" calcext:value-type="float">
            <text:p>0.48331</text:p>
          </table:table-cell>
          <table:table-cell office:value-type="float" office:value="0.65276" calcext:value-type="float">
            <text:p>0.65276</text:p>
          </table:table-cell>
          <table:table-cell table:formula="of:=([.I780]-[.H780])*1000" office:value-type="float" office:value="169.45" calcext:value-type="float">
            <text:p>169.45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65933" calcext:value-type="float">
            <text:p>0.65933</text:p>
          </table:table-cell>
          <table:table-cell table:formula="of:=([.L780]-[.H780])*1000" office:value-type="float" office:value="176.02" calcext:value-type="float">
            <text:p>176.02</text:p>
          </table:table-cell>
          <table:table-cell table:number-columns-repeated="11"/>
        </table:table-row>
        <table:table-row table:style-name="ro1">
          <table:table-cell office:value-type="float" office:value="0.2972" calcext:value-type="float">
            <text:p>0.2972</text:p>
          </table:table-cell>
          <table:table-cell office:value-type="float" office:value="0.38766" calcext:value-type="float">
            <text:p>0.38766</text:p>
          </table:table-cell>
          <table:table-cell office:value-type="float" office:value="0.61828" calcext:value-type="float">
            <text:p>0.61828</text:p>
          </table:table-cell>
          <table:table-cell table:formula="of:=([.C781]-[.B781])*1000" office:value-type="float" office:value="230.62" calcext:value-type="float">
            <text:p>230.62</text:p>
          </table:table-cell>
          <table:table-cell office:value-type="float" office:value="0.48284" calcext:value-type="float">
            <text:p>0.48284</text:p>
          </table:table-cell>
          <table:table-cell office:value-type="float" office:value="0.63637" calcext:value-type="float">
            <text:p>0.63637</text:p>
          </table:table-cell>
          <table:table-cell table:formula="of:=([.F781]-[.E781])*1000" office:value-type="float" office:value="153.53" calcext:value-type="float">
            <text:p>153.53</text:p>
          </table:table-cell>
          <table:table-cell office:value-type="float" office:value="0.48558" calcext:value-type="float">
            <text:p>0.48558</text:p>
          </table:table-cell>
          <table:table-cell office:value-type="float" office:value="0.65267" calcext:value-type="float">
            <text:p>0.65267</text:p>
          </table:table-cell>
          <table:table-cell table:formula="of:=([.I781]-[.H781])*1000" office:value-type="float" office:value="167.09" calcext:value-type="float">
            <text:p>167.09</text:p>
          </table:table-cell>
          <table:table-cell office:value-type="float" office:value="0.48368" calcext:value-type="float">
            <text:p>0.48368</text:p>
          </table:table-cell>
          <table:table-cell office:value-type="float" office:value="0.65924" calcext:value-type="float">
            <text:p>0.65924</text:p>
          </table:table-cell>
          <table:table-cell table:formula="of:=([.L781]-[.H781])*1000" office:value-type="float" office:value="173.66" calcext:value-type="float">
            <text:p>173.66</text:p>
          </table:table-cell>
          <table:table-cell table:number-columns-repeated="11"/>
        </table:table-row>
        <table:table-row table:style-name="ro1">
          <table:table-cell office:value-type="float" office:value="0.2976" calcext:value-type="float">
            <text:p>0.2976</text:p>
          </table:table-cell>
          <table:table-cell office:value-type="float" office:value="0.39068" calcext:value-type="float">
            <text:p>0.39068</text:p>
          </table:table-cell>
          <table:table-cell office:value-type="float" office:value="0.61822" calcext:value-type="float">
            <text:p>0.61822</text:p>
          </table:table-cell>
          <table:table-cell table:formula="of:=([.C782]-[.B782])*1000" office:value-type="float" office:value="227.54" calcext:value-type="float">
            <text:p>227.54</text:p>
          </table:table-cell>
          <table:table-cell office:value-type="float" office:value="0.48533" calcext:value-type="float">
            <text:p>0.48533</text:p>
          </table:table-cell>
          <table:table-cell office:value-type="float" office:value="0.63628" calcext:value-type="float">
            <text:p>0.63628</text:p>
          </table:table-cell>
          <table:table-cell table:formula="of:=([.F782]-[.E782])*1000" office:value-type="float" office:value="150.95" calcext:value-type="float">
            <text:p>150.95</text:p>
          </table:table-cell>
          <table:table-cell office:value-type="float" office:value="0.48785" calcext:value-type="float">
            <text:p>0.48785</text:p>
          </table:table-cell>
          <table:table-cell office:value-type="float" office:value="0.65258" calcext:value-type="float">
            <text:p>0.65258</text:p>
          </table:table-cell>
          <table:table-cell table:formula="of:=([.I782]-[.H782])*1000" office:value-type="float" office:value="164.73" calcext:value-type="float">
            <text:p>164.73</text:p>
          </table:table-cell>
          <table:table-cell office:value-type="float" office:value="0.48575" calcext:value-type="float">
            <text:p>0.48575</text:p>
          </table:table-cell>
          <table:table-cell office:value-type="float" office:value="0.65916" calcext:value-type="float">
            <text:p>0.65916</text:p>
          </table:table-cell>
          <table:table-cell table:formula="of:=([.L782]-[.H782])*1000" office:value-type="float" office:value="171.31" calcext:value-type="float">
            <text:p>171.31</text:p>
          </table:table-cell>
          <table:table-cell table:number-columns-repeated="11"/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61816" calcext:value-type="float">
            <text:p>0.61816</text:p>
          </table:table-cell>
          <table:table-cell table:formula="of:=([.C783]-[.B783])*1000" office:value-type="float" office:value="224.46" calcext:value-type="float">
            <text:p>224.46</text:p>
          </table:table-cell>
          <table:table-cell office:value-type="float" office:value="0.48783" calcext:value-type="float">
            <text:p>0.48783</text:p>
          </table:table-cell>
          <table:table-cell office:value-type="float" office:value="0.6362" calcext:value-type="float">
            <text:p>0.6362</text:p>
          </table:table-cell>
          <table:table-cell table:formula="of:=([.F783]-[.E783])*1000" office:value-type="float" office:value="148.37" calcext:value-type="float">
            <text:p>148.37</text:p>
          </table:table-cell>
          <table:table-cell office:value-type="float" office:value="0.49012" calcext:value-type="float">
            <text:p>0.49012</text:p>
          </table:table-cell>
          <table:table-cell office:value-type="float" office:value="0.65249" calcext:value-type="float">
            <text:p>0.65249</text:p>
          </table:table-cell>
          <table:table-cell table:formula="of:=([.I783]-[.H783])*1000" office:value-type="float" office:value="162.37" calcext:value-type="float">
            <text:p>162.37</text:p>
          </table:table-cell>
          <table:table-cell office:value-type="float" office:value="0.48781" calcext:value-type="float">
            <text:p>0.48781</text:p>
          </table:table-cell>
          <table:table-cell office:value-type="float" office:value="0.65907" calcext:value-type="float">
            <text:p>0.65907</text:p>
          </table:table-cell>
          <table:table-cell table:formula="of:=([.L783]-[.H783])*1000" office:value-type="float" office:value="168.95" calcext:value-type="float">
            <text:p>168.95</text:p>
          </table:table-cell>
          <table:table-cell table:number-columns-repeated="11"/>
        </table:table-row>
        <table:table-row table:style-name="ro1">
          <table:table-cell office:value-type="float" office:value="0.2984" calcext:value-type="float">
            <text:p>0.2984</text:p>
          </table:table-cell>
          <table:table-cell office:value-type="float" office:value="0.39672" calcext:value-type="float">
            <text:p>0.39672</text:p>
          </table:table-cell>
          <table:table-cell office:value-type="float" office:value="0.6181" calcext:value-type="float">
            <text:p>0.6181</text:p>
          </table:table-cell>
          <table:table-cell table:formula="of:=([.C784]-[.B784])*1000" office:value-type="float" office:value="221.38" calcext:value-type="float">
            <text:p>221.38</text:p>
          </table:table-cell>
          <table:table-cell office:value-type="float" office:value="0.49033" calcext:value-type="float">
            <text:p>0.49033</text:p>
          </table:table-cell>
          <table:table-cell office:value-type="float" office:value="0.63611" calcext:value-type="float">
            <text:p>0.63611</text:p>
          </table:table-cell>
          <table:table-cell table:formula="of:=([.F784]-[.E784])*1000" office:value-type="float" office:value="145.78" calcext:value-type="float">
            <text:p>145.78</text:p>
          </table:table-cell>
          <table:table-cell office:value-type="float" office:value="0.4924" calcext:value-type="float">
            <text:p>0.4924</text:p>
          </table:table-cell>
          <table:table-cell office:value-type="float" office:value="0.6524" calcext:value-type="float">
            <text:p>0.6524</text:p>
          </table:table-cell>
          <table:table-cell table:formula="of:=([.I784]-[.H784])*1000" office:value-type="float" office:value="160" calcext:value-type="float">
            <text:p>160</text:p>
          </table:table-cell>
          <table:table-cell office:value-type="float" office:value="0.48988" calcext:value-type="float">
            <text:p>0.48988</text:p>
          </table:table-cell>
          <table:table-cell office:value-type="float" office:value="0.65899" calcext:value-type="float">
            <text:p>0.65899</text:p>
          </table:table-cell>
          <table:table-cell table:formula="of:=([.L784]-[.H784])*1000" office:value-type="float" office:value="166.59" calcext:value-type="float">
            <text:p>166.59</text:p>
          </table:table-cell>
          <table:table-cell table:number-columns-repeated="11"/>
        </table:table-row>
        <table:table-row table:style-name="ro1">
          <table:table-cell office:value-type="float" office:value="0.2988" calcext:value-type="float">
            <text:p>0.2988</text:p>
          </table:table-cell>
          <table:table-cell office:value-type="float" office:value="0.39973" calcext:value-type="float">
            <text:p>0.39973</text:p>
          </table:table-cell>
          <table:table-cell office:value-type="float" office:value="0.61803" calcext:value-type="float">
            <text:p>0.61803</text:p>
          </table:table-cell>
          <table:table-cell table:formula="of:=([.C785]-[.B785])*1000" office:value-type="float" office:value="218.3" calcext:value-type="float">
            <text:p>218.3</text:p>
          </table:table-cell>
          <table:table-cell office:value-type="float" office:value="0.49282" calcext:value-type="float">
            <text:p>0.49282</text:p>
          </table:table-cell>
          <table:table-cell office:value-type="float" office:value="0.63602" calcext:value-type="float">
            <text:p>0.63602</text:p>
          </table:table-cell>
          <table:table-cell table:formula="of:=([.F785]-[.E785])*1000" office:value-type="float" office:value="143.2" calcext:value-type="float">
            <text:p>143.2</text:p>
          </table:table-cell>
          <table:table-cell office:value-type="float" office:value="0.49467" calcext:value-type="float">
            <text:p>0.49467</text:p>
          </table:table-cell>
          <table:table-cell office:value-type="float" office:value="0.65231" calcext:value-type="float">
            <text:p>0.65231</text:p>
          </table:table-cell>
          <table:table-cell table:formula="of:=([.I785]-[.H785])*1000" office:value-type="float" office:value="157.64" calcext:value-type="float">
            <text:p>157.64</text:p>
          </table:table-cell>
          <table:table-cell office:value-type="float" office:value="0.49195" calcext:value-type="float">
            <text:p>0.49195</text:p>
          </table:table-cell>
          <table:table-cell office:value-type="float" office:value="0.6589" calcext:value-type="float">
            <text:p>0.6589</text:p>
          </table:table-cell>
          <table:table-cell table:formula="of:=([.L785]-[.H785])*1000" office:value-type="float" office:value="164.23" calcext:value-type="float">
            <text:p>164.23</text:p>
          </table:table-cell>
          <table:table-cell table:number-columns-repeated="11"/>
        </table:table-row>
        <table:table-row table:style-name="ro1">
          <table:table-cell office:value-type="float" office:value="0.2992" calcext:value-type="float">
            <text:p>0.2992</text:p>
          </table:table-cell>
          <table:table-cell office:value-type="float" office:value="0.40275" calcext:value-type="float">
            <text:p>0.40275</text:p>
          </table:table-cell>
          <table:table-cell office:value-type="float" office:value="0.61797" calcext:value-type="float">
            <text:p>0.61797</text:p>
          </table:table-cell>
          <table:table-cell table:formula="of:=([.C786]-[.B786])*1000" office:value-type="float" office:value="215.22" calcext:value-type="float">
            <text:p>215.22</text:p>
          </table:table-cell>
          <table:table-cell office:value-type="float" office:value="0.49532" calcext:value-type="float">
            <text:p>0.49532</text:p>
          </table:table-cell>
          <table:table-cell office:value-type="float" office:value="0.63594" calcext:value-type="float">
            <text:p>0.63594</text:p>
          </table:table-cell>
          <table:table-cell table:formula="of:=([.F786]-[.E786])*1000" office:value-type="float" office:value="140.62" calcext:value-type="float">
            <text:p>140.62</text:p>
          </table:table-cell>
          <table:table-cell office:value-type="float" office:value="0.49694" calcext:value-type="float">
            <text:p>0.49694</text:p>
          </table:table-cell>
          <table:table-cell office:value-type="float" office:value="0.65222" calcext:value-type="float">
            <text:p>0.65222</text:p>
          </table:table-cell>
          <table:table-cell table:formula="of:=([.I786]-[.H786])*1000" office:value-type="float" office:value="155.28" calcext:value-type="float">
            <text:p>155.28</text:p>
          </table:table-cell>
          <table:table-cell office:value-type="float" office:value="0.49401" calcext:value-type="float">
            <text:p>0.49401</text:p>
          </table:table-cell>
          <table:table-cell office:value-type="float" office:value="0.65881" calcext:value-type="float">
            <text:p>0.65881</text:p>
          </table:table-cell>
          <table:table-cell table:formula="of:=([.L786]-[.H786])*1000" office:value-type="float" office:value="161.87" calcext:value-type="float">
            <text:p>161.87</text:p>
          </table:table-cell>
          <table:table-cell table:number-columns-repeated="11"/>
        </table:table-row>
        <table:table-row table:style-name="ro1">
          <table:table-cell office:value-type="float" office:value="0.2996" calcext:value-type="float">
            <text:p>0.2996</text:p>
          </table:table-cell>
          <table:table-cell office:value-type="float" office:value="0.40577" calcext:value-type="float">
            <text:p>0.40577</text:p>
          </table:table-cell>
          <table:table-cell office:value-type="float" office:value="0.61791" calcext:value-type="float">
            <text:p>0.61791</text:p>
          </table:table-cell>
          <table:table-cell table:formula="of:=([.C787]-[.B787])*1000" office:value-type="float" office:value="212.14" calcext:value-type="float">
            <text:p>212.14</text:p>
          </table:table-cell>
          <table:table-cell office:value-type="float" office:value="0.49781" calcext:value-type="float">
            <text:p>0.49781</text:p>
          </table:table-cell>
          <table:table-cell office:value-type="float" office:value="0.63585" calcext:value-type="float">
            <text:p>0.63585</text:p>
          </table:table-cell>
          <table:table-cell table:formula="of:=([.F787]-[.E787])*1000" office:value-type="float" office:value="138.04" calcext:value-type="float">
            <text:p>138.04</text:p>
          </table:table-cell>
          <table:table-cell office:value-type="float" office:value="0.49921" calcext:value-type="float">
            <text:p>0.49921</text:p>
          </table:table-cell>
          <table:table-cell office:value-type="float" office:value="0.65213" calcext:value-type="float">
            <text:p>0.65213</text:p>
          </table:table-cell>
          <table:table-cell table:formula="of:=([.I787]-[.H787])*1000" office:value-type="float" office:value="152.92" calcext:value-type="float">
            <text:p>152.92</text:p>
          </table:table-cell>
          <table:table-cell office:value-type="float" office:value="0.49608" calcext:value-type="float">
            <text:p>0.49608</text:p>
          </table:table-cell>
          <table:table-cell office:value-type="float" office:value="0.65873" calcext:value-type="float">
            <text:p>0.65873</text:p>
          </table:table-cell>
          <table:table-cell table:formula="of:=([.L787]-[.H787])*1000" office:value-type="float" office:value="159.52" calcext:value-type="float">
            <text:p>159.52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0879" calcext:value-type="float">
            <text:p>0.40879</text:p>
          </table:table-cell>
          <table:table-cell office:value-type="float" office:value="0.61785" calcext:value-type="float">
            <text:p>0.61785</text:p>
          </table:table-cell>
          <table:table-cell table:formula="of:=([.C788]-[.B788])*1000" office:value-type="float" office:value="209.06" calcext:value-type="float">
            <text:p>209.06</text:p>
          </table:table-cell>
          <table:table-cell office:value-type="float" office:value="0.50031" calcext:value-type="float">
            <text:p>0.50031</text:p>
          </table:table-cell>
          <table:table-cell office:value-type="float" office:value="0.63576" calcext:value-type="float">
            <text:p>0.63576</text:p>
          </table:table-cell>
          <table:table-cell table:formula="of:=([.F788]-[.E788])*1000" office:value-type="float" office:value="135.45" calcext:value-type="float">
            <text:p>135.45</text:p>
          </table:table-cell>
          <table:table-cell office:value-type="float" office:value="0.50148" calcext:value-type="float">
            <text:p>0.50148</text:p>
          </table:table-cell>
          <table:table-cell office:value-type="float" office:value="0.65204" calcext:value-type="float">
            <text:p>0.65204</text:p>
          </table:table-cell>
          <table:table-cell table:formula="of:=([.I788]-[.H788])*1000" office:value-type="float" office:value="150.56" calcext:value-type="float">
            <text:p>150.56</text:p>
          </table:table-cell>
          <table:table-cell office:value-type="float" office:value="0.49814" calcext:value-type="float">
            <text:p>0.49814</text:p>
          </table:table-cell>
          <table:table-cell office:value-type="float" office:value="0.65864" calcext:value-type="float">
            <text:p>0.65864</text:p>
          </table:table-cell>
          <table:table-cell table:formula="of:=([.L788]-[.H788])*1000" office:value-type="float" office:value="157.16" calcext:value-type="float">
            <text:p>157.16</text:p>
          </table:table-cell>
          <table:table-cell table:number-columns-repeated="11"/>
        </table:table-row>
        <table:table-row table:style-name="ro1">
          <table:table-cell office:value-type="float" office:value="0.3004" calcext:value-type="float">
            <text:p>0.3004</text:p>
          </table:table-cell>
          <table:table-cell office:value-type="float" office:value="0.41183" calcext:value-type="float">
            <text:p>0.41183</text:p>
          </table:table-cell>
          <table:table-cell office:value-type="float" office:value="0.61779" calcext:value-type="float">
            <text:p>0.61779</text:p>
          </table:table-cell>
          <table:table-cell table:formula="of:=([.C789]-[.B789])*1000" office:value-type="float" office:value="205.96" calcext:value-type="float">
            <text:p>205.96</text:p>
          </table:table-cell>
          <table:table-cell office:value-type="float" office:value="0.50265" calcext:value-type="float">
            <text:p>0.50265</text:p>
          </table:table-cell>
          <table:table-cell office:value-type="float" office:value="0.63568" calcext:value-type="float">
            <text:p>0.63568</text:p>
          </table:table-cell>
          <table:table-cell table:formula="of:=([.F789]-[.E789])*1000" office:value-type="float" office:value="133.03" calcext:value-type="float">
            <text:p>133.03</text:p>
          </table:table-cell>
          <table:table-cell office:value-type="float" office:value="0.50366" calcext:value-type="float">
            <text:p>0.50366</text:p>
          </table:table-cell>
          <table:table-cell office:value-type="float" office:value="0.65195" calcext:value-type="float">
            <text:p>0.65195</text:p>
          </table:table-cell>
          <table:table-cell table:formula="of:=([.I789]-[.H789])*1000" office:value-type="float" office:value="148.29" calcext:value-type="float">
            <text:p>148.29</text:p>
          </table:table-cell>
          <table:table-cell office:value-type="float" office:value="0.50015" calcext:value-type="float">
            <text:p>0.50015</text:p>
          </table:table-cell>
          <table:table-cell office:value-type="float" office:value="0.65855" calcext:value-type="float">
            <text:p>0.65855</text:p>
          </table:table-cell>
          <table:table-cell table:formula="of:=([.L789]-[.H789])*1000" office:value-type="float" office:value="154.89" calcext:value-type="float">
            <text:p>154.89</text:p>
          </table:table-cell>
          <table:table-cell table:number-columns-repeated="11"/>
        </table:table-row>
        <table:table-row table:style-name="ro1">
          <table:table-cell office:value-type="float" office:value="0.3008" calcext:value-type="float">
            <text:p>0.3008</text:p>
          </table:table-cell>
          <table:table-cell office:value-type="float" office:value="0.41487" calcext:value-type="float">
            <text:p>0.41487</text:p>
          </table:table-cell>
          <table:table-cell office:value-type="float" office:value="0.61773" calcext:value-type="float">
            <text:p>0.61773</text:p>
          </table:table-cell>
          <table:table-cell table:formula="of:=([.C790]-[.B790])*1000" office:value-type="float" office:value="202.86" calcext:value-type="float">
            <text:p>202.86</text:p>
          </table:table-cell>
          <table:table-cell office:value-type="float" office:value="0.505" calcext:value-type="float">
            <text:p>0.505</text:p>
          </table:table-cell>
          <table:table-cell office:value-type="float" office:value="0.63559" calcext:value-type="float">
            <text:p>0.63559</text:p>
          </table:table-cell>
          <table:table-cell table:formula="of:=([.F790]-[.E790])*1000" office:value-type="float" office:value="130.59" calcext:value-type="float">
            <text:p>130.59</text:p>
          </table:table-cell>
          <table:table-cell office:value-type="float" office:value="0.50584" calcext:value-type="float">
            <text:p>0.50584</text:p>
          </table:table-cell>
          <table:table-cell office:value-type="float" office:value="0.65186" calcext:value-type="float">
            <text:p>0.65186</text:p>
          </table:table-cell>
          <table:table-cell table:formula="of:=([.I790]-[.H790])*1000" office:value-type="float" office:value="146.02" calcext:value-type="float">
            <text:p>146.02</text:p>
          </table:table-cell>
          <table:table-cell office:value-type="float" office:value="0.50215" calcext:value-type="float">
            <text:p>0.50215</text:p>
          </table:table-cell>
          <table:table-cell office:value-type="float" office:value="0.65847" calcext:value-type="float">
            <text:p>0.65847</text:p>
          </table:table-cell>
          <table:table-cell table:formula="of:=([.L790]-[.H790])*1000" office:value-type="float" office:value="152.63" calcext:value-type="float">
            <text:p>152.63</text:p>
          </table:table-cell>
          <table:table-cell table:number-columns-repeated="11"/>
        </table:table-row>
        <table:table-row table:style-name="ro1">
          <table:table-cell office:value-type="float" office:value="0.3012" calcext:value-type="float">
            <text:p>0.3012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61767" calcext:value-type="float">
            <text:p>0.61767</text:p>
          </table:table-cell>
          <table:table-cell table:formula="of:=([.C791]-[.B791])*1000" office:value-type="float" office:value="199.76" calcext:value-type="float">
            <text:p>199.76</text:p>
          </table:table-cell>
          <table:table-cell office:value-type="float" office:value="0.50734" calcext:value-type="float">
            <text:p>0.50734</text:p>
          </table:table-cell>
          <table:table-cell office:value-type="float" office:value="0.6355" calcext:value-type="float">
            <text:p>0.6355</text:p>
          </table:table-cell>
          <table:table-cell table:formula="of:=([.F791]-[.E791])*1000" office:value-type="float" office:value="128.16" calcext:value-type="float">
            <text:p>128.16</text:p>
          </table:table-cell>
          <table:table-cell office:value-type="float" office:value="0.50802" calcext:value-type="float">
            <text:p>0.50802</text:p>
          </table:table-cell>
          <table:table-cell office:value-type="float" office:value="0.65177" calcext:value-type="float">
            <text:p>0.65177</text:p>
          </table:table-cell>
          <table:table-cell table:formula="of:=([.I791]-[.H791])*1000" office:value-type="float" office:value="143.75" calcext:value-type="float">
            <text:p>143.75</text:p>
          </table:table-cell>
          <table:table-cell office:value-type="float" office:value="0.50416" calcext:value-type="float">
            <text:p>0.50416</text:p>
          </table:table-cell>
          <table:table-cell office:value-type="float" office:value="0.65838" calcext:value-type="float">
            <text:p>0.65838</text:p>
          </table:table-cell>
          <table:table-cell table:formula="of:=([.L791]-[.H791])*1000" office:value-type="float" office:value="150.36" calcext:value-type="float">
            <text:p>150.36</text:p>
          </table:table-cell>
          <table:table-cell table:number-columns-repeated="11"/>
        </table:table-row>
        <table:table-row table:style-name="ro1">
          <table:table-cell office:value-type="float" office:value="0.3016" calcext:value-type="float">
            <text:p>0.3016</text:p>
          </table:table-cell>
          <table:table-cell office:value-type="float" office:value="0.42094" calcext:value-type="float">
            <text:p>0.42094</text:p>
          </table:table-cell>
          <table:table-cell office:value-type="float" office:value="0.61761" calcext:value-type="float">
            <text:p>0.61761</text:p>
          </table:table-cell>
          <table:table-cell table:formula="of:=([.C792]-[.B792])*1000" office:value-type="float" office:value="196.67" calcext:value-type="float">
            <text:p>196.67</text:p>
          </table:table-cell>
          <table:table-cell office:value-type="float" office:value="0.50969" calcext:value-type="float">
            <text:p>0.50969</text:p>
          </table:table-cell>
          <table:table-cell office:value-type="float" office:value="0.63541" calcext:value-type="float">
            <text:p>0.63541</text:p>
          </table:table-cell>
          <table:table-cell table:formula="of:=([.F792]-[.E792])*1000" office:value-type="float" office:value="125.72" calcext:value-type="float">
            <text:p>125.72</text:p>
          </table:table-cell>
          <table:table-cell office:value-type="float" office:value="0.5102" calcext:value-type="float">
            <text:p>0.5102</text:p>
          </table:table-cell>
          <table:table-cell office:value-type="float" office:value="0.65168" calcext:value-type="float">
            <text:p>0.65168</text:p>
          </table:table-cell>
          <table:table-cell table:formula="of:=([.I792]-[.H792])*1000" office:value-type="float" office:value="141.48" calcext:value-type="float">
            <text:p>141.48</text:p>
          </table:table-cell>
          <table:table-cell office:value-type="float" office:value="0.50616" calcext:value-type="float">
            <text:p>0.50616</text:p>
          </table:table-cell>
          <table:table-cell office:value-type="float" office:value="0.65829" calcext:value-type="float">
            <text:p>0.65829</text:p>
          </table:table-cell>
          <table:table-cell table:formula="of:=([.L792]-[.H792])*1000" office:value-type="float" office:value="148.09" calcext:value-type="float">
            <text:p>148.09</text:p>
          </table:table-cell>
          <table:table-cell table:number-columns-repeated="11"/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.42398" calcext:value-type="float">
            <text:p>0.42398</text:p>
          </table:table-cell>
          <table:table-cell office:value-type="float" office:value="0.61755" calcext:value-type="float">
            <text:p>0.61755</text:p>
          </table:table-cell>
          <table:table-cell table:formula="of:=([.C793]-[.B793])*1000" office:value-type="float" office:value="193.57" calcext:value-type="float">
            <text:p>193.57</text:p>
          </table:table-cell>
          <table:table-cell office:value-type="float" office:value="0.51203" calcext:value-type="float">
            <text:p>0.51203</text:p>
          </table:table-cell>
          <table:table-cell office:value-type="float" office:value="0.63533" calcext:value-type="float">
            <text:p>0.63533</text:p>
          </table:table-cell>
          <table:table-cell table:formula="of:=([.F793]-[.E793])*1000" office:value-type="float" office:value="123.3" calcext:value-type="float">
            <text:p>123.3</text:p>
          </table:table-cell>
          <table:table-cell office:value-type="float" office:value="0.51238" calcext:value-type="float">
            <text:p>0.51238</text:p>
          </table:table-cell>
          <table:table-cell office:value-type="float" office:value="0.65159" calcext:value-type="float">
            <text:p>0.65159</text:p>
          </table:table-cell>
          <table:table-cell table:formula="of:=([.I793]-[.H793])*1000" office:value-type="float" office:value="139.21" calcext:value-type="float">
            <text:p>139.21</text:p>
          </table:table-cell>
          <table:table-cell office:value-type="float" office:value="0.50817" calcext:value-type="float">
            <text:p>0.50817</text:p>
          </table:table-cell>
          <table:table-cell office:value-type="float" office:value="0.6582" calcext:value-type="float">
            <text:p>0.6582</text:p>
          </table:table-cell>
          <table:table-cell table:formula="of:=([.L793]-[.H793])*1000" office:value-type="float" office:value="145.82" calcext:value-type="float">
            <text:p>145.82</text:p>
          </table:table-cell>
          <table:table-cell table:number-columns-repeated="11"/>
        </table:table-row>
        <table:table-row table:style-name="ro1">
          <table:table-cell office:value-type="float" office:value="0.3024" calcext:value-type="float">
            <text:p>0.3024</text:p>
          </table:table-cell>
          <table:table-cell office:value-type="float" office:value="0.42702" calcext:value-type="float">
            <text:p>0.42702</text:p>
          </table:table-cell>
          <table:table-cell office:value-type="float" office:value="0.61749" calcext:value-type="float">
            <text:p>0.61749</text:p>
          </table:table-cell>
          <table:table-cell table:formula="of:=([.C794]-[.B794])*1000" office:value-type="float" office:value="190.47" calcext:value-type="float">
            <text:p>190.47</text:p>
          </table:table-cell>
          <table:table-cell office:value-type="float" office:value="0.51438" calcext:value-type="float">
            <text:p>0.51438</text:p>
          </table:table-cell>
          <table:table-cell office:value-type="float" office:value="0.63524" calcext:value-type="float">
            <text:p>0.63524</text:p>
          </table:table-cell>
          <table:table-cell table:formula="of:=([.F794]-[.E794])*1000" office:value-type="float" office:value="120.86" calcext:value-type="float">
            <text:p>120.86</text:p>
          </table:table-cell>
          <table:table-cell office:value-type="float" office:value="0.51456" calcext:value-type="float">
            <text:p>0.51456</text:p>
          </table:table-cell>
          <table:table-cell office:value-type="float" office:value="0.6515" calcext:value-type="float">
            <text:p>0.6515</text:p>
          </table:table-cell>
          <table:table-cell table:formula="of:=([.I794]-[.H794])*1000" office:value-type="float" office:value="136.94" calcext:value-type="float">
            <text:p>136.94</text:p>
          </table:table-cell>
          <table:table-cell office:value-type="float" office:value="0.51017" calcext:value-type="float">
            <text:p>0.51017</text:p>
          </table:table-cell>
          <table:table-cell office:value-type="float" office:value="0.65812" calcext:value-type="float">
            <text:p>0.65812</text:p>
          </table:table-cell>
          <table:table-cell table:formula="of:=([.L794]-[.H794])*1000" office:value-type="float" office:value="143.56" calcext:value-type="float">
            <text:p>143.56</text:p>
          </table:table-cell>
          <table:table-cell table:number-columns-repeated="11"/>
        </table:table-row>
        <table:table-row table:style-name="ro1">
          <table:table-cell office:value-type="float" office:value="0.3028" calcext:value-type="float">
            <text:p>0.3028</text:p>
          </table:table-cell>
          <table:table-cell office:value-type="float" office:value="0.43006" calcext:value-type="float">
            <text:p>0.43006</text:p>
          </table:table-cell>
          <table:table-cell office:value-type="float" office:value="0.61743" calcext:value-type="float">
            <text:p>0.61743</text:p>
          </table:table-cell>
          <table:table-cell table:formula="of:=([.C795]-[.B795])*1000" office:value-type="float" office:value="187.37" calcext:value-type="float">
            <text:p>187.37</text:p>
          </table:table-cell>
          <table:table-cell office:value-type="float" office:value="0.51672" calcext:value-type="float">
            <text:p>0.51672</text:p>
          </table:table-cell>
          <table:table-cell office:value-type="float" office:value="0.63515" calcext:value-type="float">
            <text:p>0.63515</text:p>
          </table:table-cell>
          <table:table-cell table:formula="of:=([.F795]-[.E795])*1000" office:value-type="float" office:value="118.43" calcext:value-type="float">
            <text:p>118.43</text:p>
          </table:table-cell>
          <table:table-cell office:value-type="float" office:value="0.51673" calcext:value-type="float">
            <text:p>0.51673</text:p>
          </table:table-cell>
          <table:table-cell office:value-type="float" office:value="0.65141" calcext:value-type="float">
            <text:p>0.65141</text:p>
          </table:table-cell>
          <table:table-cell table:formula="of:=([.I795]-[.H795])*1000" office:value-type="float" office:value="134.68" calcext:value-type="float">
            <text:p>134.68</text:p>
          </table:table-cell>
          <table:table-cell office:value-type="float" office:value="0.51218" calcext:value-type="float">
            <text:p>0.51218</text:p>
          </table:table-cell>
          <table:table-cell office:value-type="float" office:value="0.65803" calcext:value-type="float">
            <text:p>0.65803</text:p>
          </table:table-cell>
          <table:table-cell table:formula="of:=([.L795]-[.H795])*1000" office:value-type="float" office:value="141.3" calcext:value-type="float">
            <text:p>141.3</text:p>
          </table:table-cell>
          <table:table-cell table:number-columns-repeated="11"/>
        </table:table-row>
        <table:table-row table:style-name="ro1">
          <table:table-cell office:value-type="float" office:value="0.3032" calcext:value-type="float">
            <text:p>0.3032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61736" calcext:value-type="float">
            <text:p>0.61736</text:p>
          </table:table-cell>
          <table:table-cell table:formula="of:=([.C796]-[.B796])*1000" office:value-type="float" office:value="184.26" calcext:value-type="float">
            <text:p>184.26</text:p>
          </table:table-cell>
          <table:table-cell office:value-type="float" office:value="0.51907" calcext:value-type="float">
            <text:p>0.51907</text:p>
          </table:table-cell>
          <table:table-cell office:value-type="float" office:value="0.63507" calcext:value-type="float">
            <text:p>0.63507</text:p>
          </table:table-cell>
          <table:table-cell table:formula="of:=([.F796]-[.E796])*1000" office:value-type="float" office:value="116" calcext:value-type="float">
            <text:p>116</text:p>
          </table:table-cell>
          <table:table-cell office:value-type="float" office:value="0.51891" calcext:value-type="float">
            <text:p>0.51891</text:p>
          </table:table-cell>
          <table:table-cell office:value-type="float" office:value="0.65132" calcext:value-type="float">
            <text:p>0.65132</text:p>
          </table:table-cell>
          <table:table-cell table:formula="of:=([.I796]-[.H796])*1000" office:value-type="float" office:value="132.41" calcext:value-type="float">
            <text:p>132.41</text:p>
          </table:table-cell>
          <table:table-cell office:value-type="float" office:value="0.51418" calcext:value-type="float">
            <text:p>0.51418</text:p>
          </table:table-cell>
          <table:table-cell office:value-type="float" office:value="0.65794" calcext:value-type="float">
            <text:p>0.65794</text:p>
          </table:table-cell>
          <table:table-cell table:formula="of:=([.L796]-[.H796])*1000" office:value-type="float" office:value="139.03" calcext:value-type="float">
            <text:p>139.03</text:p>
          </table:table-cell>
          <table:table-cell table:number-columns-repeated="11"/>
        </table:table-row>
        <table:table-row table:style-name="ro1">
          <table:table-cell office:value-type="float" office:value="0.3036" calcext:value-type="float">
            <text:p>0.3036</text:p>
          </table:table-cell>
          <table:table-cell office:value-type="float" office:value="0.4361" calcext:value-type="float">
            <text:p>0.4361</text:p>
          </table:table-cell>
          <table:table-cell office:value-type="float" office:value="0.6173" calcext:value-type="float">
            <text:p>0.6173</text:p>
          </table:table-cell>
          <table:table-cell table:formula="of:=([.C797]-[.B797])*1000" office:value-type="float" office:value="181.2" calcext:value-type="float">
            <text:p>181.2</text:p>
          </table:table-cell>
          <table:table-cell office:value-type="float" office:value="0.52128" calcext:value-type="float">
            <text:p>0.52128</text:p>
          </table:table-cell>
          <table:table-cell office:value-type="float" office:value="0.63498" calcext:value-type="float">
            <text:p>0.63498</text:p>
          </table:table-cell>
          <table:table-cell table:formula="of:=([.F797]-[.E797])*1000" office:value-type="float" office:value="113.7" calcext:value-type="float">
            <text:p>113.7</text:p>
          </table:table-cell>
          <table:table-cell office:value-type="float" office:value="0.521" calcext:value-type="float">
            <text:p>0.521</text:p>
          </table:table-cell>
          <table:table-cell office:value-type="float" office:value="0.65122" calcext:value-type="float">
            <text:p>0.65122</text:p>
          </table:table-cell>
          <table:table-cell table:formula="of:=([.I797]-[.H797])*1000" office:value-type="float" office:value="130.22" calcext:value-type="float">
            <text:p>130.22</text:p>
          </table:table-cell>
          <table:table-cell office:value-type="float" office:value="0.51613" calcext:value-type="float">
            <text:p>0.51613</text:p>
          </table:table-cell>
          <table:table-cell office:value-type="float" office:value="0.65785" calcext:value-type="float">
            <text:p>0.65785</text:p>
          </table:table-cell>
          <table:table-cell table:formula="of:=([.L797]-[.H797])*1000" office:value-type="float" office:value="136.85" calcext:value-type="float">
            <text:p>136.85</text:p>
          </table:table-cell>
          <table:table-cell table:number-columns-repeated="11"/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.43907" calcext:value-type="float">
            <text:p>0.43907</text:p>
          </table:table-cell>
          <table:table-cell office:value-type="float" office:value="0.61724" calcext:value-type="float">
            <text:p>0.61724</text:p>
          </table:table-cell>
          <table:table-cell table:formula="of:=([.C798]-[.B798])*1000" office:value-type="float" office:value="178.17" calcext:value-type="float">
            <text:p>178.17</text:p>
          </table:table-cell>
          <table:table-cell office:value-type="float" office:value="0.52342" calcext:value-type="float">
            <text:p>0.52342</text:p>
          </table:table-cell>
          <table:table-cell office:value-type="float" office:value="0.63489" calcext:value-type="float">
            <text:p>0.63489</text:p>
          </table:table-cell>
          <table:table-cell table:formula="of:=([.F798]-[.E798])*1000" office:value-type="float" office:value="111.47" calcext:value-type="float">
            <text:p>111.47</text:p>
          </table:table-cell>
          <table:table-cell office:value-type="float" office:value="0.52305" calcext:value-type="float">
            <text:p>0.52305</text:p>
          </table:table-cell>
          <table:table-cell office:value-type="float" office:value="0.65113" calcext:value-type="float">
            <text:p>0.65113</text:p>
          </table:table-cell>
          <table:table-cell table:formula="of:=([.I798]-[.H798])*1000" office:value-type="float" office:value="128.08" calcext:value-type="float">
            <text:p>128.08</text:p>
          </table:table-cell>
          <table:table-cell office:value-type="float" office:value="0.51804" calcext:value-type="float">
            <text:p>0.51804</text:p>
          </table:table-cell>
          <table:table-cell office:value-type="float" office:value="0.65776" calcext:value-type="float">
            <text:p>0.65776</text:p>
          </table:table-cell>
          <table:table-cell table:formula="of:=([.L798]-[.H798])*1000" office:value-type="float" office:value="134.71" calcext:value-type="float">
            <text:p>134.71</text:p>
          </table:table-cell>
          <table:table-cell table:number-columns-repeated="11"/>
        </table:table-row>
        <table:table-row table:style-name="ro1">
          <table:table-cell office:value-type="float" office:value="0.3044" calcext:value-type="float">
            <text:p>0.3044</text:p>
          </table:table-cell>
          <table:table-cell office:value-type="float" office:value="0.44205" calcext:value-type="float">
            <text:p>0.44205</text:p>
          </table:table-cell>
          <table:table-cell office:value-type="float" office:value="0.61718" calcext:value-type="float">
            <text:p>0.61718</text:p>
          </table:table-cell>
          <table:table-cell table:formula="of:=([.C799]-[.B799])*1000" office:value-type="float" office:value="175.13" calcext:value-type="float">
            <text:p>175.13</text:p>
          </table:table-cell>
          <table:table-cell office:value-type="float" office:value="0.52556" calcext:value-type="float">
            <text:p>0.52556</text:p>
          </table:table-cell>
          <table:table-cell office:value-type="float" office:value="0.6348" calcext:value-type="float">
            <text:p>0.6348</text:p>
          </table:table-cell>
          <table:table-cell table:formula="of:=([.F799]-[.E799])*1000" office:value-type="float" office:value="109.24" calcext:value-type="float">
            <text:p>109.24</text:p>
          </table:table-cell>
          <table:table-cell office:value-type="float" office:value="0.52509" calcext:value-type="float">
            <text:p>0.52509</text:p>
          </table:table-cell>
          <table:table-cell office:value-type="float" office:value="0.65104" calcext:value-type="float">
            <text:p>0.65104</text:p>
          </table:table-cell>
          <table:table-cell table:formula="of:=([.I799]-[.H799])*1000" office:value-type="float" office:value="125.95" calcext:value-type="float">
            <text:p>125.95</text:p>
          </table:table-cell>
          <table:table-cell office:value-type="float" office:value="0.51996" calcext:value-type="float">
            <text:p>0.51996</text:p>
          </table:table-cell>
          <table:table-cell office:value-type="float" office:value="0.65767" calcext:value-type="float">
            <text:p>0.65767</text:p>
          </table:table-cell>
          <table:table-cell table:formula="of:=([.L799]-[.H799])*1000" office:value-type="float" office:value="132.58" calcext:value-type="float">
            <text:p>132.58</text:p>
          </table:table-cell>
          <table:table-cell table:number-columns-repeated="11"/>
        </table:table-row>
        <table:table-row table:style-name="ro1">
          <table:table-cell office:value-type="float" office:value="0.3048" calcext:value-type="float">
            <text:p>0.3048</text:p>
          </table:table-cell>
          <table:table-cell office:value-type="float" office:value="0.44503" calcext:value-type="float">
            <text:p>0.44503</text:p>
          </table:table-cell>
          <table:table-cell office:value-type="float" office:value="0.61712" calcext:value-type="float">
            <text:p>0.61712</text:p>
          </table:table-cell>
          <table:table-cell table:formula="of:=([.C800]-[.B800])*1000" office:value-type="float" office:value="172.09" calcext:value-type="float">
            <text:p>172.09</text:p>
          </table:table-cell>
          <table:table-cell office:value-type="float" office:value="0.52771" calcext:value-type="float">
            <text:p>0.52771</text:p>
          </table:table-cell>
          <table:table-cell office:value-type="float" office:value="0.63471" calcext:value-type="float">
            <text:p>0.63471</text:p>
          </table:table-cell>
          <table:table-cell table:formula="of:=([.F800]-[.E800])*1000" office:value-type="float" office:value="107" calcext:value-type="float">
            <text:p>107</text:p>
          </table:table-cell>
          <table:table-cell office:value-type="float" office:value="0.52714" calcext:value-type="float">
            <text:p>0.52714</text:p>
          </table:table-cell>
          <table:table-cell office:value-type="float" office:value="0.65094" calcext:value-type="float">
            <text:p>0.65094</text:p>
          </table:table-cell>
          <table:table-cell table:formula="of:=([.I800]-[.H800])*1000" office:value-type="float" office:value="123.8" calcext:value-type="float">
            <text:p>123.8</text:p>
          </table:table-cell>
          <table:table-cell office:value-type="float" office:value="0.52187" calcext:value-type="float">
            <text:p>0.52187</text:p>
          </table:table-cell>
          <table:table-cell office:value-type="float" office:value="0.65758" calcext:value-type="float">
            <text:p>0.65758</text:p>
          </table:table-cell>
          <table:table-cell table:formula="of:=([.L800]-[.H800])*1000" office:value-type="float" office:value="130.44" calcext:value-type="float">
            <text:p>130.44</text:p>
          </table:table-cell>
          <table:table-cell table:number-columns-repeated="11"/>
        </table:table-row>
        <table:table-row table:style-name="ro1">
          <table:table-cell office:value-type="float" office:value="0.3052" calcext:value-type="float">
            <text:p>0.3052</text:p>
          </table:table-cell>
          <table:table-cell office:value-type="float" office:value="0.44801" calcext:value-type="float">
            <text:p>0.44801</text:p>
          </table:table-cell>
          <table:table-cell office:value-type="float" office:value="0.61706" calcext:value-type="float">
            <text:p>0.61706</text:p>
          </table:table-cell>
          <table:table-cell table:formula="of:=([.C801]-[.B801])*1000" office:value-type="float" office:value="169.05" calcext:value-type="float">
            <text:p>169.05</text:p>
          </table:table-cell>
          <table:table-cell office:value-type="float" office:value="0.52985" calcext:value-type="float">
            <text:p>0.52985</text:p>
          </table:table-cell>
          <table:table-cell office:value-type="float" office:value="0.63462" calcext:value-type="float">
            <text:p>0.63462</text:p>
          </table:table-cell>
          <table:table-cell table:formula="of:=([.F801]-[.E801])*1000" office:value-type="float" office:value="104.77" calcext:value-type="float">
            <text:p>104.77</text:p>
          </table:table-cell>
          <table:table-cell office:value-type="float" office:value="0.52918" calcext:value-type="float">
            <text:p>0.52918</text:p>
          </table:table-cell>
          <table:table-cell office:value-type="float" office:value="0.65085" calcext:value-type="float">
            <text:p>0.65085</text:p>
          </table:table-cell>
          <table:table-cell table:formula="of:=([.I801]-[.H801])*1000" office:value-type="float" office:value="121.67" calcext:value-type="float">
            <text:p>121.67</text:p>
          </table:table-cell>
          <table:table-cell office:value-type="float" office:value="0.52379" calcext:value-type="float">
            <text:p>0.52379</text:p>
          </table:table-cell>
          <table:table-cell office:value-type="float" office:value="0.65749" calcext:value-type="float">
            <text:p>0.65749</text:p>
          </table:table-cell>
          <table:table-cell table:formula="of:=([.L801]-[.H801])*1000" office:value-type="float" office:value="128.31" calcext:value-type="float">
            <text:p>128.31</text:p>
          </table:table-cell>
          <table:table-cell table:number-columns-repeated="11"/>
        </table:table-row>
        <table:table-row table:style-name="ro1">
          <table:table-cell office:value-type="float" office:value="0.3056" calcext:value-type="float">
            <text:p>0.3056</text:p>
          </table:table-cell>
          <table:table-cell office:value-type="float" office:value="0.45099" calcext:value-type="float">
            <text:p>0.45099</text:p>
          </table:table-cell>
          <table:table-cell office:value-type="float" office:value="0.617" calcext:value-type="float">
            <text:p>0.617</text:p>
          </table:table-cell>
          <table:table-cell table:formula="of:=([.C802]-[.B802])*1000" office:value-type="float" office:value="166.01" calcext:value-type="float">
            <text:p>166.01</text:p>
          </table:table-cell>
          <table:table-cell office:value-type="float" office:value="0.53199" calcext:value-type="float">
            <text:p>0.53199</text:p>
          </table:table-cell>
          <table:table-cell office:value-type="float" office:value="0.63454" calcext:value-type="float">
            <text:p>0.63454</text:p>
          </table:table-cell>
          <table:table-cell table:formula="of:=([.F802]-[.E802])*1000" office:value-type="float" office:value="102.55" calcext:value-type="float">
            <text:p>102.55</text:p>
          </table:table-cell>
          <table:table-cell office:value-type="float" office:value="0.53123" calcext:value-type="float">
            <text:p>0.53123</text:p>
          </table:table-cell>
          <table:table-cell office:value-type="float" office:value="0.65076" calcext:value-type="float">
            <text:p>0.65076</text:p>
          </table:table-cell>
          <table:table-cell table:formula="of:=([.I802]-[.H802])*1000" office:value-type="float" office:value="119.53" calcext:value-type="float">
            <text:p>119.53</text:p>
          </table:table-cell>
          <table:table-cell office:value-type="float" office:value="0.5257" calcext:value-type="float">
            <text:p>0.5257</text:p>
          </table:table-cell>
          <table:table-cell office:value-type="float" office:value="0.6574" calcext:value-type="float">
            <text:p>0.6574</text:p>
          </table:table-cell>
          <table:table-cell table:formula="of:=([.L802]-[.H802])*1000" office:value-type="float" office:value="126.17" calcext:value-type="float">
            <text:p>126.17</text:p>
          </table:table-cell>
          <table:table-cell table:number-columns-repeated="11"/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.45397" calcext:value-type="float">
            <text:p>0.45397</text:p>
          </table:table-cell>
          <table:table-cell office:value-type="float" office:value="0.61694" calcext:value-type="float">
            <text:p>0.61694</text:p>
          </table:table-cell>
          <table:table-cell table:formula="of:=([.C803]-[.B803])*1000" office:value-type="float" office:value="162.97" calcext:value-type="float">
            <text:p>162.97</text:p>
          </table:table-cell>
          <table:table-cell office:value-type="float" office:value="0.53413" calcext:value-type="float">
            <text:p>0.53413</text:p>
          </table:table-cell>
          <table:table-cell office:value-type="float" office:value="0.63445" calcext:value-type="float">
            <text:p>0.63445</text:p>
          </table:table-cell>
          <table:table-cell table:formula="of:=([.F803]-[.E803])*1000" office:value-type="float" office:value="100.32" calcext:value-type="float">
            <text:p>100.32</text:p>
          </table:table-cell>
          <table:table-cell office:value-type="float" office:value="0.53328" calcext:value-type="float">
            <text:p>0.53328</text:p>
          </table:table-cell>
          <table:table-cell office:value-type="float" office:value="0.65067" calcext:value-type="float">
            <text:p>0.65067</text:p>
          </table:table-cell>
          <table:table-cell table:formula="of:=([.I803]-[.H803])*1000" office:value-type="float" office:value="117.39" calcext:value-type="float">
            <text:p>117.39</text:p>
          </table:table-cell>
          <table:table-cell office:value-type="float" office:value="0.52762" calcext:value-type="float">
            <text:p>0.52762</text:p>
          </table:table-cell>
          <table:table-cell office:value-type="float" office:value="0.65731" calcext:value-type="float">
            <text:p>0.65731</text:p>
          </table:table-cell>
          <table:table-cell table:formula="of:=([.L803]-[.H803])*1000" office:value-type="float" office:value="124.03" calcext:value-type="float">
            <text:p>124.03</text:p>
          </table:table-cell>
          <table:table-cell table:number-columns-repeated="11"/>
        </table:table-row>
        <table:table-row table:style-name="ro1">
          <table:table-cell office:value-type="float" office:value="0.3064" calcext:value-type="float">
            <text:p>0.3064</text:p>
          </table:table-cell>
          <table:table-cell office:value-type="float" office:value="0.45694" calcext:value-type="float">
            <text:p>0.45694</text:p>
          </table:table-cell>
          <table:table-cell office:value-type="float" office:value="0.61688" calcext:value-type="float">
            <text:p>0.61688</text:p>
          </table:table-cell>
          <table:table-cell table:formula="of:=([.C804]-[.B804])*1000" office:value-type="float" office:value="159.94" calcext:value-type="float">
            <text:p>159.94</text:p>
          </table:table-cell>
          <table:table-cell office:value-type="float" office:value="0.53628" calcext:value-type="float">
            <text:p>0.53628</text:p>
          </table:table-cell>
          <table:table-cell office:value-type="float" office:value="0.63436" calcext:value-type="float">
            <text:p>0.63436</text:p>
          </table:table-cell>
          <table:table-cell table:formula="of:=([.F804]-[.E804])*1000" office:value-type="float" office:value="98.0799999999999" calcext:value-type="float">
            <text:p>98.0799999999999</text:p>
          </table:table-cell>
          <table:table-cell office:value-type="float" office:value="0.53532" calcext:value-type="float">
            <text:p>0.53532</text:p>
          </table:table-cell>
          <table:table-cell office:value-type="float" office:value="0.65057" calcext:value-type="float">
            <text:p>0.65057</text:p>
          </table:table-cell>
          <table:table-cell table:formula="of:=([.I804]-[.H804])*1000" office:value-type="float" office:value="115.25" calcext:value-type="float">
            <text:p>115.25</text:p>
          </table:table-cell>
          <table:table-cell office:value-type="float" office:value="0.52953" calcext:value-type="float">
            <text:p>0.52953</text:p>
          </table:table-cell>
          <table:table-cell office:value-type="float" office:value="0.65723" calcext:value-type="float">
            <text:p>0.65723</text:p>
          </table:table-cell>
          <table:table-cell table:formula="of:=([.L804]-[.H804])*1000" office:value-type="float" office:value="121.91" calcext:value-type="float">
            <text:p>121.91</text:p>
          </table:table-cell>
          <table:table-cell table:number-columns-repeated="11"/>
        </table:table-row>
        <table:table-row table:style-name="ro1">
          <table:table-cell office:value-type="float" office:value="0.3068" calcext:value-type="float">
            <text:p>0.3068</text:p>
          </table:table-cell>
          <table:table-cell office:value-type="float" office:value="0.45988" calcext:value-type="float">
            <text:p>0.45988</text:p>
          </table:table-cell>
          <table:table-cell office:value-type="float" office:value="0.61681" calcext:value-type="float">
            <text:p>0.61681</text:p>
          </table:table-cell>
          <table:table-cell table:formula="of:=([.C805]-[.B805])*1000" office:value-type="float" office:value="156.93" calcext:value-type="float">
            <text:p>156.93</text:p>
          </table:table-cell>
          <table:table-cell office:value-type="float" office:value="0.53834" calcext:value-type="float">
            <text:p>0.53834</text:p>
          </table:table-cell>
          <table:table-cell office:value-type="float" office:value="0.63427" calcext:value-type="float">
            <text:p>0.63427</text:p>
          </table:table-cell>
          <table:table-cell table:formula="of:=([.F805]-[.E805])*1000" office:value-type="float" office:value="95.93" calcext:value-type="float">
            <text:p>95.93</text:p>
          </table:table-cell>
          <table:table-cell office:value-type="float" office:value="0.53731" calcext:value-type="float">
            <text:p>0.53731</text:p>
          </table:table-cell>
          <table:table-cell office:value-type="float" office:value="0.65048" calcext:value-type="float">
            <text:p>0.65048</text:p>
          </table:table-cell>
          <table:table-cell table:formula="of:=([.I805]-[.H805])*1000" office:value-type="float" office:value="113.17" calcext:value-type="float">
            <text:p>113.17</text:p>
          </table:table-cell>
          <table:table-cell office:value-type="float" office:value="0.53141" calcext:value-type="float">
            <text:p>0.53141</text:p>
          </table:table-cell>
          <table:table-cell office:value-type="float" office:value="0.65714" calcext:value-type="float">
            <text:p>0.65714</text:p>
          </table:table-cell>
          <table:table-cell table:formula="of:=([.L805]-[.H805])*1000" office:value-type="float" office:value="119.83" calcext:value-type="float">
            <text:p>119.83</text:p>
          </table:table-cell>
          <table:table-cell table:number-columns-repeated="11"/>
        </table:table-row>
        <table:table-row table:style-name="ro1">
          <table:table-cell office:value-type="float" office:value="0.3072" calcext:value-type="float">
            <text:p>0.3072</text:p>
          </table:table-cell>
          <table:table-cell office:value-type="float" office:value="0.46272" calcext:value-type="float">
            <text:p>0.46272</text:p>
          </table:table-cell>
          <table:table-cell office:value-type="float" office:value="0.61675" calcext:value-type="float">
            <text:p>0.61675</text:p>
          </table:table-cell>
          <table:table-cell table:formula="of:=([.C806]-[.B806])*1000" office:value-type="float" office:value="154.03" calcext:value-type="float">
            <text:p>154.03</text:p>
          </table:table-cell>
          <table:table-cell office:value-type="float" office:value="0.54025" calcext:value-type="float">
            <text:p>0.54025</text:p>
          </table:table-cell>
          <table:table-cell office:value-type="float" office:value="0.63418" calcext:value-type="float">
            <text:p>0.63418</text:p>
          </table:table-cell>
          <table:table-cell table:formula="of:=([.F806]-[.E806])*1000" office:value-type="float" office:value="93.9300000000001" calcext:value-type="float">
            <text:p>93.9300000000001</text:p>
          </table:table-cell>
          <table:table-cell office:value-type="float" office:value="0.53919" calcext:value-type="float">
            <text:p>0.53919</text:p>
          </table:table-cell>
          <table:table-cell office:value-type="float" office:value="0.65039" calcext:value-type="float">
            <text:p>0.65039</text:p>
          </table:table-cell>
          <table:table-cell table:formula="of:=([.I806]-[.H806])*1000" office:value-type="float" office:value="111.2" calcext:value-type="float">
            <text:p>111.2</text:p>
          </table:table-cell>
          <table:table-cell office:value-type="float" office:value="0.53321" calcext:value-type="float">
            <text:p>0.53321</text:p>
          </table:table-cell>
          <table:table-cell office:value-type="float" office:value="0.65704" calcext:value-type="float">
            <text:p>0.65704</text:p>
          </table:table-cell>
          <table:table-cell table:formula="of:=([.L806]-[.H806])*1000" office:value-type="float" office:value="117.85" calcext:value-type="float">
            <text:p>117.85</text:p>
          </table:table-cell>
          <table:table-cell table:number-columns-repeated="11"/>
        </table:table-row>
        <table:table-row table:style-name="ro1">
          <table:table-cell office:value-type="float" office:value="0.3076" calcext:value-type="float">
            <text:p>0.3076</text:p>
          </table:table-cell>
          <table:table-cell office:value-type="float" office:value="0.46556" calcext:value-type="float">
            <text:p>0.46556</text:p>
          </table:table-cell>
          <table:table-cell office:value-type="float" office:value="0.61669" calcext:value-type="float">
            <text:p>0.61669</text:p>
          </table:table-cell>
          <table:table-cell table:formula="of:=([.C807]-[.B807])*1000" office:value-type="float" office:value="151.13" calcext:value-type="float">
            <text:p>151.13</text:p>
          </table:table-cell>
          <table:table-cell office:value-type="float" office:value="0.54216" calcext:value-type="float">
            <text:p>0.54216</text:p>
          </table:table-cell>
          <table:table-cell office:value-type="float" office:value="0.63409" calcext:value-type="float">
            <text:p>0.63409</text:p>
          </table:table-cell>
          <table:table-cell table:formula="of:=([.F807]-[.E807])*1000" office:value-type="float" office:value="91.9299999999999" calcext:value-type="float">
            <text:p>91.9299999999999</text:p>
          </table:table-cell>
          <table:table-cell office:value-type="float" office:value="0.54107" calcext:value-type="float">
            <text:p>0.54107</text:p>
          </table:table-cell>
          <table:table-cell office:value-type="float" office:value="0.65029" calcext:value-type="float">
            <text:p>0.65029</text:p>
          </table:table-cell>
          <table:table-cell table:formula="of:=([.I807]-[.H807])*1000" office:value-type="float" office:value="109.22" calcext:value-type="float">
            <text:p>109.22</text:p>
          </table:table-cell>
          <table:table-cell office:value-type="float" office:value="0.53501" calcext:value-type="float">
            <text:p>0.53501</text:p>
          </table:table-cell>
          <table:table-cell office:value-type="float" office:value="0.65695" calcext:value-type="float">
            <text:p>0.65695</text:p>
          </table:table-cell>
          <table:table-cell table:formula="of:=([.L807]-[.H807])*1000" office:value-type="float" office:value="115.88" calcext:value-type="float">
            <text:p>115.88</text:p>
          </table:table-cell>
          <table:table-cell table:number-columns-repeated="11"/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0.4684" calcext:value-type="float">
            <text:p>0.4684</text:p>
          </table:table-cell>
          <table:table-cell office:value-type="float" office:value="0.61663" calcext:value-type="float">
            <text:p>0.61663</text:p>
          </table:table-cell>
          <table:table-cell table:formula="of:=([.C808]-[.B808])*1000" office:value-type="float" office:value="148.23" calcext:value-type="float">
            <text:p>148.23</text:p>
          </table:table-cell>
          <table:table-cell office:value-type="float" office:value="0.54407" calcext:value-type="float">
            <text:p>0.54407</text:p>
          </table:table-cell>
          <table:table-cell office:value-type="float" office:value="0.634" calcext:value-type="float">
            <text:p>0.634</text:p>
          </table:table-cell>
          <table:table-cell table:formula="of:=([.F808]-[.E808])*1000" office:value-type="float" office:value="89.93" calcext:value-type="float">
            <text:p>89.93</text:p>
          </table:table-cell>
          <table:table-cell office:value-type="float" office:value="0.54296" calcext:value-type="float">
            <text:p>0.54296</text:p>
          </table:table-cell>
          <table:table-cell office:value-type="float" office:value="0.6502" calcext:value-type="float">
            <text:p>0.6502</text:p>
          </table:table-cell>
          <table:table-cell table:formula="of:=([.I808]-[.H808])*1000" office:value-type="float" office:value="107.24" calcext:value-type="float">
            <text:p>107.24</text:p>
          </table:table-cell>
          <table:table-cell office:value-type="float" office:value="0.53681" calcext:value-type="float">
            <text:p>0.53681</text:p>
          </table:table-cell>
          <table:table-cell office:value-type="float" office:value="0.65686" calcext:value-type="float">
            <text:p>0.65686</text:p>
          </table:table-cell>
          <table:table-cell table:formula="of:=([.L808]-[.H808])*1000" office:value-type="float" office:value="113.9" calcext:value-type="float">
            <text:p>113.9</text:p>
          </table:table-cell>
          <table:table-cell table:number-columns-repeated="11"/>
        </table:table-row>
        <table:table-row table:style-name="ro1">
          <table:table-cell office:value-type="float" office:value="0.3084" calcext:value-type="float">
            <text:p>0.3084</text:p>
          </table:table-cell>
          <table:table-cell office:value-type="float" office:value="0.47124" calcext:value-type="float">
            <text:p>0.47124</text:p>
          </table:table-cell>
          <table:table-cell office:value-type="float" office:value="0.61657" calcext:value-type="float">
            <text:p>0.61657</text:p>
          </table:table-cell>
          <table:table-cell table:formula="of:=([.C809]-[.B809])*1000" office:value-type="float" office:value="145.33" calcext:value-type="float">
            <text:p>145.33</text:p>
          </table:table-cell>
          <table:table-cell office:value-type="float" office:value="0.54597" calcext:value-type="float">
            <text:p>0.54597</text:p>
          </table:table-cell>
          <table:table-cell office:value-type="float" office:value="0.63391" calcext:value-type="float">
            <text:p>0.63391</text:p>
          </table:table-cell>
          <table:table-cell table:formula="of:=([.F809]-[.E809])*1000" office:value-type="float" office:value="87.94" calcext:value-type="float">
            <text:p>87.94</text:p>
          </table:table-cell>
          <table:table-cell office:value-type="float" office:value="0.54484" calcext:value-type="float">
            <text:p>0.54484</text:p>
          </table:table-cell>
          <table:table-cell office:value-type="float" office:value="0.6501" calcext:value-type="float">
            <text:p>0.6501</text:p>
          </table:table-cell>
          <table:table-cell table:formula="of:=([.I809]-[.H809])*1000" office:value-type="float" office:value="105.26" calcext:value-type="float">
            <text:p>105.26</text:p>
          </table:table-cell>
          <table:table-cell office:value-type="float" office:value="0.53861" calcext:value-type="float">
            <text:p>0.53861</text:p>
          </table:table-cell>
          <table:table-cell office:value-type="float" office:value="0.65677" calcext:value-type="float">
            <text:p>0.65677</text:p>
          </table:table-cell>
          <table:table-cell table:formula="of:=([.L809]-[.H809])*1000" office:value-type="float" office:value="111.93" calcext:value-type="float">
            <text:p>111.93</text:p>
          </table:table-cell>
          <table:table-cell table:number-columns-repeated="11"/>
        </table:table-row>
        <table:table-row table:style-name="ro1">
          <table:table-cell office:value-type="float" office:value="0.3088" calcext:value-type="float">
            <text:p>0.3088</text:p>
          </table:table-cell>
          <table:table-cell office:value-type="float" office:value="0.47408" calcext:value-type="float">
            <text:p>0.47408</text:p>
          </table:table-cell>
          <table:table-cell office:value-type="float" office:value="0.61651" calcext:value-type="float">
            <text:p>0.61651</text:p>
          </table:table-cell>
          <table:table-cell table:formula="of:=([.C810]-[.B810])*1000" office:value-type="float" office:value="142.43" calcext:value-type="float">
            <text:p>142.43</text:p>
          </table:table-cell>
          <table:table-cell office:value-type="float" office:value="0.54788" calcext:value-type="float">
            <text:p>0.54788</text:p>
          </table:table-cell>
          <table:table-cell office:value-type="float" office:value="0.63382" calcext:value-type="float">
            <text:p>0.63382</text:p>
          </table:table-cell>
          <table:table-cell table:formula="of:=([.F810]-[.E810])*1000" office:value-type="float" office:value="85.94" calcext:value-type="float">
            <text:p>85.94</text:p>
          </table:table-cell>
          <table:table-cell office:value-type="float" office:value="0.54672" calcext:value-type="float">
            <text:p>0.54672</text:p>
          </table:table-cell>
          <table:table-cell office:value-type="float" office:value="0.65001" calcext:value-type="float">
            <text:p>0.65001</text:p>
          </table:table-cell>
          <table:table-cell table:formula="of:=([.I810]-[.H810])*1000" office:value-type="float" office:value="103.29" calcext:value-type="float">
            <text:p>103.29</text:p>
          </table:table-cell>
          <table:table-cell office:value-type="float" office:value="0.54041" calcext:value-type="float">
            <text:p>0.54041</text:p>
          </table:table-cell>
          <table:table-cell office:value-type="float" office:value="0.65668" calcext:value-type="float">
            <text:p>0.65668</text:p>
          </table:table-cell>
          <table:table-cell table:formula="of:=([.L810]-[.H810])*1000" office:value-type="float" office:value="109.96" calcext:value-type="float">
            <text:p>109.96</text:p>
          </table:table-cell>
          <table:table-cell table:number-columns-repeated="11"/>
        </table:table-row>
        <table:table-row table:style-name="ro1">
          <table:table-cell office:value-type="float" office:value="0.3092" calcext:value-type="float">
            <text:p>0.3092</text:p>
          </table:table-cell>
          <table:table-cell office:value-type="float" office:value="0.47692" calcext:value-type="float">
            <text:p>0.47692</text:p>
          </table:table-cell>
          <table:table-cell office:value-type="float" office:value="0.61644" calcext:value-type="float">
            <text:p>0.61644</text:p>
          </table:table-cell>
          <table:table-cell table:formula="of:=([.C811]-[.B811])*1000" office:value-type="float" office:value="139.52" calcext:value-type="float">
            <text:p>139.52</text:p>
          </table:table-cell>
          <table:table-cell office:value-type="float" office:value="0.54979" calcext:value-type="float">
            <text:p>0.54979</text:p>
          </table:table-cell>
          <table:table-cell office:value-type="float" office:value="0.63373" calcext:value-type="float">
            <text:p>0.63373</text:p>
          </table:table-cell>
          <table:table-cell table:formula="of:=([.F811]-[.E811])*1000" office:value-type="float" office:value="83.94" calcext:value-type="float">
            <text:p>83.94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64991" calcext:value-type="float">
            <text:p>0.64991</text:p>
          </table:table-cell>
          <table:table-cell table:formula="of:=([.I811]-[.H811])*1000" office:value-type="float" office:value="101.31" calcext:value-type="float">
            <text:p>101.31</text:p>
          </table:table-cell>
          <table:table-cell office:value-type="float" office:value="0.54221" calcext:value-type="float">
            <text:p>0.54221</text:p>
          </table:table-cell>
          <table:table-cell office:value-type="float" office:value="0.65659" calcext:value-type="float">
            <text:p>0.65659</text:p>
          </table:table-cell>
          <table:table-cell table:formula="of:=([.L811]-[.H811])*1000" office:value-type="float" office:value="107.99" calcext:value-type="float">
            <text:p>107.99</text:p>
          </table:table-cell>
          <table:table-cell table:number-columns-repeated="11"/>
        </table:table-row>
        <table:table-row table:style-name="ro1">
          <table:table-cell office:value-type="float" office:value="0.3096" calcext:value-type="float">
            <text:p>0.3096</text:p>
          </table:table-cell>
          <table:table-cell office:value-type="float" office:value="0.47976" calcext:value-type="float">
            <text:p>0.47976</text:p>
          </table:table-cell>
          <table:table-cell office:value-type="float" office:value="0.61638" calcext:value-type="float">
            <text:p>0.61638</text:p>
          </table:table-cell>
          <table:table-cell table:formula="of:=([.C812]-[.B812])*1000" office:value-type="float" office:value="136.62" calcext:value-type="float">
            <text:p>136.62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63364" calcext:value-type="float">
            <text:p>0.63364</text:p>
          </table:table-cell>
          <table:table-cell table:formula="of:=([.F812]-[.E812])*1000" office:value-type="float" office:value="81.94" calcext:value-type="float">
            <text:p>81.94</text:p>
          </table:table-cell>
          <table:table-cell office:value-type="float" office:value="0.55048" calcext:value-type="float">
            <text:p>0.55048</text:p>
          </table:table-cell>
          <table:table-cell office:value-type="float" office:value="0.64982" calcext:value-type="float">
            <text:p>0.64982</text:p>
          </table:table-cell>
          <table:table-cell table:formula="of:=([.I812]-[.H812])*1000" office:value-type="float" office:value="99.34" calcext:value-type="float">
            <text:p>99.34</text:p>
          </table:table-cell>
          <table:table-cell office:value-type="float" office:value="0.54401" calcext:value-type="float">
            <text:p>0.54401</text:p>
          </table:table-cell>
          <table:table-cell office:value-type="float" office:value="0.6565" calcext:value-type="float">
            <text:p>0.6565</text:p>
          </table:table-cell>
          <table:table-cell table:formula="of:=([.L812]-[.H812])*1000" office:value-type="float" office:value="106.02" calcext:value-type="float">
            <text:p>106.02</text:p>
          </table:table-cell>
          <table:table-cell table:number-columns-repeated="11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48261" calcext:value-type="float">
            <text:p>0.48261</text:p>
          </table:table-cell>
          <table:table-cell office:value-type="float" office:value="0.61632" calcext:value-type="float">
            <text:p>0.61632</text:p>
          </table:table-cell>
          <table:table-cell table:formula="of:=([.C813]-[.B813])*1000" office:value-type="float" office:value="133.71" calcext:value-type="float">
            <text:p>133.71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63356" calcext:value-type="float">
            <text:p>0.63356</text:p>
          </table:table-cell>
          <table:table-cell table:formula="of:=([.F813]-[.E813])*1000" office:value-type="float" office:value="79.96" calcext:value-type="float">
            <text:p>79.96</text:p>
          </table:table-cell>
          <table:table-cell office:value-type="float" office:value="0.55236" calcext:value-type="float">
            <text:p>0.55236</text:p>
          </table:table-cell>
          <table:table-cell office:value-type="float" office:value="0.64972" calcext:value-type="float">
            <text:p>0.64972</text:p>
          </table:table-cell>
          <table:table-cell table:formula="of:=([.I813]-[.H813])*1000" office:value-type="float" office:value="97.36" calcext:value-type="float">
            <text:p>97.36</text:p>
          </table:table-cell>
          <table:table-cell office:value-type="float" office:value="0.54581" calcext:value-type="float">
            <text:p>0.54581</text:p>
          </table:table-cell>
          <table:table-cell office:value-type="float" office:value="0.6564" calcext:value-type="float">
            <text:p>0.6564</text:p>
          </table:table-cell>
          <table:table-cell table:formula="of:=([.L813]-[.H813])*1000" office:value-type="float" office:value="104.04" calcext:value-type="float">
            <text:p>104.04</text:p>
          </table:table-cell>
          <table:table-cell table:number-columns-repeated="11"/>
        </table:table-row>
        <table:table-row table:style-name="ro1">
          <table:table-cell office:value-type="float" office:value="0.3104" calcext:value-type="float">
            <text:p>0.3104</text:p>
          </table:table-cell>
          <table:table-cell office:value-type="float" office:value="0.48524" calcext:value-type="float">
            <text:p>0.48524</text:p>
          </table:table-cell>
          <table:table-cell office:value-type="float" office:value="0.61626" calcext:value-type="float">
            <text:p>0.61626</text:p>
          </table:table-cell>
          <table:table-cell table:formula="of:=([.C814]-[.B814])*1000" office:value-type="float" office:value="131.02" calcext:value-type="float">
            <text:p>131.02</text:p>
          </table:table-cell>
          <table:table-cell office:value-type="float" office:value="0.55526" calcext:value-type="float">
            <text:p>0.55526</text:p>
          </table:table-cell>
          <table:table-cell office:value-type="float" office:value="0.63347" calcext:value-type="float">
            <text:p>0.63347</text:p>
          </table:table-cell>
          <table:table-cell table:formula="of:=([.F814]-[.E814])*1000" office:value-type="float" office:value="78.21" calcext:value-type="float">
            <text:p>78.21</text:p>
          </table:table-cell>
          <table:table-cell office:value-type="float" office:value="0.55406" calcext:value-type="float">
            <text:p>0.55406</text:p>
          </table:table-cell>
          <table:table-cell office:value-type="float" office:value="0.64963" calcext:value-type="float">
            <text:p>0.64963</text:p>
          </table:table-cell>
          <table:table-cell table:formula="of:=([.I814]-[.H814])*1000" office:value-type="float" office:value="95.5700000000001" calcext:value-type="float">
            <text:p>95.5700000000001</text:p>
          </table:table-cell>
          <table:table-cell office:value-type="float" office:value="0.54748" calcext:value-type="float">
            <text:p>0.54748</text:p>
          </table:table-cell>
          <table:table-cell office:value-type="float" office:value="0.65631" calcext:value-type="float">
            <text:p>0.65631</text:p>
          </table:table-cell>
          <table:table-cell table:formula="of:=([.L814]-[.H814])*1000" office:value-type="float" office:value="102.25" calcext:value-type="float">
            <text:p>102.25</text:p>
          </table:table-cell>
          <table:table-cell table:number-columns-repeated="11"/>
        </table:table-row>
        <table:table-row table:style-name="ro1">
          <table:table-cell office:value-type="float" office:value="0.3108" calcext:value-type="float">
            <text:p>0.3108</text:p>
          </table:table-cell>
          <table:table-cell office:value-type="float" office:value="0.48787" calcext:value-type="float">
            <text:p>0.48787</text:p>
          </table:table-cell>
          <table:table-cell office:value-type="float" office:value="0.6162" calcext:value-type="float">
            <text:p>0.6162</text:p>
          </table:table-cell>
          <table:table-cell table:formula="of:=([.C815]-[.B815])*1000" office:value-type="float" office:value="128.33" calcext:value-type="float">
            <text:p>128.33</text:p>
          </table:table-cell>
          <table:table-cell office:value-type="float" office:value="0.55692" calcext:value-type="float">
            <text:p>0.55692</text:p>
          </table:table-cell>
          <table:table-cell office:value-type="float" office:value="0.63337" calcext:value-type="float">
            <text:p>0.63337</text:p>
          </table:table-cell>
          <table:table-cell table:formula="of:=([.F815]-[.E815])*1000" office:value-type="float" office:value="76.45" calcext:value-type="float">
            <text:p>76.45</text:p>
          </table:table-cell>
          <table:table-cell office:value-type="float" office:value="0.55575" calcext:value-type="float">
            <text:p>0.55575</text:p>
          </table:table-cell>
          <table:table-cell office:value-type="float" office:value="0.64953" calcext:value-type="float">
            <text:p>0.64953</text:p>
          </table:table-cell>
          <table:table-cell table:formula="of:=([.I815]-[.H815])*1000" office:value-type="float" office:value="93.78" calcext:value-type="float">
            <text:p>93.78</text:p>
          </table:table-cell>
          <table:table-cell office:value-type="float" office:value="0.54914" calcext:value-type="float">
            <text:p>0.54914</text:p>
          </table:table-cell>
          <table:table-cell office:value-type="float" office:value="0.65622" calcext:value-type="float">
            <text:p>0.65622</text:p>
          </table:table-cell>
          <table:table-cell table:formula="of:=([.L815]-[.H815])*1000" office:value-type="float" office:value="100.47" calcext:value-type="float">
            <text:p>100.47</text:p>
          </table:table-cell>
          <table:table-cell table:number-columns-repeated="11"/>
        </table:table-row>
        <table:table-row table:style-name="ro1">
          <table:table-cell office:value-type="float" office:value="0.3112" calcext:value-type="float">
            <text:p>0.3112</text:p>
          </table:table-cell>
          <table:table-cell office:value-type="float" office:value="0.4905" calcext:value-type="float">
            <text:p>0.4905</text:p>
          </table:table-cell>
          <table:table-cell office:value-type="float" office:value="0.61614" calcext:value-type="float">
            <text:p>0.61614</text:p>
          </table:table-cell>
          <table:table-cell table:formula="of:=([.C816]-[.B816])*1000" office:value-type="float" office:value="125.64" calcext:value-type="float">
            <text:p>125.64</text:p>
          </table:table-cell>
          <table:table-cell office:value-type="float" office:value="0.55857" calcext:value-type="float">
            <text:p>0.55857</text:p>
          </table:table-cell>
          <table:table-cell office:value-type="float" office:value="0.63328" calcext:value-type="float">
            <text:p>0.63328</text:p>
          </table:table-cell>
          <table:table-cell table:formula="of:=([.F816]-[.E816])*1000" office:value-type="float" office:value="74.7100000000001" calcext:value-type="float">
            <text:p>74.7100000000001</text:p>
          </table:table-cell>
          <table:table-cell office:value-type="float" office:value="0.55745" calcext:value-type="float">
            <text:p>0.55745</text:p>
          </table:table-cell>
          <table:table-cell office:value-type="float" office:value="0.64943" calcext:value-type="float">
            <text:p>0.64943</text:p>
          </table:table-cell>
          <table:table-cell table:formula="of:=([.I816]-[.H816])*1000" office:value-type="float" office:value="91.9800000000001" calcext:value-type="float">
            <text:p>91.9800000000001</text:p>
          </table:table-cell>
          <table:table-cell office:value-type="float" office:value="0.55081" calcext:value-type="float">
            <text:p>0.55081</text:p>
          </table:table-cell>
          <table:table-cell office:value-type="float" office:value="0.65612" calcext:value-type="float">
            <text:p>0.65612</text:p>
          </table:table-cell>
          <table:table-cell table:formula="of:=([.L816]-[.H816])*1000" office:value-type="float" office:value="98.67" calcext:value-type="float">
            <text:p>98.67</text:p>
          </table:table-cell>
          <table:table-cell table:number-columns-repeated="11"/>
        </table:table-row>
        <table:table-row table:style-name="ro1">
          <table:table-cell office:value-type="float" office:value="0.3116" calcext:value-type="float">
            <text:p>0.3116</text:p>
          </table:table-cell>
          <table:table-cell office:value-type="float" office:value="0.49313" calcext:value-type="float">
            <text:p>0.49313</text:p>
          </table:table-cell>
          <table:table-cell office:value-type="float" office:value="0.61607" calcext:value-type="float">
            <text:p>0.61607</text:p>
          </table:table-cell>
          <table:table-cell table:formula="of:=([.C817]-[.B817])*1000" office:value-type="float" office:value="122.94" calcext:value-type="float">
            <text:p>122.94</text:p>
          </table:table-cell>
          <table:table-cell office:value-type="float" office:value="0.56023" calcext:value-type="float">
            <text:p>0.56023</text:p>
          </table:table-cell>
          <table:table-cell office:value-type="float" office:value="0.63319" calcext:value-type="float">
            <text:p>0.63319</text:p>
          </table:table-cell>
          <table:table-cell table:formula="of:=([.F817]-[.E817])*1000" office:value-type="float" office:value="72.96" calcext:value-type="float">
            <text:p>72.96</text:p>
          </table:table-cell>
          <table:table-cell office:value-type="float" office:value="0.55915" calcext:value-type="float">
            <text:p>0.55915</text:p>
          </table:table-cell>
          <table:table-cell office:value-type="float" office:value="0.64934" calcext:value-type="float">
            <text:p>0.64934</text:p>
          </table:table-cell>
          <table:table-cell table:formula="of:=([.I817]-[.H817])*1000" office:value-type="float" office:value="90.19" calcext:value-type="float">
            <text:p>90.19</text:p>
          </table:table-cell>
          <table:table-cell office:value-type="float" office:value="0.55248" calcext:value-type="float">
            <text:p>0.55248</text:p>
          </table:table-cell>
          <table:table-cell office:value-type="float" office:value="0.65603" calcext:value-type="float">
            <text:p>0.65603</text:p>
          </table:table-cell>
          <table:table-cell table:formula="of:=([.L817]-[.H817])*1000" office:value-type="float" office:value="96.88" calcext:value-type="float">
            <text:p>96.88</text:p>
          </table:table-cell>
          <table:table-cell table:number-columns-repeated="11"/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49576" calcext:value-type="float">
            <text:p>0.49576</text:p>
          </table:table-cell>
          <table:table-cell office:value-type="float" office:value="0.61601" calcext:value-type="float">
            <text:p>0.61601</text:p>
          </table:table-cell>
          <table:table-cell table:formula="of:=([.C818]-[.B818])*1000" office:value-type="float" office:value="120.25" calcext:value-type="float">
            <text:p>120.25</text:p>
          </table:table-cell>
          <table:table-cell office:value-type="float" office:value="0.56189" calcext:value-type="float">
            <text:p>0.56189</text:p>
          </table:table-cell>
          <table:table-cell office:value-type="float" office:value="0.6331" calcext:value-type="float">
            <text:p>0.6331</text:p>
          </table:table-cell>
          <table:table-cell table:formula="of:=([.F818]-[.E818])*1000" office:value-type="float" office:value="71.21" calcext:value-type="float">
            <text:p>71.21</text:p>
          </table:table-cell>
          <table:table-cell office:value-type="float" office:value="0.56084" calcext:value-type="float">
            <text:p>0.56084</text:p>
          </table:table-cell>
          <table:table-cell office:value-type="float" office:value="0.64924" calcext:value-type="float">
            <text:p>0.64924</text:p>
          </table:table-cell>
          <table:table-cell table:formula="of:=([.I818]-[.H818])*1000" office:value-type="float" office:value="88.4" calcext:value-type="float">
            <text:p>88.4</text:p>
          </table:table-cell>
          <table:table-cell office:value-type="float" office:value="0.55414" calcext:value-type="float">
            <text:p>0.55414</text:p>
          </table:table-cell>
          <table:table-cell office:value-type="float" office:value="0.65594" calcext:value-type="float">
            <text:p>0.65594</text:p>
          </table:table-cell>
          <table:table-cell table:formula="of:=([.L818]-[.H818])*1000" office:value-type="float" office:value="95.1000000000001" calcext:value-type="float">
            <text:p>95.1000000000001</text:p>
          </table:table-cell>
          <table:table-cell table:number-columns-repeated="11"/>
        </table:table-row>
        <table:table-row table:style-name="ro1">
          <table:table-cell office:value-type="float" office:value="0.3124" calcext:value-type="float">
            <text:p>0.3124</text:p>
          </table:table-cell>
          <table:table-cell office:value-type="float" office:value="0.49839" calcext:value-type="float">
            <text:p>0.49839</text:p>
          </table:table-cell>
          <table:table-cell office:value-type="float" office:value="0.61595" calcext:value-type="float">
            <text:p>0.61595</text:p>
          </table:table-cell>
          <table:table-cell table:formula="of:=([.C819]-[.B819])*1000" office:value-type="float" office:value="117.56" calcext:value-type="float">
            <text:p>117.56</text:p>
          </table:table-cell>
          <table:table-cell office:value-type="float" office:value="0.56355" calcext:value-type="float">
            <text:p>0.56355</text:p>
          </table:table-cell>
          <table:table-cell office:value-type="float" office:value="0.63301" calcext:value-type="float">
            <text:p>0.63301</text:p>
          </table:table-cell>
          <table:table-cell table:formula="of:=([.F819]-[.E819])*1000" office:value-type="float" office:value="69.4600000000001" calcext:value-type="float">
            <text:p>69.4600000000001</text:p>
          </table:table-cell>
          <table:table-cell office:value-type="float" office:value="0.56254" calcext:value-type="float">
            <text:p>0.56254</text:p>
          </table:table-cell>
          <table:table-cell office:value-type="float" office:value="0.64914" calcext:value-type="float">
            <text:p>0.64914</text:p>
          </table:table-cell>
          <table:table-cell table:formula="of:=([.I819]-[.H819])*1000" office:value-type="float" office:value="86.6" calcext:value-type="float">
            <text:p>86.6</text:p>
          </table:table-cell>
          <table:table-cell office:value-type="float" office:value="0.55581" calcext:value-type="float">
            <text:p>0.55581</text:p>
          </table:table-cell>
          <table:table-cell office:value-type="float" office:value="0.65584" calcext:value-type="float">
            <text:p>0.65584</text:p>
          </table:table-cell>
          <table:table-cell table:formula="of:=([.L819]-[.H819])*1000" office:value-type="float" office:value="93.3000000000001" calcext:value-type="float">
            <text:p>93.3000000000001</text:p>
          </table:table-cell>
          <table:table-cell table:number-columns-repeated="11"/>
        </table:table-row>
        <table:table-row table:style-name="ro1">
          <table:table-cell office:value-type="float" office:value="0.3128" calcext:value-type="float">
            <text:p>0.3128</text:p>
          </table:table-cell>
          <table:table-cell office:value-type="float" office:value="0.50103" calcext:value-type="float">
            <text:p>0.50103</text:p>
          </table:table-cell>
          <table:table-cell office:value-type="float" office:value="0.61589" calcext:value-type="float">
            <text:p>0.61589</text:p>
          </table:table-cell>
          <table:table-cell table:formula="of:=([.C820]-[.B820])*1000" office:value-type="float" office:value="114.86" calcext:value-type="float">
            <text:p>114.86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63292" calcext:value-type="float">
            <text:p>0.63292</text:p>
          </table:table-cell>
          <table:table-cell table:formula="of:=([.F820]-[.E820])*1000" office:value-type="float" office:value="67.72" calcext:value-type="float">
            <text:p>67.72</text:p>
          </table:table-cell>
          <table:table-cell office:value-type="float" office:value="0.56423" calcext:value-type="float">
            <text:p>0.56423</text:p>
          </table:table-cell>
          <table:table-cell office:value-type="float" office:value="0.64905" calcext:value-type="float">
            <text:p>0.64905</text:p>
          </table:table-cell>
          <table:table-cell table:formula="of:=([.I820]-[.H820])*1000" office:value-type="float" office:value="84.82" calcext:value-type="float">
            <text:p>84.82</text:p>
          </table:table-cell>
          <table:table-cell office:value-type="float" office:value="0.55747" calcext:value-type="float">
            <text:p>0.55747</text:p>
          </table:table-cell>
          <table:table-cell office:value-type="float" office:value="0.65575" calcext:value-type="float">
            <text:p>0.65575</text:p>
          </table:table-cell>
          <table:table-cell table:formula="of:=([.L820]-[.H820])*1000" office:value-type="float" office:value="91.52" calcext:value-type="float">
            <text:p>91.52</text:p>
          </table:table-cell>
          <table:table-cell table:number-columns-repeated="11"/>
        </table:table-row>
        <table:table-row table:style-name="ro1">
          <table:table-cell office:value-type="float" office:value="0.3132" calcext:value-type="float">
            <text:p>0.3132</text:p>
          </table:table-cell>
          <table:table-cell office:value-type="float" office:value="0.50366" calcext:value-type="float">
            <text:p>0.50366</text:p>
          </table:table-cell>
          <table:table-cell office:value-type="float" office:value="0.61583" calcext:value-type="float">
            <text:p>0.61583</text:p>
          </table:table-cell>
          <table:table-cell table:formula="of:=([.C821]-[.B821])*1000" office:value-type="float" office:value="112.17" calcext:value-type="float">
            <text:p>112.17</text:p>
          </table:table-cell>
          <table:table-cell office:value-type="float" office:value="0.56686" calcext:value-type="float">
            <text:p>0.56686</text:p>
          </table:table-cell>
          <table:table-cell office:value-type="float" office:value="0.63283" calcext:value-type="float">
            <text:p>0.63283</text:p>
          </table:table-cell>
          <table:table-cell table:formula="of:=([.F821]-[.E821])*1000" office:value-type="float" office:value="65.97" calcext:value-type="float">
            <text:p>65.97</text:p>
          </table:table-cell>
          <table:table-cell office:value-type="float" office:value="0.56593" calcext:value-type="float">
            <text:p>0.56593</text:p>
          </table:table-cell>
          <table:table-cell office:value-type="float" office:value="0.64895" calcext:value-type="float">
            <text:p>0.64895</text:p>
          </table:table-cell>
          <table:table-cell table:formula="of:=([.I821]-[.H821])*1000" office:value-type="float" office:value="83.02" calcext:value-type="float">
            <text:p>83.02</text:p>
          </table:table-cell>
          <table:table-cell office:value-type="float" office:value="0.55914" calcext:value-type="float">
            <text:p>0.55914</text:p>
          </table:table-cell>
          <table:table-cell office:value-type="float" office:value="0.65566" calcext:value-type="float">
            <text:p>0.65566</text:p>
          </table:table-cell>
          <table:table-cell table:formula="of:=([.L821]-[.H821])*1000" office:value-type="float" office:value="89.73" calcext:value-type="float">
            <text:p>89.73</text:p>
          </table:table-cell>
          <table:table-cell table:number-columns-repeated="11"/>
        </table:table-row>
        <table:table-row table:style-name="ro1">
          <table:table-cell office:value-type="float" office:value="0.3136" calcext:value-type="float">
            <text:p>0.3136</text:p>
          </table:table-cell>
          <table:table-cell office:value-type="float" office:value="0.50611" calcext:value-type="float">
            <text:p>0.50611</text:p>
          </table:table-cell>
          <table:table-cell office:value-type="float" office:value="0.61577" calcext:value-type="float">
            <text:p>0.61577</text:p>
          </table:table-cell>
          <table:table-cell table:formula="of:=([.C822]-[.B822])*1000" office:value-type="float" office:value="109.66" calcext:value-type="float">
            <text:p>109.66</text:p>
          </table:table-cell>
          <table:table-cell office:value-type="float" office:value="0.56835" calcext:value-type="float">
            <text:p>0.56835</text:p>
          </table:table-cell>
          <table:table-cell office:value-type="float" office:value="0.63274" calcext:value-type="float">
            <text:p>0.63274</text:p>
          </table:table-cell>
          <table:table-cell table:formula="of:=([.F822]-[.E822])*1000" office:value-type="float" office:value="64.3900000000001" calcext:value-type="float">
            <text:p>64.3900000000001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64885" calcext:value-type="float">
            <text:p>0.64885</text:p>
          </table:table-cell>
          <table:table-cell table:formula="of:=([.I822]-[.H822])*1000" office:value-type="float" office:value="81.35" calcext:value-type="float">
            <text:p>81.35</text:p>
          </table:table-cell>
          <table:table-cell office:value-type="float" office:value="0.56071" calcext:value-type="float">
            <text:p>0.56071</text:p>
          </table:table-cell>
          <table:table-cell office:value-type="float" office:value="0.65556" calcext:value-type="float">
            <text:p>0.65556</text:p>
          </table:table-cell>
          <table:table-cell table:formula="of:=([.L822]-[.H822])*1000" office:value-type="float" office:value="88.06" calcext:value-type="float">
            <text:p>88.06</text:p>
          </table:table-cell>
          <table:table-cell table:number-columns-repeated="11"/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0.50848" calcext:value-type="float">
            <text:p>0.50848</text:p>
          </table:table-cell>
          <table:table-cell office:value-type="float" office:value="0.6157" calcext:value-type="float">
            <text:p>0.6157</text:p>
          </table:table-cell>
          <table:table-cell table:formula="of:=([.C823]-[.B823])*1000" office:value-type="float" office:value="107.22" calcext:value-type="float">
            <text:p>107.22</text:p>
          </table:table-cell>
          <table:table-cell office:value-type="float" office:value="0.56977" calcext:value-type="float">
            <text:p>0.56977</text:p>
          </table:table-cell>
          <table:table-cell office:value-type="float" office:value="0.63265" calcext:value-type="float">
            <text:p>0.63265</text:p>
          </table:table-cell>
          <table:table-cell table:formula="of:=([.F823]-[.E823])*1000" office:value-type="float" office:value="62.8800000000001" calcext:value-type="float">
            <text:p>62.8800000000001</text:p>
          </table:table-cell>
          <table:table-cell office:value-type="float" office:value="0.569" calcext:value-type="float">
            <text:p>0.569</text:p>
          </table:table-cell>
          <table:table-cell office:value-type="float" office:value="0.64875" calcext:value-type="float">
            <text:p>0.64875</text:p>
          </table:table-cell>
          <table:table-cell table:formula="of:=([.I823]-[.H823])*1000" office:value-type="float" office:value="79.75" calcext:value-type="float">
            <text:p>79.75</text:p>
          </table:table-cell>
          <table:table-cell office:value-type="float" office:value="0.56223" calcext:value-type="float">
            <text:p>0.56223</text:p>
          </table:table-cell>
          <table:table-cell office:value-type="float" office:value="0.65547" calcext:value-type="float">
            <text:p>0.65547</text:p>
          </table:table-cell>
          <table:table-cell table:formula="of:=([.L823]-[.H823])*1000" office:value-type="float" office:value="86.47" calcext:value-type="float">
            <text:p>86.47</text:p>
          </table:table-cell>
          <table:table-cell table:number-columns-repeated="11"/>
        </table:table-row>
        <table:table-row table:style-name="ro1">
          <table:table-cell office:value-type="float" office:value="0.3144" calcext:value-type="float">
            <text:p>0.3144</text:p>
          </table:table-cell>
          <table:table-cell office:value-type="float" office:value="0.51085" calcext:value-type="float">
            <text:p>0.51085</text:p>
          </table:table-cell>
          <table:table-cell office:value-type="float" office:value="0.61564" calcext:value-type="float">
            <text:p>0.61564</text:p>
          </table:table-cell>
          <table:table-cell table:formula="of:=([.C824]-[.B824])*1000" office:value-type="float" office:value="104.79" calcext:value-type="float">
            <text:p>104.79</text:p>
          </table:table-cell>
          <table:table-cell office:value-type="float" office:value="0.57118" calcext:value-type="float">
            <text:p>0.57118</text:p>
          </table:table-cell>
          <table:table-cell office:value-type="float" office:value="0.63256" calcext:value-type="float">
            <text:p>0.63256</text:p>
          </table:table-cell>
          <table:table-cell table:formula="of:=([.F824]-[.E824])*1000" office:value-type="float" office:value="61.38" calcext:value-type="float">
            <text:p>61.38</text:p>
          </table:table-cell>
          <table:table-cell office:value-type="float" office:value="0.5705" calcext:value-type="float">
            <text:p>0.5705</text:p>
          </table:table-cell>
          <table:table-cell office:value-type="float" office:value="0.64866" calcext:value-type="float">
            <text:p>0.64866</text:p>
          </table:table-cell>
          <table:table-cell table:formula="of:=([.I824]-[.H824])*1000" office:value-type="float" office:value="78.16" calcext:value-type="float">
            <text:p>78.16</text:p>
          </table:table-cell>
          <table:table-cell office:value-type="float" office:value="0.56374" calcext:value-type="float">
            <text:p>0.56374</text:p>
          </table:table-cell>
          <table:table-cell office:value-type="float" office:value="0.65537" calcext:value-type="float">
            <text:p>0.65537</text:p>
          </table:table-cell>
          <table:table-cell table:formula="of:=([.L824]-[.H824])*1000" office:value-type="float" office:value="84.87" calcext:value-type="float">
            <text:p>84.87</text:p>
          </table:table-cell>
          <table:table-cell table:number-columns-repeated="11"/>
        </table:table-row>
        <table:table-row table:style-name="ro1">
          <table:table-cell office:value-type="float" office:value="0.3148" calcext:value-type="float">
            <text:p>0.3148</text:p>
          </table:table-cell>
          <table:table-cell office:value-type="float" office:value="0.51321" calcext:value-type="float">
            <text:p>0.51321</text:p>
          </table:table-cell>
          <table:table-cell office:value-type="float" office:value="0.61558" calcext:value-type="float">
            <text:p>0.61558</text:p>
          </table:table-cell>
          <table:table-cell table:formula="of:=([.C825]-[.B825])*1000" office:value-type="float" office:value="102.37" calcext:value-type="float">
            <text:p>102.37</text:p>
          </table:table-cell>
          <table:table-cell office:value-type="float" office:value="0.57259" calcext:value-type="float">
            <text:p>0.57259</text:p>
          </table:table-cell>
          <table:table-cell office:value-type="float" office:value="0.63247" calcext:value-type="float">
            <text:p>0.63247</text:p>
          </table:table-cell>
          <table:table-cell table:formula="of:=([.F825]-[.E825])*1000" office:value-type="float" office:value="59.8800000000001" calcext:value-type="float">
            <text:p>59.8800000000001</text:p>
          </table:table-cell>
          <table:table-cell office:value-type="float" office:value="0.572" calcext:value-type="float">
            <text:p>0.572</text:p>
          </table:table-cell>
          <table:table-cell office:value-type="float" office:value="0.64856" calcext:value-type="float">
            <text:p>0.64856</text:p>
          </table:table-cell>
          <table:table-cell table:formula="of:=([.I825]-[.H825])*1000" office:value-type="float" office:value="76.56" calcext:value-type="float">
            <text:p>76.56</text:p>
          </table:table-cell>
          <table:table-cell office:value-type="float" office:value="0.56526" calcext:value-type="float">
            <text:p>0.56526</text:p>
          </table:table-cell>
          <table:table-cell office:value-type="float" office:value="0.65528" calcext:value-type="float">
            <text:p>0.65528</text:p>
          </table:table-cell>
          <table:table-cell table:formula="of:=([.L825]-[.H825])*1000" office:value-type="float" office:value="83.28" calcext:value-type="float">
            <text:p>83.28</text:p>
          </table:table-cell>
          <table:table-cell table:number-columns-repeated="11"/>
        </table:table-row>
        <table:table-row table:style-name="ro1">
          <table:table-cell office:value-type="float" office:value="0.3152" calcext:value-type="float">
            <text:p>0.3152</text:p>
          </table:table-cell>
          <table:table-cell office:value-type="float" office:value="0.51558" calcext:value-type="float">
            <text:p>0.51558</text:p>
          </table:table-cell>
          <table:table-cell office:value-type="float" office:value="0.61552" calcext:value-type="float">
            <text:p>0.61552</text:p>
          </table:table-cell>
          <table:table-cell table:formula="of:=([.C826]-[.B826])*1000" office:value-type="float" office:value="99.94" calcext:value-type="float">
            <text:p>99.94</text:p>
          </table:table-cell>
          <table:table-cell office:value-type="float" office:value="0.574" calcext:value-type="float">
            <text:p>0.574</text:p>
          </table:table-cell>
          <table:table-cell office:value-type="float" office:value="0.63237" calcext:value-type="float">
            <text:p>0.63237</text:p>
          </table:table-cell>
          <table:table-cell table:formula="of:=([.F826]-[.E826])*1000" office:value-type="float" office:value="58.37" calcext:value-type="float">
            <text:p>58.37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64846" calcext:value-type="float">
            <text:p>0.64846</text:p>
          </table:table-cell>
          <table:table-cell table:formula="of:=([.I826]-[.H826])*1000" office:value-type="float" office:value="74.96" calcext:value-type="float">
            <text:p>74.96</text:p>
          </table:table-cell>
          <table:table-cell office:value-type="float" office:value="0.56678" calcext:value-type="float">
            <text:p>0.56678</text:p>
          </table:table-cell>
          <table:table-cell office:value-type="float" office:value="0.65518" calcext:value-type="float">
            <text:p>0.65518</text:p>
          </table:table-cell>
          <table:table-cell table:formula="of:=([.L826]-[.H826])*1000" office:value-type="float" office:value="81.6800000000001" calcext:value-type="float">
            <text:p>81.6800000000001</text:p>
          </table:table-cell>
          <table:table-cell table:number-columns-repeated="11"/>
        </table:table-row>
        <table:table-row table:style-name="ro1">
          <table:table-cell office:value-type="float" office:value="0.3156" calcext:value-type="float">
            <text:p>0.3156</text:p>
          </table:table-cell>
          <table:table-cell office:value-type="float" office:value="0.51795" calcext:value-type="float">
            <text:p>0.51795</text:p>
          </table:table-cell>
          <table:table-cell office:value-type="float" office:value="0.61546" calcext:value-type="float">
            <text:p>0.61546</text:p>
          </table:table-cell>
          <table:table-cell table:formula="of:=([.C827]-[.B827])*1000" office:value-type="float" office:value="97.51" calcext:value-type="float">
            <text:p>97.51</text:p>
          </table:table-cell>
          <table:table-cell office:value-type="float" office:value="0.57541" calcext:value-type="float">
            <text:p>0.57541</text:p>
          </table:table-cell>
          <table:table-cell office:value-type="float" office:value="0.63228" calcext:value-type="float">
            <text:p>0.63228</text:p>
          </table:table-cell>
          <table:table-cell table:formula="of:=([.F827]-[.E827])*1000" office:value-type="float" office:value="56.87" calcext:value-type="float">
            <text:p>56.87</text:p>
          </table:table-cell>
          <table:table-cell office:value-type="float" office:value="0.575" calcext:value-type="float">
            <text:p>0.575</text:p>
          </table:table-cell>
          <table:table-cell office:value-type="float" office:value="0.64836" calcext:value-type="float">
            <text:p>0.64836</text:p>
          </table:table-cell>
          <table:table-cell table:formula="of:=([.I827]-[.H827])*1000" office:value-type="float" office:value="73.36" calcext:value-type="float">
            <text:p>73.36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65508" calcext:value-type="float">
            <text:p>0.65508</text:p>
          </table:table-cell>
          <table:table-cell table:formula="of:=([.L827]-[.H827])*1000" office:value-type="float" office:value="80.08" calcext:value-type="float">
            <text:p>80.08</text:p>
          </table:table-cell>
          <table:table-cell table:number-columns-repeated="11"/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0.52032" calcext:value-type="float">
            <text:p>0.52032</text:p>
          </table:table-cell>
          <table:table-cell office:value-type="float" office:value="0.61539" calcext:value-type="float">
            <text:p>0.61539</text:p>
          </table:table-cell>
          <table:table-cell table:formula="of:=([.C828]-[.B828])*1000" office:value-type="float" office:value="95.0700000000001" calcext:value-type="float">
            <text:p>95.0700000000001</text:p>
          </table:table-cell>
          <table:table-cell office:value-type="float" office:value="0.57682" calcext:value-type="float">
            <text:p>0.57682</text:p>
          </table:table-cell>
          <table:table-cell office:value-type="float" office:value="0.63219" calcext:value-type="float">
            <text:p>0.63219</text:p>
          </table:table-cell>
          <table:table-cell table:formula="of:=([.F828]-[.E828])*1000" office:value-type="float" office:value="55.37" calcext:value-type="float">
            <text:p>55.37</text:p>
          </table:table-cell>
          <table:table-cell office:value-type="float" office:value="0.5765" calcext:value-type="float">
            <text:p>0.5765</text:p>
          </table:table-cell>
          <table:table-cell office:value-type="float" office:value="0.64826" calcext:value-type="float">
            <text:p>0.64826</text:p>
          </table:table-cell>
          <table:table-cell table:formula="of:=([.I828]-[.H828])*1000" office:value-type="float" office:value="71.76" calcext:value-type="float">
            <text:p>71.76</text:p>
          </table:table-cell>
          <table:table-cell office:value-type="float" office:value="0.56982" calcext:value-type="float">
            <text:p>0.56982</text:p>
          </table:table-cell>
          <table:table-cell office:value-type="float" office:value="0.65499" calcext:value-type="float">
            <text:p>0.65499</text:p>
          </table:table-cell>
          <table:table-cell table:formula="of:=([.L828]-[.H828])*1000" office:value-type="float" office:value="78.4900000000001" calcext:value-type="float">
            <text:p>78.4900000000001</text:p>
          </table:table-cell>
          <table:table-cell table:number-columns-repeated="11"/>
        </table:table-row>
        <table:table-row table:style-name="ro1">
          <table:table-cell office:value-type="float" office:value="0.3164" calcext:value-type="float">
            <text:p>0.3164</text:p>
          </table:table-cell>
          <table:table-cell office:value-type="float" office:value="0.52268" calcext:value-type="float">
            <text:p>0.52268</text:p>
          </table:table-cell>
          <table:table-cell office:value-type="float" office:value="0.61533" calcext:value-type="float">
            <text:p>0.61533</text:p>
          </table:table-cell>
          <table:table-cell table:formula="of:=([.C829]-[.B829])*1000" office:value-type="float" office:value="92.65" calcext:value-type="float">
            <text:p>92.65</text:p>
          </table:table-cell>
          <table:table-cell office:value-type="float" office:value="0.57824" calcext:value-type="float">
            <text:p>0.57824</text:p>
          </table:table-cell>
          <table:table-cell office:value-type="float" office:value="0.6321" calcext:value-type="float">
            <text:p>0.6321</text:p>
          </table:table-cell>
          <table:table-cell table:formula="of:=([.F829]-[.E829])*1000" office:value-type="float" office:value="53.8599999999999" calcext:value-type="float">
            <text:p>53.8599999999999</text:p>
          </table:table-cell>
          <table:table-cell office:value-type="float" office:value="0.578" calcext:value-type="float">
            <text:p>0.578</text:p>
          </table:table-cell>
          <table:table-cell office:value-type="float" office:value="0.64816" calcext:value-type="float">
            <text:p>0.64816</text:p>
          </table:table-cell>
          <table:table-cell table:formula="of:=([.I829]-[.H829])*1000" office:value-type="float" office:value="70.1600000000001" calcext:value-type="float">
            <text:p>70.1600000000001</text:p>
          </table:table-cell>
          <table:table-cell office:value-type="float" office:value="0.57134" calcext:value-type="float">
            <text:p>0.57134</text:p>
          </table:table-cell>
          <table:table-cell office:value-type="float" office:value="0.65489" calcext:value-type="float">
            <text:p>0.65489</text:p>
          </table:table-cell>
          <table:table-cell table:formula="of:=([.L829]-[.H829])*1000" office:value-type="float" office:value="76.8900000000001" calcext:value-type="float">
            <text:p>76.8900000000001</text:p>
          </table:table-cell>
          <table:table-cell table:number-columns-repeated="11"/>
        </table:table-row>
        <table:table-row table:style-name="ro1">
          <table:table-cell office:value-type="float" office:value="0.3168" calcext:value-type="float">
            <text:p>0.3168</text:p>
          </table:table-cell>
          <table:table-cell office:value-type="float" office:value="0.52495" calcext:value-type="float">
            <text:p>0.52495</text:p>
          </table:table-cell>
          <table:table-cell office:value-type="float" office:value="0.61527" calcext:value-type="float">
            <text:p>0.61527</text:p>
          </table:table-cell>
          <table:table-cell table:formula="of:=([.C830]-[.B830])*1000" office:value-type="float" office:value="90.3200000000001" calcext:value-type="float">
            <text:p>90.3200000000001</text:p>
          </table:table-cell>
          <table:table-cell office:value-type="float" office:value="0.57957" calcext:value-type="float">
            <text:p>0.57957</text:p>
          </table:table-cell>
          <table:table-cell office:value-type="float" office:value="0.63201" calcext:value-type="float">
            <text:p>0.63201</text:p>
          </table:table-cell>
          <table:table-cell table:formula="of:=([.F830]-[.E830])*1000" office:value-type="float" office:value="52.44" calcext:value-type="float">
            <text:p>52.44</text:p>
          </table:table-cell>
          <table:table-cell office:value-type="float" office:value="0.57944" calcext:value-type="float">
            <text:p>0.57944</text:p>
          </table:table-cell>
          <table:table-cell office:value-type="float" office:value="0.64806" calcext:value-type="float">
            <text:p>0.64806</text:p>
          </table:table-cell>
          <table:table-cell table:formula="of:=([.I830]-[.H830])*1000" office:value-type="float" office:value="68.62" calcext:value-type="float">
            <text:p>68.62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548" calcext:value-type="float">
            <text:p>0.6548</text:p>
          </table:table-cell>
          <table:table-cell table:formula="of:=([.L830]-[.H830])*1000" office:value-type="float" office:value="75.36" calcext:value-type="float">
            <text:p>75.36</text:p>
          </table:table-cell>
          <table:table-cell table:number-columns-repeated="11"/>
        </table:table-row>
        <table:table-row table:style-name="ro1">
          <table:table-cell office:value-type="float" office:value="0.3172" calcext:value-type="float">
            <text:p>0.3172</text:p>
          </table:table-cell>
          <table:table-cell office:value-type="float" office:value="0.52702" calcext:value-type="float">
            <text:p>0.52702</text:p>
          </table:table-cell>
          <table:table-cell office:value-type="float" office:value="0.61521" calcext:value-type="float">
            <text:p>0.61521</text:p>
          </table:table-cell>
          <table:table-cell table:formula="of:=([.C831]-[.B831])*1000" office:value-type="float" office:value="88.19" calcext:value-type="float">
            <text:p>88.19</text:p>
          </table:table-cell>
          <table:table-cell office:value-type="float" office:value="0.58076" calcext:value-type="float">
            <text:p>0.58076</text:p>
          </table:table-cell>
          <table:table-cell office:value-type="float" office:value="0.63191" calcext:value-type="float">
            <text:p>0.63191</text:p>
          </table:table-cell>
          <table:table-cell table:formula="of:=([.F831]-[.E831])*1000" office:value-type="float" office:value="51.15" calcext:value-type="float">
            <text:p>51.15</text:p>
          </table:table-cell>
          <table:table-cell office:value-type="float" office:value="0.58075" calcext:value-type="float">
            <text:p>0.58075</text:p>
          </table:table-cell>
          <table:table-cell office:value-type="float" office:value="0.64796" calcext:value-type="float">
            <text:p>0.64796</text:p>
          </table:table-cell>
          <table:table-cell table:formula="of:=([.I831]-[.H831])*1000" office:value-type="float" office:value="67.21" calcext:value-type="float">
            <text:p>67.21</text:p>
          </table:table-cell>
          <table:table-cell office:value-type="float" office:value="0.57417" calcext:value-type="float">
            <text:p>0.57417</text:p>
          </table:table-cell>
          <table:table-cell office:value-type="float" office:value="0.6547" calcext:value-type="float">
            <text:p>0.6547</text:p>
          </table:table-cell>
          <table:table-cell table:formula="of:=([.L831]-[.H831])*1000" office:value-type="float" office:value="73.95" calcext:value-type="float">
            <text:p>73.95</text:p>
          </table:table-cell>
          <table:table-cell table:number-columns-repeated="11"/>
        </table:table-row>
        <table:table-row table:style-name="ro1">
          <table:table-cell office:value-type="float" office:value="0.3176" calcext:value-type="float">
            <text:p>0.3176</text:p>
          </table:table-cell>
          <table:table-cell office:value-type="float" office:value="0.5291" calcext:value-type="float">
            <text:p>0.5291</text:p>
          </table:table-cell>
          <table:table-cell office:value-type="float" office:value="0.61514" calcext:value-type="float">
            <text:p>0.61514</text:p>
          </table:table-cell>
          <table:table-cell table:formula="of:=([.C832]-[.B832])*1000" office:value-type="float" office:value="86.04" calcext:value-type="float">
            <text:p>86.04</text:p>
          </table:table-cell>
          <table:table-cell office:value-type="float" office:value="0.58195" calcext:value-type="float">
            <text:p>0.58195</text:p>
          </table:table-cell>
          <table:table-cell office:value-type="float" office:value="0.63182" calcext:value-type="float">
            <text:p>0.63182</text:p>
          </table:table-cell>
          <table:table-cell table:formula="of:=([.F832]-[.E832])*1000" office:value-type="float" office:value="49.87" calcext:value-type="float">
            <text:p>49.87</text:p>
          </table:table-cell>
          <table:table-cell office:value-type="float" office:value="0.58206" calcext:value-type="float">
            <text:p>0.58206</text:p>
          </table:table-cell>
          <table:table-cell office:value-type="float" office:value="0.64786" calcext:value-type="float">
            <text:p>0.64786</text:p>
          </table:table-cell>
          <table:table-cell table:formula="of:=([.I832]-[.H832])*1000" office:value-type="float" office:value="65.8000000000001" calcext:value-type="float">
            <text:p>65.8000000000001</text:p>
          </table:table-cell>
          <table:table-cell office:value-type="float" office:value="0.57553" calcext:value-type="float">
            <text:p>0.57553</text:p>
          </table:table-cell>
          <table:table-cell office:value-type="float" office:value="0.6546" calcext:value-type="float">
            <text:p>0.6546</text:p>
          </table:table-cell>
          <table:table-cell table:formula="of:=([.L832]-[.H832])*1000" office:value-type="float" office:value="72.5400000000001" calcext:value-type="float">
            <text:p>72.5400000000001</text:p>
          </table:table-cell>
          <table:table-cell table:number-columns-repeated="11"/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.53117" calcext:value-type="float">
            <text:p>0.53117</text:p>
          </table:table-cell>
          <table:table-cell office:value-type="float" office:value="0.61508" calcext:value-type="float">
            <text:p>0.61508</text:p>
          </table:table-cell>
          <table:table-cell table:formula="of:=([.C833]-[.B833])*1000" office:value-type="float" office:value="83.91" calcext:value-type="float">
            <text:p>83.91</text:p>
          </table:table-cell>
          <table:table-cell office:value-type="float" office:value="0.58313" calcext:value-type="float">
            <text:p>0.58313</text:p>
          </table:table-cell>
          <table:table-cell office:value-type="float" office:value="0.63173" calcext:value-type="float">
            <text:p>0.63173</text:p>
          </table:table-cell>
          <table:table-cell table:formula="of:=([.F833]-[.E833])*1000" office:value-type="float" office:value="48.6" calcext:value-type="float">
            <text:p>48.6</text:p>
          </table:table-cell>
          <table:table-cell office:value-type="float" office:value="0.58337" calcext:value-type="float">
            <text:p>0.58337</text:p>
          </table:table-cell>
          <table:table-cell office:value-type="float" office:value="0.64776" calcext:value-type="float">
            <text:p>0.64776</text:p>
          </table:table-cell>
          <table:table-cell table:formula="of:=([.I833]-[.H833])*1000" office:value-type="float" office:value="64.39" calcext:value-type="float">
            <text:p>64.39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6545" calcext:value-type="float">
            <text:p>0.6545</text:p>
          </table:table-cell>
          <table:table-cell table:formula="of:=([.L833]-[.H833])*1000" office:value-type="float" office:value="71.13" calcext:value-type="float">
            <text:p>71.13</text:p>
          </table:table-cell>
          <table:table-cell table:number-columns-repeated="11"/>
        </table:table-row>
        <table:table-row table:style-name="ro1">
          <table:table-cell office:value-type="float" office:value="0.3184" calcext:value-type="float">
            <text:p>0.3184</text:p>
          </table:table-cell>
          <table:table-cell office:value-type="float" office:value="0.53324" calcext:value-type="float">
            <text:p>0.53324</text:p>
          </table:table-cell>
          <table:table-cell office:value-type="float" office:value="0.61502" calcext:value-type="float">
            <text:p>0.61502</text:p>
          </table:table-cell>
          <table:table-cell table:formula="of:=([.C834]-[.B834])*1000" office:value-type="float" office:value="81.78" calcext:value-type="float">
            <text:p>81.78</text:p>
          </table:table-cell>
          <table:table-cell office:value-type="float" office:value="0.58432" calcext:value-type="float">
            <text:p>0.58432</text:p>
          </table:table-cell>
          <table:table-cell office:value-type="float" office:value="0.63164" calcext:value-type="float">
            <text:p>0.63164</text:p>
          </table:table-cell>
          <table:table-cell table:formula="of:=([.F834]-[.E834])*1000" office:value-type="float" office:value="47.32" calcext:value-type="float">
            <text:p>47.32</text:p>
          </table:table-cell>
          <table:table-cell office:value-type="float" office:value="0.58468" calcext:value-type="float">
            <text:p>0.58468</text:p>
          </table:table-cell>
          <table:table-cell office:value-type="float" office:value="0.64766" calcext:value-type="float">
            <text:p>0.64766</text:p>
          </table:table-cell>
          <table:table-cell table:formula="of:=([.I834]-[.H834])*1000" office:value-type="float" office:value="62.9799999999999" calcext:value-type="float">
            <text:p>62.9799999999999</text:p>
          </table:table-cell>
          <table:table-cell office:value-type="float" office:value="0.57827" calcext:value-type="float">
            <text:p>0.57827</text:p>
          </table:table-cell>
          <table:table-cell office:value-type="float" office:value="0.65441" calcext:value-type="float">
            <text:p>0.65441</text:p>
          </table:table-cell>
          <table:table-cell table:formula="of:=([.L834]-[.H834])*1000" office:value-type="float" office:value="69.73" calcext:value-type="float">
            <text:p>69.73</text:p>
          </table:table-cell>
          <table:table-cell table:number-columns-repeated="11"/>
        </table:table-row>
        <table:table-row table:style-name="ro1">
          <table:table-cell office:value-type="float" office:value="0.3188" calcext:value-type="float">
            <text:p>0.3188</text:p>
          </table:table-cell>
          <table:table-cell office:value-type="float" office:value="0.53531" calcext:value-type="float">
            <text:p>0.53531</text:p>
          </table:table-cell>
          <table:table-cell office:value-type="float" office:value="0.61496" calcext:value-type="float">
            <text:p>0.61496</text:p>
          </table:table-cell>
          <table:table-cell table:formula="of:=([.C835]-[.B835])*1000" office:value-type="float" office:value="79.65" calcext:value-type="float">
            <text:p>79.65</text:p>
          </table:table-cell>
          <table:table-cell office:value-type="float" office:value="0.58551" calcext:value-type="float">
            <text:p>0.58551</text:p>
          </table:table-cell>
          <table:table-cell office:value-type="float" office:value="0.63154" calcext:value-type="float">
            <text:p>0.63154</text:p>
          </table:table-cell>
          <table:table-cell table:formula="of:=([.F835]-[.E835])*1000" office:value-type="float" office:value="46.03" calcext:value-type="float">
            <text:p>46.03</text:p>
          </table:table-cell>
          <table:table-cell office:value-type="float" office:value="0.58599" calcext:value-type="float">
            <text:p>0.58599</text:p>
          </table:table-cell>
          <table:table-cell office:value-type="float" office:value="0.64756" calcext:value-type="float">
            <text:p>0.64756</text:p>
          </table:table-cell>
          <table:table-cell table:formula="of:=([.I835]-[.H835])*1000" office:value-type="float" office:value="61.57" calcext:value-type="float">
            <text:p>61.57</text:p>
          </table:table-cell>
          <table:table-cell office:value-type="float" office:value="0.57963" calcext:value-type="float">
            <text:p>0.57963</text:p>
          </table:table-cell>
          <table:table-cell office:value-type="float" office:value="0.65431" calcext:value-type="float">
            <text:p>0.65431</text:p>
          </table:table-cell>
          <table:table-cell table:formula="of:=([.L835]-[.H835])*1000" office:value-type="float" office:value="68.3200000000001" calcext:value-type="float">
            <text:p>68.3200000000001</text:p>
          </table:table-cell>
          <table:table-cell table:number-columns-repeated="11"/>
        </table:table-row>
        <table:table-row table:style-name="ro1">
          <table:table-cell office:value-type="float" office:value="0.3192" calcext:value-type="float">
            <text:p>0.3192</text:p>
          </table:table-cell>
          <table:table-cell office:value-type="float" office:value="0.53739" calcext:value-type="float">
            <text:p>0.53739</text:p>
          </table:table-cell>
          <table:table-cell office:value-type="float" office:value="0.61489" calcext:value-type="float">
            <text:p>0.61489</text:p>
          </table:table-cell>
          <table:table-cell table:formula="of:=([.C836]-[.B836])*1000" office:value-type="float" office:value="77.5" calcext:value-type="float">
            <text:p>77.5</text:p>
          </table:table-cell>
          <table:table-cell office:value-type="float" office:value="0.58669" calcext:value-type="float">
            <text:p>0.58669</text:p>
          </table:table-cell>
          <table:table-cell office:value-type="float" office:value="0.63145" calcext:value-type="float">
            <text:p>0.63145</text:p>
          </table:table-cell>
          <table:table-cell table:formula="of:=([.F836]-[.E836])*1000" office:value-type="float" office:value="44.76" calcext:value-type="float">
            <text:p>44.76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64746" calcext:value-type="float">
            <text:p>0.64746</text:p>
          </table:table-cell>
          <table:table-cell table:formula="of:=([.I836]-[.H836])*1000" office:value-type="float" office:value="60.16" calcext:value-type="float">
            <text:p>60.16</text:p>
          </table:table-cell>
          <table:table-cell office:value-type="float" office:value="0.581" calcext:value-type="float">
            <text:p>0.581</text:p>
          </table:table-cell>
          <table:table-cell office:value-type="float" office:value="0.65421" calcext:value-type="float">
            <text:p>0.65421</text:p>
          </table:table-cell>
          <table:table-cell table:formula="of:=([.L836]-[.H836])*1000" office:value-type="float" office:value="66.91" calcext:value-type="float">
            <text:p>66.91</text:p>
          </table:table-cell>
          <table:table-cell table:number-columns-repeated="11"/>
        </table:table-row>
        <table:table-row table:style-name="ro1">
          <table:table-cell office:value-type="float" office:value="0.3196" calcext:value-type="float">
            <text:p>0.3196</text:p>
          </table:table-cell>
          <table:table-cell office:value-type="float" office:value="0.53946" calcext:value-type="float">
            <text:p>0.53946</text:p>
          </table:table-cell>
          <table:table-cell office:value-type="float" office:value="0.61483" calcext:value-type="float">
            <text:p>0.61483</text:p>
          </table:table-cell>
          <table:table-cell table:formula="of:=([.C837]-[.B837])*1000" office:value-type="float" office:value="75.37" calcext:value-type="float">
            <text:p>75.37</text:p>
          </table:table-cell>
          <table:table-cell office:value-type="float" office:value="0.58788" calcext:value-type="float">
            <text:p>0.58788</text:p>
          </table:table-cell>
          <table:table-cell office:value-type="float" office:value="0.63136" calcext:value-type="float">
            <text:p>0.63136</text:p>
          </table:table-cell>
          <table:table-cell table:formula="of:=([.F837]-[.E837])*1000" office:value-type="float" office:value="43.48" calcext:value-type="float">
            <text:p>43.48</text:p>
          </table:table-cell>
          <table:table-cell office:value-type="float" office:value="0.58861" calcext:value-type="float">
            <text:p>0.58861</text:p>
          </table:table-cell>
          <table:table-cell office:value-type="float" office:value="0.64736" calcext:value-type="float">
            <text:p>0.64736</text:p>
          </table:table-cell>
          <table:table-cell table:formula="of:=([.I837]-[.H837])*1000" office:value-type="float" office:value="58.75" calcext:value-type="float">
            <text:p>58.75</text:p>
          </table:table-cell>
          <table:table-cell office:value-type="float" office:value="0.58236" calcext:value-type="float">
            <text:p>0.58236</text:p>
          </table:table-cell>
          <table:table-cell office:value-type="float" office:value="0.65411" calcext:value-type="float">
            <text:p>0.65411</text:p>
          </table:table-cell>
          <table:table-cell table:formula="of:=([.L837]-[.H837])*1000" office:value-type="float" office:value="65.5" calcext:value-type="float">
            <text:p>65.5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54153" calcext:value-type="float">
            <text:p>0.54153</text:p>
          </table:table-cell>
          <table:table-cell office:value-type="float" office:value="0.61477" calcext:value-type="float">
            <text:p>0.61477</text:p>
          </table:table-cell>
          <table:table-cell table:formula="of:=([.C838]-[.B838])*1000" office:value-type="float" office:value="73.24" calcext:value-type="float">
            <text:p>73.24</text:p>
          </table:table-cell>
          <table:table-cell office:value-type="float" office:value="0.58907" calcext:value-type="float">
            <text:p>0.58907</text:p>
          </table:table-cell>
          <table:table-cell office:value-type="float" office:value="0.63127" calcext:value-type="float">
            <text:p>0.63127</text:p>
          </table:table-cell>
          <table:table-cell table:formula="of:=([.F838]-[.E838])*1000" office:value-type="float" office:value="42.1999999999999" calcext:value-type="float">
            <text:p>42.1999999999999</text:p>
          </table:table-cell>
          <table:table-cell office:value-type="float" office:value="0.58992" calcext:value-type="float">
            <text:p>0.58992</text:p>
          </table:table-cell>
          <table:table-cell office:value-type="float" office:value="0.64726" calcext:value-type="float">
            <text:p>0.64726</text:p>
          </table:table-cell>
          <table:table-cell table:formula="of:=([.I838]-[.H838])*1000" office:value-type="float" office:value="57.3400000000001" calcext:value-type="float">
            <text:p>57.3400000000001</text:p>
          </table:table-cell>
          <table:table-cell office:value-type="float" office:value="0.58373" calcext:value-type="float">
            <text:p>0.58373</text:p>
          </table:table-cell>
          <table:table-cell office:value-type="float" office:value="0.65402" calcext:value-type="float">
            <text:p>0.65402</text:p>
          </table:table-cell>
          <table:table-cell table:formula="of:=([.L838]-[.H838])*1000" office:value-type="float" office:value="64.1000000000001" calcext:value-type="float">
            <text:p>64.1000000000001</text:p>
          </table:table-cell>
          <table:table-cell table:number-columns-repeated="11"/>
        </table:table-row>
        <table:table-row table:style-name="ro1">
          <table:table-cell office:value-type="float" office:value="0.3204" calcext:value-type="float">
            <text:p>0.3204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61471" calcext:value-type="float">
            <text:p>0.61471</text:p>
          </table:table-cell>
          <table:table-cell table:formula="of:=([.C839]-[.B839])*1000" office:value-type="float" office:value="71.4100000000001" calcext:value-type="float">
            <text:p>71.4100000000001</text:p>
          </table:table-cell>
          <table:table-cell office:value-type="float" office:value="0.59005" calcext:value-type="float">
            <text:p>0.59005</text:p>
          </table:table-cell>
          <table:table-cell office:value-type="float" office:value="0.63117" calcext:value-type="float">
            <text:p>0.63117</text:p>
          </table:table-cell>
          <table:table-cell table:formula="of:=([.F839]-[.E839])*1000" office:value-type="float" office:value="41.1199999999999" calcext:value-type="float">
            <text:p>41.1199999999999</text:p>
          </table:table-cell>
          <table:table-cell office:value-type="float" office:value="0.59105" calcext:value-type="float">
            <text:p>0.59105</text:p>
          </table:table-cell>
          <table:table-cell office:value-type="float" office:value="0.64715" calcext:value-type="float">
            <text:p>0.64715</text:p>
          </table:table-cell>
          <table:table-cell table:formula="of:=([.I839]-[.H839])*1000" office:value-type="float" office:value="56.0999999999999" calcext:value-type="float">
            <text:p>56.0999999999999</text:p>
          </table:table-cell>
          <table:table-cell office:value-type="float" office:value="0.58494" calcext:value-type="float">
            <text:p>0.58494</text:p>
          </table:table-cell>
          <table:table-cell office:value-type="float" office:value="0.65392" calcext:value-type="float">
            <text:p>0.65392</text:p>
          </table:table-cell>
          <table:table-cell table:formula="of:=([.L839]-[.H839])*1000" office:value-type="float" office:value="62.87" calcext:value-type="float">
            <text:p>62.87</text:p>
          </table:table-cell>
          <table:table-cell table:number-columns-repeated="11"/>
        </table:table-row>
        <table:table-row table:style-name="ro1">
          <table:table-cell office:value-type="float" office:value="0.3208" calcext:value-type="float">
            <text:p>0.3208</text:p>
          </table:table-cell>
          <table:table-cell office:value-type="float" office:value="0.54507" calcext:value-type="float">
            <text:p>0.54507</text:p>
          </table:table-cell>
          <table:table-cell office:value-type="float" office:value="0.61465" calcext:value-type="float">
            <text:p>0.61465</text:p>
          </table:table-cell>
          <table:table-cell table:formula="of:=([.C840]-[.B840])*1000" office:value-type="float" office:value="69.58" calcext:value-type="float">
            <text:p>69.58</text:p>
          </table:table-cell>
          <table:table-cell office:value-type="float" office:value="0.59104" calcext:value-type="float">
            <text:p>0.59104</text:p>
          </table:table-cell>
          <table:table-cell office:value-type="float" office:value="0.63108" calcext:value-type="float">
            <text:p>0.63108</text:p>
          </table:table-cell>
          <table:table-cell table:formula="of:=([.F840]-[.E840])*1000" office:value-type="float" office:value="40.0400000000001" calcext:value-type="float">
            <text:p>40.0400000000001</text:p>
          </table:table-cell>
          <table:table-cell office:value-type="float" office:value="0.59218" calcext:value-type="float">
            <text:p>0.59218</text:p>
          </table:table-cell>
          <table:table-cell office:value-type="float" office:value="0.64705" calcext:value-type="float">
            <text:p>0.64705</text:p>
          </table:table-cell>
          <table:table-cell table:formula="of:=([.I840]-[.H840])*1000" office:value-type="float" office:value="54.87" calcext:value-type="float">
            <text:p>54.87</text:p>
          </table:table-cell>
          <table:table-cell office:value-type="float" office:value="0.58616" calcext:value-type="float">
            <text:p>0.58616</text:p>
          </table:table-cell>
          <table:table-cell office:value-type="float" office:value="0.65382" calcext:value-type="float">
            <text:p>0.65382</text:p>
          </table:table-cell>
          <table:table-cell table:formula="of:=([.L840]-[.H840])*1000" office:value-type="float" office:value="61.64" calcext:value-type="float">
            <text:p>61.64</text:p>
          </table:table-cell>
          <table:table-cell table:number-columns-repeated="11"/>
        </table:table-row>
        <table:table-row table:style-name="ro1">
          <table:table-cell office:value-type="float" office:value="0.3212" calcext:value-type="float">
            <text:p>0.3212</text:p>
          </table:table-cell>
          <table:table-cell office:value-type="float" office:value="0.54684" calcext:value-type="float">
            <text:p>0.54684</text:p>
          </table:table-cell>
          <table:table-cell office:value-type="float" office:value="0.61458" calcext:value-type="float">
            <text:p>0.61458</text:p>
          </table:table-cell>
          <table:table-cell table:formula="of:=([.C841]-[.B841])*1000" office:value-type="float" office:value="67.74" calcext:value-type="float">
            <text:p>67.74</text:p>
          </table:table-cell>
          <table:table-cell office:value-type="float" office:value="0.59203" calcext:value-type="float">
            <text:p>0.59203</text:p>
          </table:table-cell>
          <table:table-cell office:value-type="float" office:value="0.63098" calcext:value-type="float">
            <text:p>0.63098</text:p>
          </table:table-cell>
          <table:table-cell table:formula="of:=([.F841]-[.E841])*1000" office:value-type="float" office:value="38.95" calcext:value-type="float">
            <text:p>38.95</text:p>
          </table:table-cell>
          <table:table-cell office:value-type="float" office:value="0.59331" calcext:value-type="float">
            <text:p>0.59331</text:p>
          </table:table-cell>
          <table:table-cell office:value-type="float" office:value="0.64695" calcext:value-type="float">
            <text:p>0.64695</text:p>
          </table:table-cell>
          <table:table-cell table:formula="of:=([.I841]-[.H841])*1000" office:value-type="float" office:value="53.64" calcext:value-type="float">
            <text:p>53.64</text:p>
          </table:table-cell>
          <table:table-cell office:value-type="float" office:value="0.58737" calcext:value-type="float">
            <text:p>0.58737</text:p>
          </table:table-cell>
          <table:table-cell office:value-type="float" office:value="0.65372" calcext:value-type="float">
            <text:p>0.65372</text:p>
          </table:table-cell>
          <table:table-cell table:formula="of:=([.L841]-[.H841])*1000" office:value-type="float" office:value="60.4100000000001" calcext:value-type="float">
            <text:p>60.4100000000001</text:p>
          </table:table-cell>
          <table:table-cell table:number-columns-repeated="11"/>
        </table:table-row>
        <table:table-row table:style-name="ro1">
          <table:table-cell office:value-type="float" office:value="0.3216" calcext:value-type="float">
            <text:p>0.3216</text:p>
          </table:table-cell>
          <table:table-cell office:value-type="float" office:value="0.54861" calcext:value-type="float">
            <text:p>0.54861</text:p>
          </table:table-cell>
          <table:table-cell office:value-type="float" office:value="0.61452" calcext:value-type="float">
            <text:p>0.61452</text:p>
          </table:table-cell>
          <table:table-cell table:formula="of:=([.C842]-[.B842])*1000" office:value-type="float" office:value="65.91" calcext:value-type="float">
            <text:p>65.91</text:p>
          </table:table-cell>
          <table:table-cell office:value-type="float" office:value="0.59302" calcext:value-type="float">
            <text:p>0.59302</text:p>
          </table:table-cell>
          <table:table-cell office:value-type="float" office:value="0.63089" calcext:value-type="float">
            <text:p>0.63089</text:p>
          </table:table-cell>
          <table:table-cell table:formula="of:=([.F842]-[.E842])*1000" office:value-type="float" office:value="37.87" calcext:value-type="float">
            <text:p>37.87</text:p>
          </table:table-cell>
          <table:table-cell office:value-type="float" office:value="0.59444" calcext:value-type="float">
            <text:p>0.59444</text:p>
          </table:table-cell>
          <table:table-cell office:value-type="float" office:value="0.64685" calcext:value-type="float">
            <text:p>0.64685</text:p>
          </table:table-cell>
          <table:table-cell table:formula="of:=([.I842]-[.H842])*1000" office:value-type="float" office:value="52.41" calcext:value-type="float">
            <text:p>52.41</text:p>
          </table:table-cell>
          <table:table-cell office:value-type="float" office:value="0.58859" calcext:value-type="float">
            <text:p>0.58859</text:p>
          </table:table-cell>
          <table:table-cell office:value-type="float" office:value="0.65361" calcext:value-type="float">
            <text:p>0.65361</text:p>
          </table:table-cell>
          <table:table-cell table:formula="of:=([.L842]-[.H842])*1000" office:value-type="float" office:value="59.1699999999999" calcext:value-type="float">
            <text:p>59.1699999999999</text:p>
          </table:table-cell>
          <table:table-cell table:number-columns-repeated="11"/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0.55038" calcext:value-type="float">
            <text:p>0.55038</text:p>
          </table:table-cell>
          <table:table-cell office:value-type="float" office:value="0.61446" calcext:value-type="float">
            <text:p>0.61446</text:p>
          </table:table-cell>
          <table:table-cell table:formula="of:=([.C843]-[.B843])*1000" office:value-type="float" office:value="64.0799999999999" calcext:value-type="float">
            <text:p>64.0799999999999</text:p>
          </table:table-cell>
          <table:table-cell office:value-type="float" office:value="0.594" calcext:value-type="float">
            <text:p>0.594</text:p>
          </table:table-cell>
          <table:table-cell office:value-type="float" office:value="0.6308" calcext:value-type="float">
            <text:p>0.6308</text:p>
          </table:table-cell>
          <table:table-cell table:formula="of:=([.F843]-[.E843])*1000" office:value-type="float" office:value="36.8000000000001" calcext:value-type="float">
            <text:p>36.8000000000001</text:p>
          </table:table-cell>
          <table:table-cell office:value-type="float" office:value="0.59557" calcext:value-type="float">
            <text:p>0.59557</text:p>
          </table:table-cell>
          <table:table-cell office:value-type="float" office:value="0.64674" calcext:value-type="float">
            <text:p>0.64674</text:p>
          </table:table-cell>
          <table:table-cell table:formula="of:=([.I843]-[.H843])*1000" office:value-type="float" office:value="51.1700000000001" calcext:value-type="float">
            <text:p>51.1700000000001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65351" calcext:value-type="float">
            <text:p>0.65351</text:p>
          </table:table-cell>
          <table:table-cell table:formula="of:=([.L843]-[.H843])*1000" office:value-type="float" office:value="57.94" calcext:value-type="float">
            <text:p>57.94</text:p>
          </table:table-cell>
          <table:table-cell table:number-columns-repeated="11"/>
        </table:table-row>
        <table:table-row table:style-name="ro1">
          <table:table-cell office:value-type="float" office:value="0.3224" calcext:value-type="float">
            <text:p>0.3224</text:p>
          </table:table-cell>
          <table:table-cell office:value-type="float" office:value="0.55215" calcext:value-type="float">
            <text:p>0.55215</text:p>
          </table:table-cell>
          <table:table-cell office:value-type="float" office:value="0.61439" calcext:value-type="float">
            <text:p>0.61439</text:p>
          </table:table-cell>
          <table:table-cell table:formula="of:=([.C844]-[.B844])*1000" office:value-type="float" office:value="62.2400000000001" calcext:value-type="float">
            <text:p>62.2400000000001</text:p>
          </table:table-cell>
          <table:table-cell office:value-type="float" office:value="0.59499" calcext:value-type="float">
            <text:p>0.59499</text:p>
          </table:table-cell>
          <table:table-cell office:value-type="float" office:value="0.6307" calcext:value-type="float">
            <text:p>0.6307</text:p>
          </table:table-cell>
          <table:table-cell table:formula="of:=([.F844]-[.E844])*1000" office:value-type="float" office:value="35.71" calcext:value-type="float">
            <text:p>35.71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64664" calcext:value-type="float">
            <text:p>0.64664</text:p>
          </table:table-cell>
          <table:table-cell table:formula="of:=([.I844]-[.H844])*1000" office:value-type="float" office:value="49.9400000000001" calcext:value-type="float">
            <text:p>49.9400000000001</text:p>
          </table:table-cell>
          <table:table-cell office:value-type="float" office:value="0.59102" calcext:value-type="float">
            <text:p>0.59102</text:p>
          </table:table-cell>
          <table:table-cell office:value-type="float" office:value="0.65341" calcext:value-type="float">
            <text:p>0.65341</text:p>
          </table:table-cell>
          <table:table-cell table:formula="of:=([.L844]-[.H844])*1000" office:value-type="float" office:value="56.71" calcext:value-type="float">
            <text:p>56.71</text:p>
          </table:table-cell>
          <table:table-cell table:number-columns-repeated="11"/>
        </table:table-row>
        <table:table-row table:style-name="ro1">
          <table:table-cell office:value-type="float" office:value="0.3228" calcext:value-type="float">
            <text:p>0.3228</text:p>
          </table:table-cell>
          <table:table-cell office:value-type="float" office:value="0.55392" calcext:value-type="float">
            <text:p>0.55392</text:p>
          </table:table-cell>
          <table:table-cell office:value-type="float" office:value="0.61433" calcext:value-type="float">
            <text:p>0.61433</text:p>
          </table:table-cell>
          <table:table-cell table:formula="of:=([.C845]-[.B845])*1000" office:value-type="float" office:value="60.41" calcext:value-type="float">
            <text:p>60.41</text:p>
          </table:table-cell>
          <table:table-cell office:value-type="float" office:value="0.59598" calcext:value-type="float">
            <text:p>0.59598</text:p>
          </table:table-cell>
          <table:table-cell office:value-type="float" office:value="0.63061" calcext:value-type="float">
            <text:p>0.63061</text:p>
          </table:table-cell>
          <table:table-cell table:formula="of:=([.F845]-[.E845])*1000" office:value-type="float" office:value="34.6299999999999" calcext:value-type="float">
            <text:p>34.6299999999999</text:p>
          </table:table-cell>
          <table:table-cell office:value-type="float" office:value="0.59783" calcext:value-type="float">
            <text:p>0.59783</text:p>
          </table:table-cell>
          <table:table-cell office:value-type="float" office:value="0.64654" calcext:value-type="float">
            <text:p>0.64654</text:p>
          </table:table-cell>
          <table:table-cell table:formula="of:=([.I845]-[.H845])*1000" office:value-type="float" office:value="48.7099999999999" calcext:value-type="float">
            <text:p>48.7099999999999</text:p>
          </table:table-cell>
          <table:table-cell office:value-type="float" office:value="0.59223" calcext:value-type="float">
            <text:p>0.59223</text:p>
          </table:table-cell>
          <table:table-cell office:value-type="float" office:value="0.65331" calcext:value-type="float">
            <text:p>0.65331</text:p>
          </table:table-cell>
          <table:table-cell table:formula="of:=([.L845]-[.H845])*1000" office:value-type="float" office:value="55.48" calcext:value-type="float">
            <text:p>55.48</text:p>
          </table:table-cell>
          <table:table-cell table:number-columns-repeated="11"/>
        </table:table-row>
        <table:table-row table:style-name="ro1">
          <table:table-cell office:value-type="float" office:value="0.3232" calcext:value-type="float">
            <text:p>0.3232</text:p>
          </table:table-cell>
          <table:table-cell office:value-type="float" office:value="0.55569" calcext:value-type="float">
            <text:p>0.55569</text:p>
          </table:table-cell>
          <table:table-cell office:value-type="float" office:value="0.61427" calcext:value-type="float">
            <text:p>0.61427</text:p>
          </table:table-cell>
          <table:table-cell table:formula="of:=([.C846]-[.B846])*1000" office:value-type="float" office:value="58.5800000000001" calcext:value-type="float">
            <text:p>58.5800000000001</text:p>
          </table:table-cell>
          <table:table-cell office:value-type="float" office:value="0.59697" calcext:value-type="float">
            <text:p>0.59697</text:p>
          </table:table-cell>
          <table:table-cell office:value-type="float" office:value="0.63051" calcext:value-type="float">
            <text:p>0.63051</text:p>
          </table:table-cell>
          <table:table-cell table:formula="of:=([.F846]-[.E846])*1000" office:value-type="float" office:value="33.54" calcext:value-type="float">
            <text:p>33.54</text:p>
          </table:table-cell>
          <table:table-cell office:value-type="float" office:value="0.59896" calcext:value-type="float">
            <text:p>0.59896</text:p>
          </table:table-cell>
          <table:table-cell office:value-type="float" office:value="0.64643" calcext:value-type="float">
            <text:p>0.64643</text:p>
          </table:table-cell>
          <table:table-cell table:formula="of:=([.I846]-[.H846])*1000" office:value-type="float" office:value="47.47" calcext:value-type="float">
            <text:p>47.47</text:p>
          </table:table-cell>
          <table:table-cell office:value-type="float" office:value="0.59345" calcext:value-type="float">
            <text:p>0.59345</text:p>
          </table:table-cell>
          <table:table-cell office:value-type="float" office:value="0.65321" calcext:value-type="float">
            <text:p>0.65321</text:p>
          </table:table-cell>
          <table:table-cell table:formula="of:=([.L846]-[.H846])*1000" office:value-type="float" office:value="54.25" calcext:value-type="float">
            <text:p>54.25</text:p>
          </table:table-cell>
          <table:table-cell table:number-columns-repeated="11"/>
        </table:table-row>
        <table:table-row table:style-name="ro1">
          <table:table-cell office:value-type="float" office:value="0.3236" calcext:value-type="float">
            <text:p>0.3236</text:p>
          </table:table-cell>
          <table:table-cell office:value-type="float" office:value="0.55727" calcext:value-type="float">
            <text:p>0.55727</text:p>
          </table:table-cell>
          <table:table-cell office:value-type="float" office:value="0.61421" calcext:value-type="float">
            <text:p>0.61421</text:p>
          </table:table-cell>
          <table:table-cell table:formula="of:=([.C847]-[.B847])*1000" office:value-type="float" office:value="56.94" calcext:value-type="float">
            <text:p>56.94</text:p>
          </table:table-cell>
          <table:table-cell office:value-type="float" office:value="0.59784" calcext:value-type="float">
            <text:p>0.59784</text:p>
          </table:table-cell>
          <table:table-cell office:value-type="float" office:value="0.63042" calcext:value-type="float">
            <text:p>0.63042</text:p>
          </table:table-cell>
          <table:table-cell table:formula="of:=([.F847]-[.E847])*1000" office:value-type="float" office:value="32.5800000000001" calcext:value-type="float">
            <text:p>32.5800000000001</text:p>
          </table:table-cell>
          <table:table-cell office:value-type="float" office:value="0.59998" calcext:value-type="float">
            <text:p>0.59998</text:p>
          </table:table-cell>
          <table:table-cell office:value-type="float" office:value="0.64633" calcext:value-type="float">
            <text:p>0.64633</text:p>
          </table:table-cell>
          <table:table-cell table:formula="of:=([.I847]-[.H847])*1000" office:value-type="float" office:value="46.35" calcext:value-type="float">
            <text:p>46.35</text:p>
          </table:table-cell>
          <table:table-cell office:value-type="float" office:value="0.59457" calcext:value-type="float">
            <text:p>0.59457</text:p>
          </table:table-cell>
          <table:table-cell office:value-type="float" office:value="0.65311" calcext:value-type="float">
            <text:p>0.65311</text:p>
          </table:table-cell>
          <table:table-cell table:formula="of:=([.L847]-[.H847])*1000" office:value-type="float" office:value="53.13" calcext:value-type="float">
            <text:p>53.13</text:p>
          </table:table-cell>
          <table:table-cell table:number-columns-repeated="11"/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0.61414" calcext:value-type="float">
            <text:p>0.61414</text:p>
          </table:table-cell>
          <table:table-cell table:formula="of:=([.C848]-[.B848])*1000" office:value-type="float" office:value="55.3899999999999" calcext:value-type="float">
            <text:p>55.3899999999999</text:p>
          </table:table-cell>
          <table:table-cell office:value-type="float" office:value="0.59866" calcext:value-type="float">
            <text:p>0.59866</text:p>
          </table:table-cell>
          <table:table-cell office:value-type="float" office:value="0.63032" calcext:value-type="float">
            <text:p>0.63032</text:p>
          </table:table-cell>
          <table:table-cell table:formula="of:=([.F848]-[.E848])*1000" office:value-type="float" office:value="31.66" calcext:value-type="float">
            <text:p>31.66</text:p>
          </table:table-cell>
          <table:table-cell office:value-type="float" office:value="0.60095" calcext:value-type="float">
            <text:p>0.60095</text:p>
          </table:table-cell>
          <table:table-cell office:value-type="float" office:value="0.64622" calcext:value-type="float">
            <text:p>0.64622</text:p>
          </table:table-cell>
          <table:table-cell table:formula="of:=([.I848]-[.H848])*1000" office:value-type="float" office:value="45.2699999999999" calcext:value-type="float">
            <text:p>45.2699999999999</text:p>
          </table:table-cell>
          <table:table-cell office:value-type="float" office:value="0.59564" calcext:value-type="float">
            <text:p>0.59564</text:p>
          </table:table-cell>
          <table:table-cell office:value-type="float" office:value="0.65301" calcext:value-type="float">
            <text:p>0.65301</text:p>
          </table:table-cell>
          <table:table-cell table:formula="of:=([.L848]-[.H848])*1000" office:value-type="float" office:value="52.06" calcext:value-type="float">
            <text:p>52.06</text:p>
          </table:table-cell>
          <table:table-cell table:number-columns-repeated="11"/>
        </table:table-row>
        <table:table-row table:style-name="ro1">
          <table:table-cell office:value-type="float" office:value="0.3244" calcext:value-type="float">
            <text:p>0.3244</text:p>
          </table:table-cell>
          <table:table-cell office:value-type="float" office:value="0.56023" calcext:value-type="float">
            <text:p>0.56023</text:p>
          </table:table-cell>
          <table:table-cell office:value-type="float" office:value="0.61408" calcext:value-type="float">
            <text:p>0.61408</text:p>
          </table:table-cell>
          <table:table-cell table:formula="of:=([.C849]-[.B849])*1000" office:value-type="float" office:value="53.8500000000001" calcext:value-type="float">
            <text:p>53.8500000000001</text:p>
          </table:table-cell>
          <table:table-cell office:value-type="float" office:value="0.59948" calcext:value-type="float">
            <text:p>0.59948</text:p>
          </table:table-cell>
          <table:table-cell office:value-type="float" office:value="0.63023" calcext:value-type="float">
            <text:p>0.63023</text:p>
          </table:table-cell>
          <table:table-cell table:formula="of:=([.F849]-[.E849])*1000" office:value-type="float" office:value="30.7500000000001" calcext:value-type="float">
            <text:p>30.7500000000001</text:p>
          </table:table-cell>
          <table:table-cell office:value-type="float" office:value="0.60192" calcext:value-type="float">
            <text:p>0.60192</text:p>
          </table:table-cell>
          <table:table-cell office:value-type="float" office:value="0.64612" calcext:value-type="float">
            <text:p>0.64612</text:p>
          </table:table-cell>
          <table:table-cell table:formula="of:=([.I849]-[.H849])*1000" office:value-type="float" office:value="44.2" calcext:value-type="float">
            <text:p>44.2</text:p>
          </table:table-cell>
          <table:table-cell office:value-type="float" office:value="0.59671" calcext:value-type="float">
            <text:p>0.59671</text:p>
          </table:table-cell>
          <table:table-cell office:value-type="float" office:value="0.65291" calcext:value-type="float">
            <text:p>0.65291</text:p>
          </table:table-cell>
          <table:table-cell table:formula="of:=([.L849]-[.H849])*1000" office:value-type="float" office:value="50.9900000000001" calcext:value-type="float">
            <text:p>50.9900000000001</text:p>
          </table:table-cell>
          <table:table-cell table:number-columns-repeated="11"/>
        </table:table-row>
        <table:table-row table:style-name="ro1">
          <table:table-cell office:value-type="float" office:value="0.3248" calcext:value-type="float">
            <text:p>0.3248</text:p>
          </table:table-cell>
          <table:table-cell office:value-type="float" office:value="0.56171" calcext:value-type="float">
            <text:p>0.56171</text:p>
          </table:table-cell>
          <table:table-cell office:value-type="float" office:value="0.61402" calcext:value-type="float">
            <text:p>0.61402</text:p>
          </table:table-cell>
          <table:table-cell table:formula="of:=([.C850]-[.B850])*1000" office:value-type="float" office:value="52.31" calcext:value-type="float">
            <text:p>52.31</text:p>
          </table:table-cell>
          <table:table-cell office:value-type="float" office:value="0.60029" calcext:value-type="float">
            <text:p>0.60029</text:p>
          </table:table-cell>
          <table:table-cell office:value-type="float" office:value="0.63013" calcext:value-type="float">
            <text:p>0.63013</text:p>
          </table:table-cell>
          <table:table-cell table:formula="of:=([.F850]-[.E850])*1000" office:value-type="float" office:value="29.84" calcext:value-type="float">
            <text:p>29.84</text:p>
          </table:table-cell>
          <table:table-cell office:value-type="float" office:value="0.60289" calcext:value-type="float">
            <text:p>0.60289</text:p>
          </table:table-cell>
          <table:table-cell office:value-type="float" office:value="0.64601" calcext:value-type="float">
            <text:p>0.64601</text:p>
          </table:table-cell>
          <table:table-cell table:formula="of:=([.I850]-[.H850])*1000" office:value-type="float" office:value="43.1200000000001" calcext:value-type="float">
            <text:p>43.1200000000001</text:p>
          </table:table-cell>
          <table:table-cell office:value-type="float" office:value="0.59778" calcext:value-type="float">
            <text:p>0.59778</text:p>
          </table:table-cell>
          <table:table-cell office:value-type="float" office:value="0.6528" calcext:value-type="float">
            <text:p>0.6528</text:p>
          </table:table-cell>
          <table:table-cell table:formula="of:=([.L850]-[.H850])*1000" office:value-type="float" office:value="49.91" calcext:value-type="float">
            <text:p>49.91</text:p>
          </table:table-cell>
          <table:table-cell table:number-columns-repeated="11"/>
        </table:table-row>
        <table:table-row table:style-name="ro1">
          <table:table-cell office:value-type="float" office:value="0.3252" calcext:value-type="float">
            <text:p>0.3252</text:p>
          </table:table-cell>
          <table:table-cell office:value-type="float" office:value="0.56319" calcext:value-type="float">
            <text:p>0.56319</text:p>
          </table:table-cell>
          <table:table-cell office:value-type="float" office:value="0.61396" calcext:value-type="float">
            <text:p>0.61396</text:p>
          </table:table-cell>
          <table:table-cell table:formula="of:=([.C851]-[.B851])*1000" office:value-type="float" office:value="50.77" calcext:value-type="float">
            <text:p>50.77</text:p>
          </table:table-cell>
          <table:table-cell office:value-type="float" office:value="0.60111" calcext:value-type="float">
            <text:p>0.60111</text:p>
          </table:table-cell>
          <table:table-cell office:value-type="float" office:value="0.63004" calcext:value-type="float">
            <text:p>0.63004</text:p>
          </table:table-cell>
          <table:table-cell table:formula="of:=([.F851]-[.E851])*1000" office:value-type="float" office:value="28.93" calcext:value-type="float">
            <text:p>28.93</text:p>
          </table:table-cell>
          <table:table-cell office:value-type="float" office:value="0.60386" calcext:value-type="float">
            <text:p>0.60386</text:p>
          </table:table-cell>
          <table:table-cell office:value-type="float" office:value="0.64591" calcext:value-type="float">
            <text:p>0.64591</text:p>
          </table:table-cell>
          <table:table-cell table:formula="of:=([.I851]-[.H851])*1000" office:value-type="float" office:value="42.05" calcext:value-type="float">
            <text:p>42.05</text:p>
          </table:table-cell>
          <table:table-cell office:value-type="float" office:value="0.59886" calcext:value-type="float">
            <text:p>0.59886</text:p>
          </table:table-cell>
          <table:table-cell office:value-type="float" office:value="0.6527" calcext:value-type="float">
            <text:p>0.6527</text:p>
          </table:table-cell>
          <table:table-cell table:formula="of:=([.L851]-[.H851])*1000" office:value-type="float" office:value="48.84" calcext:value-type="float">
            <text:p>48.84</text:p>
          </table:table-cell>
          <table:table-cell table:number-columns-repeated="11"/>
        </table:table-row>
        <table:table-row table:style-name="ro1">
          <table:table-cell office:value-type="float" office:value="0.3256" calcext:value-type="float">
            <text:p>0.3256</text:p>
          </table:table-cell>
          <table:table-cell office:value-type="float" office:value="0.56467" calcext:value-type="float">
            <text:p>0.56467</text:p>
          </table:table-cell>
          <table:table-cell office:value-type="float" office:value="0.61389" calcext:value-type="float">
            <text:p>0.61389</text:p>
          </table:table-cell>
          <table:table-cell table:formula="of:=([.C852]-[.B852])*1000" office:value-type="float" office:value="49.22" calcext:value-type="float">
            <text:p>49.22</text:p>
          </table:table-cell>
          <table:table-cell office:value-type="float" office:value="0.60193" calcext:value-type="float">
            <text:p>0.60193</text:p>
          </table:table-cell>
          <table:table-cell office:value-type="float" office:value="0.62994" calcext:value-type="float">
            <text:p>0.62994</text:p>
          </table:table-cell>
          <table:table-cell table:formula="of:=([.F852]-[.E852])*1000" office:value-type="float" office:value="28.01" calcext:value-type="float">
            <text:p>28.01</text:p>
          </table:table-cell>
          <table:table-cell office:value-type="float" office:value="0.60482" calcext:value-type="float">
            <text:p>0.60482</text:p>
          </table:table-cell>
          <table:table-cell office:value-type="float" office:value="0.6458" calcext:value-type="float">
            <text:p>0.6458</text:p>
          </table:table-cell>
          <table:table-cell table:formula="of:=([.I852]-[.H852])*1000" office:value-type="float" office:value="40.98" calcext:value-type="float">
            <text:p>40.98</text:p>
          </table:table-cell>
          <table:table-cell office:value-type="float" office:value="0.59993" calcext:value-type="float">
            <text:p>0.59993</text:p>
          </table:table-cell>
          <table:table-cell office:value-type="float" office:value="0.6526" calcext:value-type="float">
            <text:p>0.6526</text:p>
          </table:table-cell>
          <table:table-cell table:formula="of:=([.L852]-[.H852])*1000" office:value-type="float" office:value="47.78" calcext:value-type="float">
            <text:p>47.78</text:p>
          </table:table-cell>
          <table:table-cell table:number-columns-repeated="11"/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.56615" calcext:value-type="float">
            <text:p>0.56615</text:p>
          </table:table-cell>
          <table:table-cell office:value-type="float" office:value="0.61383" calcext:value-type="float">
            <text:p>0.61383</text:p>
          </table:table-cell>
          <table:table-cell table:formula="of:=([.C853]-[.B853])*1000" office:value-type="float" office:value="47.6800000000001" calcext:value-type="float">
            <text:p>47.6800000000001</text:p>
          </table:table-cell>
          <table:table-cell office:value-type="float" office:value="0.60274" calcext:value-type="float">
            <text:p>0.60274</text:p>
          </table:table-cell>
          <table:table-cell office:value-type="float" office:value="0.62985" calcext:value-type="float">
            <text:p>0.62985</text:p>
          </table:table-cell>
          <table:table-cell table:formula="of:=([.F853]-[.E853])*1000" office:value-type="float" office:value="27.11" calcext:value-type="float">
            <text:p>27.11</text:p>
          </table:table-cell>
          <table:table-cell office:value-type="float" office:value="0.60579" calcext:value-type="float">
            <text:p>0.60579</text:p>
          </table:table-cell>
          <table:table-cell office:value-type="float" office:value="0.6457" calcext:value-type="float">
            <text:p>0.6457</text:p>
          </table:table-cell>
          <table:table-cell table:formula="of:=([.I853]-[.H853])*1000" office:value-type="float" office:value="39.91" calcext:value-type="float">
            <text:p>39.91</text:p>
          </table:table-cell>
          <table:table-cell office:value-type="float" office:value="0.601" calcext:value-type="float">
            <text:p>0.601</text:p>
          </table:table-cell>
          <table:table-cell office:value-type="float" office:value="0.6525" calcext:value-type="float">
            <text:p>0.6525</text:p>
          </table:table-cell>
          <table:table-cell table:formula="of:=([.L853]-[.H853])*1000" office:value-type="float" office:value="46.71" calcext:value-type="float">
            <text:p>46.71</text:p>
          </table:table-cell>
          <table:table-cell table:number-columns-repeated="11"/>
        </table:table-row>
        <table:table-row table:style-name="ro1">
          <table:table-cell office:value-type="float" office:value="0.3264" calcext:value-type="float">
            <text:p>0.3264</text:p>
          </table:table-cell>
          <table:table-cell office:value-type="float" office:value="0.56763" calcext:value-type="float">
            <text:p>0.56763</text:p>
          </table:table-cell>
          <table:table-cell office:value-type="float" office:value="0.61377" calcext:value-type="float">
            <text:p>0.61377</text:p>
          </table:table-cell>
          <table:table-cell table:formula="of:=([.C854]-[.B854])*1000" office:value-type="float" office:value="46.14" calcext:value-type="float">
            <text:p>46.14</text:p>
          </table:table-cell>
          <table:table-cell office:value-type="float" office:value="0.60356" calcext:value-type="float">
            <text:p>0.60356</text:p>
          </table:table-cell>
          <table:table-cell office:value-type="float" office:value="0.62975" calcext:value-type="float">
            <text:p>0.62975</text:p>
          </table:table-cell>
          <table:table-cell table:formula="of:=([.F854]-[.E854])*1000" office:value-type="float" office:value="26.1899999999999" calcext:value-type="float">
            <text:p>26.1899999999999</text:p>
          </table:table-cell>
          <table:table-cell office:value-type="float" office:value="0.60676" calcext:value-type="float">
            <text:p>0.60676</text:p>
          </table:table-cell>
          <table:table-cell office:value-type="float" office:value="0.64559" calcext:value-type="float">
            <text:p>0.64559</text:p>
          </table:table-cell>
          <table:table-cell table:formula="of:=([.I854]-[.H854])*1000" office:value-type="float" office:value="38.83" calcext:value-type="float">
            <text:p>38.83</text:p>
          </table:table-cell>
          <table:table-cell office:value-type="float" office:value="0.60207" calcext:value-type="float">
            <text:p>0.60207</text:p>
          </table:table-cell>
          <table:table-cell office:value-type="float" office:value="0.65239" calcext:value-type="float">
            <text:p>0.65239</text:p>
          </table:table-cell>
          <table:table-cell table:formula="of:=([.L854]-[.H854])*1000" office:value-type="float" office:value="45.6299999999999" calcext:value-type="float">
            <text:p>45.6299999999999</text:p>
          </table:table-cell>
          <table:table-cell table:number-columns-repeated="11"/>
        </table:table-row>
        <table:table-row table:style-name="ro1">
          <table:table-cell office:value-type="float" office:value="0.3268" calcext:value-type="float">
            <text:p>0.3268</text:p>
          </table:table-cell>
          <table:table-cell office:value-type="float" office:value="0.56903" calcext:value-type="float">
            <text:p>0.56903</text:p>
          </table:table-cell>
          <table:table-cell office:value-type="float" office:value="0.6137" calcext:value-type="float">
            <text:p>0.6137</text:p>
          </table:table-cell>
          <table:table-cell table:formula="of:=([.C855]-[.B855])*1000" office:value-type="float" office:value="44.67" calcext:value-type="float">
            <text:p>44.67</text:p>
          </table:table-cell>
          <table:table-cell office:value-type="float" office:value="0.60433" calcext:value-type="float">
            <text:p>0.60433</text:p>
          </table:table-cell>
          <table:table-cell office:value-type="float" office:value="0.62966" calcext:value-type="float">
            <text:p>0.62966</text:p>
          </table:table-cell>
          <table:table-cell table:formula="of:=([.F855]-[.E855])*1000" office:value-type="float" office:value="25.33" calcext:value-type="float">
            <text:p>25.33</text:p>
          </table:table-cell>
          <table:table-cell office:value-type="float" office:value="0.60768" calcext:value-type="float">
            <text:p>0.60768</text:p>
          </table:table-cell>
          <table:table-cell office:value-type="float" office:value="0.64549" calcext:value-type="float">
            <text:p>0.64549</text:p>
          </table:table-cell>
          <table:table-cell table:formula="of:=([.I855]-[.H855])*1000" office:value-type="float" office:value="37.81" calcext:value-type="float">
            <text:p>37.81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65229" calcext:value-type="float">
            <text:p>0.65229</text:p>
          </table:table-cell>
          <table:table-cell table:formula="of:=([.L855]-[.H855])*1000" office:value-type="float" office:value="44.61" calcext:value-type="float">
            <text:p>44.61</text:p>
          </table:table-cell>
          <table:table-cell table:number-columns-repeated="11"/>
        </table:table-row>
        <table:table-row table:style-name="ro1">
          <table:table-cell office:value-type="float" office:value="0.3272" calcext:value-type="float">
            <text:p>0.3272</text:p>
          </table:table-cell>
          <table:table-cell office:value-type="float" office:value="0.57025" calcext:value-type="float">
            <text:p>0.57025</text:p>
          </table:table-cell>
          <table:table-cell office:value-type="float" office:value="0.61364" calcext:value-type="float">
            <text:p>0.61364</text:p>
          </table:table-cell>
          <table:table-cell table:formula="of:=([.C856]-[.B856])*1000" office:value-type="float" office:value="43.39" calcext:value-type="float">
            <text:p>43.39</text:p>
          </table:table-cell>
          <table:table-cell office:value-type="float" office:value="0.60501" calcext:value-type="float">
            <text:p>0.60501</text:p>
          </table:table-cell>
          <table:table-cell office:value-type="float" office:value="0.62956" calcext:value-type="float">
            <text:p>0.62956</text:p>
          </table:table-cell>
          <table:table-cell table:formula="of:=([.F856]-[.E856])*1000" office:value-type="float" office:value="24.55" calcext:value-type="float">
            <text:p>24.55</text:p>
          </table:table-cell>
          <table:table-cell office:value-type="float" office:value="0.60851" calcext:value-type="float">
            <text:p>0.60851</text:p>
          </table:table-cell>
          <table:table-cell office:value-type="float" office:value="0.64538" calcext:value-type="float">
            <text:p>0.64538</text:p>
          </table:table-cell>
          <table:table-cell table:formula="of:=([.I856]-[.H856])*1000" office:value-type="float" office:value="36.8700000000001" calcext:value-type="float">
            <text:p>36.8700000000001</text:p>
          </table:table-cell>
          <table:table-cell office:value-type="float" office:value="0.60404" calcext:value-type="float">
            <text:p>0.60404</text:p>
          </table:table-cell>
          <table:table-cell office:value-type="float" office:value="0.65218" calcext:value-type="float">
            <text:p>0.65218</text:p>
          </table:table-cell>
          <table:table-cell table:formula="of:=([.L856]-[.H856])*1000" office:value-type="float" office:value="43.6700000000001" calcext:value-type="float">
            <text:p>43.6700000000001</text:p>
          </table:table-cell>
          <table:table-cell table:number-columns-repeated="11"/>
        </table:table-row>
        <table:table-row table:style-name="ro1">
          <table:table-cell office:value-type="float" office:value="0.3276" calcext:value-type="float">
            <text:p>0.3276</text:p>
          </table:table-cell>
          <table:table-cell office:value-type="float" office:value="0.57147" calcext:value-type="float">
            <text:p>0.57147</text:p>
          </table:table-cell>
          <table:table-cell office:value-type="float" office:value="0.61358" calcext:value-type="float">
            <text:p>0.61358</text:p>
          </table:table-cell>
          <table:table-cell table:formula="of:=([.C857]-[.B857])*1000" office:value-type="float" office:value="42.11" calcext:value-type="float">
            <text:p>42.11</text:p>
          </table:table-cell>
          <table:table-cell office:value-type="float" office:value="0.60568" calcext:value-type="float">
            <text:p>0.60568</text:p>
          </table:table-cell>
          <table:table-cell office:value-type="float" office:value="0.62946" calcext:value-type="float">
            <text:p>0.62946</text:p>
          </table:table-cell>
          <table:table-cell table:formula="of:=([.F857]-[.E857])*1000" office:value-type="float" office:value="23.78" calcext:value-type="float">
            <text:p>23.78</text:p>
          </table:table-cell>
          <table:table-cell office:value-type="float" office:value="0.60933" calcext:value-type="float">
            <text:p>0.60933</text:p>
          </table:table-cell>
          <table:table-cell office:value-type="float" office:value="0.64527" calcext:value-type="float">
            <text:p>0.64527</text:p>
          </table:table-cell>
          <table:table-cell table:formula="of:=([.I857]-[.H857])*1000" office:value-type="float" office:value="35.94" calcext:value-type="float">
            <text:p>35.94</text:p>
          </table:table-cell>
          <table:table-cell office:value-type="float" office:value="0.60498" calcext:value-type="float">
            <text:p>0.60498</text:p>
          </table:table-cell>
          <table:table-cell office:value-type="float" office:value="0.65208" calcext:value-type="float">
            <text:p>0.65208</text:p>
          </table:table-cell>
          <table:table-cell table:formula="of:=([.L857]-[.H857])*1000" office:value-type="float" office:value="42.7500000000001" calcext:value-type="float">
            <text:p>42.7500000000001</text:p>
          </table:table-cell>
          <table:table-cell table:number-columns-repeated="11"/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0.57269" calcext:value-type="float">
            <text:p>0.57269</text:p>
          </table:table-cell>
          <table:table-cell office:value-type="float" office:value="0.61351" calcext:value-type="float">
            <text:p>0.61351</text:p>
          </table:table-cell>
          <table:table-cell table:formula="of:=([.C858]-[.B858])*1000" office:value-type="float" office:value="40.82" calcext:value-type="float">
            <text:p>40.82</text:p>
          </table:table-cell>
          <table:table-cell office:value-type="float" office:value="0.60636" calcext:value-type="float">
            <text:p>0.60636</text:p>
          </table:table-cell>
          <table:table-cell office:value-type="float" office:value="0.62937" calcext:value-type="float">
            <text:p>0.62937</text:p>
          </table:table-cell>
          <table:table-cell table:formula="of:=([.F858]-[.E858])*1000" office:value-type="float" office:value="23.0100000000001" calcext:value-type="float">
            <text:p>23.0100000000001</text:p>
          </table:table-cell>
          <table:table-cell office:value-type="float" office:value="0.61016" calcext:value-type="float">
            <text:p>0.61016</text:p>
          </table:table-cell>
          <table:table-cell office:value-type="float" office:value="0.64516" calcext:value-type="float">
            <text:p>0.64516</text:p>
          </table:table-cell>
          <table:table-cell table:formula="of:=([.I858]-[.H858])*1000" office:value-type="float" office:value="35" calcext:value-type="float">
            <text:p>35</text:p>
          </table:table-cell>
          <table:table-cell office:value-type="float" office:value="0.60592" calcext:value-type="float">
            <text:p>0.60592</text:p>
          </table:table-cell>
          <table:table-cell office:value-type="float" office:value="0.65197" calcext:value-type="float">
            <text:p>0.65197</text:p>
          </table:table-cell>
          <table:table-cell table:formula="of:=([.L858]-[.H858])*1000" office:value-type="float" office:value="41.81" calcext:value-type="float">
            <text:p>41.81</text:p>
          </table:table-cell>
          <table:table-cell table:number-columns-repeated="11"/>
        </table:table-row>
        <table:table-row table:style-name="ro1">
          <table:table-cell office:value-type="float" office:value="0.3284" calcext:value-type="float">
            <text:p>0.3284</text:p>
          </table:table-cell>
          <table:table-cell office:value-type="float" office:value="0.57391" calcext:value-type="float">
            <text:p>0.57391</text:p>
          </table:table-cell>
          <table:table-cell office:value-type="float" office:value="0.61345" calcext:value-type="float">
            <text:p>0.61345</text:p>
          </table:table-cell>
          <table:table-cell table:formula="of:=([.C859]-[.B859])*1000" office:value-type="float" office:value="39.54" calcext:value-type="float">
            <text:p>39.54</text:p>
          </table:table-cell>
          <table:table-cell office:value-type="float" office:value="0.60703" calcext:value-type="float">
            <text:p>0.60703</text:p>
          </table:table-cell>
          <table:table-cell office:value-type="float" office:value="0.62927" calcext:value-type="float">
            <text:p>0.62927</text:p>
          </table:table-cell>
          <table:table-cell table:formula="of:=([.F859]-[.E859])*1000" office:value-type="float" office:value="22.2399999999999" calcext:value-type="float">
            <text:p>22.2399999999999</text:p>
          </table:table-cell>
          <table:table-cell office:value-type="float" office:value="0.61098" calcext:value-type="float">
            <text:p>0.61098</text:p>
          </table:table-cell>
          <table:table-cell office:value-type="float" office:value="0.64505" calcext:value-type="float">
            <text:p>0.64505</text:p>
          </table:table-cell>
          <table:table-cell table:formula="of:=([.I859]-[.H859])*1000" office:value-type="float" office:value="34.0699999999999" calcext:value-type="float">
            <text:p>34.0699999999999</text:p>
          </table:table-cell>
          <table:table-cell office:value-type="float" office:value="0.60686" calcext:value-type="float">
            <text:p>0.60686</text:p>
          </table:table-cell>
          <table:table-cell office:value-type="float" office:value="0.65187" calcext:value-type="float">
            <text:p>0.65187</text:p>
          </table:table-cell>
          <table:table-cell table:formula="of:=([.L859]-[.H859])*1000" office:value-type="float" office:value="40.89" calcext:value-type="float">
            <text:p>40.89</text:p>
          </table:table-cell>
          <table:table-cell table:number-columns-repeated="11"/>
        </table:table-row>
        <table:table-row table:style-name="ro1">
          <table:table-cell office:value-type="float" office:value="0.3288" calcext:value-type="float">
            <text:p>0.3288</text:p>
          </table:table-cell>
          <table:table-cell office:value-type="float" office:value="0.57514" calcext:value-type="float">
            <text:p>0.57514</text:p>
          </table:table-cell>
          <table:table-cell office:value-type="float" office:value="0.61339" calcext:value-type="float">
            <text:p>0.61339</text:p>
          </table:table-cell>
          <table:table-cell table:formula="of:=([.C860]-[.B860])*1000" office:value-type="float" office:value="38.25" calcext:value-type="float">
            <text:p>38.25</text:p>
          </table:table-cell>
          <table:table-cell office:value-type="float" office:value="0.60771" calcext:value-type="float">
            <text:p>0.60771</text:p>
          </table:table-cell>
          <table:table-cell office:value-type="float" office:value="0.62917" calcext:value-type="float">
            <text:p>0.62917</text:p>
          </table:table-cell>
          <table:table-cell table:formula="of:=([.F860]-[.E860])*1000" office:value-type="float" office:value="21.4599999999999" calcext:value-type="float">
            <text:p>21.4599999999999</text:p>
          </table:table-cell>
          <table:table-cell office:value-type="float" office:value="0.61181" calcext:value-type="float">
            <text:p>0.61181</text:p>
          </table:table-cell>
          <table:table-cell office:value-type="float" office:value="0.64494" calcext:value-type="float">
            <text:p>0.64494</text:p>
          </table:table-cell>
          <table:table-cell table:formula="of:=([.I860]-[.H860])*1000" office:value-type="float" office:value="33.13" calcext:value-type="float">
            <text:p>33.13</text:p>
          </table:table-cell>
          <table:table-cell office:value-type="float" office:value="0.6078" calcext:value-type="float">
            <text:p>0.6078</text:p>
          </table:table-cell>
          <table:table-cell office:value-type="float" office:value="0.65176" calcext:value-type="float">
            <text:p>0.65176</text:p>
          </table:table-cell>
          <table:table-cell table:formula="of:=([.L860]-[.H860])*1000" office:value-type="float" office:value="39.9499999999999" calcext:value-type="float">
            <text:p>39.9499999999999</text:p>
          </table:table-cell>
          <table:table-cell table:number-columns-repeated="11"/>
        </table:table-row>
        <table:table-row table:style-name="ro1">
          <table:table-cell office:value-type="float" office:value="0.3292" calcext:value-type="float">
            <text:p>0.3292</text:p>
          </table:table-cell>
          <table:table-cell office:value-type="float" office:value="0.57636" calcext:value-type="float">
            <text:p>0.57636</text:p>
          </table:table-cell>
          <table:table-cell office:value-type="float" office:value="0.61333" calcext:value-type="float">
            <text:p>0.61333</text:p>
          </table:table-cell>
          <table:table-cell table:formula="of:=([.C861]-[.B861])*1000" office:value-type="float" office:value="36.9699999999999" calcext:value-type="float">
            <text:p>36.9699999999999</text:p>
          </table:table-cell>
          <table:table-cell office:value-type="float" office:value="0.60838" calcext:value-type="float">
            <text:p>0.60838</text:p>
          </table:table-cell>
          <table:table-cell office:value-type="float" office:value="0.62908" calcext:value-type="float">
            <text:p>0.62908</text:p>
          </table:table-cell>
          <table:table-cell table:formula="of:=([.F861]-[.E861])*1000" office:value-type="float" office:value="20.7000000000001" calcext:value-type="float">
            <text:p>20.7000000000001</text:p>
          </table:table-cell>
          <table:table-cell office:value-type="float" office:value="0.61263" calcext:value-type="float">
            <text:p>0.61263</text:p>
          </table:table-cell>
          <table:table-cell office:value-type="float" office:value="0.64484" calcext:value-type="float">
            <text:p>0.64484</text:p>
          </table:table-cell>
          <table:table-cell table:formula="of:=([.I861]-[.H861])*1000" office:value-type="float" office:value="32.2100000000001" calcext:value-type="float">
            <text:p>32.2100000000001</text:p>
          </table:table-cell>
          <table:table-cell office:value-type="float" office:value="0.60874" calcext:value-type="float">
            <text:p>0.60874</text:p>
          </table:table-cell>
          <table:table-cell office:value-type="float" office:value="0.65166" calcext:value-type="float">
            <text:p>0.65166</text:p>
          </table:table-cell>
          <table:table-cell table:formula="of:=([.L861]-[.H861])*1000" office:value-type="float" office:value="39.03" calcext:value-type="float">
            <text:p>39.03</text:p>
          </table:table-cell>
          <table:table-cell table:number-columns-repeated="11"/>
        </table:table-row>
        <table:table-row table:style-name="ro1">
          <table:table-cell office:value-type="float" office:value="0.3296" calcext:value-type="float">
            <text:p>0.3296</text:p>
          </table:table-cell>
          <table:table-cell office:value-type="float" office:value="0.57758" calcext:value-type="float">
            <text:p>0.57758</text:p>
          </table:table-cell>
          <table:table-cell office:value-type="float" office:value="0.61326" calcext:value-type="float">
            <text:p>0.61326</text:p>
          </table:table-cell>
          <table:table-cell table:formula="of:=([.C862]-[.B862])*1000" office:value-type="float" office:value="35.6799999999999" calcext:value-type="float">
            <text:p>35.6799999999999</text:p>
          </table:table-cell>
          <table:table-cell office:value-type="float" office:value="0.60905" calcext:value-type="float">
            <text:p>0.60905</text:p>
          </table:table-cell>
          <table:table-cell office:value-type="float" office:value="0.62898" calcext:value-type="float">
            <text:p>0.62898</text:p>
          </table:table-cell>
          <table:table-cell table:formula="of:=([.F862]-[.E862])*1000" office:value-type="float" office:value="19.93" calcext:value-type="float">
            <text:p>19.93</text:p>
          </table:table-cell>
          <table:table-cell office:value-type="float" office:value="0.61346" calcext:value-type="float">
            <text:p>0.61346</text:p>
          </table:table-cell>
          <table:table-cell office:value-type="float" office:value="0.64473" calcext:value-type="float">
            <text:p>0.64473</text:p>
          </table:table-cell>
          <table:table-cell table:formula="of:=([.I862]-[.H862])*1000" office:value-type="float" office:value="31.27" calcext:value-type="float">
            <text:p>31.27</text:p>
          </table:table-cell>
          <table:table-cell office:value-type="float" office:value="0.60968" calcext:value-type="float">
            <text:p>0.60968</text:p>
          </table:table-cell>
          <table:table-cell office:value-type="float" office:value="0.65155" calcext:value-type="float">
            <text:p>0.65155</text:p>
          </table:table-cell>
          <table:table-cell table:formula="of:=([.L862]-[.H862])*1000" office:value-type="float" office:value="38.0900000000001" calcext:value-type="float">
            <text:p>38.0900000000001</text:p>
          </table:table-cell>
          <table:table-cell table:number-columns-repeated="11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6132" calcext:value-type="float">
            <text:p>0.6132</text:p>
          </table:table-cell>
          <table:table-cell table:formula="of:=([.C863]-[.B863])*1000" office:value-type="float" office:value="34.4000000000001" calcext:value-type="float">
            <text:p>34.4000000000001</text:p>
          </table:table-cell>
          <table:table-cell office:value-type="float" office:value="0.60973" calcext:value-type="float">
            <text:p>0.60973</text:p>
          </table:table-cell>
          <table:table-cell office:value-type="float" office:value="0.62888" calcext:value-type="float">
            <text:p>0.62888</text:p>
          </table:table-cell>
          <table:table-cell table:formula="of:=([.F863]-[.E863])*1000" office:value-type="float" office:value="19.15" calcext:value-type="float">
            <text:p>19.15</text:p>
          </table:table-cell>
          <table:table-cell office:value-type="float" office:value="0.61429" calcext:value-type="float">
            <text:p>0.61429</text:p>
          </table:table-cell>
          <table:table-cell office:value-type="float" office:value="0.64462" calcext:value-type="float">
            <text:p>0.64462</text:p>
          </table:table-cell>
          <table:table-cell table:formula="of:=([.I863]-[.H863])*1000" office:value-type="float" office:value="30.3300000000001" calcext:value-type="float">
            <text:p>30.3300000000001</text:p>
          </table:table-cell>
          <table:table-cell office:value-type="float" office:value="0.61062" calcext:value-type="float">
            <text:p>0.61062</text:p>
          </table:table-cell>
          <table:table-cell office:value-type="float" office:value="0.65145" calcext:value-type="float">
            <text:p>0.65145</text:p>
          </table:table-cell>
          <table:table-cell table:formula="of:=([.L863]-[.H863])*1000" office:value-type="float" office:value="37.1600000000001" calcext:value-type="float">
            <text:p>37.1600000000001</text:p>
          </table:table-cell>
          <table:table-cell table:number-columns-repeated="11"/>
        </table:table-row>
        <table:table-row table:style-name="ro1">
          <table:table-cell office:value-type="float" office:value="0.3304" calcext:value-type="float">
            <text:p>0.3304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61314" calcext:value-type="float">
            <text:p>0.61314</text:p>
          </table:table-cell>
          <table:table-cell table:formula="of:=([.C864]-[.B864])*1000" office:value-type="float" office:value="33.34" calcext:value-type="float">
            <text:p>33.34</text:p>
          </table:table-cell>
          <table:table-cell office:value-type="float" office:value="0.61028" calcext:value-type="float">
            <text:p>0.61028</text:p>
          </table:table-cell>
          <table:table-cell office:value-type="float" office:value="0.62878" calcext:value-type="float">
            <text:p>0.62878</text:p>
          </table:table-cell>
          <table:table-cell table:formula="of:=([.F864]-[.E864])*1000" office:value-type="float" office:value="18.5" calcext:value-type="float">
            <text:p>18.5</text:p>
          </table:table-cell>
          <table:table-cell office:value-type="float" office:value="0.61499" calcext:value-type="float">
            <text:p>0.61499</text:p>
          </table:table-cell>
          <table:table-cell office:value-type="float" office:value="0.64451" calcext:value-type="float">
            <text:p>0.64451</text:p>
          </table:table-cell>
          <table:table-cell table:formula="of:=([.I864]-[.H864])*1000" office:value-type="float" office:value="29.52" calcext:value-type="float">
            <text:p>29.52</text:p>
          </table:table-cell>
          <table:table-cell office:value-type="float" office:value="0.61144" calcext:value-type="float">
            <text:p>0.61144</text:p>
          </table:table-cell>
          <table:table-cell office:value-type="float" office:value="0.65134" calcext:value-type="float">
            <text:p>0.65134</text:p>
          </table:table-cell>
          <table:table-cell table:formula="of:=([.L864]-[.H864])*1000" office:value-type="float" office:value="36.35" calcext:value-type="float">
            <text:p>36.35</text:p>
          </table:table-cell>
          <table:table-cell table:number-columns-repeated="11"/>
        </table:table-row>
        <table:table-row table:style-name="ro1">
          <table:table-cell office:value-type="float" office:value="0.3308" calcext:value-type="float">
            <text:p>0.3308</text:p>
          </table:table-cell>
          <table:table-cell office:value-type="float" office:value="0.58079" calcext:value-type="float">
            <text:p>0.58079</text:p>
          </table:table-cell>
          <table:table-cell office:value-type="float" office:value="0.61307" calcext:value-type="float">
            <text:p>0.61307</text:p>
          </table:table-cell>
          <table:table-cell table:formula="of:=([.C865]-[.B865])*1000" office:value-type="float" office:value="32.28" calcext:value-type="float">
            <text:p>32.28</text:p>
          </table:table-cell>
          <table:table-cell office:value-type="float" office:value="0.61084" calcext:value-type="float">
            <text:p>0.61084</text:p>
          </table:table-cell>
          <table:table-cell office:value-type="float" office:value="0.62869" calcext:value-type="float">
            <text:p>0.62869</text:p>
          </table:table-cell>
          <table:table-cell table:formula="of:=([.F865]-[.E865])*1000" office:value-type="float" office:value="17.85" calcext:value-type="float">
            <text:p>17.85</text:p>
          </table:table-cell>
          <table:table-cell office:value-type="float" office:value="0.61569" calcext:value-type="float">
            <text:p>0.61569</text:p>
          </table:table-cell>
          <table:table-cell office:value-type="float" office:value="0.6444" calcext:value-type="float">
            <text:p>0.6444</text:p>
          </table:table-cell>
          <table:table-cell table:formula="of:=([.I865]-[.H865])*1000" office:value-type="float" office:value="28.71" calcext:value-type="float">
            <text:p>28.71</text:p>
          </table:table-cell>
          <table:table-cell office:value-type="float" office:value="0.61226" calcext:value-type="float">
            <text:p>0.61226</text:p>
          </table:table-cell>
          <table:table-cell office:value-type="float" office:value="0.65123" calcext:value-type="float">
            <text:p>0.65123</text:p>
          </table:table-cell>
          <table:table-cell table:formula="of:=([.L865]-[.H865])*1000" office:value-type="float" office:value="35.54" calcext:value-type="float">
            <text:p>35.54</text:p>
          </table:table-cell>
          <table:table-cell table:number-columns-repeated="11"/>
        </table:table-row>
        <table:table-row table:style-name="ro1">
          <table:table-cell office:value-type="float" office:value="0.3312" calcext:value-type="float">
            <text:p>0.3312</text:p>
          </table:table-cell>
          <table:table-cell office:value-type="float" office:value="0.58179" calcext:value-type="float">
            <text:p>0.58179</text:p>
          </table:table-cell>
          <table:table-cell office:value-type="float" office:value="0.61301" calcext:value-type="float">
            <text:p>0.61301</text:p>
          </table:table-cell>
          <table:table-cell table:formula="of:=([.C866]-[.B866])*1000" office:value-type="float" office:value="31.22" calcext:value-type="float">
            <text:p>31.22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62859" calcext:value-type="float">
            <text:p>0.62859</text:p>
          </table:table-cell>
          <table:table-cell table:formula="of:=([.F866]-[.E866])*1000" office:value-type="float" office:value="17.19" calcext:value-type="float">
            <text:p>17.19</text:p>
          </table:table-cell>
          <table:table-cell office:value-type="float" office:value="0.61639" calcext:value-type="float">
            <text:p>0.61639</text:p>
          </table:table-cell>
          <table:table-cell office:value-type="float" office:value="0.64429" calcext:value-type="float">
            <text:p>0.64429</text:p>
          </table:table-cell>
          <table:table-cell table:formula="of:=([.I866]-[.H866])*1000" office:value-type="float" office:value="27.8999999999999" calcext:value-type="float">
            <text:p>27.8999999999999</text:p>
          </table:table-cell>
          <table:table-cell office:value-type="float" office:value="0.61308" calcext:value-type="float">
            <text:p>0.61308</text:p>
          </table:table-cell>
          <table:table-cell office:value-type="float" office:value="0.65112" calcext:value-type="float">
            <text:p>0.65112</text:p>
          </table:table-cell>
          <table:table-cell table:formula="of:=([.L866]-[.H866])*1000" office:value-type="float" office:value="34.7299999999999" calcext:value-type="float">
            <text:p>34.7299999999999</text:p>
          </table:table-cell>
          <table:table-cell table:number-columns-repeated="11"/>
        </table:table-row>
        <table:table-row table:style-name="ro1">
          <table:table-cell office:value-type="float" office:value="0.3316" calcext:value-type="float">
            <text:p>0.3316</text:p>
          </table:table-cell>
          <table:table-cell office:value-type="float" office:value="0.58279" calcext:value-type="float">
            <text:p>0.58279</text:p>
          </table:table-cell>
          <table:table-cell office:value-type="float" office:value="0.61295" calcext:value-type="float">
            <text:p>0.61295</text:p>
          </table:table-cell>
          <table:table-cell table:formula="of:=([.C867]-[.B867])*1000" office:value-type="float" office:value="30.16" calcext:value-type="float">
            <text:p>30.16</text:p>
          </table:table-cell>
          <table:table-cell office:value-type="float" office:value="0.61195" calcext:value-type="float">
            <text:p>0.61195</text:p>
          </table:table-cell>
          <table:table-cell office:value-type="float" office:value="0.62849" calcext:value-type="float">
            <text:p>0.62849</text:p>
          </table:table-cell>
          <table:table-cell table:formula="of:=([.F867]-[.E867])*1000" office:value-type="float" office:value="16.54" calcext:value-type="float">
            <text:p>16.54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64418" calcext:value-type="float">
            <text:p>0.64418</text:p>
          </table:table-cell>
          <table:table-cell table:formula="of:=([.I867]-[.H867])*1000" office:value-type="float" office:value="27.0800000000001" calcext:value-type="float">
            <text:p>27.0800000000001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65101" calcext:value-type="float">
            <text:p>0.65101</text:p>
          </table:table-cell>
          <table:table-cell table:formula="of:=([.L867]-[.H867])*1000" office:value-type="float" office:value="33.9100000000001" calcext:value-type="float">
            <text:p>33.9100000000001</text:p>
          </table:table-cell>
          <table:table-cell table:number-columns-repeated="11"/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0.58378" calcext:value-type="float">
            <text:p>0.58378</text:p>
          </table:table-cell>
          <table:table-cell office:value-type="float" office:value="0.61288" calcext:value-type="float">
            <text:p>0.61288</text:p>
          </table:table-cell>
          <table:table-cell table:formula="of:=([.C868]-[.B868])*1000" office:value-type="float" office:value="29.1" calcext:value-type="float">
            <text:p>29.1</text:p>
          </table:table-cell>
          <table:table-cell office:value-type="float" office:value="0.61251" calcext:value-type="float">
            <text:p>0.61251</text:p>
          </table:table-cell>
          <table:table-cell office:value-type="float" office:value="0.62839" calcext:value-type="float">
            <text:p>0.62839</text:p>
          </table:table-cell>
          <table:table-cell table:formula="of:=([.F868]-[.E868])*1000" office:value-type="float" office:value="15.88" calcext:value-type="float">
            <text:p>15.88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64407" calcext:value-type="float">
            <text:p>0.64407</text:p>
          </table:table-cell>
          <table:table-cell table:formula="of:=([.I868]-[.H868])*1000" office:value-type="float" office:value="26.27" calcext:value-type="float">
            <text:p>26.27</text:p>
          </table:table-cell>
          <table:table-cell office:value-type="float" office:value="0.61472" calcext:value-type="float">
            <text:p>0.61472</text:p>
          </table:table-cell>
          <table:table-cell office:value-type="float" office:value="0.6509" calcext:value-type="float">
            <text:p>0.6509</text:p>
          </table:table-cell>
          <table:table-cell table:formula="of:=([.L868]-[.H868])*1000" office:value-type="float" office:value="33.1" calcext:value-type="float">
            <text:p>33.1</text:p>
          </table:table-cell>
          <table:table-cell table:number-columns-repeated="11"/>
        </table:table-row>
        <table:table-row table:style-name="ro1">
          <table:table-cell office:value-type="float" office:value="0.3324" calcext:value-type="float">
            <text:p>0.3324</text:p>
          </table:table-cell>
          <table:table-cell office:value-type="float" office:value="0.58478" calcext:value-type="float">
            <text:p>0.58478</text:p>
          </table:table-cell>
          <table:table-cell office:value-type="float" office:value="0.61282" calcext:value-type="float">
            <text:p>0.61282</text:p>
          </table:table-cell>
          <table:table-cell table:formula="of:=([.C869]-[.B869])*1000" office:value-type="float" office:value="28.04" calcext:value-type="float">
            <text:p>28.04</text:p>
          </table:table-cell>
          <table:table-cell office:value-type="float" office:value="0.61306" calcext:value-type="float">
            <text:p>0.61306</text:p>
          </table:table-cell>
          <table:table-cell office:value-type="float" office:value="0.62829" calcext:value-type="float">
            <text:p>0.62829</text:p>
          </table:table-cell>
          <table:table-cell table:formula="of:=([.F869]-[.E869])*1000" office:value-type="float" office:value="15.23" calcext:value-type="float">
            <text:p>15.23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64396" calcext:value-type="float">
            <text:p>0.64396</text:p>
          </table:table-cell>
          <table:table-cell table:formula="of:=([.I869]-[.H869])*1000" office:value-type="float" office:value="25.46" calcext:value-type="float">
            <text:p>25.46</text:p>
          </table:table-cell>
          <table:table-cell office:value-type="float" office:value="0.61554" calcext:value-type="float">
            <text:p>0.61554</text:p>
          </table:table-cell>
          <table:table-cell office:value-type="float" office:value="0.65079" calcext:value-type="float">
            <text:p>0.65079</text:p>
          </table:table-cell>
          <table:table-cell table:formula="of:=([.L869]-[.H869])*1000" office:value-type="float" office:value="32.29" calcext:value-type="float">
            <text:p>32.29</text:p>
          </table:table-cell>
          <table:table-cell table:number-columns-repeated="11"/>
        </table:table-row>
        <table:table-row table:style-name="ro1">
          <table:table-cell office:value-type="float" office:value="0.3328" calcext:value-type="float">
            <text:p>0.3328</text:p>
          </table:table-cell>
          <table:table-cell office:value-type="float" office:value="0.58578" calcext:value-type="float">
            <text:p>0.58578</text:p>
          </table:table-cell>
          <table:table-cell office:value-type="float" office:value="0.61276" calcext:value-type="float">
            <text:p>0.61276</text:p>
          </table:table-cell>
          <table:table-cell table:formula="of:=([.C870]-[.B870])*1000" office:value-type="float" office:value="26.98" calcext:value-type="float">
            <text:p>26.98</text:p>
          </table:table-cell>
          <table:table-cell office:value-type="float" office:value="0.61362" calcext:value-type="float">
            <text:p>0.61362</text:p>
          </table:table-cell>
          <table:table-cell office:value-type="float" office:value="0.6282" calcext:value-type="float">
            <text:p>0.6282</text:p>
          </table:table-cell>
          <table:table-cell table:formula="of:=([.F870]-[.E870])*1000" office:value-type="float" office:value="14.5799999999999" calcext:value-type="float">
            <text:p>14.5799999999999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64385" calcext:value-type="float">
            <text:p>0.64385</text:p>
          </table:table-cell>
          <table:table-cell table:formula="of:=([.I870]-[.H870])*1000" office:value-type="float" office:value="24.6499999999999" calcext:value-type="float">
            <text:p>24.6499999999999</text:p>
          </table:table-cell>
          <table:table-cell office:value-type="float" office:value="0.61636" calcext:value-type="float">
            <text:p>0.61636</text:p>
          </table:table-cell>
          <table:table-cell office:value-type="float" office:value="0.65069" calcext:value-type="float">
            <text:p>0.65069</text:p>
          </table:table-cell>
          <table:table-cell table:formula="of:=([.L870]-[.H870])*1000" office:value-type="float" office:value="31.49" calcext:value-type="float">
            <text:p>31.49</text:p>
          </table:table-cell>
          <table:table-cell table:number-columns-repeated="11"/>
        </table:table-row>
        <table:table-row table:style-name="ro1">
          <table:table-cell office:value-type="float" office:value="0.3332" calcext:value-type="float">
            <text:p>0.3332</text:p>
          </table:table-cell>
          <table:table-cell office:value-type="float" office:value="0.58677" calcext:value-type="float">
            <text:p>0.58677</text:p>
          </table:table-cell>
          <table:table-cell office:value-type="float" office:value="0.61269" calcext:value-type="float">
            <text:p>0.61269</text:p>
          </table:table-cell>
          <table:table-cell table:formula="of:=([.C871]-[.B871])*1000" office:value-type="float" office:value="25.9200000000001" calcext:value-type="float">
            <text:p>25.9200000000001</text:p>
          </table:table-cell>
          <table:table-cell office:value-type="float" office:value="0.61417" calcext:value-type="float">
            <text:p>0.61417</text:p>
          </table:table-cell>
          <table:table-cell office:value-type="float" office:value="0.6281" calcext:value-type="float">
            <text:p>0.6281</text:p>
          </table:table-cell>
          <table:table-cell table:formula="of:=([.F871]-[.E871])*1000" office:value-type="float" office:value="13.9299999999999" calcext:value-type="float">
            <text:p>13.9299999999999</text:p>
          </table:table-cell>
          <table:table-cell office:value-type="float" office:value="0.61991" calcext:value-type="float">
            <text:p>0.61991</text:p>
          </table:table-cell>
          <table:table-cell office:value-type="float" office:value="0.64373" calcext:value-type="float">
            <text:p>0.64373</text:p>
          </table:table-cell>
          <table:table-cell table:formula="of:=([.I871]-[.H871])*1000" office:value-type="float" office:value="23.82" calcext:value-type="float">
            <text:p>23.82</text:p>
          </table:table-cell>
          <table:table-cell office:value-type="float" office:value="0.61718" calcext:value-type="float">
            <text:p>0.61718</text:p>
          </table:table-cell>
          <table:table-cell office:value-type="float" office:value="0.65058" calcext:value-type="float">
            <text:p>0.65058</text:p>
          </table:table-cell>
          <table:table-cell table:formula="of:=([.L871]-[.H871])*1000" office:value-type="float" office:value="30.67" calcext:value-type="float">
            <text:p>30.67</text:p>
          </table:table-cell>
          <table:table-cell table:number-columns-repeated="11"/>
        </table:table-row>
        <table:table-row table:style-name="ro1">
          <table:table-cell office:value-type="float" office:value="0.3336" calcext:value-type="float">
            <text:p>0.3336</text:p>
          </table:table-cell>
          <table:table-cell office:value-type="float" office:value="0.58764" calcext:value-type="float">
            <text:p>0.58764</text:p>
          </table:table-cell>
          <table:table-cell office:value-type="float" office:value="0.61263" calcext:value-type="float">
            <text:p>0.61263</text:p>
          </table:table-cell>
          <table:table-cell table:formula="of:=([.C872]-[.B872])*1000" office:value-type="float" office:value="24.99" calcext:value-type="float">
            <text:p>24.99</text:p>
          </table:table-cell>
          <table:table-cell office:value-type="float" office:value="0.61466" calcext:value-type="float">
            <text:p>0.61466</text:p>
          </table:table-cell>
          <table:table-cell office:value-type="float" office:value="0.628" calcext:value-type="float">
            <text:p>0.628</text:p>
          </table:table-cell>
          <table:table-cell table:formula="of:=([.F872]-[.E872])*1000" office:value-type="float" office:value="13.3399999999999" calcext:value-type="float">
            <text:p>13.3399999999999</text:p>
          </table:table-cell>
          <table:table-cell office:value-type="float" office:value="0.62054" calcext:value-type="float">
            <text:p>0.62054</text:p>
          </table:table-cell>
          <table:table-cell office:value-type="float" office:value="0.64362" calcext:value-type="float">
            <text:p>0.64362</text:p>
          </table:table-cell>
          <table:table-cell table:formula="of:=([.I872]-[.H872])*1000" office:value-type="float" office:value="23.08" calcext:value-type="float">
            <text:p>23.08</text:p>
          </table:table-cell>
          <table:table-cell office:value-type="float" office:value="0.61793" calcext:value-type="float">
            <text:p>0.61793</text:p>
          </table:table-cell>
          <table:table-cell office:value-type="float" office:value="0.65047" calcext:value-type="float">
            <text:p>0.65047</text:p>
          </table:table-cell>
          <table:table-cell table:formula="of:=([.L872]-[.H872])*1000" office:value-type="float" office:value="29.93" calcext:value-type="float">
            <text:p>29.93</text:p>
          </table:table-cell>
          <table:table-cell table:number-columns-repeated="11"/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0.58845" calcext:value-type="float">
            <text:p>0.58845</text:p>
          </table:table-cell>
          <table:table-cell office:value-type="float" office:value="0.61257" calcext:value-type="float">
            <text:p>0.61257</text:p>
          </table:table-cell>
          <table:table-cell table:formula="of:=([.C873]-[.B873])*1000" office:value-type="float" office:value="24.12" calcext:value-type="float">
            <text:p>24.12</text:p>
          </table:table-cell>
          <table:table-cell office:value-type="float" office:value="0.61512" calcext:value-type="float">
            <text:p>0.61512</text:p>
          </table:table-cell>
          <table:table-cell office:value-type="float" office:value="0.6279" calcext:value-type="float">
            <text:p>0.6279</text:p>
          </table:table-cell>
          <table:table-cell table:formula="of:=([.F873]-[.E873])*1000" office:value-type="float" office:value="12.78" calcext:value-type="float">
            <text:p>12.78</text:p>
          </table:table-cell>
          <table:table-cell office:value-type="float" office:value="0.62114" calcext:value-type="float">
            <text:p>0.62114</text:p>
          </table:table-cell>
          <table:table-cell office:value-type="float" office:value="0.64351" calcext:value-type="float">
            <text:p>0.64351</text:p>
          </table:table-cell>
          <table:table-cell table:formula="of:=([.I873]-[.H873])*1000" office:value-type="float" office:value="22.37" calcext:value-type="float">
            <text:p>22.37</text:p>
          </table:table-cell>
          <table:table-cell office:value-type="float" office:value="0.61865" calcext:value-type="float">
            <text:p>0.61865</text:p>
          </table:table-cell>
          <table:table-cell office:value-type="float" office:value="0.65036" calcext:value-type="float">
            <text:p>0.65036</text:p>
          </table:table-cell>
          <table:table-cell table:formula="of:=([.L873]-[.H873])*1000" office:value-type="float" office:value="29.22" calcext:value-type="float">
            <text:p>29.22</text:p>
          </table:table-cell>
          <table:table-cell table:number-columns-repeated="11"/>
        </table:table-row>
        <table:table-row table:style-name="ro1">
          <table:table-cell office:value-type="float" office:value="0.3344" calcext:value-type="float">
            <text:p>0.3344</text:p>
          </table:table-cell>
          <table:table-cell office:value-type="float" office:value="0.58926" calcext:value-type="float">
            <text:p>0.58926</text:p>
          </table:table-cell>
          <table:table-cell office:value-type="float" office:value="0.6125" calcext:value-type="float">
            <text:p>0.6125</text:p>
          </table:table-cell>
          <table:table-cell table:formula="of:=([.C874]-[.B874])*1000" office:value-type="float" office:value="23.24" calcext:value-type="float">
            <text:p>23.24</text:p>
          </table:table-cell>
          <table:table-cell office:value-type="float" office:value="0.61558" calcext:value-type="float">
            <text:p>0.61558</text:p>
          </table:table-cell>
          <table:table-cell office:value-type="float" office:value="0.6278" calcext:value-type="float">
            <text:p>0.6278</text:p>
          </table:table-cell>
          <table:table-cell table:formula="of:=([.F874]-[.E874])*1000" office:value-type="float" office:value="12.22" calcext:value-type="float">
            <text:p>12.22</text:p>
          </table:table-cell>
          <table:table-cell office:value-type="float" office:value="0.62174" calcext:value-type="float">
            <text:p>0.62174</text:p>
          </table:table-cell>
          <table:table-cell office:value-type="float" office:value="0.64339" calcext:value-type="float">
            <text:p>0.64339</text:p>
          </table:table-cell>
          <table:table-cell table:formula="of:=([.I874]-[.H874])*1000" office:value-type="float" office:value="21.6499999999999" calcext:value-type="float">
            <text:p>21.6499999999999</text:p>
          </table:table-cell>
          <table:table-cell office:value-type="float" office:value="0.61937" calcext:value-type="float">
            <text:p>0.61937</text:p>
          </table:table-cell>
          <table:table-cell office:value-type="float" office:value="0.65024" calcext:value-type="float">
            <text:p>0.65024</text:p>
          </table:table-cell>
          <table:table-cell table:formula="of:=([.L874]-[.H874])*1000" office:value-type="float" office:value="28.5" calcext:value-type="float">
            <text:p>28.5</text:p>
          </table:table-cell>
          <table:table-cell table:number-columns-repeated="11"/>
        </table:table-row>
        <table:table-row table:style-name="ro1">
          <table:table-cell office:value-type="float" office:value="0.3348" calcext:value-type="float">
            <text:p>0.3348</text:p>
          </table:table-cell>
          <table:table-cell office:value-type="float" office:value="0.59007" calcext:value-type="float">
            <text:p>0.59007</text:p>
          </table:table-cell>
          <table:table-cell office:value-type="float" office:value="0.61244" calcext:value-type="float">
            <text:p>0.61244</text:p>
          </table:table-cell>
          <table:table-cell table:formula="of:=([.C875]-[.B875])*1000" office:value-type="float" office:value="22.37" calcext:value-type="float">
            <text:p>22.37</text:p>
          </table:table-cell>
          <table:table-cell office:value-type="float" office:value="0.61603" calcext:value-type="float">
            <text:p>0.61603</text:p>
          </table:table-cell>
          <table:table-cell office:value-type="float" office:value="0.6277" calcext:value-type="float">
            <text:p>0.6277</text:p>
          </table:table-cell>
          <table:table-cell table:formula="of:=([.F875]-[.E875])*1000" office:value-type="float" office:value="11.67" calcext:value-type="float">
            <text:p>11.67</text:p>
          </table:table-cell>
          <table:table-cell office:value-type="float" office:value="0.62233" calcext:value-type="float">
            <text:p>0.62233</text:p>
          </table:table-cell>
          <table:table-cell office:value-type="float" office:value="0.64328" calcext:value-type="float">
            <text:p>0.64328</text:p>
          </table:table-cell>
          <table:table-cell table:formula="of:=([.I875]-[.H875])*1000" office:value-type="float" office:value="20.95" calcext:value-type="float">
            <text:p>20.95</text:p>
          </table:table-cell>
          <table:table-cell office:value-type="float" office:value="0.62008" calcext:value-type="float">
            <text:p>0.62008</text:p>
          </table:table-cell>
          <table:table-cell office:value-type="float" office:value="0.65013" calcext:value-type="float">
            <text:p>0.65013</text:p>
          </table:table-cell>
          <table:table-cell table:formula="of:=([.L875]-[.H875])*1000" office:value-type="float" office:value="27.8" calcext:value-type="float">
            <text:p>27.8</text:p>
          </table:table-cell>
          <table:table-cell table:number-columns-repeated="11"/>
        </table:table-row>
        <table:table-row table:style-name="ro1">
          <table:table-cell office:value-type="float" office:value="0.3352" calcext:value-type="float">
            <text:p>0.3352</text:p>
          </table:table-cell>
          <table:table-cell office:value-type="float" office:value="0.59087" calcext:value-type="float">
            <text:p>0.59087</text:p>
          </table:table-cell>
          <table:table-cell office:value-type="float" office:value="0.61237" calcext:value-type="float">
            <text:p>0.61237</text:p>
          </table:table-cell>
          <table:table-cell table:formula="of:=([.C876]-[.B876])*1000" office:value-type="float" office:value="21.5000000000001" calcext:value-type="float">
            <text:p>21.5000000000001</text:p>
          </table:table-cell>
          <table:table-cell office:value-type="float" office:value="0.61649" calcext:value-type="float">
            <text:p>0.61649</text:p>
          </table:table-cell>
          <table:table-cell office:value-type="float" office:value="0.6276" calcext:value-type="float">
            <text:p>0.6276</text:p>
          </table:table-cell>
          <table:table-cell table:formula="of:=([.F876]-[.E876])*1000" office:value-type="float" office:value="11.11" calcext:value-type="float">
            <text:p>11.11</text:p>
          </table:table-cell>
          <table:table-cell office:value-type="float" office:value="0.62293" calcext:value-type="float">
            <text:p>0.62293</text:p>
          </table:table-cell>
          <table:table-cell office:value-type="float" office:value="0.64317" calcext:value-type="float">
            <text:p>0.64317</text:p>
          </table:table-cell>
          <table:table-cell table:formula="of:=([.I876]-[.H876])*1000" office:value-type="float" office:value="20.2399999999999" calcext:value-type="float">
            <text:p>20.2399999999999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65002" calcext:value-type="float">
            <text:p>0.65002</text:p>
          </table:table-cell>
          <table:table-cell table:formula="of:=([.L876]-[.H876])*1000" office:value-type="float" office:value="27.0899999999999" calcext:value-type="float">
            <text:p>27.0899999999999</text:p>
          </table:table-cell>
          <table:table-cell table:number-columns-repeated="11"/>
        </table:table-row>
        <table:table-row table:style-name="ro1">
          <table:table-cell office:value-type="float" office:value="0.3356" calcext:value-type="float">
            <text:p>0.3356</text:p>
          </table:table-cell>
          <table:table-cell office:value-type="float" office:value="0.59168" calcext:value-type="float">
            <text:p>0.59168</text:p>
          </table:table-cell>
          <table:table-cell office:value-type="float" office:value="0.61231" calcext:value-type="float">
            <text:p>0.61231</text:p>
          </table:table-cell>
          <table:table-cell table:formula="of:=([.C877]-[.B877])*1000" office:value-type="float" office:value="20.6299999999999" calcext:value-type="float">
            <text:p>20.6299999999999</text:p>
          </table:table-cell>
          <table:table-cell office:value-type="float" office:value="0.61695" calcext:value-type="float">
            <text:p>0.61695</text:p>
          </table:table-cell>
          <table:table-cell office:value-type="float" office:value="0.6275" calcext:value-type="float">
            <text:p>0.6275</text:p>
          </table:table-cell>
          <table:table-cell table:formula="of:=([.F877]-[.E877])*1000" office:value-type="float" office:value="10.5500000000001" calcext:value-type="float">
            <text:p>10.5500000000001</text:p>
          </table:table-cell>
          <table:table-cell office:value-type="float" office:value="0.62353" calcext:value-type="float">
            <text:p>0.62353</text:p>
          </table:table-cell>
          <table:table-cell office:value-type="float" office:value="0.64305" calcext:value-type="float">
            <text:p>0.64305</text:p>
          </table:table-cell>
          <table:table-cell table:formula="of:=([.I877]-[.H877])*1000" office:value-type="float" office:value="19.52" calcext:value-type="float">
            <text:p>19.52</text:p>
          </table:table-cell>
          <table:table-cell office:value-type="float" office:value="0.62151" calcext:value-type="float">
            <text:p>0.62151</text:p>
          </table:table-cell>
          <table:table-cell office:value-type="float" office:value="0.64991" calcext:value-type="float">
            <text:p>0.64991</text:p>
          </table:table-cell>
          <table:table-cell table:formula="of:=([.L877]-[.H877])*1000" office:value-type="float" office:value="26.3800000000001" calcext:value-type="float">
            <text:p>26.3800000000001</text:p>
          </table:table-cell>
          <table:table-cell table:number-columns-repeated="11"/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59249" calcext:value-type="float">
            <text:p>0.59249</text:p>
          </table:table-cell>
          <table:table-cell office:value-type="float" office:value="0.61225" calcext:value-type="float">
            <text:p>0.61225</text:p>
          </table:table-cell>
          <table:table-cell table:formula="of:=([.C878]-[.B878])*1000" office:value-type="float" office:value="19.76" calcext:value-type="float">
            <text:p>19.76</text:p>
          </table:table-cell>
          <table:table-cell office:value-type="float" office:value="0.6174" calcext:value-type="float">
            <text:p>0.6174</text:p>
          </table:table-cell>
          <table:table-cell office:value-type="float" office:value="0.6274" calcext:value-type="float">
            <text:p>0.6274</text:p>
          </table:table-cell>
          <table:table-cell table:formula="of:=([.F878]-[.E878])*1000" office:value-type="float" office:value="10" calcext:value-type="float">
            <text:p>10</text:p>
          </table:table-cell>
          <table:table-cell office:value-type="float" office:value="0.62413" calcext:value-type="float">
            <text:p>0.62413</text:p>
          </table:table-cell>
          <table:table-cell office:value-type="float" office:value="0.64294" calcext:value-type="float">
            <text:p>0.64294</text:p>
          </table:table-cell>
          <table:table-cell table:formula="of:=([.I878]-[.H878])*1000" office:value-type="float" office:value="18.81" calcext:value-type="float">
            <text:p>18.81</text:p>
          </table:table-cell>
          <table:table-cell office:value-type="float" office:value="0.62223" calcext:value-type="float">
            <text:p>0.62223</text:p>
          </table:table-cell>
          <table:table-cell office:value-type="float" office:value="0.6498" calcext:value-type="float">
            <text:p>0.6498</text:p>
          </table:table-cell>
          <table:table-cell table:formula="of:=([.L878]-[.H878])*1000" office:value-type="float" office:value="25.67" calcext:value-type="float">
            <text:p>25.67</text:p>
          </table:table-cell>
          <table:table-cell table:number-columns-repeated="11"/>
        </table:table-row>
        <table:table-row table:style-name="ro1">
          <table:table-cell office:value-type="float" office:value="0.3364" calcext:value-type="float">
            <text:p>0.3364</text:p>
          </table:table-cell>
          <table:table-cell office:value-type="float" office:value="0.59329" calcext:value-type="float">
            <text:p>0.59329</text:p>
          </table:table-cell>
          <table:table-cell office:value-type="float" office:value="0.61218" calcext:value-type="float">
            <text:p>0.61218</text:p>
          </table:table-cell>
          <table:table-cell table:formula="of:=([.C879]-[.B879])*1000" office:value-type="float" office:value="18.89" calcext:value-type="float">
            <text:p>18.89</text:p>
          </table:table-cell>
          <table:table-cell office:value-type="float" office:value="0.61786" calcext:value-type="float">
            <text:p>0.61786</text:p>
          </table:table-cell>
          <table:table-cell office:value-type="float" office:value="0.6273" calcext:value-type="float">
            <text:p>0.6273</text:p>
          </table:table-cell>
          <table:table-cell table:formula="of:=([.F879]-[.E879])*1000" office:value-type="float" office:value="9.44000000000001" calcext:value-type="float">
            <text:p>9.44000000000001</text:p>
          </table:table-cell>
          <table:table-cell office:value-type="float" office:value="0.62473" calcext:value-type="float">
            <text:p>0.62473</text:p>
          </table:table-cell>
          <table:table-cell office:value-type="float" office:value="0.64283" calcext:value-type="float">
            <text:p>0.64283</text:p>
          </table:table-cell>
          <table:table-cell table:formula="of:=([.I879]-[.H879])*1000" office:value-type="float" office:value="18.1" calcext:value-type="float">
            <text:p>18.1</text:p>
          </table:table-cell>
          <table:table-cell office:value-type="float" office:value="0.62294" calcext:value-type="float">
            <text:p>0.62294</text:p>
          </table:table-cell>
          <table:table-cell office:value-type="float" office:value="0.64968" calcext:value-type="float">
            <text:p>0.64968</text:p>
          </table:table-cell>
          <table:table-cell table:formula="of:=([.L879]-[.H879])*1000" office:value-type="float" office:value="24.95" calcext:value-type="float">
            <text:p>24.95</text:p>
          </table:table-cell>
          <table:table-cell table:number-columns-repeated="11"/>
        </table:table-row>
        <table:table-row table:style-name="ro1">
          <table:table-cell office:value-type="float" office:value="0.3368" calcext:value-type="float">
            <text:p>0.3368</text:p>
          </table:table-cell>
          <table:table-cell office:value-type="float" office:value="0.59405" calcext:value-type="float">
            <text:p>0.59405</text:p>
          </table:table-cell>
          <table:table-cell office:value-type="float" office:value="0.61212" calcext:value-type="float">
            <text:p>0.61212</text:p>
          </table:table-cell>
          <table:table-cell table:formula="of:=([.C880]-[.B880])*1000" office:value-type="float" office:value="18.0699999999999" calcext:value-type="float">
            <text:p>18.0699999999999</text:p>
          </table:table-cell>
          <table:table-cell office:value-type="float" office:value="0.61829" calcext:value-type="float">
            <text:p>0.61829</text:p>
          </table:table-cell>
          <table:table-cell office:value-type="float" office:value="0.6272" calcext:value-type="float">
            <text:p>0.6272</text:p>
          </table:table-cell>
          <table:table-cell table:formula="of:=([.F880]-[.E880])*1000" office:value-type="float" office:value="8.90999999999997" calcext:value-type="float">
            <text:p>8.90999999999997</text:p>
          </table:table-cell>
          <table:table-cell office:value-type="float" office:value="0.62529" calcext:value-type="float">
            <text:p>0.62529</text:p>
          </table:table-cell>
          <table:table-cell office:value-type="float" office:value="0.64271" calcext:value-type="float">
            <text:p>0.64271</text:p>
          </table:table-cell>
          <table:table-cell table:formula="of:=([.I880]-[.H880])*1000" office:value-type="float" office:value="17.42" calcext:value-type="float">
            <text:p>17.42</text:p>
          </table:table-cell>
          <table:table-cell office:value-type="float" office:value="0.62363" calcext:value-type="float">
            <text:p>0.62363</text:p>
          </table:table-cell>
          <table:table-cell office:value-type="float" office:value="0.64957" calcext:value-type="float">
            <text:p>0.64957</text:p>
          </table:table-cell>
          <table:table-cell table:formula="of:=([.L880]-[.H880])*1000" office:value-type="float" office:value="24.2800000000001" calcext:value-type="float">
            <text:p>24.2800000000001</text:p>
          </table:table-cell>
          <table:table-cell table:number-columns-repeated="11"/>
        </table:table-row>
        <table:table-row table:style-name="ro1">
          <table:table-cell office:value-type="float" office:value="0.3372" calcext:value-type="float">
            <text:p>0.3372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61206" calcext:value-type="float">
            <text:p>0.61206</text:p>
          </table:table-cell>
          <table:table-cell table:formula="of:=([.C881]-[.B881])*1000" office:value-type="float" office:value="17.36" calcext:value-type="float">
            <text:p>17.36</text:p>
          </table:table-cell>
          <table:table-cell office:value-type="float" office:value="0.61867" calcext:value-type="float">
            <text:p>0.61867</text:p>
          </table:table-cell>
          <table:table-cell office:value-type="float" office:value="0.6271" calcext:value-type="float">
            <text:p>0.6271</text:p>
          </table:table-cell>
          <table:table-cell table:formula="of:=([.F881]-[.E881])*1000" office:value-type="float" office:value="8.42999999999994" calcext:value-type="float">
            <text:p>8.42999999999994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64259" calcext:value-type="float">
            <text:p>0.64259</text:p>
          </table:table-cell>
          <table:table-cell table:formula="of:=([.I881]-[.H881])*1000" office:value-type="float" office:value="16.7900000000001" calcext:value-type="float">
            <text:p>16.7900000000001</text:p>
          </table:table-cell>
          <table:table-cell office:value-type="float" office:value="0.62425" calcext:value-type="float">
            <text:p>0.62425</text:p>
          </table:table-cell>
          <table:table-cell office:value-type="float" office:value="0.64946" calcext:value-type="float">
            <text:p>0.64946</text:p>
          </table:table-cell>
          <table:table-cell table:formula="of:=([.L881]-[.H881])*1000" office:value-type="float" office:value="23.66" calcext:value-type="float">
            <text:p>23.66</text:p>
          </table:table-cell>
          <table:table-cell table:number-columns-repeated="11"/>
        </table:table-row>
        <table:table-row table:style-name="ro1">
          <table:table-cell office:value-type="float" office:value="0.3376" calcext:value-type="float">
            <text:p>0.3376</text:p>
          </table:table-cell>
          <table:table-cell office:value-type="float" office:value="0.59534" calcext:value-type="float">
            <text:p>0.59534</text:p>
          </table:table-cell>
          <table:table-cell office:value-type="float" office:value="0.61199" calcext:value-type="float">
            <text:p>0.61199</text:p>
          </table:table-cell>
          <table:table-cell table:formula="of:=([.C882]-[.B882])*1000" office:value-type="float" office:value="16.6499999999999" calcext:value-type="float">
            <text:p>16.6499999999999</text:p>
          </table:table-cell>
          <table:table-cell office:value-type="float" office:value="0.61904" calcext:value-type="float">
            <text:p>0.61904</text:p>
          </table:table-cell>
          <table:table-cell office:value-type="float" office:value="0.627" calcext:value-type="float">
            <text:p>0.627</text:p>
          </table:table-cell>
          <table:table-cell table:formula="of:=([.F882]-[.E882])*1000" office:value-type="float" office:value="7.95999999999997" calcext:value-type="float">
            <text:p>7.95999999999997</text:p>
          </table:table-cell>
          <table:table-cell office:value-type="float" office:value="0.62631" calcext:value-type="float">
            <text:p>0.62631</text:p>
          </table:table-cell>
          <table:table-cell office:value-type="float" office:value="0.64248" calcext:value-type="float">
            <text:p>0.64248</text:p>
          </table:table-cell>
          <table:table-cell table:formula="of:=([.I882]-[.H882])*1000" office:value-type="float" office:value="16.17" calcext:value-type="float">
            <text:p>16.17</text:p>
          </table:table-cell>
          <table:table-cell office:value-type="float" office:value="0.62488" calcext:value-type="float">
            <text:p>0.62488</text:p>
          </table:table-cell>
          <table:table-cell office:value-type="float" office:value="0.64934" calcext:value-type="float">
            <text:p>0.64934</text:p>
          </table:table-cell>
          <table:table-cell table:formula="of:=([.L882]-[.H882])*1000" office:value-type="float" office:value="23.03" calcext:value-type="float">
            <text:p>23.03</text:p>
          </table:table-cell>
          <table:table-cell table:number-columns-repeated="11"/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0.59599" calcext:value-type="float">
            <text:p>0.59599</text:p>
          </table:table-cell>
          <table:table-cell office:value-type="float" office:value="0.61193" calcext:value-type="float">
            <text:p>0.61193</text:p>
          </table:table-cell>
          <table:table-cell table:formula="of:=([.C883]-[.B883])*1000" office:value-type="float" office:value="15.9400000000001" calcext:value-type="float">
            <text:p>15.9400000000001</text:p>
          </table:table-cell>
          <table:table-cell office:value-type="float" office:value="0.61942" calcext:value-type="float">
            <text:p>0.61942</text:p>
          </table:table-cell>
          <table:table-cell office:value-type="float" office:value="0.6269" calcext:value-type="float">
            <text:p>0.6269</text:p>
          </table:table-cell>
          <table:table-cell table:formula="of:=([.F883]-[.E883])*1000" office:value-type="float" office:value="7.47999999999993" calcext:value-type="float">
            <text:p>7.47999999999993</text:p>
          </table:table-cell>
          <table:table-cell office:value-type="float" office:value="0.62682" calcext:value-type="float">
            <text:p>0.62682</text:p>
          </table:table-cell>
          <table:table-cell office:value-type="float" office:value="0.64236" calcext:value-type="float">
            <text:p>0.64236</text:p>
          </table:table-cell>
          <table:table-cell table:formula="of:=([.I883]-[.H883])*1000" office:value-type="float" office:value="15.54" calcext:value-type="float">
            <text:p>15.54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64923" calcext:value-type="float">
            <text:p>0.64923</text:p>
          </table:table-cell>
          <table:table-cell table:formula="of:=([.L883]-[.H883])*1000" office:value-type="float" office:value="22.41" calcext:value-type="float">
            <text:p>22.41</text:p>
          </table:table-cell>
          <table:table-cell table:number-columns-repeated="11"/>
        </table:table-row>
        <table:table-row table:style-name="ro1">
          <table:table-cell office:value-type="float" office:value="0.3384" calcext:value-type="float">
            <text:p>0.3384</text:p>
          </table:table-cell>
          <table:table-cell office:value-type="float" office:value="0.59664" calcext:value-type="float">
            <text:p>0.59664</text:p>
          </table:table-cell>
          <table:table-cell office:value-type="float" office:value="0.61186" calcext:value-type="float">
            <text:p>0.61186</text:p>
          </table:table-cell>
          <table:table-cell table:formula="of:=([.C884]-[.B884])*1000" office:value-type="float" office:value="15.22" calcext:value-type="float">
            <text:p>15.22</text:p>
          </table:table-cell>
          <table:table-cell office:value-type="float" office:value="0.61979" calcext:value-type="float">
            <text:p>0.61979</text:p>
          </table:table-cell>
          <table:table-cell office:value-type="float" office:value="0.6268" calcext:value-type="float">
            <text:p>0.6268</text:p>
          </table:table-cell>
          <table:table-cell table:formula="of:=([.F884]-[.E884])*1000" office:value-type="float" office:value="7.00999999999996" calcext:value-type="float">
            <text:p>7.00999999999996</text:p>
          </table:table-cell>
          <table:table-cell office:value-type="float" office:value="0.62733" calcext:value-type="float">
            <text:p>0.62733</text:p>
          </table:table-cell>
          <table:table-cell office:value-type="float" office:value="0.64224" calcext:value-type="float">
            <text:p>0.64224</text:p>
          </table:table-cell>
          <table:table-cell table:formula="of:=([.I884]-[.H884])*1000" office:value-type="float" office:value="14.91" calcext:value-type="float">
            <text:p>14.91</text:p>
          </table:table-cell>
          <table:table-cell office:value-type="float" office:value="0.62612" calcext:value-type="float">
            <text:p>0.62612</text:p>
          </table:table-cell>
          <table:table-cell office:value-type="float" office:value="0.64911" calcext:value-type="float">
            <text:p>0.64911</text:p>
          </table:table-cell>
          <table:table-cell table:formula="of:=([.L884]-[.H884])*1000" office:value-type="float" office:value="21.78" calcext:value-type="float">
            <text:p>21.78</text:p>
          </table:table-cell>
          <table:table-cell table:number-columns-repeated="11"/>
        </table:table-row>
        <table:table-row table:style-name="ro1">
          <table:table-cell office:value-type="float" office:value="0.3388" calcext:value-type="float">
            <text:p>0.3388</text:p>
          </table:table-cell>
          <table:table-cell office:value-type="float" office:value="0.59729" calcext:value-type="float">
            <text:p>0.59729</text:p>
          </table:table-cell>
          <table:table-cell office:value-type="float" office:value="0.6118" calcext:value-type="float">
            <text:p>0.6118</text:p>
          </table:table-cell>
          <table:table-cell table:formula="of:=([.C885]-[.B885])*1000" office:value-type="float" office:value="14.5099999999999" calcext:value-type="float">
            <text:p>14.5099999999999</text:p>
          </table:table-cell>
          <table:table-cell office:value-type="float" office:value="0.62017" calcext:value-type="float">
            <text:p>0.62017</text:p>
          </table:table-cell>
          <table:table-cell office:value-type="float" office:value="0.62669" calcext:value-type="float">
            <text:p>0.62669</text:p>
          </table:table-cell>
          <table:table-cell table:formula="of:=([.F885]-[.E885])*1000" office:value-type="float" office:value="6.52000000000008" calcext:value-type="float">
            <text:p>6.52000000000008</text:p>
          </table:table-cell>
          <table:table-cell office:value-type="float" office:value="0.62784" calcext:value-type="float">
            <text:p>0.62784</text:p>
          </table:table-cell>
          <table:table-cell office:value-type="float" office:value="0.64212" calcext:value-type="float">
            <text:p>0.64212</text:p>
          </table:table-cell>
          <table:table-cell table:formula="of:=([.I885]-[.H885])*1000" office:value-type="float" office:value="14.28" calcext:value-type="float">
            <text:p>14.28</text:p>
          </table:table-cell>
          <table:table-cell office:value-type="float" office:value="0.62675" calcext:value-type="float">
            <text:p>0.62675</text:p>
          </table:table-cell>
          <table:table-cell office:value-type="float" office:value="0.649" calcext:value-type="float">
            <text:p>0.649</text:p>
          </table:table-cell>
          <table:table-cell table:formula="of:=([.L885]-[.H885])*1000" office:value-type="float" office:value="21.16" calcext:value-type="float">
            <text:p>21.16</text:p>
          </table:table-cell>
          <table:table-cell table:number-columns-repeated="11"/>
        </table:table-row>
        <table:table-row table:style-name="ro1">
          <table:table-cell office:value-type="float" office:value="0.3392" calcext:value-type="float">
            <text:p>0.3392</text:p>
          </table:table-cell>
          <table:table-cell office:value-type="float" office:value="0.59794" calcext:value-type="float">
            <text:p>0.59794</text:p>
          </table:table-cell>
          <table:table-cell office:value-type="float" office:value="0.61174" calcext:value-type="float">
            <text:p>0.61174</text:p>
          </table:table-cell>
          <table:table-cell table:formula="of:=([.C886]-[.B886])*1000" office:value-type="float" office:value="13.8" calcext:value-type="float">
            <text:p>13.8</text:p>
          </table:table-cell>
          <table:table-cell office:value-type="float" office:value="0.62055" calcext:value-type="float">
            <text:p>0.62055</text:p>
          </table:table-cell>
          <table:table-cell office:value-type="float" office:value="0.62659" calcext:value-type="float">
            <text:p>0.62659</text:p>
          </table:table-cell>
          <table:table-cell table:formula="of:=([.F886]-[.E886])*1000" office:value-type="float" office:value="6.04000000000005" calcext:value-type="float">
            <text:p>6.04000000000005</text:p>
          </table:table-cell>
          <table:table-cell office:value-type="float" office:value="0.62835" calcext:value-type="float">
            <text:p>0.62835</text:p>
          </table:table-cell>
          <table:table-cell office:value-type="float" office:value="0.64201" calcext:value-type="float">
            <text:p>0.64201</text:p>
          </table:table-cell>
          <table:table-cell table:formula="of:=([.I886]-[.H886])*1000" office:value-type="float" office:value="13.66" calcext:value-type="float">
            <text:p>13.66</text:p>
          </table:table-cell>
          <table:table-cell office:value-type="float" office:value="0.62737" calcext:value-type="float">
            <text:p>0.62737</text:p>
          </table:table-cell>
          <table:table-cell office:value-type="float" office:value="0.64888" calcext:value-type="float">
            <text:p>0.64888</text:p>
          </table:table-cell>
          <table:table-cell table:formula="of:=([.L886]-[.H886])*1000" office:value-type="float" office:value="20.5299999999999" calcext:value-type="float">
            <text:p>20.5299999999999</text:p>
          </table:table-cell>
          <table:table-cell table:number-columns-repeated="11"/>
        </table:table-row>
        <table:table-row table:style-name="ro1">
          <table:table-cell office:value-type="float" office:value="0.3396" calcext:value-type="float">
            <text:p>0.3396</text:p>
          </table:table-cell>
          <table:table-cell office:value-type="float" office:value="0.59859" calcext:value-type="float">
            <text:p>0.59859</text:p>
          </table:table-cell>
          <table:table-cell office:value-type="float" office:value="0.61167" calcext:value-type="float">
            <text:p>0.61167</text:p>
          </table:table-cell>
          <table:table-cell table:formula="of:=([.C887]-[.B887])*1000" office:value-type="float" office:value="13.08" calcext:value-type="float">
            <text:p>13.08</text:p>
          </table:table-cell>
          <table:table-cell office:value-type="float" office:value="0.62092" calcext:value-type="float">
            <text:p>0.62092</text:p>
          </table:table-cell>
          <table:table-cell office:value-type="float" office:value="0.62649" calcext:value-type="float">
            <text:p>0.62649</text:p>
          </table:table-cell>
          <table:table-cell table:formula="of:=([.F887]-[.E887])*1000" office:value-type="float" office:value="5.57000000000008" calcext:value-type="float">
            <text:p>5.57000000000008</text:p>
          </table:table-cell>
          <table:table-cell office:value-type="float" office:value="0.62886" calcext:value-type="float">
            <text:p>0.62886</text:p>
          </table:table-cell>
          <table:table-cell office:value-type="float" office:value="0.64189" calcext:value-type="float">
            <text:p>0.64189</text:p>
          </table:table-cell>
          <table:table-cell table:formula="of:=([.I887]-[.H887])*1000" office:value-type="float" office:value="13.03" calcext:value-type="float">
            <text:p>13.03</text:p>
          </table:table-cell>
          <table:table-cell office:value-type="float" office:value="0.62799" calcext:value-type="float">
            <text:p>0.62799</text:p>
          </table:table-cell>
          <table:table-cell office:value-type="float" office:value="0.64877" calcext:value-type="float">
            <text:p>0.64877</text:p>
          </table:table-cell>
          <table:table-cell table:formula="of:=([.L887]-[.H887])*1000" office:value-type="float" office:value="19.91" calcext:value-type="float">
            <text:p>19.91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59924" calcext:value-type="float">
            <text:p>0.59924</text:p>
          </table:table-cell>
          <table:table-cell office:value-type="float" office:value="0.61161" calcext:value-type="float">
            <text:p>0.61161</text:p>
          </table:table-cell>
          <table:table-cell table:formula="of:=([.C888]-[.B888])*1000" office:value-type="float" office:value="12.3700000000001" calcext:value-type="float">
            <text:p>12.3700000000001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62639" calcext:value-type="float">
            <text:p>0.62639</text:p>
          </table:table-cell>
          <table:table-cell table:formula="of:=([.F888]-[.E888])*1000" office:value-type="float" office:value="5.08999999999993" calcext:value-type="float">
            <text:p>5.08999999999993</text:p>
          </table:table-cell>
          <table:table-cell office:value-type="float" office:value="0.62937" calcext:value-type="float">
            <text:p>0.62937</text:p>
          </table:table-cell>
          <table:table-cell office:value-type="float" office:value="0.64177" calcext:value-type="float">
            <text:p>0.64177</text:p>
          </table:table-cell>
          <table:table-cell table:formula="of:=([.I888]-[.H888])*1000" office:value-type="float" office:value="12.4" calcext:value-type="float">
            <text:p>12.4</text:p>
          </table:table-cell>
          <table:table-cell office:value-type="float" office:value="0.62862" calcext:value-type="float">
            <text:p>0.62862</text:p>
          </table:table-cell>
          <table:table-cell office:value-type="float" office:value="0.64865" calcext:value-type="float">
            <text:p>0.64865</text:p>
          </table:table-cell>
          <table:table-cell table:formula="of:=([.L888]-[.H888])*1000" office:value-type="float" office:value="19.28" calcext:value-type="float">
            <text:p>19.28</text:p>
          </table:table-cell>
          <table:table-cell table:number-columns-repeated="11"/>
        </table:table-row>
        <table:table-row table:style-name="ro1">
          <table:table-cell office:value-type="float" office:value="0.3404" calcext:value-type="float">
            <text:p>0.3404</text:p>
          </table:table-cell>
          <table:table-cell office:value-type="float" office:value="0.59975" calcext:value-type="float">
            <text:p>0.59975</text:p>
          </table:table-cell>
          <table:table-cell office:value-type="float" office:value="0.61154" calcext:value-type="float">
            <text:p>0.61154</text:p>
          </table:table-cell>
          <table:table-cell table:formula="of:=([.C889]-[.B889])*1000" office:value-type="float" office:value="11.7900000000001" calcext:value-type="float">
            <text:p>11.7900000000001</text:p>
          </table:table-cell>
          <table:table-cell office:value-type="float" office:value="0.62161" calcext:value-type="float">
            <text:p>0.62161</text:p>
          </table:table-cell>
          <table:table-cell office:value-type="float" office:value="0.62629" calcext:value-type="float">
            <text:p>0.62629</text:p>
          </table:table-cell>
          <table:table-cell table:formula="of:=([.F889]-[.E889])*1000" office:value-type="float" office:value="4.68000000000002" calcext:value-type="float">
            <text:p>4.68000000000002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64165" calcext:value-type="float">
            <text:p>0.64165</text:p>
          </table:table-cell>
          <table:table-cell table:formula="of:=([.I889]-[.H889])*1000" office:value-type="float" office:value="11.85" calcext:value-type="float">
            <text:p>11.85</text:p>
          </table:table-cell>
          <table:table-cell office:value-type="float" office:value="0.62916" calcext:value-type="float">
            <text:p>0.62916</text:p>
          </table:table-cell>
          <table:table-cell office:value-type="float" office:value="0.64853" calcext:value-type="float">
            <text:p>0.64853</text:p>
          </table:table-cell>
          <table:table-cell table:formula="of:=([.L889]-[.H889])*1000" office:value-type="float" office:value="18.73" calcext:value-type="float">
            <text:p>18.73</text:p>
          </table:table-cell>
          <table:table-cell table:number-columns-repeated="11"/>
        </table:table-row>
        <table:table-row table:style-name="ro1">
          <table:table-cell office:value-type="float" office:value="0.3408" calcext:value-type="float">
            <text:p>0.3408</text:p>
          </table:table-cell>
          <table:table-cell office:value-type="float" office:value="0.60027" calcext:value-type="float">
            <text:p>0.60027</text:p>
          </table:table-cell>
          <table:table-cell office:value-type="float" office:value="0.61148" calcext:value-type="float">
            <text:p>0.61148</text:p>
          </table:table-cell>
          <table:table-cell table:formula="of:=([.C890]-[.B890])*1000" office:value-type="float" office:value="11.2099999999999" calcext:value-type="float">
            <text:p>11.2099999999999</text:p>
          </table:table-cell>
          <table:table-cell office:value-type="float" office:value="0.62192" calcext:value-type="float">
            <text:p>0.62192</text:p>
          </table:table-cell>
          <table:table-cell office:value-type="float" office:value="0.62618" calcext:value-type="float">
            <text:p>0.62618</text:p>
          </table:table-cell>
          <table:table-cell table:formula="of:=([.F890]-[.E890])*1000" office:value-type="float" office:value="4.26000000000004" calcext:value-type="float">
            <text:p>4.26000000000004</text:p>
          </table:table-cell>
          <table:table-cell office:value-type="float" office:value="0.63024" calcext:value-type="float">
            <text:p>0.63024</text:p>
          </table:table-cell>
          <table:table-cell office:value-type="float" office:value="0.64153" calcext:value-type="float">
            <text:p>0.64153</text:p>
          </table:table-cell>
          <table:table-cell table:formula="of:=([.I890]-[.H890])*1000" office:value-type="float" office:value="11.29" calcext:value-type="float">
            <text:p>11.29</text:p>
          </table:table-cell>
          <table:table-cell office:value-type="float" office:value="0.62971" calcext:value-type="float">
            <text:p>0.62971</text:p>
          </table:table-cell>
          <table:table-cell office:value-type="float" office:value="0.64841" calcext:value-type="float">
            <text:p>0.64841</text:p>
          </table:table-cell>
          <table:table-cell table:formula="of:=([.L890]-[.H890])*1000" office:value-type="float" office:value="18.17" calcext:value-type="float">
            <text:p>18.17</text:p>
          </table:table-cell>
          <table:table-cell table:number-columns-repeated="11"/>
        </table:table-row>
        <table:table-row table:style-name="ro1">
          <table:table-cell office:value-type="float" office:value="0.3412" calcext:value-type="float">
            <text:p>0.3412</text:p>
          </table:table-cell>
          <table:table-cell office:value-type="float" office:value="0.60078" calcext:value-type="float">
            <text:p>0.60078</text:p>
          </table:table-cell>
          <table:table-cell office:value-type="float" office:value="0.61142" calcext:value-type="float">
            <text:p>0.61142</text:p>
          </table:table-cell>
          <table:table-cell table:formula="of:=([.C891]-[.B891])*1000" office:value-type="float" office:value="10.64" calcext:value-type="float">
            <text:p>10.64</text:p>
          </table:table-cell>
          <table:table-cell office:value-type="float" office:value="0.62222" calcext:value-type="float">
            <text:p>0.62222</text:p>
          </table:table-cell>
          <table:table-cell office:value-type="float" office:value="0.62608" calcext:value-type="float">
            <text:p>0.62608</text:p>
          </table:table-cell>
          <table:table-cell table:formula="of:=([.F891]-[.E891])*1000" office:value-type="float" office:value="3.85999999999997" calcext:value-type="float">
            <text:p>3.85999999999997</text:p>
          </table:table-cell>
          <table:table-cell office:value-type="float" office:value="0.63067" calcext:value-type="float">
            <text:p>0.63067</text:p>
          </table:table-cell>
          <table:table-cell office:value-type="float" office:value="0.64141" calcext:value-type="float">
            <text:p>0.64141</text:p>
          </table:table-cell>
          <table:table-cell table:formula="of:=([.I891]-[.H891])*1000" office:value-type="float" office:value="10.74" calcext:value-type="float">
            <text:p>10.74</text:p>
          </table:table-cell>
          <table:table-cell office:value-type="float" office:value="0.63025" calcext:value-type="float">
            <text:p>0.63025</text:p>
          </table:table-cell>
          <table:table-cell office:value-type="float" office:value="0.64829" calcext:value-type="float">
            <text:p>0.64829</text:p>
          </table:table-cell>
          <table:table-cell table:formula="of:=([.L891]-[.H891])*1000" office:value-type="float" office:value="17.62" calcext:value-type="float">
            <text:p>17.62</text:p>
          </table:table-cell>
          <table:table-cell table:number-columns-repeated="11"/>
        </table:table-row>
        <table:table-row table:style-name="ro1">
          <table:table-cell office:value-type="float" office:value="0.3416" calcext:value-type="float">
            <text:p>0.3416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61135" calcext:value-type="float">
            <text:p>0.61135</text:p>
          </table:table-cell>
          <table:table-cell table:formula="of:=([.C892]-[.B892])*1000" office:value-type="float" office:value="10.05" calcext:value-type="float">
            <text:p>10.05</text:p>
          </table:table-cell>
          <table:table-cell office:value-type="float" office:value="0.62253" calcext:value-type="float">
            <text:p>0.62253</text:p>
          </table:table-cell>
          <table:table-cell office:value-type="float" office:value="0.62598" calcext:value-type="float">
            <text:p>0.62598</text:p>
          </table:table-cell>
          <table:table-cell table:formula="of:=([.F892]-[.E892])*1000" office:value-type="float" office:value="3.45000000000006" calcext:value-type="float">
            <text:p>3.45000000000006</text:p>
          </table:table-cell>
          <table:table-cell office:value-type="float" office:value="0.63111" calcext:value-type="float">
            <text:p>0.63111</text:p>
          </table:table-cell>
          <table:table-cell office:value-type="float" office:value="0.64129" calcext:value-type="float">
            <text:p>0.64129</text:p>
          </table:table-cell>
          <table:table-cell table:formula="of:=([.I892]-[.H892])*1000" office:value-type="float" office:value="10.18" calcext:value-type="float">
            <text:p>10.18</text:p>
          </table:table-cell>
          <table:table-cell office:value-type="float" office:value="0.63079" calcext:value-type="float">
            <text:p>0.63079</text:p>
          </table:table-cell>
          <table:table-cell office:value-type="float" office:value="0.64817" calcext:value-type="float">
            <text:p>0.64817</text:p>
          </table:table-cell>
          <table:table-cell table:formula="of:=([.L892]-[.H892])*1000" office:value-type="float" office:value="17.06" calcext:value-type="float">
            <text:p>17.06</text:p>
          </table:table-cell>
          <table:table-cell table:number-columns-repeated="11"/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0.60182" calcext:value-type="float">
            <text:p>0.60182</text:p>
          </table:table-cell>
          <table:table-cell office:value-type="float" office:value="0.61129" calcext:value-type="float">
            <text:p>0.61129</text:p>
          </table:table-cell>
          <table:table-cell table:formula="of:=([.C893]-[.B893])*1000" office:value-type="float" office:value="9.46999999999998" calcext:value-type="float">
            <text:p>9.46999999999998</text:p>
          </table:table-cell>
          <table:table-cell office:value-type="float" office:value="0.62284" calcext:value-type="float">
            <text:p>0.62284</text:p>
          </table:table-cell>
          <table:table-cell office:value-type="float" office:value="0.62587" calcext:value-type="float">
            <text:p>0.62587</text:p>
          </table:table-cell>
          <table:table-cell table:formula="of:=([.F893]-[.E893])*1000" office:value-type="float" office:value="3.02999999999998" calcext:value-type="float">
            <text:p>3.02999999999998</text:p>
          </table:table-cell>
          <table:table-cell office:value-type="float" office:value="0.63154" calcext:value-type="float">
            <text:p>0.63154</text:p>
          </table:table-cell>
          <table:table-cell office:value-type="float" office:value="0.64117" calcext:value-type="float">
            <text:p>0.64117</text:p>
          </table:table-cell>
          <table:table-cell table:formula="of:=([.I893]-[.H893])*1000" office:value-type="float" office:value="9.62999999999992" calcext:value-type="float">
            <text:p>9.62999999999992</text:p>
          </table:table-cell>
          <table:table-cell office:value-type="float" office:value="0.63134" calcext:value-type="float">
            <text:p>0.63134</text:p>
          </table:table-cell>
          <table:table-cell office:value-type="float" office:value="0.64805" calcext:value-type="float">
            <text:p>0.64805</text:p>
          </table:table-cell>
          <table:table-cell table:formula="of:=([.L893]-[.H893])*1000" office:value-type="float" office:value="16.5099999999999" calcext:value-type="float">
            <text:p>16.5099999999999</text:p>
          </table:table-cell>
          <table:table-cell table:number-columns-repeated="11"/>
        </table:table-row>
        <table:table-row table:style-name="ro1">
          <table:table-cell office:value-type="float" office:value="0.3424" calcext:value-type="float">
            <text:p>0.3424</text:p>
          </table:table-cell>
          <table:table-cell office:value-type="float" office:value="0.60233" calcext:value-type="float">
            <text:p>0.60233</text:p>
          </table:table-cell>
          <table:table-cell office:value-type="float" office:value="0.61122" calcext:value-type="float">
            <text:p>0.61122</text:p>
          </table:table-cell>
          <table:table-cell table:formula="of:=([.C894]-[.B894])*1000" office:value-type="float" office:value="8.89000000000006" calcext:value-type="float">
            <text:p>8.89000000000006</text:p>
          </table:table-cell>
          <table:table-cell office:value-type="float" office:value="0.62315" calcext:value-type="float">
            <text:p>0.62315</text:p>
          </table:table-cell>
          <table:table-cell office:value-type="float" office:value="0.62577" calcext:value-type="float">
            <text:p>0.62577</text:p>
          </table:table-cell>
          <table:table-cell table:formula="of:=([.F894]-[.E894])*1000" office:value-type="float" office:value="2.61999999999996" calcext:value-type="float">
            <text:p>2.61999999999996</text:p>
          </table:table-cell>
          <table:table-cell office:value-type="float" office:value="0.63198" calcext:value-type="float">
            <text:p>0.63198</text:p>
          </table:table-cell>
          <table:table-cell office:value-type="float" office:value="0.64105" calcext:value-type="float">
            <text:p>0.64105</text:p>
          </table:table-cell>
          <table:table-cell table:formula="of:=([.I894]-[.H894])*1000" office:value-type="float" office:value="9.06999999999991" calcext:value-type="float">
            <text:p>9.06999999999991</text:p>
          </table:table-cell>
          <table:table-cell office:value-type="float" office:value="0.63188" calcext:value-type="float">
            <text:p>0.63188</text:p>
          </table:table-cell>
          <table:table-cell office:value-type="float" office:value="0.64794" calcext:value-type="float">
            <text:p>0.64794</text:p>
          </table:table-cell>
          <table:table-cell table:formula="of:=([.L894]-[.H894])*1000" office:value-type="float" office:value="15.96" calcext:value-type="float">
            <text:p>15.96</text:p>
          </table:table-cell>
          <table:table-cell table:number-columns-repeated="11"/>
        </table:table-row>
        <table:table-row table:style-name="ro1">
          <table:table-cell office:value-type="float" office:value="0.3428" calcext:value-type="float">
            <text:p>0.3428</text:p>
          </table:table-cell>
          <table:table-cell office:value-type="float" office:value="0.60285" calcext:value-type="float">
            <text:p>0.60285</text:p>
          </table:table-cell>
          <table:table-cell office:value-type="float" office:value="0.61116" calcext:value-type="float">
            <text:p>0.61116</text:p>
          </table:table-cell>
          <table:table-cell table:formula="of:=([.C895]-[.B895])*1000" office:value-type="float" office:value="8.31000000000004" calcext:value-type="float">
            <text:p>8.31000000000004</text:p>
          </table:table-cell>
          <table:table-cell office:value-type="float" office:value="0.62346" calcext:value-type="float">
            <text:p>0.62346</text:p>
          </table:table-cell>
          <table:table-cell office:value-type="float" office:value="0.62567" calcext:value-type="float">
            <text:p>0.62567</text:p>
          </table:table-cell>
          <table:table-cell table:formula="of:=([.F895]-[.E895])*1000" office:value-type="float" office:value="2.21000000000005" calcext:value-type="float">
            <text:p>2.21000000000005</text:p>
          </table:table-cell>
          <table:table-cell office:value-type="float" office:value="0.63241" calcext:value-type="float">
            <text:p>0.63241</text:p>
          </table:table-cell>
          <table:table-cell office:value-type="float" office:value="0.64093" calcext:value-type="float">
            <text:p>0.64093</text:p>
          </table:table-cell>
          <table:table-cell table:formula="of:=([.I895]-[.H895])*1000" office:value-type="float" office:value="8.51999999999997" calcext:value-type="float">
            <text:p>8.51999999999997</text:p>
          </table:table-cell>
          <table:table-cell office:value-type="float" office:value="0.63242" calcext:value-type="float">
            <text:p>0.63242</text:p>
          </table:table-cell>
          <table:table-cell office:value-type="float" office:value="0.64782" calcext:value-type="float">
            <text:p>0.64782</text:p>
          </table:table-cell>
          <table:table-cell table:formula="of:=([.L895]-[.H895])*1000" office:value-type="float" office:value="15.41" calcext:value-type="float">
            <text:p>15.41</text:p>
          </table:table-cell>
          <table:table-cell table:number-columns-repeated="11"/>
        </table:table-row>
        <table:table-row table:style-name="ro1">
          <table:table-cell office:value-type="float" office:value="0.3432" calcext:value-type="float">
            <text:p>0.3432</text:p>
          </table:table-cell>
          <table:table-cell office:value-type="float" office:value="0.60337" calcext:value-type="float">
            <text:p>0.60337</text:p>
          </table:table-cell>
          <table:table-cell office:value-type="float" office:value="0.6111" calcext:value-type="float">
            <text:p>0.6111</text:p>
          </table:table-cell>
          <table:table-cell table:formula="of:=([.C896]-[.B896])*1000" office:value-type="float" office:value="7.7299999999999" calcext:value-type="float">
            <text:p>7.7299999999999</text:p>
          </table:table-cell>
          <table:table-cell office:value-type="float" office:value="0.62377" calcext:value-type="float">
            <text:p>0.62377</text:p>
          </table:table-cell>
          <table:table-cell office:value-type="float" office:value="0.62557" calcext:value-type="float">
            <text:p>0.62557</text:p>
          </table:table-cell>
          <table:table-cell table:formula="of:=([.F896]-[.E896])*1000" office:value-type="float" office:value="1.80000000000002" calcext:value-type="float">
            <text:p>1.80000000000002</text:p>
          </table:table-cell>
          <table:table-cell office:value-type="float" office:value="0.63284" calcext:value-type="float">
            <text:p>0.63284</text:p>
          </table:table-cell>
          <table:table-cell office:value-type="float" office:value="0.64081" calcext:value-type="float">
            <text:p>0.64081</text:p>
          </table:table-cell>
          <table:table-cell table:formula="of:=([.I896]-[.H896])*1000" office:value-type="float" office:value="7.97000000000003" calcext:value-type="float">
            <text:p>7.97000000000003</text:p>
          </table:table-cell>
          <table:table-cell office:value-type="float" office:value="0.63297" calcext:value-type="float">
            <text:p>0.63297</text:p>
          </table:table-cell>
          <table:table-cell office:value-type="float" office:value="0.6477" calcext:value-type="float">
            <text:p>0.6477</text:p>
          </table:table-cell>
          <table:table-cell table:formula="of:=([.L896]-[.H896])*1000" office:value-type="float" office:value="14.86" calcext:value-type="float">
            <text:p>14.86</text:p>
          </table:table-cell>
          <table:table-cell table:number-columns-repeated="11"/>
        </table:table-row>
        <table:table-row table:style-name="ro1">
          <table:table-cell office:value-type="float" office:value="0.3436" calcext:value-type="float">
            <text:p>0.3436</text:p>
          </table:table-cell>
          <table:table-cell office:value-type="float" office:value="0.60381" calcext:value-type="float">
            <text:p>0.60381</text:p>
          </table:table-cell>
          <table:table-cell office:value-type="float" office:value="0.61103" calcext:value-type="float">
            <text:p>0.61103</text:p>
          </table:table-cell>
          <table:table-cell table:formula="of:=([.C897]-[.B897])*1000" office:value-type="float" office:value="7.22" calcext:value-type="float">
            <text:p>7.22</text:p>
          </table:table-cell>
          <table:table-cell office:value-type="float" office:value="0.62404" calcext:value-type="float">
            <text:p>0.62404</text:p>
          </table:table-cell>
          <table:table-cell office:value-type="float" office:value="0.62546" calcext:value-type="float">
            <text:p>0.62546</text:p>
          </table:table-cell>
          <table:table-cell table:formula="of:=([.F897]-[.E897])*1000" office:value-type="float" office:value="1.41999999999998" calcext:value-type="float">
            <text:p>1.41999999999998</text:p>
          </table:table-cell>
          <table:table-cell office:value-type="float" office:value="0.63324" calcext:value-type="float">
            <text:p>0.63324</text:p>
          </table:table-cell>
          <table:table-cell office:value-type="float" office:value="0.64069" calcext:value-type="float">
            <text:p>0.64069</text:p>
          </table:table-cell>
          <table:table-cell table:formula="of:=([.I897]-[.H897])*1000" office:value-type="float" office:value="7.45000000000007" calcext:value-type="float">
            <text:p>7.45000000000007</text:p>
          </table:table-cell>
          <table:table-cell office:value-type="float" office:value="0.63347" calcext:value-type="float">
            <text:p>0.63347</text:p>
          </table:table-cell>
          <table:table-cell office:value-type="float" office:value="0.64757" calcext:value-type="float">
            <text:p>0.64757</text:p>
          </table:table-cell>
          <table:table-cell table:formula="of:=([.L897]-[.H897])*1000" office:value-type="float" office:value="14.3300000000001" calcext:value-type="float">
            <text:p>14.3300000000001</text:p>
          </table:table-cell>
          <table:table-cell table:number-columns-repeated="11"/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0.60422" calcext:value-type="float">
            <text:p>0.60422</text:p>
          </table:table-cell>
          <table:table-cell office:value-type="float" office:value="0.61097" calcext:value-type="float">
            <text:p>0.61097</text:p>
          </table:table-cell>
          <table:table-cell table:formula="of:=([.C898]-[.B898])*1000" office:value-type="float" office:value="6.74999999999992" calcext:value-type="float">
            <text:p>6.74999999999992</text:p>
          </table:table-cell>
          <table:table-cell office:value-type="float" office:value="0.62429" calcext:value-type="float">
            <text:p>0.62429</text:p>
          </table:table-cell>
          <table:table-cell office:value-type="float" office:value="0.62536" calcext:value-type="float">
            <text:p>0.62536</text:p>
          </table:table-cell>
          <table:table-cell table:formula="of:=([.F898]-[.E898])*1000" office:value-type="float" office:value="1.07000000000002" calcext:value-type="float">
            <text:p>1.07000000000002</text:p>
          </table:table-cell>
          <table:table-cell office:value-type="float" office:value="0.63361" calcext:value-type="float">
            <text:p>0.63361</text:p>
          </table:table-cell>
          <table:table-cell office:value-type="float" office:value="0.64056" calcext:value-type="float">
            <text:p>0.64056</text:p>
          </table:table-cell>
          <table:table-cell table:formula="of:=([.I898]-[.H898])*1000" office:value-type="float" office:value="6.95000000000001" calcext:value-type="float">
            <text:p>6.95000000000001</text:p>
          </table:table-cell>
          <table:table-cell office:value-type="float" office:value="0.63394" calcext:value-type="float">
            <text:p>0.63394</text:p>
          </table:table-cell>
          <table:table-cell office:value-type="float" office:value="0.64745" calcext:value-type="float">
            <text:p>0.64745</text:p>
          </table:table-cell>
          <table:table-cell table:formula="of:=([.L898]-[.H898])*1000" office:value-type="float" office:value="13.8400000000001" calcext:value-type="float">
            <text:p>13.8400000000001</text:p>
          </table:table-cell>
          <table:table-cell table:number-columns-repeated="11"/>
        </table:table-row>
        <table:table-row table:style-name="ro1">
          <table:table-cell office:value-type="float" office:value="0.3444" calcext:value-type="float">
            <text:p>0.3444</text:p>
          </table:table-cell>
          <table:table-cell office:value-type="float" office:value="0.60462" calcext:value-type="float">
            <text:p>0.60462</text:p>
          </table:table-cell>
          <table:table-cell office:value-type="float" office:value="0.6109" calcext:value-type="float">
            <text:p>0.6109</text:p>
          </table:table-cell>
          <table:table-cell table:formula="of:=([.C899]-[.B899])*1000" office:value-type="float" office:value="6.27999999999995" calcext:value-type="float">
            <text:p>6.27999999999995</text:p>
          </table:table-cell>
          <table:table-cell office:value-type="float" office:value="0.62455" calcext:value-type="float">
            <text:p>0.62455</text:p>
          </table:table-cell>
          <table:table-cell office:value-type="float" office:value="0.62525" calcext:value-type="float">
            <text:p>0.62525</text:p>
          </table:table-cell>
          <table:table-cell table:formula="of:=([.F899]-[.E899])*1000" office:value-type="float" office:value="0.700000000000034" calcext:value-type="float">
            <text:p>0.700000000000034</text:p>
          </table:table-cell>
          <table:table-cell office:value-type="float" office:value="0.63398" calcext:value-type="float">
            <text:p>0.63398</text:p>
          </table:table-cell>
          <table:table-cell office:value-type="float" office:value="0.64044" calcext:value-type="float">
            <text:p>0.64044</text:p>
          </table:table-cell>
          <table:table-cell table:formula="of:=([.I899]-[.H899])*1000" office:value-type="float" office:value="6.45999999999991" calcext:value-type="float">
            <text:p>6.45999999999991</text:p>
          </table:table-cell>
          <table:table-cell office:value-type="float" office:value="0.63442" calcext:value-type="float">
            <text:p>0.63442</text:p>
          </table:table-cell>
          <table:table-cell office:value-type="float" office:value="0.64733" calcext:value-type="float">
            <text:p>0.64733</text:p>
          </table:table-cell>
          <table:table-cell table:formula="of:=([.L899]-[.H899])*1000" office:value-type="float" office:value="13.35" calcext:value-type="float">
            <text:p>13.35</text:p>
          </table:table-cell>
          <table:table-cell table:number-columns-repeated="11"/>
        </table:table-row>
        <table:table-row table:style-name="ro1">
          <table:table-cell office:value-type="float" office:value="0.3448" calcext:value-type="float">
            <text:p>0.3448</text:p>
          </table:table-cell>
          <table:table-cell office:value-type="float" office:value="0.60503" calcext:value-type="float">
            <text:p>0.60503</text:p>
          </table:table-cell>
          <table:table-cell office:value-type="float" office:value="0.61084" calcext:value-type="float">
            <text:p>0.61084</text:p>
          </table:table-cell>
          <table:table-cell table:formula="of:=([.C900]-[.B900])*1000" office:value-type="float" office:value="5.80999999999998" calcext:value-type="float">
            <text:p>5.80999999999998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62515" calcext:value-type="float">
            <text:p>0.62515</text:p>
          </table:table-cell>
          <table:table-cell table:formula="of:=([.F900]-[.E900])*1000" office:value-type="float" office:value="0.350000000000072" calcext:value-type="float">
            <text:p>0.350000000000072</text:p>
          </table:table-cell>
          <table:table-cell office:value-type="float" office:value="0.63435" calcext:value-type="float">
            <text:p>0.63435</text:p>
          </table:table-cell>
          <table:table-cell office:value-type="float" office:value="0.64031" calcext:value-type="float">
            <text:p>0.64031</text:p>
          </table:table-cell>
          <table:table-cell table:formula="of:=([.I900]-[.H900])*1000" office:value-type="float" office:value="5.95999999999997" calcext:value-type="float">
            <text:p>5.95999999999997</text:p>
          </table:table-cell>
          <table:table-cell office:value-type="float" office:value="0.63489" calcext:value-type="float">
            <text:p>0.63489</text:p>
          </table:table-cell>
          <table:table-cell office:value-type="float" office:value="0.6472" calcext:value-type="float">
            <text:p>0.6472</text:p>
          </table:table-cell>
          <table:table-cell table:formula="of:=([.L900]-[.H900])*1000" office:value-type="float" office:value="12.8499999999999" calcext:value-type="float">
            <text:p>12.8499999999999</text:p>
          </table:table-cell>
          <table:table-cell table:number-columns-repeated="11"/>
        </table:table-row>
        <table:table-row table:style-name="ro1">
          <table:table-cell office:value-type="float" office:value="0.3452" calcext:value-type="float">
            <text:p>0.3452</text:p>
          </table:table-cell>
          <table:table-cell office:value-type="float" office:value="0.60544" calcext:value-type="float">
            <text:p>0.60544</text:p>
          </table:table-cell>
          <table:table-cell office:value-type="float" office:value="0.61077" calcext:value-type="float">
            <text:p>0.61077</text:p>
          </table:table-cell>
          <table:table-cell table:formula="of:=([.C901]-[.B901])*1000" office:value-type="float" office:value="5.32999999999995" calcext:value-type="float">
            <text:p>5.32999999999995</text:p>
          </table:table-cell>
          <table:table-cell office:value-type="float" office:value="0.62506" calcext:value-type="float">
            <text:p>0.62506</text:p>
          </table:table-cell>
          <table:table-cell office:value-type="float" office:value="0.62504" calcext:value-type="float">
            <text:p>0.62504</text:p>
          </table:table-cell>
          <table:table-cell table:formula="of:=([.F901]-[.E901])*1000" office:value-type="float" office:value="-0.02000000000002" calcext:value-type="float">
            <text:p>-0.02000000000002</text:p>
          </table:table-cell>
          <table:table-cell office:value-type="float" office:value="0.63472" calcext:value-type="float">
            <text:p>0.63472</text:p>
          </table:table-cell>
          <table:table-cell office:value-type="float" office:value="0.64019" calcext:value-type="float">
            <text:p>0.64019</text:p>
          </table:table-cell>
          <table:table-cell table:formula="of:=([.I901]-[.H901])*1000" office:value-type="float" office:value="5.46999999999998" calcext:value-type="float">
            <text:p>5.46999999999998</text:p>
          </table:table-cell>
          <table:table-cell office:value-type="float" office:value="0.63536" calcext:value-type="float">
            <text:p>0.63536</text:p>
          </table:table-cell>
          <table:table-cell office:value-type="float" office:value="0.64708" calcext:value-type="float">
            <text:p>0.64708</text:p>
          </table:table-cell>
          <table:table-cell table:formula="of:=([.L901]-[.H901])*1000" office:value-type="float" office:value="12.36" calcext:value-type="float">
            <text:p>12.36</text:p>
          </table:table-cell>
          <table:table-cell table:number-columns-repeated="11"/>
        </table:table-row>
        <table:table-row table:style-name="ro1">
          <table:table-cell office:value-type="float" office:value="0.3456" calcext:value-type="float">
            <text:p>0.3456</text:p>
          </table:table-cell>
          <table:table-cell office:value-type="float" office:value="0.60585" calcext:value-type="float">
            <text:p>0.60585</text:p>
          </table:table-cell>
          <table:table-cell office:value-type="float" office:value="0.61071" calcext:value-type="float">
            <text:p>0.61071</text:p>
          </table:table-cell>
          <table:table-cell table:formula="of:=([.C902]-[.B902])*1000" office:value-type="float" office:value="4.86000000000009" calcext:value-type="float">
            <text:p>4.86000000000009</text:p>
          </table:table-cell>
          <table:table-cell office:value-type="float" office:value="0.62531" calcext:value-type="float">
            <text:p>0.62531</text:p>
          </table:table-cell>
          <table:table-cell office:value-type="float" office:value="0.62494" calcext:value-type="float">
            <text:p>0.62494</text:p>
          </table:table-cell>
          <table:table-cell table:formula="of:=([.F902]-[.E902])*1000" office:value-type="float" office:value="-0.369999999999981" calcext:value-type="float">
            <text:p>-0.369999999999981</text:p>
          </table:table-cell>
          <table:table-cell office:value-type="float" office:value="0.63509" calcext:value-type="float">
            <text:p>0.63509</text:p>
          </table:table-cell>
          <table:table-cell office:value-type="float" office:value="0.64006" calcext:value-type="float">
            <text:p>0.64006</text:p>
          </table:table-cell>
          <table:table-cell table:formula="of:=([.I902]-[.H902])*1000" office:value-type="float" office:value="4.97000000000003" calcext:value-type="float">
            <text:p>4.97000000000003</text:p>
          </table:table-cell>
          <table:table-cell office:value-type="float" office:value="0.63584" calcext:value-type="float">
            <text:p>0.63584</text:p>
          </table:table-cell>
          <table:table-cell office:value-type="float" office:value="0.64696" calcext:value-type="float">
            <text:p>0.64696</text:p>
          </table:table-cell>
          <table:table-cell table:formula="of:=([.L902]-[.H902])*1000" office:value-type="float" office:value="11.87" calcext:value-type="float">
            <text:p>11.87</text:p>
          </table:table-cell>
          <table:table-cell table:number-columns-repeated="11"/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61064" calcext:value-type="float">
            <text:p>0.61064</text:p>
          </table:table-cell>
          <table:table-cell table:formula="of:=([.C903]-[.B903])*1000" office:value-type="float" office:value="4.39000000000001" calcext:value-type="float">
            <text:p>4.39000000000001</text:p>
          </table:table-cell>
          <table:table-cell office:value-type="float" office:value="0.62556" calcext:value-type="float">
            <text:p>0.62556</text:p>
          </table:table-cell>
          <table:table-cell office:value-type="float" office:value="0.62483" calcext:value-type="float">
            <text:p>0.62483</text:p>
          </table:table-cell>
          <table:table-cell table:formula="of:=([.F903]-[.E903])*1000" office:value-type="float" office:value="-0.730000000000008" calcext:value-type="float">
            <text:p>-0.730000000000008</text:p>
          </table:table-cell>
          <table:table-cell office:value-type="float" office:value="0.63547" calcext:value-type="float">
            <text:p>0.63547</text:p>
          </table:table-cell>
          <table:table-cell office:value-type="float" office:value="0.63994" calcext:value-type="float">
            <text:p>0.63994</text:p>
          </table:table-cell>
          <table:table-cell table:formula="of:=([.I903]-[.H903])*1000" office:value-type="float" office:value="4.46999999999997" calcext:value-type="float">
            <text:p>4.46999999999997</text:p>
          </table:table-cell>
          <table:table-cell office:value-type="float" office:value="0.63631" calcext:value-type="float">
            <text:p>0.63631</text:p>
          </table:table-cell>
          <table:table-cell office:value-type="float" office:value="0.64683" calcext:value-type="float">
            <text:p>0.64683</text:p>
          </table:table-cell>
          <table:table-cell table:formula="of:=([.L903]-[.H903])*1000" office:value-type="float" office:value="11.3599999999999" calcext:value-type="float">
            <text:p>11.3599999999999</text:p>
          </table:table-cell>
          <table:table-cell table:number-columns-repeated="11"/>
        </table:table-row>
        <table:table-row table:style-name="ro1">
          <table:table-cell office:value-type="float" office:value="0.3464" calcext:value-type="float">
            <text:p>0.3464</text:p>
          </table:table-cell>
          <table:table-cell office:value-type="float" office:value="0.60666" calcext:value-type="float">
            <text:p>0.60666</text:p>
          </table:table-cell>
          <table:table-cell office:value-type="float" office:value="0.61058" calcext:value-type="float">
            <text:p>0.61058</text:p>
          </table:table-cell>
          <table:table-cell table:formula="of:=([.C904]-[.B904])*1000" office:value-type="float" office:value="3.91999999999992" calcext:value-type="float">
            <text:p>3.91999999999992</text:p>
          </table:table-cell>
          <table:table-cell office:value-type="float" office:value="0.62582" calcext:value-type="float">
            <text:p>0.62582</text:p>
          </table:table-cell>
          <table:table-cell office:value-type="float" office:value="0.62473" calcext:value-type="float">
            <text:p>0.62473</text:p>
          </table:table-cell>
          <table:table-cell table:formula="of:=([.F904]-[.E904])*1000" office:value-type="float" office:value="-1.09000000000004" calcext:value-type="float">
            <text:p>-1.09000000000004</text:p>
          </table:table-cell>
          <table:table-cell office:value-type="float" office:value="0.63584" calcext:value-type="float">
            <text:p>0.63584</text:p>
          </table:table-cell>
          <table:table-cell office:value-type="float" office:value="0.63981" calcext:value-type="float">
            <text:p>0.63981</text:p>
          </table:table-cell>
          <table:table-cell table:formula="of:=([.I904]-[.H904])*1000" office:value-type="float" office:value="3.97000000000003" calcext:value-type="float">
            <text:p>3.97000000000003</text:p>
          </table:table-cell>
          <table:table-cell office:value-type="float" office:value="0.63679" calcext:value-type="float">
            <text:p>0.63679</text:p>
          </table:table-cell>
          <table:table-cell office:value-type="float" office:value="0.64671" calcext:value-type="float">
            <text:p>0.64671</text:p>
          </table:table-cell>
          <table:table-cell table:formula="of:=([.L904]-[.H904])*1000" office:value-type="float" office:value="10.8699999999999" calcext:value-type="float">
            <text:p>10.8699999999999</text:p>
          </table:table-cell>
          <table:table-cell table:number-columns-repeated="11"/>
        </table:table-row>
        <table:table-row table:style-name="ro1">
          <table:table-cell office:value-type="float" office:value="0.3468" calcext:value-type="float">
            <text:p>0.3468</text:p>
          </table:table-cell>
          <table:table-cell office:value-type="float" office:value="0.60704" calcext:value-type="float">
            <text:p>0.60704</text:p>
          </table:table-cell>
          <table:table-cell office:value-type="float" office:value="0.61052" calcext:value-type="float">
            <text:p>0.61052</text:p>
          </table:table-cell>
          <table:table-cell table:formula="of:=([.C905]-[.B905])*1000" office:value-type="float" office:value="3.48000000000004" calcext:value-type="float">
            <text:p>3.48000000000004</text:p>
          </table:table-cell>
          <table:table-cell office:value-type="float" office:value="0.62606" calcext:value-type="float">
            <text:p>0.62606</text:p>
          </table:table-cell>
          <table:table-cell office:value-type="float" office:value="0.62462" calcext:value-type="float">
            <text:p>0.62462</text:p>
          </table:table-cell>
          <table:table-cell table:formula="of:=([.F905]-[.E905])*1000" office:value-type="float" office:value="-1.44" calcext:value-type="float">
            <text:p>-1.44</text:p>
          </table:table-cell>
          <table:table-cell office:value-type="float" office:value="0.63619" calcext:value-type="float">
            <text:p>0.63619</text:p>
          </table:table-cell>
          <table:table-cell office:value-type="float" office:value="0.63969" calcext:value-type="float">
            <text:p>0.63969</text:p>
          </table:table-cell>
          <table:table-cell table:formula="of:=([.I905]-[.H905])*1000" office:value-type="float" office:value="3.50000000000006" calcext:value-type="float">
            <text:p>3.50000000000006</text:p>
          </table:table-cell>
          <table:table-cell office:value-type="float" office:value="0.63724" calcext:value-type="float">
            <text:p>0.63724</text:p>
          </table:table-cell>
          <table:table-cell office:value-type="float" office:value="0.64659" calcext:value-type="float">
            <text:p>0.64659</text:p>
          </table:table-cell>
          <table:table-cell table:formula="of:=([.L905]-[.H905])*1000" office:value-type="float" office:value="10.4" calcext:value-type="float">
            <text:p>10.4</text:p>
          </table:table-cell>
          <table:table-cell table:number-columns-repeated="11"/>
        </table:table-row>
        <table:table-row table:style-name="ro1">
          <table:table-cell office:value-type="float" office:value="0.3472" calcext:value-type="float">
            <text:p>0.3472</text:p>
          </table:table-cell>
          <table:table-cell office:value-type="float" office:value="0.60735" calcext:value-type="float">
            <text:p>0.60735</text:p>
          </table:table-cell>
          <table:table-cell office:value-type="float" office:value="0.61045" calcext:value-type="float">
            <text:p>0.61045</text:p>
          </table:table-cell>
          <table:table-cell table:formula="of:=([.C906]-[.B906])*1000" office:value-type="float" office:value="3.09999999999999" calcext:value-type="float">
            <text:p>3.09999999999999</text:p>
          </table:table-cell>
          <table:table-cell office:value-type="float" office:value="0.62627" calcext:value-type="float">
            <text:p>0.62627</text:p>
          </table:table-cell>
          <table:table-cell office:value-type="float" office:value="0.62451" calcext:value-type="float">
            <text:p>0.62451</text:p>
          </table:table-cell>
          <table:table-cell table:formula="of:=([.F906]-[.E906])*1000" office:value-type="float" office:value="-1.76000000000009" calcext:value-type="float">
            <text:p>-1.76000000000009</text:p>
          </table:table-cell>
          <table:table-cell office:value-type="float" office:value="0.63651" calcext:value-type="float">
            <text:p>0.63651</text:p>
          </table:table-cell>
          <table:table-cell office:value-type="float" office:value="0.63956" calcext:value-type="float">
            <text:p>0.63956</text:p>
          </table:table-cell>
          <table:table-cell table:formula="of:=([.I906]-[.H906])*1000" office:value-type="float" office:value="3.05" calcext:value-type="float">
            <text:p>3.05</text:p>
          </table:table-cell>
          <table:table-cell office:value-type="float" office:value="0.63766" calcext:value-type="float">
            <text:p>0.63766</text:p>
          </table:table-cell>
          <table:table-cell office:value-type="float" office:value="0.64646" calcext:value-type="float">
            <text:p>0.64646</text:p>
          </table:table-cell>
          <table:table-cell table:formula="of:=([.L906]-[.H906])*1000" office:value-type="float" office:value="9.95000000000001" calcext:value-type="float">
            <text:p>9.95000000000001</text:p>
          </table:table-cell>
          <table:table-cell table:number-columns-repeated="11"/>
        </table:table-row>
        <table:table-row table:style-name="ro1">
          <table:table-cell office:value-type="float" office:value="0.3476" calcext:value-type="float">
            <text:p>0.3476</text:p>
          </table:table-cell>
          <table:table-cell office:value-type="float" office:value="0.60767" calcext:value-type="float">
            <text:p>0.60767</text:p>
          </table:table-cell>
          <table:table-cell office:value-type="float" office:value="0.61039" calcext:value-type="float">
            <text:p>0.61039</text:p>
          </table:table-cell>
          <table:table-cell table:formula="of:=([.C907]-[.B907])*1000" office:value-type="float" office:value="2.72000000000006" calcext:value-type="float">
            <text:p>2.72000000000006</text:p>
          </table:table-cell>
          <table:table-cell office:value-type="float" office:value="0.62647" calcext:value-type="float">
            <text:p>0.62647</text:p>
          </table:table-cell>
          <table:table-cell office:value-type="float" office:value="0.62441" calcext:value-type="float">
            <text:p>0.62441</text:p>
          </table:table-cell>
          <table:table-cell table:formula="of:=([.F907]-[.E907])*1000" office:value-type="float" office:value="-2.06000000000006" calcext:value-type="float">
            <text:p>-2.06000000000006</text:p>
          </table:table-cell>
          <table:table-cell office:value-type="float" office:value="0.63683" calcext:value-type="float">
            <text:p>0.63683</text:p>
          </table:table-cell>
          <table:table-cell office:value-type="float" office:value="0.63943" calcext:value-type="float">
            <text:p>0.63943</text:p>
          </table:table-cell>
          <table:table-cell table:formula="of:=([.I907]-[.H907])*1000" office:value-type="float" office:value="2.60000000000005" calcext:value-type="float">
            <text:p>2.60000000000005</text:p>
          </table:table-cell>
          <table:table-cell office:value-type="float" office:value="0.63807" calcext:value-type="float">
            <text:p>0.63807</text:p>
          </table:table-cell>
          <table:table-cell office:value-type="float" office:value="0.64633" calcext:value-type="float">
            <text:p>0.64633</text:p>
          </table:table-cell>
          <table:table-cell table:formula="of:=([.L907]-[.H907])*1000" office:value-type="float" office:value="9.50000000000006" calcext:value-type="float">
            <text:p>9.50000000000006</text:p>
          </table:table-cell>
          <table:table-cell table:number-columns-repeated="11"/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.60799" calcext:value-type="float">
            <text:p>0.60799</text:p>
          </table:table-cell>
          <table:table-cell office:value-type="float" office:value="0.61032" calcext:value-type="float">
            <text:p>0.61032</text:p>
          </table:table-cell>
          <table:table-cell table:formula="of:=([.C908]-[.B908])*1000" office:value-type="float" office:value="2.33000000000005" calcext:value-type="float">
            <text:p>2.33000000000005</text:p>
          </table:table-cell>
          <table:table-cell office:value-type="float" office:value="0.62668" calcext:value-type="float">
            <text:p>0.62668</text:p>
          </table:table-cell>
          <table:table-cell office:value-type="float" office:value="0.6243" calcext:value-type="float">
            <text:p>0.6243</text:p>
          </table:table-cell>
          <table:table-cell table:formula="of:=([.F908]-[.E908])*1000" office:value-type="float" office:value="-2.37999999999994" calcext:value-type="float">
            <text:p>-2.37999999999994</text:p>
          </table:table-cell>
          <table:table-cell office:value-type="float" office:value="0.63715" calcext:value-type="float">
            <text:p>0.63715</text:p>
          </table:table-cell>
          <table:table-cell office:value-type="float" office:value="0.6393" calcext:value-type="float">
            <text:p>0.6393</text:p>
          </table:table-cell>
          <table:table-cell table:formula="of:=([.I908]-[.H908])*1000" office:value-type="float" office:value="2.14999999999987" calcext:value-type="float">
            <text:p>2.14999999999987</text:p>
          </table:table-cell>
          <table:table-cell office:value-type="float" office:value="0.63849" calcext:value-type="float">
            <text:p>0.63849</text:p>
          </table:table-cell>
          <table:table-cell office:value-type="float" office:value="0.6462" calcext:value-type="float">
            <text:p>0.6462</text:p>
          </table:table-cell>
          <table:table-cell table:formula="of:=([.L908]-[.H908])*1000" office:value-type="float" office:value="9.04999999999989" calcext:value-type="float">
            <text:p>9.04999999999989</text:p>
          </table:table-cell>
          <table:table-cell table:number-columns-repeated="11"/>
        </table:table-row>
        <table:table-row table:style-name="ro1">
          <table:table-cell office:value-type="float" office:value="0.3484" calcext:value-type="float">
            <text:p>0.3484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61026" calcext:value-type="float">
            <text:p>0.61026</text:p>
          </table:table-cell>
          <table:table-cell table:formula="of:=([.C909]-[.B909])*1000" office:value-type="float" office:value="1.95999999999996" calcext:value-type="float">
            <text:p>1.95999999999996</text:p>
          </table:table-cell>
          <table:table-cell office:value-type="float" office:value="0.62689" calcext:value-type="float">
            <text:p>0.62689</text:p>
          </table:table-cell>
          <table:table-cell office:value-type="float" office:value="0.62419" calcext:value-type="float">
            <text:p>0.62419</text:p>
          </table:table-cell>
          <table:table-cell table:formula="of:=([.F909]-[.E909])*1000" office:value-type="float" office:value="-2.70000000000004" calcext:value-type="float">
            <text:p>-2.70000000000004</text:p>
          </table:table-cell>
          <table:table-cell office:value-type="float" office:value="0.63746" calcext:value-type="float">
            <text:p>0.63746</text:p>
          </table:table-cell>
          <table:table-cell office:value-type="float" office:value="0.63917" calcext:value-type="float">
            <text:p>0.63917</text:p>
          </table:table-cell>
          <table:table-cell table:formula="of:=([.I909]-[.H909])*1000" office:value-type="float" office:value="1.70999999999999" calcext:value-type="float">
            <text:p>1.70999999999999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64607" calcext:value-type="float">
            <text:p>0.64607</text:p>
          </table:table-cell>
          <table:table-cell table:formula="of:=([.L909]-[.H909])*1000" office:value-type="float" office:value="8.61000000000001" calcext:value-type="float">
            <text:p>8.61000000000001</text:p>
          </table:table-cell>
          <table:table-cell table:number-columns-repeated="11"/>
        </table:table-row>
        <table:table-row table:style-name="ro1">
          <table:table-cell office:value-type="float" office:value="0.3488" calcext:value-type="float">
            <text:p>0.3488</text:p>
          </table:table-cell>
          <table:table-cell office:value-type="float" office:value="0.60862" calcext:value-type="float">
            <text:p>0.60862</text:p>
          </table:table-cell>
          <table:table-cell office:value-type="float" office:value="0.61019" calcext:value-type="float">
            <text:p>0.61019</text:p>
          </table:table-cell>
          <table:table-cell table:formula="of:=([.C910]-[.B910])*1000" office:value-type="float" office:value="1.56999999999996" calcext:value-type="float">
            <text:p>1.56999999999996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62408" calcext:value-type="float">
            <text:p>0.62408</text:p>
          </table:table-cell>
          <table:table-cell table:formula="of:=([.F910]-[.E910])*1000" office:value-type="float" office:value="-3.01999999999991" calcext:value-type="float">
            <text:p>-3.01999999999991</text:p>
          </table:table-cell>
          <table:table-cell office:value-type="float" office:value="0.63778" calcext:value-type="float">
            <text:p>0.63778</text:p>
          </table:table-cell>
          <table:table-cell office:value-type="float" office:value="0.63904" calcext:value-type="float">
            <text:p>0.63904</text:p>
          </table:table-cell>
          <table:table-cell table:formula="of:=([.I910]-[.H910])*1000" office:value-type="float" office:value="1.26000000000004" calcext:value-type="float">
            <text:p>1.26000000000004</text:p>
          </table:table-cell>
          <table:table-cell office:value-type="float" office:value="0.63932" calcext:value-type="float">
            <text:p>0.63932</text:p>
          </table:table-cell>
          <table:table-cell office:value-type="float" office:value="0.64595" calcext:value-type="float">
            <text:p>0.64595</text:p>
          </table:table-cell>
          <table:table-cell table:formula="of:=([.L910]-[.H910])*1000" office:value-type="float" office:value="8.17000000000001" calcext:value-type="float">
            <text:p>8.17000000000001</text:p>
          </table:table-cell>
          <table:table-cell table:number-columns-repeated="11"/>
        </table:table-row>
        <table:table-row table:style-name="ro1">
          <table:table-cell office:value-type="float" office:value="0.3492" calcext:value-type="float">
            <text:p>0.3492</text:p>
          </table:table-cell>
          <table:table-cell office:value-type="float" office:value="0.60894" calcext:value-type="float">
            <text:p>0.60894</text:p>
          </table:table-cell>
          <table:table-cell office:value-type="float" office:value="0.61013" calcext:value-type="float">
            <text:p>0.61013</text:p>
          </table:table-cell>
          <table:table-cell table:formula="of:=([.C911]-[.B911])*1000" office:value-type="float" office:value="1.19000000000002" calcext:value-type="float">
            <text:p>1.19000000000002</text:p>
          </table:table-cell>
          <table:table-cell office:value-type="float" office:value="0.62731" calcext:value-type="float">
            <text:p>0.62731</text:p>
          </table:table-cell>
          <table:table-cell office:value-type="float" office:value="0.62398" calcext:value-type="float">
            <text:p>0.62398</text:p>
          </table:table-cell>
          <table:table-cell table:formula="of:=([.F911]-[.E911])*1000" office:value-type="float" office:value="-3.32999999999994" calcext:value-type="float">
            <text:p>-3.32999999999994</text:p>
          </table:table-cell>
          <table:table-cell office:value-type="float" office:value="0.6381" calcext:value-type="float">
            <text:p>0.6381</text:p>
          </table:table-cell>
          <table:table-cell office:value-type="float" office:value="0.63892" calcext:value-type="float">
            <text:p>0.63892</text:p>
          </table:table-cell>
          <table:table-cell table:formula="of:=([.I911]-[.H911])*1000" office:value-type="float" office:value="0.820000000000043" calcext:value-type="float">
            <text:p>0.820000000000043</text:p>
          </table:table-cell>
          <table:table-cell office:value-type="float" office:value="0.63973" calcext:value-type="float">
            <text:p>0.63973</text:p>
          </table:table-cell>
          <table:table-cell office:value-type="float" office:value="0.64582" calcext:value-type="float">
            <text:p>0.64582</text:p>
          </table:table-cell>
          <table:table-cell table:formula="of:=([.L911]-[.H911])*1000" office:value-type="float" office:value="7.72000000000006" calcext:value-type="float">
            <text:p>7.72000000000006</text:p>
          </table:table-cell>
          <table:table-cell table:number-columns-repeated="11"/>
        </table:table-row>
        <table:table-row table:style-name="ro1">
          <table:table-cell office:value-type="float" office:value="0.3496" calcext:value-type="float">
            <text:p>0.3496</text:p>
          </table:table-cell>
          <table:table-cell office:value-type="float" office:value="0.60926" calcext:value-type="float">
            <text:p>0.60926</text:p>
          </table:table-cell>
          <table:table-cell office:value-type="float" office:value="0.61006" calcext:value-type="float">
            <text:p>0.61006</text:p>
          </table:table-cell>
          <table:table-cell table:formula="of:=([.C912]-[.B912])*1000" office:value-type="float" office:value="0.800000000000023" calcext:value-type="float">
            <text:p>0.800000000000023</text:p>
          </table:table-cell>
          <table:table-cell office:value-type="float" office:value="0.62752" calcext:value-type="float">
            <text:p>0.62752</text:p>
          </table:table-cell>
          <table:table-cell office:value-type="float" office:value="0.62387" calcext:value-type="float">
            <text:p>0.62387</text:p>
          </table:table-cell>
          <table:table-cell table:formula="of:=([.F912]-[.E912])*1000" office:value-type="float" office:value="-3.65000000000004" calcext:value-type="float">
            <text:p>-3.65000000000004</text:p>
          </table:table-cell>
          <table:table-cell office:value-type="float" office:value="0.63842" calcext:value-type="float">
            <text:p>0.63842</text:p>
          </table:table-cell>
          <table:table-cell office:value-type="float" office:value="0.63879" calcext:value-type="float">
            <text:p>0.63879</text:p>
          </table:table-cell>
          <table:table-cell table:formula="of:=([.I912]-[.H912])*1000" office:value-type="float" office:value="0.369999999999981" calcext:value-type="float">
            <text:p>0.369999999999981</text:p>
          </table:table-cell>
          <table:table-cell office:value-type="float" office:value="0.64015" calcext:value-type="float">
            <text:p>0.64015</text:p>
          </table:table-cell>
          <table:table-cell office:value-type="float" office:value="0.64569" calcext:value-type="float">
            <text:p>0.64569</text:p>
          </table:table-cell>
          <table:table-cell table:formula="of:=([.L912]-[.H912])*1000" office:value-type="float" office:value="7.27" calcext:value-type="float">
            <text:p>7.27</text:p>
          </table:table-cell>
          <table:table-cell table:number-columns-repeated="11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0957" calcext:value-type="float">
            <text:p>0.60957</text:p>
          </table:table-cell>
          <table:table-cell office:value-type="float" office:value="0.61" calcext:value-type="float">
            <text:p>0.61</text:p>
          </table:table-cell>
          <table:table-cell table:formula="of:=([.C913]-[.B913])*1000" office:value-type="float" office:value="0.42999999999993" calcext:value-type="float">
            <text:p>0.42999999999993</text:p>
          </table:table-cell>
          <table:table-cell office:value-type="float" office:value="0.62773" calcext:value-type="float">
            <text:p>0.62773</text:p>
          </table:table-cell>
          <table:table-cell office:value-type="float" office:value="0.62376" calcext:value-type="float">
            <text:p>0.62376</text:p>
          </table:table-cell>
          <table:table-cell table:formula="of:=([.F913]-[.E913])*1000" office:value-type="float" office:value="-3.96999999999992" calcext:value-type="float">
            <text:p>-3.96999999999992</text:p>
          </table:table-cell>
          <table:table-cell office:value-type="float" office:value="0.63874" calcext:value-type="float">
            <text:p>0.63874</text:p>
          </table:table-cell>
          <table:table-cell office:value-type="float" office:value="0.63866" calcext:value-type="float">
            <text:p>0.63866</text:p>
          </table:table-cell>
          <table:table-cell table:formula="of:=([.I913]-[.H913])*1000" office:value-type="float" office:value="-0.08000000000008" calcext:value-type="float">
            <text:p>-0.08000000000008</text:p>
          </table:table-cell>
          <table:table-cell office:value-type="float" office:value="0.64056" calcext:value-type="float">
            <text:p>0.64056</text:p>
          </table:table-cell>
          <table:table-cell office:value-type="float" office:value="0.64556" calcext:value-type="float">
            <text:p>0.64556</text:p>
          </table:table-cell>
          <table:table-cell table:formula="of:=([.L913]-[.H913])*1000" office:value-type="float" office:value="6.81999999999994" calcext:value-type="float">
            <text:p>6.81999999999994</text:p>
          </table:table-cell>
          <table:table-cell table:number-columns-repeated="11"/>
        </table:table-row>
        <table:table-row table:style-name="ro1">
          <table:table-cell office:value-type="float" office:value="0.3504" calcext:value-type="float">
            <text:p>0.3504</text:p>
          </table:table-cell>
          <table:table-cell office:value-type="float" office:value="0.60982" calcext:value-type="float">
            <text:p>0.60982</text:p>
          </table:table-cell>
          <table:table-cell office:value-type="float" office:value="0.60993" calcext:value-type="float">
            <text:p>0.60993</text:p>
          </table:table-cell>
          <table:table-cell table:formula="of:=([.C914]-[.B914])*1000" office:value-type="float" office:value="0.110000000000055" calcext:value-type="float">
            <text:p>0.110000000000055</text:p>
          </table:table-cell>
          <table:table-cell office:value-type="float" office:value="0.62791" calcext:value-type="float">
            <text:p>0.62791</text:p>
          </table:table-cell>
          <table:table-cell office:value-type="float" office:value="0.62365" calcext:value-type="float">
            <text:p>0.62365</text:p>
          </table:table-cell>
          <table:table-cell table:formula="of:=([.F914]-[.E914])*1000" office:value-type="float" office:value="-4.26000000000004" calcext:value-type="float">
            <text:p>-4.26000000000004</text:p>
          </table:table-cell>
          <table:table-cell office:value-type="float" office:value="0.63901" calcext:value-type="float">
            <text:p>0.63901</text:p>
          </table:table-cell>
          <table:table-cell office:value-type="float" office:value="0.63852" calcext:value-type="float">
            <text:p>0.63852</text:p>
          </table:table-cell>
          <table:table-cell table:formula="of:=([.I914]-[.H914])*1000" office:value-type="float" office:value="-0.48999999999999" calcext:value-type="float">
            <text:p>-0.48999999999999</text:p>
          </table:table-cell>
          <table:table-cell office:value-type="float" office:value="0.64092" calcext:value-type="float">
            <text:p>0.64092</text:p>
          </table:table-cell>
          <table:table-cell office:value-type="float" office:value="0.64543" calcext:value-type="float">
            <text:p>0.64543</text:p>
          </table:table-cell>
          <table:table-cell table:formula="of:=([.L914]-[.H914])*1000" office:value-type="float" office:value="6.41999999999998" calcext:value-type="float">
            <text:p>6.41999999999998</text:p>
          </table:table-cell>
          <table:table-cell table:number-columns-repeated="11"/>
        </table:table-row>
        <table:table-row table:style-name="ro1">
          <table:table-cell office:value-type="float" office:value="0.3508" calcext:value-type="float">
            <text:p>0.3508</text:p>
          </table:table-cell>
          <table:table-cell office:value-type="float" office:value="0.61006" calcext:value-type="float">
            <text:p>0.61006</text:p>
          </table:table-cell>
          <table:table-cell office:value-type="float" office:value="0.60987" calcext:value-type="float">
            <text:p>0.60987</text:p>
          </table:table-cell>
          <table:table-cell table:formula="of:=([.C915]-[.B915])*1000" office:value-type="float" office:value="-0.190000000000023" calcext:value-type="float">
            <text:p>-0.190000000000023</text:p>
          </table:table-cell>
          <table:table-cell office:value-type="float" office:value="0.62808" calcext:value-type="float">
            <text:p>0.62808</text:p>
          </table:table-cell>
          <table:table-cell office:value-type="float" office:value="0.62354" calcext:value-type="float">
            <text:p>0.62354</text:p>
          </table:table-cell>
          <table:table-cell table:formula="of:=([.F915]-[.E915])*1000" office:value-type="float" office:value="-4.53999999999999" calcext:value-type="float">
            <text:p>-4.53999999999999</text:p>
          </table:table-cell>
          <table:table-cell office:value-type="float" office:value="0.63928" calcext:value-type="float">
            <text:p>0.63928</text:p>
          </table:table-cell>
          <table:table-cell office:value-type="float" office:value="0.63839" calcext:value-type="float">
            <text:p>0.63839</text:p>
          </table:table-cell>
          <table:table-cell table:formula="of:=([.I915]-[.H915])*1000" office:value-type="float" office:value="-0.890000000000057" calcext:value-type="float">
            <text:p>-0.890000000000057</text:p>
          </table:table-cell>
          <table:table-cell office:value-type="float" office:value="0.64129" calcext:value-type="float">
            <text:p>0.64129</text:p>
          </table:table-cell>
          <table:table-cell office:value-type="float" office:value="0.6453" calcext:value-type="float">
            <text:p>0.6453</text:p>
          </table:table-cell>
          <table:table-cell table:formula="of:=([.L915]-[.H915])*1000" office:value-type="float" office:value="6.01999999999991" calcext:value-type="float">
            <text:p>6.01999999999991</text:p>
          </table:table-cell>
          <table:table-cell table:number-columns-repeated="11"/>
        </table:table-row>
        <table:table-row table:style-name="ro1">
          <table:table-cell office:value-type="float" office:value="0.3512" calcext:value-type="float">
            <text:p>0.3512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6098" calcext:value-type="float">
            <text:p>0.6098</text:p>
          </table:table-cell>
          <table:table-cell table:formula="of:=([.C916]-[.B916])*1000" office:value-type="float" office:value="-0.500000000000056" calcext:value-type="float">
            <text:p>-0.500000000000056</text:p>
          </table:table-cell>
          <table:table-cell office:value-type="float" office:value="0.62825" calcext:value-type="float">
            <text:p>0.62825</text:p>
          </table:table-cell>
          <table:table-cell office:value-type="float" office:value="0.62344" calcext:value-type="float">
            <text:p>0.62344</text:p>
          </table:table-cell>
          <table:table-cell table:formula="of:=([.F916]-[.E916])*1000" office:value-type="float" office:value="-4.80999999999998" calcext:value-type="float">
            <text:p>-4.80999999999998</text:p>
          </table:table-cell>
          <table:table-cell office:value-type="float" office:value="0.63956" calcext:value-type="float">
            <text:p>0.63956</text:p>
          </table:table-cell>
          <table:table-cell office:value-type="float" office:value="0.63826" calcext:value-type="float">
            <text:p>0.63826</text:p>
          </table:table-cell>
          <table:table-cell table:formula="of:=([.I916]-[.H916])*1000" office:value-type="float" office:value="-1.29999999999997" calcext:value-type="float">
            <text:p>-1.29999999999997</text:p>
          </table:table-cell>
          <table:table-cell office:value-type="float" office:value="0.64165" calcext:value-type="float">
            <text:p>0.64165</text:p>
          </table:table-cell>
          <table:table-cell office:value-type="float" office:value="0.64516" calcext:value-type="float">
            <text:p>0.64516</text:p>
          </table:table-cell>
          <table:table-cell table:formula="of:=([.L916]-[.H916])*1000" office:value-type="float" office:value="5.60000000000005" calcext:value-type="float">
            <text:p>5.60000000000005</text:p>
          </table:table-cell>
          <table:table-cell table:number-columns-repeated="11"/>
        </table:table-row>
        <table:table-row table:style-name="ro1">
          <table:table-cell office:value-type="float" office:value="0.3516" calcext:value-type="float">
            <text:p>0.3516</text:p>
          </table:table-cell>
          <table:table-cell office:value-type="float" office:value="0.61054" calcext:value-type="float">
            <text:p>0.61054</text:p>
          </table:table-cell>
          <table:table-cell office:value-type="float" office:value="0.60974" calcext:value-type="float">
            <text:p>0.60974</text:p>
          </table:table-cell>
          <table:table-cell table:formula="of:=([.C917]-[.B917])*1000" office:value-type="float" office:value="-0.800000000000023" calcext:value-type="float">
            <text:p>-0.800000000000023</text:p>
          </table:table-cell>
          <table:table-cell office:value-type="float" office:value="0.62843" calcext:value-type="float">
            <text:p>0.62843</text:p>
          </table:table-cell>
          <table:table-cell office:value-type="float" office:value="0.62333" calcext:value-type="float">
            <text:p>0.62333</text:p>
          </table:table-cell>
          <table:table-cell table:formula="of:=([.F917]-[.E917])*1000" office:value-type="float" office:value="-5.09999999999999" calcext:value-type="float">
            <text:p>-5.09999999999999</text:p>
          </table:table-cell>
          <table:table-cell office:value-type="float" office:value="0.63983" calcext:value-type="float">
            <text:p>0.63983</text:p>
          </table:table-cell>
          <table:table-cell office:value-type="float" office:value="0.63812" calcext:value-type="float">
            <text:p>0.63812</text:p>
          </table:table-cell>
          <table:table-cell table:formula="of:=([.I917]-[.H917])*1000" office:value-type="float" office:value="-1.70999999999999" calcext:value-type="float">
            <text:p>-1.70999999999999</text:p>
          </table:table-cell>
          <table:table-cell office:value-type="float" office:value="0.64201" calcext:value-type="float">
            <text:p>0.64201</text:p>
          </table:table-cell>
          <table:table-cell office:value-type="float" office:value="0.64503" calcext:value-type="float">
            <text:p>0.64503</text:p>
          </table:table-cell>
          <table:table-cell table:formula="of:=([.L917]-[.H917])*1000" office:value-type="float" office:value="5.20000000000009" calcext:value-type="float">
            <text:p>5.20000000000009</text:p>
          </table:table-cell>
          <table:table-cell table:number-columns-repeated="11"/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0.61079" calcext:value-type="float">
            <text:p>0.61079</text:p>
          </table:table-cell>
          <table:table-cell office:value-type="float" office:value="0.60967" calcext:value-type="float">
            <text:p>0.60967</text:p>
          </table:table-cell>
          <table:table-cell table:formula="of:=([.C918]-[.B918])*1000" office:value-type="float" office:value="-1.12000000000001" calcext:value-type="float">
            <text:p>-1.12000000000001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62322" calcext:value-type="float">
            <text:p>0.62322</text:p>
          </table:table-cell>
          <table:table-cell table:formula="of:=([.F918]-[.E918])*1000" office:value-type="float" office:value="-5.38000000000005" calcext:value-type="float">
            <text:p>-5.38000000000005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63799" calcext:value-type="float">
            <text:p>0.63799</text:p>
          </table:table-cell>
          <table:table-cell table:formula="of:=([.I918]-[.H918])*1000" office:value-type="float" office:value="-2.10999999999995" calcext:value-type="float">
            <text:p>-2.10999999999995</text:p>
          </table:table-cell>
          <table:table-cell office:value-type="float" office:value="0.64237" calcext:value-type="float">
            <text:p>0.64237</text:p>
          </table:table-cell>
          <table:table-cell office:value-type="float" office:value="0.6449" calcext:value-type="float">
            <text:p>0.6449</text:p>
          </table:table-cell>
          <table:table-cell table:formula="of:=([.L918]-[.H918])*1000" office:value-type="float" office:value="4.80000000000003" calcext:value-type="float">
            <text:p>4.80000000000003</text:p>
          </table:table-cell>
          <table:table-cell table:number-columns-repeated="11"/>
        </table:table-row>
        <table:table-row table:style-name="ro1">
          <table:table-cell office:value-type="float" office:value="0.3524" calcext:value-type="float">
            <text:p>0.3524</text:p>
          </table:table-cell>
          <table:table-cell office:value-type="float" office:value="0.61103" calcext:value-type="float">
            <text:p>0.61103</text:p>
          </table:table-cell>
          <table:table-cell office:value-type="float" office:value="0.60961" calcext:value-type="float">
            <text:p>0.60961</text:p>
          </table:table-cell>
          <table:table-cell table:formula="of:=([.C919]-[.B919])*1000" office:value-type="float" office:value="-1.41999999999998" calcext:value-type="float">
            <text:p>-1.41999999999998</text:p>
          </table:table-cell>
          <table:table-cell office:value-type="float" office:value="0.62877" calcext:value-type="float">
            <text:p>0.62877</text:p>
          </table:table-cell>
          <table:table-cell office:value-type="float" office:value="0.62311" calcext:value-type="float">
            <text:p>0.62311</text:p>
          </table:table-cell>
          <table:table-cell table:formula="of:=([.F919]-[.E919])*1000" office:value-type="float" office:value="-5.66" calcext:value-type="float">
            <text:p>-5.66</text:p>
          </table:table-cell>
          <table:table-cell office:value-type="float" office:value="0.64038" calcext:value-type="float">
            <text:p>0.64038</text:p>
          </table:table-cell>
          <table:table-cell office:value-type="float" office:value="0.63786" calcext:value-type="float">
            <text:p>0.63786</text:p>
          </table:table-cell>
          <table:table-cell table:formula="of:=([.I919]-[.H919])*1000" office:value-type="float" office:value="-2.51999999999997" calcext:value-type="float">
            <text:p>-2.51999999999997</text:p>
          </table:table-cell>
          <table:table-cell office:value-type="float" office:value="0.64274" calcext:value-type="float">
            <text:p>0.64274</text:p>
          </table:table-cell>
          <table:table-cell office:value-type="float" office:value="0.64476" calcext:value-type="float">
            <text:p>0.64476</text:p>
          </table:table-cell>
          <table:table-cell table:formula="of:=([.L919]-[.H919])*1000" office:value-type="float" office:value="4.37999999999994" calcext:value-type="float">
            <text:p>4.37999999999994</text:p>
          </table:table-cell>
          <table:table-cell table:number-columns-repeated="11"/>
        </table:table-row>
        <table:table-row table:style-name="ro1">
          <table:table-cell office:value-type="float" office:value="0.3528" calcext:value-type="float">
            <text:p>0.3528</text:p>
          </table:table-cell>
          <table:table-cell office:value-type="float" office:value="0.61127" calcext:value-type="float">
            <text:p>0.61127</text:p>
          </table:table-cell>
          <table:table-cell office:value-type="float" office:value="0.60954" calcext:value-type="float">
            <text:p>0.60954</text:p>
          </table:table-cell>
          <table:table-cell table:formula="of:=([.C920]-[.B920])*1000" office:value-type="float" office:value="-1.73000000000001" calcext:value-type="float">
            <text:p>-1.73000000000001</text:p>
          </table:table-cell>
          <table:table-cell office:value-type="float" office:value="0.62895" calcext:value-type="float">
            <text:p>0.62895</text:p>
          </table:table-cell>
          <table:table-cell office:value-type="float" office:value="0.623" calcext:value-type="float">
            <text:p>0.623</text:p>
          </table:table-cell>
          <table:table-cell table:formula="of:=([.F920]-[.E920])*1000" office:value-type="float" office:value="-5.95000000000001" calcext:value-type="float">
            <text:p>-5.95000000000001</text:p>
          </table:table-cell>
          <table:table-cell office:value-type="float" office:value="0.64065" calcext:value-type="float">
            <text:p>0.64065</text:p>
          </table:table-cell>
          <table:table-cell office:value-type="float" office:value="0.63772" calcext:value-type="float">
            <text:p>0.63772</text:p>
          </table:table-cell>
          <table:table-cell table:formula="of:=([.I920]-[.H920])*1000" office:value-type="float" office:value="-2.92999999999999" calcext:value-type="float">
            <text:p>-2.92999999999999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64463" calcext:value-type="float">
            <text:p>0.64463</text:p>
          </table:table-cell>
          <table:table-cell table:formula="of:=([.L920]-[.H920])*1000" office:value-type="float" office:value="3.97999999999998" calcext:value-type="float">
            <text:p>3.97999999999998</text:p>
          </table:table-cell>
          <table:table-cell table:number-columns-repeated="11"/>
        </table:table-row>
        <table:table-row table:style-name="ro1">
          <table:table-cell office:value-type="float" office:value="0.3532" calcext:value-type="float">
            <text:p>0.3532</text:p>
          </table:table-cell>
          <table:table-cell office:value-type="float" office:value="0.61151" calcext:value-type="float">
            <text:p>0.61151</text:p>
          </table:table-cell>
          <table:table-cell office:value-type="float" office:value="0.60948" calcext:value-type="float">
            <text:p>0.60948</text:p>
          </table:table-cell>
          <table:table-cell table:formula="of:=([.C921]-[.B921])*1000" office:value-type="float" office:value="-2.02999999999998" calcext:value-type="float">
            <text:p>-2.02999999999998</text:p>
          </table:table-cell>
          <table:table-cell office:value-type="float" office:value="0.62912" calcext:value-type="float">
            <text:p>0.62912</text:p>
          </table:table-cell>
          <table:table-cell office:value-type="float" office:value="0.62289" calcext:value-type="float">
            <text:p>0.62289</text:p>
          </table:table-cell>
          <table:table-cell table:formula="of:=([.F921]-[.E921])*1000" office:value-type="float" office:value="-6.22999999999996" calcext:value-type="float">
            <text:p>-6.22999999999996</text:p>
          </table:table-cell>
          <table:table-cell office:value-type="float" office:value="0.64092" calcext:value-type="float">
            <text:p>0.64092</text:p>
          </table:table-cell>
          <table:table-cell office:value-type="float" office:value="0.63759" calcext:value-type="float">
            <text:p>0.63759</text:p>
          </table:table-cell>
          <table:table-cell table:formula="of:=([.I921]-[.H921])*1000" office:value-type="float" office:value="-3.32999999999994" calcext:value-type="float">
            <text:p>-3.32999999999994</text:p>
          </table:table-cell>
          <table:table-cell office:value-type="float" office:value="0.64346" calcext:value-type="float">
            <text:p>0.64346</text:p>
          </table:table-cell>
          <table:table-cell office:value-type="float" office:value="0.6445" calcext:value-type="float">
            <text:p>0.6445</text:p>
          </table:table-cell>
          <table:table-cell table:formula="of:=([.L921]-[.H921])*1000" office:value-type="float" office:value="3.58000000000003" calcext:value-type="float">
            <text:p>3.58000000000003</text:p>
          </table:table-cell>
          <table:table-cell table:number-columns-repeated="11"/>
        </table:table-row>
        <table:table-row table:style-name="ro1">
          <table:table-cell office:value-type="float" office:value="0.3536" calcext:value-type="float">
            <text:p>0.3536</text:p>
          </table:table-cell>
          <table:table-cell office:value-type="float" office:value="0.61172" calcext:value-type="float">
            <text:p>0.61172</text:p>
          </table:table-cell>
          <table:table-cell office:value-type="float" office:value="0.60941" calcext:value-type="float">
            <text:p>0.60941</text:p>
          </table:table-cell>
          <table:table-cell table:formula="of:=([.C922]-[.B922])*1000" office:value-type="float" office:value="-2.31000000000003" calcext:value-type="float">
            <text:p>-2.31000000000003</text:p>
          </table:table-cell>
          <table:table-cell office:value-type="float" office:value="0.62928" calcext:value-type="float">
            <text:p>0.62928</text:p>
          </table:table-cell>
          <table:table-cell office:value-type="float" office:value="0.62278" calcext:value-type="float">
            <text:p>0.62278</text:p>
          </table:table-cell>
          <table:table-cell table:formula="of:=([.F922]-[.E922])*1000" office:value-type="float" office:value="-6.50000000000006" calcext:value-type="float">
            <text:p>-6.50000000000006</text:p>
          </table:table-cell>
          <table:table-cell office:value-type="float" office:value="0.64117" calcext:value-type="float">
            <text:p>0.64117</text:p>
          </table:table-cell>
          <table:table-cell office:value-type="float" office:value="0.63745" calcext:value-type="float">
            <text:p>0.63745</text:p>
          </table:table-cell>
          <table:table-cell table:formula="of:=([.I922]-[.H922])*1000" office:value-type="float" office:value="-3.71999999999995" calcext:value-type="float">
            <text:p>-3.71999999999995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64436" calcext:value-type="float">
            <text:p>0.64436</text:p>
          </table:table-cell>
          <table:table-cell table:formula="of:=([.L922]-[.H922])*1000" office:value-type="float" office:value="3.19000000000003" calcext:value-type="float">
            <text:p>3.19000000000003</text:p>
          </table:table-cell>
          <table:table-cell table:number-columns-repeated="11"/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0.6119" calcext:value-type="float">
            <text:p>0.6119</text:p>
          </table:table-cell>
          <table:table-cell office:value-type="float" office:value="0.60935" calcext:value-type="float">
            <text:p>0.60935</text:p>
          </table:table-cell>
          <table:table-cell table:formula="of:=([.C923]-[.B923])*1000" office:value-type="float" office:value="-2.54999999999994" calcext:value-type="float">
            <text:p>-2.54999999999994</text:p>
          </table:table-cell>
          <table:table-cell office:value-type="float" office:value="0.62942" calcext:value-type="float">
            <text:p>0.62942</text:p>
          </table:table-cell>
          <table:table-cell office:value-type="float" office:value="0.62266" calcext:value-type="float">
            <text:p>0.62266</text:p>
          </table:table-cell>
          <table:table-cell table:formula="of:=([.F923]-[.E923])*1000" office:value-type="float" office:value="-6.75999999999999" calcext:value-type="float">
            <text:p>-6.75999999999999</text:p>
          </table:table-cell>
          <table:table-cell office:value-type="float" office:value="0.64141" calcext:value-type="float">
            <text:p>0.64141</text:p>
          </table:table-cell>
          <table:table-cell office:value-type="float" office:value="0.63731" calcext:value-type="float">
            <text:p>0.63731</text:p>
          </table:table-cell>
          <table:table-cell table:formula="of:=([.I923]-[.H923])*1000" office:value-type="float" office:value="-4.09999999999999" calcext:value-type="float">
            <text:p>-4.09999999999999</text:p>
          </table:table-cell>
          <table:table-cell office:value-type="float" office:value="0.64411" calcext:value-type="float">
            <text:p>0.64411</text:p>
          </table:table-cell>
          <table:table-cell office:value-type="float" office:value="0.64422" calcext:value-type="float">
            <text:p>0.64422</text:p>
          </table:table-cell>
          <table:table-cell table:formula="of:=([.L923]-[.H923])*1000" office:value-type="float" office:value="2.80999999999998" calcext:value-type="float">
            <text:p>2.80999999999998</text:p>
          </table:table-cell>
          <table:table-cell table:number-columns-repeated="11"/>
        </table:table-row>
        <table:table-row table:style-name="ro1">
          <table:table-cell office:value-type="float" office:value="0.3544" calcext:value-type="float">
            <text:p>0.3544</text:p>
          </table:table-cell>
          <table:table-cell office:value-type="float" office:value="0.61208" calcext:value-type="float">
            <text:p>0.61208</text:p>
          </table:table-cell>
          <table:table-cell office:value-type="float" office:value="0.60928" calcext:value-type="float">
            <text:p>0.60928</text:p>
          </table:table-cell>
          <table:table-cell table:formula="of:=([.C924]-[.B924])*1000" office:value-type="float" office:value="-2.80000000000002" calcext:value-type="float">
            <text:p>-2.80000000000002</text:p>
          </table:table-cell>
          <table:table-cell office:value-type="float" office:value="0.62957" calcext:value-type="float">
            <text:p>0.62957</text:p>
          </table:table-cell>
          <table:table-cell office:value-type="float" office:value="0.62255" calcext:value-type="float">
            <text:p>0.62255</text:p>
          </table:table-cell>
          <table:table-cell table:formula="of:=([.F924]-[.E924])*1000" office:value-type="float" office:value="-7.02000000000003" calcext:value-type="float">
            <text:p>-7.02000000000003</text:p>
          </table:table-cell>
          <table:table-cell office:value-type="float" office:value="0.64164" calcext:value-type="float">
            <text:p>0.64164</text:p>
          </table:table-cell>
          <table:table-cell office:value-type="float" office:value="0.63718" calcext:value-type="float">
            <text:p>0.63718</text:p>
          </table:table-cell>
          <table:table-cell table:formula="of:=([.I924]-[.H924])*1000" office:value-type="float" office:value="-4.46000000000002" calcext:value-type="float">
            <text:p>-4.46000000000002</text:p>
          </table:table-cell>
          <table:table-cell office:value-type="float" office:value="0.64443" calcext:value-type="float">
            <text:p>0.64443</text:p>
          </table:table-cell>
          <table:table-cell office:value-type="float" office:value="0.64408" calcext:value-type="float">
            <text:p>0.64408</text:p>
          </table:table-cell>
          <table:table-cell table:formula="of:=([.L924]-[.H924])*1000" office:value-type="float" office:value="2.44" calcext:value-type="float">
            <text:p>2.44</text:p>
          </table:table-cell>
          <table:table-cell table:number-columns-repeated="11"/>
        </table:table-row>
        <table:table-row table:style-name="ro1">
          <table:table-cell office:value-type="float" office:value="0.3548" calcext:value-type="float">
            <text:p>0.3548</text:p>
          </table:table-cell>
          <table:table-cell office:value-type="float" office:value="0.61227" calcext:value-type="float">
            <text:p>0.61227</text:p>
          </table:table-cell>
          <table:table-cell office:value-type="float" office:value="0.60922" calcext:value-type="float">
            <text:p>0.60922</text:p>
          </table:table-cell>
          <table:table-cell table:formula="of:=([.C925]-[.B925])*1000" office:value-type="float" office:value="-3.05" calcext:value-type="float">
            <text:p>-3.05</text:p>
          </table:table-cell>
          <table:table-cell office:value-type="float" office:value="0.62971" calcext:value-type="float">
            <text:p>0.62971</text:p>
          </table:table-cell>
          <table:table-cell office:value-type="float" office:value="0.62244" calcext:value-type="float">
            <text:p>0.62244</text:p>
          </table:table-cell>
          <table:table-cell table:formula="of:=([.F925]-[.E925])*1000" office:value-type="float" office:value="-7.27" calcext:value-type="float">
            <text:p>-7.27</text:p>
          </table:table-cell>
          <table:table-cell office:value-type="float" office:value="0.64188" calcext:value-type="float">
            <text:p>0.64188</text:p>
          </table:table-cell>
          <table:table-cell office:value-type="float" office:value="0.63704" calcext:value-type="float">
            <text:p>0.63704</text:p>
          </table:table-cell>
          <table:table-cell table:formula="of:=([.I925]-[.H925])*1000" office:value-type="float" office:value="-4.83999999999996" calcext:value-type="float">
            <text:p>-4.83999999999996</text:p>
          </table:table-cell>
          <table:table-cell office:value-type="float" office:value="0.64475" calcext:value-type="float">
            <text:p>0.64475</text:p>
          </table:table-cell>
          <table:table-cell office:value-type="float" office:value="0.64394" calcext:value-type="float">
            <text:p>0.64394</text:p>
          </table:table-cell>
          <table:table-cell table:formula="of:=([.L925]-[.H925])*1000" office:value-type="float" office:value="2.06000000000006" calcext:value-type="float">
            <text:p>2.06000000000006</text:p>
          </table:table-cell>
          <table:table-cell table:number-columns-repeated="11"/>
        </table:table-row>
        <table:table-row table:style-name="ro1">
          <table:table-cell office:value-type="float" office:value="0.3552" calcext:value-type="float">
            <text:p>0.3552</text:p>
          </table:table-cell>
          <table:table-cell office:value-type="float" office:value="0.61245" calcext:value-type="float">
            <text:p>0.61245</text:p>
          </table:table-cell>
          <table:table-cell office:value-type="float" office:value="0.60915" calcext:value-type="float">
            <text:p>0.60915</text:p>
          </table:table-cell>
          <table:table-cell table:formula="of:=([.C926]-[.B926])*1000" office:value-type="float" office:value="-3.29999999999997" calcext:value-type="float">
            <text:p>-3.29999999999997</text:p>
          </table:table-cell>
          <table:table-cell office:value-type="float" office:value="0.62986" calcext:value-type="float">
            <text:p>0.62986</text:p>
          </table:table-cell>
          <table:table-cell office:value-type="float" office:value="0.62233" calcext:value-type="float">
            <text:p>0.62233</text:p>
          </table:table-cell>
          <table:table-cell table:formula="of:=([.F926]-[.E926])*1000" office:value-type="float" office:value="-7.53000000000004" calcext:value-type="float">
            <text:p>-7.53000000000004</text:p>
          </table:table-cell>
          <table:table-cell office:value-type="float" office:value="0.64211" calcext:value-type="float">
            <text:p>0.64211</text:p>
          </table:table-cell>
          <table:table-cell office:value-type="float" office:value="0.6369" calcext:value-type="float">
            <text:p>0.6369</text:p>
          </table:table-cell>
          <table:table-cell table:formula="of:=([.I926]-[.H926])*1000" office:value-type="float" office:value="-5.21000000000005" calcext:value-type="float">
            <text:p>-5.21000000000005</text:p>
          </table:table-cell>
          <table:table-cell office:value-type="float" office:value="0.64507" calcext:value-type="float">
            <text:p>0.64507</text:p>
          </table:table-cell>
          <table:table-cell office:value-type="float" office:value="0.6438" calcext:value-type="float">
            <text:p>0.6438</text:p>
          </table:table-cell>
          <table:table-cell table:formula="of:=([.L926]-[.H926])*1000" office:value-type="float" office:value="1.68999999999997" calcext:value-type="float">
            <text:p>1.68999999999997</text:p>
          </table:table-cell>
          <table:table-cell table:number-columns-repeated="11"/>
        </table:table-row>
        <table:table-row table:style-name="ro1">
          <table:table-cell office:value-type="float" office:value="0.3556" calcext:value-type="float">
            <text:p>0.3556</text:p>
          </table:table-cell>
          <table:table-cell office:value-type="float" office:value="0.61263" calcext:value-type="float">
            <text:p>0.61263</text:p>
          </table:table-cell>
          <table:table-cell office:value-type="float" office:value="0.60909" calcext:value-type="float">
            <text:p>0.60909</text:p>
          </table:table-cell>
          <table:table-cell table:formula="of:=([.C927]-[.B927])*1000" office:value-type="float" office:value="-3.53999999999999" calcext:value-type="float">
            <text:p>-3.53999999999999</text:p>
          </table:table-cell>
          <table:table-cell office:value-type="float" office:value="0.63" calcext:value-type="float">
            <text:p>0.63</text:p>
          </table:table-cell>
          <table:table-cell office:value-type="float" office:value="0.62222" calcext:value-type="float">
            <text:p>0.62222</text:p>
          </table:table-cell>
          <table:table-cell table:formula="of:=([.F927]-[.E927])*1000" office:value-type="float" office:value="-7.7799999999999" calcext:value-type="float">
            <text:p>-7.7799999999999</text:p>
          </table:table-cell>
          <table:table-cell office:value-type="float" office:value="0.64235" calcext:value-type="float">
            <text:p>0.64235</text:p>
          </table:table-cell>
          <table:table-cell office:value-type="float" office:value="0.63676" calcext:value-type="float">
            <text:p>0.63676</text:p>
          </table:table-cell>
          <table:table-cell table:formula="of:=([.I927]-[.H927])*1000" office:value-type="float" office:value="-5.58999999999998" calcext:value-type="float">
            <text:p>-5.58999999999998</text:p>
          </table:table-cell>
          <table:table-cell office:value-type="float" office:value="0.64538" calcext:value-type="float">
            <text:p>0.64538</text:p>
          </table:table-cell>
          <table:table-cell office:value-type="float" office:value="0.64366" calcext:value-type="float">
            <text:p>0.64366</text:p>
          </table:table-cell>
          <table:table-cell table:formula="of:=([.L927]-[.H927])*1000" office:value-type="float" office:value="1.30999999999992" calcext:value-type="float">
            <text:p>1.30999999999992</text:p>
          </table:table-cell>
          <table:table-cell table:number-columns-repeated="11"/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0.61282" calcext:value-type="float">
            <text:p>0.61282</text:p>
          </table:table-cell>
          <table:table-cell office:value-type="float" office:value="0.60902" calcext:value-type="float">
            <text:p>0.60902</text:p>
          </table:table-cell>
          <table:table-cell table:formula="of:=([.C928]-[.B928])*1000" office:value-type="float" office:value="-3.80000000000003" calcext:value-type="float">
            <text:p>-3.80000000000003</text:p>
          </table:table-cell>
          <table:table-cell office:value-type="float" office:value="0.63015" calcext:value-type="float">
            <text:p>0.63015</text:p>
          </table:table-cell>
          <table:table-cell office:value-type="float" office:value="0.6221" calcext:value-type="float">
            <text:p>0.6221</text:p>
          </table:table-cell>
          <table:table-cell table:formula="of:=([.F928]-[.E928])*1000" office:value-type="float" office:value="-8.05000000000011" calcext:value-type="float">
            <text:p>-8.05000000000011</text:p>
          </table:table-cell>
          <table:table-cell office:value-type="float" office:value="0.64258" calcext:value-type="float">
            <text:p>0.64258</text:p>
          </table:table-cell>
          <table:table-cell office:value-type="float" office:value="0.63662" calcext:value-type="float">
            <text:p>0.63662</text:p>
          </table:table-cell>
          <table:table-cell table:formula="of:=([.I928]-[.H928])*1000" office:value-type="float" office:value="-5.95999999999997" calcext:value-type="float">
            <text:p>-5.95999999999997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64353" calcext:value-type="float">
            <text:p>0.64353</text:p>
          </table:table-cell>
          <table:table-cell table:formula="of:=([.L928]-[.H928])*1000" office:value-type="float" office:value="0.950000000000006" calcext:value-type="float">
            <text:p>0.950000000000006</text:p>
          </table:table-cell>
          <table:table-cell table:number-columns-repeated="11"/>
        </table:table-row>
        <table:table-row table:style-name="ro1">
          <table:table-cell office:value-type="float" office:value="0.3564" calcext:value-type="float">
            <text:p>0.3564</text:p>
          </table:table-cell>
          <table:table-cell office:value-type="float" office:value="0.613" calcext:value-type="float">
            <text:p>0.613</text:p>
          </table:table-cell>
          <table:table-cell office:value-type="float" office:value="0.60896" calcext:value-type="float">
            <text:p>0.60896</text:p>
          </table:table-cell>
          <table:table-cell table:formula="of:=([.C929]-[.B929])*1000" office:value-type="float" office:value="-4.03999999999993" calcext:value-type="float">
            <text:p>-4.03999999999993</text:p>
          </table:table-cell>
          <table:table-cell office:value-type="float" office:value="0.63029" calcext:value-type="float">
            <text:p>0.63029</text:p>
          </table:table-cell>
          <table:table-cell office:value-type="float" office:value="0.62199" calcext:value-type="float">
            <text:p>0.62199</text:p>
          </table:table-cell>
          <table:table-cell table:formula="of:=([.F929]-[.E929])*1000" office:value-type="float" office:value="-8.29999999999997" calcext:value-type="float">
            <text:p>-8.29999999999997</text:p>
          </table:table-cell>
          <table:table-cell office:value-type="float" office:value="0.64282" calcext:value-type="float">
            <text:p>0.64282</text:p>
          </table:table-cell>
          <table:table-cell office:value-type="float" office:value="0.63648" calcext:value-type="float">
            <text:p>0.63648</text:p>
          </table:table-cell>
          <table:table-cell table:formula="of:=([.I929]-[.H929])*1000" office:value-type="float" office:value="-6.34000000000001" calcext:value-type="float">
            <text:p>-6.34000000000001</text:p>
          </table:table-cell>
          <table:table-cell office:value-type="float" office:value="0.64602" calcext:value-type="float">
            <text:p>0.64602</text:p>
          </table:table-cell>
          <table:table-cell office:value-type="float" office:value="0.64339" calcext:value-type="float">
            <text:p>0.64339</text:p>
          </table:table-cell>
          <table:table-cell table:formula="of:=([.L929]-[.H929])*1000" office:value-type="float" office:value="0.569999999999959" calcext:value-type="float">
            <text:p>0.569999999999959</text:p>
          </table:table-cell>
          <table:table-cell table:number-columns-repeated="11"/>
        </table:table-row>
        <table:table-row table:style-name="ro1">
          <table:table-cell office:value-type="float" office:value="0.3568" calcext:value-type="float">
            <text:p>0.3568</text:p>
          </table:table-cell>
          <table:table-cell office:value-type="float" office:value="0.61317" calcext:value-type="float">
            <text:p>0.61317</text:p>
          </table:table-cell>
          <table:table-cell office:value-type="float" office:value="0.60889" calcext:value-type="float">
            <text:p>0.60889</text:p>
          </table:table-cell>
          <table:table-cell table:formula="of:=([.C930]-[.B930])*1000" office:value-type="float" office:value="-4.28000000000006" calcext:value-type="float">
            <text:p>-4.28000000000006</text:p>
          </table:table-cell>
          <table:table-cell office:value-type="float" office:value="0.63043" calcext:value-type="float">
            <text:p>0.63043</text:p>
          </table:table-cell>
          <table:table-cell office:value-type="float" office:value="0.62188" calcext:value-type="float">
            <text:p>0.62188</text:p>
          </table:table-cell>
          <table:table-cell table:formula="of:=([.F930]-[.E930])*1000" office:value-type="float" office:value="-8.54999999999995" calcext:value-type="float">
            <text:p>-8.54999999999995</text:p>
          </table:table-cell>
          <table:table-cell office:value-type="float" office:value="0.64304" calcext:value-type="float">
            <text:p>0.64304</text:p>
          </table:table-cell>
          <table:table-cell office:value-type="float" office:value="0.63634" calcext:value-type="float">
            <text:p>0.63634</text:p>
          </table:table-cell>
          <table:table-cell table:formula="of:=([.I930]-[.H930])*1000" office:value-type="float" office:value="-6.70000000000004" calcext:value-type="float">
            <text:p>-6.70000000000004</text:p>
          </table:table-cell>
          <table:table-cell office:value-type="float" office:value="0.64632" calcext:value-type="float">
            <text:p>0.64632</text:p>
          </table:table-cell>
          <table:table-cell office:value-type="float" office:value="0.64325" calcext:value-type="float">
            <text:p>0.64325</text:p>
          </table:table-cell>
          <table:table-cell table:formula="of:=([.L930]-[.H930])*1000" office:value-type="float" office:value="0.210000000000043" calcext:value-type="float">
            <text:p>0.210000000000043</text:p>
          </table:table-cell>
          <table:table-cell table:number-columns-repeated="11"/>
        </table:table-row>
        <table:table-row table:style-name="ro1">
          <table:table-cell office:value-type="float" office:value="0.3572" calcext:value-type="float">
            <text:p>0.3572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60883" calcext:value-type="float">
            <text:p>0.60883</text:p>
          </table:table-cell>
          <table:table-cell table:formula="of:=([.C931]-[.B931])*1000" office:value-type="float" office:value="-4.46999999999997" calcext:value-type="float">
            <text:p>-4.46999999999997</text:p>
          </table:table-cell>
          <table:table-cell office:value-type="float" office:value="0.63055" calcext:value-type="float">
            <text:p>0.63055</text:p>
          </table:table-cell>
          <table:table-cell office:value-type="float" office:value="0.62177" calcext:value-type="float">
            <text:p>0.62177</text:p>
          </table:table-cell>
          <table:table-cell table:formula="of:=([.F931]-[.E931])*1000" office:value-type="float" office:value="-8.78000000000001" calcext:value-type="float">
            <text:p>-8.78000000000001</text:p>
          </table:table-cell>
          <table:table-cell office:value-type="float" office:value="0.64324" calcext:value-type="float">
            <text:p>0.64324</text:p>
          </table:table-cell>
          <table:table-cell office:value-type="float" office:value="0.6362" calcext:value-type="float">
            <text:p>0.6362</text:p>
          </table:table-cell>
          <table:table-cell table:formula="of:=([.I931]-[.H931])*1000" office:value-type="float" office:value="-7.04000000000005" calcext:value-type="float">
            <text:p>-7.04000000000005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6431" calcext:value-type="float">
            <text:p>0.6431</text:p>
          </table:table-cell>
          <table:table-cell table:formula="of:=([.L931]-[.H931])*1000" office:value-type="float" office:value="-0.140000000000029" calcext:value-type="float">
            <text:p>-0.140000000000029</text:p>
          </table:table-cell>
          <table:table-cell table:number-columns-repeated="11"/>
        </table:table-row>
        <table:table-row table:style-name="ro1">
          <table:table-cell office:value-type="float" office:value="0.3576" calcext:value-type="float">
            <text:p>0.3576</text:p>
          </table:table-cell>
          <table:table-cell office:value-type="float" office:value="0.61343" calcext:value-type="float">
            <text:p>0.61343</text:p>
          </table:table-cell>
          <table:table-cell office:value-type="float" office:value="0.60876" calcext:value-type="float">
            <text:p>0.60876</text:p>
          </table:table-cell>
          <table:table-cell table:formula="of:=([.C932]-[.B932])*1000" office:value-type="float" office:value="-4.66999999999995" calcext:value-type="float">
            <text:p>-4.66999999999995</text:p>
          </table:table-cell>
          <table:table-cell office:value-type="float" office:value="0.63068" calcext:value-type="float">
            <text:p>0.63068</text:p>
          </table:table-cell>
          <table:table-cell office:value-type="float" office:value="0.62165" calcext:value-type="float">
            <text:p>0.62165</text:p>
          </table:table-cell>
          <table:table-cell table:formula="of:=([.F932]-[.E932])*1000" office:value-type="float" office:value="-9.02999999999998" calcext:value-type="float">
            <text:p>-9.02999999999998</text:p>
          </table:table-cell>
          <table:table-cell office:value-type="float" office:value="0.64345" calcext:value-type="float">
            <text:p>0.64345</text:p>
          </table:table-cell>
          <table:table-cell office:value-type="float" office:value="0.63605" calcext:value-type="float">
            <text:p>0.63605</text:p>
          </table:table-cell>
          <table:table-cell table:formula="of:=([.I932]-[.H932])*1000" office:value-type="float" office:value="-7.40000000000007" calcext:value-type="float">
            <text:p>-7.40000000000007</text:p>
          </table:table-cell>
          <table:table-cell office:value-type="float" office:value="0.64688" calcext:value-type="float">
            <text:p>0.64688</text:p>
          </table:table-cell>
          <table:table-cell office:value-type="float" office:value="0.64295" calcext:value-type="float">
            <text:p>0.64295</text:p>
          </table:table-cell>
          <table:table-cell table:formula="of:=([.L932]-[.H932])*1000" office:value-type="float" office:value="-0.500000000000056" calcext:value-type="float">
            <text:p>-0.500000000000056</text:p>
          </table:table-cell>
          <table:table-cell table:number-columns-repeated="11"/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0.61357" calcext:value-type="float">
            <text:p>0.61357</text:p>
          </table:table-cell>
          <table:table-cell office:value-type="float" office:value="0.60869" calcext:value-type="float">
            <text:p>0.60869</text:p>
          </table:table-cell>
          <table:table-cell table:formula="of:=([.C933]-[.B933])*1000" office:value-type="float" office:value="-4.88" calcext:value-type="float">
            <text:p>-4.88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62154" calcext:value-type="float">
            <text:p>0.62154</text:p>
          </table:table-cell>
          <table:table-cell table:formula="of:=([.F933]-[.E933])*1000" office:value-type="float" office:value="-9.25999999999993" calcext:value-type="float">
            <text:p>-9.25999999999993</text:p>
          </table:table-cell>
          <table:table-cell office:value-type="float" office:value="0.64365" calcext:value-type="float">
            <text:p>0.64365</text:p>
          </table:table-cell>
          <table:table-cell office:value-type="float" office:value="0.63591" calcext:value-type="float">
            <text:p>0.63591</text:p>
          </table:table-cell>
          <table:table-cell table:formula="of:=([.I933]-[.H933])*1000" office:value-type="float" office:value="-7.73999999999997" calcext:value-type="float">
            <text:p>-7.73999999999997</text:p>
          </table:table-cell>
          <table:table-cell office:value-type="float" office:value="0.64716" calcext:value-type="float">
            <text:p>0.64716</text:p>
          </table:table-cell>
          <table:table-cell office:value-type="float" office:value="0.64281" calcext:value-type="float">
            <text:p>0.64281</text:p>
          </table:table-cell>
          <table:table-cell table:formula="of:=([.L933]-[.H933])*1000" office:value-type="float" office:value="-0.839999999999952" calcext:value-type="float">
            <text:p>-0.839999999999952</text:p>
          </table:table-cell>
          <table:table-cell table:number-columns-repeated="11"/>
        </table:table-row>
        <table:table-row table:style-name="ro1">
          <table:table-cell office:value-type="float" office:value="0.3584" calcext:value-type="float">
            <text:p>0.3584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60863" calcext:value-type="float">
            <text:p>0.60863</text:p>
          </table:table-cell>
          <table:table-cell table:formula="of:=([.C934]-[.B934])*1000" office:value-type="float" office:value="-5.07000000000002" calcext:value-type="float">
            <text:p>-5.07000000000002</text:p>
          </table:table-cell>
          <table:table-cell office:value-type="float" office:value="0.63092" calcext:value-type="float">
            <text:p>0.63092</text:p>
          </table:table-cell>
          <table:table-cell office:value-type="float" office:value="0.62142" calcext:value-type="float">
            <text:p>0.62142</text:p>
          </table:table-cell>
          <table:table-cell table:formula="of:=([.F934]-[.E934])*1000" office:value-type="float" office:value="-9.49999999999995" calcext:value-type="float">
            <text:p>-9.49999999999995</text:p>
          </table:table-cell>
          <table:table-cell office:value-type="float" office:value="0.64385" calcext:value-type="float">
            <text:p>0.64385</text:p>
          </table:table-cell>
          <table:table-cell office:value-type="float" office:value="0.63576" calcext:value-type="float">
            <text:p>0.63576</text:p>
          </table:table-cell>
          <table:table-cell table:formula="of:=([.I934]-[.H934])*1000" office:value-type="float" office:value="-8.08999999999993" calcext:value-type="float">
            <text:p>-8.08999999999993</text:p>
          </table:table-cell>
          <table:table-cell office:value-type="float" office:value="0.64744" calcext:value-type="float">
            <text:p>0.64744</text:p>
          </table:table-cell>
          <table:table-cell office:value-type="float" office:value="0.64266" calcext:value-type="float">
            <text:p>0.64266</text:p>
          </table:table-cell>
          <table:table-cell table:formula="of:=([.L934]-[.H934])*1000" office:value-type="float" office:value="-1.19000000000002" calcext:value-type="float">
            <text:p>-1.19000000000002</text:p>
          </table:table-cell>
          <table:table-cell table:number-columns-repeated="11"/>
        </table:table-row>
        <table:table-row table:style-name="ro1">
          <table:table-cell office:value-type="float" office:value="0.3588" calcext:value-type="float">
            <text:p>0.3588</text:p>
          </table:table-cell>
          <table:table-cell office:value-type="float" office:value="0.61383" calcext:value-type="float">
            <text:p>0.61383</text:p>
          </table:table-cell>
          <table:table-cell office:value-type="float" office:value="0.60856" calcext:value-type="float">
            <text:p>0.60856</text:p>
          </table:table-cell>
          <table:table-cell table:formula="of:=([.C935]-[.B935])*1000" office:value-type="float" office:value="-5.27" calcext:value-type="float">
            <text:p>-5.27</text:p>
          </table:table-cell>
          <table:table-cell office:value-type="float" office:value="0.63105" calcext:value-type="float">
            <text:p>0.63105</text:p>
          </table:table-cell>
          <table:table-cell office:value-type="float" office:value="0.62131" calcext:value-type="float">
            <text:p>0.62131</text:p>
          </table:table-cell>
          <table:table-cell table:formula="of:=([.F935]-[.E935])*1000" office:value-type="float" office:value="-9.73999999999997" calcext:value-type="float">
            <text:p>-9.73999999999997</text:p>
          </table:table-cell>
          <table:table-cell office:value-type="float" office:value="0.64405" calcext:value-type="float">
            <text:p>0.64405</text:p>
          </table:table-cell>
          <table:table-cell office:value-type="float" office:value="0.63562" calcext:value-type="float">
            <text:p>0.63562</text:p>
          </table:table-cell>
          <table:table-cell table:formula="of:=([.I935]-[.H935])*1000" office:value-type="float" office:value="-8.42999999999994" calcext:value-type="float">
            <text:p>-8.42999999999994</text:p>
          </table:table-cell>
          <table:table-cell office:value-type="float" office:value="0.64772" calcext:value-type="float">
            <text:p>0.64772</text:p>
          </table:table-cell>
          <table:table-cell office:value-type="float" office:value="0.64252" calcext:value-type="float">
            <text:p>0.64252</text:p>
          </table:table-cell>
          <table:table-cell table:formula="of:=([.L935]-[.H935])*1000" office:value-type="float" office:value="-1.52999999999992" calcext:value-type="float">
            <text:p>-1.52999999999992</text:p>
          </table:table-cell>
          <table:table-cell table:number-columns-repeated="11"/>
        </table:table-row>
        <table:table-row table:style-name="ro1">
          <table:table-cell office:value-type="float" office:value="0.3592" calcext:value-type="float">
            <text:p>0.3592</text:p>
          </table:table-cell>
          <table:table-cell office:value-type="float" office:value="0.61397" calcext:value-type="float">
            <text:p>0.61397</text:p>
          </table:table-cell>
          <table:table-cell office:value-type="float" office:value="0.6085" calcext:value-type="float">
            <text:p>0.6085</text:p>
          </table:table-cell>
          <table:table-cell table:formula="of:=([.C936]-[.B936])*1000" office:value-type="float" office:value="-5.46999999999998" calcext:value-type="float">
            <text:p>-5.46999999999998</text:p>
          </table:table-cell>
          <table:table-cell office:value-type="float" office:value="0.63117" calcext:value-type="float">
            <text:p>0.63117</text:p>
          </table:table-cell>
          <table:table-cell office:value-type="float" office:value="0.62119" calcext:value-type="float">
            <text:p>0.62119</text:p>
          </table:table-cell>
          <table:table-cell table:formula="of:=([.F936]-[.E936])*1000" office:value-type="float" office:value="-9.97999999999999" calcext:value-type="float">
            <text:p>-9.97999999999999</text:p>
          </table:table-cell>
          <table:table-cell office:value-type="float" office:value="0.64425" calcext:value-type="float">
            <text:p>0.64425</text:p>
          </table:table-cell>
          <table:table-cell office:value-type="float" office:value="0.63548" calcext:value-type="float">
            <text:p>0.63548</text:p>
          </table:table-cell>
          <table:table-cell table:formula="of:=([.I936]-[.H936])*1000" office:value-type="float" office:value="-8.77000000000006" calcext:value-type="float">
            <text:p>-8.77000000000006</text:p>
          </table:table-cell>
          <table:table-cell office:value-type="float" office:value="0.64799" calcext:value-type="float">
            <text:p>0.64799</text:p>
          </table:table-cell>
          <table:table-cell office:value-type="float" office:value="0.64237" calcext:value-type="float">
            <text:p>0.64237</text:p>
          </table:table-cell>
          <table:table-cell table:formula="of:=([.L936]-[.H936])*1000" office:value-type="float" office:value="-1.87999999999999" calcext:value-type="float">
            <text:p>-1.87999999999999</text:p>
          </table:table-cell>
          <table:table-cell table:number-columns-repeated="11"/>
        </table:table-row>
        <table:table-row table:style-name="ro1">
          <table:table-cell office:value-type="float" office:value="0.3596" calcext:value-type="float">
            <text:p>0.3596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60843" calcext:value-type="float">
            <text:p>0.60843</text:p>
          </table:table-cell>
          <table:table-cell table:formula="of:=([.C937]-[.B937])*1000" office:value-type="float" office:value="-5.66999999999995" calcext:value-type="float">
            <text:p>-5.66999999999995</text:p>
          </table:table-cell>
          <table:table-cell office:value-type="float" office:value="0.63129" calcext:value-type="float">
            <text:p>0.63129</text:p>
          </table:table-cell>
          <table:table-cell office:value-type="float" office:value="0.62108" calcext:value-type="float">
            <text:p>0.62108</text:p>
          </table:table-cell>
          <table:table-cell table:formula="of:=([.F937]-[.E937])*1000" office:value-type="float" office:value="-10.2099999999999" calcext:value-type="float">
            <text:p>-10.2099999999999</text:p>
          </table:table-cell>
          <table:table-cell office:value-type="float" office:value="0.64446" calcext:value-type="float">
            <text:p>0.64446</text:p>
          </table:table-cell>
          <table:table-cell office:value-type="float" office:value="0.63533" calcext:value-type="float">
            <text:p>0.63533</text:p>
          </table:table-cell>
          <table:table-cell table:formula="of:=([.I937]-[.H937])*1000" office:value-type="float" office:value="-9.12999999999997" calcext:value-type="float">
            <text:p>-9.12999999999997</text:p>
          </table:table-cell>
          <table:table-cell office:value-type="float" office:value="0.64827" calcext:value-type="float">
            <text:p>0.64827</text:p>
          </table:table-cell>
          <table:table-cell office:value-type="float" office:value="0.64223" calcext:value-type="float">
            <text:p>0.64223</text:p>
          </table:table-cell>
          <table:table-cell table:formula="of:=([.L937]-[.H937])*1000" office:value-type="float" office:value="-2.22999999999995" calcext:value-type="float">
            <text:p>-2.22999999999995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61423" calcext:value-type="float">
            <text:p>0.61423</text:p>
          </table:table-cell>
          <table:table-cell office:value-type="float" office:value="0.60837" calcext:value-type="float">
            <text:p>0.60837</text:p>
          </table:table-cell>
          <table:table-cell table:formula="of:=([.C938]-[.B938])*1000" office:value-type="float" office:value="-5.85999999999998" calcext:value-type="float">
            <text:p>-5.85999999999998</text:p>
          </table:table-cell>
          <table:table-cell office:value-type="float" office:value="0.63141" calcext:value-type="float">
            <text:p>0.63141</text:p>
          </table:table-cell>
          <table:table-cell office:value-type="float" office:value="0.62096" calcext:value-type="float">
            <text:p>0.62096</text:p>
          </table:table-cell>
          <table:table-cell table:formula="of:=([.F938]-[.E938])*1000" office:value-type="float" office:value="-10.45" calcext:value-type="float">
            <text:p>-10.45</text:p>
          </table:table-cell>
          <table:table-cell office:value-type="float" office:value="0.64466" calcext:value-type="float">
            <text:p>0.64466</text:p>
          </table:table-cell>
          <table:table-cell office:value-type="float" office:value="0.63519" calcext:value-type="float">
            <text:p>0.63519</text:p>
          </table:table-cell>
          <table:table-cell table:formula="of:=([.I938]-[.H938])*1000" office:value-type="float" office:value="-9.46999999999998" calcext:value-type="float">
            <text:p>-9.46999999999998</text:p>
          </table:table-cell>
          <table:table-cell office:value-type="float" office:value="0.64855" calcext:value-type="float">
            <text:p>0.64855</text:p>
          </table:table-cell>
          <table:table-cell office:value-type="float" office:value="0.64208" calcext:value-type="float">
            <text:p>0.64208</text:p>
          </table:table-cell>
          <table:table-cell table:formula="of:=([.L938]-[.H938])*1000" office:value-type="float" office:value="-2.57999999999992" calcext:value-type="float">
            <text:p>-2.57999999999992</text:p>
          </table:table-cell>
          <table:table-cell table:number-columns-repeated="11"/>
        </table:table-row>
        <table:table-row table:style-name="ro1">
          <table:table-cell office:value-type="float" office:value="0.3604" calcext:value-type="float">
            <text:p>0.3604</text:p>
          </table:table-cell>
          <table:table-cell office:value-type="float" office:value="0.61433" calcext:value-type="float">
            <text:p>0.61433</text:p>
          </table:table-cell>
          <table:table-cell office:value-type="float" office:value="0.6083" calcext:value-type="float">
            <text:p>0.6083</text:p>
          </table:table-cell>
          <table:table-cell table:formula="of:=([.C939]-[.B939])*1000" office:value-type="float" office:value="-6.02999999999998" calcext:value-type="float">
            <text:p>-6.02999999999998</text:p>
          </table:table-cell>
          <table:table-cell office:value-type="float" office:value="0.63152" calcext:value-type="float">
            <text:p>0.63152</text:p>
          </table:table-cell>
          <table:table-cell office:value-type="float" office:value="0.62084" calcext:value-type="float">
            <text:p>0.62084</text:p>
          </table:table-cell>
          <table:table-cell table:formula="of:=([.F939]-[.E939])*1000" office:value-type="float" office:value="-10.68" calcext:value-type="float">
            <text:p>-10.68</text:p>
          </table:table-cell>
          <table:table-cell office:value-type="float" office:value="0.64483" calcext:value-type="float">
            <text:p>0.64483</text:p>
          </table:table-cell>
          <table:table-cell office:value-type="float" office:value="0.63503" calcext:value-type="float">
            <text:p>0.63503</text:p>
          </table:table-cell>
          <table:table-cell table:formula="of:=([.I939]-[.H939])*1000" office:value-type="float" office:value="-9.79999999999992" calcext:value-type="float">
            <text:p>-9.7999999999999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64193" calcext:value-type="float">
            <text:p>0.64193</text:p>
          </table:table-cell>
          <table:table-cell table:formula="of:=([.L939]-[.H939])*1000" office:value-type="float" office:value="-2.90000000000001" calcext:value-type="float">
            <text:p>-2.90000000000001</text:p>
          </table:table-cell>
          <table:table-cell table:number-columns-repeated="11"/>
        </table:table-row>
        <table:table-row table:style-name="ro1">
          <table:table-cell office:value-type="float" office:value="0.3608" calcext:value-type="float">
            <text:p>0.3608</text:p>
          </table:table-cell>
          <table:table-cell office:value-type="float" office:value="0.61443" calcext:value-type="float">
            <text:p>0.61443</text:p>
          </table:table-cell>
          <table:table-cell office:value-type="float" office:value="0.60823" calcext:value-type="float">
            <text:p>0.60823</text:p>
          </table:table-cell>
          <table:table-cell table:formula="of:=([.C940]-[.B940])*1000" office:value-type="float" office:value="-6.19999999999998" calcext:value-type="float">
            <text:p>-6.19999999999998</text:p>
          </table:table-cell>
          <table:table-cell office:value-type="float" office:value="0.63163" calcext:value-type="float">
            <text:p>0.63163</text:p>
          </table:table-cell>
          <table:table-cell office:value-type="float" office:value="0.62072" calcext:value-type="float">
            <text:p>0.62072</text:p>
          </table:table-cell>
          <table:table-cell table:formula="of:=([.F940]-[.E940])*1000" office:value-type="float" office:value="-10.91" calcext:value-type="float">
            <text:p>-10.91</text:p>
          </table:table-cell>
          <table:table-cell office:value-type="float" office:value="0.64501" calcext:value-type="float">
            <text:p>0.64501</text:p>
          </table:table-cell>
          <table:table-cell office:value-type="float" office:value="0.63488" calcext:value-type="float">
            <text:p>0.63488</text:p>
          </table:table-cell>
          <table:table-cell table:formula="of:=([.I940]-[.H940])*1000" office:value-type="float" office:value="-10.1300000000001" calcext:value-type="float">
            <text:p>-10.1300000000001</text:p>
          </table:table-cell>
          <table:table-cell office:value-type="float" office:value="0.64904" calcext:value-type="float">
            <text:p>0.64904</text:p>
          </table:table-cell>
          <table:table-cell office:value-type="float" office:value="0.64177" calcext:value-type="float">
            <text:p>0.64177</text:p>
          </table:table-cell>
          <table:table-cell table:formula="of:=([.L940]-[.H940])*1000" office:value-type="float" office:value="-3.24000000000002" calcext:value-type="float">
            <text:p>-3.24000000000002</text:p>
          </table:table-cell>
          <table:table-cell table:number-columns-repeated="11"/>
        </table:table-row>
        <table:table-row table:style-name="ro1">
          <table:table-cell office:value-type="float" office:value="0.3612" calcext:value-type="float">
            <text:p>0.3612</text:p>
          </table:table-cell>
          <table:table-cell office:value-type="float" office:value="0.61453" calcext:value-type="float">
            <text:p>0.61453</text:p>
          </table:table-cell>
          <table:table-cell office:value-type="float" office:value="0.60817" calcext:value-type="float">
            <text:p>0.60817</text:p>
          </table:table-cell>
          <table:table-cell table:formula="of:=([.C941]-[.B941])*1000" office:value-type="float" office:value="-6.35999999999992" calcext:value-type="float">
            <text:p>-6.35999999999992</text:p>
          </table:table-cell>
          <table:table-cell office:value-type="float" office:value="0.63173" calcext:value-type="float">
            <text:p>0.63173</text:p>
          </table:table-cell>
          <table:table-cell office:value-type="float" office:value="0.62061" calcext:value-type="float">
            <text:p>0.62061</text:p>
          </table:table-cell>
          <table:table-cell table:formula="of:=([.F941]-[.E941])*1000" office:value-type="float" office:value="-11.1199999999999" calcext:value-type="float">
            <text:p>-11.1199999999999</text:p>
          </table:table-cell>
          <table:table-cell office:value-type="float" office:value="0.64518" calcext:value-type="float">
            <text:p>0.64518</text:p>
          </table:table-cell>
          <table:table-cell office:value-type="float" office:value="0.63473" calcext:value-type="float">
            <text:p>0.63473</text:p>
          </table:table-cell>
          <table:table-cell table:formula="of:=([.I941]-[.H941])*1000" office:value-type="float" office:value="-10.4500000000001" calcext:value-type="float">
            <text:p>-10.4500000000001</text:p>
          </table:table-cell>
          <table:table-cell office:value-type="float" office:value="0.64928" calcext:value-type="float">
            <text:p>0.64928</text:p>
          </table:table-cell>
          <table:table-cell office:value-type="float" office:value="0.64162" calcext:value-type="float">
            <text:p>0.64162</text:p>
          </table:table-cell>
          <table:table-cell table:formula="of:=([.L941]-[.H941])*1000" office:value-type="float" office:value="-3.56000000000001" calcext:value-type="float">
            <text:p>-3.56000000000001</text:p>
          </table:table-cell>
          <table:table-cell table:number-columns-repeated="11"/>
        </table:table-row>
        <table:table-row table:style-name="ro1">
          <table:table-cell office:value-type="float" office:value="0.3616" calcext:value-type="float">
            <text:p>0.3616</text:p>
          </table:table-cell>
          <table:table-cell office:value-type="float" office:value="0.61463" calcext:value-type="float">
            <text:p>0.61463</text:p>
          </table:table-cell>
          <table:table-cell office:value-type="float" office:value="0.6081" calcext:value-type="float">
            <text:p>0.6081</text:p>
          </table:table-cell>
          <table:table-cell table:formula="of:=([.C942]-[.B942])*1000" office:value-type="float" office:value="-6.53000000000004" calcext:value-type="float">
            <text:p>-6.53000000000004</text:p>
          </table:table-cell>
          <table:table-cell office:value-type="float" office:value="0.63184" calcext:value-type="float">
            <text:p>0.63184</text:p>
          </table:table-cell>
          <table:table-cell office:value-type="float" office:value="0.62049" calcext:value-type="float">
            <text:p>0.62049</text:p>
          </table:table-cell>
          <table:table-cell table:formula="of:=([.F942]-[.E942])*1000" office:value-type="float" office:value="-11.35" calcext:value-type="float">
            <text:p>-11.35</text:p>
          </table:table-cell>
          <table:table-cell office:value-type="float" office:value="0.64535" calcext:value-type="float">
            <text:p>0.64535</text:p>
          </table:table-cell>
          <table:table-cell office:value-type="float" office:value="0.63458" calcext:value-type="float">
            <text:p>0.63458</text:p>
          </table:table-cell>
          <table:table-cell table:formula="of:=([.I942]-[.H942])*1000" office:value-type="float" office:value="-10.7700000000001" calcext:value-type="float">
            <text:p>-10.7700000000001</text:p>
          </table:table-cell>
          <table:table-cell office:value-type="float" office:value="0.64953" calcext:value-type="float">
            <text:p>0.64953</text:p>
          </table:table-cell>
          <table:table-cell office:value-type="float" office:value="0.64147" calcext:value-type="float">
            <text:p>0.64147</text:p>
          </table:table-cell>
          <table:table-cell table:formula="of:=([.L942]-[.H942])*1000" office:value-type="float" office:value="-3.87999999999999" calcext:value-type="float">
            <text:p>-3.87999999999999</text:p>
          </table:table-cell>
          <table:table-cell table:number-columns-repeated="11"/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0.61473" calcext:value-type="float">
            <text:p>0.61473</text:p>
          </table:table-cell>
          <table:table-cell office:value-type="float" office:value="0.60804" calcext:value-type="float">
            <text:p>0.60804</text:p>
          </table:table-cell>
          <table:table-cell table:formula="of:=([.C943]-[.B943])*1000" office:value-type="float" office:value="-6.68999999999997" calcext:value-type="float">
            <text:p>-6.68999999999997</text:p>
          </table:table-cell>
          <table:table-cell office:value-type="float" office:value="0.63195" calcext:value-type="float">
            <text:p>0.63195</text:p>
          </table:table-cell>
          <table:table-cell office:value-type="float" office:value="0.62037" calcext:value-type="float">
            <text:p>0.62037</text:p>
          </table:table-cell>
          <table:table-cell table:formula="of:=([.F943]-[.E943])*1000" office:value-type="float" office:value="-11.5799999999999" calcext:value-type="float">
            <text:p>-11.5799999999999</text:p>
          </table:table-cell>
          <table:table-cell office:value-type="float" office:value="0.64553" calcext:value-type="float">
            <text:p>0.64553</text:p>
          </table:table-cell>
          <table:table-cell office:value-type="float" office:value="0.63443" calcext:value-type="float">
            <text:p>0.63443</text:p>
          </table:table-cell>
          <table:table-cell table:formula="of:=([.I943]-[.H943])*1000" office:value-type="float" office:value="-11.1" calcext:value-type="float">
            <text:p>-11.1</text:p>
          </table:table-cell>
          <table:table-cell office:value-type="float" office:value="0.64977" calcext:value-type="float">
            <text:p>0.64977</text:p>
          </table:table-cell>
          <table:table-cell office:value-type="float" office:value="0.64131" calcext:value-type="float">
            <text:p>0.64131</text:p>
          </table:table-cell>
          <table:table-cell table:formula="of:=([.L943]-[.H943])*1000" office:value-type="float" office:value="-4.22" calcext:value-type="float">
            <text:p>-4.22</text:p>
          </table:table-cell>
          <table:table-cell table:number-columns-repeated="11"/>
        </table:table-row>
        <table:table-row table:style-name="ro1">
          <table:table-cell office:value-type="float" office:value="0.3624" calcext:value-type="float">
            <text:p>0.3624</text:p>
          </table:table-cell>
          <table:table-cell office:value-type="float" office:value="0.61483" calcext:value-type="float">
            <text:p>0.61483</text:p>
          </table:table-cell>
          <table:table-cell office:value-type="float" office:value="0.60797" calcext:value-type="float">
            <text:p>0.60797</text:p>
          </table:table-cell>
          <table:table-cell table:formula="of:=([.C944]-[.B944])*1000" office:value-type="float" office:value="-6.86000000000009" calcext:value-type="float">
            <text:p>-6.86000000000009</text:p>
          </table:table-cell>
          <table:table-cell office:value-type="float" office:value="0.63205" calcext:value-type="float">
            <text:p>0.63205</text:p>
          </table:table-cell>
          <table:table-cell office:value-type="float" office:value="0.62025" calcext:value-type="float">
            <text:p>0.62025</text:p>
          </table:table-cell>
          <table:table-cell table:formula="of:=([.F944]-[.E944])*1000" office:value-type="float" office:value="-11.7999999999999" calcext:value-type="float">
            <text:p>-11.7999999999999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63428" calcext:value-type="float">
            <text:p>0.63428</text:p>
          </table:table-cell>
          <table:table-cell table:formula="of:=([.I944]-[.H944])*1000" office:value-type="float" office:value="-11.42" calcext:value-type="float">
            <text:p>-11.42</text:p>
          </table:table-cell>
          <table:table-cell office:value-type="float" office:value="0.65001" calcext:value-type="float">
            <text:p>0.65001</text:p>
          </table:table-cell>
          <table:table-cell office:value-type="float" office:value="0.64116" calcext:value-type="float">
            <text:p>0.64116</text:p>
          </table:table-cell>
          <table:table-cell table:formula="of:=([.L944]-[.H944])*1000" office:value-type="float" office:value="-4.53999999999999" calcext:value-type="float">
            <text:p>-4.53999999999999</text:p>
          </table:table-cell>
          <table:table-cell table:number-columns-repeated="11"/>
        </table:table-row>
        <table:table-row table:style-name="ro1">
          <table:table-cell office:value-type="float" office:value="0.3628" calcext:value-type="float">
            <text:p>0.3628</text:p>
          </table:table-cell>
          <table:table-cell office:value-type="float" office:value="0.61493" calcext:value-type="float">
            <text:p>0.61493</text:p>
          </table:table-cell>
          <table:table-cell office:value-type="float" office:value="0.6079" calcext:value-type="float">
            <text:p>0.6079</text:p>
          </table:table-cell>
          <table:table-cell table:formula="of:=([.C945]-[.B945])*1000" office:value-type="float" office:value="-7.03000000000009" calcext:value-type="float">
            <text:p>-7.03000000000009</text:p>
          </table:table-cell>
          <table:table-cell office:value-type="float" office:value="0.63216" calcext:value-type="float">
            <text:p>0.63216</text:p>
          </table:table-cell>
          <table:table-cell office:value-type="float" office:value="0.62013" calcext:value-type="float">
            <text:p>0.62013</text:p>
          </table:table-cell>
          <table:table-cell table:formula="of:=([.F945]-[.E945])*1000" office:value-type="float" office:value="-12.03" calcext:value-type="float">
            <text:p>-12.03</text:p>
          </table:table-cell>
          <table:table-cell office:value-type="float" office:value="0.64588" calcext:value-type="float">
            <text:p>0.64588</text:p>
          </table:table-cell>
          <table:table-cell office:value-type="float" office:value="0.63413" calcext:value-type="float">
            <text:p>0.63413</text:p>
          </table:table-cell>
          <table:table-cell table:formula="of:=([.I945]-[.H945])*1000" office:value-type="float" office:value="-11.7499999999999" calcext:value-type="float">
            <text:p>-11.7499999999999</text:p>
          </table:table-cell>
          <table:table-cell office:value-type="float" office:value="0.65026" calcext:value-type="float">
            <text:p>0.65026</text:p>
          </table:table-cell>
          <table:table-cell office:value-type="float" office:value="0.64101" calcext:value-type="float">
            <text:p>0.64101</text:p>
          </table:table-cell>
          <table:table-cell table:formula="of:=([.L945]-[.H945])*1000" office:value-type="float" office:value="-4.86999999999993" calcext:value-type="float">
            <text:p>-4.86999999999993</text:p>
          </table:table-cell>
          <table:table-cell table:number-columns-repeated="11"/>
        </table:table-row>
        <table:table-row table:style-name="ro1">
          <table:table-cell office:value-type="float" office:value="0.3632" calcext:value-type="float">
            <text:p>0.3632</text:p>
          </table:table-cell>
          <table:table-cell office:value-type="float" office:value="0.61503" calcext:value-type="float">
            <text:p>0.61503</text:p>
          </table:table-cell>
          <table:table-cell office:value-type="float" office:value="0.60784" calcext:value-type="float">
            <text:p>0.60784</text:p>
          </table:table-cell>
          <table:table-cell table:formula="of:=([.C946]-[.B946])*1000" office:value-type="float" office:value="-7.19000000000003" calcext:value-type="float">
            <text:p>-7.19000000000003</text:p>
          </table:table-cell>
          <table:table-cell office:value-type="float" office:value="0.63226" calcext:value-type="float">
            <text:p>0.63226</text:p>
          </table:table-cell>
          <table:table-cell office:value-type="float" office:value="0.62002" calcext:value-type="float">
            <text:p>0.62002</text:p>
          </table:table-cell>
          <table:table-cell table:formula="of:=([.F946]-[.E946])*1000" office:value-type="float" office:value="-12.24" calcext:value-type="float">
            <text:p>-12.24</text:p>
          </table:table-cell>
          <table:table-cell office:value-type="float" office:value="0.64605" calcext:value-type="float">
            <text:p>0.64605</text:p>
          </table:table-cell>
          <table:table-cell office:value-type="float" office:value="0.63398" calcext:value-type="float">
            <text:p>0.63398</text:p>
          </table:table-cell>
          <table:table-cell table:formula="of:=([.I946]-[.H946])*1000" office:value-type="float" office:value="-12.0699999999999" calcext:value-type="float">
            <text:p>-12.0699999999999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64086" calcext:value-type="float">
            <text:p>0.64086</text:p>
          </table:table-cell>
          <table:table-cell table:formula="of:=([.L946]-[.H946])*1000" office:value-type="float" office:value="-5.18999999999992" calcext:value-type="float">
            <text:p>-5.18999999999992</text:p>
          </table:table-cell>
          <table:table-cell table:number-columns-repeated="11"/>
        </table:table-row>
        <table:table-row table:style-name="ro1">
          <table:table-cell office:value-type="float" office:value="0.3636" calcext:value-type="float">
            <text:p>0.3636</text:p>
          </table:table-cell>
          <table:table-cell office:value-type="float" office:value="0.6151" calcext:value-type="float">
            <text:p>0.6151</text:p>
          </table:table-cell>
          <table:table-cell office:value-type="float" office:value="0.60777" calcext:value-type="float">
            <text:p>0.60777</text:p>
          </table:table-cell>
          <table:table-cell table:formula="of:=([.C947]-[.B947])*1000" office:value-type="float" office:value="-7.32999999999995" calcext:value-type="float">
            <text:p>-7.32999999999995</text:p>
          </table:table-cell>
          <table:table-cell office:value-type="float" office:value="0.63236" calcext:value-type="float">
            <text:p>0.63236</text:p>
          </table:table-cell>
          <table:table-cell office:value-type="float" office:value="0.6199" calcext:value-type="float">
            <text:p>0.6199</text:p>
          </table:table-cell>
          <table:table-cell table:formula="of:=([.F947]-[.E947])*1000" office:value-type="float" office:value="-12.46" calcext:value-type="float">
            <text:p>-12.46</text:p>
          </table:table-cell>
          <table:table-cell office:value-type="float" office:value="0.64621" calcext:value-type="float">
            <text:p>0.64621</text:p>
          </table:table-cell>
          <table:table-cell office:value-type="float" office:value="0.63382" calcext:value-type="float">
            <text:p>0.63382</text:p>
          </table:table-cell>
          <table:table-cell table:formula="of:=([.I947]-[.H947])*1000" office:value-type="float" office:value="-12.39" calcext:value-type="float">
            <text:p>-12.39</text:p>
          </table:table-cell>
          <table:table-cell office:value-type="float" office:value="0.65072" calcext:value-type="float">
            <text:p>0.65072</text:p>
          </table:table-cell>
          <table:table-cell office:value-type="float" office:value="0.6407" calcext:value-type="float">
            <text:p>0.6407</text:p>
          </table:table-cell>
          <table:table-cell table:formula="of:=([.L947]-[.H947])*1000" office:value-type="float" office:value="-5.51000000000002" calcext:value-type="float">
            <text:p>-5.51000000000002</text:p>
          </table:table-cell>
          <table:table-cell table:number-columns-repeated="11"/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0.61517" calcext:value-type="float">
            <text:p>0.61517</text:p>
          </table:table-cell>
          <table:table-cell office:value-type="float" office:value="0.6077" calcext:value-type="float">
            <text:p>0.6077</text:p>
          </table:table-cell>
          <table:table-cell table:formula="of:=([.C948]-[.B948])*1000" office:value-type="float" office:value="-7.47000000000009" calcext:value-type="float">
            <text:p>-7.47000000000009</text:p>
          </table:table-cell>
          <table:table-cell office:value-type="float" office:value="0.63246" calcext:value-type="float">
            <text:p>0.63246</text:p>
          </table:table-cell>
          <table:table-cell office:value-type="float" office:value="0.61977" calcext:value-type="float">
            <text:p>0.61977</text:p>
          </table:table-cell>
          <table:table-cell table:formula="of:=([.F948]-[.E948])*1000" office:value-type="float" office:value="-12.69" calcext:value-type="float">
            <text:p>-12.69</text:p>
          </table:table-cell>
          <table:table-cell office:value-type="float" office:value="0.64636" calcext:value-type="float">
            <text:p>0.64636</text:p>
          </table:table-cell>
          <table:table-cell office:value-type="float" office:value="0.63366" calcext:value-type="float">
            <text:p>0.63366</text:p>
          </table:table-cell>
          <table:table-cell table:formula="of:=([.I948]-[.H948])*1000" office:value-type="float" office:value="-12.7" calcext:value-type="float">
            <text:p>-12.7</text:p>
          </table:table-cell>
          <table:table-cell office:value-type="float" office:value="0.65094" calcext:value-type="float">
            <text:p>0.65094</text:p>
          </table:table-cell>
          <table:table-cell office:value-type="float" office:value="0.64053" calcext:value-type="float">
            <text:p>0.64053</text:p>
          </table:table-cell>
          <table:table-cell table:formula="of:=([.L948]-[.H948])*1000" office:value-type="float" office:value="-5.83" calcext:value-type="float">
            <text:p>-5.83</text:p>
          </table:table-cell>
          <table:table-cell table:number-columns-repeated="11"/>
        </table:table-row>
        <table:table-row table:style-name="ro1">
          <table:table-cell office:value-type="float" office:value="0.3644" calcext:value-type="float">
            <text:p>0.3644</text:p>
          </table:table-cell>
          <table:table-cell office:value-type="float" office:value="0.61523" calcext:value-type="float">
            <text:p>0.61523</text:p>
          </table:table-cell>
          <table:table-cell office:value-type="float" office:value="0.60764" calcext:value-type="float">
            <text:p>0.60764</text:p>
          </table:table-cell>
          <table:table-cell table:formula="of:=([.C949]-[.B949])*1000" office:value-type="float" office:value="-7.58999999999999" calcext:value-type="float">
            <text:p>-7.58999999999999</text:p>
          </table:table-cell>
          <table:table-cell office:value-type="float" office:value="0.63255" calcext:value-type="float">
            <text:p>0.63255</text:p>
          </table:table-cell>
          <table:table-cell office:value-type="float" office:value="0.61965" calcext:value-type="float">
            <text:p>0.61965</text:p>
          </table:table-cell>
          <table:table-cell table:formula="of:=([.F949]-[.E949])*1000" office:value-type="float" office:value="-12.9" calcext:value-type="float">
            <text:p>-12.9</text:p>
          </table:table-cell>
          <table:table-cell office:value-type="float" office:value="0.64651" calcext:value-type="float">
            <text:p>0.64651</text:p>
          </table:table-cell>
          <table:table-cell office:value-type="float" office:value="0.6335" calcext:value-type="float">
            <text:p>0.6335</text:p>
          </table:table-cell>
          <table:table-cell table:formula="of:=([.I949]-[.H949])*1000" office:value-type="float" office:value="-13.01" calcext:value-type="float">
            <text:p>-13.01</text:p>
          </table:table-cell>
          <table:table-cell office:value-type="float" office:value="0.65115" calcext:value-type="float">
            <text:p>0.65115</text:p>
          </table:table-cell>
          <table:table-cell office:value-type="float" office:value="0.64037" calcext:value-type="float">
            <text:p>0.64037</text:p>
          </table:table-cell>
          <table:table-cell table:formula="of:=([.L949]-[.H949])*1000" office:value-type="float" office:value="-6.13999999999992" calcext:value-type="float">
            <text:p>-6.13999999999992</text:p>
          </table:table-cell>
          <table:table-cell table:number-columns-repeated="11"/>
        </table:table-row>
        <table:table-row table:style-name="ro1">
          <table:table-cell office:value-type="float" office:value="0.3648" calcext:value-type="float">
            <text:p>0.3648</text:p>
          </table:table-cell>
          <table:table-cell office:value-type="float" office:value="0.61529" calcext:value-type="float">
            <text:p>0.61529</text:p>
          </table:table-cell>
          <table:table-cell office:value-type="float" office:value="0.60757" calcext:value-type="float">
            <text:p>0.60757</text:p>
          </table:table-cell>
          <table:table-cell table:formula="of:=([.C950]-[.B950])*1000" office:value-type="float" office:value="-7.71999999999995" calcext:value-type="float">
            <text:p>-7.71999999999995</text:p>
          </table:table-cell>
          <table:table-cell office:value-type="float" office:value="0.63264" calcext:value-type="float">
            <text:p>0.63264</text:p>
          </table:table-cell>
          <table:table-cell office:value-type="float" office:value="0.61953" calcext:value-type="float">
            <text:p>0.61953</text:p>
          </table:table-cell>
          <table:table-cell table:formula="of:=([.F950]-[.E950])*1000" office:value-type="float" office:value="-13.1100000000001" calcext:value-type="float">
            <text:p>-13.1100000000001</text:p>
          </table:table-cell>
          <table:table-cell office:value-type="float" office:value="0.64666" calcext:value-type="float">
            <text:p>0.64666</text:p>
          </table:table-cell>
          <table:table-cell office:value-type="float" office:value="0.63334" calcext:value-type="float">
            <text:p>0.63334</text:p>
          </table:table-cell>
          <table:table-cell table:formula="of:=([.I950]-[.H950])*1000" office:value-type="float" office:value="-13.32" calcext:value-type="float">
            <text:p>-13.32</text:p>
          </table:table-cell>
          <table:table-cell office:value-type="float" office:value="0.65136" calcext:value-type="float">
            <text:p>0.65136</text:p>
          </table:table-cell>
          <table:table-cell office:value-type="float" office:value="0.64021" calcext:value-type="float">
            <text:p>0.64021</text:p>
          </table:table-cell>
          <table:table-cell table:formula="of:=([.L950]-[.H950])*1000" office:value-type="float" office:value="-6.44999999999996" calcext:value-type="float">
            <text:p>-6.44999999999996</text:p>
          </table:table-cell>
          <table:table-cell table:number-columns-repeated="11"/>
        </table:table-row>
        <table:table-row table:style-name="ro1">
          <table:table-cell office:value-type="float" office:value="0.3652" calcext:value-type="float">
            <text:p>0.3652</text:p>
          </table:table-cell>
          <table:table-cell office:value-type="float" office:value="0.61536" calcext:value-type="float">
            <text:p>0.61536</text:p>
          </table:table-cell>
          <table:table-cell office:value-type="float" office:value="0.60751" calcext:value-type="float">
            <text:p>0.60751</text:p>
          </table:table-cell>
          <table:table-cell table:formula="of:=([.C951]-[.B951])*1000" office:value-type="float" office:value="-7.85000000000002" calcext:value-type="float">
            <text:p>-7.85000000000002</text:p>
          </table:table-cell>
          <table:table-cell office:value-type="float" office:value="0.63274" calcext:value-type="float">
            <text:p>0.63274</text:p>
          </table:table-cell>
          <table:table-cell office:value-type="float" office:value="0.61941" calcext:value-type="float">
            <text:p>0.61941</text:p>
          </table:table-cell>
          <table:table-cell table:formula="of:=([.F951]-[.E951])*1000" office:value-type="float" office:value="-13.3300000000001" calcext:value-type="float">
            <text:p>-13.3300000000001</text:p>
          </table:table-cell>
          <table:table-cell office:value-type="float" office:value="0.64681" calcext:value-type="float">
            <text:p>0.64681</text:p>
          </table:table-cell>
          <table:table-cell office:value-type="float" office:value="0.63319" calcext:value-type="float">
            <text:p>0.63319</text:p>
          </table:table-cell>
          <table:table-cell table:formula="of:=([.I951]-[.H951])*1000" office:value-type="float" office:value="-13.6200000000001" calcext:value-type="float">
            <text:p>-13.6200000000001</text:p>
          </table:table-cell>
          <table:table-cell office:value-type="float" office:value="0.65157" calcext:value-type="float">
            <text:p>0.65157</text:p>
          </table:table-cell>
          <table:table-cell office:value-type="float" office:value="0.64005" calcext:value-type="float">
            <text:p>0.64005</text:p>
          </table:table-cell>
          <table:table-cell table:formula="of:=([.L951]-[.H951])*1000" office:value-type="float" office:value="-6.7600000000001" calcext:value-type="float">
            <text:p>-6.7600000000001</text:p>
          </table:table-cell>
          <table:table-cell table:number-columns-repeated="11"/>
        </table:table-row>
        <table:table-row table:style-name="ro1">
          <table:table-cell office:value-type="float" office:value="0.3656" calcext:value-type="float">
            <text:p>0.3656</text:p>
          </table:table-cell>
          <table:table-cell office:value-type="float" office:value="0.61542" calcext:value-type="float">
            <text:p>0.61542</text:p>
          </table:table-cell>
          <table:table-cell office:value-type="float" office:value="0.60744" calcext:value-type="float">
            <text:p>0.60744</text:p>
          </table:table-cell>
          <table:table-cell table:formula="of:=([.C952]-[.B952])*1000" office:value-type="float" office:value="-7.97999999999999" calcext:value-type="float">
            <text:p>-7.97999999999999</text:p>
          </table:table-cell>
          <table:table-cell office:value-type="float" office:value="0.63283" calcext:value-type="float">
            <text:p>0.63283</text:p>
          </table:table-cell>
          <table:table-cell office:value-type="float" office:value="0.61929" calcext:value-type="float">
            <text:p>0.61929</text:p>
          </table:table-cell>
          <table:table-cell table:formula="of:=([.F952]-[.E952])*1000" office:value-type="float" office:value="-13.54" calcext:value-type="float">
            <text:p>-13.54</text:p>
          </table:table-cell>
          <table:table-cell office:value-type="float" office:value="0.64696" calcext:value-type="float">
            <text:p>0.64696</text:p>
          </table:table-cell>
          <table:table-cell office:value-type="float" office:value="0.63303" calcext:value-type="float">
            <text:p>0.63303</text:p>
          </table:table-cell>
          <table:table-cell table:formula="of:=([.I952]-[.H952])*1000" office:value-type="float" office:value="-13.93" calcext:value-type="float">
            <text:p>-13.93</text:p>
          </table:table-cell>
          <table:table-cell office:value-type="float" office:value="0.65179" calcext:value-type="float">
            <text:p>0.65179</text:p>
          </table:table-cell>
          <table:table-cell office:value-type="float" office:value="0.63989" calcext:value-type="float">
            <text:p>0.63989</text:p>
          </table:table-cell>
          <table:table-cell table:formula="of:=([.L952]-[.H952])*1000" office:value-type="float" office:value="-7.07000000000002" calcext:value-type="float">
            <text:p>-7.07000000000002</text:p>
          </table:table-cell>
          <table:table-cell table:number-columns-repeated="11"/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0.61549" calcext:value-type="float">
            <text:p>0.61549</text:p>
          </table:table-cell>
          <table:table-cell office:value-type="float" office:value="0.60737" calcext:value-type="float">
            <text:p>0.60737</text:p>
          </table:table-cell>
          <table:table-cell table:formula="of:=([.C953]-[.B953])*1000" office:value-type="float" office:value="-8.12000000000002" calcext:value-type="float">
            <text:p>-8.12000000000002</text:p>
          </table:table-cell>
          <table:table-cell office:value-type="float" office:value="0.63293" calcext:value-type="float">
            <text:p>0.63293</text:p>
          </table:table-cell>
          <table:table-cell office:value-type="float" office:value="0.61916" calcext:value-type="float">
            <text:p>0.61916</text:p>
          </table:table-cell>
          <table:table-cell table:formula="of:=([.F953]-[.E953])*1000" office:value-type="float" office:value="-13.7700000000001" calcext:value-type="float">
            <text:p>-13.7700000000001</text:p>
          </table:table-cell>
          <table:table-cell office:value-type="float" office:value="0.64711" calcext:value-type="float">
            <text:p>0.64711</text:p>
          </table:table-cell>
          <table:table-cell office:value-type="float" office:value="0.63287" calcext:value-type="float">
            <text:p>0.63287</text:p>
          </table:table-cell>
          <table:table-cell table:formula="of:=([.I953]-[.H953])*1000" office:value-type="float" office:value="-14.24" calcext:value-type="float">
            <text:p>-14.24</text:p>
          </table:table-cell>
          <table:table-cell office:value-type="float" office:value="0.652" calcext:value-type="float">
            <text:p>0.652</text:p>
          </table:table-cell>
          <table:table-cell office:value-type="float" office:value="0.63973" calcext:value-type="float">
            <text:p>0.63973</text:p>
          </table:table-cell>
          <table:table-cell table:formula="of:=([.L953]-[.H953])*1000" office:value-type="float" office:value="-7.38000000000005" calcext:value-type="float">
            <text:p>-7.38000000000005</text:p>
          </table:table-cell>
          <table:table-cell table:number-columns-repeated="11"/>
        </table:table-row>
        <table:table-row table:style-name="ro1">
          <table:table-cell office:value-type="float" office:value="0.3664" calcext:value-type="float">
            <text:p>0.3664</text:p>
          </table:table-cell>
          <table:table-cell office:value-type="float" office:value="0.61555" calcext:value-type="float">
            <text:p>0.61555</text:p>
          </table:table-cell>
          <table:table-cell office:value-type="float" office:value="0.60731" calcext:value-type="float">
            <text:p>0.60731</text:p>
          </table:table-cell>
          <table:table-cell table:formula="of:=([.C954]-[.B954])*1000" office:value-type="float" office:value="-8.24000000000003" calcext:value-type="float">
            <text:p>-8.24000000000003</text:p>
          </table:table-cell>
          <table:table-cell office:value-type="float" office:value="0.63302" calcext:value-type="float">
            <text:p>0.63302</text:p>
          </table:table-cell>
          <table:table-cell office:value-type="float" office:value="0.61904" calcext:value-type="float">
            <text:p>0.61904</text:p>
          </table:table-cell>
          <table:table-cell table:formula="of:=([.F954]-[.E954])*1000" office:value-type="float" office:value="-13.98" calcext:value-type="float">
            <text:p>-13.98</text:p>
          </table:table-cell>
          <table:table-cell office:value-type="float" office:value="0.64726" calcext:value-type="float">
            <text:p>0.64726</text:p>
          </table:table-cell>
          <table:table-cell office:value-type="float" office:value="0.63271" calcext:value-type="float">
            <text:p>0.63271</text:p>
          </table:table-cell>
          <table:table-cell table:formula="of:=([.I954]-[.H954])*1000" office:value-type="float" office:value="-14.55" calcext:value-type="float">
            <text:p>-14.55</text:p>
          </table:table-cell>
          <table:table-cell office:value-type="float" office:value="0.65221" calcext:value-type="float">
            <text:p>0.65221</text:p>
          </table:table-cell>
          <table:table-cell office:value-type="float" office:value="0.63956" calcext:value-type="float">
            <text:p>0.63956</text:p>
          </table:table-cell>
          <table:table-cell table:formula="of:=([.L954]-[.H954])*1000" office:value-type="float" office:value="-7.70000000000004" calcext:value-type="float">
            <text:p>-7.70000000000004</text:p>
          </table:table-cell>
          <table:table-cell table:number-columns-repeated="11"/>
        </table:table-row>
        <table:table-row table:style-name="ro1">
          <table:table-cell office:value-type="float" office:value="0.3668" calcext:value-type="float">
            <text:p>0.3668</text:p>
          </table:table-cell>
          <table:table-cell office:value-type="float" office:value="0.61561" calcext:value-type="float">
            <text:p>0.61561</text:p>
          </table:table-cell>
          <table:table-cell office:value-type="float" office:value="0.60724" calcext:value-type="float">
            <text:p>0.60724</text:p>
          </table:table-cell>
          <table:table-cell table:formula="of:=([.C955]-[.B955])*1000" office:value-type="float" office:value="-8.3700000000001" calcext:value-type="float">
            <text:p>-8.3700000000001</text:p>
          </table:table-cell>
          <table:table-cell office:value-type="float" office:value="0.63311" calcext:value-type="float">
            <text:p>0.63311</text:p>
          </table:table-cell>
          <table:table-cell office:value-type="float" office:value="0.61892" calcext:value-type="float">
            <text:p>0.61892</text:p>
          </table:table-cell>
          <table:table-cell table:formula="of:=([.F955]-[.E955])*1000" office:value-type="float" office:value="-14.19" calcext:value-type="float">
            <text:p>-14.19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63255" calcext:value-type="float">
            <text:p>0.63255</text:p>
          </table:table-cell>
          <table:table-cell table:formula="of:=([.I955]-[.H955])*1000" office:value-type="float" office:value="-14.85" calcext:value-type="float">
            <text:p>-14.85</text:p>
          </table:table-cell>
          <table:table-cell office:value-type="float" office:value="0.65241" calcext:value-type="float">
            <text:p>0.65241</text:p>
          </table:table-cell>
          <table:table-cell office:value-type="float" office:value="0.6394" calcext:value-type="float">
            <text:p>0.6394</text:p>
          </table:table-cell>
          <table:table-cell table:formula="of:=([.L955]-[.H955])*1000" office:value-type="float" office:value="-8.00000000000001" calcext:value-type="float">
            <text:p>-8.00000000000001</text:p>
          </table:table-cell>
          <table:table-cell table:number-columns-repeated="11"/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61566" calcext:value-type="float">
            <text:p>0.61566</text:p>
          </table:table-cell>
          <table:table-cell office:value-type="float" office:value="0.60717" calcext:value-type="float">
            <text:p>0.60717</text:p>
          </table:table-cell>
          <table:table-cell table:formula="of:=([.C956]-[.B956])*1000" office:value-type="float" office:value="-8.49" calcext:value-type="float">
            <text:p>-8.49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61879" calcext:value-type="float">
            <text:p>0.61879</text:p>
          </table:table-cell>
          <table:table-cell table:formula="of:=([.F956]-[.E956])*1000" office:value-type="float" office:value="-14.4099999999999" calcext:value-type="float">
            <text:p>-14.4099999999999</text:p>
          </table:table-cell>
          <table:table-cell office:value-type="float" office:value="0.64753" calcext:value-type="float">
            <text:p>0.64753</text:p>
          </table:table-cell>
          <table:table-cell office:value-type="float" office:value="0.63238" calcext:value-type="float">
            <text:p>0.63238</text:p>
          </table:table-cell>
          <table:table-cell table:formula="of:=([.I956]-[.H956])*1000" office:value-type="float" office:value="-15.15" calcext:value-type="float">
            <text:p>-15.15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63923" calcext:value-type="float">
            <text:p>0.63923</text:p>
          </table:table-cell>
          <table:table-cell table:formula="of:=([.L956]-[.H956])*1000" office:value-type="float" office:value="-8.29999999999997" calcext:value-type="float">
            <text:p>-8.29999999999997</text:p>
          </table:table-cell>
          <table:table-cell table:number-columns-repeated="11"/>
        </table:table-row>
        <table:table-row table:style-name="ro1">
          <table:table-cell office:value-type="float" office:value="0.3676" calcext:value-type="float">
            <text:p>0.3676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071" calcext:value-type="float">
            <text:p>0.6071</text:p>
          </table:table-cell>
          <table:table-cell table:formula="of:=([.C957]-[.B957])*1000" office:value-type="float" office:value="-8.61999999999996" calcext:value-type="float">
            <text:p>-8.61999999999996</text:p>
          </table:table-cell>
          <table:table-cell office:value-type="float" office:value="0.63328" calcext:value-type="float">
            <text:p>0.63328</text:p>
          </table:table-cell>
          <table:table-cell office:value-type="float" office:value="0.61867" calcext:value-type="float">
            <text:p>0.61867</text:p>
          </table:table-cell>
          <table:table-cell table:formula="of:=([.F957]-[.E957])*1000" office:value-type="float" office:value="-14.61" calcext:value-type="float">
            <text:p>-14.61</text:p>
          </table:table-cell>
          <table:table-cell office:value-type="float" office:value="0.64766" calcext:value-type="float">
            <text:p>0.64766</text:p>
          </table:table-cell>
          <table:table-cell office:value-type="float" office:value="0.63221" calcext:value-type="float">
            <text:p>0.63221</text:p>
          </table:table-cell>
          <table:table-cell table:formula="of:=([.I957]-[.H957])*1000" office:value-type="float" office:value="-15.45" calcext:value-type="float">
            <text:p>-15.45</text:p>
          </table:table-cell>
          <table:table-cell office:value-type="float" office:value="0.65278" calcext:value-type="float">
            <text:p>0.65278</text:p>
          </table:table-cell>
          <table:table-cell office:value-type="float" office:value="0.63906" calcext:value-type="float">
            <text:p>0.63906</text:p>
          </table:table-cell>
          <table:table-cell table:formula="of:=([.L957]-[.H957])*1000" office:value-type="float" office:value="-8.59999999999994" calcext:value-type="float">
            <text:p>-8.59999999999994</text:p>
          </table:table-cell>
          <table:table-cell table:number-columns-repeated="11"/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0.61577" calcext:value-type="float">
            <text:p>0.61577</text:p>
          </table:table-cell>
          <table:table-cell office:value-type="float" office:value="0.60704" calcext:value-type="float">
            <text:p>0.60704</text:p>
          </table:table-cell>
          <table:table-cell table:formula="of:=([.C958]-[.B958])*1000" office:value-type="float" office:value="-8.73000000000001" calcext:value-type="float">
            <text:p>-8.73000000000001</text:p>
          </table:table-cell>
          <table:table-cell office:value-type="float" office:value="0.63337" calcext:value-type="float">
            <text:p>0.63337</text:p>
          </table:table-cell>
          <table:table-cell office:value-type="float" office:value="0.61854" calcext:value-type="float">
            <text:p>0.61854</text:p>
          </table:table-cell>
          <table:table-cell table:formula="of:=([.F958]-[.E958])*1000" office:value-type="float" office:value="-14.83" calcext:value-type="float">
            <text:p>-14.83</text:p>
          </table:table-cell>
          <table:table-cell office:value-type="float" office:value="0.64779" calcext:value-type="float">
            <text:p>0.64779</text:p>
          </table:table-cell>
          <table:table-cell office:value-type="float" office:value="0.63205" calcext:value-type="float">
            <text:p>0.63205</text:p>
          </table:table-cell>
          <table:table-cell table:formula="of:=([.I958]-[.H958])*1000" office:value-type="float" office:value="-15.7400000000001" calcext:value-type="float">
            <text:p>-15.7400000000001</text:p>
          </table:table-cell>
          <table:table-cell office:value-type="float" office:value="0.65297" calcext:value-type="float">
            <text:p>0.65297</text:p>
          </table:table-cell>
          <table:table-cell office:value-type="float" office:value="0.63888" calcext:value-type="float">
            <text:p>0.63888</text:p>
          </table:table-cell>
          <table:table-cell table:formula="of:=([.L958]-[.H958])*1000" office:value-type="float" office:value="-8.91000000000009" calcext:value-type="float">
            <text:p>-8.91000000000009</text:p>
          </table:table-cell>
          <table:table-cell table:number-columns-repeated="11"/>
        </table:table-row>
        <table:table-row table:style-name="ro1">
          <table:table-cell office:value-type="float" office:value="0.3684" calcext:value-type="float">
            <text:p>0.3684</text:p>
          </table:table-cell>
          <table:table-cell office:value-type="float" office:value="0.61582" calcext:value-type="float">
            <text:p>0.61582</text:p>
          </table:table-cell>
          <table:table-cell office:value-type="float" office:value="0.60697" calcext:value-type="float">
            <text:p>0.60697</text:p>
          </table:table-cell>
          <table:table-cell table:formula="of:=([.C959]-[.B959])*1000" office:value-type="float" office:value="-8.85000000000002" calcext:value-type="float">
            <text:p>-8.85000000000002</text:p>
          </table:table-cell>
          <table:table-cell office:value-type="float" office:value="0.63345" calcext:value-type="float">
            <text:p>0.63345</text:p>
          </table:table-cell>
          <table:table-cell office:value-type="float" office:value="0.61841" calcext:value-type="float">
            <text:p>0.61841</text:p>
          </table:table-cell>
          <table:table-cell table:formula="of:=([.F959]-[.E959])*1000" office:value-type="float" office:value="-15.0400000000001" calcext:value-type="float">
            <text:p>-15.0400000000001</text:p>
          </table:table-cell>
          <table:table-cell office:value-type="float" office:value="0.64791" calcext:value-type="float">
            <text:p>0.64791</text:p>
          </table:table-cell>
          <table:table-cell office:value-type="float" office:value="0.63188" calcext:value-type="float">
            <text:p>0.63188</text:p>
          </table:table-cell>
          <table:table-cell table:formula="of:=([.I959]-[.H959])*1000" office:value-type="float" office:value="-16.0300000000001" calcext:value-type="float">
            <text:p>-16.0300000000001</text:p>
          </table:table-cell>
          <table:table-cell office:value-type="float" office:value="0.65315" calcext:value-type="float">
            <text:p>0.65315</text:p>
          </table:table-cell>
          <table:table-cell office:value-type="float" office:value="0.63871" calcext:value-type="float">
            <text:p>0.63871</text:p>
          </table:table-cell>
          <table:table-cell table:formula="of:=([.L959]-[.H959])*1000" office:value-type="float" office:value="-9.2000000000001" calcext:value-type="float">
            <text:p>-9.2000000000001</text:p>
          </table:table-cell>
          <table:table-cell table:number-columns-repeated="11"/>
        </table:table-row>
        <table:table-row table:style-name="ro1">
          <table:table-cell office:value-type="float" office:value="0.3688" calcext:value-type="float">
            <text:p>0.3688</text:p>
          </table:table-cell>
          <table:table-cell office:value-type="float" office:value="0.61588" calcext:value-type="float">
            <text:p>0.61588</text:p>
          </table:table-cell>
          <table:table-cell office:value-type="float" office:value="0.6069" calcext:value-type="float">
            <text:p>0.6069</text:p>
          </table:table-cell>
          <table:table-cell table:formula="of:=([.C960]-[.B960])*1000" office:value-type="float" office:value="-8.9800000000001" calcext:value-type="float">
            <text:p>-8.9800000000001</text:p>
          </table:table-cell>
          <table:table-cell office:value-type="float" office:value="0.63354" calcext:value-type="float">
            <text:p>0.63354</text:p>
          </table:table-cell>
          <table:table-cell office:value-type="float" office:value="0.61829" calcext:value-type="float">
            <text:p>0.61829</text:p>
          </table:table-cell>
          <table:table-cell table:formula="of:=([.F960]-[.E960])*1000" office:value-type="float" office:value="-15.2500000000001" calcext:value-type="float">
            <text:p>-15.2500000000001</text:p>
          </table:table-cell>
          <table:table-cell office:value-type="float" office:value="0.64804" calcext:value-type="float">
            <text:p>0.64804</text:p>
          </table:table-cell>
          <table:table-cell office:value-type="float" office:value="0.63171" calcext:value-type="float">
            <text:p>0.63171</text:p>
          </table:table-cell>
          <table:table-cell table:formula="of:=([.I960]-[.H960])*1000" office:value-type="float" office:value="-16.33" calcext:value-type="float">
            <text:p>-16.33</text:p>
          </table:table-cell>
          <table:table-cell office:value-type="float" office:value="0.65334" calcext:value-type="float">
            <text:p>0.65334</text:p>
          </table:table-cell>
          <table:table-cell office:value-type="float" office:value="0.63854" calcext:value-type="float">
            <text:p>0.63854</text:p>
          </table:table-cell>
          <table:table-cell table:formula="of:=([.L960]-[.H960])*1000" office:value-type="float" office:value="-9.49999999999995" calcext:value-type="float">
            <text:p>-9.49999999999995</text:p>
          </table:table-cell>
          <table:table-cell table:number-columns-repeated="11"/>
        </table:table-row>
        <table:table-row table:style-name="ro1">
          <table:table-cell office:value-type="float" office:value="0.3692" calcext:value-type="float">
            <text:p>0.3692</text:p>
          </table:table-cell>
          <table:table-cell office:value-type="float" office:value="0.61593" calcext:value-type="float">
            <text:p>0.61593</text:p>
          </table:table-cell>
          <table:table-cell office:value-type="float" office:value="0.60684" calcext:value-type="float">
            <text:p>0.60684</text:p>
          </table:table-cell>
          <table:table-cell table:formula="of:=([.C961]-[.B961])*1000" office:value-type="float" office:value="-9.09000000000004" calcext:value-type="float">
            <text:p>-9.09000000000004</text:p>
          </table:table-cell>
          <table:table-cell office:value-type="float" office:value="0.63362" calcext:value-type="float">
            <text:p>0.63362</text:p>
          </table:table-cell>
          <table:table-cell office:value-type="float" office:value="0.61816" calcext:value-type="float">
            <text:p>0.61816</text:p>
          </table:table-cell>
          <table:table-cell table:formula="of:=([.F961]-[.E961])*1000" office:value-type="float" office:value="-15.46" calcext:value-type="float">
            <text:p>-15.46</text:p>
          </table:table-cell>
          <table:table-cell office:value-type="float" office:value="0.64817" calcext:value-type="float">
            <text:p>0.64817</text:p>
          </table:table-cell>
          <table:table-cell office:value-type="float" office:value="0.63154" calcext:value-type="float">
            <text:p>0.63154</text:p>
          </table:table-cell>
          <table:table-cell table:formula="of:=([.I961]-[.H961])*1000" office:value-type="float" office:value="-16.6299999999999" calcext:value-type="float">
            <text:p>-16.6299999999999</text:p>
          </table:table-cell>
          <table:table-cell office:value-type="float" office:value="0.65352" calcext:value-type="float">
            <text:p>0.65352</text:p>
          </table:table-cell>
          <table:table-cell office:value-type="float" office:value="0.63837" calcext:value-type="float">
            <text:p>0.63837</text:p>
          </table:table-cell>
          <table:table-cell table:formula="of:=([.L961]-[.H961])*1000" office:value-type="float" office:value="-9.79999999999992" calcext:value-type="float">
            <text:p>-9.79999999999992</text:p>
          </table:table-cell>
          <table:table-cell table:number-columns-repeated="11"/>
        </table:table-row>
        <table:table-row table:style-name="ro1">
          <table:table-cell office:value-type="float" office:value="0.3696" calcext:value-type="float">
            <text:p>0.3696</text:p>
          </table:table-cell>
          <table:table-cell office:value-type="float" office:value="0.61598" calcext:value-type="float">
            <text:p>0.61598</text:p>
          </table:table-cell>
          <table:table-cell office:value-type="float" office:value="0.60677" calcext:value-type="float">
            <text:p>0.60677</text:p>
          </table:table-cell>
          <table:table-cell table:formula="of:=([.C962]-[.B962])*1000" office:value-type="float" office:value="-9.21000000000005" calcext:value-type="float">
            <text:p>-9.21000000000005</text:p>
          </table:table-cell>
          <table:table-cell office:value-type="float" office:value="0.63371" calcext:value-type="float">
            <text:p>0.63371</text:p>
          </table:table-cell>
          <table:table-cell office:value-type="float" office:value="0.61804" calcext:value-type="float">
            <text:p>0.61804</text:p>
          </table:table-cell>
          <table:table-cell table:formula="of:=([.F962]-[.E962])*1000" office:value-type="float" office:value="-15.6700000000001" calcext:value-type="float">
            <text:p>-15.6700000000001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3137" calcext:value-type="float">
            <text:p>0.63137</text:p>
          </table:table-cell>
          <table:table-cell table:formula="of:=([.I962]-[.H962])*1000" office:value-type="float" office:value="-16.9299999999999" calcext:value-type="float">
            <text:p>-16.9299999999999</text:p>
          </table:table-cell>
          <table:table-cell office:value-type="float" office:value="0.65371" calcext:value-type="float">
            <text:p>0.65371</text:p>
          </table:table-cell>
          <table:table-cell office:value-type="float" office:value="0.6382" calcext:value-type="float">
            <text:p>0.6382</text:p>
          </table:table-cell>
          <table:table-cell table:formula="of:=([.L962]-[.H962])*1000" office:value-type="float" office:value="-10.1" calcext:value-type="float">
            <text:p>-10.1</text:p>
          </table:table-cell>
          <table:table-cell table:number-columns-repeated="1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61603" calcext:value-type="float">
            <text:p>0.61603</text:p>
          </table:table-cell>
          <table:table-cell office:value-type="float" office:value="0.6067" calcext:value-type="float">
            <text:p>0.6067</text:p>
          </table:table-cell>
          <table:table-cell table:formula="of:=([.C963]-[.B963])*1000" office:value-type="float" office:value="-9.33000000000006" calcext:value-type="float">
            <text:p>-9.33000000000006</text:p>
          </table:table-cell>
          <table:table-cell office:value-type="float" office:value="0.63379" calcext:value-type="float">
            <text:p>0.63379</text:p>
          </table:table-cell>
          <table:table-cell office:value-type="float" office:value="0.61791" calcext:value-type="float">
            <text:p>0.61791</text:p>
          </table:table-cell>
          <table:table-cell table:formula="of:=([.F963]-[.E963])*1000" office:value-type="float" office:value="-15.88" calcext:value-type="float">
            <text:p>-15.88</text:p>
          </table:table-cell>
          <table:table-cell office:value-type="float" office:value="0.64843" calcext:value-type="float">
            <text:p>0.64843</text:p>
          </table:table-cell>
          <table:table-cell office:value-type="float" office:value="0.63121" calcext:value-type="float">
            <text:p>0.63121</text:p>
          </table:table-cell>
          <table:table-cell table:formula="of:=([.I963]-[.H963])*1000" office:value-type="float" office:value="-17.22" calcext:value-type="float">
            <text:p>-17.22</text:p>
          </table:table-cell>
          <table:table-cell office:value-type="float" office:value="0.65389" calcext:value-type="float">
            <text:p>0.65389</text:p>
          </table:table-cell>
          <table:table-cell office:value-type="float" office:value="0.63802" calcext:value-type="float">
            <text:p>0.63802</text:p>
          </table:table-cell>
          <table:table-cell table:formula="of:=([.L963]-[.H963])*1000" office:value-type="float" office:value="-10.41" calcext:value-type="float">
            <text:p>-10.41</text:p>
          </table:table-cell>
          <table:table-cell table:number-columns-repeated="11"/>
        </table:table-row>
        <table:table-row table:style-name="ro1">
          <table:table-cell office:value-type="float" office:value="0.3704" calcext:value-type="float">
            <text:p>0.3704</text:p>
          </table:table-cell>
          <table:table-cell office:value-type="float" office:value="0.61605" calcext:value-type="float">
            <text:p>0.61605</text:p>
          </table:table-cell>
          <table:table-cell office:value-type="float" office:value="0.60664" calcext:value-type="float">
            <text:p>0.60664</text:p>
          </table:table-cell>
          <table:table-cell table:formula="of:=([.C964]-[.B964])*1000" office:value-type="float" office:value="-9.41000000000003" calcext:value-type="float">
            <text:p>-9.41000000000003</text:p>
          </table:table-cell>
          <table:table-cell office:value-type="float" office:value="0.63387" calcext:value-type="float">
            <text:p>0.63387</text:p>
          </table:table-cell>
          <table:table-cell office:value-type="float" office:value="0.61778" calcext:value-type="float">
            <text:p>0.61778</text:p>
          </table:table-cell>
          <table:table-cell table:formula="of:=([.F964]-[.E964])*1000" office:value-type="float" office:value="-16.09" calcext:value-type="float">
            <text:p>-16.09</text:p>
          </table:table-cell>
          <table:table-cell office:value-type="float" office:value="0.64854" calcext:value-type="float">
            <text:p>0.64854</text:p>
          </table:table-cell>
          <table:table-cell office:value-type="float" office:value="0.63103" calcext:value-type="float">
            <text:p>0.63103</text:p>
          </table:table-cell>
          <table:table-cell table:formula="of:=([.I964]-[.H964])*1000" office:value-type="float" office:value="-17.5099999999999" calcext:value-type="float">
            <text:p>-17.5099999999999</text:p>
          </table:table-cell>
          <table:table-cell office:value-type="float" office:value="0.65405" calcext:value-type="float">
            <text:p>0.65405</text:p>
          </table:table-cell>
          <table:table-cell office:value-type="float" office:value="0.63784" calcext:value-type="float">
            <text:p>0.63784</text:p>
          </table:table-cell>
          <table:table-cell table:formula="of:=([.L964]-[.H964])*1000" office:value-type="float" office:value="-10.6999999999999" calcext:value-type="float">
            <text:p>-10.6999999999999</text:p>
          </table:table-cell>
          <table:table-cell table:number-columns-repeated="11"/>
        </table:table-row>
        <table:table-row table:style-name="ro1">
          <table:table-cell office:value-type="float" office:value="0.3708" calcext:value-type="float">
            <text:p>0.3708</text:p>
          </table:table-cell>
          <table:table-cell office:value-type="float" office:value="0.61607" calcext:value-type="float">
            <text:p>0.61607</text:p>
          </table:table-cell>
          <table:table-cell office:value-type="float" office:value="0.60657" calcext:value-type="float">
            <text:p>0.60657</text:p>
          </table:table-cell>
          <table:table-cell table:formula="of:=([.C965]-[.B965])*1000" office:value-type="float" office:value="-9.49999999999995" calcext:value-type="float">
            <text:p>-9.49999999999995</text:p>
          </table:table-cell>
          <table:table-cell office:value-type="float" office:value="0.63395" calcext:value-type="float">
            <text:p>0.63395</text:p>
          </table:table-cell>
          <table:table-cell office:value-type="float" office:value="0.61765" calcext:value-type="float">
            <text:p>0.61765</text:p>
          </table:table-cell>
          <table:table-cell table:formula="of:=([.F965]-[.E965])*1000" office:value-type="float" office:value="-16.3" calcext:value-type="float">
            <text:p>-16.3</text:p>
          </table:table-cell>
          <table:table-cell office:value-type="float" office:value="0.64865" calcext:value-type="float">
            <text:p>0.64865</text:p>
          </table:table-cell>
          <table:table-cell office:value-type="float" office:value="0.63085" calcext:value-type="float">
            <text:p>0.63085</text:p>
          </table:table-cell>
          <table:table-cell table:formula="of:=([.I965]-[.H965])*1000" office:value-type="float" office:value="-17.8" calcext:value-type="float">
            <text:p>-17.8</text:p>
          </table:table-cell>
          <table:table-cell office:value-type="float" office:value="0.65421" calcext:value-type="float">
            <text:p>0.65421</text:p>
          </table:table-cell>
          <table:table-cell office:value-type="float" office:value="0.63766" calcext:value-type="float">
            <text:p>0.63766</text:p>
          </table:table-cell>
          <table:table-cell table:formula="of:=([.L965]-[.H965])*1000" office:value-type="float" office:value="-10.9900000000001" calcext:value-type="float">
            <text:p>-10.9900000000001</text:p>
          </table:table-cell>
          <table:table-cell table:number-columns-repeated="11"/>
        </table:table-row>
        <table:table-row table:style-name="ro1">
          <table:table-cell office:value-type="float" office:value="0.3712" calcext:value-type="float">
            <text:p>0.3712</text:p>
          </table:table-cell>
          <table:table-cell office:value-type="float" office:value="0.61609" calcext:value-type="float">
            <text:p>0.61609</text:p>
          </table:table-cell>
          <table:table-cell office:value-type="float" office:value="0.6065" calcext:value-type="float">
            <text:p>0.6065</text:p>
          </table:table-cell>
          <table:table-cell table:formula="of:=([.C966]-[.B966])*1000" office:value-type="float" office:value="-9.58999999999999" calcext:value-type="float">
            <text:p>-9.58999999999999</text:p>
          </table:table-cell>
          <table:table-cell office:value-type="float" office:value="0.63403" calcext:value-type="float">
            <text:p>0.63403</text:p>
          </table:table-cell>
          <table:table-cell office:value-type="float" office:value="0.61752" calcext:value-type="float">
            <text:p>0.61752</text:p>
          </table:table-cell>
          <table:table-cell table:formula="of:=([.F966]-[.E966])*1000" office:value-type="float" office:value="-16.51" calcext:value-type="float">
            <text:p>-16.51</text:p>
          </table:table-cell>
          <table:table-cell office:value-type="float" office:value="0.64876" calcext:value-type="float">
            <text:p>0.64876</text:p>
          </table:table-cell>
          <table:table-cell office:value-type="float" office:value="0.63067" calcext:value-type="float">
            <text:p>0.63067</text:p>
          </table:table-cell>
          <table:table-cell table:formula="of:=([.I966]-[.H966])*1000" office:value-type="float" office:value="-18.0899999999999" calcext:value-type="float">
            <text:p>-18.0899999999999</text:p>
          </table:table-cell>
          <table:table-cell office:value-type="float" office:value="0.65437" calcext:value-type="float">
            <text:p>0.65437</text:p>
          </table:table-cell>
          <table:table-cell office:value-type="float" office:value="0.63747" calcext:value-type="float">
            <text:p>0.63747</text:p>
          </table:table-cell>
          <table:table-cell table:formula="of:=([.L966]-[.H966])*1000" office:value-type="float" office:value="-11.2899999999999" calcext:value-type="float">
            <text:p>-11.2899999999999</text:p>
          </table:table-cell>
          <table:table-cell table:number-columns-repeated="11"/>
        </table:table-row>
        <table:table-row table:style-name="ro1">
          <table:table-cell office:value-type="float" office:value="0.3716" calcext:value-type="float">
            <text:p>0.3716</text:p>
          </table:table-cell>
          <table:table-cell office:value-type="float" office:value="0.61611" calcext:value-type="float">
            <text:p>0.61611</text:p>
          </table:table-cell>
          <table:table-cell office:value-type="float" office:value="0.60643" calcext:value-type="float">
            <text:p>0.60643</text:p>
          </table:table-cell>
          <table:table-cell table:formula="of:=([.C967]-[.B967])*1000" office:value-type="float" office:value="-9.68000000000002" calcext:value-type="float">
            <text:p>-9.68000000000002</text:p>
          </table:table-cell>
          <table:table-cell office:value-type="float" office:value="0.63411" calcext:value-type="float">
            <text:p>0.63411</text:p>
          </table:table-cell>
          <table:table-cell office:value-type="float" office:value="0.61738" calcext:value-type="float">
            <text:p>0.61738</text:p>
          </table:table-cell>
          <table:table-cell table:formula="of:=([.F967]-[.E967])*1000" office:value-type="float" office:value="-16.73" calcext:value-type="float">
            <text:p>-16.73</text:p>
          </table:table-cell>
          <table:table-cell office:value-type="float" office:value="0.64887" calcext:value-type="float">
            <text:p>0.64887</text:p>
          </table:table-cell>
          <table:table-cell office:value-type="float" office:value="0.6305" calcext:value-type="float">
            <text:p>0.6305</text:p>
          </table:table-cell>
          <table:table-cell table:formula="of:=([.I967]-[.H967])*1000" office:value-type="float" office:value="-18.37" calcext:value-type="float">
            <text:p>-18.37</text:p>
          </table:table-cell>
          <table:table-cell office:value-type="float" office:value="0.65453" calcext:value-type="float">
            <text:p>0.65453</text:p>
          </table:table-cell>
          <table:table-cell office:value-type="float" office:value="0.63729" calcext:value-type="float">
            <text:p>0.63729</text:p>
          </table:table-cell>
          <table:table-cell table:formula="of:=([.L967]-[.H967])*1000" office:value-type="float" office:value="-11.58" calcext:value-type="float">
            <text:p>-11.58</text:p>
          </table:table-cell>
          <table:table-cell table:number-columns-repeated="11"/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0.61612" calcext:value-type="float">
            <text:p>0.61612</text:p>
          </table:table-cell>
          <table:table-cell office:value-type="float" office:value="0.60636" calcext:value-type="float">
            <text:p>0.60636</text:p>
          </table:table-cell>
          <table:table-cell table:formula="of:=([.C968]-[.B968])*1000" office:value-type="float" office:value="-9.75999999999999" calcext:value-type="float">
            <text:p>-9.75999999999999</text:p>
          </table:table-cell>
          <table:table-cell office:value-type="float" office:value="0.63419" calcext:value-type="float">
            <text:p>0.63419</text:p>
          </table:table-cell>
          <table:table-cell office:value-type="float" office:value="0.61725" calcext:value-type="float">
            <text:p>0.61725</text:p>
          </table:table-cell>
          <table:table-cell table:formula="of:=([.F968]-[.E968])*1000" office:value-type="float" office:value="-16.94" calcext:value-type="float">
            <text:p>-16.94</text:p>
          </table:table-cell>
          <table:table-cell office:value-type="float" office:value="0.64898" calcext:value-type="float">
            <text:p>0.64898</text:p>
          </table:table-cell>
          <table:table-cell office:value-type="float" office:value="0.63032" calcext:value-type="float">
            <text:p>0.63032</text:p>
          </table:table-cell>
          <table:table-cell table:formula="of:=([.I968]-[.H968])*1000" office:value-type="float" office:value="-18.6599999999999" calcext:value-type="float">
            <text:p>-18.6599999999999</text:p>
          </table:table-cell>
          <table:table-cell office:value-type="float" office:value="0.65469" calcext:value-type="float">
            <text:p>0.65469</text:p>
          </table:table-cell>
          <table:table-cell office:value-type="float" office:value="0.63711" calcext:value-type="float">
            <text:p>0.63711</text:p>
          </table:table-cell>
          <table:table-cell table:formula="of:=([.L968]-[.H968])*1000" office:value-type="float" office:value="-11.8699999999999" calcext:value-type="float">
            <text:p>-11.8699999999999</text:p>
          </table:table-cell>
          <table:table-cell table:number-columns-repeated="11"/>
        </table:table-row>
        <table:table-row table:style-name="ro1">
          <table:table-cell office:value-type="float" office:value="0.3724" calcext:value-type="float">
            <text:p>0.3724</text:p>
          </table:table-cell>
          <table:table-cell office:value-type="float" office:value="0.61614" calcext:value-type="float">
            <text:p>0.61614</text:p>
          </table:table-cell>
          <table:table-cell office:value-type="float" office:value="0.6063" calcext:value-type="float">
            <text:p>0.6063</text:p>
          </table:table-cell>
          <table:table-cell table:formula="of:=([.C969]-[.B969])*1000" office:value-type="float" office:value="-9.83999999999996" calcext:value-type="float">
            <text:p>-9.83999999999996</text:p>
          </table:table-cell>
          <table:table-cell office:value-type="float" office:value="0.63427" calcext:value-type="float">
            <text:p>0.63427</text:p>
          </table:table-cell>
          <table:table-cell office:value-type="float" office:value="0.61712" calcext:value-type="float">
            <text:p>0.61712</text:p>
          </table:table-cell>
          <table:table-cell table:formula="of:=([.F969]-[.E969])*1000" office:value-type="float" office:value="-17.15" calcext:value-type="float">
            <text:p>-17.15</text:p>
          </table:table-cell>
          <table:table-cell office:value-type="float" office:value="0.64909" calcext:value-type="float">
            <text:p>0.64909</text:p>
          </table:table-cell>
          <table:table-cell office:value-type="float" office:value="0.63014" calcext:value-type="float">
            <text:p>0.63014</text:p>
          </table:table-cell>
          <table:table-cell table:formula="of:=([.I969]-[.H969])*1000" office:value-type="float" office:value="-18.95" calcext:value-type="float">
            <text:p>-18.95</text:p>
          </table:table-cell>
          <table:table-cell office:value-type="float" office:value="0.65485" calcext:value-type="float">
            <text:p>0.65485</text:p>
          </table:table-cell>
          <table:table-cell office:value-type="float" office:value="0.63692" calcext:value-type="float">
            <text:p>0.63692</text:p>
          </table:table-cell>
          <table:table-cell table:formula="of:=([.L969]-[.H969])*1000" office:value-type="float" office:value="-12.17" calcext:value-type="float">
            <text:p>-12.17</text:p>
          </table:table-cell>
          <table:table-cell table:number-columns-repeated="11"/>
        </table:table-row>
        <table:table-row table:style-name="ro1">
          <table:table-cell office:value-type="float" office:value="0.3728" calcext:value-type="float">
            <text:p>0.3728</text:p>
          </table:table-cell>
          <table:table-cell office:value-type="float" office:value="0.61616" calcext:value-type="float">
            <text:p>0.61616</text:p>
          </table:table-cell>
          <table:table-cell office:value-type="float" office:value="0.60623" calcext:value-type="float">
            <text:p>0.60623</text:p>
          </table:table-cell>
          <table:table-cell table:formula="of:=([.C970]-[.B970])*1000" office:value-type="float" office:value="-9.92999999999999" calcext:value-type="float">
            <text:p>-9.92999999999999</text:p>
          </table:table-cell>
          <table:table-cell office:value-type="float" office:value="0.63434" calcext:value-type="float">
            <text:p>0.63434</text:p>
          </table:table-cell>
          <table:table-cell office:value-type="float" office:value="0.61699" calcext:value-type="float">
            <text:p>0.61699</text:p>
          </table:table-cell>
          <table:table-cell table:formula="of:=([.F970]-[.E970])*1000" office:value-type="float" office:value="-17.35" calcext:value-type="float">
            <text:p>-17.35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62996" calcext:value-type="float">
            <text:p>0.62996</text:p>
          </table:table-cell>
          <table:table-cell table:formula="of:=([.I970]-[.H970])*1000" office:value-type="float" office:value="-19.2399999999999" calcext:value-type="float">
            <text:p>-19.2399999999999</text:p>
          </table:table-cell>
          <table:table-cell office:value-type="float" office:value="0.65501" calcext:value-type="float">
            <text:p>0.65501</text:p>
          </table:table-cell>
          <table:table-cell office:value-type="float" office:value="0.63674" calcext:value-type="float">
            <text:p>0.63674</text:p>
          </table:table-cell>
          <table:table-cell table:formula="of:=([.L970]-[.H970])*1000" office:value-type="float" office:value="-12.4599999999999" calcext:value-type="float">
            <text:p>-12.4599999999999</text:p>
          </table:table-cell>
          <table:table-cell table:number-columns-repeated="11"/>
        </table:table-row>
        <table:table-row table:style-name="ro1">
          <table:table-cell office:value-type="float" office:value="0.3732" calcext:value-type="float">
            <text:p>0.3732</text:p>
          </table:table-cell>
          <table:table-cell office:value-type="float" office:value="0.61618" calcext:value-type="float">
            <text:p>0.61618</text:p>
          </table:table-cell>
          <table:table-cell office:value-type="float" office:value="0.60616" calcext:value-type="float">
            <text:p>0.60616</text:p>
          </table:table-cell>
          <table:table-cell table:formula="of:=([.C971]-[.B971])*1000" office:value-type="float" office:value="-10.02" calcext:value-type="float">
            <text:p>-10.02</text:p>
          </table:table-cell>
          <table:table-cell office:value-type="float" office:value="0.63442" calcext:value-type="float">
            <text:p>0.63442</text:p>
          </table:table-cell>
          <table:table-cell office:value-type="float" office:value="0.61686" calcext:value-type="float">
            <text:p>0.61686</text:p>
          </table:table-cell>
          <table:table-cell table:formula="of:=([.F971]-[.E971])*1000" office:value-type="float" office:value="-17.56" calcext:value-type="float">
            <text:p>-17.56</text:p>
          </table:table-cell>
          <table:table-cell office:value-type="float" office:value="0.64931" calcext:value-type="float">
            <text:p>0.64931</text:p>
          </table:table-cell>
          <table:table-cell office:value-type="float" office:value="0.62978" calcext:value-type="float">
            <text:p>0.62978</text:p>
          </table:table-cell>
          <table:table-cell table:formula="of:=([.I971]-[.H971])*1000" office:value-type="float" office:value="-19.53" calcext:value-type="float">
            <text:p>-19.53</text:p>
          </table:table-cell>
          <table:table-cell office:value-type="float" office:value="0.65517" calcext:value-type="float">
            <text:p>0.65517</text:p>
          </table:table-cell>
          <table:table-cell office:value-type="float" office:value="0.63655" calcext:value-type="float">
            <text:p>0.63655</text:p>
          </table:table-cell>
          <table:table-cell table:formula="of:=([.L971]-[.H971])*1000" office:value-type="float" office:value="-12.76" calcext:value-type="float">
            <text:p>-12.76</text:p>
          </table:table-cell>
          <table:table-cell table:number-columns-repeated="11"/>
        </table:table-row>
        <table:table-row table:style-name="ro1">
          <table:table-cell office:value-type="float" office:value="0.3736" calcext:value-type="float">
            <text:p>0.3736</text:p>
          </table:table-cell>
          <table:table-cell office:value-type="float" office:value="0.61621" calcext:value-type="float">
            <text:p>0.61621</text:p>
          </table:table-cell>
          <table:table-cell office:value-type="float" office:value="0.60609" calcext:value-type="float">
            <text:p>0.60609</text:p>
          </table:table-cell>
          <table:table-cell table:formula="of:=([.C972]-[.B972])*1000" office:value-type="float" office:value="-10.12" calcext:value-type="float">
            <text:p>-10.12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61672" calcext:value-type="float">
            <text:p>0.61672</text:p>
          </table:table-cell>
          <table:table-cell table:formula="of:=([.F972]-[.E972])*1000" office:value-type="float" office:value="-17.78" calcext:value-type="float">
            <text:p>-17.78</text:p>
          </table:table-cell>
          <table:table-cell office:value-type="float" office:value="0.64941" calcext:value-type="float">
            <text:p>0.64941</text:p>
          </table:table-cell>
          <table:table-cell office:value-type="float" office:value="0.6296" calcext:value-type="float">
            <text:p>0.6296</text:p>
          </table:table-cell>
          <table:table-cell table:formula="of:=([.I972]-[.H972])*1000" office:value-type="float" office:value="-19.81" calcext:value-type="float">
            <text:p>-19.81</text:p>
          </table:table-cell>
          <table:table-cell office:value-type="float" office:value="0.65531" calcext:value-type="float">
            <text:p>0.65531</text:p>
          </table:table-cell>
          <table:table-cell office:value-type="float" office:value="0.63636" calcext:value-type="float">
            <text:p>0.63636</text:p>
          </table:table-cell>
          <table:table-cell table:formula="of:=([.L972]-[.H972])*1000" office:value-type="float" office:value="-13.05" calcext:value-type="float">
            <text:p>-13.05</text:p>
          </table:table-cell>
          <table:table-cell table:number-columns-repeated="11"/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61625" calcext:value-type="float">
            <text:p>0.61625</text:p>
          </table:table-cell>
          <table:table-cell office:value-type="float" office:value="0.60603" calcext:value-type="float">
            <text:p>0.60603</text:p>
          </table:table-cell>
          <table:table-cell table:formula="of:=([.C973]-[.B973])*1000" office:value-type="float" office:value="-10.22" calcext:value-type="float">
            <text:p>-10.22</text:p>
          </table:table-cell>
          <table:table-cell office:value-type="float" office:value="0.63457" calcext:value-type="float">
            <text:p>0.63457</text:p>
          </table:table-cell>
          <table:table-cell office:value-type="float" office:value="0.61659" calcext:value-type="float">
            <text:p>0.61659</text:p>
          </table:table-cell>
          <table:table-cell table:formula="of:=([.F973]-[.E973])*1000" office:value-type="float" office:value="-17.98" calcext:value-type="float">
            <text:p>-17.98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62941" calcext:value-type="float">
            <text:p>0.62941</text:p>
          </table:table-cell>
          <table:table-cell table:formula="of:=([.I973]-[.H973])*1000" office:value-type="float" office:value="-20.0900000000001" calcext:value-type="float">
            <text:p>-20.0900000000001</text:p>
          </table:table-cell>
          <table:table-cell office:value-type="float" office:value="0.65545" calcext:value-type="float">
            <text:p>0.65545</text:p>
          </table:table-cell>
          <table:table-cell office:value-type="float" office:value="0.63616" calcext:value-type="float">
            <text:p>0.63616</text:p>
          </table:table-cell>
          <table:table-cell table:formula="of:=([.L973]-[.H973])*1000" office:value-type="float" office:value="-13.34" calcext:value-type="float">
            <text:p>-13.34</text:p>
          </table:table-cell>
          <table:table-cell table:number-columns-repeated="11"/>
        </table:table-row>
        <table:table-row table:style-name="ro1">
          <table:table-cell office:value-type="float" office:value="0.3744" calcext:value-type="float">
            <text:p>0.3744</text:p>
          </table:table-cell>
          <table:table-cell office:value-type="float" office:value="0.61629" calcext:value-type="float">
            <text:p>0.61629</text:p>
          </table:table-cell>
          <table:table-cell office:value-type="float" office:value="0.60596" calcext:value-type="float">
            <text:p>0.60596</text:p>
          </table:table-cell>
          <table:table-cell table:formula="of:=([.C974]-[.B974])*1000" office:value-type="float" office:value="-10.33" calcext:value-type="float">
            <text:p>-10.33</text:p>
          </table:table-cell>
          <table:table-cell office:value-type="float" office:value="0.63465" calcext:value-type="float">
            <text:p>0.63465</text:p>
          </table:table-cell>
          <table:table-cell office:value-type="float" office:value="0.61645" calcext:value-type="float">
            <text:p>0.61645</text:p>
          </table:table-cell>
          <table:table-cell table:formula="of:=([.F974]-[.E974])*1000" office:value-type="float" office:value="-18.2" calcext:value-type="float">
            <text:p>-18.2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62922" calcext:value-type="float">
            <text:p>0.62922</text:p>
          </table:table-cell>
          <table:table-cell table:formula="of:=([.I974]-[.H974])*1000" office:value-type="float" office:value="-20.3800000000001" calcext:value-type="float">
            <text:p>-20.3800000000001</text:p>
          </table:table-cell>
          <table:table-cell office:value-type="float" office:value="0.65559" calcext:value-type="float">
            <text:p>0.65559</text:p>
          </table:table-cell>
          <table:table-cell office:value-type="float" office:value="0.63596" calcext:value-type="float">
            <text:p>0.63596</text:p>
          </table:table-cell>
          <table:table-cell table:formula="of:=([.L974]-[.H974])*1000" office:value-type="float" office:value="-13.64" calcext:value-type="float">
            <text:p>-13.64</text:p>
          </table:table-cell>
          <table:table-cell table:number-columns-repeated="11"/>
        </table:table-row>
        <table:table-row table:style-name="ro1">
          <table:table-cell office:value-type="float" office:value="0.3748" calcext:value-type="float">
            <text:p>0.3748</text:p>
          </table:table-cell>
          <table:table-cell office:value-type="float" office:value="0.61633" calcext:value-type="float">
            <text:p>0.61633</text:p>
          </table:table-cell>
          <table:table-cell office:value-type="float" office:value="0.60589" calcext:value-type="float">
            <text:p>0.60589</text:p>
          </table:table-cell>
          <table:table-cell table:formula="of:=([.C975]-[.B975])*1000" office:value-type="float" office:value="-10.44" calcext:value-type="float">
            <text:p>-10.44</text:p>
          </table:table-cell>
          <table:table-cell office:value-type="float" office:value="0.63472" calcext:value-type="float">
            <text:p>0.63472</text:p>
          </table:table-cell>
          <table:table-cell office:value-type="float" office:value="0.61631" calcext:value-type="float">
            <text:p>0.61631</text:p>
          </table:table-cell>
          <table:table-cell table:formula="of:=([.F975]-[.E975])*1000" office:value-type="float" office:value="-18.41" calcext:value-type="float">
            <text:p>-18.41</text:p>
          </table:table-cell>
          <table:table-cell office:value-type="float" office:value="0.64969" calcext:value-type="float">
            <text:p>0.64969</text:p>
          </table:table-cell>
          <table:table-cell office:value-type="float" office:value="0.62903" calcext:value-type="float">
            <text:p>0.62903</text:p>
          </table:table-cell>
          <table:table-cell table:formula="of:=([.I975]-[.H975])*1000" office:value-type="float" office:value="-20.66" calcext:value-type="float">
            <text:p>-20.66</text:p>
          </table:table-cell>
          <table:table-cell office:value-type="float" office:value="0.65572" calcext:value-type="float">
            <text:p>0.65572</text:p>
          </table:table-cell>
          <table:table-cell office:value-type="float" office:value="0.63577" calcext:value-type="float">
            <text:p>0.63577</text:p>
          </table:table-cell>
          <table:table-cell table:formula="of:=([.L975]-[.H975])*1000" office:value-type="float" office:value="-13.92" calcext:value-type="float">
            <text:p>-13.92</text:p>
          </table:table-cell>
          <table:table-cell table:number-columns-repeated="11"/>
        </table:table-row>
        <table:table-row table:style-name="ro1">
          <table:table-cell office:value-type="float" office:value="0.3752" calcext:value-type="float">
            <text:p>0.3752</text:p>
          </table:table-cell>
          <table:table-cell office:value-type="float" office:value="0.61637" calcext:value-type="float">
            <text:p>0.61637</text:p>
          </table:table-cell>
          <table:table-cell office:value-type="float" office:value="0.60582" calcext:value-type="float">
            <text:p>0.60582</text:p>
          </table:table-cell>
          <table:table-cell table:formula="of:=([.C976]-[.B976])*1000" office:value-type="float" office:value="-10.5500000000001" calcext:value-type="float">
            <text:p>-10.5500000000001</text:p>
          </table:table-cell>
          <table:table-cell office:value-type="float" office:value="0.6348" calcext:value-type="float">
            <text:p>0.6348</text:p>
          </table:table-cell>
          <table:table-cell office:value-type="float" office:value="0.61618" calcext:value-type="float">
            <text:p>0.61618</text:p>
          </table:table-cell>
          <table:table-cell table:formula="of:=([.F976]-[.E976])*1000" office:value-type="float" office:value="-18.62" calcext:value-type="float">
            <text:p>-18.62</text:p>
          </table:table-cell>
          <table:table-cell office:value-type="float" office:value="0.64978" calcext:value-type="float">
            <text:p>0.64978</text:p>
          </table:table-cell>
          <table:table-cell office:value-type="float" office:value="0.62884" calcext:value-type="float">
            <text:p>0.62884</text:p>
          </table:table-cell>
          <table:table-cell table:formula="of:=([.I976]-[.H976])*1000" office:value-type="float" office:value="-20.94" calcext:value-type="float">
            <text:p>-20.94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63557" calcext:value-type="float">
            <text:p>0.63557</text:p>
          </table:table-cell>
          <table:table-cell table:formula="of:=([.L976]-[.H976])*1000" office:value-type="float" office:value="-14.2099999999999" calcext:value-type="float">
            <text:p>-14.2099999999999</text:p>
          </table:table-cell>
          <table:table-cell table:number-columns-repeated="11"/>
        </table:table-row>
        <table:table-row table:style-name="ro1">
          <table:table-cell office:value-type="float" office:value="0.3756" calcext:value-type="float">
            <text:p>0.3756</text:p>
          </table:table-cell>
          <table:table-cell office:value-type="float" office:value="0.61642" calcext:value-type="float">
            <text:p>0.61642</text:p>
          </table:table-cell>
          <table:table-cell office:value-type="float" office:value="0.60575" calcext:value-type="float">
            <text:p>0.60575</text:p>
          </table:table-cell>
          <table:table-cell table:formula="of:=([.C977]-[.B977])*1000" office:value-type="float" office:value="-10.6700000000001" calcext:value-type="float">
            <text:p>-10.6700000000001</text:p>
          </table:table-cell>
          <table:table-cell office:value-type="float" office:value="0.63487" calcext:value-type="float">
            <text:p>0.63487</text:p>
          </table:table-cell>
          <table:table-cell office:value-type="float" office:value="0.61604" calcext:value-type="float">
            <text:p>0.61604</text:p>
          </table:table-cell>
          <table:table-cell table:formula="of:=([.F977]-[.E977])*1000" office:value-type="float" office:value="-18.83" calcext:value-type="float">
            <text:p>-18.83</text:p>
          </table:table-cell>
          <table:table-cell office:value-type="float" office:value="0.64988" calcext:value-type="float">
            <text:p>0.64988</text:p>
          </table:table-cell>
          <table:table-cell office:value-type="float" office:value="0.62865" calcext:value-type="float">
            <text:p>0.62865</text:p>
          </table:table-cell>
          <table:table-cell table:formula="of:=([.I977]-[.H977])*1000" office:value-type="float" office:value="-21.23" calcext:value-type="float">
            <text:p>-21.2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537" calcext:value-type="float">
            <text:p>0.63537</text:p>
          </table:table-cell>
          <table:table-cell table:formula="of:=([.L977]-[.H977])*1000" office:value-type="float" office:value="-14.5099999999999" calcext:value-type="float">
            <text:p>-14.5099999999999</text:p>
          </table:table-cell>
          <table:table-cell table:number-columns-repeated="11"/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0.61646" calcext:value-type="float">
            <text:p>0.61646</text:p>
          </table:table-cell>
          <table:table-cell office:value-type="float" office:value="0.60568" calcext:value-type="float">
            <text:p>0.60568</text:p>
          </table:table-cell>
          <table:table-cell table:formula="of:=([.C978]-[.B978])*1000" office:value-type="float" office:value="-10.78" calcext:value-type="float">
            <text:p>-10.78</text:p>
          </table:table-cell>
          <table:table-cell office:value-type="float" office:value="0.63495" calcext:value-type="float">
            <text:p>0.63495</text:p>
          </table:table-cell>
          <table:table-cell office:value-type="float" office:value="0.6159" calcext:value-type="float">
            <text:p>0.6159</text:p>
          </table:table-cell>
          <table:table-cell table:formula="of:=([.F978]-[.E978])*1000" office:value-type="float" office:value="-19.05" calcext:value-type="float">
            <text:p>-19.05</text:p>
          </table:table-cell>
          <table:table-cell office:value-type="float" office:value="0.64997" calcext:value-type="float">
            <text:p>0.64997</text:p>
          </table:table-cell>
          <table:table-cell office:value-type="float" office:value="0.62846" calcext:value-type="float">
            <text:p>0.62846</text:p>
          </table:table-cell>
          <table:table-cell table:formula="of:=([.I978]-[.H978])*1000" office:value-type="float" office:value="-21.51" calcext:value-type="float">
            <text:p>-21.51</text:p>
          </table:table-cell>
          <table:table-cell office:value-type="float" office:value="0.65613" calcext:value-type="float">
            <text:p>0.65613</text:p>
          </table:table-cell>
          <table:table-cell office:value-type="float" office:value="0.63517" calcext:value-type="float">
            <text:p>0.63517</text:p>
          </table:table-cell>
          <table:table-cell table:formula="of:=([.L978]-[.H978])*1000" office:value-type="float" office:value="-14.8" calcext:value-type="float">
            <text:p>-14.8</text:p>
          </table:table-cell>
          <table:table-cell table:number-columns-repeated="11"/>
        </table:table-row>
        <table:table-row table:style-name="ro1">
          <table:table-cell office:value-type="float" office:value="0.3764" calcext:value-type="float">
            <text:p>0.3764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60562" calcext:value-type="float">
            <text:p>0.60562</text:p>
          </table:table-cell>
          <table:table-cell table:formula="of:=([.C979]-[.B979])*1000" office:value-type="float" office:value="-10.88" calcext:value-type="float">
            <text:p>-10.88</text:p>
          </table:table-cell>
          <table:table-cell office:value-type="float" office:value="0.63502" calcext:value-type="float">
            <text:p>0.63502</text:p>
          </table:table-cell>
          <table:table-cell office:value-type="float" office:value="0.61576" calcext:value-type="float">
            <text:p>0.61576</text:p>
          </table:table-cell>
          <table:table-cell table:formula="of:=([.F979]-[.E979])*1000" office:value-type="float" office:value="-19.2599999999999" calcext:value-type="float">
            <text:p>-19.2599999999999</text:p>
          </table:table-cell>
          <table:table-cell office:value-type="float" office:value="0.65007" calcext:value-type="float">
            <text:p>0.65007</text:p>
          </table:table-cell>
          <table:table-cell office:value-type="float" office:value="0.62827" calcext:value-type="float">
            <text:p>0.62827</text:p>
          </table:table-cell>
          <table:table-cell table:formula="of:=([.I979]-[.H979])*1000" office:value-type="float" office:value="-21.7999999999999" calcext:value-type="float">
            <text:p>-21.7999999999999</text:p>
          </table:table-cell>
          <table:table-cell office:value-type="float" office:value="0.65627" calcext:value-type="float">
            <text:p>0.65627</text:p>
          </table:table-cell>
          <table:table-cell office:value-type="float" office:value="0.63497" calcext:value-type="float">
            <text:p>0.63497</text:p>
          </table:table-cell>
          <table:table-cell table:formula="of:=([.L979]-[.H979])*1000" office:value-type="float" office:value="-15.1" calcext:value-type="float">
            <text:p>-15.1</text:p>
          </table:table-cell>
          <table:table-cell table:number-columns-repeated="11"/>
        </table:table-row>
        <table:table-row table:style-name="ro1">
          <table:table-cell office:value-type="float" office:value="0.3768" calcext:value-type="float">
            <text:p>0.3768</text:p>
          </table:table-cell>
          <table:table-cell office:value-type="float" office:value="0.61652" calcext:value-type="float">
            <text:p>0.61652</text:p>
          </table:table-cell>
          <table:table-cell office:value-type="float" office:value="0.60555" calcext:value-type="float">
            <text:p>0.60555</text:p>
          </table:table-cell>
          <table:table-cell table:formula="of:=([.C980]-[.B980])*1000" office:value-type="float" office:value="-10.97" calcext:value-type="float">
            <text:p>-10.97</text:p>
          </table:table-cell>
          <table:table-cell office:value-type="float" office:value="0.63509" calcext:value-type="float">
            <text:p>0.63509</text:p>
          </table:table-cell>
          <table:table-cell office:value-type="float" office:value="0.61562" calcext:value-type="float">
            <text:p>0.61562</text:p>
          </table:table-cell>
          <table:table-cell table:formula="of:=([.F980]-[.E980])*1000" office:value-type="float" office:value="-19.47" calcext:value-type="float">
            <text:p>-19.47</text:p>
          </table:table-cell>
          <table:table-cell office:value-type="float" office:value="0.65015" calcext:value-type="float">
            <text:p>0.65015</text:p>
          </table:table-cell>
          <table:table-cell office:value-type="float" office:value="0.62807" calcext:value-type="float">
            <text:p>0.62807</text:p>
          </table:table-cell>
          <table:table-cell table:formula="of:=([.I980]-[.H980])*1000" office:value-type="float" office:value="-22.08" calcext:value-type="float">
            <text:p>-22.08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63477" calcext:value-type="float">
            <text:p>0.63477</text:p>
          </table:table-cell>
          <table:table-cell table:formula="of:=([.L980]-[.H980])*1000" office:value-type="float" office:value="-15.38" calcext:value-type="float">
            <text:p>-15.38</text:p>
          </table:table-cell>
          <table:table-cell table:number-columns-repeated="11"/>
        </table:table-row>
        <table:table-row table:style-name="ro1">
          <table:table-cell office:value-type="float" office:value="0.3772" calcext:value-type="float">
            <text:p>0.3772</text:p>
          </table:table-cell>
          <table:table-cell office:value-type="float" office:value="0.61651" calcext:value-type="float">
            <text:p>0.61651</text:p>
          </table:table-cell>
          <table:table-cell office:value-type="float" office:value="0.60548" calcext:value-type="float">
            <text:p>0.60548</text:p>
          </table:table-cell>
          <table:table-cell table:formula="of:=([.C981]-[.B981])*1000" office:value-type="float" office:value="-11.03" calcext:value-type="float">
            <text:p>-11.03</text:p>
          </table:table-cell>
          <table:table-cell office:value-type="float" office:value="0.63516" calcext:value-type="float">
            <text:p>0.63516</text:p>
          </table:table-cell>
          <table:table-cell office:value-type="float" office:value="0.61548" calcext:value-type="float">
            <text:p>0.61548</text:p>
          </table:table-cell>
          <table:table-cell table:formula="of:=([.F981]-[.E981])*1000" office:value-type="float" office:value="-19.68" calcext:value-type="float">
            <text:p>-19.68</text:p>
          </table:table-cell>
          <table:table-cell office:value-type="float" office:value="0.65023" calcext:value-type="float">
            <text:p>0.65023</text:p>
          </table:table-cell>
          <table:table-cell office:value-type="float" office:value="0.62787" calcext:value-type="float">
            <text:p>0.62787</text:p>
          </table:table-cell>
          <table:table-cell table:formula="of:=([.I981]-[.H981])*1000" office:value-type="float" office:value="-22.36" calcext:value-type="float">
            <text:p>-22.36</text:p>
          </table:table-cell>
          <table:table-cell office:value-type="float" office:value="0.65651" calcext:value-type="float">
            <text:p>0.65651</text:p>
          </table:table-cell>
          <table:table-cell office:value-type="float" office:value="0.63455" calcext:value-type="float">
            <text:p>0.63455</text:p>
          </table:table-cell>
          <table:table-cell table:formula="of:=([.L981]-[.H981])*1000" office:value-type="float" office:value="-15.68" calcext:value-type="float">
            <text:p>-15.68</text:p>
          </table:table-cell>
          <table:table-cell table:number-columns-repeated="11"/>
        </table:table-row>
        <table:table-row table:style-name="ro1">
          <table:table-cell office:value-type="float" office:value="0.3776" calcext:value-type="float">
            <text:p>0.3776</text:p>
          </table:table-cell>
          <table:table-cell office:value-type="float" office:value="0.61651" calcext:value-type="float">
            <text:p>0.61651</text:p>
          </table:table-cell>
          <table:table-cell office:value-type="float" office:value="0.60541" calcext:value-type="float">
            <text:p>0.60541</text:p>
          </table:table-cell>
          <table:table-cell table:formula="of:=([.C982]-[.B982])*1000" office:value-type="float" office:value="-11.1" calcext:value-type="float">
            <text:p>-11.1</text:p>
          </table:table-cell>
          <table:table-cell office:value-type="float" office:value="0.63523" calcext:value-type="float">
            <text:p>0.63523</text:p>
          </table:table-cell>
          <table:table-cell office:value-type="float" office:value="0.61533" calcext:value-type="float">
            <text:p>0.61533</text:p>
          </table:table-cell>
          <table:table-cell table:formula="of:=([.F982]-[.E982])*1000" office:value-type="float" office:value="-19.9" calcext:value-type="float">
            <text:p>-19.9</text:p>
          </table:table-cell>
          <table:table-cell office:value-type="float" office:value="0.65031" calcext:value-type="float">
            <text:p>0.65031</text:p>
          </table:table-cell>
          <table:table-cell office:value-type="float" office:value="0.62766" calcext:value-type="float">
            <text:p>0.62766</text:p>
          </table:table-cell>
          <table:table-cell table:formula="of:=([.I982]-[.H982])*1000" office:value-type="float" office:value="-22.6499999999999" calcext:value-type="float">
            <text:p>-22.6499999999999</text:p>
          </table:table-cell>
          <table:table-cell office:value-type="float" office:value="0.65663" calcext:value-type="float">
            <text:p>0.65663</text:p>
          </table:table-cell>
          <table:table-cell office:value-type="float" office:value="0.63434" calcext:value-type="float">
            <text:p>0.63434</text:p>
          </table:table-cell>
          <table:table-cell table:formula="of:=([.L982]-[.H982])*1000" office:value-type="float" office:value="-15.97" calcext:value-type="float">
            <text:p>-15.97</text:p>
          </table:table-cell>
          <table:table-cell table:number-columns-repeated="11"/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60534" calcext:value-type="float">
            <text:p>0.60534</text:p>
          </table:table-cell>
          <table:table-cell table:formula="of:=([.C983]-[.B983])*1000" office:value-type="float" office:value="-11.1599999999999" calcext:value-type="float">
            <text:p>-11.15999999999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1519" calcext:value-type="float">
            <text:p>0.61519</text:p>
          </table:table-cell>
          <table:table-cell table:formula="of:=([.F983]-[.E983])*1000" office:value-type="float" office:value="-20.11" calcext:value-type="float">
            <text:p>-20.11</text:p>
          </table:table-cell>
          <table:table-cell office:value-type="float" office:value="0.65039" calcext:value-type="float">
            <text:p>0.65039</text:p>
          </table:table-cell>
          <table:table-cell office:value-type="float" office:value="0.62746" calcext:value-type="float">
            <text:p>0.62746</text:p>
          </table:table-cell>
          <table:table-cell table:formula="of:=([.I983]-[.H983])*1000" office:value-type="float" office:value="-22.93" calcext:value-type="float">
            <text:p>-22.93</text:p>
          </table:table-cell>
          <table:table-cell office:value-type="float" office:value="0.65674" calcext:value-type="float">
            <text:p>0.65674</text:p>
          </table:table-cell>
          <table:table-cell office:value-type="float" office:value="0.63412" calcext:value-type="float">
            <text:p>0.63412</text:p>
          </table:table-cell>
          <table:table-cell table:formula="of:=([.L983]-[.H983])*1000" office:value-type="float" office:value="-16.27" calcext:value-type="float">
            <text:p>-16.27</text:p>
          </table:table-cell>
          <table:table-cell table:number-columns-repeated="11"/>
        </table:table-row>
        <table:table-row table:style-name="ro1">
          <table:table-cell office:value-type="float" office:value="0.3784" calcext:value-type="float">
            <text:p>0.3784</text:p>
          </table:table-cell>
          <table:table-cell office:value-type="float" office:value="0.61649" calcext:value-type="float">
            <text:p>0.61649</text:p>
          </table:table-cell>
          <table:table-cell office:value-type="float" office:value="0.60527" calcext:value-type="float">
            <text:p>0.60527</text:p>
          </table:table-cell>
          <table:table-cell table:formula="of:=([.C984]-[.B984])*1000" office:value-type="float" office:value="-11.22" calcext:value-type="float">
            <text:p>-11.22</text:p>
          </table:table-cell>
          <table:table-cell office:value-type="float" office:value="0.63537" calcext:value-type="float">
            <text:p>0.63537</text:p>
          </table:table-cell>
          <table:table-cell office:value-type="float" office:value="0.61505" calcext:value-type="float">
            <text:p>0.61505</text:p>
          </table:table-cell>
          <table:table-cell table:formula="of:=([.F984]-[.E984])*1000" office:value-type="float" office:value="-20.32" calcext:value-type="float">
            <text:p>-20.32</text:p>
          </table:table-cell>
          <table:table-cell office:value-type="float" office:value="0.65047" calcext:value-type="float">
            <text:p>0.65047</text:p>
          </table:table-cell>
          <table:table-cell office:value-type="float" office:value="0.62725" calcext:value-type="float">
            <text:p>0.62725</text:p>
          </table:table-cell>
          <table:table-cell table:formula="of:=([.I984]-[.H984])*1000" office:value-type="float" office:value="-23.22" calcext:value-type="float">
            <text:p>-23.22</text:p>
          </table:table-cell>
          <table:table-cell office:value-type="float" office:value="0.65686" calcext:value-type="float">
            <text:p>0.65686</text:p>
          </table:table-cell>
          <table:table-cell office:value-type="float" office:value="0.6339" calcext:value-type="float">
            <text:p>0.6339</text:p>
          </table:table-cell>
          <table:table-cell table:formula="of:=([.L984]-[.H984])*1000" office:value-type="float" office:value="-16.5700000000001" calcext:value-type="float">
            <text:p>-16.5700000000001</text:p>
          </table:table-cell>
          <table:table-cell table:number-columns-repeated="11"/>
        </table:table-row>
        <table:table-row table:style-name="ro1">
          <table:table-cell office:value-type="float" office:value="0.3788" calcext:value-type="float">
            <text:p>0.3788</text:p>
          </table:table-cell>
          <table:table-cell office:value-type="float" office:value="0.61648" calcext:value-type="float">
            <text:p>0.61648</text:p>
          </table:table-cell>
          <table:table-cell office:value-type="float" office:value="0.6052" calcext:value-type="float">
            <text:p>0.6052</text:p>
          </table:table-cell>
          <table:table-cell table:formula="of:=([.C985]-[.B985])*1000" office:value-type="float" office:value="-11.28" calcext:value-type="float">
            <text:p>-11.28</text:p>
          </table:table-cell>
          <table:table-cell office:value-type="float" office:value="0.63544" calcext:value-type="float">
            <text:p>0.63544</text:p>
          </table:table-cell>
          <table:table-cell office:value-type="float" office:value="0.6149" calcext:value-type="float">
            <text:p>0.6149</text:p>
          </table:table-cell>
          <table:table-cell table:formula="of:=([.F985]-[.E985])*1000" office:value-type="float" office:value="-20.54" calcext:value-type="float">
            <text:p>-20.54</text:p>
          </table:table-cell>
          <table:table-cell office:value-type="float" office:value="0.65055" calcext:value-type="float">
            <text:p>0.65055</text:p>
          </table:table-cell>
          <table:table-cell office:value-type="float" office:value="0.62704" calcext:value-type="float">
            <text:p>0.62704</text:p>
          </table:table-cell>
          <table:table-cell table:formula="of:=([.I985]-[.H985])*1000" office:value-type="float" office:value="-23.51" calcext:value-type="float">
            <text:p>-23.51</text:p>
          </table:table-cell>
          <table:table-cell office:value-type="float" office:value="0.65697" calcext:value-type="float">
            <text:p>0.65697</text:p>
          </table:table-cell>
          <table:table-cell office:value-type="float" office:value="0.63369" calcext:value-type="float">
            <text:p>0.63369</text:p>
          </table:table-cell>
          <table:table-cell table:formula="of:=([.L985]-[.H985])*1000" office:value-type="float" office:value="-16.86" calcext:value-type="float">
            <text:p>-16.86</text:p>
          </table:table-cell>
          <table:table-cell table:number-columns-repeated="11"/>
        </table:table-row>
        <table:table-row table:style-name="ro1">
          <table:table-cell office:value-type="float" office:value="0.3792" calcext:value-type="float">
            <text:p>0.3792</text:p>
          </table:table-cell>
          <table:table-cell office:value-type="float" office:value="0.61647" calcext:value-type="float">
            <text:p>0.61647</text:p>
          </table:table-cell>
          <table:table-cell office:value-type="float" office:value="0.60513" calcext:value-type="float">
            <text:p>0.60513</text:p>
          </table:table-cell>
          <table:table-cell table:formula="of:=([.C986]-[.B986])*1000" office:value-type="float" office:value="-11.34" calcext:value-type="float">
            <text:p>-11.34</text:p>
          </table:table-cell>
          <table:table-cell office:value-type="float" office:value="0.63551" calcext:value-type="float">
            <text:p>0.63551</text:p>
          </table:table-cell>
          <table:table-cell office:value-type="float" office:value="0.61476" calcext:value-type="float">
            <text:p>0.61476</text:p>
          </table:table-cell>
          <table:table-cell table:formula="of:=([.F986]-[.E986])*1000" office:value-type="float" office:value="-20.7499999999999" calcext:value-type="float">
            <text:p>-20.7499999999999</text:p>
          </table:table-cell>
          <table:table-cell office:value-type="float" office:value="0.65063" calcext:value-type="float">
            <text:p>0.65063</text:p>
          </table:table-cell>
          <table:table-cell office:value-type="float" office:value="0.62684" calcext:value-type="float">
            <text:p>0.62684</text:p>
          </table:table-cell>
          <table:table-cell table:formula="of:=([.I986]-[.H986])*1000" office:value-type="float" office:value="-23.79" calcext:value-type="float">
            <text:p>-23.79</text:p>
          </table:table-cell>
          <table:table-cell office:value-type="float" office:value="0.65709" calcext:value-type="float">
            <text:p>0.65709</text:p>
          </table:table-cell>
          <table:table-cell office:value-type="float" office:value="0.63347" calcext:value-type="float">
            <text:p>0.63347</text:p>
          </table:table-cell>
          <table:table-cell table:formula="of:=([.L986]-[.H986])*1000" office:value-type="float" office:value="-17.16" calcext:value-type="float">
            <text:p>-17.16</text:p>
          </table:table-cell>
          <table:table-cell table:number-columns-repeated="11"/>
        </table:table-row>
        <table:table-row table:style-name="ro1">
          <table:table-cell office:value-type="float" office:value="0.3796" calcext:value-type="float">
            <text:p>0.3796</text:p>
          </table:table-cell>
          <table:table-cell office:value-type="float" office:value="0.61647" calcext:value-type="float">
            <text:p>0.61647</text:p>
          </table:table-cell>
          <table:table-cell office:value-type="float" office:value="0.60506" calcext:value-type="float">
            <text:p>0.60506</text:p>
          </table:table-cell>
          <table:table-cell table:formula="of:=([.C987]-[.B987])*1000" office:value-type="float" office:value="-11.41" calcext:value-type="float">
            <text:p>-11.41</text:p>
          </table:table-cell>
          <table:table-cell office:value-type="float" office:value="0.63558" calcext:value-type="float">
            <text:p>0.63558</text:p>
          </table:table-cell>
          <table:table-cell office:value-type="float" office:value="0.61461" calcext:value-type="float">
            <text:p>0.61461</text:p>
          </table:table-cell>
          <table:table-cell table:formula="of:=([.F987]-[.E987])*1000" office:value-type="float" office:value="-20.9699999999999" calcext:value-type="float">
            <text:p>-20.9699999999999</text:p>
          </table:table-cell>
          <table:table-cell office:value-type="float" office:value="0.65071" calcext:value-type="float">
            <text:p>0.65071</text:p>
          </table:table-cell>
          <table:table-cell office:value-type="float" office:value="0.62663" calcext:value-type="float">
            <text:p>0.62663</text:p>
          </table:table-cell>
          <table:table-cell table:formula="of:=([.I987]-[.H987])*1000" office:value-type="float" office:value="-24.08" calcext:value-type="float">
            <text:p>-24.08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63325" calcext:value-type="float">
            <text:p>0.63325</text:p>
          </table:table-cell>
          <table:table-cell table:formula="of:=([.L987]-[.H987])*1000" office:value-type="float" office:value="-17.4599999999999" calcext:value-type="float">
            <text:p>-17.4599999999999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61646" calcext:value-type="float">
            <text:p>0.61646</text:p>
          </table:table-cell>
          <table:table-cell office:value-type="float" office:value="0.60499" calcext:value-type="float">
            <text:p>0.60499</text:p>
          </table:table-cell>
          <table:table-cell table:formula="of:=([.C988]-[.B988])*1000" office:value-type="float" office:value="-11.47" calcext:value-type="float">
            <text:p>-11.47</text:p>
          </table:table-cell>
          <table:table-cell office:value-type="float" office:value="0.63565" calcext:value-type="float">
            <text:p>0.63565</text:p>
          </table:table-cell>
          <table:table-cell office:value-type="float" office:value="0.61447" calcext:value-type="float">
            <text:p>0.61447</text:p>
          </table:table-cell>
          <table:table-cell table:formula="of:=([.F988]-[.E988])*1000" office:value-type="float" office:value="-21.18" calcext:value-type="float">
            <text:p>-21.18</text:p>
          </table:table-cell>
          <table:table-cell office:value-type="float" office:value="0.65079" calcext:value-type="float">
            <text:p>0.65079</text:p>
          </table:table-cell>
          <table:table-cell office:value-type="float" office:value="0.62643" calcext:value-type="float">
            <text:p>0.62643</text:p>
          </table:table-cell>
          <table:table-cell table:formula="of:=([.I988]-[.H988])*1000" office:value-type="float" office:value="-24.36" calcext:value-type="float">
            <text:p>-24.36</text:p>
          </table:table-cell>
          <table:table-cell office:value-type="float" office:value="0.65732" calcext:value-type="float">
            <text:p>0.65732</text:p>
          </table:table-cell>
          <table:table-cell office:value-type="float" office:value="0.63304" calcext:value-type="float">
            <text:p>0.63304</text:p>
          </table:table-cell>
          <table:table-cell table:formula="of:=([.L988]-[.H988])*1000" office:value-type="float" office:value="-17.75" calcext:value-type="float">
            <text:p>-17.75</text:p>
          </table:table-cell>
          <table:table-cell table:number-columns-repeated="11"/>
        </table:table-row>
        <table:table-row table:style-name="ro1">
          <table:table-cell office:value-type="float" office:value="0.3804" calcext:value-type="float">
            <text:p>0.3804</text:p>
          </table:table-cell>
          <table:table-cell office:value-type="float" office:value="0.61657" calcext:value-type="float">
            <text:p>0.61657</text:p>
          </table:table-cell>
          <table:table-cell office:value-type="float" office:value="0.60492" calcext:value-type="float">
            <text:p>0.60492</text:p>
          </table:table-cell>
          <table:table-cell table:formula="of:=([.C989]-[.B989])*1000" office:value-type="float" office:value="-11.6500000000001" calcext:value-type="float">
            <text:p>-11.6500000000001</text:p>
          </table:table-cell>
          <table:table-cell office:value-type="float" office:value="0.63571" calcext:value-type="float">
            <text:p>0.63571</text:p>
          </table:table-cell>
          <table:table-cell office:value-type="float" office:value="0.61431" calcext:value-type="float">
            <text:p>0.61431</text:p>
          </table:table-cell>
          <table:table-cell table:formula="of:=([.F989]-[.E989])*1000" office:value-type="float" office:value="-21.4" calcext:value-type="float">
            <text:p>-21.4</text:p>
          </table:table-cell>
          <table:table-cell office:value-type="float" office:value="0.65085" calcext:value-type="float">
            <text:p>0.65085</text:p>
          </table:table-cell>
          <table:table-cell office:value-type="float" office:value="0.6262" calcext:value-type="float">
            <text:p>0.6262</text:p>
          </table:table-cell>
          <table:table-cell table:formula="of:=([.I989]-[.H989])*1000" office:value-type="float" office:value="-24.6500000000001" calcext:value-type="float">
            <text:p>-24.6500000000001</text:p>
          </table:table-cell>
          <table:table-cell office:value-type="float" office:value="0.65741" calcext:value-type="float">
            <text:p>0.65741</text:p>
          </table:table-cell>
          <table:table-cell office:value-type="float" office:value="0.6328" calcext:value-type="float">
            <text:p>0.6328</text:p>
          </table:table-cell>
          <table:table-cell table:formula="of:=([.L989]-[.H989])*1000" office:value-type="float" office:value="-18.05" calcext:value-type="float">
            <text:p>-18.05</text:p>
          </table:table-cell>
          <table:table-cell table:number-columns-repeated="11"/>
        </table:table-row>
        <table:table-row table:style-name="ro1">
          <table:table-cell office:value-type="float" office:value="0.3808" calcext:value-type="float">
            <text:p>0.3808</text:p>
          </table:table-cell>
          <table:table-cell office:value-type="float" office:value="0.61668" calcext:value-type="float">
            <text:p>0.61668</text:p>
          </table:table-cell>
          <table:table-cell office:value-type="float" office:value="0.60485" calcext:value-type="float">
            <text:p>0.60485</text:p>
          </table:table-cell>
          <table:table-cell table:formula="of:=([.C990]-[.B990])*1000" office:value-type="float" office:value="-11.83" calcext:value-type="float">
            <text:p>-11.83</text:p>
          </table:table-cell>
          <table:table-cell office:value-type="float" office:value="0.63578" calcext:value-type="float">
            <text:p>0.63578</text:p>
          </table:table-cell>
          <table:table-cell office:value-type="float" office:value="0.61416" calcext:value-type="float">
            <text:p>0.61416</text:p>
          </table:table-cell>
          <table:table-cell table:formula="of:=([.F990]-[.E990])*1000" office:value-type="float" office:value="-21.62" calcext:value-type="float">
            <text:p>-21.62</text:p>
          </table:table-cell>
          <table:table-cell office:value-type="float" office:value="0.65092" calcext:value-type="float">
            <text:p>0.65092</text:p>
          </table:table-cell>
          <table:table-cell office:value-type="float" office:value="0.62598" calcext:value-type="float">
            <text:p>0.62598</text:p>
          </table:table-cell>
          <table:table-cell table:formula="of:=([.I990]-[.H990])*1000" office:value-type="float" office:value="-24.94" calcext:value-type="float">
            <text:p>-24.94</text:p>
          </table:table-cell>
          <table:table-cell office:value-type="float" office:value="0.65751" calcext:value-type="float">
            <text:p>0.65751</text:p>
          </table:table-cell>
          <table:table-cell office:value-type="float" office:value="0.63256" calcext:value-type="float">
            <text:p>0.63256</text:p>
          </table:table-cell>
          <table:table-cell table:formula="of:=([.L990]-[.H990])*1000" office:value-type="float" office:value="-18.36" calcext:value-type="float">
            <text:p>-18.36</text:p>
          </table:table-cell>
          <table:table-cell table:number-columns-repeated="11"/>
        </table:table-row>
        <table:table-row table:style-name="ro1">
          <table:table-cell office:value-type="float" office:value="0.3812" calcext:value-type="float">
            <text:p>0.3812</text:p>
          </table:table-cell>
          <table:table-cell office:value-type="float" office:value="0.61679" calcext:value-type="float">
            <text:p>0.61679</text:p>
          </table:table-cell>
          <table:table-cell office:value-type="float" office:value="0.60478" calcext:value-type="float">
            <text:p>0.60478</text:p>
          </table:table-cell>
          <table:table-cell table:formula="of:=([.C991]-[.B991])*1000" office:value-type="float" office:value="-12.01" calcext:value-type="float">
            <text:p>-12.01</text:p>
          </table:table-cell>
          <table:table-cell office:value-type="float" office:value="0.63584" calcext:value-type="float">
            <text:p>0.63584</text:p>
          </table:table-cell>
          <table:table-cell office:value-type="float" office:value="0.614" calcext:value-type="float">
            <text:p>0.614</text:p>
          </table:table-cell>
          <table:table-cell table:formula="of:=([.F991]-[.E991])*1000" office:value-type="float" office:value="-21.8400000000001" calcext:value-type="float">
            <text:p>-21.8400000000001</text:p>
          </table:table-cell>
          <table:table-cell office:value-type="float" office:value="0.65098" calcext:value-type="float">
            <text:p>0.65098</text:p>
          </table:table-cell>
          <table:table-cell office:value-type="float" office:value="0.62575" calcext:value-type="float">
            <text:p>0.62575</text:p>
          </table:table-cell>
          <table:table-cell table:formula="of:=([.I991]-[.H991])*1000" office:value-type="float" office:value="-25.23" calcext:value-type="float">
            <text:p>-25.23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63232" calcext:value-type="float">
            <text:p>0.63232</text:p>
          </table:table-cell>
          <table:table-cell table:formula="of:=([.L991]-[.H991])*1000" office:value-type="float" office:value="-18.6599999999999" calcext:value-type="float">
            <text:p>-18.6599999999999</text:p>
          </table:table-cell>
          <table:table-cell table:number-columns-repeated="11"/>
        </table:table-row>
        <table:table-row table:style-name="ro1">
          <table:table-cell office:value-type="float" office:value="0.3816" calcext:value-type="float">
            <text:p>0.3816</text:p>
          </table:table-cell>
          <table:table-cell office:value-type="float" office:value="0.61691" calcext:value-type="float">
            <text:p>0.61691</text:p>
          </table:table-cell>
          <table:table-cell office:value-type="float" office:value="0.60471" calcext:value-type="float">
            <text:p>0.60471</text:p>
          </table:table-cell>
          <table:table-cell table:formula="of:=([.C992]-[.B992])*1000" office:value-type="float" office:value="-12.2" calcext:value-type="float">
            <text:p>-12.2</text:p>
          </table:table-cell>
          <table:table-cell office:value-type="float" office:value="0.6359" calcext:value-type="float">
            <text:p>0.6359</text:p>
          </table:table-cell>
          <table:table-cell office:value-type="float" office:value="0.61385" calcext:value-type="float">
            <text:p>0.61385</text:p>
          </table:table-cell>
          <table:table-cell table:formula="of:=([.F992]-[.E992])*1000" office:value-type="float" office:value="-22.05" calcext:value-type="float">
            <text:p>-22.05</text:p>
          </table:table-cell>
          <table:table-cell office:value-type="float" office:value="0.65105" calcext:value-type="float">
            <text:p>0.65105</text:p>
          </table:table-cell>
          <table:table-cell office:value-type="float" office:value="0.62553" calcext:value-type="float">
            <text:p>0.62553</text:p>
          </table:table-cell>
          <table:table-cell table:formula="of:=([.I992]-[.H992])*1000" office:value-type="float" office:value="-25.52" calcext:value-type="float">
            <text:p>-25.52</text:p>
          </table:table-cell>
          <table:table-cell office:value-type="float" office:value="0.65769" calcext:value-type="float">
            <text:p>0.65769</text:p>
          </table:table-cell>
          <table:table-cell office:value-type="float" office:value="0.63208" calcext:value-type="float">
            <text:p>0.63208</text:p>
          </table:table-cell>
          <table:table-cell table:formula="of:=([.L992]-[.H992])*1000" office:value-type="float" office:value="-18.9699999999999" calcext:value-type="float">
            <text:p>-18.9699999999999</text:p>
          </table:table-cell>
          <table:table-cell table:number-columns-repeated="11"/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0.61702" calcext:value-type="float">
            <text:p>0.61702</text:p>
          </table:table-cell>
          <table:table-cell office:value-type="float" office:value="0.60464" calcext:value-type="float">
            <text:p>0.60464</text:p>
          </table:table-cell>
          <table:table-cell table:formula="of:=([.C993]-[.B993])*1000" office:value-type="float" office:value="-12.3799999999999" calcext:value-type="float">
            <text:p>-12.3799999999999</text:p>
          </table:table-cell>
          <table:table-cell office:value-type="float" office:value="0.63597" calcext:value-type="float">
            <text:p>0.63597</text:p>
          </table:table-cell>
          <table:table-cell office:value-type="float" office:value="0.6137" calcext:value-type="float">
            <text:p>0.6137</text:p>
          </table:table-cell>
          <table:table-cell table:formula="of:=([.F993]-[.E993])*1000" office:value-type="float" office:value="-22.27" calcext:value-type="float">
            <text:p>-22.27</text:p>
          </table:table-cell>
          <table:table-cell office:value-type="float" office:value="0.65111" calcext:value-type="float">
            <text:p>0.65111</text:p>
          </table:table-cell>
          <table:table-cell office:value-type="float" office:value="0.62531" calcext:value-type="float">
            <text:p>0.62531</text:p>
          </table:table-cell>
          <table:table-cell table:formula="of:=([.I993]-[.H993])*1000" office:value-type="float" office:value="-25.8" calcext:value-type="float">
            <text:p>-25.8</text:p>
          </table:table-cell>
          <table:table-cell office:value-type="float" office:value="0.65779" calcext:value-type="float">
            <text:p>0.65779</text:p>
          </table:table-cell>
          <table:table-cell office:value-type="float" office:value="0.63184" calcext:value-type="float">
            <text:p>0.63184</text:p>
          </table:table-cell>
          <table:table-cell table:formula="of:=([.L993]-[.H993])*1000" office:value-type="float" office:value="-19.27" calcext:value-type="float">
            <text:p>-19.27</text:p>
          </table:table-cell>
          <table:table-cell table:number-columns-repeated="11"/>
        </table:table-row>
        <table:table-row table:style-name="ro1">
          <table:table-cell office:value-type="float" office:value="0.3824" calcext:value-type="float">
            <text:p>0.3824</text:p>
          </table:table-cell>
          <table:table-cell office:value-type="float" office:value="0.61713" calcext:value-type="float">
            <text:p>0.61713</text:p>
          </table:table-cell>
          <table:table-cell office:value-type="float" office:value="0.60457" calcext:value-type="float">
            <text:p>0.60457</text:p>
          </table:table-cell>
          <table:table-cell table:formula="of:=([.C994]-[.B994])*1000" office:value-type="float" office:value="-12.56" calcext:value-type="float">
            <text:p>-12.56</text:p>
          </table:table-cell>
          <table:table-cell office:value-type="float" office:value="0.63603" calcext:value-type="float">
            <text:p>0.63603</text:p>
          </table:table-cell>
          <table:table-cell office:value-type="float" office:value="0.61354" calcext:value-type="float">
            <text:p>0.61354</text:p>
          </table:table-cell>
          <table:table-cell table:formula="of:=([.F994]-[.E994])*1000" office:value-type="float" office:value="-22.49" calcext:value-type="float">
            <text:p>-22.49</text:p>
          </table:table-cell>
          <table:table-cell office:value-type="float" office:value="0.65118" calcext:value-type="float">
            <text:p>0.65118</text:p>
          </table:table-cell>
          <table:table-cell office:value-type="float" office:value="0.62508" calcext:value-type="float">
            <text:p>0.62508</text:p>
          </table:table-cell>
          <table:table-cell table:formula="of:=([.I994]-[.H994])*1000" office:value-type="float" office:value="-26.1" calcext:value-type="float">
            <text:p>-26.1</text:p>
          </table:table-cell>
          <table:table-cell office:value-type="float" office:value="0.65788" calcext:value-type="float">
            <text:p>0.65788</text:p>
          </table:table-cell>
          <table:table-cell office:value-type="float" office:value="0.6316" calcext:value-type="float">
            <text:p>0.6316</text:p>
          </table:table-cell>
          <table:table-cell table:formula="of:=([.L994]-[.H994])*1000" office:value-type="float" office:value="-19.58" calcext:value-type="float">
            <text:p>-19.58</text:p>
          </table:table-cell>
          <table:table-cell table:number-columns-repeated="11"/>
        </table:table-row>
        <table:table-row table:style-name="ro1">
          <table:table-cell office:value-type="float" office:value="0.3828" calcext:value-type="float">
            <text:p>0.3828</text:p>
          </table:table-cell>
          <table:table-cell office:value-type="float" office:value="0.61724" calcext:value-type="float">
            <text:p>0.61724</text:p>
          </table:table-cell>
          <table:table-cell office:value-type="float" office:value="0.6045" calcext:value-type="float">
            <text:p>0.6045</text:p>
          </table:table-cell>
          <table:table-cell table:formula="of:=([.C995]-[.B995])*1000" office:value-type="float" office:value="-12.74" calcext:value-type="float">
            <text:p>-12.74</text:p>
          </table:table-cell>
          <table:table-cell office:value-type="float" office:value="0.63609" calcext:value-type="float">
            <text:p>0.63609</text:p>
          </table:table-cell>
          <table:table-cell office:value-type="float" office:value="0.61339" calcext:value-type="float">
            <text:p>0.61339</text:p>
          </table:table-cell>
          <table:table-cell table:formula="of:=([.F995]-[.E995])*1000" office:value-type="float" office:value="-22.6999999999999" calcext:value-type="float">
            <text:p>-22.6999999999999</text:p>
          </table:table-cell>
          <table:table-cell office:value-type="float" office:value="0.65124" calcext:value-type="float">
            <text:p>0.65124</text:p>
          </table:table-cell>
          <table:table-cell office:value-type="float" office:value="0.62486" calcext:value-type="float">
            <text:p>0.62486</text:p>
          </table:table-cell>
          <table:table-cell table:formula="of:=([.I995]-[.H995])*1000" office:value-type="float" office:value="-26.38" calcext:value-type="float">
            <text:p>-26.38</text:p>
          </table:table-cell>
          <table:table-cell office:value-type="float" office:value="0.65798" calcext:value-type="float">
            <text:p>0.65798</text:p>
          </table:table-cell>
          <table:table-cell office:value-type="float" office:value="0.63136" calcext:value-type="float">
            <text:p>0.63136</text:p>
          </table:table-cell>
          <table:table-cell table:formula="of:=([.L995]-[.H995])*1000" office:value-type="float" office:value="-19.88" calcext:value-type="float">
            <text:p>-19.88</text:p>
          </table:table-cell>
          <table:table-cell table:number-columns-repeated="11"/>
        </table:table-row>
        <table:table-row table:style-name="ro1">
          <table:table-cell office:value-type="float" office:value="0.3832" calcext:value-type="float">
            <text:p>0.3832</text:p>
          </table:table-cell>
          <table:table-cell office:value-type="float" office:value="0.61735" calcext:value-type="float">
            <text:p>0.61735</text:p>
          </table:table-cell>
          <table:table-cell office:value-type="float" office:value="0.60443" calcext:value-type="float">
            <text:p>0.60443</text:p>
          </table:table-cell>
          <table:table-cell table:formula="of:=([.C996]-[.B996])*1000" office:value-type="float" office:value="-12.92" calcext:value-type="float">
            <text:p>-12.92</text:p>
          </table:table-cell>
          <table:table-cell office:value-type="float" office:value="0.63616" calcext:value-type="float">
            <text:p>0.63616</text:p>
          </table:table-cell>
          <table:table-cell office:value-type="float" office:value="0.61323" calcext:value-type="float">
            <text:p>0.61323</text:p>
          </table:table-cell>
          <table:table-cell table:formula="of:=([.F996]-[.E996])*1000" office:value-type="float" office:value="-22.93" calcext:value-type="float">
            <text:p>-22.93</text:p>
          </table:table-cell>
          <table:table-cell office:value-type="float" office:value="0.65131" calcext:value-type="float">
            <text:p>0.65131</text:p>
          </table:table-cell>
          <table:table-cell office:value-type="float" office:value="0.62463" calcext:value-type="float">
            <text:p>0.62463</text:p>
          </table:table-cell>
          <table:table-cell table:formula="of:=([.I996]-[.H996])*1000" office:value-type="float" office:value="-26.68" calcext:value-type="float">
            <text:p>-26.68</text:p>
          </table:table-cell>
          <table:table-cell office:value-type="float" office:value="0.65807" calcext:value-type="float">
            <text:p>0.65807</text:p>
          </table:table-cell>
          <table:table-cell office:value-type="float" office:value="0.63112" calcext:value-type="float">
            <text:p>0.63112</text:p>
          </table:table-cell>
          <table:table-cell table:formula="of:=([.L996]-[.H996])*1000" office:value-type="float" office:value="-20.19" calcext:value-type="float">
            <text:p>-20.19</text:p>
          </table:table-cell>
          <table:table-cell table:number-columns-repeated="11"/>
        </table:table-row>
        <table:table-row table:style-name="ro1">
          <table:table-cell office:value-type="float" office:value="0.3836" calcext:value-type="float">
            <text:p>0.3836</text:p>
          </table:table-cell>
          <table:table-cell office:value-type="float" office:value="0.61746" calcext:value-type="float">
            <text:p>0.61746</text:p>
          </table:table-cell>
          <table:table-cell office:value-type="float" office:value="0.60435" calcext:value-type="float">
            <text:p>0.60435</text:p>
          </table:table-cell>
          <table:table-cell table:formula="of:=([.C997]-[.B997])*1000" office:value-type="float" office:value="-13.11" calcext:value-type="float">
            <text:p>-13.11</text:p>
          </table:table-cell>
          <table:table-cell office:value-type="float" office:value="0.63621" calcext:value-type="float">
            <text:p>0.63621</text:p>
          </table:table-cell>
          <table:table-cell office:value-type="float" office:value="0.61307" calcext:value-type="float">
            <text:p>0.61307</text:p>
          </table:table-cell>
          <table:table-cell table:formula="of:=([.F997]-[.E997])*1000" office:value-type="float" office:value="-23.14" calcext:value-type="float">
            <text:p>-23.14</text:p>
          </table:table-cell>
          <table:table-cell office:value-type="float" office:value="0.65136" calcext:value-type="float">
            <text:p>0.65136</text:p>
          </table:table-cell>
          <table:table-cell office:value-type="float" office:value="0.62439" calcext:value-type="float">
            <text:p>0.62439</text:p>
          </table:table-cell>
          <table:table-cell table:formula="of:=([.I997]-[.H997])*1000" office:value-type="float" office:value="-26.97" calcext:value-type="float">
            <text:p>-26.97</text:p>
          </table:table-cell>
          <table:table-cell office:value-type="float" office:value="0.65815" calcext:value-type="float">
            <text:p>0.65815</text:p>
          </table:table-cell>
          <table:table-cell office:value-type="float" office:value="0.63085" calcext:value-type="float">
            <text:p>0.63085</text:p>
          </table:table-cell>
          <table:table-cell table:formula="of:=([.L997]-[.H997])*1000" office:value-type="float" office:value="-20.51" calcext:value-type="float">
            <text:p>-20.51</text:p>
          </table:table-cell>
          <table:table-cell table:number-columns-repeated="11"/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.61756" calcext:value-type="float">
            <text:p>0.61756</text:p>
          </table:table-cell>
          <table:table-cell office:value-type="float" office:value="0.60428" calcext:value-type="float">
            <text:p>0.60428</text:p>
          </table:table-cell>
          <table:table-cell table:formula="of:=([.C998]-[.B998])*1000" office:value-type="float" office:value="-13.28" calcext:value-type="float">
            <text:p>-13.28</text:p>
          </table:table-cell>
          <table:table-cell office:value-type="float" office:value="0.63627" calcext:value-type="float">
            <text:p>0.63627</text:p>
          </table:table-cell>
          <table:table-cell office:value-type="float" office:value="0.61291" calcext:value-type="float">
            <text:p>0.61291</text:p>
          </table:table-cell>
          <table:table-cell table:formula="of:=([.F998]-[.E998])*1000" office:value-type="float" office:value="-23.3599999999999" calcext:value-type="float">
            <text:p>-23.3599999999999</text:p>
          </table:table-cell>
          <table:table-cell office:value-type="float" office:value="0.65141" calcext:value-type="float">
            <text:p>0.65141</text:p>
          </table:table-cell>
          <table:table-cell office:value-type="float" office:value="0.62414" calcext:value-type="float">
            <text:p>0.62414</text:p>
          </table:table-cell>
          <table:table-cell table:formula="of:=([.I998]-[.H998])*1000" office:value-type="float" office:value="-27.27" calcext:value-type="float">
            <text:p>-27.27</text:p>
          </table:table-cell>
          <table:table-cell office:value-type="float" office:value="0.65823" calcext:value-type="float">
            <text:p>0.65823</text:p>
          </table:table-cell>
          <table:table-cell office:value-type="float" office:value="0.63058" calcext:value-type="float">
            <text:p>0.63058</text:p>
          </table:table-cell>
          <table:table-cell table:formula="of:=([.L998]-[.H998])*1000" office:value-type="float" office:value="-20.83" calcext:value-type="float">
            <text:p>-20.83</text:p>
          </table:table-cell>
          <table:table-cell table:number-columns-repeated="11"/>
        </table:table-row>
        <table:table-row table:style-name="ro1">
          <table:table-cell office:value-type="float" office:value="0.3844" calcext:value-type="float">
            <text:p>0.3844</text:p>
          </table:table-cell>
          <table:table-cell office:value-type="float" office:value="0.61766" calcext:value-type="float">
            <text:p>0.61766</text:p>
          </table:table-cell>
          <table:table-cell office:value-type="float" office:value="0.60421" calcext:value-type="float">
            <text:p>0.60421</text:p>
          </table:table-cell>
          <table:table-cell table:formula="of:=([.C999]-[.B999])*1000" office:value-type="float" office:value="-13.4500000000001" calcext:value-type="float">
            <text:p>-13.4500000000001</text:p>
          </table:table-cell>
          <table:table-cell office:value-type="float" office:value="0.63632" calcext:value-type="float">
            <text:p>0.63632</text:p>
          </table:table-cell>
          <table:table-cell office:value-type="float" office:value="0.61274" calcext:value-type="float">
            <text:p>0.61274</text:p>
          </table:table-cell>
          <table:table-cell table:formula="of:=([.F999]-[.E999])*1000" office:value-type="float" office:value="-23.5799999999999" calcext:value-type="float">
            <text:p>-23.5799999999999</text:p>
          </table:table-cell>
          <table:table-cell office:value-type="float" office:value="0.65147" calcext:value-type="float">
            <text:p>0.65147</text:p>
          </table:table-cell>
          <table:table-cell office:value-type="float" office:value="0.62389" calcext:value-type="float">
            <text:p>0.62389</text:p>
          </table:table-cell>
          <table:table-cell table:formula="of:=([.I999]-[.H999])*1000" office:value-type="float" office:value="-27.58" calcext:value-type="float">
            <text:p>-27.58</text:p>
          </table:table-cell>
          <table:table-cell office:value-type="float" office:value="0.6583" calcext:value-type="float">
            <text:p>0.6583</text:p>
          </table:table-cell>
          <table:table-cell office:value-type="float" office:value="0.63031" calcext:value-type="float">
            <text:p>0.63031</text:p>
          </table:table-cell>
          <table:table-cell table:formula="of:=([.L999]-[.H999])*1000" office:value-type="float" office:value="-21.1600000000001" calcext:value-type="float">
            <text:p>-21.1600000000001</text:p>
          </table:table-cell>
          <table:table-cell table:number-columns-repeated="11"/>
        </table:table-row>
        <table:table-row table:style-name="ro1">
          <table:table-cell office:value-type="float" office:value="0.3848" calcext:value-type="float">
            <text:p>0.3848</text:p>
          </table:table-cell>
          <table:table-cell office:value-type="float" office:value="0.61776" calcext:value-type="float">
            <text:p>0.61776</text:p>
          </table:table-cell>
          <table:table-cell office:value-type="float" office:value="0.60413" calcext:value-type="float">
            <text:p>0.60413</text:p>
          </table:table-cell>
          <table:table-cell table:formula="of:=([.C1000]-[.B1000])*1000" office:value-type="float" office:value="-13.63" calcext:value-type="float">
            <text:p>-13.63</text:p>
          </table:table-cell>
          <table:table-cell office:value-type="float" office:value="0.63638" calcext:value-type="float">
            <text:p>0.63638</text:p>
          </table:table-cell>
          <table:table-cell office:value-type="float" office:value="0.61257" calcext:value-type="float">
            <text:p>0.61257</text:p>
          </table:table-cell>
          <table:table-cell table:formula="of:=([.F1000]-[.E1000])*1000" office:value-type="float" office:value="-23.81" calcext:value-type="float">
            <text:p>-23.81</text:p>
          </table:table-cell>
          <table:table-cell office:value-type="float" office:value="0.65152" calcext:value-type="float">
            <text:p>0.65152</text:p>
          </table:table-cell>
          <table:table-cell office:value-type="float" office:value="0.62364" calcext:value-type="float">
            <text:p>0.62364</text:p>
          </table:table-cell>
          <table:table-cell table:formula="of:=([.I1000]-[.H1000])*1000" office:value-type="float" office:value="-27.88" calcext:value-type="float">
            <text:p>-27.88</text:p>
          </table:table-cell>
          <table:table-cell office:value-type="float" office:value="0.65838" calcext:value-type="float">
            <text:p>0.65838</text:p>
          </table:table-cell>
          <table:table-cell office:value-type="float" office:value="0.63003" calcext:value-type="float">
            <text:p>0.63003</text:p>
          </table:table-cell>
          <table:table-cell table:formula="of:=([.L1000]-[.H1000])*1000" office:value-type="float" office:value="-21.49" calcext:value-type="float">
            <text:p>-21.49</text:p>
          </table:table-cell>
          <table:table-cell table:number-columns-repeated="11"/>
        </table:table-row>
        <table:table-row table:style-name="ro1">
          <table:table-cell office:value-type="float" office:value="0.3852" calcext:value-type="float">
            <text:p>0.3852</text:p>
          </table:table-cell>
          <table:table-cell office:value-type="float" office:value="0.61786" calcext:value-type="float">
            <text:p>0.61786</text:p>
          </table:table-cell>
          <table:table-cell office:value-type="float" office:value="0.60406" calcext:value-type="float">
            <text:p>0.60406</text:p>
          </table:table-cell>
          <table:table-cell table:formula="of:=([.C1001]-[.B1001])*1000" office:value-type="float" office:value="-13.8" calcext:value-type="float">
            <text:p>-13.8</text:p>
          </table:table-cell>
          <table:table-cell office:value-type="float" office:value="0.63643" calcext:value-type="float">
            <text:p>0.63643</text:p>
          </table:table-cell>
          <table:table-cell office:value-type="float" office:value="0.61241" calcext:value-type="float">
            <text:p>0.61241</text:p>
          </table:table-cell>
          <table:table-cell table:formula="of:=([.F1001]-[.E1001])*1000" office:value-type="float" office:value="-24.02" calcext:value-type="float">
            <text:p>-24.02</text:p>
          </table:table-cell>
          <table:table-cell office:value-type="float" office:value="0.65157" calcext:value-type="float">
            <text:p>0.65157</text:p>
          </table:table-cell>
          <table:table-cell office:value-type="float" office:value="0.62339" calcext:value-type="float">
            <text:p>0.62339</text:p>
          </table:table-cell>
          <table:table-cell table:formula="of:=([.I1001]-[.H1001])*1000" office:value-type="float" office:value="-28.1800000000001" calcext:value-type="float">
            <text:p>-28.1800000000001</text:p>
          </table:table-cell>
          <table:table-cell office:value-type="float" office:value="0.65846" calcext:value-type="float">
            <text:p>0.65846</text:p>
          </table:table-cell>
          <table:table-cell office:value-type="float" office:value="0.62976" calcext:value-type="float">
            <text:p>0.62976</text:p>
          </table:table-cell>
          <table:table-cell table:formula="of:=([.L1001]-[.H1001])*1000" office:value-type="float" office:value="-21.81" calcext:value-type="float">
            <text:p>-21.81</text:p>
          </table:table-cell>
          <table:table-cell table:number-columns-repeated="11"/>
        </table:table-row>
        <table:table-row table:style-name="ro1">
          <table:table-cell office:value-type="float" office:value="0.3856" calcext:value-type="float">
            <text:p>0.3856</text:p>
          </table:table-cell>
          <table:table-cell office:value-type="float" office:value="0.61796" calcext:value-type="float">
            <text:p>0.61796</text:p>
          </table:table-cell>
          <table:table-cell office:value-type="float" office:value="0.60399" calcext:value-type="float">
            <text:p>0.60399</text:p>
          </table:table-cell>
          <table:table-cell table:formula="of:=([.C1002]-[.B1002])*1000" office:value-type="float" office:value="-13.97" calcext:value-type="float">
            <text:p>-13.97</text:p>
          </table:table-cell>
          <table:table-cell office:value-type="float" office:value="0.63648" calcext:value-type="float">
            <text:p>0.63648</text:p>
          </table:table-cell>
          <table:table-cell office:value-type="float" office:value="0.61224" calcext:value-type="float">
            <text:p>0.61224</text:p>
          </table:table-cell>
          <table:table-cell table:formula="of:=([.F1002]-[.E1002])*1000" office:value-type="float" office:value="-24.24" calcext:value-type="float">
            <text:p>-24.24</text:p>
          </table:table-cell>
          <table:table-cell office:value-type="float" office:value="0.65162" calcext:value-type="float">
            <text:p>0.65162</text:p>
          </table:table-cell>
          <table:table-cell office:value-type="float" office:value="0.62313" calcext:value-type="float">
            <text:p>0.62313</text:p>
          </table:table-cell>
          <table:table-cell table:formula="of:=([.I1002]-[.H1002])*1000" office:value-type="float" office:value="-28.49" calcext:value-type="float">
            <text:p>-28.49</text:p>
          </table:table-cell>
          <table:table-cell office:value-type="float" office:value="0.65853" calcext:value-type="float">
            <text:p>0.65853</text:p>
          </table:table-cell>
          <table:table-cell office:value-type="float" office:value="0.62949" calcext:value-type="float">
            <text:p>0.62949</text:p>
          </table:table-cell>
          <table:table-cell table:formula="of:=([.L1002]-[.H1002])*1000" office:value-type="float" office:value="-22.13" calcext:value-type="float">
            <text:p>-22.13</text:p>
          </table:table-cell>
          <table:table-cell table:number-columns-repeated="11"/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0.61806" calcext:value-type="float">
            <text:p>0.61806</text:p>
          </table:table-cell>
          <table:table-cell office:value-type="float" office:value="0.60391" calcext:value-type="float">
            <text:p>0.60391</text:p>
          </table:table-cell>
          <table:table-cell table:formula="of:=([.C1003]-[.B1003])*1000" office:value-type="float" office:value="-14.15" calcext:value-type="float">
            <text:p>-14.15</text:p>
          </table:table-cell>
          <table:table-cell office:value-type="float" office:value="0.63654" calcext:value-type="float">
            <text:p>0.63654</text:p>
          </table:table-cell>
          <table:table-cell office:value-type="float" office:value="0.61207" calcext:value-type="float">
            <text:p>0.61207</text:p>
          </table:table-cell>
          <table:table-cell table:formula="of:=([.F1003]-[.E1003])*1000" office:value-type="float" office:value="-24.4700000000001" calcext:value-type="float">
            <text:p>-24.4700000000001</text:p>
          </table:table-cell>
          <table:table-cell office:value-type="float" office:value="0.65167" calcext:value-type="float">
            <text:p>0.65167</text:p>
          </table:table-cell>
          <table:table-cell office:value-type="float" office:value="0.62288" calcext:value-type="float">
            <text:p>0.62288</text:p>
          </table:table-cell>
          <table:table-cell table:formula="of:=([.I1003]-[.H1003])*1000" office:value-type="float" office:value="-28.79" calcext:value-type="float">
            <text:p>-28.79</text:p>
          </table:table-cell>
          <table:table-cell office:value-type="float" office:value="0.65861" calcext:value-type="float">
            <text:p>0.65861</text:p>
          </table:table-cell>
          <table:table-cell office:value-type="float" office:value="0.62921" calcext:value-type="float">
            <text:p>0.62921</text:p>
          </table:table-cell>
          <table:table-cell table:formula="of:=([.L1003]-[.H1003])*1000" office:value-type="float" office:value="-22.46" calcext:value-type="float">
            <text:p>-22.46</text:p>
          </table:table-cell>
          <table:table-cell table:number-columns-repeated="11"/>
        </table:table-row>
        <table:table-row table:style-name="ro1">
          <table:table-cell office:value-type="float" office:value="0.3864" calcext:value-type="float">
            <text:p>0.3864</text:p>
          </table:table-cell>
          <table:table-cell office:value-type="float" office:value="0.61817" calcext:value-type="float">
            <text:p>0.61817</text:p>
          </table:table-cell>
          <table:table-cell office:value-type="float" office:value="0.60384" calcext:value-type="float">
            <text:p>0.60384</text:p>
          </table:table-cell>
          <table:table-cell table:formula="of:=([.C1004]-[.B1004])*1000" office:value-type="float" office:value="-14.33" calcext:value-type="float">
            <text:p>-14.33</text:p>
          </table:table-cell>
          <table:table-cell office:value-type="float" office:value="0.63659" calcext:value-type="float">
            <text:p>0.63659</text:p>
          </table:table-cell>
          <table:table-cell office:value-type="float" office:value="0.61191" calcext:value-type="float">
            <text:p>0.61191</text:p>
          </table:table-cell>
          <table:table-cell table:formula="of:=([.F1004]-[.E1004])*1000" office:value-type="float" office:value="-24.68" calcext:value-type="float">
            <text:p>-24.68</text:p>
          </table:table-cell>
          <table:table-cell office:value-type="float" office:value="0.65173" calcext:value-type="float">
            <text:p>0.65173</text:p>
          </table:table-cell>
          <table:table-cell office:value-type="float" office:value="0.62263" calcext:value-type="float">
            <text:p>0.62263</text:p>
          </table:table-cell>
          <table:table-cell table:formula="of:=([.I1004]-[.H1004])*1000" office:value-type="float" office:value="-29.1" calcext:value-type="float">
            <text:p>-29.1</text:p>
          </table:table-cell>
          <table:table-cell office:value-type="float" office:value="0.65868" calcext:value-type="float">
            <text:p>0.65868</text:p>
          </table:table-cell>
          <table:table-cell office:value-type="float" office:value="0.62894" calcext:value-type="float">
            <text:p>0.62894</text:p>
          </table:table-cell>
          <table:table-cell table:formula="of:=([.L1004]-[.H1004])*1000" office:value-type="float" office:value="-22.79" calcext:value-type="float">
            <text:p>-22.79</text:p>
          </table:table-cell>
          <table:table-cell table:number-columns-repeated="11"/>
        </table:table-row>
        <table:table-row table:style-name="ro1">
          <table:table-cell office:value-type="float" office:value="0.3868" calcext:value-type="float">
            <text:p>0.3868</text:p>
          </table:table-cell>
          <table:table-cell office:value-type="float" office:value="0.61838" calcext:value-type="float">
            <text:p>0.61838</text:p>
          </table:table-cell>
          <table:table-cell office:value-type="float" office:value="0.60377" calcext:value-type="float">
            <text:p>0.60377</text:p>
          </table:table-cell>
          <table:table-cell table:formula="of:=([.C1005]-[.B1005])*1000" office:value-type="float" office:value="-14.61" calcext:value-type="float">
            <text:p>-14.61</text:p>
          </table:table-cell>
          <table:table-cell office:value-type="float" office:value="0.63664" calcext:value-type="float">
            <text:p>0.63664</text:p>
          </table:table-cell>
          <table:table-cell office:value-type="float" office:value="0.61174" calcext:value-type="float">
            <text:p>0.61174</text:p>
          </table:table-cell>
          <table:table-cell table:formula="of:=([.F1005]-[.E1005])*1000" office:value-type="float" office:value="-24.9" calcext:value-type="float">
            <text:p>-24.9</text:p>
          </table:table-cell>
          <table:table-cell office:value-type="float" office:value="0.65177" calcext:value-type="float">
            <text:p>0.65177</text:p>
          </table:table-cell>
          <table:table-cell office:value-type="float" office:value="0.62237" calcext:value-type="float">
            <text:p>0.62237</text:p>
          </table:table-cell>
          <table:table-cell table:formula="of:=([.I1005]-[.H1005])*1000" office:value-type="float" office:value="-29.4" calcext:value-type="float">
            <text:p>-29.4</text:p>
          </table:table-cell>
          <table:table-cell office:value-type="float" office:value="0.65875" calcext:value-type="float">
            <text:p>0.65875</text:p>
          </table:table-cell>
          <table:table-cell office:value-type="float" office:value="0.62865" calcext:value-type="float">
            <text:p>0.62865</text:p>
          </table:table-cell>
          <table:table-cell table:formula="of:=([.L1005]-[.H1005])*1000" office:value-type="float" office:value="-23.12" calcext:value-type="float">
            <text:p>-23.12</text:p>
          </table:table-cell>
          <table:table-cell table:number-columns-repeated="11"/>
        </table:table-row>
        <table:table-row table:style-name="ro1">
          <table:table-cell office:value-type="float" office:value="0.3872" calcext:value-type="float">
            <text:p>0.3872</text:p>
          </table:table-cell>
          <table:table-cell office:value-type="float" office:value="0.61882" calcext:value-type="float">
            <text:p>0.61882</text:p>
          </table:table-cell>
          <table:table-cell office:value-type="float" office:value="0.6037" calcext:value-type="float">
            <text:p>0.6037</text:p>
          </table:table-cell>
          <table:table-cell table:formula="of:=([.C1006]-[.B1006])*1000" office:value-type="float" office:value="-15.12" calcext:value-type="float">
            <text:p>-15.12</text:p>
          </table:table-cell>
          <table:table-cell office:value-type="float" office:value="0.63669" calcext:value-type="float">
            <text:p>0.63669</text:p>
          </table:table-cell>
          <table:table-cell office:value-type="float" office:value="0.61155" calcext:value-type="float">
            <text:p>0.61155</text:p>
          </table:table-cell>
          <table:table-cell table:formula="of:=([.F1006]-[.E1006])*1000" office:value-type="float" office:value="-25.1400000000001" calcext:value-type="float">
            <text:p>-25.1400000000001</text:p>
          </table:table-cell>
          <table:table-cell office:value-type="float" office:value="0.65181" calcext:value-type="float">
            <text:p>0.65181</text:p>
          </table:table-cell>
          <table:table-cell office:value-type="float" office:value="0.62208" calcext:value-type="float">
            <text:p>0.62208</text:p>
          </table:table-cell>
          <table:table-cell table:formula="of:=([.I1006]-[.H1006])*1000" office:value-type="float" office:value="-29.7299999999999" calcext:value-type="float">
            <text:p>-29.7299999999999</text:p>
          </table:table-cell>
          <table:table-cell office:value-type="float" office:value="0.65881" calcext:value-type="float">
            <text:p>0.65881</text:p>
          </table:table-cell>
          <table:table-cell office:value-type="float" office:value="0.62833" calcext:value-type="float">
            <text:p>0.62833</text:p>
          </table:table-cell>
          <table:table-cell table:formula="of:=([.L1006]-[.H1006])*1000" office:value-type="float" office:value="-23.4799999999999" calcext:value-type="float">
            <text:p>-23.4799999999999</text:p>
          </table:table-cell>
          <table:table-cell table:number-columns-repeated="11"/>
        </table:table-row>
        <table:table-row table:style-name="ro1">
          <table:table-cell office:value-type="float" office:value="0.3876" calcext:value-type="float">
            <text:p>0.3876</text:p>
          </table:table-cell>
          <table:table-cell office:value-type="float" office:value="0.61926" calcext:value-type="float">
            <text:p>0.61926</text:p>
          </table:table-cell>
          <table:table-cell office:value-type="float" office:value="0.60363" calcext:value-type="float">
            <text:p>0.60363</text:p>
          </table:table-cell>
          <table:table-cell table:formula="of:=([.C1007]-[.B1007])*1000" office:value-type="float" office:value="-15.63" calcext:value-type="float">
            <text:p>-15.63</text:p>
          </table:table-cell>
          <table:table-cell office:value-type="float" office:value="0.63673" calcext:value-type="float">
            <text:p>0.63673</text:p>
          </table:table-cell>
          <table:table-cell office:value-type="float" office:value="0.61137" calcext:value-type="float">
            <text:p>0.61137</text:p>
          </table:table-cell>
          <table:table-cell table:formula="of:=([.F1007]-[.E1007])*1000" office:value-type="float" office:value="-25.3599999999999" calcext:value-type="float">
            <text:p>-25.3599999999999</text:p>
          </table:table-cell>
          <table:table-cell office:value-type="float" office:value="0.65185" calcext:value-type="float">
            <text:p>0.65185</text:p>
          </table:table-cell>
          <table:table-cell office:value-type="float" office:value="0.62179" calcext:value-type="float">
            <text:p>0.62179</text:p>
          </table:table-cell>
          <table:table-cell table:formula="of:=([.I1007]-[.H1007])*1000" office:value-type="float" office:value="-30.06" calcext:value-type="float">
            <text:p>-30.06</text:p>
          </table:table-cell>
          <table:table-cell office:value-type="float" office:value="0.65886" calcext:value-type="float">
            <text:p>0.65886</text:p>
          </table:table-cell>
          <table:table-cell office:value-type="float" office:value="0.62801" calcext:value-type="float">
            <text:p>0.62801</text:p>
          </table:table-cell>
          <table:table-cell table:formula="of:=([.L1007]-[.H1007])*1000" office:value-type="float" office:value="-23.84" calcext:value-type="float">
            <text:p>-23.84</text:p>
          </table:table-cell>
          <table:table-cell table:number-columns-repeated="11"/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0.6197" calcext:value-type="float">
            <text:p>0.6197</text:p>
          </table:table-cell>
          <table:table-cell office:value-type="float" office:value="0.60356" calcext:value-type="float">
            <text:p>0.60356</text:p>
          </table:table-cell>
          <table:table-cell table:formula="of:=([.C1008]-[.B1008])*1000" office:value-type="float" office:value="-16.1399999999999" calcext:value-type="float">
            <text:p>-16.1399999999999</text:p>
          </table:table-cell>
          <table:table-cell office:value-type="float" office:value="0.63677" calcext:value-type="float">
            <text:p>0.63677</text:p>
          </table:table-cell>
          <table:table-cell office:value-type="float" office:value="0.61118" calcext:value-type="float">
            <text:p>0.61118</text:p>
          </table:table-cell>
          <table:table-cell table:formula="of:=([.F1008]-[.E1008])*1000" office:value-type="float" office:value="-25.59" calcext:value-type="float">
            <text:p>-25.59</text:p>
          </table:table-cell>
          <table:table-cell office:value-type="float" office:value="0.65189" calcext:value-type="float">
            <text:p>0.65189</text:p>
          </table:table-cell>
          <table:table-cell office:value-type="float" office:value="0.6215" calcext:value-type="float">
            <text:p>0.6215</text:p>
          </table:table-cell>
          <table:table-cell table:formula="of:=([.I1008]-[.H1008])*1000" office:value-type="float" office:value="-30.39" calcext:value-type="float">
            <text:p>-30.39</text:p>
          </table:table-cell>
          <table:table-cell office:value-type="float" office:value="0.65892" calcext:value-type="float">
            <text:p>0.65892</text:p>
          </table:table-cell>
          <table:table-cell office:value-type="float" office:value="0.6277" calcext:value-type="float">
            <text:p>0.6277</text:p>
          </table:table-cell>
          <table:table-cell table:formula="of:=([.L1008]-[.H1008])*1000" office:value-type="float" office:value="-24.19" calcext:value-type="float">
            <text:p>-24.19</text:p>
          </table:table-cell>
          <table:table-cell table:number-columns-repeated="11"/>
        </table:table-row>
        <table:table-row table:style-name="ro1">
          <table:table-cell office:value-type="float" office:value="0.3884" calcext:value-type="float">
            <text:p>0.3884</text:p>
          </table:table-cell>
          <table:table-cell office:value-type="float" office:value="0.62013" calcext:value-type="float">
            <text:p>0.62013</text:p>
          </table:table-cell>
          <table:table-cell office:value-type="float" office:value="0.60349" calcext:value-type="float">
            <text:p>0.60349</text:p>
          </table:table-cell>
          <table:table-cell table:formula="of:=([.C1009]-[.B1009])*1000" office:value-type="float" office:value="-16.64" calcext:value-type="float">
            <text:p>-16.64</text:p>
          </table:table-cell>
          <table:table-cell office:value-type="float" office:value="0.63682" calcext:value-type="float">
            <text:p>0.63682</text:p>
          </table:table-cell>
          <table:table-cell office:value-type="float" office:value="0.611" calcext:value-type="float">
            <text:p>0.611</text:p>
          </table:table-cell>
          <table:table-cell table:formula="of:=([.F1009]-[.E1009])*1000" office:value-type="float" office:value="-25.8200000000001" calcext:value-type="float">
            <text:p>-25.8200000000001</text:p>
          </table:table-cell>
          <table:table-cell office:value-type="float" office:value="0.65193" calcext:value-type="float">
            <text:p>0.65193</text:p>
          </table:table-cell>
          <table:table-cell office:value-type="float" office:value="0.62121" calcext:value-type="float">
            <text:p>0.62121</text:p>
          </table:table-cell>
          <table:table-cell table:formula="of:=([.I1009]-[.H1009])*1000" office:value-type="float" office:value="-30.72" calcext:value-type="float">
            <text:p>-30.72</text:p>
          </table:table-cell>
          <table:table-cell office:value-type="float" office:value="0.65897" calcext:value-type="float">
            <text:p>0.65897</text:p>
          </table:table-cell>
          <table:table-cell office:value-type="float" office:value="0.62738" calcext:value-type="float">
            <text:p>0.62738</text:p>
          </table:table-cell>
          <table:table-cell table:formula="of:=([.L1009]-[.H1009])*1000" office:value-type="float" office:value="-24.55" calcext:value-type="float">
            <text:p>-24.55</text:p>
          </table:table-cell>
          <table:table-cell table:number-columns-repeated="11"/>
        </table:table-row>
        <table:table-row table:style-name="ro1">
          <table:table-cell office:value-type="float" office:value="0.3888" calcext:value-type="float">
            <text:p>0.3888</text:p>
          </table:table-cell>
          <table:table-cell office:value-type="float" office:value="0.62057" calcext:value-type="float">
            <text:p>0.62057</text:p>
          </table:table-cell>
          <table:table-cell office:value-type="float" office:value="0.60342" calcext:value-type="float">
            <text:p>0.60342</text:p>
          </table:table-cell>
          <table:table-cell table:formula="of:=([.C1010]-[.B1010])*1000" office:value-type="float" office:value="-17.15" calcext:value-type="float">
            <text:p>-17.15</text:p>
          </table:table-cell>
          <table:table-cell office:value-type="float" office:value="0.63686" calcext:value-type="float">
            <text:p>0.63686</text:p>
          </table:table-cell>
          <table:table-cell office:value-type="float" office:value="0.61081" calcext:value-type="float">
            <text:p>0.61081</text:p>
          </table:table-cell>
          <table:table-cell table:formula="of:=([.F1010]-[.E1010])*1000" office:value-type="float" office:value="-26.05" calcext:value-type="float">
            <text:p>-26.05</text:p>
          </table:table-cell>
          <table:table-cell office:value-type="float" office:value="0.65196" calcext:value-type="float">
            <text:p>0.65196</text:p>
          </table:table-cell>
          <table:table-cell office:value-type="float" office:value="0.62093" calcext:value-type="float">
            <text:p>0.62093</text:p>
          </table:table-cell>
          <table:table-cell table:formula="of:=([.I1010]-[.H1010])*1000" office:value-type="float" office:value="-31.03" calcext:value-type="float">
            <text:p>-31.03</text:p>
          </table:table-cell>
          <table:table-cell office:value-type="float" office:value="0.65903" calcext:value-type="float">
            <text:p>0.65903</text:p>
          </table:table-cell>
          <table:table-cell office:value-type="float" office:value="0.62706" calcext:value-type="float">
            <text:p>0.62706</text:p>
          </table:table-cell>
          <table:table-cell table:formula="of:=([.L1010]-[.H1010])*1000" office:value-type="float" office:value="-24.9" calcext:value-type="float">
            <text:p>-24.9</text:p>
          </table:table-cell>
          <table:table-cell table:number-columns-repeated="11"/>
        </table:table-row>
        <table:table-row table:style-name="ro1">
          <table:table-cell office:value-type="float" office:value="0.3892" calcext:value-type="float">
            <text:p>0.3892</text:p>
          </table:table-cell>
          <table:table-cell office:value-type="float" office:value="0.62101" calcext:value-type="float">
            <text:p>0.62101</text:p>
          </table:table-cell>
          <table:table-cell office:value-type="float" office:value="0.60335" calcext:value-type="float">
            <text:p>0.60335</text:p>
          </table:table-cell>
          <table:table-cell table:formula="of:=([.C1011]-[.B1011])*1000" office:value-type="float" office:value="-17.66" calcext:value-type="float">
            <text:p>-17.66</text:p>
          </table:table-cell>
          <table:table-cell office:value-type="float" office:value="0.63691" calcext:value-type="float">
            <text:p>0.63691</text:p>
          </table:table-cell>
          <table:table-cell office:value-type="float" office:value="0.61063" calcext:value-type="float">
            <text:p>0.61063</text:p>
          </table:table-cell>
          <table:table-cell table:formula="of:=([.F1011]-[.E1011])*1000" office:value-type="float" office:value="-26.2800000000001" calcext:value-type="float">
            <text:p>-26.2800000000001</text:p>
          </table:table-cell>
          <table:table-cell office:value-type="float" office:value="0.652" calcext:value-type="float">
            <text:p>0.652</text:p>
          </table:table-cell>
          <table:table-cell office:value-type="float" office:value="0.62064" calcext:value-type="float">
            <text:p>0.62064</text:p>
          </table:table-cell>
          <table:table-cell table:formula="of:=([.I1011]-[.H1011])*1000" office:value-type="float" office:value="-31.3599999999999" calcext:value-type="float">
            <text:p>-31.3599999999999</text:p>
          </table:table-cell>
          <table:table-cell office:value-type="float" office:value="0.65909" calcext:value-type="float">
            <text:p>0.65909</text:p>
          </table:table-cell>
          <table:table-cell office:value-type="float" office:value="0.62674" calcext:value-type="float">
            <text:p>0.62674</text:p>
          </table:table-cell>
          <table:table-cell table:formula="of:=([.L1011]-[.H1011])*1000" office:value-type="float" office:value="-25.2599999999999" calcext:value-type="float">
            <text:p>-25.2599999999999</text:p>
          </table:table-cell>
          <table:table-cell table:number-columns-repeated="11"/>
        </table:table-row>
        <table:table-row table:style-name="ro1">
          <table:table-cell office:value-type="float" office:value="0.3896" calcext:value-type="float">
            <text:p>0.3896</text:p>
          </table:table-cell>
          <table:table-cell office:value-type="float" office:value="0.62145" calcext:value-type="float">
            <text:p>0.62145</text:p>
          </table:table-cell>
          <table:table-cell office:value-type="float" office:value="0.60328" calcext:value-type="float">
            <text:p>0.60328</text:p>
          </table:table-cell>
          <table:table-cell table:formula="of:=([.C1012]-[.B1012])*1000" office:value-type="float" office:value="-18.17" calcext:value-type="float">
            <text:p>-18.17</text:p>
          </table:table-cell>
          <table:table-cell office:value-type="float" office:value="0.63695" calcext:value-type="float">
            <text:p>0.63695</text:p>
          </table:table-cell>
          <table:table-cell office:value-type="float" office:value="0.61045" calcext:value-type="float">
            <text:p>0.61045</text:p>
          </table:table-cell>
          <table:table-cell table:formula="of:=([.F1012]-[.E1012])*1000" office:value-type="float" office:value="-26.5" calcext:value-type="float">
            <text:p>-26.5</text:p>
          </table:table-cell>
          <table:table-cell office:value-type="float" office:value="0.65204" calcext:value-type="float">
            <text:p>0.65204</text:p>
          </table:table-cell>
          <table:table-cell office:value-type="float" office:value="0.62035" calcext:value-type="float">
            <text:p>0.62035</text:p>
          </table:table-cell>
          <table:table-cell table:formula="of:=([.I1012]-[.H1012])*1000" office:value-type="float" office:value="-31.69" calcext:value-type="float">
            <text:p>-31.69</text:p>
          </table:table-cell>
          <table:table-cell office:value-type="float" office:value="0.65914" calcext:value-type="float">
            <text:p>0.65914</text:p>
          </table:table-cell>
          <table:table-cell office:value-type="float" office:value="0.62642" calcext:value-type="float">
            <text:p>0.62642</text:p>
          </table:table-cell>
          <table:table-cell table:formula="of:=([.L1012]-[.H1012])*1000" office:value-type="float" office:value="-25.62" calcext:value-type="float">
            <text:p>-25.62</text:p>
          </table:table-cell>
          <table:table-cell table:number-columns-repeated="11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62189" calcext:value-type="float">
            <text:p>0.62189</text:p>
          </table:table-cell>
          <table:table-cell office:value-type="float" office:value="0.60321" calcext:value-type="float">
            <text:p>0.60321</text:p>
          </table:table-cell>
          <table:table-cell table:formula="of:=([.C1013]-[.B1013])*1000" office:value-type="float" office:value="-18.68" calcext:value-type="float">
            <text:p>-18.68</text:p>
          </table:table-cell>
          <table:table-cell office:value-type="float" office:value="0.63699" calcext:value-type="float">
            <text:p>0.63699</text:p>
          </table:table-cell>
          <table:table-cell office:value-type="float" office:value="0.61026" calcext:value-type="float">
            <text:p>0.61026</text:p>
          </table:table-cell>
          <table:table-cell table:formula="of:=([.F1013]-[.E1013])*1000" office:value-type="float" office:value="-26.73" calcext:value-type="float">
            <text:p>-26.73</text:p>
          </table:table-cell>
          <table:table-cell office:value-type="float" office:value="0.65208" calcext:value-type="float">
            <text:p>0.65208</text:p>
          </table:table-cell>
          <table:table-cell office:value-type="float" office:value="0.62006" calcext:value-type="float">
            <text:p>0.62006</text:p>
          </table:table-cell>
          <table:table-cell table:formula="of:=([.I1013]-[.H1013])*1000" office:value-type="float" office:value="-32.02" calcext:value-type="float">
            <text:p>-32.02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6261" calcext:value-type="float">
            <text:p>0.6261</text:p>
          </table:table-cell>
          <table:table-cell table:formula="of:=([.L1013]-[.H1013])*1000" office:value-type="float" office:value="-25.9800000000001" calcext:value-type="float">
            <text:p>-25.9800000000001</text:p>
          </table:table-cell>
          <table:table-cell table:number-columns-repeated="11"/>
        </table:table-row>
        <table:table-row table:style-name="ro1">
          <table:table-cell office:value-type="float" office:value="0.3904" calcext:value-type="float">
            <text:p>0.3904</text:p>
          </table:table-cell>
          <table:table-cell office:value-type="float" office:value="0.62225" calcext:value-type="float">
            <text:p>0.62225</text:p>
          </table:table-cell>
          <table:table-cell office:value-type="float" office:value="0.60311" calcext:value-type="float">
            <text:p>0.60311</text:p>
          </table:table-cell>
          <table:table-cell table:formula="of:=([.C1014]-[.B1014])*1000" office:value-type="float" office:value="-19.14" calcext:value-type="float">
            <text:p>-19.14</text:p>
          </table:table-cell>
          <table:table-cell office:value-type="float" office:value="0.63702" calcext:value-type="float">
            <text:p>0.63702</text:p>
          </table:table-cell>
          <table:table-cell office:value-type="float" office:value="0.61004" calcext:value-type="float">
            <text:p>0.61004</text:p>
          </table:table-cell>
          <table:table-cell table:formula="of:=([.F1014]-[.E1014])*1000" office:value-type="float" office:value="-26.98" calcext:value-type="float">
            <text:p>-26.98</text:p>
          </table:table-cell>
          <table:table-cell office:value-type="float" office:value="0.65211" calcext:value-type="float">
            <text:p>0.65211</text:p>
          </table:table-cell>
          <table:table-cell office:value-type="float" office:value="0.61973" calcext:value-type="float">
            <text:p>0.61973</text:p>
          </table:table-cell>
          <table:table-cell table:formula="of:=([.I1014]-[.H1014])*1000" office:value-type="float" office:value="-32.3800000000001" calcext:value-type="float">
            <text:p>-32.3800000000001</text:p>
          </table:table-cell>
          <table:table-cell office:value-type="float" office:value="0.65924" calcext:value-type="float">
            <text:p>0.65924</text:p>
          </table:table-cell>
          <table:table-cell office:value-type="float" office:value="0.62574" calcext:value-type="float">
            <text:p>0.62574</text:p>
          </table:table-cell>
          <table:table-cell table:formula="of:=([.L1014]-[.H1014])*1000" office:value-type="float" office:value="-26.37" calcext:value-type="float">
            <text:p>-26.37</text:p>
          </table:table-cell>
          <table:table-cell table:number-columns-repeated="11"/>
        </table:table-row>
        <table:table-row table:style-name="ro1">
          <table:table-cell office:value-type="float" office:value="0.3908" calcext:value-type="float">
            <text:p>0.3908</text:p>
          </table:table-cell>
          <table:table-cell office:value-type="float" office:value="0.62261" calcext:value-type="float">
            <text:p>0.62261</text:p>
          </table:table-cell>
          <table:table-cell office:value-type="float" office:value="0.60301" calcext:value-type="float">
            <text:p>0.60301</text:p>
          </table:table-cell>
          <table:table-cell table:formula="of:=([.C1015]-[.B1015])*1000" office:value-type="float" office:value="-19.6" calcext:value-type="float">
            <text:p>-19.6</text:p>
          </table:table-cell>
          <table:table-cell office:value-type="float" office:value="0.63705" calcext:value-type="float">
            <text:p>0.63705</text:p>
          </table:table-cell>
          <table:table-cell office:value-type="float" office:value="0.60982" calcext:value-type="float">
            <text:p>0.60982</text:p>
          </table:table-cell>
          <table:table-cell table:formula="of:=([.F1015]-[.E1015])*1000" office:value-type="float" office:value="-27.23" calcext:value-type="float">
            <text:p>-27.23</text:p>
          </table:table-cell>
          <table:table-cell office:value-type="float" office:value="0.65213" calcext:value-type="float">
            <text:p>0.65213</text:p>
          </table:table-cell>
          <table:table-cell office:value-type="float" office:value="0.61939" calcext:value-type="float">
            <text:p>0.61939</text:p>
          </table:table-cell>
          <table:table-cell table:formula="of:=([.I1015]-[.H1015])*1000" office:value-type="float" office:value="-32.7400000000001" calcext:value-type="float">
            <text:p>-32.7400000000001</text:p>
          </table:table-cell>
          <table:table-cell office:value-type="float" office:value="0.65928" calcext:value-type="float">
            <text:p>0.65928</text:p>
          </table:table-cell>
          <table:table-cell office:value-type="float" office:value="0.62537" calcext:value-type="float">
            <text:p>0.62537</text:p>
          </table:table-cell>
          <table:table-cell table:formula="of:=([.L1015]-[.H1015])*1000" office:value-type="float" office:value="-26.76" calcext:value-type="float">
            <text:p>-26.76</text:p>
          </table:table-cell>
          <table:table-cell table:number-columns-repeated="11"/>
        </table:table-row>
        <table:table-row table:style-name="ro1">
          <table:table-cell office:value-type="float" office:value="0.3912" calcext:value-type="float">
            <text:p>0.3912</text:p>
          </table:table-cell>
          <table:table-cell office:value-type="float" office:value="0.62296" calcext:value-type="float">
            <text:p>0.62296</text:p>
          </table:table-cell>
          <table:table-cell office:value-type="float" office:value="0.60291" calcext:value-type="float">
            <text:p>0.60291</text:p>
          </table:table-cell>
          <table:table-cell table:formula="of:=([.C1016]-[.B1016])*1000" office:value-type="float" office:value="-20.05" calcext:value-type="float">
            <text:p>-20.05</text:p>
          </table:table-cell>
          <table:table-cell office:value-type="float" office:value="0.63708" calcext:value-type="float">
            <text:p>0.63708</text:p>
          </table:table-cell>
          <table:table-cell office:value-type="float" office:value="0.60959" calcext:value-type="float">
            <text:p>0.60959</text:p>
          </table:table-cell>
          <table:table-cell table:formula="of:=([.F1016]-[.E1016])*1000" office:value-type="float" office:value="-27.49" calcext:value-type="float">
            <text:p>-27.49</text:p>
          </table:table-cell>
          <table:table-cell office:value-type="float" office:value="0.65216" calcext:value-type="float">
            <text:p>0.65216</text:p>
          </table:table-cell>
          <table:table-cell office:value-type="float" office:value="0.61906" calcext:value-type="float">
            <text:p>0.61906</text:p>
          </table:table-cell>
          <table:table-cell table:formula="of:=([.I1016]-[.H1016])*1000" office:value-type="float" office:value="-33.1" calcext:value-type="float">
            <text:p>-33.1</text:p>
          </table:table-cell>
          <table:table-cell office:value-type="float" office:value="0.65931" calcext:value-type="float">
            <text:p>0.65931</text:p>
          </table:table-cell>
          <table:table-cell office:value-type="float" office:value="0.62501" calcext:value-type="float">
            <text:p>0.62501</text:p>
          </table:table-cell>
          <table:table-cell table:formula="of:=([.L1016]-[.H1016])*1000" office:value-type="float" office:value="-27.15" calcext:value-type="float">
            <text:p>-27.15</text:p>
          </table:table-cell>
          <table:table-cell table:number-columns-repeated="11"/>
        </table:table-row>
        <table:table-row table:style-name="ro1">
          <table:table-cell office:value-type="float" office:value="0.3916" calcext:value-type="float">
            <text:p>0.3916</text:p>
          </table:table-cell>
          <table:table-cell office:value-type="float" office:value="0.62332" calcext:value-type="float">
            <text:p>0.62332</text:p>
          </table:table-cell>
          <table:table-cell office:value-type="float" office:value="0.60281" calcext:value-type="float">
            <text:p>0.60281</text:p>
          </table:table-cell>
          <table:table-cell table:formula="of:=([.C1017]-[.B1017])*1000" office:value-type="float" office:value="-20.51" calcext:value-type="float">
            <text:p>-20.51</text:p>
          </table:table-cell>
          <table:table-cell office:value-type="float" office:value="0.63711" calcext:value-type="float">
            <text:p>0.63711</text:p>
          </table:table-cell>
          <table:table-cell office:value-type="float" office:value="0.60937" calcext:value-type="float">
            <text:p>0.60937</text:p>
          </table:table-cell>
          <table:table-cell table:formula="of:=([.F1017]-[.E1017])*1000" office:value-type="float" office:value="-27.74" calcext:value-type="float">
            <text:p>-27.74</text:p>
          </table:table-cell>
          <table:table-cell office:value-type="float" office:value="0.65219" calcext:value-type="float">
            <text:p>0.65219</text:p>
          </table:table-cell>
          <table:table-cell office:value-type="float" office:value="0.61872" calcext:value-type="float">
            <text:p>0.61872</text:p>
          </table:table-cell>
          <table:table-cell table:formula="of:=([.I1017]-[.H1017])*1000" office:value-type="float" office:value="-33.47" calcext:value-type="float">
            <text:p>-33.47</text:p>
          </table:table-cell>
          <table:table-cell office:value-type="float" office:value="0.65935" calcext:value-type="float">
            <text:p>0.65935</text:p>
          </table:table-cell>
          <table:table-cell office:value-type="float" office:value="0.62464" calcext:value-type="float">
            <text:p>0.62464</text:p>
          </table:table-cell>
          <table:table-cell table:formula="of:=([.L1017]-[.H1017])*1000" office:value-type="float" office:value="-27.55" calcext:value-type="float">
            <text:p>-27.55</text:p>
          </table:table-cell>
          <table:table-cell table:number-columns-repeated="11"/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0.62368" calcext:value-type="float">
            <text:p>0.62368</text:p>
          </table:table-cell>
          <table:table-cell office:value-type="float" office:value="0.60271" calcext:value-type="float">
            <text:p>0.60271</text:p>
          </table:table-cell>
          <table:table-cell table:formula="of:=([.C1018]-[.B1018])*1000" office:value-type="float" office:value="-20.9699999999999" calcext:value-type="float">
            <text:p>-20.9699999999999</text:p>
          </table:table-cell>
          <table:table-cell office:value-type="float" office:value="0.63714" calcext:value-type="float">
            <text:p>0.63714</text:p>
          </table:table-cell>
          <table:table-cell office:value-type="float" office:value="0.60915" calcext:value-type="float">
            <text:p>0.60915</text:p>
          </table:table-cell>
          <table:table-cell table:formula="of:=([.F1018]-[.E1018])*1000" office:value-type="float" office:value="-27.99" calcext:value-type="float">
            <text:p>-27.99</text:p>
          </table:table-cell>
          <table:table-cell office:value-type="float" office:value="0.65221" calcext:value-type="float">
            <text:p>0.65221</text:p>
          </table:table-cell>
          <table:table-cell office:value-type="float" office:value="0.61839" calcext:value-type="float">
            <text:p>0.61839</text:p>
          </table:table-cell>
          <table:table-cell table:formula="of:=([.I1018]-[.H1018])*1000" office:value-type="float" office:value="-33.8200000000001" calcext:value-type="float">
            <text:p>-33.8200000000001</text:p>
          </table:table-cell>
          <table:table-cell office:value-type="float" office:value="0.65939" calcext:value-type="float">
            <text:p>0.65939</text:p>
          </table:table-cell>
          <table:table-cell office:value-type="float" office:value="0.62427" calcext:value-type="float">
            <text:p>0.62427</text:p>
          </table:table-cell>
          <table:table-cell table:formula="of:=([.L1018]-[.H1018])*1000" office:value-type="float" office:value="-27.94" calcext:value-type="float">
            <text:p>-27.94</text:p>
          </table:table-cell>
          <table:table-cell table:number-columns-repeated="11"/>
        </table:table-row>
        <table:table-row table:style-name="ro1">
          <table:table-cell office:value-type="float" office:value="0.3924" calcext:value-type="float">
            <text:p>0.3924</text:p>
          </table:table-cell>
          <table:table-cell office:value-type="float" office:value="0.62404" calcext:value-type="float">
            <text:p>0.62404</text:p>
          </table:table-cell>
          <table:table-cell office:value-type="float" office:value="0.60262" calcext:value-type="float">
            <text:p>0.60262</text:p>
          </table:table-cell>
          <table:table-cell table:formula="of:=([.C1019]-[.B1019])*1000" office:value-type="float" office:value="-21.42" calcext:value-type="float">
            <text:p>-21.42</text:p>
          </table:table-cell>
          <table:table-cell office:value-type="float" office:value="0.63717" calcext:value-type="float">
            <text:p>0.63717</text:p>
          </table:table-cell>
          <table:table-cell office:value-type="float" office:value="0.60892" calcext:value-type="float">
            <text:p>0.60892</text:p>
          </table:table-cell>
          <table:table-cell table:formula="of:=([.F1019]-[.E1019])*1000" office:value-type="float" office:value="-28.25" calcext:value-type="float">
            <text:p>-28.25</text:p>
          </table:table-cell>
          <table:table-cell office:value-type="float" office:value="0.65224" calcext:value-type="float">
            <text:p>0.65224</text:p>
          </table:table-cell>
          <table:table-cell office:value-type="float" office:value="0.61805" calcext:value-type="float">
            <text:p>0.61805</text:p>
          </table:table-cell>
          <table:table-cell table:formula="of:=([.I1019]-[.H1019])*1000" office:value-type="float" office:value="-34.1899999999999" calcext:value-type="float">
            <text:p>-34.1899999999999</text:p>
          </table:table-cell>
          <table:table-cell office:value-type="float" office:value="0.65943" calcext:value-type="float">
            <text:p>0.65943</text:p>
          </table:table-cell>
          <table:table-cell office:value-type="float" office:value="0.62391" calcext:value-type="float">
            <text:p>0.62391</text:p>
          </table:table-cell>
          <table:table-cell table:formula="of:=([.L1019]-[.H1019])*1000" office:value-type="float" office:value="-28.33" calcext:value-type="float">
            <text:p>-28.33</text:p>
          </table:table-cell>
          <table:table-cell table:number-columns-repeated="11"/>
        </table:table-row>
        <table:table-row table:style-name="ro1">
          <table:table-cell office:value-type="float" office:value="0.3928" calcext:value-type="float">
            <text:p>0.3928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0252" calcext:value-type="float">
            <text:p>0.60252</text:p>
          </table:table-cell>
          <table:table-cell table:formula="of:=([.C1020]-[.B1020])*1000" office:value-type="float" office:value="-21.88" calcext:value-type="float">
            <text:p>-21.88</text:p>
          </table:table-cell>
          <table:table-cell office:value-type="float" office:value="0.63719" calcext:value-type="float">
            <text:p>0.63719</text:p>
          </table:table-cell>
          <table:table-cell office:value-type="float" office:value="0.6087" calcext:value-type="float">
            <text:p>0.6087</text:p>
          </table:table-cell>
          <table:table-cell table:formula="of:=([.F1020]-[.E1020])*1000" office:value-type="float" office:value="-28.49" calcext:value-type="float">
            <text:p>-28.49</text:p>
          </table:table-cell>
          <table:table-cell office:value-type="float" office:value="0.65227" calcext:value-type="float">
            <text:p>0.65227</text:p>
          </table:table-cell>
          <table:table-cell office:value-type="float" office:value="0.61772" calcext:value-type="float">
            <text:p>0.61772</text:p>
          </table:table-cell>
          <table:table-cell table:formula="of:=([.I1020]-[.H1020])*1000" office:value-type="float" office:value="-34.55" calcext:value-type="float">
            <text:p>-34.55</text:p>
          </table:table-cell>
          <table:table-cell office:value-type="float" office:value="0.65947" calcext:value-type="float">
            <text:p>0.65947</text:p>
          </table:table-cell>
          <table:table-cell office:value-type="float" office:value="0.62354" calcext:value-type="float">
            <text:p>0.62354</text:p>
          </table:table-cell>
          <table:table-cell table:formula="of:=([.L1020]-[.H1020])*1000" office:value-type="float" office:value="-28.7299999999999" calcext:value-type="float">
            <text:p>-28.7299999999999</text:p>
          </table:table-cell>
          <table:table-cell table:number-columns-repeated="11"/>
        </table:table-row>
        <table:table-row table:style-name="ro1">
          <table:table-cell office:value-type="float" office:value="0.3932" calcext:value-type="float">
            <text:p>0.3932</text:p>
          </table:table-cell>
          <table:table-cell office:value-type="float" office:value="0.62475" calcext:value-type="float">
            <text:p>0.62475</text:p>
          </table:table-cell>
          <table:table-cell office:value-type="float" office:value="0.60242" calcext:value-type="float">
            <text:p>0.60242</text:p>
          </table:table-cell>
          <table:table-cell table:formula="of:=([.C1021]-[.B1021])*1000" office:value-type="float" office:value="-22.33" calcext:value-type="float">
            <text:p>-22.33</text:p>
          </table:table-cell>
          <table:table-cell office:value-type="float" office:value="0.63722" calcext:value-type="float">
            <text:p>0.63722</text:p>
          </table:table-cell>
          <table:table-cell office:value-type="float" office:value="0.60848" calcext:value-type="float">
            <text:p>0.60848</text:p>
          </table:table-cell>
          <table:table-cell table:formula="of:=([.F1021]-[.E1021])*1000" office:value-type="float" office:value="-28.74" calcext:value-type="float">
            <text:p>-28.74</text:p>
          </table:table-cell>
          <table:table-cell office:value-type="float" office:value="0.65229" calcext:value-type="float">
            <text:p>0.65229</text:p>
          </table:table-cell>
          <table:table-cell office:value-type="float" office:value="0.61738" calcext:value-type="float">
            <text:p>0.61738</text:p>
          </table:table-cell>
          <table:table-cell table:formula="of:=([.I1021]-[.H1021])*1000" office:value-type="float" office:value="-34.91" calcext:value-type="float">
            <text:p>-34.91</text:p>
          </table:table-cell>
          <table:table-cell office:value-type="float" office:value="0.65951" calcext:value-type="float">
            <text:p>0.65951</text:p>
          </table:table-cell>
          <table:table-cell office:value-type="float" office:value="0.62318" calcext:value-type="float">
            <text:p>0.62318</text:p>
          </table:table-cell>
          <table:table-cell table:formula="of:=([.L1021]-[.H1021])*1000" office:value-type="float" office:value="-29.11" calcext:value-type="float">
            <text:p>-29.11</text:p>
          </table:table-cell>
          <table:table-cell table:number-columns-repeated="11"/>
        </table:table-row>
        <table:table-row table:style-name="ro1">
          <table:table-cell office:value-type="float" office:value="0.3936" calcext:value-type="float">
            <text:p>0.3936</text:p>
          </table:table-cell>
          <table:table-cell office:value-type="float" office:value="0.62544" calcext:value-type="float">
            <text:p>0.62544</text:p>
          </table:table-cell>
          <table:table-cell office:value-type="float" office:value="0.60236" calcext:value-type="float">
            <text:p>0.60236</text:p>
          </table:table-cell>
          <table:table-cell table:formula="of:=([.C1022]-[.B1022])*1000" office:value-type="float" office:value="-23.08" calcext:value-type="float">
            <text:p>-23.08</text:p>
          </table:table-cell>
          <table:table-cell office:value-type="float" office:value="0.63725" calcext:value-type="float">
            <text:p>0.63725</text:p>
          </table:table-cell>
          <table:table-cell office:value-type="float" office:value="0.60831" calcext:value-type="float">
            <text:p>0.60831</text:p>
          </table:table-cell>
          <table:table-cell table:formula="of:=([.F1022]-[.E1022])*1000" office:value-type="float" office:value="-28.9400000000001" calcext:value-type="float">
            <text:p>-28.9400000000001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61704" calcext:value-type="float">
            <text:p>0.61704</text:p>
          </table:table-cell>
          <table:table-cell table:formula="of:=([.I1022]-[.H1022])*1000" office:value-type="float" office:value="-35.26" calcext:value-type="float">
            <text:p>-35.26</text:p>
          </table:table-cell>
          <table:table-cell office:value-type="float" office:value="0.65953" calcext:value-type="float">
            <text:p>0.65953</text:p>
          </table:table-cell>
          <table:table-cell office:value-type="float" office:value="0.62271" calcext:value-type="float">
            <text:p>0.62271</text:p>
          </table:table-cell>
          <table:table-cell table:formula="of:=([.L1022]-[.H1022])*1000" office:value-type="float" office:value="-29.5899999999999" calcext:value-type="float">
            <text:p>-29.5899999999999</text:p>
          </table:table-cell>
          <table:table-cell table:number-columns-repeated="11"/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0.62629" calcext:value-type="float">
            <text:p>0.62629</text:p>
          </table:table-cell>
          <table:table-cell office:value-type="float" office:value="0.60233" calcext:value-type="float">
            <text:p>0.60233</text:p>
          </table:table-cell>
          <table:table-cell table:formula="of:=([.C1023]-[.B1023])*1000" office:value-type="float" office:value="-23.96" calcext:value-type="float">
            <text:p>-23.96</text:p>
          </table:table-cell>
          <table:table-cell office:value-type="float" office:value="0.63727" calcext:value-type="float">
            <text:p>0.63727</text:p>
          </table:table-cell>
          <table:table-cell office:value-type="float" office:value="0.60816" calcext:value-type="float">
            <text:p>0.60816</text:p>
          </table:table-cell>
          <table:table-cell table:formula="of:=([.F1023]-[.E1023])*1000" office:value-type="float" office:value="-29.11" calcext:value-type="float">
            <text:p>-29.11</text:p>
          </table:table-cell>
          <table:table-cell office:value-type="float" office:value="0.65231" calcext:value-type="float">
            <text:p>0.65231</text:p>
          </table:table-cell>
          <table:table-cell office:value-type="float" office:value="0.61668" calcext:value-type="float">
            <text:p>0.61668</text:p>
          </table:table-cell>
          <table:table-cell table:formula="of:=([.I1023]-[.H1023])*1000" office:value-type="float" office:value="-35.63" calcext:value-type="float">
            <text:p>-35.63</text:p>
          </table:table-cell>
          <table:table-cell office:value-type="float" office:value="0.65954" calcext:value-type="float">
            <text:p>0.65954</text:p>
          </table:table-cell>
          <table:table-cell office:value-type="float" office:value="0.62219" calcext:value-type="float">
            <text:p>0.62219</text:p>
          </table:table-cell>
          <table:table-cell table:formula="of:=([.L1023]-[.H1023])*1000" office:value-type="float" office:value="-30.12" calcext:value-type="float">
            <text:p>-30.12</text:p>
          </table:table-cell>
          <table:table-cell table:number-columns-repeated="11"/>
        </table:table-row>
        <table:table-row table:style-name="ro1">
          <table:table-cell office:value-type="float" office:value="0.3944" calcext:value-type="float">
            <text:p>0.3944</text:p>
          </table:table-cell>
          <table:table-cell office:value-type="float" office:value="0.62713" calcext:value-type="float">
            <text:p>0.62713</text:p>
          </table:table-cell>
          <table:table-cell office:value-type="float" office:value="0.60229" calcext:value-type="float">
            <text:p>0.60229</text:p>
          </table:table-cell>
          <table:table-cell table:formula="of:=([.C1024]-[.B1024])*1000" office:value-type="float" office:value="-24.84" calcext:value-type="float">
            <text:p>-24.84</text:p>
          </table:table-cell>
          <table:table-cell office:value-type="float" office:value="0.63729" calcext:value-type="float">
            <text:p>0.63729</text:p>
          </table:table-cell>
          <table:table-cell office:value-type="float" office:value="0.60802" calcext:value-type="float">
            <text:p>0.60802</text:p>
          </table:table-cell>
          <table:table-cell table:formula="of:=([.F1024]-[.E1024])*1000" office:value-type="float" office:value="-29.27" calcext:value-type="float">
            <text:p>-29.27</text:p>
          </table:table-cell>
          <table:table-cell office:value-type="float" office:value="0.65231" calcext:value-type="float">
            <text:p>0.65231</text:p>
          </table:table-cell>
          <table:table-cell office:value-type="float" office:value="0.61633" calcext:value-type="float">
            <text:p>0.61633</text:p>
          </table:table-cell>
          <table:table-cell table:formula="of:=([.I1024]-[.H1024])*1000" office:value-type="float" office:value="-35.98" calcext:value-type="float">
            <text:p>-35.98</text:p>
          </table:table-cell>
          <table:table-cell office:value-type="float" office:value="0.65955" calcext:value-type="float">
            <text:p>0.65955</text:p>
          </table:table-cell>
          <table:table-cell office:value-type="float" office:value="0.62167" calcext:value-type="float">
            <text:p>0.62167</text:p>
          </table:table-cell>
          <table:table-cell table:formula="of:=([.L1024]-[.H1024])*1000" office:value-type="float" office:value="-30.64" calcext:value-type="float">
            <text:p>-30.64</text:p>
          </table:table-cell>
          <table:table-cell table:number-columns-repeated="11"/>
        </table:table-row>
        <table:table-row table:style-name="ro1">
          <table:table-cell office:value-type="float" office:value="0.3948" calcext:value-type="float">
            <text:p>0.3948</text:p>
          </table:table-cell>
          <table:table-cell office:value-type="float" office:value="0.62798" calcext:value-type="float">
            <text:p>0.62798</text:p>
          </table:table-cell>
          <table:table-cell office:value-type="float" office:value="0.60226" calcext:value-type="float">
            <text:p>0.60226</text:p>
          </table:table-cell>
          <table:table-cell table:formula="of:=([.C1025]-[.B1025])*1000" office:value-type="float" office:value="-25.7200000000001" calcext:value-type="float">
            <text:p>-25.7200000000001</text:p>
          </table:table-cell>
          <table:table-cell office:value-type="float" office:value="0.63731" calcext:value-type="float">
            <text:p>0.63731</text:p>
          </table:table-cell>
          <table:table-cell office:value-type="float" office:value="0.60787" calcext:value-type="float">
            <text:p>0.60787</text:p>
          </table:table-cell>
          <table:table-cell table:formula="of:=([.F1025]-[.E1025])*1000" office:value-type="float" office:value="-29.44" calcext:value-type="float">
            <text:p>-29.44</text:p>
          </table:table-cell>
          <table:table-cell office:value-type="float" office:value="0.65232" calcext:value-type="float">
            <text:p>0.65232</text:p>
          </table:table-cell>
          <table:table-cell office:value-type="float" office:value="0.61597" calcext:value-type="float">
            <text:p>0.61597</text:p>
          </table:table-cell>
          <table:table-cell table:formula="of:=([.I1025]-[.H1025])*1000" office:value-type="float" office:value="-36.35" calcext:value-type="float">
            <text:p>-36.35</text:p>
          </table:table-cell>
          <table:table-cell office:value-type="float" office:value="0.65956" calcext:value-type="float">
            <text:p>0.65956</text:p>
          </table:table-cell>
          <table:table-cell office:value-type="float" office:value="0.62115" calcext:value-type="float">
            <text:p>0.62115</text:p>
          </table:table-cell>
          <table:table-cell table:formula="of:=([.L1025]-[.H1025])*1000" office:value-type="float" office:value="-31.1699999999999" calcext:value-type="float">
            <text:p>-31.1699999999999</text:p>
          </table:table-cell>
          <table:table-cell table:number-columns-repeated="11"/>
        </table:table-row>
        <table:table-row table:style-name="ro1">
          <table:table-cell office:value-type="float" office:value="0.3952" calcext:value-type="float">
            <text:p>0.3952</text:p>
          </table:table-cell>
          <table:table-cell office:value-type="float" office:value="0.62883" calcext:value-type="float">
            <text:p>0.62883</text:p>
          </table:table-cell>
          <table:table-cell office:value-type="float" office:value="0.60223" calcext:value-type="float">
            <text:p>0.60223</text:p>
          </table:table-cell>
          <table:table-cell table:formula="of:=([.C1026]-[.B1026])*1000" office:value-type="float" office:value="-26.6" calcext:value-type="float">
            <text:p>-26.6</text:p>
          </table:table-cell>
          <table:table-cell office:value-type="float" office:value="0.63733" calcext:value-type="float">
            <text:p>0.63733</text:p>
          </table:table-cell>
          <table:table-cell office:value-type="float" office:value="0.60773" calcext:value-type="float">
            <text:p>0.60773</text:p>
          </table:table-cell>
          <table:table-cell table:formula="of:=([.F1026]-[.E1026])*1000" office:value-type="float" office:value="-29.6" calcext:value-type="float">
            <text:p>-29.6</text:p>
          </table:table-cell>
          <table:table-cell office:value-type="float" office:value="0.65232" calcext:value-type="float">
            <text:p>0.65232</text:p>
          </table:table-cell>
          <table:table-cell office:value-type="float" office:value="0.61562" calcext:value-type="float">
            <text:p>0.61562</text:p>
          </table:table-cell>
          <table:table-cell table:formula="of:=([.I1026]-[.H1026])*1000" office:value-type="float" office:value="-36.7" calcext:value-type="float">
            <text:p>-36.7</text:p>
          </table:table-cell>
          <table:table-cell office:value-type="float" office:value="0.65957" calcext:value-type="float">
            <text:p>0.65957</text:p>
          </table:table-cell>
          <table:table-cell office:value-type="float" office:value="0.62063" calcext:value-type="float">
            <text:p>0.62063</text:p>
          </table:table-cell>
          <table:table-cell table:formula="of:=([.L1026]-[.H1026])*1000" office:value-type="float" office:value="-31.69" calcext:value-type="float">
            <text:p>-31.69</text:p>
          </table:table-cell>
          <table:table-cell table:number-columns-repeated="11"/>
        </table:table-row>
        <table:table-row table:style-name="ro1">
          <table:table-cell office:value-type="float" office:value="0.3956" calcext:value-type="float">
            <text:p>0.3956</text:p>
          </table:table-cell>
          <table:table-cell office:value-type="float" office:value="0.62967" calcext:value-type="float">
            <text:p>0.62967</text:p>
          </table:table-cell>
          <table:table-cell office:value-type="float" office:value="0.60219" calcext:value-type="float">
            <text:p>0.60219</text:p>
          </table:table-cell>
          <table:table-cell table:formula="of:=([.C1027]-[.B1027])*1000" office:value-type="float" office:value="-27.4800000000001" calcext:value-type="float">
            <text:p>-27.4800000000001</text:p>
          </table:table-cell>
          <table:table-cell office:value-type="float" office:value="0.63735" calcext:value-type="float">
            <text:p>0.63735</text:p>
          </table:table-cell>
          <table:table-cell office:value-type="float" office:value="0.60758" calcext:value-type="float">
            <text:p>0.60758</text:p>
          </table:table-cell>
          <table:table-cell table:formula="of:=([.F1027]-[.E1027])*1000" office:value-type="float" office:value="-29.7700000000001" calcext:value-type="float">
            <text:p>-29.7700000000001</text:p>
          </table:table-cell>
          <table:table-cell office:value-type="float" office:value="0.65233" calcext:value-type="float">
            <text:p>0.65233</text:p>
          </table:table-cell>
          <table:table-cell office:value-type="float" office:value="0.61527" calcext:value-type="float">
            <text:p>0.61527</text:p>
          </table:table-cell>
          <table:table-cell table:formula="of:=([.I1027]-[.H1027])*1000" office:value-type="float" office:value="-37.06" calcext:value-type="float">
            <text:p>-37.06</text:p>
          </table:table-cell>
          <table:table-cell office:value-type="float" office:value="0.65958" calcext:value-type="float">
            <text:p>0.65958</text:p>
          </table:table-cell>
          <table:table-cell office:value-type="float" office:value="0.62011" calcext:value-type="float">
            <text:p>0.62011</text:p>
          </table:table-cell>
          <table:table-cell table:formula="of:=([.L1027]-[.H1027])*1000" office:value-type="float" office:value="-32.22" calcext:value-type="float">
            <text:p>-32.22</text:p>
          </table:table-cell>
          <table:table-cell table:number-columns-repeated="11"/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0.63052" calcext:value-type="float">
            <text:p>0.63052</text:p>
          </table:table-cell>
          <table:table-cell office:value-type="float" office:value="0.60216" calcext:value-type="float">
            <text:p>0.60216</text:p>
          </table:table-cell>
          <table:table-cell table:formula="of:=([.C1028]-[.B1028])*1000" office:value-type="float" office:value="-28.3600000000001" calcext:value-type="float">
            <text:p>-28.3600000000001</text:p>
          </table:table-cell>
          <table:table-cell office:value-type="float" office:value="0.63737" calcext:value-type="float">
            <text:p>0.63737</text:p>
          </table:table-cell>
          <table:table-cell office:value-type="float" office:value="0.60744" calcext:value-type="float">
            <text:p>0.60744</text:p>
          </table:table-cell>
          <table:table-cell table:formula="of:=([.F1028]-[.E1028])*1000" office:value-type="float" office:value="-29.93" calcext:value-type="float">
            <text:p>-29.93</text:p>
          </table:table-cell>
          <table:table-cell office:value-type="float" office:value="0.65233" calcext:value-type="float">
            <text:p>0.65233</text:p>
          </table:table-cell>
          <table:table-cell office:value-type="float" office:value="0.61491" calcext:value-type="float">
            <text:p>0.61491</text:p>
          </table:table-cell>
          <table:table-cell table:formula="of:=([.I1028]-[.H1028])*1000" office:value-type="float" office:value="-37.42" calcext:value-type="float">
            <text:p>-37.42</text:p>
          </table:table-cell>
          <table:table-cell office:value-type="float" office:value="0.65959" calcext:value-type="float">
            <text:p>0.65959</text:p>
          </table:table-cell>
          <table:table-cell office:value-type="float" office:value="0.61959" calcext:value-type="float">
            <text:p>0.61959</text:p>
          </table:table-cell>
          <table:table-cell table:formula="of:=([.L1028]-[.H1028])*1000" office:value-type="float" office:value="-32.74" calcext:value-type="float">
            <text:p>-32.74</text:p>
          </table:table-cell>
          <table:table-cell table:number-columns-repeated="11"/>
        </table:table-row>
        <table:table-row table:style-name="ro1">
          <table:table-cell office:value-type="float" office:value="0.3964" calcext:value-type="float">
            <text:p>0.3964</text:p>
          </table:table-cell>
          <table:table-cell office:value-type="float" office:value="0.63137" calcext:value-type="float">
            <text:p>0.63137</text:p>
          </table:table-cell>
          <table:table-cell office:value-type="float" office:value="0.60212" calcext:value-type="float">
            <text:p>0.60212</text:p>
          </table:table-cell>
          <table:table-cell table:formula="of:=([.C1029]-[.B1029])*1000" office:value-type="float" office:value="-29.25" calcext:value-type="float">
            <text:p>-29.25</text:p>
          </table:table-cell>
          <table:table-cell office:value-type="float" office:value="0.63739" calcext:value-type="float">
            <text:p>0.63739</text:p>
          </table:table-cell>
          <table:table-cell office:value-type="float" office:value="0.60729" calcext:value-type="float">
            <text:p>0.60729</text:p>
          </table:table-cell>
          <table:table-cell table:formula="of:=([.F1029]-[.E1029])*1000" office:value-type="float" office:value="-30.1" calcext:value-type="float">
            <text:p>-30.1</text:p>
          </table:table-cell>
          <table:table-cell office:value-type="float" office:value="0.65234" calcext:value-type="float">
            <text:p>0.65234</text:p>
          </table:table-cell>
          <table:table-cell office:value-type="float" office:value="0.61456" calcext:value-type="float">
            <text:p>0.61456</text:p>
          </table:table-cell>
          <table:table-cell table:formula="of:=([.I1029]-[.H1029])*1000" office:value-type="float" office:value="-37.78" calcext:value-type="float">
            <text:p>-37.78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1907" calcext:value-type="float">
            <text:p>0.61907</text:p>
          </table:table-cell>
          <table:table-cell table:formula="of:=([.L1029]-[.H1029])*1000" office:value-type="float" office:value="-33.27" calcext:value-type="float">
            <text:p>-33.27</text:p>
          </table:table-cell>
          <table:table-cell table:number-columns-repeated="11"/>
        </table:table-row>
        <table:table-row table:style-name="ro1">
          <table:table-cell office:value-type="float" office:value="0.3968" calcext:value-type="float">
            <text:p>0.3968</text:p>
          </table:table-cell>
          <table:table-cell office:value-type="float" office:value="0.63226" calcext:value-type="float">
            <text:p>0.63226</text:p>
          </table:table-cell>
          <table:table-cell office:value-type="float" office:value="0.60206" calcext:value-type="float">
            <text:p>0.60206</text:p>
          </table:table-cell>
          <table:table-cell table:formula="of:=([.C1030]-[.B1030])*1000" office:value-type="float" office:value="-30.2" calcext:value-type="float">
            <text:p>-30.2</text:p>
          </table:table-cell>
          <table:table-cell office:value-type="float" office:value="0.63741" calcext:value-type="float">
            <text:p>0.63741</text:p>
          </table:table-cell>
          <table:table-cell office:value-type="float" office:value="0.60704" calcext:value-type="float">
            <text:p>0.60704</text:p>
          </table:table-cell>
          <table:table-cell table:formula="of:=([.F1030]-[.E1030])*1000" office:value-type="float" office:value="-30.37" calcext:value-type="float">
            <text:p>-30.37</text:p>
          </table:table-cell>
          <table:table-cell office:value-type="float" office:value="0.65234" calcext:value-type="float">
            <text:p>0.65234</text:p>
          </table:table-cell>
          <table:table-cell office:value-type="float" office:value="0.61399" calcext:value-type="float">
            <text:p>0.61399</text:p>
          </table:table-cell>
          <table:table-cell table:formula="of:=([.I1030]-[.H1030])*1000" office:value-type="float" office:value="-38.35" calcext:value-type="float">
            <text:p>-38.35</text:p>
          </table:table-cell>
          <table:table-cell office:value-type="float" office:value="0.65961" calcext:value-type="float">
            <text:p>0.65961</text:p>
          </table:table-cell>
          <table:table-cell office:value-type="float" office:value="0.61828" calcext:value-type="float">
            <text:p>0.61828</text:p>
          </table:table-cell>
          <table:table-cell table:formula="of:=([.L1030]-[.H1030])*1000" office:value-type="float" office:value="-34.06" calcext:value-type="float">
            <text:p>-34.06</text:p>
          </table:table-cell>
          <table:table-cell table:number-columns-repeated="11"/>
        </table:table-row>
        <table:table-row table:style-name="ro1">
          <table:table-cell office:value-type="float" office:value="0.3972" calcext:value-type="float">
            <text:p>0.3972</text:p>
          </table:table-cell>
          <table:table-cell office:value-type="float" office:value="0.63324" calcext:value-type="float">
            <text:p>0.63324</text:p>
          </table:table-cell>
          <table:table-cell office:value-type="float" office:value="0.60193" calcext:value-type="float">
            <text:p>0.60193</text:p>
          </table:table-cell>
          <table:table-cell table:formula="of:=([.C1031]-[.B1031])*1000" office:value-type="float" office:value="-31.3099999999999" calcext:value-type="float">
            <text:p>-31.3099999999999</text:p>
          </table:table-cell>
          <table:table-cell office:value-type="float" office:value="0.63743" calcext:value-type="float">
            <text:p>0.63743</text:p>
          </table:table-cell>
          <table:table-cell office:value-type="float" office:value="0.60655" calcext:value-type="float">
            <text:p>0.60655</text:p>
          </table:table-cell>
          <table:table-cell table:formula="of:=([.F1031]-[.E1031])*1000" office:value-type="float" office:value="-30.88" calcext:value-type="float">
            <text:p>-30.88</text:p>
          </table:table-cell>
          <table:table-cell office:value-type="float" office:value="0.65233" calcext:value-type="float">
            <text:p>0.65233</text:p>
          </table:table-cell>
          <table:table-cell office:value-type="float" office:value="0.61298" calcext:value-type="float">
            <text:p>0.61298</text:p>
          </table:table-cell>
          <table:table-cell table:formula="of:=([.I1031]-[.H1031])*1000" office:value-type="float" office:value="-39.35" calcext:value-type="float">
            <text:p>-39.35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1694" calcext:value-type="float">
            <text:p>0.61694</text:p>
          </table:table-cell>
          <table:table-cell table:formula="of:=([.L1031]-[.H1031])*1000" office:value-type="float" office:value="-35.39" calcext:value-type="float">
            <text:p>-35.39</text:p>
          </table:table-cell>
          <table:table-cell table:number-columns-repeated="11"/>
        </table:table-row>
        <table:table-row table:style-name="ro1">
          <table:table-cell office:value-type="float" office:value="0.3976" calcext:value-type="float">
            <text:p>0.3976</text:p>
          </table:table-cell>
          <table:table-cell office:value-type="float" office:value="0.63421" calcext:value-type="float">
            <text:p>0.63421</text:p>
          </table:table-cell>
          <table:table-cell office:value-type="float" office:value="0.6018" calcext:value-type="float">
            <text:p>0.6018</text:p>
          </table:table-cell>
          <table:table-cell table:formula="of:=([.C1032]-[.B1032])*1000" office:value-type="float" office:value="-32.4100000000001" calcext:value-type="float">
            <text:p>-32.4100000000001</text:p>
          </table:table-cell>
          <table:table-cell office:value-type="float" office:value="0.63744" calcext:value-type="float">
            <text:p>0.63744</text:p>
          </table:table-cell>
          <table:table-cell office:value-type="float" office:value="0.60607" calcext:value-type="float">
            <text:p>0.60607</text:p>
          </table:table-cell>
          <table:table-cell table:formula="of:=([.F1032]-[.E1032])*1000" office:value-type="float" office:value="-31.37" calcext:value-type="float">
            <text:p>-31.37</text:p>
          </table:table-cell>
          <table:table-cell office:value-type="float" office:value="0.65233" calcext:value-type="float">
            <text:p>0.65233</text:p>
          </table:table-cell>
          <table:table-cell office:value-type="float" office:value="0.61198" calcext:value-type="float">
            <text:p>0.61198</text:p>
          </table:table-cell>
          <table:table-cell table:formula="of:=([.I1032]-[.H1032])*1000" office:value-type="float" office:value="-40.35" calcext:value-type="float">
            <text:p>-40.35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1559" calcext:value-type="float">
            <text:p>0.61559</text:p>
          </table:table-cell>
          <table:table-cell table:formula="of:=([.L1032]-[.H1032])*1000" office:value-type="float" office:value="-36.74" calcext:value-type="float">
            <text:p>-36.74</text:p>
          </table:table-cell>
          <table:table-cell table:number-columns-repeated="11"/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0.63519" calcext:value-type="float">
            <text:p>0.63519</text:p>
          </table:table-cell>
          <table:table-cell office:value-type="float" office:value="0.60167" calcext:value-type="float">
            <text:p>0.60167</text:p>
          </table:table-cell>
          <table:table-cell table:formula="of:=([.C1033]-[.B1033])*1000" office:value-type="float" office:value="-33.52" calcext:value-type="float">
            <text:p>-33.52</text:p>
          </table:table-cell>
          <table:table-cell office:value-type="float" office:value="0.63745" calcext:value-type="float">
            <text:p>0.63745</text:p>
          </table:table-cell>
          <table:table-cell office:value-type="float" office:value="0.60559" calcext:value-type="float">
            <text:p>0.60559</text:p>
          </table:table-cell>
          <table:table-cell table:formula="of:=([.F1033]-[.E1033])*1000" office:value-type="float" office:value="-31.86" calcext:value-type="float">
            <text:p>-31.86</text:p>
          </table:table-cell>
          <table:table-cell office:value-type="float" office:value="0.65232" calcext:value-type="float">
            <text:p>0.65232</text:p>
          </table:table-cell>
          <table:table-cell office:value-type="float" office:value="0.61097" calcext:value-type="float">
            <text:p>0.61097</text:p>
          </table:table-cell>
          <table:table-cell table:formula="of:=([.I1033]-[.H1033])*1000" office:value-type="float" office:value="-41.35" calcext:value-type="float">
            <text:p>-41.35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1425" calcext:value-type="float">
            <text:p>0.61425</text:p>
          </table:table-cell>
          <table:table-cell table:formula="of:=([.L1033]-[.H1033])*1000" office:value-type="float" office:value="-38.0699999999999" calcext:value-type="float">
            <text:p>-38.0699999999999</text:p>
          </table:table-cell>
          <table:table-cell table:number-columns-repeated="11"/>
        </table:table-row>
        <table:table-row table:style-name="ro1">
          <table:table-cell office:value-type="float" office:value="0.3984" calcext:value-type="float">
            <text:p>0.3984</text:p>
          </table:table-cell>
          <table:table-cell office:value-type="float" office:value="0.63617" calcext:value-type="float">
            <text:p>0.63617</text:p>
          </table:table-cell>
          <table:table-cell office:value-type="float" office:value="0.60154" calcext:value-type="float">
            <text:p>0.60154</text:p>
          </table:table-cell>
          <table:table-cell table:formula="of:=([.C1034]-[.B1034])*1000" office:value-type="float" office:value="-34.6299999999999" calcext:value-type="float">
            <text:p>-34.6299999999999</text:p>
          </table:table-cell>
          <table:table-cell office:value-type="float" office:value="0.63746" calcext:value-type="float">
            <text:p>0.63746</text:p>
          </table:table-cell>
          <table:table-cell office:value-type="float" office:value="0.6051" calcext:value-type="float">
            <text:p>0.6051</text:p>
          </table:table-cell>
          <table:table-cell table:formula="of:=([.F1034]-[.E1034])*1000" office:value-type="float" office:value="-32.3599999999999" calcext:value-type="float">
            <text:p>-32.3599999999999</text:p>
          </table:table-cell>
          <table:table-cell office:value-type="float" office:value="0.65231" calcext:value-type="float">
            <text:p>0.65231</text:p>
          </table:table-cell>
          <table:table-cell office:value-type="float" office:value="0.60997" calcext:value-type="float">
            <text:p>0.60997</text:p>
          </table:table-cell>
          <table:table-cell table:formula="of:=([.I1034]-[.H1034])*1000" office:value-type="float" office:value="-42.34" calcext:value-type="float">
            <text:p>-42.34</text:p>
          </table:table-cell>
          <table:table-cell office:value-type="float" office:value="0.65959" calcext:value-type="float">
            <text:p>0.65959</text:p>
          </table:table-cell>
          <table:table-cell office:value-type="float" office:value="0.6129" calcext:value-type="float">
            <text:p>0.6129</text:p>
          </table:table-cell>
          <table:table-cell table:formula="of:=([.L1034]-[.H1034])*1000" office:value-type="float" office:value="-39.41" calcext:value-type="float">
            <text:p>-39.41</text:p>
          </table:table-cell>
          <table:table-cell table:number-columns-repeated="11"/>
        </table:table-row>
        <table:table-row table:style-name="ro1">
          <table:table-cell office:value-type="float" office:value="0.3988" calcext:value-type="float">
            <text:p>0.3988</text:p>
          </table:table-cell>
          <table:table-cell office:value-type="float" office:value="0.63714" calcext:value-type="float">
            <text:p>0.63714</text:p>
          </table:table-cell>
          <table:table-cell office:value-type="float" office:value="0.60141" calcext:value-type="float">
            <text:p>0.60141</text:p>
          </table:table-cell>
          <table:table-cell table:formula="of:=([.C1035]-[.B1035])*1000" office:value-type="float" office:value="-35.73" calcext:value-type="float">
            <text:p>-35.73</text:p>
          </table:table-cell>
          <table:table-cell office:value-type="float" office:value="0.63747" calcext:value-type="float">
            <text:p>0.63747</text:p>
          </table:table-cell>
          <table:table-cell office:value-type="float" office:value="0.60462" calcext:value-type="float">
            <text:p>0.60462</text:p>
          </table:table-cell>
          <table:table-cell table:formula="of:=([.F1035]-[.E1035])*1000" office:value-type="float" office:value="-32.85" calcext:value-type="float">
            <text:p>-32.85</text:p>
          </table:table-cell>
          <table:table-cell office:value-type="float" office:value="0.65231" calcext:value-type="float">
            <text:p>0.65231</text:p>
          </table:table-cell>
          <table:table-cell office:value-type="float" office:value="0.60896" calcext:value-type="float">
            <text:p>0.60896</text:p>
          </table:table-cell>
          <table:table-cell table:formula="of:=([.I1035]-[.H1035])*1000" office:value-type="float" office:value="-43.35" calcext:value-type="float">
            <text:p>-43.35</text:p>
          </table:table-cell>
          <table:table-cell office:value-type="float" office:value="0.65959" calcext:value-type="float">
            <text:p>0.65959</text:p>
          </table:table-cell>
          <table:table-cell office:value-type="float" office:value="0.61156" calcext:value-type="float">
            <text:p>0.61156</text:p>
          </table:table-cell>
          <table:table-cell table:formula="of:=([.L1035]-[.H1035])*1000" office:value-type="float" office:value="-40.75" calcext:value-type="float">
            <text:p>-40.75</text:p>
          </table:table-cell>
          <table:table-cell table:number-columns-repeated="11"/>
        </table:table-row>
        <table:table-row table:style-name="ro1">
          <table:table-cell office:value-type="float" office:value="0.3992" calcext:value-type="float">
            <text:p>0.3992</text:p>
          </table:table-cell>
          <table:table-cell office:value-type="float" office:value="0.63812" calcext:value-type="float">
            <text:p>0.63812</text:p>
          </table:table-cell>
          <table:table-cell office:value-type="float" office:value="0.60128" calcext:value-type="float">
            <text:p>0.60128</text:p>
          </table:table-cell>
          <table:table-cell table:formula="of:=([.C1036]-[.B1036])*1000" office:value-type="float" office:value="-36.84" calcext:value-type="float">
            <text:p>-36.84</text:p>
          </table:table-cell>
          <table:table-cell office:value-type="float" office:value="0.63749" calcext:value-type="float">
            <text:p>0.63749</text:p>
          </table:table-cell>
          <table:table-cell office:value-type="float" office:value="0.60414" calcext:value-type="float">
            <text:p>0.60414</text:p>
          </table:table-cell>
          <table:table-cell table:formula="of:=([.F1036]-[.E1036])*1000" office:value-type="float" office:value="-33.35" calcext:value-type="float">
            <text:p>-33.35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60796" calcext:value-type="float">
            <text:p>0.60796</text:p>
          </table:table-cell>
          <table:table-cell table:formula="of:=([.I1036]-[.H1036])*1000" office:value-type="float" office:value="-44.3399999999999" calcext:value-type="float">
            <text:p>-44.3399999999999</text:p>
          </table:table-cell>
          <table:table-cell office:value-type="float" office:value="0.65958" calcext:value-type="float">
            <text:p>0.65958</text:p>
          </table:table-cell>
          <table:table-cell office:value-type="float" office:value="0.61021" calcext:value-type="float">
            <text:p>0.61021</text:p>
          </table:table-cell>
          <table:table-cell table:formula="of:=([.L1036]-[.H1036])*1000" office:value-type="float" office:value="-42.09" calcext:value-type="float">
            <text:p>-42.09</text:p>
          </table:table-cell>
          <table:table-cell table:number-columns-repeated="11"/>
        </table:table-row>
        <table:table-row table:style-name="ro1">
          <table:table-cell office:value-type="float" office:value="0.3996" calcext:value-type="float">
            <text:p>0.3996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60115" calcext:value-type="float">
            <text:p>0.60115</text:p>
          </table:table-cell>
          <table:table-cell table:formula="of:=([.C1037]-[.B1037])*1000" office:value-type="float" office:value="-37.9499999999999" calcext:value-type="float">
            <text:p>-37.9499999999999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0365" calcext:value-type="float">
            <text:p>0.60365</text:p>
          </table:table-cell>
          <table:table-cell table:formula="of:=([.F1037]-[.E1037])*1000" office:value-type="float" office:value="-33.85" calcext:value-type="float">
            <text:p>-33.85</text:p>
          </table:table-cell>
          <table:table-cell office:value-type="float" office:value="0.65229" calcext:value-type="float">
            <text:p>0.65229</text:p>
          </table:table-cell>
          <table:table-cell office:value-type="float" office:value="0.60695" calcext:value-type="float">
            <text:p>0.60695</text:p>
          </table:table-cell>
          <table:table-cell table:formula="of:=([.I1037]-[.H1037])*1000" office:value-type="float" office:value="-45.3399999999999" calcext:value-type="float">
            <text:p>-45.3399999999999</text:p>
          </table:table-cell>
          <table:table-cell office:value-type="float" office:value="0.65958" calcext:value-type="float">
            <text:p>0.65958</text:p>
          </table:table-cell>
          <table:table-cell office:value-type="float" office:value="0.60887" calcext:value-type="float">
            <text:p>0.60887</text:p>
          </table:table-cell>
          <table:table-cell table:formula="of:=([.L1037]-[.H1037])*1000" office:value-type="float" office:value="-43.42" calcext:value-type="float">
            <text:p>-43.42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4008" calcext:value-type="float">
            <text:p>0.64008</text:p>
          </table:table-cell>
          <table:table-cell office:value-type="float" office:value="0.60101" calcext:value-type="float">
            <text:p>0.60101</text:p>
          </table:table-cell>
          <table:table-cell table:formula="of:=([.C1038]-[.B1038])*1000" office:value-type="float" office:value="-39.07" calcext:value-type="float">
            <text:p>-39.07</text:p>
          </table:table-cell>
          <table:table-cell office:value-type="float" office:value="0.63751" calcext:value-type="float">
            <text:p>0.63751</text:p>
          </table:table-cell>
          <table:table-cell office:value-type="float" office:value="0.60317" calcext:value-type="float">
            <text:p>0.60317</text:p>
          </table:table-cell>
          <table:table-cell table:formula="of:=([.F1038]-[.E1038])*1000" office:value-type="float" office:value="-34.3399999999999" calcext:value-type="float">
            <text:p>-34.3399999999999</text:p>
          </table:table-cell>
          <table:table-cell office:value-type="float" office:value="0.65229" calcext:value-type="float">
            <text:p>0.65229</text:p>
          </table:table-cell>
          <table:table-cell office:value-type="float" office:value="0.60595" calcext:value-type="float">
            <text:p>0.60595</text:p>
          </table:table-cell>
          <table:table-cell table:formula="of:=([.I1038]-[.H1038])*1000" office:value-type="float" office:value="-46.3399999999999" calcext:value-type="float">
            <text:p>-46.3399999999999</text:p>
          </table:table-cell>
          <table:table-cell office:value-type="float" office:value="0.65957" calcext:value-type="float">
            <text:p>0.65957</text:p>
          </table:table-cell>
          <table:table-cell office:value-type="float" office:value="0.60752" calcext:value-type="float">
            <text:p>0.60752</text:p>
          </table:table-cell>
          <table:table-cell table:formula="of:=([.L1038]-[.H1038])*1000" office:value-type="float" office:value="-44.77" calcext:value-type="float">
            <text:p>-44.7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 style:data-style-name="N2" text:time-value="16:46:06.959409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08:23:30.425724408</meta:creation-date>
    <dc:date>2018-06-29T16:59:09.892771549</dc:date>
    <meta:editing-duration>PT3H29M40S</meta:editing-duration>
    <meta:editing-cycles>11</meta:editing-cycles>
    <meta:generator>LibreOffice/6.0.3.2$Linux_X86_64 LibreOffice_project/00m0$Build-2</meta:generator>
    <meta:document-statistic meta:table-count="1" meta:cell-count="1311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6.969cm" svg:y="0.288cm" chart:style-name="ch2">
          <text:p>Power</text:p>
        </chart:title>
        <chart:legend svg:x="8.736cm" svg:y="3.954cm" style:legend-expansion="custom" chartooo:width="4.328cm" chartooo:height="1.732cm" style:legend-expansion-aspect-ratio="2.49884526558891" chart:style-name="ch3"/>
        <chart:plot-area chart:style-name="ch4" table:cell-range-address="Sheet1.B4:Sheet1.B13 Sheet1.G4:Sheet1.H13" chart:data-source-has-labels="row" svg:x="1.262cm" svg:y="1.241cm" svg:width="13.264cm" svg:height="7.786cm">
          <chartooo:coordinate-region svg:x="2.174cm" svg:y="1.402cm" svg:width="11.333cm" svg:height="7.057cm"/>
          <chart:axis chart:dimension="x" chart:name="primary-x" chart:style-name="ch5">
            <chart:title svg:x="5.998cm" svg:y="9.23cm" chart:style-name="ch6">
              <text:p>Turbolent intensity at inlet</text:p>
            </chart:title>
          </chart:axis>
          <chart:axis chart:dimension="y" chart:name="primary-y" chart:style-name="ch5">
            <chart:title svg:x="0.45cm" svg:y="6.699cm" chart:style-name="ch7">
              <text:p>Power generated [W]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G4:Sheet1.G13" chart:label-cell-address="Sheet1.G4:Sheet1.G4" chart:class="chart:scatter">
            <chart:domain table:cell-range-address="Sheet1.B4:Sheet1.B13"/>
            <chart:data-point chart:repeated="10"/>
          </chart:series>
          <chart:series chart:attached-axis="secondary-y" chart:style-name="ch11" chart:values-cell-range-address="Sheet1.H4:Sheet1.H13" chart:label-cell-address="Sheet1.H4:Sheet1.H4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wer (Pressure)</text:p>
                <draw:g>
                  <svg:desc>Sheet1.G4:Sheet1.G4</svg:desc>
                </draw:g>
              </table:table-cell>
              <table:table-cell office:value-type="string">
                <text:p>Power (Shear)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4:Sheet1.B13</svg:desc>
                </draw:g>
              </table:table-cell>
              <table:table-cell office:value-type="float" office:value="NaN">
                <text:p>NaN</text:p>
                <draw:g>
                  <svg:desc>Sheet1.G4:Sheet1.G13</svg:desc>
                </draw:g>
              </table:table-cell>
              <table:table-cell office:value-type="float" office:value="NaN">
                <text:p>NaN</text:p>
                <draw:g>
                  <svg:desc>Sheet1.H4:Sheet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22264948411">
                <text:p>5.22264948411</text:p>
              </table:table-cell>
              <table:table-cell office:value-type="float" office:value="-0.129898913588">
                <text:p>-0.129898913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12544880973">
                <text:p>5.12544880973</text:p>
              </table:table-cell>
              <table:table-cell office:value-type="float" office:value="-0.133898059217">
                <text:p>-0.133898059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.00432557533">
                <text:p>5.00432557533</text:p>
              </table:table-cell>
              <table:table-cell office:value-type="float" office:value="-0.137333339943">
                <text:p>-0.1373333399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00720926478">
                <text:p>5.00720926478</text:p>
              </table:table-cell>
              <table:table-cell office:value-type="float" office:value="-0.140643029904">
                <text:p>-0.140643029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05077250619">
                <text:p>5.05077250619</text:p>
              </table:table-cell>
              <table:table-cell office:value-type="float" office:value="-0.143929994356">
                <text:p>-0.143929994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.09981154888">
                <text:p>5.09981154888</text:p>
              </table:table-cell>
              <table:table-cell office:value-type="float" office:value="-0.147217814497">
                <text:p>-0.147217814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17196405029">
                <text:p>5.17196405029</text:p>
              </table:table-cell>
              <table:table-cell office:value-type="float" office:value="-0.153087810517">
                <text:p>-0.153087810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.20092756027">
                <text:p>5.20092756027</text:p>
              </table:table-cell>
              <table:table-cell office:value-type="float" office:value="-0.158407548897">
                <text:p>-0.158407548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5.22791516117">
                <text:p>5.22791516117</text:p>
              </table:table-cell>
              <table:table-cell office:value-type="float" office:value="-0.170078738448">
                <text:p>-0.1700787384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6.915cm" svg:y="0.338cm" chart:style-name="ch2">
          <text:p>Power</text:p>
        </chart:title>
        <chart:plot-area chart:style-name="ch3" table:cell-range-address="Sheet1.B4:Sheet1.C13" chart:data-source-has-labels="row" svg:x="1.263cm" svg:y="1.242cm" svg:width="13.674cm" svg:height="7.787cm">
          <chartooo:coordinate-region svg:x="2.175cm" svg:y="1.402cm" svg:width="12.575cm" svg:height="7.059cm"/>
          <chart:axis chart:dimension="x" chart:name="primary-x" chart:style-name="ch4">
            <chart:title svg:x="6.204cm" svg:y="9.232cm" chart:style-name="ch5">
              <text:p>Turbolent intensity at inlet</text:p>
            </chart:title>
          </chart:axis>
          <chart:axis chart:dimension="y" chart:name="primary-y" chart:style-name="ch4">
            <chart:title svg:x="0.451cm" svg:y="6.7cm" chart:style-name="ch6">
              <text:p>Power generated [W]</text:p>
            </chart:title>
            <chart:grid chart:style-name="ch7" chart:class="major"/>
          </chart:axis>
          <chart:series chart:style-name="ch8" chart:values-cell-range-address="Sheet1.C4:Sheet1.C13" chart:label-cell-address="Sheet1.C4:Sheet1.C4" chart:class="chart:scatter">
            <chart:domain table:cell-range-address="Sheet1.B4:Sheet1.B13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wer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4:Sheet1.B13</svg:desc>
                </draw:g>
              </table:table-cell>
              <table:table-cell office:value-type="float" office:value="NaN">
                <text:p>NaN</text:p>
                <draw:g>
                  <svg:desc>Sheet1.C4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09275057052">
                <text:p>5.09275057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99155075051">
                <text:p>4.99155075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.86699223539">
                <text:p>4.86699223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86656623487">
                <text:p>4.86656623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90684251183">
                <text:p>4.90684251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.95259373438">
                <text:p>4.95259373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01887623977">
                <text:p>5.01887623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.04252001137">
                <text:p>5.04252001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5.05783642273">
                <text:p>5.057836422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5.605cm" svg:y="0.338cm" chart:style-name="ch2">
          <text:p>Total pressure drop</text:p>
        </chart:title>
        <chart:legend svg:x="10.284cm" svg:y="1.939cm" style:legend-expansion="custom" chartooo:width="3.583cm" chartooo:height="1.776cm" style:legend-expansion-aspect-ratio="2.01745495495495" chart:style-name="ch3"/>
        <chart:plot-area chart:style-name="ch4" table:cell-range-address="Sheet1.A38:Sheet1.A1038 Sheet1.B36:Sheet1.B36 Sheet1.D38:Sheet1.D1038 Sheet1.E36:Sheet1.E36 Sheet1.G38:Sheet1.G1038 Sheet1.H36:Sheet1.H36 Sheet1.J38:Sheet1.J1038 Sheet1.K36:Sheet1.K36 Sheet1.M38:Sheet1.M1038" chart:data-source-has-labels="row" svg:x="1.263cm" svg:y="1.242cm" svg:width="13.674cm" svg:height="7.787cm">
          <chartooo:coordinate-region svg:x="2.175cm" svg:y="1.402cm" svg:width="12.43cm" svg:height="7.468cm"/>
          <chart:axis chart:dimension="x" chart:name="primary-x" chart:style-name="ch5">
            <chart:title svg:x="7.963cm" svg:y="9.232cm" chart:style-name="ch6">
              <text:p>y</text:p>
            </chart:title>
          </chart:axis>
          <chart:axis chart:dimension="y" chart:name="primary-y" chart:style-name="ch5">
            <chart:title svg:x="0.451cm" svg:y="6.555cm" chart:style-name="ch7">
              <text:p>Total Pressure [Pa]</text:p>
            </chart:title>
            <chart:grid chart:style-name="ch8" chart:class="major"/>
          </chart:axis>
          <chart:series chart:style-name="ch9" chart:values-cell-range-address="Sheet1.D38:Sheet1.D1038" chart:label-cell-address="Sheet1.B36:Sheet1.B36" chart:class="chart:scatter">
            <chart:domain table:cell-range-address="Sheet1.A38:Sheet1.A1038"/>
            <chart:data-point chart:repeated="1001"/>
          </chart:series>
          <chart:series chart:style-name="ch10" chart:values-cell-range-address="Sheet1.G38:Sheet1.G1038" chart:label-cell-address="Sheet1.E36:Sheet1.E36" chart:class="chart:scatter">
            <chart:data-point chart:repeated="1001"/>
          </chart:series>
          <chart:series chart:style-name="ch11" chart:values-cell-range-address="Sheet1.J38:Sheet1.J1038" chart:label-cell-address="Sheet1.H36:Sheet1.H36" chart:class="chart:scatter">
            <chart:data-point chart:repeated="1001"/>
          </chart:series>
          <chart:series chart:style-name="ch12" chart:values-cell-range-address="Sheet1.M38:Sheet1.M1038" chart:label-cell-address="Sheet1.K36:Sheet1.K36" chart:class="chart:scatter">
            <chart:data-point chart:repeated="10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nsity 1%</text:p>
                <draw:g>
                  <svg:desc>Sheet1.B36:Sheet1.B36</svg:desc>
                </draw:g>
              </table:table-cell>
              <table:table-cell office:value-type="string">
                <text:p>Intensity 5%</text:p>
                <draw:g>
                  <svg:desc>Sheet1.E36:Sheet1.E36</svg:desc>
                </draw:g>
              </table:table-cell>
              <table:table-cell office:value-type="string">
                <text:p>Intensity 10%</text:p>
                <draw:g>
                  <svg:desc>Sheet1.H36:Sheet1.H36</svg:desc>
                </draw:g>
              </table:table-cell>
              <table:table-cell office:value-type="string">
                <text:p>Intensity 15%</text:p>
                <draw:g>
                  <svg:desc>Sheet1.K36:Sheet1.K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8:Sheet1.A1038</svg:desc>
                </draw:g>
              </table:table-cell>
              <table:table-cell office:value-type="float" office:value="366.126">
                <text:p>366.126</text:p>
                <draw:g>
                  <svg:desc>Sheet1.D38:Sheet1.D1038</svg:desc>
                </draw:g>
              </table:table-cell>
              <table:table-cell office:value-type="float" office:value="389.769">
                <text:p>389.769</text:p>
                <draw:g>
                  <svg:desc>Sheet1.G38:Sheet1.G1038</svg:desc>
                </draw:g>
              </table:table-cell>
              <table:table-cell office:value-type="float" office:value="405.871">
                <text:p>405.871</text:p>
                <draw:g>
                  <svg:desc>Sheet1.J38:Sheet1.J1038</svg:desc>
                </draw:g>
              </table:table-cell>
              <table:table-cell office:value-type="float" office:value="413.641">
                <text:p>413.641</text:p>
                <draw:g>
                  <svg:desc>Sheet1.M38:Sheet1.M10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0001">
                <text:p>0.00040001</text:p>
              </table:table-cell>
              <table:table-cell office:value-type="float" office:value="551.64">
                <text:p>551.64</text:p>
              </table:table-cell>
              <table:table-cell office:value-type="float" office:value="558.2">
                <text:p>558.2</text:p>
              </table:table-cell>
              <table:table-cell office:value-type="float" office:value="566.42">
                <text:p>566.42</text:p>
              </table:table-cell>
              <table:table-cell office:value-type="float" office:value="573.84">
                <text:p>573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8">
                <text:p>0.0008</text:p>
              </table:table-cell>
              <table:table-cell office:value-type="float" office:value="477.7">
                <text:p>477.7</text:p>
              </table:table-cell>
              <table:table-cell office:value-type="float" office:value="475.51">
                <text:p>475.51</text:p>
              </table:table-cell>
              <table:table-cell office:value-type="float" office:value="479.42">
                <text:p>479.42</text:p>
              </table:table-cell>
              <table:table-cell office:value-type="float" office:value="486.23">
                <text:p>486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">
                <text:p>0.0012</text:p>
              </table:table-cell>
              <table:table-cell office:value-type="float" office:value="437.73">
                <text:p>437.73</text:p>
              </table:table-cell>
              <table:table-cell office:value-type="float" office:value="430.6">
                <text:p>430.6</text:p>
              </table:table-cell>
              <table:table-cell office:value-type="float" office:value="432.01">
                <text:p>432.01</text:p>
              </table:table-cell>
              <table:table-cell office:value-type="float" office:value="438.45">
                <text:p>438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6">
                <text:p>0.0016</text:p>
              </table:table-cell>
              <table:table-cell office:value-type="float" office:value="400.57">
                <text:p>400.57</text:p>
              </table:table-cell>
              <table:table-cell office:value-type="float" office:value="388.82">
                <text:p>388.82</text:p>
              </table:table-cell>
              <table:table-cell office:value-type="float" office:value="387.9">
                <text:p>387.9</text:p>
              </table:table-cell>
              <table:table-cell office:value-type="float" office:value="393.98">
                <text:p>393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">
                <text:p>0.002</text:p>
              </table:table-cell>
              <table:table-cell office:value-type="float" office:value="376.96">
                <text:p>376.96</text:p>
              </table:table-cell>
              <table:table-cell office:value-type="float" office:value="362.52">
                <text:p>362.52</text:p>
              </table:table-cell>
              <table:table-cell office:value-type="float" office:value="360.49">
                <text:p>360.49</text:p>
              </table:table-cell>
              <table:table-cell office:value-type="float" office:value="366.41">
                <text:p>366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4">
                <text:p>0.0024</text:p>
              </table:table-cell>
              <table:table-cell office:value-type="float" office:value="356.03">
                <text:p>356.03</text:p>
              </table:table-cell>
              <table:table-cell office:value-type="float" office:value="339.32">
                <text:p>339.32</text:p>
              </table:table-cell>
              <table:table-cell office:value-type="float" office:value="336.4">
                <text:p>336.4</text:p>
              </table:table-cell>
              <table:table-cell office:value-type="float" office:value="342.22">
                <text:p>342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8">
                <text:p>0.0028</text:p>
              </table:table-cell>
              <table:table-cell office:value-type="float" office:value="335.11">
                <text:p>335.11</text:p>
              </table:table-cell>
              <table:table-cell office:value-type="float" office:value="316.13">
                <text:p>316.13</text:p>
              </table:table-cell>
              <table:table-cell office:value-type="float" office:value="312.33">
                <text:p>312.33</text:p>
              </table:table-cell>
              <table:table-cell office:value-type="float" office:value="318.03">
                <text:p>318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2">
                <text:p>0.0032</text:p>
              </table:table-cell>
              <table:table-cell office:value-type="float" office:value="314.2">
                <text:p>314.2</text:p>
              </table:table-cell>
              <table:table-cell office:value-type="float" office:value="292.93">
                <text:p>292.93</text:p>
              </table:table-cell>
              <table:table-cell office:value-type="float" office:value="288.25">
                <text:p>288.25</text:p>
              </table:table-cell>
              <table:table-cell office:value-type="float" office:value="293.83">
                <text:p>293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6">
                <text:p>0.0036</text:p>
              </table:table-cell>
              <table:table-cell office:value-type="float" office:value="300.25">
                <text:p>300.25</text:p>
              </table:table-cell>
              <table:table-cell office:value-type="float" office:value="278.1">
                <text:p>278.1</text:p>
              </table:table-cell>
              <table:table-cell office:value-type="float" office:value="273.15">
                <text:p>273.15</text:p>
              </table:table-cell>
              <table:table-cell office:value-type="float" office:value="278.69">
                <text:p>278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">
                <text:p>0.004</text:p>
              </table:table-cell>
              <table:table-cell office:value-type="float" office:value="289.77">
                <text:p>289.77</text:p>
              </table:table-cell>
              <table:table-cell office:value-type="float" office:value="267.45">
                <text:p>267.45</text:p>
              </table:table-cell>
              <table:table-cell office:value-type="float" office:value="262.54">
                <text:p>262.54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4">
                <text:p>0.0044</text:p>
              </table:table-cell>
              <table:table-cell office:value-type="float" office:value="279.29">
                <text:p>279.29</text:p>
              </table:table-cell>
              <table:table-cell office:value-type="float" office:value="256.79">
                <text:p>256.79</text:p>
              </table:table-cell>
              <table:table-cell office:value-type="float" office:value="251.93">
                <text:p>251.93</text:p>
              </table:table-cell>
              <table:table-cell office:value-type="float" office:value="257.42">
                <text:p>257.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8">
                <text:p>0.0048</text:p>
              </table:table-cell>
              <table:table-cell office:value-type="float" office:value="268.81">
                <text:p>268.81</text:p>
              </table:table-cell>
              <table:table-cell office:value-type="float" office:value="246.14">
                <text:p>246.14</text:p>
              </table:table-cell>
              <table:table-cell office:value-type="float" office:value="241.31">
                <text:p>241.31</text:p>
              </table:table-cell>
              <table:table-cell office:value-type="float" office:value="246.78">
                <text:p>246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2">
                <text:p>0.0052</text:p>
              </table:table-cell>
              <table:table-cell office:value-type="float" office:value="258.33">
                <text:p>258.33</text:p>
              </table:table-cell>
              <table:table-cell office:value-type="float" office:value="235.47">
                <text:p>235.47</text:p>
              </table:table-cell>
              <table:table-cell office:value-type="float" office:value="230.7">
                <text:p>230.7</text:p>
              </table:table-cell>
              <table:table-cell office:value-type="float" office:value="236.15">
                <text:p>236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6">
                <text:p>0.0056</text:p>
              </table:table-cell>
              <table:table-cell office:value-type="float" office:value="247.85">
                <text:p>247.85</text:p>
              </table:table-cell>
              <table:table-cell office:value-type="float" office:value="224.81">
                <text:p>224.81</text:p>
              </table:table-cell>
              <table:table-cell office:value-type="float" office:value="220.08">
                <text:p>220.08</text:p>
              </table:table-cell>
              <table:table-cell office:value-type="float" office:value="225.51">
                <text:p>225.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">
                <text:p>0.006</text:p>
              </table:table-cell>
              <table:table-cell office:value-type="float" office:value="237.38">
                <text:p>237.38</text:p>
              </table:table-cell>
              <table:table-cell office:value-type="float" office:value="214.16">
                <text:p>214.16</text:p>
              </table:table-cell>
              <table:table-cell office:value-type="float" office:value="209.47">
                <text:p>209.47</text:p>
              </table:table-cell>
              <table:table-cell office:value-type="float" office:value="214.88">
                <text:p>214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4">
                <text:p>0.0064</text:p>
              </table:table-cell>
              <table:table-cell office:value-type="float" office:value="226.9">
                <text:p>226.9</text:p>
              </table:table-cell>
              <table:table-cell office:value-type="float" office:value="203.5">
                <text:p>203.5</text:p>
              </table:table-cell>
              <table:table-cell office:value-type="float" office:value="198.85">
                <text:p>198.85</text:p>
              </table:table-cell>
              <table:table-cell office:value-type="float" office:value="204.24">
                <text:p>204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8">
                <text:p>0.0068</text:p>
              </table:table-cell>
              <table:table-cell office:value-type="float" office:value="216.95">
                <text:p>216.95</text:p>
              </table:table-cell>
              <table:table-cell office:value-type="float" office:value="193.93">
                <text:p>193.93</text:p>
              </table:table-cell>
              <table:table-cell office:value-type="float" office:value="189.46">
                <text:p>189.46</text:p>
              </table:table-cell>
              <table:table-cell office:value-type="float" office:value="194.83">
                <text:p>194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72">
                <text:p>0.0072</text:p>
              </table:table-cell>
              <table:table-cell office:value-type="float" office:value="208.06">
                <text:p>208.06</text:p>
              </table:table-cell>
              <table:table-cell office:value-type="float" office:value="186.54">
                <text:p>186.54</text:p>
              </table:table-cell>
              <table:table-cell office:value-type="float" office:value="182.51">
                <text:p>182.51</text:p>
              </table:table-cell>
              <table:table-cell office:value-type="float" office:value="187.88">
                <text:p>187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6">
                <text:p>0.0076</text:p>
              </table:table-cell>
              <table:table-cell office:value-type="float" office:value="199.17">
                <text:p>199.17</text:p>
              </table:table-cell>
              <table:table-cell office:value-type="float" office:value="179.15">
                <text:p>179.15</text:p>
              </table:table-cell>
              <table:table-cell office:value-type="float" office:value="175.55">
                <text:p>175.55</text:p>
              </table:table-cell>
              <table:table-cell office:value-type="float" office:value="180.92">
                <text:p>180.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">
                <text:p>0.008</text:p>
              </table:table-cell>
              <table:table-cell office:value-type="float" office:value="190.29">
                <text:p>190.29</text:p>
              </table:table-cell>
              <table:table-cell office:value-type="float" office:value="171.75">
                <text:p>171.75</text:p>
              </table:table-cell>
              <table:table-cell office:value-type="float" office:value="168.6">
                <text:p>168.6</text:p>
              </table:table-cell>
              <table:table-cell office:value-type="float" office:value="173.96">
                <text:p>173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84">
                <text:p>0.0084</text:p>
              </table:table-cell>
              <table:table-cell office:value-type="float" office:value="181.39">
                <text:p>181.39</text:p>
              </table:table-cell>
              <table:table-cell office:value-type="float" office:value="164.36">
                <text:p>164.36</text:p>
              </table:table-cell>
              <table:table-cell office:value-type="float" office:value="161.64">
                <text:p>161.6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8">
                <text:p>0.0088</text:p>
              </table:table-cell>
              <table:table-cell office:value-type="float" office:value="172.51">
                <text:p>172.51</text:p>
              </table:table-cell>
              <table:table-cell office:value-type="float" office:value="156.96">
                <text:p>156.96</text:p>
              </table:table-cell>
              <table:table-cell office:value-type="float" office:value="154.69">
                <text:p>154.69</text:p>
              </table:table-cell>
              <table:table-cell office:value-type="float" office:value="160.05">
                <text:p>160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2">
                <text:p>0.0092</text:p>
              </table:table-cell>
              <table:table-cell office:value-type="float" office:value="163.62">
                <text:p>163.62</text:p>
              </table:table-cell>
              <table:table-cell office:value-type="float" office:value="149.57">
                <text:p>149.57</text:p>
              </table:table-cell>
              <table:table-cell office:value-type="float" office:value="147.73">
                <text:p>147.73</text:p>
              </table:table-cell>
              <table:table-cell office:value-type="float" office:value="153.09">
                <text:p>153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6">
                <text:p>0.0096</text:p>
              </table:table-cell>
              <table:table-cell office:value-type="float" office:value="154.73">
                <text:p>154.73</text:p>
              </table:table-cell>
              <table:table-cell office:value-type="float" office:value="142.18">
                <text:p>142.18</text:p>
              </table:table-cell>
              <table:table-cell office:value-type="float" office:value="140.78">
                <text:p>140.78</text:p>
              </table:table-cell>
              <table:table-cell office:value-type="float" office:value="146.13">
                <text:p>146.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">
                <text:p>0.01</text:p>
              </table:table-cell>
              <table:table-cell office:value-type="float" office:value="145.84">
                <text:p>145.84</text:p>
              </table:table-cell>
              <table:table-cell office:value-type="float" office:value="134.79">
                <text:p>134.79</text:p>
              </table:table-cell>
              <table:table-cell office:value-type="float" office:value="133.83">
                <text:p>133.83</text:p>
              </table:table-cell>
              <table:table-cell office:value-type="float" office:value="139.18">
                <text:p>139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04">
                <text:p>0.0104</text:p>
              </table:table-cell>
              <table:table-cell office:value-type="float" office:value="138.35">
                <text:p>138.35</text:p>
              </table:table-cell>
              <table:table-cell office:value-type="float" office:value="129.92">
                <text:p>129.92</text:p>
              </table:table-cell>
              <table:table-cell office:value-type="float" office:value="129.46">
                <text:p>129.46</text:p>
              </table:table-cell>
              <table:table-cell office:value-type="float" office:value="134.81">
                <text:p>134.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08">
                <text:p>0.0108</text:p>
              </table:table-cell>
              <table:table-cell office:value-type="float" office:value="130.85">
                <text:p>130.85</text:p>
              </table:table-cell>
              <table:table-cell office:value-type="float" office:value="125.05">
                <text:p>125.05</text:p>
              </table:table-cell>
              <table:table-cell office:value-type="float" office:value="125.1">
                <text:p>125.1</text:p>
              </table:table-cell>
              <table:table-cell office:value-type="float" office:value="130.45">
                <text:p>130.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2">
                <text:p>0.0112</text:p>
              </table:table-cell>
              <table:table-cell office:value-type="float" office:value="123.36">
                <text:p>123.36</text:p>
              </table:table-cell>
              <table:table-cell office:value-type="float" office:value="120.17">
                <text:p>120.17</text:p>
              </table:table-cell>
              <table:table-cell office:value-type="float" office:value="120.73">
                <text:p>120.73</text:p>
              </table:table-cell>
              <table:table-cell office:value-type="float" office:value="126.09">
                <text:p>126.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16">
                <text:p>0.0116</text:p>
              </table:table-cell>
              <table:table-cell office:value-type="float" office:value="115.86">
                <text:p>115.86</text:p>
              </table:table-cell>
              <table:table-cell office:value-type="float" office:value="115.31">
                <text:p>115.31</text:p>
              </table:table-cell>
              <table:table-cell office:value-type="float" office:value="116.36">
                <text:p>116.36</text:p>
              </table:table-cell>
              <table:table-cell office:value-type="float" office:value="121.72">
                <text:p>121.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2">
                <text:p>0.012</text:p>
              </table:table-cell>
              <table:table-cell office:value-type="float" office:value="108.37">
                <text:p>108.37</text:p>
              </table:table-cell>
              <table:table-cell office:value-type="float" office:value="110.44">
                <text:p>110.44</text:p>
              </table:table-cell>
              <table:table-cell office:value-type="float" office:value="112">
                <text:p>112</text:p>
              </table:table-cell>
              <table:table-cell office:value-type="float" office:value="117.36">
                <text:p>117.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24">
                <text:p>0.0124</text:p>
              </table:table-cell>
              <table:table-cell office:value-type="float" office:value="100.87">
                <text:p>100.87</text:p>
              </table:table-cell>
              <table:table-cell office:value-type="float" office:value="105.57">
                <text:p>105.57</text:p>
              </table:table-cell>
              <table:table-cell office:value-type="float" office:value="107.63">
                <text:p>107.63</text:p>
              </table:table-cell>
              <table:table-cell office:value-type="float" office:value="112.99">
                <text:p>112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28">
                <text:p>0.0128</text:p>
              </table:table-cell>
              <table:table-cell office:value-type="float" office:value="93.38">
                <text:p>93.38</text:p>
              </table:table-cell>
              <table:table-cell office:value-type="float" office:value="100.71">
                <text:p>100.71</text:p>
              </table:table-cell>
              <table:table-cell office:value-type="float" office:value="103.27">
                <text:p>103.27</text:p>
              </table:table-cell>
              <table:table-cell office:value-type="float" office:value="108.63">
                <text:p>108.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32">
                <text:p>0.0132</text:p>
              </table:table-cell>
              <table:table-cell office:value-type="float" office:value="85.89">
                <text:p>85.89</text:p>
              </table:table-cell>
              <table:table-cell office:value-type="float" office:value="95.8300000000001">
                <text:p>95.8300000000001</text:p>
              </table:table-cell>
              <table:table-cell office:value-type="float" office:value="98.9">
                <text:p>98.9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36">
                <text:p>0.0136</text:p>
              </table:table-cell>
              <table:table-cell office:value-type="float" office:value="79.7100000000001">
                <text:p>79.7100000000001</text:p>
              </table:table-cell>
              <table:table-cell office:value-type="float" office:value="92.0299999999999">
                <text:p>92.0299999999999</text:p>
              </table:table-cell>
              <table:table-cell office:value-type="float" office:value="95.54">
                <text:p>95.54</text:p>
              </table:table-cell>
              <table:table-cell office:value-type="float" office:value="100.9">
                <text:p>100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4">
                <text:p>0.014</text:p>
              </table:table-cell>
              <table:table-cell office:value-type="float" office:value="74.1999999999999">
                <text:p>74.1999999999999</text:p>
              </table:table-cell>
              <table:table-cell office:value-type="float" office:value="88.75">
                <text:p>88.75</text:p>
              </table:table-cell>
              <table:table-cell office:value-type="float" office:value="92.67">
                <text:p>92.67</text:p>
              </table:table-cell>
              <table:table-cell office:value-type="float" office:value="98.0299999999999">
                <text:p>98.029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44">
                <text:p>0.0144</text:p>
              </table:table-cell>
              <table:table-cell office:value-type="float" office:value="68.7">
                <text:p>68.7</text:p>
              </table:table-cell>
              <table:table-cell office:value-type="float" office:value="85.48">
                <text:p>85.48</text:p>
              </table:table-cell>
              <table:table-cell office:value-type="float" office:value="89.8100000000001">
                <text:p>89.8100000000001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48">
                <text:p>0.0148</text:p>
              </table:table-cell>
              <table:table-cell office:value-type="float" office:value="63.1999999999999">
                <text:p>63.1999999999999</text:p>
              </table:table-cell>
              <table:table-cell office:value-type="float" office:value="82.2">
                <text:p>82.2</text:p>
              </table:table-cell>
              <table:table-cell office:value-type="float" office:value="86.94">
                <text:p>86.94</text:p>
              </table:table-cell>
              <table:table-cell office:value-type="float" office:value="92.31">
                <text:p>92.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52">
                <text:p>0.0152</text:p>
              </table:table-cell>
              <table:table-cell office:value-type="float" office:value="57.69">
                <text:p>57.69</text:p>
              </table:table-cell>
              <table:table-cell office:value-type="float" office:value="78.92">
                <text:p>78.92</text:p>
              </table:table-cell>
              <table:table-cell office:value-type="float" office:value="84.09">
                <text:p>84.09</text:p>
              </table:table-cell>
              <table:table-cell office:value-type="float" office:value="89.4499999999999">
                <text:p>89.44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56">
                <text:p>0.0156</text:p>
              </table:table-cell>
              <table:table-cell office:value-type="float" office:value="52.18">
                <text:p>52.18</text:p>
              </table:table-cell>
              <table:table-cell office:value-type="float" office:value="75.64">
                <text:p>75.64</text:p>
              </table:table-cell>
              <table:table-cell office:value-type="float" office:value="81.2200000000001">
                <text:p>81.2200000000001</text:p>
              </table:table-cell>
              <table:table-cell office:value-type="float" office:value="86.5800000000001">
                <text:p>86.58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6">
                <text:p>0.016</text:p>
              </table:table-cell>
              <table:table-cell office:value-type="float" office:value="46.67">
                <text:p>46.67</text:p>
              </table:table-cell>
              <table:table-cell office:value-type="float" office:value="72.36">
                <text:p>72.36</text:p>
              </table:table-cell>
              <table:table-cell office:value-type="float" office:value="78.36">
                <text:p>78.36</text:p>
              </table:table-cell>
              <table:table-cell office:value-type="float" office:value="83.73">
                <text:p>83.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64">
                <text:p>0.0164</text:p>
              </table:table-cell>
              <table:table-cell office:value-type="float" office:value="41.1600000000001">
                <text:p>41.1600000000001</text:p>
              </table:table-cell>
              <table:table-cell office:value-type="float" office:value="69.09">
                <text:p>69.09</text:p>
              </table:table-cell>
              <table:table-cell office:value-type="float" office:value="75.49">
                <text:p>75.49</text:p>
              </table:table-cell>
              <table:table-cell office:value-type="float" office:value="80.8599999999999">
                <text:p>80.85999999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68">
                <text:p>0.0168</text:p>
              </table:table-cell>
              <table:table-cell office:value-type="float" office:value="36.59">
                <text:p>36.59</text:p>
              </table:table-cell>
              <table:table-cell office:value-type="float" office:value="66.1700000000001">
                <text:p>66.1700000000001</text:p>
              </table:table-cell>
              <table:table-cell office:value-type="float" office:value="72.94">
                <text:p>72.94</text:p>
              </table:table-cell>
              <table:table-cell office:value-type="float" office:value="78.31">
                <text:p>78.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2">
                <text:p>0.0172</text:p>
              </table:table-cell>
              <table:table-cell office:value-type="float" office:value="33.88">
                <text:p>33.88</text:p>
              </table:table-cell>
              <table:table-cell office:value-type="float" office:value="63.9700000000001">
                <text:p>63.9700000000001</text:p>
              </table:table-cell>
              <table:table-cell office:value-type="float" office:value="70.98">
                <text:p>70.98</text:p>
              </table:table-cell>
              <table:table-cell office:value-type="float" office:value="76.35">
                <text:p>76.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76">
                <text:p>0.0176</text:p>
              </table:table-cell>
              <table:table-cell office:value-type="float" office:value="31.18">
                <text:p>31.18</text:p>
              </table:table-cell>
              <table:table-cell office:value-type="float" office:value="61.7599999999999">
                <text:p>61.7599999999999</text:p>
              </table:table-cell>
              <table:table-cell office:value-type="float" office:value="69.04">
                <text:p>69.04</text:p>
              </table:table-cell>
              <table:table-cell office:value-type="float" office:value="74.4100000000001">
                <text:p>74.410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8">
                <text:p>0.018</text:p>
              </table:table-cell>
              <table:table-cell office:value-type="float" office:value="28.47">
                <text:p>28.47</text:p>
              </table:table-cell>
              <table:table-cell office:value-type="float" office:value="59.5599999999999">
                <text:p>59.5599999999999</text:p>
              </table:table-cell>
              <table:table-cell office:value-type="float" office:value="67.08">
                <text:p>67.08</text:p>
              </table:table-cell>
              <table:table-cell office:value-type="float" office:value="72.45">
                <text:p>72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84">
                <text:p>0.0184</text:p>
              </table:table-cell>
              <table:table-cell office:value-type="float" office:value="25.77">
                <text:p>25.77</text:p>
              </table:table-cell>
              <table:table-cell office:value-type="float" office:value="57.3600000000001">
                <text:p>57.3600000000001</text:p>
              </table:table-cell>
              <table:table-cell office:value-type="float" office:value="65.14">
                <text:p>65.14</text:p>
              </table:table-cell>
              <table:table-cell office:value-type="float" office:value="70.51">
                <text:p>70.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88">
                <text:p>0.0188</text:p>
              </table:table-cell>
              <table:table-cell office:value-type="float" office:value="23.0600000000001">
                <text:p>23.0600000000001</text:p>
              </table:table-cell>
              <table:table-cell office:value-type="float" office:value="55.16">
                <text:p>55.16</text:p>
              </table:table-cell>
              <table:table-cell office:value-type="float" office:value="63.19">
                <text:p>63.19</text:p>
              </table:table-cell>
              <table:table-cell office:value-type="float" office:value="68.56">
                <text:p>68.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92">
                <text:p>0.0192</text:p>
              </table:table-cell>
              <table:table-cell office:value-type="float" office:value="20.3599999999999">
                <text:p>20.3599999999999</text:p>
              </table:table-cell>
              <table:table-cell office:value-type="float" office:value="52.9499999999999">
                <text:p>52.9499999999999</text:p>
              </table:table-cell>
              <table:table-cell office:value-type="float" office:value="61.2400000000001">
                <text:p>61.2400000000001</text:p>
              </table:table-cell>
              <table:table-cell office:value-type="float" office:value="66.6100000000001">
                <text:p>66.610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96">
                <text:p>0.0196</text:p>
              </table:table-cell>
              <table:table-cell office:value-type="float" office:value="17.6499999999999">
                <text:p>17.6499999999999</text:p>
              </table:table-cell>
              <table:table-cell office:value-type="float" office:value="50.75">
                <text:p>50.75</text:p>
              </table:table-cell>
              <table:table-cell office:value-type="float" office:value="59.29">
                <text:p>59.29</text:p>
              </table:table-cell>
              <table:table-cell office:value-type="float" office:value="64.67">
                <text:p>64.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">
                <text:p>0.02</text:p>
              </table:table-cell>
              <table:table-cell office:value-type="float" office:value="14.9400000000001">
                <text:p>14.9400000000001</text:p>
              </table:table-cell>
              <table:table-cell office:value-type="float" office:value="48.54">
                <text:p>48.54</text:p>
              </table:table-cell>
              <table:table-cell office:value-type="float" office:value="57.35">
                <text:p>57.35</text:p>
              </table:table-cell>
              <table:table-cell office:value-type="float" office:value="62.72">
                <text:p>62.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04">
                <text:p>0.0204</text:p>
              </table:table-cell>
              <table:table-cell office:value-type="float" office:value="14.18">
                <text:p>14.18</text:p>
              </table:table-cell>
              <table:table-cell office:value-type="float" office:value="47.0699999999999">
                <text:p>47.0699999999999</text:p>
              </table:table-cell>
              <table:table-cell office:value-type="float" office:value="55.9700000000001">
                <text:p>55.9700000000001</text:p>
              </table:table-cell>
              <table:table-cell office:value-type="float" office:value="61.3400000000001">
                <text:p>61.340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08">
                <text:p>0.0208</text:p>
              </table:table-cell>
              <table:table-cell office:value-type="float" office:value="13.41">
                <text:p>13.41</text:p>
              </table:table-cell>
              <table:table-cell office:value-type="float" office:value="45.59">
                <text:p>45.59</text:p>
              </table:table-cell>
              <table:table-cell office:value-type="float" office:value="54.59">
                <text:p>54.59</text:p>
              </table:table-cell>
              <table:table-cell office:value-type="float" office:value="59.97">
                <text:p>59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12">
                <text:p>0.0212</text:p>
              </table:table-cell>
              <table:table-cell office:value-type="float" office:value="12.6500000000001">
                <text:p>12.6500000000001</text:p>
              </table:table-cell>
              <table:table-cell office:value-type="float" office:value="44.1100000000001">
                <text:p>44.1100000000001</text:p>
              </table:table-cell>
              <table:table-cell office:value-type="float" office:value="53.2199999999999">
                <text:p>53.2199999999999</text:p>
              </table:table-cell>
              <table:table-cell office:value-type="float" office:value="58.59">
                <text:p>58.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16">
                <text:p>0.0216</text:p>
              </table:table-cell>
              <table:table-cell office:value-type="float" office:value="11.89">
                <text:p>11.89</text:p>
              </table:table-cell>
              <table:table-cell office:value-type="float" office:value="42.62">
                <text:p>42.62</text:p>
              </table:table-cell>
              <table:table-cell office:value-type="float" office:value="51.85">
                <text:p>51.85</text:p>
              </table:table-cell>
              <table:table-cell office:value-type="float" office:value="57.2200000000001">
                <text:p>57.2200000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2">
                <text:p>0.022</text:p>
              </table:table-cell>
              <table:table-cell office:value-type="float" office:value="11.12">
                <text:p>11.12</text:p>
              </table:table-cell>
              <table:table-cell office:value-type="float" office:value="41.1400000000001">
                <text:p>41.1400000000001</text:p>
              </table:table-cell>
              <table:table-cell office:value-type="float" office:value="50.47">
                <text:p>50.47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24">
                <text:p>0.0224</text:p>
              </table:table-cell>
              <table:table-cell office:value-type="float" office:value="10.35">
                <text:p>10.35</text:p>
              </table:table-cell>
              <table:table-cell office:value-type="float" office:value="39.66">
                <text:p>39.66</text:p>
              </table:table-cell>
              <table:table-cell office:value-type="float" office:value="49.1">
                <text:p>49.1</text:p>
              </table:table-cell>
              <table:table-cell office:value-type="float" office:value="54.47">
                <text:p>54.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28">
                <text:p>0.0228</text:p>
              </table:table-cell>
              <table:table-cell office:value-type="float" office:value="9.58999999999999">
                <text:p>9.58999999999999</text:p>
              </table:table-cell>
              <table:table-cell office:value-type="float" office:value="38.18">
                <text:p>38.18</text:p>
              </table:table-cell>
              <table:table-cell office:value-type="float" office:value="47.72">
                <text:p>47.72</text:p>
              </table:table-cell>
              <table:table-cell office:value-type="float" office:value="53.09">
                <text:p>53.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32">
                <text:p>0.0232</text:p>
              </table:table-cell>
              <table:table-cell office:value-type="float" office:value="8.83000000000001">
                <text:p>8.83000000000001</text:p>
              </table:table-cell>
              <table:table-cell office:value-type="float" office:value="36.69">
                <text:p>36.69</text:p>
              </table:table-cell>
              <table:table-cell office:value-type="float" office:value="46.3399999999999">
                <text:p>46.3399999999999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36">
                <text:p>0.0236</text:p>
              </table:table-cell>
              <table:table-cell office:value-type="float" office:value="8.46000000000002">
                <text:p>8.46000000000002</text:p>
              </table:table-cell>
              <table:table-cell office:value-type="float" office:value="35.54">
                <text:p>35.54</text:p>
              </table:table-cell>
              <table:table-cell office:value-type="float" office:value="45.22">
                <text:p>45.22</text:p>
              </table:table-cell>
              <table:table-cell office:value-type="float" office:value="50.59">
                <text:p>50.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4">
                <text:p>0.024</text:p>
              </table:table-cell>
              <table:table-cell office:value-type="float" office:value="8.30999999999993">
                <text:p>8.30999999999993</text:p>
              </table:table-cell>
              <table:table-cell office:value-type="float" office:value="34.5300000000001">
                <text:p>34.5300000000001</text:p>
              </table:table-cell>
              <table:table-cell office:value-type="float" office:value="44.22">
                <text:p>44.22</text:p>
              </table:table-cell>
              <table:table-cell office:value-type="float" office:value="49.59">
                <text:p>49.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44">
                <text:p>0.0244</text:p>
              </table:table-cell>
              <table:table-cell office:value-type="float" office:value="8.14999999999999">
                <text:p>8.14999999999999</text:p>
              </table:table-cell>
              <table:table-cell office:value-type="float" office:value="33.52">
                <text:p>33.52</text:p>
              </table:table-cell>
              <table:table-cell office:value-type="float" office:value="43.23">
                <text:p>43.23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48">
                <text:p>0.0248</text:p>
              </table:table-cell>
              <table:table-cell office:value-type="float" office:value="7.98999999999994">
                <text:p>7.98999999999994</text:p>
              </table:table-cell>
              <table:table-cell office:value-type="float" office:value="32.52">
                <text:p>32.52</text:p>
              </table:table-cell>
              <table:table-cell office:value-type="float" office:value="42.22">
                <text:p>42.22</text:p>
              </table:table-cell>
              <table:table-cell office:value-type="float" office:value="47.59">
                <text:p>47.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52">
                <text:p>0.0252</text:p>
              </table:table-cell>
              <table:table-cell office:value-type="float" office:value="7.83">
                <text:p>7.83</text:p>
              </table:table-cell>
              <table:table-cell office:value-type="float" office:value="31.52">
                <text:p>31.52</text:p>
              </table:table-cell>
              <table:table-cell office:value-type="float" office:value="41.22">
                <text:p>41.22</text:p>
              </table:table-cell>
              <table:table-cell office:value-type="float" office:value="46.59">
                <text:p>46.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56">
                <text:p>0.0256</text:p>
              </table:table-cell>
              <table:table-cell office:value-type="float" office:value="7.66999999999995">
                <text:p>7.66999999999995</text:p>
              </table:table-cell>
              <table:table-cell office:value-type="float" office:value="30.51">
                <text:p>30.51</text:p>
              </table:table-cell>
              <table:table-cell office:value-type="float" office:value="40.21">
                <text:p>40.21</text:p>
              </table:table-cell>
              <table:table-cell office:value-type="float" office:value="45.58">
                <text:p>45.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6">
                <text:p>0.026</text:p>
              </table:table-cell>
              <table:table-cell office:value-type="float" office:value="7.51000000000002">
                <text:p>7.51000000000002</text:p>
              </table:table-cell>
              <table:table-cell office:value-type="float" office:value="29.5000000000001">
                <text:p>29.5000000000001</text:p>
              </table:table-cell>
              <table:table-cell office:value-type="float" office:value="39.2199999999999">
                <text:p>39.2199999999999</text:p>
              </table:table-cell>
              <table:table-cell office:value-type="float" office:value="44.58">
                <text:p>44.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64">
                <text:p>0.0264</text:p>
              </table:table-cell>
              <table:table-cell office:value-type="float" office:value="7.36000000000003">
                <text:p>7.36000000000003</text:p>
              </table:table-cell>
              <table:table-cell office:value-type="float" office:value="28.49">
                <text:p>28.49</text:p>
              </table:table-cell>
              <table:table-cell office:value-type="float" office:value="38.22">
                <text:p>38.22</text:p>
              </table:table-cell>
              <table:table-cell office:value-type="float" office:value="43.5800000000001">
                <text:p>43.5800000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68">
                <text:p>0.0268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27.59">
                <text:p>27.59</text:p>
              </table:table-cell>
              <table:table-cell office:value-type="float" office:value="37.3000000000001">
                <text:p>37.3000000000001</text:p>
              </table:table-cell>
              <table:table-cell office:value-type="float" office:value="42.66">
                <text:p>42.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72">
                <text:p>0.0272</text:p>
              </table:table-cell>
              <table:table-cell office:value-type="float" office:value="7.20999999999994">
                <text:p>7.20999999999994</text:p>
              </table:table-cell>
              <table:table-cell office:value-type="float" office:value="26.8999999999999">
                <text:p>26.8999999999999</text:p>
              </table:table-cell>
              <table:table-cell office:value-type="float" office:value="36.54">
                <text:p>36.54</text:p>
              </table:table-cell>
              <table:table-cell office:value-type="float" office:value="41.91">
                <text:p>41.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76">
                <text:p>0.0276</text:p>
              </table:table-cell>
              <table:table-cell office:value-type="float" office:value="7.17999999999996">
                <text:p>7.17999999999996</text:p>
              </table:table-cell>
              <table:table-cell office:value-type="float" office:value="26.2100000000001">
                <text:p>26.2100000000001</text:p>
              </table:table-cell>
              <table:table-cell office:value-type="float" office:value="35.8000000000001">
                <text:p>35.8000000000001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8">
                <text:p>0.028</text:p>
              </table:table-cell>
              <table:table-cell office:value-type="float" office:value="7.13999999999992">
                <text:p>7.13999999999992</text:p>
              </table:table-cell>
              <table:table-cell office:value-type="float" office:value="25.52">
                <text:p>25.52</text:p>
              </table:table-cell>
              <table:table-cell office:value-type="float" office:value="35.05">
                <text:p>35.05</text:p>
              </table:table-cell>
              <table:table-cell office:value-type="float" office:value="40.4100000000001">
                <text:p>40.41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84">
                <text:p>0.0284</text:p>
              </table:table-cell>
              <table:table-cell office:value-type="float" office:value="7.12000000000002">
                <text:p>7.12000000000002</text:p>
              </table:table-cell>
              <table:table-cell office:value-type="float" office:value="24.82">
                <text:p>24.82</text:p>
              </table:table-cell>
              <table:table-cell office:value-type="float" office:value="34.3">
                <text:p>34.3</text:p>
              </table:table-cell>
              <table:table-cell office:value-type="float" office:value="39.66">
                <text:p>39.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88">
                <text:p>0.0288</text:p>
              </table:table-cell>
              <table:table-cell office:value-type="float" office:value="7.07999999999998">
                <text:p>7.07999999999998</text:p>
              </table:table-cell>
              <table:table-cell office:value-type="float" office:value="24.13">
                <text:p>24.13</text:p>
              </table:table-cell>
              <table:table-cell office:value-type="float" office:value="33.55">
                <text:p>33.55</text:p>
              </table:table-cell>
              <table:table-cell office:value-type="float" office:value="38.91">
                <text:p>38.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92">
                <text:p>0.0292</text:p>
              </table:table-cell>
              <table:table-cell office:value-type="float" office:value="7.05">
                <text:p>7.05</text:p>
              </table:table-cell>
              <table:table-cell office:value-type="float" office:value="23.45">
                <text:p>23.45</text:p>
              </table:table-cell>
              <table:table-cell office:value-type="float" office:value="32.81">
                <text:p>32.81</text:p>
              </table:table-cell>
              <table:table-cell office:value-type="float" office:value="38.16">
                <text:p>38.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96">
                <text:p>0.0296</text:p>
              </table:table-cell>
              <table:table-cell office:value-type="float" office:value="7.02000000000003">
                <text:p>7.02000000000003</text:p>
              </table:table-cell>
              <table:table-cell office:value-type="float" office:value="22.75">
                <text:p>22.75</text:p>
              </table:table-cell>
              <table:table-cell office:value-type="float" office:value="32.05">
                <text:p>32.05</text:p>
              </table:table-cell>
              <table:table-cell office:value-type="float" office:value="37.4100000000001">
                <text:p>37.410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">
                <text:p>0.03</text:p>
              </table:table-cell>
              <table:table-cell office:value-type="float" office:value="6.98999999999994">
                <text:p>6.98999999999994</text:p>
              </table:table-cell>
              <table:table-cell office:value-type="float" office:value="22.0600000000001">
                <text:p>22.0600000000001</text:p>
              </table:table-cell>
              <table:table-cell office:value-type="float" office:value="31.3">
                <text:p>31.3</text:p>
              </table:table-cell>
              <table:table-cell office:value-type="float" office:value="36.65">
                <text:p>36.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04">
                <text:p>0.0304</text:p>
              </table:table-cell>
              <table:table-cell office:value-type="float" office:value="7.00000000000001">
                <text:p>7.00000000000001</text:p>
              </table:table-cell>
              <table:table-cell office:value-type="float" office:value="21.58">
                <text:p>21.58</text:p>
              </table:table-cell>
              <table:table-cell office:value-type="float" office:value="30.74">
                <text:p>30.74</text:p>
              </table:table-cell>
              <table:table-cell office:value-type="float" office:value="36.09">
                <text:p>36.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08">
                <text:p>0.0308</text:p>
              </table:table-cell>
              <table:table-cell office:value-type="float" office:value="7.01000000000007">
                <text:p>7.01000000000007</text:p>
              </table:table-cell>
              <table:table-cell office:value-type="float" office:value="21.1">
                <text:p>21.1</text:p>
              </table:table-cell>
              <table:table-cell office:value-type="float" office:value="30.16">
                <text:p>30.16</text:p>
              </table:table-cell>
              <table:table-cell office:value-type="float" office:value="35.5099999999999">
                <text:p>35.50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12">
                <text:p>0.0312</text:p>
              </table:table-cell>
              <table:table-cell office:value-type="float" office:value="7.00999999999996">
                <text:p>7.00999999999996</text:p>
              </table:table-cell>
              <table:table-cell office:value-type="float" office:value="20.62">
                <text:p>20.62</text:p>
              </table:table-cell>
              <table:table-cell office:value-type="float" office:value="29.59">
                <text:p>29.59</text:p>
              </table:table-cell>
              <table:table-cell office:value-type="float" office:value="34.94">
                <text:p>34.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16">
                <text:p>0.0316</text:p>
              </table:table-cell>
              <table:table-cell office:value-type="float" office:value="7.01999999999992">
                <text:p>7.01999999999992</text:p>
              </table:table-cell>
              <table:table-cell office:value-type="float" office:value="20.15">
                <text:p>20.15</text:p>
              </table:table-cell>
              <table:table-cell office:value-type="float" office:value="29.01">
                <text:p>29.01</text:p>
              </table:table-cell>
              <table:table-cell office:value-type="float" office:value="34.3599999999999">
                <text:p>34.359999999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2">
                <text:p>0.032</text:p>
              </table:table-cell>
              <table:table-cell office:value-type="float" office:value="7.02999999999998">
                <text:p>7.02999999999998</text:p>
              </table:table-cell>
              <table:table-cell office:value-type="float" office:value="19.66">
                <text:p>19.66</text:p>
              </table:table-cell>
              <table:table-cell office:value-type="float" office:value="28.44">
                <text:p>28.44</text:p>
              </table:table-cell>
              <table:table-cell office:value-type="float" office:value="33.79">
                <text:p>33.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24">
                <text:p>0.0324</text:p>
              </table:table-cell>
              <table:table-cell office:value-type="float" office:value="7.02999999999998">
                <text:p>7.02999999999998</text:p>
              </table:table-cell>
              <table:table-cell office:value-type="float" office:value="19.18">
                <text:p>19.18</text:p>
              </table:table-cell>
              <table:table-cell office:value-type="float" office:value="27.88">
                <text:p>27.88</text:p>
              </table:table-cell>
              <table:table-cell office:value-type="float" office:value="33.22">
                <text:p>33.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28">
                <text:p>0.0328</text:p>
              </table:table-cell>
              <table:table-cell office:value-type="float" office:value="7.03999999999994">
                <text:p>7.03999999999994</text:p>
              </table:table-cell>
              <table:table-cell office:value-type="float" office:value="18.7099999999999">
                <text:p>18.7099999999999</text:p>
              </table:table-cell>
              <table:table-cell office:value-type="float" office:value="27.3">
                <text:p>27.3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32">
                <text:p>0.0332</text:p>
              </table:table-cell>
              <table:table-cell office:value-type="float" office:value="7.05">
                <text:p>7.05</text:p>
              </table:table-cell>
              <table:table-cell office:value-type="float" office:value="18.22">
                <text:p>18.22</text:p>
              </table:table-cell>
              <table:table-cell office:value-type="float" office:value="26.73">
                <text:p>26.73</text:p>
              </table:table-cell>
              <table:table-cell office:value-type="float" office:value="32.08">
                <text:p>32.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36">
                <text:p>0.0336</text:p>
              </table:table-cell>
              <table:table-cell office:value-type="float" office:value="7.07000000000002">
                <text:p>7.07000000000002</text:p>
              </table:table-cell>
              <table:table-cell office:value-type="float" office:value="17.85">
                <text:p>17.85</text:p>
              </table:table-cell>
              <table:table-cell office:value-type="float" office:value="26.24">
                <text:p>26.24</text:p>
              </table:table-cell>
              <table:table-cell office:value-type="float" office:value="31.59">
                <text:p>31.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4">
                <text:p>0.034</text:p>
              </table:table-cell>
              <table:table-cell office:value-type="float" office:value="7.10999999999995">
                <text:p>7.10999999999995</text:p>
              </table:table-cell>
              <table:table-cell office:value-type="float" office:value="17.51">
                <text:p>17.51</text:p>
              </table:table-cell>
              <table:table-cell office:value-type="float" office:value="25.81">
                <text:p>25.81</text:p>
              </table:table-cell>
              <table:table-cell office:value-type="float" office:value="31.1499999999999">
                <text:p>31.14999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44">
                <text:p>0.0344</text:p>
              </table:table-cell>
              <table:table-cell office:value-type="float" office:value="7.12999999999997">
                <text:p>7.12999999999997</text:p>
              </table:table-cell>
              <table:table-cell office:value-type="float" office:value="17.19">
                <text:p>17.19</text:p>
              </table:table-cell>
              <table:table-cell office:value-type="float" office:value="25.36">
                <text:p>25.36</text:p>
              </table:table-cell>
              <table:table-cell office:value-type="float" office:value="30.7000000000001">
                <text:p>30.70000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48">
                <text:p>0.0348</text:p>
              </table:table-cell>
              <table:table-cell office:value-type="float" office:value="7.16000000000006">
                <text:p>7.16000000000006</text:p>
              </table:table-cell>
              <table:table-cell office:value-type="float" office:value="16.85">
                <text:p>16.85</text:p>
              </table:table-cell>
              <table:table-cell office:value-type="float" office:value="24.93">
                <text:p>24.93</text:p>
              </table:table-cell>
              <table:table-cell office:value-type="float" office:value="30.2600000000001">
                <text:p>30.260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52">
                <text:p>0.0352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16.52">
                <text:p>16.52</text:p>
              </table:table-cell>
              <table:table-cell office:value-type="float" office:value="24.4799999999999">
                <text:p>24.4799999999999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56">
                <text:p>0.0356</text:p>
              </table:table-cell>
              <table:table-cell office:value-type="float" office:value="7.21999999999989">
                <text:p>7.21999999999989</text:p>
              </table:table-cell>
              <table:table-cell office:value-type="float" office:value="16.1899999999999">
                <text:p>16.1899999999999</text:p>
              </table:table-cell>
              <table:table-cell office:value-type="float" office:value="24.0399999999999">
                <text:p>24.0399999999999</text:p>
              </table:table-cell>
              <table:table-cell office:value-type="float" office:value="29.38">
                <text:p>29.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6">
                <text:p>0.036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15.86">
                <text:p>15.86</text:p>
              </table:table-cell>
              <table:table-cell office:value-type="float" office:value="23.6">
                <text:p>23.6</text:p>
              </table:table-cell>
              <table:table-cell office:value-type="float" office:value="28.93">
                <text:p>28.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64">
                <text:p>0.0364</text:p>
              </table:table-cell>
              <table:table-cell office:value-type="float" office:value="7.28000000000006">
                <text:p>7.28000000000006</text:p>
              </table:table-cell>
              <table:table-cell office:value-type="float" office:value="15.53">
                <text:p>15.53</text:p>
              </table:table-cell>
              <table:table-cell office:value-type="float" office:value="23.16">
                <text:p>23.16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68">
                <text:p>0.0368</text:p>
              </table:table-cell>
              <table:table-cell office:value-type="float" office:value="7.30999999999993">
                <text:p>7.30999999999993</text:p>
              </table:table-cell>
              <table:table-cell office:value-type="float" office:value="15.24">
                <text:p>15.24</text:p>
              </table:table-cell>
              <table:table-cell office:value-type="float" office:value="22.75">
                <text:p>22.75</text:p>
              </table:table-cell>
              <table:table-cell office:value-type="float" office:value="28.08">
                <text:p>28.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72">
                <text:p>0.0372</text:p>
              </table:table-cell>
              <table:table-cell office:value-type="float" office:value="7.36000000000003">
                <text:p>7.36000000000003</text:p>
              </table:table-cell>
              <table:table-cell office:value-type="float" office:value="15.01">
                <text:p>15.01</text:p>
              </table:table-cell>
              <table:table-cell office:value-type="float" office:value="22.4099999999999">
                <text:p>22.4099999999999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76">
                <text:p>0.0376</text:p>
              </table:table-cell>
              <table:table-cell office:value-type="float" office:value="7.39000000000001">
                <text:p>7.39000000000001</text:p>
              </table:table-cell>
              <table:table-cell office:value-type="float" office:value="14.78">
                <text:p>14.78</text:p>
              </table:table-cell>
              <table:table-cell office:value-type="float" office:value="22.07">
                <text:p>22.07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8">
                <text:p>0.038</text:p>
              </table:table-cell>
              <table:table-cell office:value-type="float" office:value="7.43000000000005">
                <text:p>7.43000000000005</text:p>
              </table:table-cell>
              <table:table-cell office:value-type="float" office:value="14.56">
                <text:p>14.56</text:p>
              </table:table-cell>
              <table:table-cell office:value-type="float" office:value="21.7299999999999">
                <text:p>21.7299999999999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84">
                <text:p>0.0384</text:p>
              </table:table-cell>
              <table:table-cell office:value-type="float" office:value="7.46999999999998">
                <text:p>7.46999999999998</text:p>
              </table:table-cell>
              <table:table-cell office:value-type="float" office:value="14.3300000000001">
                <text:p>14.3300000000001</text:p>
              </table:table-cell>
              <table:table-cell office:value-type="float" office:value="21.39">
                <text:p>21.39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88">
                <text:p>0.0388</text:p>
              </table:table-cell>
              <table:table-cell office:value-type="float" office:value="7.51999999999997">
                <text:p>7.51999999999997</text:p>
              </table:table-cell>
              <table:table-cell office:value-type="float" office:value="14.11">
                <text:p>14.11</text:p>
              </table:table-cell>
              <table:table-cell office:value-type="float" office:value="21.0399999999999">
                <text:p>21.0399999999999</text:p>
              </table:table-cell>
              <table:table-cell office:value-type="float" office:value="26.3599999999999">
                <text:p>26.35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92">
                <text:p>0.0392</text:p>
              </table:table-cell>
              <table:table-cell office:value-type="float" office:value="7.56000000000001">
                <text:p>7.56000000000001</text:p>
              </table:table-cell>
              <table:table-cell office:value-type="float" office:value="13.88">
                <text:p>13.88</text:p>
              </table:table-cell>
              <table:table-cell office:value-type="float" office:value="20.7000000000001">
                <text:p>20.7000000000001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96">
                <text:p>0.0396</text:p>
              </table:table-cell>
              <table:table-cell office:value-type="float" office:value="7.59999999999994">
                <text:p>7.59999999999994</text:p>
              </table:table-cell>
              <table:table-cell office:value-type="float" office:value="13.6499999999999">
                <text:p>13.6499999999999</text:p>
              </table:table-cell>
              <table:table-cell office:value-type="float" office:value="20.3599999999999">
                <text:p>20.3599999999999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">
                <text:p>0.04</text:p>
              </table:table-cell>
              <table:table-cell office:value-type="float" office:value="7.63999999999998">
                <text:p>7.63999999999998</text:p>
              </table:table-cell>
              <table:table-cell office:value-type="float" office:value="13.4300000000001">
                <text:p>13.4300000000001</text:p>
              </table:table-cell>
              <table:table-cell office:value-type="float" office:value="20.02">
                <text:p>20.02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04">
                <text:p>0.0404</text:p>
              </table:table-cell>
              <table:table-cell office:value-type="float" office:value="7.68000000000002">
                <text:p>7.68000000000002</text:p>
              </table:table-cell>
              <table:table-cell office:value-type="float" office:value="13.2800000000001">
                <text:p>13.2800000000001</text:p>
              </table:table-cell>
              <table:table-cell office:value-type="float" office:value="19.76">
                <text:p>19.76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08">
                <text:p>0.0408</text:p>
              </table:table-cell>
              <table:table-cell office:value-type="float" office:value="7.73000000000001">
                <text:p>7.73000000000001</text:p>
              </table:table-cell>
              <table:table-cell office:value-type="float" office:value="13.13">
                <text:p>13.13</text:p>
              </table:table-cell>
              <table:table-cell office:value-type="float" office:value="19.4899999999999">
                <text:p>19.4899999999999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12">
                <text:p>0.0412</text:p>
              </table:table-cell>
              <table:table-cell office:value-type="float" office:value="7.78000000000001">
                <text:p>7.78000000000001</text:p>
              </table:table-cell>
              <table:table-cell office:value-type="float" office:value="12.9899999999999">
                <text:p>12.9899999999999</text:p>
              </table:table-cell>
              <table:table-cell office:value-type="float" office:value="19.22">
                <text:p>19.22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16">
                <text:p>0.0416</text:p>
              </table:table-cell>
              <table:table-cell office:value-type="float" office:value="7.83">
                <text:p>7.83</text:p>
              </table:table-cell>
              <table:table-cell office:value-type="float" office:value="12.83">
                <text:p>12.83</text:p>
              </table:table-cell>
              <table:table-cell office:value-type="float" office:value="18.96">
                <text:p>18.96</text:p>
              </table:table-cell>
              <table:table-cell office:value-type="float" office:value="24.2699999999999">
                <text:p>24.2699999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2">
                <text:p>0.042</text:p>
              </table:table-cell>
              <table:table-cell office:value-type="float" office:value="7.86999999999993">
                <text:p>7.86999999999993</text:p>
              </table:table-cell>
              <table:table-cell office:value-type="float" office:value="12.6900000000001">
                <text:p>12.6900000000001</text:p>
              </table:table-cell>
              <table:table-cell office:value-type="float" office:value="18.6900000000001">
                <text:p>18.6900000000001</text:p>
              </table:table-cell>
              <table:table-cell office:value-type="float" office:value="24.0100000000001">
                <text:p>24.0100000000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24">
                <text:p>0.0424</text:p>
              </table:table-cell>
              <table:table-cell office:value-type="float" office:value="7.92000000000004">
                <text:p>7.92000000000004</text:p>
              </table:table-cell>
              <table:table-cell office:value-type="float" office:value="12.5500000000001">
                <text:p>12.5500000000001</text:p>
              </table:table-cell>
              <table:table-cell office:value-type="float" office:value="18.4299999999999">
                <text:p>18.4299999999999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28">
                <text:p>0.0428</text:p>
              </table:table-cell>
              <table:table-cell office:value-type="float" office:value="7.97000000000003">
                <text:p>7.97000000000003</text:p>
              </table:table-cell>
              <table:table-cell office:value-type="float" office:value="12.39">
                <text:p>12.39</text:p>
              </table:table-cell>
              <table:table-cell office:value-type="float" office:value="18.16">
                <text:p>18.16</text:p>
              </table:table-cell>
              <table:table-cell office:value-type="float" office:value="23.47">
                <text:p>23.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32">
                <text:p>0.0432</text:p>
              </table:table-cell>
              <table:table-cell office:value-type="float" office:value="8.02000000000003">
                <text:p>8.02000000000003</text:p>
              </table:table-cell>
              <table:table-cell office:value-type="float" office:value="12.25">
                <text:p>12.25</text:p>
              </table:table-cell>
              <table:table-cell office:value-type="float" office:value="17.9">
                <text:p>17.9</text:p>
              </table:table-cell>
              <table:table-cell office:value-type="float" office:value="23.2100000000001">
                <text:p>23.210000000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36">
                <text:p>0.0436</text:p>
              </table:table-cell>
              <table:table-cell office:value-type="float" office:value="8.07000000000002">
                <text:p>8.07000000000002</text:p>
              </table:table-cell>
              <table:table-cell office:value-type="float" office:value="12.13">
                <text:p>12.13</text:p>
              </table:table-cell>
              <table:table-cell office:value-type="float" office:value="17.68">
                <text:p>17.68</text:p>
              </table:table-cell>
              <table:table-cell office:value-type="float" office:value="22.98">
                <text:p>22.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4">
                <text:p>0.044</text:p>
              </table:table-cell>
              <table:table-cell office:value-type="float" office:value="8.12000000000002">
                <text:p>8.12000000000002</text:p>
              </table:table-cell>
              <table:table-cell office:value-type="float" office:value="12.0400000000001">
                <text:p>12.0400000000001</text:p>
              </table:table-cell>
              <table:table-cell office:value-type="float" office:value="17.47">
                <text:p>17.47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44">
                <text:p>0.0444</text:p>
              </table:table-cell>
              <table:table-cell office:value-type="float" office:value="8.17000000000001">
                <text:p>8.17000000000001</text:p>
              </table:table-cell>
              <table:table-cell office:value-type="float" office:value="11.95">
                <text:p>11.95</text:p>
              </table:table-cell>
              <table:table-cell office:value-type="float" office:value="17.2599999999999">
                <text:p>17.2599999999999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48">
                <text:p>0.0448</text:p>
              </table:table-cell>
              <table:table-cell office:value-type="float" office:value="8.22999999999996">
                <text:p>8.22999999999996</text:p>
              </table:table-cell>
              <table:table-cell office:value-type="float" office:value="11.8600000000001">
                <text:p>11.8600000000001</text:p>
              </table:table-cell>
              <table:table-cell office:value-type="float" office:value="17.06">
                <text:p>17.06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52">
                <text:p>0.0452</text:p>
              </table:table-cell>
              <table:table-cell office:value-type="float" office:value="8.27999999999996">
                <text:p>8.27999999999996</text:p>
              </table:table-cell>
              <table:table-cell office:value-type="float" office:value="11.7700000000001">
                <text:p>11.7700000000001</text:p>
              </table:table-cell>
              <table:table-cell office:value-type="float" office:value="16.86">
                <text:p>16.86</text:p>
              </table:table-cell>
              <table:table-cell office:value-type="float" office:value="22.1600000000001">
                <text:p>22.1600000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56">
                <text:p>0.0456</text:p>
              </table:table-cell>
              <table:table-cell office:value-type="float" office:value="8.32999999999995">
                <text:p>8.32999999999995</text:p>
              </table:table-cell>
              <table:table-cell office:value-type="float" office:value="11.68">
                <text:p>11.68</text:p>
              </table:table-cell>
              <table:table-cell office:value-type="float" office:value="16.66">
                <text:p>16.66</text:p>
              </table:table-cell>
              <table:table-cell office:value-type="float" office:value="21.9600000000001">
                <text:p>21.9600000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6">
                <text:p>0.046</text:p>
              </table:table-cell>
              <table:table-cell office:value-type="float" office:value="8.37999999999994">
                <text:p>8.37999999999994</text:p>
              </table:table-cell>
              <table:table-cell office:value-type="float" office:value="11.59">
                <text:p>11.59</text:p>
              </table:table-cell>
              <table:table-cell office:value-type="float" office:value="16.46">
                <text:p>16.46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64">
                <text:p>0.0464</text:p>
              </table:table-cell>
              <table:table-cell office:value-type="float" office:value="8.43000000000005">
                <text:p>8.43000000000005</text:p>
              </table:table-cell>
              <table:table-cell office:value-type="float" office:value="11.5">
                <text:p>11.5</text:p>
              </table:table-cell>
              <table:table-cell office:value-type="float" office:value="16.2500000000001">
                <text:p>16.2500000000001</text:p>
              </table:table-cell>
              <table:table-cell office:value-type="float" office:value="21.5500000000001">
                <text:p>21.550000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68">
                <text:p>0.0468</text:p>
              </table:table-cell>
              <table:table-cell office:value-type="float" office:value="8.49">
                <text:p>8.49</text:p>
              </table:table-cell>
              <table:table-cell office:value-type="float" office:value="11.42">
                <text:p>11.42</text:p>
              </table:table-cell>
              <table:table-cell office:value-type="float" office:value="16.06">
                <text:p>16.06</text:p>
              </table:table-cell>
              <table:table-cell office:value-type="float" office:value="21.36">
                <text:p>21.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72">
                <text:p>0.0472</text:p>
              </table:table-cell>
              <table:table-cell office:value-type="float" office:value="8.53999999999999">
                <text:p>8.53999999999999</text:p>
              </table:table-cell>
              <table:table-cell office:value-type="float" office:value="11.3799999999999">
                <text:p>11.3799999999999</text:p>
              </table:table-cell>
              <table:table-cell office:value-type="float" office:value="15.91">
                <text:p>15.91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76">
                <text:p>0.0476</text:p>
              </table:table-cell>
              <table:table-cell office:value-type="float" office:value="8.60000000000005">
                <text:p>8.60000000000005</text:p>
              </table:table-cell>
              <table:table-cell office:value-type="float" office:value="11.33">
                <text:p>11.33</text:p>
              </table:table-cell>
              <table:table-cell office:value-type="float" office:value="15.76">
                <text:p>15.76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8">
                <text:p>0.048</text:p>
              </table:table-cell>
              <table:table-cell office:value-type="float" office:value="8.65000000000005">
                <text:p>8.65000000000005</text:p>
              </table:table-cell>
              <table:table-cell office:value-type="float" office:value="11.28">
                <text:p>11.28</text:p>
              </table:table-cell>
              <table:table-cell office:value-type="float" office:value="15.61">
                <text:p>15.61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84">
                <text:p>0.0484</text:p>
              </table:table-cell>
              <table:table-cell office:value-type="float" office:value="8.71">
                <text:p>8.71</text:p>
              </table:table-cell>
              <table:table-cell office:value-type="float" office:value="11.24">
                <text:p>11.24</text:p>
              </table:table-cell>
              <table:table-cell office:value-type="float" office:value="15.45">
                <text:p>15.45</text:p>
              </table:table-cell>
              <table:table-cell office:value-type="float" office:value="20.74">
                <text:p>20.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88">
                <text:p>0.0488</text:p>
              </table:table-cell>
              <table:table-cell office:value-type="float" office:value="8.75999999999999">
                <text:p>8.75999999999999</text:p>
              </table:table-cell>
              <table:table-cell office:value-type="float" office:value="11.19">
                <text:p>11.19</text:p>
              </table:table-cell>
              <table:table-cell office:value-type="float" office:value="15.3">
                <text:p>15.3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92">
                <text:p>0.0492</text:p>
              </table:table-cell>
              <table:table-cell office:value-type="float" office:value="8.81999999999994">
                <text:p>8.81999999999994</text:p>
              </table:table-cell>
              <table:table-cell office:value-type="float" office:value="11.1399999999999">
                <text:p>11.1399999999999</text:p>
              </table:table-cell>
              <table:table-cell office:value-type="float" office:value="15.14">
                <text:p>15.14</text:p>
              </table:table-cell>
              <table:table-cell office:value-type="float" office:value="20.4299999999999">
                <text:p>20.42999999999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96">
                <text:p>0.0496</text:p>
              </table:table-cell>
              <table:table-cell office:value-type="float" office:value="8.86999999999993">
                <text:p>8.86999999999993</text:p>
              </table:table-cell>
              <table:table-cell office:value-type="float" office:value="11.0899999999999">
                <text:p>11.0899999999999</text:p>
              </table:table-cell>
              <table:table-cell office:value-type="float" office:value="14.9900000000001">
                <text:p>14.9900000000001</text:p>
              </table:table-cell>
              <table:table-cell office:value-type="float" office:value="20.2800000000001">
                <text:p>20.280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5">
                <text:p>0.05</text:p>
              </table:table-cell>
              <table:table-cell office:value-type="float" office:value="8.92999999999999">
                <text:p>8.92999999999999</text:p>
              </table:table-cell>
              <table:table-cell office:value-type="float" office:value="11.0399999999999">
                <text:p>11.0399999999999</text:p>
              </table:table-cell>
              <table:table-cell office:value-type="float" office:value="14.83">
                <text:p>14.83</text:p>
              </table:table-cell>
              <table:table-cell office:value-type="float" office:value="20.1199999999999">
                <text:p>20.11999999999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04">
                <text:p>0.0504</text:p>
              </table:table-cell>
              <table:table-cell office:value-type="float" office:value="8.9800000000001">
                <text:p>8.9800000000001</text:p>
              </table:table-cell>
              <table:table-cell office:value-type="float" office:value="11.03">
                <text:p>11.03</text:p>
              </table:table-cell>
              <table:table-cell office:value-type="float" office:value="14.73">
                <text:p>14.73</text:p>
              </table:table-cell>
              <table:table-cell office:value-type="float" office:value="20.0100000000001">
                <text:p>20.0100000000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08">
                <text:p>0.0508</text:p>
              </table:table-cell>
              <table:table-cell office:value-type="float" office:value="9.04000000000005">
                <text:p>9.04000000000005</text:p>
              </table:table-cell>
              <table:table-cell office:value-type="float" office:value="11.0100000000001">
                <text:p>11.0100000000001</text:p>
              </table:table-cell>
              <table:table-cell office:value-type="float" office:value="14.61">
                <text:p>14.61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512">
                <text:p>0.0512</text:p>
              </table:table-cell>
              <table:table-cell office:value-type="float" office:value="9.1">
                <text:p>9.1</text:p>
              </table:table-cell>
              <table:table-cell office:value-type="float" office:value="11">
                <text:p>11</text:p>
              </table:table-cell>
              <table:table-cell office:value-type="float" office:value="14.5">
                <text:p>14.5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516">
                <text:p>0.0516</text:p>
              </table:table-cell>
              <table:table-cell office:value-type="float" office:value="9.16000000000006">
                <text:p>9.16000000000006</text:p>
              </table:table-cell>
              <table:table-cell office:value-type="float" office:value="10.98">
                <text:p>10.98</text:p>
              </table:table-cell>
              <table:table-cell office:value-type="float" office:value="14.4">
                <text:p>14.4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52">
                <text:p>0.052</text:p>
              </table:table-cell>
              <table:table-cell office:value-type="float" office:value="9.21000000000005">
                <text:p>9.21000000000005</text:p>
              </table:table-cell>
              <table:table-cell office:value-type="float" office:value="10.97">
                <text:p>10.97</text:p>
              </table:table-cell>
              <table:table-cell office:value-type="float" office:value="14.28">
                <text:p>14.28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24">
                <text:p>0.0524</text:p>
              </table:table-cell>
              <table:table-cell office:value-type="float" office:value="9.27">
                <text:p>9.27</text:p>
              </table:table-cell>
              <table:table-cell office:value-type="float" office:value="10.96">
                <text:p>10.96</text:p>
              </table:table-cell>
              <table:table-cell office:value-type="float" office:value="14.17">
                <text:p>14.17</text:p>
              </table:table-cell>
              <table:table-cell office:value-type="float" office:value="19.4500000000001">
                <text:p>19.450000000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28">
                <text:p>0.0528</text:p>
              </table:table-cell>
              <table:table-cell office:value-type="float" office:value="9.32999999999995">
                <text:p>9.32999999999995</text:p>
              </table:table-cell>
              <table:table-cell office:value-type="float" office:value="10.94">
                <text:p>10.94</text:p>
              </table:table-cell>
              <table:table-cell office:value-type="float" office:value="14.0600000000001">
                <text:p>14.0600000000001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32">
                <text:p>0.0532</text:p>
              </table:table-cell>
              <table:table-cell office:value-type="float" office:value="9.39000000000001">
                <text:p>9.39000000000001</text:p>
              </table:table-cell>
              <table:table-cell office:value-type="float" office:value="10.93">
                <text:p>10.93</text:p>
              </table:table-cell>
              <table:table-cell office:value-type="float" office:value="13.95">
                <text:p>13.95</text:p>
              </table:table-cell>
              <table:table-cell office:value-type="float" office:value="19.23">
                <text:p>19.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36">
                <text:p>0.0536</text:p>
              </table:table-cell>
              <table:table-cell office:value-type="float" office:value="9.46000000000002">
                <text:p>9.46000000000002</text:p>
              </table:table-cell>
              <table:table-cell office:value-type="float" office:value="10.93">
                <text:p>10.93</text:p>
              </table:table-cell>
              <table:table-cell office:value-type="float" office:value="13.86">
                <text:p>13.86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4">
                <text:p>0.054</text:p>
              </table:table-cell>
              <table:table-cell office:value-type="float" office:value="9.51999999999997">
                <text:p>9.51999999999997</text:p>
              </table:table-cell>
              <table:table-cell office:value-type="float" office:value="10.9400000000001">
                <text:p>10.9400000000001</text:p>
              </table:table-cell>
              <table:table-cell office:value-type="float" office:value="13.78">
                <text:p>13.78</text:p>
              </table:table-cell>
              <table:table-cell office:value-type="float" office:value="19.06">
                <text:p>19.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44">
                <text:p>0.0544</text:p>
              </table:table-cell>
              <table:table-cell office:value-type="float" office:value="9.58000000000003">
                <text:p>9.58000000000003</text:p>
              </table:table-cell>
              <table:table-cell office:value-type="float" office:value="10.95">
                <text:p>10.95</text:p>
              </table:table-cell>
              <table:table-cell office:value-type="float" office:value="13.71">
                <text:p>13.71</text:p>
              </table:table-cell>
              <table:table-cell office:value-type="float" office:value="18.98">
                <text:p>18.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48">
                <text:p>0.0548</text:p>
              </table:table-cell>
              <table:table-cell office:value-type="float" office:value="9.63999999999998">
                <text:p>9.63999999999998</text:p>
              </table:table-cell>
              <table:table-cell office:value-type="float" office:value="10.96">
                <text:p>10.96</text:p>
              </table:table-cell>
              <table:table-cell office:value-type="float" office:value="13.63">
                <text:p>13.63</text:p>
              </table:table-cell>
              <table:table-cell office:value-type="float" office:value="18.9100000000001">
                <text:p>18.910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52">
                <text:p>0.0552</text:p>
              </table:table-cell>
              <table:table-cell office:value-type="float" office:value="9.70000000000004">
                <text:p>9.70000000000004</text:p>
              </table:table-cell>
              <table:table-cell office:value-type="float" office:value="10.9699999999999">
                <text:p>10.9699999999999</text:p>
              </table:table-cell>
              <table:table-cell office:value-type="float" office:value="13.56">
                <text:p>13.56</text:p>
              </table:table-cell>
              <table:table-cell office:value-type="float" office:value="18.83">
                <text:p>18.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56">
                <text:p>0.0556</text:p>
              </table:table-cell>
              <table:table-cell office:value-type="float" office:value="9.75999999999999">
                <text:p>9.75999999999999</text:p>
              </table:table-cell>
              <table:table-cell office:value-type="float" office:value="10.9800000000001">
                <text:p>10.9800000000001</text:p>
              </table:table-cell>
              <table:table-cell office:value-type="float" office:value="13.4799999999999">
                <text:p>13.4799999999999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6">
                <text:p>0.056</text:p>
              </table:table-cell>
              <table:table-cell office:value-type="float" office:value="9.82000000000005">
                <text:p>9.82000000000005</text:p>
              </table:table-cell>
              <table:table-cell office:value-type="float" office:value="11">
                <text:p>11</text:p>
              </table:table-cell>
              <table:table-cell office:value-type="float" office:value="13.41">
                <text:p>13.41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64">
                <text:p>0.0564</text:p>
              </table:table-cell>
              <table:table-cell office:value-type="float" office:value="9.88">
                <text:p>9.88</text:p>
              </table:table-cell>
              <table:table-cell office:value-type="float" office:value="11">
                <text:p>11</text:p>
              </table:table-cell>
              <table:table-cell office:value-type="float" office:value="13.3300000000001">
                <text:p>13.3300000000001</text:p>
              </table:table-cell>
              <table:table-cell office:value-type="float" office:value="18.6000000000001">
                <text:p>18.60000000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68">
                <text:p>0.0568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11.03">
                <text:p>11.03</text:p>
              </table:table-cell>
              <table:table-cell office:value-type="float" office:value="13.2599999999999">
                <text:p>13.2599999999999</text:p>
              </table:table-cell>
              <table:table-cell office:value-type="float" office:value="18.5299999999999">
                <text:p>18.5299999999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72">
                <text:p>0.0572</text:p>
              </table:table-cell>
              <table:table-cell office:value-type="float" office:value="10.01">
                <text:p>10.01</text:p>
              </table:table-cell>
              <table:table-cell office:value-type="float" office:value="11.0600000000001">
                <text:p>11.0600000000001</text:p>
              </table:table-cell>
              <table:table-cell office:value-type="float" office:value="13.2199999999999">
                <text:p>13.2199999999999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576">
                <text:p>0.0576</text:p>
              </table:table-cell>
              <table:table-cell office:value-type="float" office:value="10.09">
                <text:p>10.09</text:p>
              </table:table-cell>
              <table:table-cell office:value-type="float" office:value="11.0800000000001">
                <text:p>11.0800000000001</text:p>
              </table:table-cell>
              <table:table-cell office:value-type="float" office:value="13.1699999999999">
                <text:p>13.1699999999999</text:p>
              </table:table-cell>
              <table:table-cell office:value-type="float" office:value="18.4399999999999">
                <text:p>18.43999999999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8">
                <text:p>0.058</text:p>
              </table:table-cell>
              <table:table-cell office:value-type="float" office:value="10.15">
                <text:p>10.15</text:p>
              </table:table-cell>
              <table:table-cell office:value-type="float" office:value="11.12">
                <text:p>11.12</text:p>
              </table:table-cell>
              <table:table-cell office:value-type="float" office:value="13.13">
                <text:p>13.13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84">
                <text:p>0.0584</text:p>
              </table:table-cell>
              <table:table-cell office:value-type="float" office:value="10.22">
                <text:p>10.22</text:p>
              </table:table-cell>
              <table:table-cell office:value-type="float" office:value="11.15">
                <text:p>11.15</text:p>
              </table:table-cell>
              <table:table-cell office:value-type="float" office:value="13.0899999999999">
                <text:p>13.0899999999999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88">
                <text:p>0.0588</text:p>
              </table:table-cell>
              <table:table-cell office:value-type="float" office:value="10.2800000000001">
                <text:p>10.2800000000001</text:p>
              </table:table-cell>
              <table:table-cell office:value-type="float" office:value="11.18">
                <text:p>11.18</text:p>
              </table:table-cell>
              <table:table-cell office:value-type="float" office:value="13.0399999999999">
                <text:p>13.0399999999999</text:p>
              </table:table-cell>
              <table:table-cell office:value-type="float" office:value="18.3099999999999">
                <text:p>18.30999999999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92">
                <text:p>0.0592</text:p>
              </table:table-cell>
              <table:table-cell office:value-type="float" office:value="10.35">
                <text:p>10.35</text:p>
              </table:table-cell>
              <table:table-cell office:value-type="float" office:value="11.2100000000001">
                <text:p>11.2100000000001</text:p>
              </table:table-cell>
              <table:table-cell office:value-type="float" office:value="12.9899999999999">
                <text:p>12.9899999999999</text:p>
              </table:table-cell>
              <table:table-cell office:value-type="float" office:value="18.2600000000001">
                <text:p>18.2600000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96">
                <text:p>0.0596</text:p>
              </table:table-cell>
              <table:table-cell office:value-type="float" office:value="10.4099999999999">
                <text:p>10.4099999999999</text:p>
              </table:table-cell>
              <table:table-cell office:value-type="float" office:value="11.25">
                <text:p>11.25</text:p>
              </table:table-cell>
              <table:table-cell office:value-type="float" office:value="12.95">
                <text:p>12.95</text:p>
              </table:table-cell>
              <table:table-cell office:value-type="float" office:value="18.2099999999999">
                <text:p>18.2099999999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">
                <text:p>0.06</text:p>
              </table:table-cell>
              <table:table-cell office:value-type="float" office:value="10.48">
                <text:p>10.48</text:p>
              </table:table-cell>
              <table:table-cell office:value-type="float" office:value="11.27">
                <text:p>11.27</text:p>
              </table:table-cell>
              <table:table-cell office:value-type="float" office:value="12.9">
                <text:p>12.9</text:p>
              </table:table-cell>
              <table:table-cell office:value-type="float" office:value="18.17">
                <text:p>18.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04">
                <text:p>0.0604</text:p>
              </table:table-cell>
              <table:table-cell office:value-type="float" office:value="10.5499999999999">
                <text:p>10.5499999999999</text:p>
              </table:table-cell>
              <table:table-cell office:value-type="float" office:value="11.32">
                <text:p>11.32</text:p>
              </table:table-cell>
              <table:table-cell office:value-type="float" office:value="12.88">
                <text:p>12.88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08">
                <text:p>0.0608</text:p>
              </table:table-cell>
              <table:table-cell office:value-type="float" office:value="10.63">
                <text:p>10.63</text:p>
              </table:table-cell>
              <table:table-cell office:value-type="float" office:value="11.37">
                <text:p>11.37</text:p>
              </table:table-cell>
              <table:table-cell office:value-type="float" office:value="12.87">
                <text:p>12.87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12">
                <text:p>0.0612</text:p>
              </table:table-cell>
              <table:table-cell office:value-type="float" office:value="10.6999999999999">
                <text:p>10.6999999999999</text:p>
              </table:table-cell>
              <table:table-cell office:value-type="float" office:value="11.42">
                <text:p>11.42</text:p>
              </table:table-cell>
              <table:table-cell office:value-type="float" office:value="12.85">
                <text:p>12.85</text:p>
              </table:table-cell>
              <table:table-cell office:value-type="float" office:value="18.1100000000001">
                <text:p>18.110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16">
                <text:p>0.0616</text:p>
              </table:table-cell>
              <table:table-cell office:value-type="float" office:value="10.7700000000001">
                <text:p>10.7700000000001</text:p>
              </table:table-cell>
              <table:table-cell office:value-type="float" office:value="11.47">
                <text:p>11.47</text:p>
              </table:table-cell>
              <table:table-cell office:value-type="float" office:value="12.84">
                <text:p>12.84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2">
                <text:p>0.062</text:p>
              </table:table-cell>
              <table:table-cell office:value-type="float" office:value="10.84">
                <text:p>10.84</text:p>
              </table:table-cell>
              <table:table-cell office:value-type="float" office:value="11.5200000000001">
                <text:p>11.5200000000001</text:p>
              </table:table-cell>
              <table:table-cell office:value-type="float" office:value="12.81">
                <text:p>12.81</text:p>
              </table:table-cell>
              <table:table-cell office:value-type="float" office:value="18.07">
                <text:p>18.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24">
                <text:p>0.0624</text:p>
              </table:table-cell>
              <table:table-cell office:value-type="float" office:value="10.92">
                <text:p>10.92</text:p>
              </table:table-cell>
              <table:table-cell office:value-type="float" office:value="11.56">
                <text:p>11.56</text:p>
              </table:table-cell>
              <table:table-cell office:value-type="float" office:value="12.7900000000001">
                <text:p>12.7900000000001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28">
                <text:p>0.0628</text:p>
              </table:table-cell>
              <table:table-cell office:value-type="float" office:value="10.9899999999999">
                <text:p>10.9899999999999</text:p>
              </table:table-cell>
              <table:table-cell office:value-type="float" office:value="11.61">
                <text:p>11.61</text:p>
              </table:table-cell>
              <table:table-cell office:value-type="float" office:value="12.78">
                <text:p>12.78</text:p>
              </table:table-cell>
              <table:table-cell office:value-type="float" office:value="18.0400000000001">
                <text:p>18.04000000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32">
                <text:p>0.0632</text:p>
              </table:table-cell>
              <table:table-cell office:value-type="float" office:value="11.05">
                <text:p>11.05</text:p>
              </table:table-cell>
              <table:table-cell office:value-type="float" office:value="11.66">
                <text:p>11.66</text:p>
              </table:table-cell>
              <table:table-cell office:value-type="float" office:value="12.76">
                <text:p>12.76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36">
                <text:p>0.0636</text:p>
              </table:table-cell>
              <table:table-cell office:value-type="float" office:value="11.13">
                <text:p>11.13</text:p>
              </table:table-cell>
              <table:table-cell office:value-type="float" office:value="11.7200000000001">
                <text:p>11.7200000000001</text:p>
              </table:table-cell>
              <table:table-cell office:value-type="float" office:value="12.76">
                <text:p>12.76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4">
                <text:p>0.064</text:p>
              </table:table-cell>
              <table:table-cell office:value-type="float" office:value="11.2100000000001">
                <text:p>11.2100000000001</text:p>
              </table:table-cell>
              <table:table-cell office:value-type="float" office:value="11.79">
                <text:p>11.79</text:p>
              </table:table-cell>
              <table:table-cell office:value-type="float" office:value="12.76">
                <text:p>12.76</text:p>
              </table:table-cell>
              <table:table-cell office:value-type="float" office:value="18.0199999999999">
                <text:p>18.0199999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44">
                <text:p>0.0644</text:p>
              </table:table-cell>
              <table:table-cell office:value-type="float" office:value="11.29">
                <text:p>11.29</text:p>
              </table:table-cell>
              <table:table-cell office:value-type="float" office:value="11.8499999999999">
                <text:p>11.8499999999999</text:p>
              </table:table-cell>
              <table:table-cell office:value-type="float" office:value="12.7700000000001">
                <text:p>12.7700000000001</text:p>
              </table:table-cell>
              <table:table-cell office:value-type="float" office:value="18.0300000000001">
                <text:p>18.0300000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48">
                <text:p>0.0648</text:p>
              </table:table-cell>
              <table:table-cell office:value-type="float" office:value="11.3599999999999">
                <text:p>11.3599999999999</text:p>
              </table:table-cell>
              <table:table-cell office:value-type="float" office:value="11.8999999999999">
                <text:p>11.8999999999999</text:p>
              </table:table-cell>
              <table:table-cell office:value-type="float" office:value="12.7699999999999">
                <text:p>12.7699999999999</text:p>
              </table:table-cell>
              <table:table-cell office:value-type="float" office:value="18.03">
                <text:p>18.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52">
                <text:p>0.0652</text:p>
              </table:table-cell>
              <table:table-cell office:value-type="float" office:value="11.45">
                <text:p>11.45</text:p>
              </table:table-cell>
              <table:table-cell office:value-type="float" office:value="11.97">
                <text:p>11.97</text:p>
              </table:table-cell>
              <table:table-cell office:value-type="float" office:value="12.78">
                <text:p>12.78</text:p>
              </table:table-cell>
              <table:table-cell office:value-type="float" office:value="18.0399999999999">
                <text:p>18.03999999999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56">
                <text:p>0.0656</text:p>
              </table:table-cell>
              <table:table-cell office:value-type="float" office:value="11.52">
                <text:p>11.52</text:p>
              </table:table-cell>
              <table:table-cell office:value-type="float" office:value="12.03">
                <text:p>12.03</text:p>
              </table:table-cell>
              <table:table-cell office:value-type="float" office:value="12.79">
                <text:p>12.79</text:p>
              </table:table-cell>
              <table:table-cell office:value-type="float" office:value="18.0399999999999">
                <text:p>18.03999999999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6">
                <text:p>0.066</text:p>
              </table:table-cell>
              <table:table-cell office:value-type="float" office:value="11.6000000000001">
                <text:p>11.6000000000001</text:p>
              </table:table-cell>
              <table:table-cell office:value-type="float" office:value="12.0899999999999">
                <text:p>12.0899999999999</text:p>
              </table:table-cell>
              <table:table-cell office:value-type="float" office:value="12.7999999999999">
                <text:p>12.7999999999999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64">
                <text:p>0.0664</text:p>
              </table:table-cell>
              <table:table-cell office:value-type="float" office:value="11.68">
                <text:p>11.68</text:p>
              </table:table-cell>
              <table:table-cell office:value-type="float" office:value="12.1600000000001">
                <text:p>12.1600000000001</text:p>
              </table:table-cell>
              <table:table-cell office:value-type="float" office:value="12.8">
                <text:p>12.8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68">
                <text:p>0.0668</text:p>
              </table:table-cell>
              <table:table-cell office:value-type="float" office:value="11.76">
                <text:p>11.76</text:p>
              </table:table-cell>
              <table:table-cell office:value-type="float" office:value="12.23">
                <text:p>12.23</text:p>
              </table:table-cell>
              <table:table-cell office:value-type="float" office:value="12.8199999999999">
                <text:p>12.8199999999999</text:p>
              </table:table-cell>
              <table:table-cell office:value-type="float" office:value="18.0699999999999">
                <text:p>18.06999999999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72">
                <text:p>0.0672</text:p>
              </table:table-cell>
              <table:table-cell office:value-type="float" office:value="11.84">
                <text:p>11.84</text:p>
              </table:table-cell>
              <table:table-cell office:value-type="float" office:value="12.3000000000001">
                <text:p>12.3000000000001</text:p>
              </table:table-cell>
              <table:table-cell office:value-type="float" office:value="12.8499999999999">
                <text:p>12.8499999999999</text:p>
              </table:table-cell>
              <table:table-cell office:value-type="float" office:value="18.0999999999999">
                <text:p>18.09999999999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76">
                <text:p>0.0676</text:p>
              </table:table-cell>
              <table:table-cell office:value-type="float" office:value="11.94">
                <text:p>11.94</text:p>
              </table:table-cell>
              <table:table-cell office:value-type="float" office:value="12.3800000000001">
                <text:p>12.3800000000001</text:p>
              </table:table-cell>
              <table:table-cell office:value-type="float" office:value="12.88">
                <text:p>12.88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8">
                <text:p>0.068</text:p>
              </table:table-cell>
              <table:table-cell office:value-type="float" office:value="12.0199999999999">
                <text:p>12.0199999999999</text:p>
              </table:table-cell>
              <table:table-cell office:value-type="float" office:value="12.4599999999999">
                <text:p>12.4599999999999</text:p>
              </table:table-cell>
              <table:table-cell office:value-type="float" office:value="12.91">
                <text:p>12.91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84">
                <text:p>0.0684</text:p>
              </table:table-cell>
              <table:table-cell office:value-type="float" office:value="12.1">
                <text:p>12.1</text:p>
              </table:table-cell>
              <table:table-cell office:value-type="float" office:value="12.53">
                <text:p>12.53</text:p>
              </table:table-cell>
              <table:table-cell office:value-type="float" office:value="12.93">
                <text:p>12.93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88">
                <text:p>0.0688</text:p>
              </table:table-cell>
              <table:table-cell office:value-type="float" office:value="12.19">
                <text:p>12.19</text:p>
              </table:table-cell>
              <table:table-cell office:value-type="float" office:value="12.61">
                <text:p>12.61</text:p>
              </table:table-cell>
              <table:table-cell office:value-type="float" office:value="12.9600000000001">
                <text:p>12.9600000000001</text:p>
              </table:table-cell>
              <table:table-cell office:value-type="float" office:value="18.2100000000001">
                <text:p>18.210000000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92">
                <text:p>0.0692</text:p>
              </table:table-cell>
              <table:table-cell office:value-type="float" office:value="12.28">
                <text:p>12.28</text:p>
              </table:table-cell>
              <table:table-cell office:value-type="float" office:value="12.67">
                <text:p>12.67</text:p>
              </table:table-cell>
              <table:table-cell office:value-type="float" office:value="12.9900000000001">
                <text:p>12.9900000000001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96">
                <text:p>0.0696</text:p>
              </table:table-cell>
              <table:table-cell office:value-type="float" office:value="12.37">
                <text:p>12.37</text:p>
              </table:table-cell>
              <table:table-cell office:value-type="float" office:value="12.7499999999999">
                <text:p>12.7499999999999</text:p>
              </table:table-cell>
              <table:table-cell office:value-type="float" office:value="13.02">
                <text:p>13.02</text:p>
              </table:table-cell>
              <table:table-cell office:value-type="float" office:value="18.27">
                <text:p>18.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">
                <text:p>0.07</text:p>
              </table:table-cell>
              <table:table-cell office:value-type="float" office:value="12.45">
                <text:p>12.45</text:p>
              </table:table-cell>
              <table:table-cell office:value-type="float" office:value="12.83">
                <text:p>12.83</text:p>
              </table:table-cell>
              <table:table-cell office:value-type="float" office:value="13.05">
                <text:p>13.05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704">
                <text:p>0.0704</text:p>
              </table:table-cell>
              <table:table-cell office:value-type="float" office:value="12.54">
                <text:p>12.54</text:p>
              </table:table-cell>
              <table:table-cell office:value-type="float" office:value="12.92">
                <text:p>12.92</text:p>
              </table:table-cell>
              <table:table-cell office:value-type="float" office:value="13.1">
                <text:p>13.1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708">
                <text:p>0.0708</text:p>
              </table:table-cell>
              <table:table-cell office:value-type="float" office:value="12.64">
                <text:p>12.64</text:p>
              </table:table-cell>
              <table:table-cell office:value-type="float" office:value="13">
                <text:p>13</text:p>
              </table:table-cell>
              <table:table-cell office:value-type="float" office:value="13.15">
                <text:p>13.15</text:p>
              </table:table-cell>
              <table:table-cell office:value-type="float" office:value="18.4000000000001">
                <text:p>18.4000000000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712">
                <text:p>0.0712</text:p>
              </table:table-cell>
              <table:table-cell office:value-type="float" office:value="12.73">
                <text:p>12.73</text:p>
              </table:table-cell>
              <table:table-cell office:value-type="float" office:value="13.09">
                <text:p>13.09</text:p>
              </table:table-cell>
              <table:table-cell office:value-type="float" office:value="13.2">
                <text:p>13.2</text:p>
              </table:table-cell>
              <table:table-cell office:value-type="float" office:value="18.45">
                <text:p>18.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716">
                <text:p>0.0716</text:p>
              </table:table-cell>
              <table:table-cell office:value-type="float" office:value="12.83">
                <text:p>12.83</text:p>
              </table:table-cell>
              <table:table-cell office:value-type="float" office:value="13.18">
                <text:p>13.18</text:p>
              </table:table-cell>
              <table:table-cell office:value-type="float" office:value="13.25">
                <text:p>13.2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72">
                <text:p>0.072</text:p>
              </table:table-cell>
              <table:table-cell office:value-type="float" office:value="12.92">
                <text:p>12.92</text:p>
              </table:table-cell>
              <table:table-cell office:value-type="float" office:value="13.2699999999999">
                <text:p>13.2699999999999</text:p>
              </table:table-cell>
              <table:table-cell office:value-type="float" office:value="13.3">
                <text:p>13.3</text:p>
              </table:table-cell>
              <table:table-cell office:value-type="float" office:value="18.5500000000001">
                <text:p>18.55000000000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724">
                <text:p>0.0724</text:p>
              </table:table-cell>
              <table:table-cell office:value-type="float" office:value="13.02">
                <text:p>13.02</text:p>
              </table:table-cell>
              <table:table-cell office:value-type="float" office:value="13.36">
                <text:p>13.36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18.6000000000001">
                <text:p>18.60000000000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728">
                <text:p>0.0728</text:p>
              </table:table-cell>
              <table:table-cell office:value-type="float" office:value="13.1100000000001">
                <text:p>13.1100000000001</text:p>
              </table:table-cell>
              <table:table-cell office:value-type="float" office:value="13.45">
                <text:p>13.45</text:p>
              </table:table-cell>
              <table:table-cell office:value-type="float" office:value="13.4">
                <text:p>13.4</text:p>
              </table:table-cell>
              <table:table-cell office:value-type="float" office:value="18.6499999999999">
                <text:p>18.64999999999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732">
                <text:p>0.0732</text:p>
              </table:table-cell>
              <table:table-cell office:value-type="float" office:value="13.2">
                <text:p>13.2</text:p>
              </table:table-cell>
              <table:table-cell office:value-type="float" office:value="13.54">
                <text:p>13.54</text:p>
              </table:table-cell>
              <table:table-cell office:value-type="float" office:value="13.4599999999999">
                <text:p>13.4599999999999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736">
                <text:p>0.0736</text:p>
              </table:table-cell>
              <table:table-cell office:value-type="float" office:value="13.31">
                <text:p>13.31</text:p>
              </table:table-cell>
              <table:table-cell office:value-type="float" office:value="13.63">
                <text:p>13.63</text:p>
              </table:table-cell>
              <table:table-cell office:value-type="float" office:value="13.52">
                <text:p>13.52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74">
                <text:p>0.074</text:p>
              </table:table-cell>
              <table:table-cell office:value-type="float" office:value="13.4099999999999">
                <text:p>13.4099999999999</text:p>
              </table:table-cell>
              <table:table-cell office:value-type="float" office:value="13.74">
                <text:p>13.74</text:p>
              </table:table-cell>
              <table:table-cell office:value-type="float" office:value="13.59">
                <text:p>13.59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744">
                <text:p>0.0744</text:p>
              </table:table-cell>
              <table:table-cell office:value-type="float" office:value="13.52">
                <text:p>13.52</text:p>
              </table:table-cell>
              <table:table-cell office:value-type="float" office:value="13.84">
                <text:p>13.84</text:p>
              </table:table-cell>
              <table:table-cell office:value-type="float" office:value="13.6700000000001">
                <text:p>13.6700000000001</text:p>
              </table:table-cell>
              <table:table-cell office:value-type="float" office:value="18.92">
                <text:p>18.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748">
                <text:p>0.0748</text:p>
              </table:table-cell>
              <table:table-cell office:value-type="float" office:value="13.6099999999999">
                <text:p>13.6099999999999</text:p>
              </table:table-cell>
              <table:table-cell office:value-type="float" office:value="13.94">
                <text:p>13.94</text:p>
              </table:table-cell>
              <table:table-cell office:value-type="float" office:value="13.74">
                <text:p>13.74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752">
                <text:p>0.0752</text:p>
              </table:table-cell>
              <table:table-cell office:value-type="float" office:value="13.72">
                <text:p>13.72</text:p>
              </table:table-cell>
              <table:table-cell office:value-type="float" office:value="14.0399999999999">
                <text:p>14.0399999999999</text:p>
              </table:table-cell>
              <table:table-cell office:value-type="float" office:value="13.81">
                <text:p>13.81</text:p>
              </table:table-cell>
              <table:table-cell office:value-type="float" office:value="19.06">
                <text:p>19.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756">
                <text:p>0.0756</text:p>
              </table:table-cell>
              <table:table-cell office:value-type="float" office:value="13.8199999999999">
                <text:p>13.8199999999999</text:p>
              </table:table-cell>
              <table:table-cell office:value-type="float" office:value="14.14">
                <text:p>14.14</text:p>
              </table:table-cell>
              <table:table-cell office:value-type="float" office:value="13.89">
                <text:p>13.89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76">
                <text:p>0.076</text:p>
              </table:table-cell>
              <table:table-cell office:value-type="float" office:value="13.93">
                <text:p>13.93</text:p>
              </table:table-cell>
              <table:table-cell office:value-type="float" office:value="14.24">
                <text:p>14.24</text:p>
              </table:table-cell>
              <table:table-cell office:value-type="float" office:value="13.96">
                <text:p>13.96</text:p>
              </table:table-cell>
              <table:table-cell office:value-type="float" office:value="19.21">
                <text:p>19.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764">
                <text:p>0.0764</text:p>
              </table:table-cell>
              <table:table-cell office:value-type="float" office:value="14.0300000000001">
                <text:p>14.0300000000001</text:p>
              </table:table-cell>
              <table:table-cell office:value-type="float" office:value="14.35">
                <text:p>14.35</text:p>
              </table:table-cell>
              <table:table-cell office:value-type="float" office:value="14.0400000000001">
                <text:p>14.0400000000001</text:p>
              </table:table-cell>
              <table:table-cell office:value-type="float" office:value="19.2800000000001">
                <text:p>19.28000000000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768">
                <text:p>0.0768</text:p>
              </table:table-cell>
              <table:table-cell office:value-type="float" office:value="14.1399999999999">
                <text:p>14.1399999999999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14.12">
                <text:p>14.12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772">
                <text:p>0.0772</text:p>
              </table:table-cell>
              <table:table-cell office:value-type="float" office:value="14.25">
                <text:p>14.25</text:p>
              </table:table-cell>
              <table:table-cell office:value-type="float" office:value="14.57">
                <text:p>14.57</text:p>
              </table:table-cell>
              <table:table-cell office:value-type="float" office:value="14.2199999999999">
                <text:p>14.2199999999999</text:p>
              </table:table-cell>
              <table:table-cell office:value-type="float" office:value="19.4599999999999">
                <text:p>19.45999999999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776">
                <text:p>0.0776</text:p>
              </table:table-cell>
              <table:table-cell office:value-type="float" office:value="14.37">
                <text:p>14.37</text:p>
              </table:table-cell>
              <table:table-cell office:value-type="float" office:value="14.68">
                <text:p>14.68</text:p>
              </table:table-cell>
              <table:table-cell office:value-type="float" office:value="14.32">
                <text:p>14.32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78">
                <text:p>0.078</text:p>
              </table:table-cell>
              <table:table-cell office:value-type="float" office:value="14.48">
                <text:p>14.48</text:p>
              </table:table-cell>
              <table:table-cell office:value-type="float" office:value="14.8">
                <text:p>14.8</text:p>
              </table:table-cell>
              <table:table-cell office:value-type="float" office:value="14.41">
                <text:p>14.41</text:p>
              </table:table-cell>
              <table:table-cell office:value-type="float" office:value="19.6500000000001">
                <text:p>19.65000000000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784">
                <text:p>0.0784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14.9199999999999">
                <text:p>14.9199999999999</text:p>
              </table:table-cell>
              <table:table-cell office:value-type="float" office:value="14.51">
                <text:p>14.51</text:p>
              </table:table-cell>
              <table:table-cell office:value-type="float" office:value="19.7499999999999">
                <text:p>19.7499999999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788">
                <text:p>0.0788</text:p>
              </table:table-cell>
              <table:table-cell office:value-type="float" office:value="14.71">
                <text:p>14.71</text:p>
              </table:table-cell>
              <table:table-cell office:value-type="float" office:value="15.0300000000001">
                <text:p>15.0300000000001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19.8400000000001">
                <text:p>19.8400000000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792">
                <text:p>0.0792</text:p>
              </table:table-cell>
              <table:table-cell office:value-type="float" office:value="14.83">
                <text:p>14.83</text:p>
              </table:table-cell>
              <table:table-cell office:value-type="float" office:value="15.15">
                <text:p>15.15</text:p>
              </table:table-cell>
              <table:table-cell office:value-type="float" office:value="14.6999999999999">
                <text:p>14.6999999999999</text:p>
              </table:table-cell>
              <table:table-cell office:value-type="float" office:value="19.9499999999999">
                <text:p>19.94999999999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796">
                <text:p>0.0796</text:p>
              </table:table-cell>
              <table:table-cell office:value-type="float" office:value="14.94">
                <text:p>14.94</text:p>
              </table:table-cell>
              <table:table-cell office:value-type="float" office:value="15.2599999999999">
                <text:p>15.2599999999999</text:p>
              </table:table-cell>
              <table:table-cell office:value-type="float" office:value="14.8">
                <text:p>14.8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8">
                <text:p>0.08</text:p>
              </table:table-cell>
              <table:table-cell office:value-type="float" office:value="15.06">
                <text:p>15.06</text:p>
              </table:table-cell>
              <table:table-cell office:value-type="float" office:value="15.3800000000001">
                <text:p>15.3800000000001</text:p>
              </table:table-cell>
              <table:table-cell office:value-type="float" office:value="14.89">
                <text:p>14.89</text:p>
              </table:table-cell>
              <table:table-cell office:value-type="float" office:value="20.1399999999999">
                <text:p>20.13999999999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04">
                <text:p>0.0804</text:p>
              </table:table-cell>
              <table:table-cell office:value-type="float" office:value="15.18">
                <text:p>15.18</text:p>
              </table:table-cell>
              <table:table-cell office:value-type="float" office:value="15.51">
                <text:p>15.51</text:p>
              </table:table-cell>
              <table:table-cell office:value-type="float" office:value="15.01">
                <text:p>15.01</text:p>
              </table:table-cell>
              <table:table-cell office:value-type="float" office:value="20.2600000000001">
                <text:p>20.26000000000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808">
                <text:p>0.0808</text:p>
              </table:table-cell>
              <table:table-cell office:value-type="float" office:value="15.3099999999999">
                <text:p>15.3099999999999</text:p>
              </table:table-cell>
              <table:table-cell office:value-type="float" office:value="15.64">
                <text:p>15.64</text:p>
              </table:table-cell>
              <table:table-cell office:value-type="float" office:value="15.13">
                <text:p>15.13</text:p>
              </table:table-cell>
              <table:table-cell office:value-type="float" office:value="20.38">
                <text:p>20.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812">
                <text:p>0.0812</text:p>
              </table:table-cell>
              <table:table-cell office:value-type="float" office:value="15.4300000000001">
                <text:p>15.4300000000001</text:p>
              </table:table-cell>
              <table:table-cell office:value-type="float" office:value="15.78">
                <text:p>15.78</text:p>
              </table:table-cell>
              <table:table-cell office:value-type="float" office:value="15.2599999999999">
                <text:p>15.2599999999999</text:p>
              </table:table-cell>
              <table:table-cell office:value-type="float" office:value="20.5099999999999">
                <text:p>20.50999999999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816">
                <text:p>0.0816</text:p>
              </table:table-cell>
              <table:table-cell office:value-type="float" office:value="15.56">
                <text:p>15.56</text:p>
              </table:table-cell>
              <table:table-cell office:value-type="float" office:value="15.91">
                <text:p>15.91</text:p>
              </table:table-cell>
              <table:table-cell office:value-type="float" office:value="15.38">
                <text:p>15.38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82">
                <text:p>0.082</text:p>
              </table:table-cell>
              <table:table-cell office:value-type="float" office:value="15.68">
                <text:p>15.68</text:p>
              </table:table-cell>
              <table:table-cell office:value-type="float" office:value="16.0399999999999">
                <text:p>16.0399999999999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824">
                <text:p>0.0824</text:p>
              </table:table-cell>
              <table:table-cell office:value-type="float" office:value="15.81">
                <text:p>15.81</text:p>
              </table:table-cell>
              <table:table-cell office:value-type="float" office:value="16.17">
                <text:p>16.17</text:p>
              </table:table-cell>
              <table:table-cell office:value-type="float" office:value="15.62">
                <text:p>15.62</text:p>
              </table:table-cell>
              <table:table-cell office:value-type="float" office:value="20.8699999999999">
                <text:p>20.86999999999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28">
                <text:p>0.0828</text:p>
              </table:table-cell>
              <table:table-cell office:value-type="float" office:value="15.93">
                <text:p>15.93</text:p>
              </table:table-cell>
              <table:table-cell office:value-type="float" office:value="16.3099999999999">
                <text:p>16.3099999999999</text:p>
              </table:table-cell>
              <table:table-cell office:value-type="float" office:value="15.75">
                <text:p>15.75</text:p>
              </table:table-cell>
              <table:table-cell office:value-type="float" office:value="20.9900000000001">
                <text:p>20.99000000000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832">
                <text:p>0.0832</text:p>
              </table:table-cell>
              <table:table-cell office:value-type="float" office:value="16.0600000000001">
                <text:p>16.0600000000001</text:p>
              </table:table-cell>
              <table:table-cell office:value-type="float" office:value="16.44">
                <text:p>16.44</text:p>
              </table:table-cell>
              <table:table-cell office:value-type="float" office:value="15.8699999999999">
                <text:p>15.8699999999999</text:p>
              </table:table-cell>
              <table:table-cell office:value-type="float" office:value="21.11">
                <text:p>21.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836">
                <text:p>0.0836</text:p>
              </table:table-cell>
              <table:table-cell office:value-type="float" office:value="16.19">
                <text:p>16.19</text:p>
              </table:table-cell>
              <table:table-cell office:value-type="float" office:value="16.58">
                <text:p>16.58</text:p>
              </table:table-cell>
              <table:table-cell office:value-type="float" office:value="16.0100000000001">
                <text:p>16.0100000000001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84">
                <text:p>0.084</text:p>
              </table:table-cell>
              <table:table-cell office:value-type="float" office:value="16.34">
                <text:p>16.34</text:p>
              </table:table-cell>
              <table:table-cell office:value-type="float" office:value="16.73">
                <text:p>16.73</text:p>
              </table:table-cell>
              <table:table-cell office:value-type="float" office:value="16.16">
                <text:p>16.16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44">
                <text:p>0.0844</text:p>
              </table:table-cell>
              <table:table-cell office:value-type="float" office:value="16.47">
                <text:p>16.47</text:p>
              </table:table-cell>
              <table:table-cell office:value-type="float" office:value="16.89">
                <text:p>16.89</text:p>
              </table:table-cell>
              <table:table-cell office:value-type="float" office:value="16.3099999999999">
                <text:p>16.3099999999999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848">
                <text:p>0.0848</text:p>
              </table:table-cell>
              <table:table-cell office:value-type="float" office:value="16.62">
                <text:p>16.62</text:p>
              </table:table-cell>
              <table:table-cell office:value-type="float" office:value="17.0400000000001">
                <text:p>17.0400000000001</text:p>
              </table:table-cell>
              <table:table-cell office:value-type="float" office:value="16.46">
                <text:p>16.46</text:p>
              </table:table-cell>
              <table:table-cell office:value-type="float" office:value="21.71">
                <text:p>21.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852">
                <text:p>0.0852</text:p>
              </table:table-cell>
              <table:table-cell office:value-type="float" office:value="16.7499999999999">
                <text:p>16.7499999999999</text:p>
              </table:table-cell>
              <table:table-cell office:value-type="float" office:value="17.1899999999999">
                <text:p>17.1899999999999</text:p>
              </table:table-cell>
              <table:table-cell office:value-type="float" office:value="16.61">
                <text:p>16.61</text:p>
              </table:table-cell>
              <table:table-cell office:value-type="float" office:value="21.86">
                <text:p>21.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856">
                <text:p>0.0856</text:p>
              </table:table-cell>
              <table:table-cell office:value-type="float" office:value="16.9">
                <text:p>16.9</text:p>
              </table:table-cell>
              <table:table-cell office:value-type="float" office:value="17.34">
                <text:p>17.34</text:p>
              </table:table-cell>
              <table:table-cell office:value-type="float" office:value="16.76">
                <text:p>16.76</text:p>
              </table:table-cell>
              <table:table-cell office:value-type="float" office:value="22.0100000000001">
                <text:p>22.01000000000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86">
                <text:p>0.086</text:p>
              </table:table-cell>
              <table:table-cell office:value-type="float" office:value="17.03">
                <text:p>17.03</text:p>
              </table:table-cell>
              <table:table-cell office:value-type="float" office:value="17.49">
                <text:p>17.49</text:p>
              </table:table-cell>
              <table:table-cell office:value-type="float" office:value="16.91">
                <text:p>16.91</text:p>
              </table:table-cell>
              <table:table-cell office:value-type="float" office:value="22.16">
                <text:p>22.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64">
                <text:p>0.0864</text:p>
              </table:table-cell>
              <table:table-cell office:value-type="float" office:value="17.18">
                <text:p>17.18</text:p>
              </table:table-cell>
              <table:table-cell office:value-type="float" office:value="17.64">
                <text:p>17.64</text:p>
              </table:table-cell>
              <table:table-cell office:value-type="float" office:value="17.06">
                <text:p>17.06</text:p>
              </table:table-cell>
              <table:table-cell office:value-type="float" office:value="22.3099999999999">
                <text:p>22.30999999999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868">
                <text:p>0.0868</text:p>
              </table:table-cell>
              <table:table-cell office:value-type="float" office:value="17.32">
                <text:p>17.32</text:p>
              </table:table-cell>
              <table:table-cell office:value-type="float" office:value="17.8">
                <text:p>17.8</text:p>
              </table:table-cell>
              <table:table-cell office:value-type="float" office:value="17.2199999999999">
                <text:p>17.2199999999999</text:p>
              </table:table-cell>
              <table:table-cell office:value-type="float" office:value="22.47">
                <text:p>22.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872">
                <text:p>0.0872</text:p>
              </table:table-cell>
              <table:table-cell office:value-type="float" office:value="17.49">
                <text:p>17.49</text:p>
              </table:table-cell>
              <table:table-cell office:value-type="float" office:value="17.98">
                <text:p>17.98</text:p>
              </table:table-cell>
              <table:table-cell office:value-type="float" office:value="17.4">
                <text:p>17.4</text:p>
              </table:table-cell>
              <table:table-cell office:value-type="float" office:value="22.6499999999999">
                <text:p>22.64999999999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876">
                <text:p>0.0876</text:p>
              </table:table-cell>
              <table:table-cell office:value-type="float" office:value="17.6400000000001">
                <text:p>17.6400000000001</text:p>
              </table:table-cell>
              <table:table-cell office:value-type="float" office:value="18.15">
                <text:p>18.15</text:p>
              </table:table-cell>
              <table:table-cell office:value-type="float" office:value="17.5799999999999">
                <text:p>17.5799999999999</text:p>
              </table:table-cell>
              <table:table-cell office:value-type="float" office:value="22.8299999999999">
                <text:p>22.82999999999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88">
                <text:p>0.088</text:p>
              </table:table-cell>
              <table:table-cell office:value-type="float" office:value="17.81">
                <text:p>17.81</text:p>
              </table:table-cell>
              <table:table-cell office:value-type="float" office:value="18.3300000000001">
                <text:p>18.3300000000001</text:p>
              </table:table-cell>
              <table:table-cell office:value-type="float" office:value="17.76">
                <text:p>17.76</text:p>
              </table:table-cell>
              <table:table-cell office:value-type="float" office:value="23.01">
                <text:p>23.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884">
                <text:p>0.0884</text:p>
              </table:table-cell>
              <table:table-cell office:value-type="float" office:value="17.9600000000001">
                <text:p>17.9600000000001</text:p>
              </table:table-cell>
              <table:table-cell office:value-type="float" office:value="18.5">
                <text:p>18.5</text:p>
              </table:table-cell>
              <table:table-cell office:value-type="float" office:value="17.96">
                <text:p>17.96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888">
                <text:p>0.0888</text:p>
              </table:table-cell>
              <table:table-cell office:value-type="float" office:value="18.13">
                <text:p>18.13</text:p>
              </table:table-cell>
              <table:table-cell office:value-type="float" office:value="18.68">
                <text:p>18.68</text:p>
              </table:table-cell>
              <table:table-cell office:value-type="float" office:value="18.14">
                <text:p>18.14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892">
                <text:p>0.0892</text:p>
              </table:table-cell>
              <table:table-cell office:value-type="float" office:value="18.2800000000001">
                <text:p>18.2800000000001</text:p>
              </table:table-cell>
              <table:table-cell office:value-type="float" office:value="18.85">
                <text:p>18.85</text:p>
              </table:table-cell>
              <table:table-cell office:value-type="float" office:value="18.32">
                <text:p>18.32</text:p>
              </table:table-cell>
              <table:table-cell office:value-type="float" office:value="23.57">
                <text:p>23.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896">
                <text:p>0.0896</text:p>
              </table:table-cell>
              <table:table-cell office:value-type="float" office:value="18.4500000000001">
                <text:p>18.4500000000001</text:p>
              </table:table-cell>
              <table:table-cell office:value-type="float" office:value="19.03">
                <text:p>19.03</text:p>
              </table:table-cell>
              <table:table-cell office:value-type="float" office:value="18.5">
                <text:p>18.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9">
                <text:p>0.09</text:p>
              </table:table-cell>
              <table:table-cell office:value-type="float" office:value="18.6099999999999">
                <text:p>18.6099999999999</text:p>
              </table:table-cell>
              <table:table-cell office:value-type="float" office:value="19.2">
                <text:p>19.2</text:p>
              </table:table-cell>
              <table:table-cell office:value-type="float" office:value="18.6900000000001">
                <text:p>18.6900000000001</text:p>
              </table:table-cell>
              <table:table-cell office:value-type="float" office:value="23.9400000000001">
                <text:p>23.94000000000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904">
                <text:p>0.0904</text:p>
              </table:table-cell>
              <table:table-cell office:value-type="float" office:value="18.7900000000001">
                <text:p>18.7900000000001</text:p>
              </table:table-cell>
              <table:table-cell office:value-type="float" office:value="19.41">
                <text:p>19.41</text:p>
              </table:table-cell>
              <table:table-cell office:value-type="float" office:value="18.91">
                <text:p>18.91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908">
                <text:p>0.0908</text:p>
              </table:table-cell>
              <table:table-cell office:value-type="float" office:value="18.9800000000001">
                <text:p>18.9800000000001</text:p>
              </table:table-cell>
              <table:table-cell office:value-type="float" office:value="19.6099999999999">
                <text:p>19.6099999999999</text:p>
              </table:table-cell>
              <table:table-cell office:value-type="float" office:value="19.1300000000001">
                <text:p>19.1300000000001</text:p>
              </table:table-cell>
              <table:table-cell office:value-type="float" office:value="24.3800000000001">
                <text:p>24.38000000000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912">
                <text:p>0.0912</text:p>
              </table:table-cell>
              <table:table-cell office:value-type="float" office:value="19.1600000000001">
                <text:p>19.1600000000001</text:p>
              </table:table-cell>
              <table:table-cell office:value-type="float" office:value="19.81">
                <text:p>19.81</text:p>
              </table:table-cell>
              <table:table-cell office:value-type="float" office:value="19.35">
                <text:p>19.35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916">
                <text:p>0.0916</text:p>
              </table:table-cell>
              <table:table-cell office:value-type="float" office:value="19.3500000000001">
                <text:p>19.3500000000001</text:p>
              </table:table-cell>
              <table:table-cell office:value-type="float" office:value="20.0100000000001">
                <text:p>20.0100000000001</text:p>
              </table:table-cell>
              <table:table-cell office:value-type="float" office:value="19.57">
                <text:p>19.57</text:p>
              </table:table-cell>
              <table:table-cell office:value-type="float" office:value="24.82">
                <text:p>24.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92">
                <text:p>0.092</text:p>
              </table:table-cell>
              <table:table-cell office:value-type="float" office:value="19.53">
                <text:p>19.53</text:p>
              </table:table-cell>
              <table:table-cell office:value-type="float" office:value="20.2099999999999">
                <text:p>20.2099999999999</text:p>
              </table:table-cell>
              <table:table-cell office:value-type="float" office:value="19.7900000000001">
                <text:p>19.7900000000001</text:p>
              </table:table-cell>
              <table:table-cell office:value-type="float" office:value="25.0400000000001">
                <text:p>25.04000000000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924">
                <text:p>0.0924</text:p>
              </table:table-cell>
              <table:table-cell office:value-type="float" office:value="19.7200000000001">
                <text:p>19.7200000000001</text:p>
              </table:table-cell>
              <table:table-cell office:value-type="float" office:value="20.42">
                <text:p>20.42</text:p>
              </table:table-cell>
              <table:table-cell office:value-type="float" office:value="20.01">
                <text:p>20.01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928">
                <text:p>0.0928</text:p>
              </table:table-cell>
              <table:table-cell office:value-type="float" office:value="19.9">
                <text:p>19.9</text:p>
              </table:table-cell>
              <table:table-cell office:value-type="float" office:value="20.62">
                <text:p>20.62</text:p>
              </table:table-cell>
              <table:table-cell office:value-type="float" office:value="20.23">
                <text:p>20.23</text:p>
              </table:table-cell>
              <table:table-cell office:value-type="float" office:value="25.49">
                <text:p>25.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932">
                <text:p>0.0932</text:p>
              </table:table-cell>
              <table:table-cell office:value-type="float" office:value="20.0900000000001">
                <text:p>20.0900000000001</text:p>
              </table:table-cell>
              <table:table-cell office:value-type="float" office:value="20.8199999999999">
                <text:p>20.8199999999999</text:p>
              </table:table-cell>
              <table:table-cell office:value-type="float" office:value="20.4500000000001">
                <text:p>20.4500000000001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936">
                <text:p>0.0936</text:p>
              </table:table-cell>
              <table:table-cell office:value-type="float" office:value="20.2899999999999">
                <text:p>20.2899999999999</text:p>
              </table:table-cell>
              <table:table-cell office:value-type="float" office:value="21.05">
                <text:p>21.05</text:p>
              </table:table-cell>
              <table:table-cell office:value-type="float" office:value="20.71">
                <text:p>20.71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94">
                <text:p>0.094</text:p>
              </table:table-cell>
              <table:table-cell office:value-type="float" office:value="20.5000000000001">
                <text:p>20.5000000000001</text:p>
              </table:table-cell>
              <table:table-cell office:value-type="float" office:value="21.29">
                <text:p>21.29</text:p>
              </table:table-cell>
              <table:table-cell office:value-type="float" office:value="20.9699999999999">
                <text:p>20.9699999999999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944">
                <text:p>0.0944</text:p>
              </table:table-cell>
              <table:table-cell office:value-type="float" office:value="20.72">
                <text:p>20.72</text:p>
              </table:table-cell>
              <table:table-cell office:value-type="float" office:value="21.5299999999999">
                <text:p>21.5299999999999</text:p>
              </table:table-cell>
              <table:table-cell office:value-type="float" office:value="21.24">
                <text:p>21.2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948">
                <text:p>0.0948</text:p>
              </table:table-cell>
              <table:table-cell office:value-type="float" office:value="20.93">
                <text:p>20.93</text:p>
              </table:table-cell>
              <table:table-cell office:value-type="float" office:value="21.7700000000001">
                <text:p>21.7700000000001</text:p>
              </table:table-cell>
              <table:table-cell office:value-type="float" office:value="21.51">
                <text:p>21.51</text:p>
              </table:table-cell>
              <table:table-cell office:value-type="float" office:value="26.7700000000001">
                <text:p>26.77000000000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952">
                <text:p>0.0952</text:p>
              </table:table-cell>
              <table:table-cell office:value-type="float" office:value="21.15">
                <text:p>21.15</text:p>
              </table:table-cell>
              <table:table-cell office:value-type="float" office:value="22.01">
                <text:p>22.01</text:p>
              </table:table-cell>
              <table:table-cell office:value-type="float" office:value="21.78">
                <text:p>21.78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956">
                <text:p>0.0956</text:p>
              </table:table-cell>
              <table:table-cell office:value-type="float" office:value="21.36">
                <text:p>21.36</text:p>
              </table:table-cell>
              <table:table-cell office:value-type="float" office:value="22.25">
                <text:p>22.25</text:p>
              </table:table-cell>
              <table:table-cell office:value-type="float" office:value="22.05">
                <text:p>22.05</text:p>
              </table:table-cell>
              <table:table-cell office:value-type="float" office:value="27.3099999999999">
                <text:p>27.30999999999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96">
                <text:p>0.096</text:p>
              </table:table-cell>
              <table:table-cell office:value-type="float" office:value="21.58">
                <text:p>21.58</text:p>
              </table:table-cell>
              <table:table-cell office:value-type="float" office:value="22.49">
                <text:p>22.49</text:p>
              </table:table-cell>
              <table:table-cell office:value-type="float" office:value="22.3199999999999">
                <text:p>22.3199999999999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964">
                <text:p>0.0964</text:p>
              </table:table-cell>
              <table:table-cell office:value-type="float" office:value="21.79">
                <text:p>21.79</text:p>
              </table:table-cell>
              <table:table-cell office:value-type="float" office:value="22.73">
                <text:p>22.73</text:p>
              </table:table-cell>
              <table:table-cell office:value-type="float" office:value="22.59">
                <text:p>22.59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968">
                <text:p>0.0968</text:p>
              </table:table-cell>
              <table:table-cell office:value-type="float" office:value="22.02">
                <text:p>22.02</text:p>
              </table:table-cell>
              <table:table-cell office:value-type="float" office:value="22.97">
                <text:p>22.97</text:p>
              </table:table-cell>
              <table:table-cell office:value-type="float" office:value="22.88">
                <text:p>22.88</text:p>
              </table:table-cell>
              <table:table-cell office:value-type="float" office:value="28.1400000000001">
                <text:p>28.14000000000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972">
                <text:p>0.0972</text:p>
              </table:table-cell>
              <table:table-cell office:value-type="float" office:value="22.27">
                <text:p>22.27</text:p>
              </table:table-cell>
              <table:table-cell office:value-type="float" office:value="23.2599999999999">
                <text:p>23.2599999999999</text:p>
              </table:table-cell>
              <table:table-cell office:value-type="float" office:value="23.2">
                <text:p>23.2</text:p>
              </table:table-cell>
              <table:table-cell office:value-type="float" office:value="28.4599999999999">
                <text:p>28.45999999999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976">
                <text:p>0.0976</text:p>
              </table:table-cell>
              <table:table-cell office:value-type="float" office:value="22.53">
                <text:p>22.53</text:p>
              </table:table-cell>
              <table:table-cell office:value-type="float" office:value="23.5500000000001">
                <text:p>23.5500000000001</text:p>
              </table:table-cell>
              <table:table-cell office:value-type="float" office:value="23.5299999999999">
                <text:p>23.5299999999999</text:p>
              </table:table-cell>
              <table:table-cell office:value-type="float" office:value="28.7899999999999">
                <text:p>28.78999999999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98">
                <text:p>0.098</text:p>
              </table:table-cell>
              <table:table-cell office:value-type="float" office:value="22.78">
                <text:p>22.78</text:p>
              </table:table-cell>
              <table:table-cell office:value-type="float" office:value="23.83">
                <text:p>23.83</text:p>
              </table:table-cell>
              <table:table-cell office:value-type="float" office:value="23.8499999999999">
                <text:p>23.8499999999999</text:p>
              </table:table-cell>
              <table:table-cell office:value-type="float" office:value="29.11">
                <text:p>29.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984">
                <text:p>0.0984</text:p>
              </table:table-cell>
              <table:table-cell office:value-type="float" office:value="23.0399999999999">
                <text:p>23.0399999999999</text:p>
              </table:table-cell>
              <table:table-cell office:value-type="float" office:value="24.1199999999999">
                <text:p>24.1199999999999</text:p>
              </table:table-cell>
              <table:table-cell office:value-type="float" office:value="24.18">
                <text:p>24.18</text:p>
              </table:table-cell>
              <table:table-cell office:value-type="float" office:value="29.4399999999999">
                <text:p>29.43999999999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988">
                <text:p>0.0988</text:p>
              </table:table-cell>
              <table:table-cell office:value-type="float" office:value="23.2899999999999">
                <text:p>23.2899999999999</text:p>
              </table:table-cell>
              <table:table-cell office:value-type="float" office:value="24.4">
                <text:p>24.4</text:p>
              </table:table-cell>
              <table:table-cell office:value-type="float" office:value="24.51">
                <text:p>24.51</text:p>
              </table:table-cell>
              <table:table-cell office:value-type="float" office:value="29.7700000000001">
                <text:p>29.77000000000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992">
                <text:p>0.0992</text:p>
              </table:table-cell>
              <table:table-cell office:value-type="float" office:value="23.55">
                <text:p>23.55</text:p>
              </table:table-cell>
              <table:table-cell office:value-type="float" office:value="24.69">
                <text:p>24.69</text:p>
              </table:table-cell>
              <table:table-cell office:value-type="float" office:value="24.83">
                <text:p>24.83</text:p>
              </table:table-cell>
              <table:table-cell office:value-type="float" office:value="30.0899999999999">
                <text:p>30.08999999999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996">
                <text:p>0.0996</text:p>
              </table:table-cell>
              <table:table-cell office:value-type="float" office:value="23.7999999999999">
                <text:p>23.7999999999999</text:p>
              </table:table-cell>
              <table:table-cell office:value-type="float" office:value="24.98">
                <text:p>24.98</text:p>
              </table:table-cell>
              <table:table-cell office:value-type="float" office:value="25.16">
                <text:p>25.16</text:p>
              </table:table-cell>
              <table:table-cell office:value-type="float" office:value="30.4199999999999">
                <text:p>30.41999999999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">
                <text:p>0.1</text:p>
              </table:table-cell>
              <table:table-cell office:value-type="float" office:value="24.06">
                <text:p>24.06</text:p>
              </table:table-cell>
              <table:table-cell office:value-type="float" office:value="25.25">
                <text:p>25.25</text:p>
              </table:table-cell>
              <table:table-cell office:value-type="float" office:value="25.4799999999999">
                <text:p>25.4799999999999</text:p>
              </table:table-cell>
              <table:table-cell office:value-type="float" office:value="30.74">
                <text:p>30.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004">
                <text:p>0.1004</text:p>
              </table:table-cell>
              <table:table-cell office:value-type="float" office:value="24.3500000000001">
                <text:p>24.3500000000001</text:p>
              </table:table-cell>
              <table:table-cell office:value-type="float" office:value="25.6000000000001">
                <text:p>25.6000000000001</text:p>
              </table:table-cell>
              <table:table-cell office:value-type="float" office:value="25.88">
                <text:p>25.88</text:p>
              </table:table-cell>
              <table:table-cell office:value-type="float" office:value="31.1399999999999">
                <text:p>31.13999999999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008">
                <text:p>0.1008</text:p>
              </table:table-cell>
              <table:table-cell office:value-type="float" office:value="24.6499999999999">
                <text:p>24.6499999999999</text:p>
              </table:table-cell>
              <table:table-cell office:value-type="float" office:value="25.94">
                <text:p>25.94</text:p>
              </table:table-cell>
              <table:table-cell office:value-type="float" office:value="26.27">
                <text:p>26.27</text:p>
              </table:table-cell>
              <table:table-cell office:value-type="float" office:value="31.5300000000001">
                <text:p>31.53000000000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012">
                <text:p>0.1012</text:p>
              </table:table-cell>
              <table:table-cell office:value-type="float" office:value="24.9600000000001">
                <text:p>24.9600000000001</text:p>
              </table:table-cell>
              <table:table-cell office:value-type="float" office:value="26.29">
                <text:p>26.29</text:p>
              </table:table-cell>
              <table:table-cell office:value-type="float" office:value="26.67">
                <text:p>26.67</text:p>
              </table:table-cell>
              <table:table-cell office:value-type="float" office:value="31.93">
                <text:p>31.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016">
                <text:p>0.1016</text:p>
              </table:table-cell>
              <table:table-cell office:value-type="float" office:value="25.2599999999999">
                <text:p>25.2599999999999</text:p>
              </table:table-cell>
              <table:table-cell office:value-type="float" office:value="26.64">
                <text:p>26.64</text:p>
              </table:table-cell>
              <table:table-cell office:value-type="float" office:value="27.07">
                <text:p>27.07</text:p>
              </table:table-cell>
              <table:table-cell office:value-type="float" office:value="32.33">
                <text:p>32.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02">
                <text:p>0.102</text:p>
              </table:table-cell>
              <table:table-cell office:value-type="float" office:value="25.56">
                <text:p>25.56</text:p>
              </table:table-cell>
              <table:table-cell office:value-type="float" office:value="26.98">
                <text:p>26.98</text:p>
              </table:table-cell>
              <table:table-cell office:value-type="float" office:value="27.47">
                <text:p>27.47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024">
                <text:p>0.1024</text:p>
              </table:table-cell>
              <table:table-cell office:value-type="float" office:value="25.86">
                <text:p>25.86</text:p>
              </table:table-cell>
              <table:table-cell office:value-type="float" office:value="27.32">
                <text:p>27.32</text:p>
              </table:table-cell>
              <table:table-cell office:value-type="float" office:value="27.86">
                <text:p>27.86</text:p>
              </table:table-cell>
              <table:table-cell office:value-type="float" office:value="33.13">
                <text:p>33.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028">
                <text:p>0.1028</text:p>
              </table:table-cell>
              <table:table-cell office:value-type="float" office:value="26.17">
                <text:p>26.17</text:p>
              </table:table-cell>
              <table:table-cell office:value-type="float" office:value="27.66">
                <text:p>27.66</text:p>
              </table:table-cell>
              <table:table-cell office:value-type="float" office:value="28.2600000000001">
                <text:p>28.2600000000001</text:p>
              </table:table-cell>
              <table:table-cell office:value-type="float" office:value="33.5300000000001">
                <text:p>33.53000000000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032">
                <text:p>0.1032</text:p>
              </table:table-cell>
              <table:table-cell office:value-type="float" office:value="26.47">
                <text:p>26.47</text:p>
              </table:table-cell>
              <table:table-cell office:value-type="float" office:value="28.01">
                <text:p>28.01</text:p>
              </table:table-cell>
              <table:table-cell office:value-type="float" office:value="28.66">
                <text:p>28.66</text:p>
              </table:table-cell>
              <table:table-cell office:value-type="float" office:value="33.93">
                <text:p>33.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036">
                <text:p>0.1036</text:p>
              </table:table-cell>
              <table:table-cell office:value-type="float" office:value="26.81">
                <text:p>26.81</text:p>
              </table:table-cell>
              <table:table-cell office:value-type="float" office:value="28.4099999999999">
                <text:p>28.4099999999999</text:p>
              </table:table-cell>
              <table:table-cell office:value-type="float" office:value="29.11">
                <text:p>29.11</text:p>
              </table:table-cell>
              <table:table-cell office:value-type="float" office:value="34.3800000000001">
                <text:p>34.38000000000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04">
                <text:p>0.104</text:p>
              </table:table-cell>
              <table:table-cell office:value-type="float" office:value="27.1800000000001">
                <text:p>27.1800000000001</text:p>
              </table:table-cell>
              <table:table-cell office:value-type="float" office:value="28.84">
                <text:p>28.84</text:p>
              </table:table-cell>
              <table:table-cell office:value-type="float" office:value="29.59">
                <text:p>29.59</text:p>
              </table:table-cell>
              <table:table-cell office:value-type="float" office:value="34.8700000000001">
                <text:p>34.87000000000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044">
                <text:p>0.1044</text:p>
              </table:table-cell>
              <table:table-cell office:value-type="float" office:value="27.54">
                <text:p>27.54</text:p>
              </table:table-cell>
              <table:table-cell office:value-type="float" office:value="29.2600000000001">
                <text:p>29.2600000000001</text:p>
              </table:table-cell>
              <table:table-cell office:value-type="float" office:value="30.08">
                <text:p>30.08</text:p>
              </table:table-cell>
              <table:table-cell office:value-type="float" office:value="35.36">
                <text:p>35.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048">
                <text:p>0.1048</text:p>
              </table:table-cell>
              <table:table-cell office:value-type="float" office:value="27.91">
                <text:p>27.91</text:p>
              </table:table-cell>
              <table:table-cell office:value-type="float" office:value="29.68">
                <text:p>29.68</text:p>
              </table:table-cell>
              <table:table-cell office:value-type="float" office:value="30.56">
                <text:p>30.56</text:p>
              </table:table-cell>
              <table:table-cell office:value-type="float" office:value="35.8400000000001">
                <text:p>35.84000000000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052">
                <text:p>0.1052</text:p>
              </table:table-cell>
              <table:table-cell office:value-type="float" office:value="28.27">
                <text:p>28.27</text:p>
              </table:table-cell>
              <table:table-cell office:value-type="float" office:value="30.11">
                <text:p>30.11</text:p>
              </table:table-cell>
              <table:table-cell office:value-type="float" office:value="31.05">
                <text:p>31.05</text:p>
              </table:table-cell>
              <table:table-cell office:value-type="float" office:value="36.33">
                <text:p>36.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056">
                <text:p>0.1056</text:p>
              </table:table-cell>
              <table:table-cell office:value-type="float" office:value="28.64">
                <text:p>28.64</text:p>
              </table:table-cell>
              <table:table-cell office:value-type="float" office:value="30.5300000000001">
                <text:p>30.5300000000001</text:p>
              </table:table-cell>
              <table:table-cell office:value-type="float" office:value="31.54">
                <text:p>31.54</text:p>
              </table:table-cell>
              <table:table-cell office:value-type="float" office:value="36.82">
                <text:p>36.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06">
                <text:p>0.106</text:p>
              </table:table-cell>
              <table:table-cell office:value-type="float" office:value="29">
                <text:p>29</text:p>
              </table:table-cell>
              <table:table-cell office:value-type="float" office:value="30.96">
                <text:p>30.96</text:p>
              </table:table-cell>
              <table:table-cell office:value-type="float" office:value="32.0199999999999">
                <text:p>32.0199999999999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064">
                <text:p>0.1064</text:p>
              </table:table-cell>
              <table:table-cell office:value-type="float" office:value="29.3600000000001">
                <text:p>29.3600000000001</text:p>
              </table:table-cell>
              <table:table-cell office:value-type="float" office:value="31.3899999999999">
                <text:p>31.3899999999999</text:p>
              </table:table-cell>
              <table:table-cell office:value-type="float" office:value="32.51">
                <text:p>32.51</text:p>
              </table:table-cell>
              <table:table-cell office:value-type="float" office:value="37.79">
                <text:p>37.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068">
                <text:p>0.1068</text:p>
              </table:table-cell>
              <table:table-cell office:value-type="float" office:value="29.76">
                <text:p>29.76</text:p>
              </table:table-cell>
              <table:table-cell office:value-type="float" office:value="31.84">
                <text:p>31.84</text:p>
              </table:table-cell>
              <table:table-cell office:value-type="float" office:value="33.04">
                <text:p>33.04</text:p>
              </table:table-cell>
              <table:table-cell office:value-type="float" office:value="38.3199999999999">
                <text:p>38.31999999999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072">
                <text:p>0.1072</text:p>
              </table:table-cell>
              <table:table-cell office:value-type="float" office:value="30.2100000000001">
                <text:p>30.2100000000001</text:p>
              </table:table-cell>
              <table:table-cell office:value-type="float" office:value="32.37">
                <text:p>32.37</text:p>
              </table:table-cell>
              <table:table-cell office:value-type="float" office:value="33.64">
                <text:p>33.64</text:p>
              </table:table-cell>
              <table:table-cell office:value-type="float" office:value="38.9200000000001">
                <text:p>38.92000000000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076">
                <text:p>0.1076</text:p>
              </table:table-cell>
              <table:table-cell office:value-type="float" office:value="30.6599999999999">
                <text:p>30.6599999999999</text:p>
              </table:table-cell>
              <table:table-cell office:value-type="float" office:value="32.91">
                <text:p>32.91</text:p>
              </table:table-cell>
              <table:table-cell office:value-type="float" office:value="34.2400000000001">
                <text:p>34.2400000000001</text:p>
              </table:table-cell>
              <table:table-cell office:value-type="float" office:value="39.52">
                <text:p>39.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08">
                <text:p>0.108</text:p>
              </table:table-cell>
              <table:table-cell office:value-type="float" office:value="31.11">
                <text:p>31.11</text:p>
              </table:table-cell>
              <table:table-cell office:value-type="float" office:value="33.4399999999999">
                <text:p>33.4399999999999</text:p>
              </table:table-cell>
              <table:table-cell office:value-type="float" office:value="34.84">
                <text:p>34.84</text:p>
              </table:table-cell>
              <table:table-cell office:value-type="float" office:value="40.1199999999999">
                <text:p>40.11999999999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084">
                <text:p>0.1084</text:p>
              </table:table-cell>
              <table:table-cell office:value-type="float" office:value="31.56">
                <text:p>31.56</text:p>
              </table:table-cell>
              <table:table-cell office:value-type="float" office:value="33.9699999999999">
                <text:p>33.9699999999999</text:p>
              </table:table-cell>
              <table:table-cell office:value-type="float" office:value="35.4399999999999">
                <text:p>35.4399999999999</text:p>
              </table:table-cell>
              <table:table-cell office:value-type="float" office:value="40.72">
                <text:p>40.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088">
                <text:p>0.1088</text:p>
              </table:table-cell>
              <table:table-cell office:value-type="float" office:value="32.02">
                <text:p>32.02</text:p>
              </table:table-cell>
              <table:table-cell office:value-type="float" office:value="34.5">
                <text:p>34.5</text:p>
              </table:table-cell>
              <table:table-cell office:value-type="float" office:value="36.0400000000001">
                <text:p>36.0400000000001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092">
                <text:p>0.1092</text:p>
              </table:table-cell>
              <table:table-cell office:value-type="float" office:value="32.4599999999999">
                <text:p>32.4599999999999</text:p>
              </table:table-cell>
              <table:table-cell office:value-type="float" office:value="35.04">
                <text:p>35.04</text:p>
              </table:table-cell>
              <table:table-cell office:value-type="float" office:value="36.64">
                <text:p>36.64</text:p>
              </table:table-cell>
              <table:table-cell office:value-type="float" office:value="41.9200000000001">
                <text:p>41.92000000000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096">
                <text:p>0.1096</text:p>
              </table:table-cell>
              <table:table-cell office:value-type="float" office:value="32.9099999999999">
                <text:p>32.9099999999999</text:p>
              </table:table-cell>
              <table:table-cell office:value-type="float" office:value="35.56">
                <text:p>35.56</text:p>
              </table:table-cell>
              <table:table-cell office:value-type="float" office:value="37.2399999999999">
                <text:p>37.2399999999999</text:p>
              </table:table-cell>
              <table:table-cell office:value-type="float" office:value="42.52">
                <text:p>42.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1">
                <text:p>0.11</text:p>
              </table:table-cell>
              <table:table-cell office:value-type="float" office:value="33.37">
                <text:p>33.37</text:p>
              </table:table-cell>
              <table:table-cell office:value-type="float" office:value="36.0999999999999">
                <text:p>36.0999999999999</text:p>
              </table:table-cell>
              <table:table-cell office:value-type="float" office:value="37.8299999999999">
                <text:p>37.8299999999999</text:p>
              </table:table-cell>
              <table:table-cell office:value-type="float" office:value="43.1199999999999">
                <text:p>43.11999999999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104">
                <text:p>0.1104</text:p>
              </table:table-cell>
              <table:table-cell office:value-type="float" office:value="33.9400000000001">
                <text:p>33.9400000000001</text:p>
              </table:table-cell>
              <table:table-cell office:value-type="float" office:value="36.78">
                <text:p>36.78</text:p>
              </table:table-cell>
              <table:table-cell office:value-type="float" office:value="38.5800000000001">
                <text:p>38.5800000000001</text:p>
              </table:table-cell>
              <table:table-cell office:value-type="float" office:value="43.8700000000001">
                <text:p>43.87000000000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108">
                <text:p>0.1108</text:p>
              </table:table-cell>
              <table:table-cell office:value-type="float" office:value="34.51">
                <text:p>34.51</text:p>
              </table:table-cell>
              <table:table-cell office:value-type="float" office:value="37.4599999999999">
                <text:p>37.4599999999999</text:p>
              </table:table-cell>
              <table:table-cell office:value-type="float" office:value="39.33">
                <text:p>39.33</text:p>
              </table:table-cell>
              <table:table-cell office:value-type="float" office:value="44.62">
                <text:p>44.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112">
                <text:p>0.1112</text:p>
              </table:table-cell>
              <table:table-cell office:value-type="float" office:value="35.0900000000001">
                <text:p>35.0900000000001</text:p>
              </table:table-cell>
              <table:table-cell office:value-type="float" office:value="38.13">
                <text:p>38.13</text:p>
              </table:table-cell>
              <table:table-cell office:value-type="float" office:value="40.0700000000001">
                <text:p>40.0700000000001</text:p>
              </table:table-cell>
              <table:table-cell office:value-type="float" office:value="45.36">
                <text:p>45.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116">
                <text:p>0.1116</text:p>
              </table:table-cell>
              <table:table-cell office:value-type="float" office:value="35.67">
                <text:p>35.67</text:p>
              </table:table-cell>
              <table:table-cell office:value-type="float" office:value="38.82">
                <text:p>38.82</text:p>
              </table:table-cell>
              <table:table-cell office:value-type="float" office:value="40.8200000000001">
                <text:p>40.8200000000001</text:p>
              </table:table-cell>
              <table:table-cell office:value-type="float" office:value="46.1100000000001">
                <text:p>46.11000000000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12">
                <text:p>0.112</text:p>
              </table:table-cell>
              <table:table-cell office:value-type="float" office:value="36.25">
                <text:p>36.25</text:p>
              </table:table-cell>
              <table:table-cell office:value-type="float" office:value="39.5">
                <text:p>39.5</text:p>
              </table:table-cell>
              <table:table-cell office:value-type="float" office:value="41.5599999999999">
                <text:p>41.5599999999999</text:p>
              </table:table-cell>
              <table:table-cell office:value-type="float" office:value="46.8499999999999">
                <text:p>46.84999999999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124">
                <text:p>0.1124</text:p>
              </table:table-cell>
              <table:table-cell office:value-type="float" office:value="36.82">
                <text:p>36.82</text:p>
              </table:table-cell>
              <table:table-cell office:value-type="float" office:value="40.17">
                <text:p>40.17</text:p>
              </table:table-cell>
              <table:table-cell office:value-type="float" office:value="42.3100000000001">
                <text:p>42.3100000000001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128">
                <text:p>0.1128</text:p>
              </table:table-cell>
              <table:table-cell office:value-type="float" office:value="37.4">
                <text:p>37.4</text:p>
              </table:table-cell>
              <table:table-cell office:value-type="float" office:value="40.86">
                <text:p>40.86</text:p>
              </table:table-cell>
              <table:table-cell office:value-type="float" office:value="43.06">
                <text:p>43.06</text:p>
              </table:table-cell>
              <table:table-cell office:value-type="float" office:value="48.35">
                <text:p>48.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132">
                <text:p>0.1132</text:p>
              </table:table-cell>
              <table:table-cell office:value-type="float" office:value="37.9800000000001">
                <text:p>37.9800000000001</text:p>
              </table:table-cell>
              <table:table-cell office:value-type="float" office:value="41.5399999999999">
                <text:p>41.5399999999999</text:p>
              </table:table-cell>
              <table:table-cell office:value-type="float" office:value="43.79">
                <text:p>43.79</text:p>
              </table:table-cell>
              <table:table-cell office:value-type="float" office:value="49.09">
                <text:p>49.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136">
                <text:p>0.1136</text:p>
              </table:table-cell>
              <table:table-cell office:value-type="float" office:value="38.68">
                <text:p>38.68</text:p>
              </table:table-cell>
              <table:table-cell office:value-type="float" office:value="42.35">
                <text:p>42.35</text:p>
              </table:table-cell>
              <table:table-cell office:value-type="float" office:value="44.6599999999999">
                <text:p>44.6599999999999</text:p>
              </table:table-cell>
              <table:table-cell office:value-type="float" office:value="49.96">
                <text:p>49.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14">
                <text:p>0.114</text:p>
              </table:table-cell>
              <table:table-cell office:value-type="float" office:value="39.43">
                <text:p>39.43</text:p>
              </table:table-cell>
              <table:table-cell office:value-type="float" office:value="43.2300000000001">
                <text:p>43.2300000000001</text:p>
              </table:table-cell>
              <table:table-cell office:value-type="float" office:value="45.59">
                <text:p>45.59</text:p>
              </table:table-cell>
              <table:table-cell office:value-type="float" office:value="50.89">
                <text:p>50.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144">
                <text:p>0.1144</text:p>
              </table:table-cell>
              <table:table-cell office:value-type="float" office:value="40.1900000000001">
                <text:p>40.1900000000001</text:p>
              </table:table-cell>
              <table:table-cell office:value-type="float" office:value="44.11">
                <text:p>44.11</text:p>
              </table:table-cell>
              <table:table-cell office:value-type="float" office:value="46.52">
                <text:p>46.52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148">
                <text:p>0.1148</text:p>
              </table:table-cell>
              <table:table-cell office:value-type="float" office:value="40.96">
                <text:p>40.96</text:p>
              </table:table-cell>
              <table:table-cell office:value-type="float" office:value="44.99">
                <text:p>44.99</text:p>
              </table:table-cell>
              <table:table-cell office:value-type="float" office:value="47.45">
                <text:p>47.45</text:p>
              </table:table-cell>
              <table:table-cell office:value-type="float" office:value="52.7500000000001">
                <text:p>52.75000000000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152">
                <text:p>0.1152</text:p>
              </table:table-cell>
              <table:table-cell office:value-type="float" office:value="41.72">
                <text:p>41.72</text:p>
              </table:table-cell>
              <table:table-cell office:value-type="float" office:value="45.87">
                <text:p>45.87</text:p>
              </table:table-cell>
              <table:table-cell office:value-type="float" office:value="48.3800000000001">
                <text:p>48.3800000000001</text:p>
              </table:table-cell>
              <table:table-cell office:value-type="float" office:value="53.6800000000001">
                <text:p>53.68000000000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156">
                <text:p>0.1156</text:p>
              </table:table-cell>
              <table:table-cell office:value-type="float" office:value="42.48">
                <text:p>42.48</text:p>
              </table:table-cell>
              <table:table-cell office:value-type="float" office:value="46.7500000000001">
                <text:p>46.7500000000001</text:p>
              </table:table-cell>
              <table:table-cell office:value-type="float" office:value="49.2999999999999">
                <text:p>49.2999999999999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16">
                <text:p>0.116</text:p>
              </table:table-cell>
              <table:table-cell office:value-type="float" office:value="43.25">
                <text:p>43.25</text:p>
              </table:table-cell>
              <table:table-cell office:value-type="float" office:value="47.6300000000001">
                <text:p>47.6300000000001</text:p>
              </table:table-cell>
              <table:table-cell office:value-type="float" office:value="50.23">
                <text:p>50.23</text:p>
              </table:table-cell>
              <table:table-cell office:value-type="float" office:value="55.53">
                <text:p>55.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164">
                <text:p>0.1164</text:p>
              </table:table-cell>
              <table:table-cell office:value-type="float" office:value="44.01">
                <text:p>44.01</text:p>
              </table:table-cell>
              <table:table-cell office:value-type="float" office:value="48.5099999999999">
                <text:p>48.5099999999999</text:p>
              </table:table-cell>
              <table:table-cell office:value-type="float" office:value="51.16">
                <text:p>51.16</text:p>
              </table:table-cell>
              <table:table-cell office:value-type="float" office:value="56.4600000000001">
                <text:p>56.46000000000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168">
                <text:p>0.1168</text:p>
              </table:table-cell>
              <table:table-cell office:value-type="float" office:value="44.86">
                <text:p>44.86</text:p>
              </table:table-cell>
              <table:table-cell office:value-type="float" office:value="49.47">
                <text:p>49.47</text:p>
              </table:table-cell>
              <table:table-cell office:value-type="float" office:value="52.16">
                <text:p>52.16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172">
                <text:p>0.1172</text:p>
              </table:table-cell>
              <table:table-cell office:value-type="float" office:value="45.89">
                <text:p>45.89</text:p>
              </table:table-cell>
              <table:table-cell office:value-type="float" office:value="50.62">
                <text:p>50.62</text:p>
              </table:table-cell>
              <table:table-cell office:value-type="float" office:value="53.32">
                <text:p>53.32</text:p>
              </table:table-cell>
              <table:table-cell office:value-type="float" office:value="58.62">
                <text:p>58.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176">
                <text:p>0.1176</text:p>
              </table:table-cell>
              <table:table-cell office:value-type="float" office:value="46.91">
                <text:p>46.91</text:p>
              </table:table-cell>
              <table:table-cell office:value-type="float" office:value="51.76">
                <text:p>51.76</text:p>
              </table:table-cell>
              <table:table-cell office:value-type="float" office:value="54.47">
                <text:p>54.47</text:p>
              </table:table-cell>
              <table:table-cell office:value-type="float" office:value="59.7800000000001">
                <text:p>59.78000000000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18">
                <text:p>0.118</text:p>
              </table:table-cell>
              <table:table-cell office:value-type="float" office:value="47.93">
                <text:p>47.93</text:p>
              </table:table-cell>
              <table:table-cell office:value-type="float" office:value="52.9000000000001">
                <text:p>52.9000000000001</text:p>
              </table:table-cell>
              <table:table-cell office:value-type="float" office:value="55.63">
                <text:p>55.63</text:p>
              </table:table-cell>
              <table:table-cell office:value-type="float" office:value="60.94">
                <text:p>60.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184">
                <text:p>0.1184</text:p>
              </table:table-cell>
              <table:table-cell office:value-type="float" office:value="48.9499999999999">
                <text:p>48.9499999999999</text:p>
              </table:table-cell>
              <table:table-cell office:value-type="float" office:value="54.05">
                <text:p>54.05</text:p>
              </table:table-cell>
              <table:table-cell office:value-type="float" office:value="56.7800000000001">
                <text:p>56.7800000000001</text:p>
              </table:table-cell>
              <table:table-cell office:value-type="float" office:value="62.09">
                <text:p>62.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188">
                <text:p>0.1188</text:p>
              </table:table-cell>
              <table:table-cell office:value-type="float" office:value="49.98">
                <text:p>49.98</text:p>
              </table:table-cell>
              <table:table-cell office:value-type="float" office:value="55.19">
                <text:p>55.19</text:p>
              </table:table-cell>
              <table:table-cell office:value-type="float" office:value="57.94">
                <text:p>57.94</text:p>
              </table:table-cell>
              <table:table-cell office:value-type="float" office:value="63.25">
                <text:p>63.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192">
                <text:p>0.1192</text:p>
              </table:table-cell>
              <table:table-cell office:value-type="float" office:value="51">
                <text:p>51</text:p>
              </table:table-cell>
              <table:table-cell office:value-type="float" office:value="56.33">
                <text:p>56.33</text:p>
              </table:table-cell>
              <table:table-cell office:value-type="float" office:value="59.0999999999999">
                <text:p>59.0999999999999</text:p>
              </table:table-cell>
              <table:table-cell office:value-type="float" office:value="64.41">
                <text:p>64.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196">
                <text:p>0.1196</text:p>
              </table:table-cell>
              <table:table-cell office:value-type="float" office:value="52.0200000000001">
                <text:p>52.0200000000001</text:p>
              </table:table-cell>
              <table:table-cell office:value-type="float" office:value="57.48">
                <text:p>57.48</text:p>
              </table:table-cell>
              <table:table-cell office:value-type="float" office:value="60.2499999999999">
                <text:p>60.2499999999999</text:p>
              </table:table-cell>
              <table:table-cell office:value-type="float" office:value="65.5699999999999">
                <text:p>65.56999999999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2">
                <text:p>0.12</text:p>
              </table:table-cell>
              <table:table-cell office:value-type="float" office:value="53.04">
                <text:p>53.04</text:p>
              </table:table-cell>
              <table:table-cell office:value-type="float" office:value="58.62">
                <text:p>58.62</text:p>
              </table:table-cell>
              <table:table-cell office:value-type="float" office:value="61.4">
                <text:p>61.4</text:p>
              </table:table-cell>
              <table:table-cell office:value-type="float" office:value="66.72">
                <text:p>66.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204">
                <text:p>0.1204</text:p>
              </table:table-cell>
              <table:table-cell office:value-type="float" office:value="54.4">
                <text:p>54.4</text:p>
              </table:table-cell>
              <table:table-cell office:value-type="float" office:value="60.1">
                <text:p>60.1</text:p>
              </table:table-cell>
              <table:table-cell office:value-type="float" office:value="62.84">
                <text:p>62.84</text:p>
              </table:table-cell>
              <table:table-cell office:value-type="float" office:value="68.1500000000001">
                <text:p>68.15000000000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208">
                <text:p>0.1208</text:p>
              </table:table-cell>
              <table:table-cell office:value-type="float" office:value="55.75">
                <text:p>55.75</text:p>
              </table:table-cell>
              <table:table-cell office:value-type="float" office:value="61.5599999999999">
                <text:p>61.5599999999999</text:p>
              </table:table-cell>
              <table:table-cell office:value-type="float" office:value="64.2700000000001">
                <text:p>64.2700000000001</text:p>
              </table:table-cell>
              <table:table-cell office:value-type="float" office:value="69.58">
                <text:p>69.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212">
                <text:p>0.1212</text:p>
              </table:table-cell>
              <table:table-cell office:value-type="float" office:value="57.11">
                <text:p>57.11</text:p>
              </table:table-cell>
              <table:table-cell office:value-type="float" office:value="63.04">
                <text:p>63.04</text:p>
              </table:table-cell>
              <table:table-cell office:value-type="float" office:value="65.6899999999999">
                <text:p>65.6899999999999</text:p>
              </table:table-cell>
              <table:table-cell office:value-type="float" office:value="71.01">
                <text:p>71.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216">
                <text:p>0.1216</text:p>
              </table:table-cell>
              <table:table-cell office:value-type="float" office:value="58.46">
                <text:p>58.46</text:p>
              </table:table-cell>
              <table:table-cell office:value-type="float" office:value="64.5">
                <text:p>64.5</text:p>
              </table:table-cell>
              <table:table-cell office:value-type="float" office:value="67.1200000000001">
                <text:p>67.1200000000001</text:p>
              </table:table-cell>
              <table:table-cell office:value-type="float" office:value="72.4400000000001">
                <text:p>72.44000000000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22">
                <text:p>0.122</text:p>
              </table:table-cell>
              <table:table-cell office:value-type="float" office:value="59.82">
                <text:p>59.82</text:p>
              </table:table-cell>
              <table:table-cell office:value-type="float" office:value="65.98">
                <text:p>65.98</text:p>
              </table:table-cell>
              <table:table-cell office:value-type="float" office:value="68.55">
                <text:p>68.55</text:p>
              </table:table-cell>
              <table:table-cell office:value-type="float" office:value="73.87">
                <text:p>73.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224">
                <text:p>0.1224</text:p>
              </table:table-cell>
              <table:table-cell office:value-type="float" office:value="61.1699999999999">
                <text:p>61.1699999999999</text:p>
              </table:table-cell>
              <table:table-cell office:value-type="float" office:value="67.4399999999999">
                <text:p>67.4399999999999</text:p>
              </table:table-cell>
              <table:table-cell office:value-type="float" office:value="69.9900000000001">
                <text:p>69.9900000000001</text:p>
              </table:table-cell>
              <table:table-cell office:value-type="float" office:value="75.3100000000001">
                <text:p>75.31000000000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228">
                <text:p>0.1228</text:p>
              </table:table-cell>
              <table:table-cell office:value-type="float" office:value="62.5300000000001">
                <text:p>62.5300000000001</text:p>
              </table:table-cell>
              <table:table-cell office:value-type="float" office:value="68.92">
                <text:p>68.92</text:p>
              </table:table-cell>
              <table:table-cell office:value-type="float" office:value="71.4100000000001">
                <text:p>71.4100000000001</text:p>
              </table:table-cell>
              <table:table-cell office:value-type="float" office:value="76.74">
                <text:p>76.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232">
                <text:p>0.1232</text:p>
              </table:table-cell>
              <table:table-cell office:value-type="float" office:value="63.88">
                <text:p>63.88</text:p>
              </table:table-cell>
              <table:table-cell office:value-type="float" office:value="70.38">
                <text:p>70.38</text:p>
              </table:table-cell>
              <table:table-cell office:value-type="float" office:value="72.84">
                <text:p>72.84</text:p>
              </table:table-cell>
              <table:table-cell office:value-type="float" office:value="78.16">
                <text:p>78.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236">
                <text:p>0.1236</text:p>
              </table:table-cell>
              <table:table-cell office:value-type="float" office:value="65.48">
                <text:p>65.48</text:p>
              </table:table-cell>
              <table:table-cell office:value-type="float" office:value="72.11">
                <text:p>72.11</text:p>
              </table:table-cell>
              <table:table-cell office:value-type="float" office:value="74.48">
                <text:p>74.48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24">
                <text:p>0.124</text:p>
              </table:table-cell>
              <table:table-cell office:value-type="float" office:value="67.2199999999999">
                <text:p>67.2199999999999</text:p>
              </table:table-cell>
              <table:table-cell office:value-type="float" office:value="73.94">
                <text:p>73.94</text:p>
              </table:table-cell>
              <table:table-cell office:value-type="float" office:value="76.22">
                <text:p>76.22</text:p>
              </table:table-cell>
              <table:table-cell office:value-type="float" office:value="81.55">
                <text:p>81.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244">
                <text:p>0.1244</text:p>
              </table:table-cell>
              <table:table-cell office:value-type="float" office:value="68.95">
                <text:p>68.95</text:p>
              </table:table-cell>
              <table:table-cell office:value-type="float" office:value="75.79">
                <text:p>75.79</text:p>
              </table:table-cell>
              <table:table-cell office:value-type="float" office:value="77.96">
                <text:p>77.96</text:p>
              </table:table-cell>
              <table:table-cell office:value-type="float" office:value="83.29">
                <text:p>83.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248">
                <text:p>0.1248</text:p>
              </table:table-cell>
              <table:table-cell office:value-type="float" office:value="70.67">
                <text:p>70.67</text:p>
              </table:table-cell>
              <table:table-cell office:value-type="float" office:value="77.6300000000001">
                <text:p>77.6300000000001</text:p>
              </table:table-cell>
              <table:table-cell office:value-type="float" office:value="79.7100000000001">
                <text:p>79.7100000000001</text:p>
              </table:table-cell>
              <table:table-cell office:value-type="float" office:value="85.04">
                <text:p>85.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252">
                <text:p>0.1252</text:p>
              </table:table-cell>
              <table:table-cell office:value-type="float" office:value="72.4">
                <text:p>72.4</text:p>
              </table:table-cell>
              <table:table-cell office:value-type="float" office:value="79.47">
                <text:p>79.47</text:p>
              </table:table-cell>
              <table:table-cell office:value-type="float" office:value="81.4400000000001">
                <text:p>81.4400000000001</text:p>
              </table:table-cell>
              <table:table-cell office:value-type="float" office:value="86.7800000000001">
                <text:p>86.78000000000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256">
                <text:p>0.1256</text:p>
              </table:table-cell>
              <table:table-cell office:value-type="float" office:value="74.13">
                <text:p>74.13</text:p>
              </table:table-cell>
              <table:table-cell office:value-type="float" office:value="81.31">
                <text:p>81.31</text:p>
              </table:table-cell>
              <table:table-cell office:value-type="float" office:value="83.19">
                <text:p>83.19</text:p>
              </table:table-cell>
              <table:table-cell office:value-type="float" office:value="88.52">
                <text:p>88.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26">
                <text:p>0.126</text:p>
              </table:table-cell>
              <table:table-cell office:value-type="float" office:value="75.8599999999999">
                <text:p>75.8599999999999</text:p>
              </table:table-cell>
              <table:table-cell office:value-type="float" office:value="83.16">
                <text:p>83.16</text:p>
              </table:table-cell>
              <table:table-cell office:value-type="float" office:value="84.93">
                <text:p>84.93</text:p>
              </table:table-cell>
              <table:table-cell office:value-type="float" office:value="90.26">
                <text:p>90.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264">
                <text:p>0.1264</text:p>
              </table:table-cell>
              <table:table-cell office:value-type="float" office:value="77.5900000000001">
                <text:p>77.5900000000001</text:p>
              </table:table-cell>
              <table:table-cell office:value-type="float" office:value="84.99">
                <text:p>84.99</text:p>
              </table:table-cell>
              <table:table-cell office:value-type="float" office:value="86.67">
                <text:p>86.67</text:p>
              </table:table-cell>
              <table:table-cell office:value-type="float" office:value="92.0099999999999">
                <text:p>92.00999999999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268">
                <text:p>0.1268</text:p>
              </table:table-cell>
              <table:table-cell office:value-type="float" office:value="79.44">
                <text:p>79.44</text:p>
              </table:table-cell>
              <table:table-cell office:value-type="float" office:value="86.95">
                <text:p>86.95</text:p>
              </table:table-cell>
              <table:table-cell office:value-type="float" office:value="88.52">
                <text:p>88.52</text:p>
              </table:table-cell>
              <table:table-cell office:value-type="float" office:value="93.8600000000001">
                <text:p>93.86000000000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272">
                <text:p>0.1272</text:p>
              </table:table-cell>
              <table:table-cell office:value-type="float" office:value="81.5399999999999">
                <text:p>81.5399999999999</text:p>
              </table:table-cell>
              <table:table-cell office:value-type="float" office:value="89.1700000000001">
                <text:p>89.1700000000001</text:p>
              </table:table-cell>
              <table:table-cell office:value-type="float" office:value="90.6">
                <text:p>90.6</text:p>
              </table:table-cell>
              <table:table-cell office:value-type="float" office:value="95.94">
                <text:p>95.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276">
                <text:p>0.1276</text:p>
              </table:table-cell>
              <table:table-cell office:value-type="float" office:value="83.64">
                <text:p>83.64</text:p>
              </table:table-cell>
              <table:table-cell office:value-type="float" office:value="91.37">
                <text:p>91.37</text:p>
              </table:table-cell>
              <table:table-cell office:value-type="float" office:value="92.67">
                <text:p>92.67</text:p>
              </table:table-cell>
              <table:table-cell office:value-type="float" office:value="98.0100000000001">
                <text:p>98.01000000000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28">
                <text:p>0.128</text:p>
              </table:table-cell>
              <table:table-cell office:value-type="float" office:value="85.74">
                <text:p>85.74</text:p>
              </table:table-cell>
              <table:table-cell office:value-type="float" office:value="93.5900000000001">
                <text:p>93.5900000000001</text:p>
              </table:table-cell>
              <table:table-cell office:value-type="float" office:value="94.7400000000001">
                <text:p>94.7400000000001</text:p>
              </table:table-cell>
              <table:table-cell office:value-type="float" office:value="100.08">
                <text:p>100.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284">
                <text:p>0.1284</text:p>
              </table:table-cell>
              <table:table-cell office:value-type="float" office:value="87.83">
                <text:p>87.83</text:p>
              </table:table-cell>
              <table:table-cell office:value-type="float" office:value="95.8">
                <text:p>95.8</text:p>
              </table:table-cell>
              <table:table-cell office:value-type="float" office:value="96.82">
                <text:p>96.82</text:p>
              </table:table-cell>
              <table:table-cell office:value-type="float" office:value="102.16">
                <text:p>102.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288">
                <text:p>0.1288</text:p>
              </table:table-cell>
              <table:table-cell office:value-type="float" office:value="89.94">
                <text:p>89.94</text:p>
              </table:table-cell>
              <table:table-cell office:value-type="float" office:value="98.0000000000001">
                <text:p>98.0000000000001</text:p>
              </table:table-cell>
              <table:table-cell office:value-type="float" office:value="98.89">
                <text:p>98.89</text:p>
              </table:table-cell>
              <table:table-cell office:value-type="float" office:value="104.24">
                <text:p>104.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292">
                <text:p>0.1292</text:p>
              </table:table-cell>
              <table:table-cell office:value-type="float" office:value="92.04">
                <text:p>92.04</text:p>
              </table:table-cell>
              <table:table-cell office:value-type="float" office:value="100.22">
                <text:p>100.22</text:p>
              </table:table-cell>
              <table:table-cell office:value-type="float" office:value="100.96">
                <text:p>100.96</text:p>
              </table:table-cell>
              <table:table-cell office:value-type="float" office:value="106.3">
                <text:p>106.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296">
                <text:p>0.1296</text:p>
              </table:table-cell>
              <table:table-cell office:value-type="float" office:value="94.14">
                <text:p>94.14</text:p>
              </table:table-cell>
              <table:table-cell office:value-type="float" office:value="102.43">
                <text:p>102.43</text:p>
              </table:table-cell>
              <table:table-cell office:value-type="float" office:value="103.03">
                <text:p>103.03</text:p>
              </table:table-cell>
              <table:table-cell office:value-type="float" office:value="108.38">
                <text:p>108.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3">
                <text:p>0.13</text:p>
              </table:table-cell>
              <table:table-cell office:value-type="float" office:value="96.24">
                <text:p>96.24</text:p>
              </table:table-cell>
              <table:table-cell office:value-type="float" office:value="104.64">
                <text:p>104.64</text:p>
              </table:table-cell>
              <table:table-cell office:value-type="float" office:value="105.11">
                <text:p>105.11</text:p>
              </table:table-cell>
              <table:table-cell office:value-type="float" office:value="110.46">
                <text:p>110.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304">
                <text:p>0.1304</text:p>
              </table:table-cell>
              <table:table-cell office:value-type="float" office:value="98.65">
                <text:p>98.65</text:p>
              </table:table-cell>
              <table:table-cell office:value-type="float" office:value="107.17">
                <text:p>107.17</text:p>
              </table:table-cell>
              <table:table-cell office:value-type="float" office:value="107.5">
                <text:p>107.5</text:p>
              </table:table-cell>
              <table:table-cell office:value-type="float" office:value="112.85">
                <text:p>112.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308">
                <text:p>0.1308</text:p>
              </table:table-cell>
              <table:table-cell office:value-type="float" office:value="101.07">
                <text:p>101.07</text:p>
              </table:table-cell>
              <table:table-cell office:value-type="float" office:value="109.69">
                <text:p>109.69</text:p>
              </table:table-cell>
              <table:table-cell office:value-type="float" office:value="109.88">
                <text:p>109.88</text:p>
              </table:table-cell>
              <table:table-cell office:value-type="float" office:value="115.23">
                <text:p>115.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312">
                <text:p>0.1312</text:p>
              </table:table-cell>
              <table:table-cell office:value-type="float" office:value="103.49">
                <text:p>103.49</text:p>
              </table:table-cell>
              <table:table-cell office:value-type="float" office:value="112.23">
                <text:p>112.23</text:p>
              </table:table-cell>
              <table:table-cell office:value-type="float" office:value="112.27">
                <text:p>112.27</text:p>
              </table:table-cell>
              <table:table-cell office:value-type="float" office:value="117.62">
                <text:p>117.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316">
                <text:p>0.1316</text:p>
              </table:table-cell>
              <table:table-cell office:value-type="float" office:value="105.9">
                <text:p>105.9</text:p>
              </table:table-cell>
              <table:table-cell office:value-type="float" office:value="114.75">
                <text:p>114.75</text:p>
              </table:table-cell>
              <table:table-cell office:value-type="float" office:value="114.66">
                <text:p>114.66</text:p>
              </table:table-cell>
              <table:table-cell office:value-type="float" office:value="120.02">
                <text:p>120.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32">
                <text:p>0.132</text:p>
              </table:table-cell>
              <table:table-cell office:value-type="float" office:value="108.33">
                <text:p>108.33</text:p>
              </table:table-cell>
              <table:table-cell office:value-type="float" office:value="117.27">
                <text:p>117.27</text:p>
              </table:table-cell>
              <table:table-cell office:value-type="float" office:value="117.05">
                <text:p>117.05</text:p>
              </table:table-cell>
              <table:table-cell office:value-type="float" office:value="122.41">
                <text:p>122.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324">
                <text:p>0.1324</text:p>
              </table:table-cell>
              <table:table-cell office:value-type="float" office:value="110.74">
                <text:p>110.74</text:p>
              </table:table-cell>
              <table:table-cell office:value-type="float" office:value="119.81">
                <text:p>119.81</text:p>
              </table:table-cell>
              <table:table-cell office:value-type="float" office:value="119.44">
                <text:p>119.44</text:p>
              </table:table-cell>
              <table:table-cell office:value-type="float" office:value="124.79">
                <text:p>124.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328">
                <text:p>0.1328</text:p>
              </table:table-cell>
              <table:table-cell office:value-type="float" office:value="113.16">
                <text:p>113.16</text:p>
              </table:table-cell>
              <table:table-cell office:value-type="float" office:value="122.33">
                <text:p>122.33</text:p>
              </table:table-cell>
              <table:table-cell office:value-type="float" office:value="121.82">
                <text:p>121.82</text:p>
              </table:table-cell>
              <table:table-cell office:value-type="float" office:value="127.18">
                <text:p>127.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332">
                <text:p>0.1332</text:p>
              </table:table-cell>
              <table:table-cell office:value-type="float" office:value="115.58">
                <text:p>115.58</text:p>
              </table:table-cell>
              <table:table-cell office:value-type="float" office:value="124.85">
                <text:p>124.85</text:p>
              </table:table-cell>
              <table:table-cell office:value-type="float" office:value="124.21">
                <text:p>124.21</text:p>
              </table:table-cell>
              <table:table-cell office:value-type="float" office:value="129.57">
                <text:p>129.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336">
                <text:p>0.1336</text:p>
              </table:table-cell>
              <table:table-cell office:value-type="float" office:value="118.14">
                <text:p>118.14</text:p>
              </table:table-cell>
              <table:table-cell office:value-type="float" office:value="127.53">
                <text:p>127.53</text:p>
              </table:table-cell>
              <table:table-cell office:value-type="float" office:value="126.77">
                <text:p>126.77</text:p>
              </table:table-cell>
              <table:table-cell office:value-type="float" office:value="132.13">
                <text:p>132.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34">
                <text:p>0.134</text:p>
              </table:table-cell>
              <table:table-cell office:value-type="float" office:value="120.79">
                <text:p>120.79</text:p>
              </table:table-cell>
              <table:table-cell office:value-type="float" office:value="130.28">
                <text:p>130.28</text:p>
              </table:table-cell>
              <table:table-cell office:value-type="float" office:value="129.42">
                <text:p>129.42</text:p>
              </table:table-cell>
              <table:table-cell office:value-type="float" office:value="134.78">
                <text:p>134.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344">
                <text:p>0.1344</text:p>
              </table:table-cell>
              <table:table-cell office:value-type="float" office:value="123.43">
                <text:p>123.43</text:p>
              </table:table-cell>
              <table:table-cell office:value-type="float" office:value="133.03">
                <text:p>133.03</text:p>
              </table:table-cell>
              <table:table-cell office:value-type="float" office:value="132.07">
                <text:p>132.07</text:p>
              </table:table-cell>
              <table:table-cell office:value-type="float" office:value="137.44">
                <text:p>137.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348">
                <text:p>0.1348</text:p>
              </table:table-cell>
              <table:table-cell office:value-type="float" office:value="126.07">
                <text:p>126.07</text:p>
              </table:table-cell>
              <table:table-cell office:value-type="float" office:value="135.77">
                <text:p>135.77</text:p>
              </table:table-cell>
              <table:table-cell office:value-type="float" office:value="134.72">
                <text:p>134.72</text:p>
              </table:table-cell>
              <table:table-cell office:value-type="float" office:value="140.08">
                <text:p>140.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352">
                <text:p>0.1352</text:p>
              </table:table-cell>
              <table:table-cell office:value-type="float" office:value="128.71">
                <text:p>128.71</text:p>
              </table:table-cell>
              <table:table-cell office:value-type="float" office:value="138.53">
                <text:p>138.53</text:p>
              </table:table-cell>
              <table:table-cell office:value-type="float" office:value="137.36">
                <text:p>137.36</text:p>
              </table:table-cell>
              <table:table-cell office:value-type="float" office:value="142.73">
                <text:p>142.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356">
                <text:p>0.1356</text:p>
              </table:table-cell>
              <table:table-cell office:value-type="float" office:value="131.36">
                <text:p>131.36</text:p>
              </table:table-cell>
              <table:table-cell office:value-type="float" office:value="141.27">
                <text:p>141.27</text:p>
              </table:table-cell>
              <table:table-cell office:value-type="float" office:value="140.02">
                <text:p>140.02</text:p>
              </table:table-cell>
              <table:table-cell office:value-type="float" office:value="145.39">
                <text:p>145.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36">
                <text:p>0.136</text:p>
              </table:table-cell>
              <table:table-cell office:value-type="float" office:value="134">
                <text:p>134</text:p>
              </table:table-cell>
              <table:table-cell office:value-type="float" office:value="144.02">
                <text:p>144.02</text:p>
              </table:table-cell>
              <table:table-cell office:value-type="float" office:value="142.66">
                <text:p>142.66</text:p>
              </table:table-cell>
              <table:table-cell office:value-type="float" office:value="148.03">
                <text:p>148.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364">
                <text:p>0.1364</text:p>
              </table:table-cell>
              <table:table-cell office:value-type="float" office:value="136.64">
                <text:p>136.64</text:p>
              </table:table-cell>
              <table:table-cell office:value-type="float" office:value="146.76">
                <text:p>146.76</text:p>
              </table:table-cell>
              <table:table-cell office:value-type="float" office:value="145.31">
                <text:p>145.31</text:p>
              </table:table-cell>
              <table:table-cell office:value-type="float" office:value="150.68">
                <text:p>150.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368">
                <text:p>0.1368</text:p>
              </table:table-cell>
              <table:table-cell office:value-type="float" office:value="139.32">
                <text:p>139.32</text:p>
              </table:table-cell>
              <table:table-cell office:value-type="float" office:value="149.55">
                <text:p>149.55</text:p>
              </table:table-cell>
              <table:table-cell office:value-type="float" office:value="148.02">
                <text:p>148.02</text:p>
              </table:table-cell>
              <table:table-cell office:value-type="float" office:value="153.4">
                <text:p>153.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372">
                <text:p>0.1372</text:p>
              </table:table-cell>
              <table:table-cell office:value-type="float" office:value="142.08">
                <text:p>142.08</text:p>
              </table:table-cell>
              <table:table-cell office:value-type="float" office:value="152.4">
                <text:p>152.4</text:p>
              </table:table-cell>
              <table:table-cell office:value-type="float" office:value="150.84">
                <text:p>150.84</text:p>
              </table:table-cell>
              <table:table-cell office:value-type="float" office:value="156.21">
                <text:p>156.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376">
                <text:p>0.1376</text:p>
              </table:table-cell>
              <table:table-cell office:value-type="float" office:value="144.84">
                <text:p>144.84</text:p>
              </table:table-cell>
              <table:table-cell office:value-type="float" office:value="155.25">
                <text:p>155.25</text:p>
              </table:table-cell>
              <table:table-cell office:value-type="float" office:value="153.66">
                <text:p>153.66</text:p>
              </table:table-cell>
              <table:table-cell office:value-type="float" office:value="159.04">
                <text:p>159.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38">
                <text:p>0.138</text:p>
              </table:table-cell>
              <table:table-cell office:value-type="float" office:value="147.6">
                <text:p>147.6</text:p>
              </table:table-cell>
              <table:table-cell office:value-type="float" office:value="158.1">
                <text:p>158.1</text:p>
              </table:table-cell>
              <table:table-cell office:value-type="float" office:value="156.49">
                <text:p>156.49</text:p>
              </table:table-cell>
              <table:table-cell office:value-type="float" office:value="161.87">
                <text:p>161.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384">
                <text:p>0.1384</text:p>
              </table:table-cell>
              <table:table-cell office:value-type="float" office:value="150.35">
                <text:p>150.35</text:p>
              </table:table-cell>
              <table:table-cell office:value-type="float" office:value="160.95">
                <text:p>160.95</text:p>
              </table:table-cell>
              <table:table-cell office:value-type="float" office:value="159.31">
                <text:p>159.31</text:p>
              </table:table-cell>
              <table:table-cell office:value-type="float" office:value="164.69">
                <text:p>164.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388">
                <text:p>0.1388</text:p>
              </table:table-cell>
              <table:table-cell office:value-type="float" office:value="153.11">
                <text:p>153.11</text:p>
              </table:table-cell>
              <table:table-cell office:value-type="float" office:value="163.81">
                <text:p>163.81</text:p>
              </table:table-cell>
              <table:table-cell office:value-type="float" office:value="162.14">
                <text:p>162.14</text:p>
              </table:table-cell>
              <table:table-cell office:value-type="float" office:value="167.52">
                <text:p>167.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392">
                <text:p>0.1392</text:p>
              </table:table-cell>
              <table:table-cell office:value-type="float" office:value="155.87">
                <text:p>155.87</text:p>
              </table:table-cell>
              <table:table-cell office:value-type="float" office:value="166.66">
                <text:p>166.66</text:p>
              </table:table-cell>
              <table:table-cell office:value-type="float" office:value="164.96">
                <text:p>164.96</text:p>
              </table:table-cell>
              <table:table-cell office:value-type="float" office:value="170.35">
                <text:p>170.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396">
                <text:p>0.1396</text:p>
              </table:table-cell>
              <table:table-cell office:value-type="float" office:value="158.63">
                <text:p>158.63</text:p>
              </table:table-cell>
              <table:table-cell office:value-type="float" office:value="169.51">
                <text:p>169.51</text:p>
              </table:table-cell>
              <table:table-cell office:value-type="float" office:value="167.78">
                <text:p>167.78</text:p>
              </table:table-cell>
              <table:table-cell office:value-type="float" office:value="173.16">
                <text:p>173.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4">
                <text:p>0.14</text:p>
              </table:table-cell>
              <table:table-cell office:value-type="float" office:value="161.38">
                <text:p>161.38</text:p>
              </table:table-cell>
              <table:table-cell office:value-type="float" office:value="172.36">
                <text:p>172.36</text:p>
              </table:table-cell>
              <table:table-cell office:value-type="float" office:value="170.6">
                <text:p>170.6</text:p>
              </table:table-cell>
              <table:table-cell office:value-type="float" office:value="175.99">
                <text:p>175.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404">
                <text:p>0.1404</text:p>
              </table:table-cell>
              <table:table-cell office:value-type="float" office:value="164.14">
                <text:p>164.14</text:p>
              </table:table-cell>
              <table:table-cell office:value-type="float" office:value="175.2">
                <text:p>175.2</text:p>
              </table:table-cell>
              <table:table-cell office:value-type="float" office:value="173.49">
                <text:p>173.49</text:p>
              </table:table-cell>
              <table:table-cell office:value-type="float" office:value="178.88">
                <text:p>178.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408">
                <text:p>0.1408</text:p>
              </table:table-cell>
              <table:table-cell office:value-type="float" office:value="166.9">
                <text:p>166.9</text:p>
              </table:table-cell>
              <table:table-cell office:value-type="float" office:value="178.05">
                <text:p>178.05</text:p>
              </table:table-cell>
              <table:table-cell office:value-type="float" office:value="176.39">
                <text:p>176.39</text:p>
              </table:table-cell>
              <table:table-cell office:value-type="float" office:value="181.78">
                <text:p>181.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412">
                <text:p>0.1412</text:p>
              </table:table-cell>
              <table:table-cell office:value-type="float" office:value="169.66">
                <text:p>169.66</text:p>
              </table:table-cell>
              <table:table-cell office:value-type="float" office:value="180.88">
                <text:p>180.88</text:p>
              </table:table-cell>
              <table:table-cell office:value-type="float" office:value="179.28">
                <text:p>179.28</text:p>
              </table:table-cell>
              <table:table-cell office:value-type="float" office:value="184.68">
                <text:p>184.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416">
                <text:p>0.1416</text:p>
              </table:table-cell>
              <table:table-cell office:value-type="float" office:value="172.42">
                <text:p>172.42</text:p>
              </table:table-cell>
              <table:table-cell office:value-type="float" office:value="183.72">
                <text:p>183.72</text:p>
              </table:table-cell>
              <table:table-cell office:value-type="float" office:value="182.18">
                <text:p>182.18</text:p>
              </table:table-cell>
              <table:table-cell office:value-type="float" office:value="187.57">
                <text:p>187.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42">
                <text:p>0.142</text:p>
              </table:table-cell>
              <table:table-cell office:value-type="float" office:value="175.18">
                <text:p>175.18</text:p>
              </table:table-cell>
              <table:table-cell office:value-type="float" office:value="186.56">
                <text:p>186.56</text:p>
              </table:table-cell>
              <table:table-cell office:value-type="float" office:value="185.06">
                <text:p>185.06</text:p>
              </table:table-cell>
              <table:table-cell office:value-type="float" office:value="190.46">
                <text:p>190.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424">
                <text:p>0.1424</text:p>
              </table:table-cell>
              <table:table-cell office:value-type="float" office:value="177.94">
                <text:p>177.94</text:p>
              </table:table-cell>
              <table:table-cell office:value-type="float" office:value="189.4">
                <text:p>189.4</text:p>
              </table:table-cell>
              <table:table-cell office:value-type="float" office:value="187.95">
                <text:p>187.95</text:p>
              </table:table-cell>
              <table:table-cell office:value-type="float" office:value="193.35">
                <text:p>193.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428">
                <text:p>0.1428</text:p>
              </table:table-cell>
              <table:table-cell office:value-type="float" office:value="180.7">
                <text:p>180.7</text:p>
              </table:table-cell>
              <table:table-cell office:value-type="float" office:value="192.24">
                <text:p>192.24</text:p>
              </table:table-cell>
              <table:table-cell office:value-type="float" office:value="190.85">
                <text:p>190.85</text:p>
              </table:table-cell>
              <table:table-cell office:value-type="float" office:value="196.25">
                <text:p>196.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432">
                <text:p>0.1432</text:p>
              </table:table-cell>
              <table:table-cell office:value-type="float" office:value="183.46">
                <text:p>183.46</text:p>
              </table:table-cell>
              <table:table-cell office:value-type="float" office:value="195.07">
                <text:p>195.07</text:p>
              </table:table-cell>
              <table:table-cell office:value-type="float" office:value="193.74">
                <text:p>193.74</text:p>
              </table:table-cell>
              <table:table-cell office:value-type="float" office:value="199.14">
                <text:p>199.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436">
                <text:p>0.1436</text:p>
              </table:table-cell>
              <table:table-cell office:value-type="float" office:value="186.16">
                <text:p>186.16</text:p>
              </table:table-cell>
              <table:table-cell office:value-type="float" office:value="197.84">
                <text:p>197.84</text:p>
              </table:table-cell>
              <table:table-cell office:value-type="float" office:value="196.6">
                <text:p>196.6</text:p>
              </table:table-cell>
              <table:table-cell office:value-type="float" office:value="202.01">
                <text:p>202.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44">
                <text:p>0.144</text:p>
              </table:table-cell>
              <table:table-cell office:value-type="float" office:value="188.82">
                <text:p>188.82</text:p>
              </table:table-cell>
              <table:table-cell office:value-type="float" office:value="200.57">
                <text:p>200.57</text:p>
              </table:table-cell>
              <table:table-cell office:value-type="float" office:value="199.46">
                <text:p>199.46</text:p>
              </table:table-cell>
              <table:table-cell office:value-type="float" office:value="204.86">
                <text:p>204.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444">
                <text:p>0.1444</text:p>
              </table:table-cell>
              <table:table-cell office:value-type="float" office:value="191.48">
                <text:p>191.48</text:p>
              </table:table-cell>
              <table:table-cell office:value-type="float" office:value="203.29">
                <text:p>203.29</text:p>
              </table:table-cell>
              <table:table-cell office:value-type="float" office:value="202.31">
                <text:p>202.31</text:p>
              </table:table-cell>
              <table:table-cell office:value-type="float" office:value="207.72">
                <text:p>207.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448">
                <text:p>0.1448</text:p>
              </table:table-cell>
              <table:table-cell office:value-type="float" office:value="194.14">
                <text:p>194.14</text:p>
              </table:table-cell>
              <table:table-cell office:value-type="float" office:value="206.01">
                <text:p>206.01</text:p>
              </table:table-cell>
              <table:table-cell office:value-type="float" office:value="205.16">
                <text:p>205.16</text:p>
              </table:table-cell>
              <table:table-cell office:value-type="float" office:value="210.57">
                <text:p>210.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452">
                <text:p>0.1452</text:p>
              </table:table-cell>
              <table:table-cell office:value-type="float" office:value="196.81">
                <text:p>196.81</text:p>
              </table:table-cell>
              <table:table-cell office:value-type="float" office:value="208.74">
                <text:p>208.74</text:p>
              </table:table-cell>
              <table:table-cell office:value-type="float" office:value="208.02">
                <text:p>208.02</text:p>
              </table:table-cell>
              <table:table-cell office:value-type="float" office:value="213.43">
                <text:p>213.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456">
                <text:p>0.1456</text:p>
              </table:table-cell>
              <table:table-cell office:value-type="float" office:value="199.46">
                <text:p>199.46</text:p>
              </table:table-cell>
              <table:table-cell office:value-type="float" office:value="211.46">
                <text:p>211.46</text:p>
              </table:table-cell>
              <table:table-cell office:value-type="float" office:value="210.87">
                <text:p>210.87</text:p>
              </table:table-cell>
              <table:table-cell office:value-type="float" office:value="216.28">
                <text:p>216.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46">
                <text:p>0.146</text:p>
              </table:table-cell>
              <table:table-cell office:value-type="float" office:value="202.12">
                <text:p>202.12</text:p>
              </table:table-cell>
              <table:table-cell office:value-type="float" office:value="214.18">
                <text:p>214.18</text:p>
              </table:table-cell>
              <table:table-cell office:value-type="float" office:value="213.72">
                <text:p>213.72</text:p>
              </table:table-cell>
              <table:table-cell office:value-type="float" office:value="219.14">
                <text:p>219.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464">
                <text:p>0.1464</text:p>
              </table:table-cell>
              <table:table-cell office:value-type="float" office:value="204.78">
                <text:p>204.78</text:p>
              </table:table-cell>
              <table:table-cell office:value-type="float" office:value="216.91">
                <text:p>216.91</text:p>
              </table:table-cell>
              <table:table-cell office:value-type="float" office:value="216.57">
                <text:p>216.57</text:p>
              </table:table-cell>
              <table:table-cell office:value-type="float" office:value="221.99">
                <text:p>221.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468">
                <text:p>0.1468</text:p>
              </table:table-cell>
              <table:table-cell office:value-type="float" office:value="207.39">
                <text:p>207.39</text:p>
              </table:table-cell>
              <table:table-cell office:value-type="float" office:value="219.56">
                <text:p>219.56</text:p>
              </table:table-cell>
              <table:table-cell office:value-type="float" office:value="219.38">
                <text:p>219.38</text:p>
              </table:table-cell>
              <table:table-cell office:value-type="float" office:value="224.8">
                <text:p>224.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472">
                <text:p>0.1472</text:p>
              </table:table-cell>
              <table:table-cell office:value-type="float" office:value="209.87">
                <text:p>209.87</text:p>
              </table:table-cell>
              <table:table-cell office:value-type="float" office:value="222.09">
                <text:p>222.09</text:p>
              </table:table-cell>
              <table:table-cell office:value-type="float" office:value="222.09">
                <text:p>222.09</text:p>
              </table:table-cell>
              <table:table-cell office:value-type="float" office:value="227.51">
                <text:p>227.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476">
                <text:p>0.1476</text:p>
              </table:table-cell>
              <table:table-cell office:value-type="float" office:value="212.36">
                <text:p>212.36</text:p>
              </table:table-cell>
              <table:table-cell office:value-type="float" office:value="224.62">
                <text:p>224.62</text:p>
              </table:table-cell>
              <table:table-cell office:value-type="float" office:value="224.81">
                <text:p>224.81</text:p>
              </table:table-cell>
              <table:table-cell office:value-type="float" office:value="230.23">
                <text:p>230.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48">
                <text:p>0.148</text:p>
              </table:table-cell>
              <table:table-cell office:value-type="float" office:value="214.85">
                <text:p>214.85</text:p>
              </table:table-cell>
              <table:table-cell office:value-type="float" office:value="227.15">
                <text:p>227.15</text:p>
              </table:table-cell>
              <table:table-cell office:value-type="float" office:value="227.53">
                <text:p>227.53</text:p>
              </table:table-cell>
              <table:table-cell office:value-type="float" office:value="232.95">
                <text:p>232.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484">
                <text:p>0.1484</text:p>
              </table:table-cell>
              <table:table-cell office:value-type="float" office:value="217.33">
                <text:p>217.33</text:p>
              </table:table-cell>
              <table:table-cell office:value-type="float" office:value="229.67">
                <text:p>229.67</text:p>
              </table:table-cell>
              <table:table-cell office:value-type="float" office:value="230.24">
                <text:p>230.24</text:p>
              </table:table-cell>
              <table:table-cell office:value-type="float" office:value="235.67">
                <text:p>235.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488">
                <text:p>0.1488</text:p>
              </table:table-cell>
              <table:table-cell office:value-type="float" office:value="219.81">
                <text:p>219.81</text:p>
              </table:table-cell>
              <table:table-cell office:value-type="float" office:value="232.2">
                <text:p>232.2</text:p>
              </table:table-cell>
              <table:table-cell office:value-type="float" office:value="232.95">
                <text:p>232.95</text:p>
              </table:table-cell>
              <table:table-cell office:value-type="float" office:value="238.38">
                <text:p>238.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492">
                <text:p>0.1492</text:p>
              </table:table-cell>
              <table:table-cell office:value-type="float" office:value="222.3">
                <text:p>222.3</text:p>
              </table:table-cell>
              <table:table-cell office:value-type="float" office:value="234.73">
                <text:p>234.73</text:p>
              </table:table-cell>
              <table:table-cell office:value-type="float" office:value="235.67">
                <text:p>235.67</text:p>
              </table:table-cell>
              <table:table-cell office:value-type="float" office:value="241.1">
                <text:p>241.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496">
                <text:p>0.1496</text:p>
              </table:table-cell>
              <table:table-cell office:value-type="float" office:value="224.78">
                <text:p>224.78</text:p>
              </table:table-cell>
              <table:table-cell office:value-type="float" office:value="237.26">
                <text:p>237.26</text:p>
              </table:table-cell>
              <table:table-cell office:value-type="float" office:value="238.39">
                <text:p>238.39</text:p>
              </table:table-cell>
              <table:table-cell office:value-type="float" office:value="243.82">
                <text:p>243.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5">
                <text:p>0.15</text:p>
              </table:table-cell>
              <table:table-cell office:value-type="float" office:value="227.27">
                <text:p>227.27</text:p>
              </table:table-cell>
              <table:table-cell office:value-type="float" office:value="239.78">
                <text:p>239.78</text:p>
              </table:table-cell>
              <table:table-cell office:value-type="float" office:value="241.1">
                <text:p>241.1</text:p>
              </table:table-cell>
              <table:table-cell office:value-type="float" office:value="246.54">
                <text:p>246.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504">
                <text:p>0.1504</text:p>
              </table:table-cell>
              <table:table-cell office:value-type="float" office:value="229.53">
                <text:p>229.53</text:p>
              </table:table-cell>
              <table:table-cell office:value-type="float" office:value="242.06">
                <text:p>242.06</text:p>
              </table:table-cell>
              <table:table-cell office:value-type="float" office:value="243.6">
                <text:p>243.6</text:p>
              </table:table-cell>
              <table:table-cell office:value-type="float" office:value="249.04">
                <text:p>249.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508">
                <text:p>0.1508</text:p>
              </table:table-cell>
              <table:table-cell office:value-type="float" office:value="231.79">
                <text:p>231.79</text:p>
              </table:table-cell>
              <table:table-cell office:value-type="float" office:value="244.34">
                <text:p>244.34</text:p>
              </table:table-cell>
              <table:table-cell office:value-type="float" office:value="246.11">
                <text:p>246.11</text:p>
              </table:table-cell>
              <table:table-cell office:value-type="float" office:value="251.54">
                <text:p>251.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512">
                <text:p>0.1512</text:p>
              </table:table-cell>
              <table:table-cell office:value-type="float" office:value="234.04">
                <text:p>234.04</text:p>
              </table:table-cell>
              <table:table-cell office:value-type="float" office:value="246.62">
                <text:p>246.62</text:p>
              </table:table-cell>
              <table:table-cell office:value-type="float" office:value="248.61">
                <text:p>248.61</text:p>
              </table:table-cell>
              <table:table-cell office:value-type="float" office:value="254.05">
                <text:p>254.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516">
                <text:p>0.1516</text:p>
              </table:table-cell>
              <table:table-cell office:value-type="float" office:value="236.29">
                <text:p>236.29</text:p>
              </table:table-cell>
              <table:table-cell office:value-type="float" office:value="248.9">
                <text:p>248.9</text:p>
              </table:table-cell>
              <table:table-cell office:value-type="float" office:value="251.11">
                <text:p>251.11</text:p>
              </table:table-cell>
              <table:table-cell office:value-type="float" office:value="256.55">
                <text:p>256.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52">
                <text:p>0.152</text:p>
              </table:table-cell>
              <table:table-cell office:value-type="float" office:value="238.55">
                <text:p>238.55</text:p>
              </table:table-cell>
              <table:table-cell office:value-type="float" office:value="251.17">
                <text:p>251.17</text:p>
              </table:table-cell>
              <table:table-cell office:value-type="float" office:value="253.61">
                <text:p>253.61</text:p>
              </table:table-cell>
              <table:table-cell office:value-type="float" office:value="259.06">
                <text:p>259.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524">
                <text:p>0.1524</text:p>
              </table:table-cell>
              <table:table-cell office:value-type="float" office:value="240.81">
                <text:p>240.81</text:p>
              </table:table-cell>
              <table:table-cell office:value-type="float" office:value="253.45">
                <text:p>253.45</text:p>
              </table:table-cell>
              <table:table-cell office:value-type="float" office:value="256.11">
                <text:p>256.11</text:p>
              </table:table-cell>
              <table:table-cell office:value-type="float" office:value="261.56">
                <text:p>261.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528">
                <text:p>0.1528</text:p>
              </table:table-cell>
              <table:table-cell office:value-type="float" office:value="243.07">
                <text:p>243.07</text:p>
              </table:table-cell>
              <table:table-cell office:value-type="float" office:value="255.73">
                <text:p>255.73</text:p>
              </table:table-cell>
              <table:table-cell office:value-type="float" office:value="258.62">
                <text:p>258.62</text:p>
              </table:table-cell>
              <table:table-cell office:value-type="float" office:value="264.07">
                <text:p>264.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532">
                <text:p>0.1532</text:p>
              </table:table-cell>
              <table:table-cell office:value-type="float" office:value="245.32">
                <text:p>245.32</text:p>
              </table:table-cell>
              <table:table-cell office:value-type="float" office:value="258.01">
                <text:p>258.01</text:p>
              </table:table-cell>
              <table:table-cell office:value-type="float" office:value="261.12">
                <text:p>261.12</text:p>
              </table:table-cell>
              <table:table-cell office:value-type="float" office:value="266.57">
                <text:p>266.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536">
                <text:p>0.1536</text:p>
              </table:table-cell>
              <table:table-cell office:value-type="float" office:value="247.41">
                <text:p>247.41</text:p>
              </table:table-cell>
              <table:table-cell office:value-type="float" office:value="260.1">
                <text:p>260.1</text:p>
              </table:table-cell>
              <table:table-cell office:value-type="float" office:value="263.44">
                <text:p>263.44</text:p>
              </table:table-cell>
              <table:table-cell office:value-type="float" office:value="268.89">
                <text:p>268.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54">
                <text:p>0.154</text:p>
              </table:table-cell>
              <table:table-cell office:value-type="float" office:value="249.41">
                <text:p>249.41</text:p>
              </table:table-cell>
              <table:table-cell office:value-type="float" office:value="262.11">
                <text:p>262.11</text:p>
              </table:table-cell>
              <table:table-cell office:value-type="float" office:value="265.68">
                <text:p>265.68</text:p>
              </table:table-cell>
              <table:table-cell office:value-type="float" office:value="271.14">
                <text:p>271.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544">
                <text:p>0.1544</text:p>
              </table:table-cell>
              <table:table-cell office:value-type="float" office:value="251.41">
                <text:p>251.41</text:p>
              </table:table-cell>
              <table:table-cell office:value-type="float" office:value="264.11">
                <text:p>264.11</text:p>
              </table:table-cell>
              <table:table-cell office:value-type="float" office:value="267.92">
                <text:p>267.92</text:p>
              </table:table-cell>
              <table:table-cell office:value-type="float" office:value="273.38">
                <text:p>273.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548">
                <text:p>0.1548</text:p>
              </table:table-cell>
              <table:table-cell office:value-type="float" office:value="253.42">
                <text:p>253.42</text:p>
              </table:table-cell>
              <table:table-cell office:value-type="float" office:value="266.12">
                <text:p>266.12</text:p>
              </table:table-cell>
              <table:table-cell office:value-type="float" office:value="270.16">
                <text:p>270.16</text:p>
              </table:table-cell>
              <table:table-cell office:value-type="float" office:value="275.62">
                <text:p>275.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552">
                <text:p>0.1552</text:p>
              </table:table-cell>
              <table:table-cell office:value-type="float" office:value="255.41">
                <text:p>255.41</text:p>
              </table:table-cell>
              <table:table-cell office:value-type="float" office:value="268.11">
                <text:p>268.11</text:p>
              </table:table-cell>
              <table:table-cell office:value-type="float" office:value="272.41">
                <text:p>272.41</text:p>
              </table:table-cell>
              <table:table-cell office:value-type="float" office:value="277.87">
                <text:p>277.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556">
                <text:p>0.1556</text:p>
              </table:table-cell>
              <table:table-cell office:value-type="float" office:value="257.41">
                <text:p>257.41</text:p>
              </table:table-cell>
              <table:table-cell office:value-type="float" office:value="270.12">
                <text:p>270.12</text:p>
              </table:table-cell>
              <table:table-cell office:value-type="float" office:value="274.65">
                <text:p>274.65</text:p>
              </table:table-cell>
              <table:table-cell office:value-type="float" office:value="280.11">
                <text:p>280.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56">
                <text:p>0.156</text:p>
              </table:table-cell>
              <table:table-cell office:value-type="float" office:value="259.42">
                <text:p>259.42</text:p>
              </table:table-cell>
              <table:table-cell office:value-type="float" office:value="272.12">
                <text:p>272.12</text:p>
              </table:table-cell>
              <table:table-cell office:value-type="float" office:value="276.89">
                <text:p>276.89</text:p>
              </table:table-cell>
              <table:table-cell office:value-type="float" office:value="282.35">
                <text:p>282.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564">
                <text:p>0.1564</text:p>
              </table:table-cell>
              <table:table-cell office:value-type="float" office:value="261.42">
                <text:p>261.42</text:p>
              </table:table-cell>
              <table:table-cell office:value-type="float" office:value="274.13">
                <text:p>274.13</text:p>
              </table:table-cell>
              <table:table-cell office:value-type="float" office:value="279.13">
                <text:p>279.13</text:p>
              </table:table-cell>
              <table:table-cell office:value-type="float" office:value="284.6">
                <text:p>284.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568">
                <text:p>0.1568</text:p>
              </table:table-cell>
              <table:table-cell office:value-type="float" office:value="263.33">
                <text:p>263.33</text:p>
              </table:table-cell>
              <table:table-cell office:value-type="float" office:value="276.04">
                <text:p>276.04</text:p>
              </table:table-cell>
              <table:table-cell office:value-type="float" office:value="281.28">
                <text:p>281.28</text:p>
              </table:table-cell>
              <table:table-cell office:value-type="float" office:value="286.75">
                <text:p>286.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572">
                <text:p>0.1572</text:p>
              </table:table-cell>
              <table:table-cell office:value-type="float" office:value="265.07">
                <text:p>265.07</text:p>
              </table:table-cell>
              <table:table-cell office:value-type="float" office:value="277.77">
                <text:p>277.77</text:p>
              </table:table-cell>
              <table:table-cell office:value-type="float" office:value="283.24">
                <text:p>283.24</text:p>
              </table:table-cell>
              <table:table-cell office:value-type="float" office:value="288.71">
                <text:p>288.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576">
                <text:p>0.1576</text:p>
              </table:table-cell>
              <table:table-cell office:value-type="float" office:value="266.81">
                <text:p>266.81</text:p>
              </table:table-cell>
              <table:table-cell office:value-type="float" office:value="279.49">
                <text:p>279.49</text:p>
              </table:table-cell>
              <table:table-cell office:value-type="float" office:value="285.2">
                <text:p>285.2</text:p>
              </table:table-cell>
              <table:table-cell office:value-type="float" office:value="290.68">
                <text:p>290.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58">
                <text:p>0.158</text:p>
              </table:table-cell>
              <table:table-cell office:value-type="float" office:value="268.54">
                <text:p>268.54</text:p>
              </table:table-cell>
              <table:table-cell office:value-type="float" office:value="281.22">
                <text:p>281.22</text:p>
              </table:table-cell>
              <table:table-cell office:value-type="float" office:value="287.17">
                <text:p>287.17</text:p>
              </table:table-cell>
              <table:table-cell office:value-type="float" office:value="292.65">
                <text:p>292.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584">
                <text:p>0.1584</text:p>
              </table:table-cell>
              <table:table-cell office:value-type="float" office:value="270.29">
                <text:p>270.29</text:p>
              </table:table-cell>
              <table:table-cell office:value-type="float" office:value="282.95">
                <text:p>282.95</text:p>
              </table:table-cell>
              <table:table-cell office:value-type="float" office:value="289.13">
                <text:p>289.13</text:p>
              </table:table-cell>
              <table:table-cell office:value-type="float" office:value="294.61">
                <text:p>294.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588">
                <text:p>0.1588</text:p>
              </table:table-cell>
              <table:table-cell office:value-type="float" office:value="272.03">
                <text:p>272.03</text:p>
              </table:table-cell>
              <table:table-cell office:value-type="float" office:value="284.69">
                <text:p>284.69</text:p>
              </table:table-cell>
              <table:table-cell office:value-type="float" office:value="291.09">
                <text:p>291.09</text:p>
              </table:table-cell>
              <table:table-cell office:value-type="float" office:value="296.57">
                <text:p>296.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592">
                <text:p>0.1592</text:p>
              </table:table-cell>
              <table:table-cell office:value-type="float" office:value="273.77">
                <text:p>273.77</text:p>
              </table:table-cell>
              <table:table-cell office:value-type="float" office:value="286.42">
                <text:p>286.42</text:p>
              </table:table-cell>
              <table:table-cell office:value-type="float" office:value="293.06">
                <text:p>293.06</text:p>
              </table:table-cell>
              <table:table-cell office:value-type="float" office:value="298.54">
                <text:p>298.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596">
                <text:p>0.1596</text:p>
              </table:table-cell>
              <table:table-cell office:value-type="float" office:value="275.51">
                <text:p>275.51</text:p>
              </table:table-cell>
              <table:table-cell office:value-type="float" office:value="288.14">
                <text:p>288.14</text:p>
              </table:table-cell>
              <table:table-cell office:value-type="float" office:value="295.02">
                <text:p>295.02</text:p>
              </table:table-cell>
              <table:table-cell office:value-type="float" office:value="300.5">
                <text:p>300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6">
                <text:p>0.16</text:p>
              </table:table-cell>
              <table:table-cell office:value-type="float" office:value="277.25">
                <text:p>277.25</text:p>
              </table:table-cell>
              <table:table-cell office:value-type="float" office:value="289.87">
                <text:p>289.87</text:p>
              </table:table-cell>
              <table:table-cell office:value-type="float" office:value="296.99">
                <text:p>296.99</text:p>
              </table:table-cell>
              <table:table-cell office:value-type="float" office:value="302.47">
                <text:p>302.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604">
                <text:p>0.1604</text:p>
              </table:table-cell>
              <table:table-cell office:value-type="float" office:value="278.75">
                <text:p>278.75</text:p>
              </table:table-cell>
              <table:table-cell office:value-type="float" office:value="291.34">
                <text:p>291.34</text:p>
              </table:table-cell>
              <table:table-cell office:value-type="float" office:value="298.68">
                <text:p>298.68</text:p>
              </table:table-cell>
              <table:table-cell office:value-type="float" office:value="304.16">
                <text:p>304.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608">
                <text:p>0.1608</text:p>
              </table:table-cell>
              <table:table-cell office:value-type="float" office:value="280.23">
                <text:p>280.23</text:p>
              </table:table-cell>
              <table:table-cell office:value-type="float" office:value="292.81">
                <text:p>292.81</text:p>
              </table:table-cell>
              <table:table-cell office:value-type="float" office:value="300.37">
                <text:p>300.37</text:p>
              </table:table-cell>
              <table:table-cell office:value-type="float" office:value="305.86">
                <text:p>305.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612">
                <text:p>0.1612</text:p>
              </table:table-cell>
              <table:table-cell office:value-type="float" office:value="281.73">
                <text:p>281.73</text:p>
              </table:table-cell>
              <table:table-cell office:value-type="float" office:value="294.28">
                <text:p>294.28</text:p>
              </table:table-cell>
              <table:table-cell office:value-type="float" office:value="302.07">
                <text:p>302.07</text:p>
              </table:table-cell>
              <table:table-cell office:value-type="float" office:value="307.56">
                <text:p>307.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616">
                <text:p>0.1616</text:p>
              </table:table-cell>
              <table:table-cell office:value-type="float" office:value="283.22">
                <text:p>283.22</text:p>
              </table:table-cell>
              <table:table-cell office:value-type="float" office:value="295.76">
                <text:p>295.76</text:p>
              </table:table-cell>
              <table:table-cell office:value-type="float" office:value="303.76">
                <text:p>303.76</text:p>
              </table:table-cell>
              <table:table-cell office:value-type="float" office:value="309.25">
                <text:p>309.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62">
                <text:p>0.162</text:p>
              </table:table-cell>
              <table:table-cell office:value-type="float" office:value="284.71">
                <text:p>284.71</text:p>
              </table:table-cell>
              <table:table-cell office:value-type="float" office:value="297.23">
                <text:p>297.23</text:p>
              </table:table-cell>
              <table:table-cell office:value-type="float" office:value="305.45">
                <text:p>305.45</text:p>
              </table:table-cell>
              <table:table-cell office:value-type="float" office:value="310.94">
                <text:p>310.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624">
                <text:p>0.1624</text:p>
              </table:table-cell>
              <table:table-cell office:value-type="float" office:value="286.21">
                <text:p>286.21</text:p>
              </table:table-cell>
              <table:table-cell office:value-type="float" office:value="298.7">
                <text:p>298.7</text:p>
              </table:table-cell>
              <table:table-cell office:value-type="float" office:value="307.15">
                <text:p>307.15</text:p>
              </table:table-cell>
              <table:table-cell office:value-type="float" office:value="312.65">
                <text:p>312.6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628">
                <text:p>0.1628</text:p>
              </table:table-cell>
              <table:table-cell office:value-type="float" office:value="287.7">
                <text:p>287.7</text:p>
              </table:table-cell>
              <table:table-cell office:value-type="float" office:value="300.17">
                <text:p>300.17</text:p>
              </table:table-cell>
              <table:table-cell office:value-type="float" office:value="308.84">
                <text:p>308.84</text:p>
              </table:table-cell>
              <table:table-cell office:value-type="float" office:value="314.34">
                <text:p>314.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632">
                <text:p>0.1632</text:p>
              </table:table-cell>
              <table:table-cell office:value-type="float" office:value="289.19">
                <text:p>289.19</text:p>
              </table:table-cell>
              <table:table-cell office:value-type="float" office:value="301.65">
                <text:p>301.65</text:p>
              </table:table-cell>
              <table:table-cell office:value-type="float" office:value="310.54">
                <text:p>310.54</text:p>
              </table:table-cell>
              <table:table-cell office:value-type="float" office:value="316.04">
                <text:p>316.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636">
                <text:p>0.1636</text:p>
              </table:table-cell>
              <table:table-cell office:value-type="float" office:value="290.54">
                <text:p>290.54</text:p>
              </table:table-cell>
              <table:table-cell office:value-type="float" office:value="302.97">
                <text:p>302.97</text:p>
              </table:table-cell>
              <table:table-cell office:value-type="float" office:value="312.07">
                <text:p>312.07</text:p>
              </table:table-cell>
              <table:table-cell office:value-type="float" office:value="317.57">
                <text:p>317.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64">
                <text:p>0.164</text:p>
              </table:table-cell>
              <table:table-cell office:value-type="float" office:value="291.81">
                <text:p>291.81</text:p>
              </table:table-cell>
              <table:table-cell office:value-type="float" office:value="304.22">
                <text:p>304.22</text:p>
              </table:table-cell>
              <table:table-cell office:value-type="float" office:value="313.52">
                <text:p>313.52</text:p>
              </table:table-cell>
              <table:table-cell office:value-type="float" office:value="319.02">
                <text:p>319.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644">
                <text:p>0.1644</text:p>
              </table:table-cell>
              <table:table-cell office:value-type="float" office:value="293.08">
                <text:p>293.08</text:p>
              </table:table-cell>
              <table:table-cell office:value-type="float" office:value="305.47">
                <text:p>305.47</text:p>
              </table:table-cell>
              <table:table-cell office:value-type="float" office:value="314.97">
                <text:p>314.97</text:p>
              </table:table-cell>
              <table:table-cell office:value-type="float" office:value="320.48">
                <text:p>320.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648">
                <text:p>0.1648</text:p>
              </table:table-cell>
              <table:table-cell office:value-type="float" office:value="294.35">
                <text:p>294.35</text:p>
              </table:table-cell>
              <table:table-cell office:value-type="float" office:value="306.71">
                <text:p>306.71</text:p>
              </table:table-cell>
              <table:table-cell office:value-type="float" office:value="316.41">
                <text:p>316.41</text:p>
              </table:table-cell>
              <table:table-cell office:value-type="float" office:value="321.93">
                <text:p>321.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652">
                <text:p>0.1652</text:p>
              </table:table-cell>
              <table:table-cell office:value-type="float" office:value="295.62">
                <text:p>295.62</text:p>
              </table:table-cell>
              <table:table-cell office:value-type="float" office:value="307.96">
                <text:p>307.96</text:p>
              </table:table-cell>
              <table:table-cell office:value-type="float" office:value="317.86">
                <text:p>317.86</text:p>
              </table:table-cell>
              <table:table-cell office:value-type="float" office:value="323.38">
                <text:p>323.3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656">
                <text:p>0.1656</text:p>
              </table:table-cell>
              <table:table-cell office:value-type="float" office:value="296.89">
                <text:p>296.89</text:p>
              </table:table-cell>
              <table:table-cell office:value-type="float" office:value="309.2">
                <text:p>309.2</text:p>
              </table:table-cell>
              <table:table-cell office:value-type="float" office:value="319.32">
                <text:p>319.32</text:p>
              </table:table-cell>
              <table:table-cell office:value-type="float" office:value="324.84">
                <text:p>324.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66">
                <text:p>0.166</text:p>
              </table:table-cell>
              <table:table-cell office:value-type="float" office:value="298.17">
                <text:p>298.17</text:p>
              </table:table-cell>
              <table:table-cell office:value-type="float" office:value="310.45">
                <text:p>310.45</text:p>
              </table:table-cell>
              <table:table-cell office:value-type="float" office:value="320.77">
                <text:p>320.77</text:p>
              </table:table-cell>
              <table:table-cell office:value-type="float" office:value="326.29">
                <text:p>326.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664">
                <text:p>0.1664</text:p>
              </table:table-cell>
              <table:table-cell office:value-type="float" office:value="299.43">
                <text:p>299.43</text:p>
              </table:table-cell>
              <table:table-cell office:value-type="float" office:value="311.7">
                <text:p>311.7</text:p>
              </table:table-cell>
              <table:table-cell office:value-type="float" office:value="322.22">
                <text:p>322.22</text:p>
              </table:table-cell>
              <table:table-cell office:value-type="float" office:value="327.74">
                <text:p>327.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668">
                <text:p>0.1668</text:p>
              </table:table-cell>
              <table:table-cell office:value-type="float" office:value="300.65">
                <text:p>300.65</text:p>
              </table:table-cell>
              <table:table-cell office:value-type="float" office:value="312.88">
                <text:p>312.88</text:p>
              </table:table-cell>
              <table:table-cell office:value-type="float" office:value="323.6">
                <text:p>323.6</text:p>
              </table:table-cell>
              <table:table-cell office:value-type="float" office:value="329.12">
                <text:p>329.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672">
                <text:p>0.1672</text:p>
              </table:table-cell>
              <table:table-cell office:value-type="float" office:value="301.72">
                <text:p>301.72</text:p>
              </table:table-cell>
              <table:table-cell office:value-type="float" office:value="313.95">
                <text:p>313.95</text:p>
              </table:table-cell>
              <table:table-cell office:value-type="float" office:value="324.85">
                <text:p>324.85</text:p>
              </table:table-cell>
              <table:table-cell office:value-type="float" office:value="330.38">
                <text:p>330.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676">
                <text:p>0.1676</text:p>
              </table:table-cell>
              <table:table-cell office:value-type="float" office:value="302.81">
                <text:p>302.81</text:p>
              </table:table-cell>
              <table:table-cell office:value-type="float" office:value="315">
                <text:p>315</text:p>
              </table:table-cell>
              <table:table-cell office:value-type="float" office:value="326.1">
                <text:p>326.1</text:p>
              </table:table-cell>
              <table:table-cell office:value-type="float" office:value="331.63">
                <text:p>331.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68">
                <text:p>0.168</text:p>
              </table:table-cell>
              <table:table-cell office:value-type="float" office:value="303.89">
                <text:p>303.89</text:p>
              </table:table-cell>
              <table:table-cell office:value-type="float" office:value="316.07">
                <text:p>316.07</text:p>
              </table:table-cell>
              <table:table-cell office:value-type="float" office:value="327.34">
                <text:p>327.34</text:p>
              </table:table-cell>
              <table:table-cell office:value-type="float" office:value="332.87">
                <text:p>332.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684">
                <text:p>0.1684</text:p>
              </table:table-cell>
              <table:table-cell office:value-type="float" office:value="304.97">
                <text:p>304.97</text:p>
              </table:table-cell>
              <table:table-cell office:value-type="float" office:value="317.13">
                <text:p>317.13</text:p>
              </table:table-cell>
              <table:table-cell office:value-type="float" office:value="328.59">
                <text:p>328.59</text:p>
              </table:table-cell>
              <table:table-cell office:value-type="float" office:value="334.12">
                <text:p>334.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688">
                <text:p>0.1688</text:p>
              </table:table-cell>
              <table:table-cell office:value-type="float" office:value="306.06">
                <text:p>306.06</text:p>
              </table:table-cell>
              <table:table-cell office:value-type="float" office:value="318.19">
                <text:p>318.19</text:p>
              </table:table-cell>
              <table:table-cell office:value-type="float" office:value="329.82">
                <text:p>329.82</text:p>
              </table:table-cell>
              <table:table-cell office:value-type="float" office:value="335.36">
                <text:p>335.3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692">
                <text:p>0.1692</text:p>
              </table:table-cell>
              <table:table-cell office:value-type="float" office:value="307.14">
                <text:p>307.14</text:p>
              </table:table-cell>
              <table:table-cell office:value-type="float" office:value="319.25">
                <text:p>319.25</text:p>
              </table:table-cell>
              <table:table-cell office:value-type="float" office:value="331.07">
                <text:p>331.07</text:p>
              </table:table-cell>
              <table:table-cell office:value-type="float" office:value="336.61">
                <text:p>336.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696">
                <text:p>0.1696</text:p>
              </table:table-cell>
              <table:table-cell office:value-type="float" office:value="308.23">
                <text:p>308.23</text:p>
              </table:table-cell>
              <table:table-cell office:value-type="float" office:value="320.31">
                <text:p>320.31</text:p>
              </table:table-cell>
              <table:table-cell office:value-type="float" office:value="332.32">
                <text:p>332.32</text:p>
              </table:table-cell>
              <table:table-cell office:value-type="float" office:value="337.86">
                <text:p>337.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7">
                <text:p>0.17</text:p>
              </table:table-cell>
              <table:table-cell office:value-type="float" office:value="309.3">
                <text:p>309.3</text:p>
              </table:table-cell>
              <table:table-cell office:value-type="float" office:value="321.37">
                <text:p>321.37</text:p>
              </table:table-cell>
              <table:table-cell office:value-type="float" office:value="333.56">
                <text:p>333.56</text:p>
              </table:table-cell>
              <table:table-cell office:value-type="float" office:value="339.1">
                <text:p>339.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704">
                <text:p>0.1704</text:p>
              </table:table-cell>
              <table:table-cell office:value-type="float" office:value="310.24">
                <text:p>310.24</text:p>
              </table:table-cell>
              <table:table-cell office:value-type="float" office:value="322.28">
                <text:p>322.28</text:p>
              </table:table-cell>
              <table:table-cell office:value-type="float" office:value="334.64">
                <text:p>334.64</text:p>
              </table:table-cell>
              <table:table-cell office:value-type="float" office:value="340.18">
                <text:p>340.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708">
                <text:p>0.1708</text:p>
              </table:table-cell>
              <table:table-cell office:value-type="float" office:value="311.17">
                <text:p>311.17</text:p>
              </table:table-cell>
              <table:table-cell office:value-type="float" office:value="323.2">
                <text:p>323.2</text:p>
              </table:table-cell>
              <table:table-cell office:value-type="float" office:value="335.72">
                <text:p>335.72</text:p>
              </table:table-cell>
              <table:table-cell office:value-type="float" office:value="341.26">
                <text:p>341.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712">
                <text:p>0.1712</text:p>
              </table:table-cell>
              <table:table-cell office:value-type="float" office:value="312.1">
                <text:p>312.1</text:p>
              </table:table-cell>
              <table:table-cell office:value-type="float" office:value="324.11">
                <text:p>324.11</text:p>
              </table:table-cell>
              <table:table-cell office:value-type="float" office:value="336.8">
                <text:p>336.8</text:p>
              </table:table-cell>
              <table:table-cell office:value-type="float" office:value="342.35">
                <text:p>342.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716">
                <text:p>0.1716</text:p>
              </table:table-cell>
              <table:table-cell office:value-type="float" office:value="313.03">
                <text:p>313.03</text:p>
              </table:table-cell>
              <table:table-cell office:value-type="float" office:value="325.02">
                <text:p>325.02</text:p>
              </table:table-cell>
              <table:table-cell office:value-type="float" office:value="337.88">
                <text:p>337.88</text:p>
              </table:table-cell>
              <table:table-cell office:value-type="float" office:value="343.43">
                <text:p>343.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72">
                <text:p>0.172</text:p>
              </table:table-cell>
              <table:table-cell office:value-type="float" office:value="313.97">
                <text:p>313.97</text:p>
              </table:table-cell>
              <table:table-cell office:value-type="float" office:value="325.93">
                <text:p>325.93</text:p>
              </table:table-cell>
              <table:table-cell office:value-type="float" office:value="338.96">
                <text:p>338.96</text:p>
              </table:table-cell>
              <table:table-cell office:value-type="float" office:value="344.51">
                <text:p>344.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724">
                <text:p>0.1724</text:p>
              </table:table-cell>
              <table:table-cell office:value-type="float" office:value="314.89">
                <text:p>314.89</text:p>
              </table:table-cell>
              <table:table-cell office:value-type="float" office:value="326.85">
                <text:p>326.85</text:p>
              </table:table-cell>
              <table:table-cell office:value-type="float" office:value="340.04">
                <text:p>340.04</text:p>
              </table:table-cell>
              <table:table-cell office:value-type="float" office:value="345.59">
                <text:p>345.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728">
                <text:p>0.1728</text:p>
              </table:table-cell>
              <table:table-cell office:value-type="float" office:value="315.83">
                <text:p>315.83</text:p>
              </table:table-cell>
              <table:table-cell office:value-type="float" office:value="327.76">
                <text:p>327.76</text:p>
              </table:table-cell>
              <table:table-cell office:value-type="float" office:value="341.12">
                <text:p>341.12</text:p>
              </table:table-cell>
              <table:table-cell office:value-type="float" office:value="346.67">
                <text:p>346.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732">
                <text:p>0.1732</text:p>
              </table:table-cell>
              <table:table-cell office:value-type="float" office:value="316.76">
                <text:p>316.76</text:p>
              </table:table-cell>
              <table:table-cell office:value-type="float" office:value="328.68">
                <text:p>328.68</text:p>
              </table:table-cell>
              <table:table-cell office:value-type="float" office:value="342.19">
                <text:p>342.19</text:p>
              </table:table-cell>
              <table:table-cell office:value-type="float" office:value="347.76">
                <text:p>347.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736">
                <text:p>0.1736</text:p>
              </table:table-cell>
              <table:table-cell office:value-type="float" office:value="317.62">
                <text:p>317.62</text:p>
              </table:table-cell>
              <table:table-cell office:value-type="float" office:value="329.51">
                <text:p>329.51</text:p>
              </table:table-cell>
              <table:table-cell office:value-type="float" office:value="343.18">
                <text:p>343.18</text:p>
              </table:table-cell>
              <table:table-cell office:value-type="float" office:value="348.75">
                <text:p>348.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74">
                <text:p>0.174</text:p>
              </table:table-cell>
              <table:table-cell office:value-type="float" office:value="318.43">
                <text:p>318.43</text:p>
              </table:table-cell>
              <table:table-cell office:value-type="float" office:value="330.31">
                <text:p>330.31</text:p>
              </table:table-cell>
              <table:table-cell office:value-type="float" office:value="344.13">
                <text:p>344.13</text:p>
              </table:table-cell>
              <table:table-cell office:value-type="float" office:value="349.69">
                <text:p>349.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744">
                <text:p>0.1744</text:p>
              </table:table-cell>
              <table:table-cell office:value-type="float" office:value="319.26">
                <text:p>319.26</text:p>
              </table:table-cell>
              <table:table-cell office:value-type="float" office:value="331.12">
                <text:p>331.12</text:p>
              </table:table-cell>
              <table:table-cell office:value-type="float" office:value="345.09">
                <text:p>345.09</text:p>
              </table:table-cell>
              <table:table-cell office:value-type="float" office:value="350.65">
                <text:p>350.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748">
                <text:p>0.1748</text:p>
              </table:table-cell>
              <table:table-cell office:value-type="float" office:value="320.07">
                <text:p>320.07</text:p>
              </table:table-cell>
              <table:table-cell office:value-type="float" office:value="331.92">
                <text:p>331.92</text:p>
              </table:table-cell>
              <table:table-cell office:value-type="float" office:value="346.03">
                <text:p>346.03</text:p>
              </table:table-cell>
              <table:table-cell office:value-type="float" office:value="351.6">
                <text:p>351.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752">
                <text:p>0.1752</text:p>
              </table:table-cell>
              <table:table-cell office:value-type="float" office:value="320.89">
                <text:p>320.89</text:p>
              </table:table-cell>
              <table:table-cell office:value-type="float" office:value="332.73">
                <text:p>332.73</text:p>
              </table:table-cell>
              <table:table-cell office:value-type="float" office:value="346.98">
                <text:p>346.98</text:p>
              </table:table-cell>
              <table:table-cell office:value-type="float" office:value="352.55">
                <text:p>352.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756">
                <text:p>0.1756</text:p>
              </table:table-cell>
              <table:table-cell office:value-type="float" office:value="321.71">
                <text:p>321.71</text:p>
              </table:table-cell>
              <table:table-cell office:value-type="float" office:value="333.53">
                <text:p>333.53</text:p>
              </table:table-cell>
              <table:table-cell office:value-type="float" office:value="347.93">
                <text:p>347.93</text:p>
              </table:table-cell>
              <table:table-cell office:value-type="float" office:value="353.5">
                <text:p>353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76">
                <text:p>0.176</text:p>
              </table:table-cell>
              <table:table-cell office:value-type="float" office:value="322.53">
                <text:p>322.53</text:p>
              </table:table-cell>
              <table:table-cell office:value-type="float" office:value="334.33">
                <text:p>334.33</text:p>
              </table:table-cell>
              <table:table-cell office:value-type="float" office:value="348.88">
                <text:p>348.88</text:p>
              </table:table-cell>
              <table:table-cell office:value-type="float" office:value="354.46">
                <text:p>354.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764">
                <text:p>0.1764</text:p>
              </table:table-cell>
              <table:table-cell office:value-type="float" office:value="323.35">
                <text:p>323.35</text:p>
              </table:table-cell>
              <table:table-cell office:value-type="float" office:value="335.14">
                <text:p>335.14</text:p>
              </table:table-cell>
              <table:table-cell office:value-type="float" office:value="349.83">
                <text:p>349.83</text:p>
              </table:table-cell>
              <table:table-cell office:value-type="float" office:value="355.41">
                <text:p>355.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768">
                <text:p>0.1768</text:p>
              </table:table-cell>
              <table:table-cell office:value-type="float" office:value="324.14">
                <text:p>324.14</text:p>
              </table:table-cell>
              <table:table-cell office:value-type="float" office:value="335.92">
                <text:p>335.92</text:p>
              </table:table-cell>
              <table:table-cell office:value-type="float" office:value="350.75">
                <text:p>350.75</text:p>
              </table:table-cell>
              <table:table-cell office:value-type="float" office:value="356.33">
                <text:p>356.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772">
                <text:p>0.1772</text:p>
              </table:table-cell>
              <table:table-cell office:value-type="float" office:value="324.88">
                <text:p>324.88</text:p>
              </table:table-cell>
              <table:table-cell office:value-type="float" office:value="336.65">
                <text:p>336.65</text:p>
              </table:table-cell>
              <table:table-cell office:value-type="float" office:value="351.61">
                <text:p>351.61</text:p>
              </table:table-cell>
              <table:table-cell office:value-type="float" office:value="357.19">
                <text:p>357.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776">
                <text:p>0.1776</text:p>
              </table:table-cell>
              <table:table-cell office:value-type="float" office:value="325.62">
                <text:p>325.62</text:p>
              </table:table-cell>
              <table:table-cell office:value-type="float" office:value="337.37">
                <text:p>337.37</text:p>
              </table:table-cell>
              <table:table-cell office:value-type="float" office:value="352.45">
                <text:p>352.45</text:p>
              </table:table-cell>
              <table:table-cell office:value-type="float" office:value="358.04">
                <text:p>358.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78">
                <text:p>0.178</text:p>
              </table:table-cell>
              <table:table-cell office:value-type="float" office:value="326.36">
                <text:p>326.36</text:p>
              </table:table-cell>
              <table:table-cell office:value-type="float" office:value="338.1">
                <text:p>338.1</text:p>
              </table:table-cell>
              <table:table-cell office:value-type="float" office:value="353.31">
                <text:p>353.31</text:p>
              </table:table-cell>
              <table:table-cell office:value-type="float" office:value="358.9">
                <text:p>358.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784">
                <text:p>0.1784</text:p>
              </table:table-cell>
              <table:table-cell office:value-type="float" office:value="327.1">
                <text:p>327.1</text:p>
              </table:table-cell>
              <table:table-cell office:value-type="float" office:value="338.83">
                <text:p>338.83</text:p>
              </table:table-cell>
              <table:table-cell office:value-type="float" office:value="354.15">
                <text:p>354.15</text:p>
              </table:table-cell>
              <table:table-cell office:value-type="float" office:value="359.75">
                <text:p>359.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788">
                <text:p>0.1788</text:p>
              </table:table-cell>
              <table:table-cell office:value-type="float" office:value="327.85">
                <text:p>327.85</text:p>
              </table:table-cell>
              <table:table-cell office:value-type="float" office:value="339.56">
                <text:p>339.56</text:p>
              </table:table-cell>
              <table:table-cell office:value-type="float" office:value="355.01">
                <text:p>355.01</text:p>
              </table:table-cell>
              <table:table-cell office:value-type="float" office:value="360.61">
                <text:p>360.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792">
                <text:p>0.1792</text:p>
              </table:table-cell>
              <table:table-cell office:value-type="float" office:value="328.59">
                <text:p>328.59</text:p>
              </table:table-cell>
              <table:table-cell office:value-type="float" office:value="340.28">
                <text:p>340.28</text:p>
              </table:table-cell>
              <table:table-cell office:value-type="float" office:value="355.87">
                <text:p>355.87</text:p>
              </table:table-cell>
              <table:table-cell office:value-type="float" office:value="361.47">
                <text:p>361.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796">
                <text:p>0.1796</text:p>
              </table:table-cell>
              <table:table-cell office:value-type="float" office:value="329.32">
                <text:p>329.32</text:p>
              </table:table-cell>
              <table:table-cell office:value-type="float" office:value="341.01">
                <text:p>341.01</text:p>
              </table:table-cell>
              <table:table-cell office:value-type="float" office:value="356.71">
                <text:p>356.71</text:p>
              </table:table-cell>
              <table:table-cell office:value-type="float" office:value="362.32">
                <text:p>362.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8">
                <text:p>0.18</text:p>
              </table:table-cell>
              <table:table-cell office:value-type="float" office:value="330.07">
                <text:p>330.07</text:p>
              </table:table-cell>
              <table:table-cell office:value-type="float" office:value="341.74">
                <text:p>341.74</text:p>
              </table:table-cell>
              <table:table-cell office:value-type="float" office:value="357.57">
                <text:p>357.57</text:p>
              </table:table-cell>
              <table:table-cell office:value-type="float" office:value="363.17">
                <text:p>363.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804">
                <text:p>0.1804</text:p>
              </table:table-cell>
              <table:table-cell office:value-type="float" office:value="330.76">
                <text:p>330.76</text:p>
              </table:table-cell>
              <table:table-cell office:value-type="float" office:value="342.41">
                <text:p>342.41</text:p>
              </table:table-cell>
              <table:table-cell office:value-type="float" office:value="358.36">
                <text:p>358.36</text:p>
              </table:table-cell>
              <table:table-cell office:value-type="float" office:value="363.96">
                <text:p>363.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808">
                <text:p>0.1808</text:p>
              </table:table-cell>
              <table:table-cell office:value-type="float" office:value="331.46">
                <text:p>331.46</text:p>
              </table:table-cell>
              <table:table-cell office:value-type="float" office:value="343.09">
                <text:p>343.09</text:p>
              </table:table-cell>
              <table:table-cell office:value-type="float" office:value="359.14">
                <text:p>359.14</text:p>
              </table:table-cell>
              <table:table-cell office:value-type="float" office:value="364.75">
                <text:p>364.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812">
                <text:p>0.1812</text:p>
              </table:table-cell>
              <table:table-cell office:value-type="float" office:value="332.15">
                <text:p>332.15</text:p>
              </table:table-cell>
              <table:table-cell office:value-type="float" office:value="343.77">
                <text:p>343.77</text:p>
              </table:table-cell>
              <table:table-cell office:value-type="float" office:value="359.92">
                <text:p>359.92</text:p>
              </table:table-cell>
              <table:table-cell office:value-type="float" office:value="365.53">
                <text:p>365.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816">
                <text:p>0.1816</text:p>
              </table:table-cell>
              <table:table-cell office:value-type="float" office:value="332.84">
                <text:p>332.84</text:p>
              </table:table-cell>
              <table:table-cell office:value-type="float" office:value="344.45">
                <text:p>344.45</text:p>
              </table:table-cell>
              <table:table-cell office:value-type="float" office:value="360.7">
                <text:p>360.7</text:p>
              </table:table-cell>
              <table:table-cell office:value-type="float" office:value="366.32">
                <text:p>366.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82">
                <text:p>0.182</text:p>
              </table:table-cell>
              <table:table-cell office:value-type="float" office:value="333.54">
                <text:p>333.54</text:p>
              </table:table-cell>
              <table:table-cell office:value-type="float" office:value="345.12">
                <text:p>345.12</text:p>
              </table:table-cell>
              <table:table-cell office:value-type="float" office:value="361.49">
                <text:p>361.49</text:p>
              </table:table-cell>
              <table:table-cell office:value-type="float" office:value="367.11">
                <text:p>367.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824">
                <text:p>0.1824</text:p>
              </table:table-cell>
              <table:table-cell office:value-type="float" office:value="334.23">
                <text:p>334.23</text:p>
              </table:table-cell>
              <table:table-cell office:value-type="float" office:value="345.8">
                <text:p>345.8</text:p>
              </table:table-cell>
              <table:table-cell office:value-type="float" office:value="362.26">
                <text:p>362.26</text:p>
              </table:table-cell>
              <table:table-cell office:value-type="float" office:value="367.88">
                <text:p>367.8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828">
                <text:p>0.1828</text:p>
              </table:table-cell>
              <table:table-cell office:value-type="float" office:value="334.92">
                <text:p>334.92</text:p>
              </table:table-cell>
              <table:table-cell office:value-type="float" office:value="346.48">
                <text:p>346.48</text:p>
              </table:table-cell>
              <table:table-cell office:value-type="float" office:value="363.05">
                <text:p>363.05</text:p>
              </table:table-cell>
              <table:table-cell office:value-type="float" office:value="368.67">
                <text:p>368.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832">
                <text:p>0.1832</text:p>
              </table:table-cell>
              <table:table-cell office:value-type="float" office:value="335.62">
                <text:p>335.62</text:p>
              </table:table-cell>
              <table:table-cell office:value-type="float" office:value="347.16">
                <text:p>347.16</text:p>
              </table:table-cell>
              <table:table-cell office:value-type="float" office:value="363.84">
                <text:p>363.84</text:p>
              </table:table-cell>
              <table:table-cell office:value-type="float" office:value="369.46">
                <text:p>369.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836">
                <text:p>0.1836</text:p>
              </table:table-cell>
              <table:table-cell office:value-type="float" office:value="336.29">
                <text:p>336.29</text:p>
              </table:table-cell>
              <table:table-cell office:value-type="float" office:value="347.81">
                <text:p>347.81</text:p>
              </table:table-cell>
              <table:table-cell office:value-type="float" office:value="364.58">
                <text:p>364.58</text:p>
              </table:table-cell>
              <table:table-cell office:value-type="float" office:value="370.21">
                <text:p>370.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84">
                <text:p>0.184</text:p>
              </table:table-cell>
              <table:table-cell office:value-type="float" office:value="336.96">
                <text:p>336.96</text:p>
              </table:table-cell>
              <table:table-cell office:value-type="float" office:value="348.46">
                <text:p>348.46</text:p>
              </table:table-cell>
              <table:table-cell office:value-type="float" office:value="365.32">
                <text:p>365.32</text:p>
              </table:table-cell>
              <table:table-cell office:value-type="float" office:value="370.95">
                <text:p>370.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844">
                <text:p>0.1844</text:p>
              </table:table-cell>
              <table:table-cell office:value-type="float" office:value="337.64">
                <text:p>337.64</text:p>
              </table:table-cell>
              <table:table-cell office:value-type="float" office:value="349.1">
                <text:p>349.1</text:p>
              </table:table-cell>
              <table:table-cell office:value-type="float" office:value="366.04">
                <text:p>366.04</text:p>
              </table:table-cell>
              <table:table-cell office:value-type="float" office:value="371.67">
                <text:p>371.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848">
                <text:p>0.1848</text:p>
              </table:table-cell>
              <table:table-cell office:value-type="float" office:value="338.31">
                <text:p>338.31</text:p>
              </table:table-cell>
              <table:table-cell office:value-type="float" office:value="349.76">
                <text:p>349.76</text:p>
              </table:table-cell>
              <table:table-cell office:value-type="float" office:value="366.78">
                <text:p>366.78</text:p>
              </table:table-cell>
              <table:table-cell office:value-type="float" office:value="372.41">
                <text:p>372.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852">
                <text:p>0.1852</text:p>
              </table:table-cell>
              <table:table-cell office:value-type="float" office:value="338.97">
                <text:p>338.97</text:p>
              </table:table-cell>
              <table:table-cell office:value-type="float" office:value="350.4">
                <text:p>350.4</text:p>
              </table:table-cell>
              <table:table-cell office:value-type="float" office:value="367.51">
                <text:p>367.51</text:p>
              </table:table-cell>
              <table:table-cell office:value-type="float" office:value="373.15">
                <text:p>373.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856">
                <text:p>0.1856</text:p>
              </table:table-cell>
              <table:table-cell office:value-type="float" office:value="339.65">
                <text:p>339.65</text:p>
              </table:table-cell>
              <table:table-cell office:value-type="float" office:value="351.05">
                <text:p>351.05</text:p>
              </table:table-cell>
              <table:table-cell office:value-type="float" office:value="368.24">
                <text:p>368.24</text:p>
              </table:table-cell>
              <table:table-cell office:value-type="float" office:value="373.88">
                <text:p>373.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86">
                <text:p>0.186</text:p>
              </table:table-cell>
              <table:table-cell office:value-type="float" office:value="340.32">
                <text:p>340.32</text:p>
              </table:table-cell>
              <table:table-cell office:value-type="float" office:value="351.69">
                <text:p>351.69</text:p>
              </table:table-cell>
              <table:table-cell office:value-type="float" office:value="368.97">
                <text:p>368.97</text:p>
              </table:table-cell>
              <table:table-cell office:value-type="float" office:value="374.61">
                <text:p>374.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864">
                <text:p>0.1864</text:p>
              </table:table-cell>
              <table:table-cell office:value-type="float" office:value="340.99">
                <text:p>340.99</text:p>
              </table:table-cell>
              <table:table-cell office:value-type="float" office:value="352.34">
                <text:p>352.34</text:p>
              </table:table-cell>
              <table:table-cell office:value-type="float" office:value="369.71">
                <text:p>369.71</text:p>
              </table:table-cell>
              <table:table-cell office:value-type="float" office:value="375.35">
                <text:p>375.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868">
                <text:p>0.1868</text:p>
              </table:table-cell>
              <table:table-cell office:value-type="float" office:value="341.66">
                <text:p>341.66</text:p>
              </table:table-cell>
              <table:table-cell office:value-type="float" office:value="352.98">
                <text:p>352.98</text:p>
              </table:table-cell>
              <table:table-cell office:value-type="float" office:value="370.42">
                <text:p>370.42</text:p>
              </table:table-cell>
              <table:table-cell office:value-type="float" office:value="376.07">
                <text:p>376.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872">
                <text:p>0.1872</text:p>
              </table:table-cell>
              <table:table-cell office:value-type="float" office:value="342.33">
                <text:p>342.33</text:p>
              </table:table-cell>
              <table:table-cell office:value-type="float" office:value="353.62">
                <text:p>353.62</text:p>
              </table:table-cell>
              <table:table-cell office:value-type="float" office:value="371.12">
                <text:p>371.12</text:p>
              </table:table-cell>
              <table:table-cell office:value-type="float" office:value="376.77">
                <text:p>376.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876">
                <text:p>0.1876</text:p>
              </table:table-cell>
              <table:table-cell office:value-type="float" office:value="342.99">
                <text:p>342.99</text:p>
              </table:table-cell>
              <table:table-cell office:value-type="float" office:value="354.25">
                <text:p>354.25</text:p>
              </table:table-cell>
              <table:table-cell office:value-type="float" office:value="371.81">
                <text:p>371.81</text:p>
              </table:table-cell>
              <table:table-cell office:value-type="float" office:value="377.46">
                <text:p>377.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88">
                <text:p>0.188</text:p>
              </table:table-cell>
              <table:table-cell office:value-type="float" office:value="343.65">
                <text:p>343.65</text:p>
              </table:table-cell>
              <table:table-cell office:value-type="float" office:value="354.88">
                <text:p>354.88</text:p>
              </table:table-cell>
              <table:table-cell office:value-type="float" office:value="372.5">
                <text:p>372.5</text:p>
              </table:table-cell>
              <table:table-cell office:value-type="float" office:value="378.16">
                <text:p>378.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884">
                <text:p>0.1884</text:p>
              </table:table-cell>
              <table:table-cell office:value-type="float" office:value="344.33">
                <text:p>344.33</text:p>
              </table:table-cell>
              <table:table-cell office:value-type="float" office:value="355.51">
                <text:p>355.51</text:p>
              </table:table-cell>
              <table:table-cell office:value-type="float" office:value="373.2">
                <text:p>373.2</text:p>
              </table:table-cell>
              <table:table-cell office:value-type="float" office:value="378.86">
                <text:p>378.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888">
                <text:p>0.1888</text:p>
              </table:table-cell>
              <table:table-cell office:value-type="float" office:value="344.99">
                <text:p>344.99</text:p>
              </table:table-cell>
              <table:table-cell office:value-type="float" office:value="356.13">
                <text:p>356.13</text:p>
              </table:table-cell>
              <table:table-cell office:value-type="float" office:value="373.89">
                <text:p>373.89</text:p>
              </table:table-cell>
              <table:table-cell office:value-type="float" office:value="379.55">
                <text:p>379.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892">
                <text:p>0.1892</text:p>
              </table:table-cell>
              <table:table-cell office:value-type="float" office:value="345.65">
                <text:p>345.65</text:p>
              </table:table-cell>
              <table:table-cell office:value-type="float" office:value="356.76">
                <text:p>356.76</text:p>
              </table:table-cell>
              <table:table-cell office:value-type="float" office:value="374.59">
                <text:p>374.59</text:p>
              </table:table-cell>
              <table:table-cell office:value-type="float" office:value="380.25">
                <text:p>380.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896">
                <text:p>0.1896</text:p>
              </table:table-cell>
              <table:table-cell office:value-type="float" office:value="346.32">
                <text:p>346.32</text:p>
              </table:table-cell>
              <table:table-cell office:value-type="float" office:value="357.39">
                <text:p>357.39</text:p>
              </table:table-cell>
              <table:table-cell office:value-type="float" office:value="375.28">
                <text:p>375.28</text:p>
              </table:table-cell>
              <table:table-cell office:value-type="float" office:value="380.95">
                <text:p>380.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9">
                <text:p>0.19</text:p>
              </table:table-cell>
              <table:table-cell office:value-type="float" office:value="346.99">
                <text:p>346.99</text:p>
              </table:table-cell>
              <table:table-cell office:value-type="float" office:value="358.02">
                <text:p>358.02</text:p>
              </table:table-cell>
              <table:table-cell office:value-type="float" office:value="375.98">
                <text:p>375.98</text:p>
              </table:table-cell>
              <table:table-cell office:value-type="float" office:value="381.65">
                <text:p>381.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904">
                <text:p>0.1904</text:p>
              </table:table-cell>
              <table:table-cell office:value-type="float" office:value="347.66">
                <text:p>347.66</text:p>
              </table:table-cell>
              <table:table-cell office:value-type="float" office:value="358.64">
                <text:p>358.64</text:p>
              </table:table-cell>
              <table:table-cell office:value-type="float" office:value="376.64">
                <text:p>376.64</text:p>
              </table:table-cell>
              <table:table-cell office:value-type="float" office:value="382.31">
                <text:p>382.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908">
                <text:p>0.1908</text:p>
              </table:table-cell>
              <table:table-cell office:value-type="float" office:value="348.33">
                <text:p>348.33</text:p>
              </table:table-cell>
              <table:table-cell office:value-type="float" office:value="359.26">
                <text:p>359.26</text:p>
              </table:table-cell>
              <table:table-cell office:value-type="float" office:value="377.3">
                <text:p>377.3</text:p>
              </table:table-cell>
              <table:table-cell office:value-type="float" office:value="382.98">
                <text:p>382.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912">
                <text:p>0.1912</text:p>
              </table:table-cell>
              <table:table-cell office:value-type="float" office:value="349">
                <text:p>349</text:p>
              </table:table-cell>
              <table:table-cell office:value-type="float" office:value="359.88">
                <text:p>359.88</text:p>
              </table:table-cell>
              <table:table-cell office:value-type="float" office:value="377.97">
                <text:p>377.97</text:p>
              </table:table-cell>
              <table:table-cell office:value-type="float" office:value="383.64">
                <text:p>383.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916">
                <text:p>0.1916</text:p>
              </table:table-cell>
              <table:table-cell office:value-type="float" office:value="349.69">
                <text:p>349.69</text:p>
              </table:table-cell>
              <table:table-cell office:value-type="float" office:value="360.5">
                <text:p>360.5</text:p>
              </table:table-cell>
              <table:table-cell office:value-type="float" office:value="378.63">
                <text:p>378.63</text:p>
              </table:table-cell>
              <table:table-cell office:value-type="float" office:value="384.31">
                <text:p>384.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92">
                <text:p>0.192</text:p>
              </table:table-cell>
              <table:table-cell office:value-type="float" office:value="350.36">
                <text:p>350.36</text:p>
              </table:table-cell>
              <table:table-cell office:value-type="float" office:value="361.12">
                <text:p>361.12</text:p>
              </table:table-cell>
              <table:table-cell office:value-type="float" office:value="379.29">
                <text:p>379.29</text:p>
              </table:table-cell>
              <table:table-cell office:value-type="float" office:value="384.98">
                <text:p>384.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924">
                <text:p>0.1924</text:p>
              </table:table-cell>
              <table:table-cell office:value-type="float" office:value="351.03">
                <text:p>351.03</text:p>
              </table:table-cell>
              <table:table-cell office:value-type="float" office:value="361.74">
                <text:p>361.74</text:p>
              </table:table-cell>
              <table:table-cell office:value-type="float" office:value="379.96">
                <text:p>379.96</text:p>
              </table:table-cell>
              <table:table-cell office:value-type="float" office:value="385.64">
                <text:p>385.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928">
                <text:p>0.1928</text:p>
              </table:table-cell>
              <table:table-cell office:value-type="float" office:value="351.7">
                <text:p>351.7</text:p>
              </table:table-cell>
              <table:table-cell office:value-type="float" office:value="362.36">
                <text:p>362.36</text:p>
              </table:table-cell>
              <table:table-cell office:value-type="float" office:value="380.62">
                <text:p>380.62</text:p>
              </table:table-cell>
              <table:table-cell office:value-type="float" office:value="386.31">
                <text:p>386.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932">
                <text:p>0.1932</text:p>
              </table:table-cell>
              <table:table-cell office:value-type="float" office:value="352.37">
                <text:p>352.37</text:p>
              </table:table-cell>
              <table:table-cell office:value-type="float" office:value="362.98">
                <text:p>362.98</text:p>
              </table:table-cell>
              <table:table-cell office:value-type="float" office:value="381.28">
                <text:p>381.28</text:p>
              </table:table-cell>
              <table:table-cell office:value-type="float" office:value="386.98">
                <text:p>386.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936">
                <text:p>0.1936</text:p>
              </table:table-cell>
              <table:table-cell office:value-type="float" office:value="353.06">
                <text:p>353.06</text:p>
              </table:table-cell>
              <table:table-cell office:value-type="float" office:value="363.6">
                <text:p>363.6</text:p>
              </table:table-cell>
              <table:table-cell office:value-type="float" office:value="381.93">
                <text:p>381.93</text:p>
              </table:table-cell>
              <table:table-cell office:value-type="float" office:value="387.62">
                <text:p>387.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94">
                <text:p>0.194</text:p>
              </table:table-cell>
              <table:table-cell office:value-type="float" office:value="353.75">
                <text:p>353.75</text:p>
              </table:table-cell>
              <table:table-cell office:value-type="float" office:value="364.21">
                <text:p>364.21</text:p>
              </table:table-cell>
              <table:table-cell office:value-type="float" office:value="382.56">
                <text:p>382.56</text:p>
              </table:table-cell>
              <table:table-cell office:value-type="float" office:value="388.26">
                <text:p>388.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944">
                <text:p>0.1944</text:p>
              </table:table-cell>
              <table:table-cell office:value-type="float" office:value="354.43">
                <text:p>354.43</text:p>
              </table:table-cell>
              <table:table-cell office:value-type="float" office:value="364.82">
                <text:p>364.82</text:p>
              </table:table-cell>
              <table:table-cell office:value-type="float" office:value="383.2">
                <text:p>383.2</text:p>
              </table:table-cell>
              <table:table-cell office:value-type="float" office:value="388.9">
                <text:p>388.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948">
                <text:p>0.1948</text:p>
              </table:table-cell>
              <table:table-cell office:value-type="float" office:value="355.12">
                <text:p>355.12</text:p>
              </table:table-cell>
              <table:table-cell office:value-type="float" office:value="365.44">
                <text:p>365.44</text:p>
              </table:table-cell>
              <table:table-cell office:value-type="float" office:value="383.83">
                <text:p>383.83</text:p>
              </table:table-cell>
              <table:table-cell office:value-type="float" office:value="389.54">
                <text:p>389.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952">
                <text:p>0.1952</text:p>
              </table:table-cell>
              <table:table-cell office:value-type="float" office:value="355.81">
                <text:p>355.81</text:p>
              </table:table-cell>
              <table:table-cell office:value-type="float" office:value="366.05">
                <text:p>366.05</text:p>
              </table:table-cell>
              <table:table-cell office:value-type="float" office:value="384.48">
                <text:p>384.48</text:p>
              </table:table-cell>
              <table:table-cell office:value-type="float" office:value="390.18">
                <text:p>390.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956">
                <text:p>0.1956</text:p>
              </table:table-cell>
              <table:table-cell office:value-type="float" office:value="356.49">
                <text:p>356.49</text:p>
              </table:table-cell>
              <table:table-cell office:value-type="float" office:value="366.67">
                <text:p>366.67</text:p>
              </table:table-cell>
              <table:table-cell office:value-type="float" office:value="385.11">
                <text:p>385.11</text:p>
              </table:table-cell>
              <table:table-cell office:value-type="float" office:value="390.82">
                <text:p>390.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96">
                <text:p>0.196</text:p>
              </table:table-cell>
              <table:table-cell office:value-type="float" office:value="357.19">
                <text:p>357.19</text:p>
              </table:table-cell>
              <table:table-cell office:value-type="float" office:value="367.28">
                <text:p>367.28</text:p>
              </table:table-cell>
              <table:table-cell office:value-type="float" office:value="385.75">
                <text:p>385.75</text:p>
              </table:table-cell>
              <table:table-cell office:value-type="float" office:value="391.46">
                <text:p>391.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964">
                <text:p>0.1964</text:p>
              </table:table-cell>
              <table:table-cell office:value-type="float" office:value="357.87">
                <text:p>357.87</text:p>
              </table:table-cell>
              <table:table-cell office:value-type="float" office:value="367.89">
                <text:p>367.89</text:p>
              </table:table-cell>
              <table:table-cell office:value-type="float" office:value="386.39">
                <text:p>386.39</text:p>
              </table:table-cell>
              <table:table-cell office:value-type="float" office:value="392.1">
                <text:p>392.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968">
                <text:p>0.1968</text:p>
              </table:table-cell>
              <table:table-cell office:value-type="float" office:value="358.56">
                <text:p>358.56</text:p>
              </table:table-cell>
              <table:table-cell office:value-type="float" office:value="368.5">
                <text:p>368.5</text:p>
              </table:table-cell>
              <table:table-cell office:value-type="float" office:value="387.02">
                <text:p>387.02</text:p>
              </table:table-cell>
              <table:table-cell office:value-type="float" office:value="392.73">
                <text:p>392.7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972">
                <text:p>0.1972</text:p>
              </table:table-cell>
              <table:table-cell office:value-type="float" office:value="359.27">
                <text:p>359.27</text:p>
              </table:table-cell>
              <table:table-cell office:value-type="float" office:value="369.11">
                <text:p>369.11</text:p>
              </table:table-cell>
              <table:table-cell office:value-type="float" office:value="387.62">
                <text:p>387.62</text:p>
              </table:table-cell>
              <table:table-cell office:value-type="float" office:value="393.34">
                <text:p>393.3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976">
                <text:p>0.1976</text:p>
              </table:table-cell>
              <table:table-cell office:value-type="float" office:value="359.97">
                <text:p>359.97</text:p>
              </table:table-cell>
              <table:table-cell office:value-type="float" office:value="369.71">
                <text:p>369.71</text:p>
              </table:table-cell>
              <table:table-cell office:value-type="float" office:value="388.23">
                <text:p>388.23</text:p>
              </table:table-cell>
              <table:table-cell office:value-type="float" office:value="393.95">
                <text:p>393.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98">
                <text:p>0.198</text:p>
              </table:table-cell>
              <table:table-cell office:value-type="float" office:value="360.67">
                <text:p>360.67</text:p>
              </table:table-cell>
              <table:table-cell office:value-type="float" office:value="370.31">
                <text:p>370.31</text:p>
              </table:table-cell>
              <table:table-cell office:value-type="float" office:value="388.84">
                <text:p>388.84</text:p>
              </table:table-cell>
              <table:table-cell office:value-type="float" office:value="394.57">
                <text:p>394.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984">
                <text:p>0.1984</text:p>
              </table:table-cell>
              <table:table-cell office:value-type="float" office:value="361.37">
                <text:p>361.37</text:p>
              </table:table-cell>
              <table:table-cell office:value-type="float" office:value="370.92">
                <text:p>370.92</text:p>
              </table:table-cell>
              <table:table-cell office:value-type="float" office:value="389.46">
                <text:p>389.46</text:p>
              </table:table-cell>
              <table:table-cell office:value-type="float" office:value="395.18">
                <text:p>395.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988">
                <text:p>0.1988</text:p>
              </table:table-cell>
              <table:table-cell office:value-type="float" office:value="362.07">
                <text:p>362.07</text:p>
              </table:table-cell>
              <table:table-cell office:value-type="float" office:value="371.52">
                <text:p>371.52</text:p>
              </table:table-cell>
              <table:table-cell office:value-type="float" office:value="390.07">
                <text:p>390.07</text:p>
              </table:table-cell>
              <table:table-cell office:value-type="float" office:value="395.8">
                <text:p>395.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992">
                <text:p>0.1992</text:p>
              </table:table-cell>
              <table:table-cell office:value-type="float" office:value="362.78">
                <text:p>362.78</text:p>
              </table:table-cell>
              <table:table-cell office:value-type="float" office:value="372.13">
                <text:p>372.13</text:p>
              </table:table-cell>
              <table:table-cell office:value-type="float" office:value="390.67">
                <text:p>390.67</text:p>
              </table:table-cell>
              <table:table-cell office:value-type="float" office:value="396.4">
                <text:p>396.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996">
                <text:p>0.1996</text:p>
              </table:table-cell>
              <table:table-cell office:value-type="float" office:value="363.48">
                <text:p>363.48</text:p>
              </table:table-cell>
              <table:table-cell office:value-type="float" office:value="372.73">
                <text:p>372.73</text:p>
              </table:table-cell>
              <table:table-cell office:value-type="float" office:value="391.28">
                <text:p>391.28</text:p>
              </table:table-cell>
              <table:table-cell office:value-type="float" office:value="397.02">
                <text:p>397.0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">
                <text:p>0.2</text:p>
              </table:table-cell>
              <table:table-cell office:value-type="float" office:value="364.18">
                <text:p>364.18</text:p>
              </table:table-cell>
              <table:table-cell office:value-type="float" office:value="373.34">
                <text:p>373.34</text:p>
              </table:table-cell>
              <table:table-cell office:value-type="float" office:value="391.89">
                <text:p>391.89</text:p>
              </table:table-cell>
              <table:table-cell office:value-type="float" office:value="397.63">
                <text:p>397.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004">
                <text:p>0.2004</text:p>
              </table:table-cell>
              <table:table-cell office:value-type="float" office:value="364.9">
                <text:p>364.9</text:p>
              </table:table-cell>
              <table:table-cell office:value-type="float" office:value="373.93">
                <text:p>373.93</text:p>
              </table:table-cell>
              <table:table-cell office:value-type="float" office:value="392.47">
                <text:p>392.47</text:p>
              </table:table-cell>
              <table:table-cell office:value-type="float" office:value="398.22">
                <text:p>398.2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008">
                <text:p>0.2008</text:p>
              </table:table-cell>
              <table:table-cell office:value-type="float" office:value="365.61">
                <text:p>365.61</text:p>
              </table:table-cell>
              <table:table-cell office:value-type="float" office:value="374.52">
                <text:p>374.52</text:p>
              </table:table-cell>
              <table:table-cell office:value-type="float" office:value="393.06">
                <text:p>393.06</text:p>
              </table:table-cell>
              <table:table-cell office:value-type="float" office:value="398.8">
                <text:p>398.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012">
                <text:p>0.2012</text:p>
              </table:table-cell>
              <table:table-cell office:value-type="float" office:value="366.33">
                <text:p>366.33</text:p>
              </table:table-cell>
              <table:table-cell office:value-type="float" office:value="375.11">
                <text:p>375.11</text:p>
              </table:table-cell>
              <table:table-cell office:value-type="float" office:value="393.64">
                <text:p>393.64</text:p>
              </table:table-cell>
              <table:table-cell office:value-type="float" office:value="399.39">
                <text:p>399.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2016">
                <text:p>0.2016</text:p>
              </table:table-cell>
              <table:table-cell office:value-type="float" office:value="367.04">
                <text:p>367.04</text:p>
              </table:table-cell>
              <table:table-cell office:value-type="float" office:value="375.7">
                <text:p>375.7</text:p>
              </table:table-cell>
              <table:table-cell office:value-type="float" office:value="394.21">
                <text:p>394.21</text:p>
              </table:table-cell>
              <table:table-cell office:value-type="float" office:value="399.96">
                <text:p>399.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02">
                <text:p>0.202</text:p>
              </table:table-cell>
              <table:table-cell office:value-type="float" office:value="367.75">
                <text:p>367.75</text:p>
              </table:table-cell>
              <table:table-cell office:value-type="float" office:value="376.3">
                <text:p>376.3</text:p>
              </table:table-cell>
              <table:table-cell office:value-type="float" office:value="394.79">
                <text:p>394.79</text:p>
              </table:table-cell>
              <table:table-cell office:value-type="float" office:value="400.54">
                <text:p>400.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2024">
                <text:p>0.2024</text:p>
              </table:table-cell>
              <table:table-cell office:value-type="float" office:value="368.47">
                <text:p>368.47</text:p>
              </table:table-cell>
              <table:table-cell office:value-type="float" office:value="376.89">
                <text:p>376.89</text:p>
              </table:table-cell>
              <table:table-cell office:value-type="float" office:value="395.37">
                <text:p>395.37</text:p>
              </table:table-cell>
              <table:table-cell office:value-type="float" office:value="401.13">
                <text:p>401.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028">
                <text:p>0.2028</text:p>
              </table:table-cell>
              <table:table-cell office:value-type="float" office:value="369.18">
                <text:p>369.18</text:p>
              </table:table-cell>
              <table:table-cell office:value-type="float" office:value="377.47">
                <text:p>377.47</text:p>
              </table:table-cell>
              <table:table-cell office:value-type="float" office:value="395.95">
                <text:p>395.95</text:p>
              </table:table-cell>
              <table:table-cell office:value-type="float" office:value="401.71">
                <text:p>401.7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032">
                <text:p>0.2032</text:p>
              </table:table-cell>
              <table:table-cell office:value-type="float" office:value="369.89">
                <text:p>369.89</text:p>
              </table:table-cell>
              <table:table-cell office:value-type="float" office:value="378.07">
                <text:p>378.07</text:p>
              </table:table-cell>
              <table:table-cell office:value-type="float" office:value="396.53">
                <text:p>396.53</text:p>
              </table:table-cell>
              <table:table-cell office:value-type="float" office:value="402.3">
                <text:p>402.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2036">
                <text:p>0.2036</text:p>
              </table:table-cell>
              <table:table-cell office:value-type="float" office:value="370.61">
                <text:p>370.61</text:p>
              </table:table-cell>
              <table:table-cell office:value-type="float" office:value="378.65">
                <text:p>378.65</text:p>
              </table:table-cell>
              <table:table-cell office:value-type="float" office:value="397.08">
                <text:p>397.08</text:p>
              </table:table-cell>
              <table:table-cell office:value-type="float" office:value="402.85">
                <text:p>402.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04">
                <text:p>0.204</text:p>
              </table:table-cell>
              <table:table-cell office:value-type="float" office:value="371.33">
                <text:p>371.33</text:p>
              </table:table-cell>
              <table:table-cell office:value-type="float" office:value="379.22">
                <text:p>379.22</text:p>
              </table:table-cell>
              <table:table-cell office:value-type="float" office:value="397.62">
                <text:p>397.62</text:p>
              </table:table-cell>
              <table:table-cell office:value-type="float" office:value="403.39">
                <text:p>403.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044">
                <text:p>0.2044</text:p>
              </table:table-cell>
              <table:table-cell office:value-type="float" office:value="372.05">
                <text:p>372.05</text:p>
              </table:table-cell>
              <table:table-cell office:value-type="float" office:value="379.79">
                <text:p>379.79</text:p>
              </table:table-cell>
              <table:table-cell office:value-type="float" office:value="398.17">
                <text:p>398.17</text:p>
              </table:table-cell>
              <table:table-cell office:value-type="float" office:value="403.95">
                <text:p>403.9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048">
                <text:p>0.2048</text:p>
              </table:table-cell>
              <table:table-cell office:value-type="float" office:value="372.77">
                <text:p>372.77</text:p>
              </table:table-cell>
              <table:table-cell office:value-type="float" office:value="380.36">
                <text:p>380.36</text:p>
              </table:table-cell>
              <table:table-cell office:value-type="float" office:value="398.71">
                <text:p>398.71</text:p>
              </table:table-cell>
              <table:table-cell office:value-type="float" office:value="404.49">
                <text:p>404.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052">
                <text:p>0.2052</text:p>
              </table:table-cell>
              <table:table-cell office:value-type="float" office:value="373.49">
                <text:p>373.49</text:p>
              </table:table-cell>
              <table:table-cell office:value-type="float" office:value="380.94">
                <text:p>380.94</text:p>
              </table:table-cell>
              <table:table-cell office:value-type="float" office:value="399.25">
                <text:p>399.25</text:p>
              </table:table-cell>
              <table:table-cell office:value-type="float" office:value="405.03">
                <text:p>405.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2056">
                <text:p>0.2056</text:p>
              </table:table-cell>
              <table:table-cell office:value-type="float" office:value="374.21">
                <text:p>374.21</text:p>
              </table:table-cell>
              <table:table-cell office:value-type="float" office:value="381.5">
                <text:p>381.5</text:p>
              </table:table-cell>
              <table:table-cell office:value-type="float" office:value="399.79">
                <text:p>399.79</text:p>
              </table:table-cell>
              <table:table-cell office:value-type="float" office:value="405.58">
                <text:p>405.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06">
                <text:p>0.206</text:p>
              </table:table-cell>
              <table:table-cell office:value-type="float" office:value="374.93">
                <text:p>374.93</text:p>
              </table:table-cell>
              <table:table-cell office:value-type="float" office:value="382.08">
                <text:p>382.08</text:p>
              </table:table-cell>
              <table:table-cell office:value-type="float" office:value="400.34">
                <text:p>400.34</text:p>
              </table:table-cell>
              <table:table-cell office:value-type="float" office:value="406.13">
                <text:p>406.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2064">
                <text:p>0.2064</text:p>
              </table:table-cell>
              <table:table-cell office:value-type="float" office:value="375.65">
                <text:p>375.65</text:p>
              </table:table-cell>
              <table:table-cell office:value-type="float" office:value="382.65">
                <text:p>382.65</text:p>
              </table:table-cell>
              <table:table-cell office:value-type="float" office:value="400.89">
                <text:p>400.89</text:p>
              </table:table-cell>
              <table:table-cell office:value-type="float" office:value="406.67">
                <text:p>406.6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068">
                <text:p>0.2068</text:p>
              </table:table-cell>
              <table:table-cell office:value-type="float" office:value="376.37">
                <text:p>376.37</text:p>
              </table:table-cell>
              <table:table-cell office:value-type="float" office:value="383.21">
                <text:p>383.21</text:p>
              </table:table-cell>
              <table:table-cell office:value-type="float" office:value="401.41">
                <text:p>401.41</text:p>
              </table:table-cell>
              <table:table-cell office:value-type="float" office:value="407.2">
                <text:p>407.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2072">
                <text:p>0.2072</text:p>
              </table:table-cell>
              <table:table-cell office:value-type="float" office:value="377.08">
                <text:p>377.08</text:p>
              </table:table-cell>
              <table:table-cell office:value-type="float" office:value="383.75">
                <text:p>383.75</text:p>
              </table:table-cell>
              <table:table-cell office:value-type="float" office:value="401.9">
                <text:p>401.9</text:p>
              </table:table-cell>
              <table:table-cell office:value-type="float" office:value="407.7">
                <text:p>407.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076">
                <text:p>0.2076</text:p>
              </table:table-cell>
              <table:table-cell office:value-type="float" office:value="377.8">
                <text:p>377.8</text:p>
              </table:table-cell>
              <table:table-cell office:value-type="float" office:value="384.3">
                <text:p>384.3</text:p>
              </table:table-cell>
              <table:table-cell office:value-type="float" office:value="402.4">
                <text:p>402.4</text:p>
              </table:table-cell>
              <table:table-cell office:value-type="float" office:value="408.2">
                <text:p>408.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208">
                <text:p>0.208</text:p>
              </table:table-cell>
              <table:table-cell office:value-type="float" office:value="378.5">
                <text:p>378.5</text:p>
              </table:table-cell>
              <table:table-cell office:value-type="float" office:value="384.84">
                <text:p>384.84</text:p>
              </table:table-cell>
              <table:table-cell office:value-type="float" office:value="402.9">
                <text:p>402.9</text:p>
              </table:table-cell>
              <table:table-cell office:value-type="float" office:value="408.7">
                <text:p>408.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084">
                <text:p>0.2084</text:p>
              </table:table-cell>
              <table:table-cell office:value-type="float" office:value="379.21">
                <text:p>379.21</text:p>
              </table:table-cell>
              <table:table-cell office:value-type="float" office:value="385.38">
                <text:p>385.38</text:p>
              </table:table-cell>
              <table:table-cell office:value-type="float" office:value="403.39">
                <text:p>403.39</text:p>
              </table:table-cell>
              <table:table-cell office:value-type="float" office:value="409.2">
                <text:p>409.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2088">
                <text:p>0.2088</text:p>
              </table:table-cell>
              <table:table-cell office:value-type="float" office:value="379.93">
                <text:p>379.93</text:p>
              </table:table-cell>
              <table:table-cell office:value-type="float" office:value="385.93">
                <text:p>385.93</text:p>
              </table:table-cell>
              <table:table-cell office:value-type="float" office:value="403.89">
                <text:p>403.89</text:p>
              </table:table-cell>
              <table:table-cell office:value-type="float" office:value="409.7">
                <text:p>409.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092">
                <text:p>0.2092</text:p>
              </table:table-cell>
              <table:table-cell office:value-type="float" office:value="380.64">
                <text:p>380.64</text:p>
              </table:table-cell>
              <table:table-cell office:value-type="float" office:value="386.47">
                <text:p>386.47</text:p>
              </table:table-cell>
              <table:table-cell office:value-type="float" office:value="404.39">
                <text:p>404.39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2096">
                <text:p>0.2096</text:p>
              </table:table-cell>
              <table:table-cell office:value-type="float" office:value="381.35">
                <text:p>381.35</text:p>
              </table:table-cell>
              <table:table-cell office:value-type="float" office:value="387.02">
                <text:p>387.02</text:p>
              </table:table-cell>
              <table:table-cell office:value-type="float" office:value="404.89">
                <text:p>404.89</text:p>
              </table:table-cell>
              <table:table-cell office:value-type="float" office:value="410.7">
                <text:p>410.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1">
                <text:p>0.21</text:p>
              </table:table-cell>
              <table:table-cell office:value-type="float" office:value="382.07">
                <text:p>382.07</text:p>
              </table:table-cell>
              <table:table-cell office:value-type="float" office:value="387.56">
                <text:p>387.56</text:p>
              </table:table-cell>
              <table:table-cell office:value-type="float" office:value="405.38">
                <text:p>405.38</text:p>
              </table:table-cell>
              <table:table-cell office:value-type="float" office:value="411.2">
                <text:p>411.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104">
                <text:p>0.2104</text:p>
              </table:table-cell>
              <table:table-cell office:value-type="float" office:value="382.76">
                <text:p>382.76</text:p>
              </table:table-cell>
              <table:table-cell office:value-type="float" office:value="388.06">
                <text:p>388.06</text:p>
              </table:table-cell>
              <table:table-cell office:value-type="float" office:value="405.83">
                <text:p>405.83</text:p>
              </table:table-cell>
              <table:table-cell office:value-type="float" office:value="411.65">
                <text:p>411.6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108">
                <text:p>0.2108</text:p>
              </table:table-cell>
              <table:table-cell office:value-type="float" office:value="383.46">
                <text:p>383.46</text:p>
              </table:table-cell>
              <table:table-cell office:value-type="float" office:value="388.57">
                <text:p>388.57</text:p>
              </table:table-cell>
              <table:table-cell office:value-type="float" office:value="406.27">
                <text:p>406.27</text:p>
              </table:table-cell>
              <table:table-cell office:value-type="float" office:value="412.09">
                <text:p>412.0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112">
                <text:p>0.2112</text:p>
              </table:table-cell>
              <table:table-cell office:value-type="float" office:value="384.15">
                <text:p>384.15</text:p>
              </table:table-cell>
              <table:table-cell office:value-type="float" office:value="389.07">
                <text:p>389.07</text:p>
              </table:table-cell>
              <table:table-cell office:value-type="float" office:value="406.71">
                <text:p>406.71</text:p>
              </table:table-cell>
              <table:table-cell office:value-type="float" office:value="412.53">
                <text:p>412.5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2116">
                <text:p>0.2116</text:p>
              </table:table-cell>
              <table:table-cell office:value-type="float" office:value="384.85">
                <text:p>384.85</text:p>
              </table:table-cell>
              <table:table-cell office:value-type="float" office:value="389.58">
                <text:p>389.58</text:p>
              </table:table-cell>
              <table:table-cell office:value-type="float" office:value="407.15">
                <text:p>407.15</text:p>
              </table:table-cell>
              <table:table-cell office:value-type="float" office:value="412.97">
                <text:p>412.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12">
                <text:p>0.212</text:p>
              </table:table-cell>
              <table:table-cell office:value-type="float" office:value="385.54">
                <text:p>385.54</text:p>
              </table:table-cell>
              <table:table-cell office:value-type="float" office:value="390.08">
                <text:p>390.08</text:p>
              </table:table-cell>
              <table:table-cell office:value-type="float" office:value="407.6">
                <text:p>407.6</text:p>
              </table:table-cell>
              <table:table-cell office:value-type="float" office:value="413.43">
                <text:p>413.4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2124">
                <text:p>0.2124</text:p>
              </table:table-cell>
              <table:table-cell office:value-type="float" office:value="386.24">
                <text:p>386.24</text:p>
              </table:table-cell>
              <table:table-cell office:value-type="float" office:value="390.58">
                <text:p>390.58</text:p>
              </table:table-cell>
              <table:table-cell office:value-type="float" office:value="408.03">
                <text:p>408.03</text:p>
              </table:table-cell>
              <table:table-cell office:value-type="float" office:value="413.87">
                <text:p>413.8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2128">
                <text:p>0.2128</text:p>
              </table:table-cell>
              <table:table-cell office:value-type="float" office:value="386.93">
                <text:p>386.93</text:p>
              </table:table-cell>
              <table:table-cell office:value-type="float" office:value="391.08">
                <text:p>391.08</text:p>
              </table:table-cell>
              <table:table-cell office:value-type="float" office:value="408.47">
                <text:p>408.47</text:p>
              </table:table-cell>
              <table:table-cell office:value-type="float" office:value="414.31">
                <text:p>414.3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2132">
                <text:p>0.2132</text:p>
              </table:table-cell>
              <table:table-cell office:value-type="float" office:value="387.62">
                <text:p>387.62</text:p>
              </table:table-cell>
              <table:table-cell office:value-type="float" office:value="391.59">
                <text:p>391.59</text:p>
              </table:table-cell>
              <table:table-cell office:value-type="float" office:value="408.91">
                <text:p>408.91</text:p>
              </table:table-cell>
              <table:table-cell office:value-type="float" office:value="414.75">
                <text:p>414.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2136">
                <text:p>0.2136</text:p>
              </table:table-cell>
              <table:table-cell office:value-type="float" office:value="388.3">
                <text:p>388.3</text:p>
              </table:table-cell>
              <table:table-cell office:value-type="float" office:value="392.06">
                <text:p>392.06</text:p>
              </table:table-cell>
              <table:table-cell office:value-type="float" office:value="409.31">
                <text:p>409.31</text:p>
              </table:table-cell>
              <table:table-cell office:value-type="float" office:value="415.15">
                <text:p>415.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214">
                <text:p>0.214</text:p>
              </table:table-cell>
              <table:table-cell office:value-type="float" office:value="388.96">
                <text:p>388.96</text:p>
              </table:table-cell>
              <table:table-cell office:value-type="float" office:value="392.52">
                <text:p>392.52</text:p>
              </table:table-cell>
              <table:table-cell office:value-type="float" office:value="409.69">
                <text:p>409.69</text:p>
              </table:table-cell>
              <table:table-cell office:value-type="float" office:value="415.53">
                <text:p>415.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2144">
                <text:p>0.2144</text:p>
              </table:table-cell>
              <table:table-cell office:value-type="float" office:value="389.61">
                <text:p>389.61</text:p>
              </table:table-cell>
              <table:table-cell office:value-type="float" office:value="392.96">
                <text:p>392.96</text:p>
              </table:table-cell>
              <table:table-cell office:value-type="float" office:value="410.06">
                <text:p>410.06</text:p>
              </table:table-cell>
              <table:table-cell office:value-type="float" office:value="415.9">
                <text:p>415.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2148">
                <text:p>0.2148</text:p>
              </table:table-cell>
              <table:table-cell office:value-type="float" office:value="390.27">
                <text:p>390.27</text:p>
              </table:table-cell>
              <table:table-cell office:value-type="float" office:value="393.42">
                <text:p>393.42</text:p>
              </table:table-cell>
              <table:table-cell office:value-type="float" office:value="410.43">
                <text:p>410.43</text:p>
              </table:table-cell>
              <table:table-cell office:value-type="float" office:value="416.29">
                <text:p>416.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2152">
                <text:p>0.2152</text:p>
              </table:table-cell>
              <table:table-cell office:value-type="float" office:value="390.94">
                <text:p>390.94</text:p>
              </table:table-cell>
              <table:table-cell office:value-type="float" office:value="393.87">
                <text:p>393.87</text:p>
              </table:table-cell>
              <table:table-cell office:value-type="float" office:value="410.81">
                <text:p>410.81</text:p>
              </table:table-cell>
              <table:table-cell office:value-type="float" office:value="416.67">
                <text:p>416.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2156">
                <text:p>0.2156</text:p>
              </table:table-cell>
              <table:table-cell office:value-type="float" office:value="391.6">
                <text:p>391.6</text:p>
              </table:table-cell>
              <table:table-cell office:value-type="float" office:value="394.33">
                <text:p>394.33</text:p>
              </table:table-cell>
              <table:table-cell office:value-type="float" office:value="411.18">
                <text:p>411.18</text:p>
              </table:table-cell>
              <table:table-cell office:value-type="float" office:value="417.04">
                <text:p>417.0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216">
                <text:p>0.216</text:p>
              </table:table-cell>
              <table:table-cell office:value-type="float" office:value="392.26">
                <text:p>392.26</text:p>
              </table:table-cell>
              <table:table-cell office:value-type="float" office:value="394.78">
                <text:p>394.78</text:p>
              </table:table-cell>
              <table:table-cell office:value-type="float" office:value="411.56">
                <text:p>411.56</text:p>
              </table:table-cell>
              <table:table-cell office:value-type="float" office:value="417.42">
                <text:p>417.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2164">
                <text:p>0.2164</text:p>
              </table:table-cell>
              <table:table-cell office:value-type="float" office:value="392.92">
                <text:p>392.92</text:p>
              </table:table-cell>
              <table:table-cell office:value-type="float" office:value="395.24">
                <text:p>395.24</text:p>
              </table:table-cell>
              <table:table-cell office:value-type="float" office:value="411.92">
                <text:p>411.92</text:p>
              </table:table-cell>
              <table:table-cell office:value-type="float" office:value="417.79">
                <text:p>417.7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168">
                <text:p>0.2168</text:p>
              </table:table-cell>
              <table:table-cell office:value-type="float" office:value="393.57">
                <text:p>393.57</text:p>
              </table:table-cell>
              <table:table-cell office:value-type="float" office:value="395.67">
                <text:p>395.67</text:p>
              </table:table-cell>
              <table:table-cell office:value-type="float" office:value="412.27">
                <text:p>412.27</text:p>
              </table:table-cell>
              <table:table-cell office:value-type="float" office:value="418.14">
                <text:p>418.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2172">
                <text:p>0.2172</text:p>
              </table:table-cell>
              <table:table-cell office:value-type="float" office:value="394.18">
                <text:p>394.18</text:p>
              </table:table-cell>
              <table:table-cell office:value-type="float" office:value="396.06">
                <text:p>396.06</text:p>
              </table:table-cell>
              <table:table-cell office:value-type="float" office:value="412.57">
                <text:p>412.57</text:p>
              </table:table-cell>
              <table:table-cell office:value-type="float" office:value="418.44">
                <text:p>418.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176">
                <text:p>0.2176</text:p>
              </table:table-cell>
              <table:table-cell office:value-type="float" office:value="394.78">
                <text:p>394.78</text:p>
              </table:table-cell>
              <table:table-cell office:value-type="float" office:value="396.45">
                <text:p>396.45</text:p>
              </table:table-cell>
              <table:table-cell office:value-type="float" office:value="412.87">
                <text:p>412.87</text:p>
              </table:table-cell>
              <table:table-cell office:value-type="float" office:value="418.74">
                <text:p>418.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218">
                <text:p>0.218</text:p>
              </table:table-cell>
              <table:table-cell office:value-type="float" office:value="395.4">
                <text:p>395.4</text:p>
              </table:table-cell>
              <table:table-cell office:value-type="float" office:value="396.84">
                <text:p>396.84</text:p>
              </table:table-cell>
              <table:table-cell office:value-type="float" office:value="413.15">
                <text:p>413.15</text:p>
              </table:table-cell>
              <table:table-cell office:value-type="float" office:value="419.03">
                <text:p>419.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184">
                <text:p>0.2184</text:p>
              </table:table-cell>
              <table:table-cell office:value-type="float" office:value="396.01">
                <text:p>396.01</text:p>
              </table:table-cell>
              <table:table-cell office:value-type="float" office:value="397.23">
                <text:p>397.23</text:p>
              </table:table-cell>
              <table:table-cell office:value-type="float" office:value="413.45">
                <text:p>413.45</text:p>
              </table:table-cell>
              <table:table-cell office:value-type="float" office:value="419.33">
                <text:p>419.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2188">
                <text:p>0.2188</text:p>
              </table:table-cell>
              <table:table-cell office:value-type="float" office:value="396.63">
                <text:p>396.63</text:p>
              </table:table-cell>
              <table:table-cell office:value-type="float" office:value="397.62">
                <text:p>397.62</text:p>
              </table:table-cell>
              <table:table-cell office:value-type="float" office:value="413.75">
                <text:p>413.75</text:p>
              </table:table-cell>
              <table:table-cell office:value-type="float" office:value="419.63">
                <text:p>419.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2192">
                <text:p>0.2192</text:p>
              </table:table-cell>
              <table:table-cell office:value-type="float" office:value="397.24">
                <text:p>397.24</text:p>
              </table:table-cell>
              <table:table-cell office:value-type="float" office:value="398.02">
                <text:p>398.02</text:p>
              </table:table-cell>
              <table:table-cell office:value-type="float" office:value="414.03">
                <text:p>414.03</text:p>
              </table:table-cell>
              <table:table-cell office:value-type="float" office:value="419.92">
                <text:p>419.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2196">
                <text:p>0.2196</text:p>
              </table:table-cell>
              <table:table-cell office:value-type="float" office:value="397.85">
                <text:p>397.85</text:p>
              </table:table-cell>
              <table:table-cell office:value-type="float" office:value="398.4">
                <text:p>398.4</text:p>
              </table:table-cell>
              <table:table-cell office:value-type="float" office:value="414.33">
                <text:p>414.33</text:p>
              </table:table-cell>
              <table:table-cell office:value-type="float" office:value="420.22">
                <text:p>420.2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22">
                <text:p>0.22</text:p>
              </table:table-cell>
              <table:table-cell office:value-type="float" office:value="398.46">
                <text:p>398.46</text:p>
              </table:table-cell>
              <table:table-cell office:value-type="float" office:value="398.79">
                <text:p>398.79</text:p>
              </table:table-cell>
              <table:table-cell office:value-type="float" office:value="414.63">
                <text:p>414.63</text:p>
              </table:table-cell>
              <table:table-cell office:value-type="float" office:value="420.52">
                <text:p>420.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2204">
                <text:p>0.2204</text:p>
              </table:table-cell>
              <table:table-cell office:value-type="float" office:value="399.01">
                <text:p>399.01</text:p>
              </table:table-cell>
              <table:table-cell office:value-type="float" office:value="399.11">
                <text:p>399.11</text:p>
              </table:table-cell>
              <table:table-cell office:value-type="float" office:value="414.84">
                <text:p>414.84</text:p>
              </table:table-cell>
              <table:table-cell office:value-type="float" office:value="420.73">
                <text:p>420.7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2208">
                <text:p>0.2208</text:p>
              </table:table-cell>
              <table:table-cell office:value-type="float" office:value="399.56">
                <text:p>399.56</text:p>
              </table:table-cell>
              <table:table-cell office:value-type="float" office:value="399.43">
                <text:p>399.43</text:p>
              </table:table-cell>
              <table:table-cell office:value-type="float" office:value="415.03">
                <text:p>415.03</text:p>
              </table:table-cell>
              <table:table-cell office:value-type="float" office:value="420.93">
                <text:p>420.9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2212">
                <text:p>0.2212</text:p>
              </table:table-cell>
              <table:table-cell office:value-type="float" office:value="400.11">
                <text:p>400.11</text:p>
              </table:table-cell>
              <table:table-cell office:value-type="float" office:value="399.74">
                <text:p>399.74</text:p>
              </table:table-cell>
              <table:table-cell office:value-type="float" office:value="415.24">
                <text:p>415.24</text:p>
              </table:table-cell>
              <table:table-cell office:value-type="float" office:value="421.14">
                <text:p>421.1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2216">
                <text:p>0.2216</text:p>
              </table:table-cell>
              <table:table-cell office:value-type="float" office:value="400.66">
                <text:p>400.66</text:p>
              </table:table-cell>
              <table:table-cell office:value-type="float" office:value="400.06">
                <text:p>400.06</text:p>
              </table:table-cell>
              <table:table-cell office:value-type="float" office:value="415.43">
                <text:p>415.43</text:p>
              </table:table-cell>
              <table:table-cell office:value-type="float" office:value="421.34">
                <text:p>421.3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222">
                <text:p>0.222</text:p>
              </table:table-cell>
              <table:table-cell office:value-type="float" office:value="401.2">
                <text:p>401.2</text:p>
              </table:table-cell>
              <table:table-cell office:value-type="float" office:value="400.37">
                <text:p>400.37</text:p>
              </table:table-cell>
              <table:table-cell office:value-type="float" office:value="415.64">
                <text:p>415.64</text:p>
              </table:table-cell>
              <table:table-cell office:value-type="float" office:value="421.55">
                <text:p>421.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2224">
                <text:p>0.2224</text:p>
              </table:table-cell>
              <table:table-cell office:value-type="float" office:value="401.75">
                <text:p>401.75</text:p>
              </table:table-cell>
              <table:table-cell office:value-type="float" office:value="400.68">
                <text:p>400.68</text:p>
              </table:table-cell>
              <table:table-cell office:value-type="float" office:value="415.85">
                <text:p>415.85</text:p>
              </table:table-cell>
              <table:table-cell office:value-type="float" office:value="421.76">
                <text:p>421.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2228">
                <text:p>0.2228</text:p>
              </table:table-cell>
              <table:table-cell office:value-type="float" office:value="402.3">
                <text:p>402.3</text:p>
              </table:table-cell>
              <table:table-cell office:value-type="float" office:value="401.01">
                <text:p>401.01</text:p>
              </table:table-cell>
              <table:table-cell office:value-type="float" office:value="416.04">
                <text:p>416.04</text:p>
              </table:table-cell>
              <table:table-cell office:value-type="float" office:value="421.96">
                <text:p>421.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232">
                <text:p>0.2232</text:p>
              </table:table-cell>
              <table:table-cell office:value-type="float" office:value="402.85">
                <text:p>402.85</text:p>
              </table:table-cell>
              <table:table-cell office:value-type="float" office:value="401.32">
                <text:p>401.32</text:p>
              </table:table-cell>
              <table:table-cell office:value-type="float" office:value="416.25">
                <text:p>416.25</text:p>
              </table:table-cell>
              <table:table-cell office:value-type="float" office:value="422.17">
                <text:p>422.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2236">
                <text:p>0.2236</text:p>
              </table:table-cell>
              <table:table-cell office:value-type="float" office:value="403.35">
                <text:p>403.35</text:p>
              </table:table-cell>
              <table:table-cell office:value-type="float" office:value="401.57">
                <text:p>401.57</text:p>
              </table:table-cell>
              <table:table-cell office:value-type="float" office:value="416.38">
                <text:p>416.38</text:p>
              </table:table-cell>
              <table:table-cell office:value-type="float" office:value="422.31">
                <text:p>422.3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24">
                <text:p>0.224</text:p>
              </table:table-cell>
              <table:table-cell office:value-type="float" office:value="403.82">
                <text:p>403.82</text:p>
              </table:table-cell>
              <table:table-cell office:value-type="float" office:value="401.8">
                <text:p>401.8</text:p>
              </table:table-cell>
              <table:table-cell office:value-type="float" office:value="416.48">
                <text:p>416.48</text:p>
              </table:table-cell>
              <table:table-cell office:value-type="float" office:value="422.41">
                <text:p>422.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2244">
                <text:p>0.2244</text:p>
              </table:table-cell>
              <table:table-cell office:value-type="float" office:value="404.3">
                <text:p>404.3</text:p>
              </table:table-cell>
              <table:table-cell office:value-type="float" office:value="402.03">
                <text:p>402.03</text:p>
              </table:table-cell>
              <table:table-cell office:value-type="float" office:value="416.58">
                <text:p>416.58</text:p>
              </table:table-cell>
              <table:table-cell office:value-type="float" office:value="422.51">
                <text:p>422.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2248">
                <text:p>0.2248</text:p>
              </table:table-cell>
              <table:table-cell office:value-type="float" office:value="404.77">
                <text:p>404.77</text:p>
              </table:table-cell>
              <table:table-cell office:value-type="float" office:value="402.26">
                <text:p>402.26</text:p>
              </table:table-cell>
              <table:table-cell office:value-type="float" office:value="416.68">
                <text:p>416.68</text:p>
              </table:table-cell>
              <table:table-cell office:value-type="float" office:value="422.61">
                <text:p>422.6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2252">
                <text:p>0.2252</text:p>
              </table:table-cell>
              <table:table-cell office:value-type="float" office:value="405.25">
                <text:p>405.25</text:p>
              </table:table-cell>
              <table:table-cell office:value-type="float" office:value="402.48">
                <text:p>402.48</text:p>
              </table:table-cell>
              <table:table-cell office:value-type="float" office:value="416.79">
                <text:p>416.79</text:p>
              </table:table-cell>
              <table:table-cell office:value-type="float" office:value="422.72">
                <text:p>422.7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2256">
                <text:p>0.2256</text:p>
              </table:table-cell>
              <table:table-cell office:value-type="float" office:value="405.71">
                <text:p>405.71</text:p>
              </table:table-cell>
              <table:table-cell office:value-type="float" office:value="402.71">
                <text:p>402.71</text:p>
              </table:table-cell>
              <table:table-cell office:value-type="float" office:value="416.88">
                <text:p>416.88</text:p>
              </table:table-cell>
              <table:table-cell office:value-type="float" office:value="422.82">
                <text:p>422.8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226">
                <text:p>0.226</text:p>
              </table:table-cell>
              <table:table-cell office:value-type="float" office:value="406.19">
                <text:p>406.19</text:p>
              </table:table-cell>
              <table:table-cell office:value-type="float" office:value="402.94">
                <text:p>402.94</text:p>
              </table:table-cell>
              <table:table-cell office:value-type="float" office:value="416.99">
                <text:p>416.99</text:p>
              </table:table-cell>
              <table:table-cell office:value-type="float" office:value="422.93">
                <text:p>422.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2264">
                <text:p>0.2264</text:p>
              </table:table-cell>
              <table:table-cell office:value-type="float" office:value="406.67">
                <text:p>406.67</text:p>
              </table:table-cell>
              <table:table-cell office:value-type="float" office:value="403.17">
                <text:p>403.17</text:p>
              </table:table-cell>
              <table:table-cell office:value-type="float" office:value="417.08">
                <text:p>417.08</text:p>
              </table:table-cell>
              <table:table-cell office:value-type="float" office:value="423.03">
                <text:p>423.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2268">
                <text:p>0.2268</text:p>
              </table:table-cell>
              <table:table-cell office:value-type="float" office:value="407.1">
                <text:p>407.1</text:p>
              </table:table-cell>
              <table:table-cell office:value-type="float" office:value="403.36">
                <text:p>403.36</text:p>
              </table:table-cell>
              <table:table-cell office:value-type="float" office:value="417.15">
                <text:p>417.15</text:p>
              </table:table-cell>
              <table:table-cell office:value-type="float" office:value="423.1">
                <text:p>423.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272">
                <text:p>0.2272</text:p>
              </table:table-cell>
              <table:table-cell office:value-type="float" office:value="407.5">
                <text:p>407.5</text:p>
              </table:table-cell>
              <table:table-cell office:value-type="float" office:value="403.49">
                <text:p>403.49</text:p>
              </table:table-cell>
              <table:table-cell office:value-type="float" office:value="417.13">
                <text:p>417.13</text:p>
              </table:table-cell>
              <table:table-cell office:value-type="float" office:value="423.08">
                <text:p>423.0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2276">
                <text:p>0.2276</text:p>
              </table:table-cell>
              <table:table-cell office:value-type="float" office:value="407.89">
                <text:p>407.89</text:p>
              </table:table-cell>
              <table:table-cell office:value-type="float" office:value="403.61">
                <text:p>403.61</text:p>
              </table:table-cell>
              <table:table-cell office:value-type="float" office:value="417.13">
                <text:p>417.13</text:p>
              </table:table-cell>
              <table:table-cell office:value-type="float" office:value="423.08">
                <text:p>423.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228">
                <text:p>0.228</text:p>
              </table:table-cell>
              <table:table-cell office:value-type="float" office:value="408.28">
                <text:p>408.28</text:p>
              </table:table-cell>
              <table:table-cell office:value-type="float" office:value="403.75">
                <text:p>403.75</text:p>
              </table:table-cell>
              <table:table-cell office:value-type="float" office:value="417.11">
                <text:p>417.11</text:p>
              </table:table-cell>
              <table:table-cell office:value-type="float" office:value="423.07">
                <text:p>423.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284">
                <text:p>0.2284</text:p>
              </table:table-cell>
              <table:table-cell office:value-type="float" office:value="408.66">
                <text:p>408.66</text:p>
              </table:table-cell>
              <table:table-cell office:value-type="float" office:value="403.88">
                <text:p>403.88</text:p>
              </table:table-cell>
              <table:table-cell office:value-type="float" office:value="417.09">
                <text:p>417.09</text:p>
              </table:table-cell>
              <table:table-cell office:value-type="float" office:value="423.06">
                <text:p>423.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288">
                <text:p>0.2288</text:p>
              </table:table-cell>
              <table:table-cell office:value-type="float" office:value="409.05">
                <text:p>409.05</text:p>
              </table:table-cell>
              <table:table-cell office:value-type="float" office:value="404">
                <text:p>404</text:p>
              </table:table-cell>
              <table:table-cell office:value-type="float" office:value="417.09">
                <text:p>417.09</text:p>
              </table:table-cell>
              <table:table-cell office:value-type="float" office:value="423.05">
                <text:p>423.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2292">
                <text:p>0.2292</text:p>
              </table:table-cell>
              <table:table-cell office:value-type="float" office:value="409.45">
                <text:p>409.45</text:p>
              </table:table-cell>
              <table:table-cell office:value-type="float" office:value="404.13">
                <text:p>404.13</text:p>
              </table:table-cell>
              <table:table-cell office:value-type="float" office:value="417.07">
                <text:p>417.07</text:p>
              </table:table-cell>
              <table:table-cell office:value-type="float" office:value="423.04">
                <text:p>423.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296">
                <text:p>0.2296</text:p>
              </table:table-cell>
              <table:table-cell office:value-type="float" office:value="409.83">
                <text:p>409.83</text:p>
              </table:table-cell>
              <table:table-cell office:value-type="float" office:value="404.26">
                <text:p>404.26</text:p>
              </table:table-cell>
              <table:table-cell office:value-type="float" office:value="417.06">
                <text:p>417.06</text:p>
              </table:table-cell>
              <table:table-cell office:value-type="float" office:value="423.03">
                <text:p>423.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23">
                <text:p>0.23</text:p>
              </table:table-cell>
              <table:table-cell office:value-type="float" office:value="410.22">
                <text:p>410.22</text:p>
              </table:table-cell>
              <table:table-cell office:value-type="float" office:value="404.38">
                <text:p>404.38</text:p>
              </table:table-cell>
              <table:table-cell office:value-type="float" office:value="417.05">
                <text:p>417.05</text:p>
              </table:table-cell>
              <table:table-cell office:value-type="float" office:value="423.03">
                <text:p>423.0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2304">
                <text:p>0.2304</text:p>
              </table:table-cell>
              <table:table-cell office:value-type="float" office:value="410.52">
                <text:p>410.52</text:p>
              </table:table-cell>
              <table:table-cell office:value-type="float" office:value="404.4">
                <text:p>404.4</text:p>
              </table:table-cell>
              <table:table-cell office:value-type="float" office:value="416.92">
                <text:p>416.92</text:p>
              </table:table-cell>
              <table:table-cell office:value-type="float" office:value="422.9">
                <text:p>422.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2308">
                <text:p>0.2308</text:p>
              </table:table-cell>
              <table:table-cell office:value-type="float" office:value="410.81">
                <text:p>410.81</text:p>
              </table:table-cell>
              <table:table-cell office:value-type="float" office:value="404.43">
                <text:p>404.43</text:p>
              </table:table-cell>
              <table:table-cell office:value-type="float" office:value="416.78">
                <text:p>416.78</text:p>
              </table:table-cell>
              <table:table-cell office:value-type="float" office:value="422.76">
                <text:p>422.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2312">
                <text:p>0.2312</text:p>
              </table:table-cell>
              <table:table-cell office:value-type="float" office:value="411.12">
                <text:p>411.12</text:p>
              </table:table-cell>
              <table:table-cell office:value-type="float" office:value="404.44">
                <text:p>404.44</text:p>
              </table:table-cell>
              <table:table-cell office:value-type="float" office:value="416.64">
                <text:p>416.64</text:p>
              </table:table-cell>
              <table:table-cell office:value-type="float" office:value="422.63">
                <text:p>422.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2316">
                <text:p>0.2316</text:p>
              </table:table-cell>
              <table:table-cell office:value-type="float" office:value="411.42">
                <text:p>411.42</text:p>
              </table:table-cell>
              <table:table-cell office:value-type="float" office:value="404.46">
                <text:p>404.46</text:p>
              </table:table-cell>
              <table:table-cell office:value-type="float" office:value="416.52">
                <text:p>416.52</text:p>
              </table:table-cell>
              <table:table-cell office:value-type="float" office:value="422.51">
                <text:p>422.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32">
                <text:p>0.232</text:p>
              </table:table-cell>
              <table:table-cell office:value-type="float" office:value="411.71">
                <text:p>411.71</text:p>
              </table:table-cell>
              <table:table-cell office:value-type="float" office:value="404.48">
                <text:p>404.48</text:p>
              </table:table-cell>
              <table:table-cell office:value-type="float" office:value="416.38">
                <text:p>416.38</text:p>
              </table:table-cell>
              <table:table-cell office:value-type="float" office:value="422.37">
                <text:p>422.3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2324">
                <text:p>0.2324</text:p>
              </table:table-cell>
              <table:table-cell office:value-type="float" office:value="412.01">
                <text:p>412.01</text:p>
              </table:table-cell>
              <table:table-cell office:value-type="float" office:value="404.5">
                <text:p>404.5</text:p>
              </table:table-cell>
              <table:table-cell office:value-type="float" office:value="416.24">
                <text:p>416.24</text:p>
              </table:table-cell>
              <table:table-cell office:value-type="float" office:value="422.24">
                <text:p>422.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2328">
                <text:p>0.2328</text:p>
              </table:table-cell>
              <table:table-cell office:value-type="float" office:value="412.31">
                <text:p>412.31</text:p>
              </table:table-cell>
              <table:table-cell office:value-type="float" office:value="404.51">
                <text:p>404.51</text:p>
              </table:table-cell>
              <table:table-cell office:value-type="float" office:value="416.11">
                <text:p>416.11</text:p>
              </table:table-cell>
              <table:table-cell office:value-type="float" office:value="422.11">
                <text:p>422.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2332">
                <text:p>0.2332</text:p>
              </table:table-cell>
              <table:table-cell office:value-type="float" office:value="412.61">
                <text:p>412.61</text:p>
              </table:table-cell>
              <table:table-cell office:value-type="float" office:value="404.53">
                <text:p>404.53</text:p>
              </table:table-cell>
              <table:table-cell office:value-type="float" office:value="415.98">
                <text:p>415.98</text:p>
              </table:table-cell>
              <table:table-cell office:value-type="float" office:value="421.98">
                <text:p>421.9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336">
                <text:p>0.2336</text:p>
              </table:table-cell>
              <table:table-cell office:value-type="float" office:value="412.85">
                <text:p>412.85</text:p>
              </table:table-cell>
              <table:table-cell office:value-type="float" office:value="404.47">
                <text:p>404.47</text:p>
              </table:table-cell>
              <table:table-cell office:value-type="float" office:value="415.75">
                <text:p>415.75</text:p>
              </table:table-cell>
              <table:table-cell office:value-type="float" office:value="421.76">
                <text:p>421.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234">
                <text:p>0.234</text:p>
              </table:table-cell>
              <table:table-cell office:value-type="float" office:value="413.06">
                <text:p>413.06</text:p>
              </table:table-cell>
              <table:table-cell office:value-type="float" office:value="404.37">
                <text:p>404.37</text:p>
              </table:table-cell>
              <table:table-cell office:value-type="float" office:value="415.5">
                <text:p>415.5</text:p>
              </table:table-cell>
              <table:table-cell office:value-type="float" office:value="421.51">
                <text:p>421.5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2344">
                <text:p>0.2344</text:p>
              </table:table-cell>
              <table:table-cell office:value-type="float" office:value="413.26">
                <text:p>413.26</text:p>
              </table:table-cell>
              <table:table-cell office:value-type="float" office:value="404.27">
                <text:p>404.27</text:p>
              </table:table-cell>
              <table:table-cell office:value-type="float" office:value="415.23">
                <text:p>415.23</text:p>
              </table:table-cell>
              <table:table-cell office:value-type="float" office:value="421.24">
                <text:p>421.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348">
                <text:p>0.2348</text:p>
              </table:table-cell>
              <table:table-cell office:value-type="float" office:value="413.47">
                <text:p>413.47</text:p>
              </table:table-cell>
              <table:table-cell office:value-type="float" office:value="404.17">
                <text:p>404.17</text:p>
              </table:table-cell>
              <table:table-cell office:value-type="float" office:value="414.97">
                <text:p>414.97</text:p>
              </table:table-cell>
              <table:table-cell office:value-type="float" office:value="420.99">
                <text:p>420.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2352">
                <text:p>0.2352</text:p>
              </table:table-cell>
              <table:table-cell office:value-type="float" office:value="413.67">
                <text:p>413.67</text:p>
              </table:table-cell>
              <table:table-cell office:value-type="float" office:value="404.06">
                <text:p>404.06</text:p>
              </table:table-cell>
              <table:table-cell office:value-type="float" office:value="414.7">
                <text:p>414.7</text:p>
              </table:table-cell>
              <table:table-cell office:value-type="float" office:value="420.72">
                <text:p>420.7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2356">
                <text:p>0.2356</text:p>
              </table:table-cell>
              <table:table-cell office:value-type="float" office:value="413.88">
                <text:p>413.88</text:p>
              </table:table-cell>
              <table:table-cell office:value-type="float" office:value="403.96">
                <text:p>403.96</text:p>
              </table:table-cell>
              <table:table-cell office:value-type="float" office:value="414.44">
                <text:p>414.44</text:p>
              </table:table-cell>
              <table:table-cell office:value-type="float" office:value="420.46">
                <text:p>420.4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236">
                <text:p>0.236</text:p>
              </table:table-cell>
              <table:table-cell office:value-type="float" office:value="414.09">
                <text:p>414.09</text:p>
              </table:table-cell>
              <table:table-cell office:value-type="float" office:value="403.86">
                <text:p>403.86</text:p>
              </table:table-cell>
              <table:table-cell office:value-type="float" office:value="414.18">
                <text:p>414.18</text:p>
              </table:table-cell>
              <table:table-cell office:value-type="float" office:value="420.21">
                <text:p>420.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364">
                <text:p>0.2364</text:p>
              </table:table-cell>
              <table:table-cell office:value-type="float" office:value="414.29">
                <text:p>414.29</text:p>
              </table:table-cell>
              <table:table-cell office:value-type="float" office:value="403.76">
                <text:p>403.76</text:p>
              </table:table-cell>
              <table:table-cell office:value-type="float" office:value="413.91">
                <text:p>413.91</text:p>
              </table:table-cell>
              <table:table-cell office:value-type="float" office:value="419.94">
                <text:p>419.9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2368">
                <text:p>0.2368</text:p>
              </table:table-cell>
              <table:table-cell office:value-type="float" office:value="414.47">
                <text:p>414.47</text:p>
              </table:table-cell>
              <table:table-cell office:value-type="float" office:value="403.62">
                <text:p>403.62</text:p>
              </table:table-cell>
              <table:table-cell office:value-type="float" office:value="413.61">
                <text:p>413.61</text:p>
              </table:table-cell>
              <table:table-cell office:value-type="float" office:value="419.64">
                <text:p>419.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2372">
                <text:p>0.2372</text:p>
              </table:table-cell>
              <table:table-cell office:value-type="float" office:value="414.58">
                <text:p>414.58</text:p>
              </table:table-cell>
              <table:table-cell office:value-type="float" office:value="403.39">
                <text:p>403.39</text:p>
              </table:table-cell>
              <table:table-cell office:value-type="float" office:value="413.21">
                <text:p>413.21</text:p>
              </table:table-cell>
              <table:table-cell office:value-type="float" office:value="419.24">
                <text:p>419.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2376">
                <text:p>0.2376</text:p>
              </table:table-cell>
              <table:table-cell office:value-type="float" office:value="414.69">
                <text:p>414.69</text:p>
              </table:table-cell>
              <table:table-cell office:value-type="float" office:value="403.16">
                <text:p>403.16</text:p>
              </table:table-cell>
              <table:table-cell office:value-type="float" office:value="412.8">
                <text:p>412.8</text:p>
              </table:table-cell>
              <table:table-cell office:value-type="float" office:value="418.84">
                <text:p>418.8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238">
                <text:p>0.238</text:p>
              </table:table-cell>
              <table:table-cell office:value-type="float" office:value="414.81">
                <text:p>414.81</text:p>
              </table:table-cell>
              <table:table-cell office:value-type="float" office:value="402.93">
                <text:p>402.93</text:p>
              </table:table-cell>
              <table:table-cell office:value-type="float" office:value="412.4">
                <text:p>412.4</text:p>
              </table:table-cell>
              <table:table-cell office:value-type="float" office:value="418.44">
                <text:p>418.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384">
                <text:p>0.2384</text:p>
              </table:table-cell>
              <table:table-cell office:value-type="float" office:value="414.92">
                <text:p>414.92</text:p>
              </table:table-cell>
              <table:table-cell office:value-type="float" office:value="402.71">
                <text:p>402.71</text:p>
              </table:table-cell>
              <table:table-cell office:value-type="float" office:value="412">
                <text:p>412</text:p>
              </table:table-cell>
              <table:table-cell office:value-type="float" office:value="418.05">
                <text:p>418.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2388">
                <text:p>0.2388</text:p>
              </table:table-cell>
              <table:table-cell office:value-type="float" office:value="415.04">
                <text:p>415.04</text:p>
              </table:table-cell>
              <table:table-cell office:value-type="float" office:value="402.48">
                <text:p>402.48</text:p>
              </table:table-cell>
              <table:table-cell office:value-type="float" office:value="411.6">
                <text:p>411.6</text:p>
              </table:table-cell>
              <table:table-cell office:value-type="float" office:value="417.65">
                <text:p>417.6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2392">
                <text:p>0.2392</text:p>
              </table:table-cell>
              <table:table-cell office:value-type="float" office:value="415.14">
                <text:p>415.14</text:p>
              </table:table-cell>
              <table:table-cell office:value-type="float" office:value="402.25">
                <text:p>402.25</text:p>
              </table:table-cell>
              <table:table-cell office:value-type="float" office:value="411.2">
                <text:p>411.2</text:p>
              </table:table-cell>
              <table:table-cell office:value-type="float" office:value="417.25">
                <text:p>417.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2396">
                <text:p>0.2396</text:p>
              </table:table-cell>
              <table:table-cell office:value-type="float" office:value="415.26">
                <text:p>415.26</text:p>
              </table:table-cell>
              <table:table-cell office:value-type="float" office:value="402.01">
                <text:p>402.01</text:p>
              </table:table-cell>
              <table:table-cell office:value-type="float" office:value="410.8">
                <text:p>410.8</text:p>
              </table:table-cell>
              <table:table-cell office:value-type="float" office:value="416.86">
                <text:p>416.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24">
                <text:p>0.24</text:p>
              </table:table-cell>
              <table:table-cell office:value-type="float" office:value="415.38">
                <text:p>415.38</text:p>
              </table:table-cell>
              <table:table-cell office:value-type="float" office:value="401.78">
                <text:p>401.78</text:p>
              </table:table-cell>
              <table:table-cell office:value-type="float" office:value="410.4">
                <text:p>410.4</text:p>
              </table:table-cell>
              <table:table-cell office:value-type="float" office:value="416.46">
                <text:p>416.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2404">
                <text:p>0.2404</text:p>
              </table:table-cell>
              <table:table-cell office:value-type="float" office:value="415.4">
                <text:p>415.4</text:p>
              </table:table-cell>
              <table:table-cell office:value-type="float" office:value="401.42">
                <text:p>401.42</text:p>
              </table:table-cell>
              <table:table-cell office:value-type="float" office:value="409.85">
                <text:p>409.85</text:p>
              </table:table-cell>
              <table:table-cell office:value-type="float" office:value="415.91">
                <text:p>415.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2408">
                <text:p>0.2408</text:p>
              </table:table-cell>
              <table:table-cell office:value-type="float" office:value="415.42">
                <text:p>415.42</text:p>
              </table:table-cell>
              <table:table-cell office:value-type="float" office:value="401.06">
                <text:p>401.06</text:p>
              </table:table-cell>
              <table:table-cell office:value-type="float" office:value="409.3">
                <text:p>409.3</text:p>
              </table:table-cell>
              <table:table-cell office:value-type="float" office:value="415.37">
                <text:p>415.3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2412">
                <text:p>0.2412</text:p>
              </table:table-cell>
              <table:table-cell office:value-type="float" office:value="415.44">
                <text:p>415.44</text:p>
              </table:table-cell>
              <table:table-cell office:value-type="float" office:value="400.69">
                <text:p>400.69</text:p>
              </table:table-cell>
              <table:table-cell office:value-type="float" office:value="408.76">
                <text:p>408.76</text:p>
              </table:table-cell>
              <table:table-cell office:value-type="float" office:value="414.83">
                <text:p>414.8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2416">
                <text:p>0.2416</text:p>
              </table:table-cell>
              <table:table-cell office:value-type="float" office:value="415.47">
                <text:p>415.47</text:p>
              </table:table-cell>
              <table:table-cell office:value-type="float" office:value="400.33">
                <text:p>400.33</text:p>
              </table:table-cell>
              <table:table-cell office:value-type="float" office:value="408.21">
                <text:p>408.21</text:p>
              </table:table-cell>
              <table:table-cell office:value-type="float" office:value="414.29">
                <text:p>414.2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242">
                <text:p>0.242</text:p>
              </table:table-cell>
              <table:table-cell office:value-type="float" office:value="415.48">
                <text:p>415.48</text:p>
              </table:table-cell>
              <table:table-cell office:value-type="float" office:value="399.97">
                <text:p>399.97</text:p>
              </table:table-cell>
              <table:table-cell office:value-type="float" office:value="407.66">
                <text:p>407.66</text:p>
              </table:table-cell>
              <table:table-cell office:value-type="float" office:value="413.74">
                <text:p>413.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2424">
                <text:p>0.2424</text:p>
              </table:table-cell>
              <table:table-cell office:value-type="float" office:value="415.51">
                <text:p>415.51</text:p>
              </table:table-cell>
              <table:table-cell office:value-type="float" office:value="399.59">
                <text:p>399.59</text:p>
              </table:table-cell>
              <table:table-cell office:value-type="float" office:value="407.12">
                <text:p>407.12</text:p>
              </table:table-cell>
              <table:table-cell office:value-type="float" office:value="413.21">
                <text:p>413.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2428">
                <text:p>0.2428</text:p>
              </table:table-cell>
              <table:table-cell office:value-type="float" office:value="415.53">
                <text:p>415.53</text:p>
              </table:table-cell>
              <table:table-cell office:value-type="float" office:value="399.23">
                <text:p>399.23</text:p>
              </table:table-cell>
              <table:table-cell office:value-type="float" office:value="406.57">
                <text:p>406.57</text:p>
              </table:table-cell>
              <table:table-cell office:value-type="float" office:value="412.66">
                <text:p>412.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2432">
                <text:p>0.2432</text:p>
              </table:table-cell>
              <table:table-cell office:value-type="float" office:value="415.55">
                <text:p>415.55</text:p>
              </table:table-cell>
              <table:table-cell office:value-type="float" office:value="398.86">
                <text:p>398.86</text:p>
              </table:table-cell>
              <table:table-cell office:value-type="float" office:value="406.04">
                <text:p>406.04</text:p>
              </table:table-cell>
              <table:table-cell office:value-type="float" office:value="412.12">
                <text:p>412.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2436">
                <text:p>0.2436</text:p>
              </table:table-cell>
              <table:table-cell office:value-type="float" office:value="415.51">
                <text:p>415.51</text:p>
              </table:table-cell>
              <table:table-cell office:value-type="float" office:value="398.4">
                <text:p>398.4</text:p>
              </table:table-cell>
              <table:table-cell office:value-type="float" office:value="405.39">
                <text:p>405.39</text:p>
              </table:table-cell>
              <table:table-cell office:value-type="float" office:value="411.48">
                <text:p>411.4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244">
                <text:p>0.244</text:p>
              </table:table-cell>
              <table:table-cell office:value-type="float" office:value="415.44">
                <text:p>415.44</text:p>
              </table:table-cell>
              <table:table-cell office:value-type="float" office:value="397.9">
                <text:p>397.9</text:p>
              </table:table-cell>
              <table:table-cell office:value-type="float" office:value="404.69">
                <text:p>404.69</text:p>
              </table:table-cell>
              <table:table-cell office:value-type="float" office:value="410.78">
                <text:p>410.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2444">
                <text:p>0.2444</text:p>
              </table:table-cell>
              <table:table-cell office:value-type="float" office:value="415.36">
                <text:p>415.36</text:p>
              </table:table-cell>
              <table:table-cell office:value-type="float" office:value="397.38">
                <text:p>397.38</text:p>
              </table:table-cell>
              <table:table-cell office:value-type="float" office:value="403.99">
                <text:p>403.99</text:p>
              </table:table-cell>
              <table:table-cell office:value-type="float" office:value="410.09">
                <text:p>410.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2448">
                <text:p>0.2448</text:p>
              </table:table-cell>
              <table:table-cell office:value-type="float" office:value="415.29">
                <text:p>415.29</text:p>
              </table:table-cell>
              <table:table-cell office:value-type="float" office:value="396.87">
                <text:p>396.87</text:p>
              </table:table-cell>
              <table:table-cell office:value-type="float" office:value="403.29">
                <text:p>403.29</text:p>
              </table:table-cell>
              <table:table-cell office:value-type="float" office:value="409.39">
                <text:p>409.3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2452">
                <text:p>0.2452</text:p>
              </table:table-cell>
              <table:table-cell office:value-type="float" office:value="415.22">
                <text:p>415.22</text:p>
              </table:table-cell>
              <table:table-cell office:value-type="float" office:value="396.36">
                <text:p>396.36</text:p>
              </table:table-cell>
              <table:table-cell office:value-type="float" office:value="402.6">
                <text:p>402.6</text:p>
              </table:table-cell>
              <table:table-cell office:value-type="float" office:value="408.7">
                <text:p>408.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2456">
                <text:p>0.2456</text:p>
              </table:table-cell>
              <table:table-cell office:value-type="float" office:value="415.15">
                <text:p>415.15</text:p>
              </table:table-cell>
              <table:table-cell office:value-type="float" office:value="395.85">
                <text:p>395.85</text:p>
              </table:table-cell>
              <table:table-cell office:value-type="float" office:value="401.9">
                <text:p>401.9</text:p>
              </table:table-cell>
              <table:table-cell office:value-type="float" office:value="408.01">
                <text:p>408.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46">
                <text:p>0.246</text:p>
              </table:table-cell>
              <table:table-cell office:value-type="float" office:value="415.07">
                <text:p>415.07</text:p>
              </table:table-cell>
              <table:table-cell office:value-type="float" office:value="395.33">
                <text:p>395.33</text:p>
              </table:table-cell>
              <table:table-cell office:value-type="float" office:value="401.2">
                <text:p>401.2</text:p>
              </table:table-cell>
              <table:table-cell office:value-type="float" office:value="407.31">
                <text:p>407.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464">
                <text:p>0.2464</text:p>
              </table:table-cell>
              <table:table-cell office:value-type="float" office:value="415.01">
                <text:p>415.01</text:p>
              </table:table-cell>
              <table:table-cell office:value-type="float" office:value="394.83">
                <text:p>394.83</text:p>
              </table:table-cell>
              <table:table-cell office:value-type="float" office:value="400.5">
                <text:p>400.5</text:p>
              </table:table-cell>
              <table:table-cell office:value-type="float" office:value="406.61">
                <text:p>406.6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468">
                <text:p>0.2468</text:p>
              </table:table-cell>
              <table:table-cell office:value-type="float" office:value="414.9">
                <text:p>414.9</text:p>
              </table:table-cell>
              <table:table-cell office:value-type="float" office:value="394.27">
                <text:p>394.27</text:p>
              </table:table-cell>
              <table:table-cell office:value-type="float" office:value="399.74">
                <text:p>399.74</text:p>
              </table:table-cell>
              <table:table-cell office:value-type="float" office:value="405.86">
                <text:p>405.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472">
                <text:p>0.2472</text:p>
              </table:table-cell>
              <table:table-cell office:value-type="float" office:value="414.73">
                <text:p>414.73</text:p>
              </table:table-cell>
              <table:table-cell office:value-type="float" office:value="393.6">
                <text:p>393.6</text:p>
              </table:table-cell>
              <table:table-cell office:value-type="float" office:value="398.89">
                <text:p>398.89</text:p>
              </table:table-cell>
              <table:table-cell office:value-type="float" office:value="405.02">
                <text:p>405.0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2476">
                <text:p>0.2476</text:p>
              </table:table-cell>
              <table:table-cell office:value-type="float" office:value="414.56">
                <text:p>414.56</text:p>
              </table:table-cell>
              <table:table-cell office:value-type="float" office:value="392.93">
                <text:p>392.93</text:p>
              </table:table-cell>
              <table:table-cell office:value-type="float" office:value="398.03">
                <text:p>398.03</text:p>
              </table:table-cell>
              <table:table-cell office:value-type="float" office:value="404.16">
                <text:p>404.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48">
                <text:p>0.248</text:p>
              </table:table-cell>
              <table:table-cell office:value-type="float" office:value="414.39">
                <text:p>414.39</text:p>
              </table:table-cell>
              <table:table-cell office:value-type="float" office:value="392.26">
                <text:p>392.26</text:p>
              </table:table-cell>
              <table:table-cell office:value-type="float" office:value="397.17">
                <text:p>397.17</text:p>
              </table:table-cell>
              <table:table-cell office:value-type="float" office:value="403.3">
                <text:p>403.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484">
                <text:p>0.2484</text:p>
              </table:table-cell>
              <table:table-cell office:value-type="float" office:value="414.22">
                <text:p>414.22</text:p>
              </table:table-cell>
              <table:table-cell office:value-type="float" office:value="391.6">
                <text:p>391.6</text:p>
              </table:table-cell>
              <table:table-cell office:value-type="float" office:value="396.32">
                <text:p>396.32</text:p>
              </table:table-cell>
              <table:table-cell office:value-type="float" office:value="402.45">
                <text:p>402.4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2488">
                <text:p>0.2488</text:p>
              </table:table-cell>
              <table:table-cell office:value-type="float" office:value="414.05">
                <text:p>414.05</text:p>
              </table:table-cell>
              <table:table-cell office:value-type="float" office:value="390.93">
                <text:p>390.93</text:p>
              </table:table-cell>
              <table:table-cell office:value-type="float" office:value="395.46">
                <text:p>395.46</text:p>
              </table:table-cell>
              <table:table-cell office:value-type="float" office:value="401.6">
                <text:p>401.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2492">
                <text:p>0.2492</text:p>
              </table:table-cell>
              <table:table-cell office:value-type="float" office:value="413.88">
                <text:p>413.88</text:p>
              </table:table-cell>
              <table:table-cell office:value-type="float" office:value="390.26">
                <text:p>390.26</text:p>
              </table:table-cell>
              <table:table-cell office:value-type="float" office:value="394.61">
                <text:p>394.61</text:p>
              </table:table-cell>
              <table:table-cell office:value-type="float" office:value="400.75">
                <text:p>400.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496">
                <text:p>0.2496</text:p>
              </table:table-cell>
              <table:table-cell office:value-type="float" office:value="413.7">
                <text:p>413.7</text:p>
              </table:table-cell>
              <table:table-cell office:value-type="float" office:value="389.6">
                <text:p>389.6</text:p>
              </table:table-cell>
              <table:table-cell office:value-type="float" office:value="393.75">
                <text:p>393.75</text:p>
              </table:table-cell>
              <table:table-cell office:value-type="float" office:value="399.89">
                <text:p>399.8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5">
                <text:p>0.25</text:p>
              </table:table-cell>
              <table:table-cell office:value-type="float" office:value="413.54">
                <text:p>413.54</text:p>
              </table:table-cell>
              <table:table-cell office:value-type="float" office:value="388.93">
                <text:p>388.93</text:p>
              </table:table-cell>
              <table:table-cell office:value-type="float" office:value="392.9">
                <text:p>392.9</text:p>
              </table:table-cell>
              <table:table-cell office:value-type="float" office:value="399.04">
                <text:p>399.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2504">
                <text:p>0.2504</text:p>
              </table:table-cell>
              <table:table-cell office:value-type="float" office:value="413.25">
                <text:p>413.25</text:p>
              </table:table-cell>
              <table:table-cell office:value-type="float" office:value="388.09">
                <text:p>388.09</text:p>
              </table:table-cell>
              <table:table-cell office:value-type="float" office:value="391.87">
                <text:p>391.87</text:p>
              </table:table-cell>
              <table:table-cell office:value-type="float" office:value="398.03">
                <text:p>398.0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2508">
                <text:p>0.2508</text:p>
              </table:table-cell>
              <table:table-cell office:value-type="float" office:value="412.98">
                <text:p>412.98</text:p>
              </table:table-cell>
              <table:table-cell office:value-type="float" office:value="387.26">
                <text:p>387.26</text:p>
              </table:table-cell>
              <table:table-cell office:value-type="float" office:value="390.85">
                <text:p>390.85</text:p>
              </table:table-cell>
              <table:table-cell office:value-type="float" office:value="397.01">
                <text:p>397.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2512">
                <text:p>0.2512</text:p>
              </table:table-cell>
              <table:table-cell office:value-type="float" office:value="412.7">
                <text:p>412.7</text:p>
              </table:table-cell>
              <table:table-cell office:value-type="float" office:value="386.42">
                <text:p>386.42</text:p>
              </table:table-cell>
              <table:table-cell office:value-type="float" office:value="389.83">
                <text:p>389.83</text:p>
              </table:table-cell>
              <table:table-cell office:value-type="float" office:value="395.99">
                <text:p>395.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2516">
                <text:p>0.2516</text:p>
              </table:table-cell>
              <table:table-cell office:value-type="float" office:value="412.43">
                <text:p>412.43</text:p>
              </table:table-cell>
              <table:table-cell office:value-type="float" office:value="385.59">
                <text:p>385.59</text:p>
              </table:table-cell>
              <table:table-cell office:value-type="float" office:value="388.81">
                <text:p>388.81</text:p>
              </table:table-cell>
              <table:table-cell office:value-type="float" office:value="394.97">
                <text:p>394.9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52">
                <text:p>0.252</text:p>
              </table:table-cell>
              <table:table-cell office:value-type="float" office:value="412.15">
                <text:p>412.15</text:p>
              </table:table-cell>
              <table:table-cell office:value-type="float" office:value="384.75">
                <text:p>384.75</text:p>
              </table:table-cell>
              <table:table-cell office:value-type="float" office:value="387.79">
                <text:p>387.79</text:p>
              </table:table-cell>
              <table:table-cell office:value-type="float" office:value="393.95">
                <text:p>393.9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2524">
                <text:p>0.2524</text:p>
              </table:table-cell>
              <table:table-cell office:value-type="float" office:value="411.86">
                <text:p>411.86</text:p>
              </table:table-cell>
              <table:table-cell office:value-type="float" office:value="383.91">
                <text:p>383.91</text:p>
              </table:table-cell>
              <table:table-cell office:value-type="float" office:value="386.76">
                <text:p>386.76</text:p>
              </table:table-cell>
              <table:table-cell office:value-type="float" office:value="392.93">
                <text:p>392.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528">
                <text:p>0.2528</text:p>
              </table:table-cell>
              <table:table-cell office:value-type="float" office:value="411.59">
                <text:p>411.59</text:p>
              </table:table-cell>
              <table:table-cell office:value-type="float" office:value="383.08">
                <text:p>383.08</text:p>
              </table:table-cell>
              <table:table-cell office:value-type="float" office:value="385.74">
                <text:p>385.74</text:p>
              </table:table-cell>
              <table:table-cell office:value-type="float" office:value="391.91">
                <text:p>391.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2532">
                <text:p>0.2532</text:p>
              </table:table-cell>
              <table:table-cell office:value-type="float" office:value="411.31">
                <text:p>411.31</text:p>
              </table:table-cell>
              <table:table-cell office:value-type="float" office:value="382.24">
                <text:p>382.24</text:p>
              </table:table-cell>
              <table:table-cell office:value-type="float" office:value="384.72">
                <text:p>384.72</text:p>
              </table:table-cell>
              <table:table-cell office:value-type="float" office:value="390.9">
                <text:p>390.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536">
                <text:p>0.2536</text:p>
              </table:table-cell>
              <table:table-cell office:value-type="float" office:value="410.96">
                <text:p>410.96</text:p>
              </table:table-cell>
              <table:table-cell office:value-type="float" office:value="381.29">
                <text:p>381.29</text:p>
              </table:table-cell>
              <table:table-cell office:value-type="float" office:value="383.59">
                <text:p>383.59</text:p>
              </table:table-cell>
              <table:table-cell office:value-type="float" office:value="389.77">
                <text:p>389.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254">
                <text:p>0.254</text:p>
              </table:table-cell>
              <table:table-cell office:value-type="float" office:value="410.56">
                <text:p>410.56</text:p>
              </table:table-cell>
              <table:table-cell office:value-type="float" office:value="380.26">
                <text:p>380.26</text:p>
              </table:table-cell>
              <table:table-cell office:value-type="float" office:value="382.39">
                <text:p>382.39</text:p>
              </table:table-cell>
              <table:table-cell office:value-type="float" office:value="388.58">
                <text:p>388.5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544">
                <text:p>0.2544</text:p>
              </table:table-cell>
              <table:table-cell office:value-type="float" office:value="410.15">
                <text:p>410.15</text:p>
              </table:table-cell>
              <table:table-cell office:value-type="float" office:value="379.25">
                <text:p>379.25</text:p>
              </table:table-cell>
              <table:table-cell office:value-type="float" office:value="381.21">
                <text:p>381.21</text:p>
              </table:table-cell>
              <table:table-cell office:value-type="float" office:value="387.4">
                <text:p>387.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548">
                <text:p>0.2548</text:p>
              </table:table-cell>
              <table:table-cell office:value-type="float" office:value="409.76">
                <text:p>409.76</text:p>
              </table:table-cell>
              <table:table-cell office:value-type="float" office:value="378.23">
                <text:p>378.23</text:p>
              </table:table-cell>
              <table:table-cell office:value-type="float" office:value="380.02">
                <text:p>380.02</text:p>
              </table:table-cell>
              <table:table-cell office:value-type="float" office:value="386.21">
                <text:p>386.2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2552">
                <text:p>0.2552</text:p>
              </table:table-cell>
              <table:table-cell office:value-type="float" office:value="409.36">
                <text:p>409.36</text:p>
              </table:table-cell>
              <table:table-cell office:value-type="float" office:value="377.21">
                <text:p>377.21</text:p>
              </table:table-cell>
              <table:table-cell office:value-type="float" office:value="378.83">
                <text:p>378.83</text:p>
              </table:table-cell>
              <table:table-cell office:value-type="float" office:value="385.03">
                <text:p>385.0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556">
                <text:p>0.2556</text:p>
              </table:table-cell>
              <table:table-cell office:value-type="float" office:value="408.96">
                <text:p>408.96</text:p>
              </table:table-cell>
              <table:table-cell office:value-type="float" office:value="376.19">
                <text:p>376.19</text:p>
              </table:table-cell>
              <table:table-cell office:value-type="float" office:value="377.64">
                <text:p>377.64</text:p>
              </table:table-cell>
              <table:table-cell office:value-type="float" office:value="383.84">
                <text:p>383.8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256">
                <text:p>0.256</text:p>
              </table:table-cell>
              <table:table-cell office:value-type="float" office:value="408.57">
                <text:p>408.57</text:p>
              </table:table-cell>
              <table:table-cell office:value-type="float" office:value="375.18">
                <text:p>375.18</text:p>
              </table:table-cell>
              <table:table-cell office:value-type="float" office:value="376.46">
                <text:p>376.46</text:p>
              </table:table-cell>
              <table:table-cell office:value-type="float" office:value="382.66">
                <text:p>382.6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564">
                <text:p>0.2564</text:p>
              </table:table-cell>
              <table:table-cell office:value-type="float" office:value="408.16">
                <text:p>408.16</text:p>
              </table:table-cell>
              <table:table-cell office:value-type="float" office:value="374.15">
                <text:p>374.15</text:p>
              </table:table-cell>
              <table:table-cell office:value-type="float" office:value="375.26">
                <text:p>375.26</text:p>
              </table:table-cell>
              <table:table-cell office:value-type="float" office:value="381.47">
                <text:p>381.4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2568">
                <text:p>0.2568</text:p>
              </table:table-cell>
              <table:table-cell office:value-type="float" office:value="407.73">
                <text:p>407.73</text:p>
              </table:table-cell>
              <table:table-cell office:value-type="float" office:value="373.08">
                <text:p>373.08</text:p>
              </table:table-cell>
              <table:table-cell office:value-type="float" office:value="374.02">
                <text:p>374.02</text:p>
              </table:table-cell>
              <table:table-cell office:value-type="float" office:value="380.23">
                <text:p>380.2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2572">
                <text:p>0.2572</text:p>
              </table:table-cell>
              <table:table-cell office:value-type="float" office:value="407.19">
                <text:p>407.19</text:p>
              </table:table-cell>
              <table:table-cell office:value-type="float" office:value="371.86">
                <text:p>371.86</text:p>
              </table:table-cell>
              <table:table-cell office:value-type="float" office:value="372.67">
                <text:p>372.67</text:p>
              </table:table-cell>
              <table:table-cell office:value-type="float" office:value="378.88">
                <text:p>378.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576">
                <text:p>0.2576</text:p>
              </table:table-cell>
              <table:table-cell office:value-type="float" office:value="406.65">
                <text:p>406.65</text:p>
              </table:table-cell>
              <table:table-cell office:value-type="float" office:value="370.65">
                <text:p>370.65</text:p>
              </table:table-cell>
              <table:table-cell office:value-type="float" office:value="371.3">
                <text:p>371.3</text:p>
              </table:table-cell>
              <table:table-cell office:value-type="float" office:value="377.52">
                <text:p>377.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58">
                <text:p>0.258</text:p>
              </table:table-cell>
              <table:table-cell office:value-type="float" office:value="406.12">
                <text:p>406.12</text:p>
              </table:table-cell>
              <table:table-cell office:value-type="float" office:value="369.43">
                <text:p>369.43</text:p>
              </table:table-cell>
              <table:table-cell office:value-type="float" office:value="369.95">
                <text:p>369.95</text:p>
              </table:table-cell>
              <table:table-cell office:value-type="float" office:value="376.17">
                <text:p>376.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584">
                <text:p>0.2584</text:p>
              </table:table-cell>
              <table:table-cell office:value-type="float" office:value="405.58">
                <text:p>405.58</text:p>
              </table:table-cell>
              <table:table-cell office:value-type="float" office:value="368.21">
                <text:p>368.21</text:p>
              </table:table-cell>
              <table:table-cell office:value-type="float" office:value="368.59">
                <text:p>368.59</text:p>
              </table:table-cell>
              <table:table-cell office:value-type="float" office:value="374.82">
                <text:p>374.8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2588">
                <text:p>0.2588</text:p>
              </table:table-cell>
              <table:table-cell office:value-type="float" office:value="405.04">
                <text:p>405.04</text:p>
              </table:table-cell>
              <table:table-cell office:value-type="float" office:value="367">
                <text:p>367</text:p>
              </table:table-cell>
              <table:table-cell office:value-type="float" office:value="367.24">
                <text:p>367.24</text:p>
              </table:table-cell>
              <table:table-cell office:value-type="float" office:value="373.47">
                <text:p>373.4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592">
                <text:p>0.2592</text:p>
              </table:table-cell>
              <table:table-cell office:value-type="float" office:value="404.51">
                <text:p>404.51</text:p>
              </table:table-cell>
              <table:table-cell office:value-type="float" office:value="365.79">
                <text:p>365.79</text:p>
              </table:table-cell>
              <table:table-cell office:value-type="float" office:value="365.88">
                <text:p>365.88</text:p>
              </table:table-cell>
              <table:table-cell office:value-type="float" office:value="372.11">
                <text:p>372.1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596">
                <text:p>0.2596</text:p>
              </table:table-cell>
              <table:table-cell office:value-type="float" office:value="403.97">
                <text:p>403.97</text:p>
              </table:table-cell>
              <table:table-cell office:value-type="float" office:value="364.58">
                <text:p>364.58</text:p>
              </table:table-cell>
              <table:table-cell office:value-type="float" office:value="364.52">
                <text:p>364.52</text:p>
              </table:table-cell>
              <table:table-cell office:value-type="float" office:value="370.76">
                <text:p>370.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6">
                <text:p>0.26</text:p>
              </table:table-cell>
              <table:table-cell office:value-type="float" office:value="403.43">
                <text:p>403.43</text:p>
              </table:table-cell>
              <table:table-cell office:value-type="float" office:value="363.36">
                <text:p>363.36</text:p>
              </table:table-cell>
              <table:table-cell office:value-type="float" office:value="363.17">
                <text:p>363.17</text:p>
              </table:table-cell>
              <table:table-cell office:value-type="float" office:value="369.41">
                <text:p>369.4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604">
                <text:p>0.2604</text:p>
              </table:table-cell>
              <table:table-cell office:value-type="float" office:value="402.74">
                <text:p>402.74</text:p>
              </table:table-cell>
              <table:table-cell office:value-type="float" office:value="361.95">
                <text:p>361.95</text:p>
              </table:table-cell>
              <table:table-cell office:value-type="float" office:value="361.64">
                <text:p>361.64</text:p>
              </table:table-cell>
              <table:table-cell office:value-type="float" office:value="367.88">
                <text:p>367.8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2608">
                <text:p>0.2608</text:p>
              </table:table-cell>
              <table:table-cell office:value-type="float" office:value="402.05">
                <text:p>402.05</text:p>
              </table:table-cell>
              <table:table-cell office:value-type="float" office:value="360.52">
                <text:p>360.52</text:p>
              </table:table-cell>
              <table:table-cell office:value-type="float" office:value="360.13">
                <text:p>360.13</text:p>
              </table:table-cell>
              <table:table-cell office:value-type="float" office:value="366.37">
                <text:p>366.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612">
                <text:p>0.2612</text:p>
              </table:table-cell>
              <table:table-cell office:value-type="float" office:value="401.35">
                <text:p>401.35</text:p>
              </table:table-cell>
              <table:table-cell office:value-type="float" office:value="359.1">
                <text:p>359.1</text:p>
              </table:table-cell>
              <table:table-cell office:value-type="float" office:value="358.6">
                <text:p>358.6</text:p>
              </table:table-cell>
              <table:table-cell office:value-type="float" office:value="364.85">
                <text:p>364.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2616">
                <text:p>0.2616</text:p>
              </table:table-cell>
              <table:table-cell office:value-type="float" office:value="400.65">
                <text:p>400.65</text:p>
              </table:table-cell>
              <table:table-cell office:value-type="float" office:value="357.69">
                <text:p>357.69</text:p>
              </table:table-cell>
              <table:table-cell office:value-type="float" office:value="357.09">
                <text:p>357.09</text:p>
              </table:table-cell>
              <table:table-cell office:value-type="float" office:value="363.34">
                <text:p>363.3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262">
                <text:p>0.262</text:p>
              </table:table-cell>
              <table:table-cell office:value-type="float" office:value="399.97">
                <text:p>399.97</text:p>
              </table:table-cell>
              <table:table-cell office:value-type="float" office:value="356.26">
                <text:p>356.26</text:p>
              </table:table-cell>
              <table:table-cell office:value-type="float" office:value="355.56">
                <text:p>355.56</text:p>
              </table:table-cell>
              <table:table-cell office:value-type="float" office:value="361.82">
                <text:p>361.8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624">
                <text:p>0.2624</text:p>
              </table:table-cell>
              <table:table-cell office:value-type="float" office:value="399.27">
                <text:p>399.27</text:p>
              </table:table-cell>
              <table:table-cell office:value-type="float" office:value="354.84">
                <text:p>354.84</text:p>
              </table:table-cell>
              <table:table-cell office:value-type="float" office:value="354.05">
                <text:p>354.05</text:p>
              </table:table-cell>
              <table:table-cell office:value-type="float" office:value="360.31">
                <text:p>360.3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628">
                <text:p>0.2628</text:p>
              </table:table-cell>
              <table:table-cell office:value-type="float" office:value="398.57">
                <text:p>398.57</text:p>
              </table:table-cell>
              <table:table-cell office:value-type="float" office:value="353.42">
                <text:p>353.42</text:p>
              </table:table-cell>
              <table:table-cell office:value-type="float" office:value="352.52">
                <text:p>352.52</text:p>
              </table:table-cell>
              <table:table-cell office:value-type="float" office:value="358.78">
                <text:p>358.7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2632">
                <text:p>0.2632</text:p>
              </table:table-cell>
              <table:table-cell office:value-type="float" office:value="397.88">
                <text:p>397.88</text:p>
              </table:table-cell>
              <table:table-cell office:value-type="float" office:value="352">
                <text:p>352</text:p>
              </table:table-cell>
              <table:table-cell office:value-type="float" office:value="351.01">
                <text:p>351.01</text:p>
              </table:table-cell>
              <table:table-cell office:value-type="float" office:value="357.27">
                <text:p>357.2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2636">
                <text:p>0.2636</text:p>
              </table:table-cell>
              <table:table-cell office:value-type="float" office:value="397.07">
                <text:p>397.07</text:p>
              </table:table-cell>
              <table:table-cell office:value-type="float" office:value="350.44">
                <text:p>350.44</text:p>
              </table:table-cell>
              <table:table-cell office:value-type="float" office:value="349.38">
                <text:p>349.38</text:p>
              </table:table-cell>
              <table:table-cell office:value-type="float" office:value="355.65">
                <text:p>355.6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264">
                <text:p>0.264</text:p>
              </table:table-cell>
              <table:table-cell office:value-type="float" office:value="396.19">
                <text:p>396.19</text:p>
              </table:table-cell>
              <table:table-cell office:value-type="float" office:value="348.81">
                <text:p>348.81</text:p>
              </table:table-cell>
              <table:table-cell office:value-type="float" office:value="347.7">
                <text:p>347.7</text:p>
              </table:table-cell>
              <table:table-cell office:value-type="float" office:value="353.98">
                <text:p>353.9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2644">
                <text:p>0.2644</text:p>
              </table:table-cell>
              <table:table-cell office:value-type="float" office:value="395.31">
                <text:p>395.31</text:p>
              </table:table-cell>
              <table:table-cell office:value-type="float" office:value="347.18">
                <text:p>347.18</text:p>
              </table:table-cell>
              <table:table-cell office:value-type="float" office:value="346.02">
                <text:p>346.02</text:p>
              </table:table-cell>
              <table:table-cell office:value-type="float" office:value="352.3">
                <text:p>352.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2648">
                <text:p>0.2648</text:p>
              </table:table-cell>
              <table:table-cell office:value-type="float" office:value="394.45">
                <text:p>394.45</text:p>
              </table:table-cell>
              <table:table-cell office:value-type="float" office:value="345.54">
                <text:p>345.54</text:p>
              </table:table-cell>
              <table:table-cell office:value-type="float" office:value="344.34">
                <text:p>344.34</text:p>
              </table:table-cell>
              <table:table-cell office:value-type="float" office:value="350.62">
                <text:p>350.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2652">
                <text:p>0.2652</text:p>
              </table:table-cell>
              <table:table-cell office:value-type="float" office:value="393.57">
                <text:p>393.57</text:p>
              </table:table-cell>
              <table:table-cell office:value-type="float" office:value="343.91">
                <text:p>343.91</text:p>
              </table:table-cell>
              <table:table-cell office:value-type="float" office:value="342.66">
                <text:p>342.66</text:p>
              </table:table-cell>
              <table:table-cell office:value-type="float" office:value="348.95">
                <text:p>348.9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2656">
                <text:p>0.2656</text:p>
              </table:table-cell>
              <table:table-cell office:value-type="float" office:value="392.69">
                <text:p>392.69</text:p>
              </table:table-cell>
              <table:table-cell office:value-type="float" office:value="342.28">
                <text:p>342.28</text:p>
              </table:table-cell>
              <table:table-cell office:value-type="float" office:value="340.99">
                <text:p>340.99</text:p>
              </table:table-cell>
              <table:table-cell office:value-type="float" office:value="347.28">
                <text:p>347.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66">
                <text:p>0.266</text:p>
              </table:table-cell>
              <table:table-cell office:value-type="float" office:value="391.81">
                <text:p>391.81</text:p>
              </table:table-cell>
              <table:table-cell office:value-type="float" office:value="340.65">
                <text:p>340.65</text:p>
              </table:table-cell>
              <table:table-cell office:value-type="float" office:value="339.31">
                <text:p>339.31</text:p>
              </table:table-cell>
              <table:table-cell office:value-type="float" office:value="345.6">
                <text:p>345.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2664">
                <text:p>0.2664</text:p>
              </table:table-cell>
              <table:table-cell office:value-type="float" office:value="390.95">
                <text:p>390.95</text:p>
              </table:table-cell>
              <table:table-cell office:value-type="float" office:value="339.02">
                <text:p>339.02</text:p>
              </table:table-cell>
              <table:table-cell office:value-type="float" office:value="337.64">
                <text:p>337.64</text:p>
              </table:table-cell>
              <table:table-cell office:value-type="float" office:value="343.93">
                <text:p>343.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2668">
                <text:p>0.2668</text:p>
              </table:table-cell>
              <table:table-cell office:value-type="float" office:value="390">
                <text:p>390</text:p>
              </table:table-cell>
              <table:table-cell office:value-type="float" office:value="337.31">
                <text:p>337.31</text:p>
              </table:table-cell>
              <table:table-cell office:value-type="float" office:value="335.91">
                <text:p>335.91</text:p>
              </table:table-cell>
              <table:table-cell office:value-type="float" office:value="342.21">
                <text:p>342.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672">
                <text:p>0.2672</text:p>
              </table:table-cell>
              <table:table-cell office:value-type="float" office:value="388.92">
                <text:p>388.92</text:p>
              </table:table-cell>
              <table:table-cell office:value-type="float" office:value="335.48">
                <text:p>335.48</text:p>
              </table:table-cell>
              <table:table-cell office:value-type="float" office:value="334.08">
                <text:p>334.08</text:p>
              </table:table-cell>
              <table:table-cell office:value-type="float" office:value="340.39">
                <text:p>340.3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2676">
                <text:p>0.2676</text:p>
              </table:table-cell>
              <table:table-cell office:value-type="float" office:value="387.84">
                <text:p>387.84</text:p>
              </table:table-cell>
              <table:table-cell office:value-type="float" office:value="333.63">
                <text:p>333.63</text:p>
              </table:table-cell>
              <table:table-cell office:value-type="float" office:value="332.25">
                <text:p>332.25</text:p>
              </table:table-cell>
              <table:table-cell office:value-type="float" office:value="338.56">
                <text:p>338.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268">
                <text:p>0.268</text:p>
              </table:table-cell>
              <table:table-cell office:value-type="float" office:value="386.77">
                <text:p>386.77</text:p>
              </table:table-cell>
              <table:table-cell office:value-type="float" office:value="331.79">
                <text:p>331.79</text:p>
              </table:table-cell>
              <table:table-cell office:value-type="float" office:value="330.43">
                <text:p>330.43</text:p>
              </table:table-cell>
              <table:table-cell office:value-type="float" office:value="336.74">
                <text:p>336.7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684">
                <text:p>0.2684</text:p>
              </table:table-cell>
              <table:table-cell office:value-type="float" office:value="385.69">
                <text:p>385.69</text:p>
              </table:table-cell>
              <table:table-cell office:value-type="float" office:value="329.95">
                <text:p>329.95</text:p>
              </table:table-cell>
              <table:table-cell office:value-type="float" office:value="328.6">
                <text:p>328.6</text:p>
              </table:table-cell>
              <table:table-cell office:value-type="float" office:value="334.91">
                <text:p>334.9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2688">
                <text:p>0.2688</text:p>
              </table:table-cell>
              <table:table-cell office:value-type="float" office:value="384.6">
                <text:p>384.6</text:p>
              </table:table-cell>
              <table:table-cell office:value-type="float" office:value="328.1">
                <text:p>328.1</text:p>
              </table:table-cell>
              <table:table-cell office:value-type="float" office:value="326.78">
                <text:p>326.78</text:p>
              </table:table-cell>
              <table:table-cell office:value-type="float" office:value="333.1">
                <text:p>333.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2692">
                <text:p>0.2692</text:p>
              </table:table-cell>
              <table:table-cell office:value-type="float" office:value="383.52">
                <text:p>383.52</text:p>
              </table:table-cell>
              <table:table-cell office:value-type="float" office:value="326.26">
                <text:p>326.26</text:p>
              </table:table-cell>
              <table:table-cell office:value-type="float" office:value="324.95">
                <text:p>324.95</text:p>
              </table:table-cell>
              <table:table-cell office:value-type="float" office:value="331.28">
                <text:p>331.2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696">
                <text:p>0.2696</text:p>
              </table:table-cell>
              <table:table-cell office:value-type="float" office:value="382.45">
                <text:p>382.45</text:p>
              </table:table-cell>
              <table:table-cell office:value-type="float" office:value="324.43">
                <text:p>324.43</text:p>
              </table:table-cell>
              <table:table-cell office:value-type="float" office:value="323.13">
                <text:p>323.13</text:p>
              </table:table-cell>
              <table:table-cell office:value-type="float" office:value="329.45">
                <text:p>329.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27">
                <text:p>0.27</text:p>
              </table:table-cell>
              <table:table-cell office:value-type="float" office:value="381.37">
                <text:p>381.37</text:p>
              </table:table-cell>
              <table:table-cell office:value-type="float" office:value="322.58">
                <text:p>322.58</text:p>
              </table:table-cell>
              <table:table-cell office:value-type="float" office:value="321.3">
                <text:p>321.3</text:p>
              </table:table-cell>
              <table:table-cell office:value-type="float" office:value="327.63">
                <text:p>327.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2704">
                <text:p>0.2704</text:p>
              </table:table-cell>
              <table:table-cell office:value-type="float" office:value="380.06">
                <text:p>380.06</text:p>
              </table:table-cell>
              <table:table-cell office:value-type="float" office:value="320.54">
                <text:p>320.54</text:p>
              </table:table-cell>
              <table:table-cell office:value-type="float" office:value="319.34">
                <text:p>319.34</text:p>
              </table:table-cell>
              <table:table-cell office:value-type="float" office:value="325.67">
                <text:p>325.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2708">
                <text:p>0.2708</text:p>
              </table:table-cell>
              <table:table-cell office:value-type="float" office:value="378.75">
                <text:p>378.75</text:p>
              </table:table-cell>
              <table:table-cell office:value-type="float" office:value="318.5">
                <text:p>318.5</text:p>
              </table:table-cell>
              <table:table-cell office:value-type="float" office:value="317.38">
                <text:p>317.38</text:p>
              </table:table-cell>
              <table:table-cell office:value-type="float" office:value="323.72">
                <text:p>323.7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712">
                <text:p>0.2712</text:p>
              </table:table-cell>
              <table:table-cell office:value-type="float" office:value="377.44">
                <text:p>377.44</text:p>
              </table:table-cell>
              <table:table-cell office:value-type="float" office:value="316.45">
                <text:p>316.45</text:p>
              </table:table-cell>
              <table:table-cell office:value-type="float" office:value="315.41">
                <text:p>315.41</text:p>
              </table:table-cell>
              <table:table-cell office:value-type="float" office:value="321.75">
                <text:p>321.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716">
                <text:p>0.2716</text:p>
              </table:table-cell>
              <table:table-cell office:value-type="float" office:value="376.14">
                <text:p>376.14</text:p>
              </table:table-cell>
              <table:table-cell office:value-type="float" office:value="314.41">
                <text:p>314.41</text:p>
              </table:table-cell>
              <table:table-cell office:value-type="float" office:value="313.46">
                <text:p>313.46</text:p>
              </table:table-cell>
              <table:table-cell office:value-type="float" office:value="319.8">
                <text:p>319.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272">
                <text:p>0.272</text:p>
              </table:table-cell>
              <table:table-cell office:value-type="float" office:value="374.83">
                <text:p>374.83</text:p>
              </table:table-cell>
              <table:table-cell office:value-type="float" office:value="312.37">
                <text:p>312.37</text:p>
              </table:table-cell>
              <table:table-cell office:value-type="float" office:value="311.5">
                <text:p>311.5</text:p>
              </table:table-cell>
              <table:table-cell office:value-type="float" office:value="317.84">
                <text:p>317.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2724">
                <text:p>0.2724</text:p>
              </table:table-cell>
              <table:table-cell office:value-type="float" office:value="373.52">
                <text:p>373.52</text:p>
              </table:table-cell>
              <table:table-cell office:value-type="float" office:value="310.32">
                <text:p>310.32</text:p>
              </table:table-cell>
              <table:table-cell office:value-type="float" office:value="309.54">
                <text:p>309.54</text:p>
              </table:table-cell>
              <table:table-cell office:value-type="float" office:value="315.89">
                <text:p>315.8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728">
                <text:p>0.2728</text:p>
              </table:table-cell>
              <table:table-cell office:value-type="float" office:value="372.21">
                <text:p>372.21</text:p>
              </table:table-cell>
              <table:table-cell office:value-type="float" office:value="308.29">
                <text:p>308.29</text:p>
              </table:table-cell>
              <table:table-cell office:value-type="float" office:value="307.57">
                <text:p>307.57</text:p>
              </table:table-cell>
              <table:table-cell office:value-type="float" office:value="313.92">
                <text:p>313.9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2732">
                <text:p>0.2732</text:p>
              </table:table-cell>
              <table:table-cell office:value-type="float" office:value="370.9">
                <text:p>370.9</text:p>
              </table:table-cell>
              <table:table-cell office:value-type="float" office:value="306.25">
                <text:p>306.25</text:p>
              </table:table-cell>
              <table:table-cell office:value-type="float" office:value="305.61">
                <text:p>305.61</text:p>
              </table:table-cell>
              <table:table-cell office:value-type="float" office:value="311.97">
                <text:p>311.9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2736">
                <text:p>0.2736</text:p>
              </table:table-cell>
              <table:table-cell office:value-type="float" office:value="369.44">
                <text:p>369.44</text:p>
              </table:table-cell>
              <table:table-cell office:value-type="float" office:value="304.08">
                <text:p>304.08</text:p>
              </table:table-cell>
              <table:table-cell office:value-type="float" office:value="303.57">
                <text:p>303.57</text:p>
              </table:table-cell>
              <table:table-cell office:value-type="float" office:value="309.93">
                <text:p>309.9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74">
                <text:p>0.274</text:p>
              </table:table-cell>
              <table:table-cell office:value-type="float" office:value="367.88">
                <text:p>367.88</text:p>
              </table:table-cell>
              <table:table-cell office:value-type="float" office:value="301.86">
                <text:p>301.86</text:p>
              </table:table-cell>
              <table:table-cell office:value-type="float" office:value="301.48">
                <text:p>301.48</text:p>
              </table:table-cell>
              <table:table-cell office:value-type="float" office:value="307.85">
                <text:p>307.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744">
                <text:p>0.2744</text:p>
              </table:table-cell>
              <table:table-cell office:value-type="float" office:value="366.32">
                <text:p>366.32</text:p>
              </table:table-cell>
              <table:table-cell office:value-type="float" office:value="299.63">
                <text:p>299.63</text:p>
              </table:table-cell>
              <table:table-cell office:value-type="float" office:value="299.4">
                <text:p>299.4</text:p>
              </table:table-cell>
              <table:table-cell office:value-type="float" office:value="305.77">
                <text:p>305.7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2748">
                <text:p>0.2748</text:p>
              </table:table-cell>
              <table:table-cell office:value-type="float" office:value="364.76">
                <text:p>364.76</text:p>
              </table:table-cell>
              <table:table-cell office:value-type="float" office:value="297.4">
                <text:p>297.4</text:p>
              </table:table-cell>
              <table:table-cell office:value-type="float" office:value="297.31">
                <text:p>297.31</text:p>
              </table:table-cell>
              <table:table-cell office:value-type="float" office:value="303.68">
                <text:p>303.6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2752">
                <text:p>0.2752</text:p>
              </table:table-cell>
              <table:table-cell office:value-type="float" office:value="363.2">
                <text:p>363.2</text:p>
              </table:table-cell>
              <table:table-cell office:value-type="float" office:value="295.18">
                <text:p>295.18</text:p>
              </table:table-cell>
              <table:table-cell office:value-type="float" office:value="295.23">
                <text:p>295.23</text:p>
              </table:table-cell>
              <table:table-cell office:value-type="float" office:value="301.61">
                <text:p>301.6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2756">
                <text:p>0.2756</text:p>
              </table:table-cell>
              <table:table-cell office:value-type="float" office:value="361.64">
                <text:p>361.64</text:p>
              </table:table-cell>
              <table:table-cell office:value-type="float" office:value="292.95">
                <text:p>292.95</text:p>
              </table:table-cell>
              <table:table-cell office:value-type="float" office:value="293.14">
                <text:p>293.14</text:p>
              </table:table-cell>
              <table:table-cell office:value-type="float" office:value="299.52">
                <text:p>299.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276">
                <text:p>0.276</text:p>
              </table:table-cell>
              <table:table-cell office:value-type="float" office:value="360.08">
                <text:p>360.08</text:p>
              </table:table-cell>
              <table:table-cell office:value-type="float" office:value="290.72">
                <text:p>290.72</text:p>
              </table:table-cell>
              <table:table-cell office:value-type="float" office:value="291.06">
                <text:p>291.06</text:p>
              </table:table-cell>
              <table:table-cell office:value-type="float" office:value="297.45">
                <text:p>297.4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764">
                <text:p>0.2764</text:p>
              </table:table-cell>
              <table:table-cell office:value-type="float" office:value="358.53">
                <text:p>358.53</text:p>
              </table:table-cell>
              <table:table-cell office:value-type="float" office:value="288.5">
                <text:p>288.5</text:p>
              </table:table-cell>
              <table:table-cell office:value-type="float" office:value="288.97">
                <text:p>288.97</text:p>
              </table:table-cell>
              <table:table-cell office:value-type="float" office:value="295.36">
                <text:p>295.3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2768">
                <text:p>0.2768</text:p>
              </table:table-cell>
              <table:table-cell office:value-type="float" office:value="356.88">
                <text:p>356.88</text:p>
              </table:table-cell>
              <table:table-cell office:value-type="float" office:value="286.22">
                <text:p>286.22</text:p>
              </table:table-cell>
              <table:table-cell office:value-type="float" office:value="286.85">
                <text:p>286.85</text:p>
              </table:table-cell>
              <table:table-cell office:value-type="float" office:value="293.24">
                <text:p>293.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2772">
                <text:p>0.2772</text:p>
              </table:table-cell>
              <table:table-cell office:value-type="float" office:value="355.05">
                <text:p>355.05</text:p>
              </table:table-cell>
              <table:table-cell office:value-type="float" office:value="283.83">
                <text:p>283.83</text:p>
              </table:table-cell>
              <table:table-cell office:value-type="float" office:value="284.66">
                <text:p>284.66</text:p>
              </table:table-cell>
              <table:table-cell office:value-type="float" office:value="291.06">
                <text:p>291.0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2776">
                <text:p>0.2776</text:p>
              </table:table-cell>
              <table:table-cell office:value-type="float" office:value="353.23">
                <text:p>353.23</text:p>
              </table:table-cell>
              <table:table-cell office:value-type="float" office:value="281.44">
                <text:p>281.44</text:p>
              </table:table-cell>
              <table:table-cell office:value-type="float" office:value="282.47">
                <text:p>282.47</text:p>
              </table:table-cell>
              <table:table-cell office:value-type="float" office:value="288.87">
                <text:p>288.8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278">
                <text:p>0.278</text:p>
              </table:table-cell>
              <table:table-cell office:value-type="float" office:value="351.4">
                <text:p>351.4</text:p>
              </table:table-cell>
              <table:table-cell office:value-type="float" office:value="279.05">
                <text:p>279.05</text:p>
              </table:table-cell>
              <table:table-cell office:value-type="float" office:value="280.28">
                <text:p>280.28</text:p>
              </table:table-cell>
              <table:table-cell office:value-type="float" office:value="286.68">
                <text:p>286.6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2784">
                <text:p>0.2784</text:p>
              </table:table-cell>
              <table:table-cell office:value-type="float" office:value="349.57">
                <text:p>349.57</text:p>
              </table:table-cell>
              <table:table-cell office:value-type="float" office:value="276.66">
                <text:p>276.66</text:p>
              </table:table-cell>
              <table:table-cell office:value-type="float" office:value="278.09">
                <text:p>278.09</text:p>
              </table:table-cell>
              <table:table-cell office:value-type="float" office:value="284.49">
                <text:p>284.4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2788">
                <text:p>0.2788</text:p>
              </table:table-cell>
              <table:table-cell office:value-type="float" office:value="347.75">
                <text:p>347.75</text:p>
              </table:table-cell>
              <table:table-cell office:value-type="float" office:value="274.27">
                <text:p>274.27</text:p>
              </table:table-cell>
              <table:table-cell office:value-type="float" office:value="275.89">
                <text:p>275.89</text:p>
              </table:table-cell>
              <table:table-cell office:value-type="float" office:value="282.3">
                <text:p>282.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2792">
                <text:p>0.2792</text:p>
              </table:table-cell>
              <table:table-cell office:value-type="float" office:value="345.92">
                <text:p>345.92</text:p>
              </table:table-cell>
              <table:table-cell office:value-type="float" office:value="271.89">
                <text:p>271.89</text:p>
              </table:table-cell>
              <table:table-cell office:value-type="float" office:value="273.7">
                <text:p>273.7</text:p>
              </table:table-cell>
              <table:table-cell office:value-type="float" office:value="280.11">
                <text:p>280.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2796">
                <text:p>0.2796</text:p>
              </table:table-cell>
              <table:table-cell office:value-type="float" office:value="344.1">
                <text:p>344.1</text:p>
              </table:table-cell>
              <table:table-cell office:value-type="float" office:value="269.5">
                <text:p>269.5</text:p>
              </table:table-cell>
              <table:table-cell office:value-type="float" office:value="271.51">
                <text:p>271.51</text:p>
              </table:table-cell>
              <table:table-cell office:value-type="float" office:value="277.92">
                <text:p>277.9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28">
                <text:p>0.28</text:p>
              </table:table-cell>
              <table:table-cell office:value-type="float" office:value="342.28">
                <text:p>342.28</text:p>
              </table:table-cell>
              <table:table-cell office:value-type="float" office:value="267.11">
                <text:p>267.11</text:p>
              </table:table-cell>
              <table:table-cell office:value-type="float" office:value="269.31">
                <text:p>269.31</text:p>
              </table:table-cell>
              <table:table-cell office:value-type="float" office:value="275.73">
                <text:p>275.7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804">
                <text:p>0.2804</text:p>
              </table:table-cell>
              <table:table-cell office:value-type="float" office:value="340.17">
                <text:p>340.17</text:p>
              </table:table-cell>
              <table:table-cell office:value-type="float" office:value="264.59">
                <text:p>264.59</text:p>
              </table:table-cell>
              <table:table-cell office:value-type="float" office:value="267.03">
                <text:p>267.03</text:p>
              </table:table-cell>
              <table:table-cell office:value-type="float" office:value="273.46">
                <text:p>273.4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808">
                <text:p>0.2808</text:p>
              </table:table-cell>
              <table:table-cell office:value-type="float" office:value="338.07">
                <text:p>338.07</text:p>
              </table:table-cell>
              <table:table-cell office:value-type="float" office:value="262.07">
                <text:p>262.07</text:p>
              </table:table-cell>
              <table:table-cell office:value-type="float" office:value="264.74">
                <text:p>264.74</text:p>
              </table:table-cell>
              <table:table-cell office:value-type="float" office:value="271.17">
                <text:p>271.1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2812">
                <text:p>0.2812</text:p>
              </table:table-cell>
              <table:table-cell office:value-type="float" office:value="335.97">
                <text:p>335.97</text:p>
              </table:table-cell>
              <table:table-cell office:value-type="float" office:value="259.55">
                <text:p>259.55</text:p>
              </table:table-cell>
              <table:table-cell office:value-type="float" office:value="262.46">
                <text:p>262.46</text:p>
              </table:table-cell>
              <table:table-cell office:value-type="float" office:value="268.89">
                <text:p>268.8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2816">
                <text:p>0.2816</text:p>
              </table:table-cell>
              <table:table-cell office:value-type="float" office:value="333.87">
                <text:p>333.87</text:p>
              </table:table-cell>
              <table:table-cell office:value-type="float" office:value="257.02">
                <text:p>257.02</text:p>
              </table:table-cell>
              <table:table-cell office:value-type="float" office:value="260.18">
                <text:p>260.18</text:p>
              </table:table-cell>
              <table:table-cell office:value-type="float" office:value="266.61">
                <text:p>266.6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282">
                <text:p>0.282</text:p>
              </table:table-cell>
              <table:table-cell office:value-type="float" office:value="331.76">
                <text:p>331.76</text:p>
              </table:table-cell>
              <table:table-cell office:value-type="float" office:value="254.5">
                <text:p>254.5</text:p>
              </table:table-cell>
              <table:table-cell office:value-type="float" office:value="257.89">
                <text:p>257.89</text:p>
              </table:table-cell>
              <table:table-cell office:value-type="float" office:value="264.33">
                <text:p>264.3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824">
                <text:p>0.2824</text:p>
              </table:table-cell>
              <table:table-cell office:value-type="float" office:value="329.66">
                <text:p>329.66</text:p>
              </table:table-cell>
              <table:table-cell office:value-type="float" office:value="251.98">
                <text:p>251.98</text:p>
              </table:table-cell>
              <table:table-cell office:value-type="float" office:value="255.6">
                <text:p>255.6</text:p>
              </table:table-cell>
              <table:table-cell office:value-type="float" office:value="262.04">
                <text:p>262.0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2828">
                <text:p>0.2828</text:p>
              </table:table-cell>
              <table:table-cell office:value-type="float" office:value="327.56">
                <text:p>327.56</text:p>
              </table:table-cell>
              <table:table-cell office:value-type="float" office:value="249.46">
                <text:p>249.46</text:p>
              </table:table-cell>
              <table:table-cell office:value-type="float" office:value="253.32">
                <text:p>253.32</text:p>
              </table:table-cell>
              <table:table-cell office:value-type="float" office:value="259.76">
                <text:p>259.7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2832">
                <text:p>0.2832</text:p>
              </table:table-cell>
              <table:table-cell office:value-type="float" office:value="325.46">
                <text:p>325.46</text:p>
              </table:table-cell>
              <table:table-cell office:value-type="float" office:value="246.94">
                <text:p>246.94</text:p>
              </table:table-cell>
              <table:table-cell office:value-type="float" office:value="251.04">
                <text:p>251.04</text:p>
              </table:table-cell>
              <table:table-cell office:value-type="float" office:value="257.48">
                <text:p>257.4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836">
                <text:p>0.2836</text:p>
              </table:table-cell>
              <table:table-cell office:value-type="float" office:value="323.19">
                <text:p>323.19</text:p>
              </table:table-cell>
              <table:table-cell office:value-type="float" office:value="244.35">
                <text:p>244.35</text:p>
              </table:table-cell>
              <table:table-cell office:value-type="float" office:value="248.7">
                <text:p>248.7</text:p>
              </table:table-cell>
              <table:table-cell office:value-type="float" office:value="255.16">
                <text:p>255.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84">
                <text:p>0.284</text:p>
              </table:table-cell>
              <table:table-cell office:value-type="float" office:value="320.81">
                <text:p>320.81</text:p>
              </table:table-cell>
              <table:table-cell office:value-type="float" office:value="241.72">
                <text:p>241.72</text:p>
              </table:table-cell>
              <table:table-cell office:value-type="float" office:value="246.35">
                <text:p>246.35</text:p>
              </table:table-cell>
              <table:table-cell office:value-type="float" office:value="252.81">
                <text:p>252.8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844">
                <text:p>0.2844</text:p>
              </table:table-cell>
              <table:table-cell office:value-type="float" office:value="318.44">
                <text:p>318.44</text:p>
              </table:table-cell>
              <table:table-cell office:value-type="float" office:value="239.1">
                <text:p>239.1</text:p>
              </table:table-cell>
              <table:table-cell office:value-type="float" office:value="243.99">
                <text:p>243.99</text:p>
              </table:table-cell>
              <table:table-cell office:value-type="float" office:value="250.45">
                <text:p>250.4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848">
                <text:p>0.2848</text:p>
              </table:table-cell>
              <table:table-cell office:value-type="float" office:value="316.07">
                <text:p>316.07</text:p>
              </table:table-cell>
              <table:table-cell office:value-type="float" office:value="236.47">
                <text:p>236.47</text:p>
              </table:table-cell>
              <table:table-cell office:value-type="float" office:value="241.63">
                <text:p>241.63</text:p>
              </table:table-cell>
              <table:table-cell office:value-type="float" office:value="248.1">
                <text:p>248.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852">
                <text:p>0.2852</text:p>
              </table:table-cell>
              <table:table-cell office:value-type="float" office:value="313.7">
                <text:p>313.7</text:p>
              </table:table-cell>
              <table:table-cell office:value-type="float" office:value="233.85">
                <text:p>233.85</text:p>
              </table:table-cell>
              <table:table-cell office:value-type="float" office:value="239.27">
                <text:p>239.27</text:p>
              </table:table-cell>
              <table:table-cell office:value-type="float" office:value="245.74">
                <text:p>245.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2856">
                <text:p>0.2856</text:p>
              </table:table-cell>
              <table:table-cell office:value-type="float" office:value="311.33">
                <text:p>311.33</text:p>
              </table:table-cell>
              <table:table-cell office:value-type="float" office:value="231.22">
                <text:p>231.22</text:p>
              </table:table-cell>
              <table:table-cell office:value-type="float" office:value="236.91">
                <text:p>236.91</text:p>
              </table:table-cell>
              <table:table-cell office:value-type="float" office:value="243.39">
                <text:p>243.3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86">
                <text:p>0.286</text:p>
              </table:table-cell>
              <table:table-cell office:value-type="float" office:value="308.96">
                <text:p>308.96</text:p>
              </table:table-cell>
              <table:table-cell office:value-type="float" office:value="228.6">
                <text:p>228.6</text:p>
              </table:table-cell>
              <table:table-cell office:value-type="float" office:value="234.56">
                <text:p>234.56</text:p>
              </table:table-cell>
              <table:table-cell office:value-type="float" office:value="241.04">
                <text:p>241.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864">
                <text:p>0.2864</text:p>
              </table:table-cell>
              <table:table-cell office:value-type="float" office:value="306.59">
                <text:p>306.59</text:p>
              </table:table-cell>
              <table:table-cell office:value-type="float" office:value="225.98">
                <text:p>225.98</text:p>
              </table:table-cell>
              <table:table-cell office:value-type="float" office:value="232.2">
                <text:p>232.2</text:p>
              </table:table-cell>
              <table:table-cell office:value-type="float" office:value="238.68">
                <text:p>238.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868">
                <text:p>0.2868</text:p>
              </table:table-cell>
              <table:table-cell office:value-type="float" office:value="304.13">
                <text:p>304.13</text:p>
              </table:table-cell>
              <table:table-cell office:value-type="float" office:value="223.33">
                <text:p>223.33</text:p>
              </table:table-cell>
              <table:table-cell office:value-type="float" office:value="229.82">
                <text:p>229.82</text:p>
              </table:table-cell>
              <table:table-cell office:value-type="float" office:value="236.3">
                <text:p>236.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872">
                <text:p>0.2872</text:p>
              </table:table-cell>
              <table:table-cell office:value-type="float" office:value="301.51">
                <text:p>301.51</text:p>
              </table:table-cell>
              <table:table-cell office:value-type="float" office:value="220.64">
                <text:p>220.64</text:p>
              </table:table-cell>
              <table:table-cell office:value-type="float" office:value="227.42">
                <text:p>227.42</text:p>
              </table:table-cell>
              <table:table-cell office:value-type="float" office:value="233.9">
                <text:p>233.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876">
                <text:p>0.2876</text:p>
              </table:table-cell>
              <table:table-cell office:value-type="float" office:value="298.89">
                <text:p>298.89</text:p>
              </table:table-cell>
              <table:table-cell office:value-type="float" office:value="217.95">
                <text:p>217.95</text:p>
              </table:table-cell>
              <table:table-cell office:value-type="float" office:value="225.01">
                <text:p>225.01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88">
                <text:p>0.288</text:p>
              </table:table-cell>
              <table:table-cell office:value-type="float" office:value="296.27">
                <text:p>296.27</text:p>
              </table:table-cell>
              <table:table-cell office:value-type="float" office:value="215.26">
                <text:p>215.26</text:p>
              </table:table-cell>
              <table:table-cell office:value-type="float" office:value="222.61">
                <text:p>222.61</text:p>
              </table:table-cell>
              <table:table-cell office:value-type="float" office:value="229.1">
                <text:p>229.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884">
                <text:p>0.2884</text:p>
              </table:table-cell>
              <table:table-cell office:value-type="float" office:value="293.65">
                <text:p>293.65</text:p>
              </table:table-cell>
              <table:table-cell office:value-type="float" office:value="212.57">
                <text:p>212.57</text:p>
              </table:table-cell>
              <table:table-cell office:value-type="float" office:value="220.2">
                <text:p>220.2</text:p>
              </table:table-cell>
              <table:table-cell office:value-type="float" office:value="226.7">
                <text:p>226.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888">
                <text:p>0.2888</text:p>
              </table:table-cell>
              <table:table-cell office:value-type="float" office:value="291.04">
                <text:p>291.04</text:p>
              </table:table-cell>
              <table:table-cell office:value-type="float" office:value="209.89">
                <text:p>209.89</text:p>
              </table:table-cell>
              <table:table-cell office:value-type="float" office:value="217.8">
                <text:p>217.8</text:p>
              </table:table-cell>
              <table:table-cell office:value-type="float" office:value="224.3">
                <text:p>224.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892">
                <text:p>0.2892</text:p>
              </table:table-cell>
              <table:table-cell office:value-type="float" office:value="288.42">
                <text:p>288.42</text:p>
              </table:table-cell>
              <table:table-cell office:value-type="float" office:value="207.19">
                <text:p>207.19</text:p>
              </table:table-cell>
              <table:table-cell office:value-type="float" office:value="215.38">
                <text:p>215.38</text:p>
              </table:table-cell>
              <table:table-cell office:value-type="float" office:value="221.89">
                <text:p>221.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896">
                <text:p>0.2896</text:p>
              </table:table-cell>
              <table:table-cell office:value-type="float" office:value="285.8">
                <text:p>285.8</text:p>
              </table:table-cell>
              <table:table-cell office:value-type="float" office:value="204.51">
                <text:p>204.51</text:p>
              </table:table-cell>
              <table:table-cell office:value-type="float" office:value="212.98">
                <text:p>212.98</text:p>
              </table:table-cell>
              <table:table-cell office:value-type="float" office:value="219.48">
                <text:p>219.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29">
                <text:p>0.29</text:p>
              </table:table-cell>
              <table:table-cell office:value-type="float" office:value="283.18">
                <text:p>283.18</text:p>
              </table:table-cell>
              <table:table-cell office:value-type="float" office:value="201.82">
                <text:p>201.82</text:p>
              </table:table-cell>
              <table:table-cell office:value-type="float" office:value="210.57">
                <text:p>210.57</text:p>
              </table:table-cell>
              <table:table-cell office:value-type="float" office:value="217.08">
                <text:p>217.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904">
                <text:p>0.2904</text:p>
              </table:table-cell>
              <table:table-cell office:value-type="float" office:value="280.35">
                <text:p>280.35</text:p>
              </table:table-cell>
              <table:table-cell office:value-type="float" office:value="199.11">
                <text:p>199.11</text:p>
              </table:table-cell>
              <table:table-cell office:value-type="float" office:value="208.15">
                <text:p>208.15</text:p>
              </table:table-cell>
              <table:table-cell office:value-type="float" office:value="214.66">
                <text:p>214.6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908">
                <text:p>0.2908</text:p>
              </table:table-cell>
              <table:table-cell office:value-type="float" office:value="277.52">
                <text:p>277.52</text:p>
              </table:table-cell>
              <table:table-cell office:value-type="float" office:value="196.41">
                <text:p>196.41</text:p>
              </table:table-cell>
              <table:table-cell office:value-type="float" office:value="205.72">
                <text:p>205.72</text:p>
              </table:table-cell>
              <table:table-cell office:value-type="float" office:value="212.24">
                <text:p>212.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912">
                <text:p>0.2912</text:p>
              </table:table-cell>
              <table:table-cell office:value-type="float" office:value="274.69">
                <text:p>274.69</text:p>
              </table:table-cell>
              <table:table-cell office:value-type="float" office:value="193.69">
                <text:p>193.69</text:p>
              </table:table-cell>
              <table:table-cell office:value-type="float" office:value="203.29">
                <text:p>203.29</text:p>
              </table:table-cell>
              <table:table-cell office:value-type="float" office:value="209.81">
                <text:p>209.8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916">
                <text:p>0.2916</text:p>
              </table:table-cell>
              <table:table-cell office:value-type="float" office:value="271.86">
                <text:p>271.86</text:p>
              </table:table-cell>
              <table:table-cell office:value-type="float" office:value="190.99">
                <text:p>190.99</text:p>
              </table:table-cell>
              <table:table-cell office:value-type="float" office:value="200.87">
                <text:p>200.87</text:p>
              </table:table-cell>
              <table:table-cell office:value-type="float" office:value="207.39">
                <text:p>207.3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92">
                <text:p>0.292</text:p>
              </table:table-cell>
              <table:table-cell office:value-type="float" office:value="269.03">
                <text:p>269.03</text:p>
              </table:table-cell>
              <table:table-cell office:value-type="float" office:value="188.29">
                <text:p>188.29</text:p>
              </table:table-cell>
              <table:table-cell office:value-type="float" office:value="198.44">
                <text:p>198.44</text:p>
              </table:table-cell>
              <table:table-cell office:value-type="float" office:value="204.97">
                <text:p>204.9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924">
                <text:p>0.2924</text:p>
              </table:table-cell>
              <table:table-cell office:value-type="float" office:value="266.21">
                <text:p>266.21</text:p>
              </table:table-cell>
              <table:table-cell office:value-type="float" office:value="185.57">
                <text:p>185.57</text:p>
              </table:table-cell>
              <table:table-cell office:value-type="float" office:value="196.01">
                <text:p>196.01</text:p>
              </table:table-cell>
              <table:table-cell office:value-type="float" office:value="202.55">
                <text:p>202.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928">
                <text:p>0.2928</text:p>
              </table:table-cell>
              <table:table-cell office:value-type="float" office:value="263.38">
                <text:p>263.38</text:p>
              </table:table-cell>
              <table:table-cell office:value-type="float" office:value="182.87">
                <text:p>182.87</text:p>
              </table:table-cell>
              <table:table-cell office:value-type="float" office:value="193.59">
                <text:p>193.59</text:p>
              </table:table-cell>
              <table:table-cell office:value-type="float" office:value="200.12">
                <text:p>200.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2932">
                <text:p>0.2932</text:p>
              </table:table-cell>
              <table:table-cell office:value-type="float" office:value="260.55">
                <text:p>260.55</text:p>
              </table:table-cell>
              <table:table-cell office:value-type="float" office:value="180.16">
                <text:p>180.16</text:p>
              </table:table-cell>
              <table:table-cell office:value-type="float" office:value="191.16">
                <text:p>191.16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936">
                <text:p>0.2936</text:p>
              </table:table-cell>
              <table:table-cell office:value-type="float" office:value="257.61">
                <text:p>257.61</text:p>
              </table:table-cell>
              <table:table-cell office:value-type="float" office:value="177.48">
                <text:p>177.48</text:p>
              </table:table-cell>
              <table:table-cell office:value-type="float" office:value="188.74">
                <text:p>188.74</text:p>
              </table:table-cell>
              <table:table-cell office:value-type="float" office:value="195.29">
                <text:p>195.2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94">
                <text:p>0.294</text:p>
              </table:table-cell>
              <table:table-cell office:value-type="float" office:value="254.63">
                <text:p>254.63</text:p>
              </table:table-cell>
              <table:table-cell office:value-type="float" office:value="174.8">
                <text:p>174.8</text:p>
              </table:table-cell>
              <table:table-cell office:value-type="float" office:value="186.33">
                <text:p>186.33</text:p>
              </table:table-cell>
              <table:table-cell office:value-type="float" office:value="192.87">
                <text:p>192.8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2944">
                <text:p>0.2944</text:p>
              </table:table-cell>
              <table:table-cell office:value-type="float" office:value="251.64">
                <text:p>251.64</text:p>
              </table:table-cell>
              <table:table-cell office:value-type="float" office:value="172.13">
                <text:p>172.13</text:p>
              </table:table-cell>
              <table:table-cell office:value-type="float" office:value="183.92">
                <text:p>183.92</text:p>
              </table:table-cell>
              <table:table-cell office:value-type="float" office:value="190.47">
                <text:p>190.4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2948">
                <text:p>0.2948</text:p>
              </table:table-cell>
              <table:table-cell office:value-type="float" office:value="248.66">
                <text:p>248.66</text:p>
              </table:table-cell>
              <table:table-cell office:value-type="float" office:value="169.45">
                <text:p>169.45</text:p>
              </table:table-cell>
              <table:table-cell office:value-type="float" office:value="181.5">
                <text:p>181.5</text:p>
              </table:table-cell>
              <table:table-cell office:value-type="float" office:value="188.05">
                <text:p>188.0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2952">
                <text:p>0.2952</text:p>
              </table:table-cell>
              <table:table-cell office:value-type="float" office:value="245.67">
                <text:p>245.67</text:p>
              </table:table-cell>
              <table:table-cell office:value-type="float" office:value="166.78">
                <text:p>166.78</text:p>
              </table:table-cell>
              <table:table-cell office:value-type="float" office:value="179.09">
                <text:p>179.09</text:p>
              </table:table-cell>
              <table:table-cell office:value-type="float" office:value="185.65">
                <text:p>185.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2956">
                <text:p>0.2956</text:p>
              </table:table-cell>
              <table:table-cell office:value-type="float" office:value="242.69">
                <text:p>242.69</text:p>
              </table:table-cell>
              <table:table-cell office:value-type="float" office:value="164.1">
                <text:p>164.1</text:p>
              </table:table-cell>
              <table:table-cell office:value-type="float" office:value="176.68">
                <text:p>176.68</text:p>
              </table:table-cell>
              <table:table-cell office:value-type="float" office:value="183.23">
                <text:p>183.2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96">
                <text:p>0.296</text:p>
              </table:table-cell>
              <table:table-cell office:value-type="float" office:value="239.7">
                <text:p>239.7</text:p>
              </table:table-cell>
              <table:table-cell office:value-type="float" office:value="161.43">
                <text:p>161.43</text:p>
              </table:table-cell>
              <table:table-cell office:value-type="float" office:value="174.27">
                <text:p>174.27</text:p>
              </table:table-cell>
              <table:table-cell office:value-type="float" office:value="180.83">
                <text:p>180.8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964">
                <text:p>0.2964</text:p>
              </table:table-cell>
              <table:table-cell office:value-type="float" office:value="236.72">
                <text:p>236.72</text:p>
              </table:table-cell>
              <table:table-cell office:value-type="float" office:value="158.76">
                <text:p>158.76</text:p>
              </table:table-cell>
              <table:table-cell office:value-type="float" office:value="171.85">
                <text:p>171.85</text:p>
              </table:table-cell>
              <table:table-cell office:value-type="float" office:value="178.42">
                <text:p>178.4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2968">
                <text:p>0.2968</text:p>
              </table:table-cell>
              <table:table-cell office:value-type="float" office:value="233.7">
                <text:p>233.7</text:p>
              </table:table-cell>
              <table:table-cell office:value-type="float" office:value="156.11">
                <text:p>156.11</text:p>
              </table:table-cell>
              <table:table-cell office:value-type="float" office:value="169.45">
                <text:p>169.45</text:p>
              </table:table-cell>
              <table:table-cell office:value-type="float" office:value="176.02">
                <text:p>176.0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972">
                <text:p>0.2972</text:p>
              </table:table-cell>
              <table:table-cell office:value-type="float" office:value="230.62">
                <text:p>230.62</text:p>
              </table:table-cell>
              <table:table-cell office:value-type="float" office:value="153.53">
                <text:p>153.53</text:p>
              </table:table-cell>
              <table:table-cell office:value-type="float" office:value="167.09">
                <text:p>167.09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976">
                <text:p>0.2976</text:p>
              </table:table-cell>
              <table:table-cell office:value-type="float" office:value="227.54">
                <text:p>227.54</text:p>
              </table:table-cell>
              <table:table-cell office:value-type="float" office:value="150.95">
                <text:p>150.95</text:p>
              </table:table-cell>
              <table:table-cell office:value-type="float" office:value="164.73">
                <text:p>164.73</text:p>
              </table:table-cell>
              <table:table-cell office:value-type="float" office:value="171.31">
                <text:p>171.3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98">
                <text:p>0.298</text:p>
              </table:table-cell>
              <table:table-cell office:value-type="float" office:value="224.46">
                <text:p>224.46</text:p>
              </table:table-cell>
              <table:table-cell office:value-type="float" office:value="148.37">
                <text:p>148.37</text:p>
              </table:table-cell>
              <table:table-cell office:value-type="float" office:value="162.37">
                <text:p>162.37</text:p>
              </table:table-cell>
              <table:table-cell office:value-type="float" office:value="168.95">
                <text:p>168.9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2984">
                <text:p>0.2984</text:p>
              </table:table-cell>
              <table:table-cell office:value-type="float" office:value="221.38">
                <text:p>221.38</text:p>
              </table:table-cell>
              <table:table-cell office:value-type="float" office:value="145.78">
                <text:p>145.78</text:p>
              </table:table-cell>
              <table:table-cell office:value-type="float" office:value="160">
                <text:p>160</text:p>
              </table:table-cell>
              <table:table-cell office:value-type="float" office:value="166.59">
                <text:p>166.5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988">
                <text:p>0.2988</text:p>
              </table:table-cell>
              <table:table-cell office:value-type="float" office:value="218.3">
                <text:p>218.3</text:p>
              </table:table-cell>
              <table:table-cell office:value-type="float" office:value="143.2">
                <text:p>143.2</text:p>
              </table:table-cell>
              <table:table-cell office:value-type="float" office:value="157.64">
                <text:p>157.64</text:p>
              </table:table-cell>
              <table:table-cell office:value-type="float" office:value="164.23">
                <text:p>164.2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992">
                <text:p>0.2992</text:p>
              </table:table-cell>
              <table:table-cell office:value-type="float" office:value="215.22">
                <text:p>215.22</text:p>
              </table:table-cell>
              <table:table-cell office:value-type="float" office:value="140.62">
                <text:p>140.62</text:p>
              </table:table-cell>
              <table:table-cell office:value-type="float" office:value="155.28">
                <text:p>155.28</text:p>
              </table:table-cell>
              <table:table-cell office:value-type="float" office:value="161.87">
                <text:p>161.8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2996">
                <text:p>0.2996</text:p>
              </table:table-cell>
              <table:table-cell office:value-type="float" office:value="212.14">
                <text:p>212.14</text:p>
              </table:table-cell>
              <table:table-cell office:value-type="float" office:value="138.04">
                <text:p>138.04</text:p>
              </table:table-cell>
              <table:table-cell office:value-type="float" office:value="152.92">
                <text:p>152.92</text:p>
              </table:table-cell>
              <table:table-cell office:value-type="float" office:value="159.52">
                <text:p>159.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3">
                <text:p>0.3</text:p>
              </table:table-cell>
              <table:table-cell office:value-type="float" office:value="209.06">
                <text:p>209.06</text:p>
              </table:table-cell>
              <table:table-cell office:value-type="float" office:value="135.45">
                <text:p>135.45</text:p>
              </table:table-cell>
              <table:table-cell office:value-type="float" office:value="150.56">
                <text:p>150.56</text:p>
              </table:table-cell>
              <table:table-cell office:value-type="float" office:value="157.16">
                <text:p>157.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3004">
                <text:p>0.3004</text:p>
              </table:table-cell>
              <table:table-cell office:value-type="float" office:value="205.96">
                <text:p>205.96</text:p>
              </table:table-cell>
              <table:table-cell office:value-type="float" office:value="133.03">
                <text:p>133.03</text:p>
              </table:table-cell>
              <table:table-cell office:value-type="float" office:value="148.29">
                <text:p>148.29</text:p>
              </table:table-cell>
              <table:table-cell office:value-type="float" office:value="154.89">
                <text:p>154.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3008">
                <text:p>0.3008</text:p>
              </table:table-cell>
              <table:table-cell office:value-type="float" office:value="202.86">
                <text:p>202.86</text:p>
              </table:table-cell>
              <table:table-cell office:value-type="float" office:value="130.59">
                <text:p>130.59</text:p>
              </table:table-cell>
              <table:table-cell office:value-type="float" office:value="146.02">
                <text:p>146.02</text:p>
              </table:table-cell>
              <table:table-cell office:value-type="float" office:value="152.63">
                <text:p>152.6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3012">
                <text:p>0.3012</text:p>
              </table:table-cell>
              <table:table-cell office:value-type="float" office:value="199.76">
                <text:p>199.76</text:p>
              </table:table-cell>
              <table:table-cell office:value-type="float" office:value="128.16">
                <text:p>128.16</text:p>
              </table:table-cell>
              <table:table-cell office:value-type="float" office:value="143.75">
                <text:p>143.75</text:p>
              </table:table-cell>
              <table:table-cell office:value-type="float" office:value="150.36">
                <text:p>150.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3016">
                <text:p>0.3016</text:p>
              </table:table-cell>
              <table:table-cell office:value-type="float" office:value="196.67">
                <text:p>196.67</text:p>
              </table:table-cell>
              <table:table-cell office:value-type="float" office:value="125.72">
                <text:p>125.72</text:p>
              </table:table-cell>
              <table:table-cell office:value-type="float" office:value="141.48">
                <text:p>141.48</text:p>
              </table:table-cell>
              <table:table-cell office:value-type="float" office:value="148.09">
                <text:p>148.0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302">
                <text:p>0.302</text:p>
              </table:table-cell>
              <table:table-cell office:value-type="float" office:value="193.57">
                <text:p>193.57</text:p>
              </table:table-cell>
              <table:table-cell office:value-type="float" office:value="123.3">
                <text:p>123.3</text:p>
              </table:table-cell>
              <table:table-cell office:value-type="float" office:value="139.21">
                <text:p>139.21</text:p>
              </table:table-cell>
              <table:table-cell office:value-type="float" office:value="145.82">
                <text:p>145.8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024">
                <text:p>0.3024</text:p>
              </table:table-cell>
              <table:table-cell office:value-type="float" office:value="190.47">
                <text:p>190.47</text:p>
              </table:table-cell>
              <table:table-cell office:value-type="float" office:value="120.86">
                <text:p>120.86</text:p>
              </table:table-cell>
              <table:table-cell office:value-type="float" office:value="136.94">
                <text:p>136.94</text:p>
              </table:table-cell>
              <table:table-cell office:value-type="float" office:value="143.56">
                <text:p>143.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3028">
                <text:p>0.3028</text:p>
              </table:table-cell>
              <table:table-cell office:value-type="float" office:value="187.37">
                <text:p>187.37</text:p>
              </table:table-cell>
              <table:table-cell office:value-type="float" office:value="118.43">
                <text:p>118.43</text:p>
              </table:table-cell>
              <table:table-cell office:value-type="float" office:value="134.68">
                <text:p>134.68</text:p>
              </table:table-cell>
              <table:table-cell office:value-type="float" office:value="141.3">
                <text:p>141.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3032">
                <text:p>0.3032</text:p>
              </table:table-cell>
              <table:table-cell office:value-type="float" office:value="184.26">
                <text:p>184.26</text:p>
              </table:table-cell>
              <table:table-cell office:value-type="float" office:value="116">
                <text:p>116</text:p>
              </table:table-cell>
              <table:table-cell office:value-type="float" office:value="132.41">
                <text:p>132.41</text:p>
              </table:table-cell>
              <table:table-cell office:value-type="float" office:value="139.03">
                <text:p>139.0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3036">
                <text:p>0.3036</text:p>
              </table:table-cell>
              <table:table-cell office:value-type="float" office:value="181.2">
                <text:p>181.2</text:p>
              </table:table-cell>
              <table:table-cell office:value-type="float" office:value="113.7">
                <text:p>113.7</text:p>
              </table:table-cell>
              <table:table-cell office:value-type="float" office:value="130.22">
                <text:p>130.22</text:p>
              </table:table-cell>
              <table:table-cell office:value-type="float" office:value="136.85">
                <text:p>136.8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304">
                <text:p>0.304</text:p>
              </table:table-cell>
              <table:table-cell office:value-type="float" office:value="178.17">
                <text:p>178.17</text:p>
              </table:table-cell>
              <table:table-cell office:value-type="float" office:value="111.47">
                <text:p>111.47</text:p>
              </table:table-cell>
              <table:table-cell office:value-type="float" office:value="128.08">
                <text:p>128.08</text:p>
              </table:table-cell>
              <table:table-cell office:value-type="float" office:value="134.71">
                <text:p>134.7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044">
                <text:p>0.3044</text:p>
              </table:table-cell>
              <table:table-cell office:value-type="float" office:value="175.13">
                <text:p>175.13</text:p>
              </table:table-cell>
              <table:table-cell office:value-type="float" office:value="109.24">
                <text:p>109.24</text:p>
              </table:table-cell>
              <table:table-cell office:value-type="float" office:value="125.95">
                <text:p>125.95</text:p>
              </table:table-cell>
              <table:table-cell office:value-type="float" office:value="132.58">
                <text:p>132.5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3048">
                <text:p>0.3048</text:p>
              </table:table-cell>
              <table:table-cell office:value-type="float" office:value="172.09">
                <text:p>172.09</text:p>
              </table:table-cell>
              <table:table-cell office:value-type="float" office:value="107">
                <text:p>107</text:p>
              </table:table-cell>
              <table:table-cell office:value-type="float" office:value="123.8">
                <text:p>123.8</text:p>
              </table:table-cell>
              <table:table-cell office:value-type="float" office:value="130.44">
                <text:p>130.4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3052">
                <text:p>0.3052</text:p>
              </table:table-cell>
              <table:table-cell office:value-type="float" office:value="169.05">
                <text:p>169.05</text:p>
              </table:table-cell>
              <table:table-cell office:value-type="float" office:value="104.77">
                <text:p>104.77</text:p>
              </table:table-cell>
              <table:table-cell office:value-type="float" office:value="121.67">
                <text:p>121.67</text:p>
              </table:table-cell>
              <table:table-cell office:value-type="float" office:value="128.31">
                <text:p>128.3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3056">
                <text:p>0.3056</text:p>
              </table:table-cell>
              <table:table-cell office:value-type="float" office:value="166.01">
                <text:p>166.01</text:p>
              </table:table-cell>
              <table:table-cell office:value-type="float" office:value="102.55">
                <text:p>102.55</text:p>
              </table:table-cell>
              <table:table-cell office:value-type="float" office:value="119.53">
                <text:p>119.53</text:p>
              </table:table-cell>
              <table:table-cell office:value-type="float" office:value="126.17">
                <text:p>126.1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306">
                <text:p>0.306</text:p>
              </table:table-cell>
              <table:table-cell office:value-type="float" office:value="162.97">
                <text:p>162.97</text:p>
              </table:table-cell>
              <table:table-cell office:value-type="float" office:value="100.32">
                <text:p>100.32</text:p>
              </table:table-cell>
              <table:table-cell office:value-type="float" office:value="117.39">
                <text:p>117.39</text:p>
              </table:table-cell>
              <table:table-cell office:value-type="float" office:value="124.03">
                <text:p>124.0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3064">
                <text:p>0.3064</text:p>
              </table:table-cell>
              <table:table-cell office:value-type="float" office:value="159.94">
                <text:p>159.94</text:p>
              </table:table-cell>
              <table:table-cell office:value-type="float" office:value="98.0799999999999">
                <text:p>98.0799999999999</text:p>
              </table:table-cell>
              <table:table-cell office:value-type="float" office:value="115.25">
                <text:p>115.25</text:p>
              </table:table-cell>
              <table:table-cell office:value-type="float" office:value="121.91">
                <text:p>121.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3068">
                <text:p>0.3068</text:p>
              </table:table-cell>
              <table:table-cell office:value-type="float" office:value="156.93">
                <text:p>156.93</text:p>
              </table:table-cell>
              <table:table-cell office:value-type="float" office:value="95.93">
                <text:p>95.93</text:p>
              </table:table-cell>
              <table:table-cell office:value-type="float" office:value="113.17">
                <text:p>113.17</text:p>
              </table:table-cell>
              <table:table-cell office:value-type="float" office:value="119.83">
                <text:p>119.8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3072">
                <text:p>0.3072</text:p>
              </table:table-cell>
              <table:table-cell office:value-type="float" office:value="154.03">
                <text:p>154.03</text:p>
              </table:table-cell>
              <table:table-cell office:value-type="float" office:value="93.9300000000001">
                <text:p>93.9300000000001</text:p>
              </table:table-cell>
              <table:table-cell office:value-type="float" office:value="111.2">
                <text:p>111.2</text:p>
              </table:table-cell>
              <table:table-cell office:value-type="float" office:value="117.85">
                <text:p>117.8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3076">
                <text:p>0.3076</text:p>
              </table:table-cell>
              <table:table-cell office:value-type="float" office:value="151.13">
                <text:p>151.13</text:p>
              </table:table-cell>
              <table:table-cell office:value-type="float" office:value="91.9299999999999">
                <text:p>91.9299999999999</text:p>
              </table:table-cell>
              <table:table-cell office:value-type="float" office:value="109.22">
                <text:p>109.22</text:p>
              </table:table-cell>
              <table:table-cell office:value-type="float" office:value="115.88">
                <text:p>115.8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308">
                <text:p>0.308</text:p>
              </table:table-cell>
              <table:table-cell office:value-type="float" office:value="148.23">
                <text:p>148.23</text:p>
              </table:table-cell>
              <table:table-cell office:value-type="float" office:value="89.93">
                <text:p>89.93</text:p>
              </table:table-cell>
              <table:table-cell office:value-type="float" office:value="107.24">
                <text:p>107.24</text:p>
              </table:table-cell>
              <table:table-cell office:value-type="float" office:value="113.9">
                <text:p>113.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3084">
                <text:p>0.3084</text:p>
              </table:table-cell>
              <table:table-cell office:value-type="float" office:value="145.33">
                <text:p>145.33</text:p>
              </table:table-cell>
              <table:table-cell office:value-type="float" office:value="87.94">
                <text:p>87.94</text:p>
              </table:table-cell>
              <table:table-cell office:value-type="float" office:value="105.26">
                <text:p>105.26</text:p>
              </table:table-cell>
              <table:table-cell office:value-type="float" office:value="111.93">
                <text:p>111.9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3088">
                <text:p>0.3088</text:p>
              </table:table-cell>
              <table:table-cell office:value-type="float" office:value="142.43">
                <text:p>142.43</text:p>
              </table:table-cell>
              <table:table-cell office:value-type="float" office:value="85.94">
                <text:p>85.94</text:p>
              </table:table-cell>
              <table:table-cell office:value-type="float" office:value="103.29">
                <text:p>103.29</text:p>
              </table:table-cell>
              <table:table-cell office:value-type="float" office:value="109.96">
                <text:p>109.9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3092">
                <text:p>0.3092</text:p>
              </table:table-cell>
              <table:table-cell office:value-type="float" office:value="139.52">
                <text:p>139.52</text:p>
              </table:table-cell>
              <table:table-cell office:value-type="float" office:value="83.94">
                <text:p>83.94</text:p>
              </table:table-cell>
              <table:table-cell office:value-type="float" office:value="101.31">
                <text:p>101.31</text:p>
              </table:table-cell>
              <table:table-cell office:value-type="float" office:value="107.99">
                <text:p>107.9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3096">
                <text:p>0.3096</text:p>
              </table:table-cell>
              <table:table-cell office:value-type="float" office:value="136.62">
                <text:p>136.62</text:p>
              </table:table-cell>
              <table:table-cell office:value-type="float" office:value="81.94">
                <text:p>81.94</text:p>
              </table:table-cell>
              <table:table-cell office:value-type="float" office:value="99.34">
                <text:p>99.34</text:p>
              </table:table-cell>
              <table:table-cell office:value-type="float" office:value="106.02">
                <text:p>106.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31">
                <text:p>0.31</text:p>
              </table:table-cell>
              <table:table-cell office:value-type="float" office:value="133.71">
                <text:p>133.71</text:p>
              </table:table-cell>
              <table:table-cell office:value-type="float" office:value="79.96">
                <text:p>79.96</text:p>
              </table:table-cell>
              <table:table-cell office:value-type="float" office:value="97.36">
                <text:p>97.36</text:p>
              </table:table-cell>
              <table:table-cell office:value-type="float" office:value="104.04">
                <text:p>104.0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3104">
                <text:p>0.3104</text:p>
              </table:table-cell>
              <table:table-cell office:value-type="float" office:value="131.02">
                <text:p>131.02</text:p>
              </table:table-cell>
              <table:table-cell office:value-type="float" office:value="78.21">
                <text:p>78.21</text:p>
              </table:table-cell>
              <table:table-cell office:value-type="float" office:value="95.5700000000001">
                <text:p>95.5700000000001</text:p>
              </table:table-cell>
              <table:table-cell office:value-type="float" office:value="102.25">
                <text:p>102.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3108">
                <text:p>0.3108</text:p>
              </table:table-cell>
              <table:table-cell office:value-type="float" office:value="128.33">
                <text:p>128.33</text:p>
              </table:table-cell>
              <table:table-cell office:value-type="float" office:value="76.45">
                <text:p>76.45</text:p>
              </table:table-cell>
              <table:table-cell office:value-type="float" office:value="93.78">
                <text:p>93.78</text:p>
              </table:table-cell>
              <table:table-cell office:value-type="float" office:value="100.47">
                <text:p>100.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3112">
                <text:p>0.3112</text:p>
              </table:table-cell>
              <table:table-cell office:value-type="float" office:value="125.64">
                <text:p>125.64</text:p>
              </table:table-cell>
              <table:table-cell office:value-type="float" office:value="74.7100000000001">
                <text:p>74.7100000000001</text:p>
              </table:table-cell>
              <table:table-cell office:value-type="float" office:value="91.9800000000001">
                <text:p>91.9800000000001</text:p>
              </table:table-cell>
              <table:table-cell office:value-type="float" office:value="98.67">
                <text:p>98.6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3116">
                <text:p>0.3116</text:p>
              </table:table-cell>
              <table:table-cell office:value-type="float" office:value="122.94">
                <text:p>122.94</text:p>
              </table:table-cell>
              <table:table-cell office:value-type="float" office:value="72.96">
                <text:p>72.96</text:p>
              </table:table-cell>
              <table:table-cell office:value-type="float" office:value="90.19">
                <text:p>90.19</text:p>
              </table:table-cell>
              <table:table-cell office:value-type="float" office:value="96.88">
                <text:p>96.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312">
                <text:p>0.312</text:p>
              </table:table-cell>
              <table:table-cell office:value-type="float" office:value="120.25">
                <text:p>120.25</text:p>
              </table:table-cell>
              <table:table-cell office:value-type="float" office:value="71.21">
                <text:p>71.21</text:p>
              </table:table-cell>
              <table:table-cell office:value-type="float" office:value="88.4">
                <text:p>88.4</text:p>
              </table:table-cell>
              <table:table-cell office:value-type="float" office:value="95.1000000000001">
                <text:p>95.100000000000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3124">
                <text:p>0.3124</text:p>
              </table:table-cell>
              <table:table-cell office:value-type="float" office:value="117.56">
                <text:p>117.56</text:p>
              </table:table-cell>
              <table:table-cell office:value-type="float" office:value="69.4600000000001">
                <text:p>69.4600000000001</text:p>
              </table:table-cell>
              <table:table-cell office:value-type="float" office:value="86.6">
                <text:p>86.6</text:p>
              </table:table-cell>
              <table:table-cell office:value-type="float" office:value="93.3000000000001">
                <text:p>93.300000000000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3128">
                <text:p>0.3128</text:p>
              </table:table-cell>
              <table:table-cell office:value-type="float" office:value="114.86">
                <text:p>114.86</text:p>
              </table:table-cell>
              <table:table-cell office:value-type="float" office:value="67.72">
                <text:p>67.72</text:p>
              </table:table-cell>
              <table:table-cell office:value-type="float" office:value="84.82">
                <text:p>84.82</text:p>
              </table:table-cell>
              <table:table-cell office:value-type="float" office:value="91.52">
                <text:p>91.5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3132">
                <text:p>0.3132</text:p>
              </table:table-cell>
              <table:table-cell office:value-type="float" office:value="112.17">
                <text:p>112.17</text:p>
              </table:table-cell>
              <table:table-cell office:value-type="float" office:value="65.97">
                <text:p>65.97</text:p>
              </table:table-cell>
              <table:table-cell office:value-type="float" office:value="83.02">
                <text:p>83.02</text:p>
              </table:table-cell>
              <table:table-cell office:value-type="float" office:value="89.73">
                <text:p>89.7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3136">
                <text:p>0.3136</text:p>
              </table:table-cell>
              <table:table-cell office:value-type="float" office:value="109.66">
                <text:p>109.66</text:p>
              </table:table-cell>
              <table:table-cell office:value-type="float" office:value="64.3900000000001">
                <text:p>64.3900000000001</text:p>
              </table:table-cell>
              <table:table-cell office:value-type="float" office:value="81.35">
                <text:p>81.35</text:p>
              </table:table-cell>
              <table:table-cell office:value-type="float" office:value="88.06">
                <text:p>88.0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14">
                <text:p>0.314</text:p>
              </table:table-cell>
              <table:table-cell office:value-type="float" office:value="107.22">
                <text:p>107.22</text:p>
              </table:table-cell>
              <table:table-cell office:value-type="float" office:value="62.8800000000001">
                <text:p>62.8800000000001</text:p>
              </table:table-cell>
              <table:table-cell office:value-type="float" office:value="79.75">
                <text:p>79.75</text:p>
              </table:table-cell>
              <table:table-cell office:value-type="float" office:value="86.47">
                <text:p>86.4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3144">
                <text:p>0.3144</text:p>
              </table:table-cell>
              <table:table-cell office:value-type="float" office:value="104.79">
                <text:p>104.79</text:p>
              </table:table-cell>
              <table:table-cell office:value-type="float" office:value="61.38">
                <text:p>61.38</text:p>
              </table:table-cell>
              <table:table-cell office:value-type="float" office:value="78.16">
                <text:p>78.16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3148">
                <text:p>0.3148</text:p>
              </table:table-cell>
              <table:table-cell office:value-type="float" office:value="102.37">
                <text:p>102.37</text:p>
              </table:table-cell>
              <table:table-cell office:value-type="float" office:value="59.8800000000001">
                <text:p>59.8800000000001</text:p>
              </table:table-cell>
              <table:table-cell office:value-type="float" office:value="76.56">
                <text:p>76.56</text:p>
              </table:table-cell>
              <table:table-cell office:value-type="float" office:value="83.28">
                <text:p>83.2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3152">
                <text:p>0.3152</text:p>
              </table:table-cell>
              <table:table-cell office:value-type="float" office:value="99.94">
                <text:p>99.94</text:p>
              </table:table-cell>
              <table:table-cell office:value-type="float" office:value="58.37">
                <text:p>58.37</text:p>
              </table:table-cell>
              <table:table-cell office:value-type="float" office:value="74.96">
                <text:p>74.96</text:p>
              </table:table-cell>
              <table:table-cell office:value-type="float" office:value="81.6800000000001">
                <text:p>81.680000000000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3156">
                <text:p>0.3156</text:p>
              </table:table-cell>
              <table:table-cell office:value-type="float" office:value="97.51">
                <text:p>97.51</text:p>
              </table:table-cell>
              <table:table-cell office:value-type="float" office:value="56.87">
                <text:p>56.87</text:p>
              </table:table-cell>
              <table:table-cell office:value-type="float" office:value="73.36">
                <text:p>73.36</text:p>
              </table:table-cell>
              <table:table-cell office:value-type="float" office:value="80.08">
                <text:p>80.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316">
                <text:p>0.316</text:p>
              </table:table-cell>
              <table:table-cell office:value-type="float" office:value="95.0700000000001">
                <text:p>95.0700000000001</text:p>
              </table:table-cell>
              <table:table-cell office:value-type="float" office:value="55.37">
                <text:p>55.37</text:p>
              </table:table-cell>
              <table:table-cell office:value-type="float" office:value="71.76">
                <text:p>71.76</text:p>
              </table:table-cell>
              <table:table-cell office:value-type="float" office:value="78.4900000000001">
                <text:p>78.490000000000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3164">
                <text:p>0.3164</text:p>
              </table:table-cell>
              <table:table-cell office:value-type="float" office:value="92.65">
                <text:p>92.65</text:p>
              </table:table-cell>
              <table:table-cell office:value-type="float" office:value="53.8599999999999">
                <text:p>53.8599999999999</text:p>
              </table:table-cell>
              <table:table-cell office:value-type="float" office:value="70.1600000000001">
                <text:p>70.1600000000001</text:p>
              </table:table-cell>
              <table:table-cell office:value-type="float" office:value="76.8900000000001">
                <text:p>76.890000000000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3168">
                <text:p>0.3168</text:p>
              </table:table-cell>
              <table:table-cell office:value-type="float" office:value="90.3200000000001">
                <text:p>90.3200000000001</text:p>
              </table:table-cell>
              <table:table-cell office:value-type="float" office:value="52.44">
                <text:p>52.44</text:p>
              </table:table-cell>
              <table:table-cell office:value-type="float" office:value="68.62">
                <text:p>68.62</text:p>
              </table:table-cell>
              <table:table-cell office:value-type="float" office:value="75.36">
                <text:p>75.3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3172">
                <text:p>0.3172</text:p>
              </table:table-cell>
              <table:table-cell office:value-type="float" office:value="88.19">
                <text:p>88.19</text:p>
              </table:table-cell>
              <table:table-cell office:value-type="float" office:value="51.15">
                <text:p>51.15</text:p>
              </table:table-cell>
              <table:table-cell office:value-type="float" office:value="67.21">
                <text:p>67.21</text:p>
              </table:table-cell>
              <table:table-cell office:value-type="float" office:value="73.95">
                <text:p>73.9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3176">
                <text:p>0.3176</text:p>
              </table:table-cell>
              <table:table-cell office:value-type="float" office:value="86.04">
                <text:p>86.04</text:p>
              </table:table-cell>
              <table:table-cell office:value-type="float" office:value="49.87">
                <text:p>49.87</text:p>
              </table:table-cell>
              <table:table-cell office:value-type="float" office:value="65.8000000000001">
                <text:p>65.8000000000001</text:p>
              </table:table-cell>
              <table:table-cell office:value-type="float" office:value="72.5400000000001">
                <text:p>72.540000000000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318">
                <text:p>0.318</text:p>
              </table:table-cell>
              <table:table-cell office:value-type="float" office:value="83.91">
                <text:p>83.91</text:p>
              </table:table-cell>
              <table:table-cell office:value-type="float" office:value="48.6">
                <text:p>48.6</text:p>
              </table:table-cell>
              <table:table-cell office:value-type="float" office:value="64.39">
                <text:p>64.39</text:p>
              </table:table-cell>
              <table:table-cell office:value-type="float" office:value="71.13">
                <text:p>71.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3184">
                <text:p>0.3184</text:p>
              </table:table-cell>
              <table:table-cell office:value-type="float" office:value="81.78">
                <text:p>81.78</text:p>
              </table:table-cell>
              <table:table-cell office:value-type="float" office:value="47.32">
                <text:p>47.32</text:p>
              </table:table-cell>
              <table:table-cell office:value-type="float" office:value="62.9799999999999">
                <text:p>62.9799999999999</text:p>
              </table:table-cell>
              <table:table-cell office:value-type="float" office:value="69.73">
                <text:p>69.7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188">
                <text:p>0.3188</text:p>
              </table:table-cell>
              <table:table-cell office:value-type="float" office:value="79.65">
                <text:p>79.65</text:p>
              </table:table-cell>
              <table:table-cell office:value-type="float" office:value="46.03">
                <text:p>46.03</text:p>
              </table:table-cell>
              <table:table-cell office:value-type="float" office:value="61.57">
                <text:p>61.57</text:p>
              </table:table-cell>
              <table:table-cell office:value-type="float" office:value="68.3200000000001">
                <text:p>68.32000000000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3192">
                <text:p>0.3192</text:p>
              </table:table-cell>
              <table:table-cell office:value-type="float" office:value="77.5">
                <text:p>77.5</text:p>
              </table:table-cell>
              <table:table-cell office:value-type="float" office:value="44.76">
                <text:p>44.76</text:p>
              </table:table-cell>
              <table:table-cell office:value-type="float" office:value="60.16">
                <text:p>60.16</text:p>
              </table:table-cell>
              <table:table-cell office:value-type="float" office:value="66.91">
                <text:p>66.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3196">
                <text:p>0.3196</text:p>
              </table:table-cell>
              <table:table-cell office:value-type="float" office:value="75.37">
                <text:p>75.37</text:p>
              </table:table-cell>
              <table:table-cell office:value-type="float" office:value="43.48">
                <text:p>43.48</text:p>
              </table:table-cell>
              <table:table-cell office:value-type="float" office:value="58.75">
                <text:p>58.7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32">
                <text:p>0.32</text:p>
              </table:table-cell>
              <table:table-cell office:value-type="float" office:value="73.24">
                <text:p>73.24</text:p>
              </table:table-cell>
              <table:table-cell office:value-type="float" office:value="42.1999999999999">
                <text:p>42.1999999999999</text:p>
              </table:table-cell>
              <table:table-cell office:value-type="float" office:value="57.3400000000001">
                <text:p>57.3400000000001</text:p>
              </table:table-cell>
              <table:table-cell office:value-type="float" office:value="64.1000000000001">
                <text:p>64.100000000000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204">
                <text:p>0.3204</text:p>
              </table:table-cell>
              <table:table-cell office:value-type="float" office:value="71.4100000000001">
                <text:p>71.4100000000001</text:p>
              </table:table-cell>
              <table:table-cell office:value-type="float" office:value="41.1199999999999">
                <text:p>41.1199999999999</text:p>
              </table:table-cell>
              <table:table-cell office:value-type="float" office:value="56.0999999999999">
                <text:p>56.0999999999999</text:p>
              </table:table-cell>
              <table:table-cell office:value-type="float" office:value="62.87">
                <text:p>62.8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3208">
                <text:p>0.3208</text:p>
              </table:table-cell>
              <table:table-cell office:value-type="float" office:value="69.58">
                <text:p>69.58</text:p>
              </table:table-cell>
              <table:table-cell office:value-type="float" office:value="40.0400000000001">
                <text:p>40.0400000000001</text:p>
              </table:table-cell>
              <table:table-cell office:value-type="float" office:value="54.87">
                <text:p>54.87</text:p>
              </table:table-cell>
              <table:table-cell office:value-type="float" office:value="61.64">
                <text:p>61.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3212">
                <text:p>0.3212</text:p>
              </table:table-cell>
              <table:table-cell office:value-type="float" office:value="67.74">
                <text:p>67.74</text:p>
              </table:table-cell>
              <table:table-cell office:value-type="float" office:value="38.95">
                <text:p>38.95</text:p>
              </table:table-cell>
              <table:table-cell office:value-type="float" office:value="53.64">
                <text:p>53.64</text:p>
              </table:table-cell>
              <table:table-cell office:value-type="float" office:value="60.4100000000001">
                <text:p>60.41000000000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3216">
                <text:p>0.3216</text:p>
              </table:table-cell>
              <table:table-cell office:value-type="float" office:value="65.91">
                <text:p>65.91</text:p>
              </table:table-cell>
              <table:table-cell office:value-type="float" office:value="37.87">
                <text:p>37.87</text:p>
              </table:table-cell>
              <table:table-cell office:value-type="float" office:value="52.41">
                <text:p>52.41</text:p>
              </table:table-cell>
              <table:table-cell office:value-type="float" office:value="59.1699999999999">
                <text:p>59.169999999999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322">
                <text:p>0.322</text:p>
              </table:table-cell>
              <table:table-cell office:value-type="float" office:value="64.0799999999999">
                <text:p>64.0799999999999</text:p>
              </table:table-cell>
              <table:table-cell office:value-type="float" office:value="36.8000000000001">
                <text:p>36.8000000000001</text:p>
              </table:table-cell>
              <table:table-cell office:value-type="float" office:value="51.1700000000001">
                <text:p>51.1700000000001</text:p>
              </table:table-cell>
              <table:table-cell office:value-type="float" office:value="57.94">
                <text:p>57.9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3224">
                <text:p>0.3224</text:p>
              </table:table-cell>
              <table:table-cell office:value-type="float" office:value="62.2400000000001">
                <text:p>62.2400000000001</text:p>
              </table:table-cell>
              <table:table-cell office:value-type="float" office:value="35.71">
                <text:p>35.71</text:p>
              </table:table-cell>
              <table:table-cell office:value-type="float" office:value="49.9400000000001">
                <text:p>49.9400000000001</text:p>
              </table:table-cell>
              <table:table-cell office:value-type="float" office:value="56.71">
                <text:p>56.7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3228">
                <text:p>0.3228</text:p>
              </table:table-cell>
              <table:table-cell office:value-type="float" office:value="60.41">
                <text:p>60.41</text:p>
              </table:table-cell>
              <table:table-cell office:value-type="float" office:value="34.6299999999999">
                <text:p>34.6299999999999</text:p>
              </table:table-cell>
              <table:table-cell office:value-type="float" office:value="48.7099999999999">
                <text:p>48.709999999999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3232">
                <text:p>0.3232</text:p>
              </table:table-cell>
              <table:table-cell office:value-type="float" office:value="58.5800000000001">
                <text:p>58.5800000000001</text:p>
              </table:table-cell>
              <table:table-cell office:value-type="float" office:value="33.54">
                <text:p>33.54</text:p>
              </table:table-cell>
              <table:table-cell office:value-type="float" office:value="47.47">
                <text:p>47.47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3236">
                <text:p>0.3236</text:p>
              </table:table-cell>
              <table:table-cell office:value-type="float" office:value="56.94">
                <text:p>56.94</text:p>
              </table:table-cell>
              <table:table-cell office:value-type="float" office:value="32.5800000000001">
                <text:p>32.5800000000001</text:p>
              </table:table-cell>
              <table:table-cell office:value-type="float" office:value="46.35">
                <text:p>46.35</text:p>
              </table:table-cell>
              <table:table-cell office:value-type="float" office:value="53.13">
                <text:p>53.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24">
                <text:p>0.324</text:p>
              </table:table-cell>
              <table:table-cell office:value-type="float" office:value="55.3899999999999">
                <text:p>55.3899999999999</text:p>
              </table:table-cell>
              <table:table-cell office:value-type="float" office:value="31.66">
                <text:p>31.66</text:p>
              </table:table-cell>
              <table:table-cell office:value-type="float" office:value="45.2699999999999">
                <text:p>45.2699999999999</text:p>
              </table:table-cell>
              <table:table-cell office:value-type="float" office:value="52.06">
                <text:p>52.0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3244">
                <text:p>0.3244</text:p>
              </table:table-cell>
              <table:table-cell office:value-type="float" office:value="53.8500000000001">
                <text:p>53.8500000000001</text:p>
              </table:table-cell>
              <table:table-cell office:value-type="float" office:value="30.7500000000001">
                <text:p>30.7500000000001</text:p>
              </table:table-cell>
              <table:table-cell office:value-type="float" office:value="44.2">
                <text:p>44.2</text:p>
              </table:table-cell>
              <table:table-cell office:value-type="float" office:value="50.9900000000001">
                <text:p>50.990000000000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3248">
                <text:p>0.3248</text:p>
              </table:table-cell>
              <table:table-cell office:value-type="float" office:value="52.31">
                <text:p>52.31</text:p>
              </table:table-cell>
              <table:table-cell office:value-type="float" office:value="29.84">
                <text:p>29.84</text:p>
              </table:table-cell>
              <table:table-cell office:value-type="float" office:value="43.1200000000001">
                <text:p>43.1200000000001</text:p>
              </table:table-cell>
              <table:table-cell office:value-type="float" office:value="49.91">
                <text:p>49.9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3252">
                <text:p>0.3252</text:p>
              </table:table-cell>
              <table:table-cell office:value-type="float" office:value="50.77">
                <text:p>50.77</text:p>
              </table:table-cell>
              <table:table-cell office:value-type="float" office:value="28.93">
                <text:p>28.93</text:p>
              </table:table-cell>
              <table:table-cell office:value-type="float" office:value="42.05">
                <text:p>42.05</text:p>
              </table:table-cell>
              <table:table-cell office:value-type="float" office:value="48.84">
                <text:p>48.8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3256">
                <text:p>0.3256</text:p>
              </table:table-cell>
              <table:table-cell office:value-type="float" office:value="49.22">
                <text:p>49.22</text:p>
              </table:table-cell>
              <table:table-cell office:value-type="float" office:value="28.01">
                <text:p>28.01</text:p>
              </table:table-cell>
              <table:table-cell office:value-type="float" office:value="40.98">
                <text:p>40.98</text:p>
              </table:table-cell>
              <table:table-cell office:value-type="float" office:value="47.78">
                <text:p>47.7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326">
                <text:p>0.326</text:p>
              </table:table-cell>
              <table:table-cell office:value-type="float" office:value="47.6800000000001">
                <text:p>47.6800000000001</text:p>
              </table:table-cell>
              <table:table-cell office:value-type="float" office:value="27.11">
                <text:p>27.11</text:p>
              </table:table-cell>
              <table:table-cell office:value-type="float" office:value="39.91">
                <text:p>39.91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3264">
                <text:p>0.3264</text:p>
              </table:table-cell>
              <table:table-cell office:value-type="float" office:value="46.14">
                <text:p>46.14</text:p>
              </table:table-cell>
              <table:table-cell office:value-type="float" office:value="26.1899999999999">
                <text:p>26.1899999999999</text:p>
              </table:table-cell>
              <table:table-cell office:value-type="float" office:value="38.83">
                <text:p>38.83</text:p>
              </table:table-cell>
              <table:table-cell office:value-type="float" office:value="45.6299999999999">
                <text:p>45.629999999999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268">
                <text:p>0.3268</text:p>
              </table:table-cell>
              <table:table-cell office:value-type="float" office:value="44.67">
                <text:p>44.67</text:p>
              </table:table-cell>
              <table:table-cell office:value-type="float" office:value="25.33">
                <text:p>25.33</text:p>
              </table:table-cell>
              <table:table-cell office:value-type="float" office:value="37.81">
                <text:p>37.81</text:p>
              </table:table-cell>
              <table:table-cell office:value-type="float" office:value="44.61">
                <text:p>44.6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272">
                <text:p>0.3272</text:p>
              </table:table-cell>
              <table:table-cell office:value-type="float" office:value="43.39">
                <text:p>43.39</text:p>
              </table:table-cell>
              <table:table-cell office:value-type="float" office:value="24.55">
                <text:p>24.55</text:p>
              </table:table-cell>
              <table:table-cell office:value-type="float" office:value="36.8700000000001">
                <text:p>36.8700000000001</text:p>
              </table:table-cell>
              <table:table-cell office:value-type="float" office:value="43.6700000000001">
                <text:p>43.670000000000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3276">
                <text:p>0.3276</text:p>
              </table:table-cell>
              <table:table-cell office:value-type="float" office:value="42.11">
                <text:p>42.11</text:p>
              </table:table-cell>
              <table:table-cell office:value-type="float" office:value="23.78">
                <text:p>23.78</text:p>
              </table:table-cell>
              <table:table-cell office:value-type="float" office:value="35.94">
                <text:p>35.94</text:p>
              </table:table-cell>
              <table:table-cell office:value-type="float" office:value="42.7500000000001">
                <text:p>42.750000000000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328">
                <text:p>0.328</text:p>
              </table:table-cell>
              <table:table-cell office:value-type="float" office:value="40.82">
                <text:p>40.82</text:p>
              </table:table-cell>
              <table:table-cell office:value-type="float" office:value="23.0100000000001">
                <text:p>23.0100000000001</text:p>
              </table:table-cell>
              <table:table-cell office:value-type="float" office:value="35">
                <text:p>35</text:p>
              </table:table-cell>
              <table:table-cell office:value-type="float" office:value="41.81">
                <text:p>41.8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3284">
                <text:p>0.3284</text:p>
              </table:table-cell>
              <table:table-cell office:value-type="float" office:value="39.54">
                <text:p>39.54</text:p>
              </table:table-cell>
              <table:table-cell office:value-type="float" office:value="22.2399999999999">
                <text:p>22.2399999999999</text:p>
              </table:table-cell>
              <table:table-cell office:value-type="float" office:value="34.0699999999999">
                <text:p>34.0699999999999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288">
                <text:p>0.3288</text:p>
              </table:table-cell>
              <table:table-cell office:value-type="float" office:value="38.25">
                <text:p>38.25</text:p>
              </table:table-cell>
              <table:table-cell office:value-type="float" office:value="21.4599999999999">
                <text:p>21.4599999999999</text:p>
              </table:table-cell>
              <table:table-cell office:value-type="float" office:value="33.13">
                <text:p>33.13</text:p>
              </table:table-cell>
              <table:table-cell office:value-type="float" office:value="39.9499999999999">
                <text:p>39.949999999999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3292">
                <text:p>0.3292</text:p>
              </table:table-cell>
              <table:table-cell office:value-type="float" office:value="36.9699999999999">
                <text:p>36.9699999999999</text:p>
              </table:table-cell>
              <table:table-cell office:value-type="float" office:value="20.7000000000001">
                <text:p>20.7000000000001</text:p>
              </table:table-cell>
              <table:table-cell office:value-type="float" office:value="32.2100000000001">
                <text:p>32.2100000000001</text:p>
              </table:table-cell>
              <table:table-cell office:value-type="float" office:value="39.03">
                <text:p>39.0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3296">
                <text:p>0.3296</text:p>
              </table:table-cell>
              <table:table-cell office:value-type="float" office:value="35.6799999999999">
                <text:p>35.6799999999999</text:p>
              </table:table-cell>
              <table:table-cell office:value-type="float" office:value="19.93">
                <text:p>19.93</text:p>
              </table:table-cell>
              <table:table-cell office:value-type="float" office:value="31.27">
                <text:p>31.27</text:p>
              </table:table-cell>
              <table:table-cell office:value-type="float" office:value="38.0900000000001">
                <text:p>38.090000000000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33">
                <text:p>0.33</text:p>
              </table:table-cell>
              <table:table-cell office:value-type="float" office:value="34.4000000000001">
                <text:p>34.4000000000001</text:p>
              </table:table-cell>
              <table:table-cell office:value-type="float" office:value="19.15">
                <text:p>19.15</text:p>
              </table:table-cell>
              <table:table-cell office:value-type="float" office:value="30.3300000000001">
                <text:p>30.3300000000001</text:p>
              </table:table-cell>
              <table:table-cell office:value-type="float" office:value="37.1600000000001">
                <text:p>37.160000000000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304">
                <text:p>0.3304</text:p>
              </table:table-cell>
              <table:table-cell office:value-type="float" office:value="33.34">
                <text:p>33.34</text:p>
              </table:table-cell>
              <table:table-cell office:value-type="float" office:value="18.5">
                <text:p>18.5</text:p>
              </table:table-cell>
              <table:table-cell office:value-type="float" office:value="29.52">
                <text:p>29.52</text:p>
              </table:table-cell>
              <table:table-cell office:value-type="float" office:value="36.35">
                <text:p>36.3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308">
                <text:p>0.3308</text:p>
              </table:table-cell>
              <table:table-cell office:value-type="float" office:value="32.28">
                <text:p>32.28</text:p>
              </table:table-cell>
              <table:table-cell office:value-type="float" office:value="17.85">
                <text:p>17.85</text:p>
              </table:table-cell>
              <table:table-cell office:value-type="float" office:value="28.71">
                <text:p>28.71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3312">
                <text:p>0.3312</text:p>
              </table:table-cell>
              <table:table-cell office:value-type="float" office:value="31.22">
                <text:p>31.22</text:p>
              </table:table-cell>
              <table:table-cell office:value-type="float" office:value="17.19">
                <text:p>17.19</text:p>
              </table:table-cell>
              <table:table-cell office:value-type="float" office:value="27.8999999999999">
                <text:p>27.8999999999999</text:p>
              </table:table-cell>
              <table:table-cell office:value-type="float" office:value="34.7299999999999">
                <text:p>34.729999999999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3316">
                <text:p>0.3316</text:p>
              </table:table-cell>
              <table:table-cell office:value-type="float" office:value="30.16">
                <text:p>30.16</text:p>
              </table:table-cell>
              <table:table-cell office:value-type="float" office:value="16.54">
                <text:p>16.54</text:p>
              </table:table-cell>
              <table:table-cell office:value-type="float" office:value="27.0800000000001">
                <text:p>27.0800000000001</text:p>
              </table:table-cell>
              <table:table-cell office:value-type="float" office:value="33.9100000000001">
                <text:p>33.910000000000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32">
                <text:p>0.332</text:p>
              </table:table-cell>
              <table:table-cell office:value-type="float" office:value="29.1">
                <text:p>29.1</text:p>
              </table:table-cell>
              <table:table-cell office:value-type="float" office:value="15.88">
                <text:p>15.88</text:p>
              </table:table-cell>
              <table:table-cell office:value-type="float" office:value="26.27">
                <text:p>26.2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3324">
                <text:p>0.3324</text:p>
              </table:table-cell>
              <table:table-cell office:value-type="float" office:value="28.04">
                <text:p>28.04</text:p>
              </table:table-cell>
              <table:table-cell office:value-type="float" office:value="15.23">
                <text:p>15.23</text:p>
              </table:table-cell>
              <table:table-cell office:value-type="float" office:value="25.46">
                <text:p>25.46</text:p>
              </table:table-cell>
              <table:table-cell office:value-type="float" office:value="32.29">
                <text:p>32.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3328">
                <text:p>0.3328</text:p>
              </table:table-cell>
              <table:table-cell office:value-type="float" office:value="26.98">
                <text:p>26.98</text:p>
              </table:table-cell>
              <table:table-cell office:value-type="float" office:value="14.5799999999999">
                <text:p>14.5799999999999</text:p>
              </table:table-cell>
              <table:table-cell office:value-type="float" office:value="24.6499999999999">
                <text:p>24.6499999999999</text:p>
              </table:table-cell>
              <table:table-cell office:value-type="float" office:value="31.49">
                <text:p>31.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3332">
                <text:p>0.3332</text:p>
              </table:table-cell>
              <table:table-cell office:value-type="float" office:value="25.9200000000001">
                <text:p>25.9200000000001</text:p>
              </table:table-cell>
              <table:table-cell office:value-type="float" office:value="13.9299999999999">
                <text:p>13.9299999999999</text:p>
              </table:table-cell>
              <table:table-cell office:value-type="float" office:value="23.82">
                <text:p>23.82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3336">
                <text:p>0.3336</text:p>
              </table:table-cell>
              <table:table-cell office:value-type="float" office:value="24.99">
                <text:p>24.99</text:p>
              </table:table-cell>
              <table:table-cell office:value-type="float" office:value="13.3399999999999">
                <text:p>13.3399999999999</text:p>
              </table:table-cell>
              <table:table-cell office:value-type="float" office:value="23.08">
                <text:p>23.08</text:p>
              </table:table-cell>
              <table:table-cell office:value-type="float" office:value="29.93">
                <text:p>29.9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334">
                <text:p>0.334</text:p>
              </table:table-cell>
              <table:table-cell office:value-type="float" office:value="24.12">
                <text:p>24.12</text:p>
              </table:table-cell>
              <table:table-cell office:value-type="float" office:value="12.78">
                <text:p>12.78</text:p>
              </table:table-cell>
              <table:table-cell office:value-type="float" office:value="22.37">
                <text:p>22.37</text:p>
              </table:table-cell>
              <table:table-cell office:value-type="float" office:value="29.22">
                <text:p>29.2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3344">
                <text:p>0.3344</text:p>
              </table:table-cell>
              <table:table-cell office:value-type="float" office:value="23.24">
                <text:p>23.24</text:p>
              </table:table-cell>
              <table:table-cell office:value-type="float" office:value="12.22">
                <text:p>12.22</text:p>
              </table:table-cell>
              <table:table-cell office:value-type="float" office:value="21.6499999999999">
                <text:p>21.649999999999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3348">
                <text:p>0.3348</text:p>
              </table:table-cell>
              <table:table-cell office:value-type="float" office:value="22.37">
                <text:p>22.37</text:p>
              </table:table-cell>
              <table:table-cell office:value-type="float" office:value="11.67">
                <text:p>11.67</text:p>
              </table:table-cell>
              <table:table-cell office:value-type="float" office:value="20.95">
                <text:p>20.9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3352">
                <text:p>0.3352</text:p>
              </table:table-cell>
              <table:table-cell office:value-type="float" office:value="21.5000000000001">
                <text:p>21.5000000000001</text:p>
              </table:table-cell>
              <table:table-cell office:value-type="float" office:value="11.11">
                <text:p>11.11</text:p>
              </table:table-cell>
              <table:table-cell office:value-type="float" office:value="20.2399999999999">
                <text:p>20.2399999999999</text:p>
              </table:table-cell>
              <table:table-cell office:value-type="float" office:value="27.0899999999999">
                <text:p>27.089999999999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3356">
                <text:p>0.3356</text:p>
              </table:table-cell>
              <table:table-cell office:value-type="float" office:value="20.6299999999999">
                <text:p>20.6299999999999</text:p>
              </table:table-cell>
              <table:table-cell office:value-type="float" office:value="10.5500000000001">
                <text:p>10.5500000000001</text:p>
              </table:table-cell>
              <table:table-cell office:value-type="float" office:value="19.52">
                <text:p>19.52</text:p>
              </table:table-cell>
              <table:table-cell office:value-type="float" office:value="26.3800000000001">
                <text:p>26.380000000000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336">
                <text:p>0.336</text:p>
              </table:table-cell>
              <table:table-cell office:value-type="float" office:value="19.76">
                <text:p>19.76</text:p>
              </table:table-cell>
              <table:table-cell office:value-type="float" office:value="10">
                <text:p>10</text:p>
              </table:table-cell>
              <table:table-cell office:value-type="float" office:value="18.81">
                <text:p>18.81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3364">
                <text:p>0.3364</text:p>
              </table:table-cell>
              <table:table-cell office:value-type="float" office:value="18.89">
                <text:p>18.89</text:p>
              </table:table-cell>
              <table:table-cell office:value-type="float" office:value="9.44000000000001">
                <text:p>9.44000000000001</text:p>
              </table:table-cell>
              <table:table-cell office:value-type="float" office:value="18.1">
                <text:p>18.1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368">
                <text:p>0.3368</text:p>
              </table:table-cell>
              <table:table-cell office:value-type="float" office:value="18.0699999999999">
                <text:p>18.0699999999999</text:p>
              </table:table-cell>
              <table:table-cell office:value-type="float" office:value="8.90999999999997">
                <text:p>8.90999999999997</text:p>
              </table:table-cell>
              <table:table-cell office:value-type="float" office:value="17.42">
                <text:p>17.42</text:p>
              </table:table-cell>
              <table:table-cell office:value-type="float" office:value="24.2800000000001">
                <text:p>24.28000000000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3372">
                <text:p>0.3372</text:p>
              </table:table-cell>
              <table:table-cell office:value-type="float" office:value="17.36">
                <text:p>17.36</text:p>
              </table:table-cell>
              <table:table-cell office:value-type="float" office:value="8.42999999999994">
                <text:p>8.42999999999994</text:p>
              </table:table-cell>
              <table:table-cell office:value-type="float" office:value="16.7900000000001">
                <text:p>16.7900000000001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3376">
                <text:p>0.3376</text:p>
              </table:table-cell>
              <table:table-cell office:value-type="float" office:value="16.6499999999999">
                <text:p>16.6499999999999</text:p>
              </table:table-cell>
              <table:table-cell office:value-type="float" office:value="7.95999999999997">
                <text:p>7.95999999999997</text:p>
              </table:table-cell>
              <table:table-cell office:value-type="float" office:value="16.17">
                <text:p>16.17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338">
                <text:p>0.338</text:p>
              </table:table-cell>
              <table:table-cell office:value-type="float" office:value="15.9400000000001">
                <text:p>15.9400000000001</text:p>
              </table:table-cell>
              <table:table-cell office:value-type="float" office:value="7.47999999999993">
                <text:p>7.47999999999993</text:p>
              </table:table-cell>
              <table:table-cell office:value-type="float" office:value="15.54">
                <text:p>15.54</text:p>
              </table:table-cell>
              <table:table-cell office:value-type="float" office:value="22.41">
                <text:p>22.4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3384">
                <text:p>0.3384</text:p>
              </table:table-cell>
              <table:table-cell office:value-type="float" office:value="15.22">
                <text:p>15.22</text:p>
              </table:table-cell>
              <table:table-cell office:value-type="float" office:value="7.00999999999996">
                <text:p>7.00999999999996</text:p>
              </table:table-cell>
              <table:table-cell office:value-type="float" office:value="14.91">
                <text:p>14.91</text:p>
              </table:table-cell>
              <table:table-cell office:value-type="float" office:value="21.78">
                <text:p>21.7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3388">
                <text:p>0.3388</text:p>
              </table:table-cell>
              <table:table-cell office:value-type="float" office:value="14.5099999999999">
                <text:p>14.5099999999999</text:p>
              </table:table-cell>
              <table:table-cell office:value-type="float" office:value="6.52000000000008">
                <text:p>6.52000000000008</text:p>
              </table:table-cell>
              <table:table-cell office:value-type="float" office:value="14.28">
                <text:p>14.28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392">
                <text:p>0.3392</text:p>
              </table:table-cell>
              <table:table-cell office:value-type="float" office:value="13.8">
                <text:p>13.8</text:p>
              </table:table-cell>
              <table:table-cell office:value-type="float" office:value="6.04000000000005">
                <text:p>6.04000000000005</text:p>
              </table:table-cell>
              <table:table-cell office:value-type="float" office:value="13.66">
                <text:p>13.66</text:p>
              </table:table-cell>
              <table:table-cell office:value-type="float" office:value="20.5299999999999">
                <text:p>20.52999999999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3396">
                <text:p>0.3396</text:p>
              </table:table-cell>
              <table:table-cell office:value-type="float" office:value="13.08">
                <text:p>13.08</text:p>
              </table:table-cell>
              <table:table-cell office:value-type="float" office:value="5.57000000000008">
                <text:p>5.57000000000008</text:p>
              </table:table-cell>
              <table:table-cell office:value-type="float" office:value="13.03">
                <text:p>13.03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34">
                <text:p>0.34</text:p>
              </table:table-cell>
              <table:table-cell office:value-type="float" office:value="12.3700000000001">
                <text:p>12.3700000000001</text:p>
              </table:table-cell>
              <table:table-cell office:value-type="float" office:value="5.08999999999993">
                <text:p>5.08999999999993</text:p>
              </table:table-cell>
              <table:table-cell office:value-type="float" office:value="12.4">
                <text:p>12.4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404">
                <text:p>0.3404</text:p>
              </table:table-cell>
              <table:table-cell office:value-type="float" office:value="11.7900000000001">
                <text:p>11.7900000000001</text:p>
              </table:table-cell>
              <table:table-cell office:value-type="float" office:value="4.68000000000002">
                <text:p>4.68000000000002</text:p>
              </table:table-cell>
              <table:table-cell office:value-type="float" office:value="11.85">
                <text:p>11.85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408">
                <text:p>0.3408</text:p>
              </table:table-cell>
              <table:table-cell office:value-type="float" office:value="11.2099999999999">
                <text:p>11.2099999999999</text:p>
              </table:table-cell>
              <table:table-cell office:value-type="float" office:value="4.26000000000004">
                <text:p>4.26000000000004</text:p>
              </table:table-cell>
              <table:table-cell office:value-type="float" office:value="11.29">
                <text:p>11.29</text:p>
              </table:table-cell>
              <table:table-cell office:value-type="float" office:value="18.17">
                <text:p>18.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3412">
                <text:p>0.3412</text:p>
              </table:table-cell>
              <table:table-cell office:value-type="float" office:value="10.64">
                <text:p>10.64</text:p>
              </table:table-cell>
              <table:table-cell office:value-type="float" office:value="3.85999999999997">
                <text:p>3.85999999999997</text:p>
              </table:table-cell>
              <table:table-cell office:value-type="float" office:value="10.74">
                <text:p>10.74</text:p>
              </table:table-cell>
              <table:table-cell office:value-type="float" office:value="17.62">
                <text:p>17.6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3416">
                <text:p>0.3416</text:p>
              </table:table-cell>
              <table:table-cell office:value-type="float" office:value="10.05">
                <text:p>10.05</text:p>
              </table:table-cell>
              <table:table-cell office:value-type="float" office:value="3.45000000000006">
                <text:p>3.45000000000006</text:p>
              </table:table-cell>
              <table:table-cell office:value-type="float" office:value="10.18">
                <text:p>10.18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42">
                <text:p>0.342</text:p>
              </table:table-cell>
              <table:table-cell office:value-type="float" office:value="9.46999999999998">
                <text:p>9.46999999999998</text:p>
              </table:table-cell>
              <table:table-cell office:value-type="float" office:value="3.02999999999998">
                <text:p>3.02999999999998</text:p>
              </table:table-cell>
              <table:table-cell office:value-type="float" office:value="9.62999999999992">
                <text:p>9.62999999999992</text:p>
              </table:table-cell>
              <table:table-cell office:value-type="float" office:value="16.5099999999999">
                <text:p>16.509999999999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3424">
                <text:p>0.3424</text:p>
              </table:table-cell>
              <table:table-cell office:value-type="float" office:value="8.89000000000006">
                <text:p>8.89000000000006</text:p>
              </table:table-cell>
              <table:table-cell office:value-type="float" office:value="2.61999999999996">
                <text:p>2.61999999999996</text:p>
              </table:table-cell>
              <table:table-cell office:value-type="float" office:value="9.06999999999991">
                <text:p>9.06999999999991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428">
                <text:p>0.3428</text:p>
              </table:table-cell>
              <table:table-cell office:value-type="float" office:value="8.31000000000004">
                <text:p>8.31000000000004</text:p>
              </table:table-cell>
              <table:table-cell office:value-type="float" office:value="2.21000000000005">
                <text:p>2.21000000000005</text:p>
              </table:table-cell>
              <table:table-cell office:value-type="float" office:value="8.51999999999997">
                <text:p>8.51999999999997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432">
                <text:p>0.3432</text:p>
              </table:table-cell>
              <table:table-cell office:value-type="float" office:value="7.7299999999999">
                <text:p>7.7299999999999</text:p>
              </table:table-cell>
              <table:table-cell office:value-type="float" office:value="1.80000000000002">
                <text:p>1.80000000000002</text:p>
              </table:table-cell>
              <table:table-cell office:value-type="float" office:value="7.97000000000003">
                <text:p>7.97000000000003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436">
                <text:p>0.3436</text:p>
              </table:table-cell>
              <table:table-cell office:value-type="float" office:value="7.22">
                <text:p>7.22</text:p>
              </table:table-cell>
              <table:table-cell office:value-type="float" office:value="1.41999999999998">
                <text:p>1.41999999999998</text:p>
              </table:table-cell>
              <table:table-cell office:value-type="float" office:value="7.45000000000007">
                <text:p>7.45000000000007</text:p>
              </table:table-cell>
              <table:table-cell office:value-type="float" office:value="14.3300000000001">
                <text:p>14.33000000000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344">
                <text:p>0.344</text:p>
              </table:table-cell>
              <table:table-cell office:value-type="float" office:value="6.74999999999992">
                <text:p>6.74999999999992</text:p>
              </table:table-cell>
              <table:table-cell office:value-type="float" office:value="1.07000000000002">
                <text:p>1.07000000000002</text:p>
              </table:table-cell>
              <table:table-cell office:value-type="float" office:value="6.95000000000001">
                <text:p>6.95000000000001</text:p>
              </table:table-cell>
              <table:table-cell office:value-type="float" office:value="13.8400000000001">
                <text:p>13.840000000000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3444">
                <text:p>0.3444</text:p>
              </table:table-cell>
              <table:table-cell office:value-type="float" office:value="6.27999999999995">
                <text:p>6.27999999999995</text:p>
              </table:table-cell>
              <table:table-cell office:value-type="float" office:value="0.700000000000034">
                <text:p>0.700000000000034</text:p>
              </table:table-cell>
              <table:table-cell office:value-type="float" office:value="6.45999999999991">
                <text:p>6.45999999999991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448">
                <text:p>0.3448</text:p>
              </table:table-cell>
              <table:table-cell office:value-type="float" office:value="5.80999999999998">
                <text:p>5.80999999999998</text:p>
              </table:table-cell>
              <table:table-cell office:value-type="float" office:value="0.350000000000072">
                <text:p>0.350000000000072</text:p>
              </table:table-cell>
              <table:table-cell office:value-type="float" office:value="5.95999999999997">
                <text:p>5.95999999999997</text:p>
              </table:table-cell>
              <table:table-cell office:value-type="float" office:value="12.8499999999999">
                <text:p>12.849999999999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3452">
                <text:p>0.3452</text:p>
              </table:table-cell>
              <table:table-cell office:value-type="float" office:value="5.32999999999995">
                <text:p>5.32999999999995</text:p>
              </table:table-cell>
              <table:table-cell office:value-type="float" office:value="-0.02000000000002">
                <text:p>-0.02000000000002</text:p>
              </table:table-cell>
              <table:table-cell office:value-type="float" office:value="5.46999999999998">
                <text:p>5.46999999999998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456">
                <text:p>0.3456</text:p>
              </table:table-cell>
              <table:table-cell office:value-type="float" office:value="4.86000000000009">
                <text:p>4.86000000000009</text:p>
              </table:table-cell>
              <table:table-cell office:value-type="float" office:value="-0.369999999999981">
                <text:p>-0.369999999999981</text:p>
              </table:table-cell>
              <table:table-cell office:value-type="float" office:value="4.97000000000003">
                <text:p>4.97000000000003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46">
                <text:p>0.346</text:p>
              </table:table-cell>
              <table:table-cell office:value-type="float" office:value="4.39000000000001">
                <text:p>4.39000000000001</text:p>
              </table:table-cell>
              <table:table-cell office:value-type="float" office:value="-0.730000000000008">
                <text:p>-0.730000000000008</text:p>
              </table:table-cell>
              <table:table-cell office:value-type="float" office:value="4.46999999999997">
                <text:p>4.46999999999997</text:p>
              </table:table-cell>
              <table:table-cell office:value-type="float" office:value="11.3599999999999">
                <text:p>11.359999999999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464">
                <text:p>0.3464</text:p>
              </table:table-cell>
              <table:table-cell office:value-type="float" office:value="3.91999999999992">
                <text:p>3.91999999999992</text:p>
              </table:table-cell>
              <table:table-cell office:value-type="float" office:value="-1.09000000000004">
                <text:p>-1.09000000000004</text:p>
              </table:table-cell>
              <table:table-cell office:value-type="float" office:value="3.97000000000003">
                <text:p>3.97000000000003</text:p>
              </table:table-cell>
              <table:table-cell office:value-type="float" office:value="10.8699999999999">
                <text:p>10.869999999999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468">
                <text:p>0.3468</text:p>
              </table:table-cell>
              <table:table-cell office:value-type="float" office:value="3.48000000000004">
                <text:p>3.48000000000004</text:p>
              </table:table-cell>
              <table:table-cell office:value-type="float" office:value="-1.44">
                <text:p>-1.44</text:p>
              </table:table-cell>
              <table:table-cell office:value-type="float" office:value="3.50000000000006">
                <text:p>3.5000000000000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472">
                <text:p>0.347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-1.76000000000009">
                <text:p>-1.76000000000009</text:p>
              </table:table-cell>
              <table:table-cell office:value-type="float" office:value="3.05">
                <text:p>3.05</text:p>
              </table:table-cell>
              <table:table-cell office:value-type="float" office:value="9.95000000000001">
                <text:p>9.9500000000000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476">
                <text:p>0.3476</text:p>
              </table:table-cell>
              <table:table-cell office:value-type="float" office:value="2.72000000000006">
                <text:p>2.72000000000006</text:p>
              </table:table-cell>
              <table:table-cell office:value-type="float" office:value="-2.06000000000006">
                <text:p>-2.06000000000006</text:p>
              </table:table-cell>
              <table:table-cell office:value-type="float" office:value="2.60000000000005">
                <text:p>2.60000000000005</text:p>
              </table:table-cell>
              <table:table-cell office:value-type="float" office:value="9.50000000000006">
                <text:p>9.5000000000000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48">
                <text:p>0.348</text:p>
              </table:table-cell>
              <table:table-cell office:value-type="float" office:value="2.33000000000005">
                <text:p>2.33000000000005</text:p>
              </table:table-cell>
              <table:table-cell office:value-type="float" office:value="-2.37999999999994">
                <text:p>-2.37999999999994</text:p>
              </table:table-cell>
              <table:table-cell office:value-type="float" office:value="2.14999999999987">
                <text:p>2.14999999999987</text:p>
              </table:table-cell>
              <table:table-cell office:value-type="float" office:value="9.04999999999989">
                <text:p>9.0499999999998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484">
                <text:p>0.3484</text:p>
              </table:table-cell>
              <table:table-cell office:value-type="float" office:value="1.95999999999996">
                <text:p>1.95999999999996</text:p>
              </table:table-cell>
              <table:table-cell office:value-type="float" office:value="-2.70000000000004">
                <text:p>-2.70000000000004</text:p>
              </table:table-cell>
              <table:table-cell office:value-type="float" office:value="1.70999999999999">
                <text:p>1.70999999999999</text:p>
              </table:table-cell>
              <table:table-cell office:value-type="float" office:value="8.61000000000001">
                <text:p>8.610000000000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488">
                <text:p>0.3488</text:p>
              </table:table-cell>
              <table:table-cell office:value-type="float" office:value="1.56999999999996">
                <text:p>1.56999999999996</text:p>
              </table:table-cell>
              <table:table-cell office:value-type="float" office:value="-3.01999999999991">
                <text:p>-3.01999999999991</text:p>
              </table:table-cell>
              <table:table-cell office:value-type="float" office:value="1.26000000000004">
                <text:p>1.26000000000004</text:p>
              </table:table-cell>
              <table:table-cell office:value-type="float" office:value="8.17000000000001">
                <text:p>8.1700000000000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492">
                <text:p>0.3492</text:p>
              </table:table-cell>
              <table:table-cell office:value-type="float" office:value="1.19000000000002">
                <text:p>1.19000000000002</text:p>
              </table:table-cell>
              <table:table-cell office:value-type="float" office:value="-3.32999999999994">
                <text:p>-3.32999999999994</text:p>
              </table:table-cell>
              <table:table-cell office:value-type="float" office:value="0.820000000000043">
                <text:p>0.820000000000043</text:p>
              </table:table-cell>
              <table:table-cell office:value-type="float" office:value="7.72000000000006">
                <text:p>7.7200000000000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496">
                <text:p>0.3496</text:p>
              </table:table-cell>
              <table:table-cell office:value-type="float" office:value="0.800000000000023">
                <text:p>0.800000000000023</text:p>
              </table:table-cell>
              <table:table-cell office:value-type="float" office:value="-3.65000000000004">
                <text:p>-3.65000000000004</text:p>
              </table:table-cell>
              <table:table-cell office:value-type="float" office:value="0.369999999999981">
                <text:p>0.369999999999981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5">
                <text:p>0.35</text:p>
              </table:table-cell>
              <table:table-cell office:value-type="float" office:value="0.42999999999993">
                <text:p>0.42999999999993</text:p>
              </table:table-cell>
              <table:table-cell office:value-type="float" office:value="-3.96999999999992">
                <text:p>-3.96999999999992</text:p>
              </table:table-cell>
              <table:table-cell office:value-type="float" office:value="-0.08000000000008">
                <text:p>-0.08000000000008</text:p>
              </table:table-cell>
              <table:table-cell office:value-type="float" office:value="6.81999999999994">
                <text:p>6.8199999999999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504">
                <text:p>0.3504</text:p>
              </table:table-cell>
              <table:table-cell office:value-type="float" office:value="0.110000000000055">
                <text:p>0.110000000000055</text:p>
              </table:table-cell>
              <table:table-cell office:value-type="float" office:value="-4.26000000000004">
                <text:p>-4.26000000000004</text:p>
              </table:table-cell>
              <table:table-cell office:value-type="float" office:value="-0.48999999999999">
                <text:p>-0.48999999999999</text:p>
              </table:table-cell>
              <table:table-cell office:value-type="float" office:value="6.41999999999998">
                <text:p>6.4199999999999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508">
                <text:p>0.3508</text:p>
              </table:table-cell>
              <table:table-cell office:value-type="float" office:value="-0.190000000000023">
                <text:p>-0.190000000000023</text:p>
              </table:table-cell>
              <table:table-cell office:value-type="float" office:value="-4.53999999999999">
                <text:p>-4.53999999999999</text:p>
              </table:table-cell>
              <table:table-cell office:value-type="float" office:value="-0.890000000000057">
                <text:p>-0.890000000000057</text:p>
              </table:table-cell>
              <table:table-cell office:value-type="float" office:value="6.01999999999991">
                <text:p>6.019999999999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512">
                <text:p>0.3512</text:p>
              </table:table-cell>
              <table:table-cell office:value-type="float" office:value="-0.500000000000056">
                <text:p>-0.500000000000056</text:p>
              </table:table-cell>
              <table:table-cell office:value-type="float" office:value="-4.80999999999998">
                <text:p>-4.80999999999998</text:p>
              </table:table-cell>
              <table:table-cell office:value-type="float" office:value="-1.29999999999997">
                <text:p>-1.29999999999997</text:p>
              </table:table-cell>
              <table:table-cell office:value-type="float" office:value="5.60000000000005">
                <text:p>5.600000000000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3516">
                <text:p>0.3516</text:p>
              </table:table-cell>
              <table:table-cell office:value-type="float" office:value="-0.800000000000023">
                <text:p>-0.800000000000023</text:p>
              </table:table-cell>
              <table:table-cell office:value-type="float" office:value="-5.09999999999999">
                <text:p>-5.09999999999999</text:p>
              </table:table-cell>
              <table:table-cell office:value-type="float" office:value="-1.70999999999999">
                <text:p>-1.70999999999999</text:p>
              </table:table-cell>
              <table:table-cell office:value-type="float" office:value="5.20000000000009">
                <text:p>5.2000000000000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52">
                <text:p>0.352</text:p>
              </table:table-cell>
              <table:table-cell office:value-type="float" office:value="-1.12000000000001">
                <text:p>-1.12000000000001</text:p>
              </table:table-cell>
              <table:table-cell office:value-type="float" office:value="-5.38000000000005">
                <text:p>-5.38000000000005</text:p>
              </table:table-cell>
              <table:table-cell office:value-type="float" office:value="-2.10999999999995">
                <text:p>-2.10999999999995</text:p>
              </table:table-cell>
              <table:table-cell office:value-type="float" office:value="4.80000000000003">
                <text:p>4.8000000000000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524">
                <text:p>0.3524</text:p>
              </table:table-cell>
              <table:table-cell office:value-type="float" office:value="-1.41999999999998">
                <text:p>-1.41999999999998</text:p>
              </table:table-cell>
              <table:table-cell office:value-type="float" office:value="-5.66">
                <text:p>-5.66</text:p>
              </table:table-cell>
              <table:table-cell office:value-type="float" office:value="-2.51999999999997">
                <text:p>-2.51999999999997</text:p>
              </table:table-cell>
              <table:table-cell office:value-type="float" office:value="4.37999999999994">
                <text:p>4.3799999999999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528">
                <text:p>0.3528</text:p>
              </table:table-cell>
              <table:table-cell office:value-type="float" office:value="-1.73000000000001">
                <text:p>-1.73000000000001</text:p>
              </table:table-cell>
              <table:table-cell office:value-type="float" office:value="-5.95000000000001">
                <text:p>-5.95000000000001</text:p>
              </table:table-cell>
              <table:table-cell office:value-type="float" office:value="-2.92999999999999">
                <text:p>-2.92999999999999</text:p>
              </table:table-cell>
              <table:table-cell office:value-type="float" office:value="3.97999999999998">
                <text:p>3.9799999999999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532">
                <text:p>0.3532</text:p>
              </table:table-cell>
              <table:table-cell office:value-type="float" office:value="-2.02999999999998">
                <text:p>-2.02999999999998</text:p>
              </table:table-cell>
              <table:table-cell office:value-type="float" office:value="-6.22999999999996">
                <text:p>-6.22999999999996</text:p>
              </table:table-cell>
              <table:table-cell office:value-type="float" office:value="-3.32999999999994">
                <text:p>-3.32999999999994</text:p>
              </table:table-cell>
              <table:table-cell office:value-type="float" office:value="3.58000000000003">
                <text:p>3.5800000000000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536">
                <text:p>0.3536</text:p>
              </table:table-cell>
              <table:table-cell office:value-type="float" office:value="-2.31000000000003">
                <text:p>-2.31000000000003</text:p>
              </table:table-cell>
              <table:table-cell office:value-type="float" office:value="-6.50000000000006">
                <text:p>-6.50000000000006</text:p>
              </table:table-cell>
              <table:table-cell office:value-type="float" office:value="-3.71999999999995">
                <text:p>-3.71999999999995</text:p>
              </table:table-cell>
              <table:table-cell office:value-type="float" office:value="3.19000000000003">
                <text:p>3.1900000000000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54">
                <text:p>0.354</text:p>
              </table:table-cell>
              <table:table-cell office:value-type="float" office:value="-2.54999999999994">
                <text:p>-2.54999999999994</text:p>
              </table:table-cell>
              <table:table-cell office:value-type="float" office:value="-6.75999999999999">
                <text:p>-6.75999999999999</text:p>
              </table:table-cell>
              <table:table-cell office:value-type="float" office:value="-4.09999999999999">
                <text:p>-4.09999999999999</text:p>
              </table:table-cell>
              <table:table-cell office:value-type="float" office:value="2.80999999999998">
                <text:p>2.8099999999999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544">
                <text:p>0.3544</text:p>
              </table:table-cell>
              <table:table-cell office:value-type="float" office:value="-2.80000000000002">
                <text:p>-2.80000000000002</text:p>
              </table:table-cell>
              <table:table-cell office:value-type="float" office:value="-7.02000000000003">
                <text:p>-7.02000000000003</text:p>
              </table:table-cell>
              <table:table-cell office:value-type="float" office:value="-4.46000000000002">
                <text:p>-4.4600000000000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548">
                <text:p>0.3548</text:p>
              </table:table-cell>
              <table:table-cell office:value-type="float" office:value="-3.05">
                <text:p>-3.05</text:p>
              </table:table-cell>
              <table:table-cell office:value-type="float" office:value="-7.27">
                <text:p>-7.27</text:p>
              </table:table-cell>
              <table:table-cell office:value-type="float" office:value="-4.83999999999996">
                <text:p>-4.83999999999996</text:p>
              </table:table-cell>
              <table:table-cell office:value-type="float" office:value="2.06000000000006">
                <text:p>2.0600000000000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552">
                <text:p>0.3552</text:p>
              </table:table-cell>
              <table:table-cell office:value-type="float" office:value="-3.29999999999997">
                <text:p>-3.29999999999997</text:p>
              </table:table-cell>
              <table:table-cell office:value-type="float" office:value="-7.53000000000004">
                <text:p>-7.53000000000004</text:p>
              </table:table-cell>
              <table:table-cell office:value-type="float" office:value="-5.21000000000005">
                <text:p>-5.21000000000005</text:p>
              </table:table-cell>
              <table:table-cell office:value-type="float" office:value="1.68999999999997">
                <text:p>1.6899999999999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556">
                <text:p>0.3556</text:p>
              </table:table-cell>
              <table:table-cell office:value-type="float" office:value="-3.53999999999999">
                <text:p>-3.53999999999999</text:p>
              </table:table-cell>
              <table:table-cell office:value-type="float" office:value="-7.7799999999999">
                <text:p>-7.7799999999999</text:p>
              </table:table-cell>
              <table:table-cell office:value-type="float" office:value="-5.58999999999998">
                <text:p>-5.58999999999998</text:p>
              </table:table-cell>
              <table:table-cell office:value-type="float" office:value="1.30999999999992">
                <text:p>1.3099999999999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56">
                <text:p>0.356</text:p>
              </table:table-cell>
              <table:table-cell office:value-type="float" office:value="-3.80000000000003">
                <text:p>-3.80000000000003</text:p>
              </table:table-cell>
              <table:table-cell office:value-type="float" office:value="-8.05000000000011">
                <text:p>-8.05000000000011</text:p>
              </table:table-cell>
              <table:table-cell office:value-type="float" office:value="-5.95999999999997">
                <text:p>-5.95999999999997</text:p>
              </table:table-cell>
              <table:table-cell office:value-type="float" office:value="0.950000000000006">
                <text:p>0.95000000000000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564">
                <text:p>0.3564</text:p>
              </table:table-cell>
              <table:table-cell office:value-type="float" office:value="-4.03999999999993">
                <text:p>-4.03999999999993</text:p>
              </table:table-cell>
              <table:table-cell office:value-type="float" office:value="-8.29999999999997">
                <text:p>-8.29999999999997</text:p>
              </table:table-cell>
              <table:table-cell office:value-type="float" office:value="-6.34000000000001">
                <text:p>-6.34000000000001</text:p>
              </table:table-cell>
              <table:table-cell office:value-type="float" office:value="0.569999999999959">
                <text:p>0.56999999999995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568">
                <text:p>0.3568</text:p>
              </table:table-cell>
              <table:table-cell office:value-type="float" office:value="-4.28000000000006">
                <text:p>-4.28000000000006</text:p>
              </table:table-cell>
              <table:table-cell office:value-type="float" office:value="-8.54999999999995">
                <text:p>-8.54999999999995</text:p>
              </table:table-cell>
              <table:table-cell office:value-type="float" office:value="-6.70000000000004">
                <text:p>-6.70000000000004</text:p>
              </table:table-cell>
              <table:table-cell office:value-type="float" office:value="0.210000000000043">
                <text:p>0.21000000000004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572">
                <text:p>0.3572</text:p>
              </table:table-cell>
              <table:table-cell office:value-type="float" office:value="-4.46999999999997">
                <text:p>-4.46999999999997</text:p>
              </table:table-cell>
              <table:table-cell office:value-type="float" office:value="-8.78000000000001">
                <text:p>-8.78000000000001</text:p>
              </table:table-cell>
              <table:table-cell office:value-type="float" office:value="-7.04000000000005">
                <text:p>-7.04000000000005</text:p>
              </table:table-cell>
              <table:table-cell office:value-type="float" office:value="-0.140000000000029">
                <text:p>-0.14000000000002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576">
                <text:p>0.3576</text:p>
              </table:table-cell>
              <table:table-cell office:value-type="float" office:value="-4.66999999999995">
                <text:p>-4.66999999999995</text:p>
              </table:table-cell>
              <table:table-cell office:value-type="float" office:value="-9.02999999999998">
                <text:p>-9.02999999999998</text:p>
              </table:table-cell>
              <table:table-cell office:value-type="float" office:value="-7.40000000000007">
                <text:p>-7.40000000000007</text:p>
              </table:table-cell>
              <table:table-cell office:value-type="float" office:value="-0.500000000000056">
                <text:p>-0.50000000000005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358">
                <text:p>0.358</text:p>
              </table:table-cell>
              <table:table-cell office:value-type="float" office:value="-4.88">
                <text:p>-4.88</text:p>
              </table:table-cell>
              <table:table-cell office:value-type="float" office:value="-9.25999999999993">
                <text:p>-9.25999999999993</text:p>
              </table:table-cell>
              <table:table-cell office:value-type="float" office:value="-7.73999999999997">
                <text:p>-7.73999999999997</text:p>
              </table:table-cell>
              <table:table-cell office:value-type="float" office:value="-0.839999999999952">
                <text:p>-0.83999999999995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3584">
                <text:p>0.3584</text:p>
              </table:table-cell>
              <table:table-cell office:value-type="float" office:value="-5.07000000000002">
                <text:p>-5.07000000000002</text:p>
              </table:table-cell>
              <table:table-cell office:value-type="float" office:value="-9.49999999999995">
                <text:p>-9.49999999999995</text:p>
              </table:table-cell>
              <table:table-cell office:value-type="float" office:value="-8.08999999999993">
                <text:p>-8.08999999999993</text:p>
              </table:table-cell>
              <table:table-cell office:value-type="float" office:value="-1.19000000000002">
                <text:p>-1.190000000000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588">
                <text:p>0.3588</text:p>
              </table:table-cell>
              <table:table-cell office:value-type="float" office:value="-5.27">
                <text:p>-5.27</text:p>
              </table:table-cell>
              <table:table-cell office:value-type="float" office:value="-9.73999999999997">
                <text:p>-9.73999999999997</text:p>
              </table:table-cell>
              <table:table-cell office:value-type="float" office:value="-8.42999999999994">
                <text:p>-8.42999999999994</text:p>
              </table:table-cell>
              <table:table-cell office:value-type="float" office:value="-1.52999999999992">
                <text:p>-1.5299999999999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3592">
                <text:p>0.3592</text:p>
              </table:table-cell>
              <table:table-cell office:value-type="float" office:value="-5.46999999999998">
                <text:p>-5.46999999999998</text:p>
              </table:table-cell>
              <table:table-cell office:value-type="float" office:value="-9.97999999999999">
                <text:p>-9.97999999999999</text:p>
              </table:table-cell>
              <table:table-cell office:value-type="float" office:value="-8.77000000000006">
                <text:p>-8.77000000000006</text:p>
              </table:table-cell>
              <table:table-cell office:value-type="float" office:value="-1.87999999999999">
                <text:p>-1.8799999999999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3596">
                <text:p>0.3596</text:p>
              </table:table-cell>
              <table:table-cell office:value-type="float" office:value="-5.66999999999995">
                <text:p>-5.66999999999995</text:p>
              </table:table-cell>
              <table:table-cell office:value-type="float" office:value="-10.2099999999999">
                <text:p>-10.2099999999999</text:p>
              </table:table-cell>
              <table:table-cell office:value-type="float" office:value="-9.12999999999997">
                <text:p>-9.12999999999997</text:p>
              </table:table-cell>
              <table:table-cell office:value-type="float" office:value="-2.22999999999995">
                <text:p>-2.2299999999999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36">
                <text:p>0.36</text:p>
              </table:table-cell>
              <table:table-cell office:value-type="float" office:value="-5.85999999999998">
                <text:p>-5.85999999999998</text:p>
              </table:table-cell>
              <table:table-cell office:value-type="float" office:value="-10.45">
                <text:p>-10.45</text:p>
              </table:table-cell>
              <table:table-cell office:value-type="float" office:value="-9.46999999999998">
                <text:p>-9.46999999999998</text:p>
              </table:table-cell>
              <table:table-cell office:value-type="float" office:value="-2.57999999999992">
                <text:p>-2.5799999999999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3604">
                <text:p>0.3604</text:p>
              </table:table-cell>
              <table:table-cell office:value-type="float" office:value="-6.02999999999998">
                <text:p>-6.02999999999998</text:p>
              </table:table-cell>
              <table:table-cell office:value-type="float" office:value="-10.68">
                <text:p>-10.68</text:p>
              </table:table-cell>
              <table:table-cell office:value-type="float" office:value="-9.79999999999992">
                <text:p>-9.79999999999992</text:p>
              </table:table-cell>
              <table:table-cell office:value-type="float" office:value="-2.90000000000001">
                <text:p>-2.9000000000000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608">
                <text:p>0.3608</text:p>
              </table:table-cell>
              <table:table-cell office:value-type="float" office:value="-6.19999999999998">
                <text:p>-6.19999999999998</text:p>
              </table:table-cell>
              <table:table-cell office:value-type="float" office:value="-10.91">
                <text:p>-10.91</text:p>
              </table:table-cell>
              <table:table-cell office:value-type="float" office:value="-10.1300000000001">
                <text:p>-10.1300000000001</text:p>
              </table:table-cell>
              <table:table-cell office:value-type="float" office:value="-3.24000000000002">
                <text:p>-3.2400000000000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612">
                <text:p>0.3612</text:p>
              </table:table-cell>
              <table:table-cell office:value-type="float" office:value="-6.35999999999992">
                <text:p>-6.35999999999992</text:p>
              </table:table-cell>
              <table:table-cell office:value-type="float" office:value="-11.1199999999999">
                <text:p>-11.1199999999999</text:p>
              </table:table-cell>
              <table:table-cell office:value-type="float" office:value="-10.4500000000001">
                <text:p>-10.4500000000001</text:p>
              </table:table-cell>
              <table:table-cell office:value-type="float" office:value="-3.56000000000001">
                <text:p>-3.5600000000000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616">
                <text:p>0.3616</text:p>
              </table:table-cell>
              <table:table-cell office:value-type="float" office:value="-6.53000000000004">
                <text:p>-6.53000000000004</text:p>
              </table:table-cell>
              <table:table-cell office:value-type="float" office:value="-11.35">
                <text:p>-11.35</text:p>
              </table:table-cell>
              <table:table-cell office:value-type="float" office:value="-10.7700000000001">
                <text:p>-10.7700000000001</text:p>
              </table:table-cell>
              <table:table-cell office:value-type="float" office:value="-3.87999999999999">
                <text:p>-3.8799999999999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362">
                <text:p>0.362</text:p>
              </table:table-cell>
              <table:table-cell office:value-type="float" office:value="-6.68999999999997">
                <text:p>-6.68999999999997</text:p>
              </table:table-cell>
              <table:table-cell office:value-type="float" office:value="-11.5799999999999">
                <text:p>-11.5799999999999</text:p>
              </table:table-cell>
              <table:table-cell office:value-type="float" office:value="-11.1">
                <text:p>-11.1</text:p>
              </table:table-cell>
              <table:table-cell office:value-type="float" office:value="-4.22">
                <text:p>-4.2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3624">
                <text:p>0.3624</text:p>
              </table:table-cell>
              <table:table-cell office:value-type="float" office:value="-6.86000000000009">
                <text:p>-6.86000000000009</text:p>
              </table:table-cell>
              <table:table-cell office:value-type="float" office:value="-11.7999999999999">
                <text:p>-11.7999999999999</text:p>
              </table:table-cell>
              <table:table-cell office:value-type="float" office:value="-11.42">
                <text:p>-11.42</text:p>
              </table:table-cell>
              <table:table-cell office:value-type="float" office:value="-4.53999999999999">
                <text:p>-4.5399999999999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628">
                <text:p>0.3628</text:p>
              </table:table-cell>
              <table:table-cell office:value-type="float" office:value="-7.03000000000009">
                <text:p>-7.03000000000009</text:p>
              </table:table-cell>
              <table:table-cell office:value-type="float" office:value="-12.03">
                <text:p>-12.03</text:p>
              </table:table-cell>
              <table:table-cell office:value-type="float" office:value="-11.7499999999999">
                <text:p>-11.7499999999999</text:p>
              </table:table-cell>
              <table:table-cell office:value-type="float" office:value="-4.86999999999993">
                <text:p>-4.8699999999999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3632">
                <text:p>0.3632</text:p>
              </table:table-cell>
              <table:table-cell office:value-type="float" office:value="-7.19000000000003">
                <text:p>-7.19000000000003</text:p>
              </table:table-cell>
              <table:table-cell office:value-type="float" office:value="-12.24">
                <text:p>-12.24</text:p>
              </table:table-cell>
              <table:table-cell office:value-type="float" office:value="-12.0699999999999">
                <text:p>-12.0699999999999</text:p>
              </table:table-cell>
              <table:table-cell office:value-type="float" office:value="-5.18999999999992">
                <text:p>-5.1899999999999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636">
                <text:p>0.3636</text:p>
              </table:table-cell>
              <table:table-cell office:value-type="float" office:value="-7.32999999999995">
                <text:p>-7.32999999999995</text:p>
              </table:table-cell>
              <table:table-cell office:value-type="float" office:value="-12.46">
                <text:p>-12.46</text:p>
              </table:table-cell>
              <table:table-cell office:value-type="float" office:value="-12.39">
                <text:p>-12.39</text:p>
              </table:table-cell>
              <table:table-cell office:value-type="float" office:value="-5.51000000000002">
                <text:p>-5.5100000000000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64">
                <text:p>0.364</text:p>
              </table:table-cell>
              <table:table-cell office:value-type="float" office:value="-7.47000000000009">
                <text:p>-7.47000000000009</text:p>
              </table:table-cell>
              <table:table-cell office:value-type="float" office:value="-12.69">
                <text:p>-12.69</text:p>
              </table:table-cell>
              <table:table-cell office:value-type="float" office:value="-12.7">
                <text:p>-12.7</text:p>
              </table:table-cell>
              <table:table-cell office:value-type="float" office:value="-5.83">
                <text:p>-5.8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3644">
                <text:p>0.3644</text:p>
              </table:table-cell>
              <table:table-cell office:value-type="float" office:value="-7.58999999999999">
                <text:p>-7.58999999999999</text:p>
              </table:table-cell>
              <table:table-cell office:value-type="float" office:value="-12.9">
                <text:p>-12.9</text:p>
              </table:table-cell>
              <table:table-cell office:value-type="float" office:value="-13.01">
                <text:p>-13.01</text:p>
              </table:table-cell>
              <table:table-cell office:value-type="float" office:value="-6.13999999999992">
                <text:p>-6.1399999999999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648">
                <text:p>0.3648</text:p>
              </table:table-cell>
              <table:table-cell office:value-type="float" office:value="-7.71999999999995">
                <text:p>-7.71999999999995</text:p>
              </table:table-cell>
              <table:table-cell office:value-type="float" office:value="-13.1100000000001">
                <text:p>-13.1100000000001</text:p>
              </table:table-cell>
              <table:table-cell office:value-type="float" office:value="-13.32">
                <text:p>-13.32</text:p>
              </table:table-cell>
              <table:table-cell office:value-type="float" office:value="-6.44999999999996">
                <text:p>-6.4499999999999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652">
                <text:p>0.3652</text:p>
              </table:table-cell>
              <table:table-cell office:value-type="float" office:value="-7.85000000000002">
                <text:p>-7.85000000000002</text:p>
              </table:table-cell>
              <table:table-cell office:value-type="float" office:value="-13.3300000000001">
                <text:p>-13.3300000000001</text:p>
              </table:table-cell>
              <table:table-cell office:value-type="float" office:value="-13.6200000000001">
                <text:p>-13.6200000000001</text:p>
              </table:table-cell>
              <table:table-cell office:value-type="float" office:value="-6.7600000000001">
                <text:p>-6.760000000000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3656">
                <text:p>0.3656</text:p>
              </table:table-cell>
              <table:table-cell office:value-type="float" office:value="-7.97999999999999">
                <text:p>-7.97999999999999</text:p>
              </table:table-cell>
              <table:table-cell office:value-type="float" office:value="-13.54">
                <text:p>-13.54</text:p>
              </table:table-cell>
              <table:table-cell office:value-type="float" office:value="-13.93">
                <text:p>-13.93</text:p>
              </table:table-cell>
              <table:table-cell office:value-type="float" office:value="-7.07000000000002">
                <text:p>-7.0700000000000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366">
                <text:p>0.366</text:p>
              </table:table-cell>
              <table:table-cell office:value-type="float" office:value="-8.12000000000002">
                <text:p>-8.12000000000002</text:p>
              </table:table-cell>
              <table:table-cell office:value-type="float" office:value="-13.7700000000001">
                <text:p>-13.7700000000001</text:p>
              </table:table-cell>
              <table:table-cell office:value-type="float" office:value="-14.24">
                <text:p>-14.24</text:p>
              </table:table-cell>
              <table:table-cell office:value-type="float" office:value="-7.38000000000005">
                <text:p>-7.380000000000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3664">
                <text:p>0.3664</text:p>
              </table:table-cell>
              <table:table-cell office:value-type="float" office:value="-8.24000000000003">
                <text:p>-8.24000000000003</text:p>
              </table:table-cell>
              <table:table-cell office:value-type="float" office:value="-13.98">
                <text:p>-13.98</text:p>
              </table:table-cell>
              <table:table-cell office:value-type="float" office:value="-14.55">
                <text:p>-14.55</text:p>
              </table:table-cell>
              <table:table-cell office:value-type="float" office:value="-7.70000000000004">
                <text:p>-7.7000000000000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668">
                <text:p>0.3668</text:p>
              </table:table-cell>
              <table:table-cell office:value-type="float" office:value="-8.3700000000001">
                <text:p>-8.3700000000001</text:p>
              </table:table-cell>
              <table:table-cell office:value-type="float" office:value="-14.19">
                <text:p>-14.19</text:p>
              </table:table-cell>
              <table:table-cell office:value-type="float" office:value="-14.85">
                <text:p>-14.85</text:p>
              </table:table-cell>
              <table:table-cell office:value-type="float" office:value="-8.00000000000001">
                <text:p>-8.0000000000000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672">
                <text:p>0.3672</text:p>
              </table:table-cell>
              <table:table-cell office:value-type="float" office:value="-8.49">
                <text:p>-8.49</text:p>
              </table:table-cell>
              <table:table-cell office:value-type="float" office:value="-14.4099999999999">
                <text:p>-14.4099999999999</text:p>
              </table:table-cell>
              <table:table-cell office:value-type="float" office:value="-15.15">
                <text:p>-15.15</text:p>
              </table:table-cell>
              <table:table-cell office:value-type="float" office:value="-8.29999999999997">
                <text:p>-8.2999999999999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3676">
                <text:p>0.3676</text:p>
              </table:table-cell>
              <table:table-cell office:value-type="float" office:value="-8.61999999999996">
                <text:p>-8.61999999999996</text:p>
              </table:table-cell>
              <table:table-cell office:value-type="float" office:value="-14.61">
                <text:p>-14.61</text:p>
              </table:table-cell>
              <table:table-cell office:value-type="float" office:value="-15.45">
                <text:p>-15.45</text:p>
              </table:table-cell>
              <table:table-cell office:value-type="float" office:value="-8.59999999999994">
                <text:p>-8.5999999999999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368">
                <text:p>0.368</text:p>
              </table:table-cell>
              <table:table-cell office:value-type="float" office:value="-8.73000000000001">
                <text:p>-8.73000000000001</text:p>
              </table:table-cell>
              <table:table-cell office:value-type="float" office:value="-14.83">
                <text:p>-14.83</text:p>
              </table:table-cell>
              <table:table-cell office:value-type="float" office:value="-15.7400000000001">
                <text:p>-15.7400000000001</text:p>
              </table:table-cell>
              <table:table-cell office:value-type="float" office:value="-8.91000000000009">
                <text:p>-8.9100000000000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684">
                <text:p>0.3684</text:p>
              </table:table-cell>
              <table:table-cell office:value-type="float" office:value="-8.85000000000002">
                <text:p>-8.85000000000002</text:p>
              </table:table-cell>
              <table:table-cell office:value-type="float" office:value="-15.0400000000001">
                <text:p>-15.0400000000001</text:p>
              </table:table-cell>
              <table:table-cell office:value-type="float" office:value="-16.0300000000001">
                <text:p>-16.0300000000001</text:p>
              </table:table-cell>
              <table:table-cell office:value-type="float" office:value="-9.2000000000001">
                <text:p>-9.200000000000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688">
                <text:p>0.3688</text:p>
              </table:table-cell>
              <table:table-cell office:value-type="float" office:value="-8.9800000000001">
                <text:p>-8.9800000000001</text:p>
              </table:table-cell>
              <table:table-cell office:value-type="float" office:value="-15.2500000000001">
                <text:p>-15.2500000000001</text:p>
              </table:table-cell>
              <table:table-cell office:value-type="float" office:value="-16.33">
                <text:p>-16.33</text:p>
              </table:table-cell>
              <table:table-cell office:value-type="float" office:value="-9.49999999999995">
                <text:p>-9.499999999999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3692">
                <text:p>0.3692</text:p>
              </table:table-cell>
              <table:table-cell office:value-type="float" office:value="-9.09000000000004">
                <text:p>-9.09000000000004</text:p>
              </table:table-cell>
              <table:table-cell office:value-type="float" office:value="-15.46">
                <text:p>-15.46</text:p>
              </table:table-cell>
              <table:table-cell office:value-type="float" office:value="-16.6299999999999">
                <text:p>-16.6299999999999</text:p>
              </table:table-cell>
              <table:table-cell office:value-type="float" office:value="-9.79999999999992">
                <text:p>-9.7999999999999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3696">
                <text:p>0.3696</text:p>
              </table:table-cell>
              <table:table-cell office:value-type="float" office:value="-9.21000000000005">
                <text:p>-9.21000000000005</text:p>
              </table:table-cell>
              <table:table-cell office:value-type="float" office:value="-15.6700000000001">
                <text:p>-15.6700000000001</text:p>
              </table:table-cell>
              <table:table-cell office:value-type="float" office:value="-16.9299999999999">
                <text:p>-16.9299999999999</text:p>
              </table:table-cell>
              <table:table-cell office:value-type="float" office:value="-10.1">
                <text:p>-10.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37">
                <text:p>0.37</text:p>
              </table:table-cell>
              <table:table-cell office:value-type="float" office:value="-9.33000000000006">
                <text:p>-9.33000000000006</text:p>
              </table:table-cell>
              <table:table-cell office:value-type="float" office:value="-15.88">
                <text:p>-15.88</text:p>
              </table:table-cell>
              <table:table-cell office:value-type="float" office:value="-17.22">
                <text:p>-17.22</text:p>
              </table:table-cell>
              <table:table-cell office:value-type="float" office:value="-10.41">
                <text:p>-10.4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3704">
                <text:p>0.3704</text:p>
              </table:table-cell>
              <table:table-cell office:value-type="float" office:value="-9.41000000000003">
                <text:p>-9.41000000000003</text:p>
              </table:table-cell>
              <table:table-cell office:value-type="float" office:value="-16.09">
                <text:p>-16.09</text:p>
              </table:table-cell>
              <table:table-cell office:value-type="float" office:value="-17.5099999999999">
                <text:p>-17.5099999999999</text:p>
              </table:table-cell>
              <table:table-cell office:value-type="float" office:value="-10.6999999999999">
                <text:p>-10.699999999999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3708">
                <text:p>0.3708</text:p>
              </table:table-cell>
              <table:table-cell office:value-type="float" office:value="-9.49999999999995">
                <text:p>-9.49999999999995</text:p>
              </table:table-cell>
              <table:table-cell office:value-type="float" office:value="-16.3">
                <text:p>-16.3</text:p>
              </table:table-cell>
              <table:table-cell office:value-type="float" office:value="-17.8">
                <text:p>-17.8</text:p>
              </table:table-cell>
              <table:table-cell office:value-type="float" office:value="-10.9900000000001">
                <text:p>-10.99000000000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3712">
                <text:p>0.3712</text:p>
              </table:table-cell>
              <table:table-cell office:value-type="float" office:value="-9.58999999999999">
                <text:p>-9.58999999999999</text:p>
              </table:table-cell>
              <table:table-cell office:value-type="float" office:value="-16.51">
                <text:p>-16.51</text:p>
              </table:table-cell>
              <table:table-cell office:value-type="float" office:value="-18.0899999999999">
                <text:p>-18.0899999999999</text:p>
              </table:table-cell>
              <table:table-cell office:value-type="float" office:value="-11.2899999999999">
                <text:p>-11.289999999999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3716">
                <text:p>0.3716</text:p>
              </table:table-cell>
              <table:table-cell office:value-type="float" office:value="-9.68000000000002">
                <text:p>-9.68000000000002</text:p>
              </table:table-cell>
              <table:table-cell office:value-type="float" office:value="-16.73">
                <text:p>-16.73</text:p>
              </table:table-cell>
              <table:table-cell office:value-type="float" office:value="-18.37">
                <text:p>-18.37</text:p>
              </table:table-cell>
              <table:table-cell office:value-type="float" office:value="-11.58">
                <text:p>-11.5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372">
                <text:p>0.372</text:p>
              </table:table-cell>
              <table:table-cell office:value-type="float" office:value="-9.75999999999999">
                <text:p>-9.75999999999999</text:p>
              </table:table-cell>
              <table:table-cell office:value-type="float" office:value="-16.94">
                <text:p>-16.94</text:p>
              </table:table-cell>
              <table:table-cell office:value-type="float" office:value="-18.6599999999999">
                <text:p>-18.6599999999999</text:p>
              </table:table-cell>
              <table:table-cell office:value-type="float" office:value="-11.8699999999999">
                <text:p>-11.869999999999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724">
                <text:p>0.3724</text:p>
              </table:table-cell>
              <table:table-cell office:value-type="float" office:value="-9.83999999999996">
                <text:p>-9.83999999999996</text:p>
              </table:table-cell>
              <table:table-cell office:value-type="float" office:value="-17.15">
                <text:p>-17.15</text:p>
              </table:table-cell>
              <table:table-cell office:value-type="float" office:value="-18.95">
                <text:p>-18.95</text:p>
              </table:table-cell>
              <table:table-cell office:value-type="float" office:value="-12.17">
                <text:p>-12.1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3728">
                <text:p>0.3728</text:p>
              </table:table-cell>
              <table:table-cell office:value-type="float" office:value="-9.92999999999999">
                <text:p>-9.92999999999999</text:p>
              </table:table-cell>
              <table:table-cell office:value-type="float" office:value="-17.35">
                <text:p>-17.35</text:p>
              </table:table-cell>
              <table:table-cell office:value-type="float" office:value="-19.2399999999999">
                <text:p>-19.2399999999999</text:p>
              </table:table-cell>
              <table:table-cell office:value-type="float" office:value="-12.4599999999999">
                <text:p>-12.459999999999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3732">
                <text:p>0.3732</text:p>
              </table:table-cell>
              <table:table-cell office:value-type="float" office:value="-10.02">
                <text:p>-10.02</text:p>
              </table:table-cell>
              <table:table-cell office:value-type="float" office:value="-17.56">
                <text:p>-17.56</text:p>
              </table:table-cell>
              <table:table-cell office:value-type="float" office:value="-19.53">
                <text:p>-19.53</text:p>
              </table:table-cell>
              <table:table-cell office:value-type="float" office:value="-12.76">
                <text:p>-12.7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3736">
                <text:p>0.3736</text:p>
              </table:table-cell>
              <table:table-cell office:value-type="float" office:value="-10.12">
                <text:p>-10.12</text:p>
              </table:table-cell>
              <table:table-cell office:value-type="float" office:value="-17.78">
                <text:p>-17.78</text:p>
              </table:table-cell>
              <table:table-cell office:value-type="float" office:value="-19.81">
                <text:p>-19.81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374">
                <text:p>0.374</text:p>
              </table:table-cell>
              <table:table-cell office:value-type="float" office:value="-10.22">
                <text:p>-10.22</text:p>
              </table:table-cell>
              <table:table-cell office:value-type="float" office:value="-17.98">
                <text:p>-17.98</text:p>
              </table:table-cell>
              <table:table-cell office:value-type="float" office:value="-20.0900000000001">
                <text:p>-20.0900000000001</text:p>
              </table:table-cell>
              <table:table-cell office:value-type="float" office:value="-13.34">
                <text:p>-13.3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3744">
                <text:p>0.3744</text:p>
              </table:table-cell>
              <table:table-cell office:value-type="float" office:value="-10.33">
                <text:p>-10.33</text:p>
              </table:table-cell>
              <table:table-cell office:value-type="float" office:value="-18.2">
                <text:p>-18.2</text:p>
              </table:table-cell>
              <table:table-cell office:value-type="float" office:value="-20.3800000000001">
                <text:p>-20.3800000000001</text:p>
              </table:table-cell>
              <table:table-cell office:value-type="float" office:value="-13.64">
                <text:p>-13.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748">
                <text:p>0.3748</text:p>
              </table:table-cell>
              <table:table-cell office:value-type="float" office:value="-10.44">
                <text:p>-10.44</text:p>
              </table:table-cell>
              <table:table-cell office:value-type="float" office:value="-18.41">
                <text:p>-18.41</text:p>
              </table:table-cell>
              <table:table-cell office:value-type="float" office:value="-20.66">
                <text:p>-20.66</text:p>
              </table:table-cell>
              <table:table-cell office:value-type="float" office:value="-13.92">
                <text:p>-13.9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3752">
                <text:p>0.3752</text:p>
              </table:table-cell>
              <table:table-cell office:value-type="float" office:value="-10.5500000000001">
                <text:p>-10.5500000000001</text:p>
              </table:table-cell>
              <table:table-cell office:value-type="float" office:value="-18.62">
                <text:p>-18.62</text:p>
              </table:table-cell>
              <table:table-cell office:value-type="float" office:value="-20.94">
                <text:p>-20.94</text:p>
              </table:table-cell>
              <table:table-cell office:value-type="float" office:value="-14.2099999999999">
                <text:p>-14.209999999999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3756">
                <text:p>0.3756</text:p>
              </table:table-cell>
              <table:table-cell office:value-type="float" office:value="-10.6700000000001">
                <text:p>-10.6700000000001</text:p>
              </table:table-cell>
              <table:table-cell office:value-type="float" office:value="-18.83">
                <text:p>-18.83</text:p>
              </table:table-cell>
              <table:table-cell office:value-type="float" office:value="-21.23">
                <text:p>-21.23</text:p>
              </table:table-cell>
              <table:table-cell office:value-type="float" office:value="-14.5099999999999">
                <text:p>-14.509999999999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376">
                <text:p>0.376</text:p>
              </table:table-cell>
              <table:table-cell office:value-type="float" office:value="-10.78">
                <text:p>-10.78</text:p>
              </table:table-cell>
              <table:table-cell office:value-type="float" office:value="-19.05">
                <text:p>-19.05</text:p>
              </table:table-cell>
              <table:table-cell office:value-type="float" office:value="-21.51">
                <text:p>-21.51</text:p>
              </table:table-cell>
              <table:table-cell office:value-type="float" office:value="-14.8">
                <text:p>-14.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3764">
                <text:p>0.3764</text:p>
              </table:table-cell>
              <table:table-cell office:value-type="float" office:value="-10.88">
                <text:p>-10.88</text:p>
              </table:table-cell>
              <table:table-cell office:value-type="float" office:value="-19.2599999999999">
                <text:p>-19.2599999999999</text:p>
              </table:table-cell>
              <table:table-cell office:value-type="float" office:value="-21.7999999999999">
                <text:p>-21.7999999999999</text:p>
              </table:table-cell>
              <table:table-cell office:value-type="float" office:value="-15.1">
                <text:p>-15.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3768">
                <text:p>0.3768</text:p>
              </table:table-cell>
              <table:table-cell office:value-type="float" office:value="-10.97">
                <text:p>-10.97</text:p>
              </table:table-cell>
              <table:table-cell office:value-type="float" office:value="-19.47">
                <text:p>-19.47</text:p>
              </table:table-cell>
              <table:table-cell office:value-type="float" office:value="-22.08">
                <text:p>-22.08</text:p>
              </table:table-cell>
              <table:table-cell office:value-type="float" office:value="-15.38">
                <text:p>-15.3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3772">
                <text:p>0.3772</text:p>
              </table:table-cell>
              <table:table-cell office:value-type="float" office:value="-11.03">
                <text:p>-11.03</text:p>
              </table:table-cell>
              <table:table-cell office:value-type="float" office:value="-19.68">
                <text:p>-19.68</text:p>
              </table:table-cell>
              <table:table-cell office:value-type="float" office:value="-22.36">
                <text:p>-22.36</text:p>
              </table:table-cell>
              <table:table-cell office:value-type="float" office:value="-15.68">
                <text:p>-15.6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3776">
                <text:p>0.3776</text:p>
              </table:table-cell>
              <table:table-cell office:value-type="float" office:value="-11.1">
                <text:p>-11.1</text:p>
              </table:table-cell>
              <table:table-cell office:value-type="float" office:value="-19.9">
                <text:p>-19.9</text:p>
              </table:table-cell>
              <table:table-cell office:value-type="float" office:value="-22.6499999999999">
                <text:p>-22.6499999999999</text:p>
              </table:table-cell>
              <table:table-cell office:value-type="float" office:value="-15.97">
                <text:p>-15.9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378">
                <text:p>0.378</text:p>
              </table:table-cell>
              <table:table-cell office:value-type="float" office:value="-11.1599999999999">
                <text:p>-11.1599999999999</text:p>
              </table:table-cell>
              <table:table-cell office:value-type="float" office:value="-20.11">
                <text:p>-20.11</text:p>
              </table:table-cell>
              <table:table-cell office:value-type="float" office:value="-22.93">
                <text:p>-22.93</text:p>
              </table:table-cell>
              <table:table-cell office:value-type="float" office:value="-16.27">
                <text:p>-16.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784">
                <text:p>0.3784</text:p>
              </table:table-cell>
              <table:table-cell office:value-type="float" office:value="-11.22">
                <text:p>-11.22</text:p>
              </table:table-cell>
              <table:table-cell office:value-type="float" office:value="-20.32">
                <text:p>-20.32</text:p>
              </table:table-cell>
              <table:table-cell office:value-type="float" office:value="-23.22">
                <text:p>-23.22</text:p>
              </table:table-cell>
              <table:table-cell office:value-type="float" office:value="-16.5700000000001">
                <text:p>-16.57000000000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788">
                <text:p>0.3788</text:p>
              </table:table-cell>
              <table:table-cell office:value-type="float" office:value="-11.28">
                <text:p>-11.28</text:p>
              </table:table-cell>
              <table:table-cell office:value-type="float" office:value="-20.54">
                <text:p>-20.54</text:p>
              </table:table-cell>
              <table:table-cell office:value-type="float" office:value="-23.51">
                <text:p>-23.51</text:p>
              </table:table-cell>
              <table:table-cell office:value-type="float" office:value="-16.86">
                <text:p>-16.8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3792">
                <text:p>0.3792</text:p>
              </table:table-cell>
              <table:table-cell office:value-type="float" office:value="-11.34">
                <text:p>-11.34</text:p>
              </table:table-cell>
              <table:table-cell office:value-type="float" office:value="-20.7499999999999">
                <text:p>-20.7499999999999</text:p>
              </table:table-cell>
              <table:table-cell office:value-type="float" office:value="-23.79">
                <text:p>-23.79</text:p>
              </table:table-cell>
              <table:table-cell office:value-type="float" office:value="-17.16">
                <text:p>-17.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3796">
                <text:p>0.3796</text:p>
              </table:table-cell>
              <table:table-cell office:value-type="float" office:value="-11.41">
                <text:p>-11.41</text:p>
              </table:table-cell>
              <table:table-cell office:value-type="float" office:value="-20.9699999999999">
                <text:p>-20.9699999999999</text:p>
              </table:table-cell>
              <table:table-cell office:value-type="float" office:value="-24.08">
                <text:p>-24.08</text:p>
              </table:table-cell>
              <table:table-cell office:value-type="float" office:value="-17.4599999999999">
                <text:p>-17.459999999999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8">
                <text:p>0.38</text:p>
              </table:table-cell>
              <table:table-cell office:value-type="float" office:value="-11.47">
                <text:p>-11.47</text:p>
              </table:table-cell>
              <table:table-cell office:value-type="float" office:value="-21.18">
                <text:p>-21.18</text:p>
              </table:table-cell>
              <table:table-cell office:value-type="float" office:value="-24.36">
                <text:p>-24.36</text:p>
              </table:table-cell>
              <table:table-cell office:value-type="float" office:value="-17.75">
                <text:p>-17.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3804">
                <text:p>0.3804</text:p>
              </table:table-cell>
              <table:table-cell office:value-type="float" office:value="-11.6500000000001">
                <text:p>-11.6500000000001</text:p>
              </table:table-cell>
              <table:table-cell office:value-type="float" office:value="-21.4">
                <text:p>-21.4</text:p>
              </table:table-cell>
              <table:table-cell office:value-type="float" office:value="-24.6500000000001">
                <text:p>-24.6500000000001</text:p>
              </table:table-cell>
              <table:table-cell office:value-type="float" office:value="-18.05">
                <text:p>-18.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808">
                <text:p>0.3808</text:p>
              </table:table-cell>
              <table:table-cell office:value-type="float" office:value="-11.83">
                <text:p>-11.83</text:p>
              </table:table-cell>
              <table:table-cell office:value-type="float" office:value="-21.62">
                <text:p>-21.62</text:p>
              </table:table-cell>
              <table:table-cell office:value-type="float" office:value="-24.94">
                <text:p>-24.94</text:p>
              </table:table-cell>
              <table:table-cell office:value-type="float" office:value="-18.36">
                <text:p>-18.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3812">
                <text:p>0.3812</text:p>
              </table:table-cell>
              <table:table-cell office:value-type="float" office:value="-12.01">
                <text:p>-12.01</text:p>
              </table:table-cell>
              <table:table-cell office:value-type="float" office:value="-21.8400000000001">
                <text:p>-21.8400000000001</text:p>
              </table:table-cell>
              <table:table-cell office:value-type="float" office:value="-25.23">
                <text:p>-25.23</text:p>
              </table:table-cell>
              <table:table-cell office:value-type="float" office:value="-18.6599999999999">
                <text:p>-18.659999999999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3816">
                <text:p>0.3816</text:p>
              </table:table-cell>
              <table:table-cell office:value-type="float" office:value="-12.2">
                <text:p>-12.2</text:p>
              </table:table-cell>
              <table:table-cell office:value-type="float" office:value="-22.05">
                <text:p>-22.05</text:p>
              </table:table-cell>
              <table:table-cell office:value-type="float" office:value="-25.52">
                <text:p>-25.52</text:p>
              </table:table-cell>
              <table:table-cell office:value-type="float" office:value="-18.9699999999999">
                <text:p>-18.969999999999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382">
                <text:p>0.382</text:p>
              </table:table-cell>
              <table:table-cell office:value-type="float" office:value="-12.3799999999999">
                <text:p>-12.3799999999999</text:p>
              </table:table-cell>
              <table:table-cell office:value-type="float" office:value="-22.27">
                <text:p>-22.27</text:p>
              </table:table-cell>
              <table:table-cell office:value-type="float" office:value="-25.8">
                <text:p>-25.8</text:p>
              </table:table-cell>
              <table:table-cell office:value-type="float" office:value="-19.27">
                <text:p>-19.2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3824">
                <text:p>0.3824</text:p>
              </table:table-cell>
              <table:table-cell office:value-type="float" office:value="-12.56">
                <text:p>-12.56</text:p>
              </table:table-cell>
              <table:table-cell office:value-type="float" office:value="-22.49">
                <text:p>-22.49</text:p>
              </table:table-cell>
              <table:table-cell office:value-type="float" office:value="-26.1">
                <text:p>-26.1</text:p>
              </table:table-cell>
              <table:table-cell office:value-type="float" office:value="-19.58">
                <text:p>-19.5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3828">
                <text:p>0.3828</text:p>
              </table:table-cell>
              <table:table-cell office:value-type="float" office:value="-12.74">
                <text:p>-12.74</text:p>
              </table:table-cell>
              <table:table-cell office:value-type="float" office:value="-22.6999999999999">
                <text:p>-22.6999999999999</text:p>
              </table:table-cell>
              <table:table-cell office:value-type="float" office:value="-26.38">
                <text:p>-26.38</text:p>
              </table:table-cell>
              <table:table-cell office:value-type="float" office:value="-19.88">
                <text:p>-19.8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3832">
                <text:p>0.3832</text:p>
              </table:table-cell>
              <table:table-cell office:value-type="float" office:value="-12.92">
                <text:p>-12.92</text:p>
              </table:table-cell>
              <table:table-cell office:value-type="float" office:value="-22.93">
                <text:p>-22.93</text:p>
              </table:table-cell>
              <table:table-cell office:value-type="float" office:value="-26.68">
                <text:p>-26.68</text:p>
              </table:table-cell>
              <table:table-cell office:value-type="float" office:value="-20.19">
                <text:p>-20.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3836">
                <text:p>0.3836</text:p>
              </table:table-cell>
              <table:table-cell office:value-type="float" office:value="-13.11">
                <text:p>-13.11</text:p>
              </table:table-cell>
              <table:table-cell office:value-type="float" office:value="-23.14">
                <text:p>-23.14</text:p>
              </table:table-cell>
              <table:table-cell office:value-type="float" office:value="-26.97">
                <text:p>-26.97</text:p>
              </table:table-cell>
              <table:table-cell office:value-type="float" office:value="-20.51">
                <text:p>-20.5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384">
                <text:p>0.384</text:p>
              </table:table-cell>
              <table:table-cell office:value-type="float" office:value="-13.28">
                <text:p>-13.28</text:p>
              </table:table-cell>
              <table:table-cell office:value-type="float" office:value="-23.3599999999999">
                <text:p>-23.3599999999999</text:p>
              </table:table-cell>
              <table:table-cell office:value-type="float" office:value="-27.27">
                <text:p>-27.27</text:p>
              </table:table-cell>
              <table:table-cell office:value-type="float" office:value="-20.83">
                <text:p>-20.8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3844">
                <text:p>0.3844</text:p>
              </table:table-cell>
              <table:table-cell office:value-type="float" office:value="-13.4500000000001">
                <text:p>-13.4500000000001</text:p>
              </table:table-cell>
              <table:table-cell office:value-type="float" office:value="-23.5799999999999">
                <text:p>-23.5799999999999</text:p>
              </table:table-cell>
              <table:table-cell office:value-type="float" office:value="-27.58">
                <text:p>-27.58</text:p>
              </table:table-cell>
              <table:table-cell office:value-type="float" office:value="-21.1600000000001">
                <text:p>-21.160000000000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3848">
                <text:p>0.3848</text:p>
              </table:table-cell>
              <table:table-cell office:value-type="float" office:value="-13.63">
                <text:p>-13.63</text:p>
              </table:table-cell>
              <table:table-cell office:value-type="float" office:value="-23.81">
                <text:p>-23.81</text:p>
              </table:table-cell>
              <table:table-cell office:value-type="float" office:value="-27.88">
                <text:p>-27.88</text:p>
              </table:table-cell>
              <table:table-cell office:value-type="float" office:value="-21.49">
                <text:p>-21.4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3852">
                <text:p>0.3852</text:p>
              </table:table-cell>
              <table:table-cell office:value-type="float" office:value="-13.8">
                <text:p>-13.8</text:p>
              </table:table-cell>
              <table:table-cell office:value-type="float" office:value="-24.02">
                <text:p>-24.02</text:p>
              </table:table-cell>
              <table:table-cell office:value-type="float" office:value="-28.1800000000001">
                <text:p>-28.1800000000001</text:p>
              </table:table-cell>
              <table:table-cell office:value-type="float" office:value="-21.81">
                <text:p>-21.8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3856">
                <text:p>0.3856</text:p>
              </table:table-cell>
              <table:table-cell office:value-type="float" office:value="-13.97">
                <text:p>-13.97</text:p>
              </table:table-cell>
              <table:table-cell office:value-type="float" office:value="-24.24">
                <text:p>-24.24</text:p>
              </table:table-cell>
              <table:table-cell office:value-type="float" office:value="-28.49">
                <text:p>-28.49</text:p>
              </table:table-cell>
              <table:table-cell office:value-type="float" office:value="-22.13">
                <text:p>-22.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86">
                <text:p>0.386</text:p>
              </table:table-cell>
              <table:table-cell office:value-type="float" office:value="-14.15">
                <text:p>-14.15</text:p>
              </table:table-cell>
              <table:table-cell office:value-type="float" office:value="-24.4700000000001">
                <text:p>-24.4700000000001</text:p>
              </table:table-cell>
              <table:table-cell office:value-type="float" office:value="-28.79">
                <text:p>-28.79</text:p>
              </table:table-cell>
              <table:table-cell office:value-type="float" office:value="-22.46">
                <text:p>-22.4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3864">
                <text:p>0.3864</text:p>
              </table:table-cell>
              <table:table-cell office:value-type="float" office:value="-14.33">
                <text:p>-14.33</text:p>
              </table:table-cell>
              <table:table-cell office:value-type="float" office:value="-24.68">
                <text:p>-24.68</text:p>
              </table:table-cell>
              <table:table-cell office:value-type="float" office:value="-29.1">
                <text:p>-29.1</text:p>
              </table:table-cell>
              <table:table-cell office:value-type="float" office:value="-22.79">
                <text:p>-22.7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3868">
                <text:p>0.3868</text:p>
              </table:table-cell>
              <table:table-cell office:value-type="float" office:value="-14.61">
                <text:p>-14.61</text:p>
              </table:table-cell>
              <table:table-cell office:value-type="float" office:value="-24.9">
                <text:p>-24.9</text:p>
              </table:table-cell>
              <table:table-cell office:value-type="float" office:value="-29.4">
                <text:p>-29.4</text:p>
              </table:table-cell>
              <table:table-cell office:value-type="float" office:value="-23.12">
                <text:p>-23.1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3872">
                <text:p>0.3872</text:p>
              </table:table-cell>
              <table:table-cell office:value-type="float" office:value="-15.12">
                <text:p>-15.12</text:p>
              </table:table-cell>
              <table:table-cell office:value-type="float" office:value="-25.1400000000001">
                <text:p>-25.1400000000001</text:p>
              </table:table-cell>
              <table:table-cell office:value-type="float" office:value="-29.7299999999999">
                <text:p>-29.7299999999999</text:p>
              </table:table-cell>
              <table:table-cell office:value-type="float" office:value="-23.4799999999999">
                <text:p>-23.479999999999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3876">
                <text:p>0.3876</text:p>
              </table:table-cell>
              <table:table-cell office:value-type="float" office:value="-15.63">
                <text:p>-15.63</text:p>
              </table:table-cell>
              <table:table-cell office:value-type="float" office:value="-25.3599999999999">
                <text:p>-25.3599999999999</text:p>
              </table:table-cell>
              <table:table-cell office:value-type="float" office:value="-30.06">
                <text:p>-30.06</text:p>
              </table:table-cell>
              <table:table-cell office:value-type="float" office:value="-23.84">
                <text:p>-23.8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388">
                <text:p>0.388</text:p>
              </table:table-cell>
              <table:table-cell office:value-type="float" office:value="-16.1399999999999">
                <text:p>-16.1399999999999</text:p>
              </table:table-cell>
              <table:table-cell office:value-type="float" office:value="-25.59">
                <text:p>-25.59</text:p>
              </table:table-cell>
              <table:table-cell office:value-type="float" office:value="-30.39">
                <text:p>-30.39</text:p>
              </table:table-cell>
              <table:table-cell office:value-type="float" office:value="-24.19">
                <text:p>-24.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3884">
                <text:p>0.3884</text:p>
              </table:table-cell>
              <table:table-cell office:value-type="float" office:value="-16.64">
                <text:p>-16.64</text:p>
              </table:table-cell>
              <table:table-cell office:value-type="float" office:value="-25.8200000000001">
                <text:p>-25.8200000000001</text:p>
              </table:table-cell>
              <table:table-cell office:value-type="float" office:value="-30.72">
                <text:p>-30.72</text:p>
              </table:table-cell>
              <table:table-cell office:value-type="float" office:value="-24.55">
                <text:p>-24.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3888">
                <text:p>0.3888</text:p>
              </table:table-cell>
              <table:table-cell office:value-type="float" office:value="-17.15">
                <text:p>-17.15</text:p>
              </table:table-cell>
              <table:table-cell office:value-type="float" office:value="-26.05">
                <text:p>-26.05</text:p>
              </table:table-cell>
              <table:table-cell office:value-type="float" office:value="-31.03">
                <text:p>-31.03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3892">
                <text:p>0.3892</text:p>
              </table:table-cell>
              <table:table-cell office:value-type="float" office:value="-17.66">
                <text:p>-17.66</text:p>
              </table:table-cell>
              <table:table-cell office:value-type="float" office:value="-26.2800000000001">
                <text:p>-26.2800000000001</text:p>
              </table:table-cell>
              <table:table-cell office:value-type="float" office:value="-31.3599999999999">
                <text:p>-31.3599999999999</text:p>
              </table:table-cell>
              <table:table-cell office:value-type="float" office:value="-25.2599999999999">
                <text:p>-25.259999999999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3896">
                <text:p>0.3896</text:p>
              </table:table-cell>
              <table:table-cell office:value-type="float" office:value="-18.17">
                <text:p>-18.17</text:p>
              </table:table-cell>
              <table:table-cell office:value-type="float" office:value="-26.5">
                <text:p>-26.5</text:p>
              </table:table-cell>
              <table:table-cell office:value-type="float" office:value="-31.69">
                <text:p>-31.69</text:p>
              </table:table-cell>
              <table:table-cell office:value-type="float" office:value="-25.62">
                <text:p>-25.6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39">
                <text:p>0.39</text:p>
              </table:table-cell>
              <table:table-cell office:value-type="float" office:value="-18.68">
                <text:p>-18.68</text:p>
              </table:table-cell>
              <table:table-cell office:value-type="float" office:value="-26.73">
                <text:p>-26.73</text:p>
              </table:table-cell>
              <table:table-cell office:value-type="float" office:value="-32.02">
                <text:p>-32.02</text:p>
              </table:table-cell>
              <table:table-cell office:value-type="float" office:value="-25.9800000000001">
                <text:p>-25.980000000000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3904">
                <text:p>0.3904</text:p>
              </table:table-cell>
              <table:table-cell office:value-type="float" office:value="-19.14">
                <text:p>-19.14</text:p>
              </table:table-cell>
              <table:table-cell office:value-type="float" office:value="-26.98">
                <text:p>-26.98</text:p>
              </table:table-cell>
              <table:table-cell office:value-type="float" office:value="-32.3800000000001">
                <text:p>-32.3800000000001</text:p>
              </table:table-cell>
              <table:table-cell office:value-type="float" office:value="-26.37">
                <text:p>-26.3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3908">
                <text:p>0.3908</text:p>
              </table:table-cell>
              <table:table-cell office:value-type="float" office:value="-19.6">
                <text:p>-19.6</text:p>
              </table:table-cell>
              <table:table-cell office:value-type="float" office:value="-27.23">
                <text:p>-27.23</text:p>
              </table:table-cell>
              <table:table-cell office:value-type="float" office:value="-32.7400000000001">
                <text:p>-32.7400000000001</text:p>
              </table:table-cell>
              <table:table-cell office:value-type="float" office:value="-26.76">
                <text:p>-26.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3912">
                <text:p>0.3912</text:p>
              </table:table-cell>
              <table:table-cell office:value-type="float" office:value="-20.05">
                <text:p>-20.05</text:p>
              </table:table-cell>
              <table:table-cell office:value-type="float" office:value="-27.49">
                <text:p>-27.49</text:p>
              </table:table-cell>
              <table:table-cell office:value-type="float" office:value="-33.1">
                <text:p>-33.1</text:p>
              </table:table-cell>
              <table:table-cell office:value-type="float" office:value="-27.15">
                <text:p>-27.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916">
                <text:p>0.3916</text:p>
              </table:table-cell>
              <table:table-cell office:value-type="float" office:value="-20.51">
                <text:p>-20.51</text:p>
              </table:table-cell>
              <table:table-cell office:value-type="float" office:value="-27.74">
                <text:p>-27.74</text:p>
              </table:table-cell>
              <table:table-cell office:value-type="float" office:value="-33.47">
                <text:p>-33.47</text:p>
              </table:table-cell>
              <table:table-cell office:value-type="float" office:value="-27.55">
                <text:p>-27.5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392">
                <text:p>0.392</text:p>
              </table:table-cell>
              <table:table-cell office:value-type="float" office:value="-20.9699999999999">
                <text:p>-20.9699999999999</text:p>
              </table:table-cell>
              <table:table-cell office:value-type="float" office:value="-27.99">
                <text:p>-27.99</text:p>
              </table:table-cell>
              <table:table-cell office:value-type="float" office:value="-33.8200000000001">
                <text:p>-33.8200000000001</text:p>
              </table:table-cell>
              <table:table-cell office:value-type="float" office:value="-27.94">
                <text:p>-27.9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3924">
                <text:p>0.3924</text:p>
              </table:table-cell>
              <table:table-cell office:value-type="float" office:value="-21.42">
                <text:p>-21.42</text:p>
              </table:table-cell>
              <table:table-cell office:value-type="float" office:value="-28.25">
                <text:p>-28.25</text:p>
              </table:table-cell>
              <table:table-cell office:value-type="float" office:value="-34.1899999999999">
                <text:p>-34.1899999999999</text:p>
              </table:table-cell>
              <table:table-cell office:value-type="float" office:value="-28.33">
                <text:p>-28.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3928">
                <text:p>0.3928</text:p>
              </table:table-cell>
              <table:table-cell office:value-type="float" office:value="-21.88">
                <text:p>-21.88</text:p>
              </table:table-cell>
              <table:table-cell office:value-type="float" office:value="-28.49">
                <text:p>-28.49</text:p>
              </table:table-cell>
              <table:table-cell office:value-type="float" office:value="-34.55">
                <text:p>-34.55</text:p>
              </table:table-cell>
              <table:table-cell office:value-type="float" office:value="-28.7299999999999">
                <text:p>-28.729999999999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3932">
                <text:p>0.3932</text:p>
              </table:table-cell>
              <table:table-cell office:value-type="float" office:value="-22.33">
                <text:p>-22.33</text:p>
              </table:table-cell>
              <table:table-cell office:value-type="float" office:value="-28.74">
                <text:p>-28.74</text:p>
              </table:table-cell>
              <table:table-cell office:value-type="float" office:value="-34.91">
                <text:p>-34.91</text:p>
              </table:table-cell>
              <table:table-cell office:value-type="float" office:value="-29.11">
                <text:p>-29.1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3936">
                <text:p>0.3936</text:p>
              </table:table-cell>
              <table:table-cell office:value-type="float" office:value="-23.08">
                <text:p>-23.08</text:p>
              </table:table-cell>
              <table:table-cell office:value-type="float" office:value="-28.9400000000001">
                <text:p>-28.9400000000001</text:p>
              </table:table-cell>
              <table:table-cell office:value-type="float" office:value="-35.26">
                <text:p>-35.26</text:p>
              </table:table-cell>
              <table:table-cell office:value-type="float" office:value="-29.5899999999999">
                <text:p>-29.589999999999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394">
                <text:p>0.394</text:p>
              </table:table-cell>
              <table:table-cell office:value-type="float" office:value="-23.96">
                <text:p>-23.96</text:p>
              </table:table-cell>
              <table:table-cell office:value-type="float" office:value="-29.11">
                <text:p>-29.11</text:p>
              </table:table-cell>
              <table:table-cell office:value-type="float" office:value="-35.63">
                <text:p>-35.63</text:p>
              </table:table-cell>
              <table:table-cell office:value-type="float" office:value="-30.12">
                <text:p>-30.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3944">
                <text:p>0.3944</text:p>
              </table:table-cell>
              <table:table-cell office:value-type="float" office:value="-24.84">
                <text:p>-24.84</text:p>
              </table:table-cell>
              <table:table-cell office:value-type="float" office:value="-29.27">
                <text:p>-29.27</text:p>
              </table:table-cell>
              <table:table-cell office:value-type="float" office:value="-35.98">
                <text:p>-35.98</text:p>
              </table:table-cell>
              <table:table-cell office:value-type="float" office:value="-30.64">
                <text:p>-30.6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948">
                <text:p>0.3948</text:p>
              </table:table-cell>
              <table:table-cell office:value-type="float" office:value="-25.7200000000001">
                <text:p>-25.7200000000001</text:p>
              </table:table-cell>
              <table:table-cell office:value-type="float" office:value="-29.44">
                <text:p>-29.44</text:p>
              </table:table-cell>
              <table:table-cell office:value-type="float" office:value="-36.35">
                <text:p>-36.35</text:p>
              </table:table-cell>
              <table:table-cell office:value-type="float" office:value="-31.1699999999999">
                <text:p>-31.169999999999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3952">
                <text:p>0.3952</text:p>
              </table:table-cell>
              <table:table-cell office:value-type="float" office:value="-26.6">
                <text:p>-26.6</text:p>
              </table:table-cell>
              <table:table-cell office:value-type="float" office:value="-29.6">
                <text:p>-29.6</text:p>
              </table:table-cell>
              <table:table-cell office:value-type="float" office:value="-36.7">
                <text:p>-36.7</text:p>
              </table:table-cell>
              <table:table-cell office:value-type="float" office:value="-31.69">
                <text:p>-31.6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3956">
                <text:p>0.3956</text:p>
              </table:table-cell>
              <table:table-cell office:value-type="float" office:value="-27.4800000000001">
                <text:p>-27.4800000000001</text:p>
              </table:table-cell>
              <table:table-cell office:value-type="float" office:value="-29.7700000000001">
                <text:p>-29.7700000000001</text:p>
              </table:table-cell>
              <table:table-cell office:value-type="float" office:value="-37.06">
                <text:p>-37.06</text:p>
              </table:table-cell>
              <table:table-cell office:value-type="float" office:value="-32.22">
                <text:p>-32.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396">
                <text:p>0.396</text:p>
              </table:table-cell>
              <table:table-cell office:value-type="float" office:value="-28.3600000000001">
                <text:p>-28.3600000000001</text:p>
              </table:table-cell>
              <table:table-cell office:value-type="float" office:value="-29.93">
                <text:p>-29.93</text:p>
              </table:table-cell>
              <table:table-cell office:value-type="float" office:value="-37.42">
                <text:p>-37.42</text:p>
              </table:table-cell>
              <table:table-cell office:value-type="float" office:value="-32.74">
                <text:p>-32.7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3964">
                <text:p>0.3964</text:p>
              </table:table-cell>
              <table:table-cell office:value-type="float" office:value="-29.25">
                <text:p>-29.25</text:p>
              </table:table-cell>
              <table:table-cell office:value-type="float" office:value="-30.1">
                <text:p>-30.1</text:p>
              </table:table-cell>
              <table:table-cell office:value-type="float" office:value="-37.78">
                <text:p>-37.78</text:p>
              </table:table-cell>
              <table:table-cell office:value-type="float" office:value="-33.27">
                <text:p>-33.2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3968">
                <text:p>0.3968</text:p>
              </table:table-cell>
              <table:table-cell office:value-type="float" office:value="-30.2">
                <text:p>-30.2</text:p>
              </table:table-cell>
              <table:table-cell office:value-type="float" office:value="-30.37">
                <text:p>-30.37</text:p>
              </table:table-cell>
              <table:table-cell office:value-type="float" office:value="-38.35">
                <text:p>-38.35</text:p>
              </table:table-cell>
              <table:table-cell office:value-type="float" office:value="-34.06">
                <text:p>-34.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3972">
                <text:p>0.3972</text:p>
              </table:table-cell>
              <table:table-cell office:value-type="float" office:value="-31.3099999999999">
                <text:p>-31.3099999999999</text:p>
              </table:table-cell>
              <table:table-cell office:value-type="float" office:value="-30.88">
                <text:p>-30.88</text:p>
              </table:table-cell>
              <table:table-cell office:value-type="float" office:value="-39.35">
                <text:p>-39.35</text:p>
              </table:table-cell>
              <table:table-cell office:value-type="float" office:value="-35.39">
                <text:p>-35.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3976">
                <text:p>0.3976</text:p>
              </table:table-cell>
              <table:table-cell office:value-type="float" office:value="-32.4100000000001">
                <text:p>-32.4100000000001</text:p>
              </table:table-cell>
              <table:table-cell office:value-type="float" office:value="-31.37">
                <text:p>-31.37</text:p>
              </table:table-cell>
              <table:table-cell office:value-type="float" office:value="-40.35">
                <text:p>-40.35</text:p>
              </table:table-cell>
              <table:table-cell office:value-type="float" office:value="-36.74">
                <text:p>-36.7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398">
                <text:p>0.398</text:p>
              </table:table-cell>
              <table:table-cell office:value-type="float" office:value="-33.52">
                <text:p>-33.52</text:p>
              </table:table-cell>
              <table:table-cell office:value-type="float" office:value="-31.86">
                <text:p>-31.86</text:p>
              </table:table-cell>
              <table:table-cell office:value-type="float" office:value="-41.35">
                <text:p>-41.35</text:p>
              </table:table-cell>
              <table:table-cell office:value-type="float" office:value="-38.0699999999999">
                <text:p>-38.069999999999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3984">
                <text:p>0.3984</text:p>
              </table:table-cell>
              <table:table-cell office:value-type="float" office:value="-34.6299999999999">
                <text:p>-34.6299999999999</text:p>
              </table:table-cell>
              <table:table-cell office:value-type="float" office:value="-32.3599999999999">
                <text:p>-32.3599999999999</text:p>
              </table:table-cell>
              <table:table-cell office:value-type="float" office:value="-42.34">
                <text:p>-42.34</text:p>
              </table:table-cell>
              <table:table-cell office:value-type="float" office:value="-39.41">
                <text:p>-39.4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3988">
                <text:p>0.3988</text:p>
              </table:table-cell>
              <table:table-cell office:value-type="float" office:value="-35.73">
                <text:p>-35.73</text:p>
              </table:table-cell>
              <table:table-cell office:value-type="float" office:value="-32.85">
                <text:p>-32.85</text:p>
              </table:table-cell>
              <table:table-cell office:value-type="float" office:value="-43.35">
                <text:p>-43.35</text:p>
              </table:table-cell>
              <table:table-cell office:value-type="float" office:value="-40.75">
                <text:p>-40.7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3992">
                <text:p>0.3992</text:p>
              </table:table-cell>
              <table:table-cell office:value-type="float" office:value="-36.84">
                <text:p>-36.84</text:p>
              </table:table-cell>
              <table:table-cell office:value-type="float" office:value="-33.35">
                <text:p>-33.35</text:p>
              </table:table-cell>
              <table:table-cell office:value-type="float" office:value="-44.3399999999999">
                <text:p>-44.3399999999999</text:p>
              </table:table-cell>
              <table:table-cell office:value-type="float" office:value="-42.09">
                <text:p>-42.0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996">
                <text:p>0.3996</text:p>
              </table:table-cell>
              <table:table-cell office:value-type="float" office:value="-37.9499999999999">
                <text:p>-37.9499999999999</text:p>
              </table:table-cell>
              <table:table-cell office:value-type="float" office:value="-33.85">
                <text:p>-33.85</text:p>
              </table:table-cell>
              <table:table-cell office:value-type="float" office:value="-45.3399999999999">
                <text:p>-45.3399999999999</text:p>
              </table:table-cell>
              <table:table-cell office:value-type="float" office:value="-43.42">
                <text:p>-43.4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4">
                <text:p>0.4</text:p>
              </table:table-cell>
              <table:table-cell office:value-type="float" office:value="-39.07">
                <text:p>-39.07</text:p>
              </table:table-cell>
              <table:table-cell office:value-type="float" office:value="-34.3399999999999">
                <text:p>-34.3399999999999</text:p>
              </table:table-cell>
              <table:table-cell office:value-type="float" office:value="-46.3399999999999">
                <text:p>-46.3399999999999</text:p>
              </table:table-cell>
              <table:table-cell office:value-type="float" office:value="-44.77">
                <text:p>-44.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349cm" svg:y="0.338cm" chart:style-name="ch2">
          <text:p>Total pressure drop (inlet-outlet)</text:p>
        </chart:title>
        <chart:plot-area chart:style-name="ch3" table:cell-range-address="Sheet1.B4:Sheet1.B13 Sheet1.F4:Sheet1.F13" chart:data-source-has-labels="row" svg:x="1.263cm" svg:y="1.242cm" svg:width="13.674cm" svg:height="7.787cm">
          <chartooo:coordinate-region svg:x="2.07cm" svg:y="1.403cm" svg:width="12.68cm" svg:height="7.059cm"/>
          <chart:axis chart:dimension="x" chart:name="primary-x" chart:style-name="ch4">
            <chart:title svg:x="6.204cm" svg:y="9.232cm" chart:style-name="ch5">
              <text:p>Turbolent intensity at inlet</text:p>
            </chart:title>
          </chart:axis>
          <chart:axis chart:dimension="y" chart:name="primary-y" chart:style-name="ch4">
            <chart:title svg:x="0.451cm" svg:y="6.555cm" chart:style-name="ch6">
              <text:p>Total Pressure [Pa]</text:p>
            </chart:title>
            <chart:grid chart:style-name="ch7" chart:class="major"/>
          </chart:axis>
          <chart:series chart:style-name="ch8" chart:values-cell-range-address="Sheet1.F4:Sheet1.F13" chart:label-cell-address="Sheet1.F4:Sheet1.F4" chart:class="chart:scatter">
            <chart:domain table:cell-range-address="Sheet1.B4:Sheet1.B13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drop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4:Sheet1.B13</svg:desc>
                </draw:g>
              </table:table-cell>
              <table:table-cell office:value-type="float" office:value="NaN">
                <text:p>NaN</text:p>
                <draw:g>
                  <svg:desc>Sheet1.F4:Sheet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4.0268">
                <text:p>174.0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7.9212">
                <text:p>167.9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2.971">
                <text:p>162.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3.3094">
                <text:p>163.3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65.253">
                <text:p>165.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7.0527">
                <text:p>167.0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9.624">
                <text:p>169.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71.0142">
                <text:p>171.0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73.3148">
                <text:p>173.31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